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2.24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2.0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/>
    </style:style>
    <style:style style:name="ce2" style:family="table-cell" style:parent-style-name="Default">
      <style:table-cell-properties fo:background-color="#ffccff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visibility="collapse" table:default-cell-style-name="ce2"/>
        <table:table-column table:style-name="co4" table:default-cell-style-name="ce1"/>
        <table:table-column table:style-name="co4" table:visibility="collapse" table:default-cell-style-name="ce2"/>
        <table:table-column table:style-name="co5" table:default-cell-style-name="ce1"/>
        <table:table-column table:style-name="co4" table:visibility="collapse" table:default-cell-style-name="ce2"/>
        <table:table-column table:style-name="co4" table:default-cell-style-name="Default"/>
        <table:table-column table:style-name="co4" table:visibility="collapse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_x</text:p>
          </table:table-cell>
          <table:table-cell office:value-type="string" calcext:value-type="string">
            <text:p>s_y</text:p>
          </table:table-cell>
          <table:table-cell office:value-type="string" calcext:value-type="string">
            <text:p>p_x</text:p>
          </table:table-cell>
          <table:table-cell office:value-type="string" calcext:value-type="string">
            <text:p>p_y</text:p>
          </table:table-cell>
          <table:table-cell office:value-type="string" calcext:value-type="string">
            <text:p>v_x</text:p>
          </table:table-cell>
          <table:table-cell office:value-type="string" calcext:value-type="string">
            <text:p>v_y</text:p>
          </table:table-cell>
          <table:table-cell table:number-columns-repeated="2"/>
        </table:table-row>
        <table:table-row table:style-name="ro1">
          <table:table-cell office:value-type="float" office:value="1527146712.50211" calcext:value-type="float">
            <text:p>1527146712.50211</text:p>
          </table:table-cell>
          <table:table-cell office:value-type="string" calcext:value-type="string">
            <text:p>TOC_x</text:p>
          </table:table-cell>
          <table:table-cell office:value-type="float" office:value="303.468811" calcext:value-type="float">
            <text:p>303.468811</text:p>
          </table:table-cell>
          <table:table-cell office:value-type="float" office:value="0.003656" calcext:value-type="float">
            <text:p>0.003656</text:p>
          </table:table-cell>
          <table:table-cell office:value-type="float" office:value="1.005111" calcext:value-type="float">
            <text:p>1.005111</text:p>
          </table:table-cell>
          <table:table-cell office:value-type="float" office:value="0.002203" calcext:value-type="float">
            <text:p>0.002203</text:p>
          </table:table-cell>
          <table:table-cell office:value-type="float" office:value="10.28894" calcext:value-type="float">
            <text:p>10.28894</text:p>
          </table:table-cell>
          <table:table-cell office:value-type="float" office:value="0.022549" calcext:value-type="float">
            <text:p>0.0225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</table:table-row>
        <table:table-row table:style-name="ro1" table:visibility="filter">
          <table:table-cell office:value-type="float" office:value="1527146712.50217" calcext:value-type="float">
            <text:p>1527146712.50217</text:p>
          </table:table-cell>
          <table:table-cell office:value-type="string" calcext:value-type="string">
            <text:p>PID_y</text:p>
          </table:table-cell>
          <table:table-cell office:value-type="float" office:value="303.468811" calcext:value-type="float">
            <text:p>303.468811</text:p>
          </table:table-cell>
          <table:table-cell office:value-type="float" office:value="0.003656" calcext:value-type="float">
            <text:p>0.003656</text:p>
          </table:table-cell>
          <table:table-cell office:value-type="float" office:value="1.005111" calcext:value-type="float">
            <text:p>1.005111</text:p>
          </table:table-cell>
          <table:table-cell office:value-type="float" office:value="0.002203" calcext:value-type="float">
            <text:p>0.002203</text:p>
          </table:table-cell>
          <table:table-cell office:value-type="float" office:value="10.28894" calcext:value-type="float">
            <text:p>10.28894</text:p>
          </table:table-cell>
          <table:table-cell office:value-type="float" office:value="0.022549" calcext:value-type="float">
            <text:p>0.0225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</table:table-row>
        <table:table-row table:style-name="ro1">
          <table:table-cell office:value-type="float" office:value="1527146712.52266" calcext:value-type="float">
            <text:p>1527146712.52266</text:p>
          </table:table-cell>
          <table:table-cell office:value-type="string" calcext:value-type="string">
            <text:p>TOC_x</text:p>
          </table:table-cell>
          <table:table-cell office:value-type="float" office:value="303.81839" calcext:value-type="float">
            <text:p>303.81839</text:p>
          </table:table-cell>
          <table:table-cell office:value-type="float" office:value="0.003138" calcext:value-type="float">
            <text:p>0.003138</text:p>
          </table:table-cell>
          <table:table-cell office:value-type="float" office:value="1.005721" calcext:value-type="float">
            <text:p>1.005721</text:p>
          </table:table-cell>
          <table:table-cell office:value-type="float" office:value="0.001966" calcext:value-type="float">
            <text:p>0.001966</text:p>
          </table:table-cell>
          <table:table-cell office:value-type="float" office:value="10.294874" calcext:value-type="float">
            <text:p>10.294874</text:p>
          </table:table-cell>
          <table:table-cell office:value-type="float" office:value="0.020252" calcext:value-type="float">
            <text:p>0.020252</text:p>
          </table:table-cell>
          <table:table-cell office:value-type="float" office:value="1.005111" calcext:value-type="float">
            <text:p>1.005111</text:p>
          </table:table-cell>
          <table:table-cell office:value-type="string" calcext:value-type="string">
            <text:p>0.002203</text:p>
          </table:table-cell>
        </table:table-row>
        <table:table-row table:style-name="ro1" table:visibility="filter">
          <table:table-cell office:value-type="float" office:value="1527146712.52273" calcext:value-type="float">
            <text:p>1527146712.52273</text:p>
          </table:table-cell>
          <table:table-cell office:value-type="string" calcext:value-type="string">
            <text:p>PID_y</text:p>
          </table:table-cell>
          <table:table-cell office:value-type="float" office:value="303.81839" calcext:value-type="float">
            <text:p>303.81839</text:p>
          </table:table-cell>
          <table:table-cell office:value-type="float" office:value="0.003138" calcext:value-type="float">
            <text:p>0.003138</text:p>
          </table:table-cell>
          <table:table-cell office:value-type="float" office:value="1.005721" calcext:value-type="float">
            <text:p>1.005721</text:p>
          </table:table-cell>
          <table:table-cell office:value-type="float" office:value="0.001966" calcext:value-type="float">
            <text:p>0.001966</text:p>
          </table:table-cell>
          <table:table-cell office:value-type="float" office:value="10.294874" calcext:value-type="float">
            <text:p>10.294874</text:p>
          </table:table-cell>
          <table:table-cell office:value-type="float" office:value="0.020252" calcext:value-type="float">
            <text:p>0.020252</text:p>
          </table:table-cell>
          <table:table-cell office:value-type="float" office:value="1.005111" calcext:value-type="float">
            <text:p>1.005111</text:p>
          </table:table-cell>
          <table:table-cell office:value-type="string" calcext:value-type="string">
            <text:p>0.002203</text:p>
          </table:table-cell>
        </table:table-row>
        <table:table-row table:style-name="ro1">
          <table:table-cell office:value-type="float" office:value="1527146712.54212" calcext:value-type="float">
            <text:p>1527146712.54212</text:p>
          </table:table-cell>
          <table:table-cell office:value-type="string" calcext:value-type="string">
            <text:p>TOC_x</text:p>
          </table:table-cell>
          <table:table-cell office:value-type="float" office:value="303.859314" calcext:value-type="float">
            <text:p>303.859314</text:p>
          </table:table-cell>
          <table:table-cell office:value-type="float" office:value="0.004768" calcext:value-type="float">
            <text:p>0.004768</text:p>
          </table:table-cell>
          <table:table-cell office:value-type="float" office:value="1.005788" calcext:value-type="float">
            <text:p>1.005788</text:p>
          </table:table-cell>
          <table:table-cell office:value-type="float" office:value="0.002647" calcext:value-type="float">
            <text:p>0.002647</text:p>
          </table:table-cell>
          <table:table-cell office:value-type="float" office:value="10.295568" calcext:value-type="float">
            <text:p>10.295568</text:p>
          </table:table-cell>
          <table:table-cell office:value-type="float" office:value="0.027246" calcext:value-type="float">
            <text:p>0.027246</text:p>
          </table:table-cell>
          <table:table-cell office:value-type="float" office:value="1.005721" calcext:value-type="float">
            <text:p>1.005721</text:p>
          </table:table-cell>
          <table:table-cell office:value-type="string" calcext:value-type="string">
            <text:p>0.001966</text:p>
          </table:table-cell>
        </table:table-row>
        <table:table-row table:style-name="ro1" table:visibility="filter">
          <table:table-cell office:value-type="float" office:value="1527146712.54218" calcext:value-type="float">
            <text:p>1527146712.54218</text:p>
          </table:table-cell>
          <table:table-cell office:value-type="string" calcext:value-type="string">
            <text:p>PID_y</text:p>
          </table:table-cell>
          <table:table-cell office:value-type="float" office:value="303.859314" calcext:value-type="float">
            <text:p>303.859314</text:p>
          </table:table-cell>
          <table:table-cell office:value-type="float" office:value="0.004768" calcext:value-type="float">
            <text:p>0.004768</text:p>
          </table:table-cell>
          <table:table-cell office:value-type="float" office:value="1.005788" calcext:value-type="float">
            <text:p>1.005788</text:p>
          </table:table-cell>
          <table:table-cell office:value-type="float" office:value="0.002647" calcext:value-type="float">
            <text:p>0.002647</text:p>
          </table:table-cell>
          <table:table-cell office:value-type="float" office:value="10.295568" calcext:value-type="float">
            <text:p>10.295568</text:p>
          </table:table-cell>
          <table:table-cell office:value-type="float" office:value="0.027246" calcext:value-type="float">
            <text:p>0.027246</text:p>
          </table:table-cell>
          <table:table-cell office:value-type="float" office:value="1.005721" calcext:value-type="float">
            <text:p>1.005721</text:p>
          </table:table-cell>
          <table:table-cell office:value-type="string" calcext:value-type="string">
            <text:p>0.001966</text:p>
          </table:table-cell>
        </table:table-row>
        <table:table-row table:style-name="ro1">
          <table:table-cell office:value-type="float" office:value="1527146712.56267" calcext:value-type="float">
            <text:p>1527146712.56267</text:p>
          </table:table-cell>
          <table:table-cell office:value-type="string" calcext:value-type="string">
            <text:p>TOC_x</text:p>
          </table:table-cell>
          <table:table-cell office:value-type="float" office:value="303.877167" calcext:value-type="float">
            <text:p>303.877167</text:p>
          </table:table-cell>
          <table:table-cell office:value-type="float" office:value="0.032821" calcext:value-type="float">
            <text:p>0.032821</text:p>
          </table:table-cell>
          <table:table-cell office:value-type="float" office:value="1.005819" calcext:value-type="float">
            <text:p>1.005819</text:p>
          </table:table-cell>
          <table:table-cell office:value-type="float" office:value="0.009193" calcext:value-type="float">
            <text:p>0.009193</text:p>
          </table:table-cell>
          <table:table-cell office:value-type="float" office:value="10.295872" calcext:value-type="float">
            <text:p>10.295872</text:p>
          </table:table-cell>
          <table:table-cell office:value-type="float" office:value="0.090937" calcext:value-type="float">
            <text:p>0.090937</text:p>
          </table:table-cell>
          <table:table-cell office:value-type="float" office:value="1.005788" calcext:value-type="float">
            <text:p>1.005788</text:p>
          </table:table-cell>
          <table:table-cell office:value-type="string" calcext:value-type="string">
            <text:p>0.002647</text:p>
          </table:table-cell>
        </table:table-row>
        <table:table-row table:style-name="ro1" table:visibility="filter">
          <table:table-cell office:value-type="float" office:value="1527146712.56273" calcext:value-type="float">
            <text:p>1527146712.56273</text:p>
          </table:table-cell>
          <table:table-cell office:value-type="string" calcext:value-type="string">
            <text:p>PID_y</text:p>
          </table:table-cell>
          <table:table-cell office:value-type="float" office:value="303.877167" calcext:value-type="float">
            <text:p>303.877167</text:p>
          </table:table-cell>
          <table:table-cell office:value-type="float" office:value="0.032821" calcext:value-type="float">
            <text:p>0.032821</text:p>
          </table:table-cell>
          <table:table-cell office:value-type="float" office:value="1.005819" calcext:value-type="float">
            <text:p>1.005819</text:p>
          </table:table-cell>
          <table:table-cell office:value-type="float" office:value="0.009193" calcext:value-type="float">
            <text:p>0.009193</text:p>
          </table:table-cell>
          <table:table-cell office:value-type="float" office:value="10.295872" calcext:value-type="float">
            <text:p>10.295872</text:p>
          </table:table-cell>
          <table:table-cell office:value-type="float" office:value="0.090937" calcext:value-type="float">
            <text:p>0.090937</text:p>
          </table:table-cell>
          <table:table-cell office:value-type="float" office:value="1.005788" calcext:value-type="float">
            <text:p>1.005788</text:p>
          </table:table-cell>
          <table:table-cell office:value-type="string" calcext:value-type="string">
            <text:p>0.002647</text:p>
          </table:table-cell>
        </table:table-row>
        <table:table-row table:style-name="ro1">
          <table:table-cell office:value-type="float" office:value="1527146712.58217" calcext:value-type="float">
            <text:p>1527146712.58217</text:p>
          </table:table-cell>
          <table:table-cell office:value-type="string" calcext:value-type="string">
            <text:p>TOC_x</text:p>
          </table:table-cell>
          <table:table-cell office:value-type="float" office:value="303.916168" calcext:value-type="float">
            <text:p>303.916168</text:p>
          </table:table-cell>
          <table:table-cell office:value-type="float" office:value="0.014008" calcext:value-type="float">
            <text:p>0.014008</text:p>
          </table:table-cell>
          <table:table-cell office:value-type="float" office:value="1.005884" calcext:value-type="float">
            <text:p>1.005884</text:p>
          </table:table-cell>
          <table:table-cell office:value-type="float" office:value="0.005612" calcext:value-type="float">
            <text:p>0.005612</text:p>
          </table:table-cell>
          <table:table-cell office:value-type="float" office:value="10.296534" calcext:value-type="float">
            <text:p>10.296534</text:p>
          </table:table-cell>
          <table:table-cell office:value-type="float" office:value="0.054207" calcext:value-type="float">
            <text:p>0.054207</text:p>
          </table:table-cell>
          <table:table-cell office:value-type="float" office:value="1.005819" calcext:value-type="float">
            <text:p>1.005819</text:p>
          </table:table-cell>
          <table:table-cell office:value-type="string" calcext:value-type="string">
            <text:p>0.009193</text:p>
          </table:table-cell>
        </table:table-row>
        <table:table-row table:style-name="ro1" table:visibility="filter">
          <table:table-cell office:value-type="float" office:value="1527146712.58222" calcext:value-type="float">
            <text:p>1527146712.58222</text:p>
          </table:table-cell>
          <table:table-cell office:value-type="string" calcext:value-type="string">
            <text:p>PID_y</text:p>
          </table:table-cell>
          <table:table-cell office:value-type="float" office:value="303.916168" calcext:value-type="float">
            <text:p>303.916168</text:p>
          </table:table-cell>
          <table:table-cell office:value-type="float" office:value="0.014008" calcext:value-type="float">
            <text:p>0.014008</text:p>
          </table:table-cell>
          <table:table-cell office:value-type="float" office:value="1.005884" calcext:value-type="float">
            <text:p>1.005884</text:p>
          </table:table-cell>
          <table:table-cell office:value-type="float" office:value="0.005612" calcext:value-type="float">
            <text:p>0.005612</text:p>
          </table:table-cell>
          <table:table-cell office:value-type="float" office:value="10.296534" calcext:value-type="float">
            <text:p>10.296534</text:p>
          </table:table-cell>
          <table:table-cell office:value-type="float" office:value="0.054207" calcext:value-type="float">
            <text:p>0.054207</text:p>
          </table:table-cell>
          <table:table-cell office:value-type="float" office:value="1.005819" calcext:value-type="float">
            <text:p>1.005819</text:p>
          </table:table-cell>
          <table:table-cell office:value-type="string" calcext:value-type="string">
            <text:p>0.009193</text:p>
          </table:table-cell>
        </table:table-row>
        <table:table-row table:style-name="ro1">
          <table:table-cell office:value-type="float" office:value="1527146712.60283" calcext:value-type="float">
            <text:p>1527146712.60283</text:p>
          </table:table-cell>
          <table:table-cell office:value-type="string" calcext:value-type="string">
            <text:p>TOC_x</text:p>
          </table:table-cell>
          <table:table-cell office:value-type="float" office:value="304.216095" calcext:value-type="float">
            <text:p>304.216095</text:p>
          </table:table-cell>
          <table:table-cell office:value-type="float" office:value="0.015453" calcext:value-type="float">
            <text:p>0.015453</text:p>
          </table:table-cell>
          <table:table-cell office:value-type="float" office:value="1.00641" calcext:value-type="float">
            <text:p>1.00641</text:p>
          </table:table-cell>
          <table:table-cell office:value-type="float" office:value="0.005965" calcext:value-type="float">
            <text:p>0.005965</text:p>
          </table:table-cell>
          <table:table-cell office:value-type="float" office:value="10.30162" calcext:value-type="float">
            <text:p>10.30162</text:p>
          </table:table-cell>
          <table:table-cell office:value-type="float" office:value="0.057624" calcext:value-type="float">
            <text:p>0.057624</text:p>
          </table:table-cell>
          <table:table-cell office:value-type="float" office:value="1.005884" calcext:value-type="float">
            <text:p>1.005884</text:p>
          </table:table-cell>
          <table:table-cell office:value-type="string" calcext:value-type="string">
            <text:p>0.005612</text:p>
          </table:table-cell>
        </table:table-row>
        <table:table-row table:style-name="ro1" table:visibility="filter">
          <table:table-cell office:value-type="float" office:value="1527146712.60289" calcext:value-type="float">
            <text:p>1527146712.60289</text:p>
          </table:table-cell>
          <table:table-cell office:value-type="string" calcext:value-type="string">
            <text:p>PID_y</text:p>
          </table:table-cell>
          <table:table-cell office:value-type="float" office:value="304.216095" calcext:value-type="float">
            <text:p>304.216095</text:p>
          </table:table-cell>
          <table:table-cell office:value-type="float" office:value="0.015453" calcext:value-type="float">
            <text:p>0.015453</text:p>
          </table:table-cell>
          <table:table-cell office:value-type="float" office:value="1.00641" calcext:value-type="float">
            <text:p>1.00641</text:p>
          </table:table-cell>
          <table:table-cell office:value-type="float" office:value="0.005965" calcext:value-type="float">
            <text:p>0.005965</text:p>
          </table:table-cell>
          <table:table-cell office:value-type="float" office:value="10.30162" calcext:value-type="float">
            <text:p>10.30162</text:p>
          </table:table-cell>
          <table:table-cell office:value-type="float" office:value="0.057624" calcext:value-type="float">
            <text:p>0.057624</text:p>
          </table:table-cell>
          <table:table-cell office:value-type="float" office:value="1.005884" calcext:value-type="float">
            <text:p>1.005884</text:p>
          </table:table-cell>
          <table:table-cell office:value-type="string" calcext:value-type="string">
            <text:p>0.005612</text:p>
          </table:table-cell>
        </table:table-row>
        <table:table-row table:style-name="ro1">
          <table:table-cell office:value-type="float" office:value="1527146712.62236" calcext:value-type="float">
            <text:p>1527146712.62236</text:p>
          </table:table-cell>
          <table:table-cell office:value-type="string" calcext:value-type="string">
            <text:p>TOC_x</text:p>
          </table:table-cell>
          <table:table-cell office:value-type="float" office:value="304.284973" calcext:value-type="float">
            <text:p>304.284973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1.006523" calcext:value-type="float">
            <text:p>1.006523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10.302789" calcext:value-type="float">
            <text:p>10.302789</text:p>
          </table:table-cell>
          <table:table-cell office:value-type="float" office:value="-0.002639" calcext:value-type="float">
            <text:p>-0.002639</text:p>
          </table:table-cell>
          <table:table-cell office:value-type="float" office:value="1.00641" calcext:value-type="float">
            <text:p>1.00641</text:p>
          </table:table-cell>
          <table:table-cell office:value-type="string" calcext:value-type="string">
            <text:p>0.005965</text:p>
          </table:table-cell>
        </table:table-row>
        <table:table-row table:style-name="ro1" table:visibility="filter">
          <table:table-cell office:value-type="float" office:value="1527146712.62241" calcext:value-type="float">
            <text:p>1527146712.62241</text:p>
          </table:table-cell>
          <table:table-cell office:value-type="string" calcext:value-type="string">
            <text:p>PID_y</text:p>
          </table:table-cell>
          <table:table-cell office:value-type="float" office:value="304.284973" calcext:value-type="float">
            <text:p>304.284973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1.006523" calcext:value-type="float">
            <text:p>1.006523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10.302789" calcext:value-type="float">
            <text:p>10.302789</text:p>
          </table:table-cell>
          <table:table-cell office:value-type="float" office:value="-0.002639" calcext:value-type="float">
            <text:p>-0.002639</text:p>
          </table:table-cell>
          <table:table-cell office:value-type="float" office:value="1.00641" calcext:value-type="float">
            <text:p>1.00641</text:p>
          </table:table-cell>
          <table:table-cell office:value-type="string" calcext:value-type="string">
            <text:p>0.005965</text:p>
          </table:table-cell>
        </table:table-row>
        <table:table-row table:style-name="ro1">
          <table:table-cell office:value-type="float" office:value="1527146712.64295" calcext:value-type="float">
            <text:p>1527146712.64295</text:p>
          </table:table-cell>
          <table:table-cell office:value-type="string" calcext:value-type="string">
            <text:p>TOC_x</text:p>
          </table:table-cell>
          <table:table-cell office:value-type="float" office:value="303.830811" calcext:value-type="float">
            <text:p>303.830811</text:p>
          </table:table-cell>
          <table:table-cell office:value-type="float" office:value="-0.009735" calcext:value-type="float">
            <text:p>-0.009735</text:p>
          </table:table-cell>
          <table:table-cell office:value-type="float" office:value="1.005729" calcext:value-type="float">
            <text:p>1.005729</text:p>
          </table:table-cell>
          <table:table-cell office:value-type="float" office:value="-0.004184" calcext:value-type="float">
            <text:p>-0.004184</text:p>
          </table:table-cell>
          <table:table-cell office:value-type="float" office:value="10.295085" calcext:value-type="float">
            <text:p>10.295085</text:p>
          </table:table-cell>
          <table:table-cell office:value-type="float" office:value="-0.044081" calcext:value-type="float">
            <text:p>-0.044081</text:p>
          </table:table-cell>
          <table:table-cell office:value-type="float" office:value="1.006523" calcext:value-type="float">
            <text:p>1.006523</text:p>
          </table:table-cell>
          <table:table-cell office:value-type="string" calcext:value-type="string">
            <text:p>0.000090</text:p>
          </table:table-cell>
        </table:table-row>
        <table:table-row table:style-name="ro1" table:visibility="filter">
          <table:table-cell office:value-type="float" office:value="1527146712.64301" calcext:value-type="float">
            <text:p>1527146712.64301</text:p>
          </table:table-cell>
          <table:table-cell office:value-type="string" calcext:value-type="string">
            <text:p>PID_y</text:p>
          </table:table-cell>
          <table:table-cell office:value-type="float" office:value="303.830811" calcext:value-type="float">
            <text:p>303.830811</text:p>
          </table:table-cell>
          <table:table-cell office:value-type="float" office:value="-0.009735" calcext:value-type="float">
            <text:p>-0.009735</text:p>
          </table:table-cell>
          <table:table-cell office:value-type="float" office:value="1.005729" calcext:value-type="float">
            <text:p>1.005729</text:p>
          </table:table-cell>
          <table:table-cell office:value-type="float" office:value="-0.004184" calcext:value-type="float">
            <text:p>-0.004184</text:p>
          </table:table-cell>
          <table:table-cell office:value-type="float" office:value="10.295085" calcext:value-type="float">
            <text:p>10.295085</text:p>
          </table:table-cell>
          <table:table-cell office:value-type="float" office:value="-0.044081" calcext:value-type="float">
            <text:p>-0.044081</text:p>
          </table:table-cell>
          <table:table-cell office:value-type="float" office:value="1.006523" calcext:value-type="float">
            <text:p>1.006523</text:p>
          </table:table-cell>
          <table:table-cell office:value-type="string" calcext:value-type="string">
            <text:p>0.000090</text:p>
          </table:table-cell>
        </table:table-row>
        <table:table-row table:style-name="ro1">
          <table:table-cell office:value-type="float" office:value="1527146712.66239" calcext:value-type="float">
            <text:p>1527146712.66239</text:p>
          </table:table-cell>
          <table:table-cell office:value-type="string" calcext:value-type="string">
            <text:p>TOC_x</text:p>
          </table:table-cell>
          <table:table-cell office:value-type="float" office:value="302.904877" calcext:value-type="float">
            <text:p>302.904877</text:p>
          </table:table-cell>
          <table:table-cell office:value-type="float" office:value="-0.017658" calcext:value-type="float">
            <text:p>-0.017658</text:p>
          </table:table-cell>
          <table:table-cell office:value-type="float" office:value="1.004204" calcext:value-type="float">
            <text:p>1.004204</text:p>
          </table:table-cell>
          <table:table-cell office:value-type="float" office:value="-0.006082" calcext:value-type="float">
            <text:p>-0.006082</text:p>
          </table:table-cell>
          <table:table-cell office:value-type="float" office:value="10.27936" calcext:value-type="float">
            <text:p>10.27936</text:p>
          </table:table-cell>
          <table:table-cell office:value-type="float" office:value="-0.063652" calcext:value-type="float">
            <text:p>-0.063652</text:p>
          </table:table-cell>
          <table:table-cell office:value-type="float" office:value="1.005729" calcext:value-type="float">
            <text:p>1.005729</text:p>
          </table:table-cell>
          <table:table-cell office:value-type="string" calcext:value-type="string">
            <text:p>-0.004184</text:p>
          </table:table-cell>
        </table:table-row>
        <table:table-row table:style-name="ro1" table:visibility="filter">
          <table:table-cell office:value-type="float" office:value="1527146712.66245" calcext:value-type="float">
            <text:p>1527146712.66245</text:p>
          </table:table-cell>
          <table:table-cell office:value-type="string" calcext:value-type="string">
            <text:p>PID_y</text:p>
          </table:table-cell>
          <table:table-cell office:value-type="float" office:value="302.904877" calcext:value-type="float">
            <text:p>302.904877</text:p>
          </table:table-cell>
          <table:table-cell office:value-type="float" office:value="-0.017658" calcext:value-type="float">
            <text:p>-0.017658</text:p>
          </table:table-cell>
          <table:table-cell office:value-type="float" office:value="1.004204" calcext:value-type="float">
            <text:p>1.004204</text:p>
          </table:table-cell>
          <table:table-cell office:value-type="float" office:value="-0.006082" calcext:value-type="float">
            <text:p>-0.006082</text:p>
          </table:table-cell>
          <table:table-cell office:value-type="float" office:value="10.27936" calcext:value-type="float">
            <text:p>10.27936</text:p>
          </table:table-cell>
          <table:table-cell office:value-type="float" office:value="-0.063652" calcext:value-type="float">
            <text:p>-0.063652</text:p>
          </table:table-cell>
          <table:table-cell office:value-type="float" office:value="1.005729" calcext:value-type="float">
            <text:p>1.005729</text:p>
          </table:table-cell>
          <table:table-cell office:value-type="string" calcext:value-type="string">
            <text:p>-0.004184</text:p>
          </table:table-cell>
        </table:table-row>
        <table:table-row table:style-name="ro1">
          <table:table-cell office:value-type="float" office:value="1527146712.68176" calcext:value-type="float">
            <text:p>1527146712.68176</text:p>
          </table:table-cell>
          <table:table-cell office:value-type="string" calcext:value-type="string">
            <text:p>TOC_x</text:p>
          </table:table-cell>
          <table:table-cell office:value-type="float" office:value="301.849121" calcext:value-type="float">
            <text:p>301.849121</text:p>
          </table:table-cell>
          <table:table-cell office:value-type="float" office:value="-0.024918" calcext:value-type="float">
            <text:p>-0.024918</text:p>
          </table:table-cell>
          <table:table-cell office:value-type="float" office:value="1.002461" calcext:value-type="float">
            <text:p>1.002461</text:p>
          </table:table-cell>
          <table:table-cell office:value-type="float" office:value="-0.007485" calcext:value-type="float">
            <text:p>-0.007485</text:p>
          </table:table-cell>
          <table:table-cell office:value-type="float" office:value="10.2614" calcext:value-type="float">
            <text:p>10.2614</text:p>
          </table:table-cell>
          <table:table-cell office:value-type="float" office:value="-0.078112" calcext:value-type="float">
            <text:p>-0.078112</text:p>
          </table:table-cell>
          <table:table-cell office:value-type="float" office:value="1.004204" calcext:value-type="float">
            <text:p>1.004204</text:p>
          </table:table-cell>
          <table:table-cell office:value-type="string" calcext:value-type="string">
            <text:p>-0.006082</text:p>
          </table:table-cell>
        </table:table-row>
        <table:table-row table:style-name="ro1" table:visibility="filter">
          <table:table-cell office:value-type="float" office:value="1527146712.68182" calcext:value-type="float">
            <text:p>1527146712.68182</text:p>
          </table:table-cell>
          <table:table-cell office:value-type="string" calcext:value-type="string">
            <text:p>PID_y</text:p>
          </table:table-cell>
          <table:table-cell office:value-type="float" office:value="301.849121" calcext:value-type="float">
            <text:p>301.849121</text:p>
          </table:table-cell>
          <table:table-cell office:value-type="float" office:value="-0.024918" calcext:value-type="float">
            <text:p>-0.024918</text:p>
          </table:table-cell>
          <table:table-cell office:value-type="float" office:value="1.002461" calcext:value-type="float">
            <text:p>1.002461</text:p>
          </table:table-cell>
          <table:table-cell office:value-type="float" office:value="-0.007485" calcext:value-type="float">
            <text:p>-0.007485</text:p>
          </table:table-cell>
          <table:table-cell office:value-type="float" office:value="10.2614" calcext:value-type="float">
            <text:p>10.2614</text:p>
          </table:table-cell>
          <table:table-cell office:value-type="float" office:value="-0.078112" calcext:value-type="float">
            <text:p>-0.078112</text:p>
          </table:table-cell>
          <table:table-cell office:value-type="float" office:value="1.004204" calcext:value-type="float">
            <text:p>1.004204</text:p>
          </table:table-cell>
          <table:table-cell office:value-type="string" calcext:value-type="string">
            <text:p>-0.006082</text:p>
          </table:table-cell>
        </table:table-row>
        <table:table-row table:style-name="ro1">
          <table:table-cell office:value-type="float" office:value="1527146712.70228" calcext:value-type="float">
            <text:p>1527146712.70228</text:p>
          </table:table-cell>
          <table:table-cell office:value-type="string" calcext:value-type="string">
            <text:p>TOC_x</text:p>
          </table:table-cell>
          <table:table-cell office:value-type="float" office:value="299.792145" calcext:value-type="float">
            <text:p>299.792145</text:p>
          </table:table-cell>
          <table:table-cell office:value-type="float" office:value="-0.026313" calcext:value-type="float">
            <text:p>-0.026313</text:p>
          </table:table-cell>
          <table:table-cell office:value-type="float" office:value="0.998862" calcext:value-type="float">
            <text:p>0.998862</text:p>
          </table:table-cell>
          <table:table-cell office:value-type="float" office:value="-0.007742" calcext:value-type="float">
            <text:p>-0.007742</text:p>
          </table:table-cell>
          <table:table-cell office:value-type="float" office:value="10.226321" calcext:value-type="float">
            <text:p>10.226321</text:p>
          </table:table-cell>
          <table:table-cell office:value-type="float" office:value="-0.080621" calcext:value-type="float">
            <text:p>-0.080621</text:p>
          </table:table-cell>
          <table:table-cell office:value-type="float" office:value="1.002461" calcext:value-type="float">
            <text:p>1.002461</text:p>
          </table:table-cell>
          <table:table-cell office:value-type="string" calcext:value-type="string">
            <text:p>-0.007485</text:p>
          </table:table-cell>
        </table:table-row>
        <table:table-row table:style-name="ro1" table:visibility="filter">
          <table:table-cell office:value-type="float" office:value="1527146712.70236" calcext:value-type="float">
            <text:p>1527146712.70236</text:p>
          </table:table-cell>
          <table:table-cell office:value-type="string" calcext:value-type="string">
            <text:p>PID_y</text:p>
          </table:table-cell>
          <table:table-cell office:value-type="float" office:value="299.792145" calcext:value-type="float">
            <text:p>299.792145</text:p>
          </table:table-cell>
          <table:table-cell office:value-type="float" office:value="-0.026313" calcext:value-type="float">
            <text:p>-0.026313</text:p>
          </table:table-cell>
          <table:table-cell office:value-type="float" office:value="0.998862" calcext:value-type="float">
            <text:p>0.998862</text:p>
          </table:table-cell>
          <table:table-cell office:value-type="float" office:value="-0.007742" calcext:value-type="float">
            <text:p>-0.007742</text:p>
          </table:table-cell>
          <table:table-cell office:value-type="float" office:value="10.226321" calcext:value-type="float">
            <text:p>10.226321</text:p>
          </table:table-cell>
          <table:table-cell office:value-type="float" office:value="-0.080621" calcext:value-type="float">
            <text:p>-0.080621</text:p>
          </table:table-cell>
          <table:table-cell office:value-type="float" office:value="1.002461" calcext:value-type="float">
            <text:p>1.002461</text:p>
          </table:table-cell>
          <table:table-cell office:value-type="string" calcext:value-type="string">
            <text:p>-0.007485</text:p>
          </table:table-cell>
        </table:table-row>
        <table:table-row table:style-name="ro1">
          <table:table-cell office:value-type="float" office:value="1527146712.72279" calcext:value-type="float">
            <text:p>1527146712.72279</text:p>
          </table:table-cell>
          <table:table-cell office:value-type="string" calcext:value-type="string">
            <text:p>TOC_x</text:p>
          </table:table-cell>
          <table:table-cell office:value-type="float" office:value="298.3815" calcext:value-type="float">
            <text:p>298.3815</text:p>
          </table:table-cell>
          <table:table-cell office:value-type="float" office:value="-0.042753" calcext:value-type="float">
            <text:p>-0.042753</text:p>
          </table:table-cell>
          <table:table-cell office:value-type="float" office:value="0.996388" calcext:value-type="float">
            <text:p>0.996388</text:p>
          </table:table-cell>
          <table:table-cell office:value-type="float" office:value="-0.010388" calcext:value-type="float">
            <text:p>-0.010388</text:p>
          </table:table-cell>
          <table:table-cell office:value-type="float" office:value="10.202195" calcext:value-type="float">
            <text:p>10.202195</text:p>
          </table:table-cell>
          <table:table-cell office:value-type="float" office:value="-0.106432" calcext:value-type="float">
            <text:p>-0.106432</text:p>
          </table:table-cell>
          <table:table-cell office:value-type="float" office:value="0.998862" calcext:value-type="float">
            <text:p>0.998862</text:p>
          </table:table-cell>
          <table:table-cell office:value-type="string" calcext:value-type="string">
            <text:p>-0.007742</text:p>
          </table:table-cell>
        </table:table-row>
        <table:table-row table:style-name="ro1" table:visibility="filter">
          <table:table-cell office:value-type="float" office:value="1527146712.72284" calcext:value-type="float">
            <text:p>1527146712.72284</text:p>
          </table:table-cell>
          <table:table-cell office:value-type="string" calcext:value-type="string">
            <text:p>PID_y</text:p>
          </table:table-cell>
          <table:table-cell office:value-type="float" office:value="298.3815" calcext:value-type="float">
            <text:p>298.3815</text:p>
          </table:table-cell>
          <table:table-cell office:value-type="float" office:value="-0.042753" calcext:value-type="float">
            <text:p>-0.042753</text:p>
          </table:table-cell>
          <table:table-cell office:value-type="float" office:value="0.996388" calcext:value-type="float">
            <text:p>0.996388</text:p>
          </table:table-cell>
          <table:table-cell office:value-type="float" office:value="-0.010388" calcext:value-type="float">
            <text:p>-0.010388</text:p>
          </table:table-cell>
          <table:table-cell office:value-type="float" office:value="10.202195" calcext:value-type="float">
            <text:p>10.202195</text:p>
          </table:table-cell>
          <table:table-cell office:value-type="float" office:value="-0.106432" calcext:value-type="float">
            <text:p>-0.106432</text:p>
          </table:table-cell>
          <table:table-cell office:value-type="float" office:value="0.998862" calcext:value-type="float">
            <text:p>0.998862</text:p>
          </table:table-cell>
          <table:table-cell office:value-type="string" calcext:value-type="string">
            <text:p>-0.007742</text:p>
          </table:table-cell>
        </table:table-row>
        <table:table-row table:style-name="ro1">
          <table:table-cell office:value-type="float" office:value="1527146712.74225" calcext:value-type="float">
            <text:p>1527146712.74225</text:p>
          </table:table-cell>
          <table:table-cell office:value-type="string" calcext:value-type="string">
            <text:p>TOC_x</text:p>
          </table:table-cell>
          <table:table-cell office:value-type="float" office:value="297.698334" calcext:value-type="float">
            <text:p>297.698334</text:p>
          </table:table-cell>
          <table:table-cell office:value-type="float" office:value="-0.069318" calcext:value-type="float">
            <text:p>-0.069318</text:p>
          </table:table-cell>
          <table:table-cell office:value-type="float" office:value="0.99525" calcext:value-type="float">
            <text:p>0.99525</text:p>
          </table:table-cell>
          <table:table-cell office:value-type="float" office:value="-0.013616" calcext:value-type="float">
            <text:p>-0.013616</text:p>
          </table:table-cell>
          <table:table-cell office:value-type="float" office:value="10.19049" calcext:value-type="float">
            <text:p>10.19049</text:p>
          </table:table-cell>
          <table:table-cell office:value-type="float" office:value="-0.139627" calcext:value-type="float">
            <text:p>-0.139627</text:p>
          </table:table-cell>
          <table:table-cell office:value-type="float" office:value="0.996388" calcext:value-type="float">
            <text:p>0.996388</text:p>
          </table:table-cell>
          <table:table-cell office:value-type="string" calcext:value-type="string">
            <text:p>-0.010388</text:p>
          </table:table-cell>
        </table:table-row>
        <table:table-row table:style-name="ro1" table:visibility="filter">
          <table:table-cell office:value-type="float" office:value="1527146712.74234" calcext:value-type="float">
            <text:p>1527146712.74234</text:p>
          </table:table-cell>
          <table:table-cell office:value-type="string" calcext:value-type="string">
            <text:p>PID_y</text:p>
          </table:table-cell>
          <table:table-cell office:value-type="float" office:value="297.698334" calcext:value-type="float">
            <text:p>297.698334</text:p>
          </table:table-cell>
          <table:table-cell office:value-type="float" office:value="-0.069318" calcext:value-type="float">
            <text:p>-0.069318</text:p>
          </table:table-cell>
          <table:table-cell office:value-type="float" office:value="0.99525" calcext:value-type="float">
            <text:p>0.99525</text:p>
          </table:table-cell>
          <table:table-cell office:value-type="float" office:value="-0.013616" calcext:value-type="float">
            <text:p>-0.013616</text:p>
          </table:table-cell>
          <table:table-cell office:value-type="float" office:value="10.19049" calcext:value-type="float">
            <text:p>10.19049</text:p>
          </table:table-cell>
          <table:table-cell office:value-type="float" office:value="-0.139627" calcext:value-type="float">
            <text:p>-0.139627</text:p>
          </table:table-cell>
          <table:table-cell office:value-type="float" office:value="0.996388" calcext:value-type="float">
            <text:p>0.996388</text:p>
          </table:table-cell>
          <table:table-cell office:value-type="string" calcext:value-type="string">
            <text:p>-0.010388</text:p>
          </table:table-cell>
        </table:table-row>
        <table:table-row table:style-name="ro1">
          <table:table-cell office:value-type="float" office:value="1527146712.76286" calcext:value-type="float">
            <text:p>1527146712.76286</text:p>
          </table:table-cell>
          <table:table-cell office:value-type="string" calcext:value-type="string">
            <text:p>TOC_x</text:p>
          </table:table-cell>
          <table:table-cell office:value-type="float" office:value="294.116577" calcext:value-type="float">
            <text:p>294.116577</text:p>
          </table:table-cell>
          <table:table-cell office:value-type="float" office:value="-0.102135" calcext:value-type="float">
            <text:p>-0.102135</text:p>
          </table:table-cell>
          <table:table-cell office:value-type="float" office:value="0.988897" calcext:value-type="float">
            <text:p>0.988897</text:p>
          </table:table-cell>
          <table:table-cell office:value-type="float" office:value="-0.017018" calcext:value-type="float">
            <text:p>-0.017018</text:p>
          </table:table-cell>
          <table:table-cell office:value-type="float" office:value="10.128903" calcext:value-type="float">
            <text:p>10.128903</text:p>
          </table:table-cell>
          <table:table-cell office:value-type="float" office:value="-0.172601" calcext:value-type="float">
            <text:p>-0.172601</text:p>
          </table:table-cell>
          <table:table-cell office:value-type="float" office:value="0.99525" calcext:value-type="float">
            <text:p>0.99525</text:p>
          </table:table-cell>
          <table:table-cell office:value-type="string" calcext:value-type="string">
            <text:p>-0.013616</text:p>
          </table:table-cell>
        </table:table-row>
        <table:table-row table:style-name="ro1" table:visibility="filter">
          <table:table-cell office:value-type="float" office:value="1527146712.76297" calcext:value-type="float">
            <text:p>1527146712.76297</text:p>
          </table:table-cell>
          <table:table-cell office:value-type="string" calcext:value-type="string">
            <text:p>PID_y</text:p>
          </table:table-cell>
          <table:table-cell office:value-type="float" office:value="294.116577" calcext:value-type="float">
            <text:p>294.116577</text:p>
          </table:table-cell>
          <table:table-cell office:value-type="float" office:value="-0.102135" calcext:value-type="float">
            <text:p>-0.102135</text:p>
          </table:table-cell>
          <table:table-cell office:value-type="float" office:value="0.988897" calcext:value-type="float">
            <text:p>0.988897</text:p>
          </table:table-cell>
          <table:table-cell office:value-type="float" office:value="-0.017018" calcext:value-type="float">
            <text:p>-0.017018</text:p>
          </table:table-cell>
          <table:table-cell office:value-type="float" office:value="10.128903" calcext:value-type="float">
            <text:p>10.128903</text:p>
          </table:table-cell>
          <table:table-cell office:value-type="float" office:value="-0.172601" calcext:value-type="float">
            <text:p>-0.172601</text:p>
          </table:table-cell>
          <table:table-cell office:value-type="float" office:value="0.99525" calcext:value-type="float">
            <text:p>0.99525</text:p>
          </table:table-cell>
          <table:table-cell office:value-type="string" calcext:value-type="string">
            <text:p>-0.013616</text:p>
          </table:table-cell>
        </table:table-row>
        <table:table-row table:style-name="ro1">
          <table:table-cell office:value-type="float" office:value="1527146712.78258" calcext:value-type="float">
            <text:p>1527146712.78258</text:p>
          </table:table-cell>
          <table:table-cell office:value-type="string" calcext:value-type="string">
            <text:p>TOC_x</text:p>
          </table:table-cell>
          <table:table-cell office:value-type="float" office:value="291.99884" calcext:value-type="float">
            <text:p>291.99884</text:p>
          </table:table-cell>
          <table:table-cell office:value-type="float" office:value="-0.09182" calcext:value-type="float">
            <text:p>-0.09182</text:p>
          </table:table-cell>
          <table:table-cell office:value-type="float" office:value="0.985291" calcext:value-type="float">
            <text:p>0.985291</text:p>
          </table:table-cell>
          <table:table-cell office:value-type="float" office:value="-0.016056" calcext:value-type="float">
            <text:p>-0.016056</text:p>
          </table:table-cell>
          <table:table-cell office:value-type="float" office:value="10.092311" calcext:value-type="float">
            <text:p>10.092311</text:p>
          </table:table-cell>
          <table:table-cell office:value-type="float" office:value="-0.162841" calcext:value-type="float">
            <text:p>-0.162841</text:p>
          </table:table-cell>
          <table:table-cell office:value-type="float" office:value="0.988897" calcext:value-type="float">
            <text:p>0.988897</text:p>
          </table:table-cell>
          <table:table-cell office:value-type="string" calcext:value-type="string">
            <text:p>-0.017018</text:p>
          </table:table-cell>
        </table:table-row>
        <table:table-row table:style-name="ro1" table:visibility="filter">
          <table:table-cell office:value-type="float" office:value="1527146712.78263" calcext:value-type="float">
            <text:p>1527146712.78263</text:p>
          </table:table-cell>
          <table:table-cell office:value-type="string" calcext:value-type="string">
            <text:p>PID_y</text:p>
          </table:table-cell>
          <table:table-cell office:value-type="float" office:value="291.99884" calcext:value-type="float">
            <text:p>291.99884</text:p>
          </table:table-cell>
          <table:table-cell office:value-type="float" office:value="-0.09182" calcext:value-type="float">
            <text:p>-0.09182</text:p>
          </table:table-cell>
          <table:table-cell office:value-type="float" office:value="0.985291" calcext:value-type="float">
            <text:p>0.985291</text:p>
          </table:table-cell>
          <table:table-cell office:value-type="float" office:value="-0.016056" calcext:value-type="float">
            <text:p>-0.016056</text:p>
          </table:table-cell>
          <table:table-cell office:value-type="float" office:value="10.092311" calcext:value-type="float">
            <text:p>10.092311</text:p>
          </table:table-cell>
          <table:table-cell office:value-type="float" office:value="-0.162841" calcext:value-type="float">
            <text:p>-0.162841</text:p>
          </table:table-cell>
          <table:table-cell office:value-type="float" office:value="0.988897" calcext:value-type="float">
            <text:p>0.988897</text:p>
          </table:table-cell>
          <table:table-cell office:value-type="string" calcext:value-type="string">
            <text:p>-0.017018</text:p>
          </table:table-cell>
        </table:table-row>
        <table:table-row table:style-name="ro1">
          <table:table-cell office:value-type="float" office:value="1527146712.80216" calcext:value-type="float">
            <text:p>1527146712.80216</text:p>
          </table:table-cell>
          <table:table-cell office:value-type="string" calcext:value-type="string">
            <text:p>TOC_x</text:p>
          </table:table-cell>
          <table:table-cell office:value-type="float" office:value="288.797882" calcext:value-type="float">
            <text:p>288.797882</text:p>
          </table:table-cell>
          <table:table-cell office:value-type="float" office:value="-0.050807" calcext:value-type="float">
            <text:p>-0.050807</text:p>
          </table:table-cell>
          <table:table-cell office:value-type="float" office:value="0.979848" calcext:value-type="float">
            <text:p>0.979848</text:p>
          </table:table-cell>
          <table:table-cell office:value-type="float" office:value="-0.011582" calcext:value-type="float">
            <text:p>-0.011582</text:p>
          </table:table-cell>
          <table:table-cell office:value-type="float" office:value="10.036748" calcext:value-type="float">
            <text:p>10.036748</text:p>
          </table:table-cell>
          <table:table-cell office:value-type="float" office:value="-0.11717" calcext:value-type="float">
            <text:p>-0.11717</text:p>
          </table:table-cell>
          <table:table-cell office:value-type="float" office:value="0.985291" calcext:value-type="float">
            <text:p>0.985291</text:p>
          </table:table-cell>
          <table:table-cell office:value-type="string" calcext:value-type="string">
            <text:p>-0.016056</text:p>
          </table:table-cell>
        </table:table-row>
        <table:table-row table:style-name="ro1" table:visibility="filter">
          <table:table-cell office:value-type="float" office:value="1527146712.80222" calcext:value-type="float">
            <text:p>1527146712.80222</text:p>
          </table:table-cell>
          <table:table-cell office:value-type="string" calcext:value-type="string">
            <text:p>PID_y</text:p>
          </table:table-cell>
          <table:table-cell office:value-type="float" office:value="288.797882" calcext:value-type="float">
            <text:p>288.797882</text:p>
          </table:table-cell>
          <table:table-cell office:value-type="float" office:value="-0.050807" calcext:value-type="float">
            <text:p>-0.050807</text:p>
          </table:table-cell>
          <table:table-cell office:value-type="float" office:value="0.979848" calcext:value-type="float">
            <text:p>0.979848</text:p>
          </table:table-cell>
          <table:table-cell office:value-type="float" office:value="-0.011582" calcext:value-type="float">
            <text:p>-0.011582</text:p>
          </table:table-cell>
          <table:table-cell office:value-type="float" office:value="10.036748" calcext:value-type="float">
            <text:p>10.036748</text:p>
          </table:table-cell>
          <table:table-cell office:value-type="float" office:value="-0.11717" calcext:value-type="float">
            <text:p>-0.11717</text:p>
          </table:table-cell>
          <table:table-cell office:value-type="float" office:value="0.985291" calcext:value-type="float">
            <text:p>0.985291</text:p>
          </table:table-cell>
          <table:table-cell office:value-type="string" calcext:value-type="string">
            <text:p>-0.016056</text:p>
          </table:table-cell>
        </table:table-row>
        <table:table-row table:style-name="ro1">
          <table:table-cell office:value-type="float" office:value="1527146712.82272" calcext:value-type="float">
            <text:p>1527146712.82272</text:p>
          </table:table-cell>
          <table:table-cell office:value-type="string" calcext:value-type="string">
            <text:p>TOC_x</text:p>
          </table:table-cell>
          <table:table-cell office:value-type="float" office:value="286.574371" calcext:value-type="float">
            <text:p>286.574371</text:p>
          </table:table-cell>
          <table:table-cell office:value-type="float" office:value="-0.108352" calcext:value-type="float">
            <text:p>-0.108352</text:p>
          </table:table-cell>
          <table:table-cell office:value-type="float" office:value="0.975863" calcext:value-type="float">
            <text:p>0.975863</text:p>
          </table:table-cell>
          <table:table-cell office:value-type="float" office:value="-0.017833" calcext:value-type="float">
            <text:p>-0.017833</text:p>
          </table:table-cell>
          <table:table-cell office:value-type="float" office:value="9.997973" calcext:value-type="float">
            <text:p>9.997973</text:p>
          </table:table-cell>
          <table:table-cell office:value-type="float" office:value="-0.177994" calcext:value-type="float">
            <text:p>-0.177994</text:p>
          </table:table-cell>
          <table:table-cell office:value-type="float" office:value="0.979848" calcext:value-type="float">
            <text:p>0.979848</text:p>
          </table:table-cell>
          <table:table-cell office:value-type="string" calcext:value-type="string">
            <text:p>-0.011582</text:p>
          </table:table-cell>
        </table:table-row>
        <table:table-row table:style-name="ro1" table:visibility="filter">
          <table:table-cell office:value-type="float" office:value="1527146712.82277" calcext:value-type="float">
            <text:p>1527146712.82277</text:p>
          </table:table-cell>
          <table:table-cell office:value-type="string" calcext:value-type="string">
            <text:p>PID_y</text:p>
          </table:table-cell>
          <table:table-cell office:value-type="float" office:value="286.574371" calcext:value-type="float">
            <text:p>286.574371</text:p>
          </table:table-cell>
          <table:table-cell office:value-type="float" office:value="-0.108352" calcext:value-type="float">
            <text:p>-0.108352</text:p>
          </table:table-cell>
          <table:table-cell office:value-type="float" office:value="0.975863" calcext:value-type="float">
            <text:p>0.975863</text:p>
          </table:table-cell>
          <table:table-cell office:value-type="float" office:value="-0.017833" calcext:value-type="float">
            <text:p>-0.017833</text:p>
          </table:table-cell>
          <table:table-cell office:value-type="float" office:value="9.997973" calcext:value-type="float">
            <text:p>9.997973</text:p>
          </table:table-cell>
          <table:table-cell office:value-type="float" office:value="-0.177994" calcext:value-type="float">
            <text:p>-0.177994</text:p>
          </table:table-cell>
          <table:table-cell office:value-type="float" office:value="0.979848" calcext:value-type="float">
            <text:p>0.979848</text:p>
          </table:table-cell>
          <table:table-cell office:value-type="string" calcext:value-type="string">
            <text:p>-0.011582</text:p>
          </table:table-cell>
        </table:table-row>
        <table:table-row table:style-name="ro1">
          <table:table-cell office:value-type="float" office:value="1527146712.84227" calcext:value-type="float">
            <text:p>1527146712.84227</text:p>
          </table:table-cell>
          <table:table-cell office:value-type="string" calcext:value-type="string">
            <text:p>TOC_x</text:p>
          </table:table-cell>
          <table:table-cell office:value-type="float" office:value="285.395538" calcext:value-type="float">
            <text:p>285.395538</text:p>
          </table:table-cell>
          <table:table-cell office:value-type="float" office:value="-0.097855" calcext:value-type="float">
            <text:p>-0.097855</text:p>
          </table:table-cell>
          <table:table-cell office:value-type="float" office:value="0.973847" calcext:value-type="float">
            <text:p>0.973847</text:p>
          </table:table-cell>
          <table:table-cell office:value-type="float" office:value="-0.016889" calcext:value-type="float">
            <text:p>-0.016889</text:p>
          </table:table-cell>
          <table:table-cell office:value-type="float" office:value="9.977354" calcext:value-type="float">
            <text:p>9.977354</text:p>
          </table:table-cell>
          <table:table-cell office:value-type="float" office:value="-0.168339" calcext:value-type="float">
            <text:p>-0.168339</text:p>
          </table:table-cell>
          <table:table-cell office:value-type="float" office:value="0.975863" calcext:value-type="float">
            <text:p>0.975863</text:p>
          </table:table-cell>
          <table:table-cell office:value-type="string" calcext:value-type="string">
            <text:p>-0.017833</text:p>
          </table:table-cell>
        </table:table-row>
        <table:table-row table:style-name="ro1" table:visibility="filter">
          <table:table-cell office:value-type="float" office:value="1527146712.84235" calcext:value-type="float">
            <text:p>1527146712.84235</text:p>
          </table:table-cell>
          <table:table-cell office:value-type="string" calcext:value-type="string">
            <text:p>PID_y</text:p>
          </table:table-cell>
          <table:table-cell office:value-type="float" office:value="285.395538" calcext:value-type="float">
            <text:p>285.395538</text:p>
          </table:table-cell>
          <table:table-cell office:value-type="float" office:value="-0.097855" calcext:value-type="float">
            <text:p>-0.097855</text:p>
          </table:table-cell>
          <table:table-cell office:value-type="float" office:value="0.973847" calcext:value-type="float">
            <text:p>0.973847</text:p>
          </table:table-cell>
          <table:table-cell office:value-type="float" office:value="-0.016889" calcext:value-type="float">
            <text:p>-0.016889</text:p>
          </table:table-cell>
          <table:table-cell office:value-type="float" office:value="9.977354" calcext:value-type="float">
            <text:p>9.977354</text:p>
          </table:table-cell>
          <table:table-cell office:value-type="float" office:value="-0.168339" calcext:value-type="float">
            <text:p>-0.168339</text:p>
          </table:table-cell>
          <table:table-cell office:value-type="float" office:value="0.975863" calcext:value-type="float">
            <text:p>0.975863</text:p>
          </table:table-cell>
          <table:table-cell office:value-type="string" calcext:value-type="string">
            <text:p>-0.017833</text:p>
          </table:table-cell>
        </table:table-row>
        <table:table-row table:style-name="ro1">
          <table:table-cell office:value-type="float" office:value="1527146712.86274" calcext:value-type="float">
            <text:p>1527146712.86274</text:p>
          </table:table-cell>
          <table:table-cell office:value-type="string" calcext:value-type="string">
            <text:p>TOC_x</text:p>
          </table:table-cell>
          <table:table-cell office:value-type="float" office:value="280.71524" calcext:value-type="float">
            <text:p>280.71524</text:p>
          </table:table-cell>
          <table:table-cell office:value-type="float" office:value="-0.139038" calcext:value-type="float">
            <text:p>-0.139038</text:p>
          </table:table-cell>
          <table:table-cell office:value-type="float" office:value="0.965427" calcext:value-type="float">
            <text:p>0.965427</text:p>
          </table:table-cell>
          <table:table-cell office:value-type="float" office:value="-0.020506" calcext:value-type="float">
            <text:p>-0.020506</text:p>
          </table:table-cell>
          <table:table-cell office:value-type="float" office:value="9.895071" calcext:value-type="float">
            <text:p>9.895071</text:p>
          </table:table-cell>
          <table:table-cell office:value-type="float" office:value="-0.203682" calcext:value-type="float">
            <text:p>-0.203682</text:p>
          </table:table-cell>
          <table:table-cell office:value-type="float" office:value="0.973847" calcext:value-type="float">
            <text:p>0.973847</text:p>
          </table:table-cell>
          <table:table-cell office:value-type="string" calcext:value-type="string">
            <text:p>-0.016889</text:p>
          </table:table-cell>
        </table:table-row>
        <table:table-row table:style-name="ro1" table:visibility="filter">
          <table:table-cell office:value-type="float" office:value="1527146712.8628" calcext:value-type="float">
            <text:p>1527146712.8628</text:p>
          </table:table-cell>
          <table:table-cell office:value-type="string" calcext:value-type="string">
            <text:p>PID_y</text:p>
          </table:table-cell>
          <table:table-cell office:value-type="float" office:value="280.71524" calcext:value-type="float">
            <text:p>280.71524</text:p>
          </table:table-cell>
          <table:table-cell office:value-type="float" office:value="-0.139038" calcext:value-type="float">
            <text:p>-0.139038</text:p>
          </table:table-cell>
          <table:table-cell office:value-type="float" office:value="0.965427" calcext:value-type="float">
            <text:p>0.965427</text:p>
          </table:table-cell>
          <table:table-cell office:value-type="float" office:value="-0.020506" calcext:value-type="float">
            <text:p>-0.020506</text:p>
          </table:table-cell>
          <table:table-cell office:value-type="float" office:value="9.895071" calcext:value-type="float">
            <text:p>9.895071</text:p>
          </table:table-cell>
          <table:table-cell office:value-type="float" office:value="-0.203682" calcext:value-type="float">
            <text:p>-0.203682</text:p>
          </table:table-cell>
          <table:table-cell office:value-type="float" office:value="0.973847" calcext:value-type="float">
            <text:p>0.973847</text:p>
          </table:table-cell>
          <table:table-cell office:value-type="string" calcext:value-type="string">
            <text:p>-0.016889</text:p>
          </table:table-cell>
        </table:table-row>
        <table:table-row table:style-name="ro1">
          <table:table-cell office:value-type="float" office:value="1527146712.88229" calcext:value-type="float">
            <text:p>1527146712.88229</text:p>
          </table:table-cell>
          <table:table-cell office:value-type="string" calcext:value-type="string">
            <text:p>TOC_x</text:p>
          </table:table-cell>
          <table:table-cell office:value-type="float" office:value="277.631165" calcext:value-type="float">
            <text:p>277.631165</text:p>
          </table:table-cell>
          <table:table-cell office:value-type="float" office:value="-0.13577" calcext:value-type="float">
            <text:p>-0.13577</text:p>
          </table:table-cell>
          <table:table-cell office:value-type="float" office:value="0.960092" calcext:value-type="float">
            <text:p>0.960092</text:p>
          </table:table-cell>
          <table:table-cell office:value-type="float" office:value="-0.020251" calcext:value-type="float">
            <text:p>-0.020251</text:p>
          </table:table-cell>
          <table:table-cell office:value-type="float" office:value="9.840471" calcext:value-type="float">
            <text:p>9.840471</text:p>
          </table:table-cell>
          <table:table-cell office:value-type="float" office:value="-0.201076" calcext:value-type="float">
            <text:p>-0.201076</text:p>
          </table:table-cell>
          <table:table-cell office:value-type="float" office:value="0.965427" calcext:value-type="float">
            <text:p>0.965427</text:p>
          </table:table-cell>
          <table:table-cell office:value-type="string" calcext:value-type="string">
            <text:p>-0.020506</text:p>
          </table:table-cell>
        </table:table-row>
        <table:table-row table:style-name="ro1" table:visibility="filter">
          <table:table-cell office:value-type="float" office:value="1527146712.88237" calcext:value-type="float">
            <text:p>1527146712.88237</text:p>
          </table:table-cell>
          <table:table-cell office:value-type="string" calcext:value-type="string">
            <text:p>PID_y</text:p>
          </table:table-cell>
          <table:table-cell office:value-type="float" office:value="277.631165" calcext:value-type="float">
            <text:p>277.631165</text:p>
          </table:table-cell>
          <table:table-cell office:value-type="float" office:value="-0.13577" calcext:value-type="float">
            <text:p>-0.13577</text:p>
          </table:table-cell>
          <table:table-cell office:value-type="float" office:value="0.960092" calcext:value-type="float">
            <text:p>0.960092</text:p>
          </table:table-cell>
          <table:table-cell office:value-type="float" office:value="-0.020251" calcext:value-type="float">
            <text:p>-0.020251</text:p>
          </table:table-cell>
          <table:table-cell office:value-type="float" office:value="9.840471" calcext:value-type="float">
            <text:p>9.840471</text:p>
          </table:table-cell>
          <table:table-cell office:value-type="float" office:value="-0.201076" calcext:value-type="float">
            <text:p>-0.201076</text:p>
          </table:table-cell>
          <table:table-cell office:value-type="float" office:value="0.965427" calcext:value-type="float">
            <text:p>0.965427</text:p>
          </table:table-cell>
          <table:table-cell office:value-type="string" calcext:value-type="string">
            <text:p>-0.020506</text:p>
          </table:table-cell>
        </table:table-row>
        <table:table-row table:style-name="ro1">
          <table:table-cell office:value-type="float" office:value="1527146712.90283" calcext:value-type="float">
            <text:p>1527146712.90283</text:p>
          </table:table-cell>
          <table:table-cell office:value-type="string" calcext:value-type="string">
            <text:p>TOC_x</text:p>
          </table:table-cell>
          <table:table-cell office:value-type="float" office:value="274.098175" calcext:value-type="float">
            <text:p>274.098175</text:p>
          </table:table-cell>
          <table:table-cell office:value-type="float" office:value="-0.068631" calcext:value-type="float">
            <text:p>-0.068631</text:p>
          </table:table-cell>
          <table:table-cell office:value-type="float" office:value="0.953626" calcext:value-type="float">
            <text:p>0.953626</text:p>
          </table:table-cell>
          <table:table-cell office:value-type="float" office:value="-0.013821" calcext:value-type="float">
            <text:p>-0.013821</text:p>
          </table:table-cell>
          <table:table-cell office:value-type="float" office:value="9.777555" calcext:value-type="float">
            <text:p>9.777555</text:p>
          </table:table-cell>
          <table:table-cell office:value-type="float" office:value="-0.138505" calcext:value-type="float">
            <text:p>-0.138505</text:p>
          </table:table-cell>
          <table:table-cell office:value-type="float" office:value="0.960092" calcext:value-type="float">
            <text:p>0.960092</text:p>
          </table:table-cell>
          <table:table-cell office:value-type="string" calcext:value-type="string">
            <text:p>-0.020251</text:p>
          </table:table-cell>
        </table:table-row>
        <table:table-row table:style-name="ro1" table:visibility="filter">
          <table:table-cell office:value-type="float" office:value="1527146712.90289" calcext:value-type="float">
            <text:p>1527146712.90289</text:p>
          </table:table-cell>
          <table:table-cell office:value-type="string" calcext:value-type="string">
            <text:p>PID_y</text:p>
          </table:table-cell>
          <table:table-cell office:value-type="float" office:value="274.098175" calcext:value-type="float">
            <text:p>274.098175</text:p>
          </table:table-cell>
          <table:table-cell office:value-type="float" office:value="-0.068631" calcext:value-type="float">
            <text:p>-0.068631</text:p>
          </table:table-cell>
          <table:table-cell office:value-type="float" office:value="0.953626" calcext:value-type="float">
            <text:p>0.953626</text:p>
          </table:table-cell>
          <table:table-cell office:value-type="float" office:value="-0.013821" calcext:value-type="float">
            <text:p>-0.013821</text:p>
          </table:table-cell>
          <table:table-cell office:value-type="float" office:value="9.777555" calcext:value-type="float">
            <text:p>9.777555</text:p>
          </table:table-cell>
          <table:table-cell office:value-type="float" office:value="-0.138505" calcext:value-type="float">
            <text:p>-0.138505</text:p>
          </table:table-cell>
          <table:table-cell office:value-type="float" office:value="0.960092" calcext:value-type="float">
            <text:p>0.960092</text:p>
          </table:table-cell>
          <table:table-cell office:value-type="string" calcext:value-type="string">
            <text:p>-0.020251</text:p>
          </table:table-cell>
        </table:table-row>
        <table:table-row table:style-name="ro1">
          <table:table-cell office:value-type="float" office:value="1527146712.92235" calcext:value-type="float">
            <text:p>1527146712.92235</text:p>
          </table:table-cell>
          <table:table-cell office:value-type="string" calcext:value-type="string">
            <text:p>TOC_x</text:p>
          </table:table-cell>
          <table:table-cell office:value-type="float" office:value="268.955444" calcext:value-type="float">
            <text:p>268.955444</text:p>
          </table:table-cell>
          <table:table-cell office:value-type="float" office:value="-0.115227" calcext:value-type="float">
            <text:p>-0.115227</text:p>
          </table:table-cell>
          <table:table-cell office:value-type="float" office:value="0.944641" calcext:value-type="float">
            <text:p>0.944641</text:p>
          </table:table-cell>
          <table:table-cell office:value-type="float" office:value="-0.01827" calcext:value-type="float">
            <text:p>-0.01827</text:p>
          </table:table-cell>
          <table:table-cell office:value-type="float" office:value="9.685235" calcext:value-type="float">
            <text:p>9.685235</text:p>
          </table:table-cell>
          <table:table-cell office:value-type="float" office:value="-0.184215" calcext:value-type="float">
            <text:p>-0.184215</text:p>
          </table:table-cell>
          <table:table-cell office:value-type="float" office:value="0.953626" calcext:value-type="float">
            <text:p>0.953626</text:p>
          </table:table-cell>
          <table:table-cell office:value-type="string" calcext:value-type="string">
            <text:p>-0.013821</text:p>
          </table:table-cell>
        </table:table-row>
        <table:table-row table:style-name="ro1" table:visibility="filter">
          <table:table-cell office:value-type="float" office:value="1527146712.92242" calcext:value-type="float">
            <text:p>1527146712.92242</text:p>
          </table:table-cell>
          <table:table-cell office:value-type="string" calcext:value-type="string">
            <text:p>PID_y</text:p>
          </table:table-cell>
          <table:table-cell office:value-type="float" office:value="268.955444" calcext:value-type="float">
            <text:p>268.955444</text:p>
          </table:table-cell>
          <table:table-cell office:value-type="float" office:value="-0.115227" calcext:value-type="float">
            <text:p>-0.115227</text:p>
          </table:table-cell>
          <table:table-cell office:value-type="float" office:value="0.944641" calcext:value-type="float">
            <text:p>0.944641</text:p>
          </table:table-cell>
          <table:table-cell office:value-type="float" office:value="-0.01827" calcext:value-type="float">
            <text:p>-0.01827</text:p>
          </table:table-cell>
          <table:table-cell office:value-type="float" office:value="9.685235" calcext:value-type="float">
            <text:p>9.685235</text:p>
          </table:table-cell>
          <table:table-cell office:value-type="float" office:value="-0.184215" calcext:value-type="float">
            <text:p>-0.184215</text:p>
          </table:table-cell>
          <table:table-cell office:value-type="float" office:value="0.953626" calcext:value-type="float">
            <text:p>0.953626</text:p>
          </table:table-cell>
          <table:table-cell office:value-type="string" calcext:value-type="string">
            <text:p>-0.013821</text:p>
          </table:table-cell>
        </table:table-row>
        <table:table-row table:style-name="ro1">
          <table:table-cell office:value-type="float" office:value="1527146712.94294" calcext:value-type="float">
            <text:p>1527146712.94294</text:p>
          </table:table-cell>
          <table:table-cell office:value-type="string" calcext:value-type="string">
            <text:p>TOC_x</text:p>
          </table:table-cell>
          <table:table-cell office:value-type="float" office:value="264.999512" calcext:value-type="float">
            <text:p>264.999512</text:p>
          </table:table-cell>
          <table:table-cell office:value-type="float" office:value="-0.085393" calcext:value-type="float">
            <text:p>-0.085393</text:p>
          </table:table-cell>
          <table:table-cell office:value-type="float" office:value="0.937248" calcext:value-type="float">
            <text:p>0.937248</text:p>
          </table:table-cell>
          <table:table-cell office:value-type="float" office:value="-0.015409" calcext:value-type="float">
            <text:p>-0.015409</text:p>
          </table:table-cell>
          <table:table-cell office:value-type="float" office:value="9.613626" calcext:value-type="float">
            <text:p>9.613626</text:p>
          </table:table-cell>
          <table:table-cell office:value-type="float" office:value="-0.156506" calcext:value-type="float">
            <text:p>-0.156506</text:p>
          </table:table-cell>
          <table:table-cell office:value-type="float" office:value="0.944641" calcext:value-type="float">
            <text:p>0.944641</text:p>
          </table:table-cell>
          <table:table-cell office:value-type="string" calcext:value-type="string">
            <text:p>-0.018270</text:p>
          </table:table-cell>
        </table:table-row>
        <table:table-row table:style-name="ro1" table:visibility="filter">
          <table:table-cell office:value-type="float" office:value="1527146712.943" calcext:value-type="float">
            <text:p>1527146712.943</text:p>
          </table:table-cell>
          <table:table-cell office:value-type="string" calcext:value-type="string">
            <text:p>PID_y</text:p>
          </table:table-cell>
          <table:table-cell office:value-type="float" office:value="264.999512" calcext:value-type="float">
            <text:p>264.999512</text:p>
          </table:table-cell>
          <table:table-cell office:value-type="float" office:value="-0.085393" calcext:value-type="float">
            <text:p>-0.085393</text:p>
          </table:table-cell>
          <table:table-cell office:value-type="float" office:value="0.937248" calcext:value-type="float">
            <text:p>0.937248</text:p>
          </table:table-cell>
          <table:table-cell office:value-type="float" office:value="-0.015409" calcext:value-type="float">
            <text:p>-0.015409</text:p>
          </table:table-cell>
          <table:table-cell office:value-type="float" office:value="9.613626" calcext:value-type="float">
            <text:p>9.613626</text:p>
          </table:table-cell>
          <table:table-cell office:value-type="float" office:value="-0.156506" calcext:value-type="float">
            <text:p>-0.156506</text:p>
          </table:table-cell>
          <table:table-cell office:value-type="float" office:value="0.944641" calcext:value-type="float">
            <text:p>0.944641</text:p>
          </table:table-cell>
          <table:table-cell office:value-type="string" calcext:value-type="string">
            <text:p>-0.018270</text:p>
          </table:table-cell>
        </table:table-row>
        <table:table-row table:style-name="ro1">
          <table:table-cell office:value-type="float" office:value="1527146712.96252" calcext:value-type="float">
            <text:p>1527146712.96252</text:p>
          </table:table-cell>
          <table:table-cell office:value-type="string" calcext:value-type="string">
            <text:p>TOC_x</text:p>
          </table:table-cell>
          <table:table-cell office:value-type="float" office:value="258.967926" calcext:value-type="float">
            <text:p>258.967926</text:p>
          </table:table-cell>
          <table:table-cell office:value-type="float" office:value="-0.142638" calcext:value-type="float">
            <text:p>-0.142638</text:p>
          </table:table-cell>
          <table:table-cell office:value-type="float" office:value="0.92646" calcext:value-type="float">
            <text:p>0.92646</text:p>
          </table:table-cell>
          <table:table-cell office:value-type="float" office:value="-0.020341" calcext:value-type="float">
            <text:p>-0.020341</text:p>
          </table:table-cell>
          <table:table-cell office:value-type="float" office:value="9.503395" calcext:value-type="float">
            <text:p>9.503395</text:p>
          </table:table-cell>
          <table:table-cell office:value-type="float" office:value="-0.206891" calcext:value-type="float">
            <text:p>-0.206891</text:p>
          </table:table-cell>
          <table:table-cell office:value-type="float" office:value="0.937248" calcext:value-type="float">
            <text:p>0.937248</text:p>
          </table:table-cell>
          <table:table-cell office:value-type="string" calcext:value-type="string">
            <text:p>-0.015409</text:p>
          </table:table-cell>
        </table:table-row>
        <table:table-row table:style-name="ro1" table:visibility="filter">
          <table:table-cell office:value-type="float" office:value="1527146712.96257" calcext:value-type="float">
            <text:p>1527146712.96257</text:p>
          </table:table-cell>
          <table:table-cell office:value-type="string" calcext:value-type="string">
            <text:p>PID_y</text:p>
          </table:table-cell>
          <table:table-cell office:value-type="float" office:value="258.967926" calcext:value-type="float">
            <text:p>258.967926</text:p>
          </table:table-cell>
          <table:table-cell office:value-type="float" office:value="-0.142638" calcext:value-type="float">
            <text:p>-0.142638</text:p>
          </table:table-cell>
          <table:table-cell office:value-type="float" office:value="0.92646" calcext:value-type="float">
            <text:p>0.92646</text:p>
          </table:table-cell>
          <table:table-cell office:value-type="float" office:value="-0.020341" calcext:value-type="float">
            <text:p>-0.020341</text:p>
          </table:table-cell>
          <table:table-cell office:value-type="float" office:value="9.503395" calcext:value-type="float">
            <text:p>9.503395</text:p>
          </table:table-cell>
          <table:table-cell office:value-type="float" office:value="-0.206891" calcext:value-type="float">
            <text:p>-0.206891</text:p>
          </table:table-cell>
          <table:table-cell office:value-type="float" office:value="0.937248" calcext:value-type="float">
            <text:p>0.937248</text:p>
          </table:table-cell>
          <table:table-cell office:value-type="string" calcext:value-type="string">
            <text:p>-0.015409</text:p>
          </table:table-cell>
        </table:table-row>
        <table:table-row table:style-name="ro1">
          <table:table-cell office:value-type="float" office:value="1527146712.98196" calcext:value-type="float">
            <text:p>1527146712.98196</text:p>
          </table:table-cell>
          <table:table-cell office:value-type="string" calcext:value-type="string">
            <text:p>TOC_x</text:p>
          </table:table-cell>
          <table:table-cell office:value-type="float" office:value="254.342896" calcext:value-type="float">
            <text:p>254.342896</text:p>
          </table:table-cell>
          <table:table-cell office:value-type="float" office:value="-0.069174" calcext:value-type="float">
            <text:p>-0.069174</text:p>
          </table:table-cell>
          <table:table-cell office:value-type="float" office:value="0.918162" calcext:value-type="float">
            <text:p>0.918162</text:p>
          </table:table-cell>
          <table:table-cell office:value-type="float" office:value="-0.013768" calcext:value-type="float">
            <text:p>-0.013768</text:p>
          </table:table-cell>
          <table:table-cell office:value-type="float" office:value="9.417996" calcext:value-type="float">
            <text:p>9.417996</text:p>
          </table:table-cell>
          <table:table-cell office:value-type="float" office:value="-0.139255" calcext:value-type="float">
            <text:p>-0.139255</text:p>
          </table:table-cell>
          <table:table-cell office:value-type="float" office:value="0.92646" calcext:value-type="float">
            <text:p>0.92646</text:p>
          </table:table-cell>
          <table:table-cell office:value-type="string" calcext:value-type="string">
            <text:p>-0.020341</text:p>
          </table:table-cell>
        </table:table-row>
        <table:table-row table:style-name="ro1" table:visibility="filter">
          <table:table-cell office:value-type="float" office:value="1527146712.98201" calcext:value-type="float">
            <text:p>1527146712.98201</text:p>
          </table:table-cell>
          <table:table-cell office:value-type="string" calcext:value-type="string">
            <text:p>PID_y</text:p>
          </table:table-cell>
          <table:table-cell office:value-type="float" office:value="254.342896" calcext:value-type="float">
            <text:p>254.342896</text:p>
          </table:table-cell>
          <table:table-cell office:value-type="float" office:value="-0.069174" calcext:value-type="float">
            <text:p>-0.069174</text:p>
          </table:table-cell>
          <table:table-cell office:value-type="float" office:value="0.918162" calcext:value-type="float">
            <text:p>0.918162</text:p>
          </table:table-cell>
          <table:table-cell office:value-type="float" office:value="-0.013768" calcext:value-type="float">
            <text:p>-0.013768</text:p>
          </table:table-cell>
          <table:table-cell office:value-type="float" office:value="9.417996" calcext:value-type="float">
            <text:p>9.417996</text:p>
          </table:table-cell>
          <table:table-cell office:value-type="float" office:value="-0.139255" calcext:value-type="float">
            <text:p>-0.139255</text:p>
          </table:table-cell>
          <table:table-cell office:value-type="float" office:value="0.92646" calcext:value-type="float">
            <text:p>0.92646</text:p>
          </table:table-cell>
          <table:table-cell office:value-type="string" calcext:value-type="string">
            <text:p>-0.020341</text:p>
          </table:table-cell>
        </table:table-row>
        <table:table-row table:style-name="ro1">
          <table:table-cell office:value-type="float" office:value="1527146713.00253" calcext:value-type="float">
            <text:p>1527146713.00253</text:p>
          </table:table-cell>
          <table:table-cell office:value-type="string" calcext:value-type="string">
            <text:p>TOC_x</text:p>
          </table:table-cell>
          <table:table-cell office:value-type="float" office:value="249.943588" calcext:value-type="float">
            <text:p>249.943588</text:p>
          </table:table-cell>
          <table:table-cell office:value-type="float" office:value="-0.096588" calcext:value-type="float">
            <text:p>-0.096588</text:p>
          </table:table-cell>
          <table:table-cell office:value-type="float" office:value="0.909731" calcext:value-type="float">
            <text:p>0.909731</text:p>
          </table:table-cell>
          <table:table-cell office:value-type="float" office:value="-0.01665" calcext:value-type="float">
            <text:p>-0.01665</text:p>
          </table:table-cell>
          <table:table-cell office:value-type="float" office:value="9.336051" calcext:value-type="float">
            <text:p>9.336051</text:p>
          </table:table-cell>
          <table:table-cell office:value-type="float" office:value="-0.167267" calcext:value-type="float">
            <text:p>-0.167267</text:p>
          </table:table-cell>
          <table:table-cell office:value-type="float" office:value="0.918162" calcext:value-type="float">
            <text:p>0.918162</text:p>
          </table:table-cell>
          <table:table-cell office:value-type="string" calcext:value-type="string">
            <text:p>-0.013768</text:p>
          </table:table-cell>
        </table:table-row>
        <table:table-row table:style-name="ro1" table:visibility="filter">
          <table:table-cell office:value-type="float" office:value="1527146713.00258" calcext:value-type="float">
            <text:p>1527146713.00258</text:p>
          </table:table-cell>
          <table:table-cell office:value-type="string" calcext:value-type="string">
            <text:p>PID_y</text:p>
          </table:table-cell>
          <table:table-cell office:value-type="float" office:value="249.943588" calcext:value-type="float">
            <text:p>249.943588</text:p>
          </table:table-cell>
          <table:table-cell office:value-type="float" office:value="-0.096588" calcext:value-type="float">
            <text:p>-0.096588</text:p>
          </table:table-cell>
          <table:table-cell office:value-type="float" office:value="0.909731" calcext:value-type="float">
            <text:p>0.909731</text:p>
          </table:table-cell>
          <table:table-cell office:value-type="float" office:value="-0.01665" calcext:value-type="float">
            <text:p>-0.01665</text:p>
          </table:table-cell>
          <table:table-cell office:value-type="float" office:value="9.336051" calcext:value-type="float">
            <text:p>9.336051</text:p>
          </table:table-cell>
          <table:table-cell office:value-type="float" office:value="-0.167267" calcext:value-type="float">
            <text:p>-0.167267</text:p>
          </table:table-cell>
          <table:table-cell office:value-type="float" office:value="0.918162" calcext:value-type="float">
            <text:p>0.918162</text:p>
          </table:table-cell>
          <table:table-cell office:value-type="string" calcext:value-type="string">
            <text:p>-0.013768</text:p>
          </table:table-cell>
        </table:table-row>
        <table:table-row table:style-name="ro1">
          <table:table-cell office:value-type="float" office:value="1527146713.02198" calcext:value-type="float">
            <text:p>1527146713.02198</text:p>
          </table:table-cell>
          <table:table-cell office:value-type="string" calcext:value-type="string">
            <text:p>TOC_x</text:p>
          </table:table-cell>
          <table:table-cell office:value-type="float" office:value="243.048798" calcext:value-type="float">
            <text:p>243.048798</text:p>
          </table:table-cell>
          <table:table-cell office:value-type="float" office:value="-0.080516" calcext:value-type="float">
            <text:p>-0.080516</text:p>
          </table:table-cell>
          <table:table-cell office:value-type="float" office:value="0.897095" calcext:value-type="float">
            <text:p>0.897095</text:p>
          </table:table-cell>
          <table:table-cell office:value-type="float" office:value="-0.015098" calcext:value-type="float">
            <text:p>-0.015098</text:p>
          </table:table-cell>
          <table:table-cell office:value-type="float" office:value="9.206144" calcext:value-type="float">
            <text:p>9.206144</text:p>
          </table:table-cell>
          <table:table-cell office:value-type="float" office:value="-0.151315" calcext:value-type="float">
            <text:p>-0.151315</text:p>
          </table:table-cell>
          <table:table-cell office:value-type="float" office:value="0.909731" calcext:value-type="float">
            <text:p>0.909731</text:p>
          </table:table-cell>
          <table:table-cell office:value-type="string" calcext:value-type="string">
            <text:p>-0.016650</text:p>
          </table:table-cell>
        </table:table-row>
        <table:table-row table:style-name="ro1" table:visibility="filter">
          <table:table-cell office:value-type="float" office:value="1527146713.02204" calcext:value-type="float">
            <text:p>1527146713.02204</text:p>
          </table:table-cell>
          <table:table-cell office:value-type="string" calcext:value-type="string">
            <text:p>PID_y</text:p>
          </table:table-cell>
          <table:table-cell office:value-type="float" office:value="243.048798" calcext:value-type="float">
            <text:p>243.048798</text:p>
          </table:table-cell>
          <table:table-cell office:value-type="float" office:value="-0.080516" calcext:value-type="float">
            <text:p>-0.080516</text:p>
          </table:table-cell>
          <table:table-cell office:value-type="float" office:value="0.897095" calcext:value-type="float">
            <text:p>0.897095</text:p>
          </table:table-cell>
          <table:table-cell office:value-type="float" office:value="-0.015098" calcext:value-type="float">
            <text:p>-0.015098</text:p>
          </table:table-cell>
          <table:table-cell office:value-type="float" office:value="9.206144" calcext:value-type="float">
            <text:p>9.206144</text:p>
          </table:table-cell>
          <table:table-cell office:value-type="float" office:value="-0.151315" calcext:value-type="float">
            <text:p>-0.151315</text:p>
          </table:table-cell>
          <table:table-cell office:value-type="float" office:value="0.909731" calcext:value-type="float">
            <text:p>0.909731</text:p>
          </table:table-cell>
          <table:table-cell office:value-type="string" calcext:value-type="string">
            <text:p>-0.016650</text:p>
          </table:table-cell>
        </table:table-row>
        <table:table-row table:style-name="ro1">
          <table:table-cell office:value-type="float" office:value="1527146713.04263" calcext:value-type="float">
            <text:p>1527146713.04263</text:p>
          </table:table-cell>
          <table:table-cell office:value-type="string" calcext:value-type="string">
            <text:p>TOC_x</text:p>
          </table:table-cell>
          <table:table-cell office:value-type="float" office:value="238.161484" calcext:value-type="float">
            <text:p>238.161484</text:p>
          </table:table-cell>
          <table:table-cell office:value-type="float" office:value="-0.08233" calcext:value-type="float">
            <text:p>-0.08233</text:p>
          </table:table-cell>
          <table:table-cell office:value-type="float" office:value="0.887533" calcext:value-type="float">
            <text:p>0.887533</text:p>
          </table:table-cell>
          <table:table-cell office:value-type="float" office:value="-0.01529" calcext:value-type="float">
            <text:p>-0.01529</text:p>
          </table:table-cell>
          <table:table-cell office:value-type="float" office:value="9.112951" calcext:value-type="float">
            <text:p>9.112951</text:p>
          </table:table-cell>
          <table:table-cell office:value-type="float" office:value="-0.153181" calcext:value-type="float">
            <text:p>-0.153181</text:p>
          </table:table-cell>
          <table:table-cell office:value-type="float" office:value="0.897095" calcext:value-type="float">
            <text:p>0.897095</text:p>
          </table:table-cell>
          <table:table-cell office:value-type="string" calcext:value-type="string">
            <text:p>-0.015098</text:p>
          </table:table-cell>
        </table:table-row>
        <table:table-row table:style-name="ro1" table:visibility="filter">
          <table:table-cell office:value-type="float" office:value="1527146713.0427" calcext:value-type="float">
            <text:p>1527146713.0427</text:p>
          </table:table-cell>
          <table:table-cell office:value-type="string" calcext:value-type="string">
            <text:p>PID_y</text:p>
          </table:table-cell>
          <table:table-cell office:value-type="float" office:value="238.161484" calcext:value-type="float">
            <text:p>238.161484</text:p>
          </table:table-cell>
          <table:table-cell office:value-type="float" office:value="-0.08233" calcext:value-type="float">
            <text:p>-0.08233</text:p>
          </table:table-cell>
          <table:table-cell office:value-type="float" office:value="0.887533" calcext:value-type="float">
            <text:p>0.887533</text:p>
          </table:table-cell>
          <table:table-cell office:value-type="float" office:value="-0.01529" calcext:value-type="float">
            <text:p>-0.01529</text:p>
          </table:table-cell>
          <table:table-cell office:value-type="float" office:value="9.112951" calcext:value-type="float">
            <text:p>9.112951</text:p>
          </table:table-cell>
          <table:table-cell office:value-type="float" office:value="-0.153181" calcext:value-type="float">
            <text:p>-0.153181</text:p>
          </table:table-cell>
          <table:table-cell office:value-type="float" office:value="0.897095" calcext:value-type="float">
            <text:p>0.897095</text:p>
          </table:table-cell>
          <table:table-cell office:value-type="string" calcext:value-type="string">
            <text:p>-0.015098</text:p>
          </table:table-cell>
        </table:table-row>
        <table:table-row table:style-name="ro1">
          <table:table-cell office:value-type="float" office:value="1527146713.06209" calcext:value-type="float">
            <text:p>1527146713.06209</text:p>
          </table:table-cell>
          <table:table-cell office:value-type="string" calcext:value-type="string">
            <text:p>TOC_x</text:p>
          </table:table-cell>
          <table:table-cell office:value-type="float" office:value="230.294205" calcext:value-type="float">
            <text:p>230.294205</text:p>
          </table:table-cell>
          <table:table-cell office:value-type="float" office:value="-0.047282" calcext:value-type="float">
            <text:p>-0.047282</text:p>
          </table:table-cell>
          <table:table-cell office:value-type="float" office:value="0.872645" calcext:value-type="float">
            <text:p>0.872645</text:p>
          </table:table-cell>
          <table:table-cell office:value-type="float" office:value="-0.011282" calcext:value-type="float">
            <text:p>-0.011282</text:p>
          </table:table-cell>
          <table:table-cell office:value-type="float" office:value="8.96089" calcext:value-type="float">
            <text:p>8.96089</text:p>
          </table:table-cell>
          <table:table-cell office:value-type="float" office:value="-0.11225" calcext:value-type="float">
            <text:p>-0.11225</text:p>
          </table:table-cell>
          <table:table-cell office:value-type="float" office:value="0.887533" calcext:value-type="float">
            <text:p>0.887533</text:p>
          </table:table-cell>
          <table:table-cell office:value-type="string" calcext:value-type="string">
            <text:p>-0.015290</text:p>
          </table:table-cell>
        </table:table-row>
        <table:table-row table:style-name="ro1" table:visibility="filter">
          <table:table-cell office:value-type="float" office:value="1527146713.06215" calcext:value-type="float">
            <text:p>1527146713.06215</text:p>
          </table:table-cell>
          <table:table-cell office:value-type="string" calcext:value-type="string">
            <text:p>PID_y</text:p>
          </table:table-cell>
          <table:table-cell office:value-type="float" office:value="230.294205" calcext:value-type="float">
            <text:p>230.294205</text:p>
          </table:table-cell>
          <table:table-cell office:value-type="float" office:value="-0.047282" calcext:value-type="float">
            <text:p>-0.047282</text:p>
          </table:table-cell>
          <table:table-cell office:value-type="float" office:value="0.872645" calcext:value-type="float">
            <text:p>0.872645</text:p>
          </table:table-cell>
          <table:table-cell office:value-type="float" office:value="-0.011282" calcext:value-type="float">
            <text:p>-0.011282</text:p>
          </table:table-cell>
          <table:table-cell office:value-type="float" office:value="8.96089" calcext:value-type="float">
            <text:p>8.96089</text:p>
          </table:table-cell>
          <table:table-cell office:value-type="float" office:value="-0.11225" calcext:value-type="float">
            <text:p>-0.11225</text:p>
          </table:table-cell>
          <table:table-cell office:value-type="float" office:value="0.887533" calcext:value-type="float">
            <text:p>0.887533</text:p>
          </table:table-cell>
          <table:table-cell office:value-type="string" calcext:value-type="string">
            <text:p>-0.015290</text:p>
          </table:table-cell>
        </table:table-row>
        <table:table-row table:style-name="ro1">
          <table:table-cell office:value-type="float" office:value="1527146713.08264" calcext:value-type="float">
            <text:p>1527146713.08264</text:p>
          </table:table-cell>
          <table:table-cell office:value-type="string" calcext:value-type="string">
            <text:p>TOC_x</text:p>
          </table:table-cell>
          <table:table-cell office:value-type="float" office:value="225.195267" calcext:value-type="float">
            <text:p>225.195267</text:p>
          </table:table-cell>
          <table:table-cell office:value-type="float" office:value="-0.04804" calcext:value-type="float">
            <text:p>-0.04804</text:p>
          </table:table-cell>
          <table:table-cell office:value-type="float" office:value="0.862377" calcext:value-type="float">
            <text:p>0.862377</text:p>
          </table:table-cell>
          <table:table-cell office:value-type="float" office:value="-0.011386" calcext:value-type="float">
            <text:p>-0.011386</text:p>
          </table:table-cell>
          <table:table-cell office:value-type="float" office:value="8.860954" calcext:value-type="float">
            <text:p>8.860954</text:p>
          </table:table-cell>
          <table:table-cell office:value-type="float" office:value="-0.113264" calcext:value-type="float">
            <text:p>-0.113264</text:p>
          </table:table-cell>
          <table:table-cell office:value-type="float" office:value="0.872645" calcext:value-type="float">
            <text:p>0.872645</text:p>
          </table:table-cell>
          <table:table-cell office:value-type="string" calcext:value-type="string">
            <text:p>-0.011282</text:p>
          </table:table-cell>
        </table:table-row>
        <table:table-row table:style-name="ro1" table:visibility="filter">
          <table:table-cell office:value-type="float" office:value="1527146713.0827" calcext:value-type="float">
            <text:p>1527146713.0827</text:p>
          </table:table-cell>
          <table:table-cell office:value-type="string" calcext:value-type="string">
            <text:p>PID_y</text:p>
          </table:table-cell>
          <table:table-cell office:value-type="float" office:value="225.195267" calcext:value-type="float">
            <text:p>225.195267</text:p>
          </table:table-cell>
          <table:table-cell office:value-type="float" office:value="-0.04804" calcext:value-type="float">
            <text:p>-0.04804</text:p>
          </table:table-cell>
          <table:table-cell office:value-type="float" office:value="0.862377" calcext:value-type="float">
            <text:p>0.862377</text:p>
          </table:table-cell>
          <table:table-cell office:value-type="float" office:value="-0.011386" calcext:value-type="float">
            <text:p>-0.011386</text:p>
          </table:table-cell>
          <table:table-cell office:value-type="float" office:value="8.860954" calcext:value-type="float">
            <text:p>8.860954</text:p>
          </table:table-cell>
          <table:table-cell office:value-type="float" office:value="-0.113264" calcext:value-type="float">
            <text:p>-0.113264</text:p>
          </table:table-cell>
          <table:table-cell office:value-type="float" office:value="0.872645" calcext:value-type="float">
            <text:p>0.872645</text:p>
          </table:table-cell>
          <table:table-cell office:value-type="string" calcext:value-type="string">
            <text:p>-0.011282</text:p>
          </table:table-cell>
        </table:table-row>
        <table:table-row table:style-name="ro1">
          <table:table-cell office:value-type="float" office:value="1527146713.10235" calcext:value-type="float">
            <text:p>1527146713.10235</text:p>
          </table:table-cell>
          <table:table-cell office:value-type="string" calcext:value-type="string">
            <text:p>TOC_x</text:p>
          </table:table-cell>
          <table:table-cell office:value-type="float" office:value="219.75351" calcext:value-type="float">
            <text:p>219.75351</text:p>
          </table:table-cell>
          <table:table-cell office:value-type="float" office:value="-0.053112" calcext:value-type="float">
            <text:p>-0.053112</text:p>
          </table:table-cell>
          <table:table-cell office:value-type="float" office:value="0.851758" calcext:value-type="float">
            <text:p>0.851758</text:p>
          </table:table-cell>
          <table:table-cell office:value-type="float" office:value="-0.012039" calcext:value-type="float">
            <text:p>-0.012039</text:p>
          </table:table-cell>
          <table:table-cell office:value-type="float" office:value="8.753035" calcext:value-type="float">
            <text:p>8.753035</text:p>
          </table:table-cell>
          <table:table-cell office:value-type="float" office:value="-0.119898" calcext:value-type="float">
            <text:p>-0.119898</text:p>
          </table:table-cell>
          <table:table-cell office:value-type="float" office:value="0.862377" calcext:value-type="float">
            <text:p>0.862377</text:p>
          </table:table-cell>
          <table:table-cell office:value-type="string" calcext:value-type="string">
            <text:p>-0.011386</text:p>
          </table:table-cell>
        </table:table-row>
        <table:table-row table:style-name="ro1" table:visibility="filter">
          <table:table-cell office:value-type="float" office:value="1527146713.1024" calcext:value-type="float">
            <text:p>1527146713.1024</text:p>
          </table:table-cell>
          <table:table-cell office:value-type="string" calcext:value-type="string">
            <text:p>PID_y</text:p>
          </table:table-cell>
          <table:table-cell office:value-type="float" office:value="219.75351" calcext:value-type="float">
            <text:p>219.75351</text:p>
          </table:table-cell>
          <table:table-cell office:value-type="float" office:value="-0.053112" calcext:value-type="float">
            <text:p>-0.053112</text:p>
          </table:table-cell>
          <table:table-cell office:value-type="float" office:value="0.851758" calcext:value-type="float">
            <text:p>0.851758</text:p>
          </table:table-cell>
          <table:table-cell office:value-type="float" office:value="-0.012039" calcext:value-type="float">
            <text:p>-0.012039</text:p>
          </table:table-cell>
          <table:table-cell office:value-type="float" office:value="8.753035" calcext:value-type="float">
            <text:p>8.753035</text:p>
          </table:table-cell>
          <table:table-cell office:value-type="float" office:value="-0.119898" calcext:value-type="float">
            <text:p>-0.119898</text:p>
          </table:table-cell>
          <table:table-cell office:value-type="float" office:value="0.862377" calcext:value-type="float">
            <text:p>0.862377</text:p>
          </table:table-cell>
          <table:table-cell office:value-type="string" calcext:value-type="string">
            <text:p>-0.011386</text:p>
          </table:table-cell>
        </table:table-row>
        <table:table-row table:style-name="ro1">
          <table:table-cell office:value-type="float" office:value="1527146713.1229" calcext:value-type="float">
            <text:p>1527146713.1229</text:p>
          </table:table-cell>
          <table:table-cell office:value-type="string" calcext:value-type="string">
            <text:p>TOC_x</text:p>
          </table:table-cell>
          <table:table-cell office:value-type="float" office:value="211.419281" calcext:value-type="float">
            <text:p>211.419281</text:p>
          </table:table-cell>
          <table:table-cell office:value-type="float" office:value="-0.010292" calcext:value-type="float">
            <text:p>-0.010292</text:p>
          </table:table-cell>
          <table:table-cell office:value-type="float" office:value="0.834472" calcext:value-type="float">
            <text:p>0.834472</text:p>
          </table:table-cell>
          <table:table-cell office:value-type="float" office:value="-0.004379" calcext:value-type="float">
            <text:p>-0.004379</text:p>
          </table:table-cell>
          <table:table-cell office:value-type="float" office:value="8.585143" calcext:value-type="float">
            <text:p>8.585143</text:p>
          </table:table-cell>
          <table:table-cell office:value-type="float" office:value="-0.045493" calcext:value-type="float">
            <text:p>-0.045493</text:p>
          </table:table-cell>
          <table:table-cell office:value-type="float" office:value="0.851758" calcext:value-type="float">
            <text:p>0.851758</text:p>
          </table:table-cell>
          <table:table-cell office:value-type="string" calcext:value-type="string">
            <text:p>-0.012039</text:p>
          </table:table-cell>
        </table:table-row>
        <table:table-row table:style-name="ro1" table:visibility="filter">
          <table:table-cell office:value-type="float" office:value="1527146713.12296" calcext:value-type="float">
            <text:p>1527146713.12296</text:p>
          </table:table-cell>
          <table:table-cell office:value-type="string" calcext:value-type="string">
            <text:p>PID_y</text:p>
          </table:table-cell>
          <table:table-cell office:value-type="float" office:value="211.419281" calcext:value-type="float">
            <text:p>211.419281</text:p>
          </table:table-cell>
          <table:table-cell office:value-type="float" office:value="-0.010292" calcext:value-type="float">
            <text:p>-0.010292</text:p>
          </table:table-cell>
          <table:table-cell office:value-type="float" office:value="0.834472" calcext:value-type="float">
            <text:p>0.834472</text:p>
          </table:table-cell>
          <table:table-cell office:value-type="float" office:value="-0.004379" calcext:value-type="float">
            <text:p>-0.004379</text:p>
          </table:table-cell>
          <table:table-cell office:value-type="float" office:value="8.585143" calcext:value-type="float">
            <text:p>8.585143</text:p>
          </table:table-cell>
          <table:table-cell office:value-type="float" office:value="-0.045493" calcext:value-type="float">
            <text:p>-0.045493</text:p>
          </table:table-cell>
          <table:table-cell office:value-type="float" office:value="0.851758" calcext:value-type="float">
            <text:p>0.851758</text:p>
          </table:table-cell>
          <table:table-cell office:value-type="string" calcext:value-type="string">
            <text:p>-0.012039</text:p>
          </table:table-cell>
        </table:table-row>
        <table:table-row table:style-name="ro1">
          <table:table-cell office:value-type="float" office:value="1527146713.14243" calcext:value-type="float">
            <text:p>1527146713.14243</text:p>
          </table:table-cell>
          <table:table-cell office:value-type="string" calcext:value-type="string">
            <text:p>TOC_x</text:p>
          </table:table-cell>
          <table:table-cell office:value-type="float" office:value="205.464554" calcext:value-type="float">
            <text:p>205.464554</text:p>
          </table:table-cell>
          <table:table-cell office:value-type="float" office:value="-0.010747" calcext:value-type="float">
            <text:p>-0.010747</text:p>
          </table:table-cell>
          <table:table-cell office:value-type="float" office:value="0.822599" calcext:value-type="float">
            <text:p>0.822599</text:p>
          </table:table-cell>
          <table:table-cell office:value-type="float" office:value="-0.004501" calcext:value-type="float">
            <text:p>-0.004501</text:p>
          </table:table-cell>
          <table:table-cell office:value-type="float" office:value="8.463137" calcext:value-type="float">
            <text:p>8.463137</text:p>
          </table:table-cell>
          <table:table-cell office:value-type="float" office:value="-0.046755" calcext:value-type="float">
            <text:p>-0.046755</text:p>
          </table:table-cell>
          <table:table-cell office:value-type="float" office:value="0.834472" calcext:value-type="float">
            <text:p>0.834472</text:p>
          </table:table-cell>
          <table:table-cell office:value-type="string" calcext:value-type="string">
            <text:p>-0.004379</text:p>
          </table:table-cell>
        </table:table-row>
        <table:table-row table:style-name="ro1" table:visibility="filter">
          <table:table-cell office:value-type="float" office:value="1527146713.1425" calcext:value-type="float">
            <text:p>1527146713.1425</text:p>
          </table:table-cell>
          <table:table-cell office:value-type="string" calcext:value-type="string">
            <text:p>PID_y</text:p>
          </table:table-cell>
          <table:table-cell office:value-type="float" office:value="205.464554" calcext:value-type="float">
            <text:p>205.464554</text:p>
          </table:table-cell>
          <table:table-cell office:value-type="float" office:value="-0.010747" calcext:value-type="float">
            <text:p>-0.010747</text:p>
          </table:table-cell>
          <table:table-cell office:value-type="float" office:value="0.822599" calcext:value-type="float">
            <text:p>0.822599</text:p>
          </table:table-cell>
          <table:table-cell office:value-type="float" office:value="-0.004501" calcext:value-type="float">
            <text:p>-0.004501</text:p>
          </table:table-cell>
          <table:table-cell office:value-type="float" office:value="8.463137" calcext:value-type="float">
            <text:p>8.463137</text:p>
          </table:table-cell>
          <table:table-cell office:value-type="float" office:value="-0.046755" calcext:value-type="float">
            <text:p>-0.046755</text:p>
          </table:table-cell>
          <table:table-cell office:value-type="float" office:value="0.834472" calcext:value-type="float">
            <text:p>0.834472</text:p>
          </table:table-cell>
          <table:table-cell office:value-type="string" calcext:value-type="string">
            <text:p>-0.004379</text:p>
          </table:table-cell>
        </table:table-row>
        <table:table-row table:style-name="ro1">
          <table:table-cell office:value-type="float" office:value="1527146713.16184" calcext:value-type="float">
            <text:p>1527146713.16184</text:p>
          </table:table-cell>
          <table:table-cell office:value-type="string" calcext:value-type="string">
            <text:p>TOC_x</text:p>
          </table:table-cell>
          <table:table-cell office:value-type="float" office:value="196.360031" calcext:value-type="float">
            <text:p>196.360031</text:p>
          </table:table-cell>
          <table:table-cell office:value-type="float" office:value="-0.014446" calcext:value-type="float">
            <text:p>-0.014446</text:p>
          </table:table-cell>
          <table:table-cell office:value-type="float" office:value="0.804139" calcext:value-type="float">
            <text:p>0.804139</text:p>
          </table:table-cell>
          <table:table-cell office:value-type="float" office:value="-0.00542" calcext:value-type="float">
            <text:p>-0.00542</text:p>
          </table:table-cell>
          <table:table-cell office:value-type="float" office:value="8.273123" calcext:value-type="float">
            <text:p>8.273123</text:p>
          </table:table-cell>
          <table:table-cell office:value-type="float" office:value="-0.056208" calcext:value-type="float">
            <text:p>-0.056208</text:p>
          </table:table-cell>
          <table:table-cell office:value-type="float" office:value="0.822599" calcext:value-type="float">
            <text:p>0.822599</text:p>
          </table:table-cell>
          <table:table-cell office:value-type="string" calcext:value-type="string">
            <text:p>-0.004501</text:p>
          </table:table-cell>
        </table:table-row>
        <table:table-row table:style-name="ro1" table:visibility="filter">
          <table:table-cell office:value-type="float" office:value="1527146713.16191" calcext:value-type="float">
            <text:p>1527146713.16191</text:p>
          </table:table-cell>
          <table:table-cell office:value-type="string" calcext:value-type="string">
            <text:p>PID_y</text:p>
          </table:table-cell>
          <table:table-cell office:value-type="float" office:value="196.360031" calcext:value-type="float">
            <text:p>196.360031</text:p>
          </table:table-cell>
          <table:table-cell office:value-type="float" office:value="-0.014446" calcext:value-type="float">
            <text:p>-0.014446</text:p>
          </table:table-cell>
          <table:table-cell office:value-type="float" office:value="0.804139" calcext:value-type="float">
            <text:p>0.804139</text:p>
          </table:table-cell>
          <table:table-cell office:value-type="float" office:value="-0.00542" calcext:value-type="float">
            <text:p>-0.00542</text:p>
          </table:table-cell>
          <table:table-cell office:value-type="float" office:value="8.273123" calcext:value-type="float">
            <text:p>8.273123</text:p>
          </table:table-cell>
          <table:table-cell office:value-type="float" office:value="-0.056208" calcext:value-type="float">
            <text:p>-0.056208</text:p>
          </table:table-cell>
          <table:table-cell office:value-type="float" office:value="0.822599" calcext:value-type="float">
            <text:p>0.822599</text:p>
          </table:table-cell>
          <table:table-cell office:value-type="string" calcext:value-type="string">
            <text:p>-0.004501</text:p>
          </table:table-cell>
        </table:table-row>
        <table:table-row table:style-name="ro1">
          <table:table-cell office:value-type="float" office:value="1527146713.18244" calcext:value-type="float">
            <text:p>1527146713.18244</text:p>
          </table:table-cell>
          <table:table-cell office:value-type="string" calcext:value-type="string">
            <text:p>TOC_x</text:p>
          </table:table-cell>
          <table:table-cell office:value-type="float" office:value="190.494965" calcext:value-type="float">
            <text:p>190.494965</text:p>
          </table:table-cell>
          <table:table-cell office:value-type="float" office:value="-0.008219" calcext:value-type="float">
            <text:p>-0.008219</text:p>
          </table:table-cell>
          <table:table-cell office:value-type="float" office:value="0.791283" calcext:value-type="float">
            <text:p>0.791283</text:p>
          </table:table-cell>
          <table:table-cell office:value-type="float" office:value="-0.003717" calcext:value-type="float">
            <text:p>-0.003717</text:p>
          </table:table-cell>
          <table:table-cell office:value-type="float" office:value="8.148392" calcext:value-type="float">
            <text:p>8.148392</text:p>
          </table:table-cell>
          <table:table-cell office:value-type="float" office:value="-0.039691" calcext:value-type="float">
            <text:p>-0.039691</text:p>
          </table:table-cell>
          <table:table-cell office:value-type="float" office:value="0.804139" calcext:value-type="float">
            <text:p>0.804139</text:p>
          </table:table-cell>
          <table:table-cell office:value-type="string" calcext:value-type="string">
            <text:p>-0.005420</text:p>
          </table:table-cell>
        </table:table-row>
        <table:table-row table:style-name="ro1" table:visibility="filter">
          <table:table-cell office:value-type="float" office:value="1527146713.1825" calcext:value-type="float">
            <text:p>1527146713.1825</text:p>
          </table:table-cell>
          <table:table-cell office:value-type="string" calcext:value-type="string">
            <text:p>PID_y</text:p>
          </table:table-cell>
          <table:table-cell office:value-type="float" office:value="190.494965" calcext:value-type="float">
            <text:p>190.494965</text:p>
          </table:table-cell>
          <table:table-cell office:value-type="float" office:value="-0.008219" calcext:value-type="float">
            <text:p>-0.008219</text:p>
          </table:table-cell>
          <table:table-cell office:value-type="float" office:value="0.791283" calcext:value-type="float">
            <text:p>0.791283</text:p>
          </table:table-cell>
          <table:table-cell office:value-type="float" office:value="-0.003717" calcext:value-type="float">
            <text:p>-0.003717</text:p>
          </table:table-cell>
          <table:table-cell office:value-type="float" office:value="8.148392" calcext:value-type="float">
            <text:p>8.148392</text:p>
          </table:table-cell>
          <table:table-cell office:value-type="float" office:value="-0.039691" calcext:value-type="float">
            <text:p>-0.039691</text:p>
          </table:table-cell>
          <table:table-cell office:value-type="float" office:value="0.804139" calcext:value-type="float">
            <text:p>0.804139</text:p>
          </table:table-cell>
          <table:table-cell office:value-type="string" calcext:value-type="string">
            <text:p>-0.005420</text:p>
          </table:table-cell>
        </table:table-row>
        <table:table-row table:style-name="ro1">
          <table:table-cell office:value-type="float" office:value="1527146713.20193" calcext:value-type="float">
            <text:p>1527146713.20193</text:p>
          </table:table-cell>
          <table:table-cell office:value-type="string" calcext:value-type="string">
            <text:p>TOC_x</text:p>
          </table:table-cell>
          <table:table-cell office:value-type="float" office:value="184.152084" calcext:value-type="float">
            <text:p>184.152084</text:p>
          </table:table-cell>
          <table:table-cell office:value-type="float" office:value="-0.001238" calcext:value-type="float">
            <text:p>-0.001238</text:p>
          </table:table-cell>
          <table:table-cell office:value-type="float" office:value="0.77792" calcext:value-type="float">
            <text:p>0.77792</text:p>
          </table:table-cell>
          <table:table-cell office:value-type="float" office:value="-0.000903" calcext:value-type="float">
            <text:p>-0.000903</text:p>
          </table:table-cell>
          <table:table-cell office:value-type="float" office:value="8.011302" calcext:value-type="float">
            <text:p>8.011302</text:p>
          </table:table-cell>
          <table:table-cell office:value-type="float" office:value="-0.010823" calcext:value-type="float">
            <text:p>-0.010823</text:p>
          </table:table-cell>
          <table:table-cell office:value-type="float" office:value="0.791283" calcext:value-type="float">
            <text:p>0.791283</text:p>
          </table:table-cell>
          <table:table-cell office:value-type="string" calcext:value-type="string">
            <text:p>-0.003717</text:p>
          </table:table-cell>
        </table:table-row>
        <table:table-row table:style-name="ro1" table:visibility="filter">
          <table:table-cell office:value-type="float" office:value="1527146713.20199" calcext:value-type="float">
            <text:p>1527146713.20199</text:p>
          </table:table-cell>
          <table:table-cell office:value-type="string" calcext:value-type="string">
            <text:p>PID_y</text:p>
          </table:table-cell>
          <table:table-cell office:value-type="float" office:value="184.152084" calcext:value-type="float">
            <text:p>184.152084</text:p>
          </table:table-cell>
          <table:table-cell office:value-type="float" office:value="-0.001238" calcext:value-type="float">
            <text:p>-0.001238</text:p>
          </table:table-cell>
          <table:table-cell office:value-type="float" office:value="0.77792" calcext:value-type="float">
            <text:p>0.77792</text:p>
          </table:table-cell>
          <table:table-cell office:value-type="float" office:value="-0.000903" calcext:value-type="float">
            <text:p>-0.000903</text:p>
          </table:table-cell>
          <table:table-cell office:value-type="float" office:value="8.011302" calcext:value-type="float">
            <text:p>8.011302</text:p>
          </table:table-cell>
          <table:table-cell office:value-type="float" office:value="-0.010823" calcext:value-type="float">
            <text:p>-0.010823</text:p>
          </table:table-cell>
          <table:table-cell office:value-type="float" office:value="0.791283" calcext:value-type="float">
            <text:p>0.791283</text:p>
          </table:table-cell>
          <table:table-cell office:value-type="string" calcext:value-type="string">
            <text:p>-0.003717</text:p>
          </table:table-cell>
        </table:table-row>
        <table:table-row table:style-name="ro1">
          <table:table-cell office:value-type="float" office:value="1527146713.22254" calcext:value-type="float">
            <text:p>1527146713.22254</text:p>
          </table:table-cell>
          <table:table-cell office:value-type="string" calcext:value-type="string">
            <text:p>TOC_x</text:p>
          </table:table-cell>
          <table:table-cell office:value-type="float" office:value="175.142441" calcext:value-type="float">
            <text:p>175.142441</text:p>
          </table:table-cell>
          <table:table-cell office:value-type="float" office:value="-0.003218" calcext:value-type="float">
            <text:p>-0.003218</text:p>
          </table:table-cell>
          <table:table-cell office:value-type="float" office:value="0.757408" calcext:value-type="float">
            <text:p>0.757408</text:p>
          </table:table-cell>
          <table:table-cell office:value-type="float" office:value="-0.001955" calcext:value-type="float">
            <text:p>-0.001955</text:p>
          </table:table-cell>
          <table:table-cell office:value-type="float" office:value="7.812475" calcext:value-type="float">
            <text:p>7.812475</text:p>
          </table:table-cell>
          <table:table-cell office:value-type="float" office:value="-0.021019" calcext:value-type="float">
            <text:p>-0.021019</text:p>
          </table:table-cell>
          <table:table-cell office:value-type="float" office:value="0.77792" calcext:value-type="float">
            <text:p>0.77792</text:p>
          </table:table-cell>
          <table:table-cell office:value-type="string" calcext:value-type="string">
            <text:p>-0.000903</text:p>
          </table:table-cell>
        </table:table-row>
        <table:table-row table:style-name="ro1" table:visibility="filter">
          <table:table-cell office:value-type="float" office:value="1527146713.22259" calcext:value-type="float">
            <text:p>1527146713.22259</text:p>
          </table:table-cell>
          <table:table-cell office:value-type="string" calcext:value-type="string">
            <text:p>PID_y</text:p>
          </table:table-cell>
          <table:table-cell office:value-type="float" office:value="175.142441" calcext:value-type="float">
            <text:p>175.142441</text:p>
          </table:table-cell>
          <table:table-cell office:value-type="float" office:value="-0.003218" calcext:value-type="float">
            <text:p>-0.003218</text:p>
          </table:table-cell>
          <table:table-cell office:value-type="float" office:value="0.757408" calcext:value-type="float">
            <text:p>0.757408</text:p>
          </table:table-cell>
          <table:table-cell office:value-type="float" office:value="-0.001955" calcext:value-type="float">
            <text:p>-0.001955</text:p>
          </table:table-cell>
          <table:table-cell office:value-type="float" office:value="7.812475" calcext:value-type="float">
            <text:p>7.812475</text:p>
          </table:table-cell>
          <table:table-cell office:value-type="float" office:value="-0.021019" calcext:value-type="float">
            <text:p>-0.021019</text:p>
          </table:table-cell>
          <table:table-cell office:value-type="float" office:value="0.77792" calcext:value-type="float">
            <text:p>0.77792</text:p>
          </table:table-cell>
          <table:table-cell office:value-type="string" calcext:value-type="string">
            <text:p>-0.000903</text:p>
          </table:table-cell>
        </table:table-row>
        <table:table-row table:style-name="ro1">
          <table:table-cell office:value-type="float" office:value="1527146713.24216" calcext:value-type="float">
            <text:p>1527146713.24216</text:p>
          </table:table-cell>
          <table:table-cell office:value-type="string" calcext:value-type="string">
            <text:p>TOC_x</text:p>
          </table:table-cell>
          <table:table-cell office:value-type="float" office:value="168.622604" calcext:value-type="float">
            <text:p>168.622604</text:p>
          </table:table-cell>
          <table:table-cell office:value-type="float" office:value="-0.00145" calcext:value-type="float">
            <text:p>-0.00145</text:p>
          </table:table-cell>
          <table:table-cell office:value-type="float" office:value="0.742976" calcext:value-type="float">
            <text:p>0.742976</text:p>
          </table:table-cell>
          <table:table-cell office:value-type="float" office:value="-0.001052" calcext:value-type="float">
            <text:p>-0.001052</text:p>
          </table:table-cell>
          <table:table-cell office:value-type="float" office:value="7.665368" calcext:value-type="float">
            <text:p>7.665368</text:p>
          </table:table-cell>
          <table:table-cell office:value-type="float" office:value="-0.011807" calcext:value-type="float">
            <text:p>-0.011807</text:p>
          </table:table-cell>
          <table:table-cell office:value-type="float" office:value="0.757408" calcext:value-type="float">
            <text:p>0.757408</text:p>
          </table:table-cell>
          <table:table-cell office:value-type="string" calcext:value-type="string">
            <text:p>-0.001955</text:p>
          </table:table-cell>
        </table:table-row>
        <table:table-row table:style-name="ro1" table:visibility="filter">
          <table:table-cell office:value-type="float" office:value="1527146713.24221" calcext:value-type="float">
            <text:p>1527146713.24221</text:p>
          </table:table-cell>
          <table:table-cell office:value-type="string" calcext:value-type="string">
            <text:p>PID_y</text:p>
          </table:table-cell>
          <table:table-cell office:value-type="float" office:value="168.622604" calcext:value-type="float">
            <text:p>168.622604</text:p>
          </table:table-cell>
          <table:table-cell office:value-type="float" office:value="-0.00145" calcext:value-type="float">
            <text:p>-0.00145</text:p>
          </table:table-cell>
          <table:table-cell office:value-type="float" office:value="0.742976" calcext:value-type="float">
            <text:p>0.742976</text:p>
          </table:table-cell>
          <table:table-cell office:value-type="float" office:value="-0.001052" calcext:value-type="float">
            <text:p>-0.001052</text:p>
          </table:table-cell>
          <table:table-cell office:value-type="float" office:value="7.665368" calcext:value-type="float">
            <text:p>7.665368</text:p>
          </table:table-cell>
          <table:table-cell office:value-type="float" office:value="-0.011807" calcext:value-type="float">
            <text:p>-0.011807</text:p>
          </table:table-cell>
          <table:table-cell office:value-type="float" office:value="0.757408" calcext:value-type="float">
            <text:p>0.757408</text:p>
          </table:table-cell>
          <table:table-cell office:value-type="string" calcext:value-type="string">
            <text:p>-0.001955</text:p>
          </table:table-cell>
        </table:table-row>
        <table:table-row table:style-name="ro1">
          <table:table-cell office:value-type="float" office:value="1527146713.26264" calcext:value-type="float">
            <text:p>1527146713.26264</text:p>
          </table:table-cell>
          <table:table-cell office:value-type="string" calcext:value-type="string">
            <text:p>TOC_x</text:p>
          </table:table-cell>
          <table:table-cell office:value-type="float" office:value="159.102982" calcext:value-type="float">
            <text:p>159.102982</text:p>
          </table:table-cell>
          <table:table-cell office:value-type="float" office:value="-0.000242" calcext:value-type="float">
            <text:p>-0.000242</text:p>
          </table:table-cell>
          <table:table-cell office:value-type="float" office:value="0.720459" calcext:value-type="float">
            <text:p>0.720459</text:p>
          </table:table-cell>
          <table:table-cell office:value-type="float" office:value="-0.000206" calcext:value-type="float">
            <text:p>-0.000206</text:p>
          </table:table-cell>
          <table:table-cell office:value-type="float" office:value="7.445394" calcext:value-type="float">
            <text:p>7.445394</text:p>
          </table:table-cell>
          <table:table-cell office:value-type="float" office:value="-0.003544" calcext:value-type="float">
            <text:p>-0.003544</text:p>
          </table:table-cell>
          <table:table-cell office:value-type="float" office:value="0.742976" calcext:value-type="float">
            <text:p>0.742976</text:p>
          </table:table-cell>
          <table:table-cell office:value-type="string" calcext:value-type="string">
            <text:p>-0.001052</text:p>
          </table:table-cell>
        </table:table-row>
        <table:table-row table:style-name="ro1" table:visibility="filter">
          <table:table-cell office:value-type="float" office:value="1527146713.26269" calcext:value-type="float">
            <text:p>1527146713.26269</text:p>
          </table:table-cell>
          <table:table-cell office:value-type="string" calcext:value-type="string">
            <text:p>PID_y</text:p>
          </table:table-cell>
          <table:table-cell office:value-type="float" office:value="159.102982" calcext:value-type="float">
            <text:p>159.102982</text:p>
          </table:table-cell>
          <table:table-cell office:value-type="float" office:value="-0.000242" calcext:value-type="float">
            <text:p>-0.000242</text:p>
          </table:table-cell>
          <table:table-cell office:value-type="float" office:value="0.720459" calcext:value-type="float">
            <text:p>0.720459</text:p>
          </table:table-cell>
          <table:table-cell office:value-type="float" office:value="-0.000206" calcext:value-type="float">
            <text:p>-0.000206</text:p>
          </table:table-cell>
          <table:table-cell office:value-type="float" office:value="7.445394" calcext:value-type="float">
            <text:p>7.445394</text:p>
          </table:table-cell>
          <table:table-cell office:value-type="float" office:value="-0.003544" calcext:value-type="float">
            <text:p>-0.003544</text:p>
          </table:table-cell>
          <table:table-cell office:value-type="float" office:value="0.742976" calcext:value-type="float">
            <text:p>0.742976</text:p>
          </table:table-cell>
          <table:table-cell office:value-type="string" calcext:value-type="string">
            <text:p>-0.001052</text:p>
          </table:table-cell>
        </table:table-row>
        <table:table-row table:style-name="ro1">
          <table:table-cell office:value-type="float" office:value="1527146713.28213" calcext:value-type="float">
            <text:p>1527146713.28213</text:p>
          </table:table-cell>
          <table:table-cell office:value-type="string" calcext:value-type="string">
            <text:p>TOC_x</text:p>
          </table:table-cell>
          <table:table-cell office:value-type="float" office:value="152.473373" calcext:value-type="float">
            <text:p>152.473373</text:p>
          </table:table-cell>
          <table:table-cell office:value-type="float" office:value="-0.002104" calcext:value-type="float">
            <text:p>-0.002104</text:p>
          </table:table-cell>
          <table:table-cell office:value-type="float" office:value="0.705145" calcext:value-type="float">
            <text:p>0.705145</text:p>
          </table:table-cell>
          <table:table-cell office:value-type="float" office:value="-0.001395" calcext:value-type="float">
            <text:p>-0.001395</text:p>
          </table:table-cell>
          <table:table-cell office:value-type="float" office:value="7.28827" calcext:value-type="float">
            <text:p>7.28827</text:p>
          </table:table-cell>
          <table:table-cell office:value-type="float" office:value="-0.015746" calcext:value-type="float">
            <text:p>-0.015746</text:p>
          </table:table-cell>
          <table:table-cell office:value-type="float" office:value="0.720459" calcext:value-type="float">
            <text:p>0.720459</text:p>
          </table:table-cell>
          <table:table-cell office:value-type="string" calcext:value-type="string">
            <text:p>-0.000206</text:p>
          </table:table-cell>
        </table:table-row>
        <table:table-row table:style-name="ro1" table:visibility="filter">
          <table:table-cell office:value-type="float" office:value="1527146713.28218" calcext:value-type="float">
            <text:p>1527146713.28218</text:p>
          </table:table-cell>
          <table:table-cell office:value-type="string" calcext:value-type="string">
            <text:p>PID_y</text:p>
          </table:table-cell>
          <table:table-cell office:value-type="float" office:value="152.473373" calcext:value-type="float">
            <text:p>152.473373</text:p>
          </table:table-cell>
          <table:table-cell office:value-type="float" office:value="-0.002104" calcext:value-type="float">
            <text:p>-0.002104</text:p>
          </table:table-cell>
          <table:table-cell office:value-type="float" office:value="0.705145" calcext:value-type="float">
            <text:p>0.705145</text:p>
          </table:table-cell>
          <table:table-cell office:value-type="float" office:value="-0.001395" calcext:value-type="float">
            <text:p>-0.001395</text:p>
          </table:table-cell>
          <table:table-cell office:value-type="float" office:value="7.28827" calcext:value-type="float">
            <text:p>7.28827</text:p>
          </table:table-cell>
          <table:table-cell office:value-type="float" office:value="-0.015746" calcext:value-type="float">
            <text:p>-0.015746</text:p>
          </table:table-cell>
          <table:table-cell office:value-type="float" office:value="0.720459" calcext:value-type="float">
            <text:p>0.720459</text:p>
          </table:table-cell>
          <table:table-cell office:value-type="string" calcext:value-type="string">
            <text:p>-0.000206</text:p>
          </table:table-cell>
        </table:table-row>
        <table:table-row table:style-name="ro1">
          <table:table-cell office:value-type="float" office:value="1527146713.30266" calcext:value-type="float">
            <text:p>1527146713.30266</text:p>
          </table:table-cell>
          <table:table-cell office:value-type="string" calcext:value-type="string">
            <text:p>TOC_x</text:p>
          </table:table-cell>
          <table:table-cell office:value-type="float" office:value="146.045273" calcext:value-type="float">
            <text:p>146.045273</text:p>
          </table:table-cell>
          <table:table-cell office:value-type="float" office:value="-0.001181" calcext:value-type="float">
            <text:p>-0.001181</text:p>
          </table:table-cell>
          <table:table-cell office:value-type="float" office:value="0.689164" calcext:value-type="float">
            <text:p>0.689164</text:p>
          </table:table-cell>
          <table:table-cell office:value-type="float" office:value="-0.000862" calcext:value-type="float">
            <text:p>-0.000862</text:p>
          </table:table-cell>
          <table:table-cell office:value-type="float" office:value="7.132646" calcext:value-type="float">
            <text:p>7.132646</text:p>
          </table:table-cell>
          <table:table-cell office:value-type="float" office:value="-0.010559" calcext:value-type="float">
            <text:p>-0.010559</text:p>
          </table:table-cell>
          <table:table-cell office:value-type="float" office:value="0.705145" calcext:value-type="float">
            <text:p>0.705145</text:p>
          </table:table-cell>
          <table:table-cell office:value-type="string" calcext:value-type="string">
            <text:p>-0.001395</text:p>
          </table:table-cell>
        </table:table-row>
        <table:table-row table:style-name="ro1" table:visibility="filter">
          <table:table-cell office:value-type="float" office:value="1527146713.30272" calcext:value-type="float">
            <text:p>1527146713.30272</text:p>
          </table:table-cell>
          <table:table-cell office:value-type="string" calcext:value-type="string">
            <text:p>PID_y</text:p>
          </table:table-cell>
          <table:table-cell office:value-type="float" office:value="146.045273" calcext:value-type="float">
            <text:p>146.045273</text:p>
          </table:table-cell>
          <table:table-cell office:value-type="float" office:value="-0.001181" calcext:value-type="float">
            <text:p>-0.001181</text:p>
          </table:table-cell>
          <table:table-cell office:value-type="float" office:value="0.689164" calcext:value-type="float">
            <text:p>0.689164</text:p>
          </table:table-cell>
          <table:table-cell office:value-type="float" office:value="-0.000862" calcext:value-type="float">
            <text:p>-0.000862</text:p>
          </table:table-cell>
          <table:table-cell office:value-type="float" office:value="7.132646" calcext:value-type="float">
            <text:p>7.132646</text:p>
          </table:table-cell>
          <table:table-cell office:value-type="float" office:value="-0.010559" calcext:value-type="float">
            <text:p>-0.010559</text:p>
          </table:table-cell>
          <table:table-cell office:value-type="float" office:value="0.705145" calcext:value-type="float">
            <text:p>0.705145</text:p>
          </table:table-cell>
          <table:table-cell office:value-type="string" calcext:value-type="string">
            <text:p>-0.001395</text:p>
          </table:table-cell>
        </table:table-row>
        <table:table-row table:style-name="ro1">
          <table:table-cell office:value-type="float" office:value="1527146713.32215" calcext:value-type="float">
            <text:p>1527146713.32215</text:p>
          </table:table-cell>
          <table:table-cell office:value-type="string" calcext:value-type="string">
            <text:p>TOC_x</text:p>
          </table:table-cell>
          <table:table-cell office:value-type="float" office:value="135.972412" calcext:value-type="float">
            <text:p>135.972412</text:p>
          </table:table-cell>
          <table:table-cell office:value-type="float" office:value="-0.007887" calcext:value-type="float">
            <text:p>-0.007887</text:p>
          </table:table-cell>
          <table:table-cell office:value-type="float" office:value="0.66472" calcext:value-type="float">
            <text:p>0.66472</text:p>
          </table:table-cell>
          <table:table-cell office:value-type="float" office:value="-0.003605" calcext:value-type="float">
            <text:p>-0.003605</text:p>
          </table:table-cell>
          <table:table-cell office:value-type="float" office:value="6.881692" calcext:value-type="float">
            <text:p>6.881692</text:p>
          </table:table-cell>
          <table:table-cell office:value-type="float" office:value="-0.038715" calcext:value-type="float">
            <text:p>-0.038715</text:p>
          </table:table-cell>
          <table:table-cell office:value-type="float" office:value="0.689164" calcext:value-type="float">
            <text:p>0.689164</text:p>
          </table:table-cell>
          <table:table-cell office:value-type="string" calcext:value-type="string">
            <text:p>-0.000862</text:p>
          </table:table-cell>
        </table:table-row>
        <table:table-row table:style-name="ro1" table:visibility="filter">
          <table:table-cell office:value-type="float" office:value="1527146713.3222" calcext:value-type="float">
            <text:p>1527146713.3222</text:p>
          </table:table-cell>
          <table:table-cell office:value-type="string" calcext:value-type="string">
            <text:p>PID_y</text:p>
          </table:table-cell>
          <table:table-cell office:value-type="float" office:value="135.972412" calcext:value-type="float">
            <text:p>135.972412</text:p>
          </table:table-cell>
          <table:table-cell office:value-type="float" office:value="-0.007887" calcext:value-type="float">
            <text:p>-0.007887</text:p>
          </table:table-cell>
          <table:table-cell office:value-type="float" office:value="0.66472" calcext:value-type="float">
            <text:p>0.66472</text:p>
          </table:table-cell>
          <table:table-cell office:value-type="float" office:value="-0.003605" calcext:value-type="float">
            <text:p>-0.003605</text:p>
          </table:table-cell>
          <table:table-cell office:value-type="float" office:value="6.881692" calcext:value-type="float">
            <text:p>6.881692</text:p>
          </table:table-cell>
          <table:table-cell office:value-type="float" office:value="-0.038715" calcext:value-type="float">
            <text:p>-0.038715</text:p>
          </table:table-cell>
          <table:table-cell office:value-type="float" office:value="0.689164" calcext:value-type="float">
            <text:p>0.689164</text:p>
          </table:table-cell>
          <table:table-cell office:value-type="string" calcext:value-type="string">
            <text:p>-0.000862</text:p>
          </table:table-cell>
        </table:table-row>
        <table:table-row table:style-name="ro1">
          <table:table-cell office:value-type="float" office:value="1527146713.34265" calcext:value-type="float">
            <text:p>1527146713.34265</text:p>
          </table:table-cell>
          <table:table-cell office:value-type="string" calcext:value-type="string">
            <text:p>TOC_x</text:p>
          </table:table-cell>
          <table:table-cell office:value-type="float" office:value="129.549332" calcext:value-type="float">
            <text:p>129.549332</text:p>
          </table:table-cell>
          <table:table-cell office:value-type="float" office:value="-0.006484" calcext:value-type="float">
            <text:p>-0.006484</text:p>
          </table:table-cell>
          <table:table-cell office:value-type="float" office:value="0.647821" calcext:value-type="float">
            <text:p>0.647821</text:p>
          </table:table-cell>
          <table:table-cell office:value-type="float" office:value="-0.003142" calcext:value-type="float">
            <text:p>-0.003142</text:p>
          </table:table-cell>
          <table:table-cell office:value-type="float" office:value="6.716809" calcext:value-type="float">
            <text:p>6.716809</text:p>
          </table:table-cell>
          <table:table-cell office:value-type="float" office:value="-0.034201" calcext:value-type="float">
            <text:p>-0.034201</text:p>
          </table:table-cell>
          <table:table-cell office:value-type="float" office:value="0.66472" calcext:value-type="float">
            <text:p>0.66472</text:p>
          </table:table-cell>
          <table:table-cell office:value-type="string" calcext:value-type="string">
            <text:p>-0.003605</text:p>
          </table:table-cell>
        </table:table-row>
        <table:table-row table:style-name="ro1" table:visibility="filter">
          <table:table-cell office:value-type="float" office:value="1527146713.34271" calcext:value-type="float">
            <text:p>1527146713.34271</text:p>
          </table:table-cell>
          <table:table-cell office:value-type="string" calcext:value-type="string">
            <text:p>PID_y</text:p>
          </table:table-cell>
          <table:table-cell office:value-type="float" office:value="129.549332" calcext:value-type="float">
            <text:p>129.549332</text:p>
          </table:table-cell>
          <table:table-cell office:value-type="float" office:value="-0.006484" calcext:value-type="float">
            <text:p>-0.006484</text:p>
          </table:table-cell>
          <table:table-cell office:value-type="float" office:value="0.647821" calcext:value-type="float">
            <text:p>0.647821</text:p>
          </table:table-cell>
          <table:table-cell office:value-type="float" office:value="-0.003142" calcext:value-type="float">
            <text:p>-0.003142</text:p>
          </table:table-cell>
          <table:table-cell office:value-type="float" office:value="6.716809" calcext:value-type="float">
            <text:p>6.716809</text:p>
          </table:table-cell>
          <table:table-cell office:value-type="float" office:value="-0.034201" calcext:value-type="float">
            <text:p>-0.034201</text:p>
          </table:table-cell>
          <table:table-cell office:value-type="float" office:value="0.66472" calcext:value-type="float">
            <text:p>0.66472</text:p>
          </table:table-cell>
          <table:table-cell office:value-type="string" calcext:value-type="string">
            <text:p>-0.003605</text:p>
          </table:table-cell>
        </table:table-row>
        <table:table-row table:style-name="ro1">
          <table:table-cell office:value-type="float" office:value="1527146713.36226" calcext:value-type="float">
            <text:p>1527146713.36226</text:p>
          </table:table-cell>
          <table:table-cell office:value-type="string" calcext:value-type="string">
            <text:p>TOC_x</text:p>
          </table:table-cell>
          <table:table-cell office:value-type="float" office:value="119.558189" calcext:value-type="float">
            <text:p>119.558189</text:p>
          </table:table-cell>
          <table:table-cell office:value-type="float" office:value="-0.012313" calcext:value-type="float">
            <text:p>-0.012313</text:p>
          </table:table-cell>
          <table:table-cell office:value-type="float" office:value="0.621843" calcext:value-type="float">
            <text:p>0.621843</text:p>
          </table:table-cell>
          <table:table-cell office:value-type="float" office:value="-0.004813" calcext:value-type="float">
            <text:p>-0.004813</text:p>
          </table:table-cell>
          <table:table-cell office:value-type="float" office:value="6.451955" calcext:value-type="float">
            <text:p>6.451955</text:p>
          </table:table-cell>
          <table:table-cell office:value-type="float" office:value="-0.051235" calcext:value-type="float">
            <text:p>-0.051235</text:p>
          </table:table-cell>
          <table:table-cell office:value-type="float" office:value="0.647821" calcext:value-type="float">
            <text:p>0.647821</text:p>
          </table:table-cell>
          <table:table-cell office:value-type="string" calcext:value-type="string">
            <text:p>-0.003142</text:p>
          </table:table-cell>
        </table:table-row>
        <table:table-row table:style-name="ro1" table:visibility="filter">
          <table:table-cell office:value-type="float" office:value="1527146713.36235" calcext:value-type="float">
            <text:p>1527146713.36235</text:p>
          </table:table-cell>
          <table:table-cell office:value-type="string" calcext:value-type="string">
            <text:p>PID_y</text:p>
          </table:table-cell>
          <table:table-cell office:value-type="float" office:value="119.558189" calcext:value-type="float">
            <text:p>119.558189</text:p>
          </table:table-cell>
          <table:table-cell office:value-type="float" office:value="-0.012313" calcext:value-type="float">
            <text:p>-0.012313</text:p>
          </table:table-cell>
          <table:table-cell office:value-type="float" office:value="0.621843" calcext:value-type="float">
            <text:p>0.621843</text:p>
          </table:table-cell>
          <table:table-cell office:value-type="float" office:value="-0.004813" calcext:value-type="float">
            <text:p>-0.004813</text:p>
          </table:table-cell>
          <table:table-cell office:value-type="float" office:value="6.451955" calcext:value-type="float">
            <text:p>6.451955</text:p>
          </table:table-cell>
          <table:table-cell office:value-type="float" office:value="-0.051235" calcext:value-type="float">
            <text:p>-0.051235</text:p>
          </table:table-cell>
          <table:table-cell office:value-type="float" office:value="0.647821" calcext:value-type="float">
            <text:p>0.647821</text:p>
          </table:table-cell>
          <table:table-cell office:value-type="string" calcext:value-type="string">
            <text:p>-0.003142</text:p>
          </table:table-cell>
        </table:table-row>
        <table:table-row table:style-name="ro1">
          <table:table-cell office:value-type="float" office:value="1527146713.3828" calcext:value-type="float">
            <text:p>1527146713.3828</text:p>
          </table:table-cell>
          <table:table-cell office:value-type="string" calcext:value-type="string">
            <text:p>TOC_x</text:p>
          </table:table-cell>
          <table:table-cell office:value-type="float" office:value="113.211143" calcext:value-type="float">
            <text:p>113.211143</text:p>
          </table:table-cell>
          <table:table-cell office:value-type="float" office:value="-0.01793" calcext:value-type="float">
            <text:p>-0.01793</text:p>
          </table:table-cell>
          <table:table-cell office:value-type="float" office:value="0.603972" calcext:value-type="float">
            <text:p>0.603972</text:p>
          </table:table-cell>
          <table:table-cell office:value-type="float" office:value="-0.006147" calcext:value-type="float">
            <text:p>-0.006147</text:p>
          </table:table-cell>
          <table:table-cell office:value-type="float" office:value="6.277938" calcext:value-type="float">
            <text:p>6.277938</text:p>
          </table:table-cell>
          <table:table-cell office:value-type="float" office:value="-0.06422" calcext:value-type="float">
            <text:p>-0.06422</text:p>
          </table:table-cell>
          <table:table-cell office:value-type="float" office:value="0.621843" calcext:value-type="float">
            <text:p>0.621843</text:p>
          </table:table-cell>
          <table:table-cell office:value-type="string" calcext:value-type="string">
            <text:p>-0.004813</text:p>
          </table:table-cell>
        </table:table-row>
        <table:table-row table:style-name="ro1" table:visibility="filter">
          <table:table-cell office:value-type="float" office:value="1527146713.38285" calcext:value-type="float">
            <text:p>1527146713.38285</text:p>
          </table:table-cell>
          <table:table-cell office:value-type="string" calcext:value-type="string">
            <text:p>PID_y</text:p>
          </table:table-cell>
          <table:table-cell office:value-type="float" office:value="113.211143" calcext:value-type="float">
            <text:p>113.211143</text:p>
          </table:table-cell>
          <table:table-cell office:value-type="float" office:value="-0.01793" calcext:value-type="float">
            <text:p>-0.01793</text:p>
          </table:table-cell>
          <table:table-cell office:value-type="float" office:value="0.603972" calcext:value-type="float">
            <text:p>0.603972</text:p>
          </table:table-cell>
          <table:table-cell office:value-type="float" office:value="-0.006147" calcext:value-type="float">
            <text:p>-0.006147</text:p>
          </table:table-cell>
          <table:table-cell office:value-type="float" office:value="6.277938" calcext:value-type="float">
            <text:p>6.277938</text:p>
          </table:table-cell>
          <table:table-cell office:value-type="float" office:value="-0.06422" calcext:value-type="float">
            <text:p>-0.06422</text:p>
          </table:table-cell>
          <table:table-cell office:value-type="float" office:value="0.621843" calcext:value-type="float">
            <text:p>0.621843</text:p>
          </table:table-cell>
          <table:table-cell office:value-type="string" calcext:value-type="string">
            <text:p>-0.004813</text:p>
          </table:table-cell>
        </table:table-row>
        <table:table-row table:style-name="ro1">
          <table:table-cell office:value-type="float" office:value="1527146713.40233" calcext:value-type="float">
            <text:p>1527146713.40233</text:p>
          </table:table-cell>
          <table:table-cell office:value-type="string" calcext:value-type="string">
            <text:p>TOC_x</text:p>
          </table:table-cell>
          <table:table-cell office:value-type="float" office:value="106.571991" calcext:value-type="float">
            <text:p>106.571991</text:p>
          </table:table-cell>
          <table:table-cell office:value-type="float" office:value="-0.035406" calcext:value-type="float">
            <text:p>-0.035406</text:p>
          </table:table-cell>
          <table:table-cell office:value-type="float" office:value="0.585704" calcext:value-type="float">
            <text:p>0.585704</text:p>
          </table:table-cell>
          <table:table-cell office:value-type="float" office:value="-0.009219" calcext:value-type="float">
            <text:p>-0.009219</text:p>
          </table:table-cell>
          <table:table-cell office:value-type="float" office:value="6.090583" calcext:value-type="float">
            <text:p>6.090583</text:p>
          </table:table-cell>
          <table:table-cell office:value-type="float" office:value="-0.095736" calcext:value-type="float">
            <text:p>-0.095736</text:p>
          </table:table-cell>
          <table:table-cell office:value-type="float" office:value="0.603972" calcext:value-type="float">
            <text:p>0.603972</text:p>
          </table:table-cell>
          <table:table-cell office:value-type="string" calcext:value-type="string">
            <text:p>-0.006147</text:p>
          </table:table-cell>
        </table:table-row>
        <table:table-row table:style-name="ro1" table:visibility="filter">
          <table:table-cell office:value-type="float" office:value="1527146713.40239" calcext:value-type="float">
            <text:p>1527146713.40239</text:p>
          </table:table-cell>
          <table:table-cell office:value-type="string" calcext:value-type="string">
            <text:p>PID_y</text:p>
          </table:table-cell>
          <table:table-cell office:value-type="float" office:value="106.571991" calcext:value-type="float">
            <text:p>106.571991</text:p>
          </table:table-cell>
          <table:table-cell office:value-type="float" office:value="-0.035406" calcext:value-type="float">
            <text:p>-0.035406</text:p>
          </table:table-cell>
          <table:table-cell office:value-type="float" office:value="0.585704" calcext:value-type="float">
            <text:p>0.585704</text:p>
          </table:table-cell>
          <table:table-cell office:value-type="float" office:value="-0.009219" calcext:value-type="float">
            <text:p>-0.009219</text:p>
          </table:table-cell>
          <table:table-cell office:value-type="float" office:value="6.090583" calcext:value-type="float">
            <text:p>6.090583</text:p>
          </table:table-cell>
          <table:table-cell office:value-type="float" office:value="-0.095736" calcext:value-type="float">
            <text:p>-0.095736</text:p>
          </table:table-cell>
          <table:table-cell office:value-type="float" office:value="0.603972" calcext:value-type="float">
            <text:p>0.603972</text:p>
          </table:table-cell>
          <table:table-cell office:value-type="string" calcext:value-type="string">
            <text:p>-0.006147</text:p>
          </table:table-cell>
        </table:table-row>
        <table:table-row table:style-name="ro1">
          <table:table-cell office:value-type="float" office:value="1527146713.42297" calcext:value-type="float">
            <text:p>1527146713.42297</text:p>
          </table:table-cell>
          <table:table-cell office:value-type="string" calcext:value-type="string">
            <text:p>TOC_x</text:p>
          </table:table-cell>
          <table:table-cell office:value-type="float" office:value="97.286682" calcext:value-type="float">
            <text:p>97.286682</text:p>
          </table:table-cell>
          <table:table-cell office:value-type="float" office:value="-0.050259" calcext:value-type="float">
            <text:p>-0.050259</text:p>
          </table:table-cell>
          <table:table-cell office:value-type="float" office:value="0.557594" calcext:value-type="float">
            <text:p>0.557594</text:p>
          </table:table-cell>
          <table:table-cell office:value-type="float" office:value="-0.01138" calcext:value-type="float">
            <text:p>-0.01138</text:p>
          </table:table-cell>
          <table:table-cell office:value-type="float" office:value="5.818521" calcext:value-type="float">
            <text:p>5.818521</text:p>
          </table:table-cell>
          <table:table-cell office:value-type="float" office:value="-0.11665" calcext:value-type="float">
            <text:p>-0.11665</text:p>
          </table:table-cell>
          <table:table-cell office:value-type="float" office:value="0.585704" calcext:value-type="float">
            <text:p>0.585704</text:p>
          </table:table-cell>
          <table:table-cell office:value-type="string" calcext:value-type="string">
            <text:p>-0.009219</text:p>
          </table:table-cell>
        </table:table-row>
        <table:table-row table:style-name="ro1" table:visibility="filter">
          <table:table-cell office:value-type="float" office:value="1527146713.42308" calcext:value-type="float">
            <text:p>1527146713.42308</text:p>
          </table:table-cell>
          <table:table-cell office:value-type="string" calcext:value-type="string">
            <text:p>PID_y</text:p>
          </table:table-cell>
          <table:table-cell office:value-type="float" office:value="97.286682" calcext:value-type="float">
            <text:p>97.286682</text:p>
          </table:table-cell>
          <table:table-cell office:value-type="float" office:value="-0.050259" calcext:value-type="float">
            <text:p>-0.050259</text:p>
          </table:table-cell>
          <table:table-cell office:value-type="float" office:value="0.557594" calcext:value-type="float">
            <text:p>0.557594</text:p>
          </table:table-cell>
          <table:table-cell office:value-type="float" office:value="-0.01138" calcext:value-type="float">
            <text:p>-0.01138</text:p>
          </table:table-cell>
          <table:table-cell office:value-type="float" office:value="5.818521" calcext:value-type="float">
            <text:p>5.818521</text:p>
          </table:table-cell>
          <table:table-cell office:value-type="float" office:value="-0.11665" calcext:value-type="float">
            <text:p>-0.11665</text:p>
          </table:table-cell>
          <table:table-cell office:value-type="float" office:value="0.585704" calcext:value-type="float">
            <text:p>0.585704</text:p>
          </table:table-cell>
          <table:table-cell office:value-type="string" calcext:value-type="string">
            <text:p>-0.009219</text:p>
          </table:table-cell>
        </table:table-row>
        <table:table-row table:style-name="ro1">
          <table:table-cell office:value-type="float" office:value="1527146713.44254" calcext:value-type="float">
            <text:p>1527146713.44254</text:p>
          </table:table-cell>
          <table:table-cell office:value-type="string" calcext:value-type="string">
            <text:p>TOC_x</text:p>
          </table:table-cell>
          <table:table-cell office:value-type="float" office:value="90.800285" calcext:value-type="float">
            <text:p>90.800285</text:p>
          </table:table-cell>
          <table:table-cell office:value-type="float" office:value="-0.076553" calcext:value-type="float">
            <text:p>-0.076553</text:p>
          </table:table-cell>
          <table:table-cell office:value-type="float" office:value="0.53823" calcext:value-type="float">
            <text:p>0.53823</text:p>
          </table:table-cell>
          <table:table-cell office:value-type="float" office:value="-0.014399" calcext:value-type="float">
            <text:p>-0.014399</text:p>
          </table:table-cell>
          <table:table-cell office:value-type="float" office:value="5.620651" calcext:value-type="float">
            <text:p>5.620651</text:p>
          </table:table-cell>
          <table:table-cell office:value-type="float" office:value="-0.147493" calcext:value-type="float">
            <text:p>-0.147493</text:p>
          </table:table-cell>
          <table:table-cell office:value-type="float" office:value="0.557594" calcext:value-type="float">
            <text:p>0.557594</text:p>
          </table:table-cell>
          <table:table-cell office:value-type="string" calcext:value-type="string">
            <text:p>-0.011380</text:p>
          </table:table-cell>
        </table:table-row>
        <table:table-row table:style-name="ro1" table:visibility="filter">
          <table:table-cell office:value-type="float" office:value="1527146713.44261" calcext:value-type="float">
            <text:p>1527146713.44261</text:p>
          </table:table-cell>
          <table:table-cell office:value-type="string" calcext:value-type="string">
            <text:p>PID_y</text:p>
          </table:table-cell>
          <table:table-cell office:value-type="float" office:value="90.800285" calcext:value-type="float">
            <text:p>90.800285</text:p>
          </table:table-cell>
          <table:table-cell office:value-type="float" office:value="-0.076553" calcext:value-type="float">
            <text:p>-0.076553</text:p>
          </table:table-cell>
          <table:table-cell office:value-type="float" office:value="0.53823" calcext:value-type="float">
            <text:p>0.53823</text:p>
          </table:table-cell>
          <table:table-cell office:value-type="float" office:value="-0.014399" calcext:value-type="float">
            <text:p>-0.014399</text:p>
          </table:table-cell>
          <table:table-cell office:value-type="float" office:value="5.620651" calcext:value-type="float">
            <text:p>5.620651</text:p>
          </table:table-cell>
          <table:table-cell office:value-type="float" office:value="-0.147493" calcext:value-type="float">
            <text:p>-0.147493</text:p>
          </table:table-cell>
          <table:table-cell office:value-type="float" office:value="0.557594" calcext:value-type="float">
            <text:p>0.557594</text:p>
          </table:table-cell>
          <table:table-cell office:value-type="string" calcext:value-type="string">
            <text:p>-0.011380</text:p>
          </table:table-cell>
        </table:table-row>
        <table:table-row table:style-name="ro1">
          <table:table-cell office:value-type="float" office:value="1527146713.46205" calcext:value-type="float">
            <text:p>1527146713.46205</text:p>
          </table:table-cell>
          <table:table-cell office:value-type="string" calcext:value-type="string">
            <text:p>TOC_x</text:p>
          </table:table-cell>
          <table:table-cell office:value-type="float" office:value="81.178185" calcext:value-type="float">
            <text:p>81.178185</text:p>
          </table:table-cell>
          <table:table-cell office:value-type="float" office:value="-0.104157" calcext:value-type="float">
            <text:p>-0.104157</text:p>
          </table:table-cell>
          <table:table-cell office:value-type="float" office:value="0.50828" calcext:value-type="float">
            <text:p>0.50828</text:p>
          </table:table-cell>
          <table:table-cell office:value-type="float" office:value="-0.017044" calcext:value-type="float">
            <text:p>-0.017044</text:p>
          </table:table-cell>
          <table:table-cell office:value-type="float" office:value="5.313612" calcext:value-type="float">
            <text:p>5.313612</text:p>
          </table:table-cell>
          <table:table-cell office:value-type="float" office:value="-0.174612" calcext:value-type="float">
            <text:p>-0.174612</text:p>
          </table:table-cell>
          <table:table-cell office:value-type="float" office:value="0.53823" calcext:value-type="float">
            <text:p>0.53823</text:p>
          </table:table-cell>
          <table:table-cell office:value-type="string" calcext:value-type="string">
            <text:p>-0.014399</text:p>
          </table:table-cell>
        </table:table-row>
        <table:table-row table:style-name="ro1" table:visibility="filter">
          <table:table-cell office:value-type="float" office:value="1527146713.46211" calcext:value-type="float">
            <text:p>1527146713.46211</text:p>
          </table:table-cell>
          <table:table-cell office:value-type="string" calcext:value-type="string">
            <text:p>PID_y</text:p>
          </table:table-cell>
          <table:table-cell office:value-type="float" office:value="81.178185" calcext:value-type="float">
            <text:p>81.178185</text:p>
          </table:table-cell>
          <table:table-cell office:value-type="float" office:value="-0.104157" calcext:value-type="float">
            <text:p>-0.104157</text:p>
          </table:table-cell>
          <table:table-cell office:value-type="float" office:value="0.50828" calcext:value-type="float">
            <text:p>0.50828</text:p>
          </table:table-cell>
          <table:table-cell office:value-type="float" office:value="-0.017044" calcext:value-type="float">
            <text:p>-0.017044</text:p>
          </table:table-cell>
          <table:table-cell office:value-type="float" office:value="5.313612" calcext:value-type="float">
            <text:p>5.313612</text:p>
          </table:table-cell>
          <table:table-cell office:value-type="float" office:value="-0.174612" calcext:value-type="float">
            <text:p>-0.174612</text:p>
          </table:table-cell>
          <table:table-cell office:value-type="float" office:value="0.53823" calcext:value-type="float">
            <text:p>0.53823</text:p>
          </table:table-cell>
          <table:table-cell office:value-type="string" calcext:value-type="string">
            <text:p>-0.014399</text:p>
          </table:table-cell>
        </table:table-row>
        <table:table-row table:style-name="ro1">
          <table:table-cell office:value-type="float" office:value="1527146713.48255" calcext:value-type="float">
            <text:p>1527146713.48255</text:p>
          </table:table-cell>
          <table:table-cell office:value-type="string" calcext:value-type="string">
            <text:p>TOC_x</text:p>
          </table:table-cell>
          <table:table-cell office:value-type="float" office:value="75.247238" calcext:value-type="float">
            <text:p>75.247238</text:p>
          </table:table-cell>
          <table:table-cell office:value-type="float" office:value="-0.152256" calcext:value-type="float">
            <text:p>-0.152256</text:p>
          </table:table-cell>
          <table:table-cell office:value-type="float" office:value="0.487953" calcext:value-type="float">
            <text:p>0.487953</text:p>
          </table:table-cell>
          <table:table-cell office:value-type="float" office:value="-0.021106" calcext:value-type="float">
            <text:p>-0.021106</text:p>
          </table:table-cell>
          <table:table-cell office:value-type="float" office:value="5.115247" calcext:value-type="float">
            <text:p>5.115247</text:p>
          </table:table-cell>
          <table:table-cell office:value-type="float" office:value="-0.214249" calcext:value-type="float">
            <text:p>-0.214249</text:p>
          </table:table-cell>
          <table:table-cell office:value-type="float" office:value="0.50828" calcext:value-type="float">
            <text:p>0.50828</text:p>
          </table:table-cell>
          <table:table-cell office:value-type="string" calcext:value-type="string">
            <text:p>-0.017044</text:p>
          </table:table-cell>
        </table:table-row>
        <table:table-row table:style-name="ro1" table:visibility="filter">
          <table:table-cell office:value-type="float" office:value="1527146713.4826" calcext:value-type="float">
            <text:p>1527146713.4826</text:p>
          </table:table-cell>
          <table:table-cell office:value-type="string" calcext:value-type="string">
            <text:p>PID_y</text:p>
          </table:table-cell>
          <table:table-cell office:value-type="float" office:value="75.247238" calcext:value-type="float">
            <text:p>75.247238</text:p>
          </table:table-cell>
          <table:table-cell office:value-type="float" office:value="-0.152256" calcext:value-type="float">
            <text:p>-0.152256</text:p>
          </table:table-cell>
          <table:table-cell office:value-type="float" office:value="0.487953" calcext:value-type="float">
            <text:p>0.487953</text:p>
          </table:table-cell>
          <table:table-cell office:value-type="float" office:value="-0.021106" calcext:value-type="float">
            <text:p>-0.021106</text:p>
          </table:table-cell>
          <table:table-cell office:value-type="float" office:value="5.115247" calcext:value-type="float">
            <text:p>5.115247</text:p>
          </table:table-cell>
          <table:table-cell office:value-type="float" office:value="-0.214249" calcext:value-type="float">
            <text:p>-0.214249</text:p>
          </table:table-cell>
          <table:table-cell office:value-type="float" office:value="0.50828" calcext:value-type="float">
            <text:p>0.50828</text:p>
          </table:table-cell>
          <table:table-cell office:value-type="string" calcext:value-type="string">
            <text:p>-0.017044</text:p>
          </table:table-cell>
        </table:table-row>
        <table:table-row table:style-name="ro1">
          <table:table-cell office:value-type="float" office:value="1527146713.50203" calcext:value-type="float">
            <text:p>1527146713.50203</text:p>
          </table:table-cell>
          <table:table-cell office:value-type="string" calcext:value-type="string">
            <text:p>TOC_x</text:p>
          </table:table-cell>
          <table:table-cell office:value-type="float" office:value="69.219971" calcext:value-type="float">
            <text:p>69.219971</text:p>
          </table:table-cell>
          <table:table-cell office:value-type="float" office:value="-0.185648" calcext:value-type="float">
            <text:p>-0.185648</text:p>
          </table:table-cell>
          <table:table-cell office:value-type="float" office:value="0.467502" calcext:value-type="float">
            <text:p>0.467502</text:p>
          </table:table-cell>
          <table:table-cell office:value-type="float" office:value="-0.023447" calcext:value-type="float">
            <text:p>-0.023447</text:p>
          </table:table-cell>
          <table:table-cell office:value-type="float" office:value="4.905442" calcext:value-type="float">
            <text:p>4.905442</text:p>
          </table:table-cell>
          <table:table-cell office:value-type="float" office:value="-0.238265" calcext:value-type="float">
            <text:p>-0.238265</text:p>
          </table:table-cell>
          <table:table-cell office:value-type="float" office:value="0.487953" calcext:value-type="float">
            <text:p>0.487953</text:p>
          </table:table-cell>
          <table:table-cell office:value-type="string" calcext:value-type="string">
            <text:p>-0.021106</text:p>
          </table:table-cell>
        </table:table-row>
        <table:table-row table:style-name="ro1" table:visibility="filter">
          <table:table-cell office:value-type="float" office:value="1527146713.50209" calcext:value-type="float">
            <text:p>1527146713.50209</text:p>
          </table:table-cell>
          <table:table-cell office:value-type="string" calcext:value-type="string">
            <text:p>PID_y</text:p>
          </table:table-cell>
          <table:table-cell office:value-type="float" office:value="69.219971" calcext:value-type="float">
            <text:p>69.219971</text:p>
          </table:table-cell>
          <table:table-cell office:value-type="float" office:value="-0.185648" calcext:value-type="float">
            <text:p>-0.185648</text:p>
          </table:table-cell>
          <table:table-cell office:value-type="float" office:value="0.467502" calcext:value-type="float">
            <text:p>0.467502</text:p>
          </table:table-cell>
          <table:table-cell office:value-type="float" office:value="-0.023447" calcext:value-type="float">
            <text:p>-0.023447</text:p>
          </table:table-cell>
          <table:table-cell office:value-type="float" office:value="4.905442" calcext:value-type="float">
            <text:p>4.905442</text:p>
          </table:table-cell>
          <table:table-cell office:value-type="float" office:value="-0.238265" calcext:value-type="float">
            <text:p>-0.238265</text:p>
          </table:table-cell>
          <table:table-cell office:value-type="float" office:value="0.487953" calcext:value-type="float">
            <text:p>0.487953</text:p>
          </table:table-cell>
          <table:table-cell office:value-type="string" calcext:value-type="string">
            <text:p>-0.021106</text:p>
          </table:table-cell>
        </table:table-row>
        <table:table-row table:style-name="ro1">
          <table:table-cell office:value-type="float" office:value="1527146713.52254" calcext:value-type="float">
            <text:p>1527146713.52254</text:p>
          </table:table-cell>
          <table:table-cell office:value-type="string" calcext:value-type="string">
            <text:p>TOC_x</text:p>
          </table:table-cell>
          <table:table-cell office:value-type="float" office:value="60.789536" calcext:value-type="float">
            <text:p>60.789536</text:p>
          </table:table-cell>
          <table:table-cell office:value-type="float" office:value="-0.258156" calcext:value-type="float">
            <text:p>-0.258156</text:p>
          </table:table-cell>
          <table:table-cell office:value-type="float" office:value="0.435806" calcext:value-type="float">
            <text:p>0.435806</text:p>
          </table:table-cell>
          <table:table-cell office:value-type="float" office:value="-0.028107" calcext:value-type="float">
            <text:p>-0.028107</text:p>
          </table:table-cell>
          <table:table-cell office:value-type="float" office:value="4.596064" calcext:value-type="float">
            <text:p>4.596064</text:p>
          </table:table-cell>
          <table:table-cell office:value-type="float" office:value="-0.283755" calcext:value-type="float">
            <text:p>-0.283755</text:p>
          </table:table-cell>
          <table:table-cell office:value-type="float" office:value="0.467502" calcext:value-type="float">
            <text:p>0.467502</text:p>
          </table:table-cell>
          <table:table-cell office:value-type="string" calcext:value-type="string">
            <text:p>-0.023447</text:p>
          </table:table-cell>
        </table:table-row>
        <table:table-row table:style-name="ro1" table:visibility="filter">
          <table:table-cell office:value-type="float" office:value="1527146713.52262" calcext:value-type="float">
            <text:p>1527146713.52262</text:p>
          </table:table-cell>
          <table:table-cell office:value-type="string" calcext:value-type="string">
            <text:p>PID_y</text:p>
          </table:table-cell>
          <table:table-cell office:value-type="float" office:value="60.789536" calcext:value-type="float">
            <text:p>60.789536</text:p>
          </table:table-cell>
          <table:table-cell office:value-type="float" office:value="-0.258156" calcext:value-type="float">
            <text:p>-0.258156</text:p>
          </table:table-cell>
          <table:table-cell office:value-type="float" office:value="0.435806" calcext:value-type="float">
            <text:p>0.435806</text:p>
          </table:table-cell>
          <table:table-cell office:value-type="float" office:value="-0.028107" calcext:value-type="float">
            <text:p>-0.028107</text:p>
          </table:table-cell>
          <table:table-cell office:value-type="float" office:value="4.596064" calcext:value-type="float">
            <text:p>4.596064</text:p>
          </table:table-cell>
          <table:table-cell office:value-type="float" office:value="-0.283755" calcext:value-type="float">
            <text:p>-0.283755</text:p>
          </table:table-cell>
          <table:table-cell office:value-type="float" office:value="0.467502" calcext:value-type="float">
            <text:p>0.467502</text:p>
          </table:table-cell>
          <table:table-cell office:value-type="string" calcext:value-type="string">
            <text:p>-0.023447</text:p>
          </table:table-cell>
        </table:table-row>
        <table:table-row table:style-name="ro1">
          <table:table-cell office:value-type="float" office:value="1527146713.54218" calcext:value-type="float">
            <text:p>1527146713.54218</text:p>
          </table:table-cell>
          <table:table-cell office:value-type="string" calcext:value-type="string">
            <text:p>TOC_x</text:p>
          </table:table-cell>
          <table:table-cell office:value-type="float" office:value="55.164219" calcext:value-type="float">
            <text:p>55.164219</text:p>
          </table:table-cell>
          <table:table-cell office:value-type="float" office:value="-0.32394" calcext:value-type="float">
            <text:p>-0.32394</text:p>
          </table:table-cell>
          <table:table-cell office:value-type="float" office:value="0.414331" calcext:value-type="float">
            <text:p>0.414331</text:p>
          </table:table-cell>
          <table:table-cell office:value-type="float" office:value="-0.031653" calcext:value-type="float">
            <text:p>-0.031653</text:p>
          </table:table-cell>
          <table:table-cell office:value-type="float" office:value="4.377495" calcext:value-type="float">
            <text:p>4.377495</text:p>
          </table:table-cell>
          <table:table-cell office:value-type="float" office:value="-0.319845" calcext:value-type="float">
            <text:p>-0.319845</text:p>
          </table:table-cell>
          <table:table-cell office:value-type="float" office:value="0.435806" calcext:value-type="float">
            <text:p>0.435806</text:p>
          </table:table-cell>
          <table:table-cell office:value-type="string" calcext:value-type="string">
            <text:p>-0.028107</text:p>
          </table:table-cell>
        </table:table-row>
        <table:table-row table:style-name="ro1" table:visibility="filter">
          <table:table-cell office:value-type="float" office:value="1527146713.54223" calcext:value-type="float">
            <text:p>1527146713.54223</text:p>
          </table:table-cell>
          <table:table-cell office:value-type="string" calcext:value-type="string">
            <text:p>PID_y</text:p>
          </table:table-cell>
          <table:table-cell office:value-type="float" office:value="55.164219" calcext:value-type="float">
            <text:p>55.164219</text:p>
          </table:table-cell>
          <table:table-cell office:value-type="float" office:value="-0.32394" calcext:value-type="float">
            <text:p>-0.32394</text:p>
          </table:table-cell>
          <table:table-cell office:value-type="float" office:value="0.414331" calcext:value-type="float">
            <text:p>0.414331</text:p>
          </table:table-cell>
          <table:table-cell office:value-type="float" office:value="-0.031653" calcext:value-type="float">
            <text:p>-0.031653</text:p>
          </table:table-cell>
          <table:table-cell office:value-type="float" office:value="4.377495" calcext:value-type="float">
            <text:p>4.377495</text:p>
          </table:table-cell>
          <table:table-cell office:value-type="float" office:value="-0.319845" calcext:value-type="float">
            <text:p>-0.319845</text:p>
          </table:table-cell>
          <table:table-cell office:value-type="float" office:value="0.435806" calcext:value-type="float">
            <text:p>0.435806</text:p>
          </table:table-cell>
          <table:table-cell office:value-type="string" calcext:value-type="string">
            <text:p>-0.028107</text:p>
          </table:table-cell>
        </table:table-row>
        <table:table-row table:style-name="ro1">
          <table:table-cell office:value-type="float" office:value="1527146713.56273" calcext:value-type="float">
            <text:p>1527146713.56273</text:p>
          </table:table-cell>
          <table:table-cell office:value-type="string" calcext:value-type="string">
            <text:p>TOC_x</text:p>
          </table:table-cell>
          <table:table-cell office:value-type="float" office:value="47.495625" calcext:value-type="float">
            <text:p>47.495625</text:p>
          </table:table-cell>
          <table:table-cell office:value-type="float" office:value="-0.404044" calcext:value-type="float">
            <text:p>-0.404044</text:p>
          </table:table-cell>
          <table:table-cell office:value-type="float" office:value="0.381791" calcext:value-type="float">
            <text:p>0.381791</text:p>
          </table:table-cell>
          <table:table-cell office:value-type="float" office:value="-0.035682" calcext:value-type="float">
            <text:p>-0.035682</text:p>
          </table:table-cell>
          <table:table-cell office:value-type="float" office:value="4.060769" calcext:value-type="float">
            <text:p>4.060769</text:p>
          </table:table-cell>
          <table:table-cell office:value-type="float" office:value="-0.359064" calcext:value-type="float">
            <text:p>-0.359064</text:p>
          </table:table-cell>
          <table:table-cell office:value-type="float" office:value="0.414331" calcext:value-type="float">
            <text:p>0.414331</text:p>
          </table:table-cell>
          <table:table-cell office:value-type="string" calcext:value-type="string">
            <text:p>-0.031653</text:p>
          </table:table-cell>
        </table:table-row>
        <table:table-row table:style-name="ro1" table:visibility="filter">
          <table:table-cell office:value-type="float" office:value="1527146713.56278" calcext:value-type="float">
            <text:p>1527146713.56278</text:p>
          </table:table-cell>
          <table:table-cell office:value-type="string" calcext:value-type="string">
            <text:p>PID_y</text:p>
          </table:table-cell>
          <table:table-cell office:value-type="float" office:value="47.495625" calcext:value-type="float">
            <text:p>47.495625</text:p>
          </table:table-cell>
          <table:table-cell office:value-type="float" office:value="-0.404044" calcext:value-type="float">
            <text:p>-0.404044</text:p>
          </table:table-cell>
          <table:table-cell office:value-type="float" office:value="0.381791" calcext:value-type="float">
            <text:p>0.381791</text:p>
          </table:table-cell>
          <table:table-cell office:value-type="float" office:value="-0.035682" calcext:value-type="float">
            <text:p>-0.035682</text:p>
          </table:table-cell>
          <table:table-cell office:value-type="float" office:value="4.060769" calcext:value-type="float">
            <text:p>4.060769</text:p>
          </table:table-cell>
          <table:table-cell office:value-type="float" office:value="-0.359064" calcext:value-type="float">
            <text:p>-0.359064</text:p>
          </table:table-cell>
          <table:table-cell office:value-type="float" office:value="0.414331" calcext:value-type="float">
            <text:p>0.414331</text:p>
          </table:table-cell>
          <table:table-cell office:value-type="string" calcext:value-type="string">
            <text:p>-0.031653</text:p>
          </table:table-cell>
        </table:table-row>
        <table:table-row table:style-name="ro1">
          <table:table-cell office:value-type="float" office:value="1527146713.58226" calcext:value-type="float">
            <text:p>1527146713.58226</text:p>
          </table:table-cell>
          <table:table-cell office:value-type="string" calcext:value-type="string">
            <text:p>TOC_x</text:p>
          </table:table-cell>
          <table:table-cell office:value-type="float" office:value="42.347839" calcext:value-type="float">
            <text:p>42.347839</text:p>
          </table:table-cell>
          <table:table-cell office:value-type="float" office:value="-0.498284" calcext:value-type="float">
            <text:p>-0.498284</text:p>
          </table:table-cell>
          <table:table-cell office:value-type="float" office:value="0.359587" calcext:value-type="float">
            <text:p>0.359587</text:p>
          </table:table-cell>
          <table:table-cell office:value-type="float" office:value="-0.039742" calcext:value-type="float">
            <text:p>-0.039742</text:p>
          </table:table-cell>
          <table:table-cell office:value-type="float" office:value="3.833522" calcext:value-type="float">
            <text:p>3.833522</text:p>
          </table:table-cell>
          <table:table-cell office:value-type="float" office:value="-0.400612" calcext:value-type="float">
            <text:p>-0.400612</text:p>
          </table:table-cell>
          <table:table-cell office:value-type="float" office:value="0.381791" calcext:value-type="float">
            <text:p>0.381791</text:p>
          </table:table-cell>
          <table:table-cell office:value-type="string" calcext:value-type="string">
            <text:p>-0.035682</text:p>
          </table:table-cell>
        </table:table-row>
        <table:table-row table:style-name="ro1" table:visibility="filter">
          <table:table-cell office:value-type="float" office:value="1527146713.58235" calcext:value-type="float">
            <text:p>1527146713.58235</text:p>
          </table:table-cell>
          <table:table-cell office:value-type="string" calcext:value-type="string">
            <text:p>PID_y</text:p>
          </table:table-cell>
          <table:table-cell office:value-type="float" office:value="42.347839" calcext:value-type="float">
            <text:p>42.347839</text:p>
          </table:table-cell>
          <table:table-cell office:value-type="float" office:value="-0.498284" calcext:value-type="float">
            <text:p>-0.498284</text:p>
          </table:table-cell>
          <table:table-cell office:value-type="float" office:value="0.359587" calcext:value-type="float">
            <text:p>0.359587</text:p>
          </table:table-cell>
          <table:table-cell office:value-type="float" office:value="-0.039742" calcext:value-type="float">
            <text:p>-0.039742</text:p>
          </table:table-cell>
          <table:table-cell office:value-type="float" office:value="3.833522" calcext:value-type="float">
            <text:p>3.833522</text:p>
          </table:table-cell>
          <table:table-cell office:value-type="float" office:value="-0.400612" calcext:value-type="float">
            <text:p>-0.400612</text:p>
          </table:table-cell>
          <table:table-cell office:value-type="float" office:value="0.381791" calcext:value-type="float">
            <text:p>0.381791</text:p>
          </table:table-cell>
          <table:table-cell office:value-type="string" calcext:value-type="string">
            <text:p>-0.035682</text:p>
          </table:table-cell>
        </table:table-row>
        <table:table-row table:style-name="ro1">
          <table:table-cell office:value-type="float" office:value="1527146713.6018" calcext:value-type="float">
            <text:p>1527146713.6018</text:p>
          </table:table-cell>
          <table:table-cell office:value-type="string" calcext:value-type="string">
            <text:p>TOC_x</text:p>
          </table:table-cell>
          <table:table-cell office:value-type="float" office:value="37.447365" calcext:value-type="float">
            <text:p>37.447365</text:p>
          </table:table-cell>
          <table:table-cell office:value-type="float" office:value="-0.559626" calcext:value-type="float">
            <text:p>-0.559626</text:p>
          </table:table-cell>
          <table:table-cell office:value-type="float" office:value="0.337159" calcext:value-type="float">
            <text:p>0.337159</text:p>
          </table:table-cell>
          <table:table-cell office:value-type="float" office:value="-0.04218" calcext:value-type="float">
            <text:p>-0.04218</text:p>
          </table:table-cell>
          <table:table-cell office:value-type="float" office:value="3.603966" calcext:value-type="float">
            <text:p>3.603966</text:p>
          </table:table-cell>
          <table:table-cell office:value-type="float" office:value="-0.425566" calcext:value-type="float">
            <text:p>-0.425566</text:p>
          </table:table-cell>
          <table:table-cell office:value-type="float" office:value="0.359587" calcext:value-type="float">
            <text:p>0.359587</text:p>
          </table:table-cell>
          <table:table-cell office:value-type="string" calcext:value-type="string">
            <text:p>-0.039742</text:p>
          </table:table-cell>
        </table:table-row>
        <table:table-row table:style-name="ro1" table:visibility="filter">
          <table:table-cell office:value-type="float" office:value="1527146713.60186" calcext:value-type="float">
            <text:p>1527146713.60186</text:p>
          </table:table-cell>
          <table:table-cell office:value-type="string" calcext:value-type="string">
            <text:p>PID_y</text:p>
          </table:table-cell>
          <table:table-cell office:value-type="float" office:value="37.447365" calcext:value-type="float">
            <text:p>37.447365</text:p>
          </table:table-cell>
          <table:table-cell office:value-type="float" office:value="-0.559626" calcext:value-type="float">
            <text:p>-0.559626</text:p>
          </table:table-cell>
          <table:table-cell office:value-type="float" office:value="0.337159" calcext:value-type="float">
            <text:p>0.337159</text:p>
          </table:table-cell>
          <table:table-cell office:value-type="float" office:value="-0.04218" calcext:value-type="float">
            <text:p>-0.04218</text:p>
          </table:table-cell>
          <table:table-cell office:value-type="float" office:value="3.603966" calcext:value-type="float">
            <text:p>3.603966</text:p>
          </table:table-cell>
          <table:table-cell office:value-type="float" office:value="-0.425566" calcext:value-type="float">
            <text:p>-0.425566</text:p>
          </table:table-cell>
          <table:table-cell office:value-type="float" office:value="0.359587" calcext:value-type="float">
            <text:p>0.359587</text:p>
          </table:table-cell>
          <table:table-cell office:value-type="string" calcext:value-type="string">
            <text:p>-0.039742</text:p>
          </table:table-cell>
        </table:table-row>
        <table:table-row table:style-name="ro1">
          <table:table-cell office:value-type="float" office:value="1527146713.62243" calcext:value-type="float">
            <text:p>1527146713.62243</text:p>
          </table:table-cell>
          <table:table-cell office:value-type="string" calcext:value-type="string">
            <text:p>TOC_x</text:p>
          </table:table-cell>
          <table:table-cell office:value-type="float" office:value="30.908709" calcext:value-type="float">
            <text:p>30.908709</text:p>
          </table:table-cell>
          <table:table-cell office:value-type="float" office:value="-0.725158" calcext:value-type="float">
            <text:p>-0.725158</text:p>
          </table:table-cell>
          <table:table-cell office:value-type="float" office:value="0.303029" calcext:value-type="float">
            <text:p>0.303029</text:p>
          </table:table-cell>
          <table:table-cell office:value-type="float" office:value="-0.048479" calcext:value-type="float">
            <text:p>-0.048479</text:p>
          </table:table-cell>
          <table:table-cell office:value-type="float" office:value="3.272917" calcext:value-type="float">
            <text:p>3.272917</text:p>
          </table:table-cell>
          <table:table-cell office:value-type="float" office:value="-0.48666" calcext:value-type="float">
            <text:p>-0.48666</text:p>
          </table:table-cell>
          <table:table-cell office:value-type="float" office:value="0.337159" calcext:value-type="float">
            <text:p>0.337159</text:p>
          </table:table-cell>
          <table:table-cell office:value-type="string" calcext:value-type="string">
            <text:p>-0.042180</text:p>
          </table:table-cell>
        </table:table-row>
        <table:table-row table:style-name="ro1" table:visibility="filter">
          <table:table-cell office:value-type="float" office:value="1527146713.62248" calcext:value-type="float">
            <text:p>1527146713.62248</text:p>
          </table:table-cell>
          <table:table-cell office:value-type="string" calcext:value-type="string">
            <text:p>PID_y</text:p>
          </table:table-cell>
          <table:table-cell office:value-type="float" office:value="30.908709" calcext:value-type="float">
            <text:p>30.908709</text:p>
          </table:table-cell>
          <table:table-cell office:value-type="float" office:value="-0.725158" calcext:value-type="float">
            <text:p>-0.725158</text:p>
          </table:table-cell>
          <table:table-cell office:value-type="float" office:value="0.303029" calcext:value-type="float">
            <text:p>0.303029</text:p>
          </table:table-cell>
          <table:table-cell office:value-type="float" office:value="-0.048479" calcext:value-type="float">
            <text:p>-0.048479</text:p>
          </table:table-cell>
          <table:table-cell office:value-type="float" office:value="3.272917" calcext:value-type="float">
            <text:p>3.272917</text:p>
          </table:table-cell>
          <table:table-cell office:value-type="float" office:value="-0.48666" calcext:value-type="float">
            <text:p>-0.48666</text:p>
          </table:table-cell>
          <table:table-cell office:value-type="float" office:value="0.337159" calcext:value-type="float">
            <text:p>0.337159</text:p>
          </table:table-cell>
          <table:table-cell office:value-type="string" calcext:value-type="string">
            <text:p>-0.042180</text:p>
          </table:table-cell>
        </table:table-row>
        <table:table-row table:style-name="ro1">
          <table:table-cell office:value-type="float" office:value="1527146713.64177" calcext:value-type="float">
            <text:p>1527146713.64177</text:p>
          </table:table-cell>
          <table:table-cell office:value-type="string" calcext:value-type="string">
            <text:p>TOC_x</text:p>
          </table:table-cell>
          <table:table-cell office:value-type="float" office:value="26.51886" calcext:value-type="float">
            <text:p>26.51886</text:p>
          </table:table-cell>
          <table:table-cell office:value-type="float" office:value="-0.803377" calcext:value-type="float">
            <text:p>-0.803377</text:p>
          </table:table-cell>
          <table:table-cell office:value-type="float" office:value="0.279585" calcext:value-type="float">
            <text:p>0.279585</text:p>
          </table:table-cell>
          <table:table-cell office:value-type="float" office:value="-0.05104" calcext:value-type="float">
            <text:p>-0.05104</text:p>
          </table:table-cell>
          <table:table-cell office:value-type="float" office:value="3.03047" calcext:value-type="float">
            <text:p>3.03047</text:p>
          </table:table-cell>
          <table:table-cell office:value-type="float" office:value="-0.513145" calcext:value-type="float">
            <text:p>-0.513145</text:p>
          </table:table-cell>
          <table:table-cell office:value-type="float" office:value="0.303029" calcext:value-type="float">
            <text:p>0.303029</text:p>
          </table:table-cell>
          <table:table-cell office:value-type="string" calcext:value-type="string">
            <text:p>-0.048479</text:p>
          </table:table-cell>
        </table:table-row>
        <table:table-row table:style-name="ro1" table:visibility="filter">
          <table:table-cell office:value-type="float" office:value="1527146713.64182" calcext:value-type="float">
            <text:p>1527146713.64182</text:p>
          </table:table-cell>
          <table:table-cell office:value-type="string" calcext:value-type="string">
            <text:p>PID_y</text:p>
          </table:table-cell>
          <table:table-cell office:value-type="float" office:value="26.51886" calcext:value-type="float">
            <text:p>26.51886</text:p>
          </table:table-cell>
          <table:table-cell office:value-type="float" office:value="-0.803377" calcext:value-type="float">
            <text:p>-0.803377</text:p>
          </table:table-cell>
          <table:table-cell office:value-type="float" office:value="0.279585" calcext:value-type="float">
            <text:p>0.279585</text:p>
          </table:table-cell>
          <table:table-cell office:value-type="float" office:value="-0.05104" calcext:value-type="float">
            <text:p>-0.05104</text:p>
          </table:table-cell>
          <table:table-cell office:value-type="float" office:value="3.03047" calcext:value-type="float">
            <text:p>3.03047</text:p>
          </table:table-cell>
          <table:table-cell office:value-type="float" office:value="-0.513145" calcext:value-type="float">
            <text:p>-0.513145</text:p>
          </table:table-cell>
          <table:table-cell office:value-type="float" office:value="0.303029" calcext:value-type="float">
            <text:p>0.303029</text:p>
          </table:table-cell>
          <table:table-cell office:value-type="string" calcext:value-type="string">
            <text:p>-0.048479</text:p>
          </table:table-cell>
        </table:table-row>
        <table:table-row table:style-name="ro1">
          <table:table-cell office:value-type="float" office:value="1527146713.66219" calcext:value-type="float">
            <text:p>1527146713.66219</text:p>
          </table:table-cell>
          <table:table-cell office:value-type="string" calcext:value-type="string">
            <text:p>TOC_x</text:p>
          </table:table-cell>
          <table:table-cell office:value-type="float" office:value="20.733561" calcext:value-type="float">
            <text:p>20.733561</text:p>
          </table:table-cell>
          <table:table-cell office:value-type="float" office:value="-0.971925" calcext:value-type="float">
            <text:p>-0.971925</text:p>
          </table:table-cell>
          <table:table-cell office:value-type="float" office:value="0.24359" calcext:value-type="float">
            <text:p>0.24359</text:p>
          </table:table-cell>
          <table:table-cell office:value-type="float" office:value="-0.056442" calcext:value-type="float">
            <text:p>-0.056442</text:p>
          </table:table-cell>
          <table:table-cell office:value-type="float" office:value="2.677964" calcext:value-type="float">
            <text:p>2.677964</text:p>
          </table:table-cell>
          <table:table-cell office:value-type="float" office:value="-0.566055" calcext:value-type="float">
            <text:p>-0.566055</text:p>
          </table:table-cell>
          <table:table-cell office:value-type="float" office:value="0.279585" calcext:value-type="float">
            <text:p>0.279585</text:p>
          </table:table-cell>
          <table:table-cell office:value-type="string" calcext:value-type="string">
            <text:p>-0.051040</text:p>
          </table:table-cell>
        </table:table-row>
        <table:table-row table:style-name="ro1" table:visibility="filter">
          <table:table-cell office:value-type="float" office:value="1527146713.66225" calcext:value-type="float">
            <text:p>1527146713.66225</text:p>
          </table:table-cell>
          <table:table-cell office:value-type="string" calcext:value-type="string">
            <text:p>PID_y</text:p>
          </table:table-cell>
          <table:table-cell office:value-type="float" office:value="20.733561" calcext:value-type="float">
            <text:p>20.733561</text:p>
          </table:table-cell>
          <table:table-cell office:value-type="float" office:value="-0.971925" calcext:value-type="float">
            <text:p>-0.971925</text:p>
          </table:table-cell>
          <table:table-cell office:value-type="float" office:value="0.24359" calcext:value-type="float">
            <text:p>0.24359</text:p>
          </table:table-cell>
          <table:table-cell office:value-type="float" office:value="-0.056442" calcext:value-type="float">
            <text:p>-0.056442</text:p>
          </table:table-cell>
          <table:table-cell office:value-type="float" office:value="2.677964" calcext:value-type="float">
            <text:p>2.677964</text:p>
          </table:table-cell>
          <table:table-cell office:value-type="float" office:value="-0.566055" calcext:value-type="float">
            <text:p>-0.566055</text:p>
          </table:table-cell>
          <table:table-cell office:value-type="float" office:value="0.279585" calcext:value-type="float">
            <text:p>0.279585</text:p>
          </table:table-cell>
          <table:table-cell office:value-type="string" calcext:value-type="string">
            <text:p>-0.051040</text:p>
          </table:table-cell>
        </table:table-row>
        <table:table-row table:style-name="ro1">
          <table:table-cell office:value-type="float" office:value="1527146713.68277" calcext:value-type="float">
            <text:p>1527146713.68277</text:p>
          </table:table-cell>
          <table:table-cell office:value-type="string" calcext:value-type="string">
            <text:p>TOC_x</text:p>
          </table:table-cell>
          <table:table-cell office:value-type="float" office:value="17.232666" calcext:value-type="float">
            <text:p>17.232666</text:p>
          </table:table-cell>
          <table:table-cell office:value-type="float" office:value="-1.040346" calcext:value-type="float">
            <text:p>-1.040346</text:p>
          </table:table-cell>
          <table:table-cell office:value-type="float" office:value="0.219182" calcext:value-type="float">
            <text:p>0.219182</text:p>
          </table:table-cell>
          <table:table-cell office:value-type="float" office:value="-0.058512" calcext:value-type="float">
            <text:p>-0.058512</text:p>
          </table:table-cell>
          <table:table-cell office:value-type="float" office:value="2.440229" calcext:value-type="float">
            <text:p>2.440229</text:p>
          </table:table-cell>
          <table:table-cell office:value-type="float" office:value="-0.58621" calcext:value-type="float">
            <text:p>-0.58621</text:p>
          </table:table-cell>
          <table:table-cell office:value-type="float" office:value="0.24359" calcext:value-type="float">
            <text:p>0.24359</text:p>
          </table:table-cell>
          <table:table-cell office:value-type="string" calcext:value-type="string">
            <text:p>-0.056442</text:p>
          </table:table-cell>
        </table:table-row>
        <table:table-row table:style-name="ro1" table:visibility="filter">
          <table:table-cell office:value-type="float" office:value="1527146713.68282" calcext:value-type="float">
            <text:p>1527146713.68282</text:p>
          </table:table-cell>
          <table:table-cell office:value-type="string" calcext:value-type="string">
            <text:p>PID_y</text:p>
          </table:table-cell>
          <table:table-cell office:value-type="float" office:value="17.232666" calcext:value-type="float">
            <text:p>17.232666</text:p>
          </table:table-cell>
          <table:table-cell office:value-type="float" office:value="-1.040346" calcext:value-type="float">
            <text:p>-1.040346</text:p>
          </table:table-cell>
          <table:table-cell office:value-type="float" office:value="0.219182" calcext:value-type="float">
            <text:p>0.219182</text:p>
          </table:table-cell>
          <table:table-cell office:value-type="float" office:value="-0.058512" calcext:value-type="float">
            <text:p>-0.058512</text:p>
          </table:table-cell>
          <table:table-cell office:value-type="float" office:value="2.440229" calcext:value-type="float">
            <text:p>2.440229</text:p>
          </table:table-cell>
          <table:table-cell office:value-type="float" office:value="-0.58621" calcext:value-type="float">
            <text:p>-0.58621</text:p>
          </table:table-cell>
          <table:table-cell office:value-type="float" office:value="0.24359" calcext:value-type="float">
            <text:p>0.24359</text:p>
          </table:table-cell>
          <table:table-cell office:value-type="string" calcext:value-type="string">
            <text:p>-0.056442</text:p>
          </table:table-cell>
        </table:table-row>
        <table:table-row table:style-name="ro1">
          <table:table-cell office:value-type="float" office:value="1527146713.70227" calcext:value-type="float">
            <text:p>1527146713.70227</text:p>
          </table:table-cell>
          <table:table-cell office:value-type="string" calcext:value-type="string">
            <text:p>TOC_x</text:p>
          </table:table-cell>
          <table:table-cell office:value-type="float" office:value="12.309029" calcext:value-type="float">
            <text:p>12.309029</text:p>
          </table:table-cell>
          <table:table-cell office:value-type="float" office:value="-1.160089" calcext:value-type="float">
            <text:p>-1.160089</text:p>
          </table:table-cell>
          <table:table-cell office:value-type="float" office:value="0.182041" calcext:value-type="float">
            <text:p>0.182041</text:p>
          </table:table-cell>
          <table:table-cell office:value-type="float" office:value="-0.061814" calcext:value-type="float">
            <text:p>-0.061814</text:p>
          </table:table-cell>
          <table:table-cell office:value-type="float" office:value="2.060205" calcext:value-type="float">
            <text:p>2.060205</text:p>
          </table:table-cell>
          <table:table-cell office:value-type="float" office:value="-0.619997" calcext:value-type="float">
            <text:p>-0.619997</text:p>
          </table:table-cell>
          <table:table-cell office:value-type="float" office:value="0.219182" calcext:value-type="float">
            <text:p>0.219182</text:p>
          </table:table-cell>
          <table:table-cell office:value-type="string" calcext:value-type="string">
            <text:p>-0.058512</text:p>
          </table:table-cell>
        </table:table-row>
        <table:table-row table:style-name="ro1" table:visibility="filter">
          <table:table-cell office:value-type="float" office:value="1527146713.70235" calcext:value-type="float">
            <text:p>1527146713.70235</text:p>
          </table:table-cell>
          <table:table-cell office:value-type="string" calcext:value-type="string">
            <text:p>PID_y</text:p>
          </table:table-cell>
          <table:table-cell office:value-type="float" office:value="12.309029" calcext:value-type="float">
            <text:p>12.309029</text:p>
          </table:table-cell>
          <table:table-cell office:value-type="float" office:value="-1.160089" calcext:value-type="float">
            <text:p>-1.160089</text:p>
          </table:table-cell>
          <table:table-cell office:value-type="float" office:value="0.182041" calcext:value-type="float">
            <text:p>0.182041</text:p>
          </table:table-cell>
          <table:table-cell office:value-type="float" office:value="-0.061814" calcext:value-type="float">
            <text:p>-0.061814</text:p>
          </table:table-cell>
          <table:table-cell office:value-type="float" office:value="2.060205" calcext:value-type="float">
            <text:p>2.060205</text:p>
          </table:table-cell>
          <table:table-cell office:value-type="float" office:value="-0.619997" calcext:value-type="float">
            <text:p>-0.619997</text:p>
          </table:table-cell>
          <table:table-cell office:value-type="float" office:value="0.219182" calcext:value-type="float">
            <text:p>0.219182</text:p>
          </table:table-cell>
          <table:table-cell office:value-type="string" calcext:value-type="string">
            <text:p>-0.058512</text:p>
          </table:table-cell>
        </table:table-row>
        <table:table-row table:style-name="ro1">
          <table:table-cell office:value-type="float" office:value="1527146713.72285" calcext:value-type="float">
            <text:p>1527146713.72285</text:p>
          </table:table-cell>
          <table:table-cell office:value-type="string" calcext:value-type="string">
            <text:p>TOC_x</text:p>
          </table:table-cell>
          <table:table-cell office:value-type="float" office:value="9.542929" calcext:value-type="float">
            <text:p>9.542929</text:p>
          </table:table-cell>
          <table:table-cell office:value-type="float" office:value="-1.244692" calcext:value-type="float">
            <text:p>-1.244692</text:p>
          </table:table-cell>
          <table:table-cell office:value-type="float" office:value="0.156544" calcext:value-type="float">
            <text:p>0.156544</text:p>
          </table:table-cell>
          <table:table-cell office:value-type="float" office:value="-0.064161" calcext:value-type="float">
            <text:p>-0.064161</text:p>
          </table:table-cell>
          <table:table-cell office:value-type="float" office:value="1.812522" calcext:value-type="float">
            <text:p>1.812522</text:p>
          </table:table-cell>
          <table:table-cell office:value-type="float" office:value="-0.642796" calcext:value-type="float">
            <text:p>-0.642796</text:p>
          </table:table-cell>
          <table:table-cell office:value-type="float" office:value="0.182041" calcext:value-type="float">
            <text:p>0.182041</text:p>
          </table:table-cell>
          <table:table-cell office:value-type="string" calcext:value-type="string">
            <text:p>-0.061814</text:p>
          </table:table-cell>
        </table:table-row>
        <table:table-row table:style-name="ro1" table:visibility="filter">
          <table:table-cell office:value-type="float" office:value="1527146713.72291" calcext:value-type="float">
            <text:p>1527146713.72291</text:p>
          </table:table-cell>
          <table:table-cell office:value-type="string" calcext:value-type="string">
            <text:p>PID_y</text:p>
          </table:table-cell>
          <table:table-cell office:value-type="float" office:value="9.542929" calcext:value-type="float">
            <text:p>9.542929</text:p>
          </table:table-cell>
          <table:table-cell office:value-type="float" office:value="-1.244692" calcext:value-type="float">
            <text:p>-1.244692</text:p>
          </table:table-cell>
          <table:table-cell office:value-type="float" office:value="0.156544" calcext:value-type="float">
            <text:p>0.156544</text:p>
          </table:table-cell>
          <table:table-cell office:value-type="float" office:value="-0.064161" calcext:value-type="float">
            <text:p>-0.064161</text:p>
          </table:table-cell>
          <table:table-cell office:value-type="float" office:value="1.812522" calcext:value-type="float">
            <text:p>1.812522</text:p>
          </table:table-cell>
          <table:table-cell office:value-type="float" office:value="-0.642796" calcext:value-type="float">
            <text:p>-0.642796</text:p>
          </table:table-cell>
          <table:table-cell office:value-type="float" office:value="0.182041" calcext:value-type="float">
            <text:p>0.182041</text:p>
          </table:table-cell>
          <table:table-cell office:value-type="string" calcext:value-type="string">
            <text:p>-0.061814</text:p>
          </table:table-cell>
        </table:table-row>
        <table:table-row table:style-name="ro1">
          <table:table-cell office:value-type="float" office:value="1527146713.74238" calcext:value-type="float">
            <text:p>1527146713.74238</text:p>
          </table:table-cell>
          <table:table-cell office:value-type="string" calcext:value-type="string">
            <text:p>TOC_x</text:p>
          </table:table-cell>
          <table:table-cell office:value-type="float" office:value="6.960935" calcext:value-type="float">
            <text:p>6.960935</text:p>
          </table:table-cell>
          <table:table-cell office:value-type="float" office:value="-1.305351" calcext:value-type="float">
            <text:p>-1.305351</text:p>
          </table:table-cell>
          <table:table-cell office:value-type="float" office:value="0.130615" calcext:value-type="float">
            <text:p>0.130615</text:p>
          </table:table-cell>
          <table:table-cell office:value-type="float" office:value="-0.065708" calcext:value-type="float">
            <text:p>-0.065708</text:p>
          </table:table-cell>
          <table:table-cell office:value-type="float" office:value="1.54616" calcext:value-type="float">
            <text:p>1.54616</text:p>
          </table:table-cell>
          <table:table-cell office:value-type="float" office:value="-0.658692" calcext:value-type="float">
            <text:p>-0.658692</text:p>
          </table:table-cell>
          <table:table-cell office:value-type="float" office:value="0.156544" calcext:value-type="float">
            <text:p>0.156544</text:p>
          </table:table-cell>
          <table:table-cell office:value-type="string" calcext:value-type="string">
            <text:p>-0.064161</text:p>
          </table:table-cell>
        </table:table-row>
        <table:table-row table:style-name="ro1" table:visibility="filter">
          <table:table-cell office:value-type="float" office:value="1527146713.74245" calcext:value-type="float">
            <text:p>1527146713.74245</text:p>
          </table:table-cell>
          <table:table-cell office:value-type="string" calcext:value-type="string">
            <text:p>PID_y</text:p>
          </table:table-cell>
          <table:table-cell office:value-type="float" office:value="6.960935" calcext:value-type="float">
            <text:p>6.960935</text:p>
          </table:table-cell>
          <table:table-cell office:value-type="float" office:value="-1.305351" calcext:value-type="float">
            <text:p>-1.305351</text:p>
          </table:table-cell>
          <table:table-cell office:value-type="float" office:value="0.130615" calcext:value-type="float">
            <text:p>0.130615</text:p>
          </table:table-cell>
          <table:table-cell office:value-type="float" office:value="-0.065708" calcext:value-type="float">
            <text:p>-0.065708</text:p>
          </table:table-cell>
          <table:table-cell office:value-type="float" office:value="1.54616" calcext:value-type="float">
            <text:p>1.54616</text:p>
          </table:table-cell>
          <table:table-cell office:value-type="float" office:value="-0.658692" calcext:value-type="float">
            <text:p>-0.658692</text:p>
          </table:table-cell>
          <table:table-cell office:value-type="float" office:value="0.156544" calcext:value-type="float">
            <text:p>0.156544</text:p>
          </table:table-cell>
          <table:table-cell office:value-type="string" calcext:value-type="string">
            <text:p>-0.064161</text:p>
          </table:table-cell>
        </table:table-row>
        <table:table-row table:style-name="ro1">
          <table:table-cell office:value-type="float" office:value="1527146713.76186" calcext:value-type="float">
            <text:p>1527146713.76186</text:p>
          </table:table-cell>
          <table:table-cell office:value-type="string" calcext:value-type="string">
            <text:p>PID_x</text:p>
          </table:table-cell>
          <table:table-cell office:value-type="float" office:value="3.809483" calcext:value-type="float">
            <text:p>3.809483</text:p>
          </table:table-cell>
          <table:table-cell office:value-type="float" office:value="-1.398195" calcext:value-type="float">
            <text:p>-1.398195</text:p>
          </table:table-cell>
          <table:table-cell office:value-type="float" office:value="0.091038" calcext:value-type="float">
            <text:p>0.091038</text:p>
          </table:table-cell>
          <table:table-cell office:value-type="float" office:value="-0.068015" calcext:value-type="float">
            <text:p>-0.068015</text:p>
          </table:table-cell>
          <table:table-cell office:value-type="float" office:value="1.140814" calcext:value-type="float">
            <text:p>1.140814</text:p>
          </table:table-cell>
          <table:table-cell office:value-type="float" office:value="-0.682322" calcext:value-type="float">
            <text:p>-0.682322</text:p>
          </table:table-cell>
          <table:table-cell office:value-type="float" office:value="0.130615" calcext:value-type="float">
            <text:p>0.130615</text:p>
          </table:table-cell>
          <table:table-cell office:value-type="string" calcext:value-type="string">
            <text:p>-0.065708</text:p>
          </table:table-cell>
        </table:table-row>
        <table:table-row table:style-name="ro1" table:visibility="filter">
          <table:table-cell office:value-type="float" office:value="1527146713.76191" calcext:value-type="float">
            <text:p>1527146713.76191</text:p>
          </table:table-cell>
          <table:table-cell office:value-type="string" calcext:value-type="string">
            <text:p>PID_y</text:p>
          </table:table-cell>
          <table:table-cell office:value-type="float" office:value="3.809483" calcext:value-type="float">
            <text:p>3.809483</text:p>
          </table:table-cell>
          <table:table-cell office:value-type="float" office:value="-1.398195" calcext:value-type="float">
            <text:p>-1.398195</text:p>
          </table:table-cell>
          <table:table-cell office:value-type="float" office:value="0.091038" calcext:value-type="float">
            <text:p>0.091038</text:p>
          </table:table-cell>
          <table:table-cell office:value-type="float" office:value="-0.068015" calcext:value-type="float">
            <text:p>-0.068015</text:p>
          </table:table-cell>
          <table:table-cell office:value-type="float" office:value="1.140814" calcext:value-type="float">
            <text:p>1.140814</text:p>
          </table:table-cell>
          <table:table-cell office:value-type="float" office:value="-0.682322" calcext:value-type="float">
            <text:p>-0.682322</text:p>
          </table:table-cell>
          <table:table-cell office:value-type="float" office:value="0.130615" calcext:value-type="float">
            <text:p>0.130615</text:p>
          </table:table-cell>
          <table:table-cell office:value-type="string" calcext:value-type="string">
            <text:p>-0.065708</text:p>
          </table:table-cell>
        </table:table-row>
        <table:table-row table:style-name="ro1">
          <table:table-cell office:value-type="float" office:value="1527146713.78236" calcext:value-type="float">
            <text:p>1527146713.78236</text:p>
          </table:table-cell>
          <table:table-cell office:value-type="string" calcext:value-type="string">
            <text:p>PID_x</text:p>
          </table:table-cell>
          <table:table-cell office:value-type="float" office:value="2.280962" calcext:value-type="float">
            <text:p>2.280962</text:p>
          </table:table-cell>
          <table:table-cell office:value-type="float" office:value="-1.446306" calcext:value-type="float">
            <text:p>-1.446306</text:p>
          </table:table-cell>
          <table:table-cell office:value-type="float" office:value="0.064441" calcext:value-type="float">
            <text:p>0.064441</text:p>
          </table:table-cell>
          <table:table-cell office:value-type="float" office:value="-0.069235" calcext:value-type="float">
            <text:p>-0.069235</text:p>
          </table:table-cell>
          <table:table-cell office:value-type="float" office:value="0.880785" calcext:value-type="float">
            <text:p>0.880785</text:p>
          </table:table-cell>
          <table:table-cell office:value-type="float" office:value="-0.694244" calcext:value-type="float">
            <text:p>-0.694244</text:p>
          </table:table-cell>
          <table:table-cell office:value-type="float" office:value="0.091038" calcext:value-type="float">
            <text:p>0.091038</text:p>
          </table:table-cell>
          <table:table-cell office:value-type="string" calcext:value-type="string">
            <text:p>-0.068015</text:p>
          </table:table-cell>
        </table:table-row>
        <table:table-row table:style-name="ro1" table:visibility="filter">
          <table:table-cell office:value-type="float" office:value="1527146713.78244" calcext:value-type="float">
            <text:p>1527146713.78244</text:p>
          </table:table-cell>
          <table:table-cell office:value-type="string" calcext:value-type="string">
            <text:p>PID_y</text:p>
          </table:table-cell>
          <table:table-cell office:value-type="float" office:value="2.280962" calcext:value-type="float">
            <text:p>2.280962</text:p>
          </table:table-cell>
          <table:table-cell office:value-type="float" office:value="-1.446306" calcext:value-type="float">
            <text:p>-1.446306</text:p>
          </table:table-cell>
          <table:table-cell office:value-type="float" office:value="0.064441" calcext:value-type="float">
            <text:p>0.064441</text:p>
          </table:table-cell>
          <table:table-cell office:value-type="float" office:value="-0.069235" calcext:value-type="float">
            <text:p>-0.069235</text:p>
          </table:table-cell>
          <table:table-cell office:value-type="float" office:value="0.880785" calcext:value-type="float">
            <text:p>0.880785</text:p>
          </table:table-cell>
          <table:table-cell office:value-type="float" office:value="-0.694244" calcext:value-type="float">
            <text:p>-0.694244</text:p>
          </table:table-cell>
          <table:table-cell office:value-type="float" office:value="0.091038" calcext:value-type="float">
            <text:p>0.091038</text:p>
          </table:table-cell>
          <table:table-cell office:value-type="string" calcext:value-type="string">
            <text:p>-0.068015</text:p>
          </table:table-cell>
        </table:table-row>
        <table:table-row table:style-name="ro1">
          <table:table-cell office:value-type="float" office:value="1527146713.80177" calcext:value-type="float">
            <text:p>1527146713.80177</text:p>
          </table:table-cell>
          <table:table-cell office:value-type="string" calcext:value-type="string">
            <text:p>PID_x</text:p>
          </table:table-cell>
          <table:table-cell office:value-type="float" office:value="1.079943" calcext:value-type="float">
            <text:p>1.079943</text:p>
          </table:table-cell>
          <table:table-cell office:value-type="float" office:value="-1.486193" calcext:value-type="float">
            <text:p>-1.486193</text:p>
          </table:table-cell>
          <table:table-cell office:value-type="float" office:value="0.037503" calcext:value-type="float">
            <text:p>0.037503</text:p>
          </table:table-cell>
          <table:table-cell office:value-type="float" office:value="-0.070184" calcext:value-type="float">
            <text:p>-0.070184</text:p>
          </table:table-cell>
          <table:table-cell office:value-type="float" office:value="0.604032" calcext:value-type="float">
            <text:p>0.604032</text:p>
          </table:table-cell>
          <table:table-cell office:value-type="float" office:value="-0.703991" calcext:value-type="float">
            <text:p>-0.703991</text:p>
          </table:table-cell>
          <table:table-cell office:value-type="float" office:value="0.064441" calcext:value-type="float">
            <text:p>0.064441</text:p>
          </table:table-cell>
          <table:table-cell office:value-type="string" calcext:value-type="string">
            <text:p>-0.069235</text:p>
          </table:table-cell>
        </table:table-row>
        <table:table-row table:style-name="ro1" table:visibility="filter">
          <table:table-cell office:value-type="float" office:value="1527146713.80183" calcext:value-type="float">
            <text:p>1527146713.80183</text:p>
          </table:table-cell>
          <table:table-cell office:value-type="string" calcext:value-type="string">
            <text:p>PID_y</text:p>
          </table:table-cell>
          <table:table-cell office:value-type="float" office:value="1.079943" calcext:value-type="float">
            <text:p>1.079943</text:p>
          </table:table-cell>
          <table:table-cell office:value-type="float" office:value="-1.486193" calcext:value-type="float">
            <text:p>-1.486193</text:p>
          </table:table-cell>
          <table:table-cell office:value-type="float" office:value="0.037503" calcext:value-type="float">
            <text:p>0.037503</text:p>
          </table:table-cell>
          <table:table-cell office:value-type="float" office:value="-0.070184" calcext:value-type="float">
            <text:p>-0.070184</text:p>
          </table:table-cell>
          <table:table-cell office:value-type="float" office:value="0.604032" calcext:value-type="float">
            <text:p>0.604032</text:p>
          </table:table-cell>
          <table:table-cell office:value-type="float" office:value="-0.703991" calcext:value-type="float">
            <text:p>-0.703991</text:p>
          </table:table-cell>
          <table:table-cell office:value-type="float" office:value="0.064441" calcext:value-type="float">
            <text:p>0.064441</text:p>
          </table:table-cell>
          <table:table-cell office:value-type="string" calcext:value-type="string">
            <text:p>-0.069235</text:p>
          </table:table-cell>
        </table:table-row>
        <table:table-row table:style-name="ro1">
          <table:table-cell office:value-type="float" office:value="1527146713.82238" calcext:value-type="float">
            <text:p>1527146713.82238</text:p>
          </table:table-cell>
          <table:table-cell office:value-type="string" calcext:value-type="string">
            <text:p>PID_x</text:p>
          </table:table-cell>
          <table:table-cell office:value-type="float" office:value="0.113167" calcext:value-type="float">
            <text:p>0.113167</text:p>
          </table:table-cell>
          <table:table-cell office:value-type="float" office:value="-1.534933" calcext:value-type="float">
            <text:p>-1.534933</text:p>
          </table:table-cell>
          <table:table-cell office:value-type="float" office:value="-0.003807" calcext:value-type="float">
            <text:p>-0.003807</text:p>
          </table:table-cell>
          <table:table-cell office:value-type="float" office:value="-0.071389" calcext:value-type="float">
            <text:p>-0.071389</text:p>
          </table:table-cell>
          <table:table-cell office:value-type="float" office:value="0.202338" calcext:value-type="float">
            <text:p>0.202338</text:p>
          </table:table-cell>
          <table:table-cell office:value-type="float" office:value="-0.71571" calcext:value-type="float">
            <text:p>-0.71571</text:p>
          </table:table-cell>
          <table:table-cell office:value-type="float" office:value="0.037503" calcext:value-type="float">
            <text:p>0.037503</text:p>
          </table:table-cell>
          <table:table-cell office:value-type="string" calcext:value-type="string">
            <text:p>-0.070184</text:p>
          </table:table-cell>
        </table:table-row>
        <table:table-row table:style-name="ro1" table:visibility="filter">
          <table:table-cell office:value-type="float" office:value="1527146713.82243" calcext:value-type="float">
            <text:p>1527146713.82243</text:p>
          </table:table-cell>
          <table:table-cell office:value-type="string" calcext:value-type="string">
            <text:p>PID_y</text:p>
          </table:table-cell>
          <table:table-cell office:value-type="float" office:value="0.113167" calcext:value-type="float">
            <text:p>0.113167</text:p>
          </table:table-cell>
          <table:table-cell office:value-type="float" office:value="-1.534933" calcext:value-type="float">
            <text:p>-1.534933</text:p>
          </table:table-cell>
          <table:table-cell office:value-type="float" office:value="-0.003807" calcext:value-type="float">
            <text:p>-0.003807</text:p>
          </table:table-cell>
          <table:table-cell office:value-type="float" office:value="-0.071389" calcext:value-type="float">
            <text:p>-0.071389</text:p>
          </table:table-cell>
          <table:table-cell office:value-type="float" office:value="0.202338" calcext:value-type="float">
            <text:p>0.202338</text:p>
          </table:table-cell>
          <table:table-cell office:value-type="float" office:value="-0.71571" calcext:value-type="float">
            <text:p>-0.71571</text:p>
          </table:table-cell>
          <table:table-cell office:value-type="float" office:value="0.037503" calcext:value-type="float">
            <text:p>0.037503</text:p>
          </table:table-cell>
          <table:table-cell office:value-type="string" calcext:value-type="string">
            <text:p>-0.070184</text:p>
          </table:table-cell>
        </table:table-row>
        <table:table-row table:style-name="ro1">
          <table:table-cell office:value-type="float" office:value="1527146713.8418" calcext:value-type="float">
            <text:p>1527146713.8418</text:p>
          </table:table-cell>
          <table:table-cell office:value-type="string" calcext:value-type="string">
            <text:p>PID_x</text:p>
          </table:table-cell>
          <table:table-cell office:value-type="float" office:value="-0.056623" calcext:value-type="float">
            <text:p>-0.056623</text:p>
          </table:table-cell>
          <table:table-cell office:value-type="float" office:value="-1.567098" calcext:value-type="float">
            <text:p>-1.567098</text:p>
          </table:table-cell>
          <table:table-cell office:value-type="float" office:value="-0.032419" calcext:value-type="float">
            <text:p>-0.032419</text:p>
          </table:table-cell>
          <table:table-cell office:value-type="float" office:value="-0.072131" calcext:value-type="float">
            <text:p>-0.072131</text:p>
          </table:table-cell>
          <table:table-cell office:value-type="float" office:value="-0.09204" calcext:value-type="float">
            <text:p>-0.09204</text:p>
          </table:table-cell>
          <table:table-cell office:value-type="float" office:value="-0.723352" calcext:value-type="float">
            <text:p>-0.723352</text:p>
          </table:table-cell>
          <table:table-cell office:value-type="float" office:value="-0.003807" calcext:value-type="float">
            <text:p>-0.003807</text:p>
          </table:table-cell>
          <table:table-cell office:value-type="string" calcext:value-type="string">
            <text:p>-0.071389</text:p>
          </table:table-cell>
        </table:table-row>
        <table:table-row table:style-name="ro1" table:visibility="filter">
          <table:table-cell office:value-type="float" office:value="1527146713.84185" calcext:value-type="float">
            <text:p>1527146713.84185</text:p>
          </table:table-cell>
          <table:table-cell office:value-type="string" calcext:value-type="string">
            <text:p>PID_y</text:p>
          </table:table-cell>
          <table:table-cell office:value-type="float" office:value="-0.056623" calcext:value-type="float">
            <text:p>-0.056623</text:p>
          </table:table-cell>
          <table:table-cell office:value-type="float" office:value="-1.567098" calcext:value-type="float">
            <text:p>-1.567098</text:p>
          </table:table-cell>
          <table:table-cell office:value-type="float" office:value="-0.032419" calcext:value-type="float">
            <text:p>-0.032419</text:p>
          </table:table-cell>
          <table:table-cell office:value-type="float" office:value="-0.072131" calcext:value-type="float">
            <text:p>-0.072131</text:p>
          </table:table-cell>
          <table:table-cell office:value-type="float" office:value="-0.09204" calcext:value-type="float">
            <text:p>-0.09204</text:p>
          </table:table-cell>
          <table:table-cell office:value-type="float" office:value="-0.723352" calcext:value-type="float">
            <text:p>-0.723352</text:p>
          </table:table-cell>
          <table:table-cell office:value-type="float" office:value="-0.003807" calcext:value-type="float">
            <text:p>-0.003807</text:p>
          </table:table-cell>
          <table:table-cell office:value-type="string" calcext:value-type="string">
            <text:p>-0.071389</text:p>
          </table:table-cell>
        </table:table-row>
        <table:table-row table:style-name="ro1">
          <table:table-cell office:value-type="float" office:value="1527146713.86239" calcext:value-type="float">
            <text:p>1527146713.86239</text:p>
          </table:table-cell>
          <table:table-cell office:value-type="string" calcext:value-type="string">
            <text:p>PID_x</text:p>
          </table:table-cell>
          <table:table-cell office:value-type="float" office:value="-0.884555" calcext:value-type="float">
            <text:p>-0.884555</text:p>
          </table:table-cell>
          <table:table-cell office:value-type="float" office:value="-1.595953" calcext:value-type="float">
            <text:p>-1.595953</text:p>
          </table:table-cell>
          <table:table-cell office:value-type="float" office:value="-0.077612" calcext:value-type="float">
            <text:p>-0.077612</text:p>
          </table:table-cell>
          <table:table-cell office:value-type="float" office:value="-0.072829" calcext:value-type="float">
            <text:p>-0.072829</text:p>
          </table:table-cell>
          <table:table-cell office:value-type="float" office:value="-0.531441" calcext:value-type="float">
            <text:p>-0.531441</text:p>
          </table:table-cell>
          <table:table-cell office:value-type="float" office:value="-0.730132" calcext:value-type="float">
            <text:p>-0.730132</text:p>
          </table:table-cell>
          <table:table-cell office:value-type="float" office:value="-0.032419" calcext:value-type="float">
            <text:p>-0.032419</text:p>
          </table:table-cell>
          <table:table-cell office:value-type="string" calcext:value-type="string">
            <text:p>-0.072131</text:p>
          </table:table-cell>
        </table:table-row>
        <table:table-row table:style-name="ro1" table:visibility="filter">
          <table:table-cell office:value-type="float" office:value="1527146713.86244" calcext:value-type="float">
            <text:p>1527146713.86244</text:p>
          </table:table-cell>
          <table:table-cell office:value-type="string" calcext:value-type="string">
            <text:p>PID_y</text:p>
          </table:table-cell>
          <table:table-cell office:value-type="float" office:value="-0.884555" calcext:value-type="float">
            <text:p>-0.884555</text:p>
          </table:table-cell>
          <table:table-cell office:value-type="float" office:value="-1.595953" calcext:value-type="float">
            <text:p>-1.595953</text:p>
          </table:table-cell>
          <table:table-cell office:value-type="float" office:value="-0.077612" calcext:value-type="float">
            <text:p>-0.077612</text:p>
          </table:table-cell>
          <table:table-cell office:value-type="float" office:value="-0.072829" calcext:value-type="float">
            <text:p>-0.072829</text:p>
          </table:table-cell>
          <table:table-cell office:value-type="float" office:value="-0.531441" calcext:value-type="float">
            <text:p>-0.531441</text:p>
          </table:table-cell>
          <table:table-cell office:value-type="float" office:value="-0.730132" calcext:value-type="float">
            <text:p>-0.730132</text:p>
          </table:table-cell>
          <table:table-cell office:value-type="float" office:value="-0.032419" calcext:value-type="float">
            <text:p>-0.032419</text:p>
          </table:table-cell>
          <table:table-cell office:value-type="string" calcext:value-type="string">
            <text:p>-0.072131</text:p>
          </table:table-cell>
        </table:table-row>
        <table:table-row table:style-name="ro1">
          <table:table-cell office:value-type="float" office:value="1527146713.88179" calcext:value-type="float">
            <text:p>1527146713.88179</text:p>
          </table:table-cell>
          <table:table-cell office:value-type="string" calcext:value-type="string">
            <text:p>TOC_x</text:p>
          </table:table-cell>
          <table:table-cell office:value-type="float" office:value="-2.181237" calcext:value-type="float">
            <text:p>-2.181237</text:p>
          </table:table-cell>
          <table:table-cell office:value-type="float" office:value="-1.603771" calcext:value-type="float">
            <text:p>-1.603771</text:p>
          </table:table-cell>
          <table:table-cell office:value-type="float" office:value="-0.108734" calcext:value-type="float">
            <text:p>-0.108734</text:p>
          </table:table-cell>
          <table:table-cell office:value-type="float" office:value="-0.073007" calcext:value-type="float">
            <text:p>-0.073007</text:p>
          </table:table-cell>
          <table:table-cell office:value-type="float" office:value="-0.85169" calcext:value-type="float">
            <text:p>-0.85169</text:p>
          </table:table-cell>
          <table:table-cell office:value-type="float" office:value="-0.731962" calcext:value-type="float">
            <text:p>-0.731962</text:p>
          </table:table-cell>
          <table:table-cell office:value-type="float" office:value="-0.077612" calcext:value-type="float">
            <text:p>-0.077612</text:p>
          </table:table-cell>
          <table:table-cell office:value-type="string" calcext:value-type="string">
            <text:p>-0.072829</text:p>
          </table:table-cell>
        </table:table-row>
        <table:table-row table:style-name="ro1" table:visibility="filter">
          <table:table-cell office:value-type="float" office:value="1527146713.88184" calcext:value-type="float">
            <text:p>1527146713.88184</text:p>
          </table:table-cell>
          <table:table-cell office:value-type="string" calcext:value-type="string">
            <text:p>PID_y</text:p>
          </table:table-cell>
          <table:table-cell office:value-type="float" office:value="-2.181237" calcext:value-type="float">
            <text:p>-2.181237</text:p>
          </table:table-cell>
          <table:table-cell office:value-type="float" office:value="-1.603771" calcext:value-type="float">
            <text:p>-1.603771</text:p>
          </table:table-cell>
          <table:table-cell office:value-type="float" office:value="-0.108734" calcext:value-type="float">
            <text:p>-0.108734</text:p>
          </table:table-cell>
          <table:table-cell office:value-type="float" office:value="-0.073007" calcext:value-type="float">
            <text:p>-0.073007</text:p>
          </table:table-cell>
          <table:table-cell office:value-type="float" office:value="-0.85169" calcext:value-type="float">
            <text:p>-0.85169</text:p>
          </table:table-cell>
          <table:table-cell office:value-type="float" office:value="-0.731962" calcext:value-type="float">
            <text:p>-0.731962</text:p>
          </table:table-cell>
          <table:table-cell office:value-type="float" office:value="-0.077612" calcext:value-type="float">
            <text:p>-0.077612</text:p>
          </table:table-cell>
          <table:table-cell office:value-type="string" calcext:value-type="string">
            <text:p>-0.072829</text:p>
          </table:table-cell>
        </table:table-row>
        <table:table-row table:style-name="ro1">
          <table:table-cell office:value-type="float" office:value="1527146713.90239" calcext:value-type="float">
            <text:p>1527146713.90239</text:p>
          </table:table-cell>
          <table:table-cell office:value-type="string" calcext:value-type="string">
            <text:p>TOC_x</text:p>
          </table:table-cell>
          <table:table-cell office:value-type="float" office:value="-3.967065" calcext:value-type="float">
            <text:p>-3.967065</text:p>
          </table:table-cell>
          <table:table-cell office:value-type="float" office:value="-1.594801" calcext:value-type="float">
            <text:p>-1.594801</text:p>
          </table:table-cell>
          <table:table-cell office:value-type="float" office:value="-0.140163" calcext:value-type="float">
            <text:p>-0.140163</text:p>
          </table:table-cell>
          <table:table-cell office:value-type="float" office:value="-0.072791" calcext:value-type="float">
            <text:p>-0.072791</text:p>
          </table:table-cell>
          <table:table-cell office:value-type="float" office:value="-1.157331" calcext:value-type="float">
            <text:p>-1.157331</text:p>
          </table:table-cell>
          <table:table-cell office:value-type="float" office:value="-0.729865" calcext:value-type="float">
            <text:p>-0.729865</text:p>
          </table:table-cell>
          <table:table-cell office:value-type="float" office:value="-0.108734" calcext:value-type="float">
            <text:p>-0.108734</text:p>
          </table:table-cell>
          <table:table-cell office:value-type="string" calcext:value-type="string">
            <text:p>-0.073007</text:p>
          </table:table-cell>
        </table:table-row>
        <table:table-row table:style-name="ro1" table:visibility="filter">
          <table:table-cell office:value-type="float" office:value="1527146713.90246" calcext:value-type="float">
            <text:p>1527146713.90246</text:p>
          </table:table-cell>
          <table:table-cell office:value-type="string" calcext:value-type="string">
            <text:p>PID_y</text:p>
          </table:table-cell>
          <table:table-cell office:value-type="float" office:value="-3.967065" calcext:value-type="float">
            <text:p>-3.967065</text:p>
          </table:table-cell>
          <table:table-cell office:value-type="float" office:value="-1.594801" calcext:value-type="float">
            <text:p>-1.594801</text:p>
          </table:table-cell>
          <table:table-cell office:value-type="float" office:value="-0.140163" calcext:value-type="float">
            <text:p>-0.140163</text:p>
          </table:table-cell>
          <table:table-cell office:value-type="float" office:value="-0.072791" calcext:value-type="float">
            <text:p>-0.072791</text:p>
          </table:table-cell>
          <table:table-cell office:value-type="float" office:value="-1.157331" calcext:value-type="float">
            <text:p>-1.157331</text:p>
          </table:table-cell>
          <table:table-cell office:value-type="float" office:value="-0.729865" calcext:value-type="float">
            <text:p>-0.729865</text:p>
          </table:table-cell>
          <table:table-cell office:value-type="float" office:value="-0.108734" calcext:value-type="float">
            <text:p>-0.108734</text:p>
          </table:table-cell>
          <table:table-cell office:value-type="string" calcext:value-type="string">
            <text:p>-0.073007</text:p>
          </table:table-cell>
        </table:table-row>
        <table:table-row table:style-name="ro1">
          <table:table-cell office:value-type="float" office:value="1527146713.92178" calcext:value-type="float">
            <text:p>1527146713.92178</text:p>
          </table:table-cell>
          <table:table-cell office:value-type="string" calcext:value-type="string">
            <text:p>TOC_x</text:p>
          </table:table-cell>
          <table:table-cell office:value-type="float" office:value="-7.823305" calcext:value-type="float">
            <text:p>-7.823305</text:p>
          </table:table-cell>
          <table:table-cell office:value-type="float" office:value="-1.527272" calcext:value-type="float">
            <text:p>-1.527272</text:p>
          </table:table-cell>
          <table:table-cell office:value-type="float" office:value="-0.186533" calcext:value-type="float">
            <text:p>-0.186533</text:p>
          </table:table-cell>
          <table:table-cell office:value-type="float" office:value="-0.071238" calcext:value-type="float">
            <text:p>-0.071238</text:p>
          </table:table-cell>
          <table:table-cell office:value-type="float" office:value="-1.634892" calcext:value-type="float">
            <text:p>-1.634892</text:p>
          </table:table-cell>
          <table:table-cell office:value-type="float" office:value="-0.713871" calcext:value-type="float">
            <text:p>-0.713871</text:p>
          </table:table-cell>
          <table:table-cell office:value-type="float" office:value="-0.140163" calcext:value-type="float">
            <text:p>-0.140163</text:p>
          </table:table-cell>
          <table:table-cell office:value-type="string" calcext:value-type="string">
            <text:p>-0.072791</text:p>
          </table:table-cell>
        </table:table-row>
        <table:table-row table:style-name="ro1" table:visibility="filter">
          <table:table-cell office:value-type="float" office:value="1527146713.92183" calcext:value-type="float">
            <text:p>1527146713.92183</text:p>
          </table:table-cell>
          <table:table-cell office:value-type="string" calcext:value-type="string">
            <text:p>PID_y</text:p>
          </table:table-cell>
          <table:table-cell office:value-type="float" office:value="-7.823305" calcext:value-type="float">
            <text:p>-7.823305</text:p>
          </table:table-cell>
          <table:table-cell office:value-type="float" office:value="-1.527272" calcext:value-type="float">
            <text:p>-1.527272</text:p>
          </table:table-cell>
          <table:table-cell office:value-type="float" office:value="-0.186533" calcext:value-type="float">
            <text:p>-0.186533</text:p>
          </table:table-cell>
          <table:table-cell office:value-type="float" office:value="-0.071238" calcext:value-type="float">
            <text:p>-0.071238</text:p>
          </table:table-cell>
          <table:table-cell office:value-type="float" office:value="-1.634892" calcext:value-type="float">
            <text:p>-1.634892</text:p>
          </table:table-cell>
          <table:table-cell office:value-type="float" office:value="-0.713871" calcext:value-type="float">
            <text:p>-0.713871</text:p>
          </table:table-cell>
          <table:table-cell office:value-type="float" office:value="-0.140163" calcext:value-type="float">
            <text:p>-0.140163</text:p>
          </table:table-cell>
          <table:table-cell office:value-type="string" calcext:value-type="string">
            <text:p>-0.072791</text:p>
          </table:table-cell>
        </table:table-row>
        <table:table-row table:style-name="ro1">
          <table:table-cell office:value-type="float" office:value="1527146713.94223" calcext:value-type="float">
            <text:p>1527146713.94223</text:p>
          </table:table-cell>
          <table:table-cell office:value-type="string" calcext:value-type="string">
            <text:p>TOC_x</text:p>
          </table:table-cell>
          <table:table-cell office:value-type="float" office:value="-10.791994" calcext:value-type="float">
            <text:p>-10.791994</text:p>
          </table:table-cell>
          <table:table-cell office:value-type="float" office:value="-1.476591" calcext:value-type="float">
            <text:p>-1.476591</text:p>
          </table:table-cell>
          <table:table-cell office:value-type="float" office:value="-0.216085" calcext:value-type="float">
            <text:p>-0.216085</text:p>
          </table:table-cell>
          <table:table-cell office:value-type="float" office:value="-0.069989" calcext:value-type="float">
            <text:p>-0.069989</text:p>
          </table:table-cell>
          <table:table-cell office:value-type="float" office:value="-1.923946" calcext:value-type="float">
            <text:p>-1.923946</text:p>
          </table:table-cell>
          <table:table-cell office:value-type="float" office:value="-0.701649" calcext:value-type="float">
            <text:p>-0.701649</text:p>
          </table:table-cell>
          <table:table-cell office:value-type="float" office:value="-0.186533" calcext:value-type="float">
            <text:p>-0.186533</text:p>
          </table:table-cell>
          <table:table-cell office:value-type="string" calcext:value-type="string">
            <text:p>-0.071238</text:p>
          </table:table-cell>
        </table:table-row>
        <table:table-row table:style-name="ro1" table:visibility="filter">
          <table:table-cell office:value-type="float" office:value="1527146713.94229" calcext:value-type="float">
            <text:p>1527146713.94229</text:p>
          </table:table-cell>
          <table:table-cell office:value-type="string" calcext:value-type="string">
            <text:p>PID_y</text:p>
          </table:table-cell>
          <table:table-cell office:value-type="float" office:value="-10.791994" calcext:value-type="float">
            <text:p>-10.791994</text:p>
          </table:table-cell>
          <table:table-cell office:value-type="float" office:value="-1.476591" calcext:value-type="float">
            <text:p>-1.476591</text:p>
          </table:table-cell>
          <table:table-cell office:value-type="float" office:value="-0.216085" calcext:value-type="float">
            <text:p>-0.216085</text:p>
          </table:table-cell>
          <table:table-cell office:value-type="float" office:value="-0.069989" calcext:value-type="float">
            <text:p>-0.069989</text:p>
          </table:table-cell>
          <table:table-cell office:value-type="float" office:value="-1.923946" calcext:value-type="float">
            <text:p>-1.923946</text:p>
          </table:table-cell>
          <table:table-cell office:value-type="float" office:value="-0.701649" calcext:value-type="float">
            <text:p>-0.701649</text:p>
          </table:table-cell>
          <table:table-cell office:value-type="float" office:value="-0.186533" calcext:value-type="float">
            <text:p>-0.186533</text:p>
          </table:table-cell>
          <table:table-cell office:value-type="string" calcext:value-type="string">
            <text:p>-0.071238</text:p>
          </table:table-cell>
        </table:table-row>
        <table:table-row table:style-name="ro1">
          <table:table-cell office:value-type="float" office:value="1527146713.96282" calcext:value-type="float">
            <text:p>1527146713.96282</text:p>
          </table:table-cell>
          <table:table-cell office:value-type="string" calcext:value-type="string">
            <text:p>TOC_x</text:p>
          </table:table-cell>
          <table:table-cell office:value-type="float" office:value="-15.892016" calcext:value-type="float">
            <text:p>-15.892016</text:p>
          </table:table-cell>
          <table:table-cell office:value-type="float" office:value="-1.345019" calcext:value-type="float">
            <text:p>-1.345019</text:p>
          </table:table-cell>
          <table:table-cell office:value-type="float" office:value="-0.258838" calcext:value-type="float">
            <text:p>-0.258838</text:p>
          </table:table-cell>
          <table:table-cell office:value-type="float" office:value="-0.066617" calcext:value-type="float">
            <text:p>-0.066617</text:p>
          </table:table-cell>
          <table:table-cell office:value-type="float" office:value="-2.339148" calcext:value-type="float">
            <text:p>-2.339148</text:p>
          </table:table-cell>
          <table:table-cell office:value-type="float" office:value="-0.66891" calcext:value-type="float">
            <text:p>-0.66891</text:p>
          </table:table-cell>
          <table:table-cell office:value-type="float" office:value="-0.216085" calcext:value-type="float">
            <text:p>-0.216085</text:p>
          </table:table-cell>
          <table:table-cell office:value-type="string" calcext:value-type="string">
            <text:p>-0.069989</text:p>
          </table:table-cell>
        </table:table-row>
        <table:table-row table:style-name="ro1" table:visibility="filter">
          <table:table-cell office:value-type="float" office:value="1527146713.96287" calcext:value-type="float">
            <text:p>1527146713.96287</text:p>
          </table:table-cell>
          <table:table-cell office:value-type="string" calcext:value-type="string">
            <text:p>PID_y</text:p>
          </table:table-cell>
          <table:table-cell office:value-type="float" office:value="-15.892016" calcext:value-type="float">
            <text:p>-15.892016</text:p>
          </table:table-cell>
          <table:table-cell office:value-type="float" office:value="-1.345019" calcext:value-type="float">
            <text:p>-1.345019</text:p>
          </table:table-cell>
          <table:table-cell office:value-type="float" office:value="-0.258838" calcext:value-type="float">
            <text:p>-0.258838</text:p>
          </table:table-cell>
          <table:table-cell office:value-type="float" office:value="-0.066617" calcext:value-type="float">
            <text:p>-0.066617</text:p>
          </table:table-cell>
          <table:table-cell office:value-type="float" office:value="-2.339148" calcext:value-type="float">
            <text:p>-2.339148</text:p>
          </table:table-cell>
          <table:table-cell office:value-type="float" office:value="-0.66891" calcext:value-type="float">
            <text:p>-0.66891</text:p>
          </table:table-cell>
          <table:table-cell office:value-type="float" office:value="-0.216085" calcext:value-type="float">
            <text:p>-0.216085</text:p>
          </table:table-cell>
          <table:table-cell office:value-type="string" calcext:value-type="string">
            <text:p>-0.069989</text:p>
          </table:table-cell>
        </table:table-row>
        <table:table-row table:style-name="ro1">
          <table:table-cell office:value-type="float" office:value="1527146713.9824" calcext:value-type="float">
            <text:p>1527146713.9824</text:p>
          </table:table-cell>
          <table:table-cell office:value-type="string" calcext:value-type="string">
            <text:p>TOC_x</text:p>
          </table:table-cell>
          <table:table-cell office:value-type="float" office:value="-19.874443" calcext:value-type="float">
            <text:p>-19.874443</text:p>
          </table:table-cell>
          <table:table-cell office:value-type="float" office:value="-1.258948" calcext:value-type="float">
            <text:p>-1.258948</text:p>
          </table:table-cell>
          <table:table-cell office:value-type="float" office:value="-0.286124" calcext:value-type="float">
            <text:p>-0.286124</text:p>
          </table:table-cell>
          <table:table-cell office:value-type="float" office:value="-0.064436" calcext:value-type="float">
            <text:p>-0.064436</text:p>
          </table:table-cell>
          <table:table-cell office:value-type="float" office:value="-2.61838" calcext:value-type="float">
            <text:p>-2.61838</text:p>
          </table:table-cell>
          <table:table-cell office:value-type="float" office:value="-0.64659" calcext:value-type="float">
            <text:p>-0.64659</text:p>
          </table:table-cell>
          <table:table-cell office:value-type="float" office:value="-0.258838" calcext:value-type="float">
            <text:p>-0.258838</text:p>
          </table:table-cell>
          <table:table-cell office:value-type="string" calcext:value-type="string">
            <text:p>-0.066617</text:p>
          </table:table-cell>
        </table:table-row>
        <table:table-row table:style-name="ro1" table:visibility="filter">
          <table:table-cell office:value-type="float" office:value="1527146713.98245" calcext:value-type="float">
            <text:p>1527146713.98245</text:p>
          </table:table-cell>
          <table:table-cell office:value-type="string" calcext:value-type="string">
            <text:p>PID_y</text:p>
          </table:table-cell>
          <table:table-cell office:value-type="float" office:value="-19.874443" calcext:value-type="float">
            <text:p>-19.874443</text:p>
          </table:table-cell>
          <table:table-cell office:value-type="float" office:value="-1.258948" calcext:value-type="float">
            <text:p>-1.258948</text:p>
          </table:table-cell>
          <table:table-cell office:value-type="float" office:value="-0.286124" calcext:value-type="float">
            <text:p>-0.286124</text:p>
          </table:table-cell>
          <table:table-cell office:value-type="float" office:value="-0.064436" calcext:value-type="float">
            <text:p>-0.064436</text:p>
          </table:table-cell>
          <table:table-cell office:value-type="float" office:value="-2.61838" calcext:value-type="float">
            <text:p>-2.61838</text:p>
          </table:table-cell>
          <table:table-cell office:value-type="float" office:value="-0.64659" calcext:value-type="float">
            <text:p>-0.64659</text:p>
          </table:table-cell>
          <table:table-cell office:value-type="float" office:value="-0.258838" calcext:value-type="float">
            <text:p>-0.258838</text:p>
          </table:table-cell>
          <table:table-cell office:value-type="string" calcext:value-type="string">
            <text:p>-0.066617</text:p>
          </table:table-cell>
        </table:table-row>
        <table:table-row table:style-name="ro1">
          <table:table-cell office:value-type="float" office:value="1527146714.00188" calcext:value-type="float">
            <text:p>1527146714.00188</text:p>
          </table:table-cell>
          <table:table-cell office:value-type="string" calcext:value-type="string">
            <text:p>TOC_x</text:p>
          </table:table-cell>
          <table:table-cell office:value-type="float" office:value="-26.359499" calcext:value-type="float">
            <text:p>-26.359499</text:p>
          </table:table-cell>
          <table:table-cell office:value-type="float" office:value="-1.173744" calcext:value-type="float">
            <text:p>-1.173744</text:p>
          </table:table-cell>
          <table:table-cell office:value-type="float" office:value="-0.325199" calcext:value-type="float">
            <text:p>-0.325199</text:p>
          </table:table-cell>
          <table:table-cell office:value-type="float" office:value="-0.062204" calcext:value-type="float">
            <text:p>-0.062204</text:p>
          </table:table-cell>
          <table:table-cell office:value-type="float" office:value="-3.01861" calcext:value-type="float">
            <text:p>-3.01861</text:p>
          </table:table-cell>
          <table:table-cell office:value-type="float" office:value="-0.62373" calcext:value-type="float">
            <text:p>-0.62373</text:p>
          </table:table-cell>
          <table:table-cell office:value-type="float" office:value="-0.286124" calcext:value-type="float">
            <text:p>-0.286124</text:p>
          </table:table-cell>
          <table:table-cell office:value-type="string" calcext:value-type="string">
            <text:p>-0.064436</text:p>
          </table:table-cell>
        </table:table-row>
        <table:table-row table:style-name="ro1" table:visibility="filter">
          <table:table-cell office:value-type="float" office:value="1527146714.00195" calcext:value-type="float">
            <text:p>1527146714.00195</text:p>
          </table:table-cell>
          <table:table-cell office:value-type="string" calcext:value-type="string">
            <text:p>PID_y</text:p>
          </table:table-cell>
          <table:table-cell office:value-type="float" office:value="-26.359499" calcext:value-type="float">
            <text:p>-26.359499</text:p>
          </table:table-cell>
          <table:table-cell office:value-type="float" office:value="-1.173744" calcext:value-type="float">
            <text:p>-1.173744</text:p>
          </table:table-cell>
          <table:table-cell office:value-type="float" office:value="-0.325199" calcext:value-type="float">
            <text:p>-0.325199</text:p>
          </table:table-cell>
          <table:table-cell office:value-type="float" office:value="-0.062204" calcext:value-type="float">
            <text:p>-0.062204</text:p>
          </table:table-cell>
          <table:table-cell office:value-type="float" office:value="-3.01861" calcext:value-type="float">
            <text:p>-3.01861</text:p>
          </table:table-cell>
          <table:table-cell office:value-type="float" office:value="-0.62373" calcext:value-type="float">
            <text:p>-0.62373</text:p>
          </table:table-cell>
          <table:table-cell office:value-type="float" office:value="-0.286124" calcext:value-type="float">
            <text:p>-0.286124</text:p>
          </table:table-cell>
          <table:table-cell office:value-type="string" calcext:value-type="string">
            <text:p>-0.064436</text:p>
          </table:table-cell>
        </table:table-row>
        <table:table-row table:style-name="ro1">
          <table:table-cell office:value-type="float" office:value="1527146714.02247" calcext:value-type="float">
            <text:p>1527146714.02247</text:p>
          </table:table-cell>
          <table:table-cell office:value-type="string" calcext:value-type="string">
            <text:p>TOC_x</text:p>
          </table:table-cell>
          <table:table-cell office:value-type="float" office:value="-30.789404" calcext:value-type="float">
            <text:p>-30.789404</text:p>
          </table:table-cell>
          <table:table-cell office:value-type="float" office:value="-1.060018" calcext:value-type="float">
            <text:p>-1.060018</text:p>
          </table:table-cell>
          <table:table-cell office:value-type="float" office:value="-0.350439" calcext:value-type="float">
            <text:p>-0.350439</text:p>
          </table:table-cell>
          <table:table-cell office:value-type="float" office:value="-0.058933" calcext:value-type="float">
            <text:p>-0.058933</text:p>
          </table:table-cell>
          <table:table-cell office:value-type="float" office:value="-3.263991" calcext:value-type="float">
            <text:p>-3.263991</text:p>
          </table:table-cell>
          <table:table-cell office:value-type="float" office:value="-0.591929" calcext:value-type="float">
            <text:p>-0.591929</text:p>
          </table:table-cell>
          <table:table-cell office:value-type="float" office:value="-0.325199" calcext:value-type="float">
            <text:p>-0.325199</text:p>
          </table:table-cell>
          <table:table-cell office:value-type="string" calcext:value-type="string">
            <text:p>-0.062204</text:p>
          </table:table-cell>
        </table:table-row>
        <table:table-row table:style-name="ro1" table:visibility="filter">
          <table:table-cell office:value-type="float" office:value="1527146714.02253" calcext:value-type="float">
            <text:p>1527146714.02253</text:p>
          </table:table-cell>
          <table:table-cell office:value-type="string" calcext:value-type="string">
            <text:p>PID_y</text:p>
          </table:table-cell>
          <table:table-cell office:value-type="float" office:value="-30.789404" calcext:value-type="float">
            <text:p>-30.789404</text:p>
          </table:table-cell>
          <table:table-cell office:value-type="float" office:value="-1.060018" calcext:value-type="float">
            <text:p>-1.060018</text:p>
          </table:table-cell>
          <table:table-cell office:value-type="float" office:value="-0.350439" calcext:value-type="float">
            <text:p>-0.350439</text:p>
          </table:table-cell>
          <table:table-cell office:value-type="float" office:value="-0.058933" calcext:value-type="float">
            <text:p>-0.058933</text:p>
          </table:table-cell>
          <table:table-cell office:value-type="float" office:value="-3.263991" calcext:value-type="float">
            <text:p>-3.263991</text:p>
          </table:table-cell>
          <table:table-cell office:value-type="float" office:value="-0.591929" calcext:value-type="float">
            <text:p>-0.591929</text:p>
          </table:table-cell>
          <table:table-cell office:value-type="float" office:value="-0.325199" calcext:value-type="float">
            <text:p>-0.325199</text:p>
          </table:table-cell>
          <table:table-cell office:value-type="string" calcext:value-type="string">
            <text:p>-0.062204</text:p>
          </table:table-cell>
        </table:table-row>
        <table:table-row table:style-name="ro1">
          <table:table-cell office:value-type="float" office:value="1527146714.04199" calcext:value-type="float">
            <text:p>1527146714.04199</text:p>
          </table:table-cell>
          <table:table-cell office:value-type="string" calcext:value-type="string">
            <text:p>TOC_x</text:p>
          </table:table-cell>
          <table:table-cell office:value-type="float" office:value="-35.588795" calcext:value-type="float">
            <text:p>-35.588795</text:p>
          </table:table-cell>
          <table:table-cell office:value-type="float" office:value="-1.011763" calcext:value-type="float">
            <text:p>-1.011763</text:p>
          </table:table-cell>
          <table:table-cell office:value-type="float" office:value="-0.374501" calcext:value-type="float">
            <text:p>-0.374501</text:p>
          </table:table-cell>
          <table:table-cell office:value-type="float" office:value="-0.057565" calcext:value-type="float">
            <text:p>-0.057565</text:p>
          </table:table-cell>
          <table:table-cell office:value-type="float" office:value="-3.510698" calcext:value-type="float">
            <text:p>-3.510698</text:p>
          </table:table-cell>
          <table:table-cell office:value-type="float" office:value="-0.577901" calcext:value-type="float">
            <text:p>-0.577901</text:p>
          </table:table-cell>
          <table:table-cell office:value-type="float" office:value="-0.350439" calcext:value-type="float">
            <text:p>-0.350439</text:p>
          </table:table-cell>
          <table:table-cell office:value-type="string" calcext:value-type="string">
            <text:p>-0.058933</text:p>
          </table:table-cell>
        </table:table-row>
        <table:table-row table:style-name="ro1" table:visibility="filter">
          <table:table-cell office:value-type="float" office:value="1527146714.04206" calcext:value-type="float">
            <text:p>1527146714.04206</text:p>
          </table:table-cell>
          <table:table-cell office:value-type="string" calcext:value-type="string">
            <text:p>PID_y</text:p>
          </table:table-cell>
          <table:table-cell office:value-type="float" office:value="-35.588795" calcext:value-type="float">
            <text:p>-35.588795</text:p>
          </table:table-cell>
          <table:table-cell office:value-type="float" office:value="-1.011763" calcext:value-type="float">
            <text:p>-1.011763</text:p>
          </table:table-cell>
          <table:table-cell office:value-type="float" office:value="-0.374501" calcext:value-type="float">
            <text:p>-0.374501</text:p>
          </table:table-cell>
          <table:table-cell office:value-type="float" office:value="-0.057565" calcext:value-type="float">
            <text:p>-0.057565</text:p>
          </table:table-cell>
          <table:table-cell office:value-type="float" office:value="-3.510698" calcext:value-type="float">
            <text:p>-3.510698</text:p>
          </table:table-cell>
          <table:table-cell office:value-type="float" office:value="-0.577901" calcext:value-type="float">
            <text:p>-0.577901</text:p>
          </table:table-cell>
          <table:table-cell office:value-type="float" office:value="-0.350439" calcext:value-type="float">
            <text:p>-0.350439</text:p>
          </table:table-cell>
          <table:table-cell office:value-type="string" calcext:value-type="string">
            <text:p>-0.058933</text:p>
          </table:table-cell>
        </table:table-row>
        <table:table-row table:style-name="ro1">
          <table:table-cell office:value-type="float" office:value="1527146714.0625" calcext:value-type="float">
            <text:p>1527146714.0625</text:p>
          </table:table-cell>
          <table:table-cell office:value-type="string" calcext:value-type="string">
            <text:p>TOC_x</text:p>
          </table:table-cell>
          <table:table-cell office:value-type="float" office:value="-42.839008" calcext:value-type="float">
            <text:p>-42.839008</text:p>
          </table:table-cell>
          <table:table-cell office:value-type="float" office:value="-0.868509" calcext:value-type="float">
            <text:p>-0.868509</text:p>
          </table:table-cell>
          <table:table-cell office:value-type="float" office:value="-0.409682" calcext:value-type="float">
            <text:p>-0.409682</text:p>
          </table:table-cell>
          <table:table-cell office:value-type="float" office:value="-0.053084" calcext:value-type="float">
            <text:p>-0.053084</text:p>
          </table:table-cell>
          <table:table-cell office:value-type="float" office:value="-3.853604" calcext:value-type="float">
            <text:p>-3.853604</text:p>
          </table:table-cell>
          <table:table-cell office:value-type="float" office:value="-0.534227" calcext:value-type="float">
            <text:p>-0.534227</text:p>
          </table:table-cell>
          <table:table-cell office:value-type="float" office:value="-0.374501" calcext:value-type="float">
            <text:p>-0.374501</text:p>
          </table:table-cell>
          <table:table-cell office:value-type="string" calcext:value-type="string">
            <text:p>-0.057565</text:p>
          </table:table-cell>
        </table:table-row>
        <table:table-row table:style-name="ro1" table:visibility="filter">
          <table:table-cell office:value-type="float" office:value="1527146714.06257" calcext:value-type="float">
            <text:p>1527146714.06257</text:p>
          </table:table-cell>
          <table:table-cell office:value-type="string" calcext:value-type="string">
            <text:p>PID_y</text:p>
          </table:table-cell>
          <table:table-cell office:value-type="float" office:value="-42.839008" calcext:value-type="float">
            <text:p>-42.839008</text:p>
          </table:table-cell>
          <table:table-cell office:value-type="float" office:value="-0.868509" calcext:value-type="float">
            <text:p>-0.868509</text:p>
          </table:table-cell>
          <table:table-cell office:value-type="float" office:value="-0.409682" calcext:value-type="float">
            <text:p>-0.409682</text:p>
          </table:table-cell>
          <table:table-cell office:value-type="float" office:value="-0.053084" calcext:value-type="float">
            <text:p>-0.053084</text:p>
          </table:table-cell>
          <table:table-cell office:value-type="float" office:value="-3.853604" calcext:value-type="float">
            <text:p>-3.853604</text:p>
          </table:table-cell>
          <table:table-cell office:value-type="float" office:value="-0.534227" calcext:value-type="float">
            <text:p>-0.534227</text:p>
          </table:table-cell>
          <table:table-cell office:value-type="float" office:value="-0.374501" calcext:value-type="float">
            <text:p>-0.374501</text:p>
          </table:table-cell>
          <table:table-cell office:value-type="string" calcext:value-type="string">
            <text:p>-0.057565</text:p>
          </table:table-cell>
        </table:table-row>
        <table:table-row table:style-name="ro1">
          <table:table-cell office:value-type="float" office:value="1527146714.08207" calcext:value-type="float">
            <text:p>1527146714.08207</text:p>
          </table:table-cell>
          <table:table-cell office:value-type="string" calcext:value-type="string">
            <text:p>TOC_x</text:p>
          </table:table-cell>
          <table:table-cell office:value-type="float" office:value="-48.079514" calcext:value-type="float">
            <text:p>-48.079514</text:p>
          </table:table-cell>
          <table:table-cell office:value-type="float" office:value="-0.793358" calcext:value-type="float">
            <text:p>-0.793358</text:p>
          </table:table-cell>
          <table:table-cell office:value-type="float" office:value="-0.432186" calcext:value-type="float">
            <text:p>-0.432186</text:p>
          </table:table-cell>
          <table:table-cell office:value-type="float" office:value="-0.050699" calcext:value-type="float">
            <text:p>-0.050699</text:p>
          </table:table-cell>
          <table:table-cell office:value-type="float" office:value="-4.083695" calcext:value-type="float">
            <text:p>-4.083695</text:p>
          </table:table-cell>
          <table:table-cell office:value-type="float" office:value="-0.509834" calcext:value-type="float">
            <text:p>-0.509834</text:p>
          </table:table-cell>
          <table:table-cell office:value-type="float" office:value="-0.409682" calcext:value-type="float">
            <text:p>-0.409682</text:p>
          </table:table-cell>
          <table:table-cell office:value-type="string" calcext:value-type="string">
            <text:p>-0.053084</text:p>
          </table:table-cell>
        </table:table-row>
        <table:table-row table:style-name="ro1" table:visibility="filter">
          <table:table-cell office:value-type="float" office:value="1527146714.0822" calcext:value-type="float">
            <text:p>1527146714.0822</text:p>
          </table:table-cell>
          <table:table-cell office:value-type="string" calcext:value-type="string">
            <text:p>PID_y</text:p>
          </table:table-cell>
          <table:table-cell office:value-type="float" office:value="-48.079514" calcext:value-type="float">
            <text:p>-48.079514</text:p>
          </table:table-cell>
          <table:table-cell office:value-type="float" office:value="-0.793358" calcext:value-type="float">
            <text:p>-0.793358</text:p>
          </table:table-cell>
          <table:table-cell office:value-type="float" office:value="-0.432186" calcext:value-type="float">
            <text:p>-0.432186</text:p>
          </table:table-cell>
          <table:table-cell office:value-type="float" office:value="-0.050699" calcext:value-type="float">
            <text:p>-0.050699</text:p>
          </table:table-cell>
          <table:table-cell office:value-type="float" office:value="-4.083695" calcext:value-type="float">
            <text:p>-4.083695</text:p>
          </table:table-cell>
          <table:table-cell office:value-type="float" office:value="-0.509834" calcext:value-type="float">
            <text:p>-0.509834</text:p>
          </table:table-cell>
          <table:table-cell office:value-type="float" office:value="-0.409682" calcext:value-type="float">
            <text:p>-0.409682</text:p>
          </table:table-cell>
          <table:table-cell office:value-type="string" calcext:value-type="string">
            <text:p>-0.053084</text:p>
          </table:table-cell>
        </table:table-row>
        <table:table-row table:style-name="ro1">
          <table:table-cell office:value-type="float" office:value="1527146714.10279" calcext:value-type="float">
            <text:p>1527146714.10279</text:p>
          </table:table-cell>
          <table:table-cell office:value-type="string" calcext:value-type="string">
            <text:p>TOC_x</text:p>
          </table:table-cell>
          <table:table-cell office:value-type="float" office:value="-53.156368" calcext:value-type="float">
            <text:p>-53.156368</text:p>
          </table:table-cell>
          <table:table-cell office:value-type="float" office:value="-0.733057" calcext:value-type="float">
            <text:p>-0.733057</text:p>
          </table:table-cell>
          <table:table-cell office:value-type="float" office:value="-0.45409" calcext:value-type="float">
            <text:p>-0.45409</text:p>
          </table:table-cell>
          <table:table-cell office:value-type="float" office:value="-0.048585" calcext:value-type="float">
            <text:p>-0.048585</text:p>
          </table:table-cell>
          <table:table-cell office:value-type="float" office:value="-4.294857" calcext:value-type="float">
            <text:p>-4.294857</text:p>
          </table:table-cell>
          <table:table-cell office:value-type="float" office:value="-0.489454" calcext:value-type="float">
            <text:p>-0.489454</text:p>
          </table:table-cell>
          <table:table-cell office:value-type="float" office:value="-0.432186" calcext:value-type="float">
            <text:p>-0.432186</text:p>
          </table:table-cell>
          <table:table-cell office:value-type="string" calcext:value-type="string">
            <text:p>-0.050699</text:p>
          </table:table-cell>
        </table:table-row>
        <table:table-row table:style-name="ro1" table:visibility="filter">
          <table:table-cell office:value-type="float" office:value="1527146714.10284" calcext:value-type="float">
            <text:p>1527146714.10284</text:p>
          </table:table-cell>
          <table:table-cell office:value-type="string" calcext:value-type="string">
            <text:p>PID_y</text:p>
          </table:table-cell>
          <table:table-cell office:value-type="float" office:value="-53.156368" calcext:value-type="float">
            <text:p>-53.156368</text:p>
          </table:table-cell>
          <table:table-cell office:value-type="float" office:value="-0.733057" calcext:value-type="float">
            <text:p>-0.733057</text:p>
          </table:table-cell>
          <table:table-cell office:value-type="float" office:value="-0.45409" calcext:value-type="float">
            <text:p>-0.45409</text:p>
          </table:table-cell>
          <table:table-cell office:value-type="float" office:value="-0.048585" calcext:value-type="float">
            <text:p>-0.048585</text:p>
          </table:table-cell>
          <table:table-cell office:value-type="float" office:value="-4.294857" calcext:value-type="float">
            <text:p>-4.294857</text:p>
          </table:table-cell>
          <table:table-cell office:value-type="float" office:value="-0.489454" calcext:value-type="float">
            <text:p>-0.489454</text:p>
          </table:table-cell>
          <table:table-cell office:value-type="float" office:value="-0.432186" calcext:value-type="float">
            <text:p>-0.432186</text:p>
          </table:table-cell>
          <table:table-cell office:value-type="string" calcext:value-type="string">
            <text:p>-0.050699</text:p>
          </table:table-cell>
        </table:table-row>
        <table:table-row table:style-name="ro1">
          <table:table-cell office:value-type="float" office:value="1527146714.1224" calcext:value-type="float">
            <text:p>1527146714.1224</text:p>
          </table:table-cell>
          <table:table-cell office:value-type="string" calcext:value-type="string">
            <text:p>TOC_x</text:p>
          </table:table-cell>
          <table:table-cell office:value-type="float" office:value="-61.477039" calcext:value-type="float">
            <text:p>-61.477039</text:p>
          </table:table-cell>
          <table:table-cell office:value-type="float" office:value="-0.6524" calcext:value-type="float">
            <text:p>-0.6524</text:p>
          </table:table-cell>
          <table:table-cell office:value-type="float" office:value="-0.485941" calcext:value-type="float">
            <text:p>-0.485941</text:p>
          </table:table-cell>
          <table:table-cell office:value-type="float" office:value="-0.045778" calcext:value-type="float">
            <text:p>-0.045778</text:p>
          </table:table-cell>
          <table:table-cell office:value-type="float" office:value="-4.620269" calcext:value-type="float">
            <text:p>-4.620269</text:p>
          </table:table-cell>
          <table:table-cell office:value-type="float" office:value="-0.460779" calcext:value-type="float">
            <text:p>-0.460779</text:p>
          </table:table-cell>
          <table:table-cell office:value-type="float" office:value="-0.45409" calcext:value-type="float">
            <text:p>-0.45409</text:p>
          </table:table-cell>
          <table:table-cell office:value-type="string" calcext:value-type="string">
            <text:p>-0.048585</text:p>
          </table:table-cell>
        </table:table-row>
        <table:table-row table:style-name="ro1" table:visibility="filter">
          <table:table-cell office:value-type="float" office:value="1527146714.12245" calcext:value-type="float">
            <text:p>1527146714.12245</text:p>
          </table:table-cell>
          <table:table-cell office:value-type="string" calcext:value-type="string">
            <text:p>PID_y</text:p>
          </table:table-cell>
          <table:table-cell office:value-type="float" office:value="-61.477039" calcext:value-type="float">
            <text:p>-61.477039</text:p>
          </table:table-cell>
          <table:table-cell office:value-type="float" office:value="-0.6524" calcext:value-type="float">
            <text:p>-0.6524</text:p>
          </table:table-cell>
          <table:table-cell office:value-type="float" office:value="-0.485941" calcext:value-type="float">
            <text:p>-0.485941</text:p>
          </table:table-cell>
          <table:table-cell office:value-type="float" office:value="-0.045778" calcext:value-type="float">
            <text:p>-0.045778</text:p>
          </table:table-cell>
          <table:table-cell office:value-type="float" office:value="-4.620269" calcext:value-type="float">
            <text:p>-4.620269</text:p>
          </table:table-cell>
          <table:table-cell office:value-type="float" office:value="-0.460779" calcext:value-type="float">
            <text:p>-0.460779</text:p>
          </table:table-cell>
          <table:table-cell office:value-type="float" office:value="-0.45409" calcext:value-type="float">
            <text:p>-0.45409</text:p>
          </table:table-cell>
          <table:table-cell office:value-type="string" calcext:value-type="string">
            <text:p>-0.048585</text:p>
          </table:table-cell>
        </table:table-row>
        <table:table-row table:style-name="ro1">
          <table:table-cell office:value-type="float" office:value="1527146714.14185" calcext:value-type="float">
            <text:p>1527146714.14185</text:p>
          </table:table-cell>
          <table:table-cell office:value-type="string" calcext:value-type="string">
            <text:p>TOC_x</text:p>
          </table:table-cell>
          <table:table-cell office:value-type="float" office:value="-67.224167" calcext:value-type="float">
            <text:p>-67.224167</text:p>
          </table:table-cell>
          <table:table-cell office:value-type="float" office:value="-0.552872" calcext:value-type="float">
            <text:p>-0.552872</text:p>
          </table:table-cell>
          <table:table-cell office:value-type="float" office:value="-0.50655" calcext:value-type="float">
            <text:p>-0.50655</text:p>
          </table:table-cell>
          <table:table-cell office:value-type="float" office:value="-0.042088" calcext:value-type="float">
            <text:p>-0.042088</text:p>
          </table:table-cell>
          <table:table-cell office:value-type="float" office:value="-4.832304" calcext:value-type="float">
            <text:p>-4.832304</text:p>
          </table:table-cell>
          <table:table-cell office:value-type="float" office:value="-0.422817" calcext:value-type="float">
            <text:p>-0.422817</text:p>
          </table:table-cell>
          <table:table-cell office:value-type="float" office:value="-0.485941" calcext:value-type="float">
            <text:p>-0.485941</text:p>
          </table:table-cell>
          <table:table-cell office:value-type="string" calcext:value-type="string">
            <text:p>-0.045778</text:p>
          </table:table-cell>
        </table:table-row>
        <table:table-row table:style-name="ro1" table:visibility="filter">
          <table:table-cell office:value-type="float" office:value="1527146714.14191" calcext:value-type="float">
            <text:p>1527146714.14191</text:p>
          </table:table-cell>
          <table:table-cell office:value-type="string" calcext:value-type="string">
            <text:p>PID_y</text:p>
          </table:table-cell>
          <table:table-cell office:value-type="float" office:value="-67.224167" calcext:value-type="float">
            <text:p>-67.224167</text:p>
          </table:table-cell>
          <table:table-cell office:value-type="float" office:value="-0.552872" calcext:value-type="float">
            <text:p>-0.552872</text:p>
          </table:table-cell>
          <table:table-cell office:value-type="float" office:value="-0.50655" calcext:value-type="float">
            <text:p>-0.50655</text:p>
          </table:table-cell>
          <table:table-cell office:value-type="float" office:value="-0.042088" calcext:value-type="float">
            <text:p>-0.042088</text:p>
          </table:table-cell>
          <table:table-cell office:value-type="float" office:value="-4.832304" calcext:value-type="float">
            <text:p>-4.832304</text:p>
          </table:table-cell>
          <table:table-cell office:value-type="float" office:value="-0.422817" calcext:value-type="float">
            <text:p>-0.422817</text:p>
          </table:table-cell>
          <table:table-cell office:value-type="float" office:value="-0.485941" calcext:value-type="float">
            <text:p>-0.485941</text:p>
          </table:table-cell>
          <table:table-cell office:value-type="string" calcext:value-type="string">
            <text:p>-0.045778</text:p>
          </table:table-cell>
        </table:table-row>
        <table:table-row table:style-name="ro1">
          <table:table-cell office:value-type="float" office:value="1527146714.1624" calcext:value-type="float">
            <text:p>1527146714.1624</text:p>
          </table:table-cell>
          <table:table-cell office:value-type="string" calcext:value-type="string">
            <text:p>TOC_x</text:p>
          </table:table-cell>
          <table:table-cell office:value-type="float" office:value="-75.586678" calcext:value-type="float">
            <text:p>-75.586678</text:p>
          </table:table-cell>
          <table:table-cell office:value-type="float" office:value="-0.506494" calcext:value-type="float">
            <text:p>-0.506494</text:p>
          </table:table-cell>
          <table:table-cell office:value-type="float" office:value="-0.536604" calcext:value-type="float">
            <text:p>-0.536604</text:p>
          </table:table-cell>
          <table:table-cell office:value-type="float" office:value="-0.040158" calcext:value-type="float">
            <text:p>-0.040158</text:p>
          </table:table-cell>
          <table:table-cell office:value-type="float" office:value="-5.125185" calcext:value-type="float">
            <text:p>-5.125185</text:p>
          </table:table-cell>
          <table:table-cell office:value-type="float" office:value="-0.404002" calcext:value-type="float">
            <text:p>-0.404002</text:p>
          </table:table-cell>
          <table:table-cell office:value-type="float" office:value="-0.50655" calcext:value-type="float">
            <text:p>-0.50655</text:p>
          </table:table-cell>
          <table:table-cell office:value-type="string" calcext:value-type="string">
            <text:p>-0.042088</text:p>
          </table:table-cell>
        </table:table-row>
        <table:table-row table:style-name="ro1" table:visibility="filter">
          <table:table-cell office:value-type="float" office:value="1527146714.16246" calcext:value-type="float">
            <text:p>1527146714.16246</text:p>
          </table:table-cell>
          <table:table-cell office:value-type="string" calcext:value-type="string">
            <text:p>PID_y</text:p>
          </table:table-cell>
          <table:table-cell office:value-type="float" office:value="-75.586678" calcext:value-type="float">
            <text:p>-75.586678</text:p>
          </table:table-cell>
          <table:table-cell office:value-type="float" office:value="-0.506494" calcext:value-type="float">
            <text:p>-0.506494</text:p>
          </table:table-cell>
          <table:table-cell office:value-type="float" office:value="-0.536604" calcext:value-type="float">
            <text:p>-0.536604</text:p>
          </table:table-cell>
          <table:table-cell office:value-type="float" office:value="-0.040158" calcext:value-type="float">
            <text:p>-0.040158</text:p>
          </table:table-cell>
          <table:table-cell office:value-type="float" office:value="-5.125185" calcext:value-type="float">
            <text:p>-5.125185</text:p>
          </table:table-cell>
          <table:table-cell office:value-type="float" office:value="-0.404002" calcext:value-type="float">
            <text:p>-0.404002</text:p>
          </table:table-cell>
          <table:table-cell office:value-type="float" office:value="-0.50655" calcext:value-type="float">
            <text:p>-0.50655</text:p>
          </table:table-cell>
          <table:table-cell office:value-type="string" calcext:value-type="string">
            <text:p>-0.042088</text:p>
          </table:table-cell>
        </table:table-row>
        <table:table-row table:style-name="ro1">
          <table:table-cell office:value-type="float" office:value="1527146714.18179" calcext:value-type="float">
            <text:p>1527146714.18179</text:p>
          </table:table-cell>
          <table:table-cell office:value-type="string" calcext:value-type="string">
            <text:p>TOC_x</text:p>
          </table:table-cell>
          <table:table-cell office:value-type="float" office:value="-81.364868" calcext:value-type="float">
            <text:p>-81.364868</text:p>
          </table:table-cell>
          <table:table-cell office:value-type="float" office:value="-0.53668" calcext:value-type="float">
            <text:p>-0.53668</text:p>
          </table:table-cell>
          <table:table-cell office:value-type="float" office:value="-0.555359" calcext:value-type="float">
            <text:p>-0.555359</text:p>
          </table:table-cell>
          <table:table-cell office:value-type="float" office:value="-0.041359" calcext:value-type="float">
            <text:p>-0.041359</text:p>
          </table:table-cell>
          <table:table-cell office:value-type="float" office:value="-5.318207" calcext:value-type="float">
            <text:p>-5.318207</text:p>
          </table:table-cell>
          <table:table-cell office:value-type="float" office:value="-0.416368" calcext:value-type="float">
            <text:p>-0.416368</text:p>
          </table:table-cell>
          <table:table-cell office:value-type="float" office:value="-0.536604" calcext:value-type="float">
            <text:p>-0.536604</text:p>
          </table:table-cell>
          <table:table-cell office:value-type="string" calcext:value-type="string">
            <text:p>-0.040158</text:p>
          </table:table-cell>
        </table:table-row>
        <table:table-row table:style-name="ro1" table:visibility="filter">
          <table:table-cell office:value-type="float" office:value="1527146714.18185" calcext:value-type="float">
            <text:p>1527146714.18185</text:p>
          </table:table-cell>
          <table:table-cell office:value-type="string" calcext:value-type="string">
            <text:p>PID_y</text:p>
          </table:table-cell>
          <table:table-cell office:value-type="float" office:value="-81.364868" calcext:value-type="float">
            <text:p>-81.364868</text:p>
          </table:table-cell>
          <table:table-cell office:value-type="float" office:value="-0.53668" calcext:value-type="float">
            <text:p>-0.53668</text:p>
          </table:table-cell>
          <table:table-cell office:value-type="float" office:value="-0.555359" calcext:value-type="float">
            <text:p>-0.555359</text:p>
          </table:table-cell>
          <table:table-cell office:value-type="float" office:value="-0.041359" calcext:value-type="float">
            <text:p>-0.041359</text:p>
          </table:table-cell>
          <table:table-cell office:value-type="float" office:value="-5.318207" calcext:value-type="float">
            <text:p>-5.318207</text:p>
          </table:table-cell>
          <table:table-cell office:value-type="float" office:value="-0.416368" calcext:value-type="float">
            <text:p>-0.416368</text:p>
          </table:table-cell>
          <table:table-cell office:value-type="float" office:value="-0.536604" calcext:value-type="float">
            <text:p>-0.536604</text:p>
          </table:table-cell>
          <table:table-cell office:value-type="string" calcext:value-type="string">
            <text:p>-0.040158</text:p>
          </table:table-cell>
        </table:table-row>
        <table:table-row table:style-name="ro1">
          <table:table-cell office:value-type="float" office:value="1527146714.2024" calcext:value-type="float">
            <text:p>1527146714.2024</text:p>
          </table:table-cell>
          <table:table-cell office:value-type="string" calcext:value-type="string">
            <text:p>TOC_x</text:p>
          </table:table-cell>
          <table:table-cell office:value-type="float" office:value="-87.016113" calcext:value-type="float">
            <text:p>-87.016113</text:p>
          </table:table-cell>
          <table:table-cell office:value-type="float" office:value="-0.520132" calcext:value-type="float">
            <text:p>-0.520132</text:p>
          </table:table-cell>
          <table:table-cell office:value-type="float" office:value="-0.5741" calcext:value-type="float">
            <text:p>-0.5741</text:p>
          </table:table-cell>
          <table:table-cell office:value-type="float" office:value="-0.040668" calcext:value-type="float">
            <text:p>-0.040668</text:p>
          </table:table-cell>
          <table:table-cell office:value-type="float" office:value="-5.500428" calcext:value-type="float">
            <text:p>-5.500428</text:p>
          </table:table-cell>
          <table:table-cell office:value-type="float" office:value="-0.409649" calcext:value-type="float">
            <text:p>-0.409649</text:p>
          </table:table-cell>
          <table:table-cell office:value-type="float" office:value="-0.555359" calcext:value-type="float">
            <text:p>-0.555359</text:p>
          </table:table-cell>
          <table:table-cell office:value-type="string" calcext:value-type="string">
            <text:p>-0.041359</text:p>
          </table:table-cell>
        </table:table-row>
        <table:table-row table:style-name="ro1" table:visibility="filter">
          <table:table-cell office:value-type="float" office:value="1527146714.20245" calcext:value-type="float">
            <text:p>1527146714.20245</text:p>
          </table:table-cell>
          <table:table-cell office:value-type="string" calcext:value-type="string">
            <text:p>PID_y</text:p>
          </table:table-cell>
          <table:table-cell office:value-type="float" office:value="-87.016113" calcext:value-type="float">
            <text:p>-87.016113</text:p>
          </table:table-cell>
          <table:table-cell office:value-type="float" office:value="-0.520132" calcext:value-type="float">
            <text:p>-0.520132</text:p>
          </table:table-cell>
          <table:table-cell office:value-type="float" office:value="-0.5741" calcext:value-type="float">
            <text:p>-0.5741</text:p>
          </table:table-cell>
          <table:table-cell office:value-type="float" office:value="-0.040668" calcext:value-type="float">
            <text:p>-0.040668</text:p>
          </table:table-cell>
          <table:table-cell office:value-type="float" office:value="-5.500428" calcext:value-type="float">
            <text:p>-5.500428</text:p>
          </table:table-cell>
          <table:table-cell office:value-type="float" office:value="-0.409649" calcext:value-type="float">
            <text:p>-0.409649</text:p>
          </table:table-cell>
          <table:table-cell office:value-type="float" office:value="-0.555359" calcext:value-type="float">
            <text:p>-0.555359</text:p>
          </table:table-cell>
          <table:table-cell office:value-type="string" calcext:value-type="string">
            <text:p>-0.041359</text:p>
          </table:table-cell>
        </table:table-row>
        <table:table-row table:style-name="ro1">
          <table:table-cell office:value-type="float" office:value="1527146714.22188" calcext:value-type="float">
            <text:p>1527146714.22188</text:p>
          </table:table-cell>
          <table:table-cell office:value-type="string" calcext:value-type="string">
            <text:p>TOC_x</text:p>
          </table:table-cell>
          <table:table-cell office:value-type="float" office:value="-95.845284" calcext:value-type="float">
            <text:p>-95.845284</text:p>
          </table:table-cell>
          <table:table-cell office:value-type="float" office:value="-0.43102" calcext:value-type="float">
            <text:p>-0.43102</text:p>
          </table:table-cell>
          <table:table-cell office:value-type="float" office:value="-0.600796" calcext:value-type="float">
            <text:p>-0.600796</text:p>
          </table:table-cell>
          <table:table-cell office:value-type="float" office:value="-0.036931" calcext:value-type="float">
            <text:p>-0.036931</text:p>
          </table:table-cell>
          <table:table-cell office:value-type="float" office:value="-5.773696" calcext:value-type="float">
            <text:p>-5.773696</text:p>
          </table:table-cell>
          <table:table-cell office:value-type="float" office:value="-0.371391" calcext:value-type="float">
            <text:p>-0.371391</text:p>
          </table:table-cell>
          <table:table-cell office:value-type="float" office:value="-0.5741" calcext:value-type="float">
            <text:p>-0.5741</text:p>
          </table:table-cell>
          <table:table-cell office:value-type="string" calcext:value-type="string">
            <text:p>-0.040668</text:p>
          </table:table-cell>
        </table:table-row>
        <table:table-row table:style-name="ro1" table:visibility="filter">
          <table:table-cell office:value-type="float" office:value="1527146714.22193" calcext:value-type="float">
            <text:p>1527146714.22193</text:p>
          </table:table-cell>
          <table:table-cell office:value-type="string" calcext:value-type="string">
            <text:p>PID_y</text:p>
          </table:table-cell>
          <table:table-cell office:value-type="float" office:value="-95.845284" calcext:value-type="float">
            <text:p>-95.845284</text:p>
          </table:table-cell>
          <table:table-cell office:value-type="float" office:value="-0.43102" calcext:value-type="float">
            <text:p>-0.43102</text:p>
          </table:table-cell>
          <table:table-cell office:value-type="float" office:value="-0.600796" calcext:value-type="float">
            <text:p>-0.600796</text:p>
          </table:table-cell>
          <table:table-cell office:value-type="float" office:value="-0.036931" calcext:value-type="float">
            <text:p>-0.036931</text:p>
          </table:table-cell>
          <table:table-cell office:value-type="float" office:value="-5.773696" calcext:value-type="float">
            <text:p>-5.773696</text:p>
          </table:table-cell>
          <table:table-cell office:value-type="float" office:value="-0.371391" calcext:value-type="float">
            <text:p>-0.371391</text:p>
          </table:table-cell>
          <table:table-cell office:value-type="float" office:value="-0.5741" calcext:value-type="float">
            <text:p>-0.5741</text:p>
          </table:table-cell>
          <table:table-cell office:value-type="string" calcext:value-type="string">
            <text:p>-0.040668</text:p>
          </table:table-cell>
        </table:table-row>
        <table:table-row table:style-name="ro1">
          <table:table-cell office:value-type="float" office:value="1527146714.24241" calcext:value-type="float">
            <text:p>1527146714.24241</text:p>
          </table:table-cell>
          <table:table-cell office:value-type="string" calcext:value-type="string">
            <text:p>TOC_x</text:p>
          </table:table-cell>
          <table:table-cell office:value-type="float" office:value="-101.492851" calcext:value-type="float">
            <text:p>-101.492851</text:p>
          </table:table-cell>
          <table:table-cell office:value-type="float" office:value="-0.375125" calcext:value-type="float">
            <text:p>-0.375125</text:p>
          </table:table-cell>
          <table:table-cell office:value-type="float" office:value="-0.618074" calcext:value-type="float">
            <text:p>-0.618074</text:p>
          </table:table-cell>
          <table:table-cell office:value-type="float" office:value="-0.034261" calcext:value-type="float">
            <text:p>-0.034261</text:p>
          </table:table-cell>
          <table:table-cell office:value-type="float" office:value="-5.9419" calcext:value-type="float">
            <text:p>-5.9419</text:p>
          </table:table-cell>
          <table:table-cell office:value-type="float" office:value="-0.345402" calcext:value-type="float">
            <text:p>-0.345402</text:p>
          </table:table-cell>
          <table:table-cell office:value-type="float" office:value="-0.600796" calcext:value-type="float">
            <text:p>-0.600796</text:p>
          </table:table-cell>
          <table:table-cell office:value-type="string" calcext:value-type="string">
            <text:p>-0.036931</text:p>
          </table:table-cell>
        </table:table-row>
        <table:table-row table:style-name="ro1" table:visibility="filter">
          <table:table-cell office:value-type="float" office:value="1527146714.24247" calcext:value-type="float">
            <text:p>1527146714.24247</text:p>
          </table:table-cell>
          <table:table-cell office:value-type="string" calcext:value-type="string">
            <text:p>PID_y</text:p>
          </table:table-cell>
          <table:table-cell office:value-type="float" office:value="-101.492851" calcext:value-type="float">
            <text:p>-101.492851</text:p>
          </table:table-cell>
          <table:table-cell office:value-type="float" office:value="-0.375125" calcext:value-type="float">
            <text:p>-0.375125</text:p>
          </table:table-cell>
          <table:table-cell office:value-type="float" office:value="-0.618074" calcext:value-type="float">
            <text:p>-0.618074</text:p>
          </table:table-cell>
          <table:table-cell office:value-type="float" office:value="-0.034261" calcext:value-type="float">
            <text:p>-0.034261</text:p>
          </table:table-cell>
          <table:table-cell office:value-type="float" office:value="-5.9419" calcext:value-type="float">
            <text:p>-5.9419</text:p>
          </table:table-cell>
          <table:table-cell office:value-type="float" office:value="-0.345402" calcext:value-type="float">
            <text:p>-0.345402</text:p>
          </table:table-cell>
          <table:table-cell office:value-type="float" office:value="-0.600796" calcext:value-type="float">
            <text:p>-0.600796</text:p>
          </table:table-cell>
          <table:table-cell office:value-type="string" calcext:value-type="string">
            <text:p>-0.036931</text:p>
          </table:table-cell>
        </table:table-row>
        <table:table-row table:style-name="ro1">
          <table:table-cell office:value-type="float" office:value="1527146714.26179" calcext:value-type="float">
            <text:p>1527146714.26179</text:p>
          </table:table-cell>
          <table:table-cell office:value-type="string" calcext:value-type="string">
            <text:p>TOC_x</text:p>
          </table:table-cell>
          <table:table-cell office:value-type="float" office:value="-110.344353" calcext:value-type="float">
            <text:p>-110.344353</text:p>
          </table:table-cell>
          <table:table-cell office:value-type="float" office:value="-0.17138" calcext:value-type="float">
            <text:p>-0.17138</text:p>
          </table:table-cell>
          <table:table-cell office:value-type="float" office:value="-0.642724" calcext:value-type="float">
            <text:p>-0.642724</text:p>
          </table:table-cell>
          <table:table-cell office:value-type="float" office:value="-0.022888" calcext:value-type="float">
            <text:p>-0.022888</text:p>
          </table:table-cell>
          <table:table-cell office:value-type="float" office:value="-6.196416" calcext:value-type="float">
            <text:p>-6.196416</text:p>
          </table:table-cell>
          <table:table-cell office:value-type="float" office:value="-0.227975" calcext:value-type="float">
            <text:p>-0.227975</text:p>
          </table:table-cell>
          <table:table-cell office:value-type="float" office:value="-0.618074" calcext:value-type="float">
            <text:p>-0.618074</text:p>
          </table:table-cell>
          <table:table-cell office:value-type="string" calcext:value-type="string">
            <text:p>-0.034261</text:p>
          </table:table-cell>
        </table:table-row>
        <table:table-row table:style-name="ro1" table:visibility="filter">
          <table:table-cell office:value-type="float" office:value="1527146714.26184" calcext:value-type="float">
            <text:p>1527146714.26184</text:p>
          </table:table-cell>
          <table:table-cell office:value-type="string" calcext:value-type="string">
            <text:p>PID_y</text:p>
          </table:table-cell>
          <table:table-cell office:value-type="float" office:value="-110.344353" calcext:value-type="float">
            <text:p>-110.344353</text:p>
          </table:table-cell>
          <table:table-cell office:value-type="float" office:value="-0.17138" calcext:value-type="float">
            <text:p>-0.17138</text:p>
          </table:table-cell>
          <table:table-cell office:value-type="float" office:value="-0.642724" calcext:value-type="float">
            <text:p>-0.642724</text:p>
          </table:table-cell>
          <table:table-cell office:value-type="float" office:value="-0.022888" calcext:value-type="float">
            <text:p>-0.022888</text:p>
          </table:table-cell>
          <table:table-cell office:value-type="float" office:value="-6.196416" calcext:value-type="float">
            <text:p>-6.196416</text:p>
          </table:table-cell>
          <table:table-cell office:value-type="float" office:value="-0.227975" calcext:value-type="float">
            <text:p>-0.227975</text:p>
          </table:table-cell>
          <table:table-cell office:value-type="float" office:value="-0.618074" calcext:value-type="float">
            <text:p>-0.618074</text:p>
          </table:table-cell>
          <table:table-cell office:value-type="string" calcext:value-type="string">
            <text:p>-0.034261</text:p>
          </table:table-cell>
        </table:table-row>
        <table:table-row table:style-name="ro1">
          <table:table-cell office:value-type="float" office:value="1527146714.28239" calcext:value-type="float">
            <text:p>1527146714.28239</text:p>
          </table:table-cell>
          <table:table-cell office:value-type="string" calcext:value-type="string">
            <text:p>TOC_x</text:p>
          </table:table-cell>
          <table:table-cell office:value-type="float" office:value="-115.877441" calcext:value-type="float">
            <text:p>-115.877441</text:p>
          </table:table-cell>
          <table:table-cell office:value-type="float" office:value="-0.250457" calcext:value-type="float">
            <text:p>-0.250457</text:p>
          </table:table-cell>
          <table:table-cell office:value-type="float" office:value="-0.658553" calcext:value-type="float">
            <text:p>-0.658553</text:p>
          </table:table-cell>
          <table:table-cell office:value-type="float" office:value="-0.028131" calcext:value-type="float">
            <text:p>-0.028131</text:p>
          </table:table-cell>
          <table:table-cell office:value-type="float" office:value="-6.350324" calcext:value-type="float">
            <text:p>-6.350324</text:p>
          </table:table-cell>
          <table:table-cell office:value-type="float" office:value="-0.278952" calcext:value-type="float">
            <text:p>-0.278952</text:p>
          </table:table-cell>
          <table:table-cell office:value-type="float" office:value="-0.642724" calcext:value-type="float">
            <text:p>-0.642724</text:p>
          </table:table-cell>
          <table:table-cell office:value-type="string" calcext:value-type="string">
            <text:p>-0.022888</text:p>
          </table:table-cell>
        </table:table-row>
        <table:table-row table:style-name="ro1" table:visibility="filter">
          <table:table-cell office:value-type="float" office:value="1527146714.28246" calcext:value-type="float">
            <text:p>1527146714.28246</text:p>
          </table:table-cell>
          <table:table-cell office:value-type="string" calcext:value-type="string">
            <text:p>PID_y</text:p>
          </table:table-cell>
          <table:table-cell office:value-type="float" office:value="-115.877441" calcext:value-type="float">
            <text:p>-115.877441</text:p>
          </table:table-cell>
          <table:table-cell office:value-type="float" office:value="-0.250457" calcext:value-type="float">
            <text:p>-0.250457</text:p>
          </table:table-cell>
          <table:table-cell office:value-type="float" office:value="-0.658553" calcext:value-type="float">
            <text:p>-0.658553</text:p>
          </table:table-cell>
          <table:table-cell office:value-type="float" office:value="-0.028131" calcext:value-type="float">
            <text:p>-0.028131</text:p>
          </table:table-cell>
          <table:table-cell office:value-type="float" office:value="-6.350324" calcext:value-type="float">
            <text:p>-6.350324</text:p>
          </table:table-cell>
          <table:table-cell office:value-type="float" office:value="-0.278952" calcext:value-type="float">
            <text:p>-0.278952</text:p>
          </table:table-cell>
          <table:table-cell office:value-type="float" office:value="-0.642724" calcext:value-type="float">
            <text:p>-0.642724</text:p>
          </table:table-cell>
          <table:table-cell office:value-type="string" calcext:value-type="string">
            <text:p>-0.022888</text:p>
          </table:table-cell>
        </table:table-row>
        <table:table-row table:style-name="ro1">
          <table:table-cell office:value-type="float" office:value="1527146714.30185" calcext:value-type="float">
            <text:p>1527146714.30185</text:p>
          </table:table-cell>
          <table:table-cell office:value-type="string" calcext:value-type="string">
            <text:p>TOC_x</text:p>
          </table:table-cell>
          <table:table-cell office:value-type="float" office:value="-121.838821" calcext:value-type="float">
            <text:p>-121.838821</text:p>
          </table:table-cell>
          <table:table-cell office:value-type="float" office:value="-0.185396" calcext:value-type="float">
            <text:p>-0.185396</text:p>
          </table:table-cell>
          <table:table-cell office:value-type="float" office:value="-0.674306" calcext:value-type="float">
            <text:p>-0.674306</text:p>
          </table:table-cell>
          <table:table-cell office:value-type="float" office:value="-0.024104" calcext:value-type="float">
            <text:p>-0.024104</text:p>
          </table:table-cell>
          <table:table-cell office:value-type="float" office:value="-6.51211" calcext:value-type="float">
            <text:p>-6.51211</text:p>
          </table:table-cell>
          <table:table-cell office:value-type="float" office:value="-0.237597" calcext:value-type="float">
            <text:p>-0.237597</text:p>
          </table:table-cell>
          <table:table-cell office:value-type="float" office:value="-0.658553" calcext:value-type="float">
            <text:p>-0.658553</text:p>
          </table:table-cell>
          <table:table-cell office:value-type="string" calcext:value-type="string">
            <text:p>-0.028131</text:p>
          </table:table-cell>
        </table:table-row>
        <table:table-row table:style-name="ro1" table:visibility="filter">
          <table:table-cell office:value-type="float" office:value="1527146714.3019" calcext:value-type="float">
            <text:p>1527146714.3019</text:p>
          </table:table-cell>
          <table:table-cell office:value-type="string" calcext:value-type="string">
            <text:p>PID_y</text:p>
          </table:table-cell>
          <table:table-cell office:value-type="float" office:value="-121.838821" calcext:value-type="float">
            <text:p>-121.838821</text:p>
          </table:table-cell>
          <table:table-cell office:value-type="float" office:value="-0.185396" calcext:value-type="float">
            <text:p>-0.185396</text:p>
          </table:table-cell>
          <table:table-cell office:value-type="float" office:value="-0.674306" calcext:value-type="float">
            <text:p>-0.674306</text:p>
          </table:table-cell>
          <table:table-cell office:value-type="float" office:value="-0.024104" calcext:value-type="float">
            <text:p>-0.024104</text:p>
          </table:table-cell>
          <table:table-cell office:value-type="float" office:value="-6.51211" calcext:value-type="float">
            <text:p>-6.51211</text:p>
          </table:table-cell>
          <table:table-cell office:value-type="float" office:value="-0.237597" calcext:value-type="float">
            <text:p>-0.237597</text:p>
          </table:table-cell>
          <table:table-cell office:value-type="float" office:value="-0.658553" calcext:value-type="float">
            <text:p>-0.658553</text:p>
          </table:table-cell>
          <table:table-cell office:value-type="string" calcext:value-type="string">
            <text:p>-0.028131</text:p>
          </table:table-cell>
        </table:table-row>
        <table:table-row table:style-name="ro1">
          <table:table-cell office:value-type="float" office:value="1527146714.32234" calcext:value-type="float">
            <text:p>1527146714.32234</text:p>
          </table:table-cell>
          <table:table-cell office:value-type="string" calcext:value-type="string">
            <text:p>TOC_x</text:p>
          </table:table-cell>
          <table:table-cell office:value-type="float" office:value="-129.669678" calcext:value-type="float">
            <text:p>-129.669678</text:p>
          </table:table-cell>
          <table:table-cell office:value-type="float" office:value="-0.064109" calcext:value-type="float">
            <text:p>-0.064109</text:p>
          </table:table-cell>
          <table:table-cell office:value-type="float" office:value="-0.695462" calcext:value-type="float">
            <text:p>-0.695462</text:p>
          </table:table-cell>
          <table:table-cell office:value-type="float" office:value="-0.013414" calcext:value-type="float">
            <text:p>-0.013414</text:p>
          </table:table-cell>
          <table:table-cell office:value-type="float" office:value="-6.718703" calcext:value-type="float">
            <text:p>-6.718703</text:p>
          </table:table-cell>
          <table:table-cell office:value-type="float" office:value="-0.133204" calcext:value-type="float">
            <text:p>-0.133204</text:p>
          </table:table-cell>
          <table:table-cell office:value-type="float" office:value="-0.674306" calcext:value-type="float">
            <text:p>-0.674306</text:p>
          </table:table-cell>
          <table:table-cell office:value-type="string" calcext:value-type="string">
            <text:p>-0.024104</text:p>
          </table:table-cell>
        </table:table-row>
        <table:table-row table:style-name="ro1" table:visibility="filter">
          <table:table-cell office:value-type="float" office:value="1527146714.32239" calcext:value-type="float">
            <text:p>1527146714.32239</text:p>
          </table:table-cell>
          <table:table-cell office:value-type="string" calcext:value-type="string">
            <text:p>PID_y</text:p>
          </table:table-cell>
          <table:table-cell office:value-type="float" office:value="-129.669678" calcext:value-type="float">
            <text:p>-129.669678</text:p>
          </table:table-cell>
          <table:table-cell office:value-type="float" office:value="-0.064109" calcext:value-type="float">
            <text:p>-0.064109</text:p>
          </table:table-cell>
          <table:table-cell office:value-type="float" office:value="-0.695462" calcext:value-type="float">
            <text:p>-0.695462</text:p>
          </table:table-cell>
          <table:table-cell office:value-type="float" office:value="-0.013414" calcext:value-type="float">
            <text:p>-0.013414</text:p>
          </table:table-cell>
          <table:table-cell office:value-type="float" office:value="-6.718703" calcext:value-type="float">
            <text:p>-6.718703</text:p>
          </table:table-cell>
          <table:table-cell office:value-type="float" office:value="-0.133204" calcext:value-type="float">
            <text:p>-0.133204</text:p>
          </table:table-cell>
          <table:table-cell office:value-type="float" office:value="-0.674306" calcext:value-type="float">
            <text:p>-0.674306</text:p>
          </table:table-cell>
          <table:table-cell office:value-type="string" calcext:value-type="string">
            <text:p>-0.024104</text:p>
          </table:table-cell>
        </table:table-row>
        <table:table-row table:style-name="ro1">
          <table:table-cell office:value-type="float" office:value="1527146714.34283" calcext:value-type="float">
            <text:p>1527146714.34283</text:p>
          </table:table-cell>
          <table:table-cell office:value-type="string" calcext:value-type="string">
            <text:p>TOC_x</text:p>
          </table:table-cell>
          <table:table-cell office:value-type="float" office:value="-135.000031" calcext:value-type="float">
            <text:p>-135.000031</text:p>
          </table:table-cell>
          <table:table-cell office:value-type="float" office:value="-0.010596" calcext:value-type="float">
            <text:p>-0.010596</text:p>
          </table:table-cell>
          <table:table-cell office:value-type="float" office:value="-0.709523" calcext:value-type="float">
            <text:p>-0.709523</text:p>
          </table:table-cell>
          <table:table-cell office:value-type="float" office:value="-0.004491" calcext:value-type="float">
            <text:p>-0.004491</text:p>
          </table:table-cell>
          <table:table-cell office:value-type="float" office:value="-6.855777" calcext:value-type="float">
            <text:p>-6.855777</text:p>
          </table:table-cell>
          <table:table-cell office:value-type="float" office:value="-0.046225" calcext:value-type="float">
            <text:p>-0.046225</text:p>
          </table:table-cell>
          <table:table-cell office:value-type="float" office:value="-0.695462" calcext:value-type="float">
            <text:p>-0.695462</text:p>
          </table:table-cell>
          <table:table-cell office:value-type="string" calcext:value-type="string">
            <text:p>-0.013414</text:p>
          </table:table-cell>
        </table:table-row>
        <table:table-row table:style-name="ro1" table:visibility="filter">
          <table:table-cell office:value-type="float" office:value="1527146714.34288" calcext:value-type="float">
            <text:p>1527146714.34288</text:p>
          </table:table-cell>
          <table:table-cell office:value-type="string" calcext:value-type="string">
            <text:p>PID_y</text:p>
          </table:table-cell>
          <table:table-cell office:value-type="float" office:value="-135.000031" calcext:value-type="float">
            <text:p>-135.000031</text:p>
          </table:table-cell>
          <table:table-cell office:value-type="float" office:value="-0.010596" calcext:value-type="float">
            <text:p>-0.010596</text:p>
          </table:table-cell>
          <table:table-cell office:value-type="float" office:value="-0.709523" calcext:value-type="float">
            <text:p>-0.709523</text:p>
          </table:table-cell>
          <table:table-cell office:value-type="float" office:value="-0.004491" calcext:value-type="float">
            <text:p>-0.004491</text:p>
          </table:table-cell>
          <table:table-cell office:value-type="float" office:value="-6.855777" calcext:value-type="float">
            <text:p>-6.855777</text:p>
          </table:table-cell>
          <table:table-cell office:value-type="float" office:value="-0.046225" calcext:value-type="float">
            <text:p>-0.046225</text:p>
          </table:table-cell>
          <table:table-cell office:value-type="float" office:value="-0.695462" calcext:value-type="float">
            <text:p>-0.695462</text:p>
          </table:table-cell>
          <table:table-cell office:value-type="string" calcext:value-type="string">
            <text:p>-0.013414</text:p>
          </table:table-cell>
        </table:table-row>
        <table:table-row table:style-name="ro1">
          <table:table-cell office:value-type="float" office:value="1527146714.36234" calcext:value-type="float">
            <text:p>1527146714.36234</text:p>
          </table:table-cell>
          <table:table-cell office:value-type="string" calcext:value-type="string">
            <text:p>TOC_x</text:p>
          </table:table-cell>
          <table:table-cell office:value-type="float" office:value="-143.367081" calcext:value-type="float">
            <text:p>-143.367081</text:p>
          </table:table-cell>
          <table:table-cell office:value-type="float" office:value="-0.01582" calcext:value-type="float">
            <text:p>-0.01582</text:p>
          </table:table-cell>
          <table:table-cell office:value-type="float" office:value="-0.729957" calcext:value-type="float">
            <text:p>-0.729957</text:p>
          </table:table-cell>
          <table:table-cell office:value-type="float" office:value="-0.005766" calcext:value-type="float">
            <text:p>-0.005766</text:p>
          </table:table-cell>
          <table:table-cell office:value-type="float" office:value="-7.06562" calcext:value-type="float">
            <text:p>-7.06562</text:p>
          </table:table-cell>
          <table:table-cell office:value-type="float" office:value="-0.059321" calcext:value-type="float">
            <text:p>-0.059321</text:p>
          </table:table-cell>
          <table:table-cell office:value-type="float" office:value="-0.709523" calcext:value-type="float">
            <text:p>-0.709523</text:p>
          </table:table-cell>
          <table:table-cell office:value-type="string" calcext:value-type="string">
            <text:p>-0.004491</text:p>
          </table:table-cell>
        </table:table-row>
        <table:table-row table:style-name="ro1" table:visibility="filter">
          <table:table-cell office:value-type="float" office:value="1527146714.36239" calcext:value-type="float">
            <text:p>1527146714.36239</text:p>
          </table:table-cell>
          <table:table-cell office:value-type="string" calcext:value-type="string">
            <text:p>PID_y</text:p>
          </table:table-cell>
          <table:table-cell office:value-type="float" office:value="-143.367081" calcext:value-type="float">
            <text:p>-143.367081</text:p>
          </table:table-cell>
          <table:table-cell office:value-type="float" office:value="-0.01582" calcext:value-type="float">
            <text:p>-0.01582</text:p>
          </table:table-cell>
          <table:table-cell office:value-type="float" office:value="-0.729957" calcext:value-type="float">
            <text:p>-0.729957</text:p>
          </table:table-cell>
          <table:table-cell office:value-type="float" office:value="-0.005766" calcext:value-type="float">
            <text:p>-0.005766</text:p>
          </table:table-cell>
          <table:table-cell office:value-type="float" office:value="-7.06562" calcext:value-type="float">
            <text:p>-7.06562</text:p>
          </table:table-cell>
          <table:table-cell office:value-type="float" office:value="-0.059321" calcext:value-type="float">
            <text:p>-0.059321</text:p>
          </table:table-cell>
          <table:table-cell office:value-type="float" office:value="-0.709523" calcext:value-type="float">
            <text:p>-0.709523</text:p>
          </table:table-cell>
          <table:table-cell office:value-type="string" calcext:value-type="string">
            <text:p>-0.004491</text:p>
          </table:table-cell>
        </table:table-row>
        <table:table-row table:style-name="ro1">
          <table:table-cell office:value-type="float" office:value="1527146714.38277" calcext:value-type="float">
            <text:p>1527146714.38277</text:p>
          </table:table-cell>
          <table:table-cell office:value-type="string" calcext:value-type="string">
            <text:p>TOC_x</text:p>
          </table:table-cell>
          <table:table-cell office:value-type="float" office:value="-148.5103" calcext:value-type="float">
            <text:p>-148.5103</text:p>
          </table:table-cell>
          <table:table-cell office:value-type="float" office:value="-0.008811" calcext:value-type="float">
            <text:p>-0.008811</text:p>
          </table:table-cell>
          <table:table-cell office:value-type="float" office:value="-0.742842" calcext:value-type="float">
            <text:p>-0.742842</text:p>
          </table:table-cell>
          <table:table-cell office:value-type="float" office:value="-0.003927" calcext:value-type="float">
            <text:p>-0.003927</text:p>
          </table:table-cell>
          <table:table-cell office:value-type="float" office:value="-7.191565" calcext:value-type="float">
            <text:p>-7.191565</text:p>
          </table:table-cell>
          <table:table-cell office:value-type="float" office:value="-0.041346" calcext:value-type="float">
            <text:p>-0.041346</text:p>
          </table:table-cell>
          <table:table-cell office:value-type="float" office:value="-0.729957" calcext:value-type="float">
            <text:p>-0.729957</text:p>
          </table:table-cell>
          <table:table-cell office:value-type="string" calcext:value-type="string">
            <text:p>-0.005766</text:p>
          </table:table-cell>
        </table:table-row>
        <table:table-row table:style-name="ro1" table:visibility="filter">
          <table:table-cell office:value-type="float" office:value="1527146714.38282" calcext:value-type="float">
            <text:p>1527146714.38282</text:p>
          </table:table-cell>
          <table:table-cell office:value-type="string" calcext:value-type="string">
            <text:p>PID_y</text:p>
          </table:table-cell>
          <table:table-cell office:value-type="float" office:value="-148.5103" calcext:value-type="float">
            <text:p>-148.5103</text:p>
          </table:table-cell>
          <table:table-cell office:value-type="float" office:value="-0.008811" calcext:value-type="float">
            <text:p>-0.008811</text:p>
          </table:table-cell>
          <table:table-cell office:value-type="float" office:value="-0.742842" calcext:value-type="float">
            <text:p>-0.742842</text:p>
          </table:table-cell>
          <table:table-cell office:value-type="float" office:value="-0.003927" calcext:value-type="float">
            <text:p>-0.003927</text:p>
          </table:table-cell>
          <table:table-cell office:value-type="float" office:value="-7.191565" calcext:value-type="float">
            <text:p>-7.191565</text:p>
          </table:table-cell>
          <table:table-cell office:value-type="float" office:value="-0.041346" calcext:value-type="float">
            <text:p>-0.041346</text:p>
          </table:table-cell>
          <table:table-cell office:value-type="float" office:value="-0.729957" calcext:value-type="float">
            <text:p>-0.729957</text:p>
          </table:table-cell>
          <table:table-cell office:value-type="string" calcext:value-type="string">
            <text:p>-0.005766</text:p>
          </table:table-cell>
        </table:table-row>
        <table:table-row table:style-name="ro1">
          <table:table-cell office:value-type="float" office:value="1527146714.40224" calcext:value-type="float">
            <text:p>1527146714.40224</text:p>
          </table:table-cell>
          <table:table-cell office:value-type="string" calcext:value-type="string">
            <text:p>TOC_x</text:p>
          </table:table-cell>
          <table:table-cell office:value-type="float" office:value="-156.500565" calcext:value-type="float">
            <text:p>-156.500565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-0.76148" calcext:value-type="float">
            <text:p>-0.76148</text:p>
          </table:table-cell>
          <table:table-cell office:value-type="float" office:value="0.000196" calcext:value-type="float">
            <text:p>0.000196</text:p>
          </table:table-cell>
          <table:table-cell office:value-type="float" office:value="-7.382999" calcext:value-type="float">
            <text:p>-7.382999</text:p>
          </table:table-cell>
          <table:table-cell office:value-type="float" office:value="0.001007" calcext:value-type="float">
            <text:p>0.001007</text:p>
          </table:table-cell>
          <table:table-cell office:value-type="float" office:value="-0.742842" calcext:value-type="float">
            <text:p>-0.742842</text:p>
          </table:table-cell>
          <table:table-cell office:value-type="string" calcext:value-type="string">
            <text:p>-0.003927</text:p>
          </table:table-cell>
        </table:table-row>
        <table:table-row table:style-name="ro1" table:visibility="filter">
          <table:table-cell office:value-type="float" office:value="1527146714.4024" calcext:value-type="float">
            <text:p>1527146714.4024</text:p>
          </table:table-cell>
          <table:table-cell office:value-type="string" calcext:value-type="string">
            <text:p>PID_y</text:p>
          </table:table-cell>
          <table:table-cell office:value-type="float" office:value="-156.500565" calcext:value-type="float">
            <text:p>-156.500565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-0.76148" calcext:value-type="float">
            <text:p>-0.76148</text:p>
          </table:table-cell>
          <table:table-cell office:value-type="float" office:value="0.000196" calcext:value-type="float">
            <text:p>0.000196</text:p>
          </table:table-cell>
          <table:table-cell office:value-type="float" office:value="-7.382999" calcext:value-type="float">
            <text:p>-7.382999</text:p>
          </table:table-cell>
          <table:table-cell office:value-type="float" office:value="0.001007" calcext:value-type="float">
            <text:p>0.001007</text:p>
          </table:table-cell>
          <table:table-cell office:value-type="float" office:value="-0.742842" calcext:value-type="float">
            <text:p>-0.742842</text:p>
          </table:table-cell>
          <table:table-cell office:value-type="string" calcext:value-type="string">
            <text:p>-0.003927</text:p>
          </table:table-cell>
        </table:table-row>
        <table:table-row table:style-name="ro1">
          <table:table-cell office:value-type="float" office:value="1527146714.42176" calcext:value-type="float">
            <text:p>1527146714.42176</text:p>
          </table:table-cell>
          <table:table-cell office:value-type="string" calcext:value-type="string">
            <text:p>TOC_x</text:p>
          </table:table-cell>
          <table:table-cell office:value-type="float" office:value="-161.713669" calcext:value-type="float">
            <text:p>-161.713669</text:p>
          </table:table-cell>
          <table:table-cell office:value-type="float" office:value="0.008612" calcext:value-type="float">
            <text:p>0.008612</text:p>
          </table:table-cell>
          <table:table-cell office:value-type="float" office:value="-0.773412" calcext:value-type="float">
            <text:p>-0.773412</text:p>
          </table:table-cell>
          <table:table-cell office:value-type="float" office:value="0.004013" calcext:value-type="float">
            <text:p>0.004013</text:p>
          </table:table-cell>
          <table:table-cell office:value-type="float" office:value="-7.505271" calcext:value-type="float">
            <text:p>-7.505271</text:p>
          </table:table-cell>
          <table:table-cell office:value-type="float" office:value="0.040121" calcext:value-type="float">
            <text:p>0.040121</text:p>
          </table:table-cell>
          <table:table-cell office:value-type="float" office:value="-0.76148" calcext:value-type="float">
            <text:p>-0.76148</text:p>
          </table:table-cell>
          <table:table-cell office:value-type="string" calcext:value-type="string">
            <text:p>0.000196</text:p>
          </table:table-cell>
        </table:table-row>
        <table:table-row table:style-name="ro1" table:visibility="filter">
          <table:table-cell office:value-type="float" office:value="1527146714.42182" calcext:value-type="float">
            <text:p>1527146714.42182</text:p>
          </table:table-cell>
          <table:table-cell office:value-type="string" calcext:value-type="string">
            <text:p>PID_y</text:p>
          </table:table-cell>
          <table:table-cell office:value-type="float" office:value="-161.713669" calcext:value-type="float">
            <text:p>-161.713669</text:p>
          </table:table-cell>
          <table:table-cell office:value-type="float" office:value="0.008612" calcext:value-type="float">
            <text:p>0.008612</text:p>
          </table:table-cell>
          <table:table-cell office:value-type="float" office:value="-0.773412" calcext:value-type="float">
            <text:p>-0.773412</text:p>
          </table:table-cell>
          <table:table-cell office:value-type="float" office:value="0.004013" calcext:value-type="float">
            <text:p>0.004013</text:p>
          </table:table-cell>
          <table:table-cell office:value-type="float" office:value="-7.505271" calcext:value-type="float">
            <text:p>-7.505271</text:p>
          </table:table-cell>
          <table:table-cell office:value-type="float" office:value="0.040121" calcext:value-type="float">
            <text:p>0.040121</text:p>
          </table:table-cell>
          <table:table-cell office:value-type="float" office:value="-0.76148" calcext:value-type="float">
            <text:p>-0.76148</text:p>
          </table:table-cell>
          <table:table-cell office:value-type="string" calcext:value-type="string">
            <text:p>0.000196</text:p>
          </table:table-cell>
        </table:table-row>
        <table:table-row table:style-name="ro1">
          <table:table-cell office:value-type="float" office:value="1527146714.4422" calcext:value-type="float">
            <text:p>1527146714.4422</text:p>
          </table:table-cell>
          <table:table-cell office:value-type="string" calcext:value-type="string">
            <text:p>TOC_x</text:p>
          </table:table-cell>
          <table:table-cell office:value-type="float" office:value="-166.551331" calcext:value-type="float">
            <text:p>-166.551331</text:p>
          </table:table-cell>
          <table:table-cell office:value-type="float" office:value="0.013837" calcext:value-type="float">
            <text:p>0.013837</text:p>
          </table:table-cell>
          <table:table-cell office:value-type="float" office:value="-0.784828" calcext:value-type="float">
            <text:p>-0.784828</text:p>
          </table:table-cell>
          <table:table-cell office:value-type="float" office:value="0.00545" calcext:value-type="float">
            <text:p>0.00545</text:p>
          </table:table-cell>
          <table:table-cell office:value-type="float" office:value="-7.616973" calcext:value-type="float">
            <text:p>-7.616973</text:p>
          </table:table-cell>
          <table:table-cell office:value-type="float" office:value="0.05418" calcext:value-type="float">
            <text:p>0.05418</text:p>
          </table:table-cell>
          <table:table-cell office:value-type="float" office:value="-0.773412" calcext:value-type="float">
            <text:p>-0.773412</text:p>
          </table:table-cell>
          <table:table-cell office:value-type="string" calcext:value-type="string">
            <text:p>0.004013</text:p>
          </table:table-cell>
        </table:table-row>
        <table:table-row table:style-name="ro1" table:visibility="filter">
          <table:table-cell office:value-type="float" office:value="1527146714.44226" calcext:value-type="float">
            <text:p>1527146714.44226</text:p>
          </table:table-cell>
          <table:table-cell office:value-type="string" calcext:value-type="string">
            <text:p>PID_y</text:p>
          </table:table-cell>
          <table:table-cell office:value-type="float" office:value="-166.551331" calcext:value-type="float">
            <text:p>-166.551331</text:p>
          </table:table-cell>
          <table:table-cell office:value-type="float" office:value="0.013837" calcext:value-type="float">
            <text:p>0.013837</text:p>
          </table:table-cell>
          <table:table-cell office:value-type="float" office:value="-0.784828" calcext:value-type="float">
            <text:p>-0.784828</text:p>
          </table:table-cell>
          <table:table-cell office:value-type="float" office:value="0.00545" calcext:value-type="float">
            <text:p>0.00545</text:p>
          </table:table-cell>
          <table:table-cell office:value-type="float" office:value="-7.616973" calcext:value-type="float">
            <text:p>-7.616973</text:p>
          </table:table-cell>
          <table:table-cell office:value-type="float" office:value="0.05418" calcext:value-type="float">
            <text:p>0.05418</text:p>
          </table:table-cell>
          <table:table-cell office:value-type="float" office:value="-0.773412" calcext:value-type="float">
            <text:p>-0.773412</text:p>
          </table:table-cell>
          <table:table-cell office:value-type="string" calcext:value-type="string">
            <text:p>0.004013</text:p>
          </table:table-cell>
        </table:table-row>
        <table:table-row table:style-name="ro1">
          <table:table-cell office:value-type="float" office:value="1527146714.46271" calcext:value-type="float">
            <text:p>1527146714.46271</text:p>
          </table:table-cell>
          <table:table-cell office:value-type="string" calcext:value-type="string">
            <text:p>TOC_x</text:p>
          </table:table-cell>
          <table:table-cell office:value-type="float" office:value="-173.647781" calcext:value-type="float">
            <text:p>-173.647781</text:p>
          </table:table-cell>
          <table:table-cell office:value-type="float" office:value="0.031738" calcext:value-type="float">
            <text:p>0.031738</text:p>
          </table:table-cell>
          <table:table-cell office:value-type="float" office:value="-0.801323" calcext:value-type="float">
            <text:p>-0.801323</text:p>
          </table:table-cell>
          <table:table-cell office:value-type="float" office:value="0.009033" calcext:value-type="float">
            <text:p>0.009033</text:p>
          </table:table-cell>
          <table:table-cell office:value-type="float" office:value="-7.777934" calcext:value-type="float">
            <text:p>-7.777934</text:p>
          </table:table-cell>
          <table:table-cell office:value-type="float" office:value="0.089144" calcext:value-type="float">
            <text:p>0.089144</text:p>
          </table:table-cell>
          <table:table-cell office:value-type="float" office:value="-0.784828" calcext:value-type="float">
            <text:p>-0.784828</text:p>
          </table:table-cell>
          <table:table-cell office:value-type="string" calcext:value-type="string">
            <text:p>0.005450</text:p>
          </table:table-cell>
        </table:table-row>
        <table:table-row table:style-name="ro1" table:visibility="filter">
          <table:table-cell office:value-type="float" office:value="1527146714.46279" calcext:value-type="float">
            <text:p>1527146714.46279</text:p>
          </table:table-cell>
          <table:table-cell office:value-type="string" calcext:value-type="string">
            <text:p>PID_y</text:p>
          </table:table-cell>
          <table:table-cell office:value-type="float" office:value="-173.647781" calcext:value-type="float">
            <text:p>-173.647781</text:p>
          </table:table-cell>
          <table:table-cell office:value-type="float" office:value="0.031738" calcext:value-type="float">
            <text:p>0.031738</text:p>
          </table:table-cell>
          <table:table-cell office:value-type="float" office:value="-0.801323" calcext:value-type="float">
            <text:p>-0.801323</text:p>
          </table:table-cell>
          <table:table-cell office:value-type="float" office:value="0.009033" calcext:value-type="float">
            <text:p>0.009033</text:p>
          </table:table-cell>
          <table:table-cell office:value-type="float" office:value="-7.777934" calcext:value-type="float">
            <text:p>-7.777934</text:p>
          </table:table-cell>
          <table:table-cell office:value-type="float" office:value="0.089144" calcext:value-type="float">
            <text:p>0.089144</text:p>
          </table:table-cell>
          <table:table-cell office:value-type="float" office:value="-0.784828" calcext:value-type="float">
            <text:p>-0.784828</text:p>
          </table:table-cell>
          <table:table-cell office:value-type="string" calcext:value-type="string">
            <text:p>0.005450</text:p>
          </table:table-cell>
        </table:table-row>
        <table:table-row table:style-name="ro1">
          <table:table-cell office:value-type="float" office:value="1527146714.48226" calcext:value-type="float">
            <text:p>1527146714.48226</text:p>
          </table:table-cell>
          <table:table-cell office:value-type="string" calcext:value-type="string">
            <text:p>TOC_x</text:p>
          </table:table-cell>
          <table:table-cell office:value-type="float" office:value="-178.338043" calcext:value-type="float">
            <text:p>-178.338043</text:p>
          </table:table-cell>
          <table:table-cell office:value-type="float" office:value="0.027246" calcext:value-type="float">
            <text:p>0.027246</text:p>
          </table:table-cell>
          <table:table-cell office:value-type="float" office:value="-0.811558" calcext:value-type="float">
            <text:p>-0.811558</text:p>
          </table:table-cell>
          <table:table-cell office:value-type="float" office:value="0.008282" calcext:value-type="float">
            <text:p>0.008282</text:p>
          </table:table-cell>
          <table:table-cell office:value-type="float" office:value="-7.882529" calcext:value-type="float">
            <text:p>-7.882529</text:p>
          </table:table-cell>
          <table:table-cell office:value-type="float" office:value="0.08147" calcext:value-type="float">
            <text:p>0.08147</text:p>
          </table:table-cell>
          <table:table-cell office:value-type="float" office:value="-0.801323" calcext:value-type="float">
            <text:p>-0.801323</text:p>
          </table:table-cell>
          <table:table-cell office:value-type="string" calcext:value-type="string">
            <text:p>0.009033</text:p>
          </table:table-cell>
        </table:table-row>
        <table:table-row table:style-name="ro1" table:visibility="filter">
          <table:table-cell office:value-type="float" office:value="1527146714.48234" calcext:value-type="float">
            <text:p>1527146714.48234</text:p>
          </table:table-cell>
          <table:table-cell office:value-type="string" calcext:value-type="string">
            <text:p>PID_y</text:p>
          </table:table-cell>
          <table:table-cell office:value-type="float" office:value="-178.338043" calcext:value-type="float">
            <text:p>-178.338043</text:p>
          </table:table-cell>
          <table:table-cell office:value-type="float" office:value="0.027246" calcext:value-type="float">
            <text:p>0.027246</text:p>
          </table:table-cell>
          <table:table-cell office:value-type="float" office:value="-0.811558" calcext:value-type="float">
            <text:p>-0.811558</text:p>
          </table:table-cell>
          <table:table-cell office:value-type="float" office:value="0.008282" calcext:value-type="float">
            <text:p>0.008282</text:p>
          </table:table-cell>
          <table:table-cell office:value-type="float" office:value="-7.882529" calcext:value-type="float">
            <text:p>-7.882529</text:p>
          </table:table-cell>
          <table:table-cell office:value-type="float" office:value="0.08147" calcext:value-type="float">
            <text:p>0.08147</text:p>
          </table:table-cell>
          <table:table-cell office:value-type="float" office:value="-0.801323" calcext:value-type="float">
            <text:p>-0.801323</text:p>
          </table:table-cell>
          <table:table-cell office:value-type="string" calcext:value-type="string">
            <text:p>0.009033</text:p>
          </table:table-cell>
        </table:table-row>
        <table:table-row table:style-name="ro1">
          <table:table-cell office:value-type="float" office:value="1527146714.50284" calcext:value-type="float">
            <text:p>1527146714.50284</text:p>
          </table:table-cell>
          <table:table-cell office:value-type="string" calcext:value-type="string">
            <text:p>TOC_x</text:p>
          </table:table-cell>
          <table:table-cell office:value-type="float" office:value="-184.835434" calcext:value-type="float">
            <text:p>-184.835434</text:p>
          </table:table-cell>
          <table:table-cell office:value-type="float" office:value="0.006884" calcext:value-type="float">
            <text:p>0.006884</text:p>
          </table:table-cell>
          <table:table-cell office:value-type="float" office:value="-0.826225" calcext:value-type="float">
            <text:p>-0.826225</text:p>
          </table:table-cell>
          <table:table-cell office:value-type="float" office:value="0.003463" calcext:value-type="float">
            <text:p>0.003463</text:p>
          </table:table-cell>
          <table:table-cell office:value-type="float" office:value="-8.025162" calcext:value-type="float">
            <text:p>-8.025162</text:p>
          </table:table-cell>
          <table:table-cell office:value-type="float" office:value="0.034603" calcext:value-type="float">
            <text:p>0.034603</text:p>
          </table:table-cell>
          <table:table-cell office:value-type="float" office:value="-0.811558" calcext:value-type="float">
            <text:p>-0.811558</text:p>
          </table:table-cell>
          <table:table-cell office:value-type="string" calcext:value-type="string">
            <text:p>0.008282</text:p>
          </table:table-cell>
        </table:table-row>
        <table:table-row table:style-name="ro1" table:visibility="filter">
          <table:table-cell office:value-type="float" office:value="1527146714.50289" calcext:value-type="float">
            <text:p>1527146714.50289</text:p>
          </table:table-cell>
          <table:table-cell office:value-type="string" calcext:value-type="string">
            <text:p>PID_y</text:p>
          </table:table-cell>
          <table:table-cell office:value-type="float" office:value="-184.835434" calcext:value-type="float">
            <text:p>-184.835434</text:p>
          </table:table-cell>
          <table:table-cell office:value-type="float" office:value="0.006884" calcext:value-type="float">
            <text:p>0.006884</text:p>
          </table:table-cell>
          <table:table-cell office:value-type="float" office:value="-0.826225" calcext:value-type="float">
            <text:p>-0.826225</text:p>
          </table:table-cell>
          <table:table-cell office:value-type="float" office:value="0.003463" calcext:value-type="float">
            <text:p>0.003463</text:p>
          </table:table-cell>
          <table:table-cell office:value-type="float" office:value="-8.025162" calcext:value-type="float">
            <text:p>-8.025162</text:p>
          </table:table-cell>
          <table:table-cell office:value-type="float" office:value="0.034603" calcext:value-type="float">
            <text:p>0.034603</text:p>
          </table:table-cell>
          <table:table-cell office:value-type="float" office:value="-0.811558" calcext:value-type="float">
            <text:p>-0.811558</text:p>
          </table:table-cell>
          <table:table-cell office:value-type="string" calcext:value-type="string">
            <text:p>0.008282</text:p>
          </table:table-cell>
        </table:table-row>
        <table:table-row table:style-name="ro1">
          <table:table-cell office:value-type="float" office:value="1527146714.52241" calcext:value-type="float">
            <text:p>1527146714.52241</text:p>
          </table:table-cell>
          <table:table-cell office:value-type="string" calcext:value-type="string">
            <text:p>TOC_x</text:p>
          </table:table-cell>
          <table:table-cell office:value-type="float" office:value="-189.328918" calcext:value-type="float">
            <text:p>-189.328918</text:p>
          </table:table-cell>
          <table:table-cell office:value-type="float" office:value="0.042916" calcext:value-type="float">
            <text:p>0.042916</text:p>
          </table:table-cell>
          <table:table-cell office:value-type="float" office:value="-0.835739" calcext:value-type="float">
            <text:p>-0.835739</text:p>
          </table:table-cell>
          <table:table-cell office:value-type="float" office:value="0.010502" calcext:value-type="float">
            <text:p>0.010502</text:p>
          </table:table-cell>
          <table:table-cell office:value-type="float" office:value="-8.122353" calcext:value-type="float">
            <text:p>-8.122353</text:p>
          </table:table-cell>
          <table:table-cell office:value-type="float" office:value="0.106511" calcext:value-type="float">
            <text:p>0.106511</text:p>
          </table:table-cell>
          <table:table-cell office:value-type="float" office:value="-0.826225" calcext:value-type="float">
            <text:p>-0.826225</text:p>
          </table:table-cell>
          <table:table-cell office:value-type="string" calcext:value-type="string">
            <text:p>0.003463</text:p>
          </table:table-cell>
        </table:table-row>
        <table:table-row table:style-name="ro1" table:visibility="filter">
          <table:table-cell office:value-type="float" office:value="1527146714.52247" calcext:value-type="float">
            <text:p>1527146714.52247</text:p>
          </table:table-cell>
          <table:table-cell office:value-type="string" calcext:value-type="string">
            <text:p>PID_y</text:p>
          </table:table-cell>
          <table:table-cell office:value-type="float" office:value="-189.328918" calcext:value-type="float">
            <text:p>-189.328918</text:p>
          </table:table-cell>
          <table:table-cell office:value-type="float" office:value="0.042916" calcext:value-type="float">
            <text:p>0.042916</text:p>
          </table:table-cell>
          <table:table-cell office:value-type="float" office:value="-0.835739" calcext:value-type="float">
            <text:p>-0.835739</text:p>
          </table:table-cell>
          <table:table-cell office:value-type="float" office:value="0.010502" calcext:value-type="float">
            <text:p>0.010502</text:p>
          </table:table-cell>
          <table:table-cell office:value-type="float" office:value="-8.122353" calcext:value-type="float">
            <text:p>-8.122353</text:p>
          </table:table-cell>
          <table:table-cell office:value-type="float" office:value="0.106511" calcext:value-type="float">
            <text:p>0.106511</text:p>
          </table:table-cell>
          <table:table-cell office:value-type="float" office:value="-0.826225" calcext:value-type="float">
            <text:p>-0.826225</text:p>
          </table:table-cell>
          <table:table-cell office:value-type="string" calcext:value-type="string">
            <text:p>0.003463</text:p>
          </table:table-cell>
        </table:table-row>
        <table:table-row table:style-name="ro1">
          <table:table-cell office:value-type="float" office:value="1527146714.54182" calcext:value-type="float">
            <text:p>1527146714.54182</text:p>
          </table:table-cell>
          <table:table-cell office:value-type="string" calcext:value-type="string">
            <text:p>TOC_x</text:p>
          </table:table-cell>
          <table:table-cell office:value-type="float" office:value="-193.539536" calcext:value-type="float">
            <text:p>-193.539536</text:p>
          </table:table-cell>
          <table:table-cell office:value-type="float" office:value="0.033838" calcext:value-type="float">
            <text:p>0.033838</text:p>
          </table:table-cell>
          <table:table-cell office:value-type="float" office:value="-0.84448" calcext:value-type="float">
            <text:p>-0.84448</text:p>
          </table:table-cell>
          <table:table-cell office:value-type="float" office:value="0.009181" calcext:value-type="float">
            <text:p>0.009181</text:p>
          </table:table-cell>
          <table:table-cell office:value-type="float" office:value="-8.212385" calcext:value-type="float">
            <text:p>-8.212385</text:p>
          </table:table-cell>
          <table:table-cell office:value-type="float" office:value="0.092898" calcext:value-type="float">
            <text:p>0.092898</text:p>
          </table:table-cell>
          <table:table-cell office:value-type="float" office:value="-0.835739" calcext:value-type="float">
            <text:p>-0.835739</text:p>
          </table:table-cell>
          <table:table-cell office:value-type="string" calcext:value-type="string">
            <text:p>0.010502</text:p>
          </table:table-cell>
        </table:table-row>
        <table:table-row table:style-name="ro1" table:visibility="filter">
          <table:table-cell office:value-type="float" office:value="1527146714.54188" calcext:value-type="float">
            <text:p>1527146714.54188</text:p>
          </table:table-cell>
          <table:table-cell office:value-type="string" calcext:value-type="string">
            <text:p>PID_y</text:p>
          </table:table-cell>
          <table:table-cell office:value-type="float" office:value="-193.539536" calcext:value-type="float">
            <text:p>-193.539536</text:p>
          </table:table-cell>
          <table:table-cell office:value-type="float" office:value="0.033838" calcext:value-type="float">
            <text:p>0.033838</text:p>
          </table:table-cell>
          <table:table-cell office:value-type="float" office:value="-0.84448" calcext:value-type="float">
            <text:p>-0.84448</text:p>
          </table:table-cell>
          <table:table-cell office:value-type="float" office:value="0.009181" calcext:value-type="float">
            <text:p>0.009181</text:p>
          </table:table-cell>
          <table:table-cell office:value-type="float" office:value="-8.212385" calcext:value-type="float">
            <text:p>-8.212385</text:p>
          </table:table-cell>
          <table:table-cell office:value-type="float" office:value="0.092898" calcext:value-type="float">
            <text:p>0.092898</text:p>
          </table:table-cell>
          <table:table-cell office:value-type="float" office:value="-0.835739" calcext:value-type="float">
            <text:p>-0.835739</text:p>
          </table:table-cell>
          <table:table-cell office:value-type="string" calcext:value-type="string">
            <text:p>0.010502</text:p>
          </table:table-cell>
        </table:table-row>
        <table:table-row table:style-name="ro1">
          <table:table-cell office:value-type="float" office:value="1527146714.56237" calcext:value-type="float">
            <text:p>1527146714.56237</text:p>
          </table:table-cell>
          <table:table-cell office:value-type="string" calcext:value-type="string">
            <text:p>TOC_x</text:p>
          </table:table-cell>
          <table:table-cell office:value-type="float" office:value="-199.339706" calcext:value-type="float">
            <text:p>-199.339706</text:p>
          </table:table-cell>
          <table:table-cell office:value-type="float" office:value="0.038596" calcext:value-type="float">
            <text:p>0.038596</text:p>
          </table:table-cell>
          <table:table-cell office:value-type="float" office:value="-0.857034" calcext:value-type="float">
            <text:p>-0.857034</text:p>
          </table:table-cell>
          <table:table-cell office:value-type="float" office:value="0.009927" calcext:value-type="float">
            <text:p>0.009927</text:p>
          </table:table-cell>
          <table:table-cell office:value-type="float" office:value="-8.334803" calcext:value-type="float">
            <text:p>-8.334803</text:p>
          </table:table-cell>
          <table:table-cell office:value-type="float" office:value="0.100171" calcext:value-type="float">
            <text:p>0.100171</text:p>
          </table:table-cell>
          <table:table-cell office:value-type="float" office:value="-0.84448" calcext:value-type="float">
            <text:p>-0.84448</text:p>
          </table:table-cell>
          <table:table-cell office:value-type="string" calcext:value-type="string">
            <text:p>0.009181</text:p>
          </table:table-cell>
        </table:table-row>
        <table:table-row table:style-name="ro1" table:visibility="filter">
          <table:table-cell office:value-type="float" office:value="1527146714.56242" calcext:value-type="float">
            <text:p>1527146714.56242</text:p>
          </table:table-cell>
          <table:table-cell office:value-type="string" calcext:value-type="string">
            <text:p>PID_y</text:p>
          </table:table-cell>
          <table:table-cell office:value-type="float" office:value="-199.339706" calcext:value-type="float">
            <text:p>-199.339706</text:p>
          </table:table-cell>
          <table:table-cell office:value-type="float" office:value="0.038596" calcext:value-type="float">
            <text:p>0.038596</text:p>
          </table:table-cell>
          <table:table-cell office:value-type="float" office:value="-0.857034" calcext:value-type="float">
            <text:p>-0.857034</text:p>
          </table:table-cell>
          <table:table-cell office:value-type="float" office:value="0.009927" calcext:value-type="float">
            <text:p>0.009927</text:p>
          </table:table-cell>
          <table:table-cell office:value-type="float" office:value="-8.334803" calcext:value-type="float">
            <text:p>-8.334803</text:p>
          </table:table-cell>
          <table:table-cell office:value-type="float" office:value="0.100171" calcext:value-type="float">
            <text:p>0.100171</text:p>
          </table:table-cell>
          <table:table-cell office:value-type="float" office:value="-0.84448" calcext:value-type="float">
            <text:p>-0.84448</text:p>
          </table:table-cell>
          <table:table-cell office:value-type="string" calcext:value-type="string">
            <text:p>0.009181</text:p>
          </table:table-cell>
        </table:table-row>
        <table:table-row table:style-name="ro1">
          <table:table-cell office:value-type="float" office:value="1527146714.58291" calcext:value-type="float">
            <text:p>1527146714.58291</text:p>
          </table:table-cell>
          <table:table-cell office:value-type="string" calcext:value-type="string">
            <text:p>TOC_x</text:p>
          </table:table-cell>
          <table:table-cell office:value-type="float" office:value="-202.83786" calcext:value-type="float">
            <text:p>-202.83786</text:p>
          </table:table-cell>
          <table:table-cell office:value-type="float" office:value="0.036172" calcext:value-type="float">
            <text:p>0.036172</text:p>
          </table:table-cell>
          <table:table-cell office:value-type="float" office:value="-0.864535" calcext:value-type="float">
            <text:p>-0.864535</text:p>
          </table:table-cell>
          <table:table-cell office:value-type="float" office:value="0.009552" calcext:value-type="float">
            <text:p>0.009552</text:p>
          </table:table-cell>
          <table:table-cell office:value-type="float" office:value="-8.407774" calcext:value-type="float">
            <text:p>-8.407774</text:p>
          </table:table-cell>
          <table:table-cell office:value-type="float" office:value="0.096525" calcext:value-type="float">
            <text:p>0.096525</text:p>
          </table:table-cell>
          <table:table-cell office:value-type="float" office:value="-0.857034" calcext:value-type="float">
            <text:p>-0.857034</text:p>
          </table:table-cell>
          <table:table-cell office:value-type="string" calcext:value-type="string">
            <text:p>0.009927</text:p>
          </table:table-cell>
        </table:table-row>
        <table:table-row table:style-name="ro1" table:visibility="filter">
          <table:table-cell office:value-type="float" office:value="1527146714.58299" calcext:value-type="float">
            <text:p>1527146714.58299</text:p>
          </table:table-cell>
          <table:table-cell office:value-type="string" calcext:value-type="string">
            <text:p>PID_y</text:p>
          </table:table-cell>
          <table:table-cell office:value-type="float" office:value="-202.83786" calcext:value-type="float">
            <text:p>-202.83786</text:p>
          </table:table-cell>
          <table:table-cell office:value-type="float" office:value="0.036172" calcext:value-type="float">
            <text:p>0.036172</text:p>
          </table:table-cell>
          <table:table-cell office:value-type="float" office:value="-0.864535" calcext:value-type="float">
            <text:p>-0.864535</text:p>
          </table:table-cell>
          <table:table-cell office:value-type="float" office:value="0.009552" calcext:value-type="float">
            <text:p>0.009552</text:p>
          </table:table-cell>
          <table:table-cell office:value-type="float" office:value="-8.407774" calcext:value-type="float">
            <text:p>-8.407774</text:p>
          </table:table-cell>
          <table:table-cell office:value-type="float" office:value="0.096525" calcext:value-type="float">
            <text:p>0.096525</text:p>
          </table:table-cell>
          <table:table-cell office:value-type="float" office:value="-0.857034" calcext:value-type="float">
            <text:p>-0.857034</text:p>
          </table:table-cell>
          <table:table-cell office:value-type="string" calcext:value-type="string">
            <text:p>0.009927</text:p>
          </table:table-cell>
        </table:table-row>
        <table:table-row table:style-name="ro1">
          <table:table-cell office:value-type="float" office:value="1527146714.60251" calcext:value-type="float">
            <text:p>1527146714.60251</text:p>
          </table:table-cell>
          <table:table-cell office:value-type="string" calcext:value-type="string">
            <text:p>TOC_x</text:p>
          </table:table-cell>
          <table:table-cell office:value-type="float" office:value="-207.857315" calcext:value-type="float">
            <text:p>-207.857315</text:p>
          </table:table-cell>
          <table:table-cell office:value-type="float" office:value="0.028819" calcext:value-type="float">
            <text:p>0.028819</text:p>
          </table:table-cell>
          <table:table-cell office:value-type="float" office:value="-0.874698" calcext:value-type="float">
            <text:p>-0.874698</text:p>
          </table:table-cell>
          <table:table-cell office:value-type="float" office:value="0.00838" calcext:value-type="float">
            <text:p>0.00838</text:p>
          </table:table-cell>
          <table:table-cell office:value-type="float" office:value="-8.511399" calcext:value-type="float">
            <text:p>-8.511399</text:p>
          </table:table-cell>
          <table:table-cell office:value-type="float" office:value="0.084579" calcext:value-type="float">
            <text:p>0.084579</text:p>
          </table:table-cell>
          <table:table-cell office:value-type="float" office:value="-0.864535" calcext:value-type="float">
            <text:p>-0.864535</text:p>
          </table:table-cell>
          <table:table-cell office:value-type="string" calcext:value-type="string">
            <text:p>0.009552</text:p>
          </table:table-cell>
        </table:table-row>
        <table:table-row table:style-name="ro1" table:visibility="filter">
          <table:table-cell office:value-type="float" office:value="1527146714.60257" calcext:value-type="float">
            <text:p>1527146714.60257</text:p>
          </table:table-cell>
          <table:table-cell office:value-type="string" calcext:value-type="string">
            <text:p>PID_y</text:p>
          </table:table-cell>
          <table:table-cell office:value-type="float" office:value="-207.857315" calcext:value-type="float">
            <text:p>-207.857315</text:p>
          </table:table-cell>
          <table:table-cell office:value-type="float" office:value="0.028819" calcext:value-type="float">
            <text:p>0.028819</text:p>
          </table:table-cell>
          <table:table-cell office:value-type="float" office:value="-0.874698" calcext:value-type="float">
            <text:p>-0.874698</text:p>
          </table:table-cell>
          <table:table-cell office:value-type="float" office:value="0.00838" calcext:value-type="float">
            <text:p>0.00838</text:p>
          </table:table-cell>
          <table:table-cell office:value-type="float" office:value="-8.511399" calcext:value-type="float">
            <text:p>-8.511399</text:p>
          </table:table-cell>
          <table:table-cell office:value-type="float" office:value="0.084579" calcext:value-type="float">
            <text:p>0.084579</text:p>
          </table:table-cell>
          <table:table-cell office:value-type="float" office:value="-0.864535" calcext:value-type="float">
            <text:p>-0.864535</text:p>
          </table:table-cell>
          <table:table-cell office:value-type="string" calcext:value-type="string">
            <text:p>0.009552</text:p>
          </table:table-cell>
        </table:table-row>
        <table:table-row table:style-name="ro1">
          <table:table-cell office:value-type="float" office:value="1527146714.62204" calcext:value-type="float">
            <text:p>1527146714.62204</text:p>
          </table:table-cell>
          <table:table-cell office:value-type="string" calcext:value-type="string">
            <text:p>TOC_x</text:p>
          </table:table-cell>
          <table:table-cell office:value-type="float" office:value="-211.513916" calcext:value-type="float">
            <text:p>-211.513916</text:p>
          </table:table-cell>
          <table:table-cell office:value-type="float" office:value="0.019062" calcext:value-type="float">
            <text:p>0.019062</text:p>
          </table:table-cell>
          <table:table-cell office:value-type="float" office:value="-0.881997" calcext:value-type="float">
            <text:p>-0.881997</text:p>
          </table:table-cell>
          <table:table-cell office:value-type="float" office:value="0.006575" calcext:value-type="float">
            <text:p>0.006575</text:p>
          </table:table-cell>
          <table:table-cell office:value-type="float" office:value="-8.586103" calcext:value-type="float">
            <text:p>-8.586103</text:p>
          </table:table-cell>
          <table:table-cell office:value-type="float" office:value="0.066108" calcext:value-type="float">
            <text:p>0.066108</text:p>
          </table:table-cell>
          <table:table-cell office:value-type="float" office:value="-0.874698" calcext:value-type="float">
            <text:p>-0.874698</text:p>
          </table:table-cell>
          <table:table-cell office:value-type="string" calcext:value-type="string">
            <text:p>0.008380</text:p>
          </table:table-cell>
        </table:table-row>
        <table:table-row table:style-name="ro1" table:visibility="filter">
          <table:table-cell office:value-type="float" office:value="1527146714.6221" calcext:value-type="float">
            <text:p>1527146714.6221</text:p>
          </table:table-cell>
          <table:table-cell office:value-type="string" calcext:value-type="string">
            <text:p>PID_y</text:p>
          </table:table-cell>
          <table:table-cell office:value-type="float" office:value="-211.513916" calcext:value-type="float">
            <text:p>-211.513916</text:p>
          </table:table-cell>
          <table:table-cell office:value-type="float" office:value="0.019062" calcext:value-type="float">
            <text:p>0.019062</text:p>
          </table:table-cell>
          <table:table-cell office:value-type="float" office:value="-0.881997" calcext:value-type="float">
            <text:p>-0.881997</text:p>
          </table:table-cell>
          <table:table-cell office:value-type="float" office:value="0.006575" calcext:value-type="float">
            <text:p>0.006575</text:p>
          </table:table-cell>
          <table:table-cell office:value-type="float" office:value="-8.586103" calcext:value-type="float">
            <text:p>-8.586103</text:p>
          </table:table-cell>
          <table:table-cell office:value-type="float" office:value="0.066108" calcext:value-type="float">
            <text:p>0.066108</text:p>
          </table:table-cell>
          <table:table-cell office:value-type="float" office:value="-0.874698" calcext:value-type="float">
            <text:p>-0.874698</text:p>
          </table:table-cell>
          <table:table-cell office:value-type="string" calcext:value-type="string">
            <text:p>0.008380</text:p>
          </table:table-cell>
        </table:table-row>
        <table:table-row table:style-name="ro1">
          <table:table-cell office:value-type="float" office:value="1527146714.6425" calcext:value-type="float">
            <text:p>1527146714.6425</text:p>
          </table:table-cell>
          <table:table-cell office:value-type="string" calcext:value-type="string">
            <text:p>TOC_x</text:p>
          </table:table-cell>
          <table:table-cell office:value-type="float" office:value="-215.046463" calcext:value-type="float">
            <text:p>-215.046463</text:p>
          </table:table-cell>
          <table:table-cell office:value-type="float" office:value="0.070241" calcext:value-type="float">
            <text:p>0.070241</text:p>
          </table:table-cell>
          <table:table-cell office:value-type="float" office:value="-0.889312" calcext:value-type="float">
            <text:p>-0.889312</text:p>
          </table:table-cell>
          <table:table-cell office:value-type="float" office:value="0.014142" calcext:value-type="float">
            <text:p>0.014142</text:p>
          </table:table-cell>
          <table:table-cell office:value-type="float" office:value="-8.657656" calcext:value-type="float">
            <text:p>-8.657656</text:p>
          </table:table-cell>
          <table:table-cell office:value-type="float" office:value="0.140124" calcext:value-type="float">
            <text:p>0.140124</text:p>
          </table:table-cell>
          <table:table-cell office:value-type="float" office:value="-0.881997" calcext:value-type="float">
            <text:p>-0.881997</text:p>
          </table:table-cell>
          <table:table-cell office:value-type="string" calcext:value-type="string">
            <text:p>0.006575</text:p>
          </table:table-cell>
        </table:table-row>
        <table:table-row table:style-name="ro1" table:visibility="filter">
          <table:table-cell office:value-type="float" office:value="1527146714.64257" calcext:value-type="float">
            <text:p>1527146714.64257</text:p>
          </table:table-cell>
          <table:table-cell office:value-type="string" calcext:value-type="string">
            <text:p>PID_y</text:p>
          </table:table-cell>
          <table:table-cell office:value-type="float" office:value="-215.046463" calcext:value-type="float">
            <text:p>-215.046463</text:p>
          </table:table-cell>
          <table:table-cell office:value-type="float" office:value="0.070241" calcext:value-type="float">
            <text:p>0.070241</text:p>
          </table:table-cell>
          <table:table-cell office:value-type="float" office:value="-0.889312" calcext:value-type="float">
            <text:p>-0.889312</text:p>
          </table:table-cell>
          <table:table-cell office:value-type="float" office:value="0.014142" calcext:value-type="float">
            <text:p>0.014142</text:p>
          </table:table-cell>
          <table:table-cell office:value-type="float" office:value="-8.657656" calcext:value-type="float">
            <text:p>-8.657656</text:p>
          </table:table-cell>
          <table:table-cell office:value-type="float" office:value="0.140124" calcext:value-type="float">
            <text:p>0.140124</text:p>
          </table:table-cell>
          <table:table-cell office:value-type="float" office:value="-0.881997" calcext:value-type="float">
            <text:p>-0.881997</text:p>
          </table:table-cell>
          <table:table-cell office:value-type="string" calcext:value-type="string">
            <text:p>0.006575</text:p>
          </table:table-cell>
        </table:table-row>
        <table:table-row table:style-name="ro1">
          <table:table-cell office:value-type="float" office:value="1527146714.66206" calcext:value-type="float">
            <text:p>1527146714.66206</text:p>
          </table:table-cell>
          <table:table-cell office:value-type="string" calcext:value-type="string">
            <text:p>TOC_x</text:p>
          </table:table-cell>
          <table:table-cell office:value-type="float" office:value="-219.669647" calcext:value-type="float">
            <text:p>-219.669647</text:p>
          </table:table-cell>
          <table:table-cell office:value-type="float" office:value="0.135751" calcext:value-type="float">
            <text:p>0.135751</text:p>
          </table:table-cell>
          <table:table-cell office:value-type="float" office:value="-0.898385" calcext:value-type="float">
            <text:p>-0.898385</text:p>
          </table:table-cell>
          <table:table-cell office:value-type="float" office:value="0.020113" calcext:value-type="float">
            <text:p>0.020113</text:p>
          </table:table-cell>
          <table:table-cell office:value-type="float" office:value="-8.750425" calcext:value-type="float">
            <text:p>-8.750425</text:p>
          </table:table-cell>
          <table:table-cell office:value-type="float" office:value="0.20118" calcext:value-type="float">
            <text:p>0.20118</text:p>
          </table:table-cell>
          <table:table-cell office:value-type="float" office:value="-0.889312" calcext:value-type="float">
            <text:p>-0.889312</text:p>
          </table:table-cell>
          <table:table-cell office:value-type="string" calcext:value-type="string">
            <text:p>0.014142</text:p>
          </table:table-cell>
        </table:table-row>
        <table:table-row table:style-name="ro1" table:visibility="filter">
          <table:table-cell office:value-type="float" office:value="1527146714.66211" calcext:value-type="float">
            <text:p>1527146714.66211</text:p>
          </table:table-cell>
          <table:table-cell office:value-type="string" calcext:value-type="string">
            <text:p>PID_y</text:p>
          </table:table-cell>
          <table:table-cell office:value-type="float" office:value="-219.669647" calcext:value-type="float">
            <text:p>-219.669647</text:p>
          </table:table-cell>
          <table:table-cell office:value-type="float" office:value="0.135751" calcext:value-type="float">
            <text:p>0.135751</text:p>
          </table:table-cell>
          <table:table-cell office:value-type="float" office:value="-0.898385" calcext:value-type="float">
            <text:p>-0.898385</text:p>
          </table:table-cell>
          <table:table-cell office:value-type="float" office:value="0.020113" calcext:value-type="float">
            <text:p>0.020113</text:p>
          </table:table-cell>
          <table:table-cell office:value-type="float" office:value="-8.750425" calcext:value-type="float">
            <text:p>-8.750425</text:p>
          </table:table-cell>
          <table:table-cell office:value-type="float" office:value="0.20118" calcext:value-type="float">
            <text:p>0.20118</text:p>
          </table:table-cell>
          <table:table-cell office:value-type="float" office:value="-0.889312" calcext:value-type="float">
            <text:p>-0.889312</text:p>
          </table:table-cell>
          <table:table-cell office:value-type="string" calcext:value-type="string">
            <text:p>0.014142</text:p>
          </table:table-cell>
        </table:table-row>
        <table:table-row table:style-name="ro1">
          <table:table-cell office:value-type="float" office:value="1527146714.68261" calcext:value-type="float">
            <text:p>1527146714.68261</text:p>
          </table:table-cell>
          <table:table-cell office:value-type="string" calcext:value-type="string">
            <text:p>TOC_x</text:p>
          </table:table-cell>
          <table:table-cell office:value-type="float" office:value="-221.558151" calcext:value-type="float">
            <text:p>-221.558151</text:p>
          </table:table-cell>
          <table:table-cell office:value-type="float" office:value="0.090149" calcext:value-type="float">
            <text:p>0.090149</text:p>
          </table:table-cell>
          <table:table-cell office:value-type="float" office:value="-0.902245" calcext:value-type="float">
            <text:p>-0.902245</text:p>
          </table:table-cell>
          <table:table-cell office:value-type="float" office:value="0.015999" calcext:value-type="float">
            <text:p>0.015999</text:p>
          </table:table-cell>
          <table:table-cell office:value-type="float" office:value="-8.788035" calcext:value-type="float">
            <text:p>-8.788035</text:p>
          </table:table-cell>
          <table:table-cell office:value-type="float" office:value="0.161097" calcext:value-type="float">
            <text:p>0.161097</text:p>
          </table:table-cell>
          <table:table-cell office:value-type="float" office:value="-0.898385" calcext:value-type="float">
            <text:p>-0.898385</text:p>
          </table:table-cell>
          <table:table-cell office:value-type="string" calcext:value-type="string">
            <text:p>0.020113</text:p>
          </table:table-cell>
        </table:table-row>
        <table:table-row table:style-name="ro1" table:visibility="filter">
          <table:table-cell office:value-type="float" office:value="1527146714.68267" calcext:value-type="float">
            <text:p>1527146714.68267</text:p>
          </table:table-cell>
          <table:table-cell office:value-type="string" calcext:value-type="string">
            <text:p>PID_y</text:p>
          </table:table-cell>
          <table:table-cell office:value-type="float" office:value="-221.558151" calcext:value-type="float">
            <text:p>-221.558151</text:p>
          </table:table-cell>
          <table:table-cell office:value-type="float" office:value="0.090149" calcext:value-type="float">
            <text:p>0.090149</text:p>
          </table:table-cell>
          <table:table-cell office:value-type="float" office:value="-0.902245" calcext:value-type="float">
            <text:p>-0.902245</text:p>
          </table:table-cell>
          <table:table-cell office:value-type="float" office:value="0.015999" calcext:value-type="float">
            <text:p>0.015999</text:p>
          </table:table-cell>
          <table:table-cell office:value-type="float" office:value="-8.788035" calcext:value-type="float">
            <text:p>-8.788035</text:p>
          </table:table-cell>
          <table:table-cell office:value-type="float" office:value="0.161097" calcext:value-type="float">
            <text:p>0.161097</text:p>
          </table:table-cell>
          <table:table-cell office:value-type="float" office:value="-0.898385" calcext:value-type="float">
            <text:p>-0.898385</text:p>
          </table:table-cell>
          <table:table-cell office:value-type="string" calcext:value-type="string">
            <text:p>0.020113</text:p>
          </table:table-cell>
        </table:table-row>
        <table:table-row table:style-name="ro1">
          <table:table-cell office:value-type="float" office:value="1527146714.702" calcext:value-type="float">
            <text:p>1527146714.702</text:p>
          </table:table-cell>
          <table:table-cell office:value-type="string" calcext:value-type="string">
            <text:p>TOC_x</text:p>
          </table:table-cell>
          <table:table-cell office:value-type="float" office:value="-225.781982" calcext:value-type="float">
            <text:p>-225.781982</text:p>
          </table:table-cell>
          <table:table-cell office:value-type="float" office:value="0.005226" calcext:value-type="float">
            <text:p>0.005226</text:p>
          </table:table-cell>
          <table:table-cell office:value-type="float" office:value="-0.910357" calcext:value-type="float">
            <text:p>-0.910357</text:p>
          </table:table-cell>
          <table:table-cell office:value-type="float" office:value="0.003043" calcext:value-type="float">
            <text:p>0.003043</text:p>
          </table:table-cell>
          <table:table-cell office:value-type="float" office:value="-8.871588" calcext:value-type="float">
            <text:p>-8.871588</text:p>
          </table:table-cell>
          <table:table-cell office:value-type="float" office:value="0.02764" calcext:value-type="float">
            <text:p>0.02764</text:p>
          </table:table-cell>
          <table:table-cell office:value-type="float" office:value="-0.902245" calcext:value-type="float">
            <text:p>-0.902245</text:p>
          </table:table-cell>
          <table:table-cell office:value-type="string" calcext:value-type="string">
            <text:p>0.015999</text:p>
          </table:table-cell>
        </table:table-row>
        <table:table-row table:style-name="ro1" table:visibility="filter">
          <table:table-cell office:value-type="float" office:value="1527146714.70205" calcext:value-type="float">
            <text:p>1527146714.70205</text:p>
          </table:table-cell>
          <table:table-cell office:value-type="string" calcext:value-type="string">
            <text:p>PID_y</text:p>
          </table:table-cell>
          <table:table-cell office:value-type="float" office:value="-225.781982" calcext:value-type="float">
            <text:p>-225.781982</text:p>
          </table:table-cell>
          <table:table-cell office:value-type="float" office:value="0.005226" calcext:value-type="float">
            <text:p>0.005226</text:p>
          </table:table-cell>
          <table:table-cell office:value-type="float" office:value="-0.910357" calcext:value-type="float">
            <text:p>-0.910357</text:p>
          </table:table-cell>
          <table:table-cell office:value-type="float" office:value="0.003043" calcext:value-type="float">
            <text:p>0.003043</text:p>
          </table:table-cell>
          <table:table-cell office:value-type="float" office:value="-8.871588" calcext:value-type="float">
            <text:p>-8.871588</text:p>
          </table:table-cell>
          <table:table-cell office:value-type="float" office:value="0.02764" calcext:value-type="float">
            <text:p>0.02764</text:p>
          </table:table-cell>
          <table:table-cell office:value-type="float" office:value="-0.902245" calcext:value-type="float">
            <text:p>-0.902245</text:p>
          </table:table-cell>
          <table:table-cell office:value-type="string" calcext:value-type="string">
            <text:p>0.015999</text:p>
          </table:table-cell>
        </table:table-row>
        <table:table-row table:style-name="ro1">
          <table:table-cell office:value-type="float" office:value="1527146714.72244" calcext:value-type="float">
            <text:p>1527146714.72244</text:p>
          </table:table-cell>
          <table:table-cell office:value-type="string" calcext:value-type="string">
            <text:p>TOC_x</text:p>
          </table:table-cell>
          <table:table-cell office:value-type="float" office:value="-226.78447" calcext:value-type="float">
            <text:p>-226.78447</text:p>
          </table:table-cell>
          <table:table-cell office:value-type="float" office:value="0.254779" calcext:value-type="float">
            <text:p>0.254779</text:p>
          </table:table-cell>
          <table:table-cell office:value-type="float" office:value="-0.912372" calcext:value-type="float">
            <text:p>-0.912372</text:p>
          </table:table-cell>
          <table:table-cell office:value-type="float" office:value="0.028959" calcext:value-type="float">
            <text:p>0.028959</text:p>
          </table:table-cell>
          <table:table-cell office:value-type="float" office:value="-8.891301" calcext:value-type="float">
            <text:p>-8.891301</text:p>
          </table:table-cell>
          <table:table-cell office:value-type="float" office:value="0.281135" calcext:value-type="float">
            <text:p>0.281135</text:p>
          </table:table-cell>
          <table:table-cell office:value-type="float" office:value="-0.910357" calcext:value-type="float">
            <text:p>-0.910357</text:p>
          </table:table-cell>
          <table:table-cell office:value-type="string" calcext:value-type="string">
            <text:p>0.003043</text:p>
          </table:table-cell>
        </table:table-row>
        <table:table-row table:style-name="ro1" table:visibility="filter">
          <table:table-cell office:value-type="float" office:value="1527146714.7225" calcext:value-type="float">
            <text:p>1527146714.7225</text:p>
          </table:table-cell>
          <table:table-cell office:value-type="string" calcext:value-type="string">
            <text:p>PID_y</text:p>
          </table:table-cell>
          <table:table-cell office:value-type="float" office:value="-226.78447" calcext:value-type="float">
            <text:p>-226.78447</text:p>
          </table:table-cell>
          <table:table-cell office:value-type="float" office:value="0.254779" calcext:value-type="float">
            <text:p>0.254779</text:p>
          </table:table-cell>
          <table:table-cell office:value-type="float" office:value="-0.912372" calcext:value-type="float">
            <text:p>-0.912372</text:p>
          </table:table-cell>
          <table:table-cell office:value-type="float" office:value="0.028959" calcext:value-type="float">
            <text:p>0.028959</text:p>
          </table:table-cell>
          <table:table-cell office:value-type="float" office:value="-8.891301" calcext:value-type="float">
            <text:p>-8.891301</text:p>
          </table:table-cell>
          <table:table-cell office:value-type="float" office:value="0.281135" calcext:value-type="float">
            <text:p>0.281135</text:p>
          </table:table-cell>
          <table:table-cell office:value-type="float" office:value="-0.910357" calcext:value-type="float">
            <text:p>-0.910357</text:p>
          </table:table-cell>
          <table:table-cell office:value-type="string" calcext:value-type="string">
            <text:p>0.003043</text:p>
          </table:table-cell>
        </table:table-row>
        <table:table-row table:style-name="ro1">
          <table:table-cell office:value-type="float" office:value="1527146714.742" calcext:value-type="float">
            <text:p>1527146714.742</text:p>
          </table:table-cell>
          <table:table-cell office:value-type="string" calcext:value-type="string">
            <text:p>TOC_x</text:p>
          </table:table-cell>
          <table:table-cell office:value-type="float" office:value="-229.812881" calcext:value-type="float">
            <text:p>-229.812881</text:p>
          </table:table-cell>
          <table:table-cell office:value-type="float" office:value="-0.007647" calcext:value-type="float">
            <text:p>-0.007647</text:p>
          </table:table-cell>
          <table:table-cell office:value-type="float" office:value="-0.918169" calcext:value-type="float">
            <text:p>-0.918169</text:p>
          </table:table-cell>
          <table:table-cell office:value-type="float" office:value="-0.002627" calcext:value-type="float">
            <text:p>-0.002627</text:p>
          </table:table-cell>
          <table:table-cell office:value-type="float" office:value="-8.950595" calcext:value-type="float">
            <text:p>-8.950595</text:p>
          </table:table-cell>
          <table:table-cell office:value-type="float" office:value="-0.041919" calcext:value-type="float">
            <text:p>-0.041919</text:p>
          </table:table-cell>
          <table:table-cell office:value-type="float" office:value="-0.912372" calcext:value-type="float">
            <text:p>-0.912372</text:p>
          </table:table-cell>
          <table:table-cell office:value-type="string" calcext:value-type="string">
            <text:p>0.028959</text:p>
          </table:table-cell>
        </table:table-row>
        <table:table-row table:style-name="ro1" table:visibility="filter">
          <table:table-cell office:value-type="float" office:value="1527146714.74205" calcext:value-type="float">
            <text:p>1527146714.74205</text:p>
          </table:table-cell>
          <table:table-cell office:value-type="string" calcext:value-type="string">
            <text:p>PID_y</text:p>
          </table:table-cell>
          <table:table-cell office:value-type="float" office:value="-229.812881" calcext:value-type="float">
            <text:p>-229.812881</text:p>
          </table:table-cell>
          <table:table-cell office:value-type="float" office:value="-0.007647" calcext:value-type="float">
            <text:p>-0.007647</text:p>
          </table:table-cell>
          <table:table-cell office:value-type="float" office:value="-0.918169" calcext:value-type="float">
            <text:p>-0.918169</text:p>
          </table:table-cell>
          <table:table-cell office:value-type="float" office:value="-0.002627" calcext:value-type="float">
            <text:p>-0.002627</text:p>
          </table:table-cell>
          <table:table-cell office:value-type="float" office:value="-8.950595" calcext:value-type="float">
            <text:p>-8.950595</text:p>
          </table:table-cell>
          <table:table-cell office:value-type="float" office:value="-0.041919" calcext:value-type="float">
            <text:p>-0.041919</text:p>
          </table:table-cell>
          <table:table-cell office:value-type="float" office:value="-0.912372" calcext:value-type="float">
            <text:p>-0.912372</text:p>
          </table:table-cell>
          <table:table-cell office:value-type="string" calcext:value-type="string">
            <text:p>0.028959</text:p>
          </table:table-cell>
        </table:table-row>
        <table:table-row table:style-name="ro1">
          <table:table-cell office:value-type="float" office:value="1527146714.76273" calcext:value-type="float">
            <text:p>1527146714.76273</text:p>
          </table:table-cell>
          <table:table-cell office:value-type="string" calcext:value-type="string">
            <text:p>TOC_x</text:p>
          </table:table-cell>
          <table:table-cell office:value-type="float" office:value="-230.121002" calcext:value-type="float">
            <text:p>-230.121002</text:p>
          </table:table-cell>
          <table:table-cell office:value-type="float" office:value="-0.020514" calcext:value-type="float">
            <text:p>-0.020514</text:p>
          </table:table-cell>
          <table:table-cell office:value-type="float" office:value="-0.918792" calcext:value-type="float">
            <text:p>-0.918792</text:p>
          </table:table-cell>
          <table:table-cell office:value-type="float" office:value="-0.005736" calcext:value-type="float">
            <text:p>-0.005736</text:p>
          </table:table-cell>
          <table:table-cell office:value-type="float" office:value="-8.956605" calcext:value-type="float">
            <text:p>-8.956605</text:p>
          </table:table-cell>
          <table:table-cell office:value-type="float" office:value="-0.071917" calcext:value-type="float">
            <text:p>-0.071917</text:p>
          </table:table-cell>
          <table:table-cell office:value-type="float" office:value="-0.918169" calcext:value-type="float">
            <text:p>-0.918169</text:p>
          </table:table-cell>
          <table:table-cell office:value-type="string" calcext:value-type="string">
            <text:p>-0.002627</text:p>
          </table:table-cell>
        </table:table-row>
        <table:table-row table:style-name="ro1" table:visibility="filter">
          <table:table-cell office:value-type="float" office:value="1527146714.76278" calcext:value-type="float">
            <text:p>1527146714.76278</text:p>
          </table:table-cell>
          <table:table-cell office:value-type="string" calcext:value-type="string">
            <text:p>PID_y</text:p>
          </table:table-cell>
          <table:table-cell office:value-type="float" office:value="-230.121002" calcext:value-type="float">
            <text:p>-230.121002</text:p>
          </table:table-cell>
          <table:table-cell office:value-type="float" office:value="-0.020514" calcext:value-type="float">
            <text:p>-0.020514</text:p>
          </table:table-cell>
          <table:table-cell office:value-type="float" office:value="-0.918792" calcext:value-type="float">
            <text:p>-0.918792</text:p>
          </table:table-cell>
          <table:table-cell office:value-type="float" office:value="-0.005736" calcext:value-type="float">
            <text:p>-0.005736</text:p>
          </table:table-cell>
          <table:table-cell office:value-type="float" office:value="-8.956605" calcext:value-type="float">
            <text:p>-8.956605</text:p>
          </table:table-cell>
          <table:table-cell office:value-type="float" office:value="-0.071917" calcext:value-type="float">
            <text:p>-0.071917</text:p>
          </table:table-cell>
          <table:table-cell office:value-type="float" office:value="-0.918169" calcext:value-type="float">
            <text:p>-0.918169</text:p>
          </table:table-cell>
          <table:table-cell office:value-type="string" calcext:value-type="string">
            <text:p>-0.002627</text:p>
          </table:table-cell>
        </table:table-row>
        <table:table-row table:style-name="ro1">
          <table:table-cell office:value-type="float" office:value="1527146714.78238" calcext:value-type="float">
            <text:p>1527146714.78238</text:p>
          </table:table-cell>
          <table:table-cell office:value-type="string" calcext:value-type="string">
            <text:p>TOC_x</text:p>
          </table:table-cell>
          <table:table-cell office:value-type="float" office:value="-233.269913" calcext:value-type="float">
            <text:p>-233.269913</text:p>
          </table:table-cell>
          <table:table-cell office:value-type="float" office:value="-0.059714" calcext:value-type="float">
            <text:p>-0.059714</text:p>
          </table:table-cell>
          <table:table-cell office:value-type="float" office:value="-0.924793" calcext:value-type="float">
            <text:p>-0.924793</text:p>
          </table:table-cell>
          <table:table-cell office:value-type="float" office:value="-0.011431" calcext:value-type="float">
            <text:p>-0.011431</text:p>
          </table:table-cell>
          <table:table-cell office:value-type="float" office:value="-9.017804" calcext:value-type="float">
            <text:p>-9.017804</text:p>
          </table:table-cell>
          <table:table-cell office:value-type="float" office:value="-0.129996" calcext:value-type="float">
            <text:p>-0.129996</text:p>
          </table:table-cell>
          <table:table-cell office:value-type="float" office:value="-0.918792" calcext:value-type="float">
            <text:p>-0.918792</text:p>
          </table:table-cell>
          <table:table-cell office:value-type="string" calcext:value-type="string">
            <text:p>-0.005736</text:p>
          </table:table-cell>
        </table:table-row>
        <table:table-row table:style-name="ro1" table:visibility="filter">
          <table:table-cell office:value-type="float" office:value="1527146714.78244" calcext:value-type="float">
            <text:p>1527146714.78244</text:p>
          </table:table-cell>
          <table:table-cell office:value-type="string" calcext:value-type="string">
            <text:p>PID_y</text:p>
          </table:table-cell>
          <table:table-cell office:value-type="float" office:value="-233.269913" calcext:value-type="float">
            <text:p>-233.269913</text:p>
          </table:table-cell>
          <table:table-cell office:value-type="float" office:value="-0.059714" calcext:value-type="float">
            <text:p>-0.059714</text:p>
          </table:table-cell>
          <table:table-cell office:value-type="float" office:value="-0.924793" calcext:value-type="float">
            <text:p>-0.924793</text:p>
          </table:table-cell>
          <table:table-cell office:value-type="float" office:value="-0.011431" calcext:value-type="float">
            <text:p>-0.011431</text:p>
          </table:table-cell>
          <table:table-cell office:value-type="float" office:value="-9.017804" calcext:value-type="float">
            <text:p>-9.017804</text:p>
          </table:table-cell>
          <table:table-cell office:value-type="float" office:value="-0.129996" calcext:value-type="float">
            <text:p>-0.129996</text:p>
          </table:table-cell>
          <table:table-cell office:value-type="float" office:value="-0.918792" calcext:value-type="float">
            <text:p>-0.918792</text:p>
          </table:table-cell>
          <table:table-cell office:value-type="string" calcext:value-type="string">
            <text:p>-0.005736</text:p>
          </table:table-cell>
        </table:table-row>
        <table:table-row table:style-name="ro1">
          <table:table-cell office:value-type="float" office:value="1527146714.80187" calcext:value-type="float">
            <text:p>1527146714.80187</text:p>
          </table:table-cell>
          <table:table-cell office:value-type="string" calcext:value-type="string">
            <text:p>TOC_x</text:p>
          </table:table-cell>
          <table:table-cell office:value-type="float" office:value="-233.71463" calcext:value-type="float">
            <text:p>-233.71463</text:p>
          </table:table-cell>
          <table:table-cell office:value-type="float" office:value="-0.01627" calcext:value-type="float">
            <text:p>-0.01627</text:p>
          </table:table-cell>
          <table:table-cell office:value-type="float" office:value="-0.925634" calcext:value-type="float">
            <text:p>-0.925634</text:p>
          </table:table-cell>
          <table:table-cell office:value-type="float" office:value="-0.004897" calcext:value-type="float">
            <text:p>-0.004897</text:p>
          </table:table-cell>
          <table:table-cell office:value-type="float" office:value="-9.026414" calcext:value-type="float">
            <text:p>-9.026414</text:p>
          </table:table-cell>
          <table:table-cell office:value-type="float" office:value="-0.063093" calcext:value-type="float">
            <text:p>-0.063093</text:p>
          </table:table-cell>
          <table:table-cell office:value-type="float" office:value="-0.924793" calcext:value-type="float">
            <text:p>-0.924793</text:p>
          </table:table-cell>
          <table:table-cell office:value-type="string" calcext:value-type="string">
            <text:p>-0.011431</text:p>
          </table:table-cell>
        </table:table-row>
        <table:table-row table:style-name="ro1" table:visibility="filter">
          <table:table-cell office:value-type="float" office:value="1527146714.80194" calcext:value-type="float">
            <text:p>1527146714.80194</text:p>
          </table:table-cell>
          <table:table-cell office:value-type="string" calcext:value-type="string">
            <text:p>PID_y</text:p>
          </table:table-cell>
          <table:table-cell office:value-type="float" office:value="-233.71463" calcext:value-type="float">
            <text:p>-233.71463</text:p>
          </table:table-cell>
          <table:table-cell office:value-type="float" office:value="-0.01627" calcext:value-type="float">
            <text:p>-0.01627</text:p>
          </table:table-cell>
          <table:table-cell office:value-type="float" office:value="-0.925634" calcext:value-type="float">
            <text:p>-0.925634</text:p>
          </table:table-cell>
          <table:table-cell office:value-type="float" office:value="-0.004897" calcext:value-type="float">
            <text:p>-0.004897</text:p>
          </table:table-cell>
          <table:table-cell office:value-type="float" office:value="-9.026414" calcext:value-type="float">
            <text:p>-9.026414</text:p>
          </table:table-cell>
          <table:table-cell office:value-type="float" office:value="-0.063093" calcext:value-type="float">
            <text:p>-0.063093</text:p>
          </table:table-cell>
          <table:table-cell office:value-type="float" office:value="-0.924793" calcext:value-type="float">
            <text:p>-0.924793</text:p>
          </table:table-cell>
          <table:table-cell office:value-type="string" calcext:value-type="string">
            <text:p>-0.011431</text:p>
          </table:table-cell>
        </table:table-row>
        <table:table-row table:style-name="ro1">
          <table:table-cell office:value-type="float" office:value="1527146714.82243" calcext:value-type="float">
            <text:p>1527146714.82243</text:p>
          </table:table-cell>
          <table:table-cell office:value-type="string" calcext:value-type="string">
            <text:p>TOC_x</text:p>
          </table:table-cell>
          <table:table-cell office:value-type="float" office:value="-236.169861" calcext:value-type="float">
            <text:p>-236.169861</text:p>
          </table:table-cell>
          <table:table-cell office:value-type="float" office:value="-0.009426" calcext:value-type="float">
            <text:p>-0.009426</text:p>
          </table:table-cell>
          <table:table-cell office:value-type="float" office:value="-0.930498" calcext:value-type="float">
            <text:p>-0.930498</text:p>
          </table:table-cell>
          <table:table-cell office:value-type="float" office:value="-0.003209" calcext:value-type="float">
            <text:p>-0.003209</text:p>
          </table:table-cell>
          <table:table-cell office:value-type="float" office:value="-9.073796" calcext:value-type="float">
            <text:p>-9.073796</text:p>
          </table:table-cell>
          <table:table-cell office:value-type="float" office:value="-0.046647" calcext:value-type="float">
            <text:p>-0.046647</text:p>
          </table:table-cell>
          <table:table-cell office:value-type="float" office:value="-0.925634" calcext:value-type="float">
            <text:p>-0.925634</text:p>
          </table:table-cell>
          <table:table-cell office:value-type="string" calcext:value-type="string">
            <text:p>-0.004897</text:p>
          </table:table-cell>
        </table:table-row>
        <table:table-row table:style-name="ro1" table:visibility="filter">
          <table:table-cell office:value-type="float" office:value="1527146714.8225" calcext:value-type="float">
            <text:p>1527146714.8225</text:p>
          </table:table-cell>
          <table:table-cell office:value-type="string" calcext:value-type="string">
            <text:p>PID_y</text:p>
          </table:table-cell>
          <table:table-cell office:value-type="float" office:value="-236.169861" calcext:value-type="float">
            <text:p>-236.169861</text:p>
          </table:table-cell>
          <table:table-cell office:value-type="float" office:value="-0.009426" calcext:value-type="float">
            <text:p>-0.009426</text:p>
          </table:table-cell>
          <table:table-cell office:value-type="float" office:value="-0.930498" calcext:value-type="float">
            <text:p>-0.930498</text:p>
          </table:table-cell>
          <table:table-cell office:value-type="float" office:value="-0.003209" calcext:value-type="float">
            <text:p>-0.003209</text:p>
          </table:table-cell>
          <table:table-cell office:value-type="float" office:value="-9.073796" calcext:value-type="float">
            <text:p>-9.073796</text:p>
          </table:table-cell>
          <table:table-cell office:value-type="float" office:value="-0.046647" calcext:value-type="float">
            <text:p>-0.046647</text:p>
          </table:table-cell>
          <table:table-cell office:value-type="float" office:value="-0.925634" calcext:value-type="float">
            <text:p>-0.925634</text:p>
          </table:table-cell>
          <table:table-cell office:value-type="string" calcext:value-type="string">
            <text:p>-0.004897</text:p>
          </table:table-cell>
        </table:table-row>
        <table:table-row table:style-name="ro1">
          <table:table-cell office:value-type="float" office:value="1527146714.84182" calcext:value-type="float">
            <text:p>1527146714.84182</text:p>
          </table:table-cell>
          <table:table-cell office:value-type="string" calcext:value-type="string">
            <text:p>TOC_x</text:p>
          </table:table-cell>
          <table:table-cell office:value-type="float" office:value="-235.758316" calcext:value-type="float">
            <text:p>-235.758316</text:p>
          </table:table-cell>
          <table:table-cell office:value-type="float" office:value="-0.024722" calcext:value-type="float">
            <text:p>-0.024722</text:p>
          </table:table-cell>
          <table:table-cell office:value-type="float" office:value="-0.929729" calcext:value-type="float">
            <text:p>-0.929729</text:p>
          </table:table-cell>
          <table:table-cell office:value-type="float" office:value="-0.006445" calcext:value-type="float">
            <text:p>-0.006445</text:p>
          </table:table-cell>
          <table:table-cell office:value-type="float" office:value="-9.06587" calcext:value-type="float">
            <text:p>-9.06587</text:p>
          </table:table-cell>
          <table:table-cell office:value-type="float" office:value="-0.079982" calcext:value-type="float">
            <text:p>-0.079982</text:p>
          </table:table-cell>
          <table:table-cell office:value-type="float" office:value="-0.930498" calcext:value-type="float">
            <text:p>-0.930498</text:p>
          </table:table-cell>
          <table:table-cell office:value-type="string" calcext:value-type="string">
            <text:p>-0.003209</text:p>
          </table:table-cell>
        </table:table-row>
        <table:table-row table:style-name="ro1" table:visibility="filter">
          <table:table-cell office:value-type="float" office:value="1527146714.84187" calcext:value-type="float">
            <text:p>1527146714.84187</text:p>
          </table:table-cell>
          <table:table-cell office:value-type="string" calcext:value-type="string">
            <text:p>PID_y</text:p>
          </table:table-cell>
          <table:table-cell office:value-type="float" office:value="-235.758316" calcext:value-type="float">
            <text:p>-235.758316</text:p>
          </table:table-cell>
          <table:table-cell office:value-type="float" office:value="-0.024722" calcext:value-type="float">
            <text:p>-0.024722</text:p>
          </table:table-cell>
          <table:table-cell office:value-type="float" office:value="-0.929729" calcext:value-type="float">
            <text:p>-0.929729</text:p>
          </table:table-cell>
          <table:table-cell office:value-type="float" office:value="-0.006445" calcext:value-type="float">
            <text:p>-0.006445</text:p>
          </table:table-cell>
          <table:table-cell office:value-type="float" office:value="-9.06587" calcext:value-type="float">
            <text:p>-9.06587</text:p>
          </table:table-cell>
          <table:table-cell office:value-type="float" office:value="-0.079982" calcext:value-type="float">
            <text:p>-0.079982</text:p>
          </table:table-cell>
          <table:table-cell office:value-type="float" office:value="-0.930498" calcext:value-type="float">
            <text:p>-0.930498</text:p>
          </table:table-cell>
          <table:table-cell office:value-type="string" calcext:value-type="string">
            <text:p>-0.003209</text:p>
          </table:table-cell>
        </table:table-row>
        <table:table-row table:style-name="ro1">
          <table:table-cell office:value-type="float" office:value="1527146714.86229" calcext:value-type="float">
            <text:p>1527146714.86229</text:p>
          </table:table-cell>
          <table:table-cell office:value-type="string" calcext:value-type="string">
            <text:p>TOC_x</text:p>
          </table:table-cell>
          <table:table-cell office:value-type="float" office:value="-234.998611" calcext:value-type="float">
            <text:p>-234.998611</text:p>
          </table:table-cell>
          <table:table-cell office:value-type="float" office:value="-0.114521" calcext:value-type="float">
            <text:p>-0.114521</text:p>
          </table:table-cell>
          <table:table-cell office:value-type="float" office:value="-0.92823" calcext:value-type="float">
            <text:p>-0.92823</text:p>
          </table:table-cell>
          <table:table-cell office:value-type="float" office:value="-0.01715" calcext:value-type="float">
            <text:p>-0.01715</text:p>
          </table:table-cell>
          <table:table-cell office:value-type="float" office:value="-9.051223" calcext:value-type="float">
            <text:p>-9.051223</text:p>
          </table:table-cell>
          <table:table-cell office:value-type="float" office:value="-0.184608" calcext:value-type="float">
            <text:p>-0.184608</text:p>
          </table:table-cell>
          <table:table-cell office:value-type="float" office:value="-0.929729" calcext:value-type="float">
            <text:p>-0.929729</text:p>
          </table:table-cell>
          <table:table-cell office:value-type="string" calcext:value-type="string">
            <text:p>-0.006445</text:p>
          </table:table-cell>
        </table:table-row>
        <table:table-row table:style-name="ro1" table:visibility="filter">
          <table:table-cell office:value-type="float" office:value="1527146714.86238" calcext:value-type="float">
            <text:p>1527146714.86238</text:p>
          </table:table-cell>
          <table:table-cell office:value-type="string" calcext:value-type="string">
            <text:p>PID_y</text:p>
          </table:table-cell>
          <table:table-cell office:value-type="float" office:value="-234.998611" calcext:value-type="float">
            <text:p>-234.998611</text:p>
          </table:table-cell>
          <table:table-cell office:value-type="float" office:value="-0.114521" calcext:value-type="float">
            <text:p>-0.114521</text:p>
          </table:table-cell>
          <table:table-cell office:value-type="float" office:value="-0.92823" calcext:value-type="float">
            <text:p>-0.92823</text:p>
          </table:table-cell>
          <table:table-cell office:value-type="float" office:value="-0.01715" calcext:value-type="float">
            <text:p>-0.01715</text:p>
          </table:table-cell>
          <table:table-cell office:value-type="float" office:value="-9.051223" calcext:value-type="float">
            <text:p>-9.051223</text:p>
          </table:table-cell>
          <table:table-cell office:value-type="float" office:value="-0.184608" calcext:value-type="float">
            <text:p>-0.184608</text:p>
          </table:table-cell>
          <table:table-cell office:value-type="float" office:value="-0.929729" calcext:value-type="float">
            <text:p>-0.929729</text:p>
          </table:table-cell>
          <table:table-cell office:value-type="string" calcext:value-type="string">
            <text:p>-0.006445</text:p>
          </table:table-cell>
        </table:table-row>
        <table:table-row table:style-name="ro1">
          <table:table-cell office:value-type="float" office:value="1527146714.88278" calcext:value-type="float">
            <text:p>1527146714.88278</text:p>
          </table:table-cell>
          <table:table-cell office:value-type="string" calcext:value-type="string">
            <text:p>TOC_x</text:p>
          </table:table-cell>
          <table:table-cell office:value-type="float" office:value="-236.640823" calcext:value-type="float">
            <text:p>-236.640823</text:p>
          </table:table-cell>
          <table:table-cell office:value-type="float" office:value="0.07509" calcext:value-type="float">
            <text:p>0.07509</text:p>
          </table:table-cell>
          <table:table-cell office:value-type="float" office:value="-0.931468" calcext:value-type="float">
            <text:p>-0.931468</text:p>
          </table:table-cell>
          <table:table-cell office:value-type="float" office:value="0.016422" calcext:value-type="float">
            <text:p>0.016422</text:p>
          </table:table-cell>
          <table:table-cell office:value-type="float" office:value="-9.082856" calcext:value-type="float">
            <text:p>-9.082856</text:p>
          </table:table-cell>
          <table:table-cell office:value-type="float" office:value="0.143296" calcext:value-type="float">
            <text:p>0.143296</text:p>
          </table:table-cell>
          <table:table-cell office:value-type="float" office:value="-0.92823" calcext:value-type="float">
            <text:p>-0.92823</text:p>
          </table:table-cell>
          <table:table-cell office:value-type="string" calcext:value-type="string">
            <text:p>-0.017150</text:p>
          </table:table-cell>
        </table:table-row>
        <table:table-row table:style-name="ro1" table:visibility="filter">
          <table:table-cell office:value-type="float" office:value="1527146714.88283" calcext:value-type="float">
            <text:p>1527146714.88283</text:p>
          </table:table-cell>
          <table:table-cell office:value-type="string" calcext:value-type="string">
            <text:p>PID_y</text:p>
          </table:table-cell>
          <table:table-cell office:value-type="float" office:value="-236.640823" calcext:value-type="float">
            <text:p>-236.640823</text:p>
          </table:table-cell>
          <table:table-cell office:value-type="float" office:value="0.07509" calcext:value-type="float">
            <text:p>0.07509</text:p>
          </table:table-cell>
          <table:table-cell office:value-type="float" office:value="-0.931468" calcext:value-type="float">
            <text:p>-0.931468</text:p>
          </table:table-cell>
          <table:table-cell office:value-type="float" office:value="0.016422" calcext:value-type="float">
            <text:p>0.016422</text:p>
          </table:table-cell>
          <table:table-cell office:value-type="float" office:value="-9.082856" calcext:value-type="float">
            <text:p>-9.082856</text:p>
          </table:table-cell>
          <table:table-cell office:value-type="float" office:value="0.143296" calcext:value-type="float">
            <text:p>0.143296</text:p>
          </table:table-cell>
          <table:table-cell office:value-type="float" office:value="-0.92823" calcext:value-type="float">
            <text:p>-0.92823</text:p>
          </table:table-cell>
          <table:table-cell office:value-type="string" calcext:value-type="string">
            <text:p>-0.017150</text:p>
          </table:table-cell>
        </table:table-row>
        <table:table-row table:style-name="ro1">
          <table:table-cell office:value-type="float" office:value="1527146714.90234" calcext:value-type="float">
            <text:p>1527146714.90234</text:p>
          </table:table-cell>
          <table:table-cell office:value-type="string" calcext:value-type="string">
            <text:p>TOC_x</text:p>
          </table:table-cell>
          <table:table-cell office:value-type="float" office:value="-237.052414" calcext:value-type="float">
            <text:p>-237.052414</text:p>
          </table:table-cell>
          <table:table-cell office:value-type="float" office:value="-0.066147" calcext:value-type="float">
            <text:p>-0.066147</text:p>
          </table:table-cell>
          <table:table-cell office:value-type="float" office:value="-0.932241" calcext:value-type="float">
            <text:p>-0.932241</text:p>
          </table:table-cell>
          <table:table-cell office:value-type="float" office:value="-0.011133" calcext:value-type="float">
            <text:p>-0.011133</text:p>
          </table:table-cell>
          <table:table-cell office:value-type="float" office:value="-9.090768" calcext:value-type="float">
            <text:p>-9.090768</text:p>
          </table:table-cell>
          <table:table-cell office:value-type="float" office:value="-0.138763" calcext:value-type="float">
            <text:p>-0.138763</text:p>
          </table:table-cell>
          <table:table-cell office:value-type="float" office:value="-0.931468" calcext:value-type="float">
            <text:p>-0.931468</text:p>
          </table:table-cell>
          <table:table-cell office:value-type="string" calcext:value-type="string">
            <text:p>0.016422</text:p>
          </table:table-cell>
        </table:table-row>
        <table:table-row table:style-name="ro1" table:visibility="filter">
          <table:table-cell office:value-type="float" office:value="1527146714.90239" calcext:value-type="float">
            <text:p>1527146714.90239</text:p>
          </table:table-cell>
          <table:table-cell office:value-type="string" calcext:value-type="string">
            <text:p>PID_y</text:p>
          </table:table-cell>
          <table:table-cell office:value-type="float" office:value="-237.052414" calcext:value-type="float">
            <text:p>-237.052414</text:p>
          </table:table-cell>
          <table:table-cell office:value-type="float" office:value="-0.066147" calcext:value-type="float">
            <text:p>-0.066147</text:p>
          </table:table-cell>
          <table:table-cell office:value-type="float" office:value="-0.932241" calcext:value-type="float">
            <text:p>-0.932241</text:p>
          </table:table-cell>
          <table:table-cell office:value-type="float" office:value="-0.011133" calcext:value-type="float">
            <text:p>-0.011133</text:p>
          </table:table-cell>
          <table:table-cell office:value-type="float" office:value="-9.090768" calcext:value-type="float">
            <text:p>-9.090768</text:p>
          </table:table-cell>
          <table:table-cell office:value-type="float" office:value="-0.138763" calcext:value-type="float">
            <text:p>-0.138763</text:p>
          </table:table-cell>
          <table:table-cell office:value-type="float" office:value="-0.931468" calcext:value-type="float">
            <text:p>-0.931468</text:p>
          </table:table-cell>
          <table:table-cell office:value-type="string" calcext:value-type="string">
            <text:p>0.016422</text:p>
          </table:table-cell>
        </table:table-row>
        <table:table-row table:style-name="ro1">
          <table:table-cell office:value-type="float" office:value="1527146714.92181" calcext:value-type="float">
            <text:p>1527146714.92181</text:p>
          </table:table-cell>
          <table:table-cell office:value-type="string" calcext:value-type="string">
            <text:p>TOC_x</text:p>
          </table:table-cell>
          <table:table-cell office:value-type="float" office:value="-232.807358" calcext:value-type="float">
            <text:p>-232.807358</text:p>
          </table:table-cell>
          <table:table-cell office:value-type="float" office:value="-0.120603" calcext:value-type="float">
            <text:p>-0.120603</text:p>
          </table:table-cell>
          <table:table-cell office:value-type="float" office:value="-0.924246" calcext:value-type="float">
            <text:p>-0.924246</text:p>
          </table:table-cell>
          <table:table-cell office:value-type="float" office:value="-0.016242" calcext:value-type="float">
            <text:p>-0.016242</text:p>
          </table:table-cell>
          <table:table-cell office:value-type="float" office:value="-9.008834" calcext:value-type="float">
            <text:p>-9.008834</text:p>
          </table:table-cell>
          <table:table-cell office:value-type="float" office:value="-0.191119" calcext:value-type="float">
            <text:p>-0.191119</text:p>
          </table:table-cell>
          <table:table-cell office:value-type="float" office:value="-0.932241" calcext:value-type="float">
            <text:p>-0.932241</text:p>
          </table:table-cell>
          <table:table-cell office:value-type="string" calcext:value-type="string">
            <text:p>-0.011133</text:p>
          </table:table-cell>
        </table:table-row>
        <table:table-row table:style-name="ro1" table:visibility="filter">
          <table:table-cell office:value-type="float" office:value="1527146714.92187" calcext:value-type="float">
            <text:p>1527146714.92187</text:p>
          </table:table-cell>
          <table:table-cell office:value-type="string" calcext:value-type="string">
            <text:p>PID_y</text:p>
          </table:table-cell>
          <table:table-cell office:value-type="float" office:value="-232.807358" calcext:value-type="float">
            <text:p>-232.807358</text:p>
          </table:table-cell>
          <table:table-cell office:value-type="float" office:value="-0.120603" calcext:value-type="float">
            <text:p>-0.120603</text:p>
          </table:table-cell>
          <table:table-cell office:value-type="float" office:value="-0.924246" calcext:value-type="float">
            <text:p>-0.924246</text:p>
          </table:table-cell>
          <table:table-cell office:value-type="float" office:value="-0.016242" calcext:value-type="float">
            <text:p>-0.016242</text:p>
          </table:table-cell>
          <table:table-cell office:value-type="float" office:value="-9.008834" calcext:value-type="float">
            <text:p>-9.008834</text:p>
          </table:table-cell>
          <table:table-cell office:value-type="float" office:value="-0.191119" calcext:value-type="float">
            <text:p>-0.191119</text:p>
          </table:table-cell>
          <table:table-cell office:value-type="float" office:value="-0.932241" calcext:value-type="float">
            <text:p>-0.932241</text:p>
          </table:table-cell>
          <table:table-cell office:value-type="string" calcext:value-type="string">
            <text:p>-0.011133</text:p>
          </table:table-cell>
        </table:table-row>
        <table:table-row table:style-name="ro1">
          <table:table-cell office:value-type="float" office:value="1527146714.94239" calcext:value-type="float">
            <text:p>1527146714.94239</text:p>
          </table:table-cell>
          <table:table-cell office:value-type="string" calcext:value-type="string">
            <text:p>TOC_x</text:p>
          </table:table-cell>
          <table:table-cell office:value-type="float" office:value="-234.99794" calcext:value-type="float">
            <text:p>-234.99794</text:p>
          </table:table-cell>
          <table:table-cell office:value-type="float" office:value="-0.06401" calcext:value-type="float">
            <text:p>-0.06401</text:p>
          </table:table-cell>
          <table:table-cell office:value-type="float" office:value="-0.928597" calcext:value-type="float">
            <text:p>-0.928597</text:p>
          </table:table-cell>
          <table:table-cell office:value-type="float" office:value="-0.01065" calcext:value-type="float">
            <text:p>-0.01065</text:p>
          </table:table-cell>
          <table:table-cell office:value-type="float" office:value="-9.051203" calcext:value-type="float">
            <text:p>-9.051203</text:p>
          </table:table-cell>
          <table:table-cell office:value-type="float" office:value="-0.136661" calcext:value-type="float">
            <text:p>-0.136661</text:p>
          </table:table-cell>
          <table:table-cell office:value-type="float" office:value="-0.924246" calcext:value-type="float">
            <text:p>-0.924246</text:p>
          </table:table-cell>
          <table:table-cell office:value-type="string" calcext:value-type="string">
            <text:p>-0.016242</text:p>
          </table:table-cell>
        </table:table-row>
        <table:table-row table:style-name="ro1" table:visibility="filter">
          <table:table-cell office:value-type="float" office:value="1527146714.94244" calcext:value-type="float">
            <text:p>1527146714.94244</text:p>
          </table:table-cell>
          <table:table-cell office:value-type="string" calcext:value-type="string">
            <text:p>PID_y</text:p>
          </table:table-cell>
          <table:table-cell office:value-type="float" office:value="-234.99794" calcext:value-type="float">
            <text:p>-234.99794</text:p>
          </table:table-cell>
          <table:table-cell office:value-type="float" office:value="-0.06401" calcext:value-type="float">
            <text:p>-0.06401</text:p>
          </table:table-cell>
          <table:table-cell office:value-type="float" office:value="-0.928597" calcext:value-type="float">
            <text:p>-0.928597</text:p>
          </table:table-cell>
          <table:table-cell office:value-type="float" office:value="-0.01065" calcext:value-type="float">
            <text:p>-0.01065</text:p>
          </table:table-cell>
          <table:table-cell office:value-type="float" office:value="-9.051203" calcext:value-type="float">
            <text:p>-9.051203</text:p>
          </table:table-cell>
          <table:table-cell office:value-type="float" office:value="-0.136661" calcext:value-type="float">
            <text:p>-0.136661</text:p>
          </table:table-cell>
          <table:table-cell office:value-type="float" office:value="-0.924246" calcext:value-type="float">
            <text:p>-0.924246</text:p>
          </table:table-cell>
          <table:table-cell office:value-type="string" calcext:value-type="string">
            <text:p>-0.016242</text:p>
          </table:table-cell>
        </table:table-row>
        <table:table-row table:style-name="ro1">
          <table:table-cell office:value-type="float" office:value="1527146714.9618" calcext:value-type="float">
            <text:p>1527146714.9618</text:p>
          </table:table-cell>
          <table:table-cell office:value-type="string" calcext:value-type="string">
            <text:p>TOC_x</text:p>
          </table:table-cell>
          <table:table-cell office:value-type="float" office:value="-231.535385" calcext:value-type="float">
            <text:p>-231.535385</text:p>
          </table:table-cell>
          <table:table-cell office:value-type="float" office:value="-0.047528" calcext:value-type="float">
            <text:p>-0.047528</text:p>
          </table:table-cell>
          <table:table-cell office:value-type="float" office:value="-0.922075" calcext:value-type="float">
            <text:p>-0.922075</text:p>
          </table:table-cell>
          <table:table-cell office:value-type="float" office:value="-0.008697" calcext:value-type="float">
            <text:p>-0.008697</text:p>
          </table:table-cell>
          <table:table-cell office:value-type="float" office:value="-8.984134" calcext:value-type="float">
            <text:p>-8.984134</text:p>
          </table:table-cell>
          <table:table-cell office:value-type="float" office:value="-0.116579" calcext:value-type="float">
            <text:p>-0.116579</text:p>
          </table:table-cell>
          <table:table-cell office:value-type="float" office:value="-0.928597" calcext:value-type="float">
            <text:p>-0.928597</text:p>
          </table:table-cell>
          <table:table-cell office:value-type="string" calcext:value-type="string">
            <text:p>-0.010650</text:p>
          </table:table-cell>
        </table:table-row>
        <table:table-row table:style-name="ro1" table:visibility="filter">
          <table:table-cell office:value-type="float" office:value="1527146714.96186" calcext:value-type="float">
            <text:p>1527146714.96186</text:p>
          </table:table-cell>
          <table:table-cell office:value-type="string" calcext:value-type="string">
            <text:p>PID_y</text:p>
          </table:table-cell>
          <table:table-cell office:value-type="float" office:value="-231.535385" calcext:value-type="float">
            <text:p>-231.535385</text:p>
          </table:table-cell>
          <table:table-cell office:value-type="float" office:value="-0.047528" calcext:value-type="float">
            <text:p>-0.047528</text:p>
          </table:table-cell>
          <table:table-cell office:value-type="float" office:value="-0.922075" calcext:value-type="float">
            <text:p>-0.922075</text:p>
          </table:table-cell>
          <table:table-cell office:value-type="float" office:value="-0.008697" calcext:value-type="float">
            <text:p>-0.008697</text:p>
          </table:table-cell>
          <table:table-cell office:value-type="float" office:value="-8.984134" calcext:value-type="float">
            <text:p>-8.984134</text:p>
          </table:table-cell>
          <table:table-cell office:value-type="float" office:value="-0.116579" calcext:value-type="float">
            <text:p>-0.116579</text:p>
          </table:table-cell>
          <table:table-cell office:value-type="float" office:value="-0.928597" calcext:value-type="float">
            <text:p>-0.928597</text:p>
          </table:table-cell>
          <table:table-cell office:value-type="string" calcext:value-type="string">
            <text:p>-0.010650</text:p>
          </table:table-cell>
        </table:table-row>
        <table:table-row table:style-name="ro1">
          <table:table-cell office:value-type="float" office:value="1527146714.98225" calcext:value-type="float">
            <text:p>1527146714.98225</text:p>
          </table:table-cell>
          <table:table-cell office:value-type="string" calcext:value-type="string">
            <text:p>TOC_x</text:p>
          </table:table-cell>
          <table:table-cell office:value-type="float" office:value="-231.244125" calcext:value-type="float">
            <text:p>-231.244125</text:p>
          </table:table-cell>
          <table:table-cell office:value-type="float" office:value="-0.052104" calcext:value-type="float">
            <text:p>-0.052104</text:p>
          </table:table-cell>
          <table:table-cell office:value-type="float" office:value="-0.921496" calcext:value-type="float">
            <text:p>-0.921496</text:p>
          </table:table-cell>
          <table:table-cell office:value-type="float" office:value="-0.009293" calcext:value-type="float">
            <text:p>-0.009293</text:p>
          </table:table-cell>
          <table:table-cell office:value-type="float" office:value="-8.97847" calcext:value-type="float">
            <text:p>-8.97847</text:p>
          </table:table-cell>
          <table:table-cell office:value-type="float" office:value="-0.122409" calcext:value-type="float">
            <text:p>-0.122409</text:p>
          </table:table-cell>
          <table:table-cell office:value-type="float" office:value="-0.922075" calcext:value-type="float">
            <text:p>-0.922075</text:p>
          </table:table-cell>
          <table:table-cell office:value-type="string" calcext:value-type="string">
            <text:p>-0.008697</text:p>
          </table:table-cell>
        </table:table-row>
        <table:table-row table:style-name="ro1" table:visibility="filter">
          <table:table-cell office:value-type="float" office:value="1527146714.98234" calcext:value-type="float">
            <text:p>1527146714.98234</text:p>
          </table:table-cell>
          <table:table-cell office:value-type="string" calcext:value-type="string">
            <text:p>PID_y</text:p>
          </table:table-cell>
          <table:table-cell office:value-type="float" office:value="-231.244125" calcext:value-type="float">
            <text:p>-231.244125</text:p>
          </table:table-cell>
          <table:table-cell office:value-type="float" office:value="-0.052104" calcext:value-type="float">
            <text:p>-0.052104</text:p>
          </table:table-cell>
          <table:table-cell office:value-type="float" office:value="-0.921496" calcext:value-type="float">
            <text:p>-0.921496</text:p>
          </table:table-cell>
          <table:table-cell office:value-type="float" office:value="-0.009293" calcext:value-type="float">
            <text:p>-0.009293</text:p>
          </table:table-cell>
          <table:table-cell office:value-type="float" office:value="-8.97847" calcext:value-type="float">
            <text:p>-8.97847</text:p>
          </table:table-cell>
          <table:table-cell office:value-type="float" office:value="-0.122409" calcext:value-type="float">
            <text:p>-0.122409</text:p>
          </table:table-cell>
          <table:table-cell office:value-type="float" office:value="-0.922075" calcext:value-type="float">
            <text:p>-0.922075</text:p>
          </table:table-cell>
          <table:table-cell office:value-type="string" calcext:value-type="string">
            <text:p>-0.008697</text:p>
          </table:table-cell>
        </table:table-row>
        <table:table-row table:style-name="ro1">
          <table:table-cell office:value-type="float" office:value="1527146715.00278" calcext:value-type="float">
            <text:p>1527146715.00278</text:p>
          </table:table-cell>
          <table:table-cell office:value-type="string" calcext:value-type="string">
            <text:p>TOC_x</text:p>
          </table:table-cell>
          <table:table-cell office:value-type="float" office:value="-219.95285" calcext:value-type="float">
            <text:p>-219.95285</text:p>
          </table:table-cell>
          <table:table-cell office:value-type="float" office:value="0.028801" calcext:value-type="float">
            <text:p>0.028801</text:p>
          </table:table-cell>
          <table:table-cell office:value-type="float" office:value="-0.898663" calcext:value-type="float">
            <text:p>-0.898663</text:p>
          </table:table-cell>
          <table:table-cell office:value-type="float" office:value="0.011308" calcext:value-type="float">
            <text:p>0.011308</text:p>
          </table:table-cell>
          <table:table-cell office:value-type="float" office:value="-8.756082" calcext:value-type="float">
            <text:p>-8.756082</text:p>
          </table:table-cell>
          <table:table-cell office:value-type="float" office:value="0.078245" calcext:value-type="float">
            <text:p>0.078245</text:p>
          </table:table-cell>
          <table:table-cell office:value-type="float" office:value="-0.921496" calcext:value-type="float">
            <text:p>-0.921496</text:p>
          </table:table-cell>
          <table:table-cell office:value-type="string" calcext:value-type="string">
            <text:p>-0.009293</text:p>
          </table:table-cell>
        </table:table-row>
        <table:table-row table:style-name="ro1" table:visibility="filter">
          <table:table-cell office:value-type="float" office:value="1527146715.00284" calcext:value-type="float">
            <text:p>1527146715.00284</text:p>
          </table:table-cell>
          <table:table-cell office:value-type="string" calcext:value-type="string">
            <text:p>PID_y</text:p>
          </table:table-cell>
          <table:table-cell office:value-type="float" office:value="-219.95285" calcext:value-type="float">
            <text:p>-219.95285</text:p>
          </table:table-cell>
          <table:table-cell office:value-type="float" office:value="0.028801" calcext:value-type="float">
            <text:p>0.028801</text:p>
          </table:table-cell>
          <table:table-cell office:value-type="float" office:value="-0.898663" calcext:value-type="float">
            <text:p>-0.898663</text:p>
          </table:table-cell>
          <table:table-cell office:value-type="float" office:value="0.011308" calcext:value-type="float">
            <text:p>0.011308</text:p>
          </table:table-cell>
          <table:table-cell office:value-type="float" office:value="-8.756082" calcext:value-type="float">
            <text:p>-8.756082</text:p>
          </table:table-cell>
          <table:table-cell office:value-type="float" office:value="0.078245" calcext:value-type="float">
            <text:p>0.078245</text:p>
          </table:table-cell>
          <table:table-cell office:value-type="float" office:value="-0.921496" calcext:value-type="float">
            <text:p>-0.921496</text:p>
          </table:table-cell>
          <table:table-cell office:value-type="string" calcext:value-type="string">
            <text:p>-0.009293</text:p>
          </table:table-cell>
        </table:table-row>
        <table:table-row table:style-name="ro1">
          <table:table-cell office:value-type="float" office:value="1527146715.02241" calcext:value-type="float">
            <text:p>1527146715.02241</text:p>
          </table:table-cell>
          <table:table-cell office:value-type="string" calcext:value-type="string">
            <text:p>TOC_x</text:p>
          </table:table-cell>
          <table:table-cell office:value-type="float" office:value="-226.177261" calcext:value-type="float">
            <text:p>-226.177261</text:p>
          </table:table-cell>
          <table:table-cell office:value-type="float" office:value="-0.077428" calcext:value-type="float">
            <text:p>-0.077428</text:p>
          </table:table-cell>
          <table:table-cell office:value-type="float" office:value="-0.910758" calcext:value-type="float">
            <text:p>-0.910758</text:p>
          </table:table-cell>
          <table:table-cell office:value-type="float" office:value="-0.011294" calcext:value-type="float">
            <text:p>-0.011294</text:p>
          </table:table-cell>
          <table:table-cell office:value-type="float" office:value="-8.879374" calcext:value-type="float">
            <text:p>-8.879374</text:p>
          </table:table-cell>
          <table:table-cell office:value-type="float" office:value="-0.152141" calcext:value-type="float">
            <text:p>-0.152141</text:p>
          </table:table-cell>
          <table:table-cell office:value-type="float" office:value="-0.898663" calcext:value-type="float">
            <text:p>-0.898663</text:p>
          </table:table-cell>
          <table:table-cell office:value-type="string" calcext:value-type="string">
            <text:p>0.011308</text:p>
          </table:table-cell>
        </table:table-row>
        <table:table-row table:style-name="ro1" table:visibility="filter">
          <table:table-cell office:value-type="float" office:value="1527146715.02247" calcext:value-type="float">
            <text:p>1527146715.02247</text:p>
          </table:table-cell>
          <table:table-cell office:value-type="string" calcext:value-type="string">
            <text:p>PID_y</text:p>
          </table:table-cell>
          <table:table-cell office:value-type="float" office:value="-226.177261" calcext:value-type="float">
            <text:p>-226.177261</text:p>
          </table:table-cell>
          <table:table-cell office:value-type="float" office:value="-0.077428" calcext:value-type="float">
            <text:p>-0.077428</text:p>
          </table:table-cell>
          <table:table-cell office:value-type="float" office:value="-0.910758" calcext:value-type="float">
            <text:p>-0.910758</text:p>
          </table:table-cell>
          <table:table-cell office:value-type="float" office:value="-0.011294" calcext:value-type="float">
            <text:p>-0.011294</text:p>
          </table:table-cell>
          <table:table-cell office:value-type="float" office:value="-8.879374" calcext:value-type="float">
            <text:p>-8.879374</text:p>
          </table:table-cell>
          <table:table-cell office:value-type="float" office:value="-0.152141" calcext:value-type="float">
            <text:p>-0.152141</text:p>
          </table:table-cell>
          <table:table-cell office:value-type="float" office:value="-0.898663" calcext:value-type="float">
            <text:p>-0.898663</text:p>
          </table:table-cell>
          <table:table-cell office:value-type="string" calcext:value-type="string">
            <text:p>0.011308</text:p>
          </table:table-cell>
        </table:table-row>
        <table:table-row table:style-name="ro1">
          <table:table-cell office:value-type="float" office:value="1527146715.04182" calcext:value-type="float">
            <text:p>1527146715.04182</text:p>
          </table:table-cell>
          <table:table-cell office:value-type="string" calcext:value-type="string">
            <text:p>TOC_x</text:p>
          </table:table-cell>
          <table:table-cell office:value-type="float" office:value="-224.694565" calcext:value-type="float">
            <text:p>-224.694565</text:p>
          </table:table-cell>
          <table:table-cell office:value-type="float" office:value="-0.024966" calcext:value-type="float">
            <text:p>-0.024966</text:p>
          </table:table-cell>
          <table:table-cell office:value-type="float" office:value="-0.907922" calcext:value-type="float">
            <text:p>-0.907922</text:p>
          </table:table-cell>
          <table:table-cell office:value-type="float" office:value="-0.0047" calcext:value-type="float">
            <text:p>-0.0047</text:p>
          </table:table-cell>
          <table:table-cell office:value-type="float" office:value="-8.85016" calcext:value-type="float">
            <text:p>-8.85016</text:p>
          </table:table-cell>
          <table:table-cell office:value-type="float" office:value="-0.084221" calcext:value-type="float">
            <text:p>-0.084221</text:p>
          </table:table-cell>
          <table:table-cell office:value-type="float" office:value="-0.910758" calcext:value-type="float">
            <text:p>-0.910758</text:p>
          </table:table-cell>
          <table:table-cell office:value-type="string" calcext:value-type="string">
            <text:p>-0.011294</text:p>
          </table:table-cell>
        </table:table-row>
        <table:table-row table:style-name="ro1" table:visibility="filter">
          <table:table-cell office:value-type="float" office:value="1527146715.04188" calcext:value-type="float">
            <text:p>1527146715.04188</text:p>
          </table:table-cell>
          <table:table-cell office:value-type="string" calcext:value-type="string">
            <text:p>PID_y</text:p>
          </table:table-cell>
          <table:table-cell office:value-type="float" office:value="-224.694565" calcext:value-type="float">
            <text:p>-224.694565</text:p>
          </table:table-cell>
          <table:table-cell office:value-type="float" office:value="-0.024966" calcext:value-type="float">
            <text:p>-0.024966</text:p>
          </table:table-cell>
          <table:table-cell office:value-type="float" office:value="-0.907922" calcext:value-type="float">
            <text:p>-0.907922</text:p>
          </table:table-cell>
          <table:table-cell office:value-type="float" office:value="-0.0047" calcext:value-type="float">
            <text:p>-0.0047</text:p>
          </table:table-cell>
          <table:table-cell office:value-type="float" office:value="-8.85016" calcext:value-type="float">
            <text:p>-8.85016</text:p>
          </table:table-cell>
          <table:table-cell office:value-type="float" office:value="-0.084221" calcext:value-type="float">
            <text:p>-0.084221</text:p>
          </table:table-cell>
          <table:table-cell office:value-type="float" office:value="-0.910758" calcext:value-type="float">
            <text:p>-0.910758</text:p>
          </table:table-cell>
          <table:table-cell office:value-type="string" calcext:value-type="string">
            <text:p>-0.011294</text:p>
          </table:table-cell>
        </table:table-row>
        <table:table-row table:style-name="ro1">
          <table:table-cell office:value-type="float" office:value="1527146715.06245" calcext:value-type="float">
            <text:p>1527146715.06245</text:p>
          </table:table-cell>
          <table:table-cell office:value-type="string" calcext:value-type="string">
            <text:p>TOC_x</text:p>
          </table:table-cell>
          <table:table-cell office:value-type="float" office:value="-221.423019" calcext:value-type="float">
            <text:p>-221.423019</text:p>
          </table:table-cell>
          <table:table-cell office:value-type="float" office:value="-0.205068" calcext:value-type="float">
            <text:p>-0.205068</text:p>
          </table:table-cell>
          <table:table-cell office:value-type="float" office:value="-0.901242" calcext:value-type="float">
            <text:p>-0.901242</text:p>
          </table:table-cell>
          <table:table-cell office:value-type="float" office:value="-0.022107" calcext:value-type="float">
            <text:p>-0.022107</text:p>
          </table:table-cell>
          <table:table-cell office:value-type="float" office:value="-8.785364" calcext:value-type="float">
            <text:p>-8.785364</text:p>
          </table:table-cell>
          <table:table-cell office:value-type="float" office:value="-0.253054" calcext:value-type="float">
            <text:p>-0.253054</text:p>
          </table:table-cell>
          <table:table-cell office:value-type="float" office:value="-0.907922" calcext:value-type="float">
            <text:p>-0.907922</text:p>
          </table:table-cell>
          <table:table-cell office:value-type="string" calcext:value-type="string">
            <text:p>-0.004700</text:p>
          </table:table-cell>
        </table:table-row>
        <table:table-row table:style-name="ro1" table:visibility="filter">
          <table:table-cell office:value-type="float" office:value="1527146715.06251" calcext:value-type="float">
            <text:p>1527146715.06251</text:p>
          </table:table-cell>
          <table:table-cell office:value-type="string" calcext:value-type="string">
            <text:p>PID_y</text:p>
          </table:table-cell>
          <table:table-cell office:value-type="float" office:value="-221.423019" calcext:value-type="float">
            <text:p>-221.423019</text:p>
          </table:table-cell>
          <table:table-cell office:value-type="float" office:value="-0.205068" calcext:value-type="float">
            <text:p>-0.205068</text:p>
          </table:table-cell>
          <table:table-cell office:value-type="float" office:value="-0.901242" calcext:value-type="float">
            <text:p>-0.901242</text:p>
          </table:table-cell>
          <table:table-cell office:value-type="float" office:value="-0.022107" calcext:value-type="float">
            <text:p>-0.022107</text:p>
          </table:table-cell>
          <table:table-cell office:value-type="float" office:value="-8.785364" calcext:value-type="float">
            <text:p>-8.785364</text:p>
          </table:table-cell>
          <table:table-cell office:value-type="float" office:value="-0.253054" calcext:value-type="float">
            <text:p>-0.253054</text:p>
          </table:table-cell>
          <table:table-cell office:value-type="float" office:value="-0.907922" calcext:value-type="float">
            <text:p>-0.907922</text:p>
          </table:table-cell>
          <table:table-cell office:value-type="string" calcext:value-type="string">
            <text:p>-0.004700</text:p>
          </table:table-cell>
        </table:table-row>
        <table:table-row table:style-name="ro1">
          <table:table-cell office:value-type="float" office:value="1527146715.08183" calcext:value-type="float">
            <text:p>1527146715.08183</text:p>
          </table:table-cell>
          <table:table-cell office:value-type="string" calcext:value-type="string">
            <text:p>TOC_x</text:p>
          </table:table-cell>
          <table:table-cell office:value-type="float" office:value="-218.062943" calcext:value-type="float">
            <text:p>-218.062943</text:p>
          </table:table-cell>
          <table:table-cell office:value-type="float" office:value="-0.060084" calcext:value-type="float">
            <text:p>-0.060084</text:p>
          </table:table-cell>
          <table:table-cell office:value-type="float" office:value="-0.894741" calcext:value-type="float">
            <text:p>-0.894741</text:p>
          </table:table-cell>
          <table:table-cell office:value-type="float" office:value="-0.010364" calcext:value-type="float">
            <text:p>-0.010364</text:p>
          </table:table-cell>
          <table:table-cell office:value-type="float" office:value="-8.718307" calcext:value-type="float">
            <text:p>-8.718307</text:p>
          </table:table-cell>
          <table:table-cell office:value-type="float" office:value="-0.131916" calcext:value-type="float">
            <text:p>-0.131916</text:p>
          </table:table-cell>
          <table:table-cell office:value-type="float" office:value="-0.901242" calcext:value-type="float">
            <text:p>-0.901242</text:p>
          </table:table-cell>
          <table:table-cell office:value-type="string" calcext:value-type="string">
            <text:p>-0.022107</text:p>
          </table:table-cell>
        </table:table-row>
        <table:table-row table:style-name="ro1" table:visibility="filter">
          <table:table-cell office:value-type="float" office:value="1527146715.08189" calcext:value-type="float">
            <text:p>1527146715.08189</text:p>
          </table:table-cell>
          <table:table-cell office:value-type="string" calcext:value-type="string">
            <text:p>PID_y</text:p>
          </table:table-cell>
          <table:table-cell office:value-type="float" office:value="-218.062943" calcext:value-type="float">
            <text:p>-218.062943</text:p>
          </table:table-cell>
          <table:table-cell office:value-type="float" office:value="-0.060084" calcext:value-type="float">
            <text:p>-0.060084</text:p>
          </table:table-cell>
          <table:table-cell office:value-type="float" office:value="-0.894741" calcext:value-type="float">
            <text:p>-0.894741</text:p>
          </table:table-cell>
          <table:table-cell office:value-type="float" office:value="-0.010364" calcext:value-type="float">
            <text:p>-0.010364</text:p>
          </table:table-cell>
          <table:table-cell office:value-type="float" office:value="-8.718307" calcext:value-type="float">
            <text:p>-8.718307</text:p>
          </table:table-cell>
          <table:table-cell office:value-type="float" office:value="-0.131916" calcext:value-type="float">
            <text:p>-0.131916</text:p>
          </table:table-cell>
          <table:table-cell office:value-type="float" office:value="-0.901242" calcext:value-type="float">
            <text:p>-0.901242</text:p>
          </table:table-cell>
          <table:table-cell office:value-type="string" calcext:value-type="string">
            <text:p>-0.022107</text:p>
          </table:table-cell>
        </table:table-row>
        <table:table-row table:style-name="ro1">
          <table:table-cell office:value-type="float" office:value="1527146715.10238" calcext:value-type="float">
            <text:p>1527146715.10238</text:p>
          </table:table-cell>
          <table:table-cell office:value-type="string" calcext:value-type="string">
            <text:p>TOC_x</text:p>
          </table:table-cell>
          <table:table-cell office:value-type="float" office:value="-214.937561" calcext:value-type="float">
            <text:p>-214.937561</text:p>
          </table:table-cell>
          <table:table-cell office:value-type="float" office:value="-0.163745" calcext:value-type="float">
            <text:p>-0.163745</text:p>
          </table:table-cell>
          <table:table-cell office:value-type="float" office:value="-0.888293" calcext:value-type="float">
            <text:p>-0.888293</text:p>
          </table:table-cell>
          <table:table-cell office:value-type="float" office:value="-0.019857" calcext:value-type="float">
            <text:p>-0.019857</text:p>
          </table:table-cell>
          <table:table-cell office:value-type="float" office:value="-8.655475" calcext:value-type="float">
            <text:p>-8.655475</text:p>
          </table:table-cell>
          <table:table-cell office:value-type="float" office:value="-0.224412" calcext:value-type="float">
            <text:p>-0.224412</text:p>
          </table:table-cell>
          <table:table-cell office:value-type="float" office:value="-0.894741" calcext:value-type="float">
            <text:p>-0.894741</text:p>
          </table:table-cell>
          <table:table-cell office:value-type="string" calcext:value-type="string">
            <text:p>-0.010364</text:p>
          </table:table-cell>
        </table:table-row>
        <table:table-row table:style-name="ro1" table:visibility="filter">
          <table:table-cell office:value-type="float" office:value="1527146715.10244" calcext:value-type="float">
            <text:p>1527146715.10244</text:p>
          </table:table-cell>
          <table:table-cell office:value-type="string" calcext:value-type="string">
            <text:p>PID_y</text:p>
          </table:table-cell>
          <table:table-cell office:value-type="float" office:value="-214.937561" calcext:value-type="float">
            <text:p>-214.937561</text:p>
          </table:table-cell>
          <table:table-cell office:value-type="float" office:value="-0.163745" calcext:value-type="float">
            <text:p>-0.163745</text:p>
          </table:table-cell>
          <table:table-cell office:value-type="float" office:value="-0.888293" calcext:value-type="float">
            <text:p>-0.888293</text:p>
          </table:table-cell>
          <table:table-cell office:value-type="float" office:value="-0.019857" calcext:value-type="float">
            <text:p>-0.019857</text:p>
          </table:table-cell>
          <table:table-cell office:value-type="float" office:value="-8.655475" calcext:value-type="float">
            <text:p>-8.655475</text:p>
          </table:table-cell>
          <table:table-cell office:value-type="float" office:value="-0.224412" calcext:value-type="float">
            <text:p>-0.224412</text:p>
          </table:table-cell>
          <table:table-cell office:value-type="float" office:value="-0.894741" calcext:value-type="float">
            <text:p>-0.894741</text:p>
          </table:table-cell>
          <table:table-cell office:value-type="string" calcext:value-type="string">
            <text:p>-0.010364</text:p>
          </table:table-cell>
        </table:table-row>
        <table:table-row table:style-name="ro1">
          <table:table-cell office:value-type="float" office:value="1527146715.1218" calcext:value-type="float">
            <text:p>1527146715.1218</text:p>
          </table:table-cell>
          <table:table-cell office:value-type="string" calcext:value-type="string">
            <text:p>TOC_x</text:p>
          </table:table-cell>
          <table:table-cell office:value-type="float" office:value="-211.234985" calcext:value-type="float">
            <text:p>-211.234985</text:p>
          </table:table-cell>
          <table:table-cell office:value-type="float" office:value="-0.206428" calcext:value-type="float">
            <text:p>-0.206428</text:p>
          </table:table-cell>
          <table:table-cell office:value-type="float" office:value="-0.880998" calcext:value-type="float">
            <text:p>-0.880998</text:p>
          </table:table-cell>
          <table:table-cell office:value-type="float" office:value="-0.022693" calcext:value-type="float">
            <text:p>-0.022693</text:p>
          </table:table-cell>
          <table:table-cell office:value-type="float" office:value="-8.580437" calcext:value-type="float">
            <text:p>-8.580437</text:p>
          </table:table-cell>
          <table:table-cell office:value-type="float" office:value="-0.253589" calcext:value-type="float">
            <text:p>-0.253589</text:p>
          </table:table-cell>
          <table:table-cell office:value-type="float" office:value="-0.888293" calcext:value-type="float">
            <text:p>-0.888293</text:p>
          </table:table-cell>
          <table:table-cell office:value-type="string" calcext:value-type="string">
            <text:p>-0.019857</text:p>
          </table:table-cell>
        </table:table-row>
        <table:table-row table:style-name="ro1" table:visibility="filter">
          <table:table-cell office:value-type="float" office:value="1527146715.12185" calcext:value-type="float">
            <text:p>1527146715.12185</text:p>
          </table:table-cell>
          <table:table-cell office:value-type="string" calcext:value-type="string">
            <text:p>PID_y</text:p>
          </table:table-cell>
          <table:table-cell office:value-type="float" office:value="-211.234985" calcext:value-type="float">
            <text:p>-211.234985</text:p>
          </table:table-cell>
          <table:table-cell office:value-type="float" office:value="-0.206428" calcext:value-type="float">
            <text:p>-0.206428</text:p>
          </table:table-cell>
          <table:table-cell office:value-type="float" office:value="-0.880998" calcext:value-type="float">
            <text:p>-0.880998</text:p>
          </table:table-cell>
          <table:table-cell office:value-type="float" office:value="-0.022693" calcext:value-type="float">
            <text:p>-0.022693</text:p>
          </table:table-cell>
          <table:table-cell office:value-type="float" office:value="-8.580437" calcext:value-type="float">
            <text:p>-8.580437</text:p>
          </table:table-cell>
          <table:table-cell office:value-type="float" office:value="-0.253589" calcext:value-type="float">
            <text:p>-0.253589</text:p>
          </table:table-cell>
          <table:table-cell office:value-type="float" office:value="-0.888293" calcext:value-type="float">
            <text:p>-0.888293</text:p>
          </table:table-cell>
          <table:table-cell office:value-type="string" calcext:value-type="string">
            <text:p>-0.019857</text:p>
          </table:table-cell>
        </table:table-row>
        <table:table-row table:style-name="ro1">
          <table:table-cell office:value-type="float" office:value="1527146715.14241" calcext:value-type="float">
            <text:p>1527146715.14241</text:p>
          </table:table-cell>
          <table:table-cell office:value-type="string" calcext:value-type="string">
            <text:p>TOC_x</text:p>
          </table:table-cell>
          <table:table-cell office:value-type="float" office:value="-208.294617" calcext:value-type="float">
            <text:p>-208.294617</text:p>
          </table:table-cell>
          <table:table-cell office:value-type="float" office:value="-0.206651" calcext:value-type="float">
            <text:p>-0.206651</text:p>
          </table:table-cell>
          <table:table-cell office:value-type="float" office:value="-0.874829" calcext:value-type="float">
            <text:p>-0.874829</text:p>
          </table:table-cell>
          <table:table-cell office:value-type="float" office:value="-0.022708" calcext:value-type="float">
            <text:p>-0.022708</text:p>
          </table:table-cell>
          <table:table-cell office:value-type="float" office:value="-8.520383" calcext:value-type="float">
            <text:p>-8.520383</text:p>
          </table:table-cell>
          <table:table-cell office:value-type="float" office:value="-0.253733" calcext:value-type="float">
            <text:p>-0.253733</text:p>
          </table:table-cell>
          <table:table-cell office:value-type="float" office:value="-0.880998" calcext:value-type="float">
            <text:p>-0.880998</text:p>
          </table:table-cell>
          <table:table-cell office:value-type="string" calcext:value-type="string">
            <text:p>-0.022693</text:p>
          </table:table-cell>
        </table:table-row>
        <table:table-row table:style-name="ro1" table:visibility="filter">
          <table:table-cell office:value-type="float" office:value="1527146715.14247" calcext:value-type="float">
            <text:p>1527146715.14247</text:p>
          </table:table-cell>
          <table:table-cell office:value-type="string" calcext:value-type="string">
            <text:p>PID_y</text:p>
          </table:table-cell>
          <table:table-cell office:value-type="float" office:value="-208.294617" calcext:value-type="float">
            <text:p>-208.294617</text:p>
          </table:table-cell>
          <table:table-cell office:value-type="float" office:value="-0.206651" calcext:value-type="float">
            <text:p>-0.206651</text:p>
          </table:table-cell>
          <table:table-cell office:value-type="float" office:value="-0.874829" calcext:value-type="float">
            <text:p>-0.874829</text:p>
          </table:table-cell>
          <table:table-cell office:value-type="float" office:value="-0.022708" calcext:value-type="float">
            <text:p>-0.022708</text:p>
          </table:table-cell>
          <table:table-cell office:value-type="float" office:value="-8.520383" calcext:value-type="float">
            <text:p>-8.520383</text:p>
          </table:table-cell>
          <table:table-cell office:value-type="float" office:value="-0.253733" calcext:value-type="float">
            <text:p>-0.253733</text:p>
          </table:table-cell>
          <table:table-cell office:value-type="float" office:value="-0.880998" calcext:value-type="float">
            <text:p>-0.880998</text:p>
          </table:table-cell>
          <table:table-cell office:value-type="string" calcext:value-type="string">
            <text:p>-0.022693</text:p>
          </table:table-cell>
        </table:table-row>
        <table:table-row table:style-name="ro1">
          <table:table-cell office:value-type="float" office:value="1527146715.1618" calcext:value-type="float">
            <text:p>1527146715.1618</text:p>
          </table:table-cell>
          <table:table-cell office:value-type="string" calcext:value-type="string">
            <text:p>TOC_x</text:p>
          </table:table-cell>
          <table:table-cell office:value-type="float" office:value="-202.620605" calcext:value-type="float">
            <text:p>-202.620605</text:p>
          </table:table-cell>
          <table:table-cell office:value-type="float" office:value="-0.145802" calcext:value-type="float">
            <text:p>-0.145802</text:p>
          </table:table-cell>
          <table:table-cell office:value-type="float" office:value="-0.863448" calcext:value-type="float">
            <text:p>-0.863448</text:p>
          </table:table-cell>
          <table:table-cell office:value-type="float" office:value="-0.018558" calcext:value-type="float">
            <text:p>-0.018558</text:p>
          </table:table-cell>
          <table:table-cell office:value-type="float" office:value="-8.403274" calcext:value-type="float">
            <text:p>-8.403274</text:p>
          </table:table-cell>
          <table:table-cell office:value-type="float" office:value="-0.211034" calcext:value-type="float">
            <text:p>-0.211034</text:p>
          </table:table-cell>
          <table:table-cell office:value-type="float" office:value="-0.874829" calcext:value-type="float">
            <text:p>-0.874829</text:p>
          </table:table-cell>
          <table:table-cell office:value-type="string" calcext:value-type="string">
            <text:p>-0.022708</text:p>
          </table:table-cell>
        </table:table-row>
        <table:table-row table:style-name="ro1" table:visibility="filter">
          <table:table-cell office:value-type="float" office:value="1527146715.16188" calcext:value-type="float">
            <text:p>1527146715.16188</text:p>
          </table:table-cell>
          <table:table-cell office:value-type="string" calcext:value-type="string">
            <text:p>PID_y</text:p>
          </table:table-cell>
          <table:table-cell office:value-type="float" office:value="-202.620605" calcext:value-type="float">
            <text:p>-202.620605</text:p>
          </table:table-cell>
          <table:table-cell office:value-type="float" office:value="-0.145802" calcext:value-type="float">
            <text:p>-0.145802</text:p>
          </table:table-cell>
          <table:table-cell office:value-type="float" office:value="-0.863448" calcext:value-type="float">
            <text:p>-0.863448</text:p>
          </table:table-cell>
          <table:table-cell office:value-type="float" office:value="-0.018558" calcext:value-type="float">
            <text:p>-0.018558</text:p>
          </table:table-cell>
          <table:table-cell office:value-type="float" office:value="-8.403274" calcext:value-type="float">
            <text:p>-8.403274</text:p>
          </table:table-cell>
          <table:table-cell office:value-type="float" office:value="-0.211034" calcext:value-type="float">
            <text:p>-0.211034</text:p>
          </table:table-cell>
          <table:table-cell office:value-type="float" office:value="-0.874829" calcext:value-type="float">
            <text:p>-0.874829</text:p>
          </table:table-cell>
          <table:table-cell office:value-type="string" calcext:value-type="string">
            <text:p>-0.022708</text:p>
          </table:table-cell>
        </table:table-row>
        <table:table-row table:style-name="ro1">
          <table:table-cell office:value-type="float" office:value="1527146715.18237" calcext:value-type="float">
            <text:p>1527146715.18237</text:p>
          </table:table-cell>
          <table:table-cell office:value-type="string" calcext:value-type="string">
            <text:p>TOC_x</text:p>
          </table:table-cell>
          <table:table-cell office:value-type="float" office:value="-198.622452" calcext:value-type="float">
            <text:p>-198.622452</text:p>
          </table:table-cell>
          <table:table-cell office:value-type="float" office:value="-0.250601" calcext:value-type="float">
            <text:p>-0.250601</text:p>
          </table:table-cell>
          <table:table-cell office:value-type="float" office:value="-0.854877" calcext:value-type="float">
            <text:p>-0.854877</text:p>
          </table:table-cell>
          <table:table-cell office:value-type="float" office:value="-0.025695" calcext:value-type="float">
            <text:p>-0.025695</text:p>
          </table:table-cell>
          <table:table-cell office:value-type="float" office:value="-8.319775" calcext:value-type="float">
            <text:p>-8.319775</text:p>
          </table:table-cell>
          <table:table-cell office:value-type="float" office:value="-0.280566" calcext:value-type="float">
            <text:p>-0.280566</text:p>
          </table:table-cell>
          <table:table-cell office:value-type="float" office:value="-0.863448" calcext:value-type="float">
            <text:p>-0.863448</text:p>
          </table:table-cell>
          <table:table-cell office:value-type="string" calcext:value-type="string">
            <text:p>-0.018558</text:p>
          </table:table-cell>
        </table:table-row>
        <table:table-row table:style-name="ro1" table:visibility="filter">
          <table:table-cell office:value-type="float" office:value="1527146715.18243" calcext:value-type="float">
            <text:p>1527146715.18243</text:p>
          </table:table-cell>
          <table:table-cell office:value-type="string" calcext:value-type="string">
            <text:p>PID_y</text:p>
          </table:table-cell>
          <table:table-cell office:value-type="float" office:value="-198.622452" calcext:value-type="float">
            <text:p>-198.622452</text:p>
          </table:table-cell>
          <table:table-cell office:value-type="float" office:value="-0.250601" calcext:value-type="float">
            <text:p>-0.250601</text:p>
          </table:table-cell>
          <table:table-cell office:value-type="float" office:value="-0.854877" calcext:value-type="float">
            <text:p>-0.854877</text:p>
          </table:table-cell>
          <table:table-cell office:value-type="float" office:value="-0.025695" calcext:value-type="float">
            <text:p>-0.025695</text:p>
          </table:table-cell>
          <table:table-cell office:value-type="float" office:value="-8.319775" calcext:value-type="float">
            <text:p>-8.319775</text:p>
          </table:table-cell>
          <table:table-cell office:value-type="float" office:value="-0.280566" calcext:value-type="float">
            <text:p>-0.280566</text:p>
          </table:table-cell>
          <table:table-cell office:value-type="float" office:value="-0.863448" calcext:value-type="float">
            <text:p>-0.863448</text:p>
          </table:table-cell>
          <table:table-cell office:value-type="string" calcext:value-type="string">
            <text:p>-0.018558</text:p>
          </table:table-cell>
        </table:table-row>
        <table:table-row table:style-name="ro1">
          <table:table-cell office:value-type="float" office:value="1527146715.20289" calcext:value-type="float">
            <text:p>1527146715.20289</text:p>
          </table:table-cell>
          <table:table-cell office:value-type="string" calcext:value-type="string">
            <text:p>TOC_x</text:p>
          </table:table-cell>
          <table:table-cell office:value-type="float" office:value="-195.652176" calcext:value-type="float">
            <text:p>-195.652176</text:p>
          </table:table-cell>
          <table:table-cell office:value-type="float" office:value="-0.16792" calcext:value-type="float">
            <text:p>-0.16792</text:p>
          </table:table-cell>
          <table:table-cell office:value-type="float" office:value="-0.848442" calcext:value-type="float">
            <text:p>-0.848442</text:p>
          </table:table-cell>
          <table:table-cell office:value-type="float" office:value="-0.020223" calcext:value-type="float">
            <text:p>-0.020223</text:p>
          </table:table-cell>
          <table:table-cell office:value-type="float" office:value="-8.257197" calcext:value-type="float">
            <text:p>-8.257197</text:p>
          </table:table-cell>
          <table:table-cell office:value-type="float" office:value="-0.227363" calcext:value-type="float">
            <text:p>-0.227363</text:p>
          </table:table-cell>
          <table:table-cell office:value-type="float" office:value="-0.854877" calcext:value-type="float">
            <text:p>-0.854877</text:p>
          </table:table-cell>
          <table:table-cell office:value-type="string" calcext:value-type="string">
            <text:p>-0.025695</text:p>
          </table:table-cell>
        </table:table-row>
        <table:table-row table:style-name="ro1" table:visibility="filter">
          <table:table-cell office:value-type="float" office:value="1527146715.20296" calcext:value-type="float">
            <text:p>1527146715.20296</text:p>
          </table:table-cell>
          <table:table-cell office:value-type="string" calcext:value-type="string">
            <text:p>PID_y</text:p>
          </table:table-cell>
          <table:table-cell office:value-type="float" office:value="-195.652176" calcext:value-type="float">
            <text:p>-195.652176</text:p>
          </table:table-cell>
          <table:table-cell office:value-type="float" office:value="-0.16792" calcext:value-type="float">
            <text:p>-0.16792</text:p>
          </table:table-cell>
          <table:table-cell office:value-type="float" office:value="-0.848442" calcext:value-type="float">
            <text:p>-0.848442</text:p>
          </table:table-cell>
          <table:table-cell office:value-type="float" office:value="-0.020223" calcext:value-type="float">
            <text:p>-0.020223</text:p>
          </table:table-cell>
          <table:table-cell office:value-type="float" office:value="-8.257197" calcext:value-type="float">
            <text:p>-8.257197</text:p>
          </table:table-cell>
          <table:table-cell office:value-type="float" office:value="-0.227363" calcext:value-type="float">
            <text:p>-0.227363</text:p>
          </table:table-cell>
          <table:table-cell office:value-type="float" office:value="-0.854877" calcext:value-type="float">
            <text:p>-0.854877</text:p>
          </table:table-cell>
          <table:table-cell office:value-type="string" calcext:value-type="string">
            <text:p>-0.025695</text:p>
          </table:table-cell>
        </table:table-row>
        <table:table-row table:style-name="ro1">
          <table:table-cell office:value-type="float" office:value="1527146715.22235" calcext:value-type="float">
            <text:p>1527146715.22235</text:p>
          </table:table-cell>
          <table:table-cell office:value-type="string" calcext:value-type="string">
            <text:p>TOC_x</text:p>
          </table:table-cell>
          <table:table-cell office:value-type="float" office:value="-188.985764" calcext:value-type="float">
            <text:p>-188.985764</text:p>
          </table:table-cell>
          <table:table-cell office:value-type="float" office:value="-0.126079" calcext:value-type="float">
            <text:p>-0.126079</text:p>
          </table:table-cell>
          <table:table-cell office:value-type="float" office:value="-0.834592" calcext:value-type="float">
            <text:p>-0.834592</text:p>
          </table:table-cell>
          <table:table-cell office:value-type="float" office:value="-0.017101" calcext:value-type="float">
            <text:p>-0.017101</text:p>
          </table:table-cell>
          <table:table-cell office:value-type="float" office:value="-8.114981" calcext:value-type="float">
            <text:p>-8.114981</text:p>
          </table:table-cell>
          <table:table-cell office:value-type="float" office:value="-0.195301" calcext:value-type="float">
            <text:p>-0.195301</text:p>
          </table:table-cell>
          <table:table-cell office:value-type="float" office:value="-0.848442" calcext:value-type="float">
            <text:p>-0.848442</text:p>
          </table:table-cell>
          <table:table-cell office:value-type="string" calcext:value-type="string">
            <text:p>-0.020223</text:p>
          </table:table-cell>
        </table:table-row>
        <table:table-row table:style-name="ro1" table:visibility="filter">
          <table:table-cell office:value-type="float" office:value="1527146715.2224" calcext:value-type="float">
            <text:p>1527146715.2224</text:p>
          </table:table-cell>
          <table:table-cell office:value-type="string" calcext:value-type="string">
            <text:p>PID_y</text:p>
          </table:table-cell>
          <table:table-cell office:value-type="float" office:value="-188.985764" calcext:value-type="float">
            <text:p>-188.985764</text:p>
          </table:table-cell>
          <table:table-cell office:value-type="float" office:value="-0.126079" calcext:value-type="float">
            <text:p>-0.126079</text:p>
          </table:table-cell>
          <table:table-cell office:value-type="float" office:value="-0.834592" calcext:value-type="float">
            <text:p>-0.834592</text:p>
          </table:table-cell>
          <table:table-cell office:value-type="float" office:value="-0.017101" calcext:value-type="float">
            <text:p>-0.017101</text:p>
          </table:table-cell>
          <table:table-cell office:value-type="float" office:value="-8.114981" calcext:value-type="float">
            <text:p>-8.114981</text:p>
          </table:table-cell>
          <table:table-cell office:value-type="float" office:value="-0.195301" calcext:value-type="float">
            <text:p>-0.195301</text:p>
          </table:table-cell>
          <table:table-cell office:value-type="float" office:value="-0.848442" calcext:value-type="float">
            <text:p>-0.848442</text:p>
          </table:table-cell>
          <table:table-cell office:value-type="string" calcext:value-type="string">
            <text:p>-0.020223</text:p>
          </table:table-cell>
        </table:table-row>
        <table:table-row table:style-name="ro1">
          <table:table-cell office:value-type="float" office:value="1527146715.24266" calcext:value-type="float">
            <text:p>1527146715.24266</text:p>
          </table:table-cell>
          <table:table-cell office:value-type="string" calcext:value-type="string">
            <text:p>TOC_x</text:p>
          </table:table-cell>
          <table:table-cell office:value-type="float" office:value="-184.726685" calcext:value-type="float">
            <text:p>-184.726685</text:p>
          </table:table-cell>
          <table:table-cell office:value-type="float" office:value="-0.092911" calcext:value-type="float">
            <text:p>-0.092911</text:p>
          </table:table-cell>
          <table:table-cell office:value-type="float" office:value="-0.82522" calcext:value-type="float">
            <text:p>-0.82522</text:p>
          </table:table-cell>
          <table:table-cell office:value-type="float" office:value="-0.014127" calcext:value-type="float">
            <text:p>-0.014127</text:p>
          </table:table-cell>
          <table:table-cell office:value-type="float" office:value="-8.022812" calcext:value-type="float">
            <text:p>-8.022812</text:p>
          </table:table-cell>
          <table:table-cell office:value-type="float" office:value="-0.166056" calcext:value-type="float">
            <text:p>-0.166056</text:p>
          </table:table-cell>
          <table:table-cell office:value-type="float" office:value="-0.834592" calcext:value-type="float">
            <text:p>-0.834592</text:p>
          </table:table-cell>
          <table:table-cell office:value-type="string" calcext:value-type="string">
            <text:p>-0.017101</text:p>
          </table:table-cell>
        </table:table-row>
        <table:table-row table:style-name="ro1" table:visibility="filter">
          <table:table-cell office:value-type="float" office:value="1527146715.24268" calcext:value-type="float">
            <text:p>1527146715.24268</text:p>
          </table:table-cell>
          <table:table-cell office:value-type="string" calcext:value-type="string">
            <text:p>PID_y</text:p>
          </table:table-cell>
          <table:table-cell office:value-type="float" office:value="-184.726685" calcext:value-type="float">
            <text:p>-184.726685</text:p>
          </table:table-cell>
          <table:table-cell office:value-type="float" office:value="-0.092911" calcext:value-type="float">
            <text:p>-0.092911</text:p>
          </table:table-cell>
          <table:table-cell office:value-type="float" office:value="-0.82522" calcext:value-type="float">
            <text:p>-0.82522</text:p>
          </table:table-cell>
          <table:table-cell office:value-type="float" office:value="-0.014127" calcext:value-type="float">
            <text:p>-0.014127</text:p>
          </table:table-cell>
          <table:table-cell office:value-type="float" office:value="-8.022812" calcext:value-type="float">
            <text:p>-8.022812</text:p>
          </table:table-cell>
          <table:table-cell office:value-type="float" office:value="-0.166056" calcext:value-type="float">
            <text:p>-0.166056</text:p>
          </table:table-cell>
          <table:table-cell office:value-type="float" office:value="-0.834592" calcext:value-type="float">
            <text:p>-0.834592</text:p>
          </table:table-cell>
          <table:table-cell office:value-type="string" calcext:value-type="string">
            <text:p>-0.017101</text:p>
          </table:table-cell>
        </table:table-row>
        <table:table-row table:style-name="ro1">
          <table:table-cell office:value-type="float" office:value="1527146715.26197" calcext:value-type="float">
            <text:p>1527146715.26197</text:p>
          </table:table-cell>
          <table:table-cell office:value-type="string" calcext:value-type="string">
            <text:p>TOC_x</text:p>
          </table:table-cell>
          <table:table-cell office:value-type="float" office:value="-176.633835" calcext:value-type="float">
            <text:p>-176.633835</text:p>
          </table:table-cell>
          <table:table-cell office:value-type="float" office:value="-0.085418" calcext:value-type="float">
            <text:p>-0.085418</text:p>
          </table:table-cell>
          <table:table-cell office:value-type="float" office:value="-0.808011" calcext:value-type="float">
            <text:p>-0.808011</text:p>
          </table:table-cell>
          <table:table-cell office:value-type="float" office:value="-0.013421" calcext:value-type="float">
            <text:p>-0.013421</text:p>
          </table:table-cell>
          <table:table-cell office:value-type="float" office:value="-7.844682" calcext:value-type="float">
            <text:p>-7.844682</text:p>
          </table:table-cell>
          <table:table-cell office:value-type="float" office:value="-0.158742" calcext:value-type="float">
            <text:p>-0.158742</text:p>
          </table:table-cell>
          <table:table-cell office:value-type="float" office:value="-0.82522" calcext:value-type="float">
            <text:p>-0.82522</text:p>
          </table:table-cell>
          <table:table-cell office:value-type="string" calcext:value-type="string">
            <text:p>-0.014127</text:p>
          </table:table-cell>
        </table:table-row>
        <table:table-row table:style-name="ro1" table:visibility="filter">
          <table:table-cell office:value-type="float" office:value="1527146715.26199" calcext:value-type="float">
            <text:p>1527146715.26199</text:p>
          </table:table-cell>
          <table:table-cell office:value-type="string" calcext:value-type="string">
            <text:p>PID_y</text:p>
          </table:table-cell>
          <table:table-cell office:value-type="float" office:value="-176.633835" calcext:value-type="float">
            <text:p>-176.633835</text:p>
          </table:table-cell>
          <table:table-cell office:value-type="float" office:value="-0.085418" calcext:value-type="float">
            <text:p>-0.085418</text:p>
          </table:table-cell>
          <table:table-cell office:value-type="float" office:value="-0.808011" calcext:value-type="float">
            <text:p>-0.808011</text:p>
          </table:table-cell>
          <table:table-cell office:value-type="float" office:value="-0.013421" calcext:value-type="float">
            <text:p>-0.013421</text:p>
          </table:table-cell>
          <table:table-cell office:value-type="float" office:value="-7.844682" calcext:value-type="float">
            <text:p>-7.844682</text:p>
          </table:table-cell>
          <table:table-cell office:value-type="float" office:value="-0.158742" calcext:value-type="float">
            <text:p>-0.158742</text:p>
          </table:table-cell>
          <table:table-cell office:value-type="float" office:value="-0.82522" calcext:value-type="float">
            <text:p>-0.82522</text:p>
          </table:table-cell>
          <table:table-cell office:value-type="string" calcext:value-type="string">
            <text:p>-0.014127</text:p>
          </table:table-cell>
        </table:table-row>
        <table:table-row table:style-name="ro1">
          <table:table-cell office:value-type="float" office:value="1527146715.28218" calcext:value-type="float">
            <text:p>1527146715.28218</text:p>
          </table:table-cell>
          <table:table-cell office:value-type="string" calcext:value-type="string">
            <text:p>TOC_x</text:p>
          </table:table-cell>
          <table:table-cell office:value-type="float" office:value="-172.847397" calcext:value-type="float">
            <text:p>-172.847397</text:p>
          </table:table-cell>
          <table:table-cell office:value-type="float" office:value="-0.098604" calcext:value-type="float">
            <text:p>-0.098604</text:p>
          </table:table-cell>
          <table:table-cell office:value-type="float" office:value="-0.799449" calcext:value-type="float">
            <text:p>-0.799449</text:p>
          </table:table-cell>
          <table:table-cell office:value-type="float" office:value="-0.014697" calcext:value-type="float">
            <text:p>-0.014697</text:p>
          </table:table-cell>
          <table:table-cell office:value-type="float" office:value="-7.759947" calcext:value-type="float">
            <text:p>-7.759947</text:p>
          </table:table-cell>
          <table:table-cell office:value-type="float" office:value="-0.17137" calcext:value-type="float">
            <text:p>-0.17137</text:p>
          </table:table-cell>
          <table:table-cell office:value-type="float" office:value="-0.808011" calcext:value-type="float">
            <text:p>-0.808011</text:p>
          </table:table-cell>
          <table:table-cell office:value-type="string" calcext:value-type="string">
            <text:p>-0.013421</text:p>
          </table:table-cell>
        </table:table-row>
        <table:table-row table:style-name="ro1" table:visibility="filter">
          <table:table-cell office:value-type="float" office:value="1527146715.2822" calcext:value-type="float">
            <text:p>1527146715.2822</text:p>
          </table:table-cell>
          <table:table-cell office:value-type="string" calcext:value-type="string">
            <text:p>PID_y</text:p>
          </table:table-cell>
          <table:table-cell office:value-type="float" office:value="-172.847397" calcext:value-type="float">
            <text:p>-172.847397</text:p>
          </table:table-cell>
          <table:table-cell office:value-type="float" office:value="-0.098604" calcext:value-type="float">
            <text:p>-0.098604</text:p>
          </table:table-cell>
          <table:table-cell office:value-type="float" office:value="-0.799449" calcext:value-type="float">
            <text:p>-0.799449</text:p>
          </table:table-cell>
          <table:table-cell office:value-type="float" office:value="-0.014697" calcext:value-type="float">
            <text:p>-0.014697</text:p>
          </table:table-cell>
          <table:table-cell office:value-type="float" office:value="-7.759947" calcext:value-type="float">
            <text:p>-7.759947</text:p>
          </table:table-cell>
          <table:table-cell office:value-type="float" office:value="-0.17137" calcext:value-type="float">
            <text:p>-0.17137</text:p>
          </table:table-cell>
          <table:table-cell office:value-type="float" office:value="-0.808011" calcext:value-type="float">
            <text:p>-0.808011</text:p>
          </table:table-cell>
          <table:table-cell office:value-type="string" calcext:value-type="string">
            <text:p>-0.013421</text:p>
          </table:table-cell>
        </table:table-row>
        <table:table-row table:style-name="ro1">
          <table:table-cell office:value-type="float" office:value="1527146715.30247" calcext:value-type="float">
            <text:p>1527146715.30247</text:p>
          </table:table-cell>
          <table:table-cell office:value-type="string" calcext:value-type="string">
            <text:p>TOC_x</text:p>
          </table:table-cell>
          <table:table-cell office:value-type="float" office:value="-164.687927" calcext:value-type="float">
            <text:p>-164.687927</text:p>
          </table:table-cell>
          <table:table-cell office:value-type="float" office:value="-0.082196" calcext:value-type="float">
            <text:p>-0.082196</text:p>
          </table:table-cell>
          <table:table-cell office:value-type="float" office:value="-0.780601" calcext:value-type="float">
            <text:p>-0.780601</text:p>
          </table:table-cell>
          <table:table-cell office:value-type="float" office:value="-0.013089" calcext:value-type="float">
            <text:p>-0.013089</text:p>
          </table:table-cell>
          <table:table-cell office:value-type="float" office:value="-7.574138" calcext:value-type="float">
            <text:p>-7.574138</text:p>
          </table:table-cell>
          <table:table-cell office:value-type="float" office:value="-0.155523" calcext:value-type="float">
            <text:p>-0.155523</text:p>
          </table:table-cell>
          <table:table-cell office:value-type="float" office:value="-0.799449" calcext:value-type="float">
            <text:p>-0.799449</text:p>
          </table:table-cell>
          <table:table-cell office:value-type="string" calcext:value-type="string">
            <text:p>-0.014697</text:p>
          </table:table-cell>
        </table:table-row>
        <table:table-row table:style-name="ro1" table:visibility="filter">
          <table:table-cell office:value-type="float" office:value="1527146715.30249" calcext:value-type="float">
            <text:p>1527146715.30249</text:p>
          </table:table-cell>
          <table:table-cell office:value-type="string" calcext:value-type="string">
            <text:p>PID_y</text:p>
          </table:table-cell>
          <table:table-cell office:value-type="float" office:value="-164.687927" calcext:value-type="float">
            <text:p>-164.687927</text:p>
          </table:table-cell>
          <table:table-cell office:value-type="float" office:value="-0.082196" calcext:value-type="float">
            <text:p>-0.082196</text:p>
          </table:table-cell>
          <table:table-cell office:value-type="float" office:value="-0.780601" calcext:value-type="float">
            <text:p>-0.780601</text:p>
          </table:table-cell>
          <table:table-cell office:value-type="float" office:value="-0.013089" calcext:value-type="float">
            <text:p>-0.013089</text:p>
          </table:table-cell>
          <table:table-cell office:value-type="float" office:value="-7.574138" calcext:value-type="float">
            <text:p>-7.574138</text:p>
          </table:table-cell>
          <table:table-cell office:value-type="float" office:value="-0.155523" calcext:value-type="float">
            <text:p>-0.155523</text:p>
          </table:table-cell>
          <table:table-cell office:value-type="float" office:value="-0.799449" calcext:value-type="float">
            <text:p>-0.799449</text:p>
          </table:table-cell>
          <table:table-cell office:value-type="string" calcext:value-type="string">
            <text:p>-0.014697</text:p>
          </table:table-cell>
        </table:table-row>
        <table:table-row table:style-name="ro1">
          <table:table-cell office:value-type="float" office:value="1527146715.32272" calcext:value-type="float">
            <text:p>1527146715.32272</text:p>
          </table:table-cell>
          <table:table-cell office:value-type="string" calcext:value-type="string">
            <text:p>TOC_x</text:p>
          </table:table-cell>
          <table:table-cell office:value-type="float" office:value="-159.863358" calcext:value-type="float">
            <text:p>-159.863358</text:p>
          </table:table-cell>
          <table:table-cell office:value-type="float" office:value="-0.016541" calcext:value-type="float">
            <text:p>-0.016541</text:p>
          </table:table-cell>
          <table:table-cell office:value-type="float" office:value="-0.769246" calcext:value-type="float">
            <text:p>-0.769246</text:p>
          </table:table-cell>
          <table:table-cell office:value-type="float" office:value="-0.004033" calcext:value-type="float">
            <text:p>-0.004033</text:p>
          </table:table-cell>
          <table:table-cell office:value-type="float" office:value="-7.4621" calcext:value-type="float">
            <text:p>-7.4621</text:p>
          </table:table-cell>
          <table:table-cell office:value-type="float" office:value="-0.066166" calcext:value-type="float">
            <text:p>-0.066166</text:p>
          </table:table-cell>
          <table:table-cell office:value-type="float" office:value="-0.780601" calcext:value-type="float">
            <text:p>-0.780601</text:p>
          </table:table-cell>
          <table:table-cell office:value-type="string" calcext:value-type="string">
            <text:p>-0.013089</text:p>
          </table:table-cell>
        </table:table-row>
        <table:table-row table:style-name="ro1" table:visibility="filter">
          <table:table-cell office:value-type="float" office:value="1527146715.32274" calcext:value-type="float">
            <text:p>1527146715.32274</text:p>
          </table:table-cell>
          <table:table-cell office:value-type="string" calcext:value-type="string">
            <text:p>PID_y</text:p>
          </table:table-cell>
          <table:table-cell office:value-type="float" office:value="-159.863358" calcext:value-type="float">
            <text:p>-159.863358</text:p>
          </table:table-cell>
          <table:table-cell office:value-type="float" office:value="-0.016541" calcext:value-type="float">
            <text:p>-0.016541</text:p>
          </table:table-cell>
          <table:table-cell office:value-type="float" office:value="-0.769246" calcext:value-type="float">
            <text:p>-0.769246</text:p>
          </table:table-cell>
          <table:table-cell office:value-type="float" office:value="-0.004033" calcext:value-type="float">
            <text:p>-0.004033</text:p>
          </table:table-cell>
          <table:table-cell office:value-type="float" office:value="-7.4621" calcext:value-type="float">
            <text:p>-7.4621</text:p>
          </table:table-cell>
          <table:table-cell office:value-type="float" office:value="-0.066166" calcext:value-type="float">
            <text:p>-0.066166</text:p>
          </table:table-cell>
          <table:table-cell office:value-type="float" office:value="-0.780601" calcext:value-type="float">
            <text:p>-0.780601</text:p>
          </table:table-cell>
          <table:table-cell office:value-type="string" calcext:value-type="string">
            <text:p>-0.013089</text:p>
          </table:table-cell>
        </table:table-row>
        <table:table-row table:style-name="ro1">
          <table:table-cell office:value-type="float" office:value="1527146715.34196" calcext:value-type="float">
            <text:p>1527146715.34196</text:p>
          </table:table-cell>
          <table:table-cell office:value-type="string" calcext:value-type="string">
            <text:p>TOC_x</text:p>
          </table:table-cell>
          <table:table-cell office:value-type="float" office:value="-154.520386" calcext:value-type="float">
            <text:p>-154.520386</text:p>
          </table:table-cell>
          <table:table-cell office:value-type="float" office:value="-0.033351" calcext:value-type="float">
            <text:p>-0.033351</text:p>
          </table:table-cell>
          <table:table-cell office:value-type="float" office:value="-0.757121" calcext:value-type="float">
            <text:p>-0.757121</text:p>
          </table:table-cell>
          <table:table-cell office:value-type="float" office:value="-0.00692" calcext:value-type="float">
            <text:p>-0.00692</text:p>
          </table:table-cell>
          <table:table-cell office:value-type="float" office:value="-7.336017" calcext:value-type="float">
            <text:p>-7.336017</text:p>
          </table:table-cell>
          <table:table-cell office:value-type="float" office:value="-0.096183" calcext:value-type="float">
            <text:p>-0.096183</text:p>
          </table:table-cell>
          <table:table-cell office:value-type="float" office:value="-0.769246" calcext:value-type="float">
            <text:p>-0.769246</text:p>
          </table:table-cell>
          <table:table-cell office:value-type="string" calcext:value-type="string">
            <text:p>-0.004033</text:p>
          </table:table-cell>
        </table:table-row>
        <table:table-row table:style-name="ro1" table:visibility="filter">
          <table:table-cell office:value-type="float" office:value="1527146715.34197" calcext:value-type="float">
            <text:p>1527146715.34197</text:p>
          </table:table-cell>
          <table:table-cell office:value-type="string" calcext:value-type="string">
            <text:p>PID_y</text:p>
          </table:table-cell>
          <table:table-cell office:value-type="float" office:value="-154.520386" calcext:value-type="float">
            <text:p>-154.520386</text:p>
          </table:table-cell>
          <table:table-cell office:value-type="float" office:value="-0.033351" calcext:value-type="float">
            <text:p>-0.033351</text:p>
          </table:table-cell>
          <table:table-cell office:value-type="float" office:value="-0.757121" calcext:value-type="float">
            <text:p>-0.757121</text:p>
          </table:table-cell>
          <table:table-cell office:value-type="float" office:value="-0.00692" calcext:value-type="float">
            <text:p>-0.00692</text:p>
          </table:table-cell>
          <table:table-cell office:value-type="float" office:value="-7.336017" calcext:value-type="float">
            <text:p>-7.336017</text:p>
          </table:table-cell>
          <table:table-cell office:value-type="float" office:value="-0.096183" calcext:value-type="float">
            <text:p>-0.096183</text:p>
          </table:table-cell>
          <table:table-cell office:value-type="float" office:value="-0.769246" calcext:value-type="float">
            <text:p>-0.769246</text:p>
          </table:table-cell>
          <table:table-cell office:value-type="string" calcext:value-type="string">
            <text:p>-0.004033</text:p>
          </table:table-cell>
        </table:table-row>
        <table:table-row table:style-name="ro1">
          <table:table-cell office:value-type="float" office:value="1527146715.36238" calcext:value-type="float">
            <text:p>1527146715.36238</text:p>
          </table:table-cell>
          <table:table-cell office:value-type="string" calcext:value-type="string">
            <text:p>TOC_x</text:p>
          </table:table-cell>
          <table:table-cell office:value-type="float" office:value="-146.352219" calcext:value-type="float">
            <text:p>-146.352219</text:p>
          </table:table-cell>
          <table:table-cell office:value-type="float" office:value="-0.01858" calcext:value-type="float">
            <text:p>-0.01858</text:p>
          </table:table-cell>
          <table:table-cell office:value-type="float" office:value="-0.737014" calcext:value-type="float">
            <text:p>-0.737014</text:p>
          </table:table-cell>
          <table:table-cell office:value-type="float" office:value="-0.004315" calcext:value-type="float">
            <text:p>-0.004315</text:p>
          </table:table-cell>
          <table:table-cell office:value-type="float" office:value="-7.139" calcext:value-type="float">
            <text:p>-7.139</text:p>
          </table:table-cell>
          <table:table-cell office:value-type="float" office:value="-0.070659" calcext:value-type="float">
            <text:p>-0.070659</text:p>
          </table:table-cell>
          <table:table-cell office:value-type="float" office:value="-0.757121" calcext:value-type="float">
            <text:p>-0.757121</text:p>
          </table:table-cell>
          <table:table-cell office:value-type="string" calcext:value-type="string">
            <text:p>-0.006920</text:p>
          </table:table-cell>
        </table:table-row>
        <table:table-row table:style-name="ro1" table:visibility="filter">
          <table:table-cell office:value-type="float" office:value="1527146715.3624" calcext:value-type="float">
            <text:p>1527146715.3624</text:p>
          </table:table-cell>
          <table:table-cell office:value-type="string" calcext:value-type="string">
            <text:p>PID_y</text:p>
          </table:table-cell>
          <table:table-cell office:value-type="float" office:value="-146.352219" calcext:value-type="float">
            <text:p>-146.352219</text:p>
          </table:table-cell>
          <table:table-cell office:value-type="float" office:value="-0.01858" calcext:value-type="float">
            <text:p>-0.01858</text:p>
          </table:table-cell>
          <table:table-cell office:value-type="float" office:value="-0.737014" calcext:value-type="float">
            <text:p>-0.737014</text:p>
          </table:table-cell>
          <table:table-cell office:value-type="float" office:value="-0.004315" calcext:value-type="float">
            <text:p>-0.004315</text:p>
          </table:table-cell>
          <table:table-cell office:value-type="float" office:value="-7.139" calcext:value-type="float">
            <text:p>-7.139</text:p>
          </table:table-cell>
          <table:table-cell office:value-type="float" office:value="-0.070659" calcext:value-type="float">
            <text:p>-0.070659</text:p>
          </table:table-cell>
          <table:table-cell office:value-type="float" office:value="-0.757121" calcext:value-type="float">
            <text:p>-0.757121</text:p>
          </table:table-cell>
          <table:table-cell office:value-type="string" calcext:value-type="string">
            <text:p>-0.006920</text:p>
          </table:table-cell>
        </table:table-row>
        <table:table-row table:style-name="ro1">
          <table:table-cell office:value-type="float" office:value="1527146715.38289" calcext:value-type="float">
            <text:p>1527146715.38289</text:p>
          </table:table-cell>
          <table:table-cell office:value-type="string" calcext:value-type="string">
            <text:p>TOC_x</text:p>
          </table:table-cell>
          <table:table-cell office:value-type="float" office:value="-140.485931" calcext:value-type="float">
            <text:p>-140.485931</text:p>
          </table:table-cell>
          <table:table-cell office:value-type="float" office:value="-0.037701" calcext:value-type="float">
            <text:p>-0.037701</text:p>
          </table:table-cell>
          <table:table-cell office:value-type="float" office:value="-0.722191" calcext:value-type="float">
            <text:p>-0.722191</text:p>
          </table:table-cell>
          <table:table-cell office:value-type="float" office:value="-0.007588" calcext:value-type="float">
            <text:p>-0.007588</text:p>
          </table:table-cell>
          <table:table-cell office:value-type="float" office:value="-6.994091" calcext:value-type="float">
            <text:p>-6.994091</text:p>
          </table:table-cell>
          <table:table-cell office:value-type="float" office:value="-0.102662" calcext:value-type="float">
            <text:p>-0.102662</text:p>
          </table:table-cell>
          <table:table-cell office:value-type="float" office:value="-0.737014" calcext:value-type="float">
            <text:p>-0.737014</text:p>
          </table:table-cell>
          <table:table-cell office:value-type="string" calcext:value-type="string">
            <text:p>-0.004315</text:p>
          </table:table-cell>
        </table:table-row>
        <table:table-row table:style-name="ro1" table:visibility="filter">
          <table:table-cell office:value-type="float" office:value="1527146715.38295" calcext:value-type="float">
            <text:p>1527146715.38295</text:p>
          </table:table-cell>
          <table:table-cell office:value-type="string" calcext:value-type="string">
            <text:p>PID_y</text:p>
          </table:table-cell>
          <table:table-cell office:value-type="float" office:value="-140.485931" calcext:value-type="float">
            <text:p>-140.485931</text:p>
          </table:table-cell>
          <table:table-cell office:value-type="float" office:value="-0.037701" calcext:value-type="float">
            <text:p>-0.037701</text:p>
          </table:table-cell>
          <table:table-cell office:value-type="float" office:value="-0.722191" calcext:value-type="float">
            <text:p>-0.722191</text:p>
          </table:table-cell>
          <table:table-cell office:value-type="float" office:value="-0.007588" calcext:value-type="float">
            <text:p>-0.007588</text:p>
          </table:table-cell>
          <table:table-cell office:value-type="float" office:value="-6.994091" calcext:value-type="float">
            <text:p>-6.994091</text:p>
          </table:table-cell>
          <table:table-cell office:value-type="float" office:value="-0.102662" calcext:value-type="float">
            <text:p>-0.102662</text:p>
          </table:table-cell>
          <table:table-cell office:value-type="float" office:value="-0.737014" calcext:value-type="float">
            <text:p>-0.737014</text:p>
          </table:table-cell>
          <table:table-cell office:value-type="string" calcext:value-type="string">
            <text:p>-0.004315</text:p>
          </table:table-cell>
        </table:table-row>
        <table:table-row table:style-name="ro1">
          <table:table-cell office:value-type="float" office:value="1527146715.40237" calcext:value-type="float">
            <text:p>1527146715.40237</text:p>
          </table:table-cell>
          <table:table-cell office:value-type="string" calcext:value-type="string">
            <text:p>TOC_x</text:p>
          </table:table-cell>
          <table:table-cell office:value-type="float" office:value="-134.443466" calcext:value-type="float">
            <text:p>-134.443466</text:p>
          </table:table-cell>
          <table:table-cell office:value-type="float" office:value="-0.071391" calcext:value-type="float">
            <text:p>-0.071391</text:p>
          </table:table-cell>
          <table:table-cell office:value-type="float" office:value="-0.707352" calcext:value-type="float">
            <text:p>-0.707352</text:p>
          </table:table-cell>
          <table:table-cell office:value-type="float" office:value="-0.011668" calcext:value-type="float">
            <text:p>-0.011668</text:p>
          </table:table-cell>
          <table:table-cell office:value-type="float" office:value="-6.841611" calcext:value-type="float">
            <text:p>-6.841611</text:p>
          </table:table-cell>
          <table:table-cell office:value-type="float" office:value="-0.144579" calcext:value-type="float">
            <text:p>-0.144579</text:p>
          </table:table-cell>
          <table:table-cell office:value-type="float" office:value="-0.722191" calcext:value-type="float">
            <text:p>-0.722191</text:p>
          </table:table-cell>
          <table:table-cell office:value-type="string" calcext:value-type="string">
            <text:p>-0.007588</text:p>
          </table:table-cell>
        </table:table-row>
        <table:table-row table:style-name="ro1" table:visibility="filter">
          <table:table-cell office:value-type="float" office:value="1527146715.40242" calcext:value-type="float">
            <text:p>1527146715.40242</text:p>
          </table:table-cell>
          <table:table-cell office:value-type="string" calcext:value-type="string">
            <text:p>PID_y</text:p>
          </table:table-cell>
          <table:table-cell office:value-type="float" office:value="-134.443466" calcext:value-type="float">
            <text:p>-134.443466</text:p>
          </table:table-cell>
          <table:table-cell office:value-type="float" office:value="-0.071391" calcext:value-type="float">
            <text:p>-0.071391</text:p>
          </table:table-cell>
          <table:table-cell office:value-type="float" office:value="-0.707352" calcext:value-type="float">
            <text:p>-0.707352</text:p>
          </table:table-cell>
          <table:table-cell office:value-type="float" office:value="-0.011668" calcext:value-type="float">
            <text:p>-0.011668</text:p>
          </table:table-cell>
          <table:table-cell office:value-type="float" office:value="-6.841611" calcext:value-type="float">
            <text:p>-6.841611</text:p>
          </table:table-cell>
          <table:table-cell office:value-type="float" office:value="-0.144579" calcext:value-type="float">
            <text:p>-0.144579</text:p>
          </table:table-cell>
          <table:table-cell office:value-type="float" office:value="-0.722191" calcext:value-type="float">
            <text:p>-0.722191</text:p>
          </table:table-cell>
          <table:table-cell office:value-type="string" calcext:value-type="string">
            <text:p>-0.007588</text:p>
          </table:table-cell>
        </table:table-row>
        <table:table-row table:style-name="ro1">
          <table:table-cell office:value-type="float" office:value="1527146715.42188" calcext:value-type="float">
            <text:p>1527146715.42188</text:p>
          </table:table-cell>
          <table:table-cell office:value-type="string" calcext:value-type="string">
            <text:p>TOC_x</text:p>
          </table:table-cell>
          <table:table-cell office:value-type="float" office:value="-131.078369" calcext:value-type="float">
            <text:p>-131.078369</text:p>
          </table:table-cell>
          <table:table-cell office:value-type="float" office:value="-0.050519" calcext:value-type="float">
            <text:p>-0.050519</text:p>
          </table:table-cell>
          <table:table-cell office:value-type="float" office:value="-0.69897" calcext:value-type="float">
            <text:p>-0.69897</text:p>
          </table:table-cell>
          <table:table-cell office:value-type="float" office:value="-0.009295" calcext:value-type="float">
            <text:p>-0.009295</text:p>
          </table:table-cell>
          <table:table-cell office:value-type="float" office:value="-6.755205" calcext:value-type="float">
            <text:p>-6.755205</text:p>
          </table:table-cell>
          <table:table-cell office:value-type="float" office:value="-0.120118" calcext:value-type="float">
            <text:p>-0.120118</text:p>
          </table:table-cell>
          <table:table-cell office:value-type="float" office:value="-0.707352" calcext:value-type="float">
            <text:p>-0.707352</text:p>
          </table:table-cell>
          <table:table-cell office:value-type="string" calcext:value-type="string">
            <text:p>-0.011668</text:p>
          </table:table-cell>
        </table:table-row>
        <table:table-row table:style-name="ro1" table:visibility="filter">
          <table:table-cell office:value-type="float" office:value="1527146715.42193" calcext:value-type="float">
            <text:p>1527146715.42193</text:p>
          </table:table-cell>
          <table:table-cell office:value-type="string" calcext:value-type="string">
            <text:p>PID_y</text:p>
          </table:table-cell>
          <table:table-cell office:value-type="float" office:value="-131.078369" calcext:value-type="float">
            <text:p>-131.078369</text:p>
          </table:table-cell>
          <table:table-cell office:value-type="float" office:value="-0.050519" calcext:value-type="float">
            <text:p>-0.050519</text:p>
          </table:table-cell>
          <table:table-cell office:value-type="float" office:value="-0.69897" calcext:value-type="float">
            <text:p>-0.69897</text:p>
          </table:table-cell>
          <table:table-cell office:value-type="float" office:value="-0.009295" calcext:value-type="float">
            <text:p>-0.009295</text:p>
          </table:table-cell>
          <table:table-cell office:value-type="float" office:value="-6.755205" calcext:value-type="float">
            <text:p>-6.755205</text:p>
          </table:table-cell>
          <table:table-cell office:value-type="float" office:value="-0.120118" calcext:value-type="float">
            <text:p>-0.120118</text:p>
          </table:table-cell>
          <table:table-cell office:value-type="float" office:value="-0.707352" calcext:value-type="float">
            <text:p>-0.707352</text:p>
          </table:table-cell>
          <table:table-cell office:value-type="string" calcext:value-type="string">
            <text:p>-0.011668</text:p>
          </table:table-cell>
        </table:table-row>
        <table:table-row table:style-name="ro1">
          <table:table-cell office:value-type="float" office:value="1527146715.44243" calcext:value-type="float">
            <text:p>1527146715.44243</text:p>
          </table:table-cell>
          <table:table-cell office:value-type="string" calcext:value-type="string">
            <text:p>TOC_x</text:p>
          </table:table-cell>
          <table:table-cell office:value-type="float" office:value="-125.776344" calcext:value-type="float">
            <text:p>-125.776344</text:p>
          </table:table-cell>
          <table:table-cell office:value-type="float" office:value="-0.043206" calcext:value-type="float">
            <text:p>-0.043206</text:p>
          </table:table-cell>
          <table:table-cell office:value-type="float" office:value="-0.684657" calcext:value-type="float">
            <text:p>-0.684657</text:p>
          </table:table-cell>
          <table:table-cell office:value-type="float" office:value="-0.008303" calcext:value-type="float">
            <text:p>-0.008303</text:p>
          </table:table-cell>
          <table:table-cell office:value-type="float" office:value="-6.616804" calcext:value-type="float">
            <text:p>-6.616804</text:p>
          </table:table-cell>
          <table:table-cell office:value-type="float" office:value="-0.110526" calcext:value-type="float">
            <text:p>-0.110526</text:p>
          </table:table-cell>
          <table:table-cell office:value-type="float" office:value="-0.69897" calcext:value-type="float">
            <text:p>-0.69897</text:p>
          </table:table-cell>
          <table:table-cell office:value-type="string" calcext:value-type="string">
            <text:p>-0.009295</text:p>
          </table:table-cell>
        </table:table-row>
        <table:table-row table:style-name="ro1" table:visibility="filter">
          <table:table-cell office:value-type="float" office:value="1527146715.44248" calcext:value-type="float">
            <text:p>1527146715.44248</text:p>
          </table:table-cell>
          <table:table-cell office:value-type="string" calcext:value-type="string">
            <text:p>PID_y</text:p>
          </table:table-cell>
          <table:table-cell office:value-type="float" office:value="-125.776344" calcext:value-type="float">
            <text:p>-125.776344</text:p>
          </table:table-cell>
          <table:table-cell office:value-type="float" office:value="-0.043206" calcext:value-type="float">
            <text:p>-0.043206</text:p>
          </table:table-cell>
          <table:table-cell office:value-type="float" office:value="-0.684657" calcext:value-type="float">
            <text:p>-0.684657</text:p>
          </table:table-cell>
          <table:table-cell office:value-type="float" office:value="-0.008303" calcext:value-type="float">
            <text:p>-0.008303</text:p>
          </table:table-cell>
          <table:table-cell office:value-type="float" office:value="-6.616804" calcext:value-type="float">
            <text:p>-6.616804</text:p>
          </table:table-cell>
          <table:table-cell office:value-type="float" office:value="-0.110526" calcext:value-type="float">
            <text:p>-0.110526</text:p>
          </table:table-cell>
          <table:table-cell office:value-type="float" office:value="-0.69897" calcext:value-type="float">
            <text:p>-0.69897</text:p>
          </table:table-cell>
          <table:table-cell office:value-type="string" calcext:value-type="string">
            <text:p>-0.009295</text:p>
          </table:table-cell>
        </table:table-row>
        <table:table-row table:style-name="ro1">
          <table:table-cell office:value-type="float" office:value="1527146715.46182" calcext:value-type="float">
            <text:p>1527146715.46182</text:p>
          </table:table-cell>
          <table:table-cell office:value-type="string" calcext:value-type="string">
            <text:p>TOC_x</text:p>
          </table:table-cell>
          <table:table-cell office:value-type="float" office:value="-116.218636" calcext:value-type="float">
            <text:p>-116.218636</text:p>
          </table:table-cell>
          <table:table-cell office:value-type="float" office:value="-0.007807" calcext:value-type="float">
            <text:p>-0.007807</text:p>
          </table:table-cell>
          <table:table-cell office:value-type="float" office:value="-0.659729" calcext:value-type="float">
            <text:p>-0.659729</text:p>
          </table:table-cell>
          <table:table-cell office:value-type="float" office:value="-0.00197" calcext:value-type="float">
            <text:p>-0.00197</text:p>
          </table:table-cell>
          <table:table-cell office:value-type="float" office:value="-6.359687" calcext:value-type="float">
            <text:p>-6.359687</text:p>
          </table:table-cell>
          <table:table-cell office:value-type="float" office:value="-0.045201" calcext:value-type="float">
            <text:p>-0.045201</text:p>
          </table:table-cell>
          <table:table-cell office:value-type="float" office:value="-0.684657" calcext:value-type="float">
            <text:p>-0.684657</text:p>
          </table:table-cell>
          <table:table-cell office:value-type="string" calcext:value-type="string">
            <text:p>-0.008303</text:p>
          </table:table-cell>
        </table:table-row>
        <table:table-row table:style-name="ro1" table:visibility="filter">
          <table:table-cell office:value-type="float" office:value="1527146715.46187" calcext:value-type="float">
            <text:p>1527146715.46187</text:p>
          </table:table-cell>
          <table:table-cell office:value-type="string" calcext:value-type="string">
            <text:p>PID_y</text:p>
          </table:table-cell>
          <table:table-cell office:value-type="float" office:value="-116.218636" calcext:value-type="float">
            <text:p>-116.218636</text:p>
          </table:table-cell>
          <table:table-cell office:value-type="float" office:value="-0.007807" calcext:value-type="float">
            <text:p>-0.007807</text:p>
          </table:table-cell>
          <table:table-cell office:value-type="float" office:value="-0.659729" calcext:value-type="float">
            <text:p>-0.659729</text:p>
          </table:table-cell>
          <table:table-cell office:value-type="float" office:value="-0.00197" calcext:value-type="float">
            <text:p>-0.00197</text:p>
          </table:table-cell>
          <table:table-cell office:value-type="float" office:value="-6.359687" calcext:value-type="float">
            <text:p>-6.359687</text:p>
          </table:table-cell>
          <table:table-cell office:value-type="float" office:value="-0.045201" calcext:value-type="float">
            <text:p>-0.045201</text:p>
          </table:table-cell>
          <table:table-cell office:value-type="float" office:value="-0.684657" calcext:value-type="float">
            <text:p>-0.684657</text:p>
          </table:table-cell>
          <table:table-cell office:value-type="string" calcext:value-type="string">
            <text:p>-0.008303</text:p>
          </table:table-cell>
        </table:table-row>
        <table:table-row table:style-name="ro1">
          <table:table-cell office:value-type="float" office:value="1527146715.48227" calcext:value-type="float">
            <text:p>1527146715.48227</text:p>
          </table:table-cell>
          <table:table-cell office:value-type="string" calcext:value-type="string">
            <text:p>TOC_x</text:p>
          </table:table-cell>
          <table:table-cell office:value-type="float" office:value="-110.931992" calcext:value-type="float">
            <text:p>-110.931992</text:p>
          </table:table-cell>
          <table:table-cell office:value-type="float" office:value="0.01846" calcext:value-type="float">
            <text:p>0.01846</text:p>
          </table:table-cell>
          <table:table-cell office:value-type="float" office:value="-0.644725" calcext:value-type="float">
            <text:p>-0.644725</text:p>
          </table:table-cell>
          <table:table-cell office:value-type="float" office:value="0.008644" calcext:value-type="float">
            <text:p>0.008644</text:p>
          </table:table-cell>
          <table:table-cell office:value-type="float" office:value="-6.212934" calcext:value-type="float">
            <text:p>-6.212934</text:p>
          </table:table-cell>
          <table:table-cell office:value-type="float" office:value="0.058614" calcext:value-type="float">
            <text:p>0.058614</text:p>
          </table:table-cell>
          <table:table-cell office:value-type="float" office:value="-0.659729" calcext:value-type="float">
            <text:p>-0.659729</text:p>
          </table:table-cell>
          <table:table-cell office:value-type="string" calcext:value-type="string">
            <text:p>-0.001970</text:p>
          </table:table-cell>
        </table:table-row>
        <table:table-row table:style-name="ro1" table:visibility="filter">
          <table:table-cell office:value-type="float" office:value="1527146715.48235" calcext:value-type="float">
            <text:p>1527146715.48235</text:p>
          </table:table-cell>
          <table:table-cell office:value-type="string" calcext:value-type="string">
            <text:p>PID_y</text:p>
          </table:table-cell>
          <table:table-cell office:value-type="float" office:value="-110.931992" calcext:value-type="float">
            <text:p>-110.931992</text:p>
          </table:table-cell>
          <table:table-cell office:value-type="float" office:value="0.01846" calcext:value-type="float">
            <text:p>0.01846</text:p>
          </table:table-cell>
          <table:table-cell office:value-type="float" office:value="-0.644725" calcext:value-type="float">
            <text:p>-0.644725</text:p>
          </table:table-cell>
          <table:table-cell office:value-type="float" office:value="0.008644" calcext:value-type="float">
            <text:p>0.008644</text:p>
          </table:table-cell>
          <table:table-cell office:value-type="float" office:value="-6.212934" calcext:value-type="float">
            <text:p>-6.212934</text:p>
          </table:table-cell>
          <table:table-cell office:value-type="float" office:value="0.058614" calcext:value-type="float">
            <text:p>0.058614</text:p>
          </table:table-cell>
          <table:table-cell office:value-type="float" office:value="-0.659729" calcext:value-type="float">
            <text:p>-0.659729</text:p>
          </table:table-cell>
          <table:table-cell office:value-type="string" calcext:value-type="string">
            <text:p>-0.001970</text:p>
          </table:table-cell>
        </table:table-row>
        <table:table-row table:style-name="ro1">
          <table:table-cell office:value-type="float" office:value="1527146715.50276" calcext:value-type="float">
            <text:p>1527146715.50276</text:p>
          </table:table-cell>
          <table:table-cell office:value-type="string" calcext:value-type="string">
            <text:p>TOC_x</text:p>
          </table:table-cell>
          <table:table-cell office:value-type="float" office:value="-103.425911" calcext:value-type="float">
            <text:p>-103.425911</text:p>
          </table:table-cell>
          <table:table-cell office:value-type="float" office:value="0.14583" calcext:value-type="float">
            <text:p>0.14583</text:p>
          </table:table-cell>
          <table:table-cell office:value-type="float" office:value="-0.622743" calcext:value-type="float">
            <text:p>-0.622743</text:p>
          </table:table-cell>
          <table:table-cell office:value-type="float" office:value="0.023815" calcext:value-type="float">
            <text:p>0.023815</text:p>
          </table:table-cell>
          <table:table-cell office:value-type="float" office:value="-5.998425" calcext:value-type="float">
            <text:p>-5.998425</text:p>
          </table:table-cell>
          <table:table-cell office:value-type="float" office:value="0.206653" calcext:value-type="float">
            <text:p>0.206653</text:p>
          </table:table-cell>
          <table:table-cell office:value-type="float" office:value="-0.644725" calcext:value-type="float">
            <text:p>-0.644725</text:p>
          </table:table-cell>
          <table:table-cell office:value-type="string" calcext:value-type="string">
            <text:p>0.008644</text:p>
          </table:table-cell>
        </table:table-row>
        <table:table-row table:style-name="ro1" table:visibility="filter">
          <table:table-cell office:value-type="float" office:value="1527146715.50281" calcext:value-type="float">
            <text:p>1527146715.50281</text:p>
          </table:table-cell>
          <table:table-cell office:value-type="string" calcext:value-type="string">
            <text:p>PID_y</text:p>
          </table:table-cell>
          <table:table-cell office:value-type="float" office:value="-103.425911" calcext:value-type="float">
            <text:p>-103.425911</text:p>
          </table:table-cell>
          <table:table-cell office:value-type="float" office:value="0.14583" calcext:value-type="float">
            <text:p>0.14583</text:p>
          </table:table-cell>
          <table:table-cell office:value-type="float" office:value="-0.622743" calcext:value-type="float">
            <text:p>-0.622743</text:p>
          </table:table-cell>
          <table:table-cell office:value-type="float" office:value="0.023815" calcext:value-type="float">
            <text:p>0.023815</text:p>
          </table:table-cell>
          <table:table-cell office:value-type="float" office:value="-5.998425" calcext:value-type="float">
            <text:p>-5.998425</text:p>
          </table:table-cell>
          <table:table-cell office:value-type="float" office:value="0.206653" calcext:value-type="float">
            <text:p>0.206653</text:p>
          </table:table-cell>
          <table:table-cell office:value-type="float" office:value="-0.644725" calcext:value-type="float">
            <text:p>-0.644725</text:p>
          </table:table-cell>
          <table:table-cell office:value-type="string" calcext:value-type="string">
            <text:p>0.008644</text:p>
          </table:table-cell>
        </table:table-row>
        <table:table-row table:style-name="ro1">
          <table:table-cell office:value-type="float" office:value="1527146715.52224" calcext:value-type="float">
            <text:p>1527146715.52224</text:p>
          </table:table-cell>
          <table:table-cell office:value-type="string" calcext:value-type="string">
            <text:p>TOC_x</text:p>
          </table:table-cell>
          <table:table-cell office:value-type="float" office:value="-97.487686" calcext:value-type="float">
            <text:p>-97.487686</text:p>
          </table:table-cell>
          <table:table-cell office:value-type="float" office:value="0.088767" calcext:value-type="float">
            <text:p>0.088767</text:p>
          </table:table-cell>
          <table:table-cell office:value-type="float" office:value="-0.605669" calcext:value-type="float">
            <text:p>-0.605669</text:p>
          </table:table-cell>
          <table:table-cell office:value-type="float" office:value="0.018916" calcext:value-type="float">
            <text:p>0.018916</text:p>
          </table:table-cell>
          <table:table-cell office:value-type="float" office:value="-5.823118" calcext:value-type="float">
            <text:p>-5.823118</text:p>
          </table:table-cell>
          <table:table-cell office:value-type="float" office:value="0.156358" calcext:value-type="float">
            <text:p>0.156358</text:p>
          </table:table-cell>
          <table:table-cell office:value-type="float" office:value="-0.622743" calcext:value-type="float">
            <text:p>-0.622743</text:p>
          </table:table-cell>
          <table:table-cell office:value-type="string" calcext:value-type="string">
            <text:p>0.023815</text:p>
          </table:table-cell>
        </table:table-row>
        <table:table-row table:style-name="ro1" table:visibility="filter">
          <table:table-cell office:value-type="float" office:value="1527146715.52229" calcext:value-type="float">
            <text:p>1527146715.52229</text:p>
          </table:table-cell>
          <table:table-cell office:value-type="string" calcext:value-type="string">
            <text:p>PID_y</text:p>
          </table:table-cell>
          <table:table-cell office:value-type="float" office:value="-97.487686" calcext:value-type="float">
            <text:p>-97.487686</text:p>
          </table:table-cell>
          <table:table-cell office:value-type="float" office:value="0.088767" calcext:value-type="float">
            <text:p>0.088767</text:p>
          </table:table-cell>
          <table:table-cell office:value-type="float" office:value="-0.605669" calcext:value-type="float">
            <text:p>-0.605669</text:p>
          </table:table-cell>
          <table:table-cell office:value-type="float" office:value="0.018916" calcext:value-type="float">
            <text:p>0.018916</text:p>
          </table:table-cell>
          <table:table-cell office:value-type="float" office:value="-5.823118" calcext:value-type="float">
            <text:p>-5.823118</text:p>
          </table:table-cell>
          <table:table-cell office:value-type="float" office:value="0.156358" calcext:value-type="float">
            <text:p>0.156358</text:p>
          </table:table-cell>
          <table:table-cell office:value-type="float" office:value="-0.622743" calcext:value-type="float">
            <text:p>-0.622743</text:p>
          </table:table-cell>
          <table:table-cell office:value-type="string" calcext:value-type="string">
            <text:p>0.023815</text:p>
          </table:table-cell>
        </table:table-row>
        <table:table-row table:style-name="ro1">
          <table:table-cell office:value-type="float" office:value="1527146715.54278" calcext:value-type="float">
            <text:p>1527146715.54278</text:p>
          </table:table-cell>
          <table:table-cell office:value-type="string" calcext:value-type="string">
            <text:p>TOC_x</text:p>
          </table:table-cell>
          <table:table-cell office:value-type="float" office:value="-94.271233" calcext:value-type="float">
            <text:p>-94.271233</text:p>
          </table:table-cell>
          <table:table-cell office:value-type="float" office:value="0.089156" calcext:value-type="float">
            <text:p>0.089156</text:p>
          </table:table-cell>
          <table:table-cell office:value-type="float" office:value="-0.595689" calcext:value-type="float">
            <text:p>-0.595689</text:p>
          </table:table-cell>
          <table:table-cell office:value-type="float" office:value="0.018956" calcext:value-type="float">
            <text:p>0.018956</text:p>
          </table:table-cell>
          <table:table-cell office:value-type="float" office:value="-5.725945" calcext:value-type="float">
            <text:p>-5.725945</text:p>
          </table:table-cell>
          <table:table-cell office:value-type="float" office:value="0.156748" calcext:value-type="float">
            <text:p>0.156748</text:p>
          </table:table-cell>
          <table:table-cell office:value-type="float" office:value="-0.605669" calcext:value-type="float">
            <text:p>-0.605669</text:p>
          </table:table-cell>
          <table:table-cell office:value-type="string" calcext:value-type="string">
            <text:p>0.018916</text:p>
          </table:table-cell>
        </table:table-row>
        <table:table-row table:style-name="ro1" table:visibility="filter">
          <table:table-cell office:value-type="float" office:value="1527146715.54283" calcext:value-type="float">
            <text:p>1527146715.54283</text:p>
          </table:table-cell>
          <table:table-cell office:value-type="string" calcext:value-type="string">
            <text:p>PID_y</text:p>
          </table:table-cell>
          <table:table-cell office:value-type="float" office:value="-94.271233" calcext:value-type="float">
            <text:p>-94.271233</text:p>
          </table:table-cell>
          <table:table-cell office:value-type="float" office:value="0.089156" calcext:value-type="float">
            <text:p>0.089156</text:p>
          </table:table-cell>
          <table:table-cell office:value-type="float" office:value="-0.595689" calcext:value-type="float">
            <text:p>-0.595689</text:p>
          </table:table-cell>
          <table:table-cell office:value-type="float" office:value="0.018956" calcext:value-type="float">
            <text:p>0.018956</text:p>
          </table:table-cell>
          <table:table-cell office:value-type="float" office:value="-5.725945" calcext:value-type="float">
            <text:p>-5.725945</text:p>
          </table:table-cell>
          <table:table-cell office:value-type="float" office:value="0.156748" calcext:value-type="float">
            <text:p>0.156748</text:p>
          </table:table-cell>
          <table:table-cell office:value-type="float" office:value="-0.605669" calcext:value-type="float">
            <text:p>-0.605669</text:p>
          </table:table-cell>
          <table:table-cell office:value-type="string" calcext:value-type="string">
            <text:p>0.018916</text:p>
          </table:table-cell>
        </table:table-row>
        <table:table-row table:style-name="ro1">
          <table:table-cell office:value-type="float" office:value="1527146715.5622" calcext:value-type="float">
            <text:p>1527146715.5622</text:p>
          </table:table-cell>
          <table:table-cell office:value-type="string" calcext:value-type="string">
            <text:p>TOC_x</text:p>
          </table:table-cell>
          <table:table-cell office:value-type="float" office:value="-84.158615" calcext:value-type="float">
            <text:p>-84.158615</text:p>
          </table:table-cell>
          <table:table-cell office:value-type="float" office:value="0.11304" calcext:value-type="float">
            <text:p>0.11304</text:p>
          </table:table-cell>
          <table:table-cell office:value-type="float" office:value="-0.564923" calcext:value-type="float">
            <text:p>-0.564923</text:p>
          </table:table-cell>
          <table:table-cell office:value-type="float" office:value="0.021149" calcext:value-type="float">
            <text:p>0.021149</text:p>
          </table:table-cell>
          <table:table-cell office:value-type="float" office:value="-5.409047" calcext:value-type="float">
            <text:p>-5.409047</text:p>
          </table:table-cell>
          <table:table-cell office:value-type="float" office:value="0.179337" calcext:value-type="float">
            <text:p>0.179337</text:p>
          </table:table-cell>
          <table:table-cell office:value-type="float" office:value="-0.595689" calcext:value-type="float">
            <text:p>-0.595689</text:p>
          </table:table-cell>
          <table:table-cell office:value-type="string" calcext:value-type="string">
            <text:p>0.018956</text:p>
          </table:table-cell>
        </table:table-row>
        <table:table-row table:style-name="ro1" table:visibility="filter">
          <table:table-cell office:value-type="float" office:value="1527146715.56225" calcext:value-type="float">
            <text:p>1527146715.56225</text:p>
          </table:table-cell>
          <table:table-cell office:value-type="string" calcext:value-type="string">
            <text:p>PID_y</text:p>
          </table:table-cell>
          <table:table-cell office:value-type="float" office:value="-84.158615" calcext:value-type="float">
            <text:p>-84.158615</text:p>
          </table:table-cell>
          <table:table-cell office:value-type="float" office:value="0.11304" calcext:value-type="float">
            <text:p>0.11304</text:p>
          </table:table-cell>
          <table:table-cell office:value-type="float" office:value="-0.564923" calcext:value-type="float">
            <text:p>-0.564923</text:p>
          </table:table-cell>
          <table:table-cell office:value-type="float" office:value="0.021149" calcext:value-type="float">
            <text:p>0.021149</text:p>
          </table:table-cell>
          <table:table-cell office:value-type="float" office:value="-5.409047" calcext:value-type="float">
            <text:p>-5.409047</text:p>
          </table:table-cell>
          <table:table-cell office:value-type="float" office:value="0.179337" calcext:value-type="float">
            <text:p>0.179337</text:p>
          </table:table-cell>
          <table:table-cell office:value-type="float" office:value="-0.595689" calcext:value-type="float">
            <text:p>-0.595689</text:p>
          </table:table-cell>
          <table:table-cell office:value-type="string" calcext:value-type="string">
            <text:p>0.018956</text:p>
          </table:table-cell>
        </table:table-row>
        <table:table-row table:style-name="ro1">
          <table:table-cell office:value-type="float" office:value="1527146715.5827" calcext:value-type="float">
            <text:p>1527146715.5827</text:p>
          </table:table-cell>
          <table:table-cell office:value-type="string" calcext:value-type="string">
            <text:p>TOC_x</text:p>
          </table:table-cell>
          <table:table-cell office:value-type="float" office:value="-79.225929" calcext:value-type="float">
            <text:p>-79.225929</text:p>
          </table:table-cell>
          <table:table-cell office:value-type="float" office:value="0.218597" calcext:value-type="float">
            <text:p>0.218597</text:p>
          </table:table-cell>
          <table:table-cell office:value-type="float" office:value="-0.548372" calcext:value-type="float">
            <text:p>-0.548372</text:p>
          </table:table-cell>
          <table:table-cell office:value-type="float" office:value="0.029161" calcext:value-type="float">
            <text:p>0.029161</text:p>
          </table:table-cell>
          <table:table-cell office:value-type="float" office:value="-5.247585" calcext:value-type="float">
            <text:p>-5.247585</text:p>
          </table:table-cell>
          <table:table-cell office:value-type="float" office:value="0.257493" calcext:value-type="float">
            <text:p>0.257493</text:p>
          </table:table-cell>
          <table:table-cell office:value-type="float" office:value="-0.564923" calcext:value-type="float">
            <text:p>-0.564923</text:p>
          </table:table-cell>
          <table:table-cell office:value-type="string" calcext:value-type="string">
            <text:p>0.021149</text:p>
          </table:table-cell>
        </table:table-row>
        <table:table-row table:style-name="ro1" table:visibility="filter">
          <table:table-cell office:value-type="float" office:value="1527146715.58275" calcext:value-type="float">
            <text:p>1527146715.58275</text:p>
          </table:table-cell>
          <table:table-cell office:value-type="string" calcext:value-type="string">
            <text:p>PID_y</text:p>
          </table:table-cell>
          <table:table-cell office:value-type="float" office:value="-79.225929" calcext:value-type="float">
            <text:p>-79.225929</text:p>
          </table:table-cell>
          <table:table-cell office:value-type="float" office:value="0.218597" calcext:value-type="float">
            <text:p>0.218597</text:p>
          </table:table-cell>
          <table:table-cell office:value-type="float" office:value="-0.548372" calcext:value-type="float">
            <text:p>-0.548372</text:p>
          </table:table-cell>
          <table:table-cell office:value-type="float" office:value="0.029161" calcext:value-type="float">
            <text:p>0.029161</text:p>
          </table:table-cell>
          <table:table-cell office:value-type="float" office:value="-5.247585" calcext:value-type="float">
            <text:p>-5.247585</text:p>
          </table:table-cell>
          <table:table-cell office:value-type="float" office:value="0.257493" calcext:value-type="float">
            <text:p>0.257493</text:p>
          </table:table-cell>
          <table:table-cell office:value-type="float" office:value="-0.564923" calcext:value-type="float">
            <text:p>-0.564923</text:p>
          </table:table-cell>
          <table:table-cell office:value-type="string" calcext:value-type="string">
            <text:p>0.021149</text:p>
          </table:table-cell>
        </table:table-row>
        <table:table-row table:style-name="ro1">
          <table:table-cell office:value-type="float" office:value="1527146715.60225" calcext:value-type="float">
            <text:p>1527146715.60225</text:p>
          </table:table-cell>
          <table:table-cell office:value-type="string" calcext:value-type="string">
            <text:p>TOC_x</text:p>
          </table:table-cell>
          <table:table-cell office:value-type="float" office:value="-70.814415" calcext:value-type="float">
            <text:p>-70.814415</text:p>
          </table:table-cell>
          <table:table-cell office:value-type="float" office:value="0.22568" calcext:value-type="float">
            <text:p>0.22568</text:p>
          </table:table-cell>
          <table:table-cell office:value-type="float" office:value="-0.520279" calcext:value-type="float">
            <text:p>-0.520279</text:p>
          </table:table-cell>
          <table:table-cell office:value-type="float" office:value="0.029598" calcext:value-type="float">
            <text:p>0.029598</text:p>
          </table:table-cell>
          <table:table-cell office:value-type="float" office:value="-4.960136" calcext:value-type="float">
            <text:p>-4.960136</text:p>
          </table:table-cell>
          <table:table-cell office:value-type="float" office:value="0.26197" calcext:value-type="float">
            <text:p>0.26197</text:p>
          </table:table-cell>
          <table:table-cell office:value-type="float" office:value="-0.548372" calcext:value-type="float">
            <text:p>-0.548372</text:p>
          </table:table-cell>
          <table:table-cell office:value-type="string" calcext:value-type="string">
            <text:p>0.029161</text:p>
          </table:table-cell>
        </table:table-row>
        <table:table-row table:style-name="ro1" table:visibility="filter">
          <table:table-cell office:value-type="float" office:value="1527146715.60233" calcext:value-type="float">
            <text:p>1527146715.60233</text:p>
          </table:table-cell>
          <table:table-cell office:value-type="string" calcext:value-type="string">
            <text:p>PID_y</text:p>
          </table:table-cell>
          <table:table-cell office:value-type="float" office:value="-70.814415" calcext:value-type="float">
            <text:p>-70.814415</text:p>
          </table:table-cell>
          <table:table-cell office:value-type="float" office:value="0.22568" calcext:value-type="float">
            <text:p>0.22568</text:p>
          </table:table-cell>
          <table:table-cell office:value-type="float" office:value="-0.520279" calcext:value-type="float">
            <text:p>-0.520279</text:p>
          </table:table-cell>
          <table:table-cell office:value-type="float" office:value="0.029598" calcext:value-type="float">
            <text:p>0.029598</text:p>
          </table:table-cell>
          <table:table-cell office:value-type="float" office:value="-4.960136" calcext:value-type="float">
            <text:p>-4.960136</text:p>
          </table:table-cell>
          <table:table-cell office:value-type="float" office:value="0.26197" calcext:value-type="float">
            <text:p>0.26197</text:p>
          </table:table-cell>
          <table:table-cell office:value-type="float" office:value="-0.548372" calcext:value-type="float">
            <text:p>-0.548372</text:p>
          </table:table-cell>
          <table:table-cell office:value-type="string" calcext:value-type="string">
            <text:p>0.029161</text:p>
          </table:table-cell>
        </table:table-row>
        <table:table-row table:style-name="ro1">
          <table:table-cell office:value-type="float" office:value="1527146715.62287" calcext:value-type="float">
            <text:p>1527146715.62287</text:p>
          </table:table-cell>
          <table:table-cell office:value-type="string" calcext:value-type="string">
            <text:p>TOC_x</text:p>
          </table:table-cell>
          <table:table-cell office:value-type="float" office:value="-65.846298" calcext:value-type="float">
            <text:p>-65.846298</text:p>
          </table:table-cell>
          <table:table-cell office:value-type="float" office:value="0.385284" calcext:value-type="float">
            <text:p>0.385284</text:p>
          </table:table-cell>
          <table:table-cell office:value-type="float" office:value="-0.50194" calcext:value-type="float">
            <text:p>-0.50194</text:p>
          </table:table-cell>
          <table:table-cell office:value-type="float" office:value="0.03851" calcext:value-type="float">
            <text:p>0.03851</text:p>
          </table:table-cell>
          <table:table-cell office:value-type="float" office:value="-4.782314" calcext:value-type="float">
            <text:p>-4.782314</text:p>
          </table:table-cell>
          <table:table-cell office:value-type="float" office:value="0.348383" calcext:value-type="float">
            <text:p>0.348383</text:p>
          </table:table-cell>
          <table:table-cell office:value-type="float" office:value="-0.520279" calcext:value-type="float">
            <text:p>-0.520279</text:p>
          </table:table-cell>
          <table:table-cell office:value-type="string" calcext:value-type="string">
            <text:p>0.029598</text:p>
          </table:table-cell>
        </table:table-row>
        <table:table-row table:style-name="ro1" table:visibility="filter">
          <table:table-cell office:value-type="float" office:value="1527146715.62292" calcext:value-type="float">
            <text:p>1527146715.62292</text:p>
          </table:table-cell>
          <table:table-cell office:value-type="string" calcext:value-type="string">
            <text:p>PID_y</text:p>
          </table:table-cell>
          <table:table-cell office:value-type="float" office:value="-65.846298" calcext:value-type="float">
            <text:p>-65.846298</text:p>
          </table:table-cell>
          <table:table-cell office:value-type="float" office:value="0.385284" calcext:value-type="float">
            <text:p>0.385284</text:p>
          </table:table-cell>
          <table:table-cell office:value-type="float" office:value="-0.50194" calcext:value-type="float">
            <text:p>-0.50194</text:p>
          </table:table-cell>
          <table:table-cell office:value-type="float" office:value="0.03851" calcext:value-type="float">
            <text:p>0.03851</text:p>
          </table:table-cell>
          <table:table-cell office:value-type="float" office:value="-4.782314" calcext:value-type="float">
            <text:p>-4.782314</text:p>
          </table:table-cell>
          <table:table-cell office:value-type="float" office:value="0.348383" calcext:value-type="float">
            <text:p>0.348383</text:p>
          </table:table-cell>
          <table:table-cell office:value-type="float" office:value="-0.520279" calcext:value-type="float">
            <text:p>-0.520279</text:p>
          </table:table-cell>
          <table:table-cell office:value-type="string" calcext:value-type="string">
            <text:p>0.029598</text:p>
          </table:table-cell>
        </table:table-row>
        <table:table-row table:style-name="ro1">
          <table:table-cell office:value-type="float" office:value="1527146715.64245" calcext:value-type="float">
            <text:p>1527146715.64245</text:p>
          </table:table-cell>
          <table:table-cell office:value-type="string" calcext:value-type="string">
            <text:p>TOC_x</text:p>
          </table:table-cell>
          <table:table-cell office:value-type="float" office:value="-60.534027" calcext:value-type="float">
            <text:p>-60.534027</text:p>
          </table:table-cell>
          <table:table-cell office:value-type="float" office:value="0.342493" calcext:value-type="float">
            <text:p>0.342493</text:p>
          </table:table-cell>
          <table:table-cell office:value-type="float" office:value="-0.482581" calcext:value-type="float">
            <text:p>-0.482581</text:p>
          </table:table-cell>
          <table:table-cell office:value-type="float" office:value="0.036445" calcext:value-type="float">
            <text:p>0.036445</text:p>
          </table:table-cell>
          <table:table-cell office:value-type="float" office:value="-4.58454" calcext:value-type="float">
            <text:p>-4.58454</text:p>
          </table:table-cell>
          <table:table-cell office:value-type="float" office:value="0.327287" calcext:value-type="float">
            <text:p>0.327287</text:p>
          </table:table-cell>
          <table:table-cell office:value-type="float" office:value="-0.50194" calcext:value-type="float">
            <text:p>-0.50194</text:p>
          </table:table-cell>
          <table:table-cell office:value-type="string" calcext:value-type="string">
            <text:p>0.038510</text:p>
          </table:table-cell>
        </table:table-row>
        <table:table-row table:style-name="ro1" table:visibility="filter">
          <table:table-cell office:value-type="float" office:value="1527146715.6425" calcext:value-type="float">
            <text:p>1527146715.6425</text:p>
          </table:table-cell>
          <table:table-cell office:value-type="string" calcext:value-type="string">
            <text:p>PID_y</text:p>
          </table:table-cell>
          <table:table-cell office:value-type="float" office:value="-60.534027" calcext:value-type="float">
            <text:p>-60.534027</text:p>
          </table:table-cell>
          <table:table-cell office:value-type="float" office:value="0.342493" calcext:value-type="float">
            <text:p>0.342493</text:p>
          </table:table-cell>
          <table:table-cell office:value-type="float" office:value="-0.482581" calcext:value-type="float">
            <text:p>-0.482581</text:p>
          </table:table-cell>
          <table:table-cell office:value-type="float" office:value="0.036445" calcext:value-type="float">
            <text:p>0.036445</text:p>
          </table:table-cell>
          <table:table-cell office:value-type="float" office:value="-4.58454" calcext:value-type="float">
            <text:p>-4.58454</text:p>
          </table:table-cell>
          <table:table-cell office:value-type="float" office:value="0.327287" calcext:value-type="float">
            <text:p>0.327287</text:p>
          </table:table-cell>
          <table:table-cell office:value-type="float" office:value="-0.50194" calcext:value-type="float">
            <text:p>-0.50194</text:p>
          </table:table-cell>
          <table:table-cell office:value-type="string" calcext:value-type="string">
            <text:p>0.038510</text:p>
          </table:table-cell>
        </table:table-row>
        <table:table-row table:style-name="ro1">
          <table:table-cell office:value-type="float" office:value="1527146715.66208" calcext:value-type="float">
            <text:p>1527146715.66208</text:p>
          </table:table-cell>
          <table:table-cell office:value-type="string" calcext:value-type="string">
            <text:p>TOC_x</text:p>
          </table:table-cell>
          <table:table-cell office:value-type="float" office:value="-53.34761" calcext:value-type="float">
            <text:p>-53.34761</text:p>
          </table:table-cell>
          <table:table-cell office:value-type="float" office:value="0.597928" calcext:value-type="float">
            <text:p>0.597928</text:p>
          </table:table-cell>
          <table:table-cell office:value-type="float" office:value="-0.454902" calcext:value-type="float">
            <text:p>-0.454902</text:p>
          </table:table-cell>
          <table:table-cell office:value-type="float" office:value="0.047409" calcext:value-type="float">
            <text:p>0.047409</text:p>
          </table:table-cell>
          <table:table-cell office:value-type="float" office:value="-4.302609" calcext:value-type="float">
            <text:p>-4.302609</text:p>
          </table:table-cell>
          <table:table-cell office:value-type="float" office:value="0.438955" calcext:value-type="float">
            <text:p>0.438955</text:p>
          </table:table-cell>
          <table:table-cell office:value-type="float" office:value="-0.482581" calcext:value-type="float">
            <text:p>-0.482581</text:p>
          </table:table-cell>
          <table:table-cell office:value-type="string" calcext:value-type="string">
            <text:p>0.036445</text:p>
          </table:table-cell>
        </table:table-row>
        <table:table-row table:style-name="ro1" table:visibility="filter">
          <table:table-cell office:value-type="float" office:value="1527146715.66214" calcext:value-type="float">
            <text:p>1527146715.66214</text:p>
          </table:table-cell>
          <table:table-cell office:value-type="string" calcext:value-type="string">
            <text:p>PID_y</text:p>
          </table:table-cell>
          <table:table-cell office:value-type="float" office:value="-53.34761" calcext:value-type="float">
            <text:p>-53.34761</text:p>
          </table:table-cell>
          <table:table-cell office:value-type="float" office:value="0.597928" calcext:value-type="float">
            <text:p>0.597928</text:p>
          </table:table-cell>
          <table:table-cell office:value-type="float" office:value="-0.454902" calcext:value-type="float">
            <text:p>-0.454902</text:p>
          </table:table-cell>
          <table:table-cell office:value-type="float" office:value="0.047409" calcext:value-type="float">
            <text:p>0.047409</text:p>
          </table:table-cell>
          <table:table-cell office:value-type="float" office:value="-4.302609" calcext:value-type="float">
            <text:p>-4.302609</text:p>
          </table:table-cell>
          <table:table-cell office:value-type="float" office:value="0.438955" calcext:value-type="float">
            <text:p>0.438955</text:p>
          </table:table-cell>
          <table:table-cell office:value-type="float" office:value="-0.482581" calcext:value-type="float">
            <text:p>-0.482581</text:p>
          </table:table-cell>
          <table:table-cell office:value-type="string" calcext:value-type="string">
            <text:p>0.036445</text:p>
          </table:table-cell>
        </table:table-row>
        <table:table-row table:style-name="ro1">
          <table:table-cell office:value-type="float" office:value="1527146715.68272" calcext:value-type="float">
            <text:p>1527146715.68272</text:p>
          </table:table-cell>
          <table:table-cell office:value-type="string" calcext:value-type="string">
            <text:p>TOC_x</text:p>
          </table:table-cell>
          <table:table-cell office:value-type="float" office:value="-48.603142" calcext:value-type="float">
            <text:p>-48.603142</text:p>
          </table:table-cell>
          <table:table-cell office:value-type="float" office:value="0.546259" calcext:value-type="float">
            <text:p>0.546259</text:p>
          </table:table-cell>
          <table:table-cell office:value-type="float" office:value="-0.434614" calcext:value-type="float">
            <text:p>-0.434614</text:p>
          </table:table-cell>
          <table:table-cell office:value-type="float" office:value="0.045321" calcext:value-type="float">
            <text:p>0.045321</text:p>
          </table:table-cell>
          <table:table-cell office:value-type="float" office:value="-4.105969" calcext:value-type="float">
            <text:p>-4.105969</text:p>
          </table:table-cell>
          <table:table-cell office:value-type="float" office:value="0.418722" calcext:value-type="float">
            <text:p>0.418722</text:p>
          </table:table-cell>
          <table:table-cell office:value-type="float" office:value="-0.454902" calcext:value-type="float">
            <text:p>-0.454902</text:p>
          </table:table-cell>
          <table:table-cell office:value-type="string" calcext:value-type="string">
            <text:p>0.047409</text:p>
          </table:table-cell>
        </table:table-row>
        <table:table-row table:style-name="ro1" table:visibility="filter">
          <table:table-cell office:value-type="float" office:value="1527146715.68277" calcext:value-type="float">
            <text:p>1527146715.68277</text:p>
          </table:table-cell>
          <table:table-cell office:value-type="string" calcext:value-type="string">
            <text:p>PID_y</text:p>
          </table:table-cell>
          <table:table-cell office:value-type="float" office:value="-48.603142" calcext:value-type="float">
            <text:p>-48.603142</text:p>
          </table:table-cell>
          <table:table-cell office:value-type="float" office:value="0.546259" calcext:value-type="float">
            <text:p>0.546259</text:p>
          </table:table-cell>
          <table:table-cell office:value-type="float" office:value="-0.434614" calcext:value-type="float">
            <text:p>-0.434614</text:p>
          </table:table-cell>
          <table:table-cell office:value-type="float" office:value="0.045321" calcext:value-type="float">
            <text:p>0.045321</text:p>
          </table:table-cell>
          <table:table-cell office:value-type="float" office:value="-4.105969" calcext:value-type="float">
            <text:p>-4.105969</text:p>
          </table:table-cell>
          <table:table-cell office:value-type="float" office:value="0.418722" calcext:value-type="float">
            <text:p>0.418722</text:p>
          </table:table-cell>
          <table:table-cell office:value-type="float" office:value="-0.454902" calcext:value-type="float">
            <text:p>-0.454902</text:p>
          </table:table-cell>
          <table:table-cell office:value-type="string" calcext:value-type="string">
            <text:p>0.047409</text:p>
          </table:table-cell>
        </table:table-row>
        <table:table-row table:style-name="ro1">
          <table:table-cell office:value-type="float" office:value="1527146715.70227" calcext:value-type="float">
            <text:p>1527146715.70227</text:p>
          </table:table-cell>
          <table:table-cell office:value-type="string" calcext:value-type="string">
            <text:p>TOC_x</text:p>
          </table:table-cell>
          <table:table-cell office:value-type="float" office:value="-43.944775" calcext:value-type="float">
            <text:p>-43.944775</text:p>
          </table:table-cell>
          <table:table-cell office:value-type="float" office:value="0.639699" calcext:value-type="float">
            <text:p>0.639699</text:p>
          </table:table-cell>
          <table:table-cell office:value-type="float" office:value="-0.414806" calcext:value-type="float">
            <text:p>-0.414806</text:p>
          </table:table-cell>
          <table:table-cell office:value-type="float" office:value="0.048842" calcext:value-type="float">
            <text:p>0.048842</text:p>
          </table:table-cell>
          <table:table-cell office:value-type="float" office:value="-3.903266" calcext:value-type="float">
            <text:p>-3.903266</text:p>
          </table:table-cell>
          <table:table-cell office:value-type="float" office:value="0.454753" calcext:value-type="float">
            <text:p>0.454753</text:p>
          </table:table-cell>
          <table:table-cell office:value-type="float" office:value="-0.434614" calcext:value-type="float">
            <text:p>-0.434614</text:p>
          </table:table-cell>
          <table:table-cell office:value-type="string" calcext:value-type="string">
            <text:p>0.045321</text:p>
          </table:table-cell>
        </table:table-row>
        <table:table-row table:style-name="ro1" table:visibility="filter">
          <table:table-cell office:value-type="float" office:value="1527146715.70243" calcext:value-type="float">
            <text:p>1527146715.70243</text:p>
          </table:table-cell>
          <table:table-cell office:value-type="string" calcext:value-type="string">
            <text:p>PID_y</text:p>
          </table:table-cell>
          <table:table-cell office:value-type="float" office:value="-43.944775" calcext:value-type="float">
            <text:p>-43.944775</text:p>
          </table:table-cell>
          <table:table-cell office:value-type="float" office:value="0.639699" calcext:value-type="float">
            <text:p>0.639699</text:p>
          </table:table-cell>
          <table:table-cell office:value-type="float" office:value="-0.414806" calcext:value-type="float">
            <text:p>-0.414806</text:p>
          </table:table-cell>
          <table:table-cell office:value-type="float" office:value="0.048842" calcext:value-type="float">
            <text:p>0.048842</text:p>
          </table:table-cell>
          <table:table-cell office:value-type="float" office:value="-3.903266" calcext:value-type="float">
            <text:p>-3.903266</text:p>
          </table:table-cell>
          <table:table-cell office:value-type="float" office:value="0.454753" calcext:value-type="float">
            <text:p>0.454753</text:p>
          </table:table-cell>
          <table:table-cell office:value-type="float" office:value="-0.434614" calcext:value-type="float">
            <text:p>-0.434614</text:p>
          </table:table-cell>
          <table:table-cell office:value-type="string" calcext:value-type="string">
            <text:p>0.045321</text:p>
          </table:table-cell>
        </table:table-row>
        <table:table-row table:style-name="ro1">
          <table:table-cell office:value-type="float" office:value="1527146715.72286" calcext:value-type="float">
            <text:p>1527146715.72286</text:p>
          </table:table-cell>
          <table:table-cell office:value-type="string" calcext:value-type="string">
            <text:p>TOC_x</text:p>
          </table:table-cell>
          <table:table-cell office:value-type="float" office:value="-37.40979" calcext:value-type="float">
            <text:p>-37.40979</text:p>
          </table:table-cell>
          <table:table-cell office:value-type="float" office:value="0.716066" calcext:value-type="float">
            <text:p>0.716066</text:p>
          </table:table-cell>
          <table:table-cell office:value-type="float" office:value="-0.383553" calcext:value-type="float">
            <text:p>-0.383553</text:p>
          </table:table-cell>
          <table:table-cell office:value-type="float" office:value="0.051672" calcext:value-type="float">
            <text:p>0.051672</text:p>
          </table:table-cell>
          <table:table-cell office:value-type="float" office:value="-3.599886" calcext:value-type="float">
            <text:p>-3.599886</text:p>
          </table:table-cell>
          <table:table-cell office:value-type="float" office:value="0.482222" calcext:value-type="float">
            <text:p>0.482222</text:p>
          </table:table-cell>
          <table:table-cell office:value-type="float" office:value="-0.414806" calcext:value-type="float">
            <text:p>-0.414806</text:p>
          </table:table-cell>
          <table:table-cell office:value-type="string" calcext:value-type="string">
            <text:p>0.048842</text:p>
          </table:table-cell>
        </table:table-row>
        <table:table-row table:style-name="ro1" table:visibility="filter">
          <table:table-cell office:value-type="float" office:value="1527146715.72292" calcext:value-type="float">
            <text:p>1527146715.72292</text:p>
          </table:table-cell>
          <table:table-cell office:value-type="string" calcext:value-type="string">
            <text:p>PID_y</text:p>
          </table:table-cell>
          <table:table-cell office:value-type="float" office:value="-37.40979" calcext:value-type="float">
            <text:p>-37.40979</text:p>
          </table:table-cell>
          <table:table-cell office:value-type="float" office:value="0.716066" calcext:value-type="float">
            <text:p>0.716066</text:p>
          </table:table-cell>
          <table:table-cell office:value-type="float" office:value="-0.383553" calcext:value-type="float">
            <text:p>-0.383553</text:p>
          </table:table-cell>
          <table:table-cell office:value-type="float" office:value="0.051672" calcext:value-type="float">
            <text:p>0.051672</text:p>
          </table:table-cell>
          <table:table-cell office:value-type="float" office:value="-3.599886" calcext:value-type="float">
            <text:p>-3.599886</text:p>
          </table:table-cell>
          <table:table-cell office:value-type="float" office:value="0.482222" calcext:value-type="float">
            <text:p>0.482222</text:p>
          </table:table-cell>
          <table:table-cell office:value-type="float" office:value="-0.414806" calcext:value-type="float">
            <text:p>-0.414806</text:p>
          </table:table-cell>
          <table:table-cell office:value-type="string" calcext:value-type="string">
            <text:p>0.048842</text:p>
          </table:table-cell>
        </table:table-row>
        <table:table-row table:style-name="ro1">
          <table:table-cell office:value-type="float" office:value="1527146715.7424" calcext:value-type="float">
            <text:p>1527146715.7424</text:p>
          </table:table-cell>
          <table:table-cell office:value-type="string" calcext:value-type="string">
            <text:p>TOC_x</text:p>
          </table:table-cell>
          <table:table-cell office:value-type="float" office:value="-33.169319" calcext:value-type="float">
            <text:p>-33.169319</text:p>
          </table:table-cell>
          <table:table-cell office:value-type="float" office:value="0.815937" calcext:value-type="float">
            <text:p>0.815937</text:p>
          </table:table-cell>
          <table:table-cell office:value-type="float" office:value="-0.362907" calcext:value-type="float">
            <text:p>-0.362907</text:p>
          </table:table-cell>
          <table:table-cell office:value-type="float" office:value="0.054979" calcext:value-type="float">
            <text:p>0.054979</text:p>
          </table:table-cell>
          <table:table-cell office:value-type="float" office:value="-3.388546" calcext:value-type="float">
            <text:p>-3.388546</text:p>
          </table:table-cell>
          <table:table-cell office:value-type="float" office:value="0.516077" calcext:value-type="float">
            <text:p>0.516077</text:p>
          </table:table-cell>
          <table:table-cell office:value-type="float" office:value="-0.383553" calcext:value-type="float">
            <text:p>-0.383553</text:p>
          </table:table-cell>
          <table:table-cell office:value-type="string" calcext:value-type="string">
            <text:p>0.051672</text:p>
          </table:table-cell>
        </table:table-row>
        <table:table-row table:style-name="ro1" table:visibility="filter">
          <table:table-cell office:value-type="float" office:value="1527146715.74246" calcext:value-type="float">
            <text:p>1527146715.74246</text:p>
          </table:table-cell>
          <table:table-cell office:value-type="string" calcext:value-type="string">
            <text:p>PID_y</text:p>
          </table:table-cell>
          <table:table-cell office:value-type="float" office:value="-33.169319" calcext:value-type="float">
            <text:p>-33.169319</text:p>
          </table:table-cell>
          <table:table-cell office:value-type="float" office:value="0.815937" calcext:value-type="float">
            <text:p>0.815937</text:p>
          </table:table-cell>
          <table:table-cell office:value-type="float" office:value="-0.362907" calcext:value-type="float">
            <text:p>-0.362907</text:p>
          </table:table-cell>
          <table:table-cell office:value-type="float" office:value="0.054979" calcext:value-type="float">
            <text:p>0.054979</text:p>
          </table:table-cell>
          <table:table-cell office:value-type="float" office:value="-3.388546" calcext:value-type="float">
            <text:p>-3.388546</text:p>
          </table:table-cell>
          <table:table-cell office:value-type="float" office:value="0.516077" calcext:value-type="float">
            <text:p>0.516077</text:p>
          </table:table-cell>
          <table:table-cell office:value-type="float" office:value="-0.383553" calcext:value-type="float">
            <text:p>-0.383553</text:p>
          </table:table-cell>
          <table:table-cell office:value-type="string" calcext:value-type="string">
            <text:p>0.051672</text:p>
          </table:table-cell>
        </table:table-row>
        <table:table-row table:style-name="ro1">
          <table:table-cell office:value-type="float" office:value="1527146715.76179" calcext:value-type="float">
            <text:p>1527146715.76179</text:p>
          </table:table-cell>
          <table:table-cell office:value-type="string" calcext:value-type="string">
            <text:p>TOC_x</text:p>
          </table:table-cell>
          <table:table-cell office:value-type="float" office:value="-26.770067" calcext:value-type="float">
            <text:p>-26.770067</text:p>
          </table:table-cell>
          <table:table-cell office:value-type="float" office:value="0.932265" calcext:value-type="float">
            <text:p>0.932265</text:p>
          </table:table-cell>
          <table:table-cell office:value-type="float" office:value="-0.329332" calcext:value-type="float">
            <text:p>-0.329332</text:p>
          </table:table-cell>
          <table:table-cell office:value-type="float" office:value="0.058556" calcext:value-type="float">
            <text:p>0.058556</text:p>
          </table:table-cell>
          <table:table-cell office:value-type="float" office:value="-3.042081" calcext:value-type="float">
            <text:p>-3.042081</text:p>
          </table:table-cell>
          <table:table-cell office:value-type="float" office:value="0.55299" calcext:value-type="float">
            <text:p>0.55299</text:p>
          </table:table-cell>
          <table:table-cell office:value-type="float" office:value="-0.362907" calcext:value-type="float">
            <text:p>-0.362907</text:p>
          </table:table-cell>
          <table:table-cell office:value-type="string" calcext:value-type="string">
            <text:p>0.054979</text:p>
          </table:table-cell>
        </table:table-row>
        <table:table-row table:style-name="ro1" table:visibility="filter">
          <table:table-cell office:value-type="float" office:value="1527146715.76184" calcext:value-type="float">
            <text:p>1527146715.76184</text:p>
          </table:table-cell>
          <table:table-cell office:value-type="string" calcext:value-type="string">
            <text:p>PID_y</text:p>
          </table:table-cell>
          <table:table-cell office:value-type="float" office:value="-26.770067" calcext:value-type="float">
            <text:p>-26.770067</text:p>
          </table:table-cell>
          <table:table-cell office:value-type="float" office:value="0.932265" calcext:value-type="float">
            <text:p>0.932265</text:p>
          </table:table-cell>
          <table:table-cell office:value-type="float" office:value="-0.329332" calcext:value-type="float">
            <text:p>-0.329332</text:p>
          </table:table-cell>
          <table:table-cell office:value-type="float" office:value="0.058556" calcext:value-type="float">
            <text:p>0.058556</text:p>
          </table:table-cell>
          <table:table-cell office:value-type="float" office:value="-3.042081" calcext:value-type="float">
            <text:p>-3.042081</text:p>
          </table:table-cell>
          <table:table-cell office:value-type="float" office:value="0.55299" calcext:value-type="float">
            <text:p>0.55299</text:p>
          </table:table-cell>
          <table:table-cell office:value-type="float" office:value="-0.362907" calcext:value-type="float">
            <text:p>-0.362907</text:p>
          </table:table-cell>
          <table:table-cell office:value-type="string" calcext:value-type="string">
            <text:p>0.054979</text:p>
          </table:table-cell>
        </table:table-row>
        <table:table-row table:style-name="ro1">
          <table:table-cell office:value-type="float" office:value="1527146715.78224" calcext:value-type="float">
            <text:p>1527146715.78224</text:p>
          </table:table-cell>
          <table:table-cell office:value-type="string" calcext:value-type="string">
            <text:p>TOC_x</text:p>
          </table:table-cell>
          <table:table-cell office:value-type="float" office:value="-22.982399" calcext:value-type="float">
            <text:p>-22.982399</text:p>
          </table:table-cell>
          <table:table-cell office:value-type="float" office:value="1.055961" calcext:value-type="float">
            <text:p>1.055961</text:p>
          </table:table-cell>
          <table:table-cell office:value-type="float" office:value="-0.306329" calcext:value-type="float">
            <text:p>-0.306329</text:p>
          </table:table-cell>
          <table:table-cell office:value-type="float" office:value="0.062314" calcext:value-type="float">
            <text:p>0.062314</text:p>
          </table:table-cell>
          <table:table-cell office:value-type="float" office:value="-2.817202" calcext:value-type="float">
            <text:p>-2.817202</text:p>
          </table:table-cell>
          <table:table-cell office:value-type="float" office:value="0.589726" calcext:value-type="float">
            <text:p>0.589726</text:p>
          </table:table-cell>
          <table:table-cell office:value-type="float" office:value="-0.329332" calcext:value-type="float">
            <text:p>-0.329332</text:p>
          </table:table-cell>
          <table:table-cell office:value-type="string" calcext:value-type="string">
            <text:p>0.058556</text:p>
          </table:table-cell>
        </table:table-row>
        <table:table-row table:style-name="ro1" table:visibility="filter">
          <table:table-cell office:value-type="float" office:value="1527146715.78229" calcext:value-type="float">
            <text:p>1527146715.78229</text:p>
          </table:table-cell>
          <table:table-cell office:value-type="string" calcext:value-type="string">
            <text:p>PID_y</text:p>
          </table:table-cell>
          <table:table-cell office:value-type="float" office:value="-22.982399" calcext:value-type="float">
            <text:p>-22.982399</text:p>
          </table:table-cell>
          <table:table-cell office:value-type="float" office:value="1.055961" calcext:value-type="float">
            <text:p>1.055961</text:p>
          </table:table-cell>
          <table:table-cell office:value-type="float" office:value="-0.306329" calcext:value-type="float">
            <text:p>-0.306329</text:p>
          </table:table-cell>
          <table:table-cell office:value-type="float" office:value="0.062314" calcext:value-type="float">
            <text:p>0.062314</text:p>
          </table:table-cell>
          <table:table-cell office:value-type="float" office:value="-2.817202" calcext:value-type="float">
            <text:p>-2.817202</text:p>
          </table:table-cell>
          <table:table-cell office:value-type="float" office:value="0.589726" calcext:value-type="float">
            <text:p>0.589726</text:p>
          </table:table-cell>
          <table:table-cell office:value-type="float" office:value="-0.329332" calcext:value-type="float">
            <text:p>-0.329332</text:p>
          </table:table-cell>
          <table:table-cell office:value-type="string" calcext:value-type="string">
            <text:p>0.058556</text:p>
          </table:table-cell>
        </table:table-row>
        <table:table-row table:style-name="ro1">
          <table:table-cell office:value-type="float" office:value="1527146715.80276" calcext:value-type="float">
            <text:p>1527146715.80276</text:p>
          </table:table-cell>
          <table:table-cell office:value-type="string" calcext:value-type="string">
            <text:p>TOC_x</text:p>
          </table:table-cell>
          <table:table-cell office:value-type="float" office:value="-17.94997" calcext:value-type="float">
            <text:p>-17.94997</text:p>
          </table:table-cell>
          <table:table-cell office:value-type="float" office:value="1.18794" calcext:value-type="float">
            <text:p>1.18794</text:p>
          </table:table-cell>
          <table:table-cell office:value-type="float" office:value="-0.272487" calcext:value-type="float">
            <text:p>-0.272487</text:p>
          </table:table-cell>
          <table:table-cell office:value-type="float" office:value="0.066099" calcext:value-type="float">
            <text:p>0.066099</text:p>
          </table:table-cell>
          <table:table-cell office:value-type="float" office:value="-2.487392" calcext:value-type="float">
            <text:p>-2.487392</text:p>
          </table:table-cell>
          <table:table-cell office:value-type="float" office:value="0.626613" calcext:value-type="float">
            <text:p>0.626613</text:p>
          </table:table-cell>
          <table:table-cell office:value-type="float" office:value="-0.306329" calcext:value-type="float">
            <text:p>-0.306329</text:p>
          </table:table-cell>
          <table:table-cell office:value-type="string" calcext:value-type="string">
            <text:p>0.062314</text:p>
          </table:table-cell>
        </table:table-row>
        <table:table-row table:style-name="ro1" table:visibility="filter">
          <table:table-cell office:value-type="float" office:value="1527146715.80282" calcext:value-type="float">
            <text:p>1527146715.80282</text:p>
          </table:table-cell>
          <table:table-cell office:value-type="string" calcext:value-type="string">
            <text:p>PID_y</text:p>
          </table:table-cell>
          <table:table-cell office:value-type="float" office:value="-17.94997" calcext:value-type="float">
            <text:p>-17.94997</text:p>
          </table:table-cell>
          <table:table-cell office:value-type="float" office:value="1.18794" calcext:value-type="float">
            <text:p>1.18794</text:p>
          </table:table-cell>
          <table:table-cell office:value-type="float" office:value="-0.272487" calcext:value-type="float">
            <text:p>-0.272487</text:p>
          </table:table-cell>
          <table:table-cell office:value-type="float" office:value="0.066099" calcext:value-type="float">
            <text:p>0.066099</text:p>
          </table:table-cell>
          <table:table-cell office:value-type="float" office:value="-2.487392" calcext:value-type="float">
            <text:p>-2.487392</text:p>
          </table:table-cell>
          <table:table-cell office:value-type="float" office:value="0.626613" calcext:value-type="float">
            <text:p>0.626613</text:p>
          </table:table-cell>
          <table:table-cell office:value-type="float" office:value="-0.306329" calcext:value-type="float">
            <text:p>-0.306329</text:p>
          </table:table-cell>
          <table:table-cell office:value-type="string" calcext:value-type="string">
            <text:p>0.062314</text:p>
          </table:table-cell>
        </table:table-row>
        <table:table-row table:style-name="ro1">
          <table:table-cell office:value-type="float" office:value="1527146715.82229" calcext:value-type="float">
            <text:p>1527146715.82229</text:p>
          </table:table-cell>
          <table:table-cell office:value-type="string" calcext:value-type="string">
            <text:p>TOC_x</text:p>
          </table:table-cell>
          <table:table-cell office:value-type="float" office:value="-14.744599" calcext:value-type="float">
            <text:p>-14.744599</text:p>
          </table:table-cell>
          <table:table-cell office:value-type="float" office:value="1.311502" calcext:value-type="float">
            <text:p>1.311502</text:p>
          </table:table-cell>
          <table:table-cell office:value-type="float" office:value="-0.249539" calcext:value-type="float">
            <text:p>-0.249539</text:p>
          </table:table-cell>
          <table:table-cell office:value-type="float" office:value="0.069298" calcext:value-type="float">
            <text:p>0.069298</text:p>
          </table:table-cell>
          <table:table-cell office:value-type="float" office:value="-2.252392" calcext:value-type="float">
            <text:p>-2.252392</text:p>
          </table:table-cell>
          <table:table-cell office:value-type="float" office:value="0.659372" calcext:value-type="float">
            <text:p>0.659372</text:p>
          </table:table-cell>
          <table:table-cell office:value-type="float" office:value="-0.272487" calcext:value-type="float">
            <text:p>-0.272487</text:p>
          </table:table-cell>
          <table:table-cell office:value-type="string" calcext:value-type="string">
            <text:p>0.066099</text:p>
          </table:table-cell>
        </table:table-row>
        <table:table-row table:style-name="ro1" table:visibility="filter">
          <table:table-cell office:value-type="float" office:value="1527146715.82239" calcext:value-type="float">
            <text:p>1527146715.82239</text:p>
          </table:table-cell>
          <table:table-cell office:value-type="string" calcext:value-type="string">
            <text:p>PID_y</text:p>
          </table:table-cell>
          <table:table-cell office:value-type="float" office:value="-14.744599" calcext:value-type="float">
            <text:p>-14.744599</text:p>
          </table:table-cell>
          <table:table-cell office:value-type="float" office:value="1.311502" calcext:value-type="float">
            <text:p>1.311502</text:p>
          </table:table-cell>
          <table:table-cell office:value-type="float" office:value="-0.249539" calcext:value-type="float">
            <text:p>-0.249539</text:p>
          </table:table-cell>
          <table:table-cell office:value-type="float" office:value="0.069298" calcext:value-type="float">
            <text:p>0.069298</text:p>
          </table:table-cell>
          <table:table-cell office:value-type="float" office:value="-2.252392" calcext:value-type="float">
            <text:p>-2.252392</text:p>
          </table:table-cell>
          <table:table-cell office:value-type="float" office:value="0.659372" calcext:value-type="float">
            <text:p>0.659372</text:p>
          </table:table-cell>
          <table:table-cell office:value-type="float" office:value="-0.272487" calcext:value-type="float">
            <text:p>-0.272487</text:p>
          </table:table-cell>
          <table:table-cell office:value-type="string" calcext:value-type="string">
            <text:p>0.066099</text:p>
          </table:table-cell>
        </table:table-row>
        <table:table-row table:style-name="ro1">
          <table:table-cell office:value-type="float" office:value="1527146715.84287" calcext:value-type="float">
            <text:p>1527146715.84287</text:p>
          </table:table-cell>
          <table:table-cell office:value-type="string" calcext:value-type="string">
            <text:p>TOC_x</text:p>
          </table:table-cell>
          <table:table-cell office:value-type="float" office:value="-11.9835" calcext:value-type="float">
            <text:p>-11.9835</text:p>
          </table:table-cell>
          <table:table-cell office:value-type="float" office:value="1.414387" calcext:value-type="float">
            <text:p>1.414387</text:p>
          </table:table-cell>
          <table:table-cell office:value-type="float" office:value="-0.226506" calcext:value-type="float">
            <text:p>-0.226506</text:p>
          </table:table-cell>
          <table:table-cell office:value-type="float" office:value="0.071981" calcext:value-type="float">
            <text:p>0.071981</text:p>
          </table:table-cell>
          <table:table-cell office:value-type="float" office:value="-2.028533" calcext:value-type="float">
            <text:p>-2.028533</text:p>
          </table:table-cell>
          <table:table-cell office:value-type="float" office:value="0.68545" calcext:value-type="float">
            <text:p>0.68545</text:p>
          </table:table-cell>
          <table:table-cell office:value-type="float" office:value="-0.249539" calcext:value-type="float">
            <text:p>-0.249539</text:p>
          </table:table-cell>
          <table:table-cell office:value-type="string" calcext:value-type="string">
            <text:p>0.069298</text:p>
          </table:table-cell>
        </table:table-row>
        <table:table-row table:style-name="ro1" table:visibility="filter">
          <table:table-cell office:value-type="float" office:value="1527146715.84292" calcext:value-type="float">
            <text:p>1527146715.84292</text:p>
          </table:table-cell>
          <table:table-cell office:value-type="string" calcext:value-type="string">
            <text:p>PID_y</text:p>
          </table:table-cell>
          <table:table-cell office:value-type="float" office:value="-11.9835" calcext:value-type="float">
            <text:p>-11.9835</text:p>
          </table:table-cell>
          <table:table-cell office:value-type="float" office:value="1.414387" calcext:value-type="float">
            <text:p>1.414387</text:p>
          </table:table-cell>
          <table:table-cell office:value-type="float" office:value="-0.226506" calcext:value-type="float">
            <text:p>-0.226506</text:p>
          </table:table-cell>
          <table:table-cell office:value-type="float" office:value="0.071981" calcext:value-type="float">
            <text:p>0.071981</text:p>
          </table:table-cell>
          <table:table-cell office:value-type="float" office:value="-2.028533" calcext:value-type="float">
            <text:p>-2.028533</text:p>
          </table:table-cell>
          <table:table-cell office:value-type="float" office:value="0.68545" calcext:value-type="float">
            <text:p>0.68545</text:p>
          </table:table-cell>
          <table:table-cell office:value-type="float" office:value="-0.249539" calcext:value-type="float">
            <text:p>-0.249539</text:p>
          </table:table-cell>
          <table:table-cell office:value-type="string" calcext:value-type="string">
            <text:p>0.069298</text:p>
          </table:table-cell>
        </table:table-row>
        <table:table-row table:style-name="ro1">
          <table:table-cell office:value-type="float" office:value="1527146715.86239" calcext:value-type="float">
            <text:p>1527146715.86239</text:p>
          </table:table-cell>
          <table:table-cell office:value-type="string" calcext:value-type="string">
            <text:p>TOC_x</text:p>
          </table:table-cell>
          <table:table-cell office:value-type="float" office:value="-8.009674" calcext:value-type="float">
            <text:p>-8.009674</text:p>
          </table:table-cell>
          <table:table-cell office:value-type="float" office:value="1.541246" calcext:value-type="float">
            <text:p>1.541246</text:p>
          </table:table-cell>
          <table:table-cell office:value-type="float" office:value="-0.190053" calcext:value-type="float">
            <text:p>-0.190053</text:p>
          </table:table-cell>
          <table:table-cell office:value-type="float" office:value="0.074994" calcext:value-type="float">
            <text:p>0.074994</text:p>
          </table:table-cell>
          <table:table-cell office:value-type="float" office:value="-1.654348" calcext:value-type="float">
            <text:p>-1.654348</text:p>
          </table:table-cell>
          <table:table-cell office:value-type="float" office:value="0.716372" calcext:value-type="float">
            <text:p>0.716372</text:p>
          </table:table-cell>
          <table:table-cell office:value-type="float" office:value="-0.226506" calcext:value-type="float">
            <text:p>-0.226506</text:p>
          </table:table-cell>
          <table:table-cell office:value-type="string" calcext:value-type="string">
            <text:p>0.071981</text:p>
          </table:table-cell>
        </table:table-row>
        <table:table-row table:style-name="ro1" table:visibility="filter">
          <table:table-cell office:value-type="float" office:value="1527146715.86244" calcext:value-type="float">
            <text:p>1527146715.86244</text:p>
          </table:table-cell>
          <table:table-cell office:value-type="string" calcext:value-type="string">
            <text:p>PID_y</text:p>
          </table:table-cell>
          <table:table-cell office:value-type="float" office:value="-8.009674" calcext:value-type="float">
            <text:p>-8.009674</text:p>
          </table:table-cell>
          <table:table-cell office:value-type="float" office:value="1.541246" calcext:value-type="float">
            <text:p>1.541246</text:p>
          </table:table-cell>
          <table:table-cell office:value-type="float" office:value="-0.190053" calcext:value-type="float">
            <text:p>-0.190053</text:p>
          </table:table-cell>
          <table:table-cell office:value-type="float" office:value="0.074994" calcext:value-type="float">
            <text:p>0.074994</text:p>
          </table:table-cell>
          <table:table-cell office:value-type="float" office:value="-1.654348" calcext:value-type="float">
            <text:p>-1.654348</text:p>
          </table:table-cell>
          <table:table-cell office:value-type="float" office:value="0.716372" calcext:value-type="float">
            <text:p>0.716372</text:p>
          </table:table-cell>
          <table:table-cell office:value-type="float" office:value="-0.226506" calcext:value-type="float">
            <text:p>-0.226506</text:p>
          </table:table-cell>
          <table:table-cell office:value-type="string" calcext:value-type="string">
            <text:p>0.071981</text:p>
          </table:table-cell>
        </table:table-row>
        <table:table-row table:style-name="ro1">
          <table:table-cell office:value-type="float" office:value="1527146715.88292" calcext:value-type="float">
            <text:p>1527146715.88292</text:p>
          </table:table-cell>
          <table:table-cell office:value-type="string" calcext:value-type="string">
            <text:p>TOC_x</text:p>
          </table:table-cell>
          <table:table-cell office:value-type="float" office:value="-5.897405" calcext:value-type="float">
            <text:p>-5.897405</text:p>
          </table:table-cell>
          <table:table-cell office:value-type="float" office:value="1.632843" calcext:value-type="float">
            <text:p>1.632843</text:p>
          </table:table-cell>
          <table:table-cell office:value-type="float" office:value="-0.165582" calcext:value-type="float">
            <text:p>-0.165582</text:p>
          </table:table-cell>
          <table:table-cell office:value-type="float" office:value="0.077206" calcext:value-type="float">
            <text:p>0.077206</text:p>
          </table:table-cell>
          <table:table-cell office:value-type="float" office:value="-1.416382" calcext:value-type="float">
            <text:p>-1.416382</text:p>
          </table:table-cell>
          <table:table-cell office:value-type="float" office:value="0.737884" calcext:value-type="float">
            <text:p>0.737884</text:p>
          </table:table-cell>
          <table:table-cell office:value-type="float" office:value="-0.190053" calcext:value-type="float">
            <text:p>-0.190053</text:p>
          </table:table-cell>
          <table:table-cell office:value-type="string" calcext:value-type="string">
            <text:p>0.074994</text:p>
          </table:table-cell>
        </table:table-row>
        <table:table-row table:style-name="ro1" table:visibility="filter">
          <table:table-cell office:value-type="float" office:value="1527146715.88297" calcext:value-type="float">
            <text:p>1527146715.88297</text:p>
          </table:table-cell>
          <table:table-cell office:value-type="string" calcext:value-type="string">
            <text:p>PID_y</text:p>
          </table:table-cell>
          <table:table-cell office:value-type="float" office:value="-5.897405" calcext:value-type="float">
            <text:p>-5.897405</text:p>
          </table:table-cell>
          <table:table-cell office:value-type="float" office:value="1.632843" calcext:value-type="float">
            <text:p>1.632843</text:p>
          </table:table-cell>
          <table:table-cell office:value-type="float" office:value="-0.165582" calcext:value-type="float">
            <text:p>-0.165582</text:p>
          </table:table-cell>
          <table:table-cell office:value-type="float" office:value="0.077206" calcext:value-type="float">
            <text:p>0.077206</text:p>
          </table:table-cell>
          <table:table-cell office:value-type="float" office:value="-1.416382" calcext:value-type="float">
            <text:p>-1.416382</text:p>
          </table:table-cell>
          <table:table-cell office:value-type="float" office:value="0.737884" calcext:value-type="float">
            <text:p>0.737884</text:p>
          </table:table-cell>
          <table:table-cell office:value-type="float" office:value="-0.190053" calcext:value-type="float">
            <text:p>-0.190053</text:p>
          </table:table-cell>
          <table:table-cell office:value-type="string" calcext:value-type="string">
            <text:p>0.074994</text:p>
          </table:table-cell>
        </table:table-row>
        <table:table-row table:style-name="ro1">
          <table:table-cell office:value-type="float" office:value="1527146715.90248" calcext:value-type="float">
            <text:p>1527146715.90248</text:p>
          </table:table-cell>
          <table:table-cell office:value-type="string" calcext:value-type="string">
            <text:p>TOC_x</text:p>
          </table:table-cell>
          <table:table-cell office:value-type="float" office:value="-3.984274" calcext:value-type="float">
            <text:p>-3.984274</text:p>
          </table:table-cell>
          <table:table-cell office:value-type="float" office:value="1.709682" calcext:value-type="float">
            <text:p>1.709682</text:p>
          </table:table-cell>
          <table:table-cell office:value-type="float" office:value="-0.140508" calcext:value-type="float">
            <text:p>-0.140508</text:p>
          </table:table-cell>
          <table:table-cell office:value-type="float" office:value="0.078927" calcext:value-type="float">
            <text:p>0.078927</text:p>
          </table:table-cell>
          <table:table-cell office:value-type="float" office:value="-1.159878" calcext:value-type="float">
            <text:p>-1.159878</text:p>
          </table:table-cell>
          <table:table-cell office:value-type="float" office:value="0.75549" calcext:value-type="float">
            <text:p>0.75549</text:p>
          </table:table-cell>
          <table:table-cell office:value-type="float" office:value="-0.165582" calcext:value-type="float">
            <text:p>-0.165582</text:p>
          </table:table-cell>
          <table:table-cell office:value-type="string" calcext:value-type="string">
            <text:p>0.077206</text:p>
          </table:table-cell>
        </table:table-row>
        <table:table-row table:style-name="ro1" table:visibility="filter">
          <table:table-cell office:value-type="float" office:value="1527146715.90253" calcext:value-type="float">
            <text:p>1527146715.90253</text:p>
          </table:table-cell>
          <table:table-cell office:value-type="string" calcext:value-type="string">
            <text:p>PID_y</text:p>
          </table:table-cell>
          <table:table-cell office:value-type="float" office:value="-3.984274" calcext:value-type="float">
            <text:p>-3.984274</text:p>
          </table:table-cell>
          <table:table-cell office:value-type="float" office:value="1.709682" calcext:value-type="float">
            <text:p>1.709682</text:p>
          </table:table-cell>
          <table:table-cell office:value-type="float" office:value="-0.140508" calcext:value-type="float">
            <text:p>-0.140508</text:p>
          </table:table-cell>
          <table:table-cell office:value-type="float" office:value="0.078927" calcext:value-type="float">
            <text:p>0.078927</text:p>
          </table:table-cell>
          <table:table-cell office:value-type="float" office:value="-1.159878" calcext:value-type="float">
            <text:p>-1.159878</text:p>
          </table:table-cell>
          <table:table-cell office:value-type="float" office:value="0.75549" calcext:value-type="float">
            <text:p>0.75549</text:p>
          </table:table-cell>
          <table:table-cell office:value-type="float" office:value="-0.165582" calcext:value-type="float">
            <text:p>-0.165582</text:p>
          </table:table-cell>
          <table:table-cell office:value-type="string" calcext:value-type="string">
            <text:p>0.077206</text:p>
          </table:table-cell>
        </table:table-row>
        <table:table-row table:style-name="ro1">
          <table:table-cell office:value-type="float" office:value="1527146715.92184" calcext:value-type="float">
            <text:p>1527146715.92184</text:p>
          </table:table-cell>
          <table:table-cell office:value-type="string" calcext:value-type="string">
            <text:p>TOC_x</text:p>
          </table:table-cell>
          <table:table-cell office:value-type="float" office:value="-1.712396" calcext:value-type="float">
            <text:p>-1.712396</text:p>
          </table:table-cell>
          <table:table-cell office:value-type="float" office:value="1.881031" calcext:value-type="float">
            <text:p>1.881031</text:p>
          </table:table-cell>
          <table:table-cell office:value-type="float" office:value="-0.100951" calcext:value-type="float">
            <text:p>-0.100951</text:p>
          </table:table-cell>
          <table:table-cell office:value-type="float" office:value="0.082593" calcext:value-type="float">
            <text:p>0.082593</text:p>
          </table:table-cell>
          <table:table-cell office:value-type="float" office:value="-0.751003" calcext:value-type="float">
            <text:p>-0.751003</text:p>
          </table:table-cell>
          <table:table-cell office:value-type="float" office:value="0.793381" calcext:value-type="float">
            <text:p>0.793381</text:p>
          </table:table-cell>
          <table:table-cell office:value-type="float" office:value="-0.140508" calcext:value-type="float">
            <text:p>-0.140508</text:p>
          </table:table-cell>
          <table:table-cell office:value-type="string" calcext:value-type="string">
            <text:p>0.078927</text:p>
          </table:table-cell>
        </table:table-row>
        <table:table-row table:style-name="ro1" table:visibility="filter">
          <table:table-cell office:value-type="float" office:value="1527146715.92189" calcext:value-type="float">
            <text:p>1527146715.92189</text:p>
          </table:table-cell>
          <table:table-cell office:value-type="string" calcext:value-type="string">
            <text:p>PID_y</text:p>
          </table:table-cell>
          <table:table-cell office:value-type="float" office:value="-1.712396" calcext:value-type="float">
            <text:p>-1.712396</text:p>
          </table:table-cell>
          <table:table-cell office:value-type="float" office:value="1.881031" calcext:value-type="float">
            <text:p>1.881031</text:p>
          </table:table-cell>
          <table:table-cell office:value-type="float" office:value="-0.100951" calcext:value-type="float">
            <text:p>-0.100951</text:p>
          </table:table-cell>
          <table:table-cell office:value-type="float" office:value="0.082593" calcext:value-type="float">
            <text:p>0.082593</text:p>
          </table:table-cell>
          <table:table-cell office:value-type="float" office:value="-0.751003" calcext:value-type="float">
            <text:p>-0.751003</text:p>
          </table:table-cell>
          <table:table-cell office:value-type="float" office:value="0.793381" calcext:value-type="float">
            <text:p>0.793381</text:p>
          </table:table-cell>
          <table:table-cell office:value-type="float" office:value="-0.140508" calcext:value-type="float">
            <text:p>-0.140508</text:p>
          </table:table-cell>
          <table:table-cell office:value-type="string" calcext:value-type="string">
            <text:p>0.078927</text:p>
          </table:table-cell>
        </table:table-row>
        <table:table-row table:style-name="ro1">
          <table:table-cell office:value-type="float" office:value="1527146715.94228" calcext:value-type="float">
            <text:p>1527146715.94228</text:p>
          </table:table-cell>
          <table:table-cell office:value-type="string" calcext:value-type="string">
            <text:p>PID_x</text:p>
          </table:table-cell>
          <table:table-cell office:value-type="float" office:value="-0.765252" calcext:value-type="float">
            <text:p>-0.765252</text:p>
          </table:table-cell>
          <table:table-cell office:value-type="float" office:value="1.927755" calcext:value-type="float">
            <text:p>1.927755</text:p>
          </table:table-cell>
          <table:table-cell office:value-type="float" office:value="-0.074427" calcext:value-type="float">
            <text:p>-0.074427</text:p>
          </table:table-cell>
          <table:table-cell office:value-type="float" office:value="0.083617" calcext:value-type="float">
            <text:p>0.083617</text:p>
          </table:table-cell>
          <table:table-cell office:value-type="float" office:value="-0.49172" calcext:value-type="float">
            <text:p>-0.49172</text:p>
          </table:table-cell>
          <table:table-cell office:value-type="float" office:value="0.803398" calcext:value-type="float">
            <text:p>0.803398</text:p>
          </table:table-cell>
          <table:table-cell office:value-type="float" office:value="-0.100951" calcext:value-type="float">
            <text:p>-0.100951</text:p>
          </table:table-cell>
          <table:table-cell office:value-type="string" calcext:value-type="string">
            <text:p>0.082593</text:p>
          </table:table-cell>
        </table:table-row>
        <table:table-row table:style-name="ro1" table:visibility="filter">
          <table:table-cell office:value-type="float" office:value="1527146715.94238" calcext:value-type="float">
            <text:p>1527146715.94238</text:p>
          </table:table-cell>
          <table:table-cell office:value-type="string" calcext:value-type="string">
            <text:p>PID_y</text:p>
          </table:table-cell>
          <table:table-cell office:value-type="float" office:value="-0.765252" calcext:value-type="float">
            <text:p>-0.765252</text:p>
          </table:table-cell>
          <table:table-cell office:value-type="float" office:value="1.927755" calcext:value-type="float">
            <text:p>1.927755</text:p>
          </table:table-cell>
          <table:table-cell office:value-type="float" office:value="-0.074427" calcext:value-type="float">
            <text:p>-0.074427</text:p>
          </table:table-cell>
          <table:table-cell office:value-type="float" office:value="0.083617" calcext:value-type="float">
            <text:p>0.083617</text:p>
          </table:table-cell>
          <table:table-cell office:value-type="float" office:value="-0.49172" calcext:value-type="float">
            <text:p>-0.49172</text:p>
          </table:table-cell>
          <table:table-cell office:value-type="float" office:value="0.803398" calcext:value-type="float">
            <text:p>0.803398</text:p>
          </table:table-cell>
          <table:table-cell office:value-type="float" office:value="-0.100951" calcext:value-type="float">
            <text:p>-0.100951</text:p>
          </table:table-cell>
          <table:table-cell office:value-type="string" calcext:value-type="string">
            <text:p>0.082593</text:p>
          </table:table-cell>
        </table:table-row>
        <table:table-row table:style-name="ro1">
          <table:table-cell office:value-type="float" office:value="1527146715.96182" calcext:value-type="float">
            <text:p>1527146715.96182</text:p>
          </table:table-cell>
          <table:table-cell office:value-type="string" calcext:value-type="string">
            <text:p>PID_x</text:p>
          </table:table-cell>
          <table:table-cell office:value-type="float" office:value="-0.056021" calcext:value-type="float">
            <text:p>-0.056021</text:p>
          </table:table-cell>
          <table:table-cell office:value-type="float" office:value="2.012637" calcext:value-type="float">
            <text:p>2.012637</text:p>
          </table:table-cell>
          <table:table-cell office:value-type="float" office:value="-0.034812" calcext:value-type="float">
            <text:p>-0.034812</text:p>
          </table:table-cell>
          <table:table-cell office:value-type="float" office:value="0.085367" calcext:value-type="float">
            <text:p>0.085367</text:p>
          </table:table-cell>
          <table:table-cell office:value-type="float" office:value="-0.086159" calcext:value-type="float">
            <text:p>-0.086159</text:p>
          </table:table-cell>
          <table:table-cell office:value-type="float" office:value="0.821307" calcext:value-type="float">
            <text:p>0.821307</text:p>
          </table:table-cell>
          <table:table-cell office:value-type="float" office:value="-0.074427" calcext:value-type="float">
            <text:p>-0.074427</text:p>
          </table:table-cell>
          <table:table-cell office:value-type="string" calcext:value-type="string">
            <text:p>0.083617</text:p>
          </table:table-cell>
        </table:table-row>
        <table:table-row table:style-name="ro1" table:visibility="filter">
          <table:table-cell office:value-type="float" office:value="1527146715.96187" calcext:value-type="float">
            <text:p>1527146715.96187</text:p>
          </table:table-cell>
          <table:table-cell office:value-type="string" calcext:value-type="string">
            <text:p>PID_y</text:p>
          </table:table-cell>
          <table:table-cell office:value-type="float" office:value="-0.056021" calcext:value-type="float">
            <text:p>-0.056021</text:p>
          </table:table-cell>
          <table:table-cell office:value-type="float" office:value="2.012637" calcext:value-type="float">
            <text:p>2.012637</text:p>
          </table:table-cell>
          <table:table-cell office:value-type="float" office:value="-0.034812" calcext:value-type="float">
            <text:p>-0.034812</text:p>
          </table:table-cell>
          <table:table-cell office:value-type="float" office:value="0.085367" calcext:value-type="float">
            <text:p>0.085367</text:p>
          </table:table-cell>
          <table:table-cell office:value-type="float" office:value="-0.086159" calcext:value-type="float">
            <text:p>-0.086159</text:p>
          </table:table-cell>
          <table:table-cell office:value-type="float" office:value="0.821307" calcext:value-type="float">
            <text:p>0.821307</text:p>
          </table:table-cell>
          <table:table-cell office:value-type="float" office:value="-0.074427" calcext:value-type="float">
            <text:p>-0.074427</text:p>
          </table:table-cell>
          <table:table-cell office:value-type="string" calcext:value-type="string">
            <text:p>0.083617</text:p>
          </table:table-cell>
        </table:table-row>
        <table:table-row table:style-name="ro1">
          <table:table-cell office:value-type="float" office:value="1527146715.98241" calcext:value-type="float">
            <text:p>1527146715.98241</text:p>
          </table:table-cell>
          <table:table-cell office:value-type="string" calcext:value-type="string">
            <text:p>PID_x</text:p>
          </table:table-cell>
          <table:table-cell office:value-type="float" office:value="0.086401" calcext:value-type="float">
            <text:p>0.086401</text:p>
          </table:table-cell>
          <table:table-cell office:value-type="float" office:value="2.067194" calcext:value-type="float">
            <text:p>2.067194</text:p>
          </table:table-cell>
          <table:table-cell office:value-type="float" office:value="-0.007297" calcext:value-type="float">
            <text:p>-0.007297</text:p>
          </table:table-cell>
          <table:table-cell office:value-type="float" office:value="0.08653" calcext:value-type="float">
            <text:p>0.08653</text:p>
          </table:table-cell>
          <table:table-cell office:value-type="float" office:value="0.181092" calcext:value-type="float">
            <text:p>0.181092</text:p>
          </table:table-cell>
          <table:table-cell office:value-type="float" office:value="0.832606" calcext:value-type="float">
            <text:p>0.832606</text:p>
          </table:table-cell>
          <table:table-cell office:value-type="float" office:value="-0.034812" calcext:value-type="float">
            <text:p>-0.034812</text:p>
          </table:table-cell>
          <table:table-cell office:value-type="string" calcext:value-type="string">
            <text:p>0.085367</text:p>
          </table:table-cell>
        </table:table-row>
        <table:table-row table:style-name="ro1" table:visibility="filter">
          <table:table-cell office:value-type="float" office:value="1527146715.98247" calcext:value-type="float">
            <text:p>1527146715.98247</text:p>
          </table:table-cell>
          <table:table-cell office:value-type="string" calcext:value-type="string">
            <text:p>PID_y</text:p>
          </table:table-cell>
          <table:table-cell office:value-type="float" office:value="0.086401" calcext:value-type="float">
            <text:p>0.086401</text:p>
          </table:table-cell>
          <table:table-cell office:value-type="float" office:value="2.067194" calcext:value-type="float">
            <text:p>2.067194</text:p>
          </table:table-cell>
          <table:table-cell office:value-type="float" office:value="-0.007297" calcext:value-type="float">
            <text:p>-0.007297</text:p>
          </table:table-cell>
          <table:table-cell office:value-type="float" office:value="0.08653" calcext:value-type="float">
            <text:p>0.08653</text:p>
          </table:table-cell>
          <table:table-cell office:value-type="float" office:value="0.181092" calcext:value-type="float">
            <text:p>0.181092</text:p>
          </table:table-cell>
          <table:table-cell office:value-type="float" office:value="0.832606" calcext:value-type="float">
            <text:p>0.832606</text:p>
          </table:table-cell>
          <table:table-cell office:value-type="float" office:value="-0.034812" calcext:value-type="float">
            <text:p>-0.034812</text:p>
          </table:table-cell>
          <table:table-cell office:value-type="string" calcext:value-type="string">
            <text:p>0.085367</text:p>
          </table:table-cell>
        </table:table-row>
        <table:table-row table:style-name="ro1">
          <table:table-cell office:value-type="float" office:value="1527146716.00182" calcext:value-type="float">
            <text:p>1527146716.00182</text:p>
          </table:table-cell>
          <table:table-cell office:value-type="string" calcext:value-type="string">
            <text:p>PID_x</text:p>
          </table:table-cell>
          <table:table-cell office:value-type="float" office:value="1.063264" calcext:value-type="float">
            <text:p>1.063264</text:p>
          </table:table-cell>
          <table:table-cell office:value-type="float" office:value="2.119447" calcext:value-type="float">
            <text:p>2.119447</text:p>
          </table:table-cell>
          <table:table-cell office:value-type="float" office:value="0.033414" calcext:value-type="float">
            <text:p>0.033414</text:p>
          </table:table-cell>
          <table:table-cell office:value-type="float" office:value="0.087569" calcext:value-type="float">
            <text:p>0.087569</text:p>
          </table:table-cell>
          <table:table-cell office:value-type="float" office:value="0.600373" calcext:value-type="float">
            <text:p>0.600373</text:p>
          </table:table-cell>
          <table:table-cell office:value-type="float" office:value="0.843301" calcext:value-type="float">
            <text:p>0.843301</text:p>
          </table:table-cell>
          <table:table-cell office:value-type="float" office:value="-0.007297" calcext:value-type="float">
            <text:p>-0.007297</text:p>
          </table:table-cell>
          <table:table-cell office:value-type="string" calcext:value-type="string">
            <text:p>0.086530</text:p>
          </table:table-cell>
        </table:table-row>
        <table:table-row table:style-name="ro1" table:visibility="filter">
          <table:table-cell office:value-type="float" office:value="1527146716.00188" calcext:value-type="float">
            <text:p>1527146716.00188</text:p>
          </table:table-cell>
          <table:table-cell office:value-type="string" calcext:value-type="string">
            <text:p>PID_y</text:p>
          </table:table-cell>
          <table:table-cell office:value-type="float" office:value="1.063264" calcext:value-type="float">
            <text:p>1.063264</text:p>
          </table:table-cell>
          <table:table-cell office:value-type="float" office:value="2.119447" calcext:value-type="float">
            <text:p>2.119447</text:p>
          </table:table-cell>
          <table:table-cell office:value-type="float" office:value="0.033414" calcext:value-type="float">
            <text:p>0.033414</text:p>
          </table:table-cell>
          <table:table-cell office:value-type="float" office:value="0.087569" calcext:value-type="float">
            <text:p>0.087569</text:p>
          </table:table-cell>
          <table:table-cell office:value-type="float" office:value="0.600373" calcext:value-type="float">
            <text:p>0.600373</text:p>
          </table:table-cell>
          <table:table-cell office:value-type="float" office:value="0.843301" calcext:value-type="float">
            <text:p>0.843301</text:p>
          </table:table-cell>
          <table:table-cell office:value-type="float" office:value="-0.007297" calcext:value-type="float">
            <text:p>-0.007297</text:p>
          </table:table-cell>
          <table:table-cell office:value-type="string" calcext:value-type="string">
            <text:p>0.086530</text:p>
          </table:table-cell>
        </table:table-row>
        <table:table-row table:style-name="ro1">
          <table:table-cell office:value-type="float" office:value="1527146716.02237" calcext:value-type="float">
            <text:p>1527146716.02237</text:p>
          </table:table-cell>
          <table:table-cell office:value-type="string" calcext:value-type="string">
            <text:p>PID_x</text:p>
          </table:table-cell>
          <table:table-cell office:value-type="float" office:value="2.177372" calcext:value-type="float">
            <text:p>2.177372</text:p>
          </table:table-cell>
          <table:table-cell office:value-type="float" office:value="2.107134" calcext:value-type="float">
            <text:p>2.107134</text:p>
          </table:table-cell>
          <table:table-cell office:value-type="float" office:value="0.060108" calcext:value-type="float">
            <text:p>0.060108</text:p>
          </table:table-cell>
          <table:table-cell office:value-type="float" office:value="0.087312" calcext:value-type="float">
            <text:p>0.087312</text:p>
          </table:table-cell>
          <table:table-cell office:value-type="float" office:value="0.860838" calcext:value-type="float">
            <text:p>0.860838</text:p>
          </table:table-cell>
          <table:table-cell office:value-type="float" office:value="0.840796" calcext:value-type="float">
            <text:p>0.840796</text:p>
          </table:table-cell>
          <table:table-cell office:value-type="float" office:value="0.033414" calcext:value-type="float">
            <text:p>0.033414</text:p>
          </table:table-cell>
          <table:table-cell office:value-type="string" calcext:value-type="string">
            <text:p>0.087569</text:p>
          </table:table-cell>
        </table:table-row>
        <table:table-row table:style-name="ro1" table:visibility="filter">
          <table:table-cell office:value-type="float" office:value="1527146716.02242" calcext:value-type="float">
            <text:p>1527146716.02242</text:p>
          </table:table-cell>
          <table:table-cell office:value-type="string" calcext:value-type="string">
            <text:p>PID_y</text:p>
          </table:table-cell>
          <table:table-cell office:value-type="float" office:value="2.177372" calcext:value-type="float">
            <text:p>2.177372</text:p>
          </table:table-cell>
          <table:table-cell office:value-type="float" office:value="2.107134" calcext:value-type="float">
            <text:p>2.107134</text:p>
          </table:table-cell>
          <table:table-cell office:value-type="float" office:value="0.060108" calcext:value-type="float">
            <text:p>0.060108</text:p>
          </table:table-cell>
          <table:table-cell office:value-type="float" office:value="0.087312" calcext:value-type="float">
            <text:p>0.087312</text:p>
          </table:table-cell>
          <table:table-cell office:value-type="float" office:value="0.860838" calcext:value-type="float">
            <text:p>0.860838</text:p>
          </table:table-cell>
          <table:table-cell office:value-type="float" office:value="0.840796" calcext:value-type="float">
            <text:p>0.840796</text:p>
          </table:table-cell>
          <table:table-cell office:value-type="float" office:value="0.033414" calcext:value-type="float">
            <text:p>0.033414</text:p>
          </table:table-cell>
          <table:table-cell office:value-type="string" calcext:value-type="string">
            <text:p>0.087569</text:p>
          </table:table-cell>
        </table:table-row>
        <table:table-row table:style-name="ro1">
          <table:table-cell office:value-type="float" office:value="1527146716.04192" calcext:value-type="float">
            <text:p>1527146716.04192</text:p>
          </table:table-cell>
          <table:table-cell office:value-type="string" calcext:value-type="string">
            <text:p>PID_x</text:p>
          </table:table-cell>
          <table:table-cell office:value-type="float" office:value="3.710343" calcext:value-type="float">
            <text:p>3.710343</text:p>
          </table:table-cell>
          <table:table-cell office:value-type="float" office:value="2.103424" calcext:value-type="float">
            <text:p>2.103424</text:p>
          </table:table-cell>
          <table:table-cell office:value-type="float" office:value="0.086087" calcext:value-type="float">
            <text:p>0.086087</text:p>
          </table:table-cell>
          <table:table-cell office:value-type="float" office:value="0.087238" calcext:value-type="float">
            <text:p>0.087238</text:p>
          </table:table-cell>
          <table:table-cell office:value-type="float" office:value="1.126272" calcext:value-type="float">
            <text:p>1.126272</text:p>
          </table:table-cell>
          <table:table-cell office:value-type="float" office:value="0.840039" calcext:value-type="float">
            <text:p>0.840039</text:p>
          </table:table-cell>
          <table:table-cell office:value-type="float" office:value="0.060108" calcext:value-type="float">
            <text:p>0.060108</text:p>
          </table:table-cell>
          <table:table-cell office:value-type="string" calcext:value-type="string">
            <text:p>0.087312</text:p>
          </table:table-cell>
        </table:table-row>
        <table:table-row table:style-name="ro1" table:visibility="filter">
          <table:table-cell office:value-type="float" office:value="1527146716.04198" calcext:value-type="float">
            <text:p>1527146716.04198</text:p>
          </table:table-cell>
          <table:table-cell office:value-type="string" calcext:value-type="string">
            <text:p>PID_y</text:p>
          </table:table-cell>
          <table:table-cell office:value-type="float" office:value="3.710343" calcext:value-type="float">
            <text:p>3.710343</text:p>
          </table:table-cell>
          <table:table-cell office:value-type="float" office:value="2.103424" calcext:value-type="float">
            <text:p>2.103424</text:p>
          </table:table-cell>
          <table:table-cell office:value-type="float" office:value="0.086087" calcext:value-type="float">
            <text:p>0.086087</text:p>
          </table:table-cell>
          <table:table-cell office:value-type="float" office:value="0.087238" calcext:value-type="float">
            <text:p>0.087238</text:p>
          </table:table-cell>
          <table:table-cell office:value-type="float" office:value="1.126272" calcext:value-type="float">
            <text:p>1.126272</text:p>
          </table:table-cell>
          <table:table-cell office:value-type="float" office:value="0.840039" calcext:value-type="float">
            <text:p>0.840039</text:p>
          </table:table-cell>
          <table:table-cell office:value-type="float" office:value="0.060108" calcext:value-type="float">
            <text:p>0.060108</text:p>
          </table:table-cell>
          <table:table-cell office:value-type="string" calcext:value-type="string">
            <text:p>0.087312</text:p>
          </table:table-cell>
        </table:table-row>
        <table:table-row table:style-name="ro1">
          <table:table-cell office:value-type="float" office:value="1527146716.06245" calcext:value-type="float">
            <text:p>1527146716.06245</text:p>
          </table:table-cell>
          <table:table-cell office:value-type="string" calcext:value-type="string">
            <text:p>TOC_x</text:p>
          </table:table-cell>
          <table:table-cell office:value-type="float" office:value="6.591461" calcext:value-type="float">
            <text:p>6.591461</text:p>
          </table:table-cell>
          <table:table-cell office:value-type="float" office:value="2.053011" calcext:value-type="float">
            <text:p>2.053011</text:p>
          </table:table-cell>
          <table:table-cell office:value-type="float" office:value="0.124926" calcext:value-type="float">
            <text:p>0.124926</text:p>
          </table:table-cell>
          <table:table-cell office:value-type="float" office:value="0.086175" calcext:value-type="float">
            <text:p>0.086175</text:p>
          </table:table-cell>
          <table:table-cell office:value-type="float" office:value="1.504423" calcext:value-type="float">
            <text:p>1.504423</text:p>
          </table:table-cell>
          <table:table-cell office:value-type="float" office:value="0.829694" calcext:value-type="float">
            <text:p>0.829694</text:p>
          </table:table-cell>
          <table:table-cell office:value-type="float" office:value="0.086087" calcext:value-type="float">
            <text:p>0.086087</text:p>
          </table:table-cell>
          <table:table-cell office:value-type="string" calcext:value-type="string">
            <text:p>0.087238</text:p>
          </table:table-cell>
        </table:table-row>
        <table:table-row table:style-name="ro1" table:visibility="filter">
          <table:table-cell office:value-type="float" office:value="1527146716.06252" calcext:value-type="float">
            <text:p>1527146716.06252</text:p>
          </table:table-cell>
          <table:table-cell office:value-type="string" calcext:value-type="string">
            <text:p>PID_y</text:p>
          </table:table-cell>
          <table:table-cell office:value-type="float" office:value="6.591461" calcext:value-type="float">
            <text:p>6.591461</text:p>
          </table:table-cell>
          <table:table-cell office:value-type="float" office:value="2.053011" calcext:value-type="float">
            <text:p>2.053011</text:p>
          </table:table-cell>
          <table:table-cell office:value-type="float" office:value="0.124926" calcext:value-type="float">
            <text:p>0.124926</text:p>
          </table:table-cell>
          <table:table-cell office:value-type="float" office:value="0.086175" calcext:value-type="float">
            <text:p>0.086175</text:p>
          </table:table-cell>
          <table:table-cell office:value-type="float" office:value="1.504423" calcext:value-type="float">
            <text:p>1.504423</text:p>
          </table:table-cell>
          <table:table-cell office:value-type="float" office:value="0.829694" calcext:value-type="float">
            <text:p>0.829694</text:p>
          </table:table-cell>
          <table:table-cell office:value-type="float" office:value="0.086087" calcext:value-type="float">
            <text:p>0.086087</text:p>
          </table:table-cell>
          <table:table-cell office:value-type="string" calcext:value-type="string">
            <text:p>0.087238</text:p>
          </table:table-cell>
        </table:table-row>
        <table:table-row table:style-name="ro1">
          <table:table-cell office:value-type="float" office:value="1527146716.08184" calcext:value-type="float">
            <text:p>1527146716.08184</text:p>
          </table:table-cell>
          <table:table-cell office:value-type="string" calcext:value-type="string">
            <text:p>TOC_x</text:p>
          </table:table-cell>
          <table:table-cell office:value-type="float" office:value="9.091566" calcext:value-type="float">
            <text:p>9.091566</text:p>
          </table:table-cell>
          <table:table-cell office:value-type="float" office:value="2.037862" calcext:value-type="float">
            <text:p>2.037862</text:p>
          </table:table-cell>
          <table:table-cell office:value-type="float" office:value="0.150586" calcext:value-type="float">
            <text:p>0.150586</text:p>
          </table:table-cell>
          <table:table-cell office:value-type="float" office:value="0.085871" calcext:value-type="float">
            <text:p>0.085871</text:p>
          </table:table-cell>
          <table:table-cell office:value-type="float" office:value="1.768995" calcext:value-type="float">
            <text:p>1.768995</text:p>
          </table:table-cell>
          <table:table-cell office:value-type="float" office:value="0.826557" calcext:value-type="float">
            <text:p>0.826557</text:p>
          </table:table-cell>
          <table:table-cell office:value-type="float" office:value="0.124926" calcext:value-type="float">
            <text:p>0.124926</text:p>
          </table:table-cell>
          <table:table-cell office:value-type="string" calcext:value-type="string">
            <text:p>0.086175</text:p>
          </table:table-cell>
        </table:table-row>
        <table:table-row table:style-name="ro1" table:visibility="filter">
          <table:table-cell office:value-type="float" office:value="1527146716.08191" calcext:value-type="float">
            <text:p>1527146716.08191</text:p>
          </table:table-cell>
          <table:table-cell office:value-type="string" calcext:value-type="string">
            <text:p>PID_y</text:p>
          </table:table-cell>
          <table:table-cell office:value-type="float" office:value="9.091566" calcext:value-type="float">
            <text:p>9.091566</text:p>
          </table:table-cell>
          <table:table-cell office:value-type="float" office:value="2.037862" calcext:value-type="float">
            <text:p>2.037862</text:p>
          </table:table-cell>
          <table:table-cell office:value-type="float" office:value="0.150586" calcext:value-type="float">
            <text:p>0.150586</text:p>
          </table:table-cell>
          <table:table-cell office:value-type="float" office:value="0.085871" calcext:value-type="float">
            <text:p>0.085871</text:p>
          </table:table-cell>
          <table:table-cell office:value-type="float" office:value="1.768995" calcext:value-type="float">
            <text:p>1.768995</text:p>
          </table:table-cell>
          <table:table-cell office:value-type="float" office:value="0.826557" calcext:value-type="float">
            <text:p>0.826557</text:p>
          </table:table-cell>
          <table:table-cell office:value-type="float" office:value="0.124926" calcext:value-type="float">
            <text:p>0.124926</text:p>
          </table:table-cell>
          <table:table-cell office:value-type="string" calcext:value-type="string">
            <text:p>0.086175</text:p>
          </table:table-cell>
        </table:table-row>
        <table:table-row table:style-name="ro1">
          <table:table-cell office:value-type="float" office:value="1527146716.10241" calcext:value-type="float">
            <text:p>1527146716.10241</text:p>
          </table:table-cell>
          <table:table-cell office:value-type="string" calcext:value-type="string">
            <text:p>TOC_x</text:p>
          </table:table-cell>
          <table:table-cell office:value-type="float" office:value="13.325412" calcext:value-type="float">
            <text:p>13.325412</text:p>
          </table:table-cell>
          <table:table-cell office:value-type="float" office:value="1.973708" calcext:value-type="float">
            <text:p>1.973708</text:p>
          </table:table-cell>
          <table:table-cell office:value-type="float" office:value="0.189177" calcext:value-type="float">
            <text:p>0.189177</text:p>
          </table:table-cell>
          <table:table-cell office:value-type="float" office:value="0.084493" calcext:value-type="float">
            <text:p>0.084493</text:p>
          </table:table-cell>
          <table:table-cell office:value-type="float" office:value="2.144221" calcext:value-type="float">
            <text:p>2.144221</text:p>
          </table:table-cell>
          <table:table-cell office:value-type="float" office:value="0.813158" calcext:value-type="float">
            <text:p>0.813158</text:p>
          </table:table-cell>
          <table:table-cell office:value-type="float" office:value="0.150586" calcext:value-type="float">
            <text:p>0.150586</text:p>
          </table:table-cell>
          <table:table-cell office:value-type="string" calcext:value-type="string">
            <text:p>0.085871</text:p>
          </table:table-cell>
        </table:table-row>
        <table:table-row table:style-name="ro1" table:visibility="filter">
          <table:table-cell office:value-type="float" office:value="1527146716.10247" calcext:value-type="float">
            <text:p>1527146716.10247</text:p>
          </table:table-cell>
          <table:table-cell office:value-type="string" calcext:value-type="string">
            <text:p>PID_y</text:p>
          </table:table-cell>
          <table:table-cell office:value-type="float" office:value="13.325412" calcext:value-type="float">
            <text:p>13.325412</text:p>
          </table:table-cell>
          <table:table-cell office:value-type="float" office:value="1.973708" calcext:value-type="float">
            <text:p>1.973708</text:p>
          </table:table-cell>
          <table:table-cell office:value-type="float" office:value="0.189177" calcext:value-type="float">
            <text:p>0.189177</text:p>
          </table:table-cell>
          <table:table-cell office:value-type="float" office:value="0.084493" calcext:value-type="float">
            <text:p>0.084493</text:p>
          </table:table-cell>
          <table:table-cell office:value-type="float" office:value="2.144221" calcext:value-type="float">
            <text:p>2.144221</text:p>
          </table:table-cell>
          <table:table-cell office:value-type="float" office:value="0.813158" calcext:value-type="float">
            <text:p>0.813158</text:p>
          </table:table-cell>
          <table:table-cell office:value-type="float" office:value="0.150586" calcext:value-type="float">
            <text:p>0.150586</text:p>
          </table:table-cell>
          <table:table-cell office:value-type="string" calcext:value-type="string">
            <text:p>0.085871</text:p>
          </table:table-cell>
        </table:table-row>
        <table:table-row table:style-name="ro1">
          <table:table-cell office:value-type="float" office:value="1527146716.12284" calcext:value-type="float">
            <text:p>1527146716.12284</text:p>
          </table:table-cell>
          <table:table-cell office:value-type="string" calcext:value-type="string">
            <text:p>TOC_x</text:p>
          </table:table-cell>
          <table:table-cell office:value-type="float" office:value="16.642891" calcext:value-type="float">
            <text:p>16.642891</text:p>
          </table:table-cell>
          <table:table-cell office:value-type="float" office:value="1.935927" calcext:value-type="float">
            <text:p>1.935927</text:p>
          </table:table-cell>
          <table:table-cell office:value-type="float" office:value="0.215071" calcext:value-type="float">
            <text:p>0.215071</text:p>
          </table:table-cell>
          <table:table-cell office:value-type="float" office:value="0.083677" calcext:value-type="float">
            <text:p>0.083677</text:p>
          </table:table-cell>
          <table:table-cell office:value-type="float" office:value="2.397861" calcext:value-type="float">
            <text:p>2.397861</text:p>
          </table:table-cell>
          <table:table-cell office:value-type="float" office:value="0.805163" calcext:value-type="float">
            <text:p>0.805163</text:p>
          </table:table-cell>
          <table:table-cell office:value-type="float" office:value="0.189177" calcext:value-type="float">
            <text:p>0.189177</text:p>
          </table:table-cell>
          <table:table-cell office:value-type="string" calcext:value-type="string">
            <text:p>0.084493</text:p>
          </table:table-cell>
        </table:table-row>
        <table:table-row table:style-name="ro1" table:visibility="filter">
          <table:table-cell office:value-type="float" office:value="1527146716.12292" calcext:value-type="float">
            <text:p>1527146716.12292</text:p>
          </table:table-cell>
          <table:table-cell office:value-type="string" calcext:value-type="string">
            <text:p>PID_y</text:p>
          </table:table-cell>
          <table:table-cell office:value-type="float" office:value="16.642891" calcext:value-type="float">
            <text:p>16.642891</text:p>
          </table:table-cell>
          <table:table-cell office:value-type="float" office:value="1.935927" calcext:value-type="float">
            <text:p>1.935927</text:p>
          </table:table-cell>
          <table:table-cell office:value-type="float" office:value="0.215071" calcext:value-type="float">
            <text:p>0.215071</text:p>
          </table:table-cell>
          <table:table-cell office:value-type="float" office:value="0.083677" calcext:value-type="float">
            <text:p>0.083677</text:p>
          </table:table-cell>
          <table:table-cell office:value-type="float" office:value="2.397861" calcext:value-type="float">
            <text:p>2.397861</text:p>
          </table:table-cell>
          <table:table-cell office:value-type="float" office:value="0.805163" calcext:value-type="float">
            <text:p>0.805163</text:p>
          </table:table-cell>
          <table:table-cell office:value-type="float" office:value="0.189177" calcext:value-type="float">
            <text:p>0.189177</text:p>
          </table:table-cell>
          <table:table-cell office:value-type="string" calcext:value-type="string">
            <text:p>0.084493</text:p>
          </table:table-cell>
        </table:table-row>
        <table:table-row table:style-name="ro1">
          <table:table-cell office:value-type="float" office:value="1527146716.14238" calcext:value-type="float">
            <text:p>1527146716.14238</text:p>
          </table:table-cell>
          <table:table-cell office:value-type="string" calcext:value-type="string">
            <text:p>TOC_x</text:p>
          </table:table-cell>
          <table:table-cell office:value-type="float" office:value="20.662828" calcext:value-type="float">
            <text:p>20.662828</text:p>
          </table:table-cell>
          <table:table-cell office:value-type="float" office:value="1.859525" calcext:value-type="float">
            <text:p>1.859525</text:p>
          </table:table-cell>
          <table:table-cell office:value-type="float" office:value="0.241894" calcext:value-type="float">
            <text:p>0.241894</text:p>
          </table:table-cell>
          <table:table-cell office:value-type="float" office:value="0.082078" calcext:value-type="float">
            <text:p>0.082078</text:p>
          </table:table-cell>
          <table:table-cell office:value-type="float" office:value="2.673449" calcext:value-type="float">
            <text:p>2.673449</text:p>
          </table:table-cell>
          <table:table-cell office:value-type="float" office:value="0.788737" calcext:value-type="float">
            <text:p>0.788737</text:p>
          </table:table-cell>
          <table:table-cell office:value-type="float" office:value="0.215071" calcext:value-type="float">
            <text:p>0.215071</text:p>
          </table:table-cell>
          <table:table-cell office:value-type="string" calcext:value-type="string">
            <text:p>0.083677</text:p>
          </table:table-cell>
        </table:table-row>
        <table:table-row table:style-name="ro1" table:visibility="filter">
          <table:table-cell office:value-type="float" office:value="1527146716.14245" calcext:value-type="float">
            <text:p>1527146716.14245</text:p>
          </table:table-cell>
          <table:table-cell office:value-type="string" calcext:value-type="string">
            <text:p>PID_y</text:p>
          </table:table-cell>
          <table:table-cell office:value-type="float" office:value="20.662828" calcext:value-type="float">
            <text:p>20.662828</text:p>
          </table:table-cell>
          <table:table-cell office:value-type="float" office:value="1.859525" calcext:value-type="float">
            <text:p>1.859525</text:p>
          </table:table-cell>
          <table:table-cell office:value-type="float" office:value="0.241894" calcext:value-type="float">
            <text:p>0.241894</text:p>
          </table:table-cell>
          <table:table-cell office:value-type="float" office:value="0.082078" calcext:value-type="float">
            <text:p>0.082078</text:p>
          </table:table-cell>
          <table:table-cell office:value-type="float" office:value="2.673449" calcext:value-type="float">
            <text:p>2.673449</text:p>
          </table:table-cell>
          <table:table-cell office:value-type="float" office:value="0.788737" calcext:value-type="float">
            <text:p>0.788737</text:p>
          </table:table-cell>
          <table:table-cell office:value-type="float" office:value="0.215071" calcext:value-type="float">
            <text:p>0.215071</text:p>
          </table:table-cell>
          <table:table-cell office:value-type="string" calcext:value-type="string">
            <text:p>0.083677</text:p>
          </table:table-cell>
        </table:table-row>
        <table:table-row table:style-name="ro1">
          <table:table-cell office:value-type="float" office:value="1527146716.16286" calcext:value-type="float">
            <text:p>1527146716.16286</text:p>
          </table:table-cell>
          <table:table-cell office:value-type="string" calcext:value-type="string">
            <text:p>TOC_x</text:p>
          </table:table-cell>
          <table:table-cell office:value-type="float" office:value="27.159489" calcext:value-type="float">
            <text:p>27.159489</text:p>
          </table:table-cell>
          <table:table-cell office:value-type="float" office:value="1.71804" calcext:value-type="float">
            <text:p>1.71804</text:p>
          </table:table-cell>
          <table:table-cell office:value-type="float" office:value="0.282269" calcext:value-type="float">
            <text:p>0.282269</text:p>
          </table:table-cell>
          <table:table-cell office:value-type="float" office:value="0.078867" calcext:value-type="float">
            <text:p>0.078867</text:p>
          </table:table-cell>
          <table:table-cell office:value-type="float" office:value="3.067088" calcext:value-type="float">
            <text:p>3.067088</text:p>
          </table:table-cell>
          <table:table-cell office:value-type="float" office:value="0.757437" calcext:value-type="float">
            <text:p>0.757437</text:p>
          </table:table-cell>
          <table:table-cell office:value-type="float" office:value="0.241894" calcext:value-type="float">
            <text:p>0.241894</text:p>
          </table:table-cell>
          <table:table-cell office:value-type="string" calcext:value-type="string">
            <text:p>0.082078</text:p>
          </table:table-cell>
        </table:table-row>
        <table:table-row table:style-name="ro1" table:visibility="filter">
          <table:table-cell office:value-type="float" office:value="1527146716.16297" calcext:value-type="float">
            <text:p>1527146716.16297</text:p>
          </table:table-cell>
          <table:table-cell office:value-type="string" calcext:value-type="string">
            <text:p>PID_y</text:p>
          </table:table-cell>
          <table:table-cell office:value-type="float" office:value="27.159489" calcext:value-type="float">
            <text:p>27.159489</text:p>
          </table:table-cell>
          <table:table-cell office:value-type="float" office:value="1.71804" calcext:value-type="float">
            <text:p>1.71804</text:p>
          </table:table-cell>
          <table:table-cell office:value-type="float" office:value="0.282269" calcext:value-type="float">
            <text:p>0.282269</text:p>
          </table:table-cell>
          <table:table-cell office:value-type="float" office:value="0.078867" calcext:value-type="float">
            <text:p>0.078867</text:p>
          </table:table-cell>
          <table:table-cell office:value-type="float" office:value="3.067088" calcext:value-type="float">
            <text:p>3.067088</text:p>
          </table:table-cell>
          <table:table-cell office:value-type="float" office:value="0.757437" calcext:value-type="float">
            <text:p>0.757437</text:p>
          </table:table-cell>
          <table:table-cell office:value-type="float" office:value="0.241894" calcext:value-type="float">
            <text:p>0.241894</text:p>
          </table:table-cell>
          <table:table-cell office:value-type="string" calcext:value-type="string">
            <text:p>0.082078</text:p>
          </table:table-cell>
        </table:table-row>
        <table:table-row table:style-name="ro1">
          <table:table-cell office:value-type="float" office:value="1527146716.18243" calcext:value-type="float">
            <text:p>1527146716.18243</text:p>
          </table:table-cell>
          <table:table-cell office:value-type="string" calcext:value-type="string">
            <text:p>TOC_x</text:p>
          </table:table-cell>
          <table:table-cell office:value-type="float" office:value="32.124496" calcext:value-type="float">
            <text:p>32.124496</text:p>
          </table:table-cell>
          <table:table-cell office:value-type="float" office:value="1.592703" calcext:value-type="float">
            <text:p>1.592703</text:p>
          </table:table-cell>
          <table:table-cell office:value-type="float" office:value="0.308723" calcext:value-type="float">
            <text:p>0.308723</text:p>
          </table:table-cell>
          <table:table-cell office:value-type="float" office:value="0.076039" calcext:value-type="float">
            <text:p>0.076039</text:p>
          </table:table-cell>
          <table:table-cell office:value-type="float" office:value="3.336993" calcext:value-type="float">
            <text:p>3.336993</text:p>
          </table:table-cell>
          <table:table-cell office:value-type="float" office:value="0.728582" calcext:value-type="float">
            <text:p>0.728582</text:p>
          </table:table-cell>
          <table:table-cell office:value-type="float" office:value="0.282269" calcext:value-type="float">
            <text:p>0.282269</text:p>
          </table:table-cell>
          <table:table-cell office:value-type="string" calcext:value-type="string">
            <text:p>0.078867</text:p>
          </table:table-cell>
        </table:table-row>
        <table:table-row table:style-name="ro1" table:visibility="filter">
          <table:table-cell office:value-type="float" office:value="1527146716.1825" calcext:value-type="float">
            <text:p>1527146716.1825</text:p>
          </table:table-cell>
          <table:table-cell office:value-type="string" calcext:value-type="string">
            <text:p>PID_y</text:p>
          </table:table-cell>
          <table:table-cell office:value-type="float" office:value="32.124496" calcext:value-type="float">
            <text:p>32.124496</text:p>
          </table:table-cell>
          <table:table-cell office:value-type="float" office:value="1.592703" calcext:value-type="float">
            <text:p>1.592703</text:p>
          </table:table-cell>
          <table:table-cell office:value-type="float" office:value="0.308723" calcext:value-type="float">
            <text:p>0.308723</text:p>
          </table:table-cell>
          <table:table-cell office:value-type="float" office:value="0.076039" calcext:value-type="float">
            <text:p>0.076039</text:p>
          </table:table-cell>
          <table:table-cell office:value-type="float" office:value="3.336993" calcext:value-type="float">
            <text:p>3.336993</text:p>
          </table:table-cell>
          <table:table-cell office:value-type="float" office:value="0.728582" calcext:value-type="float">
            <text:p>0.728582</text:p>
          </table:table-cell>
          <table:table-cell office:value-type="float" office:value="0.282269" calcext:value-type="float">
            <text:p>0.282269</text:p>
          </table:table-cell>
          <table:table-cell office:value-type="string" calcext:value-type="string">
            <text:p>0.078867</text:p>
          </table:table-cell>
        </table:table-row>
        <table:table-row table:style-name="ro1">
          <table:table-cell office:value-type="float" office:value="1527146716.20174" calcext:value-type="float">
            <text:p>1527146716.20174</text:p>
          </table:table-cell>
          <table:table-cell office:value-type="string" calcext:value-type="string">
            <text:p>TOC_x</text:p>
          </table:table-cell>
          <table:table-cell office:value-type="float" office:value="37.530037" calcext:value-type="float">
            <text:p>37.530037</text:p>
          </table:table-cell>
          <table:table-cell office:value-type="float" office:value="1.399618" calcext:value-type="float">
            <text:p>1.399618</text:p>
          </table:table-cell>
          <table:table-cell office:value-type="float" office:value="0.33493" calcext:value-type="float">
            <text:p>0.33493</text:p>
          </table:table-cell>
          <table:table-cell office:value-type="float" office:value="0.071516" calcext:value-type="float">
            <text:p>0.071516</text:p>
          </table:table-cell>
          <table:table-cell office:value-type="float" office:value="3.608086" calcext:value-type="float">
            <text:p>3.608086</text:p>
          </table:table-cell>
          <table:table-cell office:value-type="float" office:value="0.681789" calcext:value-type="float">
            <text:p>0.681789</text:p>
          </table:table-cell>
          <table:table-cell office:value-type="float" office:value="0.308723" calcext:value-type="float">
            <text:p>0.308723</text:p>
          </table:table-cell>
          <table:table-cell office:value-type="string" calcext:value-type="string">
            <text:p>0.076039</text:p>
          </table:table-cell>
        </table:table-row>
        <table:table-row table:style-name="ro1" table:visibility="filter">
          <table:table-cell office:value-type="float" office:value="1527146716.20181" calcext:value-type="float">
            <text:p>1527146716.20181</text:p>
          </table:table-cell>
          <table:table-cell office:value-type="string" calcext:value-type="string">
            <text:p>PID_y</text:p>
          </table:table-cell>
          <table:table-cell office:value-type="float" office:value="37.530037" calcext:value-type="float">
            <text:p>37.530037</text:p>
          </table:table-cell>
          <table:table-cell office:value-type="float" office:value="1.399618" calcext:value-type="float">
            <text:p>1.399618</text:p>
          </table:table-cell>
          <table:table-cell office:value-type="float" office:value="0.33493" calcext:value-type="float">
            <text:p>0.33493</text:p>
          </table:table-cell>
          <table:table-cell office:value-type="float" office:value="0.071516" calcext:value-type="float">
            <text:p>0.071516</text:p>
          </table:table-cell>
          <table:table-cell office:value-type="float" office:value="3.608086" calcext:value-type="float">
            <text:p>3.608086</text:p>
          </table:table-cell>
          <table:table-cell office:value-type="float" office:value="0.681789" calcext:value-type="float">
            <text:p>0.681789</text:p>
          </table:table-cell>
          <table:table-cell office:value-type="float" office:value="0.308723" calcext:value-type="float">
            <text:p>0.308723</text:p>
          </table:table-cell>
          <table:table-cell office:value-type="string" calcext:value-type="string">
            <text:p>0.076039</text:p>
          </table:table-cell>
        </table:table-row>
        <table:table-row table:style-name="ro1">
          <table:table-cell office:value-type="float" office:value="1527146716.22221" calcext:value-type="float">
            <text:p>1527146716.22221</text:p>
          </table:table-cell>
          <table:table-cell office:value-type="string" calcext:value-type="string">
            <text:p>TOC_x</text:p>
          </table:table-cell>
          <table:table-cell office:value-type="float" office:value="45.799706" calcext:value-type="float">
            <text:p>45.799706</text:p>
          </table:table-cell>
          <table:table-cell office:value-type="float" office:value="1.147698" calcext:value-type="float">
            <text:p>1.147698</text:p>
          </table:table-cell>
          <table:table-cell office:value-type="float" office:value="0.373738" calcext:value-type="float">
            <text:p>0.373738</text:p>
          </table:table-cell>
          <table:table-cell office:value-type="float" office:value="0.064749" calcext:value-type="float">
            <text:p>0.064749</text:p>
          </table:table-cell>
          <table:table-cell office:value-type="float" office:value="3.987366" calcext:value-type="float">
            <text:p>3.987366</text:p>
          </table:table-cell>
          <table:table-cell office:value-type="float" office:value="0.615656" calcext:value-type="float">
            <text:p>0.615656</text:p>
          </table:table-cell>
          <table:table-cell office:value-type="float" office:value="0.33493" calcext:value-type="float">
            <text:p>0.33493</text:p>
          </table:table-cell>
          <table:table-cell office:value-type="string" calcext:value-type="string">
            <text:p>0.071516</text:p>
          </table:table-cell>
        </table:table-row>
        <table:table-row table:style-name="ro1" table:visibility="filter">
          <table:table-cell office:value-type="float" office:value="1527146716.22227" calcext:value-type="float">
            <text:p>1527146716.22227</text:p>
          </table:table-cell>
          <table:table-cell office:value-type="string" calcext:value-type="string">
            <text:p>PID_y</text:p>
          </table:table-cell>
          <table:table-cell office:value-type="float" office:value="45.799706" calcext:value-type="float">
            <text:p>45.799706</text:p>
          </table:table-cell>
          <table:table-cell office:value-type="float" office:value="1.147698" calcext:value-type="float">
            <text:p>1.147698</text:p>
          </table:table-cell>
          <table:table-cell office:value-type="float" office:value="0.373738" calcext:value-type="float">
            <text:p>0.373738</text:p>
          </table:table-cell>
          <table:table-cell office:value-type="float" office:value="0.064749" calcext:value-type="float">
            <text:p>0.064749</text:p>
          </table:table-cell>
          <table:table-cell office:value-type="float" office:value="3.987366" calcext:value-type="float">
            <text:p>3.987366</text:p>
          </table:table-cell>
          <table:table-cell office:value-type="float" office:value="0.615656" calcext:value-type="float">
            <text:p>0.615656</text:p>
          </table:table-cell>
          <table:table-cell office:value-type="float" office:value="0.33493" calcext:value-type="float">
            <text:p>0.33493</text:p>
          </table:table-cell>
          <table:table-cell office:value-type="string" calcext:value-type="string">
            <text:p>0.071516</text:p>
          </table:table-cell>
        </table:table-row>
        <table:table-row table:style-name="ro1">
          <table:table-cell office:value-type="float" office:value="1527146716.24273" calcext:value-type="float">
            <text:p>1527146716.24273</text:p>
          </table:table-cell>
          <table:table-cell office:value-type="string" calcext:value-type="string">
            <text:p>TOC_x</text:p>
          </table:table-cell>
          <table:table-cell office:value-type="float" office:value="51.66098" calcext:value-type="float">
            <text:p>51.66098</text:p>
          </table:table-cell>
          <table:table-cell office:value-type="float" office:value="0.999004" calcext:value-type="float">
            <text:p>0.999004</text:p>
          </table:table-cell>
          <table:table-cell office:value-type="float" office:value="0.39923" calcext:value-type="float">
            <text:p>0.39923</text:p>
          </table:table-cell>
          <table:table-cell office:value-type="float" office:value="0.060388" calcext:value-type="float">
            <text:p>0.060388</text:p>
          </table:table-cell>
          <table:table-cell office:value-type="float" office:value="4.235754" calcext:value-type="float">
            <text:p>4.235754</text:p>
          </table:table-cell>
          <table:table-cell office:value-type="float" office:value="0.573163" calcext:value-type="float">
            <text:p>0.573163</text:p>
          </table:table-cell>
          <table:table-cell office:value-type="float" office:value="0.373738" calcext:value-type="float">
            <text:p>0.373738</text:p>
          </table:table-cell>
          <table:table-cell office:value-type="string" calcext:value-type="string">
            <text:p>0.064749</text:p>
          </table:table-cell>
        </table:table-row>
        <table:table-row table:style-name="ro1" table:visibility="filter">
          <table:table-cell office:value-type="float" office:value="1527146716.24279" calcext:value-type="float">
            <text:p>1527146716.24279</text:p>
          </table:table-cell>
          <table:table-cell office:value-type="string" calcext:value-type="string">
            <text:p>PID_y</text:p>
          </table:table-cell>
          <table:table-cell office:value-type="float" office:value="51.66098" calcext:value-type="float">
            <text:p>51.66098</text:p>
          </table:table-cell>
          <table:table-cell office:value-type="float" office:value="0.999004" calcext:value-type="float">
            <text:p>0.999004</text:p>
          </table:table-cell>
          <table:table-cell office:value-type="float" office:value="0.39923" calcext:value-type="float">
            <text:p>0.39923</text:p>
          </table:table-cell>
          <table:table-cell office:value-type="float" office:value="0.060388" calcext:value-type="float">
            <text:p>0.060388</text:p>
          </table:table-cell>
          <table:table-cell office:value-type="float" office:value="4.235754" calcext:value-type="float">
            <text:p>4.235754</text:p>
          </table:table-cell>
          <table:table-cell office:value-type="float" office:value="0.573163" calcext:value-type="float">
            <text:p>0.573163</text:p>
          </table:table-cell>
          <table:table-cell office:value-type="float" office:value="0.373738" calcext:value-type="float">
            <text:p>0.373738</text:p>
          </table:table-cell>
          <table:table-cell office:value-type="string" calcext:value-type="string">
            <text:p>0.064749</text:p>
          </table:table-cell>
        </table:table-row>
        <table:table-row table:style-name="ro1">
          <table:table-cell office:value-type="float" office:value="1527146716.26223" calcext:value-type="float">
            <text:p>1527146716.26223</text:p>
          </table:table-cell>
          <table:table-cell office:value-type="string" calcext:value-type="string">
            <text:p>TOC_x</text:p>
          </table:table-cell>
          <table:table-cell office:value-type="float" office:value="61.211548" calcext:value-type="float">
            <text:p>61.211548</text:p>
          </table:table-cell>
          <table:table-cell office:value-type="float" office:value="0.778909" calcext:value-type="float">
            <text:p>0.778909</text:p>
          </table:table-cell>
          <table:table-cell office:value-type="float" office:value="0.435925" calcext:value-type="float">
            <text:p>0.435925</text:p>
          </table:table-cell>
          <table:table-cell office:value-type="float" office:value="0.053628" calcext:value-type="float">
            <text:p>0.053628</text:p>
          </table:table-cell>
          <table:table-cell office:value-type="float" office:value="4.6121" calcext:value-type="float">
            <text:p>4.6121</text:p>
          </table:table-cell>
          <table:table-cell office:value-type="float" office:value="0.503833" calcext:value-type="float">
            <text:p>0.503833</text:p>
          </table:table-cell>
          <table:table-cell office:value-type="float" office:value="0.39923" calcext:value-type="float">
            <text:p>0.39923</text:p>
          </table:table-cell>
          <table:table-cell office:value-type="string" calcext:value-type="string">
            <text:p>0.060388</text:p>
          </table:table-cell>
        </table:table-row>
        <table:table-row table:style-name="ro1" table:visibility="filter">
          <table:table-cell office:value-type="float" office:value="1527146716.26229" calcext:value-type="float">
            <text:p>1527146716.26229</text:p>
          </table:table-cell>
          <table:table-cell office:value-type="string" calcext:value-type="string">
            <text:p>PID_y</text:p>
          </table:table-cell>
          <table:table-cell office:value-type="float" office:value="61.211548" calcext:value-type="float">
            <text:p>61.211548</text:p>
          </table:table-cell>
          <table:table-cell office:value-type="float" office:value="0.778909" calcext:value-type="float">
            <text:p>0.778909</text:p>
          </table:table-cell>
          <table:table-cell office:value-type="float" office:value="0.435925" calcext:value-type="float">
            <text:p>0.435925</text:p>
          </table:table-cell>
          <table:table-cell office:value-type="float" office:value="0.053628" calcext:value-type="float">
            <text:p>0.053628</text:p>
          </table:table-cell>
          <table:table-cell office:value-type="float" office:value="4.6121" calcext:value-type="float">
            <text:p>4.6121</text:p>
          </table:table-cell>
          <table:table-cell office:value-type="float" office:value="0.503833" calcext:value-type="float">
            <text:p>0.503833</text:p>
          </table:table-cell>
          <table:table-cell office:value-type="float" office:value="0.39923" calcext:value-type="float">
            <text:p>0.39923</text:p>
          </table:table-cell>
          <table:table-cell office:value-type="string" calcext:value-type="string">
            <text:p>0.060388</text:p>
          </table:table-cell>
        </table:table-row>
        <table:table-row table:style-name="ro1">
          <table:table-cell office:value-type="float" office:value="1527146716.28271" calcext:value-type="float">
            <text:p>1527146716.28271</text:p>
          </table:table-cell>
          <table:table-cell office:value-type="string" calcext:value-type="string">
            <text:p>TOC_x</text:p>
          </table:table-cell>
          <table:table-cell office:value-type="float" office:value="67.785393" calcext:value-type="float">
            <text:p>67.785393</text:p>
          </table:table-cell>
          <table:table-cell office:value-type="float" office:value="0.664796" calcext:value-type="float">
            <text:p>0.664796</text:p>
          </table:table-cell>
          <table:table-cell office:value-type="float" office:value="0.46072" calcext:value-type="float">
            <text:p>0.46072</text:p>
          </table:table-cell>
          <table:table-cell office:value-type="float" office:value="0.049554" calcext:value-type="float">
            <text:p>0.049554</text:p>
          </table:table-cell>
          <table:table-cell office:value-type="float" office:value="4.854239" calcext:value-type="float">
            <text:p>4.854239</text:p>
          </table:table-cell>
          <table:table-cell office:value-type="float" office:value="0.464042" calcext:value-type="float">
            <text:p>0.464042</text:p>
          </table:table-cell>
          <table:table-cell office:value-type="float" office:value="0.435925" calcext:value-type="float">
            <text:p>0.435925</text:p>
          </table:table-cell>
          <table:table-cell office:value-type="string" calcext:value-type="string">
            <text:p>0.053628</text:p>
          </table:table-cell>
        </table:table-row>
        <table:table-row table:style-name="ro1" table:visibility="filter">
          <table:table-cell office:value-type="float" office:value="1527146716.28277" calcext:value-type="float">
            <text:p>1527146716.28277</text:p>
          </table:table-cell>
          <table:table-cell office:value-type="string" calcext:value-type="string">
            <text:p>PID_y</text:p>
          </table:table-cell>
          <table:table-cell office:value-type="float" office:value="67.785393" calcext:value-type="float">
            <text:p>67.785393</text:p>
          </table:table-cell>
          <table:table-cell office:value-type="float" office:value="0.664796" calcext:value-type="float">
            <text:p>0.664796</text:p>
          </table:table-cell>
          <table:table-cell office:value-type="float" office:value="0.46072" calcext:value-type="float">
            <text:p>0.46072</text:p>
          </table:table-cell>
          <table:table-cell office:value-type="float" office:value="0.049554" calcext:value-type="float">
            <text:p>0.049554</text:p>
          </table:table-cell>
          <table:table-cell office:value-type="float" office:value="4.854239" calcext:value-type="float">
            <text:p>4.854239</text:p>
          </table:table-cell>
          <table:table-cell office:value-type="float" office:value="0.464042" calcext:value-type="float">
            <text:p>0.464042</text:p>
          </table:table-cell>
          <table:table-cell office:value-type="float" office:value="0.435925" calcext:value-type="float">
            <text:p>0.435925</text:p>
          </table:table-cell>
          <table:table-cell office:value-type="string" calcext:value-type="string">
            <text:p>0.053628</text:p>
          </table:table-cell>
        </table:table-row>
        <table:table-row table:style-name="ro1">
          <table:table-cell office:value-type="float" office:value="1527146716.30218" calcext:value-type="float">
            <text:p>1527146716.30218</text:p>
          </table:table-cell>
          <table:table-cell office:value-type="string" calcext:value-type="string">
            <text:p>TOC_x</text:p>
          </table:table-cell>
          <table:table-cell office:value-type="float" office:value="74.416534" calcext:value-type="float">
            <text:p>74.416534</text:p>
          </table:table-cell>
          <table:table-cell office:value-type="float" office:value="0.533438" calcext:value-type="float">
            <text:p>0.533438</text:p>
          </table:table-cell>
          <table:table-cell office:value-type="float" office:value="0.483371" calcext:value-type="float">
            <text:p>0.483371</text:p>
          </table:table-cell>
          <table:table-cell office:value-type="float" office:value="0.044644" calcext:value-type="float">
            <text:p>0.044644</text:p>
          </table:table-cell>
          <table:table-cell office:value-type="float" office:value="5.086905" calcext:value-type="float">
            <text:p>5.086905</text:p>
          </table:table-cell>
          <table:table-cell office:value-type="float" office:value="0.413615" calcext:value-type="float">
            <text:p>0.413615</text:p>
          </table:table-cell>
          <table:table-cell office:value-type="float" office:value="0.46072" calcext:value-type="float">
            <text:p>0.46072</text:p>
          </table:table-cell>
          <table:table-cell office:value-type="string" calcext:value-type="string">
            <text:p>0.049554</text:p>
          </table:table-cell>
        </table:table-row>
        <table:table-row table:style-name="ro1" table:visibility="filter">
          <table:table-cell office:value-type="float" office:value="1527146716.30223" calcext:value-type="float">
            <text:p>1527146716.30223</text:p>
          </table:table-cell>
          <table:table-cell office:value-type="string" calcext:value-type="string">
            <text:p>PID_y</text:p>
          </table:table-cell>
          <table:table-cell office:value-type="float" office:value="74.416534" calcext:value-type="float">
            <text:p>74.416534</text:p>
          </table:table-cell>
          <table:table-cell office:value-type="float" office:value="0.533438" calcext:value-type="float">
            <text:p>0.533438</text:p>
          </table:table-cell>
          <table:table-cell office:value-type="float" office:value="0.483371" calcext:value-type="float">
            <text:p>0.483371</text:p>
          </table:table-cell>
          <table:table-cell office:value-type="float" office:value="0.044644" calcext:value-type="float">
            <text:p>0.044644</text:p>
          </table:table-cell>
          <table:table-cell office:value-type="float" office:value="5.086905" calcext:value-type="float">
            <text:p>5.086905</text:p>
          </table:table-cell>
          <table:table-cell office:value-type="float" office:value="0.413615" calcext:value-type="float">
            <text:p>0.413615</text:p>
          </table:table-cell>
          <table:table-cell office:value-type="float" office:value="0.46072" calcext:value-type="float">
            <text:p>0.46072</text:p>
          </table:table-cell>
          <table:table-cell office:value-type="string" calcext:value-type="string">
            <text:p>0.049554</text:p>
          </table:table-cell>
        </table:table-row>
        <table:table-row table:style-name="ro1">
          <table:table-cell office:value-type="float" office:value="1527146716.32266" calcext:value-type="float">
            <text:p>1527146716.32266</text:p>
          </table:table-cell>
          <table:table-cell office:value-type="string" calcext:value-type="string">
            <text:p>TOC_x</text:p>
          </table:table-cell>
          <table:table-cell office:value-type="float" office:value="84.638657" calcext:value-type="float">
            <text:p>84.638657</text:p>
          </table:table-cell>
          <table:table-cell office:value-type="float" office:value="0.4349" calcext:value-type="float">
            <text:p>0.4349</text:p>
          </table:table-cell>
          <table:table-cell office:value-type="float" office:value="0.518097" calcext:value-type="float">
            <text:p>0.518097</text:p>
          </table:table-cell>
          <table:table-cell office:value-type="float" office:value="0.040344" calcext:value-type="float">
            <text:p>0.040344</text:p>
          </table:table-cell>
          <table:table-cell office:value-type="float" office:value="5.426066" calcext:value-type="float">
            <text:p>5.426066</text:p>
          </table:table-cell>
          <table:table-cell office:value-type="float" office:value="0.371611" calcext:value-type="float">
            <text:p>0.371611</text:p>
          </table:table-cell>
          <table:table-cell office:value-type="float" office:value="0.483371" calcext:value-type="float">
            <text:p>0.483371</text:p>
          </table:table-cell>
          <table:table-cell office:value-type="string" calcext:value-type="string">
            <text:p>0.044644</text:p>
          </table:table-cell>
        </table:table-row>
        <table:table-row table:style-name="ro1" table:visibility="filter">
          <table:table-cell office:value-type="float" office:value="1527146716.32272" calcext:value-type="float">
            <text:p>1527146716.32272</text:p>
          </table:table-cell>
          <table:table-cell office:value-type="string" calcext:value-type="string">
            <text:p>PID_y</text:p>
          </table:table-cell>
          <table:table-cell office:value-type="float" office:value="84.638657" calcext:value-type="float">
            <text:p>84.638657</text:p>
          </table:table-cell>
          <table:table-cell office:value-type="float" office:value="0.4349" calcext:value-type="float">
            <text:p>0.4349</text:p>
          </table:table-cell>
          <table:table-cell office:value-type="float" office:value="0.518097" calcext:value-type="float">
            <text:p>0.518097</text:p>
          </table:table-cell>
          <table:table-cell office:value-type="float" office:value="0.040344" calcext:value-type="float">
            <text:p>0.040344</text:p>
          </table:table-cell>
          <table:table-cell office:value-type="float" office:value="5.426066" calcext:value-type="float">
            <text:p>5.426066</text:p>
          </table:table-cell>
          <table:table-cell office:value-type="float" office:value="0.371611" calcext:value-type="float">
            <text:p>0.371611</text:p>
          </table:table-cell>
          <table:table-cell office:value-type="float" office:value="0.483371" calcext:value-type="float">
            <text:p>0.483371</text:p>
          </table:table-cell>
          <table:table-cell office:value-type="string" calcext:value-type="string">
            <text:p>0.044644</text:p>
          </table:table-cell>
        </table:table-row>
        <table:table-row table:style-name="ro1">
          <table:table-cell office:value-type="float" office:value="1527146716.34211" calcext:value-type="float">
            <text:p>1527146716.34211</text:p>
          </table:table-cell>
          <table:table-cell office:value-type="string" calcext:value-type="string">
            <text:p>TOC_x</text:p>
          </table:table-cell>
          <table:table-cell office:value-type="float" office:value="91.374367" calcext:value-type="float">
            <text:p>91.374367</text:p>
          </table:table-cell>
          <table:table-cell office:value-type="float" office:value="0.35359" calcext:value-type="float">
            <text:p>0.35359</text:p>
          </table:table-cell>
          <table:table-cell office:value-type="float" office:value="0.53874" calcext:value-type="float">
            <text:p>0.53874</text:p>
          </table:table-cell>
          <table:table-cell office:value-type="float" office:value="0.0366" calcext:value-type="float">
            <text:p>0.0366</text:p>
          </table:table-cell>
          <table:table-cell office:value-type="float" office:value="5.638481" calcext:value-type="float">
            <text:p>5.638481</text:p>
          </table:table-cell>
          <table:table-cell office:value-type="float" office:value="0.333086" calcext:value-type="float">
            <text:p>0.333086</text:p>
          </table:table-cell>
          <table:table-cell office:value-type="float" office:value="0.518097" calcext:value-type="float">
            <text:p>0.518097</text:p>
          </table:table-cell>
          <table:table-cell office:value-type="string" calcext:value-type="string">
            <text:p>0.040344</text:p>
          </table:table-cell>
        </table:table-row>
        <table:table-row table:style-name="ro1" table:visibility="filter">
          <table:table-cell office:value-type="float" office:value="1527146716.34218" calcext:value-type="float">
            <text:p>1527146716.34218</text:p>
          </table:table-cell>
          <table:table-cell office:value-type="string" calcext:value-type="string">
            <text:p>PID_y</text:p>
          </table:table-cell>
          <table:table-cell office:value-type="float" office:value="91.374367" calcext:value-type="float">
            <text:p>91.374367</text:p>
          </table:table-cell>
          <table:table-cell office:value-type="float" office:value="0.35359" calcext:value-type="float">
            <text:p>0.35359</text:p>
          </table:table-cell>
          <table:table-cell office:value-type="float" office:value="0.53874" calcext:value-type="float">
            <text:p>0.53874</text:p>
          </table:table-cell>
          <table:table-cell office:value-type="float" office:value="0.0366" calcext:value-type="float">
            <text:p>0.0366</text:p>
          </table:table-cell>
          <table:table-cell office:value-type="float" office:value="5.638481" calcext:value-type="float">
            <text:p>5.638481</text:p>
          </table:table-cell>
          <table:table-cell office:value-type="float" office:value="0.333086" calcext:value-type="float">
            <text:p>0.333086</text:p>
          </table:table-cell>
          <table:table-cell office:value-type="float" office:value="0.518097" calcext:value-type="float">
            <text:p>0.518097</text:p>
          </table:table-cell>
          <table:table-cell office:value-type="string" calcext:value-type="string">
            <text:p>0.040344</text:p>
          </table:table-cell>
        </table:table-row>
        <table:table-row table:style-name="ro1">
          <table:table-cell office:value-type="float" office:value="1527146716.36264" calcext:value-type="float">
            <text:p>1527146716.36264</text:p>
          </table:table-cell>
          <table:table-cell office:value-type="string" calcext:value-type="string">
            <text:p>TOC_x</text:p>
          </table:table-cell>
          <table:table-cell office:value-type="float" office:value="101.759666" calcext:value-type="float">
            <text:p>101.759666</text:p>
          </table:table-cell>
          <table:table-cell office:value-type="float" office:value="0.231759" calcext:value-type="float">
            <text:p>0.231759</text:p>
          </table:table-cell>
          <table:table-cell office:value-type="float" office:value="0.570853" calcext:value-type="float">
            <text:p>0.570853</text:p>
          </table:table-cell>
          <table:table-cell office:value-type="float" office:value="0.029702" calcext:value-type="float">
            <text:p>0.029702</text:p>
          </table:table-cell>
          <table:table-cell office:value-type="float" office:value="5.951141" calcext:value-type="float">
            <text:p>5.951141</text:p>
          </table:table-cell>
          <table:table-cell office:value-type="float" office:value="0.265932" calcext:value-type="float">
            <text:p>0.265932</text:p>
          </table:table-cell>
          <table:table-cell office:value-type="float" office:value="0.53874" calcext:value-type="float">
            <text:p>0.53874</text:p>
          </table:table-cell>
          <table:table-cell office:value-type="string" calcext:value-type="string">
            <text:p>0.036600</text:p>
          </table:table-cell>
        </table:table-row>
        <table:table-row table:style-name="ro1" table:visibility="filter">
          <table:table-cell office:value-type="float" office:value="1527146716.36269" calcext:value-type="float">
            <text:p>1527146716.36269</text:p>
          </table:table-cell>
          <table:table-cell office:value-type="string" calcext:value-type="string">
            <text:p>PID_y</text:p>
          </table:table-cell>
          <table:table-cell office:value-type="float" office:value="101.759666" calcext:value-type="float">
            <text:p>101.759666</text:p>
          </table:table-cell>
          <table:table-cell office:value-type="float" office:value="0.231759" calcext:value-type="float">
            <text:p>0.231759</text:p>
          </table:table-cell>
          <table:table-cell office:value-type="float" office:value="0.570853" calcext:value-type="float">
            <text:p>0.570853</text:p>
          </table:table-cell>
          <table:table-cell office:value-type="float" office:value="0.029702" calcext:value-type="float">
            <text:p>0.029702</text:p>
          </table:table-cell>
          <table:table-cell office:value-type="float" office:value="5.951141" calcext:value-type="float">
            <text:p>5.951141</text:p>
          </table:table-cell>
          <table:table-cell office:value-type="float" office:value="0.265932" calcext:value-type="float">
            <text:p>0.265932</text:p>
          </table:table-cell>
          <table:table-cell office:value-type="float" office:value="0.53874" calcext:value-type="float">
            <text:p>0.53874</text:p>
          </table:table-cell>
          <table:table-cell office:value-type="string" calcext:value-type="string">
            <text:p>0.036600</text:p>
          </table:table-cell>
        </table:table-row>
        <table:table-row table:style-name="ro1">
          <table:table-cell office:value-type="float" office:value="1527146716.38219" calcext:value-type="float">
            <text:p>1527146716.38219</text:p>
          </table:table-cell>
          <table:table-cell office:value-type="string" calcext:value-type="string">
            <text:p>TOC_x</text:p>
          </table:table-cell>
          <table:table-cell office:value-type="float" office:value="109.1548" calcext:value-type="float">
            <text:p>109.1548</text:p>
          </table:table-cell>
          <table:table-cell office:value-type="float" office:value="0.195744" calcext:value-type="float">
            <text:p>0.195744</text:p>
          </table:table-cell>
          <table:table-cell office:value-type="float" office:value="0.591675" calcext:value-type="float">
            <text:p>0.591675</text:p>
          </table:table-cell>
          <table:table-cell office:value-type="float" office:value="0.027433" calcext:value-type="float">
            <text:p>0.027433</text:p>
          </table:table-cell>
          <table:table-cell office:value-type="float" office:value="6.164178" calcext:value-type="float">
            <text:p>6.164178</text:p>
          </table:table-cell>
          <table:table-cell office:value-type="float" office:value="0.242711" calcext:value-type="float">
            <text:p>0.242711</text:p>
          </table:table-cell>
          <table:table-cell office:value-type="float" office:value="0.570853" calcext:value-type="float">
            <text:p>0.570853</text:p>
          </table:table-cell>
          <table:table-cell office:value-type="string" calcext:value-type="string">
            <text:p>0.029702</text:p>
          </table:table-cell>
        </table:table-row>
        <table:table-row table:style-name="ro1" table:visibility="filter">
          <table:table-cell office:value-type="float" office:value="1527146716.38243" calcext:value-type="float">
            <text:p>1527146716.38243</text:p>
          </table:table-cell>
          <table:table-cell office:value-type="string" calcext:value-type="string">
            <text:p>PID_y</text:p>
          </table:table-cell>
          <table:table-cell office:value-type="float" office:value="109.1548" calcext:value-type="float">
            <text:p>109.1548</text:p>
          </table:table-cell>
          <table:table-cell office:value-type="float" office:value="0.195744" calcext:value-type="float">
            <text:p>0.195744</text:p>
          </table:table-cell>
          <table:table-cell office:value-type="float" office:value="0.591675" calcext:value-type="float">
            <text:p>0.591675</text:p>
          </table:table-cell>
          <table:table-cell office:value-type="float" office:value="0.027433" calcext:value-type="float">
            <text:p>0.027433</text:p>
          </table:table-cell>
          <table:table-cell office:value-type="float" office:value="6.164178" calcext:value-type="float">
            <text:p>6.164178</text:p>
          </table:table-cell>
          <table:table-cell office:value-type="float" office:value="0.242711" calcext:value-type="float">
            <text:p>0.242711</text:p>
          </table:table-cell>
          <table:table-cell office:value-type="float" office:value="0.570853" calcext:value-type="float">
            <text:p>0.570853</text:p>
          </table:table-cell>
          <table:table-cell office:value-type="string" calcext:value-type="string">
            <text:p>0.029702</text:p>
          </table:table-cell>
        </table:table-row>
        <table:table-row table:style-name="ro1">
          <table:table-cell office:value-type="float" office:value="1527146716.40284" calcext:value-type="float">
            <text:p>1527146716.40284</text:p>
          </table:table-cell>
          <table:table-cell office:value-type="string" calcext:value-type="string">
            <text:p>TOC_x</text:p>
          </table:table-cell>
          <table:table-cell office:value-type="float" office:value="116.181602" calcext:value-type="float">
            <text:p>116.181602</text:p>
          </table:table-cell>
          <table:table-cell office:value-type="float" office:value="0.107599" calcext:value-type="float">
            <text:p>0.107599</text:p>
          </table:table-cell>
          <table:table-cell office:value-type="float" office:value="0.611888" calcext:value-type="float">
            <text:p>0.611888</text:p>
          </table:table-cell>
          <table:table-cell office:value-type="float" office:value="0.020411" calcext:value-type="float">
            <text:p>0.020411</text:p>
          </table:table-cell>
          <table:table-cell office:value-type="float" office:value="6.359984" calcext:value-type="float">
            <text:p>6.359984</text:p>
          </table:table-cell>
          <table:table-cell office:value-type="float" office:value="0.174688" calcext:value-type="float">
            <text:p>0.174688</text:p>
          </table:table-cell>
          <table:table-cell office:value-type="float" office:value="0.591675" calcext:value-type="float">
            <text:p>0.591675</text:p>
          </table:table-cell>
          <table:table-cell office:value-type="string" calcext:value-type="string">
            <text:p>0.027433</text:p>
          </table:table-cell>
        </table:table-row>
        <table:table-row table:style-name="ro1" table:visibility="filter">
          <table:table-cell office:value-type="float" office:value="1527146716.4029" calcext:value-type="float">
            <text:p>1527146716.4029</text:p>
          </table:table-cell>
          <table:table-cell office:value-type="string" calcext:value-type="string">
            <text:p>PID_y</text:p>
          </table:table-cell>
          <table:table-cell office:value-type="float" office:value="116.181602" calcext:value-type="float">
            <text:p>116.181602</text:p>
          </table:table-cell>
          <table:table-cell office:value-type="float" office:value="0.107599" calcext:value-type="float">
            <text:p>0.107599</text:p>
          </table:table-cell>
          <table:table-cell office:value-type="float" office:value="0.611888" calcext:value-type="float">
            <text:p>0.611888</text:p>
          </table:table-cell>
          <table:table-cell office:value-type="float" office:value="0.020411" calcext:value-type="float">
            <text:p>0.020411</text:p>
          </table:table-cell>
          <table:table-cell office:value-type="float" office:value="6.359984" calcext:value-type="float">
            <text:p>6.359984</text:p>
          </table:table-cell>
          <table:table-cell office:value-type="float" office:value="0.174688" calcext:value-type="float">
            <text:p>0.174688</text:p>
          </table:table-cell>
          <table:table-cell office:value-type="float" office:value="0.591675" calcext:value-type="float">
            <text:p>0.591675</text:p>
          </table:table-cell>
          <table:table-cell office:value-type="string" calcext:value-type="string">
            <text:p>0.027433</text:p>
          </table:table-cell>
        </table:table-row>
        <table:table-row table:style-name="ro1">
          <table:table-cell office:value-type="float" office:value="1527146716.42244" calcext:value-type="float">
            <text:p>1527146716.42244</text:p>
          </table:table-cell>
          <table:table-cell office:value-type="string" calcext:value-type="string">
            <text:p>TOC_x</text:p>
          </table:table-cell>
          <table:table-cell office:value-type="float" office:value="127.321709" calcext:value-type="float">
            <text:p>127.321709</text:p>
          </table:table-cell>
          <table:table-cell office:value-type="float" office:value="0.067111" calcext:value-type="float">
            <text:p>0.067111</text:p>
          </table:table-cell>
          <table:table-cell office:value-type="float" office:value="0.641162" calcext:value-type="float">
            <text:p>0.641162</text:p>
          </table:table-cell>
          <table:table-cell office:value-type="float" office:value="0.016353" calcext:value-type="float">
            <text:p>0.016353</text:p>
          </table:table-cell>
          <table:table-cell office:value-type="float" office:value="6.658693" calcext:value-type="float">
            <text:p>6.658693</text:p>
          </table:table-cell>
          <table:table-cell office:value-type="float" office:value="0.133286" calcext:value-type="float">
            <text:p>0.133286</text:p>
          </table:table-cell>
          <table:table-cell office:value-type="float" office:value="0.611888" calcext:value-type="float">
            <text:p>0.611888</text:p>
          </table:table-cell>
          <table:table-cell office:value-type="string" calcext:value-type="string">
            <text:p>0.020411</text:p>
          </table:table-cell>
        </table:table-row>
        <table:table-row table:style-name="ro1" table:visibility="filter">
          <table:table-cell office:value-type="float" office:value="1527146716.42249" calcext:value-type="float">
            <text:p>1527146716.42249</text:p>
          </table:table-cell>
          <table:table-cell office:value-type="string" calcext:value-type="string">
            <text:p>PID_y</text:p>
          </table:table-cell>
          <table:table-cell office:value-type="float" office:value="127.321709" calcext:value-type="float">
            <text:p>127.321709</text:p>
          </table:table-cell>
          <table:table-cell office:value-type="float" office:value="0.067111" calcext:value-type="float">
            <text:p>0.067111</text:p>
          </table:table-cell>
          <table:table-cell office:value-type="float" office:value="0.641162" calcext:value-type="float">
            <text:p>0.641162</text:p>
          </table:table-cell>
          <table:table-cell office:value-type="float" office:value="0.016353" calcext:value-type="float">
            <text:p>0.016353</text:p>
          </table:table-cell>
          <table:table-cell office:value-type="float" office:value="6.658693" calcext:value-type="float">
            <text:p>6.658693</text:p>
          </table:table-cell>
          <table:table-cell office:value-type="float" office:value="0.133286" calcext:value-type="float">
            <text:p>0.133286</text:p>
          </table:table-cell>
          <table:table-cell office:value-type="float" office:value="0.611888" calcext:value-type="float">
            <text:p>0.611888</text:p>
          </table:table-cell>
          <table:table-cell office:value-type="string" calcext:value-type="string">
            <text:p>0.020411</text:p>
          </table:table-cell>
        </table:table-row>
        <table:table-row table:style-name="ro1">
          <table:table-cell office:value-type="float" office:value="1527146716.4418" calcext:value-type="float">
            <text:p>1527146716.4418</text:p>
          </table:table-cell>
          <table:table-cell office:value-type="string" calcext:value-type="string">
            <text:p>TOC_x</text:p>
          </table:table-cell>
          <table:table-cell office:value-type="float" office:value="134.942001" calcext:value-type="float">
            <text:p>134.942001</text:p>
          </table:table-cell>
          <table:table-cell office:value-type="float" office:value="0.042434" calcext:value-type="float">
            <text:p>0.042434</text:p>
          </table:table-cell>
          <table:table-cell office:value-type="float" office:value="0.660221" calcext:value-type="float">
            <text:p>0.660221</text:p>
          </table:table-cell>
          <table:table-cell office:value-type="float" office:value="0.013236" calcext:value-type="float">
            <text:p>0.013236</text:p>
          </table:table-cell>
          <table:table-cell office:value-type="float" office:value="6.855554" calcext:value-type="float">
            <text:p>6.855554</text:p>
          </table:table-cell>
          <table:table-cell office:value-type="float" office:value="0.10109" calcext:value-type="float">
            <text:p>0.10109</text:p>
          </table:table-cell>
          <table:table-cell office:value-type="float" office:value="0.641162" calcext:value-type="float">
            <text:p>0.641162</text:p>
          </table:table-cell>
          <table:table-cell office:value-type="string" calcext:value-type="string">
            <text:p>0.016353</text:p>
          </table:table-cell>
        </table:table-row>
        <table:table-row table:style-name="ro1" table:visibility="filter">
          <table:table-cell office:value-type="float" office:value="1527146716.44185" calcext:value-type="float">
            <text:p>1527146716.44185</text:p>
          </table:table-cell>
          <table:table-cell office:value-type="string" calcext:value-type="string">
            <text:p>PID_y</text:p>
          </table:table-cell>
          <table:table-cell office:value-type="float" office:value="134.942001" calcext:value-type="float">
            <text:p>134.942001</text:p>
          </table:table-cell>
          <table:table-cell office:value-type="float" office:value="0.042434" calcext:value-type="float">
            <text:p>0.042434</text:p>
          </table:table-cell>
          <table:table-cell office:value-type="float" office:value="0.660221" calcext:value-type="float">
            <text:p>0.660221</text:p>
          </table:table-cell>
          <table:table-cell office:value-type="float" office:value="0.013236" calcext:value-type="float">
            <text:p>0.013236</text:p>
          </table:table-cell>
          <table:table-cell office:value-type="float" office:value="6.855554" calcext:value-type="float">
            <text:p>6.855554</text:p>
          </table:table-cell>
          <table:table-cell office:value-type="float" office:value="0.10109" calcext:value-type="float">
            <text:p>0.10109</text:p>
          </table:table-cell>
          <table:table-cell office:value-type="float" office:value="0.641162" calcext:value-type="float">
            <text:p>0.641162</text:p>
          </table:table-cell>
          <table:table-cell office:value-type="string" calcext:value-type="string">
            <text:p>0.016353</text:p>
          </table:table-cell>
        </table:table-row>
        <table:table-row table:style-name="ro1">
          <table:table-cell office:value-type="float" office:value="1527146716.46228" calcext:value-type="float">
            <text:p>1527146716.46228</text:p>
          </table:table-cell>
          <table:table-cell office:value-type="string" calcext:value-type="string">
            <text:p>TOC_x</text:p>
          </table:table-cell>
          <table:table-cell office:value-type="float" office:value="145.878281" calcext:value-type="float">
            <text:p>145.878281</text:p>
          </table:table-cell>
          <table:table-cell office:value-type="float" office:value="0.012024" calcext:value-type="float">
            <text:p>0.012024</text:p>
          </table:table-cell>
          <table:table-cell office:value-type="float" office:value="0.688175" calcext:value-type="float">
            <text:p>0.688175</text:p>
          </table:table-cell>
          <table:table-cell office:value-type="float" office:value="0.007125" calcext:value-type="float">
            <text:p>0.007125</text:p>
          </table:table-cell>
          <table:table-cell office:value-type="float" office:value="7.128572" calcext:value-type="float">
            <text:p>7.128572</text:p>
          </table:table-cell>
          <table:table-cell office:value-type="float" office:value="0.041407" calcext:value-type="float">
            <text:p>0.041407</text:p>
          </table:table-cell>
          <table:table-cell office:value-type="float" office:value="0.660221" calcext:value-type="float">
            <text:p>0.660221</text:p>
          </table:table-cell>
          <table:table-cell office:value-type="string" calcext:value-type="string">
            <text:p>0.013236</text:p>
          </table:table-cell>
        </table:table-row>
        <table:table-row table:style-name="ro1" table:visibility="filter">
          <table:table-cell office:value-type="float" office:value="1527146716.46236" calcext:value-type="float">
            <text:p>1527146716.46236</text:p>
          </table:table-cell>
          <table:table-cell office:value-type="string" calcext:value-type="string">
            <text:p>PID_y</text:p>
          </table:table-cell>
          <table:table-cell office:value-type="float" office:value="145.878281" calcext:value-type="float">
            <text:p>145.878281</text:p>
          </table:table-cell>
          <table:table-cell office:value-type="float" office:value="0.012024" calcext:value-type="float">
            <text:p>0.012024</text:p>
          </table:table-cell>
          <table:table-cell office:value-type="float" office:value="0.688175" calcext:value-type="float">
            <text:p>0.688175</text:p>
          </table:table-cell>
          <table:table-cell office:value-type="float" office:value="0.007125" calcext:value-type="float">
            <text:p>0.007125</text:p>
          </table:table-cell>
          <table:table-cell office:value-type="float" office:value="7.128572" calcext:value-type="float">
            <text:p>7.128572</text:p>
          </table:table-cell>
          <table:table-cell office:value-type="float" office:value="0.041407" calcext:value-type="float">
            <text:p>0.041407</text:p>
          </table:table-cell>
          <table:table-cell office:value-type="float" office:value="0.660221" calcext:value-type="float">
            <text:p>0.660221</text:p>
          </table:table-cell>
          <table:table-cell office:value-type="string" calcext:value-type="string">
            <text:p>0.013236</text:p>
          </table:table-cell>
        </table:table-row>
        <table:table-row table:style-name="ro1">
          <table:table-cell office:value-type="float" office:value="1527146716.4829" calcext:value-type="float">
            <text:p>1527146716.4829</text:p>
          </table:table-cell>
          <table:table-cell office:value-type="string" calcext:value-type="string">
            <text:p>TOC_x</text:p>
          </table:table-cell>
          <table:table-cell office:value-type="float" office:value="152.851288" calcext:value-type="float">
            <text:p>152.851288</text:p>
          </table:table-cell>
          <table:table-cell office:value-type="float" office:value="0.006815" calcext:value-type="float">
            <text:p>0.006815</text:p>
          </table:table-cell>
          <table:table-cell office:value-type="float" office:value="0.705578" calcext:value-type="float">
            <text:p>0.705578</text:p>
          </table:table-cell>
          <table:table-cell office:value-type="float" office:value="0.005261" calcext:value-type="float">
            <text:p>0.005261</text:p>
          </table:table-cell>
          <table:table-cell office:value-type="float" office:value="7.297328" calcext:value-type="float">
            <text:p>7.297328</text:p>
          </table:table-cell>
          <table:table-cell office:value-type="float" office:value="0.023325" calcext:value-type="float">
            <text:p>0.023325</text:p>
          </table:table-cell>
          <table:table-cell office:value-type="float" office:value="0.688175" calcext:value-type="float">
            <text:p>0.688175</text:p>
          </table:table-cell>
          <table:table-cell office:value-type="string" calcext:value-type="string">
            <text:p>0.007125</text:p>
          </table:table-cell>
        </table:table-row>
        <table:table-row table:style-name="ro1" table:visibility="filter">
          <table:table-cell office:value-type="float" office:value="1527146716.48295" calcext:value-type="float">
            <text:p>1527146716.48295</text:p>
          </table:table-cell>
          <table:table-cell office:value-type="string" calcext:value-type="string">
            <text:p>PID_y</text:p>
          </table:table-cell>
          <table:table-cell office:value-type="float" office:value="152.851288" calcext:value-type="float">
            <text:p>152.851288</text:p>
          </table:table-cell>
          <table:table-cell office:value-type="float" office:value="0.006815" calcext:value-type="float">
            <text:p>0.006815</text:p>
          </table:table-cell>
          <table:table-cell office:value-type="float" office:value="0.705578" calcext:value-type="float">
            <text:p>0.705578</text:p>
          </table:table-cell>
          <table:table-cell office:value-type="float" office:value="0.005261" calcext:value-type="float">
            <text:p>0.005261</text:p>
          </table:table-cell>
          <table:table-cell office:value-type="float" office:value="7.297328" calcext:value-type="float">
            <text:p>7.297328</text:p>
          </table:table-cell>
          <table:table-cell office:value-type="float" office:value="0.023325" calcext:value-type="float">
            <text:p>0.023325</text:p>
          </table:table-cell>
          <table:table-cell office:value-type="float" office:value="0.688175" calcext:value-type="float">
            <text:p>0.688175</text:p>
          </table:table-cell>
          <table:table-cell office:value-type="string" calcext:value-type="string">
            <text:p>0.007125</text:p>
          </table:table-cell>
        </table:table-row>
        <table:table-row table:style-name="ro1">
          <table:table-cell office:value-type="float" office:value="1527146716.50236" calcext:value-type="float">
            <text:p>1527146716.50236</text:p>
          </table:table-cell>
          <table:table-cell office:value-type="string" calcext:value-type="string">
            <text:p>TOC_x</text:p>
          </table:table-cell>
          <table:table-cell office:value-type="float" office:value="160.283981" calcext:value-type="float">
            <text:p>160.283981</text:p>
          </table:table-cell>
          <table:table-cell office:value-type="float" office:value="0.002763" calcext:value-type="float">
            <text:p>0.002763</text:p>
          </table:table-cell>
          <table:table-cell office:value-type="float" office:value="0.722651" calcext:value-type="float">
            <text:p>0.722651</text:p>
          </table:table-cell>
          <table:table-cell office:value-type="float" office:value="0.002777" calcext:value-type="float">
            <text:p>0.002777</text:p>
          </table:table-cell>
          <table:table-cell office:value-type="float" office:value="7.473049" calcext:value-type="float">
            <text:p>7.473049</text:p>
          </table:table-cell>
          <table:table-cell office:value-type="float" office:value="-0.002237" calcext:value-type="float">
            <text:p>-0.002237</text:p>
          </table:table-cell>
          <table:table-cell office:value-type="float" office:value="0.705578" calcext:value-type="float">
            <text:p>0.705578</text:p>
          </table:table-cell>
          <table:table-cell office:value-type="string" calcext:value-type="string">
            <text:p>0.005261</text:p>
          </table:table-cell>
        </table:table-row>
        <table:table-row table:style-name="ro1" table:visibility="filter">
          <table:table-cell office:value-type="float" office:value="1527146716.50242" calcext:value-type="float">
            <text:p>1527146716.50242</text:p>
          </table:table-cell>
          <table:table-cell office:value-type="string" calcext:value-type="string">
            <text:p>PID_y</text:p>
          </table:table-cell>
          <table:table-cell office:value-type="float" office:value="160.283981" calcext:value-type="float">
            <text:p>160.283981</text:p>
          </table:table-cell>
          <table:table-cell office:value-type="float" office:value="0.002763" calcext:value-type="float">
            <text:p>0.002763</text:p>
          </table:table-cell>
          <table:table-cell office:value-type="float" office:value="0.722651" calcext:value-type="float">
            <text:p>0.722651</text:p>
          </table:table-cell>
          <table:table-cell office:value-type="float" office:value="0.002777" calcext:value-type="float">
            <text:p>0.002777</text:p>
          </table:table-cell>
          <table:table-cell office:value-type="float" office:value="7.473049" calcext:value-type="float">
            <text:p>7.473049</text:p>
          </table:table-cell>
          <table:table-cell office:value-type="float" office:value="-0.002237" calcext:value-type="float">
            <text:p>-0.002237</text:p>
          </table:table-cell>
          <table:table-cell office:value-type="float" office:value="0.705578" calcext:value-type="float">
            <text:p>0.705578</text:p>
          </table:table-cell>
          <table:table-cell office:value-type="string" calcext:value-type="string">
            <text:p>0.005261</text:p>
          </table:table-cell>
        </table:table-row>
        <table:table-row table:style-name="ro1">
          <table:table-cell office:value-type="float" office:value="1527146716.52287" calcext:value-type="float">
            <text:p>1527146716.52287</text:p>
          </table:table-cell>
          <table:table-cell office:value-type="string" calcext:value-type="string">
            <text:p>TOC_x</text:p>
          </table:table-cell>
          <table:table-cell office:value-type="float" office:value="170.781235" calcext:value-type="float">
            <text:p>170.781235</text:p>
          </table:table-cell>
          <table:table-cell office:value-type="float" office:value="-0.014349" calcext:value-type="float">
            <text:p>-0.014349</text:p>
          </table:table-cell>
          <table:table-cell office:value-type="float" office:value="0.747421" calcext:value-type="float">
            <text:p>0.747421</text:p>
          </table:table-cell>
          <table:table-cell office:value-type="float" office:value="-0.003359" calcext:value-type="float">
            <text:p>-0.003359</text:p>
          </table:table-cell>
          <table:table-cell office:value-type="float" office:value="7.714391" calcext:value-type="float">
            <text:p>7.714391</text:p>
          </table:table-cell>
          <table:table-cell office:value-type="float" office:value="-0.06202" calcext:value-type="float">
            <text:p>-0.06202</text:p>
          </table:table-cell>
          <table:table-cell office:value-type="float" office:value="0.722651" calcext:value-type="float">
            <text:p>0.722651</text:p>
          </table:table-cell>
          <table:table-cell office:value-type="string" calcext:value-type="string">
            <text:p>0.002777</text:p>
          </table:table-cell>
        </table:table-row>
        <table:table-row table:style-name="ro1" table:visibility="filter">
          <table:table-cell office:value-type="float" office:value="1527146716.52293" calcext:value-type="float">
            <text:p>1527146716.52293</text:p>
          </table:table-cell>
          <table:table-cell office:value-type="string" calcext:value-type="string">
            <text:p>PID_y</text:p>
          </table:table-cell>
          <table:table-cell office:value-type="float" office:value="170.781235" calcext:value-type="float">
            <text:p>170.781235</text:p>
          </table:table-cell>
          <table:table-cell office:value-type="float" office:value="-0.014349" calcext:value-type="float">
            <text:p>-0.014349</text:p>
          </table:table-cell>
          <table:table-cell office:value-type="float" office:value="0.747421" calcext:value-type="float">
            <text:p>0.747421</text:p>
          </table:table-cell>
          <table:table-cell office:value-type="float" office:value="-0.003359" calcext:value-type="float">
            <text:p>-0.003359</text:p>
          </table:table-cell>
          <table:table-cell office:value-type="float" office:value="7.714391" calcext:value-type="float">
            <text:p>7.714391</text:p>
          </table:table-cell>
          <table:table-cell office:value-type="float" office:value="-0.06202" calcext:value-type="float">
            <text:p>-0.06202</text:p>
          </table:table-cell>
          <table:table-cell office:value-type="float" office:value="0.722651" calcext:value-type="float">
            <text:p>0.722651</text:p>
          </table:table-cell>
          <table:table-cell office:value-type="string" calcext:value-type="string">
            <text:p>0.002777</text:p>
          </table:table-cell>
        </table:table-row>
        <table:table-row table:style-name="ro1">
          <table:table-cell office:value-type="float" office:value="1527146716.54242" calcext:value-type="float">
            <text:p>1527146716.54242</text:p>
          </table:table-cell>
          <table:table-cell office:value-type="string" calcext:value-type="string">
            <text:p>TOC_x</text:p>
          </table:table-cell>
          <table:table-cell office:value-type="float" office:value="178.005554" calcext:value-type="float">
            <text:p>178.005554</text:p>
          </table:table-cell>
          <table:table-cell office:value-type="float" office:value="-0.014507" calcext:value-type="float">
            <text:p>-0.014507</text:p>
          </table:table-cell>
          <table:table-cell office:value-type="float" office:value="0.76325" calcext:value-type="float">
            <text:p>0.76325</text:p>
          </table:table-cell>
          <table:table-cell office:value-type="float" office:value="-0.003393" calcext:value-type="float">
            <text:p>-0.003393</text:p>
          </table:table-cell>
          <table:table-cell office:value-type="float" office:value="7.876218" calcext:value-type="float">
            <text:p>7.876218</text:p>
          </table:table-cell>
          <table:table-cell office:value-type="float" office:value="-0.062368" calcext:value-type="float">
            <text:p>-0.062368</text:p>
          </table:table-cell>
          <table:table-cell office:value-type="float" office:value="0.747421" calcext:value-type="float">
            <text:p>0.747421</text:p>
          </table:table-cell>
          <table:table-cell office:value-type="string" calcext:value-type="string">
            <text:p>-0.003359</text:p>
          </table:table-cell>
        </table:table-row>
        <table:table-row table:style-name="ro1" table:visibility="filter">
          <table:table-cell office:value-type="float" office:value="1527146716.54249" calcext:value-type="float">
            <text:p>1527146716.54249</text:p>
          </table:table-cell>
          <table:table-cell office:value-type="string" calcext:value-type="string">
            <text:p>PID_y</text:p>
          </table:table-cell>
          <table:table-cell office:value-type="float" office:value="178.005554" calcext:value-type="float">
            <text:p>178.005554</text:p>
          </table:table-cell>
          <table:table-cell office:value-type="float" office:value="-0.014507" calcext:value-type="float">
            <text:p>-0.014507</text:p>
          </table:table-cell>
          <table:table-cell office:value-type="float" office:value="0.76325" calcext:value-type="float">
            <text:p>0.76325</text:p>
          </table:table-cell>
          <table:table-cell office:value-type="float" office:value="-0.003393" calcext:value-type="float">
            <text:p>-0.003393</text:p>
          </table:table-cell>
          <table:table-cell office:value-type="float" office:value="7.876218" calcext:value-type="float">
            <text:p>7.876218</text:p>
          </table:table-cell>
          <table:table-cell office:value-type="float" office:value="-0.062368" calcext:value-type="float">
            <text:p>-0.062368</text:p>
          </table:table-cell>
          <table:table-cell office:value-type="float" office:value="0.747421" calcext:value-type="float">
            <text:p>0.747421</text:p>
          </table:table-cell>
          <table:table-cell office:value-type="string" calcext:value-type="string">
            <text:p>-0.003359</text:p>
          </table:table-cell>
        </table:table-row>
        <table:table-row table:style-name="ro1">
          <table:table-cell office:value-type="float" office:value="1527146716.5618" calcext:value-type="float">
            <text:p>1527146716.5618</text:p>
          </table:table-cell>
          <table:table-cell office:value-type="string" calcext:value-type="string">
            <text:p>TOC_x</text:p>
          </table:table-cell>
          <table:table-cell office:value-type="float" office:value="188.986481" calcext:value-type="float">
            <text:p>188.986481</text:p>
          </table:table-cell>
          <table:table-cell office:value-type="float" office:value="-0.030709" calcext:value-type="float">
            <text:p>-0.030709</text:p>
          </table:table-cell>
          <table:table-cell office:value-type="float" office:value="0.786479" calcext:value-type="float">
            <text:p>0.786479</text:p>
          </table:table-cell>
          <table:table-cell office:value-type="float" office:value="-0.006304" calcext:value-type="float">
            <text:p>-0.006304</text:p>
          </table:table-cell>
          <table:table-cell office:value-type="float" office:value="8.116034" calcext:value-type="float">
            <text:p>8.116034</text:p>
          </table:table-cell>
          <table:table-cell office:value-type="float" office:value="-0.092422" calcext:value-type="float">
            <text:p>-0.092422</text:p>
          </table:table-cell>
          <table:table-cell office:value-type="float" office:value="0.76325" calcext:value-type="float">
            <text:p>0.76325</text:p>
          </table:table-cell>
          <table:table-cell office:value-type="string" calcext:value-type="string">
            <text:p>-0.003393</text:p>
          </table:table-cell>
        </table:table-row>
        <table:table-row table:style-name="ro1" table:visibility="filter">
          <table:table-cell office:value-type="float" office:value="1527146716.56185" calcext:value-type="float">
            <text:p>1527146716.56185</text:p>
          </table:table-cell>
          <table:table-cell office:value-type="string" calcext:value-type="string">
            <text:p>PID_y</text:p>
          </table:table-cell>
          <table:table-cell office:value-type="float" office:value="188.986481" calcext:value-type="float">
            <text:p>188.986481</text:p>
          </table:table-cell>
          <table:table-cell office:value-type="float" office:value="-0.030709" calcext:value-type="float">
            <text:p>-0.030709</text:p>
          </table:table-cell>
          <table:table-cell office:value-type="float" office:value="0.786479" calcext:value-type="float">
            <text:p>0.786479</text:p>
          </table:table-cell>
          <table:table-cell office:value-type="float" office:value="-0.006304" calcext:value-type="float">
            <text:p>-0.006304</text:p>
          </table:table-cell>
          <table:table-cell office:value-type="float" office:value="8.116034" calcext:value-type="float">
            <text:p>8.116034</text:p>
          </table:table-cell>
          <table:table-cell office:value-type="float" office:value="-0.092422" calcext:value-type="float">
            <text:p>-0.092422</text:p>
          </table:table-cell>
          <table:table-cell office:value-type="float" office:value="0.76325" calcext:value-type="float">
            <text:p>0.76325</text:p>
          </table:table-cell>
          <table:table-cell office:value-type="string" calcext:value-type="string">
            <text:p>-0.003393</text:p>
          </table:table-cell>
        </table:table-row>
        <table:table-row table:style-name="ro1">
          <table:table-cell office:value-type="float" office:value="1527146716.58238" calcext:value-type="float">
            <text:p>1527146716.58238</text:p>
          </table:table-cell>
          <table:table-cell office:value-type="string" calcext:value-type="string">
            <text:p>TOC_x</text:p>
          </table:table-cell>
          <table:table-cell office:value-type="float" office:value="195.957672" calcext:value-type="float">
            <text:p>195.957672</text:p>
          </table:table-cell>
          <table:table-cell office:value-type="float" office:value="-0.069386" calcext:value-type="float">
            <text:p>-0.069386</text:p>
          </table:table-cell>
          <table:table-cell office:value-type="float" office:value="0.801758" calcext:value-type="float">
            <text:p>0.801758</text:p>
          </table:table-cell>
          <table:table-cell office:value-type="float" office:value="-0.011443" calcext:value-type="float">
            <text:p>-0.011443</text:p>
          </table:table-cell>
          <table:table-cell office:value-type="float" office:value="8.264658" calcext:value-type="float">
            <text:p>8.264658</text:p>
          </table:table-cell>
          <table:table-cell office:value-type="float" office:value="-0.142408" calcext:value-type="float">
            <text:p>-0.142408</text:p>
          </table:table-cell>
          <table:table-cell office:value-type="float" office:value="0.786479" calcext:value-type="float">
            <text:p>0.786479</text:p>
          </table:table-cell>
          <table:table-cell office:value-type="string" calcext:value-type="string">
            <text:p>-0.006304</text:p>
          </table:table-cell>
        </table:table-row>
        <table:table-row table:style-name="ro1" table:visibility="filter">
          <table:table-cell office:value-type="float" office:value="1527146716.58244" calcext:value-type="float">
            <text:p>1527146716.58244</text:p>
          </table:table-cell>
          <table:table-cell office:value-type="string" calcext:value-type="string">
            <text:p>PID_y</text:p>
          </table:table-cell>
          <table:table-cell office:value-type="float" office:value="195.957672" calcext:value-type="float">
            <text:p>195.957672</text:p>
          </table:table-cell>
          <table:table-cell office:value-type="float" office:value="-0.069386" calcext:value-type="float">
            <text:p>-0.069386</text:p>
          </table:table-cell>
          <table:table-cell office:value-type="float" office:value="0.801758" calcext:value-type="float">
            <text:p>0.801758</text:p>
          </table:table-cell>
          <table:table-cell office:value-type="float" office:value="-0.011443" calcext:value-type="float">
            <text:p>-0.011443</text:p>
          </table:table-cell>
          <table:table-cell office:value-type="float" office:value="8.264658" calcext:value-type="float">
            <text:p>8.264658</text:p>
          </table:table-cell>
          <table:table-cell office:value-type="float" office:value="-0.142408" calcext:value-type="float">
            <text:p>-0.142408</text:p>
          </table:table-cell>
          <table:table-cell office:value-type="float" office:value="0.786479" calcext:value-type="float">
            <text:p>0.786479</text:p>
          </table:table-cell>
          <table:table-cell office:value-type="string" calcext:value-type="string">
            <text:p>-0.006304</text:p>
          </table:table-cell>
        </table:table-row>
        <table:table-row table:style-name="ro1">
          <table:table-cell office:value-type="float" office:value="1527146716.60187" calcext:value-type="float">
            <text:p>1527146716.60187</text:p>
          </table:table-cell>
          <table:table-cell office:value-type="string" calcext:value-type="string">
            <text:p>TOC_x</text:p>
          </table:table-cell>
          <table:table-cell office:value-type="float" office:value="203.08638" calcext:value-type="float">
            <text:p>203.08638</text:p>
          </table:table-cell>
          <table:table-cell office:value-type="float" office:value="-0.103507" calcext:value-type="float">
            <text:p>-0.103507</text:p>
          </table:table-cell>
          <table:table-cell office:value-type="float" office:value="0.816324" calcext:value-type="float">
            <text:p>0.816324</text:p>
          </table:table-cell>
          <table:table-cell office:value-type="float" office:value="-0.014745" calcext:value-type="float">
            <text:p>-0.014745</text:p>
          </table:table-cell>
          <table:table-cell office:value-type="float" office:value="8.413948" calcext:value-type="float">
            <text:p>8.413948</text:p>
          </table:table-cell>
          <table:table-cell office:value-type="float" office:value="-0.176258" calcext:value-type="float">
            <text:p>-0.176258</text:p>
          </table:table-cell>
          <table:table-cell office:value-type="float" office:value="0.801758" calcext:value-type="float">
            <text:p>0.801758</text:p>
          </table:table-cell>
          <table:table-cell office:value-type="string" calcext:value-type="string">
            <text:p>-0.011443</text:p>
          </table:table-cell>
        </table:table-row>
        <table:table-row table:style-name="ro1" table:visibility="filter">
          <table:table-cell office:value-type="float" office:value="1527146716.60193" calcext:value-type="float">
            <text:p>1527146716.60193</text:p>
          </table:table-cell>
          <table:table-cell office:value-type="string" calcext:value-type="string">
            <text:p>PID_y</text:p>
          </table:table-cell>
          <table:table-cell office:value-type="float" office:value="203.08638" calcext:value-type="float">
            <text:p>203.08638</text:p>
          </table:table-cell>
          <table:table-cell office:value-type="float" office:value="-0.103507" calcext:value-type="float">
            <text:p>-0.103507</text:p>
          </table:table-cell>
          <table:table-cell office:value-type="float" office:value="0.816324" calcext:value-type="float">
            <text:p>0.816324</text:p>
          </table:table-cell>
          <table:table-cell office:value-type="float" office:value="-0.014745" calcext:value-type="float">
            <text:p>-0.014745</text:p>
          </table:table-cell>
          <table:table-cell office:value-type="float" office:value="8.413948" calcext:value-type="float">
            <text:p>8.413948</text:p>
          </table:table-cell>
          <table:table-cell office:value-type="float" office:value="-0.176258" calcext:value-type="float">
            <text:p>-0.176258</text:p>
          </table:table-cell>
          <table:table-cell office:value-type="float" office:value="0.801758" calcext:value-type="float">
            <text:p>0.801758</text:p>
          </table:table-cell>
          <table:table-cell office:value-type="string" calcext:value-type="string">
            <text:p>-0.011443</text:p>
          </table:table-cell>
        </table:table-row>
        <table:table-row table:style-name="ro1">
          <table:table-cell office:value-type="float" office:value="1527146716.62245" calcext:value-type="float">
            <text:p>1527146716.62245</text:p>
          </table:table-cell>
          <table:table-cell office:value-type="string" calcext:value-type="string">
            <text:p>TOC_x</text:p>
          </table:table-cell>
          <table:table-cell office:value-type="float" office:value="212.052002" calcext:value-type="float">
            <text:p>212.052002</text:p>
          </table:table-cell>
          <table:table-cell office:value-type="float" office:value="-0.170695" calcext:value-type="float">
            <text:p>-0.170695</text:p>
          </table:table-cell>
          <table:table-cell office:value-type="float" office:value="0.835265" calcext:value-type="float">
            <text:p>0.835265</text:p>
          </table:table-cell>
          <table:table-cell office:value-type="float" office:value="-0.020223" calcext:value-type="float">
            <text:p>-0.020223</text:p>
          </table:table-cell>
          <table:table-cell office:value-type="float" office:value="8.598015" calcext:value-type="float">
            <text:p>8.598015</text:p>
          </table:table-cell>
          <table:table-cell office:value-type="float" office:value="-0.229489" calcext:value-type="float">
            <text:p>-0.229489</text:p>
          </table:table-cell>
          <table:table-cell office:value-type="float" office:value="0.816324" calcext:value-type="float">
            <text:p>0.816324</text:p>
          </table:table-cell>
          <table:table-cell office:value-type="string" calcext:value-type="string">
            <text:p>-0.014745</text:p>
          </table:table-cell>
        </table:table-row>
        <table:table-row table:style-name="ro1" table:visibility="filter">
          <table:table-cell office:value-type="float" office:value="1527146716.6225" calcext:value-type="float">
            <text:p>1527146716.6225</text:p>
          </table:table-cell>
          <table:table-cell office:value-type="string" calcext:value-type="string">
            <text:p>PID_y</text:p>
          </table:table-cell>
          <table:table-cell office:value-type="float" office:value="212.052002" calcext:value-type="float">
            <text:p>212.052002</text:p>
          </table:table-cell>
          <table:table-cell office:value-type="float" office:value="-0.170695" calcext:value-type="float">
            <text:p>-0.170695</text:p>
          </table:table-cell>
          <table:table-cell office:value-type="float" office:value="0.835265" calcext:value-type="float">
            <text:p>0.835265</text:p>
          </table:table-cell>
          <table:table-cell office:value-type="float" office:value="-0.020223" calcext:value-type="float">
            <text:p>-0.020223</text:p>
          </table:table-cell>
          <table:table-cell office:value-type="float" office:value="8.598015" calcext:value-type="float">
            <text:p>8.598015</text:p>
          </table:table-cell>
          <table:table-cell office:value-type="float" office:value="-0.229489" calcext:value-type="float">
            <text:p>-0.229489</text:p>
          </table:table-cell>
          <table:table-cell office:value-type="float" office:value="0.816324" calcext:value-type="float">
            <text:p>0.816324</text:p>
          </table:table-cell>
          <table:table-cell office:value-type="string" calcext:value-type="string">
            <text:p>-0.014745</text:p>
          </table:table-cell>
        </table:table-row>
        <table:table-row table:style-name="ro1">
          <table:table-cell office:value-type="float" office:value="1527146716.64188" calcext:value-type="float">
            <text:p>1527146716.64188</text:p>
          </table:table-cell>
          <table:table-cell office:value-type="string" calcext:value-type="string">
            <text:p>TOC_x</text:p>
          </table:table-cell>
          <table:table-cell office:value-type="float" office:value="219.046219" calcext:value-type="float">
            <text:p>219.046219</text:p>
          </table:table-cell>
          <table:table-cell office:value-type="float" office:value="-0.138626" calcext:value-type="float">
            <text:p>-0.138626</text:p>
          </table:table-cell>
          <table:table-cell office:value-type="float" office:value="0.848959" calcext:value-type="float">
            <text:p>0.848959</text:p>
          </table:table-cell>
          <table:table-cell office:value-type="float" office:value="-0.017898" calcext:value-type="float">
            <text:p>-0.017898</text:p>
          </table:table-cell>
          <table:table-cell office:value-type="float" office:value="8.738938" calcext:value-type="float">
            <text:p>8.738938</text:p>
          </table:table-cell>
          <table:table-cell office:value-type="float" office:value="-0.20556" calcext:value-type="float">
            <text:p>-0.20556</text:p>
          </table:table-cell>
          <table:table-cell office:value-type="float" office:value="0.835265" calcext:value-type="float">
            <text:p>0.835265</text:p>
          </table:table-cell>
          <table:table-cell office:value-type="string" calcext:value-type="string">
            <text:p>-0.020223</text:p>
          </table:table-cell>
        </table:table-row>
        <table:table-row table:style-name="ro1" table:visibility="filter">
          <table:table-cell office:value-type="float" office:value="1527146716.64194" calcext:value-type="float">
            <text:p>1527146716.64194</text:p>
          </table:table-cell>
          <table:table-cell office:value-type="string" calcext:value-type="string">
            <text:p>PID_y</text:p>
          </table:table-cell>
          <table:table-cell office:value-type="float" office:value="219.046219" calcext:value-type="float">
            <text:p>219.046219</text:p>
          </table:table-cell>
          <table:table-cell office:value-type="float" office:value="-0.138626" calcext:value-type="float">
            <text:p>-0.138626</text:p>
          </table:table-cell>
          <table:table-cell office:value-type="float" office:value="0.848959" calcext:value-type="float">
            <text:p>0.848959</text:p>
          </table:table-cell>
          <table:table-cell office:value-type="float" office:value="-0.017898" calcext:value-type="float">
            <text:p>-0.017898</text:p>
          </table:table-cell>
          <table:table-cell office:value-type="float" office:value="8.738938" calcext:value-type="float">
            <text:p>8.738938</text:p>
          </table:table-cell>
          <table:table-cell office:value-type="float" office:value="-0.20556" calcext:value-type="float">
            <text:p>-0.20556</text:p>
          </table:table-cell>
          <table:table-cell office:value-type="float" office:value="0.835265" calcext:value-type="float">
            <text:p>0.835265</text:p>
          </table:table-cell>
          <table:table-cell office:value-type="string" calcext:value-type="string">
            <text:p>-0.020223</text:p>
          </table:table-cell>
        </table:table-row>
        <table:table-row table:style-name="ro1">
          <table:table-cell office:value-type="float" office:value="1527146716.6624" calcext:value-type="float">
            <text:p>1527146716.6624</text:p>
          </table:table-cell>
          <table:table-cell office:value-type="string" calcext:value-type="string">
            <text:p>TOC_x</text:p>
          </table:table-cell>
          <table:table-cell office:value-type="float" office:value="228.573563" calcext:value-type="float">
            <text:p>228.573563</text:p>
          </table:table-cell>
          <table:table-cell office:value-type="float" office:value="-0.207101" calcext:value-type="float">
            <text:p>-0.207101</text:p>
          </table:table-cell>
          <table:table-cell office:value-type="float" office:value="0.868284" calcext:value-type="float">
            <text:p>0.868284</text:p>
          </table:table-cell>
          <table:table-cell office:value-type="float" office:value="-0.022861" calcext:value-type="float">
            <text:p>-0.022861</text:p>
          </table:table-cell>
          <table:table-cell office:value-type="float" office:value="8.927309" calcext:value-type="float">
            <text:p>8.927309</text:p>
          </table:table-cell>
          <table:table-cell office:value-type="float" office:value="-0.253937" calcext:value-type="float">
            <text:p>-0.253937</text:p>
          </table:table-cell>
          <table:table-cell office:value-type="float" office:value="0.848959" calcext:value-type="float">
            <text:p>0.848959</text:p>
          </table:table-cell>
          <table:table-cell office:value-type="string" calcext:value-type="string">
            <text:p>-0.017898</text:p>
          </table:table-cell>
        </table:table-row>
        <table:table-row table:style-name="ro1" table:visibility="filter">
          <table:table-cell office:value-type="float" office:value="1527146716.66246" calcext:value-type="float">
            <text:p>1527146716.66246</text:p>
          </table:table-cell>
          <table:table-cell office:value-type="string" calcext:value-type="string">
            <text:p>PID_y</text:p>
          </table:table-cell>
          <table:table-cell office:value-type="float" office:value="228.573563" calcext:value-type="float">
            <text:p>228.573563</text:p>
          </table:table-cell>
          <table:table-cell office:value-type="float" office:value="-0.207101" calcext:value-type="float">
            <text:p>-0.207101</text:p>
          </table:table-cell>
          <table:table-cell office:value-type="float" office:value="0.868284" calcext:value-type="float">
            <text:p>0.868284</text:p>
          </table:table-cell>
          <table:table-cell office:value-type="float" office:value="-0.022861" calcext:value-type="float">
            <text:p>-0.022861</text:p>
          </table:table-cell>
          <table:table-cell office:value-type="float" office:value="8.927309" calcext:value-type="float">
            <text:p>8.927309</text:p>
          </table:table-cell>
          <table:table-cell office:value-type="float" office:value="-0.253937" calcext:value-type="float">
            <text:p>-0.253937</text:p>
          </table:table-cell>
          <table:table-cell office:value-type="float" office:value="0.848959" calcext:value-type="float">
            <text:p>0.848959</text:p>
          </table:table-cell>
          <table:table-cell office:value-type="string" calcext:value-type="string">
            <text:p>-0.017898</text:p>
          </table:table-cell>
        </table:table-row>
        <table:table-row table:style-name="ro1">
          <table:table-cell office:value-type="float" office:value="1527146716.68183" calcext:value-type="float">
            <text:p>1527146716.68183</text:p>
          </table:table-cell>
          <table:table-cell office:value-type="string" calcext:value-type="string">
            <text:p>TOC_x</text:p>
          </table:table-cell>
          <table:table-cell office:value-type="float" office:value="235.071487" calcext:value-type="float">
            <text:p>235.071487</text:p>
          </table:table-cell>
          <table:table-cell office:value-type="float" office:value="-0.335876" calcext:value-type="float">
            <text:p>-0.335876</text:p>
          </table:table-cell>
          <table:table-cell office:value-type="float" office:value="0.880543" calcext:value-type="float">
            <text:p>0.880543</text:p>
          </table:table-cell>
          <table:table-cell office:value-type="float" office:value="-0.029976" calcext:value-type="float">
            <text:p>-0.029976</text:p>
          </table:table-cell>
          <table:table-cell office:value-type="float" office:value="9.053554" calcext:value-type="float">
            <text:p>9.053554</text:p>
          </table:table-cell>
          <table:table-cell office:value-type="float" office:value="-0.327208" calcext:value-type="float">
            <text:p>-0.327208</text:p>
          </table:table-cell>
          <table:table-cell office:value-type="float" office:value="0.868284" calcext:value-type="float">
            <text:p>0.868284</text:p>
          </table:table-cell>
          <table:table-cell office:value-type="string" calcext:value-type="string">
            <text:p>-0.022861</text:p>
          </table:table-cell>
        </table:table-row>
        <table:table-row table:style-name="ro1" table:visibility="filter">
          <table:table-cell office:value-type="float" office:value="1527146716.68189" calcext:value-type="float">
            <text:p>1527146716.68189</text:p>
          </table:table-cell>
          <table:table-cell office:value-type="string" calcext:value-type="string">
            <text:p>PID_y</text:p>
          </table:table-cell>
          <table:table-cell office:value-type="float" office:value="235.071487" calcext:value-type="float">
            <text:p>235.071487</text:p>
          </table:table-cell>
          <table:table-cell office:value-type="float" office:value="-0.335876" calcext:value-type="float">
            <text:p>-0.335876</text:p>
          </table:table-cell>
          <table:table-cell office:value-type="float" office:value="0.880543" calcext:value-type="float">
            <text:p>0.880543</text:p>
          </table:table-cell>
          <table:table-cell office:value-type="float" office:value="-0.029976" calcext:value-type="float">
            <text:p>-0.029976</text:p>
          </table:table-cell>
          <table:table-cell office:value-type="float" office:value="9.053554" calcext:value-type="float">
            <text:p>9.053554</text:p>
          </table:table-cell>
          <table:table-cell office:value-type="float" office:value="-0.327208" calcext:value-type="float">
            <text:p>-0.327208</text:p>
          </table:table-cell>
          <table:table-cell office:value-type="float" office:value="0.868284" calcext:value-type="float">
            <text:p>0.868284</text:p>
          </table:table-cell>
          <table:table-cell office:value-type="string" calcext:value-type="string">
            <text:p>-0.022861</text:p>
          </table:table-cell>
        </table:table-row>
        <table:table-row table:style-name="ro1">
          <table:table-cell office:value-type="float" office:value="1527146716.70235" calcext:value-type="float">
            <text:p>1527146716.70235</text:p>
          </table:table-cell>
          <table:table-cell office:value-type="string" calcext:value-type="string">
            <text:p>TOC_x</text:p>
          </table:table-cell>
          <table:table-cell office:value-type="float" office:value="241.231354" calcext:value-type="float">
            <text:p>241.231354</text:p>
          </table:table-cell>
          <table:table-cell office:value-type="float" office:value="-0.32065" calcext:value-type="float">
            <text:p>-0.32065</text:p>
          </table:table-cell>
          <table:table-cell office:value-type="float" office:value="0.892643" calcext:value-type="float">
            <text:p>0.892643</text:p>
          </table:table-cell>
          <table:table-cell office:value-type="float" office:value="-0.029175" calcext:value-type="float">
            <text:p>-0.029175</text:p>
          </table:table-cell>
          <table:table-cell office:value-type="float" office:value="9.171617" calcext:value-type="float">
            <text:p>9.171617</text:p>
          </table:table-cell>
          <table:table-cell office:value-type="float" office:value="-0.3194" calcext:value-type="float">
            <text:p>-0.3194</text:p>
          </table:table-cell>
          <table:table-cell office:value-type="float" office:value="0.880543" calcext:value-type="float">
            <text:p>0.880543</text:p>
          </table:table-cell>
          <table:table-cell office:value-type="string" calcext:value-type="string">
            <text:p>-0.029976</text:p>
          </table:table-cell>
        </table:table-row>
        <table:table-row table:style-name="ro1" table:visibility="filter">
          <table:table-cell office:value-type="float" office:value="1527146716.70241" calcext:value-type="float">
            <text:p>1527146716.70241</text:p>
          </table:table-cell>
          <table:table-cell office:value-type="string" calcext:value-type="string">
            <text:p>PID_y</text:p>
          </table:table-cell>
          <table:table-cell office:value-type="float" office:value="241.231354" calcext:value-type="float">
            <text:p>241.231354</text:p>
          </table:table-cell>
          <table:table-cell office:value-type="float" office:value="-0.32065" calcext:value-type="float">
            <text:p>-0.32065</text:p>
          </table:table-cell>
          <table:table-cell office:value-type="float" office:value="0.892643" calcext:value-type="float">
            <text:p>0.892643</text:p>
          </table:table-cell>
          <table:table-cell office:value-type="float" office:value="-0.029175" calcext:value-type="float">
            <text:p>-0.029175</text:p>
          </table:table-cell>
          <table:table-cell office:value-type="float" office:value="9.171617" calcext:value-type="float">
            <text:p>9.171617</text:p>
          </table:table-cell>
          <table:table-cell office:value-type="float" office:value="-0.3194" calcext:value-type="float">
            <text:p>-0.3194</text:p>
          </table:table-cell>
          <table:table-cell office:value-type="float" office:value="0.880543" calcext:value-type="float">
            <text:p>0.880543</text:p>
          </table:table-cell>
          <table:table-cell office:value-type="string" calcext:value-type="string">
            <text:p>-0.029976</text:p>
          </table:table-cell>
        </table:table-row>
        <table:table-row table:style-name="ro1">
          <table:table-cell office:value-type="float" office:value="1527146716.72281" calcext:value-type="float">
            <text:p>1527146716.72281</text:p>
          </table:table-cell>
          <table:table-cell office:value-type="string" calcext:value-type="string">
            <text:p>TOC_x</text:p>
          </table:table-cell>
          <table:table-cell office:value-type="float" office:value="249.789215" calcext:value-type="float">
            <text:p>249.789215</text:p>
          </table:table-cell>
          <table:table-cell office:value-type="float" office:value="-0.376309" calcext:value-type="float">
            <text:p>-0.376309</text:p>
          </table:table-cell>
          <table:table-cell office:value-type="float" office:value="0.909188" calcext:value-type="float">
            <text:p>0.909188</text:p>
          </table:table-cell>
          <table:table-cell office:value-type="float" office:value="-0.032016" calcext:value-type="float">
            <text:p>-0.032016</text:p>
          </table:table-cell>
          <table:table-cell office:value-type="float" office:value="9.333167" calcext:value-type="float">
            <text:p>9.333167</text:p>
          </table:table-cell>
          <table:table-cell office:value-type="float" office:value="-0.347135" calcext:value-type="float">
            <text:p>-0.347135</text:p>
          </table:table-cell>
          <table:table-cell office:value-type="float" office:value="0.892643" calcext:value-type="float">
            <text:p>0.892643</text:p>
          </table:table-cell>
          <table:table-cell office:value-type="string" calcext:value-type="string">
            <text:p>-0.029175</text:p>
          </table:table-cell>
        </table:table-row>
        <table:table-row table:style-name="ro1" table:visibility="filter">
          <table:table-cell office:value-type="float" office:value="1527146716.72287" calcext:value-type="float">
            <text:p>1527146716.72287</text:p>
          </table:table-cell>
          <table:table-cell office:value-type="string" calcext:value-type="string">
            <text:p>PID_y</text:p>
          </table:table-cell>
          <table:table-cell office:value-type="float" office:value="249.789215" calcext:value-type="float">
            <text:p>249.789215</text:p>
          </table:table-cell>
          <table:table-cell office:value-type="float" office:value="-0.376309" calcext:value-type="float">
            <text:p>-0.376309</text:p>
          </table:table-cell>
          <table:table-cell office:value-type="float" office:value="0.909188" calcext:value-type="float">
            <text:p>0.909188</text:p>
          </table:table-cell>
          <table:table-cell office:value-type="float" office:value="-0.032016" calcext:value-type="float">
            <text:p>-0.032016</text:p>
          </table:table-cell>
          <table:table-cell office:value-type="float" office:value="9.333167" calcext:value-type="float">
            <text:p>9.333167</text:p>
          </table:table-cell>
          <table:table-cell office:value-type="float" office:value="-0.347135" calcext:value-type="float">
            <text:p>-0.347135</text:p>
          </table:table-cell>
          <table:table-cell office:value-type="float" office:value="0.892643" calcext:value-type="float">
            <text:p>0.892643</text:p>
          </table:table-cell>
          <table:table-cell office:value-type="string" calcext:value-type="string">
            <text:p>-0.029175</text:p>
          </table:table-cell>
        </table:table-row>
        <table:table-row table:style-name="ro1">
          <table:table-cell office:value-type="float" office:value="1527146716.74225" calcext:value-type="float">
            <text:p>1527146716.74225</text:p>
          </table:table-cell>
          <table:table-cell office:value-type="string" calcext:value-type="string">
            <text:p>TOC_x</text:p>
          </table:table-cell>
          <table:table-cell office:value-type="float" office:value="255.872818" calcext:value-type="float">
            <text:p>255.872818</text:p>
          </table:table-cell>
          <table:table-cell office:value-type="float" office:value="-0.47996" calcext:value-type="float">
            <text:p>-0.47996</text:p>
          </table:table-cell>
          <table:table-cell office:value-type="float" office:value="0.920191" calcext:value-type="float">
            <text:p>0.920191</text:p>
          </table:table-cell>
          <table:table-cell office:value-type="float" office:value="-0.036566" calcext:value-type="float">
            <text:p>-0.036566</text:p>
          </table:table-cell>
          <table:table-cell office:value-type="float" office:value="9.446344" calcext:value-type="float">
            <text:p>9.446344</text:p>
          </table:table-cell>
          <table:table-cell office:value-type="float" office:value="-0.393939" calcext:value-type="float">
            <text:p>-0.393939</text:p>
          </table:table-cell>
          <table:table-cell office:value-type="float" office:value="0.909188" calcext:value-type="float">
            <text:p>0.909188</text:p>
          </table:table-cell>
          <table:table-cell office:value-type="string" calcext:value-type="string">
            <text:p>-0.032016</text:p>
          </table:table-cell>
        </table:table-row>
        <table:table-row table:style-name="ro1" table:visibility="filter">
          <table:table-cell office:value-type="float" office:value="1527146716.74234" calcext:value-type="float">
            <text:p>1527146716.74234</text:p>
          </table:table-cell>
          <table:table-cell office:value-type="string" calcext:value-type="string">
            <text:p>PID_y</text:p>
          </table:table-cell>
          <table:table-cell office:value-type="float" office:value="255.872818" calcext:value-type="float">
            <text:p>255.872818</text:p>
          </table:table-cell>
          <table:table-cell office:value-type="float" office:value="-0.47996" calcext:value-type="float">
            <text:p>-0.47996</text:p>
          </table:table-cell>
          <table:table-cell office:value-type="float" office:value="0.920191" calcext:value-type="float">
            <text:p>0.920191</text:p>
          </table:table-cell>
          <table:table-cell office:value-type="float" office:value="-0.036566" calcext:value-type="float">
            <text:p>-0.036566</text:p>
          </table:table-cell>
          <table:table-cell office:value-type="float" office:value="9.446344" calcext:value-type="float">
            <text:p>9.446344</text:p>
          </table:table-cell>
          <table:table-cell office:value-type="float" office:value="-0.393939" calcext:value-type="float">
            <text:p>-0.393939</text:p>
          </table:table-cell>
          <table:table-cell office:value-type="float" office:value="0.909188" calcext:value-type="float">
            <text:p>0.909188</text:p>
          </table:table-cell>
          <table:table-cell office:value-type="string" calcext:value-type="string">
            <text:p>-0.032016</text:p>
          </table:table-cell>
        </table:table-row>
        <table:table-row table:style-name="ro1">
          <table:table-cell office:value-type="float" office:value="1527146716.76275" calcext:value-type="float">
            <text:p>1527146716.76275</text:p>
          </table:table-cell>
          <table:table-cell office:value-type="string" calcext:value-type="string">
            <text:p>TOC_x</text:p>
          </table:table-cell>
          <table:table-cell office:value-type="float" office:value="263.81842" calcext:value-type="float">
            <text:p>263.81842</text:p>
          </table:table-cell>
          <table:table-cell office:value-type="float" office:value="-0.543341" calcext:value-type="float">
            <text:p>-0.543341</text:p>
          </table:table-cell>
          <table:table-cell office:value-type="float" office:value="0.935133" calcext:value-type="float">
            <text:p>0.935133</text:p>
          </table:table-cell>
          <table:table-cell office:value-type="float" office:value="-0.039241" calcext:value-type="float">
            <text:p>-0.039241</text:p>
          </table:table-cell>
          <table:table-cell office:value-type="float" office:value="9.59214" calcext:value-type="float">
            <text:p>9.59214</text:p>
          </table:table-cell>
          <table:table-cell office:value-type="float" office:value="-0.420042" calcext:value-type="float">
            <text:p>-0.420042</text:p>
          </table:table-cell>
          <table:table-cell office:value-type="float" office:value="0.920191" calcext:value-type="float">
            <text:p>0.920191</text:p>
          </table:table-cell>
          <table:table-cell office:value-type="string" calcext:value-type="string">
            <text:p>-0.036566</text:p>
          </table:table-cell>
        </table:table-row>
        <table:table-row table:style-name="ro1" table:visibility="filter">
          <table:table-cell office:value-type="float" office:value="1527146716.7628" calcext:value-type="float">
            <text:p>1527146716.7628</text:p>
          </table:table-cell>
          <table:table-cell office:value-type="string" calcext:value-type="string">
            <text:p>PID_y</text:p>
          </table:table-cell>
          <table:table-cell office:value-type="float" office:value="263.81842" calcext:value-type="float">
            <text:p>263.81842</text:p>
          </table:table-cell>
          <table:table-cell office:value-type="float" office:value="-0.543341" calcext:value-type="float">
            <text:p>-0.543341</text:p>
          </table:table-cell>
          <table:table-cell office:value-type="float" office:value="0.935133" calcext:value-type="float">
            <text:p>0.935133</text:p>
          </table:table-cell>
          <table:table-cell office:value-type="float" office:value="-0.039241" calcext:value-type="float">
            <text:p>-0.039241</text:p>
          </table:table-cell>
          <table:table-cell office:value-type="float" office:value="9.59214" calcext:value-type="float">
            <text:p>9.59214</text:p>
          </table:table-cell>
          <table:table-cell office:value-type="float" office:value="-0.420042" calcext:value-type="float">
            <text:p>-0.420042</text:p>
          </table:table-cell>
          <table:table-cell office:value-type="float" office:value="0.920191" calcext:value-type="float">
            <text:p>0.920191</text:p>
          </table:table-cell>
          <table:table-cell office:value-type="string" calcext:value-type="string">
            <text:p>-0.036566</text:p>
          </table:table-cell>
        </table:table-row>
        <table:table-row table:style-name="ro1">
          <table:table-cell office:value-type="float" office:value="1527146716.78234" calcext:value-type="float">
            <text:p>1527146716.78234</text:p>
          </table:table-cell>
          <table:table-cell office:value-type="string" calcext:value-type="string">
            <text:p>TOC_x</text:p>
          </table:table-cell>
          <table:table-cell office:value-type="float" office:value="269.255493" calcext:value-type="float">
            <text:p>269.255493</text:p>
          </table:table-cell>
          <table:table-cell office:value-type="float" office:value="-0.481004" calcext:value-type="float">
            <text:p>-0.481004</text:p>
          </table:table-cell>
          <table:table-cell office:value-type="float" office:value="0.944772" calcext:value-type="float">
            <text:p>0.944772</text:p>
          </table:table-cell>
          <table:table-cell office:value-type="float" office:value="-0.036726" calcext:value-type="float">
            <text:p>-0.036726</text:p>
          </table:table-cell>
          <table:table-cell office:value-type="float" office:value="9.690653" calcext:value-type="float">
            <text:p>9.690653</text:p>
          </table:table-cell>
          <table:table-cell office:value-type="float" office:value="-0.394332" calcext:value-type="float">
            <text:p>-0.394332</text:p>
          </table:table-cell>
          <table:table-cell office:value-type="float" office:value="0.935133" calcext:value-type="float">
            <text:p>0.935133</text:p>
          </table:table-cell>
          <table:table-cell office:value-type="string" calcext:value-type="string">
            <text:p>-0.039241</text:p>
          </table:table-cell>
        </table:table-row>
        <table:table-row table:style-name="ro1" table:visibility="filter">
          <table:table-cell office:value-type="float" office:value="1527146716.78241" calcext:value-type="float">
            <text:p>1527146716.78241</text:p>
          </table:table-cell>
          <table:table-cell office:value-type="string" calcext:value-type="string">
            <text:p>PID_y</text:p>
          </table:table-cell>
          <table:table-cell office:value-type="float" office:value="269.255493" calcext:value-type="float">
            <text:p>269.255493</text:p>
          </table:table-cell>
          <table:table-cell office:value-type="float" office:value="-0.481004" calcext:value-type="float">
            <text:p>-0.481004</text:p>
          </table:table-cell>
          <table:table-cell office:value-type="float" office:value="0.944772" calcext:value-type="float">
            <text:p>0.944772</text:p>
          </table:table-cell>
          <table:table-cell office:value-type="float" office:value="-0.036726" calcext:value-type="float">
            <text:p>-0.036726</text:p>
          </table:table-cell>
          <table:table-cell office:value-type="float" office:value="9.690653" calcext:value-type="float">
            <text:p>9.690653</text:p>
          </table:table-cell>
          <table:table-cell office:value-type="float" office:value="-0.394332" calcext:value-type="float">
            <text:p>-0.394332</text:p>
          </table:table-cell>
          <table:table-cell office:value-type="float" office:value="0.935133" calcext:value-type="float">
            <text:p>0.935133</text:p>
          </table:table-cell>
          <table:table-cell office:value-type="string" calcext:value-type="string">
            <text:p>-0.039241</text:p>
          </table:table-cell>
        </table:table-row>
        <table:table-row table:style-name="ro1">
          <table:table-cell office:value-type="float" office:value="1527146716.80289" calcext:value-type="float">
            <text:p>1527146716.80289</text:p>
          </table:table-cell>
          <table:table-cell office:value-type="string" calcext:value-type="string">
            <text:p>TOC_x</text:p>
          </table:table-cell>
          <table:table-cell office:value-type="float" office:value="274.109955" calcext:value-type="float">
            <text:p>274.109955</text:p>
          </table:table-cell>
          <table:table-cell office:value-type="float" office:value="-0.633289" calcext:value-type="float">
            <text:p>-0.633289</text:p>
          </table:table-cell>
          <table:table-cell office:value-type="float" office:value="0.953734" calcext:value-type="float">
            <text:p>0.953734</text:p>
          </table:table-cell>
          <table:table-cell office:value-type="float" office:value="-0.042922" calcext:value-type="float">
            <text:p>-0.042922</text:p>
          </table:table-cell>
          <table:table-cell office:value-type="float" office:value="9.777764" calcext:value-type="float">
            <text:p>9.777764</text:p>
          </table:table-cell>
          <table:table-cell office:value-type="float" office:value="-0.454564" calcext:value-type="float">
            <text:p>-0.454564</text:p>
          </table:table-cell>
          <table:table-cell office:value-type="float" office:value="0.944772" calcext:value-type="float">
            <text:p>0.944772</text:p>
          </table:table-cell>
          <table:table-cell office:value-type="string" calcext:value-type="string">
            <text:p>-0.036726</text:p>
          </table:table-cell>
        </table:table-row>
        <table:table-row table:style-name="ro1" table:visibility="filter">
          <table:table-cell office:value-type="float" office:value="1527146716.80294" calcext:value-type="float">
            <text:p>1527146716.80294</text:p>
          </table:table-cell>
          <table:table-cell office:value-type="string" calcext:value-type="string">
            <text:p>PID_y</text:p>
          </table:table-cell>
          <table:table-cell office:value-type="float" office:value="274.109955" calcext:value-type="float">
            <text:p>274.109955</text:p>
          </table:table-cell>
          <table:table-cell office:value-type="float" office:value="-0.633289" calcext:value-type="float">
            <text:p>-0.633289</text:p>
          </table:table-cell>
          <table:table-cell office:value-type="float" office:value="0.953734" calcext:value-type="float">
            <text:p>0.953734</text:p>
          </table:table-cell>
          <table:table-cell office:value-type="float" office:value="-0.042922" calcext:value-type="float">
            <text:p>-0.042922</text:p>
          </table:table-cell>
          <table:table-cell office:value-type="float" office:value="9.777764" calcext:value-type="float">
            <text:p>9.777764</text:p>
          </table:table-cell>
          <table:table-cell office:value-type="float" office:value="-0.454564" calcext:value-type="float">
            <text:p>-0.454564</text:p>
          </table:table-cell>
          <table:table-cell office:value-type="float" office:value="0.944772" calcext:value-type="float">
            <text:p>0.944772</text:p>
          </table:table-cell>
          <table:table-cell office:value-type="string" calcext:value-type="string">
            <text:p>-0.036726</text:p>
          </table:table-cell>
        </table:table-row>
        <table:table-row table:style-name="ro1">
          <table:table-cell office:value-type="float" office:value="1527146716.82243" calcext:value-type="float">
            <text:p>1527146716.82243</text:p>
          </table:table-cell>
          <table:table-cell office:value-type="string" calcext:value-type="string">
            <text:p>TOC_x</text:p>
          </table:table-cell>
          <table:table-cell office:value-type="float" office:value="281.619141" calcext:value-type="float">
            <text:p>281.619141</text:p>
          </table:table-cell>
          <table:table-cell office:value-type="float" office:value="-0.485626" calcext:value-type="float">
            <text:p>-0.485626</text:p>
          </table:table-cell>
          <table:table-cell office:value-type="float" office:value="0.966749" calcext:value-type="float">
            <text:p>0.966749</text:p>
          </table:table-cell>
          <table:table-cell office:value-type="float" office:value="-0.037218" calcext:value-type="float">
            <text:p>-0.037218</text:p>
          </table:table-cell>
          <table:table-cell office:value-type="float" office:value="9.911021" calcext:value-type="float">
            <text:p>9.911021</text:p>
          </table:table-cell>
          <table:table-cell office:value-type="float" office:value="-0.39616" calcext:value-type="float">
            <text:p>-0.39616</text:p>
          </table:table-cell>
          <table:table-cell office:value-type="float" office:value="0.953734" calcext:value-type="float">
            <text:p>0.953734</text:p>
          </table:table-cell>
          <table:table-cell office:value-type="string" calcext:value-type="string">
            <text:p>-0.042922</text:p>
          </table:table-cell>
        </table:table-row>
        <table:table-row table:style-name="ro1" table:visibility="filter">
          <table:table-cell office:value-type="float" office:value="1527146716.82249" calcext:value-type="float">
            <text:p>1527146716.82249</text:p>
          </table:table-cell>
          <table:table-cell office:value-type="string" calcext:value-type="string">
            <text:p>PID_y</text:p>
          </table:table-cell>
          <table:table-cell office:value-type="float" office:value="281.619141" calcext:value-type="float">
            <text:p>281.619141</text:p>
          </table:table-cell>
          <table:table-cell office:value-type="float" office:value="-0.485626" calcext:value-type="float">
            <text:p>-0.485626</text:p>
          </table:table-cell>
          <table:table-cell office:value-type="float" office:value="0.966749" calcext:value-type="float">
            <text:p>0.966749</text:p>
          </table:table-cell>
          <table:table-cell office:value-type="float" office:value="-0.037218" calcext:value-type="float">
            <text:p>-0.037218</text:p>
          </table:table-cell>
          <table:table-cell office:value-type="float" office:value="9.911021" calcext:value-type="float">
            <text:p>9.911021</text:p>
          </table:table-cell>
          <table:table-cell office:value-type="float" office:value="-0.39616" calcext:value-type="float">
            <text:p>-0.39616</text:p>
          </table:table-cell>
          <table:table-cell office:value-type="float" office:value="0.953734" calcext:value-type="float">
            <text:p>0.953734</text:p>
          </table:table-cell>
          <table:table-cell office:value-type="string" calcext:value-type="string">
            <text:p>-0.042922</text:p>
          </table:table-cell>
        </table:table-row>
        <table:table-row table:style-name="ro1">
          <table:table-cell office:value-type="float" office:value="1527146716.84179" calcext:value-type="float">
            <text:p>1527146716.84179</text:p>
          </table:table-cell>
          <table:table-cell office:value-type="string" calcext:value-type="string">
            <text:p>TOC_x</text:p>
          </table:table-cell>
          <table:table-cell office:value-type="float" office:value="286.408051" calcext:value-type="float">
            <text:p>286.408051</text:p>
          </table:table-cell>
          <table:table-cell office:value-type="float" office:value="-0.453531" calcext:value-type="float">
            <text:p>-0.453531</text:p>
          </table:table-cell>
          <table:table-cell office:value-type="float" office:value="0.974887" calcext:value-type="float">
            <text:p>0.974887</text:p>
          </table:table-cell>
          <table:table-cell office:value-type="float" office:value="-0.035879" calcext:value-type="float">
            <text:p>-0.035879</text:p>
          </table:table-cell>
          <table:table-cell office:value-type="float" office:value="9.995079" calcext:value-type="float">
            <text:p>9.995079</text:p>
          </table:table-cell>
          <table:table-cell office:value-type="float" office:value="-0.382333" calcext:value-type="float">
            <text:p>-0.382333</text:p>
          </table:table-cell>
          <table:table-cell office:value-type="float" office:value="0.966749" calcext:value-type="float">
            <text:p>0.966749</text:p>
          </table:table-cell>
          <table:table-cell office:value-type="string" calcext:value-type="string">
            <text:p>-0.037218</text:p>
          </table:table-cell>
        </table:table-row>
        <table:table-row table:style-name="ro1" table:visibility="filter">
          <table:table-cell office:value-type="float" office:value="1527146716.84184" calcext:value-type="float">
            <text:p>1527146716.84184</text:p>
          </table:table-cell>
          <table:table-cell office:value-type="string" calcext:value-type="string">
            <text:p>PID_y</text:p>
          </table:table-cell>
          <table:table-cell office:value-type="float" office:value="286.408051" calcext:value-type="float">
            <text:p>286.408051</text:p>
          </table:table-cell>
          <table:table-cell office:value-type="float" office:value="-0.453531" calcext:value-type="float">
            <text:p>-0.453531</text:p>
          </table:table-cell>
          <table:table-cell office:value-type="float" office:value="0.974887" calcext:value-type="float">
            <text:p>0.974887</text:p>
          </table:table-cell>
          <table:table-cell office:value-type="float" office:value="-0.035879" calcext:value-type="float">
            <text:p>-0.035879</text:p>
          </table:table-cell>
          <table:table-cell office:value-type="float" office:value="9.995079" calcext:value-type="float">
            <text:p>9.995079</text:p>
          </table:table-cell>
          <table:table-cell office:value-type="float" office:value="-0.382333" calcext:value-type="float">
            <text:p>-0.382333</text:p>
          </table:table-cell>
          <table:table-cell office:value-type="float" office:value="0.966749" calcext:value-type="float">
            <text:p>0.966749</text:p>
          </table:table-cell>
          <table:table-cell office:value-type="string" calcext:value-type="string">
            <text:p>-0.037218</text:p>
          </table:table-cell>
        </table:table-row>
        <table:table-row table:style-name="ro1">
          <table:table-cell office:value-type="float" office:value="1527146716.86227" calcext:value-type="float">
            <text:p>1527146716.86227</text:p>
          </table:table-cell>
          <table:table-cell office:value-type="string" calcext:value-type="string">
            <text:p>TOC_x</text:p>
          </table:table-cell>
          <table:table-cell office:value-type="float" office:value="292.727386" calcext:value-type="float">
            <text:p>292.727386</text:p>
          </table:table-cell>
          <table:table-cell office:value-type="float" office:value="-0.439695" calcext:value-type="float">
            <text:p>-0.439695</text:p>
          </table:table-cell>
          <table:table-cell office:value-type="float" office:value="0.986137" calcext:value-type="float">
            <text:p>0.986137</text:p>
          </table:table-cell>
          <table:table-cell office:value-type="float" office:value="-0.035254" calcext:value-type="float">
            <text:p>-0.035254</text:p>
          </table:table-cell>
          <table:table-cell office:value-type="float" office:value="10.104921" calcext:value-type="float">
            <text:p>10.104921</text:p>
          </table:table-cell>
          <table:table-cell office:value-type="float" office:value="-0.376237" calcext:value-type="float">
            <text:p>-0.376237</text:p>
          </table:table-cell>
          <table:table-cell office:value-type="float" office:value="0.974887" calcext:value-type="float">
            <text:p>0.974887</text:p>
          </table:table-cell>
          <table:table-cell office:value-type="string" calcext:value-type="string">
            <text:p>-0.035879</text:p>
          </table:table-cell>
        </table:table-row>
        <table:table-row table:style-name="ro1" table:visibility="filter">
          <table:table-cell office:value-type="float" office:value="1527146716.86251" calcext:value-type="float">
            <text:p>1527146716.86251</text:p>
          </table:table-cell>
          <table:table-cell office:value-type="string" calcext:value-type="string">
            <text:p>PID_y</text:p>
          </table:table-cell>
          <table:table-cell office:value-type="float" office:value="292.727386" calcext:value-type="float">
            <text:p>292.727386</text:p>
          </table:table-cell>
          <table:table-cell office:value-type="float" office:value="-0.439695" calcext:value-type="float">
            <text:p>-0.439695</text:p>
          </table:table-cell>
          <table:table-cell office:value-type="float" office:value="0.986137" calcext:value-type="float">
            <text:p>0.986137</text:p>
          </table:table-cell>
          <table:table-cell office:value-type="float" office:value="-0.035254" calcext:value-type="float">
            <text:p>-0.035254</text:p>
          </table:table-cell>
          <table:table-cell office:value-type="float" office:value="10.104921" calcext:value-type="float">
            <text:p>10.104921</text:p>
          </table:table-cell>
          <table:table-cell office:value-type="float" office:value="-0.376237" calcext:value-type="float">
            <text:p>-0.376237</text:p>
          </table:table-cell>
          <table:table-cell office:value-type="float" office:value="0.974887" calcext:value-type="float">
            <text:p>0.974887</text:p>
          </table:table-cell>
          <table:table-cell office:value-type="string" calcext:value-type="string">
            <text:p>-0.035879</text:p>
          </table:table-cell>
        </table:table-row>
        <table:table-row table:style-name="ro1">
          <table:table-cell office:value-type="float" office:value="1527146716.88188" calcext:value-type="float">
            <text:p>1527146716.88188</text:p>
          </table:table-cell>
          <table:table-cell office:value-type="string" calcext:value-type="string">
            <text:p>TOC_x</text:p>
          </table:table-cell>
          <table:table-cell office:value-type="float" office:value="296.93335" calcext:value-type="float">
            <text:p>296.93335</text:p>
          </table:table-cell>
          <table:table-cell office:value-type="float" office:value="-0.417753" calcext:value-type="float">
            <text:p>-0.417753</text:p>
          </table:table-cell>
          <table:table-cell office:value-type="float" office:value="0.993237" calcext:value-type="float">
            <text:p>0.993237</text:p>
          </table:table-cell>
          <table:table-cell office:value-type="float" office:value="-0.034286" calcext:value-type="float">
            <text:p>-0.034286</text:p>
          </table:table-cell>
          <table:table-cell office:value-type="float" office:value="10.177379" calcext:value-type="float">
            <text:p>10.177379</text:p>
          </table:table-cell>
          <table:table-cell office:value-type="float" office:value="-0.366352" calcext:value-type="float">
            <text:p>-0.366352</text:p>
          </table:table-cell>
          <table:table-cell office:value-type="float" office:value="0.986137" calcext:value-type="float">
            <text:p>0.986137</text:p>
          </table:table-cell>
          <table:table-cell office:value-type="string" calcext:value-type="string">
            <text:p>-0.035254</text:p>
          </table:table-cell>
        </table:table-row>
        <table:table-row table:style-name="ro1" table:visibility="filter">
          <table:table-cell office:value-type="float" office:value="1527146716.88193" calcext:value-type="float">
            <text:p>1527146716.88193</text:p>
          </table:table-cell>
          <table:table-cell office:value-type="string" calcext:value-type="string">
            <text:p>PID_y</text:p>
          </table:table-cell>
          <table:table-cell office:value-type="float" office:value="296.93335" calcext:value-type="float">
            <text:p>296.93335</text:p>
          </table:table-cell>
          <table:table-cell office:value-type="float" office:value="-0.417753" calcext:value-type="float">
            <text:p>-0.417753</text:p>
          </table:table-cell>
          <table:table-cell office:value-type="float" office:value="0.993237" calcext:value-type="float">
            <text:p>0.993237</text:p>
          </table:table-cell>
          <table:table-cell office:value-type="float" office:value="-0.034286" calcext:value-type="float">
            <text:p>-0.034286</text:p>
          </table:table-cell>
          <table:table-cell office:value-type="float" office:value="10.177379" calcext:value-type="float">
            <text:p>10.177379</text:p>
          </table:table-cell>
          <table:table-cell office:value-type="float" office:value="-0.366352" calcext:value-type="float">
            <text:p>-0.366352</text:p>
          </table:table-cell>
          <table:table-cell office:value-type="float" office:value="0.986137" calcext:value-type="float">
            <text:p>0.986137</text:p>
          </table:table-cell>
          <table:table-cell office:value-type="string" calcext:value-type="string">
            <text:p>-0.035254</text:p>
          </table:table-cell>
        </table:table-row>
        <table:table-row table:style-name="ro1">
          <table:table-cell office:value-type="float" office:value="1527146716.90235" calcext:value-type="float">
            <text:p>1527146716.90235</text:p>
          </table:table-cell>
          <table:table-cell office:value-type="string" calcext:value-type="string">
            <text:p>TOC_x</text:p>
          </table:table-cell>
          <table:table-cell office:value-type="float" office:value="300.602264" calcext:value-type="float">
            <text:p>300.602264</text:p>
          </table:table-cell>
          <table:table-cell office:value-type="float" office:value="-0.276928" calcext:value-type="float">
            <text:p>-0.276928</text:p>
          </table:table-cell>
          <table:table-cell office:value-type="float" office:value="0.999659" calcext:value-type="float">
            <text:p>0.999659</text:p>
          </table:table-cell>
          <table:table-cell office:value-type="float" office:value="-0.027062" calcext:value-type="float">
            <text:p>-0.027062</text:p>
          </table:table-cell>
          <table:table-cell office:value-type="float" office:value="10.240162" calcext:value-type="float">
            <text:p>10.240162</text:p>
          </table:table-cell>
          <table:table-cell office:value-type="float" office:value="-0.295725" calcext:value-type="float">
            <text:p>-0.295725</text:p>
          </table:table-cell>
          <table:table-cell office:value-type="float" office:value="0.993237" calcext:value-type="float">
            <text:p>0.993237</text:p>
          </table:table-cell>
          <table:table-cell office:value-type="string" calcext:value-type="string">
            <text:p>-0.034286</text:p>
          </table:table-cell>
        </table:table-row>
        <table:table-row table:style-name="ro1" table:visibility="filter">
          <table:table-cell office:value-type="float" office:value="1527146716.90241" calcext:value-type="float">
            <text:p>1527146716.90241</text:p>
          </table:table-cell>
          <table:table-cell office:value-type="string" calcext:value-type="string">
            <text:p>PID_y</text:p>
          </table:table-cell>
          <table:table-cell office:value-type="float" office:value="300.602264" calcext:value-type="float">
            <text:p>300.602264</text:p>
          </table:table-cell>
          <table:table-cell office:value-type="float" office:value="-0.276928" calcext:value-type="float">
            <text:p>-0.276928</text:p>
          </table:table-cell>
          <table:table-cell office:value-type="float" office:value="0.999659" calcext:value-type="float">
            <text:p>0.999659</text:p>
          </table:table-cell>
          <table:table-cell office:value-type="float" office:value="-0.027062" calcext:value-type="float">
            <text:p>-0.027062</text:p>
          </table:table-cell>
          <table:table-cell office:value-type="float" office:value="10.240162" calcext:value-type="float">
            <text:p>10.240162</text:p>
          </table:table-cell>
          <table:table-cell office:value-type="float" office:value="-0.295725" calcext:value-type="float">
            <text:p>-0.295725</text:p>
          </table:table-cell>
          <table:table-cell office:value-type="float" office:value="0.993237" calcext:value-type="float">
            <text:p>0.993237</text:p>
          </table:table-cell>
          <table:table-cell office:value-type="string" calcext:value-type="string">
            <text:p>-0.034286</text:p>
          </table:table-cell>
        </table:table-row>
        <table:table-row table:style-name="ro1">
          <table:table-cell office:value-type="float" office:value="1527146716.92181" calcext:value-type="float">
            <text:p>1527146716.92181</text:p>
          </table:table-cell>
          <table:table-cell office:value-type="string" calcext:value-type="string">
            <text:p>TOC_x</text:p>
          </table:table-cell>
          <table:table-cell office:value-type="float" office:value="306.159607" calcext:value-type="float">
            <text:p>306.159607</text:p>
          </table:table-cell>
          <table:table-cell office:value-type="float" office:value="-0.273456" calcext:value-type="float">
            <text:p>-0.273456</text:p>
          </table:table-cell>
          <table:table-cell office:value-type="float" office:value="1.008849" calcext:value-type="float">
            <text:p>1.008849</text:p>
          </table:table-cell>
          <table:table-cell office:value-type="float" office:value="-0.026872" calcext:value-type="float">
            <text:p>-0.026872</text:p>
          </table:table-cell>
          <table:table-cell office:value-type="float" office:value="10.334542" calcext:value-type="float">
            <text:p>10.334542</text:p>
          </table:table-cell>
          <table:table-cell office:value-type="float" office:value="-0.293776" calcext:value-type="float">
            <text:p>-0.293776</text:p>
          </table:table-cell>
          <table:table-cell office:value-type="float" office:value="0.999659" calcext:value-type="float">
            <text:p>0.999659</text:p>
          </table:table-cell>
          <table:table-cell office:value-type="string" calcext:value-type="string">
            <text:p>-0.027062</text:p>
          </table:table-cell>
        </table:table-row>
        <table:table-row table:style-name="ro1" table:visibility="filter">
          <table:table-cell office:value-type="float" office:value="1527146716.92188" calcext:value-type="float">
            <text:p>1527146716.92188</text:p>
          </table:table-cell>
          <table:table-cell office:value-type="string" calcext:value-type="string">
            <text:p>PID_y</text:p>
          </table:table-cell>
          <table:table-cell office:value-type="float" office:value="306.159607" calcext:value-type="float">
            <text:p>306.159607</text:p>
          </table:table-cell>
          <table:table-cell office:value-type="float" office:value="-0.273456" calcext:value-type="float">
            <text:p>-0.273456</text:p>
          </table:table-cell>
          <table:table-cell office:value-type="float" office:value="1.008849" calcext:value-type="float">
            <text:p>1.008849</text:p>
          </table:table-cell>
          <table:table-cell office:value-type="float" office:value="-0.026872" calcext:value-type="float">
            <text:p>-0.026872</text:p>
          </table:table-cell>
          <table:table-cell office:value-type="float" office:value="10.334542" calcext:value-type="float">
            <text:p>10.334542</text:p>
          </table:table-cell>
          <table:table-cell office:value-type="float" office:value="-0.293776" calcext:value-type="float">
            <text:p>-0.293776</text:p>
          </table:table-cell>
          <table:table-cell office:value-type="float" office:value="0.999659" calcext:value-type="float">
            <text:p>0.999659</text:p>
          </table:table-cell>
          <table:table-cell office:value-type="string" calcext:value-type="string">
            <text:p>-0.027062</text:p>
          </table:table-cell>
        </table:table-row>
        <table:table-row table:style-name="ro1">
          <table:table-cell office:value-type="float" office:value="1527146716.9424" calcext:value-type="float">
            <text:p>1527146716.9424</text:p>
          </table:table-cell>
          <table:table-cell office:value-type="string" calcext:value-type="string">
            <text:p>TOC_x</text:p>
          </table:table-cell>
          <table:table-cell office:value-type="float" office:value="309.334534" calcext:value-type="float">
            <text:p>309.334534</text:p>
          </table:table-cell>
          <table:table-cell office:value-type="float" office:value="-0.26505" calcext:value-type="float">
            <text:p>-0.26505</text:p>
          </table:table-cell>
          <table:table-cell office:value-type="float" office:value="1.014353" calcext:value-type="float">
            <text:p>1.014353</text:p>
          </table:table-cell>
          <table:table-cell office:value-type="float" office:value="-0.026383" calcext:value-type="float">
            <text:p>-0.026383</text:p>
          </table:table-cell>
          <table:table-cell office:value-type="float" office:value="10.388073" calcext:value-type="float">
            <text:p>10.388073</text:p>
          </table:table-cell>
          <table:table-cell office:value-type="float" office:value="-0.289021" calcext:value-type="float">
            <text:p>-0.289021</text:p>
          </table:table-cell>
          <table:table-cell office:value-type="float" office:value="1.008849" calcext:value-type="float">
            <text:p>1.008849</text:p>
          </table:table-cell>
          <table:table-cell office:value-type="string" calcext:value-type="string">
            <text:p>-0.026872</text:p>
          </table:table-cell>
        </table:table-row>
        <table:table-row table:style-name="ro1" table:visibility="filter">
          <table:table-cell office:value-type="float" office:value="1527146716.94246" calcext:value-type="float">
            <text:p>1527146716.94246</text:p>
          </table:table-cell>
          <table:table-cell office:value-type="string" calcext:value-type="string">
            <text:p>PID_y</text:p>
          </table:table-cell>
          <table:table-cell office:value-type="float" office:value="309.334534" calcext:value-type="float">
            <text:p>309.334534</text:p>
          </table:table-cell>
          <table:table-cell office:value-type="float" office:value="-0.26505" calcext:value-type="float">
            <text:p>-0.26505</text:p>
          </table:table-cell>
          <table:table-cell office:value-type="float" office:value="1.014353" calcext:value-type="float">
            <text:p>1.014353</text:p>
          </table:table-cell>
          <table:table-cell office:value-type="float" office:value="-0.026383" calcext:value-type="float">
            <text:p>-0.026383</text:p>
          </table:table-cell>
          <table:table-cell office:value-type="float" office:value="10.388073" calcext:value-type="float">
            <text:p>10.388073</text:p>
          </table:table-cell>
          <table:table-cell office:value-type="float" office:value="-0.289021" calcext:value-type="float">
            <text:p>-0.289021</text:p>
          </table:table-cell>
          <table:table-cell office:value-type="float" office:value="1.008849" calcext:value-type="float">
            <text:p>1.008849</text:p>
          </table:table-cell>
          <table:table-cell office:value-type="string" calcext:value-type="string">
            <text:p>-0.026872</text:p>
          </table:table-cell>
        </table:table-row>
        <table:table-row table:style-name="ro1">
          <table:table-cell office:value-type="float" office:value="1527146716.96181" calcext:value-type="float">
            <text:p>1527146716.96181</text:p>
          </table:table-cell>
          <table:table-cell office:value-type="string" calcext:value-type="string">
            <text:p>TOC_x</text:p>
          </table:table-cell>
          <table:table-cell office:value-type="float" office:value="313.897644" calcext:value-type="float">
            <text:p>313.897644</text:p>
          </table:table-cell>
          <table:table-cell office:value-type="float" office:value="-0.197158" calcext:value-type="float">
            <text:p>-0.197158</text:p>
          </table:table-cell>
          <table:table-cell office:value-type="float" office:value="1.021788" calcext:value-type="float">
            <text:p>1.021788</text:p>
          </table:table-cell>
          <table:table-cell office:value-type="float" office:value="-0.022333" calcext:value-type="float">
            <text:p>-0.022333</text:p>
          </table:table-cell>
          <table:table-cell office:value-type="float" office:value="10.464538" calcext:value-type="float">
            <text:p>10.464538</text:p>
          </table:table-cell>
          <table:table-cell office:value-type="float" office:value="-0.247364" calcext:value-type="float">
            <text:p>-0.247364</text:p>
          </table:table-cell>
          <table:table-cell office:value-type="float" office:value="1.014353" calcext:value-type="float">
            <text:p>1.014353</text:p>
          </table:table-cell>
          <table:table-cell office:value-type="string" calcext:value-type="string">
            <text:p>-0.026383</text:p>
          </table:table-cell>
        </table:table-row>
        <table:table-row table:style-name="ro1" table:visibility="filter">
          <table:table-cell office:value-type="float" office:value="1527146716.96187" calcext:value-type="float">
            <text:p>1527146716.96187</text:p>
          </table:table-cell>
          <table:table-cell office:value-type="string" calcext:value-type="string">
            <text:p>PID_y</text:p>
          </table:table-cell>
          <table:table-cell office:value-type="float" office:value="313.897644" calcext:value-type="float">
            <text:p>313.897644</text:p>
          </table:table-cell>
          <table:table-cell office:value-type="float" office:value="-0.197158" calcext:value-type="float">
            <text:p>-0.197158</text:p>
          </table:table-cell>
          <table:table-cell office:value-type="float" office:value="1.021788" calcext:value-type="float">
            <text:p>1.021788</text:p>
          </table:table-cell>
          <table:table-cell office:value-type="float" office:value="-0.022333" calcext:value-type="float">
            <text:p>-0.022333</text:p>
          </table:table-cell>
          <table:table-cell office:value-type="float" office:value="10.464538" calcext:value-type="float">
            <text:p>10.464538</text:p>
          </table:table-cell>
          <table:table-cell office:value-type="float" office:value="-0.247364" calcext:value-type="float">
            <text:p>-0.247364</text:p>
          </table:table-cell>
          <table:table-cell office:value-type="float" office:value="1.014353" calcext:value-type="float">
            <text:p>1.014353</text:p>
          </table:table-cell>
          <table:table-cell office:value-type="string" calcext:value-type="string">
            <text:p>-0.026383</text:p>
          </table:table-cell>
        </table:table-row>
        <table:table-row table:style-name="ro1">
          <table:table-cell office:value-type="float" office:value="1527146716.98237" calcext:value-type="float">
            <text:p>1527146716.98237</text:p>
          </table:table-cell>
          <table:table-cell office:value-type="string" calcext:value-type="string">
            <text:p>TOC_x</text:p>
          </table:table-cell>
          <table:table-cell office:value-type="float" office:value="316.486328" calcext:value-type="float">
            <text:p>316.486328</text:p>
          </table:table-cell>
          <table:table-cell office:value-type="float" office:value="-0.121504" calcext:value-type="float">
            <text:p>-0.121504</text:p>
          </table:table-cell>
          <table:table-cell office:value-type="float" office:value="1.026213" calcext:value-type="float">
            <text:p>1.026213</text:p>
          </table:table-cell>
          <table:table-cell office:value-type="float" office:value="-0.016611" calcext:value-type="float">
            <text:p>-0.016611</text:p>
          </table:table-cell>
          <table:table-cell office:value-type="float" office:value="10.507666" calcext:value-type="float">
            <text:p>10.507666</text:p>
          </table:table-cell>
          <table:table-cell office:value-type="float" office:value="-0.191604" calcext:value-type="float">
            <text:p>-0.191604</text:p>
          </table:table-cell>
          <table:table-cell office:value-type="float" office:value="1.021788" calcext:value-type="float">
            <text:p>1.021788</text:p>
          </table:table-cell>
          <table:table-cell office:value-type="string" calcext:value-type="string">
            <text:p>-0.022333</text:p>
          </table:table-cell>
        </table:table-row>
        <table:table-row table:style-name="ro1" table:visibility="filter">
          <table:table-cell office:value-type="float" office:value="1527146716.98243" calcext:value-type="float">
            <text:p>1527146716.98243</text:p>
          </table:table-cell>
          <table:table-cell office:value-type="string" calcext:value-type="string">
            <text:p>PID_y</text:p>
          </table:table-cell>
          <table:table-cell office:value-type="float" office:value="316.486328" calcext:value-type="float">
            <text:p>316.486328</text:p>
          </table:table-cell>
          <table:table-cell office:value-type="float" office:value="-0.121504" calcext:value-type="float">
            <text:p>-0.121504</text:p>
          </table:table-cell>
          <table:table-cell office:value-type="float" office:value="1.026213" calcext:value-type="float">
            <text:p>1.026213</text:p>
          </table:table-cell>
          <table:table-cell office:value-type="float" office:value="-0.016611" calcext:value-type="float">
            <text:p>-0.016611</text:p>
          </table:table-cell>
          <table:table-cell office:value-type="float" office:value="10.507666" calcext:value-type="float">
            <text:p>10.507666</text:p>
          </table:table-cell>
          <table:table-cell office:value-type="float" office:value="-0.191604" calcext:value-type="float">
            <text:p>-0.191604</text:p>
          </table:table-cell>
          <table:table-cell office:value-type="float" office:value="1.021788" calcext:value-type="float">
            <text:p>1.021788</text:p>
          </table:table-cell>
          <table:table-cell office:value-type="string" calcext:value-type="string">
            <text:p>-0.022333</text:p>
          </table:table-cell>
        </table:table-row>
        <table:table-row table:style-name="ro1">
          <table:table-cell office:value-type="float" office:value="1527146717.00283" calcext:value-type="float">
            <text:p>1527146717.00283</text:p>
          </table:table-cell>
          <table:table-cell office:value-type="string" calcext:value-type="string">
            <text:p>TOC_x</text:p>
          </table:table-cell>
          <table:table-cell office:value-type="float" office:value="318.830109" calcext:value-type="float">
            <text:p>318.830109</text:p>
          </table:table-cell>
          <table:table-cell office:value-type="float" office:value="-0.10701" calcext:value-type="float">
            <text:p>-0.10701</text:p>
          </table:table-cell>
          <table:table-cell office:value-type="float" office:value="1.030197" calcext:value-type="float">
            <text:p>1.030197</text:p>
          </table:table-cell>
          <table:table-cell office:value-type="float" office:value="-0.015333" calcext:value-type="float">
            <text:p>-0.015333</text:p>
          </table:table-cell>
          <table:table-cell office:value-type="float" office:value="10.546562" calcext:value-type="float">
            <text:p>10.546562</text:p>
          </table:table-cell>
          <table:table-cell office:value-type="float" office:value="-0.179128" calcext:value-type="float">
            <text:p>-0.179128</text:p>
          </table:table-cell>
          <table:table-cell office:value-type="float" office:value="1.026213" calcext:value-type="float">
            <text:p>1.026213</text:p>
          </table:table-cell>
          <table:table-cell office:value-type="string" calcext:value-type="string">
            <text:p>-0.016611</text:p>
          </table:table-cell>
        </table:table-row>
        <table:table-row table:style-name="ro1" table:visibility="filter">
          <table:table-cell office:value-type="float" office:value="1527146717.00288" calcext:value-type="float">
            <text:p>1527146717.00288</text:p>
          </table:table-cell>
          <table:table-cell office:value-type="string" calcext:value-type="string">
            <text:p>PID_y</text:p>
          </table:table-cell>
          <table:table-cell office:value-type="float" office:value="318.830109" calcext:value-type="float">
            <text:p>318.830109</text:p>
          </table:table-cell>
          <table:table-cell office:value-type="float" office:value="-0.10701" calcext:value-type="float">
            <text:p>-0.10701</text:p>
          </table:table-cell>
          <table:table-cell office:value-type="float" office:value="1.030197" calcext:value-type="float">
            <text:p>1.030197</text:p>
          </table:table-cell>
          <table:table-cell office:value-type="float" office:value="-0.015333" calcext:value-type="float">
            <text:p>-0.015333</text:p>
          </table:table-cell>
          <table:table-cell office:value-type="float" office:value="10.546562" calcext:value-type="float">
            <text:p>10.546562</text:p>
          </table:table-cell>
          <table:table-cell office:value-type="float" office:value="-0.179128" calcext:value-type="float">
            <text:p>-0.179128</text:p>
          </table:table-cell>
          <table:table-cell office:value-type="float" office:value="1.026213" calcext:value-type="float">
            <text:p>1.026213</text:p>
          </table:table-cell>
          <table:table-cell office:value-type="string" calcext:value-type="string">
            <text:p>-0.016611</text:p>
          </table:table-cell>
        </table:table-row>
        <table:table-row table:style-name="ro1">
          <table:table-cell office:value-type="float" office:value="1527146717.02242" calcext:value-type="float">
            <text:p>1527146717.02242</text:p>
          </table:table-cell>
          <table:table-cell office:value-type="string" calcext:value-type="string">
            <text:p>TOC_x</text:p>
          </table:table-cell>
          <table:table-cell office:value-type="float" office:value="322.018311" calcext:value-type="float">
            <text:p>322.018311</text:p>
          </table:table-cell>
          <table:table-cell office:value-type="float" office:value="-0.046019" calcext:value-type="float">
            <text:p>-0.046019</text:p>
          </table:table-cell>
          <table:table-cell office:value-type="float" office:value="1.03536" calcext:value-type="float">
            <text:p>1.03536</text:p>
          </table:table-cell>
          <table:table-cell office:value-type="float" office:value="-0.008944" calcext:value-type="float">
            <text:p>-0.008944</text:p>
          </table:table-cell>
          <table:table-cell office:value-type="float" office:value="10.599247" calcext:value-type="float">
            <text:p>10.599247</text:p>
          </table:table-cell>
          <table:table-cell office:value-type="float" office:value="-0.113915" calcext:value-type="float">
            <text:p>-0.113915</text:p>
          </table:table-cell>
          <table:table-cell office:value-type="float" office:value="1.030197" calcext:value-type="float">
            <text:p>1.030197</text:p>
          </table:table-cell>
          <table:table-cell office:value-type="string" calcext:value-type="string">
            <text:p>-0.015333</text:p>
          </table:table-cell>
        </table:table-row>
        <table:table-row table:style-name="ro1" table:visibility="filter">
          <table:table-cell office:value-type="float" office:value="1527146717.02247" calcext:value-type="float">
            <text:p>1527146717.02247</text:p>
          </table:table-cell>
          <table:table-cell office:value-type="string" calcext:value-type="string">
            <text:p>PID_y</text:p>
          </table:table-cell>
          <table:table-cell office:value-type="float" office:value="322.018311" calcext:value-type="float">
            <text:p>322.018311</text:p>
          </table:table-cell>
          <table:table-cell office:value-type="float" office:value="-0.046019" calcext:value-type="float">
            <text:p>-0.046019</text:p>
          </table:table-cell>
          <table:table-cell office:value-type="float" office:value="1.03536" calcext:value-type="float">
            <text:p>1.03536</text:p>
          </table:table-cell>
          <table:table-cell office:value-type="float" office:value="-0.008944" calcext:value-type="float">
            <text:p>-0.008944</text:p>
          </table:table-cell>
          <table:table-cell office:value-type="float" office:value="10.599247" calcext:value-type="float">
            <text:p>10.599247</text:p>
          </table:table-cell>
          <table:table-cell office:value-type="float" office:value="-0.113915" calcext:value-type="float">
            <text:p>-0.113915</text:p>
          </table:table-cell>
          <table:table-cell office:value-type="float" office:value="1.030197" calcext:value-type="float">
            <text:p>1.030197</text:p>
          </table:table-cell>
          <table:table-cell office:value-type="string" calcext:value-type="string">
            <text:p>-0.015333</text:p>
          </table:table-cell>
        </table:table-row>
        <table:table-row table:style-name="ro1">
          <table:table-cell office:value-type="float" office:value="1527146717.0418" calcext:value-type="float">
            <text:p>1527146717.0418</text:p>
          </table:table-cell>
          <table:table-cell office:value-type="string" calcext:value-type="string">
            <text:p>TOC_x</text:p>
          </table:table-cell>
          <table:table-cell office:value-type="float" office:value="323.896088" calcext:value-type="float">
            <text:p>323.896088</text:p>
          </table:table-cell>
          <table:table-cell office:value-type="float" office:value="-0.005674" calcext:value-type="float">
            <text:p>-0.005674</text:p>
          </table:table-cell>
          <table:table-cell office:value-type="float" office:value="1.038354" calcext:value-type="float">
            <text:p>1.038354</text:p>
          </table:table-cell>
          <table:table-cell office:value-type="float" office:value="-0.001576" calcext:value-type="float">
            <text:p>-0.001576</text:p>
          </table:table-cell>
          <table:table-cell office:value-type="float" office:value="10.630156" calcext:value-type="float">
            <text:p>10.630156</text:p>
          </table:table-cell>
          <table:table-cell office:value-type="float" office:value="-0.037872" calcext:value-type="float">
            <text:p>-0.037872</text:p>
          </table:table-cell>
          <table:table-cell office:value-type="float" office:value="1.03536" calcext:value-type="float">
            <text:p>1.03536</text:p>
          </table:table-cell>
          <table:table-cell office:value-type="string" calcext:value-type="string">
            <text:p>-0.008944</text:p>
          </table:table-cell>
        </table:table-row>
        <table:table-row table:style-name="ro1" table:visibility="filter">
          <table:table-cell office:value-type="float" office:value="1527146717.04193" calcext:value-type="float">
            <text:p>1527146717.04193</text:p>
          </table:table-cell>
          <table:table-cell office:value-type="string" calcext:value-type="string">
            <text:p>PID_y</text:p>
          </table:table-cell>
          <table:table-cell office:value-type="float" office:value="323.896088" calcext:value-type="float">
            <text:p>323.896088</text:p>
          </table:table-cell>
          <table:table-cell office:value-type="float" office:value="-0.005674" calcext:value-type="float">
            <text:p>-0.005674</text:p>
          </table:table-cell>
          <table:table-cell office:value-type="float" office:value="1.038354" calcext:value-type="float">
            <text:p>1.038354</text:p>
          </table:table-cell>
          <table:table-cell office:value-type="float" office:value="-0.001576" calcext:value-type="float">
            <text:p>-0.001576</text:p>
          </table:table-cell>
          <table:table-cell office:value-type="float" office:value="10.630156" calcext:value-type="float">
            <text:p>10.630156</text:p>
          </table:table-cell>
          <table:table-cell office:value-type="float" office:value="-0.037872" calcext:value-type="float">
            <text:p>-0.037872</text:p>
          </table:table-cell>
          <table:table-cell office:value-type="float" office:value="1.03536" calcext:value-type="float">
            <text:p>1.03536</text:p>
          </table:table-cell>
          <table:table-cell office:value-type="string" calcext:value-type="string">
            <text:p>-0.008944</text:p>
          </table:table-cell>
        </table:table-row>
        <table:table-row table:style-name="ro1">
          <table:table-cell office:value-type="float" office:value="1527146717.06263" calcext:value-type="float">
            <text:p>1527146717.06263</text:p>
          </table:table-cell>
          <table:table-cell office:value-type="string" calcext:value-type="string">
            <text:p>TOC_x</text:p>
          </table:table-cell>
          <table:table-cell office:value-type="float" office:value="325.938477" calcext:value-type="float">
            <text:p>325.938477</text:p>
          </table:table-cell>
          <table:table-cell office:value-type="float" office:value="0.002609" calcext:value-type="float">
            <text:p>0.002609</text:p>
          </table:table-cell>
          <table:table-cell office:value-type="float" office:value="1.04182" calcext:value-type="float">
            <text:p>1.04182</text:p>
          </table:table-cell>
          <table:table-cell office:value-type="float" office:value="0.002593" calcext:value-type="float">
            <text:p>0.002593</text:p>
          </table:table-cell>
          <table:table-cell office:value-type="float" office:value="10.663669" calcext:value-type="float">
            <text:p>10.663669</text:p>
          </table:table-cell>
          <table:table-cell office:value-type="float" office:value="0.002433" calcext:value-type="float">
            <text:p>0.002433</text:p>
          </table:table-cell>
          <table:table-cell office:value-type="float" office:value="1.038354" calcext:value-type="float">
            <text:p>1.038354</text:p>
          </table:table-cell>
          <table:table-cell office:value-type="string" calcext:value-type="string">
            <text:p>-0.001576</text:p>
          </table:table-cell>
        </table:table-row>
        <table:table-row table:style-name="ro1" table:visibility="filter">
          <table:table-cell office:value-type="float" office:value="1527146717.0627" calcext:value-type="float">
            <text:p>1527146717.0627</text:p>
          </table:table-cell>
          <table:table-cell office:value-type="string" calcext:value-type="string">
            <text:p>PID_y</text:p>
          </table:table-cell>
          <table:table-cell office:value-type="float" office:value="325.938477" calcext:value-type="float">
            <text:p>325.938477</text:p>
          </table:table-cell>
          <table:table-cell office:value-type="float" office:value="0.002609" calcext:value-type="float">
            <text:p>0.002609</text:p>
          </table:table-cell>
          <table:table-cell office:value-type="float" office:value="1.04182" calcext:value-type="float">
            <text:p>1.04182</text:p>
          </table:table-cell>
          <table:table-cell office:value-type="float" office:value="0.002593" calcext:value-type="float">
            <text:p>0.002593</text:p>
          </table:table-cell>
          <table:table-cell office:value-type="float" office:value="10.663669" calcext:value-type="float">
            <text:p>10.663669</text:p>
          </table:table-cell>
          <table:table-cell office:value-type="float" office:value="0.002433" calcext:value-type="float">
            <text:p>0.002433</text:p>
          </table:table-cell>
          <table:table-cell office:value-type="float" office:value="1.038354" calcext:value-type="float">
            <text:p>1.038354</text:p>
          </table:table-cell>
          <table:table-cell office:value-type="string" calcext:value-type="string">
            <text:p>-0.001576</text:p>
          </table:table-cell>
        </table:table-row>
        <table:table-row table:style-name="ro1">
          <table:table-cell office:value-type="float" office:value="1527146717.08216" calcext:value-type="float">
            <text:p>1527146717.08216</text:p>
          </table:table-cell>
          <table:table-cell office:value-type="string" calcext:value-type="string">
            <text:p>TOC_x</text:p>
          </table:table-cell>
          <table:table-cell office:value-type="float" office:value="327.076111" calcext:value-type="float">
            <text:p>327.076111</text:p>
          </table:table-cell>
          <table:table-cell office:value-type="float" office:value="0.006859" calcext:value-type="float">
            <text:p>0.006859</text:p>
          </table:table-cell>
          <table:table-cell office:value-type="float" office:value="1.043652" calcext:value-type="float">
            <text:p>1.043652</text:p>
          </table:table-cell>
          <table:table-cell office:value-type="float" office:value="0.004917" calcext:value-type="float">
            <text:p>0.004917</text:p>
          </table:table-cell>
          <table:table-cell office:value-type="float" office:value="10.682292" calcext:value-type="float">
            <text:p>10.682292</text:p>
          </table:table-cell>
          <table:table-cell office:value-type="float" office:value="0.026067" calcext:value-type="float">
            <text:p>0.026067</text:p>
          </table:table-cell>
          <table:table-cell office:value-type="float" office:value="1.04182" calcext:value-type="float">
            <text:p>1.04182</text:p>
          </table:table-cell>
          <table:table-cell office:value-type="string" calcext:value-type="string">
            <text:p>0.002593</text:p>
          </table:table-cell>
        </table:table-row>
        <table:table-row table:style-name="ro1" table:visibility="filter">
          <table:table-cell office:value-type="float" office:value="1527146717.08243" calcext:value-type="float">
            <text:p>1527146717.08243</text:p>
          </table:table-cell>
          <table:table-cell office:value-type="string" calcext:value-type="string">
            <text:p>PID_y</text:p>
          </table:table-cell>
          <table:table-cell office:value-type="float" office:value="327.076111" calcext:value-type="float">
            <text:p>327.076111</text:p>
          </table:table-cell>
          <table:table-cell office:value-type="float" office:value="0.006859" calcext:value-type="float">
            <text:p>0.006859</text:p>
          </table:table-cell>
          <table:table-cell office:value-type="float" office:value="1.043652" calcext:value-type="float">
            <text:p>1.043652</text:p>
          </table:table-cell>
          <table:table-cell office:value-type="float" office:value="0.004917" calcext:value-type="float">
            <text:p>0.004917</text:p>
          </table:table-cell>
          <table:table-cell office:value-type="float" office:value="10.682292" calcext:value-type="float">
            <text:p>10.682292</text:p>
          </table:table-cell>
          <table:table-cell office:value-type="float" office:value="0.026067" calcext:value-type="float">
            <text:p>0.026067</text:p>
          </table:table-cell>
          <table:table-cell office:value-type="float" office:value="1.04182" calcext:value-type="float">
            <text:p>1.04182</text:p>
          </table:table-cell>
          <table:table-cell office:value-type="string" calcext:value-type="string">
            <text:p>0.002593</text:p>
          </table:table-cell>
        </table:table-row>
        <table:table-row table:style-name="ro1">
          <table:table-cell office:value-type="float" office:value="1527146717.10174" calcext:value-type="float">
            <text:p>1527146717.10174</text:p>
          </table:table-cell>
          <table:table-cell office:value-type="string" calcext:value-type="string">
            <text:p>TOC_x</text:p>
          </table:table-cell>
          <table:table-cell office:value-type="float" office:value="327.719971" calcext:value-type="float">
            <text:p>327.719971</text:p>
          </table:table-cell>
          <table:table-cell office:value-type="float" office:value="0.054733" calcext:value-type="float">
            <text:p>0.054733</text:p>
          </table:table-cell>
          <table:table-cell office:value-type="float" office:value="1.044683" calcext:value-type="float">
            <text:p>1.044683</text:p>
          </table:table-cell>
          <table:table-cell office:value-type="float" office:value="0.014054" calcext:value-type="float">
            <text:p>0.014054</text:p>
          </table:table-cell>
          <table:table-cell office:value-type="float" office:value="10.692818" calcext:value-type="float">
            <text:p>10.692818</text:p>
          </table:table-cell>
          <table:table-cell office:value-type="float" office:value="0.119321" calcext:value-type="float">
            <text:p>0.119321</text:p>
          </table:table-cell>
          <table:table-cell office:value-type="float" office:value="1.043652" calcext:value-type="float">
            <text:p>1.043652</text:p>
          </table:table-cell>
          <table:table-cell office:value-type="string" calcext:value-type="string">
            <text:p>0.004917</text:p>
          </table:table-cell>
        </table:table-row>
        <table:table-row table:style-name="ro1" table:visibility="filter">
          <table:table-cell office:value-type="float" office:value="1527146717.10181" calcext:value-type="float">
            <text:p>1527146717.10181</text:p>
          </table:table-cell>
          <table:table-cell office:value-type="string" calcext:value-type="string">
            <text:p>PID_y</text:p>
          </table:table-cell>
          <table:table-cell office:value-type="float" office:value="327.719971" calcext:value-type="float">
            <text:p>327.719971</text:p>
          </table:table-cell>
          <table:table-cell office:value-type="float" office:value="0.054733" calcext:value-type="float">
            <text:p>0.054733</text:p>
          </table:table-cell>
          <table:table-cell office:value-type="float" office:value="1.044683" calcext:value-type="float">
            <text:p>1.044683</text:p>
          </table:table-cell>
          <table:table-cell office:value-type="float" office:value="0.014054" calcext:value-type="float">
            <text:p>0.014054</text:p>
          </table:table-cell>
          <table:table-cell office:value-type="float" office:value="10.692818" calcext:value-type="float">
            <text:p>10.692818</text:p>
          </table:table-cell>
          <table:table-cell office:value-type="float" office:value="0.119321" calcext:value-type="float">
            <text:p>0.119321</text:p>
          </table:table-cell>
          <table:table-cell office:value-type="float" office:value="1.043652" calcext:value-type="float">
            <text:p>1.043652</text:p>
          </table:table-cell>
          <table:table-cell office:value-type="string" calcext:value-type="string">
            <text:p>0.004917</text:p>
          </table:table-cell>
        </table:table-row>
        <table:table-row table:style-name="ro1">
          <table:table-cell office:value-type="float" office:value="1527146717.12228" calcext:value-type="float">
            <text:p>1527146717.12228</text:p>
          </table:table-cell>
          <table:table-cell office:value-type="string" calcext:value-type="string">
            <text:p>TOC_x</text:p>
          </table:table-cell>
          <table:table-cell office:value-type="float" office:value="328.500885" calcext:value-type="float">
            <text:p>328.500885</text:p>
          </table:table-cell>
          <table:table-cell office:value-type="float" office:value="0.103646" calcext:value-type="float">
            <text:p>0.103646</text:p>
          </table:table-cell>
          <table:table-cell office:value-type="float" office:value="1.045993" calcext:value-type="float">
            <text:p>1.045993</text:p>
          </table:table-cell>
          <table:table-cell office:value-type="float" office:value="0.019432" calcext:value-type="float">
            <text:p>0.019432</text:p>
          </table:table-cell>
          <table:table-cell office:value-type="float" office:value="10.705569" calcext:value-type="float">
            <text:p>10.705569</text:p>
          </table:table-cell>
          <table:table-cell office:value-type="float" office:value="0.171683" calcext:value-type="float">
            <text:p>0.171683</text:p>
          </table:table-cell>
          <table:table-cell office:value-type="float" office:value="1.044683" calcext:value-type="float">
            <text:p>1.044683</text:p>
          </table:table-cell>
          <table:table-cell office:value-type="string" calcext:value-type="string">
            <text:p>0.014054</text:p>
          </table:table-cell>
        </table:table-row>
        <table:table-row table:style-name="ro1" table:visibility="filter">
          <table:table-cell office:value-type="float" office:value="1527146717.12238" calcext:value-type="float">
            <text:p>1527146717.12238</text:p>
          </table:table-cell>
          <table:table-cell office:value-type="string" calcext:value-type="string">
            <text:p>PID_y</text:p>
          </table:table-cell>
          <table:table-cell office:value-type="float" office:value="328.500885" calcext:value-type="float">
            <text:p>328.500885</text:p>
          </table:table-cell>
          <table:table-cell office:value-type="float" office:value="0.103646" calcext:value-type="float">
            <text:p>0.103646</text:p>
          </table:table-cell>
          <table:table-cell office:value-type="float" office:value="1.045993" calcext:value-type="float">
            <text:p>1.045993</text:p>
          </table:table-cell>
          <table:table-cell office:value-type="float" office:value="0.019432" calcext:value-type="float">
            <text:p>0.019432</text:p>
          </table:table-cell>
          <table:table-cell office:value-type="float" office:value="10.705569" calcext:value-type="float">
            <text:p>10.705569</text:p>
          </table:table-cell>
          <table:table-cell office:value-type="float" office:value="0.171683" calcext:value-type="float">
            <text:p>0.171683</text:p>
          </table:table-cell>
          <table:table-cell office:value-type="float" office:value="1.044683" calcext:value-type="float">
            <text:p>1.044683</text:p>
          </table:table-cell>
          <table:table-cell office:value-type="string" calcext:value-type="string">
            <text:p>0.014054</text:p>
          </table:table-cell>
        </table:table-row>
        <table:table-row table:style-name="ro1">
          <table:table-cell office:value-type="float" office:value="1527146717.14288" calcext:value-type="float">
            <text:p>1527146717.14288</text:p>
          </table:table-cell>
          <table:table-cell office:value-type="string" calcext:value-type="string">
            <text:p>TOC_x</text:p>
          </table:table-cell>
          <table:table-cell office:value-type="float" office:value="328.473175" calcext:value-type="float">
            <text:p>328.473175</text:p>
          </table:table-cell>
          <table:table-cell office:value-type="float" office:value="0.178753" calcext:value-type="float">
            <text:p>0.178753</text:p>
          </table:table-cell>
          <table:table-cell office:value-type="float" office:value="1.045946" calcext:value-type="float">
            <text:p>1.045946</text:p>
          </table:table-cell>
          <table:table-cell office:value-type="float" office:value="0.025586" calcext:value-type="float">
            <text:p>0.025586</text:p>
          </table:table-cell>
          <table:table-cell office:value-type="float" office:value="10.705117" calcext:value-type="float">
            <text:p>10.705117</text:p>
          </table:table-cell>
          <table:table-cell office:value-type="float" office:value="0.231535" calcext:value-type="float">
            <text:p>0.231535</text:p>
          </table:table-cell>
          <table:table-cell office:value-type="float" office:value="1.045993" calcext:value-type="float">
            <text:p>1.045993</text:p>
          </table:table-cell>
          <table:table-cell office:value-type="string" calcext:value-type="string">
            <text:p>0.019432</text:p>
          </table:table-cell>
        </table:table-row>
        <table:table-row table:style-name="ro1" table:visibility="filter">
          <table:table-cell office:value-type="float" office:value="1527146717.14295" calcext:value-type="float">
            <text:p>1527146717.14295</text:p>
          </table:table-cell>
          <table:table-cell office:value-type="string" calcext:value-type="string">
            <text:p>PID_y</text:p>
          </table:table-cell>
          <table:table-cell office:value-type="float" office:value="328.473175" calcext:value-type="float">
            <text:p>328.473175</text:p>
          </table:table-cell>
          <table:table-cell office:value-type="float" office:value="0.178753" calcext:value-type="float">
            <text:p>0.178753</text:p>
          </table:table-cell>
          <table:table-cell office:value-type="float" office:value="1.045946" calcext:value-type="float">
            <text:p>1.045946</text:p>
          </table:table-cell>
          <table:table-cell office:value-type="float" office:value="0.025586" calcext:value-type="float">
            <text:p>0.025586</text:p>
          </table:table-cell>
          <table:table-cell office:value-type="float" office:value="10.705117" calcext:value-type="float">
            <text:p>10.705117</text:p>
          </table:table-cell>
          <table:table-cell office:value-type="float" office:value="0.231535" calcext:value-type="float">
            <text:p>0.231535</text:p>
          </table:table-cell>
          <table:table-cell office:value-type="float" office:value="1.045993" calcext:value-type="float">
            <text:p>1.045993</text:p>
          </table:table-cell>
          <table:table-cell office:value-type="string" calcext:value-type="string">
            <text:p>0.019432</text:p>
          </table:table-cell>
        </table:table-row>
        <table:table-row table:style-name="ro1">
          <table:table-cell office:value-type="float" office:value="1527146717.16237" calcext:value-type="float">
            <text:p>1527146717.16237</text:p>
          </table:table-cell>
          <table:table-cell office:value-type="string" calcext:value-type="string">
            <text:p>TOC_x</text:p>
          </table:table-cell>
          <table:table-cell office:value-type="float" office:value="328.494354" calcext:value-type="float">
            <text:p>328.494354</text:p>
          </table:table-cell>
          <table:table-cell office:value-type="float" office:value="0.186716" calcext:value-type="float">
            <text:p>0.186716</text:p>
          </table:table-cell>
          <table:table-cell office:value-type="float" office:value="1.04598" calcext:value-type="float">
            <text:p>1.04598</text:p>
          </table:table-cell>
          <table:table-cell office:value-type="float" office:value="0.026125" calcext:value-type="float">
            <text:p>0.026125</text:p>
          </table:table-cell>
          <table:table-cell office:value-type="float" office:value="10.705462" calcext:value-type="float">
            <text:p>10.705462</text:p>
          </table:table-cell>
          <table:table-cell office:value-type="float" office:value="0.23708" calcext:value-type="float">
            <text:p>0.23708</text:p>
          </table:table-cell>
          <table:table-cell office:value-type="float" office:value="1.045946" calcext:value-type="float">
            <text:p>1.045946</text:p>
          </table:table-cell>
          <table:table-cell office:value-type="string" calcext:value-type="string">
            <text:p>0.025586</text:p>
          </table:table-cell>
        </table:table-row>
        <table:table-row table:style-name="ro1" table:visibility="filter">
          <table:table-cell office:value-type="float" office:value="1527146717.16244" calcext:value-type="float">
            <text:p>1527146717.16244</text:p>
          </table:table-cell>
          <table:table-cell office:value-type="string" calcext:value-type="string">
            <text:p>PID_y</text:p>
          </table:table-cell>
          <table:table-cell office:value-type="float" office:value="328.494354" calcext:value-type="float">
            <text:p>328.494354</text:p>
          </table:table-cell>
          <table:table-cell office:value-type="float" office:value="0.186716" calcext:value-type="float">
            <text:p>0.186716</text:p>
          </table:table-cell>
          <table:table-cell office:value-type="float" office:value="1.04598" calcext:value-type="float">
            <text:p>1.04598</text:p>
          </table:table-cell>
          <table:table-cell office:value-type="float" office:value="0.026125" calcext:value-type="float">
            <text:p>0.026125</text:p>
          </table:table-cell>
          <table:table-cell office:value-type="float" office:value="10.705462" calcext:value-type="float">
            <text:p>10.705462</text:p>
          </table:table-cell>
          <table:table-cell office:value-type="float" office:value="0.23708" calcext:value-type="float">
            <text:p>0.23708</text:p>
          </table:table-cell>
          <table:table-cell office:value-type="float" office:value="1.045946" calcext:value-type="float">
            <text:p>1.045946</text:p>
          </table:table-cell>
          <table:table-cell office:value-type="string" calcext:value-type="string">
            <text:p>0.025586</text:p>
          </table:table-cell>
        </table:table-row>
        <table:table-row table:style-name="ro1">
          <table:table-cell office:value-type="float" office:value="1527146717.18183" calcext:value-type="float">
            <text:p>1527146717.18183</text:p>
          </table:table-cell>
          <table:table-cell office:value-type="string" calcext:value-type="string">
            <text:p>TOC_x</text:p>
          </table:table-cell>
          <table:table-cell office:value-type="float" office:value="328.044281" calcext:value-type="float">
            <text:p>328.044281</text:p>
          </table:table-cell>
          <table:table-cell office:value-type="float" office:value="0.215422" calcext:value-type="float">
            <text:p>0.215422</text:p>
          </table:table-cell>
          <table:table-cell office:value-type="float" office:value="1.045263" calcext:value-type="float">
            <text:p>1.045263</text:p>
          </table:table-cell>
          <table:table-cell office:value-type="float" office:value="0.027984" calcext:value-type="float">
            <text:p>0.027984</text:p>
          </table:table-cell>
          <table:table-cell office:value-type="float" office:value="10.698114" calcext:value-type="float">
            <text:p>10.698114</text:p>
          </table:table-cell>
          <table:table-cell office:value-type="float" office:value="0.256132" calcext:value-type="float">
            <text:p>0.256132</text:p>
          </table:table-cell>
          <table:table-cell office:value-type="float" office:value="1.04598" calcext:value-type="float">
            <text:p>1.04598</text:p>
          </table:table-cell>
          <table:table-cell office:value-type="string" calcext:value-type="string">
            <text:p>0.026125</text:p>
          </table:table-cell>
        </table:table-row>
        <table:table-row table:style-name="ro1" table:visibility="filter">
          <table:table-cell office:value-type="float" office:value="1527146717.18189" calcext:value-type="float">
            <text:p>1527146717.18189</text:p>
          </table:table-cell>
          <table:table-cell office:value-type="string" calcext:value-type="string">
            <text:p>PID_y</text:p>
          </table:table-cell>
          <table:table-cell office:value-type="float" office:value="328.044281" calcext:value-type="float">
            <text:p>328.044281</text:p>
          </table:table-cell>
          <table:table-cell office:value-type="float" office:value="0.215422" calcext:value-type="float">
            <text:p>0.215422</text:p>
          </table:table-cell>
          <table:table-cell office:value-type="float" office:value="1.045263" calcext:value-type="float">
            <text:p>1.045263</text:p>
          </table:table-cell>
          <table:table-cell office:value-type="float" office:value="0.027984" calcext:value-type="float">
            <text:p>0.027984</text:p>
          </table:table-cell>
          <table:table-cell office:value-type="float" office:value="10.698114" calcext:value-type="float">
            <text:p>10.698114</text:p>
          </table:table-cell>
          <table:table-cell office:value-type="float" office:value="0.256132" calcext:value-type="float">
            <text:p>0.256132</text:p>
          </table:table-cell>
          <table:table-cell office:value-type="float" office:value="1.04598" calcext:value-type="float">
            <text:p>1.04598</text:p>
          </table:table-cell>
          <table:table-cell office:value-type="string" calcext:value-type="string">
            <text:p>0.026125</text:p>
          </table:table-cell>
        </table:table-row>
        <table:table-row table:style-name="ro1">
          <table:table-cell office:value-type="float" office:value="1527146717.20235" calcext:value-type="float">
            <text:p>1527146717.20235</text:p>
          </table:table-cell>
          <table:table-cell office:value-type="string" calcext:value-type="string">
            <text:p>TOC_x</text:p>
          </table:table-cell>
          <table:table-cell office:value-type="float" office:value="326.896698" calcext:value-type="float">
            <text:p>326.896698</text:p>
          </table:table-cell>
          <table:table-cell office:value-type="float" office:value="0.395947" calcext:value-type="float">
            <text:p>0.395947</text:p>
          </table:table-cell>
          <table:table-cell office:value-type="float" office:value="1.04334" calcext:value-type="float">
            <text:p>1.04334</text:p>
          </table:table-cell>
          <table:table-cell office:value-type="float" office:value="0.038012" calcext:value-type="float">
            <text:p>0.038012</text:p>
          </table:table-cell>
          <table:table-cell office:value-type="float" office:value="10.679358" calcext:value-type="float">
            <text:p>10.679358</text:p>
          </table:table-cell>
          <table:table-cell office:value-type="float" office:value="0.353945" calcext:value-type="float">
            <text:p>0.353945</text:p>
          </table:table-cell>
          <table:table-cell office:value-type="float" office:value="1.045263" calcext:value-type="float">
            <text:p>1.045263</text:p>
          </table:table-cell>
          <table:table-cell office:value-type="string" calcext:value-type="string">
            <text:p>0.027984</text:p>
          </table:table-cell>
        </table:table-row>
        <table:table-row table:style-name="ro1" table:visibility="filter">
          <table:table-cell office:value-type="float" office:value="1527146717.20241" calcext:value-type="float">
            <text:p>1527146717.20241</text:p>
          </table:table-cell>
          <table:table-cell office:value-type="string" calcext:value-type="string">
            <text:p>PID_y</text:p>
          </table:table-cell>
          <table:table-cell office:value-type="float" office:value="326.896698" calcext:value-type="float">
            <text:p>326.896698</text:p>
          </table:table-cell>
          <table:table-cell office:value-type="float" office:value="0.395947" calcext:value-type="float">
            <text:p>0.395947</text:p>
          </table:table-cell>
          <table:table-cell office:value-type="float" office:value="1.04334" calcext:value-type="float">
            <text:p>1.04334</text:p>
          </table:table-cell>
          <table:table-cell office:value-type="float" office:value="0.038012" calcext:value-type="float">
            <text:p>0.038012</text:p>
          </table:table-cell>
          <table:table-cell office:value-type="float" office:value="10.679358" calcext:value-type="float">
            <text:p>10.679358</text:p>
          </table:table-cell>
          <table:table-cell office:value-type="float" office:value="0.353945" calcext:value-type="float">
            <text:p>0.353945</text:p>
          </table:table-cell>
          <table:table-cell office:value-type="float" office:value="1.045263" calcext:value-type="float">
            <text:p>1.045263</text:p>
          </table:table-cell>
          <table:table-cell office:value-type="string" calcext:value-type="string">
            <text:p>0.027984</text:p>
          </table:table-cell>
        </table:table-row>
        <table:table-row table:style-name="ro1">
          <table:table-cell office:value-type="float" office:value="1527146717.2229" calcext:value-type="float">
            <text:p>1527146717.2229</text:p>
          </table:table-cell>
          <table:table-cell office:value-type="string" calcext:value-type="string">
            <text:p>TOC_x</text:p>
          </table:table-cell>
          <table:table-cell office:value-type="float" office:value="325.44693" calcext:value-type="float">
            <text:p>325.44693</text:p>
          </table:table-cell>
          <table:table-cell office:value-type="float" office:value="0.377966" calcext:value-type="float">
            <text:p>0.377966</text:p>
          </table:table-cell>
          <table:table-cell office:value-type="float" office:value="1.040897" calcext:value-type="float">
            <text:p>1.040897</text:p>
          </table:table-cell>
          <table:table-cell office:value-type="float" office:value="0.037132" calcext:value-type="float">
            <text:p>0.037132</text:p>
          </table:table-cell>
          <table:table-cell office:value-type="float" office:value="10.655614" calcext:value-type="float">
            <text:p>10.655614</text:p>
          </table:table-cell>
          <table:table-cell office:value-type="float" office:value="0.345387" calcext:value-type="float">
            <text:p>0.345387</text:p>
          </table:table-cell>
          <table:table-cell office:value-type="float" office:value="1.04334" calcext:value-type="float">
            <text:p>1.04334</text:p>
          </table:table-cell>
          <table:table-cell office:value-type="string" calcext:value-type="string">
            <text:p>0.038012</text:p>
          </table:table-cell>
        </table:table-row>
        <table:table-row table:style-name="ro1" table:visibility="filter">
          <table:table-cell office:value-type="float" office:value="1527146717.22297" calcext:value-type="float">
            <text:p>1527146717.22297</text:p>
          </table:table-cell>
          <table:table-cell office:value-type="string" calcext:value-type="string">
            <text:p>PID_y</text:p>
          </table:table-cell>
          <table:table-cell office:value-type="float" office:value="325.44693" calcext:value-type="float">
            <text:p>325.44693</text:p>
          </table:table-cell>
          <table:table-cell office:value-type="float" office:value="0.377966" calcext:value-type="float">
            <text:p>0.377966</text:p>
          </table:table-cell>
          <table:table-cell office:value-type="float" office:value="1.040897" calcext:value-type="float">
            <text:p>1.040897</text:p>
          </table:table-cell>
          <table:table-cell office:value-type="float" office:value="0.037132" calcext:value-type="float">
            <text:p>0.037132</text:p>
          </table:table-cell>
          <table:table-cell office:value-type="float" office:value="10.655614" calcext:value-type="float">
            <text:p>10.655614</text:p>
          </table:table-cell>
          <table:table-cell office:value-type="float" office:value="0.345387" calcext:value-type="float">
            <text:p>0.345387</text:p>
          </table:table-cell>
          <table:table-cell office:value-type="float" office:value="1.04334" calcext:value-type="float">
            <text:p>1.04334</text:p>
          </table:table-cell>
          <table:table-cell office:value-type="string" calcext:value-type="string">
            <text:p>0.038012</text:p>
          </table:table-cell>
        </table:table-row>
        <table:table-row table:style-name="ro1">
          <table:table-cell office:value-type="float" office:value="1527146717.24242" calcext:value-type="float">
            <text:p>1527146717.24242</text:p>
          </table:table-cell>
          <table:table-cell office:value-type="string" calcext:value-type="string">
            <text:p>TOC_x</text:p>
          </table:table-cell>
          <table:table-cell office:value-type="float" office:value="324.164978" calcext:value-type="float">
            <text:p>324.164978</text:p>
          </table:table-cell>
          <table:table-cell office:value-type="float" office:value="0.438137" calcext:value-type="float">
            <text:p>0.438137</text:p>
          </table:table-cell>
          <table:table-cell office:value-type="float" office:value="1.038844" calcext:value-type="float">
            <text:p>1.038844</text:p>
          </table:table-cell>
          <table:table-cell office:value-type="float" office:value="0.039862" calcext:value-type="float">
            <text:p>0.039862</text:p>
          </table:table-cell>
          <table:table-cell office:value-type="float" office:value="10.634573" calcext:value-type="float">
            <text:p>10.634573</text:p>
          </table:table-cell>
          <table:table-cell office:value-type="float" office:value="0.373358" calcext:value-type="float">
            <text:p>0.373358</text:p>
          </table:table-cell>
          <table:table-cell office:value-type="float" office:value="1.040897" calcext:value-type="float">
            <text:p>1.040897</text:p>
          </table:table-cell>
          <table:table-cell office:value-type="string" calcext:value-type="string">
            <text:p>0.037132</text:p>
          </table:table-cell>
        </table:table-row>
        <table:table-row table:style-name="ro1" table:visibility="filter">
          <table:table-cell office:value-type="float" office:value="1527146717.24248" calcext:value-type="float">
            <text:p>1527146717.24248</text:p>
          </table:table-cell>
          <table:table-cell office:value-type="string" calcext:value-type="string">
            <text:p>PID_y</text:p>
          </table:table-cell>
          <table:table-cell office:value-type="float" office:value="324.164978" calcext:value-type="float">
            <text:p>324.164978</text:p>
          </table:table-cell>
          <table:table-cell office:value-type="float" office:value="0.438137" calcext:value-type="float">
            <text:p>0.438137</text:p>
          </table:table-cell>
          <table:table-cell office:value-type="float" office:value="1.038844" calcext:value-type="float">
            <text:p>1.038844</text:p>
          </table:table-cell>
          <table:table-cell office:value-type="float" office:value="0.039862" calcext:value-type="float">
            <text:p>0.039862</text:p>
          </table:table-cell>
          <table:table-cell office:value-type="float" office:value="10.634573" calcext:value-type="float">
            <text:p>10.634573</text:p>
          </table:table-cell>
          <table:table-cell office:value-type="float" office:value="0.373358" calcext:value-type="float">
            <text:p>0.373358</text:p>
          </table:table-cell>
          <table:table-cell office:value-type="float" office:value="1.040897" calcext:value-type="float">
            <text:p>1.040897</text:p>
          </table:table-cell>
          <table:table-cell office:value-type="string" calcext:value-type="string">
            <text:p>0.037132</text:p>
          </table:table-cell>
        </table:table-row>
        <table:table-row table:style-name="ro1">
          <table:table-cell office:value-type="float" office:value="1527146717.26287" calcext:value-type="float">
            <text:p>1527146717.26287</text:p>
          </table:table-cell>
          <table:table-cell office:value-type="string" calcext:value-type="string">
            <text:p>TOC_x</text:p>
          </table:table-cell>
          <table:table-cell office:value-type="float" office:value="321.672577" calcext:value-type="float">
            <text:p>321.672577</text:p>
          </table:table-cell>
          <table:table-cell office:value-type="float" office:value="0.491122" calcext:value-type="float">
            <text:p>0.491122</text:p>
          </table:table-cell>
          <table:table-cell office:value-type="float" office:value="1.034648" calcext:value-type="float">
            <text:p>1.034648</text:p>
          </table:table-cell>
          <table:table-cell office:value-type="float" office:value="0.042216" calcext:value-type="float">
            <text:p>0.042216</text:p>
          </table:table-cell>
          <table:table-cell office:value-type="float" office:value="10.593549" calcext:value-type="float">
            <text:p>10.593549</text:p>
          </table:table-cell>
          <table:table-cell office:value-type="float" office:value="0.39638" calcext:value-type="float">
            <text:p>0.39638</text:p>
          </table:table-cell>
          <table:table-cell office:value-type="float" office:value="1.038844" calcext:value-type="float">
            <text:p>1.038844</text:p>
          </table:table-cell>
          <table:table-cell office:value-type="string" calcext:value-type="string">
            <text:p>0.039862</text:p>
          </table:table-cell>
        </table:table-row>
        <table:table-row table:style-name="ro1" table:visibility="filter">
          <table:table-cell office:value-type="float" office:value="1527146717.26292" calcext:value-type="float">
            <text:p>1527146717.26292</text:p>
          </table:table-cell>
          <table:table-cell office:value-type="string" calcext:value-type="string">
            <text:p>PID_y</text:p>
          </table:table-cell>
          <table:table-cell office:value-type="float" office:value="321.672577" calcext:value-type="float">
            <text:p>321.672577</text:p>
          </table:table-cell>
          <table:table-cell office:value-type="float" office:value="0.491122" calcext:value-type="float">
            <text:p>0.491122</text:p>
          </table:table-cell>
          <table:table-cell office:value-type="float" office:value="1.034648" calcext:value-type="float">
            <text:p>1.034648</text:p>
          </table:table-cell>
          <table:table-cell office:value-type="float" office:value="0.042216" calcext:value-type="float">
            <text:p>0.042216</text:p>
          </table:table-cell>
          <table:table-cell office:value-type="float" office:value="10.593549" calcext:value-type="float">
            <text:p>10.593549</text:p>
          </table:table-cell>
          <table:table-cell office:value-type="float" office:value="0.39638" calcext:value-type="float">
            <text:p>0.39638</text:p>
          </table:table-cell>
          <table:table-cell office:value-type="float" office:value="1.038844" calcext:value-type="float">
            <text:p>1.038844</text:p>
          </table:table-cell>
          <table:table-cell office:value-type="string" calcext:value-type="string">
            <text:p>0.039862</text:p>
          </table:table-cell>
        </table:table-row>
        <table:table-row table:style-name="ro1">
          <table:table-cell office:value-type="float" office:value="1527146717.28233" calcext:value-type="float">
            <text:p>1527146717.28233</text:p>
          </table:table-cell>
          <table:table-cell office:value-type="string" calcext:value-type="string">
            <text:p>TOC_x</text:p>
          </table:table-cell>
          <table:table-cell office:value-type="float" office:value="319.573853" calcext:value-type="float">
            <text:p>319.573853</text:p>
          </table:table-cell>
          <table:table-cell office:value-type="float" office:value="0.480609" calcext:value-type="float">
            <text:p>0.480609</text:p>
          </table:table-cell>
          <table:table-cell office:value-type="float" office:value="1.031282" calcext:value-type="float">
            <text:p>1.031282</text:p>
          </table:table-cell>
          <table:table-cell office:value-type="float" office:value="0.041782" calcext:value-type="float">
            <text:p>0.041782</text:p>
          </table:table-cell>
          <table:table-cell office:value-type="float" office:value="10.558878" calcext:value-type="float">
            <text:p>10.558878</text:p>
          </table:table-cell>
          <table:table-cell office:value-type="float" office:value="0.391905" calcext:value-type="float">
            <text:p>0.391905</text:p>
          </table:table-cell>
          <table:table-cell office:value-type="float" office:value="1.034648" calcext:value-type="float">
            <text:p>1.034648</text:p>
          </table:table-cell>
          <table:table-cell office:value-type="string" calcext:value-type="string">
            <text:p>0.042216</text:p>
          </table:table-cell>
        </table:table-row>
        <table:table-row table:style-name="ro1" table:visibility="filter">
          <table:table-cell office:value-type="float" office:value="1527146717.28241" calcext:value-type="float">
            <text:p>1527146717.28241</text:p>
          </table:table-cell>
          <table:table-cell office:value-type="string" calcext:value-type="string">
            <text:p>PID_y</text:p>
          </table:table-cell>
          <table:table-cell office:value-type="float" office:value="319.573853" calcext:value-type="float">
            <text:p>319.573853</text:p>
          </table:table-cell>
          <table:table-cell office:value-type="float" office:value="0.480609" calcext:value-type="float">
            <text:p>0.480609</text:p>
          </table:table-cell>
          <table:table-cell office:value-type="float" office:value="1.031282" calcext:value-type="float">
            <text:p>1.031282</text:p>
          </table:table-cell>
          <table:table-cell office:value-type="float" office:value="0.041782" calcext:value-type="float">
            <text:p>0.041782</text:p>
          </table:table-cell>
          <table:table-cell office:value-type="float" office:value="10.558878" calcext:value-type="float">
            <text:p>10.558878</text:p>
          </table:table-cell>
          <table:table-cell office:value-type="float" office:value="0.391905" calcext:value-type="float">
            <text:p>0.391905</text:p>
          </table:table-cell>
          <table:table-cell office:value-type="float" office:value="1.034648" calcext:value-type="float">
            <text:p>1.034648</text:p>
          </table:table-cell>
          <table:table-cell office:value-type="string" calcext:value-type="string">
            <text:p>0.042216</text:p>
          </table:table-cell>
        </table:table-row>
        <table:table-row table:style-name="ro1">
          <table:table-cell office:value-type="float" office:value="1527146717.30177" calcext:value-type="float">
            <text:p>1527146717.30177</text:p>
          </table:table-cell>
          <table:table-cell office:value-type="string" calcext:value-type="string">
            <text:p>TOC_x</text:p>
          </table:table-cell>
          <table:table-cell office:value-type="float" office:value="317.444946" calcext:value-type="float">
            <text:p>317.444946</text:p>
          </table:table-cell>
          <table:table-cell office:value-type="float" office:value="0.452072" calcext:value-type="float">
            <text:p>0.452072</text:p>
          </table:table-cell>
          <table:table-cell office:value-type="float" office:value="1.027845" calcext:value-type="float">
            <text:p>1.027845</text:p>
          </table:table-cell>
          <table:table-cell office:value-type="float" office:value="0.040574" calcext:value-type="float">
            <text:p>0.040574</text:p>
          </table:table-cell>
          <table:table-cell office:value-type="float" office:value="10.523592" calcext:value-type="float">
            <text:p>10.523592</text:p>
          </table:table-cell>
          <table:table-cell office:value-type="float" office:value="0.379506" calcext:value-type="float">
            <text:p>0.379506</text:p>
          </table:table-cell>
          <table:table-cell office:value-type="float" office:value="1.031282" calcext:value-type="float">
            <text:p>1.031282</text:p>
          </table:table-cell>
          <table:table-cell office:value-type="string" calcext:value-type="string">
            <text:p>0.041782</text:p>
          </table:table-cell>
        </table:table-row>
        <table:table-row table:style-name="ro1" table:visibility="filter">
          <table:table-cell office:value-type="float" office:value="1527146717.30182" calcext:value-type="float">
            <text:p>1527146717.30182</text:p>
          </table:table-cell>
          <table:table-cell office:value-type="string" calcext:value-type="string">
            <text:p>PID_y</text:p>
          </table:table-cell>
          <table:table-cell office:value-type="float" office:value="317.444946" calcext:value-type="float">
            <text:p>317.444946</text:p>
          </table:table-cell>
          <table:table-cell office:value-type="float" office:value="0.452072" calcext:value-type="float">
            <text:p>0.452072</text:p>
          </table:table-cell>
          <table:table-cell office:value-type="float" office:value="1.027845" calcext:value-type="float">
            <text:p>1.027845</text:p>
          </table:table-cell>
          <table:table-cell office:value-type="float" office:value="0.040574" calcext:value-type="float">
            <text:p>0.040574</text:p>
          </table:table-cell>
          <table:table-cell office:value-type="float" office:value="10.523592" calcext:value-type="float">
            <text:p>10.523592</text:p>
          </table:table-cell>
          <table:table-cell office:value-type="float" office:value="0.379506" calcext:value-type="float">
            <text:p>0.379506</text:p>
          </table:table-cell>
          <table:table-cell office:value-type="float" office:value="1.031282" calcext:value-type="float">
            <text:p>1.031282</text:p>
          </table:table-cell>
          <table:table-cell office:value-type="string" calcext:value-type="string">
            <text:p>0.041782</text:p>
          </table:table-cell>
        </table:table-row>
        <table:table-row table:style-name="ro1">
          <table:table-cell office:value-type="float" office:value="1527146717.32234" calcext:value-type="float">
            <text:p>1527146717.32234</text:p>
          </table:table-cell>
          <table:table-cell office:value-type="string" calcext:value-type="string">
            <text:p>TOC_x</text:p>
          </table:table-cell>
          <table:table-cell office:value-type="float" office:value="313.523285" calcext:value-type="float">
            <text:p>313.523285</text:p>
          </table:table-cell>
          <table:table-cell office:value-type="float" office:value="0.480332" calcext:value-type="float">
            <text:p>0.480332</text:p>
          </table:table-cell>
          <table:table-cell office:value-type="float" office:value="1.02114" calcext:value-type="float">
            <text:p>1.02114</text:p>
          </table:table-cell>
          <table:table-cell office:value-type="float" office:value="0.041832" calcext:value-type="float">
            <text:p>0.041832</text:p>
          </table:table-cell>
          <table:table-cell office:value-type="float" office:value="10.458286" calcext:value-type="float">
            <text:p>10.458286</text:p>
          </table:table-cell>
          <table:table-cell office:value-type="float" office:value="0.391759" calcext:value-type="float">
            <text:p>0.391759</text:p>
          </table:table-cell>
          <table:table-cell office:value-type="float" office:value="1.027845" calcext:value-type="float">
            <text:p>1.027845</text:p>
          </table:table-cell>
          <table:table-cell office:value-type="string" calcext:value-type="string">
            <text:p>0.040574</text:p>
          </table:table-cell>
        </table:table-row>
        <table:table-row table:style-name="ro1" table:visibility="filter">
          <table:table-cell office:value-type="float" office:value="1527146717.32239" calcext:value-type="float">
            <text:p>1527146717.32239</text:p>
          </table:table-cell>
          <table:table-cell office:value-type="string" calcext:value-type="string">
            <text:p>PID_y</text:p>
          </table:table-cell>
          <table:table-cell office:value-type="float" office:value="313.523285" calcext:value-type="float">
            <text:p>313.523285</text:p>
          </table:table-cell>
          <table:table-cell office:value-type="float" office:value="0.480332" calcext:value-type="float">
            <text:p>0.480332</text:p>
          </table:table-cell>
          <table:table-cell office:value-type="float" office:value="1.02114" calcext:value-type="float">
            <text:p>1.02114</text:p>
          </table:table-cell>
          <table:table-cell office:value-type="float" office:value="0.041832" calcext:value-type="float">
            <text:p>0.041832</text:p>
          </table:table-cell>
          <table:table-cell office:value-type="float" office:value="10.458286" calcext:value-type="float">
            <text:p>10.458286</text:p>
          </table:table-cell>
          <table:table-cell office:value-type="float" office:value="0.391759" calcext:value-type="float">
            <text:p>0.391759</text:p>
          </table:table-cell>
          <table:table-cell office:value-type="float" office:value="1.027845" calcext:value-type="float">
            <text:p>1.027845</text:p>
          </table:table-cell>
          <table:table-cell office:value-type="string" calcext:value-type="string">
            <text:p>0.040574</text:p>
          </table:table-cell>
        </table:table-row>
        <table:table-row table:style-name="ro1">
          <table:table-cell office:value-type="float" office:value="1527146717.34283" calcext:value-type="float">
            <text:p>1527146717.34283</text:p>
          </table:table-cell>
          <table:table-cell office:value-type="string" calcext:value-type="string">
            <text:p>TOC_x</text:p>
          </table:table-cell>
          <table:table-cell office:value-type="float" office:value="311.120789" calcext:value-type="float">
            <text:p>311.120789</text:p>
          </table:table-cell>
          <table:table-cell office:value-type="float" office:value="0.319484" calcext:value-type="float">
            <text:p>0.319484</text:p>
          </table:table-cell>
          <table:table-cell office:value-type="float" office:value="1.017012" calcext:value-type="float">
            <text:p>1.017012</text:p>
          </table:table-cell>
          <table:table-cell office:value-type="float" office:value="0.03406" calcext:value-type="float">
            <text:p>0.03406</text:p>
          </table:table-cell>
          <table:table-cell office:value-type="float" office:value="10.418077" calcext:value-type="float">
            <text:p>10.418077</text:p>
          </table:table-cell>
          <table:table-cell office:value-type="float" office:value="0.316067" calcext:value-type="float">
            <text:p>0.316067</text:p>
          </table:table-cell>
          <table:table-cell office:value-type="float" office:value="1.02114" calcext:value-type="float">
            <text:p>1.02114</text:p>
          </table:table-cell>
          <table:table-cell office:value-type="string" calcext:value-type="string">
            <text:p>0.041832</text:p>
          </table:table-cell>
        </table:table-row>
        <table:table-row table:style-name="ro1" table:visibility="filter">
          <table:table-cell office:value-type="float" office:value="1527146717.34289" calcext:value-type="float">
            <text:p>1527146717.34289</text:p>
          </table:table-cell>
          <table:table-cell office:value-type="string" calcext:value-type="string">
            <text:p>PID_y</text:p>
          </table:table-cell>
          <table:table-cell office:value-type="float" office:value="311.120789" calcext:value-type="float">
            <text:p>311.120789</text:p>
          </table:table-cell>
          <table:table-cell office:value-type="float" office:value="0.319484" calcext:value-type="float">
            <text:p>0.319484</text:p>
          </table:table-cell>
          <table:table-cell office:value-type="float" office:value="1.017012" calcext:value-type="float">
            <text:p>1.017012</text:p>
          </table:table-cell>
          <table:table-cell office:value-type="float" office:value="0.03406" calcext:value-type="float">
            <text:p>0.03406</text:p>
          </table:table-cell>
          <table:table-cell office:value-type="float" office:value="10.418077" calcext:value-type="float">
            <text:p>10.418077</text:p>
          </table:table-cell>
          <table:table-cell office:value-type="float" office:value="0.316067" calcext:value-type="float">
            <text:p>0.316067</text:p>
          </table:table-cell>
          <table:table-cell office:value-type="float" office:value="1.02114" calcext:value-type="float">
            <text:p>1.02114</text:p>
          </table:table-cell>
          <table:table-cell office:value-type="string" calcext:value-type="string">
            <text:p>0.041832</text:p>
          </table:table-cell>
        </table:table-row>
        <table:table-row table:style-name="ro1">
          <table:table-cell office:value-type="float" office:value="1527146717.36237" calcext:value-type="float">
            <text:p>1527146717.36237</text:p>
          </table:table-cell>
          <table:table-cell office:value-type="string" calcext:value-type="string">
            <text:p>TOC_x</text:p>
          </table:table-cell>
          <table:table-cell office:value-type="float" office:value="306.13916" calcext:value-type="float">
            <text:p>306.13916</text:p>
          </table:table-cell>
          <table:table-cell office:value-type="float" office:value="0.33632" calcext:value-type="float">
            <text:p>0.33632</text:p>
          </table:table-cell>
          <table:table-cell office:value-type="float" office:value="1.008835" calcext:value-type="float">
            <text:p>1.008835</text:p>
          </table:table-cell>
          <table:table-cell office:value-type="float" office:value="0.034911" calcext:value-type="float">
            <text:p>0.034911</text:p>
          </table:table-cell>
          <table:table-cell office:value-type="float" office:value="10.334196" calcext:value-type="float">
            <text:p>10.334196</text:p>
          </table:table-cell>
          <table:table-cell office:value-type="float" office:value="0.324797" calcext:value-type="float">
            <text:p>0.324797</text:p>
          </table:table-cell>
          <table:table-cell office:value-type="float" office:value="1.017012" calcext:value-type="float">
            <text:p>1.017012</text:p>
          </table:table-cell>
          <table:table-cell office:value-type="string" calcext:value-type="string">
            <text:p>0.034060</text:p>
          </table:table-cell>
        </table:table-row>
        <table:table-row table:style-name="ro1" table:visibility="filter">
          <table:table-cell office:value-type="float" office:value="1527146717.36242" calcext:value-type="float">
            <text:p>1527146717.36242</text:p>
          </table:table-cell>
          <table:table-cell office:value-type="string" calcext:value-type="string">
            <text:p>PID_y</text:p>
          </table:table-cell>
          <table:table-cell office:value-type="float" office:value="306.13916" calcext:value-type="float">
            <text:p>306.13916</text:p>
          </table:table-cell>
          <table:table-cell office:value-type="float" office:value="0.33632" calcext:value-type="float">
            <text:p>0.33632</text:p>
          </table:table-cell>
          <table:table-cell office:value-type="float" office:value="1.008835" calcext:value-type="float">
            <text:p>1.008835</text:p>
          </table:table-cell>
          <table:table-cell office:value-type="float" office:value="0.034911" calcext:value-type="float">
            <text:p>0.034911</text:p>
          </table:table-cell>
          <table:table-cell office:value-type="float" office:value="10.334196" calcext:value-type="float">
            <text:p>10.334196</text:p>
          </table:table-cell>
          <table:table-cell office:value-type="float" office:value="0.324797" calcext:value-type="float">
            <text:p>0.324797</text:p>
          </table:table-cell>
          <table:table-cell office:value-type="float" office:value="1.017012" calcext:value-type="float">
            <text:p>1.017012</text:p>
          </table:table-cell>
          <table:table-cell office:value-type="string" calcext:value-type="string">
            <text:p>0.034060</text:p>
          </table:table-cell>
        </table:table-row>
        <table:table-row table:style-name="ro1">
          <table:table-cell office:value-type="float" office:value="1527146717.38293" calcext:value-type="float">
            <text:p>1527146717.38293</text:p>
          </table:table-cell>
          <table:table-cell office:value-type="string" calcext:value-type="string">
            <text:p>TOC_x</text:p>
          </table:table-cell>
          <table:table-cell office:value-type="float" office:value="302.857239" calcext:value-type="float">
            <text:p>302.857239</text:p>
          </table:table-cell>
          <table:table-cell office:value-type="float" office:value="0.306901" calcext:value-type="float">
            <text:p>0.306901</text:p>
          </table:table-cell>
          <table:table-cell office:value-type="float" office:value="1.003109" calcext:value-type="float">
            <text:p>1.003109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10.278567" calcext:value-type="float">
            <text:p>10.278567</text:p>
          </table:table-cell>
          <table:table-cell office:value-type="float" office:value="0.309435" calcext:value-type="float">
            <text:p>0.309435</text:p>
          </table:table-cell>
          <table:table-cell office:value-type="float" office:value="1.008835" calcext:value-type="float">
            <text:p>1.008835</text:p>
          </table:table-cell>
          <table:table-cell office:value-type="string" calcext:value-type="string">
            <text:p>0.034911</text:p>
          </table:table-cell>
        </table:table-row>
        <table:table-row table:style-name="ro1" table:visibility="filter">
          <table:table-cell office:value-type="float" office:value="1527146717.38303" calcext:value-type="float">
            <text:p>1527146717.38303</text:p>
          </table:table-cell>
          <table:table-cell office:value-type="string" calcext:value-type="string">
            <text:p>PID_y</text:p>
          </table:table-cell>
          <table:table-cell office:value-type="float" office:value="302.857239" calcext:value-type="float">
            <text:p>302.857239</text:p>
          </table:table-cell>
          <table:table-cell office:value-type="float" office:value="0.306901" calcext:value-type="float">
            <text:p>0.306901</text:p>
          </table:table-cell>
          <table:table-cell office:value-type="float" office:value="1.003109" calcext:value-type="float">
            <text:p>1.003109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10.278567" calcext:value-type="float">
            <text:p>10.278567</text:p>
          </table:table-cell>
          <table:table-cell office:value-type="float" office:value="0.309435" calcext:value-type="float">
            <text:p>0.309435</text:p>
          </table:table-cell>
          <table:table-cell office:value-type="float" office:value="1.008835" calcext:value-type="float">
            <text:p>1.008835</text:p>
          </table:table-cell>
          <table:table-cell office:value-type="string" calcext:value-type="string">
            <text:p>0.034911</text:p>
          </table:table-cell>
        </table:table-row>
        <table:table-row table:style-name="ro1">
          <table:table-cell office:value-type="float" office:value="1527146717.40243" calcext:value-type="float">
            <text:p>1527146717.40243</text:p>
          </table:table-cell>
          <table:table-cell office:value-type="string" calcext:value-type="string">
            <text:p>TOC_x</text:p>
          </table:table-cell>
          <table:table-cell office:value-type="float" office:value="299.480927" calcext:value-type="float">
            <text:p>299.480927</text:p>
          </table:table-cell>
          <table:table-cell office:value-type="float" office:value="0.21333" calcext:value-type="float">
            <text:p>0.21333</text:p>
          </table:table-cell>
          <table:table-cell office:value-type="float" office:value="0.997495" calcext:value-type="float">
            <text:p>0.997495</text:p>
          </table:table-cell>
          <table:table-cell office:value-type="float" office:value="0.02799" calcext:value-type="float">
            <text:p>0.02799</text:p>
          </table:table-cell>
          <table:table-cell office:value-type="float" office:value="10.221018" calcext:value-type="float">
            <text:p>10.221018</text:p>
          </table:table-cell>
          <table:table-cell office:value-type="float" office:value="0.254694" calcext:value-type="float">
            <text:p>0.254694</text:p>
          </table:table-cell>
          <table:table-cell office:value-type="float" office:value="1.003109" calcext:value-type="float">
            <text:p>1.003109</text:p>
          </table:table-cell>
          <table:table-cell office:value-type="string" calcext:value-type="string">
            <text:p>0.033330</text:p>
          </table:table-cell>
        </table:table-row>
        <table:table-row table:style-name="ro1" table:visibility="filter">
          <table:table-cell office:value-type="float" office:value="1527146717.40248" calcext:value-type="float">
            <text:p>1527146717.40248</text:p>
          </table:table-cell>
          <table:table-cell office:value-type="string" calcext:value-type="string">
            <text:p>PID_y</text:p>
          </table:table-cell>
          <table:table-cell office:value-type="float" office:value="299.480927" calcext:value-type="float">
            <text:p>299.480927</text:p>
          </table:table-cell>
          <table:table-cell office:value-type="float" office:value="0.21333" calcext:value-type="float">
            <text:p>0.21333</text:p>
          </table:table-cell>
          <table:table-cell office:value-type="float" office:value="0.997495" calcext:value-type="float">
            <text:p>0.997495</text:p>
          </table:table-cell>
          <table:table-cell office:value-type="float" office:value="0.02799" calcext:value-type="float">
            <text:p>0.02799</text:p>
          </table:table-cell>
          <table:table-cell office:value-type="float" office:value="10.221018" calcext:value-type="float">
            <text:p>10.221018</text:p>
          </table:table-cell>
          <table:table-cell office:value-type="float" office:value="0.254694" calcext:value-type="float">
            <text:p>0.254694</text:p>
          </table:table-cell>
          <table:table-cell office:value-type="float" office:value="1.003109" calcext:value-type="float">
            <text:p>1.003109</text:p>
          </table:table-cell>
          <table:table-cell office:value-type="string" calcext:value-type="string">
            <text:p>0.033330</text:p>
          </table:table-cell>
        </table:table-row>
        <table:table-row table:style-name="ro1">
          <table:table-cell office:value-type="float" office:value="1527146717.42191" calcext:value-type="float">
            <text:p>1527146717.42191</text:p>
          </table:table-cell>
          <table:table-cell office:value-type="string" calcext:value-type="string">
            <text:p>TOC_x</text:p>
          </table:table-cell>
          <table:table-cell office:value-type="float" office:value="293.623444" calcext:value-type="float">
            <text:p>293.623444</text:p>
          </table:table-cell>
          <table:table-cell office:value-type="float" office:value="0.211405" calcext:value-type="float">
            <text:p>0.211405</text:p>
          </table:table-cell>
          <table:table-cell office:value-type="float" office:value="0.987701" calcext:value-type="float">
            <text:p>0.987701</text:p>
          </table:table-cell>
          <table:table-cell office:value-type="float" office:value="0.027869" calcext:value-type="float">
            <text:p>0.027869</text:p>
          </table:table-cell>
          <table:table-cell office:value-type="float" office:value="10.1204" calcext:value-type="float">
            <text:p>10.1204</text:p>
          </table:table-cell>
          <table:table-cell office:value-type="float" office:value="0.253452" calcext:value-type="float">
            <text:p>0.253452</text:p>
          </table:table-cell>
          <table:table-cell office:value-type="float" office:value="0.997495" calcext:value-type="float">
            <text:p>0.997495</text:p>
          </table:table-cell>
          <table:table-cell office:value-type="string" calcext:value-type="string">
            <text:p>0.027990</text:p>
          </table:table-cell>
        </table:table-row>
        <table:table-row table:style-name="ro1" table:visibility="filter">
          <table:table-cell office:value-type="float" office:value="1527146717.42198" calcext:value-type="float">
            <text:p>1527146717.42198</text:p>
          </table:table-cell>
          <table:table-cell office:value-type="string" calcext:value-type="string">
            <text:p>PID_y</text:p>
          </table:table-cell>
          <table:table-cell office:value-type="float" office:value="293.623444" calcext:value-type="float">
            <text:p>293.623444</text:p>
          </table:table-cell>
          <table:table-cell office:value-type="float" office:value="0.211405" calcext:value-type="float">
            <text:p>0.211405</text:p>
          </table:table-cell>
          <table:table-cell office:value-type="float" office:value="0.987701" calcext:value-type="float">
            <text:p>0.987701</text:p>
          </table:table-cell>
          <table:table-cell office:value-type="float" office:value="0.027869" calcext:value-type="float">
            <text:p>0.027869</text:p>
          </table:table-cell>
          <table:table-cell office:value-type="float" office:value="10.1204" calcext:value-type="float">
            <text:p>10.1204</text:p>
          </table:table-cell>
          <table:table-cell office:value-type="float" office:value="0.253452" calcext:value-type="float">
            <text:p>0.253452</text:p>
          </table:table-cell>
          <table:table-cell office:value-type="float" office:value="0.997495" calcext:value-type="float">
            <text:p>0.997495</text:p>
          </table:table-cell>
          <table:table-cell office:value-type="string" calcext:value-type="string">
            <text:p>0.027990</text:p>
          </table:table-cell>
        </table:table-row>
        <table:table-row table:style-name="ro1">
          <table:table-cell office:value-type="float" office:value="1527146717.44257" calcext:value-type="float">
            <text:p>1527146717.44257</text:p>
          </table:table-cell>
          <table:table-cell office:value-type="string" calcext:value-type="string">
            <text:p>TOC_x</text:p>
          </table:table-cell>
          <table:table-cell office:value-type="float" office:value="289.816376" calcext:value-type="float">
            <text:p>289.816376</text:p>
          </table:table-cell>
          <table:table-cell office:value-type="float" office:value="0.114881" calcext:value-type="float">
            <text:p>0.114881</text:p>
          </table:table-cell>
          <table:table-cell office:value-type="float" office:value="0.980885" calcext:value-type="float">
            <text:p>0.980885</text:p>
          </table:table-cell>
          <table:table-cell office:value-type="float" office:value="0.02046" calcext:value-type="float">
            <text:p>0.02046</text:p>
          </table:table-cell>
          <table:table-cell office:value-type="float" office:value="10.054473" calcext:value-type="float">
            <text:p>10.054473</text:p>
          </table:table-cell>
          <table:table-cell office:value-type="float" office:value="0.181789" calcext:value-type="float">
            <text:p>0.181789</text:p>
          </table:table-cell>
          <table:table-cell office:value-type="float" office:value="0.987701" calcext:value-type="float">
            <text:p>0.987701</text:p>
          </table:table-cell>
          <table:table-cell office:value-type="string" calcext:value-type="string">
            <text:p>0.027869</text:p>
          </table:table-cell>
        </table:table-row>
        <table:table-row table:style-name="ro1" table:visibility="filter">
          <table:table-cell office:value-type="float" office:value="1527146717.44262" calcext:value-type="float">
            <text:p>1527146717.44262</text:p>
          </table:table-cell>
          <table:table-cell office:value-type="string" calcext:value-type="string">
            <text:p>PID_y</text:p>
          </table:table-cell>
          <table:table-cell office:value-type="float" office:value="289.816376" calcext:value-type="float">
            <text:p>289.816376</text:p>
          </table:table-cell>
          <table:table-cell office:value-type="float" office:value="0.114881" calcext:value-type="float">
            <text:p>0.114881</text:p>
          </table:table-cell>
          <table:table-cell office:value-type="float" office:value="0.980885" calcext:value-type="float">
            <text:p>0.980885</text:p>
          </table:table-cell>
          <table:table-cell office:value-type="float" office:value="0.02046" calcext:value-type="float">
            <text:p>0.02046</text:p>
          </table:table-cell>
          <table:table-cell office:value-type="float" office:value="10.054473" calcext:value-type="float">
            <text:p>10.054473</text:p>
          </table:table-cell>
          <table:table-cell office:value-type="float" office:value="0.181789" calcext:value-type="float">
            <text:p>0.181789</text:p>
          </table:table-cell>
          <table:table-cell office:value-type="float" office:value="0.987701" calcext:value-type="float">
            <text:p>0.987701</text:p>
          </table:table-cell>
          <table:table-cell office:value-type="string" calcext:value-type="string">
            <text:p>0.027869</text:p>
          </table:table-cell>
        </table:table-row>
        <table:table-row table:style-name="ro1">
          <table:table-cell office:value-type="float" office:value="1527146717.4621" calcext:value-type="float">
            <text:p>1527146717.4621</text:p>
          </table:table-cell>
          <table:table-cell office:value-type="string" calcext:value-type="string">
            <text:p>TOC_x</text:p>
          </table:table-cell>
          <table:table-cell office:value-type="float" office:value="283.380035" calcext:value-type="float">
            <text:p>283.380035</text:p>
          </table:table-cell>
          <table:table-cell office:value-type="float" office:value="0.063618" calcext:value-type="float">
            <text:p>0.063618</text:p>
          </table:table-cell>
          <table:table-cell office:value-type="float" office:value="0.969906" calcext:value-type="float">
            <text:p>0.969906</text:p>
          </table:table-cell>
          <table:table-cell office:value-type="float" office:value="0.015396" calcext:value-type="float">
            <text:p>0.015396</text:p>
          </table:table-cell>
          <table:table-cell office:value-type="float" office:value="9.942009" calcext:value-type="float">
            <text:p>9.942009</text:p>
          </table:table-cell>
          <table:table-cell office:value-type="float" office:value="0.129914" calcext:value-type="float">
            <text:p>0.129914</text:p>
          </table:table-cell>
          <table:table-cell office:value-type="float" office:value="0.980885" calcext:value-type="float">
            <text:p>0.980885</text:p>
          </table:table-cell>
          <table:table-cell office:value-type="string" calcext:value-type="string">
            <text:p>0.020460</text:p>
          </table:table-cell>
        </table:table-row>
        <table:table-row table:style-name="ro1" table:visibility="filter">
          <table:table-cell office:value-type="float" office:value="1527146717.46215" calcext:value-type="float">
            <text:p>1527146717.46215</text:p>
          </table:table-cell>
          <table:table-cell office:value-type="string" calcext:value-type="string">
            <text:p>PID_y</text:p>
          </table:table-cell>
          <table:table-cell office:value-type="float" office:value="283.380035" calcext:value-type="float">
            <text:p>283.380035</text:p>
          </table:table-cell>
          <table:table-cell office:value-type="float" office:value="0.063618" calcext:value-type="float">
            <text:p>0.063618</text:p>
          </table:table-cell>
          <table:table-cell office:value-type="float" office:value="0.969906" calcext:value-type="float">
            <text:p>0.969906</text:p>
          </table:table-cell>
          <table:table-cell office:value-type="float" office:value="0.015396" calcext:value-type="float">
            <text:p>0.015396</text:p>
          </table:table-cell>
          <table:table-cell office:value-type="float" office:value="9.942009" calcext:value-type="float">
            <text:p>9.942009</text:p>
          </table:table-cell>
          <table:table-cell office:value-type="float" office:value="0.129914" calcext:value-type="float">
            <text:p>0.129914</text:p>
          </table:table-cell>
          <table:table-cell office:value-type="float" office:value="0.980885" calcext:value-type="float">
            <text:p>0.980885</text:p>
          </table:table-cell>
          <table:table-cell office:value-type="string" calcext:value-type="string">
            <text:p>0.020460</text:p>
          </table:table-cell>
        </table:table-row>
        <table:table-row table:style-name="ro1">
          <table:table-cell office:value-type="float" office:value="1527146717.48259" calcext:value-type="float">
            <text:p>1527146717.48259</text:p>
          </table:table-cell>
          <table:table-cell office:value-type="string" calcext:value-type="string">
            <text:p>TOC_x</text:p>
          </table:table-cell>
          <table:table-cell office:value-type="float" office:value="278.906158" calcext:value-type="float">
            <text:p>278.906158</text:p>
          </table:table-cell>
          <table:table-cell office:value-type="float" office:value="0.046047" calcext:value-type="float">
            <text:p>0.046047</text:p>
          </table:table-cell>
          <table:table-cell office:value-type="float" office:value="0.961821" calcext:value-type="float">
            <text:p>0.961821</text:p>
          </table:table-cell>
          <table:table-cell office:value-type="float" office:value="0.01309" calcext:value-type="float">
            <text:p>0.01309</text:p>
          </table:table-cell>
          <table:table-cell office:value-type="float" office:value="9.863089" calcext:value-type="float">
            <text:p>9.863089</text:p>
          </table:table-cell>
          <table:table-cell office:value-type="float" office:value="0.107402" calcext:value-type="float">
            <text:p>0.107402</text:p>
          </table:table-cell>
          <table:table-cell office:value-type="float" office:value="0.969906" calcext:value-type="float">
            <text:p>0.969906</text:p>
          </table:table-cell>
          <table:table-cell office:value-type="string" calcext:value-type="string">
            <text:p>0.015396</text:p>
          </table:table-cell>
        </table:table-row>
        <table:table-row table:style-name="ro1" table:visibility="filter">
          <table:table-cell office:value-type="float" office:value="1527146717.48264" calcext:value-type="float">
            <text:p>1527146717.48264</text:p>
          </table:table-cell>
          <table:table-cell office:value-type="string" calcext:value-type="string">
            <text:p>PID_y</text:p>
          </table:table-cell>
          <table:table-cell office:value-type="float" office:value="278.906158" calcext:value-type="float">
            <text:p>278.906158</text:p>
          </table:table-cell>
          <table:table-cell office:value-type="float" office:value="0.046047" calcext:value-type="float">
            <text:p>0.046047</text:p>
          </table:table-cell>
          <table:table-cell office:value-type="float" office:value="0.961821" calcext:value-type="float">
            <text:p>0.961821</text:p>
          </table:table-cell>
          <table:table-cell office:value-type="float" office:value="0.01309" calcext:value-type="float">
            <text:p>0.01309</text:p>
          </table:table-cell>
          <table:table-cell office:value-type="float" office:value="9.863089" calcext:value-type="float">
            <text:p>9.863089</text:p>
          </table:table-cell>
          <table:table-cell office:value-type="float" office:value="0.107402" calcext:value-type="float">
            <text:p>0.107402</text:p>
          </table:table-cell>
          <table:table-cell office:value-type="float" office:value="0.969906" calcext:value-type="float">
            <text:p>0.969906</text:p>
          </table:table-cell>
          <table:table-cell office:value-type="string" calcext:value-type="string">
            <text:p>0.015396</text:p>
          </table:table-cell>
        </table:table-row>
        <table:table-row table:style-name="ro1">
          <table:table-cell office:value-type="float" office:value="1527146717.5021" calcext:value-type="float">
            <text:p>1527146717.5021</text:p>
          </table:table-cell>
          <table:table-cell office:value-type="string" calcext:value-type="string">
            <text:p>TOC_x</text:p>
          </table:table-cell>
          <table:table-cell office:value-type="float" office:value="271.74292" calcext:value-type="float">
            <text:p>271.74292</text:p>
          </table:table-cell>
          <table:table-cell office:value-type="float" office:value="0.007056" calcext:value-type="float">
            <text:p>0.007056</text:p>
          </table:table-cell>
          <table:table-cell office:value-type="float" office:value="0.949367" calcext:value-type="float">
            <text:p>0.949367</text:p>
          </table:table-cell>
          <table:table-cell office:value-type="float" office:value="0.00514" calcext:value-type="float">
            <text:p>0.00514</text:p>
          </table:table-cell>
          <table:table-cell office:value-type="float" office:value="9.735386" calcext:value-type="float">
            <text:p>9.735386</text:p>
          </table:table-cell>
          <table:table-cell office:value-type="float" office:value="0.025893" calcext:value-type="float">
            <text:p>0.025893</text:p>
          </table:table-cell>
          <table:table-cell office:value-type="float" office:value="0.961821" calcext:value-type="float">
            <text:p>0.961821</text:p>
          </table:table-cell>
          <table:table-cell office:value-type="string" calcext:value-type="string">
            <text:p>0.013090</text:p>
          </table:table-cell>
        </table:table-row>
        <table:table-row table:style-name="ro1" table:visibility="filter">
          <table:table-cell office:value-type="float" office:value="1527146717.50215" calcext:value-type="float">
            <text:p>1527146717.50215</text:p>
          </table:table-cell>
          <table:table-cell office:value-type="string" calcext:value-type="string">
            <text:p>PID_y</text:p>
          </table:table-cell>
          <table:table-cell office:value-type="float" office:value="271.74292" calcext:value-type="float">
            <text:p>271.74292</text:p>
          </table:table-cell>
          <table:table-cell office:value-type="float" office:value="0.007056" calcext:value-type="float">
            <text:p>0.007056</text:p>
          </table:table-cell>
          <table:table-cell office:value-type="float" office:value="0.949367" calcext:value-type="float">
            <text:p>0.949367</text:p>
          </table:table-cell>
          <table:table-cell office:value-type="float" office:value="0.00514" calcext:value-type="float">
            <text:p>0.00514</text:p>
          </table:table-cell>
          <table:table-cell office:value-type="float" office:value="9.735386" calcext:value-type="float">
            <text:p>9.735386</text:p>
          </table:table-cell>
          <table:table-cell office:value-type="float" office:value="0.025893" calcext:value-type="float">
            <text:p>0.025893</text:p>
          </table:table-cell>
          <table:table-cell office:value-type="float" office:value="0.961821" calcext:value-type="float">
            <text:p>0.961821</text:p>
          </table:table-cell>
          <table:table-cell office:value-type="string" calcext:value-type="string">
            <text:p>0.013090</text:p>
          </table:table-cell>
        </table:table-row>
        <table:table-row table:style-name="ro1">
          <table:table-cell office:value-type="float" office:value="1527146717.52253" calcext:value-type="float">
            <text:p>1527146717.52253</text:p>
          </table:table-cell>
          <table:table-cell office:value-type="string" calcext:value-type="string">
            <text:p>TOC_x</text:p>
          </table:table-cell>
          <table:table-cell office:value-type="float" office:value="267.036102" calcext:value-type="float">
            <text:p>267.036102</text:p>
          </table:table-cell>
          <table:table-cell office:value-type="float" office:value="-0.002303" calcext:value-type="float">
            <text:p>-0.002303</text:p>
          </table:table-cell>
          <table:table-cell office:value-type="float" office:value="0.940701" calcext:value-type="float">
            <text:p>0.940701</text:p>
          </table:table-cell>
          <table:table-cell office:value-type="float" office:value="-0.000246" calcext:value-type="float">
            <text:p>-0.000246</text:p>
          </table:table-cell>
          <table:table-cell office:value-type="float" office:value="9.650564" calcext:value-type="float">
            <text:p>9.650564</text:p>
          </table:table-cell>
          <table:table-cell office:value-type="float" office:value="-0.026831" calcext:value-type="float">
            <text:p>-0.026831</text:p>
          </table:table-cell>
          <table:table-cell office:value-type="float" office:value="0.949367" calcext:value-type="float">
            <text:p>0.949367</text:p>
          </table:table-cell>
          <table:table-cell office:value-type="string" calcext:value-type="string">
            <text:p>0.005140</text:p>
          </table:table-cell>
        </table:table-row>
        <table:table-row table:style-name="ro1" table:visibility="filter">
          <table:table-cell office:value-type="float" office:value="1527146717.52261" calcext:value-type="float">
            <text:p>1527146717.52261</text:p>
          </table:table-cell>
          <table:table-cell office:value-type="string" calcext:value-type="string">
            <text:p>PID_y</text:p>
          </table:table-cell>
          <table:table-cell office:value-type="float" office:value="267.036102" calcext:value-type="float">
            <text:p>267.036102</text:p>
          </table:table-cell>
          <table:table-cell office:value-type="float" office:value="-0.002303" calcext:value-type="float">
            <text:p>-0.002303</text:p>
          </table:table-cell>
          <table:table-cell office:value-type="float" office:value="0.940701" calcext:value-type="float">
            <text:p>0.940701</text:p>
          </table:table-cell>
          <table:table-cell office:value-type="float" office:value="-0.000246" calcext:value-type="float">
            <text:p>-0.000246</text:p>
          </table:table-cell>
          <table:table-cell office:value-type="float" office:value="9.650564" calcext:value-type="float">
            <text:p>9.650564</text:p>
          </table:table-cell>
          <table:table-cell office:value-type="float" office:value="-0.026831" calcext:value-type="float">
            <text:p>-0.026831</text:p>
          </table:table-cell>
          <table:table-cell office:value-type="float" office:value="0.949367" calcext:value-type="float">
            <text:p>0.949367</text:p>
          </table:table-cell>
          <table:table-cell office:value-type="string" calcext:value-type="string">
            <text:p>0.005140</text:p>
          </table:table-cell>
        </table:table-row>
        <table:table-row table:style-name="ro1">
          <table:table-cell office:value-type="float" office:value="1527146717.54208" calcext:value-type="float">
            <text:p>1527146717.54208</text:p>
          </table:table-cell>
          <table:table-cell office:value-type="string" calcext:value-type="string">
            <text:p>TOC_x</text:p>
          </table:table-cell>
          <table:table-cell office:value-type="float" office:value="261.758972" calcext:value-type="float">
            <text:p>261.758972</text:p>
          </table:table-cell>
          <table:table-cell office:value-type="float" office:value="-0.016851" calcext:value-type="float">
            <text:p>-0.016851</text:p>
          </table:table-cell>
          <table:table-cell office:value-type="float" office:value="0.931313" calcext:value-type="float">
            <text:p>0.931313</text:p>
          </table:table-cell>
          <table:table-cell office:value-type="float" office:value="-0.004144" calcext:value-type="float">
            <text:p>-0.004144</text:p>
          </table:table-cell>
          <table:table-cell office:value-type="float" office:value="9.554564" calcext:value-type="float">
            <text:p>9.554564</text:p>
          </table:table-cell>
          <table:table-cell office:value-type="float" office:value="-0.066689" calcext:value-type="float">
            <text:p>-0.066689</text:p>
          </table:table-cell>
          <table:table-cell office:value-type="float" office:value="0.940701" calcext:value-type="float">
            <text:p>0.940701</text:p>
          </table:table-cell>
          <table:table-cell office:value-type="string" calcext:value-type="string">
            <text:p>-0.000246</text:p>
          </table:table-cell>
        </table:table-row>
        <table:table-row table:style-name="ro1" table:visibility="filter">
          <table:table-cell office:value-type="float" office:value="1527146717.54214" calcext:value-type="float">
            <text:p>1527146717.54214</text:p>
          </table:table-cell>
          <table:table-cell office:value-type="string" calcext:value-type="string">
            <text:p>PID_y</text:p>
          </table:table-cell>
          <table:table-cell office:value-type="float" office:value="261.758972" calcext:value-type="float">
            <text:p>261.758972</text:p>
          </table:table-cell>
          <table:table-cell office:value-type="float" office:value="-0.016851" calcext:value-type="float">
            <text:p>-0.016851</text:p>
          </table:table-cell>
          <table:table-cell office:value-type="float" office:value="0.931313" calcext:value-type="float">
            <text:p>0.931313</text:p>
          </table:table-cell>
          <table:table-cell office:value-type="float" office:value="-0.004144" calcext:value-type="float">
            <text:p>-0.004144</text:p>
          </table:table-cell>
          <table:table-cell office:value-type="float" office:value="9.554564" calcext:value-type="float">
            <text:p>9.554564</text:p>
          </table:table-cell>
          <table:table-cell office:value-type="float" office:value="-0.066689" calcext:value-type="float">
            <text:p>-0.066689</text:p>
          </table:table-cell>
          <table:table-cell office:value-type="float" office:value="0.940701" calcext:value-type="float">
            <text:p>0.940701</text:p>
          </table:table-cell>
          <table:table-cell office:value-type="string" calcext:value-type="string">
            <text:p>-0.000246</text:p>
          </table:table-cell>
        </table:table-row>
        <table:table-row table:style-name="ro1">
          <table:table-cell office:value-type="float" office:value="1527146717.56256" calcext:value-type="float">
            <text:p>1527146717.56256</text:p>
          </table:table-cell>
          <table:table-cell office:value-type="string" calcext:value-type="string">
            <text:p>TOC_x</text:p>
          </table:table-cell>
          <table:table-cell office:value-type="float" office:value="253.793076" calcext:value-type="float">
            <text:p>253.793076</text:p>
          </table:table-cell>
          <table:table-cell office:value-type="float" office:value="-0.02607" calcext:value-type="float">
            <text:p>-0.02607</text:p>
          </table:table-cell>
          <table:table-cell office:value-type="float" office:value="0.916287" calcext:value-type="float">
            <text:p>0.916287</text:p>
          </table:table-cell>
          <table:table-cell office:value-type="float" office:value="-0.005915" calcext:value-type="float">
            <text:p>-0.005915</text:p>
          </table:table-cell>
          <table:table-cell office:value-type="float" office:value="9.407809" calcext:value-type="float">
            <text:p>9.407809</text:p>
          </table:table-cell>
          <table:table-cell office:value-type="float" office:value="-0.083989" calcext:value-type="float">
            <text:p>-0.083989</text:p>
          </table:table-cell>
          <table:table-cell office:value-type="float" office:value="0.931313" calcext:value-type="float">
            <text:p>0.931313</text:p>
          </table:table-cell>
          <table:table-cell office:value-type="string" calcext:value-type="string">
            <text:p>-0.004144</text:p>
          </table:table-cell>
        </table:table-row>
        <table:table-row table:style-name="ro1" table:visibility="filter">
          <table:table-cell office:value-type="float" office:value="1527146717.56263" calcext:value-type="float">
            <text:p>1527146717.56263</text:p>
          </table:table-cell>
          <table:table-cell office:value-type="string" calcext:value-type="string">
            <text:p>PID_y</text:p>
          </table:table-cell>
          <table:table-cell office:value-type="float" office:value="253.793076" calcext:value-type="float">
            <text:p>253.793076</text:p>
          </table:table-cell>
          <table:table-cell office:value-type="float" office:value="-0.02607" calcext:value-type="float">
            <text:p>-0.02607</text:p>
          </table:table-cell>
          <table:table-cell office:value-type="float" office:value="0.916287" calcext:value-type="float">
            <text:p>0.916287</text:p>
          </table:table-cell>
          <table:table-cell office:value-type="float" office:value="-0.005915" calcext:value-type="float">
            <text:p>-0.005915</text:p>
          </table:table-cell>
          <table:table-cell office:value-type="float" office:value="9.407809" calcext:value-type="float">
            <text:p>9.407809</text:p>
          </table:table-cell>
          <table:table-cell office:value-type="float" office:value="-0.083989" calcext:value-type="float">
            <text:p>-0.083989</text:p>
          </table:table-cell>
          <table:table-cell office:value-type="float" office:value="0.931313" calcext:value-type="float">
            <text:p>0.931313</text:p>
          </table:table-cell>
          <table:table-cell office:value-type="string" calcext:value-type="string">
            <text:p>-0.004144</text:p>
          </table:table-cell>
        </table:table-row>
        <table:table-row table:style-name="ro1">
          <table:table-cell office:value-type="float" office:value="1527146717.58218" calcext:value-type="float">
            <text:p>1527146717.58218</text:p>
          </table:table-cell>
          <table:table-cell office:value-type="string" calcext:value-type="string">
            <text:p>TOC_x</text:p>
          </table:table-cell>
          <table:table-cell office:value-type="float" office:value="248.329468" calcext:value-type="float">
            <text:p>248.329468</text:p>
          </table:table-cell>
          <table:table-cell office:value-type="float" office:value="-0.1942" calcext:value-type="float">
            <text:p>-0.1942</text:p>
          </table:table-cell>
          <table:table-cell office:value-type="float" office:value="0.90628" calcext:value-type="float">
            <text:p>0.90628</text:p>
          </table:table-cell>
          <table:table-cell office:value-type="float" office:value="-0.021776" calcext:value-type="float">
            <text:p>-0.021776</text:p>
          </table:table-cell>
          <table:table-cell office:value-type="float" office:value="9.305811" calcext:value-type="float">
            <text:p>9.305811</text:p>
          </table:table-cell>
          <table:table-cell office:value-type="float" office:value="-0.245659" calcext:value-type="float">
            <text:p>-0.245659</text:p>
          </table:table-cell>
          <table:table-cell office:value-type="float" office:value="0.916287" calcext:value-type="float">
            <text:p>0.916287</text:p>
          </table:table-cell>
          <table:table-cell office:value-type="string" calcext:value-type="string">
            <text:p>-0.005915</text:p>
          </table:table-cell>
        </table:table-row>
        <table:table-row table:style-name="ro1" table:visibility="filter">
          <table:table-cell office:value-type="float" office:value="1527146717.58223" calcext:value-type="float">
            <text:p>1527146717.58223</text:p>
          </table:table-cell>
          <table:table-cell office:value-type="string" calcext:value-type="string">
            <text:p>PID_y</text:p>
          </table:table-cell>
          <table:table-cell office:value-type="float" office:value="248.329468" calcext:value-type="float">
            <text:p>248.329468</text:p>
          </table:table-cell>
          <table:table-cell office:value-type="float" office:value="-0.1942" calcext:value-type="float">
            <text:p>-0.1942</text:p>
          </table:table-cell>
          <table:table-cell office:value-type="float" office:value="0.90628" calcext:value-type="float">
            <text:p>0.90628</text:p>
          </table:table-cell>
          <table:table-cell office:value-type="float" office:value="-0.021776" calcext:value-type="float">
            <text:p>-0.021776</text:p>
          </table:table-cell>
          <table:table-cell office:value-type="float" office:value="9.305811" calcext:value-type="float">
            <text:p>9.305811</text:p>
          </table:table-cell>
          <table:table-cell office:value-type="float" office:value="-0.245659" calcext:value-type="float">
            <text:p>-0.245659</text:p>
          </table:table-cell>
          <table:table-cell office:value-type="float" office:value="0.916287" calcext:value-type="float">
            <text:p>0.916287</text:p>
          </table:table-cell>
          <table:table-cell office:value-type="string" calcext:value-type="string">
            <text:p>-0.005915</text:p>
          </table:table-cell>
        </table:table-row>
        <table:table-row table:style-name="ro1">
          <table:table-cell office:value-type="float" office:value="1527146717.6027" calcext:value-type="float">
            <text:p>1527146717.6027</text:p>
          </table:table-cell>
          <table:table-cell office:value-type="string" calcext:value-type="string">
            <text:p>TOC_x</text:p>
          </table:table-cell>
          <table:table-cell office:value-type="float" office:value="242.571457" calcext:value-type="float">
            <text:p>242.571457</text:p>
          </table:table-cell>
          <table:table-cell office:value-type="float" office:value="-0.167436" calcext:value-type="float">
            <text:p>-0.167436</text:p>
          </table:table-cell>
          <table:table-cell office:value-type="float" office:value="0.895127" calcext:value-type="float">
            <text:p>0.895127</text:p>
          </table:table-cell>
          <table:table-cell office:value-type="float" office:value="-0.019888" calcext:value-type="float">
            <text:p>-0.019888</text:p>
          </table:table-cell>
          <table:table-cell office:value-type="float" office:value="9.197104" calcext:value-type="float">
            <text:p>9.197104</text:p>
          </table:table-cell>
          <table:table-cell office:value-type="float" office:value="-0.227248" calcext:value-type="float">
            <text:p>-0.227248</text:p>
          </table:table-cell>
          <table:table-cell office:value-type="float" office:value="0.90628" calcext:value-type="float">
            <text:p>0.90628</text:p>
          </table:table-cell>
          <table:table-cell office:value-type="string" calcext:value-type="string">
            <text:p>-0.021776</text:p>
          </table:table-cell>
        </table:table-row>
        <table:table-row table:style-name="ro1" table:visibility="filter">
          <table:table-cell office:value-type="float" office:value="1527146717.60275" calcext:value-type="float">
            <text:p>1527146717.60275</text:p>
          </table:table-cell>
          <table:table-cell office:value-type="string" calcext:value-type="string">
            <text:p>PID_y</text:p>
          </table:table-cell>
          <table:table-cell office:value-type="float" office:value="242.571457" calcext:value-type="float">
            <text:p>242.571457</text:p>
          </table:table-cell>
          <table:table-cell office:value-type="float" office:value="-0.167436" calcext:value-type="float">
            <text:p>-0.167436</text:p>
          </table:table-cell>
          <table:table-cell office:value-type="float" office:value="0.895127" calcext:value-type="float">
            <text:p>0.895127</text:p>
          </table:table-cell>
          <table:table-cell office:value-type="float" office:value="-0.019888" calcext:value-type="float">
            <text:p>-0.019888</text:p>
          </table:table-cell>
          <table:table-cell office:value-type="float" office:value="9.197104" calcext:value-type="float">
            <text:p>9.197104</text:p>
          </table:table-cell>
          <table:table-cell office:value-type="float" office:value="-0.227248" calcext:value-type="float">
            <text:p>-0.227248</text:p>
          </table:table-cell>
          <table:table-cell office:value-type="float" office:value="0.90628" calcext:value-type="float">
            <text:p>0.90628</text:p>
          </table:table-cell>
          <table:table-cell office:value-type="string" calcext:value-type="string">
            <text:p>-0.021776</text:p>
          </table:table-cell>
        </table:table-row>
        <table:table-row table:style-name="ro1">
          <table:table-cell office:value-type="float" office:value="1527146717.62225" calcext:value-type="float">
            <text:p>1527146717.62225</text:p>
          </table:table-cell>
          <table:table-cell office:value-type="string" calcext:value-type="string">
            <text:p>TOC_x</text:p>
          </table:table-cell>
          <table:table-cell office:value-type="float" office:value="233.701584" calcext:value-type="float">
            <text:p>233.701584</text:p>
          </table:table-cell>
          <table:table-cell office:value-type="float" office:value="-0.272121" calcext:value-type="float">
            <text:p>-0.272121</text:p>
          </table:table-cell>
          <table:table-cell office:value-type="float" office:value="0.878506" calcext:value-type="float">
            <text:p>0.878506</text:p>
          </table:table-cell>
          <table:table-cell office:value-type="float" office:value="-0.026344" calcext:value-type="float">
            <text:p>-0.026344</text:p>
          </table:table-cell>
          <table:table-cell office:value-type="float" office:value="9.027075" calcext:value-type="float">
            <text:p>9.027075</text:p>
          </table:table-cell>
          <table:table-cell office:value-type="float" office:value="-0.293295" calcext:value-type="float">
            <text:p>-0.293295</text:p>
          </table:table-cell>
          <table:table-cell office:value-type="float" office:value="0.895127" calcext:value-type="float">
            <text:p>0.895127</text:p>
          </table:table-cell>
          <table:table-cell office:value-type="string" calcext:value-type="string">
            <text:p>-0.019888</text:p>
          </table:table-cell>
        </table:table-row>
        <table:table-row table:style-name="ro1" table:visibility="filter">
          <table:table-cell office:value-type="float" office:value="1527146717.62236" calcext:value-type="float">
            <text:p>1527146717.62236</text:p>
          </table:table-cell>
          <table:table-cell office:value-type="string" calcext:value-type="string">
            <text:p>PID_y</text:p>
          </table:table-cell>
          <table:table-cell office:value-type="float" office:value="233.701584" calcext:value-type="float">
            <text:p>233.701584</text:p>
          </table:table-cell>
          <table:table-cell office:value-type="float" office:value="-0.272121" calcext:value-type="float">
            <text:p>-0.272121</text:p>
          </table:table-cell>
          <table:table-cell office:value-type="float" office:value="0.878506" calcext:value-type="float">
            <text:p>0.878506</text:p>
          </table:table-cell>
          <table:table-cell office:value-type="float" office:value="-0.026344" calcext:value-type="float">
            <text:p>-0.026344</text:p>
          </table:table-cell>
          <table:table-cell office:value-type="float" office:value="9.027075" calcext:value-type="float">
            <text:p>9.027075</text:p>
          </table:table-cell>
          <table:table-cell office:value-type="float" office:value="-0.293295" calcext:value-type="float">
            <text:p>-0.293295</text:p>
          </table:table-cell>
          <table:table-cell office:value-type="float" office:value="0.895127" calcext:value-type="float">
            <text:p>0.895127</text:p>
          </table:table-cell>
          <table:table-cell office:value-type="string" calcext:value-type="string">
            <text:p>-0.019888</text:p>
          </table:table-cell>
        </table:table-row>
        <table:table-row table:style-name="ro1">
          <table:table-cell office:value-type="float" office:value="1527146717.64292" calcext:value-type="float">
            <text:p>1527146717.64292</text:p>
          </table:table-cell>
          <table:table-cell office:value-type="string" calcext:value-type="string">
            <text:p>TOC_x</text:p>
          </table:table-cell>
          <table:table-cell office:value-type="float" office:value="227.621429" calcext:value-type="float">
            <text:p>227.621429</text:p>
          </table:table-cell>
          <table:table-cell office:value-type="float" office:value="-0.387012" calcext:value-type="float">
            <text:p>-0.387012</text:p>
          </table:table-cell>
          <table:table-cell office:value-type="float" office:value="0.866269" calcext:value-type="float">
            <text:p>0.866269</text:p>
          </table:table-cell>
          <table:table-cell office:value-type="float" office:value="-0.03244" calcext:value-type="float">
            <text:p>-0.03244</text:p>
          </table:table-cell>
          <table:table-cell office:value-type="float" office:value="8.908665" calcext:value-type="float">
            <text:p>8.908665</text:p>
          </table:table-cell>
          <table:table-cell office:value-type="float" office:value="-0.352279" calcext:value-type="float">
            <text:p>-0.352279</text:p>
          </table:table-cell>
          <table:table-cell office:value-type="float" office:value="0.878506" calcext:value-type="float">
            <text:p>0.878506</text:p>
          </table:table-cell>
          <table:table-cell office:value-type="string" calcext:value-type="string">
            <text:p>-0.026344</text:p>
          </table:table-cell>
        </table:table-row>
        <table:table-row table:style-name="ro1" table:visibility="filter">
          <table:table-cell office:value-type="float" office:value="1527146717.64298" calcext:value-type="float">
            <text:p>1527146717.64298</text:p>
          </table:table-cell>
          <table:table-cell office:value-type="string" calcext:value-type="string">
            <text:p>PID_y</text:p>
          </table:table-cell>
          <table:table-cell office:value-type="float" office:value="227.621429" calcext:value-type="float">
            <text:p>227.621429</text:p>
          </table:table-cell>
          <table:table-cell office:value-type="float" office:value="-0.387012" calcext:value-type="float">
            <text:p>-0.387012</text:p>
          </table:table-cell>
          <table:table-cell office:value-type="float" office:value="0.866269" calcext:value-type="float">
            <text:p>0.866269</text:p>
          </table:table-cell>
          <table:table-cell office:value-type="float" office:value="-0.03244" calcext:value-type="float">
            <text:p>-0.03244</text:p>
          </table:table-cell>
          <table:table-cell office:value-type="float" office:value="8.908665" calcext:value-type="float">
            <text:p>8.908665</text:p>
          </table:table-cell>
          <table:table-cell office:value-type="float" office:value="-0.352279" calcext:value-type="float">
            <text:p>-0.352279</text:p>
          </table:table-cell>
          <table:table-cell office:value-type="float" office:value="0.878506" calcext:value-type="float">
            <text:p>0.878506</text:p>
          </table:table-cell>
          <table:table-cell office:value-type="string" calcext:value-type="string">
            <text:p>-0.026344</text:p>
          </table:table-cell>
        </table:table-row>
        <table:table-row table:style-name="ro1">
          <table:table-cell office:value-type="float" office:value="1527146717.66257" calcext:value-type="float">
            <text:p>1527146717.66257</text:p>
          </table:table-cell>
          <table:table-cell office:value-type="string" calcext:value-type="string">
            <text:p>TOC_x</text:p>
          </table:table-cell>
          <table:table-cell office:value-type="float" office:value="218.01738" calcext:value-type="float">
            <text:p>218.01738</text:p>
          </table:table-cell>
          <table:table-cell office:value-type="float" office:value="-0.588784" calcext:value-type="float">
            <text:p>-0.588784</text:p>
          </table:table-cell>
          <table:table-cell office:value-type="float" office:value="0.847572" calcext:value-type="float">
            <text:p>0.847572</text:p>
          </table:table-cell>
          <table:table-cell office:value-type="float" office:value="-0.040853" calcext:value-type="float">
            <text:p>-0.040853</text:p>
          </table:table-cell>
          <table:table-cell office:value-type="float" office:value="8.718339" calcext:value-type="float">
            <text:p>8.718339</text:p>
          </table:table-cell>
          <table:table-cell office:value-type="float" office:value="-0.437922" calcext:value-type="float">
            <text:p>-0.437922</text:p>
          </table:table-cell>
          <table:table-cell office:value-type="float" office:value="0.866269" calcext:value-type="float">
            <text:p>0.866269</text:p>
          </table:table-cell>
          <table:table-cell office:value-type="string" calcext:value-type="string">
            <text:p>-0.032440</text:p>
          </table:table-cell>
        </table:table-row>
        <table:table-row table:style-name="ro1" table:visibility="filter">
          <table:table-cell office:value-type="float" office:value="1527146717.66262" calcext:value-type="float">
            <text:p>1527146717.66262</text:p>
          </table:table-cell>
          <table:table-cell office:value-type="string" calcext:value-type="string">
            <text:p>PID_y</text:p>
          </table:table-cell>
          <table:table-cell office:value-type="float" office:value="218.01738" calcext:value-type="float">
            <text:p>218.01738</text:p>
          </table:table-cell>
          <table:table-cell office:value-type="float" office:value="-0.588784" calcext:value-type="float">
            <text:p>-0.588784</text:p>
          </table:table-cell>
          <table:table-cell office:value-type="float" office:value="0.847572" calcext:value-type="float">
            <text:p>0.847572</text:p>
          </table:table-cell>
          <table:table-cell office:value-type="float" office:value="-0.040853" calcext:value-type="float">
            <text:p>-0.040853</text:p>
          </table:table-cell>
          <table:table-cell office:value-type="float" office:value="8.718339" calcext:value-type="float">
            <text:p>8.718339</text:p>
          </table:table-cell>
          <table:table-cell office:value-type="float" office:value="-0.437922" calcext:value-type="float">
            <text:p>-0.437922</text:p>
          </table:table-cell>
          <table:table-cell office:value-type="float" office:value="0.866269" calcext:value-type="float">
            <text:p>0.866269</text:p>
          </table:table-cell>
          <table:table-cell office:value-type="string" calcext:value-type="string">
            <text:p>-0.032440</text:p>
          </table:table-cell>
        </table:table-row>
        <table:table-row table:style-name="ro1">
          <table:table-cell office:value-type="float" office:value="1527146717.68217" calcext:value-type="float">
            <text:p>1527146717.68217</text:p>
          </table:table-cell>
          <table:table-cell office:value-type="string" calcext:value-type="string">
            <text:p>TOC_x</text:p>
          </table:table-cell>
          <table:table-cell office:value-type="float" office:value="211.243515" calcext:value-type="float">
            <text:p>211.243515</text:p>
          </table:table-cell>
          <table:table-cell office:value-type="float" office:value="-0.736302" calcext:value-type="float">
            <text:p>-0.736302</text:p>
          </table:table-cell>
          <table:table-cell office:value-type="float" office:value="0.834161" calcext:value-type="float">
            <text:p>0.834161</text:p>
          </table:table-cell>
          <table:table-cell office:value-type="float" office:value="-0.046106" calcext:value-type="float">
            <text:p>-0.046106</text:p>
          </table:table-cell>
          <table:table-cell office:value-type="float" office:value="8.581566" calcext:value-type="float">
            <text:p>8.581566</text:p>
          </table:table-cell>
          <table:table-cell office:value-type="float" office:value="-0.491496" calcext:value-type="float">
            <text:p>-0.491496</text:p>
          </table:table-cell>
          <table:table-cell office:value-type="float" office:value="0.847572" calcext:value-type="float">
            <text:p>0.847572</text:p>
          </table:table-cell>
          <table:table-cell office:value-type="string" calcext:value-type="string">
            <text:p>-0.040853</text:p>
          </table:table-cell>
        </table:table-row>
        <table:table-row table:style-name="ro1" table:visibility="filter">
          <table:table-cell office:value-type="float" office:value="1527146717.68223" calcext:value-type="float">
            <text:p>1527146717.68223</text:p>
          </table:table-cell>
          <table:table-cell office:value-type="string" calcext:value-type="string">
            <text:p>PID_y</text:p>
          </table:table-cell>
          <table:table-cell office:value-type="float" office:value="211.243515" calcext:value-type="float">
            <text:p>211.243515</text:p>
          </table:table-cell>
          <table:table-cell office:value-type="float" office:value="-0.736302" calcext:value-type="float">
            <text:p>-0.736302</text:p>
          </table:table-cell>
          <table:table-cell office:value-type="float" office:value="0.834161" calcext:value-type="float">
            <text:p>0.834161</text:p>
          </table:table-cell>
          <table:table-cell office:value-type="float" office:value="-0.046106" calcext:value-type="float">
            <text:p>-0.046106</text:p>
          </table:table-cell>
          <table:table-cell office:value-type="float" office:value="8.581566" calcext:value-type="float">
            <text:p>8.581566</text:p>
          </table:table-cell>
          <table:table-cell office:value-type="float" office:value="-0.491496" calcext:value-type="float">
            <text:p>-0.491496</text:p>
          </table:table-cell>
          <table:table-cell office:value-type="float" office:value="0.847572" calcext:value-type="float">
            <text:p>0.847572</text:p>
          </table:table-cell>
          <table:table-cell office:value-type="string" calcext:value-type="string">
            <text:p>-0.040853</text:p>
          </table:table-cell>
        </table:table-row>
        <table:table-row table:style-name="ro1">
          <table:table-cell office:value-type="float" office:value="1527146717.70265" calcext:value-type="float">
            <text:p>1527146717.70265</text:p>
          </table:table-cell>
          <table:table-cell office:value-type="string" calcext:value-type="string">
            <text:p>TOC_x</text:p>
          </table:table-cell>
          <table:table-cell office:value-type="float" office:value="204.761383" calcext:value-type="float">
            <text:p>204.761383</text:p>
          </table:table-cell>
          <table:table-cell office:value-type="float" office:value="-0.819342" calcext:value-type="float">
            <text:p>-0.819342</text:p>
          </table:table-cell>
          <table:table-cell office:value-type="float" office:value="0.820553" calcext:value-type="float">
            <text:p>0.820553</text:p>
          </table:table-cell>
          <table:table-cell office:value-type="float" office:value="-0.048949" calcext:value-type="float">
            <text:p>-0.048949</text:p>
          </table:table-cell>
          <table:table-cell office:value-type="float" office:value="8.448627" calcext:value-type="float">
            <text:p>8.448627</text:p>
          </table:table-cell>
          <table:table-cell office:value-type="float" office:value="-0.519267" calcext:value-type="float">
            <text:p>-0.519267</text:p>
          </table:table-cell>
          <table:table-cell office:value-type="float" office:value="0.834161" calcext:value-type="float">
            <text:p>0.834161</text:p>
          </table:table-cell>
          <table:table-cell office:value-type="string" calcext:value-type="string">
            <text:p>-0.046106</text:p>
          </table:table-cell>
        </table:table-row>
        <table:table-row table:style-name="ro1" table:visibility="filter">
          <table:table-cell office:value-type="float" office:value="1527146717.7027" calcext:value-type="float">
            <text:p>1527146717.7027</text:p>
          </table:table-cell>
          <table:table-cell office:value-type="string" calcext:value-type="string">
            <text:p>PID_y</text:p>
          </table:table-cell>
          <table:table-cell office:value-type="float" office:value="204.761383" calcext:value-type="float">
            <text:p>204.761383</text:p>
          </table:table-cell>
          <table:table-cell office:value-type="float" office:value="-0.819342" calcext:value-type="float">
            <text:p>-0.819342</text:p>
          </table:table-cell>
          <table:table-cell office:value-type="float" office:value="0.820553" calcext:value-type="float">
            <text:p>0.820553</text:p>
          </table:table-cell>
          <table:table-cell office:value-type="float" office:value="-0.048949" calcext:value-type="float">
            <text:p>-0.048949</text:p>
          </table:table-cell>
          <table:table-cell office:value-type="float" office:value="8.448627" calcext:value-type="float">
            <text:p>8.448627</text:p>
          </table:table-cell>
          <table:table-cell office:value-type="float" office:value="-0.519267" calcext:value-type="float">
            <text:p>-0.519267</text:p>
          </table:table-cell>
          <table:table-cell office:value-type="float" office:value="0.834161" calcext:value-type="float">
            <text:p>0.834161</text:p>
          </table:table-cell>
          <table:table-cell office:value-type="string" calcext:value-type="string">
            <text:p>-0.046106</text:p>
          </table:table-cell>
        </table:table-row>
        <table:table-row table:style-name="ro1">
          <table:table-cell office:value-type="float" office:value="1527146717.72217" calcext:value-type="float">
            <text:p>1527146717.72217</text:p>
          </table:table-cell>
          <table:table-cell office:value-type="string" calcext:value-type="string">
            <text:p>TOC_x</text:p>
          </table:table-cell>
          <table:table-cell office:value-type="float" office:value="194.498474" calcext:value-type="float">
            <text:p>194.498474</text:p>
          </table:table-cell>
          <table:table-cell office:value-type="float" office:value="-1.085611" calcext:value-type="float">
            <text:p>-1.085611</text:p>
          </table:table-cell>
          <table:table-cell office:value-type="float" office:value="0.799578" calcext:value-type="float">
            <text:p>0.799578</text:p>
          </table:table-cell>
          <table:table-cell office:value-type="float" office:value="-0.056835" calcext:value-type="float">
            <text:p>-0.056835</text:p>
          </table:table-cell>
          <table:table-cell office:value-type="float" office:value="8.233748" calcext:value-type="float">
            <text:p>8.233748</text:p>
          </table:table-cell>
          <table:table-cell office:value-type="float" office:value="-0.60006" calcext:value-type="float">
            <text:p>-0.60006</text:p>
          </table:table-cell>
          <table:table-cell office:value-type="float" office:value="0.820553" calcext:value-type="float">
            <text:p>0.820553</text:p>
          </table:table-cell>
          <table:table-cell office:value-type="string" calcext:value-type="string">
            <text:p>-0.048949</text:p>
          </table:table-cell>
        </table:table-row>
        <table:table-row table:style-name="ro1" table:visibility="filter">
          <table:table-cell office:value-type="float" office:value="1527146717.72222" calcext:value-type="float">
            <text:p>1527146717.72222</text:p>
          </table:table-cell>
          <table:table-cell office:value-type="string" calcext:value-type="string">
            <text:p>PID_y</text:p>
          </table:table-cell>
          <table:table-cell office:value-type="float" office:value="194.498474" calcext:value-type="float">
            <text:p>194.498474</text:p>
          </table:table-cell>
          <table:table-cell office:value-type="float" office:value="-1.085611" calcext:value-type="float">
            <text:p>-1.085611</text:p>
          </table:table-cell>
          <table:table-cell office:value-type="float" office:value="0.799578" calcext:value-type="float">
            <text:p>0.799578</text:p>
          </table:table-cell>
          <table:table-cell office:value-type="float" office:value="-0.056835" calcext:value-type="float">
            <text:p>-0.056835</text:p>
          </table:table-cell>
          <table:table-cell office:value-type="float" office:value="8.233748" calcext:value-type="float">
            <text:p>8.233748</text:p>
          </table:table-cell>
          <table:table-cell office:value-type="float" office:value="-0.60006" calcext:value-type="float">
            <text:p>-0.60006</text:p>
          </table:table-cell>
          <table:table-cell office:value-type="float" office:value="0.820553" calcext:value-type="float">
            <text:p>0.820553</text:p>
          </table:table-cell>
          <table:table-cell office:value-type="string" calcext:value-type="string">
            <text:p>-0.048949</text:p>
          </table:table-cell>
        </table:table-row>
        <table:table-row table:style-name="ro1">
          <table:table-cell office:value-type="float" office:value="1527146717.74264" calcext:value-type="float">
            <text:p>1527146717.74264</text:p>
          </table:table-cell>
          <table:table-cell office:value-type="string" calcext:value-type="string">
            <text:p>TOC_x</text:p>
          </table:table-cell>
          <table:table-cell office:value-type="float" office:value="187.845459" calcext:value-type="float">
            <text:p>187.845459</text:p>
          </table:table-cell>
          <table:table-cell office:value-type="float" office:value="-1.033274" calcext:value-type="float">
            <text:p>-1.033274</text:p>
          </table:table-cell>
          <table:table-cell office:value-type="float" office:value="0.785015" calcext:value-type="float">
            <text:p>0.785015</text:p>
          </table:table-cell>
          <table:table-cell office:value-type="float" office:value="-0.0553" calcext:value-type="float">
            <text:p>-0.0553</text:p>
          </table:table-cell>
          <table:table-cell office:value-type="float" office:value="8.091425" calcext:value-type="float">
            <text:p>8.091425</text:p>
          </table:table-cell>
          <table:table-cell office:value-type="float" office:value="-0.585056" calcext:value-type="float">
            <text:p>-0.585056</text:p>
          </table:table-cell>
          <table:table-cell office:value-type="float" office:value="0.799578" calcext:value-type="float">
            <text:p>0.799578</text:p>
          </table:table-cell>
          <table:table-cell office:value-type="string" calcext:value-type="string">
            <text:p>-0.056835</text:p>
          </table:table-cell>
        </table:table-row>
        <table:table-row table:style-name="ro1" table:visibility="filter">
          <table:table-cell office:value-type="float" office:value="1527146717.74269" calcext:value-type="float">
            <text:p>1527146717.74269</text:p>
          </table:table-cell>
          <table:table-cell office:value-type="string" calcext:value-type="string">
            <text:p>PID_y</text:p>
          </table:table-cell>
          <table:table-cell office:value-type="float" office:value="187.845459" calcext:value-type="float">
            <text:p>187.845459</text:p>
          </table:table-cell>
          <table:table-cell office:value-type="float" office:value="-1.033274" calcext:value-type="float">
            <text:p>-1.033274</text:p>
          </table:table-cell>
          <table:table-cell office:value-type="float" office:value="0.785015" calcext:value-type="float">
            <text:p>0.785015</text:p>
          </table:table-cell>
          <table:table-cell office:value-type="float" office:value="-0.0553" calcext:value-type="float">
            <text:p>-0.0553</text:p>
          </table:table-cell>
          <table:table-cell office:value-type="float" office:value="8.091425" calcext:value-type="float">
            <text:p>8.091425</text:p>
          </table:table-cell>
          <table:table-cell office:value-type="float" office:value="-0.585056" calcext:value-type="float">
            <text:p>-0.585056</text:p>
          </table:table-cell>
          <table:table-cell office:value-type="float" office:value="0.799578" calcext:value-type="float">
            <text:p>0.799578</text:p>
          </table:table-cell>
          <table:table-cell office:value-type="string" calcext:value-type="string">
            <text:p>-0.056835</text:p>
          </table:table-cell>
        </table:table-row>
        <table:table-row table:style-name="ro1">
          <table:table-cell office:value-type="float" office:value="1527146717.76227" calcext:value-type="float">
            <text:p>1527146717.76227</text:p>
          </table:table-cell>
          <table:table-cell office:value-type="string" calcext:value-type="string">
            <text:p>TOC_x</text:p>
          </table:table-cell>
          <table:table-cell office:value-type="float" office:value="177.513931" calcext:value-type="float">
            <text:p>177.513931</text:p>
          </table:table-cell>
          <table:table-cell office:value-type="float" office:value="-1.384352" calcext:value-type="float">
            <text:p>-1.384352</text:p>
          </table:table-cell>
          <table:table-cell office:value-type="float" office:value="0.762809" calcext:value-type="float">
            <text:p>0.762809</text:p>
          </table:table-cell>
          <table:table-cell office:value-type="float" office:value="-0.064589" calcext:value-type="float">
            <text:p>-0.064589</text:p>
          </table:table-cell>
          <table:table-cell office:value-type="float" office:value="7.865297" calcext:value-type="float">
            <text:p>7.865297</text:p>
          </table:table-cell>
          <table:table-cell office:value-type="float" office:value="-0.679645" calcext:value-type="float">
            <text:p>-0.679645</text:p>
          </table:table-cell>
          <table:table-cell office:value-type="float" office:value="0.785015" calcext:value-type="float">
            <text:p>0.785015</text:p>
          </table:table-cell>
          <table:table-cell office:value-type="string" calcext:value-type="string">
            <text:p>-0.055300</text:p>
          </table:table-cell>
        </table:table-row>
        <table:table-row table:style-name="ro1" table:visibility="filter">
          <table:table-cell office:value-type="float" office:value="1527146717.76237" calcext:value-type="float">
            <text:p>1527146717.76237</text:p>
          </table:table-cell>
          <table:table-cell office:value-type="string" calcext:value-type="string">
            <text:p>PID_y</text:p>
          </table:table-cell>
          <table:table-cell office:value-type="float" office:value="177.513931" calcext:value-type="float">
            <text:p>177.513931</text:p>
          </table:table-cell>
          <table:table-cell office:value-type="float" office:value="-1.384352" calcext:value-type="float">
            <text:p>-1.384352</text:p>
          </table:table-cell>
          <table:table-cell office:value-type="float" office:value="0.762809" calcext:value-type="float">
            <text:p>0.762809</text:p>
          </table:table-cell>
          <table:table-cell office:value-type="float" office:value="-0.064589" calcext:value-type="float">
            <text:p>-0.064589</text:p>
          </table:table-cell>
          <table:table-cell office:value-type="float" office:value="7.865297" calcext:value-type="float">
            <text:p>7.865297</text:p>
          </table:table-cell>
          <table:table-cell office:value-type="float" office:value="-0.679645" calcext:value-type="float">
            <text:p>-0.679645</text:p>
          </table:table-cell>
          <table:table-cell office:value-type="float" office:value="0.785015" calcext:value-type="float">
            <text:p>0.785015</text:p>
          </table:table-cell>
          <table:table-cell office:value-type="string" calcext:value-type="string">
            <text:p>-0.055300</text:p>
          </table:table-cell>
        </table:table-row>
        <table:table-row table:style-name="ro1">
          <table:table-cell office:value-type="float" office:value="1527146717.78274" calcext:value-type="float">
            <text:p>1527146717.78274</text:p>
          </table:table-cell>
          <table:table-cell office:value-type="string" calcext:value-type="string">
            <text:p>TOC_x</text:p>
          </table:table-cell>
          <table:table-cell office:value-type="float" office:value="170.956345" calcext:value-type="float">
            <text:p>170.956345</text:p>
          </table:table-cell>
          <table:table-cell office:value-type="float" office:value="-1.448525" calcext:value-type="float">
            <text:p>-1.448525</text:p>
          </table:table-cell>
          <table:table-cell office:value-type="float" office:value="0.747773" calcext:value-type="float">
            <text:p>0.747773</text:p>
          </table:table-cell>
          <table:table-cell office:value-type="float" office:value="-0.066217" calcext:value-type="float">
            <text:p>-0.066217</text:p>
          </table:table-cell>
          <table:table-cell office:value-type="float" office:value="7.718355" calcext:value-type="float">
            <text:p>7.718355</text:p>
          </table:table-cell>
          <table:table-cell office:value-type="float" office:value="-0.695563" calcext:value-type="float">
            <text:p>-0.695563</text:p>
          </table:table-cell>
          <table:table-cell office:value-type="float" office:value="0.762809" calcext:value-type="float">
            <text:p>0.762809</text:p>
          </table:table-cell>
          <table:table-cell office:value-type="string" calcext:value-type="string">
            <text:p>-0.064589</text:p>
          </table:table-cell>
        </table:table-row>
        <table:table-row table:style-name="ro1" table:visibility="filter">
          <table:table-cell office:value-type="float" office:value="1527146717.78281" calcext:value-type="float">
            <text:p>1527146717.78281</text:p>
          </table:table-cell>
          <table:table-cell office:value-type="string" calcext:value-type="string">
            <text:p>PID_y</text:p>
          </table:table-cell>
          <table:table-cell office:value-type="float" office:value="170.956345" calcext:value-type="float">
            <text:p>170.956345</text:p>
          </table:table-cell>
          <table:table-cell office:value-type="float" office:value="-1.448525" calcext:value-type="float">
            <text:p>-1.448525</text:p>
          </table:table-cell>
          <table:table-cell office:value-type="float" office:value="0.747773" calcext:value-type="float">
            <text:p>0.747773</text:p>
          </table:table-cell>
          <table:table-cell office:value-type="float" office:value="-0.066217" calcext:value-type="float">
            <text:p>-0.066217</text:p>
          </table:table-cell>
          <table:table-cell office:value-type="float" office:value="7.718355" calcext:value-type="float">
            <text:p>7.718355</text:p>
          </table:table-cell>
          <table:table-cell office:value-type="float" office:value="-0.695563" calcext:value-type="float">
            <text:p>-0.695563</text:p>
          </table:table-cell>
          <table:table-cell office:value-type="float" office:value="0.762809" calcext:value-type="float">
            <text:p>0.762809</text:p>
          </table:table-cell>
          <table:table-cell office:value-type="string" calcext:value-type="string">
            <text:p>-0.064589</text:p>
          </table:table-cell>
        </table:table-row>
        <table:table-row table:style-name="ro1">
          <table:table-cell office:value-type="float" office:value="1527146717.80237" calcext:value-type="float">
            <text:p>1527146717.80237</text:p>
          </table:table-cell>
          <table:table-cell office:value-type="string" calcext:value-type="string">
            <text:p>TOC_x</text:p>
          </table:table-cell>
          <table:table-cell office:value-type="float" office:value="163.97348" calcext:value-type="float">
            <text:p>163.97348</text:p>
          </table:table-cell>
          <table:table-cell office:value-type="float" office:value="-1.566473" calcext:value-type="float">
            <text:p>-1.566473</text:p>
          </table:table-cell>
          <table:table-cell office:value-type="float" office:value="0.732129" calcext:value-type="float">
            <text:p>0.732129</text:p>
          </table:table-cell>
          <table:table-cell office:value-type="float" office:value="-0.069" calcext:value-type="float">
            <text:p>-0.069</text:p>
          </table:table-cell>
          <table:table-cell office:value-type="float" office:value="7.558735" calcext:value-type="float">
            <text:p>7.558735</text:p>
          </table:table-cell>
          <table:table-cell office:value-type="float" office:value="-0.723958" calcext:value-type="float">
            <text:p>-0.723958</text:p>
          </table:table-cell>
          <table:table-cell office:value-type="float" office:value="0.747773" calcext:value-type="float">
            <text:p>0.747773</text:p>
          </table:table-cell>
          <table:table-cell office:value-type="string" calcext:value-type="string">
            <text:p>-0.066217</text:p>
          </table:table-cell>
        </table:table-row>
        <table:table-row table:style-name="ro1" table:visibility="filter">
          <table:table-cell office:value-type="float" office:value="1527146717.80243" calcext:value-type="float">
            <text:p>1527146717.80243</text:p>
          </table:table-cell>
          <table:table-cell office:value-type="string" calcext:value-type="string">
            <text:p>PID_y</text:p>
          </table:table-cell>
          <table:table-cell office:value-type="float" office:value="163.97348" calcext:value-type="float">
            <text:p>163.97348</text:p>
          </table:table-cell>
          <table:table-cell office:value-type="float" office:value="-1.566473" calcext:value-type="float">
            <text:p>-1.566473</text:p>
          </table:table-cell>
          <table:table-cell office:value-type="float" office:value="0.732129" calcext:value-type="float">
            <text:p>0.732129</text:p>
          </table:table-cell>
          <table:table-cell office:value-type="float" office:value="-0.069" calcext:value-type="float">
            <text:p>-0.069</text:p>
          </table:table-cell>
          <table:table-cell office:value-type="float" office:value="7.558735" calcext:value-type="float">
            <text:p>7.558735</text:p>
          </table:table-cell>
          <table:table-cell office:value-type="float" office:value="-0.723958" calcext:value-type="float">
            <text:p>-0.723958</text:p>
          </table:table-cell>
          <table:table-cell office:value-type="float" office:value="0.747773" calcext:value-type="float">
            <text:p>0.747773</text:p>
          </table:table-cell>
          <table:table-cell office:value-type="string" calcext:value-type="string">
            <text:p>-0.066217</text:p>
          </table:table-cell>
        </table:table-row>
        <table:table-row table:style-name="ro1">
          <table:table-cell office:value-type="float" office:value="1527146717.82283" calcext:value-type="float">
            <text:p>1527146717.82283</text:p>
          </table:table-cell>
          <table:table-cell office:value-type="string" calcext:value-type="string">
            <text:p>TOC_x</text:p>
          </table:table-cell>
          <table:table-cell office:value-type="float" office:value="154.058319" calcext:value-type="float">
            <text:p>154.058319</text:p>
          </table:table-cell>
          <table:table-cell office:value-type="float" office:value="-1.806819" calcext:value-type="float">
            <text:p>-1.806819</text:p>
          </table:table-cell>
          <table:table-cell office:value-type="float" office:value="0.708311" calcext:value-type="float">
            <text:p>0.708311</text:p>
          </table:table-cell>
          <table:table-cell office:value-type="float" office:value="-0.0746" calcext:value-type="float">
            <text:p>-0.0746</text:p>
          </table:table-cell>
          <table:table-cell office:value-type="float" office:value="7.326152" calcext:value-type="float">
            <text:p>7.326152</text:p>
          </table:table-cell>
          <table:table-cell office:value-type="float" office:value="-0.778638" calcext:value-type="float">
            <text:p>-0.778638</text:p>
          </table:table-cell>
          <table:table-cell office:value-type="float" office:value="0.732129" calcext:value-type="float">
            <text:p>0.732129</text:p>
          </table:table-cell>
          <table:table-cell office:value-type="string" calcext:value-type="string">
            <text:p>-0.069000</text:p>
          </table:table-cell>
        </table:table-row>
        <table:table-row table:style-name="ro1" table:visibility="filter">
          <table:table-cell office:value-type="float" office:value="1527146717.8229" calcext:value-type="float">
            <text:p>1527146717.8229</text:p>
          </table:table-cell>
          <table:table-cell office:value-type="string" calcext:value-type="string">
            <text:p>PID_y</text:p>
          </table:table-cell>
          <table:table-cell office:value-type="float" office:value="154.058319" calcext:value-type="float">
            <text:p>154.058319</text:p>
          </table:table-cell>
          <table:table-cell office:value-type="float" office:value="-1.806819" calcext:value-type="float">
            <text:p>-1.806819</text:p>
          </table:table-cell>
          <table:table-cell office:value-type="float" office:value="0.708311" calcext:value-type="float">
            <text:p>0.708311</text:p>
          </table:table-cell>
          <table:table-cell office:value-type="float" office:value="-0.0746" calcext:value-type="float">
            <text:p>-0.0746</text:p>
          </table:table-cell>
          <table:table-cell office:value-type="float" office:value="7.326152" calcext:value-type="float">
            <text:p>7.326152</text:p>
          </table:table-cell>
          <table:table-cell office:value-type="float" office:value="-0.778638" calcext:value-type="float">
            <text:p>-0.778638</text:p>
          </table:table-cell>
          <table:table-cell office:value-type="float" office:value="0.732129" calcext:value-type="float">
            <text:p>0.732129</text:p>
          </table:table-cell>
          <table:table-cell office:value-type="string" calcext:value-type="string">
            <text:p>-0.069000</text:p>
          </table:table-cell>
        </table:table-row>
        <table:table-row table:style-name="ro1">
          <table:table-cell office:value-type="float" office:value="1527146717.84241" calcext:value-type="float">
            <text:p>1527146717.84241</text:p>
          </table:table-cell>
          <table:table-cell office:value-type="string" calcext:value-type="string">
            <text:p>TOC_x</text:p>
          </table:table-cell>
          <table:table-cell office:value-type="float" office:value="147.266724" calcext:value-type="float">
            <text:p>147.266724</text:p>
          </table:table-cell>
          <table:table-cell office:value-type="float" office:value="-1.794864" calcext:value-type="float">
            <text:p>-1.794864</text:p>
          </table:table-cell>
          <table:table-cell office:value-type="float" office:value="0.692283" calcext:value-type="float">
            <text:p>0.692283</text:p>
          </table:table-cell>
          <table:table-cell office:value-type="float" office:value="-0.074342" calcext:value-type="float">
            <text:p>-0.074342</text:p>
          </table:table-cell>
          <table:table-cell office:value-type="float" office:value="7.162476" calcext:value-type="float">
            <text:p>7.162476</text:p>
          </table:table-cell>
          <table:table-cell office:value-type="float" office:value="-0.776004" calcext:value-type="float">
            <text:p>-0.776004</text:p>
          </table:table-cell>
          <table:table-cell office:value-type="float" office:value="0.708311" calcext:value-type="float">
            <text:p>0.708311</text:p>
          </table:table-cell>
          <table:table-cell office:value-type="string" calcext:value-type="string">
            <text:p>-0.074600</text:p>
          </table:table-cell>
        </table:table-row>
        <table:table-row table:style-name="ro1" table:visibility="filter">
          <table:table-cell office:value-type="float" office:value="1527146717.84248" calcext:value-type="float">
            <text:p>1527146717.84248</text:p>
          </table:table-cell>
          <table:table-cell office:value-type="string" calcext:value-type="string">
            <text:p>PID_y</text:p>
          </table:table-cell>
          <table:table-cell office:value-type="float" office:value="147.266724" calcext:value-type="float">
            <text:p>147.266724</text:p>
          </table:table-cell>
          <table:table-cell office:value-type="float" office:value="-1.794864" calcext:value-type="float">
            <text:p>-1.794864</text:p>
          </table:table-cell>
          <table:table-cell office:value-type="float" office:value="0.692283" calcext:value-type="float">
            <text:p>0.692283</text:p>
          </table:table-cell>
          <table:table-cell office:value-type="float" office:value="-0.074342" calcext:value-type="float">
            <text:p>-0.074342</text:p>
          </table:table-cell>
          <table:table-cell office:value-type="float" office:value="7.162476" calcext:value-type="float">
            <text:p>7.162476</text:p>
          </table:table-cell>
          <table:table-cell office:value-type="float" office:value="-0.776004" calcext:value-type="float">
            <text:p>-0.776004</text:p>
          </table:table-cell>
          <table:table-cell office:value-type="float" office:value="0.708311" calcext:value-type="float">
            <text:p>0.708311</text:p>
          </table:table-cell>
          <table:table-cell office:value-type="string" calcext:value-type="string">
            <text:p>-0.074600</text:p>
          </table:table-cell>
        </table:table-row>
        <table:table-row table:style-name="ro1">
          <table:table-cell office:value-type="float" office:value="1527146717.86178" calcext:value-type="float">
            <text:p>1527146717.86178</text:p>
          </table:table-cell>
          <table:table-cell office:value-type="string" calcext:value-type="string">
            <text:p>TOC_x</text:p>
          </table:table-cell>
          <table:table-cell office:value-type="float" office:value="136.542679" calcext:value-type="float">
            <text:p>136.542679</text:p>
          </table:table-cell>
          <table:table-cell office:value-type="float" office:value="-2.029209" calcext:value-type="float">
            <text:p>-2.029209</text:p>
          </table:table-cell>
          <table:table-cell office:value-type="float" office:value="0.666485" calcext:value-type="float">
            <text:p>0.666485</text:p>
          </table:table-cell>
          <table:table-cell office:value-type="float" office:value="-0.079198" calcext:value-type="float">
            <text:p>-0.079198</text:p>
          </table:table-cell>
          <table:table-cell office:value-type="float" office:value="6.896134" calcext:value-type="float">
            <text:p>6.896134</text:p>
          </table:table-cell>
          <table:table-cell office:value-type="float" office:value="-0.826138" calcext:value-type="float">
            <text:p>-0.826138</text:p>
          </table:table-cell>
          <table:table-cell office:value-type="float" office:value="0.692283" calcext:value-type="float">
            <text:p>0.692283</text:p>
          </table:table-cell>
          <table:table-cell office:value-type="string" calcext:value-type="string">
            <text:p>-0.074342</text:p>
          </table:table-cell>
        </table:table-row>
        <table:table-row table:style-name="ro1" table:visibility="filter">
          <table:table-cell office:value-type="float" office:value="1527146717.86185" calcext:value-type="float">
            <text:p>1527146717.86185</text:p>
          </table:table-cell>
          <table:table-cell office:value-type="string" calcext:value-type="string">
            <text:p>PID_y</text:p>
          </table:table-cell>
          <table:table-cell office:value-type="float" office:value="136.542679" calcext:value-type="float">
            <text:p>136.542679</text:p>
          </table:table-cell>
          <table:table-cell office:value-type="float" office:value="-2.029209" calcext:value-type="float">
            <text:p>-2.029209</text:p>
          </table:table-cell>
          <table:table-cell office:value-type="float" office:value="0.666485" calcext:value-type="float">
            <text:p>0.666485</text:p>
          </table:table-cell>
          <table:table-cell office:value-type="float" office:value="-0.079198" calcext:value-type="float">
            <text:p>-0.079198</text:p>
          </table:table-cell>
          <table:table-cell office:value-type="float" office:value="6.896134" calcext:value-type="float">
            <text:p>6.896134</text:p>
          </table:table-cell>
          <table:table-cell office:value-type="float" office:value="-0.826138" calcext:value-type="float">
            <text:p>-0.826138</text:p>
          </table:table-cell>
          <table:table-cell office:value-type="float" office:value="0.692283" calcext:value-type="float">
            <text:p>0.692283</text:p>
          </table:table-cell>
          <table:table-cell office:value-type="string" calcext:value-type="string">
            <text:p>-0.074342</text:p>
          </table:table-cell>
        </table:table-row>
        <table:table-row table:style-name="ro1">
          <table:table-cell office:value-type="float" office:value="1527146717.88247" calcext:value-type="float">
            <text:p>1527146717.88247</text:p>
          </table:table-cell>
          <table:table-cell office:value-type="string" calcext:value-type="string">
            <text:p>TOC_x</text:p>
          </table:table-cell>
          <table:table-cell office:value-type="float" office:value="129.92482" calcext:value-type="float">
            <text:p>129.92482</text:p>
          </table:table-cell>
          <table:table-cell office:value-type="float" office:value="-2.174071" calcext:value-type="float">
            <text:p>-2.174071</text:p>
          </table:table-cell>
          <table:table-cell office:value-type="float" office:value="0.648958" calcext:value-type="float">
            <text:p>0.648958</text:p>
          </table:table-cell>
          <table:table-cell office:value-type="float" office:value="-0.082248" calcext:value-type="float">
            <text:p>-0.082248</text:p>
          </table:table-cell>
          <table:table-cell office:value-type="float" office:value="6.726556" calcext:value-type="float">
            <text:p>6.726556</text:p>
          </table:table-cell>
          <table:table-cell office:value-type="float" office:value="-0.855651" calcext:value-type="float">
            <text:p>-0.855651</text:p>
          </table:table-cell>
          <table:table-cell office:value-type="float" office:value="0.666485" calcext:value-type="float">
            <text:p>0.666485</text:p>
          </table:table-cell>
          <table:table-cell office:value-type="string" calcext:value-type="string">
            <text:p>-0.079198</text:p>
          </table:table-cell>
        </table:table-row>
        <table:table-row table:style-name="ro1" table:visibility="filter">
          <table:table-cell office:value-type="float" office:value="1527146717.88252" calcext:value-type="float">
            <text:p>1527146717.88252</text:p>
          </table:table-cell>
          <table:table-cell office:value-type="string" calcext:value-type="string">
            <text:p>PID_y</text:p>
          </table:table-cell>
          <table:table-cell office:value-type="float" office:value="129.92482" calcext:value-type="float">
            <text:p>129.92482</text:p>
          </table:table-cell>
          <table:table-cell office:value-type="float" office:value="-2.174071" calcext:value-type="float">
            <text:p>-2.174071</text:p>
          </table:table-cell>
          <table:table-cell office:value-type="float" office:value="0.648958" calcext:value-type="float">
            <text:p>0.648958</text:p>
          </table:table-cell>
          <table:table-cell office:value-type="float" office:value="-0.082248" calcext:value-type="float">
            <text:p>-0.082248</text:p>
          </table:table-cell>
          <table:table-cell office:value-type="float" office:value="6.726556" calcext:value-type="float">
            <text:p>6.726556</text:p>
          </table:table-cell>
          <table:table-cell office:value-type="float" office:value="-0.855651" calcext:value-type="float">
            <text:p>-0.855651</text:p>
          </table:table-cell>
          <table:table-cell office:value-type="float" office:value="0.666485" calcext:value-type="float">
            <text:p>0.666485</text:p>
          </table:table-cell>
          <table:table-cell office:value-type="string" calcext:value-type="string">
            <text:p>-0.079198</text:p>
          </table:table-cell>
        </table:table-row>
        <table:table-row table:style-name="ro1">
          <table:table-cell office:value-type="float" office:value="1527146717.90182" calcext:value-type="float">
            <text:p>1527146717.90182</text:p>
          </table:table-cell>
          <table:table-cell office:value-type="string" calcext:value-type="string">
            <text:p>TOC_x</text:p>
          </table:table-cell>
          <table:table-cell office:value-type="float" office:value="122.672668" calcext:value-type="float">
            <text:p>122.672668</text:p>
          </table:table-cell>
          <table:table-cell office:value-type="float" office:value="-2.312177" calcext:value-type="float">
            <text:p>-2.312177</text:p>
          </table:table-cell>
          <table:table-cell office:value-type="float" office:value="0.630472" calcext:value-type="float">
            <text:p>0.630472</text:p>
          </table:table-cell>
          <table:table-cell office:value-type="float" office:value="-0.084889" calcext:value-type="float">
            <text:p>-0.084889</text:p>
          </table:table-cell>
          <table:table-cell office:value-type="float" office:value="6.535654" calcext:value-type="float">
            <text:p>6.535654</text:p>
          </table:table-cell>
          <table:table-cell office:value-type="float" office:value="-0.882922" calcext:value-type="float">
            <text:p>-0.882922</text:p>
          </table:table-cell>
          <table:table-cell office:value-type="float" office:value="0.648958" calcext:value-type="float">
            <text:p>0.648958</text:p>
          </table:table-cell>
          <table:table-cell office:value-type="string" calcext:value-type="string">
            <text:p>-0.082248</text:p>
          </table:table-cell>
        </table:table-row>
        <table:table-row table:style-name="ro1" table:visibility="filter">
          <table:table-cell office:value-type="float" office:value="1527146717.90187" calcext:value-type="float">
            <text:p>1527146717.90187</text:p>
          </table:table-cell>
          <table:table-cell office:value-type="string" calcext:value-type="string">
            <text:p>PID_y</text:p>
          </table:table-cell>
          <table:table-cell office:value-type="float" office:value="122.672668" calcext:value-type="float">
            <text:p>122.672668</text:p>
          </table:table-cell>
          <table:table-cell office:value-type="float" office:value="-2.312177" calcext:value-type="float">
            <text:p>-2.312177</text:p>
          </table:table-cell>
          <table:table-cell office:value-type="float" office:value="0.630472" calcext:value-type="float">
            <text:p>0.630472</text:p>
          </table:table-cell>
          <table:table-cell office:value-type="float" office:value="-0.084889" calcext:value-type="float">
            <text:p>-0.084889</text:p>
          </table:table-cell>
          <table:table-cell office:value-type="float" office:value="6.535654" calcext:value-type="float">
            <text:p>6.535654</text:p>
          </table:table-cell>
          <table:table-cell office:value-type="float" office:value="-0.882922" calcext:value-type="float">
            <text:p>-0.882922</text:p>
          </table:table-cell>
          <table:table-cell office:value-type="float" office:value="0.648958" calcext:value-type="float">
            <text:p>0.648958</text:p>
          </table:table-cell>
          <table:table-cell office:value-type="string" calcext:value-type="string">
            <text:p>-0.082248</text:p>
          </table:table-cell>
        </table:table-row>
        <table:table-row table:style-name="ro1">
          <table:table-cell office:value-type="float" office:value="1527146717.92237" calcext:value-type="float">
            <text:p>1527146717.92237</text:p>
          </table:table-cell>
          <table:table-cell office:value-type="string" calcext:value-type="string">
            <text:p>TOC_x</text:p>
          </table:table-cell>
          <table:table-cell office:value-type="float" office:value="112.437271" calcext:value-type="float">
            <text:p>112.437271</text:p>
          </table:table-cell>
          <table:table-cell office:value-type="float" office:value="-2.583556" calcext:value-type="float">
            <text:p>-2.583556</text:p>
          </table:table-cell>
          <table:table-cell office:value-type="float" office:value="0.601842" calcext:value-type="float">
            <text:p>0.601842</text:p>
          </table:table-cell>
          <table:table-cell office:value-type="float" office:value="-0.090144" calcext:value-type="float">
            <text:p>-0.090144</text:p>
          </table:table-cell>
          <table:table-cell office:value-type="float" office:value="6.256389" calcext:value-type="float">
            <text:p>6.256389</text:p>
          </table:table-cell>
          <table:table-cell office:value-type="float" office:value="-0.934181" calcext:value-type="float">
            <text:p>-0.934181</text:p>
          </table:table-cell>
          <table:table-cell office:value-type="float" office:value="0.630472" calcext:value-type="float">
            <text:p>0.630472</text:p>
          </table:table-cell>
          <table:table-cell office:value-type="string" calcext:value-type="string">
            <text:p>-0.084889</text:p>
          </table:table-cell>
        </table:table-row>
        <table:table-row table:style-name="ro1" table:visibility="filter">
          <table:table-cell office:value-type="float" office:value="1527146717.92242" calcext:value-type="float">
            <text:p>1527146717.92242</text:p>
          </table:table-cell>
          <table:table-cell office:value-type="string" calcext:value-type="string">
            <text:p>PID_y</text:p>
          </table:table-cell>
          <table:table-cell office:value-type="float" office:value="112.437271" calcext:value-type="float">
            <text:p>112.437271</text:p>
          </table:table-cell>
          <table:table-cell office:value-type="float" office:value="-2.583556" calcext:value-type="float">
            <text:p>-2.583556</text:p>
          </table:table-cell>
          <table:table-cell office:value-type="float" office:value="0.601842" calcext:value-type="float">
            <text:p>0.601842</text:p>
          </table:table-cell>
          <table:table-cell office:value-type="float" office:value="-0.090144" calcext:value-type="float">
            <text:p>-0.090144</text:p>
          </table:table-cell>
          <table:table-cell office:value-type="float" office:value="6.256389" calcext:value-type="float">
            <text:p>6.256389</text:p>
          </table:table-cell>
          <table:table-cell office:value-type="float" office:value="-0.934181" calcext:value-type="float">
            <text:p>-0.934181</text:p>
          </table:table-cell>
          <table:table-cell office:value-type="float" office:value="0.630472" calcext:value-type="float">
            <text:p>0.630472</text:p>
          </table:table-cell>
          <table:table-cell office:value-type="string" calcext:value-type="string">
            <text:p>-0.084889</text:p>
          </table:table-cell>
        </table:table-row>
        <table:table-row table:style-name="ro1">
          <table:table-cell office:value-type="float" office:value="1527146717.94286" calcext:value-type="float">
            <text:p>1527146717.94286</text:p>
          </table:table-cell>
          <table:table-cell office:value-type="string" calcext:value-type="string">
            <text:p>TOC_x</text:p>
          </table:table-cell>
          <table:table-cell office:value-type="float" office:value="105.763596" calcext:value-type="float">
            <text:p>105.763596</text:p>
          </table:table-cell>
          <table:table-cell office:value-type="float" office:value="-2.734548" calcext:value-type="float">
            <text:p>-2.734548</text:p>
          </table:table-cell>
          <table:table-cell office:value-type="float" office:value="0.582437" calcext:value-type="float">
            <text:p>0.582437</text:p>
          </table:table-cell>
          <table:table-cell office:value-type="float" office:value="-0.092953" calcext:value-type="float">
            <text:p>-0.092953</text:p>
          </table:table-cell>
          <table:table-cell office:value-type="float" office:value="6.067405" calcext:value-type="float">
            <text:p>6.067405</text:p>
          </table:table-cell>
          <table:table-cell office:value-type="float" office:value="-0.961539" calcext:value-type="float">
            <text:p>-0.961539</text:p>
          </table:table-cell>
          <table:table-cell office:value-type="float" office:value="0.601842" calcext:value-type="float">
            <text:p>0.601842</text:p>
          </table:table-cell>
          <table:table-cell office:value-type="string" calcext:value-type="string">
            <text:p>-0.090144</text:p>
          </table:table-cell>
        </table:table-row>
        <table:table-row table:style-name="ro1" table:visibility="filter">
          <table:table-cell office:value-type="float" office:value="1527146717.94291" calcext:value-type="float">
            <text:p>1527146717.94291</text:p>
          </table:table-cell>
          <table:table-cell office:value-type="string" calcext:value-type="string">
            <text:p>PID_y</text:p>
          </table:table-cell>
          <table:table-cell office:value-type="float" office:value="105.763596" calcext:value-type="float">
            <text:p>105.763596</text:p>
          </table:table-cell>
          <table:table-cell office:value-type="float" office:value="-2.734548" calcext:value-type="float">
            <text:p>-2.734548</text:p>
          </table:table-cell>
          <table:table-cell office:value-type="float" office:value="0.582437" calcext:value-type="float">
            <text:p>0.582437</text:p>
          </table:table-cell>
          <table:table-cell office:value-type="float" office:value="-0.092953" calcext:value-type="float">
            <text:p>-0.092953</text:p>
          </table:table-cell>
          <table:table-cell office:value-type="float" office:value="6.067405" calcext:value-type="float">
            <text:p>6.067405</text:p>
          </table:table-cell>
          <table:table-cell office:value-type="float" office:value="-0.961539" calcext:value-type="float">
            <text:p>-0.961539</text:p>
          </table:table-cell>
          <table:table-cell office:value-type="float" office:value="0.601842" calcext:value-type="float">
            <text:p>0.601842</text:p>
          </table:table-cell>
          <table:table-cell office:value-type="string" calcext:value-type="string">
            <text:p>-0.090144</text:p>
          </table:table-cell>
        </table:table-row>
        <table:table-row table:style-name="ro1">
          <table:table-cell office:value-type="float" office:value="1527146717.96234" calcext:value-type="float">
            <text:p>1527146717.96234</text:p>
          </table:table-cell>
          <table:table-cell office:value-type="string" calcext:value-type="string">
            <text:p>TOC_x</text:p>
          </table:table-cell>
          <table:table-cell office:value-type="float" office:value="95.423828" calcext:value-type="float">
            <text:p>95.423828</text:p>
          </table:table-cell>
          <table:table-cell office:value-type="float" office:value="-3.000271" calcext:value-type="float">
            <text:p>-3.000271</text:p>
          </table:table-cell>
          <table:table-cell office:value-type="float" office:value="0.552781" calcext:value-type="float">
            <text:p>0.552781</text:p>
          </table:table-cell>
          <table:table-cell office:value-type="float" office:value="-0.097466" calcext:value-type="float">
            <text:p>-0.097466</text:p>
          </table:table-cell>
          <table:table-cell office:value-type="float" office:value="5.762366" calcext:value-type="float">
            <text:p>5.762366</text:p>
          </table:table-cell>
          <table:table-cell office:value-type="float" office:value="-1.007959" calcext:value-type="float">
            <text:p>-1.007959</text:p>
          </table:table-cell>
          <table:table-cell office:value-type="float" office:value="0.582437" calcext:value-type="float">
            <text:p>0.582437</text:p>
          </table:table-cell>
          <table:table-cell office:value-type="string" calcext:value-type="string">
            <text:p>-0.092953</text:p>
          </table:table-cell>
        </table:table-row>
        <table:table-row table:style-name="ro1" table:visibility="filter">
          <table:table-cell office:value-type="float" office:value="1527146717.96241" calcext:value-type="float">
            <text:p>1527146717.96241</text:p>
          </table:table-cell>
          <table:table-cell office:value-type="string" calcext:value-type="string">
            <text:p>PID_y</text:p>
          </table:table-cell>
          <table:table-cell office:value-type="float" office:value="95.423828" calcext:value-type="float">
            <text:p>95.423828</text:p>
          </table:table-cell>
          <table:table-cell office:value-type="float" office:value="-3.000271" calcext:value-type="float">
            <text:p>-3.000271</text:p>
          </table:table-cell>
          <table:table-cell office:value-type="float" office:value="0.552781" calcext:value-type="float">
            <text:p>0.552781</text:p>
          </table:table-cell>
          <table:table-cell office:value-type="float" office:value="-0.097466" calcext:value-type="float">
            <text:p>-0.097466</text:p>
          </table:table-cell>
          <table:table-cell office:value-type="float" office:value="5.762366" calcext:value-type="float">
            <text:p>5.762366</text:p>
          </table:table-cell>
          <table:table-cell office:value-type="float" office:value="-1.007959" calcext:value-type="float">
            <text:p>-1.007959</text:p>
          </table:table-cell>
          <table:table-cell office:value-type="float" office:value="0.582437" calcext:value-type="float">
            <text:p>0.582437</text:p>
          </table:table-cell>
          <table:table-cell office:value-type="string" calcext:value-type="string">
            <text:p>-0.092953</text:p>
          </table:table-cell>
        </table:table-row>
        <table:table-row table:style-name="ro1">
          <table:table-cell office:value-type="float" office:value="1527146717.98278" calcext:value-type="float">
            <text:p>1527146717.98278</text:p>
          </table:table-cell>
          <table:table-cell office:value-type="string" calcext:value-type="string">
            <text:p>TOC_x</text:p>
          </table:table-cell>
          <table:table-cell office:value-type="float" office:value="89.045166" calcext:value-type="float">
            <text:p>89.045166</text:p>
          </table:table-cell>
          <table:table-cell office:value-type="float" office:value="-2.920863" calcext:value-type="float">
            <text:p>-2.920863</text:p>
          </table:table-cell>
          <table:table-cell office:value-type="float" office:value="0.532666" calcext:value-type="float">
            <text:p>0.532666</text:p>
          </table:table-cell>
          <table:table-cell office:value-type="float" office:value="-0.09607" calcext:value-type="float">
            <text:p>-0.09607</text:p>
          </table:table-cell>
          <table:table-cell office:value-type="float" office:value="5.565912" calcext:value-type="float">
            <text:p>5.565912</text:p>
          </table:table-cell>
          <table:table-cell office:value-type="float" office:value="-0.994323" calcext:value-type="float">
            <text:p>-0.994323</text:p>
          </table:table-cell>
          <table:table-cell office:value-type="float" office:value="0.552781" calcext:value-type="float">
            <text:p>0.552781</text:p>
          </table:table-cell>
          <table:table-cell office:value-type="string" calcext:value-type="string">
            <text:p>-0.097466</text:p>
          </table:table-cell>
        </table:table-row>
        <table:table-row table:style-name="ro1" table:visibility="filter">
          <table:table-cell office:value-type="float" office:value="1527146717.98283" calcext:value-type="float">
            <text:p>1527146717.98283</text:p>
          </table:table-cell>
          <table:table-cell office:value-type="string" calcext:value-type="string">
            <text:p>PID_y</text:p>
          </table:table-cell>
          <table:table-cell office:value-type="float" office:value="89.045166" calcext:value-type="float">
            <text:p>89.045166</text:p>
          </table:table-cell>
          <table:table-cell office:value-type="float" office:value="-2.920863" calcext:value-type="float">
            <text:p>-2.920863</text:p>
          </table:table-cell>
          <table:table-cell office:value-type="float" office:value="0.532666" calcext:value-type="float">
            <text:p>0.532666</text:p>
          </table:table-cell>
          <table:table-cell office:value-type="float" office:value="-0.09607" calcext:value-type="float">
            <text:p>-0.09607</text:p>
          </table:table-cell>
          <table:table-cell office:value-type="float" office:value="5.565912" calcext:value-type="float">
            <text:p>5.565912</text:p>
          </table:table-cell>
          <table:table-cell office:value-type="float" office:value="-0.994323" calcext:value-type="float">
            <text:p>-0.994323</text:p>
          </table:table-cell>
          <table:table-cell office:value-type="float" office:value="0.552781" calcext:value-type="float">
            <text:p>0.552781</text:p>
          </table:table-cell>
          <table:table-cell office:value-type="string" calcext:value-type="string">
            <text:p>-0.097466</text:p>
          </table:table-cell>
        </table:table-row>
        <table:table-row table:style-name="ro1">
          <table:table-cell office:value-type="float" office:value="1527146718.00214" calcext:value-type="float">
            <text:p>1527146718.00214</text:p>
          </table:table-cell>
          <table:table-cell office:value-type="string" calcext:value-type="string">
            <text:p>TOC_x</text:p>
          </table:table-cell>
          <table:table-cell office:value-type="float" office:value="82.39016" calcext:value-type="float">
            <text:p>82.39016</text:p>
          </table:table-cell>
          <table:table-cell office:value-type="float" office:value="-3.011314" calcext:value-type="float">
            <text:p>-3.011314</text:p>
          </table:table-cell>
          <table:table-cell office:value-type="float" office:value="0.512085" calcext:value-type="float">
            <text:p>0.512085</text:p>
          </table:table-cell>
          <table:table-cell office:value-type="float" office:value="-0.097573" calcext:value-type="float">
            <text:p>-0.097573</text:p>
          </table:table-cell>
          <table:table-cell office:value-type="float" office:value="5.353254" calcext:value-type="float">
            <text:p>5.353254</text:p>
          </table:table-cell>
          <table:table-cell office:value-type="float" office:value="-1.009856" calcext:value-type="float">
            <text:p>-1.009856</text:p>
          </table:table-cell>
          <table:table-cell office:value-type="float" office:value="0.532666" calcext:value-type="float">
            <text:p>0.532666</text:p>
          </table:table-cell>
          <table:table-cell office:value-type="string" calcext:value-type="string">
            <text:p>-0.096070</text:p>
          </table:table-cell>
        </table:table-row>
        <table:table-row table:style-name="ro1" table:visibility="filter">
          <table:table-cell office:value-type="float" office:value="1527146718.00219" calcext:value-type="float">
            <text:p>1527146718.00219</text:p>
          </table:table-cell>
          <table:table-cell office:value-type="string" calcext:value-type="string">
            <text:p>PID_y</text:p>
          </table:table-cell>
          <table:table-cell office:value-type="float" office:value="82.39016" calcext:value-type="float">
            <text:p>82.39016</text:p>
          </table:table-cell>
          <table:table-cell office:value-type="float" office:value="-3.011314" calcext:value-type="float">
            <text:p>-3.011314</text:p>
          </table:table-cell>
          <table:table-cell office:value-type="float" office:value="0.512085" calcext:value-type="float">
            <text:p>0.512085</text:p>
          </table:table-cell>
          <table:table-cell office:value-type="float" office:value="-0.097573" calcext:value-type="float">
            <text:p>-0.097573</text:p>
          </table:table-cell>
          <table:table-cell office:value-type="float" office:value="5.353254" calcext:value-type="float">
            <text:p>5.353254</text:p>
          </table:table-cell>
          <table:table-cell office:value-type="float" office:value="-1.009856" calcext:value-type="float">
            <text:p>-1.009856</text:p>
          </table:table-cell>
          <table:table-cell office:value-type="float" office:value="0.532666" calcext:value-type="float">
            <text:p>0.532666</text:p>
          </table:table-cell>
          <table:table-cell office:value-type="string" calcext:value-type="string">
            <text:p>-0.096070</text:p>
          </table:table-cell>
        </table:table-row>
        <table:table-row table:style-name="ro1">
          <table:table-cell office:value-type="float" office:value="1527146718.02268" calcext:value-type="float">
            <text:p>1527146718.02268</text:p>
          </table:table-cell>
          <table:table-cell office:value-type="string" calcext:value-type="string">
            <text:p>TOC_x</text:p>
          </table:table-cell>
          <table:table-cell office:value-type="float" office:value="73.260651" calcext:value-type="float">
            <text:p>73.260651</text:p>
          </table:table-cell>
          <table:table-cell office:value-type="float" office:value="-3.192674" calcext:value-type="float">
            <text:p>-3.192674</text:p>
          </table:table-cell>
          <table:table-cell office:value-type="float" office:value="0.480631" calcext:value-type="float">
            <text:p>0.480631</text:p>
          </table:table-cell>
          <table:table-cell office:value-type="float" office:value="-0.100699" calcext:value-type="float">
            <text:p>-0.100699</text:p>
          </table:table-cell>
          <table:table-cell office:value-type="float" office:value="5.047079" calcext:value-type="float">
            <text:p>5.047079</text:p>
          </table:table-cell>
          <table:table-cell office:value-type="float" office:value="-1.040284" calcext:value-type="float">
            <text:p>-1.040284</text:p>
          </table:table-cell>
          <table:table-cell office:value-type="float" office:value="0.512085" calcext:value-type="float">
            <text:p>0.512085</text:p>
          </table:table-cell>
          <table:table-cell office:value-type="string" calcext:value-type="string">
            <text:p>-0.097573</text:p>
          </table:table-cell>
        </table:table-row>
        <table:table-row table:style-name="ro1" table:visibility="filter">
          <table:table-cell office:value-type="float" office:value="1527146718.02275" calcext:value-type="float">
            <text:p>1527146718.02275</text:p>
          </table:table-cell>
          <table:table-cell office:value-type="string" calcext:value-type="string">
            <text:p>TOC_y</text:p>
          </table:table-cell>
          <table:table-cell office:value-type="float" office:value="73.260651" calcext:value-type="float">
            <text:p>73.260651</text:p>
          </table:table-cell>
          <table:table-cell office:value-type="float" office:value="-3.192674" calcext:value-type="float">
            <text:p>-3.192674</text:p>
          </table:table-cell>
          <table:table-cell office:value-type="float" office:value="0.480631" calcext:value-type="float">
            <text:p>0.480631</text:p>
          </table:table-cell>
          <table:table-cell office:value-type="float" office:value="-0.100699" calcext:value-type="float">
            <text:p>-0.100699</text:p>
          </table:table-cell>
          <table:table-cell office:value-type="float" office:value="5.047079" calcext:value-type="float">
            <text:p>5.047079</text:p>
          </table:table-cell>
          <table:table-cell office:value-type="float" office:value="-1.040284" calcext:value-type="float">
            <text:p>-1.040284</text:p>
          </table:table-cell>
          <table:table-cell office:value-type="float" office:value="0.512085" calcext:value-type="float">
            <text:p>0.512085</text:p>
          </table:table-cell>
          <table:table-cell office:value-type="string" calcext:value-type="string">
            <text:p>-0.097573</text:p>
          </table:table-cell>
        </table:table-row>
        <table:table-row table:style-name="ro1">
          <table:table-cell office:value-type="float" office:value="1527146718.04212" calcext:value-type="float">
            <text:p>1527146718.04212</text:p>
          </table:table-cell>
          <table:table-cell office:value-type="string" calcext:value-type="string">
            <text:p>TOC_x</text:p>
          </table:table-cell>
          <table:table-cell office:value-type="float" office:value="67.079018" calcext:value-type="float">
            <text:p>67.079018</text:p>
          </table:table-cell>
          <table:table-cell office:value-type="float" office:value="-3.277159" calcext:value-type="float">
            <text:p>-3.277159</text:p>
          </table:table-cell>
          <table:table-cell office:value-type="float" office:value="0.459416" calcext:value-type="float">
            <text:p>0.459416</text:p>
          </table:table-cell>
          <table:table-cell office:value-type="float" office:value="-0.102049" calcext:value-type="float">
            <text:p>-0.102049</text:p>
          </table:table-cell>
          <table:table-cell office:value-type="float" office:value="4.828753" calcext:value-type="float">
            <text:p>4.828753</text:p>
          </table:table-cell>
          <table:table-cell office:value-type="float" office:value="-1.054177" calcext:value-type="float">
            <text:p>-1.054177</text:p>
          </table:table-cell>
          <table:table-cell office:value-type="float" office:value="0.480631" calcext:value-type="float">
            <text:p>0.480631</text:p>
          </table:table-cell>
          <table:table-cell office:value-type="string" calcext:value-type="string">
            <text:p>-0.100699</text:p>
          </table:table-cell>
        </table:table-row>
        <table:table-row table:style-name="ro1" table:visibility="filter">
          <table:table-cell office:value-type="float" office:value="1527146718.04223" calcext:value-type="float">
            <text:p>1527146718.04223</text:p>
          </table:table-cell>
          <table:table-cell office:value-type="string" calcext:value-type="string">
            <text:p>TOC_y</text:p>
          </table:table-cell>
          <table:table-cell office:value-type="float" office:value="67.079018" calcext:value-type="float">
            <text:p>67.079018</text:p>
          </table:table-cell>
          <table:table-cell office:value-type="float" office:value="-3.277159" calcext:value-type="float">
            <text:p>-3.277159</text:p>
          </table:table-cell>
          <table:table-cell office:value-type="float" office:value="0.459416" calcext:value-type="float">
            <text:p>0.459416</text:p>
          </table:table-cell>
          <table:table-cell office:value-type="float" office:value="-0.102049" calcext:value-type="float">
            <text:p>-0.102049</text:p>
          </table:table-cell>
          <table:table-cell office:value-type="float" office:value="4.828753" calcext:value-type="float">
            <text:p>4.828753</text:p>
          </table:table-cell>
          <table:table-cell office:value-type="float" office:value="-1.054177" calcext:value-type="float">
            <text:p>-1.054177</text:p>
          </table:table-cell>
          <table:table-cell office:value-type="float" office:value="0.480631" calcext:value-type="float">
            <text:p>0.480631</text:p>
          </table:table-cell>
          <table:table-cell office:value-type="string" calcext:value-type="string">
            <text:p>-0.100699</text:p>
          </table:table-cell>
        </table:table-row>
        <table:table-row table:style-name="ro1">
          <table:table-cell office:value-type="float" office:value="1527146718.06267" calcext:value-type="float">
            <text:p>1527146718.06267</text:p>
          </table:table-cell>
          <table:table-cell office:value-type="string" calcext:value-type="string">
            <text:p>TOC_x</text:p>
          </table:table-cell>
          <table:table-cell office:value-type="float" office:value="58.500965" calcext:value-type="float">
            <text:p>58.500965</text:p>
          </table:table-cell>
          <table:table-cell office:value-type="float" office:value="-3.235144" calcext:value-type="float">
            <text:p>-3.235144</text:p>
          </table:table-cell>
          <table:table-cell office:value-type="float" office:value="0.42653" calcext:value-type="float">
            <text:p>0.42653</text:p>
          </table:table-cell>
          <table:table-cell office:value-type="float" office:value="-0.101343" calcext:value-type="float">
            <text:p>-0.101343</text:p>
          </table:table-cell>
          <table:table-cell office:value-type="float" office:value="4.508442" calcext:value-type="float">
            <text:p>4.508442</text:p>
          </table:table-cell>
          <table:table-cell office:value-type="float" office:value="-1.047297" calcext:value-type="float">
            <text:p>-1.047297</text:p>
          </table:table-cell>
          <table:table-cell office:value-type="float" office:value="0.459416" calcext:value-type="float">
            <text:p>0.459416</text:p>
          </table:table-cell>
          <table:table-cell office:value-type="string" calcext:value-type="string">
            <text:p>-0.102049</text:p>
          </table:table-cell>
        </table:table-row>
        <table:table-row table:style-name="ro1" table:visibility="filter">
          <table:table-cell office:value-type="float" office:value="1527146718.06273" calcext:value-type="float">
            <text:p>1527146718.06273</text:p>
          </table:table-cell>
          <table:table-cell office:value-type="string" calcext:value-type="string">
            <text:p>TOC_y</text:p>
          </table:table-cell>
          <table:table-cell office:value-type="float" office:value="58.500965" calcext:value-type="float">
            <text:p>58.500965</text:p>
          </table:table-cell>
          <table:table-cell office:value-type="float" office:value="-3.235144" calcext:value-type="float">
            <text:p>-3.235144</text:p>
          </table:table-cell>
          <table:table-cell office:value-type="float" office:value="0.42653" calcext:value-type="float">
            <text:p>0.42653</text:p>
          </table:table-cell>
          <table:table-cell office:value-type="float" office:value="-0.101343" calcext:value-type="float">
            <text:p>-0.101343</text:p>
          </table:table-cell>
          <table:table-cell office:value-type="float" office:value="4.508442" calcext:value-type="float">
            <text:p>4.508442</text:p>
          </table:table-cell>
          <table:table-cell office:value-type="float" office:value="-1.047297" calcext:value-type="float">
            <text:p>-1.047297</text:p>
          </table:table-cell>
          <table:table-cell office:value-type="float" office:value="0.459416" calcext:value-type="float">
            <text:p>0.459416</text:p>
          </table:table-cell>
          <table:table-cell office:value-type="string" calcext:value-type="string">
            <text:p>-0.102049</text:p>
          </table:table-cell>
        </table:table-row>
        <table:table-row table:style-name="ro1">
          <table:table-cell office:value-type="float" office:value="1527146718.0823" calcext:value-type="float">
            <text:p>1527146718.0823</text:p>
          </table:table-cell>
          <table:table-cell office:value-type="string" calcext:value-type="string">
            <text:p>TOC_x</text:p>
          </table:table-cell>
          <table:table-cell office:value-type="float" office:value="52.738155" calcext:value-type="float">
            <text:p>52.738155</text:p>
          </table:table-cell>
          <table:table-cell office:value-type="float" office:value="-3.249354" calcext:value-type="float">
            <text:p>-3.249354</text:p>
          </table:table-cell>
          <table:table-cell office:value-type="float" office:value="0.404087" calcext:value-type="float">
            <text:p>0.404087</text:p>
          </table:table-cell>
          <table:table-cell office:value-type="float" office:value="-0.101572" calcext:value-type="float">
            <text:p>-0.101572</text:p>
          </table:table-cell>
          <table:table-cell office:value-type="float" office:value="4.279828" calcext:value-type="float">
            <text:p>4.279828</text:p>
          </table:table-cell>
          <table:table-cell office:value-type="float" office:value="-1.04963" calcext:value-type="float">
            <text:p>-1.04963</text:p>
          </table:table-cell>
          <table:table-cell office:value-type="float" office:value="0.42653" calcext:value-type="float">
            <text:p>0.42653</text:p>
          </table:table-cell>
          <table:table-cell office:value-type="string" calcext:value-type="string">
            <text:p>-0.101343</text:p>
          </table:table-cell>
        </table:table-row>
        <table:table-row table:style-name="ro1" table:visibility="filter">
          <table:table-cell office:value-type="float" office:value="1527146718.08239" calcext:value-type="float">
            <text:p>1527146718.08239</text:p>
          </table:table-cell>
          <table:table-cell office:value-type="string" calcext:value-type="string">
            <text:p>TOC_y</text:p>
          </table:table-cell>
          <table:table-cell office:value-type="float" office:value="52.738155" calcext:value-type="float">
            <text:p>52.738155</text:p>
          </table:table-cell>
          <table:table-cell office:value-type="float" office:value="-3.249354" calcext:value-type="float">
            <text:p>-3.249354</text:p>
          </table:table-cell>
          <table:table-cell office:value-type="float" office:value="0.404087" calcext:value-type="float">
            <text:p>0.404087</text:p>
          </table:table-cell>
          <table:table-cell office:value-type="float" office:value="-0.101572" calcext:value-type="float">
            <text:p>-0.101572</text:p>
          </table:table-cell>
          <table:table-cell office:value-type="float" office:value="4.279828" calcext:value-type="float">
            <text:p>4.279828</text:p>
          </table:table-cell>
          <table:table-cell office:value-type="float" office:value="-1.04963" calcext:value-type="float">
            <text:p>-1.04963</text:p>
          </table:table-cell>
          <table:table-cell office:value-type="float" office:value="0.42653" calcext:value-type="float">
            <text:p>0.42653</text:p>
          </table:table-cell>
          <table:table-cell office:value-type="string" calcext:value-type="string">
            <text:p>-0.101343</text:p>
          </table:table-cell>
        </table:table-row>
        <table:table-row table:style-name="ro1">
          <table:table-cell office:value-type="float" office:value="1527146718.10177" calcext:value-type="float">
            <text:p>1527146718.10177</text:p>
          </table:table-cell>
          <table:table-cell office:value-type="string" calcext:value-type="string">
            <text:p>TOC_x</text:p>
          </table:table-cell>
          <table:table-cell office:value-type="float" office:value="46.993172" calcext:value-type="float">
            <text:p>46.993172</text:p>
          </table:table-cell>
          <table:table-cell office:value-type="float" office:value="-3.427455" calcext:value-type="float">
            <text:p>-3.427455</text:p>
          </table:table-cell>
          <table:table-cell office:value-type="float" office:value="0.380636" calcext:value-type="float">
            <text:p>0.380636</text:p>
          </table:table-cell>
          <table:table-cell office:value-type="float" office:value="-0.104381" calcext:value-type="float">
            <text:p>-0.104381</text:p>
          </table:table-cell>
          <table:table-cell office:value-type="float" office:value="4.039107" calcext:value-type="float">
            <text:p>4.039107</text:p>
          </table:table-cell>
          <table:table-cell office:value-type="float" office:value="-1.07846" calcext:value-type="float">
            <text:p>-1.07846</text:p>
          </table:table-cell>
          <table:table-cell office:value-type="float" office:value="0.404087" calcext:value-type="float">
            <text:p>0.404087</text:p>
          </table:table-cell>
          <table:table-cell office:value-type="string" calcext:value-type="string">
            <text:p>-0.101572</text:p>
          </table:table-cell>
        </table:table-row>
        <table:table-row table:style-name="ro1" table:visibility="filter">
          <table:table-cell office:value-type="float" office:value="1527146718.10183" calcext:value-type="float">
            <text:p>1527146718.10183</text:p>
          </table:table-cell>
          <table:table-cell office:value-type="string" calcext:value-type="string">
            <text:p>TOC_y</text:p>
          </table:table-cell>
          <table:table-cell office:value-type="float" office:value="46.993172" calcext:value-type="float">
            <text:p>46.993172</text:p>
          </table:table-cell>
          <table:table-cell office:value-type="float" office:value="-3.427455" calcext:value-type="float">
            <text:p>-3.427455</text:p>
          </table:table-cell>
          <table:table-cell office:value-type="float" office:value="0.380636" calcext:value-type="float">
            <text:p>0.380636</text:p>
          </table:table-cell>
          <table:table-cell office:value-type="float" office:value="-0.104381" calcext:value-type="float">
            <text:p>-0.104381</text:p>
          </table:table-cell>
          <table:table-cell office:value-type="float" office:value="4.039107" calcext:value-type="float">
            <text:p>4.039107</text:p>
          </table:table-cell>
          <table:table-cell office:value-type="float" office:value="-1.07846" calcext:value-type="float">
            <text:p>-1.07846</text:p>
          </table:table-cell>
          <table:table-cell office:value-type="float" office:value="0.404087" calcext:value-type="float">
            <text:p>0.404087</text:p>
          </table:table-cell>
          <table:table-cell office:value-type="string" calcext:value-type="string">
            <text:p>-0.101572</text:p>
          </table:table-cell>
        </table:table-row>
        <table:table-row table:style-name="ro1">
          <table:table-cell office:value-type="float" office:value="1527146718.12228" calcext:value-type="float">
            <text:p>1527146718.12228</text:p>
          </table:table-cell>
          <table:table-cell office:value-type="string" calcext:value-type="string">
            <text:p>TOC_x</text:p>
          </table:table-cell>
          <table:table-cell office:value-type="float" office:value="39.224342" calcext:value-type="float">
            <text:p>39.224342</text:p>
          </table:table-cell>
          <table:table-cell office:value-type="float" office:value="-3.680027" calcext:value-type="float">
            <text:p>-3.680027</text:p>
          </table:table-cell>
          <table:table-cell office:value-type="float" office:value="0.344723" calcext:value-type="float">
            <text:p>0.344723</text:p>
          </table:table-cell>
          <table:table-cell office:value-type="float" office:value="-0.108441" calcext:value-type="float">
            <text:p>-0.108441</text:p>
          </table:table-cell>
          <table:table-cell office:value-type="float" office:value="3.688884" calcext:value-type="float">
            <text:p>3.688884</text:p>
          </table:table-cell>
          <table:table-cell office:value-type="float" office:value="-1.118059" calcext:value-type="float">
            <text:p>-1.118059</text:p>
          </table:table-cell>
          <table:table-cell office:value-type="float" office:value="0.380636" calcext:value-type="float">
            <text:p>0.380636</text:p>
          </table:table-cell>
          <table:table-cell office:value-type="string" calcext:value-type="string">
            <text:p>-0.104381</text:p>
          </table:table-cell>
        </table:table-row>
        <table:table-row table:style-name="ro1" table:visibility="filter">
          <table:table-cell office:value-type="float" office:value="1527146718.12236" calcext:value-type="float">
            <text:p>1527146718.12236</text:p>
          </table:table-cell>
          <table:table-cell office:value-type="string" calcext:value-type="string">
            <text:p>TOC_y</text:p>
          </table:table-cell>
          <table:table-cell office:value-type="float" office:value="39.224342" calcext:value-type="float">
            <text:p>39.224342</text:p>
          </table:table-cell>
          <table:table-cell office:value-type="float" office:value="-3.680027" calcext:value-type="float">
            <text:p>-3.680027</text:p>
          </table:table-cell>
          <table:table-cell office:value-type="float" office:value="0.344723" calcext:value-type="float">
            <text:p>0.344723</text:p>
          </table:table-cell>
          <table:table-cell office:value-type="float" office:value="-0.108441" calcext:value-type="float">
            <text:p>-0.108441</text:p>
          </table:table-cell>
          <table:table-cell office:value-type="float" office:value="3.688884" calcext:value-type="float">
            <text:p>3.688884</text:p>
          </table:table-cell>
          <table:table-cell office:value-type="float" office:value="-1.118059" calcext:value-type="float">
            <text:p>-1.118059</text:p>
          </table:table-cell>
          <table:table-cell office:value-type="float" office:value="0.380636" calcext:value-type="float">
            <text:p>0.380636</text:p>
          </table:table-cell>
          <table:table-cell office:value-type="string" calcext:value-type="string">
            <text:p>-0.104381</text:p>
          </table:table-cell>
        </table:table-row>
        <table:table-row table:style-name="ro1">
          <table:table-cell office:value-type="float" office:value="1527146718.14279" calcext:value-type="float">
            <text:p>1527146718.14279</text:p>
          </table:table-cell>
          <table:table-cell office:value-type="string" calcext:value-type="string">
            <text:p>TOC_x</text:p>
          </table:table-cell>
          <table:table-cell office:value-type="float" office:value="34.48011" calcext:value-type="float">
            <text:p>34.48011</text:p>
          </table:table-cell>
          <table:table-cell office:value-type="float" office:value="-3.600881" calcext:value-type="float">
            <text:p>-3.600881</text:p>
          </table:table-cell>
          <table:table-cell office:value-type="float" office:value="0.321034" calcext:value-type="float">
            <text:p>0.321034</text:p>
          </table:table-cell>
          <table:table-cell office:value-type="float" office:value="-0.107185" calcext:value-type="float">
            <text:p>-0.107185</text:p>
          </table:table-cell>
          <table:table-cell office:value-type="float" office:value="3.457698" calcext:value-type="float">
            <text:p>3.457698</text:p>
          </table:table-cell>
          <table:table-cell office:value-type="float" office:value="-1.1058" calcext:value-type="float">
            <text:p>-1.1058</text:p>
          </table:table-cell>
          <table:table-cell office:value-type="float" office:value="0.344723" calcext:value-type="float">
            <text:p>0.344723</text:p>
          </table:table-cell>
          <table:table-cell office:value-type="string" calcext:value-type="string">
            <text:p>-0.108441</text:p>
          </table:table-cell>
        </table:table-row>
        <table:table-row table:style-name="ro1" table:visibility="filter">
          <table:table-cell office:value-type="float" office:value="1527146718.14285" calcext:value-type="float">
            <text:p>1527146718.14285</text:p>
          </table:table-cell>
          <table:table-cell office:value-type="string" calcext:value-type="string">
            <text:p>TOC_y</text:p>
          </table:table-cell>
          <table:table-cell office:value-type="float" office:value="34.48011" calcext:value-type="float">
            <text:p>34.48011</text:p>
          </table:table-cell>
          <table:table-cell office:value-type="float" office:value="-3.600881" calcext:value-type="float">
            <text:p>-3.600881</text:p>
          </table:table-cell>
          <table:table-cell office:value-type="float" office:value="0.321034" calcext:value-type="float">
            <text:p>0.321034</text:p>
          </table:table-cell>
          <table:table-cell office:value-type="float" office:value="-0.107185" calcext:value-type="float">
            <text:p>-0.107185</text:p>
          </table:table-cell>
          <table:table-cell office:value-type="float" office:value="3.457698" calcext:value-type="float">
            <text:p>3.457698</text:p>
          </table:table-cell>
          <table:table-cell office:value-type="float" office:value="-1.1058" calcext:value-type="float">
            <text:p>-1.1058</text:p>
          </table:table-cell>
          <table:table-cell office:value-type="float" office:value="0.344723" calcext:value-type="float">
            <text:p>0.344723</text:p>
          </table:table-cell>
          <table:table-cell office:value-type="string" calcext:value-type="string">
            <text:p>-0.108441</text:p>
          </table:table-cell>
        </table:table-row>
        <table:table-row table:style-name="ro1">
          <table:table-cell office:value-type="float" office:value="1527146718.16228" calcext:value-type="float">
            <text:p>1527146718.16228</text:p>
          </table:table-cell>
          <table:table-cell office:value-type="string" calcext:value-type="string">
            <text:p>TOC_x</text:p>
          </table:table-cell>
          <table:table-cell office:value-type="float" office:value="27.449816" calcext:value-type="float">
            <text:p>27.449816</text:p>
          </table:table-cell>
          <table:table-cell office:value-type="float" office:value="-3.686582" calcext:value-type="float">
            <text:p>-3.686582</text:p>
          </table:table-cell>
          <table:table-cell office:value-type="float" office:value="0.284589" calcext:value-type="float">
            <text:p>0.284589</text:p>
          </table:table-cell>
          <table:table-cell office:value-type="float" office:value="-0.108478" calcext:value-type="float">
            <text:p>-0.108478</text:p>
          </table:table-cell>
          <table:table-cell office:value-type="float" office:value="3.083477" calcext:value-type="float">
            <text:p>3.083477</text:p>
          </table:table-cell>
          <table:table-cell office:value-type="float" office:value="-1.119078" calcext:value-type="float">
            <text:p>-1.119078</text:p>
          </table:table-cell>
          <table:table-cell office:value-type="float" office:value="0.321034" calcext:value-type="float">
            <text:p>0.321034</text:p>
          </table:table-cell>
          <table:table-cell office:value-type="string" calcext:value-type="string">
            <text:p>-0.107185</text:p>
          </table:table-cell>
        </table:table-row>
        <table:table-row table:style-name="ro1" table:visibility="filter">
          <table:table-cell office:value-type="float" office:value="1527146718.16239" calcext:value-type="float">
            <text:p>1527146718.16239</text:p>
          </table:table-cell>
          <table:table-cell office:value-type="string" calcext:value-type="string">
            <text:p>TOC_y</text:p>
          </table:table-cell>
          <table:table-cell office:value-type="float" office:value="27.449816" calcext:value-type="float">
            <text:p>27.449816</text:p>
          </table:table-cell>
          <table:table-cell office:value-type="float" office:value="-3.686582" calcext:value-type="float">
            <text:p>-3.686582</text:p>
          </table:table-cell>
          <table:table-cell office:value-type="float" office:value="0.284589" calcext:value-type="float">
            <text:p>0.284589</text:p>
          </table:table-cell>
          <table:table-cell office:value-type="float" office:value="-0.108478" calcext:value-type="float">
            <text:p>-0.108478</text:p>
          </table:table-cell>
          <table:table-cell office:value-type="float" office:value="3.083477" calcext:value-type="float">
            <text:p>3.083477</text:p>
          </table:table-cell>
          <table:table-cell office:value-type="float" office:value="-1.119078" calcext:value-type="float">
            <text:p>-1.119078</text:p>
          </table:table-cell>
          <table:table-cell office:value-type="float" office:value="0.321034" calcext:value-type="float">
            <text:p>0.321034</text:p>
          </table:table-cell>
          <table:table-cell office:value-type="string" calcext:value-type="string">
            <text:p>-0.107185</text:p>
          </table:table-cell>
        </table:table-row>
        <table:table-row table:style-name="ro1">
          <table:table-cell office:value-type="float" office:value="1527146718.18283" calcext:value-type="float">
            <text:p>1527146718.18283</text:p>
          </table:table-cell>
          <table:table-cell office:value-type="string" calcext:value-type="string">
            <text:p>TOC_x</text:p>
          </table:table-cell>
          <table:table-cell office:value-type="float" office:value="23.282213" calcext:value-type="float">
            <text:p>23.282213</text:p>
          </table:table-cell>
          <table:table-cell office:value-type="float" office:value="-3.68468" calcext:value-type="float">
            <text:p>-3.68468</text:p>
          </table:table-cell>
          <table:table-cell office:value-type="float" office:value="0.259437" calcext:value-type="float">
            <text:p>0.259437</text:p>
          </table:table-cell>
          <table:table-cell office:value-type="float" office:value="-0.108448" calcext:value-type="float">
            <text:p>-0.108448</text:p>
          </table:table-cell>
          <table:table-cell office:value-type="float" office:value="2.838657" calcext:value-type="float">
            <text:p>2.838657</text:p>
          </table:table-cell>
          <table:table-cell office:value-type="float" office:value="-1.118786" calcext:value-type="float">
            <text:p>-1.118786</text:p>
          </table:table-cell>
          <table:table-cell office:value-type="float" office:value="0.284589" calcext:value-type="float">
            <text:p>0.284589</text:p>
          </table:table-cell>
          <table:table-cell office:value-type="string" calcext:value-type="string">
            <text:p>-0.108478</text:p>
          </table:table-cell>
        </table:table-row>
        <table:table-row table:style-name="ro1" table:visibility="filter">
          <table:table-cell office:value-type="float" office:value="1527146718.18289" calcext:value-type="float">
            <text:p>1527146718.18289</text:p>
          </table:table-cell>
          <table:table-cell office:value-type="string" calcext:value-type="string">
            <text:p>TOC_y</text:p>
          </table:table-cell>
          <table:table-cell office:value-type="float" office:value="23.282213" calcext:value-type="float">
            <text:p>23.282213</text:p>
          </table:table-cell>
          <table:table-cell office:value-type="float" office:value="-3.68468" calcext:value-type="float">
            <text:p>-3.68468</text:p>
          </table:table-cell>
          <table:table-cell office:value-type="float" office:value="0.259437" calcext:value-type="float">
            <text:p>0.259437</text:p>
          </table:table-cell>
          <table:table-cell office:value-type="float" office:value="-0.108448" calcext:value-type="float">
            <text:p>-0.108448</text:p>
          </table:table-cell>
          <table:table-cell office:value-type="float" office:value="2.838657" calcext:value-type="float">
            <text:p>2.838657</text:p>
          </table:table-cell>
          <table:table-cell office:value-type="float" office:value="-1.118786" calcext:value-type="float">
            <text:p>-1.118786</text:p>
          </table:table-cell>
          <table:table-cell office:value-type="float" office:value="0.284589" calcext:value-type="float">
            <text:p>0.284589</text:p>
          </table:table-cell>
          <table:table-cell office:value-type="string" calcext:value-type="string">
            <text:p>-0.108478</text:p>
          </table:table-cell>
        </table:table-row>
        <table:table-row table:style-name="ro1">
          <table:table-cell office:value-type="float" office:value="1527146718.20229" calcext:value-type="float">
            <text:p>1527146718.20229</text:p>
          </table:table-cell>
          <table:table-cell office:value-type="string" calcext:value-type="string">
            <text:p>TOC_x</text:p>
          </table:table-cell>
          <table:table-cell office:value-type="float" office:value="17.434692" calcext:value-type="float">
            <text:p>17.434692</text:p>
          </table:table-cell>
          <table:table-cell office:value-type="float" office:value="-3.577212" calcext:value-type="float">
            <text:p>-3.577212</text:p>
          </table:table-cell>
          <table:table-cell office:value-type="float" office:value="0.221992" calcext:value-type="float">
            <text:p>0.221992</text:p>
          </table:table-cell>
          <table:table-cell office:value-type="float" office:value="-0.106822" calcext:value-type="float">
            <text:p>-0.106822</text:p>
          </table:table-cell>
          <table:table-cell office:value-type="float" office:value="2.454474" calcext:value-type="float">
            <text:p>2.454474</text:p>
          </table:table-cell>
          <table:table-cell office:value-type="float" office:value="-1.102105" calcext:value-type="float">
            <text:p>-1.102105</text:p>
          </table:table-cell>
          <table:table-cell office:value-type="float" office:value="0.259437" calcext:value-type="float">
            <text:p>0.259437</text:p>
          </table:table-cell>
          <table:table-cell office:value-type="string" calcext:value-type="string">
            <text:p>-0.108448</text:p>
          </table:table-cell>
        </table:table-row>
        <table:table-row table:style-name="ro1" table:visibility="filter">
          <table:table-cell office:value-type="float" office:value="1527146718.20238" calcext:value-type="float">
            <text:p>1527146718.20238</text:p>
          </table:table-cell>
          <table:table-cell office:value-type="string" calcext:value-type="string">
            <text:p>TOC_y</text:p>
          </table:table-cell>
          <table:table-cell office:value-type="float" office:value="17.434692" calcext:value-type="float">
            <text:p>17.434692</text:p>
          </table:table-cell>
          <table:table-cell office:value-type="float" office:value="-3.577212" calcext:value-type="float">
            <text:p>-3.577212</text:p>
          </table:table-cell>
          <table:table-cell office:value-type="float" office:value="0.221992" calcext:value-type="float">
            <text:p>0.221992</text:p>
          </table:table-cell>
          <table:table-cell office:value-type="float" office:value="-0.106822" calcext:value-type="float">
            <text:p>-0.106822</text:p>
          </table:table-cell>
          <table:table-cell office:value-type="float" office:value="2.454474" calcext:value-type="float">
            <text:p>2.454474</text:p>
          </table:table-cell>
          <table:table-cell office:value-type="float" office:value="-1.102105" calcext:value-type="float">
            <text:p>-1.102105</text:p>
          </table:table-cell>
          <table:table-cell office:value-type="float" office:value="0.259437" calcext:value-type="float">
            <text:p>0.259437</text:p>
          </table:table-cell>
          <table:table-cell office:value-type="string" calcext:value-type="string">
            <text:p>-0.108448</text:p>
          </table:table-cell>
        </table:table-row>
        <table:table-row table:style-name="ro1">
          <table:table-cell office:value-type="float" office:value="1527146718.22279" calcext:value-type="float">
            <text:p>1527146718.22279</text:p>
          </table:table-cell>
          <table:table-cell office:value-type="string" calcext:value-type="string">
            <text:p>TOC_x</text:p>
          </table:table-cell>
          <table:table-cell office:value-type="float" office:value="14.03651" calcext:value-type="float">
            <text:p>14.03651</text:p>
          </table:table-cell>
          <table:table-cell office:value-type="float" office:value="-3.468721" calcext:value-type="float">
            <text:p>-3.468721</text:p>
          </table:table-cell>
          <table:table-cell office:value-type="float" office:value="0.196008" calcext:value-type="float">
            <text:p>0.196008</text:p>
          </table:table-cell>
          <table:table-cell office:value-type="float" office:value="-0.105072" calcext:value-type="float">
            <text:p>-0.105072</text:p>
          </table:table-cell>
          <table:table-cell office:value-type="float" office:value="2.200949" calcext:value-type="float">
            <text:p>2.200949</text:p>
          </table:table-cell>
          <table:table-cell office:value-type="float" office:value="-1.085024" calcext:value-type="float">
            <text:p>-1.085024</text:p>
          </table:table-cell>
          <table:table-cell office:value-type="float" office:value="0.221992" calcext:value-type="float">
            <text:p>0.221992</text:p>
          </table:table-cell>
          <table:table-cell office:value-type="string" calcext:value-type="string">
            <text:p>-0.106822</text:p>
          </table:table-cell>
        </table:table-row>
        <table:table-row table:style-name="ro1" table:visibility="filter">
          <table:table-cell office:value-type="float" office:value="1527146718.22285" calcext:value-type="float">
            <text:p>1527146718.22285</text:p>
          </table:table-cell>
          <table:table-cell office:value-type="string" calcext:value-type="string">
            <text:p>TOC_y</text:p>
          </table:table-cell>
          <table:table-cell office:value-type="float" office:value="14.03651" calcext:value-type="float">
            <text:p>14.03651</text:p>
          </table:table-cell>
          <table:table-cell office:value-type="float" office:value="-3.468721" calcext:value-type="float">
            <text:p>-3.468721</text:p>
          </table:table-cell>
          <table:table-cell office:value-type="float" office:value="0.196008" calcext:value-type="float">
            <text:p>0.196008</text:p>
          </table:table-cell>
          <table:table-cell office:value-type="float" office:value="-0.105072" calcext:value-type="float">
            <text:p>-0.105072</text:p>
          </table:table-cell>
          <table:table-cell office:value-type="float" office:value="2.200949" calcext:value-type="float">
            <text:p>2.200949</text:p>
          </table:table-cell>
          <table:table-cell office:value-type="float" office:value="-1.085024" calcext:value-type="float">
            <text:p>-1.085024</text:p>
          </table:table-cell>
          <table:table-cell office:value-type="float" office:value="0.221992" calcext:value-type="float">
            <text:p>0.221992</text:p>
          </table:table-cell>
          <table:table-cell office:value-type="string" calcext:value-type="string">
            <text:p>-0.106822</text:p>
          </table:table-cell>
        </table:table-row>
        <table:table-row table:style-name="ro1">
          <table:table-cell office:value-type="float" office:value="1527146718.24239" calcext:value-type="float">
            <text:p>1527146718.24239</text:p>
          </table:table-cell>
          <table:table-cell office:value-type="string" calcext:value-type="string">
            <text:p>TOC_x</text:p>
          </table:table-cell>
          <table:table-cell office:value-type="float" office:value="10.840446" calcext:value-type="float">
            <text:p>10.840446</text:p>
          </table:table-cell>
          <table:table-cell office:value-type="float" office:value="-3.344615" calcext:value-type="float">
            <text:p>-3.344615</text:p>
          </table:table-cell>
          <table:table-cell office:value-type="float" office:value="0.169741" calcext:value-type="float">
            <text:p>0.169741</text:p>
          </table:table-cell>
          <table:table-cell office:value-type="float" office:value="-0.103126" calcext:value-type="float">
            <text:p>-0.103126</text:p>
          </table:table-cell>
          <table:table-cell office:value-type="float" office:value="1.932549" calcext:value-type="float">
            <text:p>1.932549</text:p>
          </table:table-cell>
          <table:table-cell office:value-type="float" office:value="-1.065139" calcext:value-type="float">
            <text:p>-1.065139</text:p>
          </table:table-cell>
          <table:table-cell office:value-type="float" office:value="0.196008" calcext:value-type="float">
            <text:p>0.196008</text:p>
          </table:table-cell>
          <table:table-cell office:value-type="string" calcext:value-type="string">
            <text:p>-0.105072</text:p>
          </table:table-cell>
        </table:table-row>
        <table:table-row table:style-name="ro1" table:visibility="filter">
          <table:table-cell office:value-type="float" office:value="1527146718.24244" calcext:value-type="float">
            <text:p>1527146718.24244</text:p>
          </table:table-cell>
          <table:table-cell office:value-type="string" calcext:value-type="string">
            <text:p>TOC_y</text:p>
          </table:table-cell>
          <table:table-cell office:value-type="float" office:value="10.840446" calcext:value-type="float">
            <text:p>10.840446</text:p>
          </table:table-cell>
          <table:table-cell office:value-type="float" office:value="-3.344615" calcext:value-type="float">
            <text:p>-3.344615</text:p>
          </table:table-cell>
          <table:table-cell office:value-type="float" office:value="0.169741" calcext:value-type="float">
            <text:p>0.169741</text:p>
          </table:table-cell>
          <table:table-cell office:value-type="float" office:value="-0.103126" calcext:value-type="float">
            <text:p>-0.103126</text:p>
          </table:table-cell>
          <table:table-cell office:value-type="float" office:value="1.932549" calcext:value-type="float">
            <text:p>1.932549</text:p>
          </table:table-cell>
          <table:table-cell office:value-type="float" office:value="-1.065139" calcext:value-type="float">
            <text:p>-1.065139</text:p>
          </table:table-cell>
          <table:table-cell office:value-type="float" office:value="0.196008" calcext:value-type="float">
            <text:p>0.196008</text:p>
          </table:table-cell>
          <table:table-cell office:value-type="string" calcext:value-type="string">
            <text:p>-0.105072</text:p>
          </table:table-cell>
        </table:table-row>
        <table:table-row table:style-name="ro1">
          <table:table-cell office:value-type="float" office:value="1527146718.26288" calcext:value-type="float">
            <text:p>1527146718.26288</text:p>
          </table:table-cell>
          <table:table-cell office:value-type="string" calcext:value-type="string">
            <text:p>TOC_x</text:p>
          </table:table-cell>
          <table:table-cell office:value-type="float" office:value="6.944151" calcext:value-type="float">
            <text:p>6.944151</text:p>
          </table:table-cell>
          <table:table-cell office:value-type="float" office:value="-3.134998" calcext:value-type="float">
            <text:p>-3.134998</text:p>
          </table:table-cell>
          <table:table-cell office:value-type="float" office:value="0.129915" calcext:value-type="float">
            <text:p>0.129915</text:p>
          </table:table-cell>
          <table:table-cell office:value-type="float" office:value="-0.099595" calcext:value-type="float">
            <text:p>-0.099595</text:p>
          </table:table-cell>
          <table:table-cell office:value-type="float" office:value="1.544339" calcext:value-type="float">
            <text:p>1.544339</text:p>
          </table:table-cell>
          <table:table-cell office:value-type="float" office:value="-1.030724" calcext:value-type="float">
            <text:p>-1.030724</text:p>
          </table:table-cell>
          <table:table-cell office:value-type="float" office:value="0.169741" calcext:value-type="float">
            <text:p>0.169741</text:p>
          </table:table-cell>
          <table:table-cell office:value-type="string" calcext:value-type="string">
            <text:p>-0.103126</text:p>
          </table:table-cell>
        </table:table-row>
        <table:table-row table:style-name="ro1" table:visibility="filter">
          <table:table-cell office:value-type="float" office:value="1527146718.26294" calcext:value-type="float">
            <text:p>1527146718.26294</text:p>
          </table:table-cell>
          <table:table-cell office:value-type="string" calcext:value-type="string">
            <text:p>PID_y</text:p>
          </table:table-cell>
          <table:table-cell office:value-type="float" office:value="6.944151" calcext:value-type="float">
            <text:p>6.944151</text:p>
          </table:table-cell>
          <table:table-cell office:value-type="float" office:value="-3.134998" calcext:value-type="float">
            <text:p>-3.134998</text:p>
          </table:table-cell>
          <table:table-cell office:value-type="float" office:value="0.129915" calcext:value-type="float">
            <text:p>0.129915</text:p>
          </table:table-cell>
          <table:table-cell office:value-type="float" office:value="-0.099595" calcext:value-type="float">
            <text:p>-0.099595</text:p>
          </table:table-cell>
          <table:table-cell office:value-type="float" office:value="1.544339" calcext:value-type="float">
            <text:p>1.544339</text:p>
          </table:table-cell>
          <table:table-cell office:value-type="float" office:value="-1.030724" calcext:value-type="float">
            <text:p>-1.030724</text:p>
          </table:table-cell>
          <table:table-cell office:value-type="float" office:value="0.169741" calcext:value-type="float">
            <text:p>0.169741</text:p>
          </table:table-cell>
          <table:table-cell office:value-type="string" calcext:value-type="string">
            <text:p>-0.103126</text:p>
          </table:table-cell>
        </table:table-row>
        <table:table-row table:style-name="ro1">
          <table:table-cell office:value-type="float" office:value="1527146718.28249" calcext:value-type="float">
            <text:p>1527146718.28249</text:p>
          </table:table-cell>
          <table:table-cell office:value-type="string" calcext:value-type="string">
            <text:p>TOC_x</text:p>
          </table:table-cell>
          <table:table-cell office:value-type="float" office:value="4.697288" calcext:value-type="float">
            <text:p>4.697288</text:p>
          </table:table-cell>
          <table:table-cell office:value-type="float" office:value="-2.956136" calcext:value-type="float">
            <text:p>-2.956136</text:p>
          </table:table-cell>
          <table:table-cell office:value-type="float" office:value="0.102851" calcext:value-type="float">
            <text:p>0.102851</text:p>
          </table:table-cell>
          <table:table-cell office:value-type="float" office:value="-0.096626" calcext:value-type="float">
            <text:p>-0.096626</text:p>
          </table:table-cell>
          <table:table-cell office:value-type="float" office:value="1.26809" calcext:value-type="float">
            <text:p>1.26809</text:p>
          </table:table-cell>
          <table:table-cell office:value-type="float" office:value="-1.000414" calcext:value-type="float">
            <text:p>-1.000414</text:p>
          </table:table-cell>
          <table:table-cell office:value-type="float" office:value="0.129915" calcext:value-type="float">
            <text:p>0.129915</text:p>
          </table:table-cell>
          <table:table-cell office:value-type="string" calcext:value-type="string">
            <text:p>-0.099595</text:p>
          </table:table-cell>
        </table:table-row>
        <table:table-row table:style-name="ro1" table:visibility="filter">
          <table:table-cell office:value-type="float" office:value="1527146718.28255" calcext:value-type="float">
            <text:p>1527146718.28255</text:p>
          </table:table-cell>
          <table:table-cell office:value-type="string" calcext:value-type="string">
            <text:p>PID_y</text:p>
          </table:table-cell>
          <table:table-cell office:value-type="float" office:value="4.697288" calcext:value-type="float">
            <text:p>4.697288</text:p>
          </table:table-cell>
          <table:table-cell office:value-type="float" office:value="-2.956136" calcext:value-type="float">
            <text:p>-2.956136</text:p>
          </table:table-cell>
          <table:table-cell office:value-type="float" office:value="0.102851" calcext:value-type="float">
            <text:p>0.102851</text:p>
          </table:table-cell>
          <table:table-cell office:value-type="float" office:value="-0.096626" calcext:value-type="float">
            <text:p>-0.096626</text:p>
          </table:table-cell>
          <table:table-cell office:value-type="float" office:value="1.26809" calcext:value-type="float">
            <text:p>1.26809</text:p>
          </table:table-cell>
          <table:table-cell office:value-type="float" office:value="-1.000414" calcext:value-type="float">
            <text:p>-1.000414</text:p>
          </table:table-cell>
          <table:table-cell office:value-type="float" office:value="0.129915" calcext:value-type="float">
            <text:p>0.129915</text:p>
          </table:table-cell>
          <table:table-cell office:value-type="string" calcext:value-type="string">
            <text:p>-0.099595</text:p>
          </table:table-cell>
        </table:table-row>
        <table:table-row table:style-name="ro1">
          <table:table-cell office:value-type="float" office:value="1527146718.30193" calcext:value-type="float">
            <text:p>1527146718.30193</text:p>
          </table:table-cell>
          <table:table-cell office:value-type="string" calcext:value-type="string">
            <text:p>PID_x</text:p>
          </table:table-cell>
          <table:table-cell office:value-type="float" office:value="2.852981" calcext:value-type="float">
            <text:p>2.852981</text:p>
          </table:table-cell>
          <table:table-cell office:value-type="float" office:value="-2.82429" calcext:value-type="float">
            <text:p>-2.82429</text:p>
          </table:table-cell>
          <table:table-cell office:value-type="float" office:value="0.075401" calcext:value-type="float">
            <text:p>0.075401</text:p>
          </table:table-cell>
          <table:table-cell office:value-type="float" office:value="-0.094394" calcext:value-type="float">
            <text:p>-0.094394</text:p>
          </table:table-cell>
          <table:table-cell office:value-type="float" office:value="0.985978" calcext:value-type="float">
            <text:p>0.985978</text:p>
          </table:table-cell>
          <table:table-cell office:value-type="float" office:value="-0.977478" calcext:value-type="float">
            <text:p>-0.977478</text:p>
          </table:table-cell>
          <table:table-cell office:value-type="float" office:value="0.102851" calcext:value-type="float">
            <text:p>0.102851</text:p>
          </table:table-cell>
          <table:table-cell office:value-type="string" calcext:value-type="string">
            <text:p>-0.096626</text:p>
          </table:table-cell>
        </table:table-row>
        <table:table-row table:style-name="ro1" table:visibility="filter">
          <table:table-cell office:value-type="float" office:value="1527146718.30199" calcext:value-type="float">
            <text:p>1527146718.30199</text:p>
          </table:table-cell>
          <table:table-cell office:value-type="string" calcext:value-type="string">
            <text:p>PID_y</text:p>
          </table:table-cell>
          <table:table-cell office:value-type="float" office:value="2.852981" calcext:value-type="float">
            <text:p>2.852981</text:p>
          </table:table-cell>
          <table:table-cell office:value-type="float" office:value="-2.82429" calcext:value-type="float">
            <text:p>-2.82429</text:p>
          </table:table-cell>
          <table:table-cell office:value-type="float" office:value="0.075401" calcext:value-type="float">
            <text:p>0.075401</text:p>
          </table:table-cell>
          <table:table-cell office:value-type="float" office:value="-0.094394" calcext:value-type="float">
            <text:p>-0.094394</text:p>
          </table:table-cell>
          <table:table-cell office:value-type="float" office:value="0.985978" calcext:value-type="float">
            <text:p>0.985978</text:p>
          </table:table-cell>
          <table:table-cell office:value-type="float" office:value="-0.977478" calcext:value-type="float">
            <text:p>-0.977478</text:p>
          </table:table-cell>
          <table:table-cell office:value-type="float" office:value="0.102851" calcext:value-type="float">
            <text:p>0.102851</text:p>
          </table:table-cell>
          <table:table-cell office:value-type="string" calcext:value-type="string">
            <text:p>-0.096626</text:p>
          </table:table-cell>
        </table:table-row>
        <table:table-row table:style-name="ro1">
          <table:table-cell office:value-type="float" office:value="1527146718.32245" calcext:value-type="float">
            <text:p>1527146718.32245</text:p>
          </table:table-cell>
          <table:table-cell office:value-type="string" calcext:value-type="string">
            <text:p>PID_x</text:p>
          </table:table-cell>
          <table:table-cell office:value-type="float" office:value="0.991328" calcext:value-type="float">
            <text:p>0.991328</text:p>
          </table:table-cell>
          <table:table-cell office:value-type="float" office:value="-2.435753" calcext:value-type="float">
            <text:p>-2.435753</text:p>
          </table:table-cell>
          <table:table-cell office:value-type="float" office:value="0.033641" calcext:value-type="float">
            <text:p>0.033641</text:p>
          </table:table-cell>
          <table:table-cell office:value-type="float" office:value="-0.087127" calcext:value-type="float">
            <text:p>-0.087127</text:p>
          </table:table-cell>
          <table:table-cell office:value-type="float" office:value="0.578956" calcext:value-type="float">
            <text:p>0.578956</text:p>
          </table:table-cell>
          <table:table-cell office:value-type="float" office:value="-0.906653" calcext:value-type="float">
            <text:p>-0.906653</text:p>
          </table:table-cell>
          <table:table-cell office:value-type="float" office:value="0.075401" calcext:value-type="float">
            <text:p>0.075401</text:p>
          </table:table-cell>
          <table:table-cell office:value-type="string" calcext:value-type="string">
            <text:p>-0.094394</text:p>
          </table:table-cell>
        </table:table-row>
        <table:table-row table:style-name="ro1" table:visibility="filter">
          <table:table-cell office:value-type="float" office:value="1527146718.32251" calcext:value-type="float">
            <text:p>1527146718.32251</text:p>
          </table:table-cell>
          <table:table-cell office:value-type="string" calcext:value-type="string">
            <text:p>PID_y</text:p>
          </table:table-cell>
          <table:table-cell office:value-type="float" office:value="0.991328" calcext:value-type="float">
            <text:p>0.991328</text:p>
          </table:table-cell>
          <table:table-cell office:value-type="float" office:value="-2.435753" calcext:value-type="float">
            <text:p>-2.435753</text:p>
          </table:table-cell>
          <table:table-cell office:value-type="float" office:value="0.033641" calcext:value-type="float">
            <text:p>0.033641</text:p>
          </table:table-cell>
          <table:table-cell office:value-type="float" office:value="-0.087127" calcext:value-type="float">
            <text:p>-0.087127</text:p>
          </table:table-cell>
          <table:table-cell office:value-type="float" office:value="0.578956" calcext:value-type="float">
            <text:p>0.578956</text:p>
          </table:table-cell>
          <table:table-cell office:value-type="float" office:value="-0.906653" calcext:value-type="float">
            <text:p>-0.906653</text:p>
          </table:table-cell>
          <table:table-cell office:value-type="float" office:value="0.075401" calcext:value-type="float">
            <text:p>0.075401</text:p>
          </table:table-cell>
          <table:table-cell office:value-type="string" calcext:value-type="string">
            <text:p>-0.094394</text:p>
          </table:table-cell>
        </table:table-row>
        <table:table-row table:style-name="ro1">
          <table:table-cell office:value-type="float" office:value="1527146718.342" calcext:value-type="float">
            <text:p>1527146718.342</text:p>
          </table:table-cell>
          <table:table-cell office:value-type="string" calcext:value-type="string">
            <text:p>PID_x</text:p>
          </table:table-cell>
          <table:table-cell office:value-type="float" office:value="0.245109" calcext:value-type="float">
            <text:p>0.245109</text:p>
          </table:table-cell>
          <table:table-cell office:value-type="float" office:value="-2.152475" calcext:value-type="float">
            <text:p>-2.152475</text:p>
          </table:table-cell>
          <table:table-cell office:value-type="float" office:value="0.005378" calcext:value-type="float">
            <text:p>0.005378</text:p>
          </table:table-cell>
          <table:table-cell office:value-type="float" office:value="-0.081722" calcext:value-type="float">
            <text:p>-0.081722</text:p>
          </table:table-cell>
          <table:table-cell office:value-type="float" office:value="0.289665" calcext:value-type="float">
            <text:p>0.289665</text:p>
          </table:table-cell>
          <table:table-cell office:value-type="float" office:value="-0.85133" calcext:value-type="float">
            <text:p>-0.85133</text:p>
          </table:table-cell>
          <table:table-cell office:value-type="float" office:value="0.033641" calcext:value-type="float">
            <text:p>0.033641</text:p>
          </table:table-cell>
          <table:table-cell office:value-type="string" calcext:value-type="string">
            <text:p>-0.087127</text:p>
          </table:table-cell>
        </table:table-row>
        <table:table-row table:style-name="ro1" table:visibility="filter">
          <table:table-cell office:value-type="float" office:value="1527146718.34206" calcext:value-type="float">
            <text:p>1527146718.34206</text:p>
          </table:table-cell>
          <table:table-cell office:value-type="string" calcext:value-type="string">
            <text:p>PID_y</text:p>
          </table:table-cell>
          <table:table-cell office:value-type="float" office:value="0.245109" calcext:value-type="float">
            <text:p>0.245109</text:p>
          </table:table-cell>
          <table:table-cell office:value-type="float" office:value="-2.152475" calcext:value-type="float">
            <text:p>-2.152475</text:p>
          </table:table-cell>
          <table:table-cell office:value-type="float" office:value="0.005378" calcext:value-type="float">
            <text:p>0.005378</text:p>
          </table:table-cell>
          <table:table-cell office:value-type="float" office:value="-0.081722" calcext:value-type="float">
            <text:p>-0.081722</text:p>
          </table:table-cell>
          <table:table-cell office:value-type="float" office:value="0.289665" calcext:value-type="float">
            <text:p>0.289665</text:p>
          </table:table-cell>
          <table:table-cell office:value-type="float" office:value="-0.85133" calcext:value-type="float">
            <text:p>-0.85133</text:p>
          </table:table-cell>
          <table:table-cell office:value-type="float" office:value="0.033641" calcext:value-type="float">
            <text:p>0.033641</text:p>
          </table:table-cell>
          <table:table-cell office:value-type="string" calcext:value-type="string">
            <text:p>-0.087127</text:p>
          </table:table-cell>
        </table:table-row>
        <table:table-row table:style-name="ro1">
          <table:table-cell office:value-type="float" office:value="1527146718.3625" calcext:value-type="float">
            <text:p>1527146718.3625</text:p>
          </table:table-cell>
          <table:table-cell office:value-type="string" calcext:value-type="string">
            <text:p>PID_x</text:p>
          </table:table-cell>
          <table:table-cell office:value-type="float" office:value="-0.096238" calcext:value-type="float">
            <text:p>-0.096238</text:p>
          </table:table-cell>
          <table:table-cell office:value-type="float" office:value="-1.683494" calcext:value-type="float">
            <text:p>-1.683494</text:p>
          </table:table-cell>
          <table:table-cell office:value-type="float" office:value="-0.038841" calcext:value-type="float">
            <text:p>-0.038841</text:p>
          </table:table-cell>
          <table:table-cell office:value-type="float" office:value="-0.071453" calcext:value-type="float">
            <text:p>-0.071453</text:p>
          </table:table-cell>
          <table:table-cell office:value-type="float" office:value="-0.141735" calcext:value-type="float">
            <text:p>-0.141735</text:p>
          </table:table-cell>
          <table:table-cell office:value-type="float" office:value="-0.751142" calcext:value-type="float">
            <text:p>-0.751142</text:p>
          </table:table-cell>
          <table:table-cell office:value-type="float" office:value="0.005378" calcext:value-type="float">
            <text:p>0.005378</text:p>
          </table:table-cell>
          <table:table-cell office:value-type="string" calcext:value-type="string">
            <text:p>-0.081722</text:p>
          </table:table-cell>
        </table:table-row>
        <table:table-row table:style-name="ro1" table:visibility="filter">
          <table:table-cell office:value-type="float" office:value="1527146718.36255" calcext:value-type="float">
            <text:p>1527146718.36255</text:p>
          </table:table-cell>
          <table:table-cell office:value-type="string" calcext:value-type="string">
            <text:p>PID_y</text:p>
          </table:table-cell>
          <table:table-cell office:value-type="float" office:value="-0.096238" calcext:value-type="float">
            <text:p>-0.096238</text:p>
          </table:table-cell>
          <table:table-cell office:value-type="float" office:value="-1.683494" calcext:value-type="float">
            <text:p>-1.683494</text:p>
          </table:table-cell>
          <table:table-cell office:value-type="float" office:value="-0.038841" calcext:value-type="float">
            <text:p>-0.038841</text:p>
          </table:table-cell>
          <table:table-cell office:value-type="float" office:value="-0.071453" calcext:value-type="float">
            <text:p>-0.071453</text:p>
          </table:table-cell>
          <table:table-cell office:value-type="float" office:value="-0.141735" calcext:value-type="float">
            <text:p>-0.141735</text:p>
          </table:table-cell>
          <table:table-cell office:value-type="float" office:value="-0.751142" calcext:value-type="float">
            <text:p>-0.751142</text:p>
          </table:table-cell>
          <table:table-cell office:value-type="float" office:value="0.005378" calcext:value-type="float">
            <text:p>0.005378</text:p>
          </table:table-cell>
          <table:table-cell office:value-type="string" calcext:value-type="string">
            <text:p>-0.081722</text:p>
          </table:table-cell>
        </table:table-row>
        <table:table-row table:style-name="ro1">
          <table:table-cell office:value-type="float" office:value="1527146718.38187" calcext:value-type="float">
            <text:p>1527146718.38187</text:p>
          </table:table-cell>
          <table:table-cell office:value-type="string" calcext:value-type="string">
            <text:p>PID_x</text:p>
          </table:table-cell>
          <table:table-cell office:value-type="float" office:value="-0.701401" calcext:value-type="float">
            <text:p>-0.701401</text:p>
          </table:table-cell>
          <table:table-cell office:value-type="float" office:value="-1.379241" calcext:value-type="float">
            <text:p>-1.379241</text:p>
          </table:table-cell>
          <table:table-cell office:value-type="float" office:value="-0.070633" calcext:value-type="float">
            <text:p>-0.070633</text:p>
          </table:table-cell>
          <table:table-cell office:value-type="float" office:value="-0.064403" calcext:value-type="float">
            <text:p>-0.064403</text:p>
          </table:table-cell>
          <table:table-cell office:value-type="float" office:value="-0.46986" calcext:value-type="float">
            <text:p>-0.46986</text:p>
          </table:table-cell>
          <table:table-cell office:value-type="float" office:value="-0.678376" calcext:value-type="float">
            <text:p>-0.678376</text:p>
          </table:table-cell>
          <table:table-cell office:value-type="float" office:value="-0.038841" calcext:value-type="float">
            <text:p>-0.038841</text:p>
          </table:table-cell>
          <table:table-cell office:value-type="string" calcext:value-type="string">
            <text:p>-0.071453</text:p>
          </table:table-cell>
        </table:table-row>
        <table:table-row table:style-name="ro1" table:visibility="filter">
          <table:table-cell office:value-type="float" office:value="1527146718.38198" calcext:value-type="float">
            <text:p>1527146718.38198</text:p>
          </table:table-cell>
          <table:table-cell office:value-type="string" calcext:value-type="string">
            <text:p>PID_y</text:p>
          </table:table-cell>
          <table:table-cell office:value-type="float" office:value="-0.701401" calcext:value-type="float">
            <text:p>-0.701401</text:p>
          </table:table-cell>
          <table:table-cell office:value-type="float" office:value="-1.379241" calcext:value-type="float">
            <text:p>-1.379241</text:p>
          </table:table-cell>
          <table:table-cell office:value-type="float" office:value="-0.070633" calcext:value-type="float">
            <text:p>-0.070633</text:p>
          </table:table-cell>
          <table:table-cell office:value-type="float" office:value="-0.064403" calcext:value-type="float">
            <text:p>-0.064403</text:p>
          </table:table-cell>
          <table:table-cell office:value-type="float" office:value="-0.46986" calcext:value-type="float">
            <text:p>-0.46986</text:p>
          </table:table-cell>
          <table:table-cell office:value-type="float" office:value="-0.678376" calcext:value-type="float">
            <text:p>-0.678376</text:p>
          </table:table-cell>
          <table:table-cell office:value-type="float" office:value="-0.038841" calcext:value-type="float">
            <text:p>-0.038841</text:p>
          </table:table-cell>
          <table:table-cell office:value-type="string" calcext:value-type="string">
            <text:p>-0.071453</text:p>
          </table:table-cell>
        </table:table-row>
        <table:table-row table:style-name="ro1">
          <table:table-cell office:value-type="float" office:value="1527146718.4025" calcext:value-type="float">
            <text:p>1527146718.4025</text:p>
          </table:table-cell>
          <table:table-cell office:value-type="string" calcext:value-type="string">
            <text:p>TOC_x</text:p>
          </table:table-cell>
          <table:table-cell office:value-type="float" office:value="-1.918703" calcext:value-type="float">
            <text:p>-1.918703</text:p>
          </table:table-cell>
          <table:table-cell office:value-type="float" office:value="-1.099578" calcext:value-type="float">
            <text:p>-1.099578</text:p>
          </table:table-cell>
          <table:table-cell office:value-type="float" office:value="-0.104355" calcext:value-type="float">
            <text:p>-0.104355</text:p>
          </table:table-cell>
          <table:table-cell office:value-type="float" office:value="-0.056748" calcext:value-type="float">
            <text:p>-0.056748</text:p>
          </table:table-cell>
          <table:table-cell office:value-type="float" office:value="-0.796883" calcext:value-type="float">
            <text:p>-0.796883</text:p>
          </table:table-cell>
          <table:table-cell office:value-type="float" office:value="-0.604145" calcext:value-type="float">
            <text:p>-0.604145</text:p>
          </table:table-cell>
          <table:table-cell office:value-type="float" office:value="-0.070633" calcext:value-type="float">
            <text:p>-0.070633</text:p>
          </table:table-cell>
          <table:table-cell office:value-type="string" calcext:value-type="string">
            <text:p>-0.064403</text:p>
          </table:table-cell>
        </table:table-row>
        <table:table-row table:style-name="ro1" table:visibility="filter">
          <table:table-cell office:value-type="float" office:value="1527146718.40256" calcext:value-type="float">
            <text:p>1527146718.40256</text:p>
          </table:table-cell>
          <table:table-cell office:value-type="string" calcext:value-type="string">
            <text:p>PID_y</text:p>
          </table:table-cell>
          <table:table-cell office:value-type="float" office:value="-1.918703" calcext:value-type="float">
            <text:p>-1.918703</text:p>
          </table:table-cell>
          <table:table-cell office:value-type="float" office:value="-1.099578" calcext:value-type="float">
            <text:p>-1.099578</text:p>
          </table:table-cell>
          <table:table-cell office:value-type="float" office:value="-0.104355" calcext:value-type="float">
            <text:p>-0.104355</text:p>
          </table:table-cell>
          <table:table-cell office:value-type="float" office:value="-0.056748" calcext:value-type="float">
            <text:p>-0.056748</text:p>
          </table:table-cell>
          <table:table-cell office:value-type="float" office:value="-0.796883" calcext:value-type="float">
            <text:p>-0.796883</text:p>
          </table:table-cell>
          <table:table-cell office:value-type="float" office:value="-0.604145" calcext:value-type="float">
            <text:p>-0.604145</text:p>
          </table:table-cell>
          <table:table-cell office:value-type="float" office:value="-0.070633" calcext:value-type="float">
            <text:p>-0.070633</text:p>
          </table:table-cell>
          <table:table-cell office:value-type="string" calcext:value-type="string">
            <text:p>-0.064403</text:p>
          </table:table-cell>
        </table:table-row>
        <table:table-row table:style-name="ro1">
          <table:table-cell office:value-type="float" office:value="1527146718.42193" calcext:value-type="float">
            <text:p>1527146718.42193</text:p>
          </table:table-cell>
          <table:table-cell office:value-type="string" calcext:value-type="string">
            <text:p>TOC_x</text:p>
          </table:table-cell>
          <table:table-cell office:value-type="float" office:value="-5.278144" calcext:value-type="float">
            <text:p>-5.278144</text:p>
          </table:table-cell>
          <table:table-cell office:value-type="float" office:value="-0.719005" calcext:value-type="float">
            <text:p>-0.719005</text:p>
          </table:table-cell>
          <table:table-cell office:value-type="float" office:value="-0.156989" calcext:value-type="float">
            <text:p>-0.156989</text:p>
          </table:table-cell>
          <table:table-cell office:value-type="float" office:value="-0.045236" calcext:value-type="float">
            <text:p>-0.045236</text:p>
          </table:table-cell>
          <table:table-cell office:value-type="float" office:value="-1.338807" calcext:value-type="float">
            <text:p>-1.338807</text:p>
          </table:table-cell>
          <table:table-cell office:value-type="float" office:value="-0.485612" calcext:value-type="float">
            <text:p>-0.485612</text:p>
          </table:table-cell>
          <table:table-cell office:value-type="float" office:value="-0.104355" calcext:value-type="float">
            <text:p>-0.104355</text:p>
          </table:table-cell>
          <table:table-cell office:value-type="string" calcext:value-type="string">
            <text:p>-0.056748</text:p>
          </table:table-cell>
        </table:table-row>
        <table:table-row table:style-name="ro1" table:visibility="filter">
          <table:table-cell office:value-type="float" office:value="1527146718.42198" calcext:value-type="float">
            <text:p>1527146718.42198</text:p>
          </table:table-cell>
          <table:table-cell office:value-type="string" calcext:value-type="string">
            <text:p>PID_y</text:p>
          </table:table-cell>
          <table:table-cell office:value-type="float" office:value="-5.278144" calcext:value-type="float">
            <text:p>-5.278144</text:p>
          </table:table-cell>
          <table:table-cell office:value-type="float" office:value="-0.719005" calcext:value-type="float">
            <text:p>-0.719005</text:p>
          </table:table-cell>
          <table:table-cell office:value-type="float" office:value="-0.156989" calcext:value-type="float">
            <text:p>-0.156989</text:p>
          </table:table-cell>
          <table:table-cell office:value-type="float" office:value="-0.045236" calcext:value-type="float">
            <text:p>-0.045236</text:p>
          </table:table-cell>
          <table:table-cell office:value-type="float" office:value="-1.338807" calcext:value-type="float">
            <text:p>-1.338807</text:p>
          </table:table-cell>
          <table:table-cell office:value-type="float" office:value="-0.485612" calcext:value-type="float">
            <text:p>-0.485612</text:p>
          </table:table-cell>
          <table:table-cell office:value-type="float" office:value="-0.104355" calcext:value-type="float">
            <text:p>-0.104355</text:p>
          </table:table-cell>
          <table:table-cell office:value-type="string" calcext:value-type="string">
            <text:p>-0.056748</text:p>
          </table:table-cell>
        </table:table-row>
        <table:table-row table:style-name="ro1">
          <table:table-cell office:value-type="float" office:value="1527146718.44249" calcext:value-type="float">
            <text:p>1527146718.44249</text:p>
          </table:table-cell>
          <table:table-cell office:value-type="string" calcext:value-type="string">
            <text:p>TOC_x</text:p>
          </table:table-cell>
          <table:table-cell office:value-type="float" office:value="-8.246851" calcext:value-type="float">
            <text:p>-8.246851</text:p>
          </table:table-cell>
          <table:table-cell office:value-type="float" office:value="-0.526861" calcext:value-type="float">
            <text:p>-0.526861</text:p>
          </table:table-cell>
          <table:table-cell office:value-type="float" office:value="-0.191995" calcext:value-type="float">
            <text:p>-0.191995</text:p>
          </table:table-cell>
          <table:table-cell office:value-type="float" office:value="-0.037838" calcext:value-type="float">
            <text:p>-0.037838</text:p>
          </table:table-cell>
          <table:table-cell office:value-type="float" office:value="-1.679047" calcext:value-type="float">
            <text:p>-1.679047</text:p>
          </table:table-cell>
          <table:table-cell office:value-type="float" office:value="-0.413712" calcext:value-type="float">
            <text:p>-0.413712</text:p>
          </table:table-cell>
          <table:table-cell office:value-type="float" office:value="-0.156989" calcext:value-type="float">
            <text:p>-0.156989</text:p>
          </table:table-cell>
          <table:table-cell office:value-type="string" calcext:value-type="string">
            <text:p>-0.045236</text:p>
          </table:table-cell>
        </table:table-row>
        <table:table-row table:style-name="ro1" table:visibility="filter">
          <table:table-cell office:value-type="float" office:value="1527146718.44255" calcext:value-type="float">
            <text:p>1527146718.44255</text:p>
          </table:table-cell>
          <table:table-cell office:value-type="string" calcext:value-type="string">
            <text:p>PID_y</text:p>
          </table:table-cell>
          <table:table-cell office:value-type="float" office:value="-8.246851" calcext:value-type="float">
            <text:p>-8.246851</text:p>
          </table:table-cell>
          <table:table-cell office:value-type="float" office:value="-0.526861" calcext:value-type="float">
            <text:p>-0.526861</text:p>
          </table:table-cell>
          <table:table-cell office:value-type="float" office:value="-0.191995" calcext:value-type="float">
            <text:p>-0.191995</text:p>
          </table:table-cell>
          <table:table-cell office:value-type="float" office:value="-0.037838" calcext:value-type="float">
            <text:p>-0.037838</text:p>
          </table:table-cell>
          <table:table-cell office:value-type="float" office:value="-1.679047" calcext:value-type="float">
            <text:p>-1.679047</text:p>
          </table:table-cell>
          <table:table-cell office:value-type="float" office:value="-0.413712" calcext:value-type="float">
            <text:p>-0.413712</text:p>
          </table:table-cell>
          <table:table-cell office:value-type="float" office:value="-0.156989" calcext:value-type="float">
            <text:p>-0.156989</text:p>
          </table:table-cell>
          <table:table-cell office:value-type="string" calcext:value-type="string">
            <text:p>-0.045236</text:p>
          </table:table-cell>
        </table:table-row>
        <table:table-row table:style-name="ro1">
          <table:table-cell office:value-type="float" office:value="1527146718.46203" calcext:value-type="float">
            <text:p>1527146718.46203</text:p>
          </table:table-cell>
          <table:table-cell office:value-type="string" calcext:value-type="string">
            <text:p>TOC_x</text:p>
          </table:table-cell>
          <table:table-cell office:value-type="float" office:value="-14.058429" calcext:value-type="float">
            <text:p>-14.058429</text:p>
          </table:table-cell>
          <table:table-cell office:value-type="float" office:value="-0.28562" calcext:value-type="float">
            <text:p>-0.28562</text:p>
          </table:table-cell>
          <table:table-cell office:value-type="float" office:value="-0.242697" calcext:value-type="float">
            <text:p>-0.242697</text:p>
          </table:table-cell>
          <table:table-cell office:value-type="float" office:value="-0.026842" calcext:value-type="float">
            <text:p>-0.026842</text:p>
          </table:table-cell>
          <table:table-cell office:value-type="float" office:value="-2.198978" calcext:value-type="float">
            <text:p>-2.198978</text:p>
          </table:table-cell>
          <table:table-cell office:value-type="float" office:value="-0.300952" calcext:value-type="float">
            <text:p>-0.300952</text:p>
          </table:table-cell>
          <table:table-cell office:value-type="float" office:value="-0.191995" calcext:value-type="float">
            <text:p>-0.191995</text:p>
          </table:table-cell>
          <table:table-cell office:value-type="string" calcext:value-type="string">
            <text:p>-0.037838</text:p>
          </table:table-cell>
        </table:table-row>
        <table:table-row table:style-name="ro1" table:visibility="filter">
          <table:table-cell office:value-type="float" office:value="1527146718.46208" calcext:value-type="float">
            <text:p>1527146718.46208</text:p>
          </table:table-cell>
          <table:table-cell office:value-type="string" calcext:value-type="string">
            <text:p>PID_y</text:p>
          </table:table-cell>
          <table:table-cell office:value-type="float" office:value="-14.058429" calcext:value-type="float">
            <text:p>-14.058429</text:p>
          </table:table-cell>
          <table:table-cell office:value-type="float" office:value="-0.28562" calcext:value-type="float">
            <text:p>-0.28562</text:p>
          </table:table-cell>
          <table:table-cell office:value-type="float" office:value="-0.242697" calcext:value-type="float">
            <text:p>-0.242697</text:p>
          </table:table-cell>
          <table:table-cell office:value-type="float" office:value="-0.026842" calcext:value-type="float">
            <text:p>-0.026842</text:p>
          </table:table-cell>
          <table:table-cell office:value-type="float" office:value="-2.198978" calcext:value-type="float">
            <text:p>-2.198978</text:p>
          </table:table-cell>
          <table:table-cell office:value-type="float" office:value="-0.300952" calcext:value-type="float">
            <text:p>-0.300952</text:p>
          </table:table-cell>
          <table:table-cell office:value-type="float" office:value="-0.191995" calcext:value-type="float">
            <text:p>-0.191995</text:p>
          </table:table-cell>
          <table:table-cell office:value-type="string" calcext:value-type="string">
            <text:p>-0.037838</text:p>
          </table:table-cell>
        </table:table-row>
        <table:table-row table:style-name="ro1">
          <table:table-cell office:value-type="float" office:value="1527146718.48248" calcext:value-type="float">
            <text:p>1527146718.48248</text:p>
          </table:table-cell>
          <table:table-cell office:value-type="string" calcext:value-type="string">
            <text:p>TOC_x</text:p>
          </table:table-cell>
          <table:table-cell office:value-type="float" office:value="-18.242716" calcext:value-type="float">
            <text:p>-18.242716</text:p>
          </table:table-cell>
          <table:table-cell office:value-type="float" office:value="-0.189125" calcext:value-type="float">
            <text:p>-0.189125</text:p>
          </table:table-cell>
          <table:table-cell office:value-type="float" office:value="-0.274304" calcext:value-type="float">
            <text:p>-0.274304</text:p>
          </table:table-cell>
          <table:table-cell office:value-type="float" office:value="-0.020876" calcext:value-type="float">
            <text:p>-0.020876</text:p>
          </table:table-cell>
          <table:table-cell office:value-type="float" office:value="-2.507777" calcext:value-type="float">
            <text:p>-2.507777</text:p>
          </table:table-cell>
          <table:table-cell office:value-type="float" office:value="-0.242666" calcext:value-type="float">
            <text:p>-0.242666</text:p>
          </table:table-cell>
          <table:table-cell office:value-type="float" office:value="-0.242697" calcext:value-type="float">
            <text:p>-0.242697</text:p>
          </table:table-cell>
          <table:table-cell office:value-type="string" calcext:value-type="string">
            <text:p>-0.026842</text:p>
          </table:table-cell>
        </table:table-row>
        <table:table-row table:style-name="ro1" table:visibility="filter">
          <table:table-cell office:value-type="float" office:value="1527146718.48256" calcext:value-type="float">
            <text:p>1527146718.48256</text:p>
          </table:table-cell>
          <table:table-cell office:value-type="string" calcext:value-type="string">
            <text:p>PID_y</text:p>
          </table:table-cell>
          <table:table-cell office:value-type="float" office:value="-18.242716" calcext:value-type="float">
            <text:p>-18.242716</text:p>
          </table:table-cell>
          <table:table-cell office:value-type="float" office:value="-0.189125" calcext:value-type="float">
            <text:p>-0.189125</text:p>
          </table:table-cell>
          <table:table-cell office:value-type="float" office:value="-0.274304" calcext:value-type="float">
            <text:p>-0.274304</text:p>
          </table:table-cell>
          <table:table-cell office:value-type="float" office:value="-0.020876" calcext:value-type="float">
            <text:p>-0.020876</text:p>
          </table:table-cell>
          <table:table-cell office:value-type="float" office:value="-2.507777" calcext:value-type="float">
            <text:p>-2.507777</text:p>
          </table:table-cell>
          <table:table-cell office:value-type="float" office:value="-0.242666" calcext:value-type="float">
            <text:p>-0.242666</text:p>
          </table:table-cell>
          <table:table-cell office:value-type="float" office:value="-0.242697" calcext:value-type="float">
            <text:p>-0.242697</text:p>
          </table:table-cell>
          <table:table-cell office:value-type="string" calcext:value-type="string">
            <text:p>-0.026842</text:p>
          </table:table-cell>
        </table:table-row>
        <table:table-row table:style-name="ro1">
          <table:table-cell office:value-type="float" office:value="1527146718.502" calcext:value-type="float">
            <text:p>1527146718.502</text:p>
          </table:table-cell>
          <table:table-cell office:value-type="string" calcext:value-type="string">
            <text:p>TOC_x</text:p>
          </table:table-cell>
          <table:table-cell office:value-type="float" office:value="-23.024288" calcext:value-type="float">
            <text:p>-23.024288</text:p>
          </table:table-cell>
          <table:table-cell office:value-type="float" office:value="-0.093561" calcext:value-type="float">
            <text:p>-0.093561</text:p>
          </table:table-cell>
          <table:table-cell office:value-type="float" office:value="-0.304782" calcext:value-type="float">
            <text:p>-0.304782</text:p>
          </table:table-cell>
          <table:table-cell office:value-type="float" office:value="-0.013524" calcext:value-type="float">
            <text:p>-0.013524</text:p>
          </table:table-cell>
          <table:table-cell office:value-type="float" office:value="-2.819898" calcext:value-type="float">
            <text:p>-2.819898</text:p>
          </table:table-cell>
          <table:table-cell office:value-type="float" office:value="-0.167371" calcext:value-type="float">
            <text:p>-0.167371</text:p>
          </table:table-cell>
          <table:table-cell office:value-type="float" office:value="-0.274304" calcext:value-type="float">
            <text:p>-0.274304</text:p>
          </table:table-cell>
          <table:table-cell office:value-type="string" calcext:value-type="string">
            <text:p>-0.020876</text:p>
          </table:table-cell>
        </table:table-row>
        <table:table-row table:style-name="ro1" table:visibility="filter">
          <table:table-cell office:value-type="float" office:value="1527146718.50205" calcext:value-type="float">
            <text:p>1527146718.50205</text:p>
          </table:table-cell>
          <table:table-cell office:value-type="string" calcext:value-type="string">
            <text:p>PID_y</text:p>
          </table:table-cell>
          <table:table-cell office:value-type="float" office:value="-23.024288" calcext:value-type="float">
            <text:p>-23.024288</text:p>
          </table:table-cell>
          <table:table-cell office:value-type="float" office:value="-0.093561" calcext:value-type="float">
            <text:p>-0.093561</text:p>
          </table:table-cell>
          <table:table-cell office:value-type="float" office:value="-0.304782" calcext:value-type="float">
            <text:p>-0.304782</text:p>
          </table:table-cell>
          <table:table-cell office:value-type="float" office:value="-0.013524" calcext:value-type="float">
            <text:p>-0.013524</text:p>
          </table:table-cell>
          <table:table-cell office:value-type="float" office:value="-2.819898" calcext:value-type="float">
            <text:p>-2.819898</text:p>
          </table:table-cell>
          <table:table-cell office:value-type="float" office:value="-0.167371" calcext:value-type="float">
            <text:p>-0.167371</text:p>
          </table:table-cell>
          <table:table-cell office:value-type="float" office:value="-0.274304" calcext:value-type="float">
            <text:p>-0.274304</text:p>
          </table:table-cell>
          <table:table-cell office:value-type="string" calcext:value-type="string">
            <text:p>-0.020876</text:p>
          </table:table-cell>
        </table:table-row>
        <table:table-row table:style-name="ro1">
          <table:table-cell office:value-type="float" office:value="1527146718.52244" calcext:value-type="float">
            <text:p>1527146718.52244</text:p>
          </table:table-cell>
          <table:table-cell office:value-type="string" calcext:value-type="string">
            <text:p>TOC_x</text:p>
          </table:table-cell>
          <table:table-cell office:value-type="float" office:value="-30.645344" calcext:value-type="float">
            <text:p>-30.645344</text:p>
          </table:table-cell>
          <table:table-cell office:value-type="float" office:value="-0.024633" calcext:value-type="float">
            <text:p>-0.024633</text:p>
          </table:table-cell>
          <table:table-cell office:value-type="float" office:value="-0.349384" calcext:value-type="float">
            <text:p>-0.349384</text:p>
          </table:table-cell>
          <table:table-cell office:value-type="float" office:value="-0.00491" calcext:value-type="float">
            <text:p>-0.00491</text:p>
          </table:table-cell>
          <table:table-cell office:value-type="float" office:value="-3.256315" calcext:value-type="float">
            <text:p>-3.256315</text:p>
          </table:table-cell>
          <table:table-cell office:value-type="float" office:value="-0.083086" calcext:value-type="float">
            <text:p>-0.083086</text:p>
          </table:table-cell>
          <table:table-cell office:value-type="float" office:value="-0.304782" calcext:value-type="float">
            <text:p>-0.304782</text:p>
          </table:table-cell>
          <table:table-cell office:value-type="string" calcext:value-type="string">
            <text:p>-0.013524</text:p>
          </table:table-cell>
        </table:table-row>
        <table:table-row table:style-name="ro1" table:visibility="filter">
          <table:table-cell office:value-type="float" office:value="1527146718.5225" calcext:value-type="float">
            <text:p>1527146718.5225</text:p>
          </table:table-cell>
          <table:table-cell office:value-type="string" calcext:value-type="string">
            <text:p>PID_y</text:p>
          </table:table-cell>
          <table:table-cell office:value-type="float" office:value="-30.645344" calcext:value-type="float">
            <text:p>-30.645344</text:p>
          </table:table-cell>
          <table:table-cell office:value-type="float" office:value="-0.024633" calcext:value-type="float">
            <text:p>-0.024633</text:p>
          </table:table-cell>
          <table:table-cell office:value-type="float" office:value="-0.349384" calcext:value-type="float">
            <text:p>-0.349384</text:p>
          </table:table-cell>
          <table:table-cell office:value-type="float" office:value="-0.00491" calcext:value-type="float">
            <text:p>-0.00491</text:p>
          </table:table-cell>
          <table:table-cell office:value-type="float" office:value="-3.256315" calcext:value-type="float">
            <text:p>-3.256315</text:p>
          </table:table-cell>
          <table:table-cell office:value-type="float" office:value="-0.083086" calcext:value-type="float">
            <text:p>-0.083086</text:p>
          </table:table-cell>
          <table:table-cell office:value-type="float" office:value="-0.304782" calcext:value-type="float">
            <text:p>-0.304782</text:p>
          </table:table-cell>
          <table:table-cell office:value-type="string" calcext:value-type="string">
            <text:p>-0.013524</text:p>
          </table:table-cell>
        </table:table-row>
        <table:table-row table:style-name="ro1">
          <table:table-cell office:value-type="float" office:value="1527146718.54178" calcext:value-type="float">
            <text:p>1527146718.54178</text:p>
          </table:table-cell>
          <table:table-cell office:value-type="string" calcext:value-type="string">
            <text:p>TOC_x</text:p>
          </table:table-cell>
          <table:table-cell office:value-type="float" office:value="-36.363087" calcext:value-type="float">
            <text:p>-36.363087</text:p>
          </table:table-cell>
          <table:table-cell office:value-type="float" office:value="-0.001365" calcext:value-type="float">
            <text:p>-0.001365</text:p>
          </table:table-cell>
          <table:table-cell office:value-type="float" office:value="-0.37767" calcext:value-type="float">
            <text:p>-0.37767</text:p>
          </table:table-cell>
          <table:table-cell office:value-type="float" office:value="0.000592" calcext:value-type="float">
            <text:p>0.000592</text:p>
          </table:table-cell>
          <table:table-cell office:value-type="float" office:value="-3.548929" calcext:value-type="float">
            <text:p>-3.548929</text:p>
          </table:table-cell>
          <table:table-cell office:value-type="float" office:value="-0.026172" calcext:value-type="float">
            <text:p>-0.026172</text:p>
          </table:table-cell>
          <table:table-cell office:value-type="float" office:value="-0.349384" calcext:value-type="float">
            <text:p>-0.349384</text:p>
          </table:table-cell>
          <table:table-cell office:value-type="string" calcext:value-type="string">
            <text:p>-0.004910</text:p>
          </table:table-cell>
        </table:table-row>
        <table:table-row table:style-name="ro1" table:visibility="filter">
          <table:table-cell office:value-type="float" office:value="1527146718.54184" calcext:value-type="float">
            <text:p>1527146718.54184</text:p>
          </table:table-cell>
          <table:table-cell office:value-type="string" calcext:value-type="string">
            <text:p>PID_y</text:p>
          </table:table-cell>
          <table:table-cell office:value-type="float" office:value="-36.363087" calcext:value-type="float">
            <text:p>-36.363087</text:p>
          </table:table-cell>
          <table:table-cell office:value-type="float" office:value="-0.001365" calcext:value-type="float">
            <text:p>-0.001365</text:p>
          </table:table-cell>
          <table:table-cell office:value-type="float" office:value="-0.37767" calcext:value-type="float">
            <text:p>-0.37767</text:p>
          </table:table-cell>
          <table:table-cell office:value-type="float" office:value="0.000592" calcext:value-type="float">
            <text:p>0.000592</text:p>
          </table:table-cell>
          <table:table-cell office:value-type="float" office:value="-3.548929" calcext:value-type="float">
            <text:p>-3.548929</text:p>
          </table:table-cell>
          <table:table-cell office:value-type="float" office:value="-0.026172" calcext:value-type="float">
            <text:p>-0.026172</text:p>
          </table:table-cell>
          <table:table-cell office:value-type="float" office:value="-0.349384" calcext:value-type="float">
            <text:p>-0.349384</text:p>
          </table:table-cell>
          <table:table-cell office:value-type="string" calcext:value-type="string">
            <text:p>-0.004910</text:p>
          </table:table-cell>
        </table:table-row>
        <table:table-row table:style-name="ro1">
          <table:table-cell office:value-type="float" office:value="1527146718.56227" calcext:value-type="float">
            <text:p>1527146718.56227</text:p>
          </table:table-cell>
          <table:table-cell office:value-type="string" calcext:value-type="string">
            <text:p>TOC_x</text:p>
          </table:table-cell>
          <table:table-cell office:value-type="float" office:value="-44.762363" calcext:value-type="float">
            <text:p>-44.762363</text:p>
          </table:table-cell>
          <table:table-cell office:value-type="float" office:value="0.013745" calcext:value-type="float">
            <text:p>0.013745</text:p>
          </table:table-cell>
          <table:table-cell office:value-type="float" office:value="-0.417701" calcext:value-type="float">
            <text:p>-0.417701</text:p>
          </table:table-cell>
          <table:table-cell office:value-type="float" office:value="0.007906" calcext:value-type="float">
            <text:p>0.007906</text:p>
          </table:table-cell>
          <table:table-cell office:value-type="float" office:value="-3.939623" calcext:value-type="float">
            <text:p>-3.939623</text:p>
          </table:table-cell>
          <table:table-cell office:value-type="float" office:value="0.045209" calcext:value-type="float">
            <text:p>0.045209</text:p>
          </table:table-cell>
          <table:table-cell office:value-type="float" office:value="-0.37767" calcext:value-type="float">
            <text:p>-0.37767</text:p>
          </table:table-cell>
          <table:table-cell office:value-type="string" calcext:value-type="string">
            <text:p>0.000592</text:p>
          </table:table-cell>
        </table:table-row>
        <table:table-row table:style-name="ro1" table:visibility="filter">
          <table:table-cell office:value-type="float" office:value="1527146718.56236" calcext:value-type="float">
            <text:p>1527146718.56236</text:p>
          </table:table-cell>
          <table:table-cell office:value-type="string" calcext:value-type="string">
            <text:p>PID_y</text:p>
          </table:table-cell>
          <table:table-cell office:value-type="float" office:value="-44.762363" calcext:value-type="float">
            <text:p>-44.762363</text:p>
          </table:table-cell>
          <table:table-cell office:value-type="float" office:value="0.013745" calcext:value-type="float">
            <text:p>0.013745</text:p>
          </table:table-cell>
          <table:table-cell office:value-type="float" office:value="-0.417701" calcext:value-type="float">
            <text:p>-0.417701</text:p>
          </table:table-cell>
          <table:table-cell office:value-type="float" office:value="0.007906" calcext:value-type="float">
            <text:p>0.007906</text:p>
          </table:table-cell>
          <table:table-cell office:value-type="float" office:value="-3.939623" calcext:value-type="float">
            <text:p>-3.939623</text:p>
          </table:table-cell>
          <table:table-cell office:value-type="float" office:value="0.045209" calcext:value-type="float">
            <text:p>0.045209</text:p>
          </table:table-cell>
          <table:table-cell office:value-type="float" office:value="-0.37767" calcext:value-type="float">
            <text:p>-0.37767</text:p>
          </table:table-cell>
          <table:table-cell office:value-type="string" calcext:value-type="string">
            <text:p>0.000592</text:p>
          </table:table-cell>
        </table:table-row>
        <table:table-row table:style-name="ro1">
          <table:table-cell office:value-type="float" office:value="1527146718.58275" calcext:value-type="float">
            <text:p>1527146718.58275</text:p>
          </table:table-cell>
          <table:table-cell office:value-type="string" calcext:value-type="string">
            <text:p>TOC_x</text:p>
          </table:table-cell>
          <table:table-cell office:value-type="float" office:value="-50.658482" calcext:value-type="float">
            <text:p>-50.658482</text:p>
          </table:table-cell>
          <table:table-cell office:value-type="float" office:value="0.03212" calcext:value-type="float">
            <text:p>0.03212</text:p>
          </table:table-cell>
          <table:table-cell office:value-type="float" office:value="-0.443573" calcext:value-type="float">
            <text:p>-0.443573</text:p>
          </table:table-cell>
          <table:table-cell office:value-type="float" office:value="0.011892" calcext:value-type="float">
            <text:p>0.011892</text:p>
          </table:table-cell>
          <table:table-cell office:value-type="float" office:value="-4.192281" calcext:value-type="float">
            <text:p>-4.192281</text:p>
          </table:table-cell>
          <table:table-cell office:value-type="float" office:value="0.084141" calcext:value-type="float">
            <text:p>0.084141</text:p>
          </table:table-cell>
          <table:table-cell office:value-type="float" office:value="-0.417701" calcext:value-type="float">
            <text:p>-0.417701</text:p>
          </table:table-cell>
          <table:table-cell office:value-type="string" calcext:value-type="string">
            <text:p>0.007906</text:p>
          </table:table-cell>
        </table:table-row>
        <table:table-row table:style-name="ro1" table:visibility="filter">
          <table:table-cell office:value-type="float" office:value="1527146718.58281" calcext:value-type="float">
            <text:p>1527146718.58281</text:p>
          </table:table-cell>
          <table:table-cell office:value-type="string" calcext:value-type="string">
            <text:p>PID_y</text:p>
          </table:table-cell>
          <table:table-cell office:value-type="float" office:value="-50.658482" calcext:value-type="float">
            <text:p>-50.658482</text:p>
          </table:table-cell>
          <table:table-cell office:value-type="float" office:value="0.03212" calcext:value-type="float">
            <text:p>0.03212</text:p>
          </table:table-cell>
          <table:table-cell office:value-type="float" office:value="-0.443573" calcext:value-type="float">
            <text:p>-0.443573</text:p>
          </table:table-cell>
          <table:table-cell office:value-type="float" office:value="0.011892" calcext:value-type="float">
            <text:p>0.011892</text:p>
          </table:table-cell>
          <table:table-cell office:value-type="float" office:value="-4.192281" calcext:value-type="float">
            <text:p>-4.192281</text:p>
          </table:table-cell>
          <table:table-cell office:value-type="float" office:value="0.084141" calcext:value-type="float">
            <text:p>0.084141</text:p>
          </table:table-cell>
          <table:table-cell office:value-type="float" office:value="-0.417701" calcext:value-type="float">
            <text:p>-0.417701</text:p>
          </table:table-cell>
          <table:table-cell office:value-type="string" calcext:value-type="string">
            <text:p>0.007906</text:p>
          </table:table-cell>
        </table:table-row>
        <table:table-row table:style-name="ro1">
          <table:table-cell office:value-type="float" office:value="1527146718.60229" calcext:value-type="float">
            <text:p>1527146718.60229</text:p>
          </table:table-cell>
          <table:table-cell office:value-type="string" calcext:value-type="string">
            <text:p>TOC_x</text:p>
          </table:table-cell>
          <table:table-cell office:value-type="float" office:value="-56.947075" calcext:value-type="float">
            <text:p>-56.947075</text:p>
          </table:table-cell>
          <table:table-cell office:value-type="float" office:value="0.065842" calcext:value-type="float">
            <text:p>0.065842</text:p>
          </table:table-cell>
          <table:table-cell office:value-type="float" office:value="-0.468375" calcext:value-type="float">
            <text:p>-0.468375</text:p>
          </table:table-cell>
          <table:table-cell office:value-type="float" office:value="0.016511" calcext:value-type="float">
            <text:p>0.016511</text:p>
          </table:table-cell>
          <table:table-cell office:value-type="float" office:value="-4.446071" calcext:value-type="float">
            <text:p>-4.446071</text:p>
          </table:table-cell>
          <table:table-cell office:value-type="float" office:value="0.1314" calcext:value-type="float">
            <text:p>0.1314</text:p>
          </table:table-cell>
          <table:table-cell office:value-type="float" office:value="-0.443573" calcext:value-type="float">
            <text:p>-0.443573</text:p>
          </table:table-cell>
          <table:table-cell office:value-type="string" calcext:value-type="string">
            <text:p>0.011892</text:p>
          </table:table-cell>
        </table:table-row>
        <table:table-row table:style-name="ro1" table:visibility="filter">
          <table:table-cell office:value-type="float" office:value="1527146718.60238" calcext:value-type="float">
            <text:p>1527146718.60238</text:p>
          </table:table-cell>
          <table:table-cell office:value-type="string" calcext:value-type="string">
            <text:p>PID_y</text:p>
          </table:table-cell>
          <table:table-cell office:value-type="float" office:value="-56.947075" calcext:value-type="float">
            <text:p>-56.947075</text:p>
          </table:table-cell>
          <table:table-cell office:value-type="float" office:value="0.065842" calcext:value-type="float">
            <text:p>0.065842</text:p>
          </table:table-cell>
          <table:table-cell office:value-type="float" office:value="-0.468375" calcext:value-type="float">
            <text:p>-0.468375</text:p>
          </table:table-cell>
          <table:table-cell office:value-type="float" office:value="0.016511" calcext:value-type="float">
            <text:p>0.016511</text:p>
          </table:table-cell>
          <table:table-cell office:value-type="float" office:value="-4.446071" calcext:value-type="float">
            <text:p>-4.446071</text:p>
          </table:table-cell>
          <table:table-cell office:value-type="float" office:value="0.1314" calcext:value-type="float">
            <text:p>0.1314</text:p>
          </table:table-cell>
          <table:table-cell office:value-type="float" office:value="-0.443573" calcext:value-type="float">
            <text:p>-0.443573</text:p>
          </table:table-cell>
          <table:table-cell office:value-type="string" calcext:value-type="string">
            <text:p>0.011892</text:p>
          </table:table-cell>
        </table:table-row>
        <table:table-row table:style-name="ro1">
          <table:table-cell office:value-type="float" office:value="1527146718.62284" calcext:value-type="float">
            <text:p>1527146718.62284</text:p>
          </table:table-cell>
          <table:table-cell office:value-type="string" calcext:value-type="string">
            <text:p>TOC_x</text:p>
          </table:table-cell>
          <table:table-cell office:value-type="float" office:value="-66.169777" calcext:value-type="float">
            <text:p>-66.169777</text:p>
          </table:table-cell>
          <table:table-cell office:value-type="float" office:value="0.16442" calcext:value-type="float">
            <text:p>0.16442</text:p>
          </table:table-cell>
          <table:table-cell office:value-type="float" office:value="-0.50413" calcext:value-type="float">
            <text:p>-0.50413</text:p>
          </table:table-cell>
          <table:table-cell office:value-type="float" office:value="0.025653" calcext:value-type="float">
            <text:p>0.025653</text:p>
          </table:table-cell>
          <table:table-cell office:value-type="float" office:value="-4.794056" calcext:value-type="float">
            <text:p>-4.794056</text:p>
          </table:table-cell>
          <table:table-cell office:value-type="float" office:value="0.220382" calcext:value-type="float">
            <text:p>0.220382</text:p>
          </table:table-cell>
          <table:table-cell office:value-type="float" office:value="-0.468375" calcext:value-type="float">
            <text:p>-0.468375</text:p>
          </table:table-cell>
          <table:table-cell office:value-type="string" calcext:value-type="string">
            <text:p>0.016511</text:p>
          </table:table-cell>
        </table:table-row>
        <table:table-row table:style-name="ro1" table:visibility="filter">
          <table:table-cell office:value-type="float" office:value="1527146718.6229" calcext:value-type="float">
            <text:p>1527146718.6229</text:p>
          </table:table-cell>
          <table:table-cell office:value-type="string" calcext:value-type="string">
            <text:p>PID_y</text:p>
          </table:table-cell>
          <table:table-cell office:value-type="float" office:value="-66.169777" calcext:value-type="float">
            <text:p>-66.169777</text:p>
          </table:table-cell>
          <table:table-cell office:value-type="float" office:value="0.16442" calcext:value-type="float">
            <text:p>0.16442</text:p>
          </table:table-cell>
          <table:table-cell office:value-type="float" office:value="-0.50413" calcext:value-type="float">
            <text:p>-0.50413</text:p>
          </table:table-cell>
          <table:table-cell office:value-type="float" office:value="0.025653" calcext:value-type="float">
            <text:p>0.025653</text:p>
          </table:table-cell>
          <table:table-cell office:value-type="float" office:value="-4.794056" calcext:value-type="float">
            <text:p>-4.794056</text:p>
          </table:table-cell>
          <table:table-cell office:value-type="float" office:value="0.220382" calcext:value-type="float">
            <text:p>0.220382</text:p>
          </table:table-cell>
          <table:table-cell office:value-type="float" office:value="-0.468375" calcext:value-type="float">
            <text:p>-0.468375</text:p>
          </table:table-cell>
          <table:table-cell office:value-type="string" calcext:value-type="string">
            <text:p>0.016511</text:p>
          </table:table-cell>
        </table:table-row>
        <table:table-row table:style-name="ro1">
          <table:table-cell office:value-type="float" office:value="1527146718.64242" calcext:value-type="float">
            <text:p>1527146718.64242</text:p>
          </table:table-cell>
          <table:table-cell office:value-type="string" calcext:value-type="string">
            <text:p>TOC_x</text:p>
          </table:table-cell>
          <table:table-cell office:value-type="float" office:value="-72.820412" calcext:value-type="float">
            <text:p>-72.820412</text:p>
          </table:table-cell>
          <table:table-cell office:value-type="float" office:value="0.201849" calcext:value-type="float">
            <text:p>0.201849</text:p>
          </table:table-cell>
          <table:table-cell office:value-type="float" office:value="-0.527242" calcext:value-type="float">
            <text:p>-0.527242</text:p>
          </table:table-cell>
          <table:table-cell office:value-type="float" office:value="0.028212" calcext:value-type="float">
            <text:p>0.028212</text:p>
          </table:table-cell>
          <table:table-cell office:value-type="float" office:value="-5.03017" calcext:value-type="float">
            <text:p>-5.03017</text:p>
          </table:table-cell>
          <table:table-cell office:value-type="float" office:value="0.246521" calcext:value-type="float">
            <text:p>0.246521</text:p>
          </table:table-cell>
          <table:table-cell office:value-type="float" office:value="-0.50413" calcext:value-type="float">
            <text:p>-0.50413</text:p>
          </table:table-cell>
          <table:table-cell office:value-type="string" calcext:value-type="string">
            <text:p>0.025653</text:p>
          </table:table-cell>
        </table:table-row>
        <table:table-row table:style-name="ro1" table:visibility="filter">
          <table:table-cell office:value-type="float" office:value="1527146718.64247" calcext:value-type="float">
            <text:p>1527146718.64247</text:p>
          </table:table-cell>
          <table:table-cell office:value-type="string" calcext:value-type="string">
            <text:p>PID_y</text:p>
          </table:table-cell>
          <table:table-cell office:value-type="float" office:value="-72.820412" calcext:value-type="float">
            <text:p>-72.820412</text:p>
          </table:table-cell>
          <table:table-cell office:value-type="float" office:value="0.201849" calcext:value-type="float">
            <text:p>0.201849</text:p>
          </table:table-cell>
          <table:table-cell office:value-type="float" office:value="-0.527242" calcext:value-type="float">
            <text:p>-0.527242</text:p>
          </table:table-cell>
          <table:table-cell office:value-type="float" office:value="0.028212" calcext:value-type="float">
            <text:p>0.028212</text:p>
          </table:table-cell>
          <table:table-cell office:value-type="float" office:value="-5.03017" calcext:value-type="float">
            <text:p>-5.03017</text:p>
          </table:table-cell>
          <table:table-cell office:value-type="float" office:value="0.246521" calcext:value-type="float">
            <text:p>0.246521</text:p>
          </table:table-cell>
          <table:table-cell office:value-type="float" office:value="-0.50413" calcext:value-type="float">
            <text:p>-0.50413</text:p>
          </table:table-cell>
          <table:table-cell office:value-type="string" calcext:value-type="string">
            <text:p>0.025653</text:p>
          </table:table-cell>
        </table:table-row>
        <table:table-row table:style-name="ro1">
          <table:table-cell office:value-type="float" office:value="1527146718.6618" calcext:value-type="float">
            <text:p>1527146718.6618</text:p>
          </table:table-cell>
          <table:table-cell office:value-type="string" calcext:value-type="string">
            <text:p>TOC_x</text:p>
          </table:table-cell>
          <table:table-cell office:value-type="float" office:value="-83.107658" calcext:value-type="float">
            <text:p>-83.107658</text:p>
          </table:table-cell>
          <table:table-cell office:value-type="float" office:value="0.322525" calcext:value-type="float">
            <text:p>0.322525</text:p>
          </table:table-cell>
          <table:table-cell office:value-type="float" office:value="-0.560655" calcext:value-type="float">
            <text:p>-0.560655</text:p>
          </table:table-cell>
          <table:table-cell office:value-type="float" office:value="0.035059" calcext:value-type="float">
            <text:p>0.035059</text:p>
          </table:table-cell>
          <table:table-cell office:value-type="float" office:value="-5.375077" calcext:value-type="float">
            <text:p>-5.375077</text:p>
          </table:table-cell>
          <table:table-cell office:value-type="float" office:value="0.317196" calcext:value-type="float">
            <text:p>0.317196</text:p>
          </table:table-cell>
          <table:table-cell office:value-type="float" office:value="-0.527242" calcext:value-type="float">
            <text:p>-0.527242</text:p>
          </table:table-cell>
          <table:table-cell office:value-type="string" calcext:value-type="string">
            <text:p>0.028212</text:p>
          </table:table-cell>
        </table:table-row>
        <table:table-row table:style-name="ro1" table:visibility="filter">
          <table:table-cell office:value-type="float" office:value="1527146718.66185" calcext:value-type="float">
            <text:p>1527146718.66185</text:p>
          </table:table-cell>
          <table:table-cell office:value-type="string" calcext:value-type="string">
            <text:p>PID_y</text:p>
          </table:table-cell>
          <table:table-cell office:value-type="float" office:value="-83.107658" calcext:value-type="float">
            <text:p>-83.107658</text:p>
          </table:table-cell>
          <table:table-cell office:value-type="float" office:value="0.322525" calcext:value-type="float">
            <text:p>0.322525</text:p>
          </table:table-cell>
          <table:table-cell office:value-type="float" office:value="-0.560655" calcext:value-type="float">
            <text:p>-0.560655</text:p>
          </table:table-cell>
          <table:table-cell office:value-type="float" office:value="0.035059" calcext:value-type="float">
            <text:p>0.035059</text:p>
          </table:table-cell>
          <table:table-cell office:value-type="float" office:value="-5.375077" calcext:value-type="float">
            <text:p>-5.375077</text:p>
          </table:table-cell>
          <table:table-cell office:value-type="float" office:value="0.317196" calcext:value-type="float">
            <text:p>0.317196</text:p>
          </table:table-cell>
          <table:table-cell office:value-type="float" office:value="-0.527242" calcext:value-type="float">
            <text:p>-0.527242</text:p>
          </table:table-cell>
          <table:table-cell office:value-type="string" calcext:value-type="string">
            <text:p>0.028212</text:p>
          </table:table-cell>
        </table:table-row>
        <table:table-row table:style-name="ro1">
          <table:table-cell office:value-type="float" office:value="1527146718.6824" calcext:value-type="float">
            <text:p>1527146718.6824</text:p>
          </table:table-cell>
          <table:table-cell office:value-type="string" calcext:value-type="string">
            <text:p>TOC_x</text:p>
          </table:table-cell>
          <table:table-cell office:value-type="float" office:value="-89.674049" calcext:value-type="float">
            <text:p>-89.674049</text:p>
          </table:table-cell>
          <table:table-cell office:value-type="float" office:value="0.419625" calcext:value-type="float">
            <text:p>0.419625</text:p>
          </table:table-cell>
          <table:table-cell office:value-type="float" office:value="-0.582149" calcext:value-type="float">
            <text:p>-0.582149</text:p>
          </table:table-cell>
          <table:table-cell office:value-type="float" office:value="0.039928" calcext:value-type="float">
            <text:p>0.039928</text:p>
          </table:table-cell>
          <table:table-cell office:value-type="float" office:value="-5.584099" calcext:value-type="float">
            <text:p>-5.584099</text:p>
          </table:table-cell>
          <table:table-cell office:value-type="float" office:value="0.364546" calcext:value-type="float">
            <text:p>0.364546</text:p>
          </table:table-cell>
          <table:table-cell office:value-type="float" office:value="-0.560655" calcext:value-type="float">
            <text:p>-0.560655</text:p>
          </table:table-cell>
          <table:table-cell office:value-type="string" calcext:value-type="string">
            <text:p>0.035059</text:p>
          </table:table-cell>
        </table:table-row>
        <table:table-row table:style-name="ro1" table:visibility="filter">
          <table:table-cell office:value-type="float" office:value="1527146718.68245" calcext:value-type="float">
            <text:p>1527146718.68245</text:p>
          </table:table-cell>
          <table:table-cell office:value-type="string" calcext:value-type="string">
            <text:p>PID_y</text:p>
          </table:table-cell>
          <table:table-cell office:value-type="float" office:value="-89.674049" calcext:value-type="float">
            <text:p>-89.674049</text:p>
          </table:table-cell>
          <table:table-cell office:value-type="float" office:value="0.419625" calcext:value-type="float">
            <text:p>0.419625</text:p>
          </table:table-cell>
          <table:table-cell office:value-type="float" office:value="-0.582149" calcext:value-type="float">
            <text:p>-0.582149</text:p>
          </table:table-cell>
          <table:table-cell office:value-type="float" office:value="0.039928" calcext:value-type="float">
            <text:p>0.039928</text:p>
          </table:table-cell>
          <table:table-cell office:value-type="float" office:value="-5.584099" calcext:value-type="float">
            <text:p>-5.584099</text:p>
          </table:table-cell>
          <table:table-cell office:value-type="float" office:value="0.364546" calcext:value-type="float">
            <text:p>0.364546</text:p>
          </table:table-cell>
          <table:table-cell office:value-type="float" office:value="-0.560655" calcext:value-type="float">
            <text:p>-0.560655</text:p>
          </table:table-cell>
          <table:table-cell office:value-type="string" calcext:value-type="string">
            <text:p>0.035059</text:p>
          </table:table-cell>
        </table:table-row>
        <table:table-row table:style-name="ro1">
          <table:table-cell office:value-type="float" office:value="1527146718.70288" calcext:value-type="float">
            <text:p>1527146718.70288</text:p>
          </table:table-cell>
          <table:table-cell office:value-type="string" calcext:value-type="string">
            <text:p>TOC_x</text:p>
          </table:table-cell>
          <table:table-cell office:value-type="float" office:value="-99.618393" calcext:value-type="float">
            <text:p>-99.618393</text:p>
          </table:table-cell>
          <table:table-cell office:value-type="float" office:value="0.596381" calcext:value-type="float">
            <text:p>0.596381</text:p>
          </table:table-cell>
          <table:table-cell office:value-type="float" office:value="-0.61318" calcext:value-type="float">
            <text:p>-0.61318</text:p>
          </table:table-cell>
          <table:table-cell office:value-type="float" office:value="0.047494" calcext:value-type="float">
            <text:p>0.047494</text:p>
          </table:table-cell>
          <table:table-cell office:value-type="float" office:value="-5.88658" calcext:value-type="float">
            <text:p>-5.88658</text:p>
          </table:table-cell>
          <table:table-cell office:value-type="float" office:value="0.438304" calcext:value-type="float">
            <text:p>0.438304</text:p>
          </table:table-cell>
          <table:table-cell office:value-type="float" office:value="-0.582149" calcext:value-type="float">
            <text:p>-0.582149</text:p>
          </table:table-cell>
          <table:table-cell office:value-type="string" calcext:value-type="string">
            <text:p>0.039928</text:p>
          </table:table-cell>
        </table:table-row>
        <table:table-row table:style-name="ro1" table:visibility="filter">
          <table:table-cell office:value-type="float" office:value="1527146718.70293" calcext:value-type="float">
            <text:p>1527146718.70293</text:p>
          </table:table-cell>
          <table:table-cell office:value-type="string" calcext:value-type="string">
            <text:p>PID_y</text:p>
          </table:table-cell>
          <table:table-cell office:value-type="float" office:value="-99.618393" calcext:value-type="float">
            <text:p>-99.618393</text:p>
          </table:table-cell>
          <table:table-cell office:value-type="float" office:value="0.596381" calcext:value-type="float">
            <text:p>0.596381</text:p>
          </table:table-cell>
          <table:table-cell office:value-type="float" office:value="-0.61318" calcext:value-type="float">
            <text:p>-0.61318</text:p>
          </table:table-cell>
          <table:table-cell office:value-type="float" office:value="0.047494" calcext:value-type="float">
            <text:p>0.047494</text:p>
          </table:table-cell>
          <table:table-cell office:value-type="float" office:value="-5.88658" calcext:value-type="float">
            <text:p>-5.88658</text:p>
          </table:table-cell>
          <table:table-cell office:value-type="float" office:value="0.438304" calcext:value-type="float">
            <text:p>0.438304</text:p>
          </table:table-cell>
          <table:table-cell office:value-type="float" office:value="-0.582149" calcext:value-type="float">
            <text:p>-0.582149</text:p>
          </table:table-cell>
          <table:table-cell office:value-type="string" calcext:value-type="string">
            <text:p>0.039928</text:p>
          </table:table-cell>
        </table:table-row>
        <table:table-row table:style-name="ro1">
          <table:table-cell office:value-type="float" office:value="1527146718.72248" calcext:value-type="float">
            <text:p>1527146718.72248</text:p>
          </table:table-cell>
          <table:table-cell office:value-type="string" calcext:value-type="string">
            <text:p>TOC_x</text:p>
          </table:table-cell>
          <table:table-cell office:value-type="float" office:value="-106.783524" calcext:value-type="float">
            <text:p>-106.783524</text:p>
          </table:table-cell>
          <table:table-cell office:value-type="float" office:value="0.610404" calcext:value-type="float">
            <text:p>0.610404</text:p>
          </table:table-cell>
          <table:table-cell office:value-type="float" office:value="-0.633611" calcext:value-type="float">
            <text:p>-0.633611</text:p>
          </table:table-cell>
          <table:table-cell office:value-type="float" office:value="0.048019" calcext:value-type="float">
            <text:p>0.048019</text:p>
          </table:table-cell>
          <table:table-cell office:value-type="float" office:value="-6.095283" calcext:value-type="float">
            <text:p>-6.095283</text:p>
          </table:table-cell>
          <table:table-cell office:value-type="float" office:value="0.443661" calcext:value-type="float">
            <text:p>0.443661</text:p>
          </table:table-cell>
          <table:table-cell office:value-type="float" office:value="-0.61318" calcext:value-type="float">
            <text:p>-0.61318</text:p>
          </table:table-cell>
          <table:table-cell office:value-type="string" calcext:value-type="string">
            <text:p>0.047494</text:p>
          </table:table-cell>
        </table:table-row>
        <table:table-row table:style-name="ro1" table:visibility="filter">
          <table:table-cell office:value-type="float" office:value="1527146718.72255" calcext:value-type="float">
            <text:p>1527146718.72255</text:p>
          </table:table-cell>
          <table:table-cell office:value-type="string" calcext:value-type="string">
            <text:p>PID_y</text:p>
          </table:table-cell>
          <table:table-cell office:value-type="float" office:value="-106.783524" calcext:value-type="float">
            <text:p>-106.783524</text:p>
          </table:table-cell>
          <table:table-cell office:value-type="float" office:value="0.610404" calcext:value-type="float">
            <text:p>0.610404</text:p>
          </table:table-cell>
          <table:table-cell office:value-type="float" office:value="-0.633611" calcext:value-type="float">
            <text:p>-0.633611</text:p>
          </table:table-cell>
          <table:table-cell office:value-type="float" office:value="0.048019" calcext:value-type="float">
            <text:p>0.048019</text:p>
          </table:table-cell>
          <table:table-cell office:value-type="float" office:value="-6.095283" calcext:value-type="float">
            <text:p>-6.095283</text:p>
          </table:table-cell>
          <table:table-cell office:value-type="float" office:value="0.443661" calcext:value-type="float">
            <text:p>0.443661</text:p>
          </table:table-cell>
          <table:table-cell office:value-type="float" office:value="-0.61318" calcext:value-type="float">
            <text:p>-0.61318</text:p>
          </table:table-cell>
          <table:table-cell office:value-type="string" calcext:value-type="string">
            <text:p>0.047494</text:p>
          </table:table-cell>
        </table:table-row>
        <table:table-row table:style-name="ro1">
          <table:table-cell office:value-type="float" office:value="1527146718.74206" calcext:value-type="float">
            <text:p>1527146718.74206</text:p>
          </table:table-cell>
          <table:table-cell office:value-type="string" calcext:value-type="string">
            <text:p>TOC_x</text:p>
          </table:table-cell>
          <table:table-cell office:value-type="float" office:value="-113.538818" calcext:value-type="float">
            <text:p>-113.538818</text:p>
          </table:table-cell>
          <table:table-cell office:value-type="float" office:value="0.878187" calcext:value-type="float">
            <text:p>0.878187</text:p>
          </table:table-cell>
          <table:table-cell office:value-type="float" office:value="-0.652265" calcext:value-type="float">
            <text:p>-0.652265</text:p>
          </table:table-cell>
          <table:table-cell office:value-type="float" office:value="0.057073" calcext:value-type="float">
            <text:p>0.057073</text:p>
          </table:table-cell>
          <table:table-cell office:value-type="float" office:value="-6.285721" calcext:value-type="float">
            <text:p>-6.285721</text:p>
          </table:table-cell>
          <table:table-cell office:value-type="float" office:value="0.536088" calcext:value-type="float">
            <text:p>0.536088</text:p>
          </table:table-cell>
          <table:table-cell office:value-type="float" office:value="-0.633611" calcext:value-type="float">
            <text:p>-0.633611</text:p>
          </table:table-cell>
          <table:table-cell office:value-type="string" calcext:value-type="string">
            <text:p>0.048019</text:p>
          </table:table-cell>
        </table:table-row>
        <table:table-row table:style-name="ro1" table:visibility="filter">
          <table:table-cell office:value-type="float" office:value="1527146718.74212" calcext:value-type="float">
            <text:p>1527146718.74212</text:p>
          </table:table-cell>
          <table:table-cell office:value-type="string" calcext:value-type="string">
            <text:p>PID_y</text:p>
          </table:table-cell>
          <table:table-cell office:value-type="float" office:value="-113.538818" calcext:value-type="float">
            <text:p>-113.538818</text:p>
          </table:table-cell>
          <table:table-cell office:value-type="float" office:value="0.878187" calcext:value-type="float">
            <text:p>0.878187</text:p>
          </table:table-cell>
          <table:table-cell office:value-type="float" office:value="-0.652265" calcext:value-type="float">
            <text:p>-0.652265</text:p>
          </table:table-cell>
          <table:table-cell office:value-type="float" office:value="0.057073" calcext:value-type="float">
            <text:p>0.057073</text:p>
          </table:table-cell>
          <table:table-cell office:value-type="float" office:value="-6.285721" calcext:value-type="float">
            <text:p>-6.285721</text:p>
          </table:table-cell>
          <table:table-cell office:value-type="float" office:value="0.536088" calcext:value-type="float">
            <text:p>0.536088</text:p>
          </table:table-cell>
          <table:table-cell office:value-type="float" office:value="-0.633611" calcext:value-type="float">
            <text:p>-0.633611</text:p>
          </table:table-cell>
          <table:table-cell office:value-type="string" calcext:value-type="string">
            <text:p>0.048019</text:p>
          </table:table-cell>
        </table:table-row>
        <table:table-row table:style-name="ro1">
          <table:table-cell office:value-type="float" office:value="1527146718.76259" calcext:value-type="float">
            <text:p>1527146718.76259</text:p>
          </table:table-cell>
          <table:table-cell office:value-type="string" calcext:value-type="string">
            <text:p>TOC_x</text:p>
          </table:table-cell>
          <table:table-cell office:value-type="float" office:value="-123.443329" calcext:value-type="float">
            <text:p>-123.443329</text:p>
          </table:table-cell>
          <table:table-cell office:value-type="float" office:value="1.060312" calcext:value-type="float">
            <text:p>1.060312</text:p>
          </table:table-cell>
          <table:table-cell office:value-type="float" office:value="-0.67991" calcext:value-type="float">
            <text:p>-0.67991</text:p>
          </table:table-cell>
          <table:table-cell office:value-type="float" office:value="0.062701" calcext:value-type="float">
            <text:p>0.062701</text:p>
          </table:table-cell>
          <table:table-cell office:value-type="float" office:value="-6.554937" calcext:value-type="float">
            <text:p>-6.554937</text:p>
          </table:table-cell>
          <table:table-cell office:value-type="float" office:value="0.590901" calcext:value-type="float">
            <text:p>0.590901</text:p>
          </table:table-cell>
          <table:table-cell office:value-type="float" office:value="-0.652265" calcext:value-type="float">
            <text:p>-0.652265</text:p>
          </table:table-cell>
          <table:table-cell office:value-type="string" calcext:value-type="string">
            <text:p>0.057073</text:p>
          </table:table-cell>
        </table:table-row>
        <table:table-row table:style-name="ro1" table:visibility="filter">
          <table:table-cell office:value-type="float" office:value="1527146718.76264" calcext:value-type="float">
            <text:p>1527146718.76264</text:p>
          </table:table-cell>
          <table:table-cell office:value-type="string" calcext:value-type="string">
            <text:p>PID_y</text:p>
          </table:table-cell>
          <table:table-cell office:value-type="float" office:value="-123.443329" calcext:value-type="float">
            <text:p>-123.443329</text:p>
          </table:table-cell>
          <table:table-cell office:value-type="float" office:value="1.060312" calcext:value-type="float">
            <text:p>1.060312</text:p>
          </table:table-cell>
          <table:table-cell office:value-type="float" office:value="-0.67991" calcext:value-type="float">
            <text:p>-0.67991</text:p>
          </table:table-cell>
          <table:table-cell office:value-type="float" office:value="0.062701" calcext:value-type="float">
            <text:p>0.062701</text:p>
          </table:table-cell>
          <table:table-cell office:value-type="float" office:value="-6.554937" calcext:value-type="float">
            <text:p>-6.554937</text:p>
          </table:table-cell>
          <table:table-cell office:value-type="float" office:value="0.590901" calcext:value-type="float">
            <text:p>0.590901</text:p>
          </table:table-cell>
          <table:table-cell office:value-type="float" office:value="-0.652265" calcext:value-type="float">
            <text:p>-0.652265</text:p>
          </table:table-cell>
          <table:table-cell office:value-type="string" calcext:value-type="string">
            <text:p>0.057073</text:p>
          </table:table-cell>
        </table:table-row>
        <table:table-row table:style-name="ro1">
          <table:table-cell office:value-type="float" office:value="1527146718.78203" calcext:value-type="float">
            <text:p>1527146718.78203</text:p>
          </table:table-cell>
          <table:table-cell office:value-type="string" calcext:value-type="string">
            <text:p>TOC_x</text:p>
          </table:table-cell>
          <table:table-cell office:value-type="float" office:value="-130.534515" calcext:value-type="float">
            <text:p>-130.534515</text:p>
          </table:table-cell>
          <table:table-cell office:value-type="float" office:value="1.21954" calcext:value-type="float">
            <text:p>1.21954</text:p>
          </table:table-cell>
          <table:table-cell office:value-type="float" office:value="-0.698007" calcext:value-type="float">
            <text:p>-0.698007</text:p>
          </table:table-cell>
          <table:table-cell office:value-type="float" office:value="0.067" calcext:value-type="float">
            <text:p>0.067</text:p>
          </table:table-cell>
          <table:table-cell office:value-type="float" office:value="-6.741126" calcext:value-type="float">
            <text:p>-6.741126</text:p>
          </table:table-cell>
          <table:table-cell office:value-type="float" office:value="0.635129" calcext:value-type="float">
            <text:p>0.635129</text:p>
          </table:table-cell>
          <table:table-cell office:value-type="float" office:value="-0.67991" calcext:value-type="float">
            <text:p>-0.67991</text:p>
          </table:table-cell>
          <table:table-cell office:value-type="string" calcext:value-type="string">
            <text:p>0.062701</text:p>
          </table:table-cell>
        </table:table-row>
        <table:table-row table:style-name="ro1" table:visibility="filter">
          <table:table-cell office:value-type="float" office:value="1527146718.78208" calcext:value-type="float">
            <text:p>1527146718.78208</text:p>
          </table:table-cell>
          <table:table-cell office:value-type="string" calcext:value-type="string">
            <text:p>PID_y</text:p>
          </table:table-cell>
          <table:table-cell office:value-type="float" office:value="-130.534515" calcext:value-type="float">
            <text:p>-130.534515</text:p>
          </table:table-cell>
          <table:table-cell office:value-type="float" office:value="1.21954" calcext:value-type="float">
            <text:p>1.21954</text:p>
          </table:table-cell>
          <table:table-cell office:value-type="float" office:value="-0.698007" calcext:value-type="float">
            <text:p>-0.698007</text:p>
          </table:table-cell>
          <table:table-cell office:value-type="float" office:value="0.067" calcext:value-type="float">
            <text:p>0.067</text:p>
          </table:table-cell>
          <table:table-cell office:value-type="float" office:value="-6.741126" calcext:value-type="float">
            <text:p>-6.741126</text:p>
          </table:table-cell>
          <table:table-cell office:value-type="float" office:value="0.635129" calcext:value-type="float">
            <text:p>0.635129</text:p>
          </table:table-cell>
          <table:table-cell office:value-type="float" office:value="-0.67991" calcext:value-type="float">
            <text:p>-0.67991</text:p>
          </table:table-cell>
          <table:table-cell office:value-type="string" calcext:value-type="string">
            <text:p>0.062701</text:p>
          </table:table-cell>
        </table:table-row>
        <table:table-row table:style-name="ro1">
          <table:table-cell office:value-type="float" office:value="1527146718.80261" calcext:value-type="float">
            <text:p>1527146718.80261</text:p>
          </table:table-cell>
          <table:table-cell office:value-type="string" calcext:value-type="string">
            <text:p>TOC_x</text:p>
          </table:table-cell>
          <table:table-cell office:value-type="float" office:value="-140.253006" calcext:value-type="float">
            <text:p>-140.253006</text:p>
          </table:table-cell>
          <table:table-cell office:value-type="float" office:value="1.492638" calcext:value-type="float">
            <text:p>1.492638</text:p>
          </table:table-cell>
          <table:table-cell office:value-type="float" office:value="-0.723435" calcext:value-type="float">
            <text:p>-0.723435</text:p>
          </table:table-cell>
          <table:table-cell office:value-type="float" office:value="0.07415" calcext:value-type="float">
            <text:p>0.07415</text:p>
          </table:table-cell>
          <table:table-cell office:value-type="float" office:value="-6.988229" calcext:value-type="float">
            <text:p>-6.988229</text:p>
          </table:table-cell>
          <table:table-cell office:value-type="float" office:value="0.704607" calcext:value-type="float">
            <text:p>0.704607</text:p>
          </table:table-cell>
          <table:table-cell office:value-type="float" office:value="-0.698007" calcext:value-type="float">
            <text:p>-0.698007</text:p>
          </table:table-cell>
          <table:table-cell office:value-type="string" calcext:value-type="string">
            <text:p>0.067000</text:p>
          </table:table-cell>
        </table:table-row>
        <table:table-row table:style-name="ro1" table:visibility="filter">
          <table:table-cell office:value-type="float" office:value="1527146718.80266" calcext:value-type="float">
            <text:p>1527146718.80266</text:p>
          </table:table-cell>
          <table:table-cell office:value-type="string" calcext:value-type="string">
            <text:p>PID_y</text:p>
          </table:table-cell>
          <table:table-cell office:value-type="float" office:value="-140.253006" calcext:value-type="float">
            <text:p>-140.253006</text:p>
          </table:table-cell>
          <table:table-cell office:value-type="float" office:value="1.492638" calcext:value-type="float">
            <text:p>1.492638</text:p>
          </table:table-cell>
          <table:table-cell office:value-type="float" office:value="-0.723435" calcext:value-type="float">
            <text:p>-0.723435</text:p>
          </table:table-cell>
          <table:table-cell office:value-type="float" office:value="0.07415" calcext:value-type="float">
            <text:p>0.07415</text:p>
          </table:table-cell>
          <table:table-cell office:value-type="float" office:value="-6.988229" calcext:value-type="float">
            <text:p>-6.988229</text:p>
          </table:table-cell>
          <table:table-cell office:value-type="float" office:value="0.704607" calcext:value-type="float">
            <text:p>0.704607</text:p>
          </table:table-cell>
          <table:table-cell office:value-type="float" office:value="-0.698007" calcext:value-type="float">
            <text:p>-0.698007</text:p>
          </table:table-cell>
          <table:table-cell office:value-type="string" calcext:value-type="string">
            <text:p>0.067000</text:p>
          </table:table-cell>
        </table:table-row>
        <table:table-row table:style-name="ro1">
          <table:table-cell office:value-type="float" office:value="1527146718.82206" calcext:value-type="float">
            <text:p>1527146718.82206</text:p>
          </table:table-cell>
          <table:table-cell office:value-type="string" calcext:value-type="string">
            <text:p>TOC_x</text:p>
          </table:table-cell>
          <table:table-cell office:value-type="float" office:value="-146.534576" calcext:value-type="float">
            <text:p>-146.534576</text:p>
          </table:table-cell>
          <table:table-cell office:value-type="float" office:value="2.363549" calcext:value-type="float">
            <text:p>2.363549</text:p>
          </table:table-cell>
          <table:table-cell office:value-type="float" office:value="-0.738534" calcext:value-type="float">
            <text:p>-0.738534</text:p>
          </table:table-cell>
          <table:table-cell office:value-type="float" office:value="0.092341" calcext:value-type="float">
            <text:p>0.092341</text:p>
          </table:table-cell>
          <table:table-cell office:value-type="float" office:value="-7.143432" calcext:value-type="float">
            <text:p>-7.143432</text:p>
          </table:table-cell>
          <table:table-cell office:value-type="float" office:value="0.891585" calcext:value-type="float">
            <text:p>0.891585</text:p>
          </table:table-cell>
          <table:table-cell office:value-type="float" office:value="-0.723435" calcext:value-type="float">
            <text:p>-0.723435</text:p>
          </table:table-cell>
          <table:table-cell office:value-type="string" calcext:value-type="string">
            <text:p>0.074150</text:p>
          </table:table-cell>
        </table:table-row>
        <table:table-row table:style-name="ro1" table:visibility="filter">
          <table:table-cell office:value-type="float" office:value="1527146718.82212" calcext:value-type="float">
            <text:p>1527146718.82212</text:p>
          </table:table-cell>
          <table:table-cell office:value-type="string" calcext:value-type="string">
            <text:p>PID_y</text:p>
          </table:table-cell>
          <table:table-cell office:value-type="float" office:value="-146.534576" calcext:value-type="float">
            <text:p>-146.534576</text:p>
          </table:table-cell>
          <table:table-cell office:value-type="float" office:value="2.363549" calcext:value-type="float">
            <text:p>2.363549</text:p>
          </table:table-cell>
          <table:table-cell office:value-type="float" office:value="-0.738534" calcext:value-type="float">
            <text:p>-0.738534</text:p>
          </table:table-cell>
          <table:table-cell office:value-type="float" office:value="0.092341" calcext:value-type="float">
            <text:p>0.092341</text:p>
          </table:table-cell>
          <table:table-cell office:value-type="float" office:value="-7.143432" calcext:value-type="float">
            <text:p>-7.143432</text:p>
          </table:table-cell>
          <table:table-cell office:value-type="float" office:value="0.891585" calcext:value-type="float">
            <text:p>0.891585</text:p>
          </table:table-cell>
          <table:table-cell office:value-type="float" office:value="-0.723435" calcext:value-type="float">
            <text:p>-0.723435</text:p>
          </table:table-cell>
          <table:table-cell office:value-type="string" calcext:value-type="string">
            <text:p>0.074150</text:p>
          </table:table-cell>
        </table:table-row>
        <table:table-row table:style-name="ro1">
          <table:table-cell office:value-type="float" office:value="1527146718.84273" calcext:value-type="float">
            <text:p>1527146718.84273</text:p>
          </table:table-cell>
          <table:table-cell office:value-type="string" calcext:value-type="string">
            <text:p>TOC_x</text:p>
          </table:table-cell>
          <table:table-cell office:value-type="float" office:value="-153.28302" calcext:value-type="float">
            <text:p>-153.28302</text:p>
          </table:table-cell>
          <table:table-cell office:value-type="float" office:value="2.122149" calcext:value-type="float">
            <text:p>2.122149</text:p>
          </table:table-cell>
          <table:table-cell office:value-type="float" office:value="-0.755385" calcext:value-type="float">
            <text:p>-0.755385</text:p>
          </table:table-cell>
          <table:table-cell office:value-type="float" office:value="0.087412" calcext:value-type="float">
            <text:p>0.087412</text:p>
          </table:table-cell>
          <table:table-cell office:value-type="float" office:value="-7.306481" calcext:value-type="float">
            <text:p>-7.306481</text:p>
          </table:table-cell>
          <table:table-cell office:value-type="float" office:value="0.843894" calcext:value-type="float">
            <text:p>0.843894</text:p>
          </table:table-cell>
          <table:table-cell office:value-type="float" office:value="-0.738534" calcext:value-type="float">
            <text:p>-0.738534</text:p>
          </table:table-cell>
          <table:table-cell office:value-type="string" calcext:value-type="string">
            <text:p>0.092341</text:p>
          </table:table-cell>
        </table:table-row>
        <table:table-row table:style-name="ro1" table:visibility="filter">
          <table:table-cell office:value-type="float" office:value="1527146718.84279" calcext:value-type="float">
            <text:p>1527146718.84279</text:p>
          </table:table-cell>
          <table:table-cell office:value-type="string" calcext:value-type="string">
            <text:p>PID_y</text:p>
          </table:table-cell>
          <table:table-cell office:value-type="float" office:value="-153.28302" calcext:value-type="float">
            <text:p>-153.28302</text:p>
          </table:table-cell>
          <table:table-cell office:value-type="float" office:value="2.122149" calcext:value-type="float">
            <text:p>2.122149</text:p>
          </table:table-cell>
          <table:table-cell office:value-type="float" office:value="-0.755385" calcext:value-type="float">
            <text:p>-0.755385</text:p>
          </table:table-cell>
          <table:table-cell office:value-type="float" office:value="0.087412" calcext:value-type="float">
            <text:p>0.087412</text:p>
          </table:table-cell>
          <table:table-cell office:value-type="float" office:value="-7.306481" calcext:value-type="float">
            <text:p>-7.306481</text:p>
          </table:table-cell>
          <table:table-cell office:value-type="float" office:value="0.843894" calcext:value-type="float">
            <text:p>0.843894</text:p>
          </table:table-cell>
          <table:table-cell office:value-type="float" office:value="-0.738534" calcext:value-type="float">
            <text:p>-0.738534</text:p>
          </table:table-cell>
          <table:table-cell office:value-type="string" calcext:value-type="string">
            <text:p>0.092341</text:p>
          </table:table-cell>
        </table:table-row>
        <table:table-row table:style-name="ro1">
          <table:table-cell office:value-type="float" office:value="1527146718.86228" calcext:value-type="float">
            <text:p>1527146718.86228</text:p>
          </table:table-cell>
          <table:table-cell office:value-type="string" calcext:value-type="string">
            <text:p>TOC_x</text:p>
          </table:table-cell>
          <table:table-cell office:value-type="float" office:value="-163.213745" calcext:value-type="float">
            <text:p>-163.213745</text:p>
          </table:table-cell>
          <table:table-cell office:value-type="float" office:value="2.873655" calcext:value-type="float">
            <text:p>2.873655</text:p>
          </table:table-cell>
          <table:table-cell office:value-type="float" office:value="-0.778206" calcext:value-type="float">
            <text:p>-0.778206</text:p>
          </table:table-cell>
          <table:table-cell office:value-type="float" office:value="0.101205" calcext:value-type="float">
            <text:p>0.101205</text:p>
          </table:table-cell>
          <table:table-cell office:value-type="float" office:value="-7.540056" calcext:value-type="float">
            <text:p>-7.540056</text:p>
          </table:table-cell>
          <table:table-cell office:value-type="float" office:value="0.985067" calcext:value-type="float">
            <text:p>0.985067</text:p>
          </table:table-cell>
          <table:table-cell office:value-type="float" office:value="-0.755385" calcext:value-type="float">
            <text:p>-0.755385</text:p>
          </table:table-cell>
          <table:table-cell office:value-type="string" calcext:value-type="string">
            <text:p>0.087412</text:p>
          </table:table-cell>
        </table:table-row>
        <table:table-row table:style-name="ro1" table:visibility="filter">
          <table:table-cell office:value-type="float" office:value="1527146718.86238" calcext:value-type="float">
            <text:p>1527146718.86238</text:p>
          </table:table-cell>
          <table:table-cell office:value-type="string" calcext:value-type="string">
            <text:p>TOC_y</text:p>
          </table:table-cell>
          <table:table-cell office:value-type="float" office:value="-163.213745" calcext:value-type="float">
            <text:p>-163.213745</text:p>
          </table:table-cell>
          <table:table-cell office:value-type="float" office:value="2.873655" calcext:value-type="float">
            <text:p>2.873655</text:p>
          </table:table-cell>
          <table:table-cell office:value-type="float" office:value="-0.778206" calcext:value-type="float">
            <text:p>-0.778206</text:p>
          </table:table-cell>
          <table:table-cell office:value-type="float" office:value="0.101205" calcext:value-type="float">
            <text:p>0.101205</text:p>
          </table:table-cell>
          <table:table-cell office:value-type="float" office:value="-7.540056" calcext:value-type="float">
            <text:p>-7.540056</text:p>
          </table:table-cell>
          <table:table-cell office:value-type="float" office:value="0.985067" calcext:value-type="float">
            <text:p>0.985067</text:p>
          </table:table-cell>
          <table:table-cell office:value-type="float" office:value="-0.755385" calcext:value-type="float">
            <text:p>-0.755385</text:p>
          </table:table-cell>
          <table:table-cell office:value-type="string" calcext:value-type="string">
            <text:p>0.087412</text:p>
          </table:table-cell>
        </table:table-row>
        <table:table-row table:style-name="ro1">
          <table:table-cell office:value-type="float" office:value="1527146718.88291" calcext:value-type="float">
            <text:p>1527146718.88291</text:p>
          </table:table-cell>
          <table:table-cell office:value-type="string" calcext:value-type="string">
            <text:p>TOC_x</text:p>
          </table:table-cell>
          <table:table-cell office:value-type="float" office:value="-169.518906" calcext:value-type="float">
            <text:p>-169.518906</text:p>
          </table:table-cell>
          <table:table-cell office:value-type="float" office:value="2.768158" calcext:value-type="float">
            <text:p>2.768158</text:p>
          </table:table-cell>
          <table:table-cell office:value-type="float" office:value="-0.793118" calcext:value-type="float">
            <text:p>-0.793118</text:p>
          </table:table-cell>
          <table:table-cell office:value-type="float" office:value="0.09929" calcext:value-type="float">
            <text:p>0.09929</text:p>
          </table:table-cell>
          <table:table-cell office:value-type="float" office:value="-7.684662" calcext:value-type="float">
            <text:p>-7.684662</text:p>
          </table:table-cell>
          <table:table-cell office:value-type="float" office:value="0.966491" calcext:value-type="float">
            <text:p>0.966491</text:p>
          </table:table-cell>
          <table:table-cell office:value-type="float" office:value="-0.778206" calcext:value-type="float">
            <text:p>-0.778206</text:p>
          </table:table-cell>
          <table:table-cell office:value-type="string" calcext:value-type="string">
            <text:p>0.101205</text:p>
          </table:table-cell>
        </table:table-row>
        <table:table-row table:style-name="ro1" table:visibility="filter">
          <table:table-cell office:value-type="float" office:value="1527146718.88298" calcext:value-type="float">
            <text:p>1527146718.88298</text:p>
          </table:table-cell>
          <table:table-cell office:value-type="string" calcext:value-type="string">
            <text:p>PID_y</text:p>
          </table:table-cell>
          <table:table-cell office:value-type="float" office:value="-169.518906" calcext:value-type="float">
            <text:p>-169.518906</text:p>
          </table:table-cell>
          <table:table-cell office:value-type="float" office:value="2.768158" calcext:value-type="float">
            <text:p>2.768158</text:p>
          </table:table-cell>
          <table:table-cell office:value-type="float" office:value="-0.793118" calcext:value-type="float">
            <text:p>-0.793118</text:p>
          </table:table-cell>
          <table:table-cell office:value-type="float" office:value="0.09929" calcext:value-type="float">
            <text:p>0.09929</text:p>
          </table:table-cell>
          <table:table-cell office:value-type="float" office:value="-7.684662" calcext:value-type="float">
            <text:p>-7.684662</text:p>
          </table:table-cell>
          <table:table-cell office:value-type="float" office:value="0.966491" calcext:value-type="float">
            <text:p>0.966491</text:p>
          </table:table-cell>
          <table:table-cell office:value-type="float" office:value="-0.778206" calcext:value-type="float">
            <text:p>-0.778206</text:p>
          </table:table-cell>
          <table:table-cell office:value-type="string" calcext:value-type="string">
            <text:p>0.101205</text:p>
          </table:table-cell>
        </table:table-row>
        <table:table-row table:style-name="ro1">
          <table:table-cell office:value-type="float" office:value="1527146718.90248" calcext:value-type="float">
            <text:p>1527146718.90248</text:p>
          </table:table-cell>
          <table:table-cell office:value-type="string" calcext:value-type="string">
            <text:p>TOC_x</text:p>
          </table:table-cell>
          <table:table-cell office:value-type="float" office:value="-179.387115" calcext:value-type="float">
            <text:p>-179.387115</text:p>
          </table:table-cell>
          <table:table-cell office:value-type="float" office:value="2.950109" calcext:value-type="float">
            <text:p>2.950109</text:p>
          </table:table-cell>
          <table:table-cell office:value-type="float" office:value="-0.814753" calcext:value-type="float">
            <text:p>-0.814753</text:p>
          </table:table-cell>
          <table:table-cell office:value-type="float" office:value="0.102408" calcext:value-type="float">
            <text:p>0.102408</text:p>
          </table:table-cell>
          <table:table-cell office:value-type="float" office:value="-7.905715" calcext:value-type="float">
            <text:p>-7.905715</text:p>
          </table:table-cell>
          <table:table-cell office:value-type="float" office:value="0.998346" calcext:value-type="float">
            <text:p>0.998346</text:p>
          </table:table-cell>
          <table:table-cell office:value-type="float" office:value="-0.793118" calcext:value-type="float">
            <text:p>-0.793118</text:p>
          </table:table-cell>
          <table:table-cell office:value-type="string" calcext:value-type="string">
            <text:p>0.099290</text:p>
          </table:table-cell>
        </table:table-row>
        <table:table-row table:style-name="ro1" table:visibility="filter">
          <table:table-cell office:value-type="float" office:value="1527146718.90254" calcext:value-type="float">
            <text:p>1527146718.90254</text:p>
          </table:table-cell>
          <table:table-cell office:value-type="string" calcext:value-type="string">
            <text:p>TOC_y</text:p>
          </table:table-cell>
          <table:table-cell office:value-type="float" office:value="-179.387115" calcext:value-type="float">
            <text:p>-179.387115</text:p>
          </table:table-cell>
          <table:table-cell office:value-type="float" office:value="2.950109" calcext:value-type="float">
            <text:p>2.950109</text:p>
          </table:table-cell>
          <table:table-cell office:value-type="float" office:value="-0.814753" calcext:value-type="float">
            <text:p>-0.814753</text:p>
          </table:table-cell>
          <table:table-cell office:value-type="float" office:value="0.102408" calcext:value-type="float">
            <text:p>0.102408</text:p>
          </table:table-cell>
          <table:table-cell office:value-type="float" office:value="-7.905715" calcext:value-type="float">
            <text:p>-7.905715</text:p>
          </table:table-cell>
          <table:table-cell office:value-type="float" office:value="0.998346" calcext:value-type="float">
            <text:p>0.998346</text:p>
          </table:table-cell>
          <table:table-cell office:value-type="float" office:value="-0.793118" calcext:value-type="float">
            <text:p>-0.793118</text:p>
          </table:table-cell>
          <table:table-cell office:value-type="string" calcext:value-type="string">
            <text:p>0.099290</text:p>
          </table:table-cell>
        </table:table-row>
        <table:table-row table:style-name="ro1">
          <table:table-cell office:value-type="float" office:value="1527146718.92198" calcext:value-type="float">
            <text:p>1527146718.92198</text:p>
          </table:table-cell>
          <table:table-cell office:value-type="string" calcext:value-type="string">
            <text:p>TOC_x</text:p>
          </table:table-cell>
          <table:table-cell office:value-type="float" office:value="-185.453156" calcext:value-type="float">
            <text:p>-185.453156</text:p>
          </table:table-cell>
          <table:table-cell office:value-type="float" office:value="3.504689" calcext:value-type="float">
            <text:p>3.504689</text:p>
          </table:table-cell>
          <table:table-cell office:value-type="float" office:value="-0.827709" calcext:value-type="float">
            <text:p>-0.827709</text:p>
          </table:table-cell>
          <table:table-cell office:value-type="float" office:value="0.111326" calcext:value-type="float">
            <text:p>0.111326</text:p>
          </table:table-cell>
          <table:table-cell office:value-type="float" office:value="-8.038589" calcext:value-type="float">
            <text:p>-8.038589</text:p>
          </table:table-cell>
          <table:table-cell office:value-type="float" office:value="1.089806" calcext:value-type="float">
            <text:p>1.089806</text:p>
          </table:table-cell>
          <table:table-cell office:value-type="float" office:value="-0.814753" calcext:value-type="float">
            <text:p>-0.814753</text:p>
          </table:table-cell>
          <table:table-cell office:value-type="string" calcext:value-type="string">
            <text:p>0.102408</text:p>
          </table:table-cell>
        </table:table-row>
        <table:table-row table:style-name="ro1" table:visibility="filter">
          <table:table-cell office:value-type="float" office:value="1527146718.92203" calcext:value-type="float">
            <text:p>1527146718.92203</text:p>
          </table:table-cell>
          <table:table-cell office:value-type="string" calcext:value-type="string">
            <text:p>TOC_y</text:p>
          </table:table-cell>
          <table:table-cell office:value-type="float" office:value="-185.453156" calcext:value-type="float">
            <text:p>-185.453156</text:p>
          </table:table-cell>
          <table:table-cell office:value-type="float" office:value="3.504689" calcext:value-type="float">
            <text:p>3.504689</text:p>
          </table:table-cell>
          <table:table-cell office:value-type="float" office:value="-0.827709" calcext:value-type="float">
            <text:p>-0.827709</text:p>
          </table:table-cell>
          <table:table-cell office:value-type="float" office:value="0.111326" calcext:value-type="float">
            <text:p>0.111326</text:p>
          </table:table-cell>
          <table:table-cell office:value-type="float" office:value="-8.038589" calcext:value-type="float">
            <text:p>-8.038589</text:p>
          </table:table-cell>
          <table:table-cell office:value-type="float" office:value="1.089806" calcext:value-type="float">
            <text:p>1.089806</text:p>
          </table:table-cell>
          <table:table-cell office:value-type="float" office:value="-0.814753" calcext:value-type="float">
            <text:p>-0.814753</text:p>
          </table:table-cell>
          <table:table-cell office:value-type="string" calcext:value-type="string">
            <text:p>0.102408</text:p>
          </table:table-cell>
        </table:table-row>
        <table:table-row table:style-name="ro1">
          <table:table-cell office:value-type="float" office:value="1527146718.9426" calcext:value-type="float">
            <text:p>1527146718.9426</text:p>
          </table:table-cell>
          <table:table-cell office:value-type="string" calcext:value-type="string">
            <text:p>TOC_x</text:p>
          </table:table-cell>
          <table:table-cell office:value-type="float" office:value="-191.534561" calcext:value-type="float">
            <text:p>-191.534561</text:p>
          </table:table-cell>
          <table:table-cell office:value-type="float" office:value="3.609636" calcext:value-type="float">
            <text:p>3.609636</text:p>
          </table:table-cell>
          <table:table-cell office:value-type="float" office:value="-0.841223" calcext:value-type="float">
            <text:p>-0.841223</text:p>
          </table:table-cell>
          <table:table-cell office:value-type="float" office:value="0.113023" calcext:value-type="float">
            <text:p>0.113023</text:p>
          </table:table-cell>
          <table:table-cell office:value-type="float" office:value="-8.169619" calcext:value-type="float">
            <text:p>-8.169619</text:p>
          </table:table-cell>
          <table:table-cell office:value-type="float" office:value="1.106261" calcext:value-type="float">
            <text:p>1.106261</text:p>
          </table:table-cell>
          <table:table-cell office:value-type="float" office:value="-0.827709" calcext:value-type="float">
            <text:p>-0.827709</text:p>
          </table:table-cell>
          <table:table-cell office:value-type="string" calcext:value-type="string">
            <text:p>0.111326</text:p>
          </table:table-cell>
        </table:table-row>
        <table:table-row table:style-name="ro1" table:visibility="filter">
          <table:table-cell office:value-type="float" office:value="1527146718.94266" calcext:value-type="float">
            <text:p>1527146718.94266</text:p>
          </table:table-cell>
          <table:table-cell office:value-type="string" calcext:value-type="string">
            <text:p>TOC_y</text:p>
          </table:table-cell>
          <table:table-cell office:value-type="float" office:value="-191.534561" calcext:value-type="float">
            <text:p>-191.534561</text:p>
          </table:table-cell>
          <table:table-cell office:value-type="float" office:value="3.609636" calcext:value-type="float">
            <text:p>3.609636</text:p>
          </table:table-cell>
          <table:table-cell office:value-type="float" office:value="-0.841223" calcext:value-type="float">
            <text:p>-0.841223</text:p>
          </table:table-cell>
          <table:table-cell office:value-type="float" office:value="0.113023" calcext:value-type="float">
            <text:p>0.113023</text:p>
          </table:table-cell>
          <table:table-cell office:value-type="float" office:value="-8.169619" calcext:value-type="float">
            <text:p>-8.169619</text:p>
          </table:table-cell>
          <table:table-cell office:value-type="float" office:value="1.106261" calcext:value-type="float">
            <text:p>1.106261</text:p>
          </table:table-cell>
          <table:table-cell office:value-type="float" office:value="-0.827709" calcext:value-type="float">
            <text:p>-0.827709</text:p>
          </table:table-cell>
          <table:table-cell office:value-type="string" calcext:value-type="string">
            <text:p>0.111326</text:p>
          </table:table-cell>
        </table:table-row>
        <table:table-row table:style-name="ro1">
          <table:table-cell office:value-type="float" office:value="1527146718.96214" calcext:value-type="float">
            <text:p>1527146718.96214</text:p>
          </table:table-cell>
          <table:table-cell office:value-type="string" calcext:value-type="string">
            <text:p>TOC_x</text:p>
          </table:table-cell>
          <table:table-cell office:value-type="float" office:value="-200.898102" calcext:value-type="float">
            <text:p>-200.898102</text:p>
          </table:table-cell>
          <table:table-cell office:value-type="float" office:value="4.316016" calcext:value-type="float">
            <text:p>4.316016</text:p>
          </table:table-cell>
          <table:table-cell office:value-type="float" office:value="-0.860537" calcext:value-type="float">
            <text:p>-0.860537</text:p>
          </table:table-cell>
          <table:table-cell office:value-type="float" office:value="0.123289" calcext:value-type="float">
            <text:p>0.123289</text:p>
          </table:table-cell>
          <table:table-cell office:value-type="float" office:value="-8.367386" calcext:value-type="float">
            <text:p>-8.367386</text:p>
          </table:table-cell>
          <table:table-cell office:value-type="float" office:value="1.211385" calcext:value-type="float">
            <text:p>1.211385</text:p>
          </table:table-cell>
          <table:table-cell office:value-type="float" office:value="-0.841223" calcext:value-type="float">
            <text:p>-0.841223</text:p>
          </table:table-cell>
          <table:table-cell office:value-type="string" calcext:value-type="string">
            <text:p>0.113023</text:p>
          </table:table-cell>
        </table:table-row>
        <table:table-row table:style-name="ro1" table:visibility="filter">
          <table:table-cell office:value-type="float" office:value="1527146718.96219" calcext:value-type="float">
            <text:p>1527146718.96219</text:p>
          </table:table-cell>
          <table:table-cell office:value-type="string" calcext:value-type="string">
            <text:p>TOC_y</text:p>
          </table:table-cell>
          <table:table-cell office:value-type="float" office:value="-200.898102" calcext:value-type="float">
            <text:p>-200.898102</text:p>
          </table:table-cell>
          <table:table-cell office:value-type="float" office:value="4.316016" calcext:value-type="float">
            <text:p>4.316016</text:p>
          </table:table-cell>
          <table:table-cell office:value-type="float" office:value="-0.860537" calcext:value-type="float">
            <text:p>-0.860537</text:p>
          </table:table-cell>
          <table:table-cell office:value-type="float" office:value="0.123289" calcext:value-type="float">
            <text:p>0.123289</text:p>
          </table:table-cell>
          <table:table-cell office:value-type="float" office:value="-8.367386" calcext:value-type="float">
            <text:p>-8.367386</text:p>
          </table:table-cell>
          <table:table-cell office:value-type="float" office:value="1.211385" calcext:value-type="float">
            <text:p>1.211385</text:p>
          </table:table-cell>
          <table:table-cell office:value-type="float" office:value="-0.841223" calcext:value-type="float">
            <text:p>-0.841223</text:p>
          </table:table-cell>
          <table:table-cell office:value-type="string" calcext:value-type="string">
            <text:p>0.113023</text:p>
          </table:table-cell>
        </table:table-row>
        <table:table-row table:style-name="ro1">
          <table:table-cell office:value-type="float" office:value="1527146718.98261" calcext:value-type="float">
            <text:p>1527146718.98261</text:p>
          </table:table-cell>
          <table:table-cell office:value-type="string" calcext:value-type="string">
            <text:p>TOC_x</text:p>
          </table:table-cell>
          <table:table-cell office:value-type="float" office:value="-206.177444" calcext:value-type="float">
            <text:p>-206.177444</text:p>
          </table:table-cell>
          <table:table-cell office:value-type="float" office:value="4.848762" calcext:value-type="float">
            <text:p>4.848762</text:p>
          </table:table-cell>
          <table:table-cell office:value-type="float" office:value="-0.871745" calcext:value-type="float">
            <text:p>-0.871745</text:p>
          </table:table-cell>
          <table:table-cell office:value-type="float" office:value="0.130829" calcext:value-type="float">
            <text:p>0.130829</text:p>
          </table:table-cell>
          <table:table-cell office:value-type="float" office:value="-8.476851" calcext:value-type="float">
            <text:p>-8.476851</text:p>
          </table:table-cell>
          <table:table-cell office:value-type="float" office:value="1.28502" calcext:value-type="float">
            <text:p>1.28502</text:p>
          </table:table-cell>
          <table:table-cell office:value-type="float" office:value="-0.860537" calcext:value-type="float">
            <text:p>-0.860537</text:p>
          </table:table-cell>
          <table:table-cell office:value-type="string" calcext:value-type="string">
            <text:p>0.123289</text:p>
          </table:table-cell>
        </table:table-row>
        <table:table-row table:style-name="ro1" table:visibility="filter">
          <table:table-cell office:value-type="float" office:value="1527146718.98267" calcext:value-type="float">
            <text:p>1527146718.98267</text:p>
          </table:table-cell>
          <table:table-cell office:value-type="string" calcext:value-type="string">
            <text:p>TOC_y</text:p>
          </table:table-cell>
          <table:table-cell office:value-type="float" office:value="-206.177444" calcext:value-type="float">
            <text:p>-206.177444</text:p>
          </table:table-cell>
          <table:table-cell office:value-type="float" office:value="4.848762" calcext:value-type="float">
            <text:p>4.848762</text:p>
          </table:table-cell>
          <table:table-cell office:value-type="float" office:value="-0.871745" calcext:value-type="float">
            <text:p>-0.871745</text:p>
          </table:table-cell>
          <table:table-cell office:value-type="float" office:value="0.130829" calcext:value-type="float">
            <text:p>0.130829</text:p>
          </table:table-cell>
          <table:table-cell office:value-type="float" office:value="-8.476851" calcext:value-type="float">
            <text:p>-8.476851</text:p>
          </table:table-cell>
          <table:table-cell office:value-type="float" office:value="1.28502" calcext:value-type="float">
            <text:p>1.28502</text:p>
          </table:table-cell>
          <table:table-cell office:value-type="float" office:value="-0.860537" calcext:value-type="float">
            <text:p>-0.860537</text:p>
          </table:table-cell>
          <table:table-cell office:value-type="string" calcext:value-type="string">
            <text:p>0.123289</text:p>
          </table:table-cell>
        </table:table-row>
        <table:table-row table:style-name="ro1">
          <table:table-cell office:value-type="float" office:value="1527146719.00216" calcext:value-type="float">
            <text:p>1527146719.00216</text:p>
          </table:table-cell>
          <table:table-cell office:value-type="string" calcext:value-type="string">
            <text:p>TOC_x</text:p>
          </table:table-cell>
          <table:table-cell office:value-type="float" office:value="-210.039703" calcext:value-type="float">
            <text:p>-210.039703</text:p>
          </table:table-cell>
          <table:table-cell office:value-type="float" office:value="7.211324" calcext:value-type="float">
            <text:p>7.211324</text:p>
          </table:table-cell>
          <table:table-cell office:value-type="float" office:value="-0.879486" calcext:value-type="float">
            <text:p>-0.879486</text:p>
          </table:table-cell>
          <table:table-cell office:value-type="float" office:value="0.158789" calcext:value-type="float">
            <text:p>0.158789</text:p>
          </table:table-cell>
          <table:table-cell office:value-type="float" office:value="-8.556055" calcext:value-type="float">
            <text:p>-8.556055</text:p>
          </table:table-cell>
          <table:table-cell office:value-type="float" office:value="1.57111" calcext:value-type="float">
            <text:p>1.57111</text:p>
          </table:table-cell>
          <table:table-cell office:value-type="float" office:value="-0.871745" calcext:value-type="float">
            <text:p>-0.871745</text:p>
          </table:table-cell>
          <table:table-cell office:value-type="string" calcext:value-type="string">
            <text:p>0.130829</text:p>
          </table:table-cell>
        </table:table-row>
        <table:table-row table:style-name="ro1" table:visibility="filter">
          <table:table-cell office:value-type="float" office:value="1527146719.00223" calcext:value-type="float">
            <text:p>1527146719.00223</text:p>
          </table:table-cell>
          <table:table-cell office:value-type="string" calcext:value-type="string">
            <text:p>TOC_y</text:p>
          </table:table-cell>
          <table:table-cell office:value-type="float" office:value="-210.039703" calcext:value-type="float">
            <text:p>-210.039703</text:p>
          </table:table-cell>
          <table:table-cell office:value-type="float" office:value="7.211324" calcext:value-type="float">
            <text:p>7.211324</text:p>
          </table:table-cell>
          <table:table-cell office:value-type="float" office:value="-0.879486" calcext:value-type="float">
            <text:p>-0.879486</text:p>
          </table:table-cell>
          <table:table-cell office:value-type="float" office:value="0.158789" calcext:value-type="float">
            <text:p>0.158789</text:p>
          </table:table-cell>
          <table:table-cell office:value-type="float" office:value="-8.556055" calcext:value-type="float">
            <text:p>-8.556055</text:p>
          </table:table-cell>
          <table:table-cell office:value-type="float" office:value="1.57111" calcext:value-type="float">
            <text:p>1.57111</text:p>
          </table:table-cell>
          <table:table-cell office:value-type="float" office:value="-0.871745" calcext:value-type="float">
            <text:p>-0.871745</text:p>
          </table:table-cell>
          <table:table-cell office:value-type="string" calcext:value-type="string">
            <text:p>0.130829</text:p>
          </table:table-cell>
        </table:table-row>
        <table:table-row table:style-name="ro1">
          <table:table-cell office:value-type="float" office:value="1527146719.0228" calcext:value-type="float">
            <text:p>1527146719.0228</text:p>
          </table:table-cell>
          <table:table-cell office:value-type="string" calcext:value-type="string">
            <text:p>TOC_x</text:p>
          </table:table-cell>
          <table:table-cell office:value-type="float" office:value="-219.212891" calcext:value-type="float">
            <text:p>-219.212891</text:p>
          </table:table-cell>
          <table:table-cell office:value-type="float" office:value="5.62776" calcext:value-type="float">
            <text:p>5.62776</text:p>
          </table:table-cell>
          <table:table-cell office:value-type="float" office:value="-0.898601" calcext:value-type="float">
            <text:p>-0.898601</text:p>
          </table:table-cell>
          <table:table-cell office:value-type="float" office:value="0.13968" calcext:value-type="float">
            <text:p>0.13968</text:p>
          </table:table-cell>
          <table:table-cell office:value-type="float" office:value="-8.741282" calcext:value-type="float">
            <text:p>-8.741282</text:p>
          </table:table-cell>
          <table:table-cell office:value-type="float" office:value="1.385939" calcext:value-type="float">
            <text:p>1.385939</text:p>
          </table:table-cell>
          <table:table-cell office:value-type="float" office:value="-0.879486" calcext:value-type="float">
            <text:p>-0.879486</text:p>
          </table:table-cell>
          <table:table-cell office:value-type="string" calcext:value-type="string">
            <text:p>0.158789</text:p>
          </table:table-cell>
        </table:table-row>
        <table:table-row table:style-name="ro1" table:visibility="filter">
          <table:table-cell office:value-type="float" office:value="1527146719.02287" calcext:value-type="float">
            <text:p>1527146719.02287</text:p>
          </table:table-cell>
          <table:table-cell office:value-type="string" calcext:value-type="string">
            <text:p>TOC_y</text:p>
          </table:table-cell>
          <table:table-cell office:value-type="float" office:value="-219.212891" calcext:value-type="float">
            <text:p>-219.212891</text:p>
          </table:table-cell>
          <table:table-cell office:value-type="float" office:value="5.62776" calcext:value-type="float">
            <text:p>5.62776</text:p>
          </table:table-cell>
          <table:table-cell office:value-type="float" office:value="-0.898601" calcext:value-type="float">
            <text:p>-0.898601</text:p>
          </table:table-cell>
          <table:table-cell office:value-type="float" office:value="0.13968" calcext:value-type="float">
            <text:p>0.13968</text:p>
          </table:table-cell>
          <table:table-cell office:value-type="float" office:value="-8.741282" calcext:value-type="float">
            <text:p>-8.741282</text:p>
          </table:table-cell>
          <table:table-cell office:value-type="float" office:value="1.385939" calcext:value-type="float">
            <text:p>1.385939</text:p>
          </table:table-cell>
          <table:table-cell office:value-type="float" office:value="-0.879486" calcext:value-type="float">
            <text:p>-0.879486</text:p>
          </table:table-cell>
          <table:table-cell office:value-type="string" calcext:value-type="string">
            <text:p>0.158789</text:p>
          </table:table-cell>
        </table:table-row>
        <table:table-row table:style-name="ro1">
          <table:table-cell office:value-type="float" office:value="1527146719.04229" calcext:value-type="float">
            <text:p>1527146719.04229</text:p>
          </table:table-cell>
          <table:table-cell office:value-type="string" calcext:value-type="string">
            <text:p>TOC_x</text:p>
          </table:table-cell>
          <table:table-cell office:value-type="float" office:value="-225.768829" calcext:value-type="float">
            <text:p>-225.768829</text:p>
          </table:table-cell>
          <table:table-cell office:value-type="float" office:value="5.412117" calcext:value-type="float">
            <text:p>5.412117</text:p>
          </table:table-cell>
          <table:table-cell office:value-type="float" office:value="-0.911273" calcext:value-type="float">
            <text:p>-0.911273</text:p>
          </table:table-cell>
          <table:table-cell office:value-type="float" office:value="0.137033" calcext:value-type="float">
            <text:p>0.137033</text:p>
          </table:table-cell>
          <table:table-cell office:value-type="float" office:value="-8.87131" calcext:value-type="float">
            <text:p>-8.87131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-0.898601" calcext:value-type="float">
            <text:p>-0.898601</text:p>
          </table:table-cell>
          <table:table-cell office:value-type="string" calcext:value-type="string">
            <text:p>0.139680</text:p>
          </table:table-cell>
        </table:table-row>
        <table:table-row table:style-name="ro1" table:visibility="filter">
          <table:table-cell office:value-type="float" office:value="1527146719.04246" calcext:value-type="float">
            <text:p>1527146719.04246</text:p>
          </table:table-cell>
          <table:table-cell office:value-type="string" calcext:value-type="string">
            <text:p>TOC_y</text:p>
          </table:table-cell>
          <table:table-cell office:value-type="float" office:value="-225.768829" calcext:value-type="float">
            <text:p>-225.768829</text:p>
          </table:table-cell>
          <table:table-cell office:value-type="float" office:value="5.412117" calcext:value-type="float">
            <text:p>5.412117</text:p>
          </table:table-cell>
          <table:table-cell office:value-type="float" office:value="-0.911273" calcext:value-type="float">
            <text:p>-0.911273</text:p>
          </table:table-cell>
          <table:table-cell office:value-type="float" office:value="0.137033" calcext:value-type="float">
            <text:p>0.137033</text:p>
          </table:table-cell>
          <table:table-cell office:value-type="float" office:value="-8.87131" calcext:value-type="float">
            <text:p>-8.87131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-0.898601" calcext:value-type="float">
            <text:p>-0.898601</text:p>
          </table:table-cell>
          <table:table-cell office:value-type="string" calcext:value-type="string">
            <text:p>0.139680</text:p>
          </table:table-cell>
        </table:table-row>
        <table:table-row table:style-name="ro1">
          <table:table-cell office:value-type="float" office:value="1527146719.06182" calcext:value-type="float">
            <text:p>1527146719.06182</text:p>
          </table:table-cell>
          <table:table-cell office:value-type="string" calcext:value-type="string">
            <text:p>TOC_x</text:p>
          </table:table-cell>
          <table:table-cell office:value-type="float" office:value="-233.930313" calcext:value-type="float">
            <text:p>-233.930313</text:p>
          </table:table-cell>
          <table:table-cell office:value-type="float" office:value="5.97249" calcext:value-type="float">
            <text:p>5.97249</text:p>
          </table:table-cell>
          <table:table-cell office:value-type="float" office:value="-0.926803" calcext:value-type="float">
            <text:p>-0.926803</text:p>
          </table:table-cell>
          <table:table-cell office:value-type="float" office:value="0.143812" calcext:value-type="float">
            <text:p>0.143812</text:p>
          </table:table-cell>
          <table:table-cell office:value-type="float" office:value="-9.030572" calcext:value-type="float">
            <text:p>-9.030572</text:p>
          </table:table-cell>
          <table:table-cell office:value-type="float" office:value="1.428299" calcext:value-type="float">
            <text:p>1.428299</text:p>
          </table:table-cell>
          <table:table-cell office:value-type="float" office:value="-0.911273" calcext:value-type="float">
            <text:p>-0.911273</text:p>
          </table:table-cell>
          <table:table-cell office:value-type="string" calcext:value-type="string">
            <text:p>0.137033</text:p>
          </table:table-cell>
        </table:table-row>
        <table:table-row table:style-name="ro1" table:visibility="filter">
          <table:table-cell office:value-type="float" office:value="1527146719.06187" calcext:value-type="float">
            <text:p>1527146719.06187</text:p>
          </table:table-cell>
          <table:table-cell office:value-type="string" calcext:value-type="string">
            <text:p>TOC_y</text:p>
          </table:table-cell>
          <table:table-cell office:value-type="float" office:value="-233.930313" calcext:value-type="float">
            <text:p>-233.930313</text:p>
          </table:table-cell>
          <table:table-cell office:value-type="float" office:value="5.97249" calcext:value-type="float">
            <text:p>5.97249</text:p>
          </table:table-cell>
          <table:table-cell office:value-type="float" office:value="-0.926803" calcext:value-type="float">
            <text:p>-0.926803</text:p>
          </table:table-cell>
          <table:table-cell office:value-type="float" office:value="0.143812" calcext:value-type="float">
            <text:p>0.143812</text:p>
          </table:table-cell>
          <table:table-cell office:value-type="float" office:value="-9.030572" calcext:value-type="float">
            <text:p>-9.030572</text:p>
          </table:table-cell>
          <table:table-cell office:value-type="float" office:value="1.428299" calcext:value-type="float">
            <text:p>1.428299</text:p>
          </table:table-cell>
          <table:table-cell office:value-type="float" office:value="-0.911273" calcext:value-type="float">
            <text:p>-0.911273</text:p>
          </table:table-cell>
          <table:table-cell office:value-type="string" calcext:value-type="string">
            <text:p>0.137033</text:p>
          </table:table-cell>
        </table:table-row>
        <table:table-row table:style-name="ro1">
          <table:table-cell office:value-type="float" office:value="1527146719.08236" calcext:value-type="float">
            <text:p>1527146719.08236</text:p>
          </table:table-cell>
          <table:table-cell office:value-type="string" calcext:value-type="string">
            <text:p>TOC_x</text:p>
          </table:table-cell>
          <table:table-cell office:value-type="float" office:value="-238.769821" calcext:value-type="float">
            <text:p>-238.769821</text:p>
          </table:table-cell>
          <table:table-cell office:value-type="float" office:value="6.211904" calcext:value-type="float">
            <text:p>6.211904</text:p>
          </table:table-cell>
          <table:table-cell office:value-type="float" office:value="-0.936358" calcext:value-type="float">
            <text:p>-0.936358</text:p>
          </table:table-cell>
          <table:table-cell office:value-type="float" office:value="0.146755" calcext:value-type="float">
            <text:p>0.146755</text:p>
          </table:table-cell>
          <table:table-cell office:value-type="float" office:value="-9.12369" calcext:value-type="float">
            <text:p>-9.12369</text:p>
          </table:table-cell>
          <table:table-cell office:value-type="float" office:value="1.456984" calcext:value-type="float">
            <text:p>1.456984</text:p>
          </table:table-cell>
          <table:table-cell office:value-type="float" office:value="-0.926803" calcext:value-type="float">
            <text:p>-0.926803</text:p>
          </table:table-cell>
          <table:table-cell office:value-type="string" calcext:value-type="string">
            <text:p>0.143812</text:p>
          </table:table-cell>
        </table:table-row>
        <table:table-row table:style-name="ro1" table:visibility="filter">
          <table:table-cell office:value-type="float" office:value="1527146719.08242" calcext:value-type="float">
            <text:p>1527146719.08242</text:p>
          </table:table-cell>
          <table:table-cell office:value-type="string" calcext:value-type="string">
            <text:p>TOC_y</text:p>
          </table:table-cell>
          <table:table-cell office:value-type="float" office:value="-238.769821" calcext:value-type="float">
            <text:p>-238.769821</text:p>
          </table:table-cell>
          <table:table-cell office:value-type="float" office:value="6.211904" calcext:value-type="float">
            <text:p>6.211904</text:p>
          </table:table-cell>
          <table:table-cell office:value-type="float" office:value="-0.936358" calcext:value-type="float">
            <text:p>-0.936358</text:p>
          </table:table-cell>
          <table:table-cell office:value-type="float" office:value="0.146755" calcext:value-type="float">
            <text:p>0.146755</text:p>
          </table:table-cell>
          <table:table-cell office:value-type="float" office:value="-9.12369" calcext:value-type="float">
            <text:p>-9.12369</text:p>
          </table:table-cell>
          <table:table-cell office:value-type="float" office:value="1.456984" calcext:value-type="float">
            <text:p>1.456984</text:p>
          </table:table-cell>
          <table:table-cell office:value-type="float" office:value="-0.926803" calcext:value-type="float">
            <text:p>-0.926803</text:p>
          </table:table-cell>
          <table:table-cell office:value-type="string" calcext:value-type="string">
            <text:p>0.143812</text:p>
          </table:table-cell>
        </table:table-row>
        <table:table-row table:style-name="ro1">
          <table:table-cell office:value-type="float" office:value="1527146719.10185" calcext:value-type="float">
            <text:p>1527146719.10185</text:p>
          </table:table-cell>
          <table:table-cell office:value-type="string" calcext:value-type="string">
            <text:p>TOC_x</text:p>
          </table:table-cell>
          <table:table-cell office:value-type="float" office:value="-246.222336" calcext:value-type="float">
            <text:p>-246.222336</text:p>
          </table:table-cell>
          <table:table-cell office:value-type="float" office:value="5.037935" calcext:value-type="float">
            <text:p>5.037935</text:p>
          </table:table-cell>
          <table:table-cell office:value-type="float" office:value="-0.950188" calcext:value-type="float">
            <text:p>-0.950188</text:p>
          </table:table-cell>
          <table:table-cell office:value-type="float" office:value="0.132428" calcext:value-type="float">
            <text:p>0.132428</text:p>
          </table:table-cell>
          <table:table-cell office:value-type="float" office:value="-9.265271" calcext:value-type="float">
            <text:p>-9.265271</text:p>
          </table:table-cell>
          <table:table-cell office:value-type="float" office:value="1.310316" calcext:value-type="float">
            <text:p>1.310316</text:p>
          </table:table-cell>
          <table:table-cell office:value-type="float" office:value="-0.936358" calcext:value-type="float">
            <text:p>-0.936358</text:p>
          </table:table-cell>
          <table:table-cell office:value-type="string" calcext:value-type="string">
            <text:p>0.146755</text:p>
          </table:table-cell>
        </table:table-row>
        <table:table-row table:style-name="ro1" table:visibility="filter">
          <table:table-cell office:value-type="float" office:value="1527146719.10192" calcext:value-type="float">
            <text:p>1527146719.10192</text:p>
          </table:table-cell>
          <table:table-cell office:value-type="string" calcext:value-type="string">
            <text:p>TOC_y</text:p>
          </table:table-cell>
          <table:table-cell office:value-type="float" office:value="-246.222336" calcext:value-type="float">
            <text:p>-246.222336</text:p>
          </table:table-cell>
          <table:table-cell office:value-type="float" office:value="5.037935" calcext:value-type="float">
            <text:p>5.037935</text:p>
          </table:table-cell>
          <table:table-cell office:value-type="float" office:value="-0.950188" calcext:value-type="float">
            <text:p>-0.950188</text:p>
          </table:table-cell>
          <table:table-cell office:value-type="float" office:value="0.132428" calcext:value-type="float">
            <text:p>0.132428</text:p>
          </table:table-cell>
          <table:table-cell office:value-type="float" office:value="-9.265271" calcext:value-type="float">
            <text:p>-9.265271</text:p>
          </table:table-cell>
          <table:table-cell office:value-type="float" office:value="1.310316" calcext:value-type="float">
            <text:p>1.310316</text:p>
          </table:table-cell>
          <table:table-cell office:value-type="float" office:value="-0.936358" calcext:value-type="float">
            <text:p>-0.936358</text:p>
          </table:table-cell>
          <table:table-cell office:value-type="string" calcext:value-type="string">
            <text:p>0.146755</text:p>
          </table:table-cell>
        </table:table-row>
        <table:table-row table:style-name="ro1">
          <table:table-cell office:value-type="float" office:value="1527146719.1225" calcext:value-type="float">
            <text:p>1527146719.1225</text:p>
          </table:table-cell>
          <table:table-cell office:value-type="string" calcext:value-type="string">
            <text:p>TOC_x</text:p>
          </table:table-cell>
          <table:table-cell office:value-type="float" office:value="-250.834335" calcext:value-type="float">
            <text:p>-250.834335</text:p>
          </table:table-cell>
          <table:table-cell office:value-type="float" office:value="5.304968" calcext:value-type="float">
            <text:p>5.304968</text:p>
          </table:table-cell>
          <table:table-cell office:value-type="float" office:value="-0.959123" calcext:value-type="float">
            <text:p>-0.959123</text:p>
          </table:table-cell>
          <table:table-cell office:value-type="float" office:value="0.136014" calcext:value-type="float">
            <text:p>0.136014</text:p>
          </table:table-cell>
          <table:table-cell office:value-type="float" office:value="-9.351809" calcext:value-type="float">
            <text:p>-9.351809</text:p>
          </table:table-cell>
          <table:table-cell office:value-type="float" office:value="1.345041" calcext:value-type="float">
            <text:p>1.345041</text:p>
          </table:table-cell>
          <table:table-cell office:value-type="float" office:value="-0.950188" calcext:value-type="float">
            <text:p>-0.950188</text:p>
          </table:table-cell>
          <table:table-cell office:value-type="string" calcext:value-type="string">
            <text:p>0.132428</text:p>
          </table:table-cell>
        </table:table-row>
        <table:table-row table:style-name="ro1" table:visibility="filter">
          <table:table-cell office:value-type="float" office:value="1527146719.12257" calcext:value-type="float">
            <text:p>1527146719.12257</text:p>
          </table:table-cell>
          <table:table-cell office:value-type="string" calcext:value-type="string">
            <text:p>TOC_y</text:p>
          </table:table-cell>
          <table:table-cell office:value-type="float" office:value="-250.834335" calcext:value-type="float">
            <text:p>-250.834335</text:p>
          </table:table-cell>
          <table:table-cell office:value-type="float" office:value="5.304968" calcext:value-type="float">
            <text:p>5.304968</text:p>
          </table:table-cell>
          <table:table-cell office:value-type="float" office:value="-0.959123" calcext:value-type="float">
            <text:p>-0.959123</text:p>
          </table:table-cell>
          <table:table-cell office:value-type="float" office:value="0.136014" calcext:value-type="float">
            <text:p>0.136014</text:p>
          </table:table-cell>
          <table:table-cell office:value-type="float" office:value="-9.351809" calcext:value-type="float">
            <text:p>-9.351809</text:p>
          </table:table-cell>
          <table:table-cell office:value-type="float" office:value="1.345041" calcext:value-type="float">
            <text:p>1.345041</text:p>
          </table:table-cell>
          <table:table-cell office:value-type="float" office:value="-0.950188" calcext:value-type="float">
            <text:p>-0.950188</text:p>
          </table:table-cell>
          <table:table-cell office:value-type="string" calcext:value-type="string">
            <text:p>0.132428</text:p>
          </table:table-cell>
        </table:table-row>
        <table:table-row table:style-name="ro1">
          <table:table-cell office:value-type="float" office:value="1527146719.14194" calcext:value-type="float">
            <text:p>1527146719.14194</text:p>
          </table:table-cell>
          <table:table-cell office:value-type="string" calcext:value-type="string">
            <text:p>TOC_x</text:p>
          </table:table-cell>
          <table:table-cell office:value-type="float" office:value="-256.929352" calcext:value-type="float">
            <text:p>-256.929352</text:p>
          </table:table-cell>
          <table:table-cell office:value-type="float" office:value="4.452497" calcext:value-type="float">
            <text:p>4.452497</text:p>
          </table:table-cell>
          <table:table-cell office:value-type="float" office:value="-0.970102" calcext:value-type="float">
            <text:p>-0.970102</text:p>
          </table:table-cell>
          <table:table-cell office:value-type="float" office:value="0.124922" calcext:value-type="float">
            <text:p>0.124922</text:p>
          </table:table-cell>
          <table:table-cell office:value-type="float" office:value="-9.464974" calcext:value-type="float">
            <text:p>-9.464974</text:p>
          </table:table-cell>
          <table:table-cell office:value-type="float" office:value="1.230712" calcext:value-type="float">
            <text:p>1.230712</text:p>
          </table:table-cell>
          <table:table-cell office:value-type="float" office:value="-0.959123" calcext:value-type="float">
            <text:p>-0.959123</text:p>
          </table:table-cell>
          <table:table-cell office:value-type="string" calcext:value-type="string">
            <text:p>0.136014</text:p>
          </table:table-cell>
        </table:table-row>
        <table:table-row table:style-name="ro1" table:visibility="filter">
          <table:table-cell office:value-type="float" office:value="1527146719.142" calcext:value-type="float">
            <text:p>1527146719.142</text:p>
          </table:table-cell>
          <table:table-cell office:value-type="string" calcext:value-type="string">
            <text:p>TOC_y</text:p>
          </table:table-cell>
          <table:table-cell office:value-type="float" office:value="-256.929352" calcext:value-type="float">
            <text:p>-256.929352</text:p>
          </table:table-cell>
          <table:table-cell office:value-type="float" office:value="4.452497" calcext:value-type="float">
            <text:p>4.452497</text:p>
          </table:table-cell>
          <table:table-cell office:value-type="float" office:value="-0.970102" calcext:value-type="float">
            <text:p>-0.970102</text:p>
          </table:table-cell>
          <table:table-cell office:value-type="float" office:value="0.124922" calcext:value-type="float">
            <text:p>0.124922</text:p>
          </table:table-cell>
          <table:table-cell office:value-type="float" office:value="-9.464974" calcext:value-type="float">
            <text:p>-9.464974</text:p>
          </table:table-cell>
          <table:table-cell office:value-type="float" office:value="1.230712" calcext:value-type="float">
            <text:p>1.230712</text:p>
          </table:table-cell>
          <table:table-cell office:value-type="float" office:value="-0.959123" calcext:value-type="float">
            <text:p>-0.959123</text:p>
          </table:table-cell>
          <table:table-cell office:value-type="string" calcext:value-type="string">
            <text:p>0.136014</text:p>
          </table:table-cell>
        </table:table-row>
        <table:table-row table:style-name="ro1">
          <table:table-cell office:value-type="float" office:value="1527146719.16244" calcext:value-type="float">
            <text:p>1527146719.16244</text:p>
          </table:table-cell>
          <table:table-cell office:value-type="string" calcext:value-type="string">
            <text:p>TOC_x</text:p>
          </table:table-cell>
          <table:table-cell office:value-type="float" office:value="-261.688141" calcext:value-type="float">
            <text:p>-261.688141</text:p>
          </table:table-cell>
          <table:table-cell office:value-type="float" office:value="4.981835" calcext:value-type="float">
            <text:p>4.981835</text:p>
          </table:table-cell>
          <table:table-cell office:value-type="float" office:value="-0.979064" calcext:value-type="float">
            <text:p>-0.979064</text:p>
          </table:table-cell>
          <table:table-cell office:value-type="float" office:value="0.132314" calcext:value-type="float">
            <text:p>0.132314</text:p>
          </table:table-cell>
          <table:table-cell office:value-type="float" office:value="-9.552391" calcext:value-type="float">
            <text:p>-9.552391</text:p>
          </table:table-cell>
          <table:table-cell office:value-type="float" office:value="1.302817" calcext:value-type="float">
            <text:p>1.302817</text:p>
          </table:table-cell>
          <table:table-cell office:value-type="float" office:value="-0.970102" calcext:value-type="float">
            <text:p>-0.970102</text:p>
          </table:table-cell>
          <table:table-cell office:value-type="string" calcext:value-type="string">
            <text:p>0.124922</text:p>
          </table:table-cell>
        </table:table-row>
        <table:table-row table:style-name="ro1" table:visibility="filter">
          <table:table-cell office:value-type="float" office:value="1527146719.1625" calcext:value-type="float">
            <text:p>1527146719.1625</text:p>
          </table:table-cell>
          <table:table-cell office:value-type="string" calcext:value-type="string">
            <text:p>TOC_y</text:p>
          </table:table-cell>
          <table:table-cell office:value-type="float" office:value="-261.688141" calcext:value-type="float">
            <text:p>-261.688141</text:p>
          </table:table-cell>
          <table:table-cell office:value-type="float" office:value="4.981835" calcext:value-type="float">
            <text:p>4.981835</text:p>
          </table:table-cell>
          <table:table-cell office:value-type="float" office:value="-0.979064" calcext:value-type="float">
            <text:p>-0.979064</text:p>
          </table:table-cell>
          <table:table-cell office:value-type="float" office:value="0.132314" calcext:value-type="float">
            <text:p>0.132314</text:p>
          </table:table-cell>
          <table:table-cell office:value-type="float" office:value="-9.552391" calcext:value-type="float">
            <text:p>-9.552391</text:p>
          </table:table-cell>
          <table:table-cell office:value-type="float" office:value="1.302817" calcext:value-type="float">
            <text:p>1.302817</text:p>
          </table:table-cell>
          <table:table-cell office:value-type="float" office:value="-0.970102" calcext:value-type="float">
            <text:p>-0.970102</text:p>
          </table:table-cell>
          <table:table-cell office:value-type="string" calcext:value-type="string">
            <text:p>0.124922</text:p>
          </table:table-cell>
        </table:table-row>
        <table:table-row table:style-name="ro1">
          <table:table-cell office:value-type="float" office:value="1527146719.18181" calcext:value-type="float">
            <text:p>1527146719.18181</text:p>
          </table:table-cell>
          <table:table-cell office:value-type="string" calcext:value-type="string">
            <text:p>TOC_x</text:p>
          </table:table-cell>
          <table:table-cell office:value-type="float" office:value="-263.973114" calcext:value-type="float">
            <text:p>-263.973114</text:p>
          </table:table-cell>
          <table:table-cell office:value-type="float" office:value="6.063797" calcext:value-type="float">
            <text:p>6.063797</text:p>
          </table:table-cell>
          <table:table-cell office:value-type="float" office:value="-0.983104" calcext:value-type="float">
            <text:p>-0.983104</text:p>
          </table:table-cell>
          <table:table-cell office:value-type="float" office:value="0.145531" calcext:value-type="float">
            <text:p>0.145531</text:p>
          </table:table-cell>
          <table:table-cell office:value-type="float" office:value="-9.594087" calcext:value-type="float">
            <text:p>-9.594087</text:p>
          </table:table-cell>
          <table:table-cell office:value-type="float" office:value="1.439234" calcext:value-type="float">
            <text:p>1.439234</text:p>
          </table:table-cell>
          <table:table-cell office:value-type="float" office:value="-0.979064" calcext:value-type="float">
            <text:p>-0.979064</text:p>
          </table:table-cell>
          <table:table-cell office:value-type="string" calcext:value-type="string">
            <text:p>0.132314</text:p>
          </table:table-cell>
        </table:table-row>
        <table:table-row table:style-name="ro1" table:visibility="filter">
          <table:table-cell office:value-type="float" office:value="1527146719.18187" calcext:value-type="float">
            <text:p>1527146719.18187</text:p>
          </table:table-cell>
          <table:table-cell office:value-type="string" calcext:value-type="string">
            <text:p>TOC_y</text:p>
          </table:table-cell>
          <table:table-cell office:value-type="float" office:value="-263.973114" calcext:value-type="float">
            <text:p>-263.973114</text:p>
          </table:table-cell>
          <table:table-cell office:value-type="float" office:value="6.063797" calcext:value-type="float">
            <text:p>6.063797</text:p>
          </table:table-cell>
          <table:table-cell office:value-type="float" office:value="-0.983104" calcext:value-type="float">
            <text:p>-0.983104</text:p>
          </table:table-cell>
          <table:table-cell office:value-type="float" office:value="0.145531" calcext:value-type="float">
            <text:p>0.145531</text:p>
          </table:table-cell>
          <table:table-cell office:value-type="float" office:value="-9.594087" calcext:value-type="float">
            <text:p>-9.594087</text:p>
          </table:table-cell>
          <table:table-cell office:value-type="float" office:value="1.439234" calcext:value-type="float">
            <text:p>1.439234</text:p>
          </table:table-cell>
          <table:table-cell office:value-type="float" office:value="-0.979064" calcext:value-type="float">
            <text:p>-0.979064</text:p>
          </table:table-cell>
          <table:table-cell office:value-type="string" calcext:value-type="string">
            <text:p>0.132314</text:p>
          </table:table-cell>
        </table:table-row>
        <table:table-row table:style-name="ro1">
          <table:table-cell office:value-type="float" office:value="1527146719.20233" calcext:value-type="float">
            <text:p>1527146719.20233</text:p>
          </table:table-cell>
          <table:table-cell office:value-type="string" calcext:value-type="string">
            <text:p>TOC_x</text:p>
          </table:table-cell>
          <table:table-cell office:value-type="float" office:value="-268.575775" calcext:value-type="float">
            <text:p>-268.575775</text:p>
          </table:table-cell>
          <table:table-cell office:value-type="float" office:value="7.769563" calcext:value-type="float">
            <text:p>7.769563</text:p>
          </table:table-cell>
          <table:table-cell office:value-type="float" office:value="-0.991662" calcext:value-type="float">
            <text:p>-0.991662</text:p>
          </table:table-cell>
          <table:table-cell office:value-type="float" office:value="0.165243" calcext:value-type="float">
            <text:p>0.165243</text:p>
          </table:table-cell>
          <table:table-cell office:value-type="float" office:value="-9.677523" calcext:value-type="float">
            <text:p>-9.677523</text:p>
          </table:table-cell>
          <table:table-cell office:value-type="float" office:value="1.631414" calcext:value-type="float">
            <text:p>1.631414</text:p>
          </table:table-cell>
          <table:table-cell office:value-type="float" office:value="-0.983104" calcext:value-type="float">
            <text:p>-0.983104</text:p>
          </table:table-cell>
          <table:table-cell office:value-type="string" calcext:value-type="string">
            <text:p>0.145531</text:p>
          </table:table-cell>
        </table:table-row>
        <table:table-row table:style-name="ro1" table:visibility="filter">
          <table:table-cell office:value-type="float" office:value="1527146719.20239" calcext:value-type="float">
            <text:p>1527146719.20239</text:p>
          </table:table-cell>
          <table:table-cell office:value-type="string" calcext:value-type="string">
            <text:p>TOC_y</text:p>
          </table:table-cell>
          <table:table-cell office:value-type="float" office:value="-268.575775" calcext:value-type="float">
            <text:p>-268.575775</text:p>
          </table:table-cell>
          <table:table-cell office:value-type="float" office:value="7.769563" calcext:value-type="float">
            <text:p>7.769563</text:p>
          </table:table-cell>
          <table:table-cell office:value-type="float" office:value="-0.991662" calcext:value-type="float">
            <text:p>-0.991662</text:p>
          </table:table-cell>
          <table:table-cell office:value-type="float" office:value="0.165243" calcext:value-type="float">
            <text:p>0.165243</text:p>
          </table:table-cell>
          <table:table-cell office:value-type="float" office:value="-9.677523" calcext:value-type="float">
            <text:p>-9.677523</text:p>
          </table:table-cell>
          <table:table-cell office:value-type="float" office:value="1.631414" calcext:value-type="float">
            <text:p>1.631414</text:p>
          </table:table-cell>
          <table:table-cell office:value-type="float" office:value="-0.983104" calcext:value-type="float">
            <text:p>-0.983104</text:p>
          </table:table-cell>
          <table:table-cell office:value-type="string" calcext:value-type="string">
            <text:p>0.145531</text:p>
          </table:table-cell>
        </table:table-row>
        <table:table-row table:style-name="ro1">
          <table:table-cell office:value-type="float" office:value="1527146719.22285" calcext:value-type="float">
            <text:p>1527146719.22285</text:p>
          </table:table-cell>
          <table:table-cell office:value-type="string" calcext:value-type="string">
            <text:p>TOC_x</text:p>
          </table:table-cell>
          <table:table-cell office:value-type="float" office:value="-272.451996" calcext:value-type="float">
            <text:p>-272.451996</text:p>
          </table:table-cell>
          <table:table-cell office:value-type="float" office:value="5.545931" calcext:value-type="float">
            <text:p>5.545931</text:p>
          </table:table-cell>
          <table:table-cell office:value-type="float" office:value="-0.998824" calcext:value-type="float">
            <text:p>-0.998824</text:p>
          </table:table-cell>
          <table:table-cell office:value-type="float" office:value="0.138965" calcext:value-type="float">
            <text:p>0.138965</text:p>
          </table:table-cell>
          <table:table-cell office:value-type="float" office:value="-9.747236" calcext:value-type="float">
            <text:p>-9.747236</text:p>
          </table:table-cell>
          <table:table-cell office:value-type="float" office:value="1.375659" calcext:value-type="float">
            <text:p>1.375659</text:p>
          </table:table-cell>
          <table:table-cell office:value-type="float" office:value="-0.991662" calcext:value-type="float">
            <text:p>-0.991662</text:p>
          </table:table-cell>
          <table:table-cell office:value-type="string" calcext:value-type="string">
            <text:p>0.165243</text:p>
          </table:table-cell>
        </table:table-row>
        <table:table-row table:style-name="ro1" table:visibility="filter">
          <table:table-cell office:value-type="float" office:value="1527146719.2229" calcext:value-type="float">
            <text:p>1527146719.2229</text:p>
          </table:table-cell>
          <table:table-cell office:value-type="string" calcext:value-type="string">
            <text:p>TOC_y</text:p>
          </table:table-cell>
          <table:table-cell office:value-type="float" office:value="-272.451996" calcext:value-type="float">
            <text:p>-272.451996</text:p>
          </table:table-cell>
          <table:table-cell office:value-type="float" office:value="5.545931" calcext:value-type="float">
            <text:p>5.545931</text:p>
          </table:table-cell>
          <table:table-cell office:value-type="float" office:value="-0.998824" calcext:value-type="float">
            <text:p>-0.998824</text:p>
          </table:table-cell>
          <table:table-cell office:value-type="float" office:value="0.138965" calcext:value-type="float">
            <text:p>0.138965</text:p>
          </table:table-cell>
          <table:table-cell office:value-type="float" office:value="-9.747236" calcext:value-type="float">
            <text:p>-9.747236</text:p>
          </table:table-cell>
          <table:table-cell office:value-type="float" office:value="1.375659" calcext:value-type="float">
            <text:p>1.375659</text:p>
          </table:table-cell>
          <table:table-cell office:value-type="float" office:value="-0.991662" calcext:value-type="float">
            <text:p>-0.991662</text:p>
          </table:table-cell>
          <table:table-cell office:value-type="string" calcext:value-type="string">
            <text:p>0.165243</text:p>
          </table:table-cell>
        </table:table-row>
        <table:table-row table:style-name="ro1">
          <table:table-cell office:value-type="float" office:value="1527146719.24223" calcext:value-type="float">
            <text:p>1527146719.24223</text:p>
          </table:table-cell>
          <table:table-cell office:value-type="string" calcext:value-type="string">
            <text:p>TOC_x</text:p>
          </table:table-cell>
          <table:table-cell office:value-type="float" office:value="-277.760864" calcext:value-type="float">
            <text:p>-277.760864</text:p>
          </table:table-cell>
          <table:table-cell office:value-type="float" office:value="4.758028" calcext:value-type="float">
            <text:p>4.758028</text:p>
          </table:table-cell>
          <table:table-cell office:value-type="float" office:value="-1.008" calcext:value-type="float">
            <text:p>-1.008</text:p>
          </table:table-cell>
          <table:table-cell office:value-type="float" office:value="0.129003" calcext:value-type="float">
            <text:p>0.129003</text:p>
          </table:table-cell>
          <table:table-cell office:value-type="float" office:value="-9.841926" calcext:value-type="float">
            <text:p>-9.841926</text:p>
          </table:table-cell>
          <table:table-cell office:value-type="float" office:value="1.272855" calcext:value-type="float">
            <text:p>1.272855</text:p>
          </table:table-cell>
          <table:table-cell office:value-type="float" office:value="-0.998824" calcext:value-type="float">
            <text:p>-0.998824</text:p>
          </table:table-cell>
          <table:table-cell office:value-type="string" calcext:value-type="string">
            <text:p>0.138965</text:p>
          </table:table-cell>
        </table:table-row>
        <table:table-row table:style-name="ro1" table:visibility="filter">
          <table:table-cell office:value-type="float" office:value="1527146719.24229" calcext:value-type="float">
            <text:p>1527146719.24229</text:p>
          </table:table-cell>
          <table:table-cell office:value-type="string" calcext:value-type="string">
            <text:p>TOC_y</text:p>
          </table:table-cell>
          <table:table-cell office:value-type="float" office:value="-277.760864" calcext:value-type="float">
            <text:p>-277.760864</text:p>
          </table:table-cell>
          <table:table-cell office:value-type="float" office:value="4.758028" calcext:value-type="float">
            <text:p>4.758028</text:p>
          </table:table-cell>
          <table:table-cell office:value-type="float" office:value="-1.008" calcext:value-type="float">
            <text:p>-1.008</text:p>
          </table:table-cell>
          <table:table-cell office:value-type="float" office:value="0.129003" calcext:value-type="float">
            <text:p>0.129003</text:p>
          </table:table-cell>
          <table:table-cell office:value-type="float" office:value="-9.841926" calcext:value-type="float">
            <text:p>-9.841926</text:p>
          </table:table-cell>
          <table:table-cell office:value-type="float" office:value="1.272855" calcext:value-type="float">
            <text:p>1.272855</text:p>
          </table:table-cell>
          <table:table-cell office:value-type="float" office:value="-0.998824" calcext:value-type="float">
            <text:p>-0.998824</text:p>
          </table:table-cell>
          <table:table-cell office:value-type="string" calcext:value-type="string">
            <text:p>0.138965</text:p>
          </table:table-cell>
        </table:table-row>
        <table:table-row table:style-name="ro1">
          <table:table-cell office:value-type="float" office:value="1527146719.26181" calcext:value-type="float">
            <text:p>1527146719.26181</text:p>
          </table:table-cell>
          <table:table-cell office:value-type="string" calcext:value-type="string">
            <text:p>TOC_x</text:p>
          </table:table-cell>
          <table:table-cell office:value-type="float" office:value="-282.320404" calcext:value-type="float">
            <text:p>-282.320404</text:p>
          </table:table-cell>
          <table:table-cell office:value-type="float" office:value="4.726344" calcext:value-type="float">
            <text:p>4.726344</text:p>
          </table:table-cell>
          <table:table-cell office:value-type="float" office:value="-1.015886" calcext:value-type="float">
            <text:p>-1.015886</text:p>
          </table:table-cell>
          <table:table-cell office:value-type="float" office:value="0.128582" calcext:value-type="float">
            <text:p>0.128582</text:p>
          </table:table-cell>
          <table:table-cell office:value-type="float" office:value="-9.922529" calcext:value-type="float">
            <text:p>-9.922529</text:p>
          </table:table-cell>
          <table:table-cell office:value-type="float" office:value="1.268549" calcext:value-type="float">
            <text:p>1.268549</text:p>
          </table:table-cell>
          <table:table-cell office:value-type="float" office:value="-1.008" calcext:value-type="float">
            <text:p>-1.008</text:p>
          </table:table-cell>
          <table:table-cell office:value-type="string" calcext:value-type="string">
            <text:p>0.129003</text:p>
          </table:table-cell>
        </table:table-row>
        <table:table-row table:style-name="ro1" table:visibility="filter">
          <table:table-cell office:value-type="float" office:value="1527146719.26189" calcext:value-type="float">
            <text:p>1527146719.26189</text:p>
          </table:table-cell>
          <table:table-cell office:value-type="string" calcext:value-type="string">
            <text:p>TOC_y</text:p>
          </table:table-cell>
          <table:table-cell office:value-type="float" office:value="-282.320404" calcext:value-type="float">
            <text:p>-282.320404</text:p>
          </table:table-cell>
          <table:table-cell office:value-type="float" office:value="4.726344" calcext:value-type="float">
            <text:p>4.726344</text:p>
          </table:table-cell>
          <table:table-cell office:value-type="float" office:value="-1.015886" calcext:value-type="float">
            <text:p>-1.015886</text:p>
          </table:table-cell>
          <table:table-cell office:value-type="float" office:value="0.128582" calcext:value-type="float">
            <text:p>0.128582</text:p>
          </table:table-cell>
          <table:table-cell office:value-type="float" office:value="-9.922529" calcext:value-type="float">
            <text:p>-9.922529</text:p>
          </table:table-cell>
          <table:table-cell office:value-type="float" office:value="1.268549" calcext:value-type="float">
            <text:p>1.268549</text:p>
          </table:table-cell>
          <table:table-cell office:value-type="float" office:value="-1.008" calcext:value-type="float">
            <text:p>-1.008</text:p>
          </table:table-cell>
          <table:table-cell office:value-type="string" calcext:value-type="string">
            <text:p>0.129003</text:p>
          </table:table-cell>
        </table:table-row>
        <table:table-row table:style-name="ro1">
          <table:table-cell office:value-type="float" office:value="1527146719.28244" calcext:value-type="float">
            <text:p>1527146719.28244</text:p>
          </table:table-cell>
          <table:table-cell office:value-type="string" calcext:value-type="string">
            <text:p>TOC_x</text:p>
          </table:table-cell>
          <table:table-cell office:value-type="float" office:value="-284.721893" calcext:value-type="float">
            <text:p>-284.721893</text:p>
          </table:table-cell>
          <table:table-cell office:value-type="float" office:value="5.696822" calcext:value-type="float">
            <text:p>5.696822</text:p>
          </table:table-cell>
          <table:table-cell office:value-type="float" office:value="-1.02024" calcext:value-type="float">
            <text:p>-1.02024</text:p>
          </table:table-cell>
          <table:table-cell office:value-type="float" office:value="0.14157" calcext:value-type="float">
            <text:p>0.14157</text:p>
          </table:table-cell>
          <table:table-cell office:value-type="float" office:value="-9.964717" calcext:value-type="float">
            <text:p>-9.964717</text:p>
          </table:table-cell>
          <table:table-cell office:value-type="float" office:value="1.394395" calcext:value-type="float">
            <text:p>1.394395</text:p>
          </table:table-cell>
          <table:table-cell office:value-type="float" office:value="-1.015886" calcext:value-type="float">
            <text:p>-1.015886</text:p>
          </table:table-cell>
          <table:table-cell office:value-type="string" calcext:value-type="string">
            <text:p>0.128582</text:p>
          </table:table-cell>
        </table:table-row>
        <table:table-row table:style-name="ro1" table:visibility="filter">
          <table:table-cell office:value-type="float" office:value="1527146719.28249" calcext:value-type="float">
            <text:p>1527146719.28249</text:p>
          </table:table-cell>
          <table:table-cell office:value-type="string" calcext:value-type="string">
            <text:p>TOC_y</text:p>
          </table:table-cell>
          <table:table-cell office:value-type="float" office:value="-284.721893" calcext:value-type="float">
            <text:p>-284.721893</text:p>
          </table:table-cell>
          <table:table-cell office:value-type="float" office:value="5.696822" calcext:value-type="float">
            <text:p>5.696822</text:p>
          </table:table-cell>
          <table:table-cell office:value-type="float" office:value="-1.02024" calcext:value-type="float">
            <text:p>-1.02024</text:p>
          </table:table-cell>
          <table:table-cell office:value-type="float" office:value="0.14157" calcext:value-type="float">
            <text:p>0.14157</text:p>
          </table:table-cell>
          <table:table-cell office:value-type="float" office:value="-9.964717" calcext:value-type="float">
            <text:p>-9.964717</text:p>
          </table:table-cell>
          <table:table-cell office:value-type="float" office:value="1.394395" calcext:value-type="float">
            <text:p>1.394395</text:p>
          </table:table-cell>
          <table:table-cell office:value-type="float" office:value="-1.015886" calcext:value-type="float">
            <text:p>-1.015886</text:p>
          </table:table-cell>
          <table:table-cell office:value-type="string" calcext:value-type="string">
            <text:p>0.128582</text:p>
          </table:table-cell>
        </table:table-row>
        <table:table-row table:style-name="ro1">
          <table:table-cell office:value-type="float" office:value="1527146719.30189" calcext:value-type="float">
            <text:p>1527146719.30189</text:p>
          </table:table-cell>
          <table:table-cell office:value-type="string" calcext:value-type="string">
            <text:p>TOC_x</text:p>
          </table:table-cell>
          <table:table-cell office:value-type="float" office:value="-288.07486" calcext:value-type="float">
            <text:p>-288.07486</text:p>
          </table:table-cell>
          <table:table-cell office:value-type="float" office:value="3.050076" calcext:value-type="float">
            <text:p>3.050076</text:p>
          </table:table-cell>
          <table:table-cell office:value-type="float" office:value="-1.025936" calcext:value-type="float">
            <text:p>-1.025936</text:p>
          </table:table-cell>
          <table:table-cell office:value-type="float" office:value="0.104732" calcext:value-type="float">
            <text:p>0.104732</text:p>
          </table:table-cell>
          <table:table-cell office:value-type="float" office:value="-10.023329" calcext:value-type="float">
            <text:p>-10.023329</text:p>
          </table:table-cell>
          <table:table-cell office:value-type="float" office:value="1.015318" calcext:value-type="float">
            <text:p>1.015318</text:p>
          </table:table-cell>
          <table:table-cell office:value-type="float" office:value="-1.02024" calcext:value-type="float">
            <text:p>-1.02024</text:p>
          </table:table-cell>
          <table:table-cell office:value-type="string" calcext:value-type="string">
            <text:p>0.141570</text:p>
          </table:table-cell>
        </table:table-row>
        <table:table-row table:style-name="ro1" table:visibility="filter">
          <table:table-cell office:value-type="float" office:value="1527146719.30195" calcext:value-type="float">
            <text:p>1527146719.30195</text:p>
          </table:table-cell>
          <table:table-cell office:value-type="string" calcext:value-type="string">
            <text:p>TOC_y</text:p>
          </table:table-cell>
          <table:table-cell office:value-type="float" office:value="-288.07486" calcext:value-type="float">
            <text:p>-288.07486</text:p>
          </table:table-cell>
          <table:table-cell office:value-type="float" office:value="3.050076" calcext:value-type="float">
            <text:p>3.050076</text:p>
          </table:table-cell>
          <table:table-cell office:value-type="float" office:value="-1.025936" calcext:value-type="float">
            <text:p>-1.025936</text:p>
          </table:table-cell>
          <table:table-cell office:value-type="float" office:value="0.104732" calcext:value-type="float">
            <text:p>0.104732</text:p>
          </table:table-cell>
          <table:table-cell office:value-type="float" office:value="-10.023329" calcext:value-type="float">
            <text:p>-10.023329</text:p>
          </table:table-cell>
          <table:table-cell office:value-type="float" office:value="1.015318" calcext:value-type="float">
            <text:p>1.015318</text:p>
          </table:table-cell>
          <table:table-cell office:value-type="float" office:value="-1.02024" calcext:value-type="float">
            <text:p>-1.02024</text:p>
          </table:table-cell>
          <table:table-cell office:value-type="string" calcext:value-type="string">
            <text:p>0.141570</text:p>
          </table:table-cell>
        </table:table-row>
        <table:table-row table:style-name="ro1">
          <table:table-cell office:value-type="float" office:value="1527146719.32249" calcext:value-type="float">
            <text:p>1527146719.32249</text:p>
          </table:table-cell>
          <table:table-cell office:value-type="string" calcext:value-type="string">
            <text:p>TOC_x</text:p>
          </table:table-cell>
          <table:table-cell office:value-type="float" office:value="-287.812622" calcext:value-type="float">
            <text:p>-287.812622</text:p>
          </table:table-cell>
          <table:table-cell office:value-type="float" office:value="4.644906" calcext:value-type="float">
            <text:p>4.644906</text:p>
          </table:table-cell>
          <table:table-cell office:value-type="float" office:value="-1.025465" calcext:value-type="float">
            <text:p>-1.025465</text:p>
          </table:table-cell>
          <table:table-cell office:value-type="float" office:value="0.129658" calcext:value-type="float">
            <text:p>0.129658</text:p>
          </table:table-cell>
          <table:table-cell office:value-type="float" office:value="-10.018758" calcext:value-type="float">
            <text:p>-10.018758</text:p>
          </table:table-cell>
          <table:table-cell office:value-type="float" office:value="1.257115" calcext:value-type="float">
            <text:p>1.257115</text:p>
          </table:table-cell>
          <table:table-cell office:value-type="float" office:value="-1.025936" calcext:value-type="float">
            <text:p>-1.025936</text:p>
          </table:table-cell>
          <table:table-cell office:value-type="string" calcext:value-type="string">
            <text:p>0.104732</text:p>
          </table:table-cell>
        </table:table-row>
        <table:table-row table:style-name="ro1" table:visibility="filter">
          <table:table-cell office:value-type="float" office:value="1527146719.32255" calcext:value-type="float">
            <text:p>1527146719.32255</text:p>
          </table:table-cell>
          <table:table-cell office:value-type="string" calcext:value-type="string">
            <text:p>TOC_y</text:p>
          </table:table-cell>
          <table:table-cell office:value-type="float" office:value="-287.812622" calcext:value-type="float">
            <text:p>-287.812622</text:p>
          </table:table-cell>
          <table:table-cell office:value-type="float" office:value="4.644906" calcext:value-type="float">
            <text:p>4.644906</text:p>
          </table:table-cell>
          <table:table-cell office:value-type="float" office:value="-1.025465" calcext:value-type="float">
            <text:p>-1.025465</text:p>
          </table:table-cell>
          <table:table-cell office:value-type="float" office:value="0.129658" calcext:value-type="float">
            <text:p>0.129658</text:p>
          </table:table-cell>
          <table:table-cell office:value-type="float" office:value="-10.018758" calcext:value-type="float">
            <text:p>-10.018758</text:p>
          </table:table-cell>
          <table:table-cell office:value-type="float" office:value="1.257115" calcext:value-type="float">
            <text:p>1.257115</text:p>
          </table:table-cell>
          <table:table-cell office:value-type="float" office:value="-1.025936" calcext:value-type="float">
            <text:p>-1.025936</text:p>
          </table:table-cell>
          <table:table-cell office:value-type="string" calcext:value-type="string">
            <text:p>0.104732</text:p>
          </table:table-cell>
        </table:table-row>
        <table:table-row table:style-name="ro1">
          <table:table-cell office:value-type="float" office:value="1527146719.342" calcext:value-type="float">
            <text:p>1527146719.342</text:p>
          </table:table-cell>
          <table:table-cell office:value-type="string" calcext:value-type="string">
            <text:p>TOC_x</text:p>
          </table:table-cell>
          <table:table-cell office:value-type="float" office:value="-16.461309" calcext:value-type="float">
            <text:p>-16.461309</text:p>
          </table:table-cell>
          <table:table-cell office:value-type="float" office:value="72.001518" calcext:value-type="float">
            <text:p>72.001518</text:p>
          </table:table-cell>
          <table:table-cell office:value-type="float" office:value="-0.28076" calcext:value-type="float">
            <text:p>-0.28076</text:p>
          </table:table-cell>
          <table:table-cell office:value-type="float" office:value="0.494807" calcext:value-type="float">
            <text:p>0.494807</text:p>
          </table:table-cell>
          <table:table-cell office:value-type="float" office:value="-2.379746" calcext:value-type="float">
            <text:p>-2.379746</text:p>
          </table:table-cell>
          <table:table-cell office:value-type="float" office:value="5.002734" calcext:value-type="float">
            <text:p>5.002734</text:p>
          </table:table-cell>
          <table:table-cell office:value-type="float" office:value="-1.025465" calcext:value-type="float">
            <text:p>-1.025465</text:p>
          </table:table-cell>
          <table:table-cell office:value-type="string" calcext:value-type="string">
            <text:p>0.129658</text:p>
          </table:table-cell>
        </table:table-row>
        <table:table-row table:style-name="ro1" table:visibility="filter">
          <table:table-cell office:value-type="float" office:value="1527146719.34207" calcext:value-type="float">
            <text:p>1527146719.34207</text:p>
          </table:table-cell>
          <table:table-cell office:value-type="string" calcext:value-type="string">
            <text:p>TOC_y</text:p>
          </table:table-cell>
          <table:table-cell office:value-type="float" office:value="-16.461309" calcext:value-type="float">
            <text:p>-16.461309</text:p>
          </table:table-cell>
          <table:table-cell office:value-type="float" office:value="72.001518" calcext:value-type="float">
            <text:p>72.001518</text:p>
          </table:table-cell>
          <table:table-cell office:value-type="float" office:value="-0.28076" calcext:value-type="float">
            <text:p>-0.28076</text:p>
          </table:table-cell>
          <table:table-cell office:value-type="float" office:value="0.494807" calcext:value-type="float">
            <text:p>0.494807</text:p>
          </table:table-cell>
          <table:table-cell office:value-type="float" office:value="-2.379746" calcext:value-type="float">
            <text:p>-2.379746</text:p>
          </table:table-cell>
          <table:table-cell office:value-type="float" office:value="5.002734" calcext:value-type="float">
            <text:p>5.002734</text:p>
          </table:table-cell>
          <table:table-cell office:value-type="float" office:value="-1.025465" calcext:value-type="float">
            <text:p>-1.025465</text:p>
          </table:table-cell>
          <table:table-cell office:value-type="string" calcext:value-type="string">
            <text:p>0.129658</text:p>
          </table:table-cell>
        </table:table-row>
        <table:table-row table:style-name="ro1">
          <table:table-cell office:value-type="float" office:value="1527146719.36249" calcext:value-type="float">
            <text:p>1527146719.36249</text:p>
          </table:table-cell>
          <table:table-cell office:value-type="string" calcext:value-type="string">
            <text:p>TOC_x</text:p>
          </table:table-cell>
          <table:table-cell office:value-type="float" office:value="-265.016541" calcext:value-type="float">
            <text:p>-265.016541</text:p>
          </table:table-cell>
          <table:table-cell office:value-type="float" office:value="11.791582" calcext:value-type="float">
            <text:p>11.791582</text:p>
          </table:table-cell>
          <table:table-cell office:value-type="float" office:value="-1.020994" calcext:value-type="float">
            <text:p>-1.020994</text:p>
          </table:table-cell>
          <table:table-cell office:value-type="float" office:value="0.189041" calcext:value-type="float">
            <text:p>0.189041</text:p>
          </table:table-cell>
          <table:table-cell office:value-type="float" office:value="-9.612411" calcext:value-type="float">
            <text:p>-9.612411</text:p>
          </table:table-cell>
          <table:table-cell office:value-type="float" office:value="2.015165" calcext:value-type="float">
            <text:p>2.015165</text:p>
          </table:table-cell>
          <table:table-cell office:value-type="float" office:value="-0.28076" calcext:value-type="float">
            <text:p>-0.28076</text:p>
          </table:table-cell>
          <table:table-cell office:value-type="string" calcext:value-type="string">
            <text:p>0.494807</text:p>
          </table:table-cell>
        </table:table-row>
        <table:table-row table:style-name="ro1" table:visibility="filter">
          <table:table-cell office:value-type="float" office:value="1527146719.36256" calcext:value-type="float">
            <text:p>1527146719.36256</text:p>
          </table:table-cell>
          <table:table-cell office:value-type="string" calcext:value-type="string">
            <text:p>TOC_y</text:p>
          </table:table-cell>
          <table:table-cell office:value-type="float" office:value="-265.016541" calcext:value-type="float">
            <text:p>-265.016541</text:p>
          </table:table-cell>
          <table:table-cell office:value-type="float" office:value="11.791582" calcext:value-type="float">
            <text:p>11.791582</text:p>
          </table:table-cell>
          <table:table-cell office:value-type="float" office:value="-1.020994" calcext:value-type="float">
            <text:p>-1.020994</text:p>
          </table:table-cell>
          <table:table-cell office:value-type="float" office:value="0.189041" calcext:value-type="float">
            <text:p>0.189041</text:p>
          </table:table-cell>
          <table:table-cell office:value-type="float" office:value="-9.612411" calcext:value-type="float">
            <text:p>-9.612411</text:p>
          </table:table-cell>
          <table:table-cell office:value-type="float" office:value="2.015165" calcext:value-type="float">
            <text:p>2.015165</text:p>
          </table:table-cell>
          <table:table-cell office:value-type="float" office:value="-0.28076" calcext:value-type="float">
            <text:p>-0.28076</text:p>
          </table:table-cell>
          <table:table-cell office:value-type="string" calcext:value-type="string">
            <text:p>0.494807</text:p>
          </table:table-cell>
        </table:table-row>
        <table:table-row table:style-name="ro1">
          <table:table-cell office:value-type="float" office:value="1527146719.38208" calcext:value-type="float">
            <text:p>1527146719.38208</text:p>
          </table:table-cell>
          <table:table-cell office:value-type="string" calcext:value-type="string">
            <text:p>TOC_x</text:p>
          </table:table-cell>
          <table:table-cell office:value-type="float" office:value="-269.080444" calcext:value-type="float">
            <text:p>-269.080444</text:p>
          </table:table-cell>
          <table:table-cell office:value-type="float" office:value="10.175398" calcext:value-type="float">
            <text:p>10.175398</text:p>
          </table:table-cell>
          <table:table-cell office:value-type="float" office:value="-1.028213" calcext:value-type="float">
            <text:p>-1.028213</text:p>
          </table:table-cell>
          <table:table-cell office:value-type="float" office:value="0.174885" calcext:value-type="float">
            <text:p>0.174885</text:p>
          </table:table-cell>
          <table:table-cell office:value-type="float" office:value="-9.685984" calcext:value-type="float">
            <text:p>-9.685984</text:p>
          </table:table-cell>
          <table:table-cell office:value-type="float" office:value="1.870877" calcext:value-type="float">
            <text:p>1.870877</text:p>
          </table:table-cell>
          <table:table-cell office:value-type="float" office:value="-1.020994" calcext:value-type="float">
            <text:p>-1.020994</text:p>
          </table:table-cell>
          <table:table-cell office:value-type="string" calcext:value-type="string">
            <text:p>0.189041</text:p>
          </table:table-cell>
        </table:table-row>
        <table:table-row table:style-name="ro1" table:visibility="filter">
          <table:table-cell office:value-type="float" office:value="1527146719.38215" calcext:value-type="float">
            <text:p>1527146719.38215</text:p>
          </table:table-cell>
          <table:table-cell office:value-type="string" calcext:value-type="string">
            <text:p>TOC_y</text:p>
          </table:table-cell>
          <table:table-cell office:value-type="float" office:value="-269.080444" calcext:value-type="float">
            <text:p>-269.080444</text:p>
          </table:table-cell>
          <table:table-cell office:value-type="float" office:value="10.175398" calcext:value-type="float">
            <text:p>10.175398</text:p>
          </table:table-cell>
          <table:table-cell office:value-type="float" office:value="-1.028213" calcext:value-type="float">
            <text:p>-1.028213</text:p>
          </table:table-cell>
          <table:table-cell office:value-type="float" office:value="0.174885" calcext:value-type="float">
            <text:p>0.174885</text:p>
          </table:table-cell>
          <table:table-cell office:value-type="float" office:value="-9.685984" calcext:value-type="float">
            <text:p>-9.685984</text:p>
          </table:table-cell>
          <table:table-cell office:value-type="float" office:value="1.870877" calcext:value-type="float">
            <text:p>1.870877</text:p>
          </table:table-cell>
          <table:table-cell office:value-type="float" office:value="-1.020994" calcext:value-type="float">
            <text:p>-1.020994</text:p>
          </table:table-cell>
          <table:table-cell office:value-type="string" calcext:value-type="string">
            <text:p>0.189041</text:p>
          </table:table-cell>
        </table:table-row>
        <table:table-row table:style-name="ro1">
          <table:table-cell office:value-type="float" office:value="1527146719.40252" calcext:value-type="float">
            <text:p>1527146719.40252</text:p>
          </table:table-cell>
          <table:table-cell office:value-type="string" calcext:value-type="string">
            <text:p>TOC_x</text:p>
          </table:table-cell>
          <table:table-cell office:value-type="float" office:value="-54.558689" calcext:value-type="float">
            <text:p>-54.558689</text:p>
          </table:table-cell>
          <table:table-cell office:value-type="float" office:value="-0.244756" calcext:value-type="float">
            <text:p>-0.244756</text:p>
          </table:table-cell>
          <table:table-cell office:value-type="float" office:value="-0.483097" calcext:value-type="float">
            <text:p>-0.483097</text:p>
          </table:table-cell>
          <table:table-cell office:value-type="float" office:value="-0.043381" calcext:value-type="float">
            <text:p>-0.043381</text:p>
          </table:table-cell>
          <table:table-cell office:value-type="float" office:value="-4.350455" calcext:value-type="float">
            <text:p>-4.350455</text:p>
          </table:table-cell>
          <table:table-cell office:value-type="float" office:value="-0.265483" calcext:value-type="float">
            <text:p>-0.265483</text:p>
          </table:table-cell>
          <table:table-cell office:value-type="float" office:value="-1.028213" calcext:value-type="float">
            <text:p>-1.028213</text:p>
          </table:table-cell>
          <table:table-cell office:value-type="string" calcext:value-type="string">
            <text:p>0.174885</text:p>
          </table:table-cell>
        </table:table-row>
        <table:table-row table:style-name="ro1" table:visibility="filter">
          <table:table-cell office:value-type="float" office:value="1527146719.40257" calcext:value-type="float">
            <text:p>1527146719.40257</text:p>
          </table:table-cell>
          <table:table-cell office:value-type="string" calcext:value-type="string">
            <text:p>PID_y</text:p>
          </table:table-cell>
          <table:table-cell office:value-type="float" office:value="-54.558689" calcext:value-type="float">
            <text:p>-54.558689</text:p>
          </table:table-cell>
          <table:table-cell office:value-type="float" office:value="-0.244756" calcext:value-type="float">
            <text:p>-0.244756</text:p>
          </table:table-cell>
          <table:table-cell office:value-type="float" office:value="-0.483097" calcext:value-type="float">
            <text:p>-0.483097</text:p>
          </table:table-cell>
          <table:table-cell office:value-type="float" office:value="-0.043381" calcext:value-type="float">
            <text:p>-0.043381</text:p>
          </table:table-cell>
          <table:table-cell office:value-type="float" office:value="-4.350455" calcext:value-type="float">
            <text:p>-4.350455</text:p>
          </table:table-cell>
          <table:table-cell office:value-type="float" office:value="-0.265483" calcext:value-type="float">
            <text:p>-0.265483</text:p>
          </table:table-cell>
          <table:table-cell office:value-type="float" office:value="-1.028213" calcext:value-type="float">
            <text:p>-1.028213</text:p>
          </table:table-cell>
          <table:table-cell office:value-type="string" calcext:value-type="string">
            <text:p>0.174885</text:p>
          </table:table-cell>
        </table:table-row>
        <table:table-row table:style-name="ro1">
          <table:table-cell office:value-type="float" office:value="1527146719.42184" calcext:value-type="float">
            <text:p>1527146719.42184</text:p>
          </table:table-cell>
          <table:table-cell office:value-type="string" calcext:value-type="string">
            <text:p>TOC_x</text:p>
          </table:table-cell>
          <table:table-cell office:value-type="float" office:value="-51.12878" calcext:value-type="float">
            <text:p>-51.12878</text:p>
          </table:table-cell>
          <table:table-cell office:value-type="float" office:value="-0.059484" calcext:value-type="float">
            <text:p>-0.059484</text:p>
          </table:table-cell>
          <table:table-cell office:value-type="float" office:value="-0.4696" calcext:value-type="float">
            <text:p>-0.4696</text:p>
          </table:table-cell>
          <table:table-cell office:value-type="float" office:value="-0.027888" calcext:value-type="float">
            <text:p>-0.027888</text:p>
          </table:table-cell>
          <table:table-cell office:value-type="float" office:value="-4.210785" calcext:value-type="float">
            <text:p>-4.210785</text:p>
          </table:table-cell>
          <table:table-cell office:value-type="float" office:value="-0.105159" calcext:value-type="float">
            <text:p>-0.105159</text:p>
          </table:table-cell>
          <table:table-cell office:value-type="float" office:value="-0.483097" calcext:value-type="float">
            <text:p>-0.483097</text:p>
          </table:table-cell>
          <table:table-cell office:value-type="string" calcext:value-type="string">
            <text:p>-0.043381</text:p>
          </table:table-cell>
        </table:table-row>
        <table:table-row table:style-name="ro1" table:visibility="filter">
          <table:table-cell office:value-type="float" office:value="1527146719.42189" calcext:value-type="float">
            <text:p>1527146719.42189</text:p>
          </table:table-cell>
          <table:table-cell office:value-type="string" calcext:value-type="string">
            <text:p>PID_y</text:p>
          </table:table-cell>
          <table:table-cell office:value-type="float" office:value="-51.12878" calcext:value-type="float">
            <text:p>-51.12878</text:p>
          </table:table-cell>
          <table:table-cell office:value-type="float" office:value="-0.059484" calcext:value-type="float">
            <text:p>-0.059484</text:p>
          </table:table-cell>
          <table:table-cell office:value-type="float" office:value="-0.4696" calcext:value-type="float">
            <text:p>-0.4696</text:p>
          </table:table-cell>
          <table:table-cell office:value-type="float" office:value="-0.027888" calcext:value-type="float">
            <text:p>-0.027888</text:p>
          </table:table-cell>
          <table:table-cell office:value-type="float" office:value="-4.210785" calcext:value-type="float">
            <text:p>-4.210785</text:p>
          </table:table-cell>
          <table:table-cell office:value-type="float" office:value="-0.105159" calcext:value-type="float">
            <text:p>-0.105159</text:p>
          </table:table-cell>
          <table:table-cell office:value-type="float" office:value="-0.483097" calcext:value-type="float">
            <text:p>-0.483097</text:p>
          </table:table-cell>
          <table:table-cell office:value-type="string" calcext:value-type="string">
            <text:p>-0.043381</text:p>
          </table:table-cell>
        </table:table-row>
        <table:table-row table:style-name="ro1">
          <table:table-cell office:value-type="float" office:value="1527146719.44223" calcext:value-type="float">
            <text:p>1527146719.44223</text:p>
          </table:table-cell>
          <table:table-cell office:value-type="string" calcext:value-type="string">
            <text:p>TOC_x</text:p>
          </table:table-cell>
          <table:table-cell office:value-type="float" office:value="-53.366112" calcext:value-type="float">
            <text:p>-53.366112</text:p>
          </table:table-cell>
          <table:table-cell office:value-type="float" office:value="0.018847" calcext:value-type="float">
            <text:p>0.018847</text:p>
          </table:table-cell>
          <table:table-cell office:value-type="float" office:value="-0.478935" calcext:value-type="float">
            <text:p>-0.478935</text:p>
          </table:table-cell>
          <table:table-cell office:value-type="float" office:value="-0.007402" calcext:value-type="float">
            <text:p>-0.007402</text:p>
          </table:table-cell>
          <table:table-cell office:value-type="float" office:value="-4.302384" calcext:value-type="float">
            <text:p>-4.302384</text:p>
          </table:table-cell>
          <table:table-cell office:value-type="float" office:value="0.09585" calcext:value-type="float">
            <text:p>0.09585</text:p>
          </table:table-cell>
          <table:table-cell office:value-type="float" office:value="-0.4696" calcext:value-type="float">
            <text:p>-0.4696</text:p>
          </table:table-cell>
          <table:table-cell office:value-type="string" calcext:value-type="string">
            <text:p>-0.027888</text:p>
          </table:table-cell>
        </table:table-row>
        <table:table-row table:style-name="ro1" table:visibility="filter">
          <table:table-cell office:value-type="float" office:value="1527146719.44228" calcext:value-type="float">
            <text:p>1527146719.44228</text:p>
          </table:table-cell>
          <table:table-cell office:value-type="string" calcext:value-type="string">
            <text:p>PID_y</text:p>
          </table:table-cell>
          <table:table-cell office:value-type="float" office:value="-53.366112" calcext:value-type="float">
            <text:p>-53.366112</text:p>
          </table:table-cell>
          <table:table-cell office:value-type="float" office:value="0.018847" calcext:value-type="float">
            <text:p>0.018847</text:p>
          </table:table-cell>
          <table:table-cell office:value-type="float" office:value="-0.478935" calcext:value-type="float">
            <text:p>-0.478935</text:p>
          </table:table-cell>
          <table:table-cell office:value-type="float" office:value="-0.007402" calcext:value-type="float">
            <text:p>-0.007402</text:p>
          </table:table-cell>
          <table:table-cell office:value-type="float" office:value="-4.302384" calcext:value-type="float">
            <text:p>-4.302384</text:p>
          </table:table-cell>
          <table:table-cell office:value-type="float" office:value="0.09585" calcext:value-type="float">
            <text:p>0.09585</text:p>
          </table:table-cell>
          <table:table-cell office:value-type="float" office:value="-0.4696" calcext:value-type="float">
            <text:p>-0.4696</text:p>
          </table:table-cell>
          <table:table-cell office:value-type="string" calcext:value-type="string">
            <text:p>-0.027888</text:p>
          </table:table-cell>
        </table:table-row>
        <table:table-row table:style-name="ro1">
          <table:table-cell office:value-type="float" office:value="1527146719.4627" calcext:value-type="float">
            <text:p>1527146719.4627</text:p>
          </table:table-cell>
          <table:table-cell office:value-type="string" calcext:value-type="string">
            <text:p>TOC_x</text:p>
          </table:table-cell>
          <table:table-cell office:value-type="float" office:value="-274.053986" calcext:value-type="float">
            <text:p>-274.053986</text:p>
          </table:table-cell>
          <table:table-cell office:value-type="float" office:value="4.322929" calcext:value-type="float">
            <text:p>4.322929</text:p>
          </table:table-cell>
          <table:table-cell office:value-type="float" office:value="-1.039014" calcext:value-type="float">
            <text:p>-1.039014</text:p>
          </table:table-cell>
          <table:table-cell office:value-type="float" office:value="0.1071" calcext:value-type="float">
            <text:p>0.1071</text:p>
          </table:table-cell>
          <table:table-cell office:value-type="float" office:value="-9.775236" calcext:value-type="float">
            <text:p>-9.775236</text:p>
          </table:table-cell>
          <table:table-cell office:value-type="float" office:value="1.214718" calcext:value-type="float">
            <text:p>1.214718</text:p>
          </table:table-cell>
          <table:table-cell office:value-type="float" office:value="-0.478935" calcext:value-type="float">
            <text:p>-0.478935</text:p>
          </table:table-cell>
          <table:table-cell office:value-type="string" calcext:value-type="string">
            <text:p>-0.007402</text:p>
          </table:table-cell>
        </table:table-row>
        <table:table-row table:style-name="ro1" table:visibility="filter">
          <table:table-cell office:value-type="float" office:value="1527146719.46275" calcext:value-type="float">
            <text:p>1527146719.46275</text:p>
          </table:table-cell>
          <table:table-cell office:value-type="string" calcext:value-type="string">
            <text:p>TOC_y</text:p>
          </table:table-cell>
          <table:table-cell office:value-type="float" office:value="-274.053986" calcext:value-type="float">
            <text:p>-274.053986</text:p>
          </table:table-cell>
          <table:table-cell office:value-type="float" office:value="4.322929" calcext:value-type="float">
            <text:p>4.322929</text:p>
          </table:table-cell>
          <table:table-cell office:value-type="float" office:value="-1.039014" calcext:value-type="float">
            <text:p>-1.039014</text:p>
          </table:table-cell>
          <table:table-cell office:value-type="float" office:value="0.1071" calcext:value-type="float">
            <text:p>0.1071</text:p>
          </table:table-cell>
          <table:table-cell office:value-type="float" office:value="-9.775236" calcext:value-type="float">
            <text:p>-9.775236</text:p>
          </table:table-cell>
          <table:table-cell office:value-type="float" office:value="1.214718" calcext:value-type="float">
            <text:p>1.214718</text:p>
          </table:table-cell>
          <table:table-cell office:value-type="float" office:value="-0.478935" calcext:value-type="float">
            <text:p>-0.478935</text:p>
          </table:table-cell>
          <table:table-cell office:value-type="string" calcext:value-type="string">
            <text:p>-0.007402</text:p>
          </table:table-cell>
        </table:table-row>
        <table:table-row table:style-name="ro1">
          <table:table-cell office:value-type="float" office:value="1527146719.48223" calcext:value-type="float">
            <text:p>1527146719.48223</text:p>
          </table:table-cell>
          <table:table-cell office:value-type="string" calcext:value-type="string">
            <text:p>TOC_x</text:p>
          </table:table-cell>
          <table:table-cell office:value-type="float" office:value="-274.369568" calcext:value-type="float">
            <text:p>-274.369568</text:p>
          </table:table-cell>
          <table:table-cell office:value-type="float" office:value="3.457165" calcext:value-type="float">
            <text:p>3.457165</text:p>
          </table:table-cell>
          <table:table-cell office:value-type="float" office:value="-1.039564" calcext:value-type="float">
            <text:p>-1.039564</text:p>
          </table:table-cell>
          <table:table-cell office:value-type="float" office:value="0.094418" calcext:value-type="float">
            <text:p>0.094418</text:p>
          </table:table-cell>
          <table:table-cell office:value-type="float" office:value="-9.780874" calcext:value-type="float">
            <text:p>-9.780874</text:p>
          </table:table-cell>
          <table:table-cell office:value-type="float" office:value="1.084878" calcext:value-type="float">
            <text:p>1.084878</text:p>
          </table:table-cell>
          <table:table-cell office:value-type="float" office:value="-1.039014" calcext:value-type="float">
            <text:p>-1.039014</text:p>
          </table:table-cell>
          <table:table-cell office:value-type="string" calcext:value-type="string">
            <text:p>0.107100</text:p>
          </table:table-cell>
        </table:table-row>
        <table:table-row table:style-name="ro1" table:visibility="filter">
          <table:table-cell office:value-type="float" office:value="1527146719.48228" calcext:value-type="float">
            <text:p>1527146719.48228</text:p>
          </table:table-cell>
          <table:table-cell office:value-type="string" calcext:value-type="string">
            <text:p>PID_y</text:p>
          </table:table-cell>
          <table:table-cell office:value-type="float" office:value="-274.369568" calcext:value-type="float">
            <text:p>-274.369568</text:p>
          </table:table-cell>
          <table:table-cell office:value-type="float" office:value="3.457165" calcext:value-type="float">
            <text:p>3.457165</text:p>
          </table:table-cell>
          <table:table-cell office:value-type="float" office:value="-1.039564" calcext:value-type="float">
            <text:p>-1.039564</text:p>
          </table:table-cell>
          <table:table-cell office:value-type="float" office:value="0.094418" calcext:value-type="float">
            <text:p>0.094418</text:p>
          </table:table-cell>
          <table:table-cell office:value-type="float" office:value="-9.780874" calcext:value-type="float">
            <text:p>-9.780874</text:p>
          </table:table-cell>
          <table:table-cell office:value-type="float" office:value="1.084878" calcext:value-type="float">
            <text:p>1.084878</text:p>
          </table:table-cell>
          <table:table-cell office:value-type="float" office:value="-1.039014" calcext:value-type="float">
            <text:p>-1.039014</text:p>
          </table:table-cell>
          <table:table-cell office:value-type="string" calcext:value-type="string">
            <text:p>0.107100</text:p>
          </table:table-cell>
        </table:table-row>
        <table:table-row table:style-name="ro1">
          <table:table-cell office:value-type="float" office:value="1527146719.50287" calcext:value-type="float">
            <text:p>1527146719.50287</text:p>
          </table:table-cell>
          <table:table-cell office:value-type="string" calcext:value-type="string">
            <text:p>TOC_x</text:p>
          </table:table-cell>
          <table:table-cell office:value-type="float" office:value="-48.566345" calcext:value-type="float">
            <text:p>-48.566345</text:p>
          </table:table-cell>
          <table:table-cell office:value-type="float" office:value="0.892091" calcext:value-type="float">
            <text:p>0.892091</text:p>
          </table:table-cell>
          <table:table-cell office:value-type="float" office:value="-0.453651" calcext:value-type="float">
            <text:p>-0.453651</text:p>
          </table:table-cell>
          <table:table-cell office:value-type="float" office:value="0.038853" calcext:value-type="float">
            <text:p>0.038853</text:p>
          </table:table-cell>
          <table:table-cell office:value-type="float" office:value="-4.103589" calcext:value-type="float">
            <text:p>-4.103589</text:p>
          </table:table-cell>
          <table:table-cell office:value-type="float" office:value="0.546474" calcext:value-type="float">
            <text:p>0.546474</text:p>
          </table:table-cell>
          <table:table-cell office:value-type="float" office:value="-1.039564" calcext:value-type="float">
            <text:p>-1.039564</text:p>
          </table:table-cell>
          <table:table-cell office:value-type="string" calcext:value-type="string">
            <text:p>0.094418</text:p>
          </table:table-cell>
        </table:table-row>
        <table:table-row table:style-name="ro1" table:visibility="filter">
          <table:table-cell office:value-type="float" office:value="1527146719.50295" calcext:value-type="float">
            <text:p>1527146719.50295</text:p>
          </table:table-cell>
          <table:table-cell office:value-type="string" calcext:value-type="string">
            <text:p>PID_y</text:p>
          </table:table-cell>
          <table:table-cell office:value-type="float" office:value="-48.566345" calcext:value-type="float">
            <text:p>-48.566345</text:p>
          </table:table-cell>
          <table:table-cell office:value-type="float" office:value="0.892091" calcext:value-type="float">
            <text:p>0.892091</text:p>
          </table:table-cell>
          <table:table-cell office:value-type="float" office:value="-0.453651" calcext:value-type="float">
            <text:p>-0.453651</text:p>
          </table:table-cell>
          <table:table-cell office:value-type="float" office:value="0.038853" calcext:value-type="float">
            <text:p>0.038853</text:p>
          </table:table-cell>
          <table:table-cell office:value-type="float" office:value="-4.103589" calcext:value-type="float">
            <text:p>-4.103589</text:p>
          </table:table-cell>
          <table:table-cell office:value-type="float" office:value="0.546474" calcext:value-type="float">
            <text:p>0.546474</text:p>
          </table:table-cell>
          <table:table-cell office:value-type="float" office:value="-1.039564" calcext:value-type="float">
            <text:p>-1.039564</text:p>
          </table:table-cell>
          <table:table-cell office:value-type="string" calcext:value-type="string">
            <text:p>0.094418</text:p>
          </table:table-cell>
        </table:table-row>
        <table:table-row table:style-name="ro1">
          <table:table-cell office:value-type="float" office:value="1527146719.52244" calcext:value-type="float">
            <text:p>1527146719.52244</text:p>
          </table:table-cell>
          <table:table-cell office:value-type="string" calcext:value-type="string">
            <text:p>TOC_x</text:p>
          </table:table-cell>
          <table:table-cell office:value-type="float" office:value="-48.566345" calcext:value-type="float">
            <text:p>-48.566345</text:p>
          </table:table-cell>
          <table:table-cell office:value-type="float" office:value="0.892091" calcext:value-type="float">
            <text:p>0.892091</text:p>
          </table:table-cell>
          <table:table-cell office:value-type="float" office:value="-0.453651" calcext:value-type="float">
            <text:p>-0.453651</text:p>
          </table:table-cell>
          <table:table-cell office:value-type="float" office:value="0.038853" calcext:value-type="float">
            <text:p>0.038853</text:p>
          </table:table-cell>
          <table:table-cell office:value-type="float" office:value="-4.103589" calcext:value-type="float">
            <text:p>-4.103589</text:p>
          </table:table-cell>
          <table:table-cell office:value-type="float" office:value="0.546474" calcext:value-type="float">
            <text:p>0.546474</text:p>
          </table:table-cell>
          <table:table-cell office:value-type="float" office:value="-0.453651" calcext:value-type="float">
            <text:p>-0.453651</text:p>
          </table:table-cell>
          <table:table-cell office:value-type="string" calcext:value-type="string">
            <text:p>0.038853</text:p>
          </table:table-cell>
        </table:table-row>
        <table:table-row table:style-name="ro1" table:visibility="filter">
          <table:table-cell office:value-type="float" office:value="1527146719.52249" calcext:value-type="float">
            <text:p>1527146719.52249</text:p>
          </table:table-cell>
          <table:table-cell office:value-type="string" calcext:value-type="string">
            <text:p>PID_y</text:p>
          </table:table-cell>
          <table:table-cell office:value-type="float" office:value="-48.566345" calcext:value-type="float">
            <text:p>-48.566345</text:p>
          </table:table-cell>
          <table:table-cell office:value-type="float" office:value="0.892091" calcext:value-type="float">
            <text:p>0.892091</text:p>
          </table:table-cell>
          <table:table-cell office:value-type="float" office:value="-0.453651" calcext:value-type="float">
            <text:p>-0.453651</text:p>
          </table:table-cell>
          <table:table-cell office:value-type="float" office:value="0.038853" calcext:value-type="float">
            <text:p>0.038853</text:p>
          </table:table-cell>
          <table:table-cell office:value-type="float" office:value="-4.103589" calcext:value-type="float">
            <text:p>-4.103589</text:p>
          </table:table-cell>
          <table:table-cell office:value-type="float" office:value="0.546474" calcext:value-type="float">
            <text:p>0.546474</text:p>
          </table:table-cell>
          <table:table-cell office:value-type="float" office:value="-0.453651" calcext:value-type="float">
            <text:p>-0.453651</text:p>
          </table:table-cell>
          <table:table-cell office:value-type="string" calcext:value-type="string">
            <text:p>0.038853</text:p>
          </table:table-cell>
        </table:table-row>
        <table:table-row table:style-name="ro1">
          <table:table-cell office:value-type="float" office:value="1527146719.54174" calcext:value-type="float">
            <text:p>1527146719.54174</text:p>
          </table:table-cell>
          <table:table-cell office:value-type="string" calcext:value-type="string">
            <text:p>TOC_x</text:p>
          </table:table-cell>
          <table:table-cell office:value-type="float" office:value="-48.566345" calcext:value-type="float">
            <text:p>-48.566345</text:p>
          </table:table-cell>
          <table:table-cell office:value-type="float" office:value="0.892091" calcext:value-type="float">
            <text:p>0.892091</text:p>
          </table:table-cell>
          <table:table-cell office:value-type="float" office:value="-0.453651" calcext:value-type="float">
            <text:p>-0.453651</text:p>
          </table:table-cell>
          <table:table-cell office:value-type="float" office:value="0.038853" calcext:value-type="float">
            <text:p>0.038853</text:p>
          </table:table-cell>
          <table:table-cell office:value-type="float" office:value="-4.103589" calcext:value-type="float">
            <text:p>-4.103589</text:p>
          </table:table-cell>
          <table:table-cell office:value-type="float" office:value="0.546474" calcext:value-type="float">
            <text:p>0.546474</text:p>
          </table:table-cell>
          <table:table-cell office:value-type="float" office:value="-0.453651" calcext:value-type="float">
            <text:p>-0.453651</text:p>
          </table:table-cell>
          <table:table-cell office:value-type="string" calcext:value-type="string">
            <text:p>0.038853</text:p>
          </table:table-cell>
        </table:table-row>
        <table:table-row table:style-name="ro1" table:visibility="filter">
          <table:table-cell office:value-type="float" office:value="1527146719.5418" calcext:value-type="float">
            <text:p>1527146719.5418</text:p>
          </table:table-cell>
          <table:table-cell office:value-type="string" calcext:value-type="string">
            <text:p>PID_y</text:p>
          </table:table-cell>
          <table:table-cell office:value-type="float" office:value="-48.566345" calcext:value-type="float">
            <text:p>-48.566345</text:p>
          </table:table-cell>
          <table:table-cell office:value-type="float" office:value="0.892091" calcext:value-type="float">
            <text:p>0.892091</text:p>
          </table:table-cell>
          <table:table-cell office:value-type="float" office:value="-0.453651" calcext:value-type="float">
            <text:p>-0.453651</text:p>
          </table:table-cell>
          <table:table-cell office:value-type="float" office:value="0.038853" calcext:value-type="float">
            <text:p>0.038853</text:p>
          </table:table-cell>
          <table:table-cell office:value-type="float" office:value="-4.103589" calcext:value-type="float">
            <text:p>-4.103589</text:p>
          </table:table-cell>
          <table:table-cell office:value-type="float" office:value="0.546474" calcext:value-type="float">
            <text:p>0.546474</text:p>
          </table:table-cell>
          <table:table-cell office:value-type="float" office:value="-0.453651" calcext:value-type="float">
            <text:p>-0.453651</text:p>
          </table:table-cell>
          <table:table-cell office:value-type="string" calcext:value-type="string">
            <text:p>0.038853</text:p>
          </table:table-cell>
        </table:table-row>
        <table:table-row table:style-name="ro1">
          <table:table-cell office:value-type="float" office:value="1527146719.56234" calcext:value-type="float">
            <text:p>1527146719.56234</text:p>
          </table:table-cell>
          <table:table-cell office:value-type="string" calcext:value-type="string">
            <text:p>TOC_x</text:p>
          </table:table-cell>
          <table:table-cell office:value-type="float" office:value="-48.849968" calcext:value-type="float">
            <text:p>-48.849968</text:p>
          </table:table-cell>
          <table:table-cell office:value-type="float" office:value="0.210318" calcext:value-type="float">
            <text:p>0.210318</text:p>
          </table:table-cell>
          <table:table-cell office:value-type="float" office:value="-0.454888" calcext:value-type="float">
            <text:p>-0.454888</text:p>
          </table:table-cell>
          <table:table-cell office:value-type="float" office:value="0.009884" calcext:value-type="float">
            <text:p>0.009884</text:p>
          </table:table-cell>
          <table:table-cell office:value-type="float" office:value="-4.115614" calcext:value-type="float">
            <text:p>-4.115614</text:p>
          </table:table-cell>
          <table:table-cell office:value-type="float" office:value="0.264862" calcext:value-type="float">
            <text:p>0.264862</text:p>
          </table:table-cell>
          <table:table-cell office:value-type="float" office:value="-0.453651" calcext:value-type="float">
            <text:p>-0.453651</text:p>
          </table:table-cell>
          <table:table-cell office:value-type="string" calcext:value-type="string">
            <text:p>0.038853</text:p>
          </table:table-cell>
        </table:table-row>
        <table:table-row table:style-name="ro1" table:visibility="filter">
          <table:table-cell office:value-type="float" office:value="1527146719.5624" calcext:value-type="float">
            <text:p>1527146719.5624</text:p>
          </table:table-cell>
          <table:table-cell office:value-type="string" calcext:value-type="string">
            <text:p>PID_y</text:p>
          </table:table-cell>
          <table:table-cell office:value-type="float" office:value="-48.849968" calcext:value-type="float">
            <text:p>-48.849968</text:p>
          </table:table-cell>
          <table:table-cell office:value-type="float" office:value="0.210318" calcext:value-type="float">
            <text:p>0.210318</text:p>
          </table:table-cell>
          <table:table-cell office:value-type="float" office:value="-0.454888" calcext:value-type="float">
            <text:p>-0.454888</text:p>
          </table:table-cell>
          <table:table-cell office:value-type="float" office:value="0.009884" calcext:value-type="float">
            <text:p>0.009884</text:p>
          </table:table-cell>
          <table:table-cell office:value-type="float" office:value="-4.115614" calcext:value-type="float">
            <text:p>-4.115614</text:p>
          </table:table-cell>
          <table:table-cell office:value-type="float" office:value="0.264862" calcext:value-type="float">
            <text:p>0.264862</text:p>
          </table:table-cell>
          <table:table-cell office:value-type="float" office:value="-0.453651" calcext:value-type="float">
            <text:p>-0.453651</text:p>
          </table:table-cell>
          <table:table-cell office:value-type="string" calcext:value-type="string">
            <text:p>0.038853</text:p>
          </table:table-cell>
        </table:table-row>
        <table:table-row table:style-name="ro1">
          <table:table-cell office:value-type="float" office:value="1527146719.58181" calcext:value-type="float">
            <text:p>1527146719.58181</text:p>
          </table:table-cell>
          <table:table-cell office:value-type="string" calcext:value-type="string">
            <text:p>TOC_x</text:p>
          </table:table-cell>
          <table:table-cell office:value-type="float" office:value="-48.849968" calcext:value-type="float">
            <text:p>-48.849968</text:p>
          </table:table-cell>
          <table:table-cell office:value-type="float" office:value="0.210318" calcext:value-type="float">
            <text:p>0.210318</text:p>
          </table:table-cell>
          <table:table-cell office:value-type="float" office:value="-0.454888" calcext:value-type="float">
            <text:p>-0.454888</text:p>
          </table:table-cell>
          <table:table-cell office:value-type="float" office:value="0.009884" calcext:value-type="float">
            <text:p>0.009884</text:p>
          </table:table-cell>
          <table:table-cell office:value-type="float" office:value="-4.115614" calcext:value-type="float">
            <text:p>-4.115614</text:p>
          </table:table-cell>
          <table:table-cell office:value-type="float" office:value="0.264862" calcext:value-type="float">
            <text:p>0.264862</text:p>
          </table:table-cell>
          <table:table-cell office:value-type="float" office:value="-0.454888" calcext:value-type="float">
            <text:p>-0.454888</text:p>
          </table:table-cell>
          <table:table-cell office:value-type="string" calcext:value-type="string">
            <text:p>0.009884</text:p>
          </table:table-cell>
        </table:table-row>
        <table:table-row table:style-name="ro1" table:visibility="filter">
          <table:table-cell office:value-type="float" office:value="1527146719.58186" calcext:value-type="float">
            <text:p>1527146719.58186</text:p>
          </table:table-cell>
          <table:table-cell office:value-type="string" calcext:value-type="string">
            <text:p>PID_y</text:p>
          </table:table-cell>
          <table:table-cell office:value-type="float" office:value="-48.849968" calcext:value-type="float">
            <text:p>-48.849968</text:p>
          </table:table-cell>
          <table:table-cell office:value-type="float" office:value="0.210318" calcext:value-type="float">
            <text:p>0.210318</text:p>
          </table:table-cell>
          <table:table-cell office:value-type="float" office:value="-0.454888" calcext:value-type="float">
            <text:p>-0.454888</text:p>
          </table:table-cell>
          <table:table-cell office:value-type="float" office:value="0.009884" calcext:value-type="float">
            <text:p>0.009884</text:p>
          </table:table-cell>
          <table:table-cell office:value-type="float" office:value="-4.115614" calcext:value-type="float">
            <text:p>-4.115614</text:p>
          </table:table-cell>
          <table:table-cell office:value-type="float" office:value="0.264862" calcext:value-type="float">
            <text:p>0.264862</text:p>
          </table:table-cell>
          <table:table-cell office:value-type="float" office:value="-0.454888" calcext:value-type="float">
            <text:p>-0.454888</text:p>
          </table:table-cell>
          <table:table-cell office:value-type="string" calcext:value-type="string">
            <text:p>0.009884</text:p>
          </table:table-cell>
        </table:table-row>
        <table:table-row table:style-name="ro1">
          <table:table-cell office:value-type="float" office:value="1527146719.60238" calcext:value-type="float">
            <text:p>1527146719.60238</text:p>
          </table:table-cell>
          <table:table-cell office:value-type="string" calcext:value-type="string">
            <text:p>TOC_x</text:p>
          </table:table-cell>
          <table:table-cell office:value-type="float" office:value="-48.849968" calcext:value-type="float">
            <text:p>-48.849968</text:p>
          </table:table-cell>
          <table:table-cell office:value-type="float" office:value="0.210318" calcext:value-type="float">
            <text:p>0.210318</text:p>
          </table:table-cell>
          <table:table-cell office:value-type="float" office:value="-0.454888" calcext:value-type="float">
            <text:p>-0.454888</text:p>
          </table:table-cell>
          <table:table-cell office:value-type="float" office:value="0.009884" calcext:value-type="float">
            <text:p>0.009884</text:p>
          </table:table-cell>
          <table:table-cell office:value-type="float" office:value="-4.115614" calcext:value-type="float">
            <text:p>-4.115614</text:p>
          </table:table-cell>
          <table:table-cell office:value-type="float" office:value="0.264862" calcext:value-type="float">
            <text:p>0.264862</text:p>
          </table:table-cell>
          <table:table-cell office:value-type="float" office:value="-0.454888" calcext:value-type="float">
            <text:p>-0.454888</text:p>
          </table:table-cell>
          <table:table-cell office:value-type="string" calcext:value-type="string">
            <text:p>0.009884</text:p>
          </table:table-cell>
        </table:table-row>
        <table:table-row table:style-name="ro1" table:visibility="filter">
          <table:table-cell office:value-type="float" office:value="1527146719.60245" calcext:value-type="float">
            <text:p>1527146719.60245</text:p>
          </table:table-cell>
          <table:table-cell office:value-type="string" calcext:value-type="string">
            <text:p>PID_y</text:p>
          </table:table-cell>
          <table:table-cell office:value-type="float" office:value="-48.849968" calcext:value-type="float">
            <text:p>-48.849968</text:p>
          </table:table-cell>
          <table:table-cell office:value-type="float" office:value="0.210318" calcext:value-type="float">
            <text:p>0.210318</text:p>
          </table:table-cell>
          <table:table-cell office:value-type="float" office:value="-0.454888" calcext:value-type="float">
            <text:p>-0.454888</text:p>
          </table:table-cell>
          <table:table-cell office:value-type="float" office:value="0.009884" calcext:value-type="float">
            <text:p>0.009884</text:p>
          </table:table-cell>
          <table:table-cell office:value-type="float" office:value="-4.115614" calcext:value-type="float">
            <text:p>-4.115614</text:p>
          </table:table-cell>
          <table:table-cell office:value-type="float" office:value="0.264862" calcext:value-type="float">
            <text:p>0.264862</text:p>
          </table:table-cell>
          <table:table-cell office:value-type="float" office:value="-0.454888" calcext:value-type="float">
            <text:p>-0.454888</text:p>
          </table:table-cell>
          <table:table-cell office:value-type="string" calcext:value-type="string">
            <text:p>0.009884</text:p>
          </table:table-cell>
        </table:table-row>
        <table:table-row table:style-name="ro1">
          <table:table-cell office:value-type="float" office:value="1527146719.62183" calcext:value-type="float">
            <text:p>1527146719.62183</text:p>
          </table:table-cell>
          <table:table-cell office:value-type="string" calcext:value-type="string">
            <text:p>TOC_x</text:p>
          </table:table-cell>
          <table:table-cell office:value-type="float" office:value="-283.590759" calcext:value-type="float">
            <text:p>-283.590759</text:p>
          </table:table-cell>
          <table:table-cell office:value-type="float" office:value="0.201694" calcext:value-type="float">
            <text:p>0.201694</text:p>
          </table:table-cell>
          <table:table-cell office:value-type="float" office:value="-1.023274" calcext:value-type="float">
            <text:p>-1.023274</text:p>
          </table:table-cell>
          <table:table-cell office:value-type="float" office:value="0.009357" calcext:value-type="float">
            <text:p>0.009357</text:p>
          </table:table-cell>
          <table:table-cell office:value-type="float" office:value="-9.944778" calcext:value-type="float">
            <text:p>-9.944778</text:p>
          </table:table-cell>
          <table:table-cell office:value-type="float" office:value="0.259457" calcext:value-type="float">
            <text:p>0.259457</text:p>
          </table:table-cell>
          <table:table-cell office:value-type="float" office:value="-0.454888" calcext:value-type="float">
            <text:p>-0.454888</text:p>
          </table:table-cell>
          <table:table-cell office:value-type="string" calcext:value-type="string">
            <text:p>0.009884</text:p>
          </table:table-cell>
        </table:table-row>
        <table:table-row table:style-name="ro1" table:visibility="filter">
          <table:table-cell office:value-type="float" office:value="1527146719.62188" calcext:value-type="float">
            <text:p>1527146719.62188</text:p>
          </table:table-cell>
          <table:table-cell office:value-type="string" calcext:value-type="string">
            <text:p>PID_y</text:p>
          </table:table-cell>
          <table:table-cell office:value-type="float" office:value="-283.590759" calcext:value-type="float">
            <text:p>-283.590759</text:p>
          </table:table-cell>
          <table:table-cell office:value-type="float" office:value="0.201694" calcext:value-type="float">
            <text:p>0.201694</text:p>
          </table:table-cell>
          <table:table-cell office:value-type="float" office:value="-1.023274" calcext:value-type="float">
            <text:p>-1.023274</text:p>
          </table:table-cell>
          <table:table-cell office:value-type="float" office:value="0.009357" calcext:value-type="float">
            <text:p>0.009357</text:p>
          </table:table-cell>
          <table:table-cell office:value-type="float" office:value="-9.944778" calcext:value-type="float">
            <text:p>-9.944778</text:p>
          </table:table-cell>
          <table:table-cell office:value-type="float" office:value="0.259457" calcext:value-type="float">
            <text:p>0.259457</text:p>
          </table:table-cell>
          <table:table-cell office:value-type="float" office:value="-0.454888" calcext:value-type="float">
            <text:p>-0.454888</text:p>
          </table:table-cell>
          <table:table-cell office:value-type="string" calcext:value-type="string">
            <text:p>0.009884</text:p>
          </table:table-cell>
        </table:table-row>
        <table:table-row table:style-name="ro1">
          <table:table-cell office:value-type="float" office:value="1527146719.64238" calcext:value-type="float">
            <text:p>1527146719.64238</text:p>
          </table:table-cell>
          <table:table-cell office:value-type="string" calcext:value-type="string">
            <text:p>TOC_x</text:p>
          </table:table-cell>
          <table:table-cell office:value-type="float" office:value="-282.041901" calcext:value-type="float">
            <text:p>-282.041901</text:p>
          </table:table-cell>
          <table:table-cell office:value-type="float" office:value="0.359129" calcext:value-type="float">
            <text:p>0.359129</text:p>
          </table:table-cell>
          <table:table-cell office:value-type="float" office:value="-1.020481" calcext:value-type="float">
            <text:p>-1.020481</text:p>
          </table:table-cell>
          <table:table-cell office:value-type="float" office:value="0.018173" calcext:value-type="float">
            <text:p>0.018173</text:p>
          </table:table-cell>
          <table:table-cell office:value-type="float" office:value="-9.917535" calcext:value-type="float">
            <text:p>-9.917535</text:p>
          </table:table-cell>
          <table:table-cell office:value-type="float" office:value="0.345448" calcext:value-type="float">
            <text:p>0.345448</text:p>
          </table:table-cell>
          <table:table-cell office:value-type="float" office:value="-1.023274" calcext:value-type="float">
            <text:p>-1.023274</text:p>
          </table:table-cell>
          <table:table-cell office:value-type="string" calcext:value-type="string">
            <text:p>0.009357</text:p>
          </table:table-cell>
        </table:table-row>
        <table:table-row table:style-name="ro1" table:visibility="filter">
          <table:table-cell office:value-type="float" office:value="1527146719.64243" calcext:value-type="float">
            <text:p>1527146719.64243</text:p>
          </table:table-cell>
          <table:table-cell office:value-type="string" calcext:value-type="string">
            <text:p>PID_y</text:p>
          </table:table-cell>
          <table:table-cell office:value-type="float" office:value="-282.041901" calcext:value-type="float">
            <text:p>-282.041901</text:p>
          </table:table-cell>
          <table:table-cell office:value-type="float" office:value="0.359129" calcext:value-type="float">
            <text:p>0.359129</text:p>
          </table:table-cell>
          <table:table-cell office:value-type="float" office:value="-1.020481" calcext:value-type="float">
            <text:p>-1.020481</text:p>
          </table:table-cell>
          <table:table-cell office:value-type="float" office:value="0.018173" calcext:value-type="float">
            <text:p>0.018173</text:p>
          </table:table-cell>
          <table:table-cell office:value-type="float" office:value="-9.917535" calcext:value-type="float">
            <text:p>-9.917535</text:p>
          </table:table-cell>
          <table:table-cell office:value-type="float" office:value="0.345448" calcext:value-type="float">
            <text:p>0.345448</text:p>
          </table:table-cell>
          <table:table-cell office:value-type="float" office:value="-1.023274" calcext:value-type="float">
            <text:p>-1.023274</text:p>
          </table:table-cell>
          <table:table-cell office:value-type="string" calcext:value-type="string">
            <text:p>0.009357</text:p>
          </table:table-cell>
        </table:table-row>
        <table:table-row table:style-name="ro1">
          <table:table-cell office:value-type="float" office:value="1527146719.66182" calcext:value-type="float">
            <text:p>1527146719.66182</text:p>
          </table:table-cell>
          <table:table-cell office:value-type="string" calcext:value-type="string">
            <text:p>TOC_x</text:p>
          </table:table-cell>
          <table:table-cell office:value-type="float" office:value="-276.942688" calcext:value-type="float">
            <text:p>-276.942688</text:p>
          </table:table-cell>
          <table:table-cell office:value-type="float" office:value="-2.18819" calcext:value-type="float">
            <text:p>-2.18819</text:p>
          </table:table-cell>
          <table:table-cell office:value-type="float" office:value="-1.011695" calcext:value-type="float">
            <text:p>-1.011695</text:p>
          </table:table-cell>
          <table:table-cell office:value-type="float" office:value="-0.098731" calcext:value-type="float">
            <text:p>-0.098731</text:p>
          </table:table-cell>
          <table:table-cell office:value-type="float" office:value="-9.827301" calcext:value-type="float">
            <text:p>-9.827301</text:p>
          </table:table-cell>
          <table:table-cell office:value-type="float" office:value="-0.855167" calcext:value-type="float">
            <text:p>-0.855167</text:p>
          </table:table-cell>
          <table:table-cell office:value-type="float" office:value="-1.020481" calcext:value-type="float">
            <text:p>-1.020481</text:p>
          </table:table-cell>
          <table:table-cell office:value-type="string" calcext:value-type="string">
            <text:p>0.018173</text:p>
          </table:table-cell>
        </table:table-row>
        <table:table-row table:style-name="ro1" table:visibility="filter">
          <table:table-cell office:value-type="float" office:value="1527146719.66187" calcext:value-type="float">
            <text:p>1527146719.66187</text:p>
          </table:table-cell>
          <table:table-cell office:value-type="string" calcext:value-type="string">
            <text:p>PID_y</text:p>
          </table:table-cell>
          <table:table-cell office:value-type="float" office:value="-276.942688" calcext:value-type="float">
            <text:p>-276.942688</text:p>
          </table:table-cell>
          <table:table-cell office:value-type="float" office:value="-2.18819" calcext:value-type="float">
            <text:p>-2.18819</text:p>
          </table:table-cell>
          <table:table-cell office:value-type="float" office:value="-1.011695" calcext:value-type="float">
            <text:p>-1.011695</text:p>
          </table:table-cell>
          <table:table-cell office:value-type="float" office:value="-0.098731" calcext:value-type="float">
            <text:p>-0.098731</text:p>
          </table:table-cell>
          <table:table-cell office:value-type="float" office:value="-9.827301" calcext:value-type="float">
            <text:p>-9.827301</text:p>
          </table:table-cell>
          <table:table-cell office:value-type="float" office:value="-0.855167" calcext:value-type="float">
            <text:p>-0.855167</text:p>
          </table:table-cell>
          <table:table-cell office:value-type="float" office:value="-1.020481" calcext:value-type="float">
            <text:p>-1.020481</text:p>
          </table:table-cell>
          <table:table-cell office:value-type="string" calcext:value-type="string">
            <text:p>0.018173</text:p>
          </table:table-cell>
        </table:table-row>
        <table:table-row table:style-name="ro1">
          <table:table-cell office:value-type="float" office:value="1527146719.68237" calcext:value-type="float">
            <text:p>1527146719.68237</text:p>
          </table:table-cell>
          <table:table-cell office:value-type="string" calcext:value-type="string">
            <text:p>TOC_x</text:p>
          </table:table-cell>
          <table:table-cell office:value-type="float" office:value="-273.634705" calcext:value-type="float">
            <text:p>-273.634705</text:p>
          </table:table-cell>
          <table:table-cell office:value-type="float" office:value="-2.367067" calcext:value-type="float">
            <text:p>-2.367067</text:p>
          </table:table-cell>
          <table:table-cell office:value-type="float" office:value="-1.00564" calcext:value-type="float">
            <text:p>-1.00564</text:p>
          </table:table-cell>
          <table:table-cell office:value-type="float" office:value="-0.102339" calcext:value-type="float">
            <text:p>-0.102339</text:p>
          </table:table-cell>
          <table:table-cell office:value-type="float" office:value="-9.768325" calcext:value-type="float">
            <text:p>-9.768325</text:p>
          </table:table-cell>
          <table:table-cell office:value-type="float" office:value="-0.890312" calcext:value-type="float">
            <text:p>-0.890312</text:p>
          </table:table-cell>
          <table:table-cell office:value-type="float" office:value="-1.011695" calcext:value-type="float">
            <text:p>-1.011695</text:p>
          </table:table-cell>
          <table:table-cell office:value-type="string" calcext:value-type="string">
            <text:p>-0.098731</text:p>
          </table:table-cell>
        </table:table-row>
        <table:table-row table:style-name="ro1" table:visibility="filter">
          <table:table-cell office:value-type="float" office:value="1527146719.68242" calcext:value-type="float">
            <text:p>1527146719.68242</text:p>
          </table:table-cell>
          <table:table-cell office:value-type="string" calcext:value-type="string">
            <text:p>TOC_y</text:p>
          </table:table-cell>
          <table:table-cell office:value-type="float" office:value="-273.634705" calcext:value-type="float">
            <text:p>-273.634705</text:p>
          </table:table-cell>
          <table:table-cell office:value-type="float" office:value="-2.367067" calcext:value-type="float">
            <text:p>-2.367067</text:p>
          </table:table-cell>
          <table:table-cell office:value-type="float" office:value="-1.00564" calcext:value-type="float">
            <text:p>-1.00564</text:p>
          </table:table-cell>
          <table:table-cell office:value-type="float" office:value="-0.102339" calcext:value-type="float">
            <text:p>-0.102339</text:p>
          </table:table-cell>
          <table:table-cell office:value-type="float" office:value="-9.768325" calcext:value-type="float">
            <text:p>-9.768325</text:p>
          </table:table-cell>
          <table:table-cell office:value-type="float" office:value="-0.890312" calcext:value-type="float">
            <text:p>-0.890312</text:p>
          </table:table-cell>
          <table:table-cell office:value-type="float" office:value="-1.011695" calcext:value-type="float">
            <text:p>-1.011695</text:p>
          </table:table-cell>
          <table:table-cell office:value-type="string" calcext:value-type="string">
            <text:p>-0.098731</text:p>
          </table:table-cell>
        </table:table-row>
        <table:table-row table:style-name="ro1">
          <table:table-cell office:value-type="float" office:value="1527146719.70179" calcext:value-type="float">
            <text:p>1527146719.70179</text:p>
          </table:table-cell>
          <table:table-cell office:value-type="string" calcext:value-type="string">
            <text:p>TOC_x</text:p>
          </table:table-cell>
          <table:table-cell office:value-type="float" office:value="-269.800964" calcext:value-type="float">
            <text:p>-269.800964</text:p>
          </table:table-cell>
          <table:table-cell office:value-type="float" office:value="-2.938796" calcext:value-type="float">
            <text:p>-2.938796</text:p>
          </table:table-cell>
          <table:table-cell office:value-type="float" office:value="-0.99895" calcext:value-type="float">
            <text:p>-0.99895</text:p>
          </table:table-cell>
          <table:table-cell office:value-type="float" office:value="-0.112479" calcext:value-type="float">
            <text:p>-0.112479</text:p>
          </table:table-cell>
          <table:table-cell office:value-type="float" office:value="-9.699521" calcext:value-type="float">
            <text:p>-9.699521</text:p>
          </table:table-cell>
          <table:table-cell office:value-type="float" office:value="-0.994591" calcext:value-type="float">
            <text:p>-0.994591</text:p>
          </table:table-cell>
          <table:table-cell office:value-type="float" office:value="-1.00564" calcext:value-type="float">
            <text:p>-1.00564</text:p>
          </table:table-cell>
          <table:table-cell office:value-type="string" calcext:value-type="string">
            <text:p>-0.102339</text:p>
          </table:table-cell>
        </table:table-row>
        <table:table-row table:style-name="ro1" table:visibility="filter">
          <table:table-cell office:value-type="float" office:value="1527146719.70184" calcext:value-type="float">
            <text:p>1527146719.70184</text:p>
          </table:table-cell>
          <table:table-cell office:value-type="string" calcext:value-type="string">
            <text:p>TOC_y</text:p>
          </table:table-cell>
          <table:table-cell office:value-type="float" office:value="-269.800964" calcext:value-type="float">
            <text:p>-269.800964</text:p>
          </table:table-cell>
          <table:table-cell office:value-type="float" office:value="-2.938796" calcext:value-type="float">
            <text:p>-2.938796</text:p>
          </table:table-cell>
          <table:table-cell office:value-type="float" office:value="-0.99895" calcext:value-type="float">
            <text:p>-0.99895</text:p>
          </table:table-cell>
          <table:table-cell office:value-type="float" office:value="-0.112479" calcext:value-type="float">
            <text:p>-0.112479</text:p>
          </table:table-cell>
          <table:table-cell office:value-type="float" office:value="-9.699521" calcext:value-type="float">
            <text:p>-9.699521</text:p>
          </table:table-cell>
          <table:table-cell office:value-type="float" office:value="-0.994591" calcext:value-type="float">
            <text:p>-0.994591</text:p>
          </table:table-cell>
          <table:table-cell office:value-type="float" office:value="-1.00564" calcext:value-type="float">
            <text:p>-1.00564</text:p>
          </table:table-cell>
          <table:table-cell office:value-type="string" calcext:value-type="string">
            <text:p>-0.102339</text:p>
          </table:table-cell>
        </table:table-row>
        <table:table-row table:style-name="ro1">
          <table:table-cell office:value-type="float" office:value="1527146719.72229" calcext:value-type="float">
            <text:p>1527146719.72229</text:p>
          </table:table-cell>
          <table:table-cell office:value-type="string" calcext:value-type="string">
            <text:p>TOC_x</text:p>
          </table:table-cell>
          <table:table-cell office:value-type="float" office:value="-267.481049" calcext:value-type="float">
            <text:p>-267.481049</text:p>
          </table:table-cell>
          <table:table-cell office:value-type="float" office:value="-3.047925" calcext:value-type="float">
            <text:p>-3.047925</text:p>
          </table:table-cell>
          <table:table-cell office:value-type="float" office:value="-0.994657" calcext:value-type="float">
            <text:p>-0.994657</text:p>
          </table:table-cell>
          <table:table-cell office:value-type="float" office:value="-0.114395" calcext:value-type="float">
            <text:p>-0.114395</text:p>
          </table:table-cell>
          <table:table-cell office:value-type="float" office:value="-9.657652" calcext:value-type="float">
            <text:p>-9.657652</text:p>
          </table:table-cell>
          <table:table-cell office:value-type="float" office:value="-1.01328" calcext:value-type="float">
            <text:p>-1.01328</text:p>
          </table:table-cell>
          <table:table-cell office:value-type="float" office:value="-0.99895" calcext:value-type="float">
            <text:p>-0.99895</text:p>
          </table:table-cell>
          <table:table-cell office:value-type="string" calcext:value-type="string">
            <text:p>-0.112479</text:p>
          </table:table-cell>
        </table:table-row>
        <table:table-row table:style-name="ro1" table:visibility="filter">
          <table:table-cell office:value-type="float" office:value="1527146719.72238" calcext:value-type="float">
            <text:p>1527146719.72238</text:p>
          </table:table-cell>
          <table:table-cell office:value-type="string" calcext:value-type="string">
            <text:p>TOC_y</text:p>
          </table:table-cell>
          <table:table-cell office:value-type="float" office:value="-267.481049" calcext:value-type="float">
            <text:p>-267.481049</text:p>
          </table:table-cell>
          <table:table-cell office:value-type="float" office:value="-3.047925" calcext:value-type="float">
            <text:p>-3.047925</text:p>
          </table:table-cell>
          <table:table-cell office:value-type="float" office:value="-0.994657" calcext:value-type="float">
            <text:p>-0.994657</text:p>
          </table:table-cell>
          <table:table-cell office:value-type="float" office:value="-0.114395" calcext:value-type="float">
            <text:p>-0.114395</text:p>
          </table:table-cell>
          <table:table-cell office:value-type="float" office:value="-9.657652" calcext:value-type="float">
            <text:p>-9.657652</text:p>
          </table:table-cell>
          <table:table-cell office:value-type="float" office:value="-1.01328" calcext:value-type="float">
            <text:p>-1.01328</text:p>
          </table:table-cell>
          <table:table-cell office:value-type="float" office:value="-0.99895" calcext:value-type="float">
            <text:p>-0.99895</text:p>
          </table:table-cell>
          <table:table-cell office:value-type="string" calcext:value-type="string">
            <text:p>-0.112479</text:p>
          </table:table-cell>
        </table:table-row>
        <table:table-row table:style-name="ro1">
          <table:table-cell office:value-type="float" office:value="1527146719.74278" calcext:value-type="float">
            <text:p>1527146719.74278</text:p>
          </table:table-cell>
          <table:table-cell office:value-type="string" calcext:value-type="string">
            <text:p>TOC_x</text:p>
          </table:table-cell>
          <table:table-cell office:value-type="float" office:value="-265.388397" calcext:value-type="float">
            <text:p>-265.388397</text:p>
          </table:table-cell>
          <table:table-cell office:value-type="float" office:value="-2.886163" calcext:value-type="float">
            <text:p>-2.886163</text:p>
          </table:table-cell>
          <table:table-cell office:value-type="float" office:value="-0.990772" calcext:value-type="float">
            <text:p>-0.990772</text:p>
          </table:table-cell>
          <table:table-cell office:value-type="float" office:value="-0.111544" calcext:value-type="float">
            <text:p>-0.111544</text:p>
          </table:table-cell>
          <table:table-cell office:value-type="float" office:value="-9.619728" calcext:value-type="float">
            <text:p>-9.619728</text:p>
          </table:table-cell>
          <table:table-cell office:value-type="float" office:value="-0.985452" calcext:value-type="float">
            <text:p>-0.985452</text:p>
          </table:table-cell>
          <table:table-cell office:value-type="float" office:value="-0.994657" calcext:value-type="float">
            <text:p>-0.994657</text:p>
          </table:table-cell>
          <table:table-cell office:value-type="string" calcext:value-type="string">
            <text:p>-0.114395</text:p>
          </table:table-cell>
        </table:table-row>
        <table:table-row table:style-name="ro1" table:visibility="filter">
          <table:table-cell office:value-type="float" office:value="1527146719.74284" calcext:value-type="float">
            <text:p>1527146719.74284</text:p>
          </table:table-cell>
          <table:table-cell office:value-type="string" calcext:value-type="string">
            <text:p>TOC_y</text:p>
          </table:table-cell>
          <table:table-cell office:value-type="float" office:value="-265.388397" calcext:value-type="float">
            <text:p>-265.388397</text:p>
          </table:table-cell>
          <table:table-cell office:value-type="float" office:value="-2.886163" calcext:value-type="float">
            <text:p>-2.886163</text:p>
          </table:table-cell>
          <table:table-cell office:value-type="float" office:value="-0.990772" calcext:value-type="float">
            <text:p>-0.990772</text:p>
          </table:table-cell>
          <table:table-cell office:value-type="float" office:value="-0.111544" calcext:value-type="float">
            <text:p>-0.111544</text:p>
          </table:table-cell>
          <table:table-cell office:value-type="float" office:value="-9.619728" calcext:value-type="float">
            <text:p>-9.619728</text:p>
          </table:table-cell>
          <table:table-cell office:value-type="float" office:value="-0.985452" calcext:value-type="float">
            <text:p>-0.985452</text:p>
          </table:table-cell>
          <table:table-cell office:value-type="float" office:value="-0.994657" calcext:value-type="float">
            <text:p>-0.994657</text:p>
          </table:table-cell>
          <table:table-cell office:value-type="string" calcext:value-type="string">
            <text:p>-0.114395</text:p>
          </table:table-cell>
        </table:table-row>
        <table:table-row table:style-name="ro1">
          <table:table-cell office:value-type="float" office:value="1527146719.76244" calcext:value-type="float">
            <text:p>1527146719.76244</text:p>
          </table:table-cell>
          <table:table-cell office:value-type="string" calcext:value-type="string">
            <text:p>TOC_x</text:p>
          </table:table-cell>
          <table:table-cell office:value-type="float" office:value="-258.67276" calcext:value-type="float">
            <text:p>-258.67276</text:p>
          </table:table-cell>
          <table:table-cell office:value-type="float" office:value="-2.798248" calcext:value-type="float">
            <text:p>-2.798248</text:p>
          </table:table-cell>
          <table:table-cell office:value-type="float" office:value="-0.978723" calcext:value-type="float">
            <text:p>-0.978723</text:p>
          </table:table-cell>
          <table:table-cell office:value-type="float" office:value="-0.110026" calcext:value-type="float">
            <text:p>-0.110026</text:p>
          </table:table-cell>
          <table:table-cell office:value-type="float" office:value="-9.496995" calcext:value-type="float">
            <text:p>-9.496995</text:p>
          </table:table-cell>
          <table:table-cell office:value-type="float" office:value="-0.969988" calcext:value-type="float">
            <text:p>-0.969988</text:p>
          </table:table-cell>
          <table:table-cell office:value-type="float" office:value="-0.990772" calcext:value-type="float">
            <text:p>-0.990772</text:p>
          </table:table-cell>
          <table:table-cell office:value-type="string" calcext:value-type="string">
            <text:p>-0.111544</text:p>
          </table:table-cell>
        </table:table-row>
        <table:table-row table:style-name="ro1" table:visibility="filter">
          <table:table-cell office:value-type="float" office:value="1527146719.76249" calcext:value-type="float">
            <text:p>1527146719.76249</text:p>
          </table:table-cell>
          <table:table-cell office:value-type="string" calcext:value-type="string">
            <text:p>TOC_y</text:p>
          </table:table-cell>
          <table:table-cell office:value-type="float" office:value="-258.67276" calcext:value-type="float">
            <text:p>-258.67276</text:p>
          </table:table-cell>
          <table:table-cell office:value-type="float" office:value="-2.798248" calcext:value-type="float">
            <text:p>-2.798248</text:p>
          </table:table-cell>
          <table:table-cell office:value-type="float" office:value="-0.978723" calcext:value-type="float">
            <text:p>-0.978723</text:p>
          </table:table-cell>
          <table:table-cell office:value-type="float" office:value="-0.110026" calcext:value-type="float">
            <text:p>-0.110026</text:p>
          </table:table-cell>
          <table:table-cell office:value-type="float" office:value="-9.496995" calcext:value-type="float">
            <text:p>-9.496995</text:p>
          </table:table-cell>
          <table:table-cell office:value-type="float" office:value="-0.969988" calcext:value-type="float">
            <text:p>-0.969988</text:p>
          </table:table-cell>
          <table:table-cell office:value-type="float" office:value="-0.990772" calcext:value-type="float">
            <text:p>-0.990772</text:p>
          </table:table-cell>
          <table:table-cell office:value-type="string" calcext:value-type="string">
            <text:p>-0.111544</text:p>
          </table:table-cell>
        </table:table-row>
        <table:table-row table:style-name="ro1">
          <table:table-cell office:value-type="float" office:value="1527146719.78174" calcext:value-type="float">
            <text:p>1527146719.78174</text:p>
          </table:table-cell>
          <table:table-cell office:value-type="string" calcext:value-type="string">
            <text:p>TOC_x</text:p>
          </table:table-cell>
          <table:table-cell office:value-type="float" office:value="-256.468353" calcext:value-type="float">
            <text:p>-256.468353</text:p>
          </table:table-cell>
          <table:table-cell office:value-type="float" office:value="-3.23381" calcext:value-type="float">
            <text:p>-3.23381</text:p>
          </table:table-cell>
          <table:table-cell office:value-type="float" office:value="-0.974797" calcext:value-type="float">
            <text:p>-0.974797</text:p>
          </table:table-cell>
          <table:table-cell office:value-type="float" office:value="-0.117217" calcext:value-type="float">
            <text:p>-0.117217</text:p>
          </table:table-cell>
          <table:table-cell office:value-type="float" office:value="-9.45636" calcext:value-type="float">
            <text:p>-9.45636</text:p>
          </table:table-cell>
          <table:table-cell office:value-type="float" office:value="-1.044417" calcext:value-type="float">
            <text:p>-1.044417</text:p>
          </table:table-cell>
          <table:table-cell office:value-type="float" office:value="-0.978723" calcext:value-type="float">
            <text:p>-0.978723</text:p>
          </table:table-cell>
          <table:table-cell office:value-type="string" calcext:value-type="string">
            <text:p>-0.110026</text:p>
          </table:table-cell>
        </table:table-row>
        <table:table-row table:style-name="ro1" table:visibility="filter">
          <table:table-cell office:value-type="float" office:value="1527146719.7818" calcext:value-type="float">
            <text:p>1527146719.7818</text:p>
          </table:table-cell>
          <table:table-cell office:value-type="string" calcext:value-type="string">
            <text:p>TOC_y</text:p>
          </table:table-cell>
          <table:table-cell office:value-type="float" office:value="-256.468353" calcext:value-type="float">
            <text:p>-256.468353</text:p>
          </table:table-cell>
          <table:table-cell office:value-type="float" office:value="-3.23381" calcext:value-type="float">
            <text:p>-3.23381</text:p>
          </table:table-cell>
          <table:table-cell office:value-type="float" office:value="-0.974797" calcext:value-type="float">
            <text:p>-0.974797</text:p>
          </table:table-cell>
          <table:table-cell office:value-type="float" office:value="-0.117217" calcext:value-type="float">
            <text:p>-0.117217</text:p>
          </table:table-cell>
          <table:table-cell office:value-type="float" office:value="-9.45636" calcext:value-type="float">
            <text:p>-9.45636</text:p>
          </table:table-cell>
          <table:table-cell office:value-type="float" office:value="-1.044417" calcext:value-type="float">
            <text:p>-1.044417</text:p>
          </table:table-cell>
          <table:table-cell office:value-type="float" office:value="-0.978723" calcext:value-type="float">
            <text:p>-0.978723</text:p>
          </table:table-cell>
          <table:table-cell office:value-type="string" calcext:value-type="string">
            <text:p>-0.110026</text:p>
          </table:table-cell>
        </table:table-row>
        <table:table-row table:style-name="ro1">
          <table:table-cell office:value-type="float" office:value="1527146719.80219" calcext:value-type="float">
            <text:p>1527146719.80219</text:p>
          </table:table-cell>
          <table:table-cell office:value-type="string" calcext:value-type="string">
            <text:p>TOC_x</text:p>
          </table:table-cell>
          <table:table-cell office:value-type="float" office:value="-253.139542" calcext:value-type="float">
            <text:p>-253.139542</text:p>
          </table:table-cell>
          <table:table-cell office:value-type="float" office:value="-3.676399" calcext:value-type="float">
            <text:p>-3.676399</text:p>
          </table:table-cell>
          <table:table-cell office:value-type="float" office:value="-0.968492" calcext:value-type="float">
            <text:p>-0.968492</text:p>
          </table:table-cell>
          <table:table-cell office:value-type="float" office:value="-0.12443" calcext:value-type="float">
            <text:p>-0.12443</text:p>
          </table:table-cell>
          <table:table-cell office:value-type="float" office:value="-9.394672" calcext:value-type="float">
            <text:p>-9.394672</text:p>
          </table:table-cell>
          <table:table-cell office:value-type="float" office:value="-1.114984" calcext:value-type="float">
            <text:p>-1.114984</text:p>
          </table:table-cell>
          <table:table-cell office:value-type="float" office:value="-0.974797" calcext:value-type="float">
            <text:p>-0.974797</text:p>
          </table:table-cell>
          <table:table-cell office:value-type="string" calcext:value-type="string">
            <text:p>-0.117217</text:p>
          </table:table-cell>
        </table:table-row>
        <table:table-row table:style-name="ro1" table:visibility="filter">
          <table:table-cell office:value-type="float" office:value="1527146719.80224" calcext:value-type="float">
            <text:p>1527146719.80224</text:p>
          </table:table-cell>
          <table:table-cell office:value-type="string" calcext:value-type="string">
            <text:p>TOC_y</text:p>
          </table:table-cell>
          <table:table-cell office:value-type="float" office:value="-253.139542" calcext:value-type="float">
            <text:p>-253.139542</text:p>
          </table:table-cell>
          <table:table-cell office:value-type="float" office:value="-3.676399" calcext:value-type="float">
            <text:p>-3.676399</text:p>
          </table:table-cell>
          <table:table-cell office:value-type="float" office:value="-0.968492" calcext:value-type="float">
            <text:p>-0.968492</text:p>
          </table:table-cell>
          <table:table-cell office:value-type="float" office:value="-0.12443" calcext:value-type="float">
            <text:p>-0.12443</text:p>
          </table:table-cell>
          <table:table-cell office:value-type="float" office:value="-9.394672" calcext:value-type="float">
            <text:p>-9.394672</text:p>
          </table:table-cell>
          <table:table-cell office:value-type="float" office:value="-1.114984" calcext:value-type="float">
            <text:p>-1.114984</text:p>
          </table:table-cell>
          <table:table-cell office:value-type="float" office:value="-0.974797" calcext:value-type="float">
            <text:p>-0.974797</text:p>
          </table:table-cell>
          <table:table-cell office:value-type="string" calcext:value-type="string">
            <text:p>-0.117217</text:p>
          </table:table-cell>
        </table:table-row>
        <table:table-row table:style-name="ro1">
          <table:table-cell office:value-type="float" office:value="1527146719.82275" calcext:value-type="float">
            <text:p>1527146719.82275</text:p>
          </table:table-cell>
          <table:table-cell office:value-type="string" calcext:value-type="string">
            <text:p>TOC_x</text:p>
          </table:table-cell>
          <table:table-cell office:value-type="float" office:value="-252.080643" calcext:value-type="float">
            <text:p>-252.080643</text:p>
          </table:table-cell>
          <table:table-cell office:value-type="float" office:value="-2.961951" calcext:value-type="float">
            <text:p>-2.961951</text:p>
          </table:table-cell>
          <table:table-cell office:value-type="float" office:value="-0.966467" calcext:value-type="float">
            <text:p>-0.966467</text:p>
          </table:table-cell>
          <table:table-cell office:value-type="float" office:value="-0.112475" calcext:value-type="float">
            <text:p>-0.112475</text:p>
          </table:table-cell>
          <table:table-cell office:value-type="float" office:value="-9.374965" calcext:value-type="float">
            <text:p>-9.374965</text:p>
          </table:table-cell>
          <table:table-cell office:value-type="float" office:value="-0.998658" calcext:value-type="float">
            <text:p>-0.998658</text:p>
          </table:table-cell>
          <table:table-cell office:value-type="float" office:value="-0.968492" calcext:value-type="float">
            <text:p>-0.968492</text:p>
          </table:table-cell>
          <table:table-cell office:value-type="string" calcext:value-type="string">
            <text:p>-0.124430</text:p>
          </table:table-cell>
        </table:table-row>
        <table:table-row table:style-name="ro1" table:visibility="filter">
          <table:table-cell office:value-type="float" office:value="1527146719.82286" calcext:value-type="float">
            <text:p>1527146719.82286</text:p>
          </table:table-cell>
          <table:table-cell office:value-type="string" calcext:value-type="string">
            <text:p>TOC_y</text:p>
          </table:table-cell>
          <table:table-cell office:value-type="float" office:value="-252.080643" calcext:value-type="float">
            <text:p>-252.080643</text:p>
          </table:table-cell>
          <table:table-cell office:value-type="float" office:value="-2.961951" calcext:value-type="float">
            <text:p>-2.961951</text:p>
          </table:table-cell>
          <table:table-cell office:value-type="float" office:value="-0.966467" calcext:value-type="float">
            <text:p>-0.966467</text:p>
          </table:table-cell>
          <table:table-cell office:value-type="float" office:value="-0.112475" calcext:value-type="float">
            <text:p>-0.112475</text:p>
          </table:table-cell>
          <table:table-cell office:value-type="float" office:value="-9.374965" calcext:value-type="float">
            <text:p>-9.374965</text:p>
          </table:table-cell>
          <table:table-cell office:value-type="float" office:value="-0.998658" calcext:value-type="float">
            <text:p>-0.998658</text:p>
          </table:table-cell>
          <table:table-cell office:value-type="float" office:value="-0.968492" calcext:value-type="float">
            <text:p>-0.968492</text:p>
          </table:table-cell>
          <table:table-cell office:value-type="string" calcext:value-type="string">
            <text:p>-0.124430</text:p>
          </table:table-cell>
        </table:table-row>
        <table:table-row table:style-name="ro1">
          <table:table-cell office:value-type="float" office:value="1527146719.84241" calcext:value-type="float">
            <text:p>1527146719.84241</text:p>
          </table:table-cell>
          <table:table-cell office:value-type="string" calcext:value-type="string">
            <text:p>TOC_x</text:p>
          </table:table-cell>
          <table:table-cell office:value-type="float" office:value="-255.761948" calcext:value-type="float">
            <text:p>-255.761948</text:p>
          </table:table-cell>
          <table:table-cell office:value-type="float" office:value="-1.845053" calcext:value-type="float">
            <text:p>-1.845053</text:p>
          </table:table-cell>
          <table:table-cell office:value-type="float" office:value="-0.97319" calcext:value-type="float">
            <text:p>-0.97319</text:p>
          </table:table-cell>
          <table:table-cell office:value-type="float" office:value="-0.091306" calcext:value-type="float">
            <text:p>-0.091306</text:p>
          </table:table-cell>
          <table:table-cell office:value-type="float" office:value="-9.443308" calcext:value-type="float">
            <text:p>-9.443308</text:p>
          </table:table-cell>
          <table:table-cell office:value-type="float" office:value="-0.783461" calcext:value-type="float">
            <text:p>-0.783461</text:p>
          </table:table-cell>
          <table:table-cell office:value-type="float" office:value="-0.966467" calcext:value-type="float">
            <text:p>-0.966467</text:p>
          </table:table-cell>
          <table:table-cell office:value-type="string" calcext:value-type="string">
            <text:p>-0.112475</text:p>
          </table:table-cell>
        </table:table-row>
        <table:table-row table:style-name="ro1" table:visibility="filter">
          <table:table-cell office:value-type="float" office:value="1527146719.84247" calcext:value-type="float">
            <text:p>1527146719.84247</text:p>
          </table:table-cell>
          <table:table-cell office:value-type="string" calcext:value-type="string">
            <text:p>PID_y</text:p>
          </table:table-cell>
          <table:table-cell office:value-type="float" office:value="-255.761948" calcext:value-type="float">
            <text:p>-255.761948</text:p>
          </table:table-cell>
          <table:table-cell office:value-type="float" office:value="-1.845053" calcext:value-type="float">
            <text:p>-1.845053</text:p>
          </table:table-cell>
          <table:table-cell office:value-type="float" office:value="-0.97319" calcext:value-type="float">
            <text:p>-0.97319</text:p>
          </table:table-cell>
          <table:table-cell office:value-type="float" office:value="-0.091306" calcext:value-type="float">
            <text:p>-0.091306</text:p>
          </table:table-cell>
          <table:table-cell office:value-type="float" office:value="-9.443308" calcext:value-type="float">
            <text:p>-9.443308</text:p>
          </table:table-cell>
          <table:table-cell office:value-type="float" office:value="-0.783461" calcext:value-type="float">
            <text:p>-0.783461</text:p>
          </table:table-cell>
          <table:table-cell office:value-type="float" office:value="-0.966467" calcext:value-type="float">
            <text:p>-0.966467</text:p>
          </table:table-cell>
          <table:table-cell office:value-type="string" calcext:value-type="string">
            <text:p>-0.112475</text:p>
          </table:table-cell>
        </table:table-row>
        <table:table-row table:style-name="ro1">
          <table:table-cell office:value-type="float" office:value="1527146719.86186" calcext:value-type="float">
            <text:p>1527146719.86186</text:p>
          </table:table-cell>
          <table:table-cell office:value-type="string" calcext:value-type="string">
            <text:p>TOC_x</text:p>
          </table:table-cell>
          <table:table-cell office:value-type="float" office:value="-240.595612" calcext:value-type="float">
            <text:p>-240.595612</text:p>
          </table:table-cell>
          <table:table-cell office:value-type="float" office:value="-3.515985" calcext:value-type="float">
            <text:p>-3.515985</text:p>
          </table:table-cell>
          <table:table-cell office:value-type="float" office:value="-0.94549" calcext:value-type="float">
            <text:p>-0.94549</text:p>
          </table:table-cell>
          <table:table-cell office:value-type="float" office:value="-0.12112" calcext:value-type="float">
            <text:p>-0.12112</text:p>
          </table:table-cell>
          <table:table-cell office:value-type="float" office:value="-9.158468" calcext:value-type="float">
            <text:p>-9.158468</text:p>
          </table:table-cell>
          <table:table-cell office:value-type="float" office:value="-1.090047" calcext:value-type="float">
            <text:p>-1.090047</text:p>
          </table:table-cell>
          <table:table-cell office:value-type="float" office:value="-0.97319" calcext:value-type="float">
            <text:p>-0.97319</text:p>
          </table:table-cell>
          <table:table-cell office:value-type="string" calcext:value-type="string">
            <text:p>-0.091306</text:p>
          </table:table-cell>
        </table:table-row>
        <table:table-row table:style-name="ro1" table:visibility="filter">
          <table:table-cell office:value-type="float" office:value="1527146719.86192" calcext:value-type="float">
            <text:p>1527146719.86192</text:p>
          </table:table-cell>
          <table:table-cell office:value-type="string" calcext:value-type="string">
            <text:p>TOC_y</text:p>
          </table:table-cell>
          <table:table-cell office:value-type="float" office:value="-240.595612" calcext:value-type="float">
            <text:p>-240.595612</text:p>
          </table:table-cell>
          <table:table-cell office:value-type="float" office:value="-3.515985" calcext:value-type="float">
            <text:p>-3.515985</text:p>
          </table:table-cell>
          <table:table-cell office:value-type="float" office:value="-0.94549" calcext:value-type="float">
            <text:p>-0.94549</text:p>
          </table:table-cell>
          <table:table-cell office:value-type="float" office:value="-0.12112" calcext:value-type="float">
            <text:p>-0.12112</text:p>
          </table:table-cell>
          <table:table-cell office:value-type="float" office:value="-9.158468" calcext:value-type="float">
            <text:p>-9.158468</text:p>
          </table:table-cell>
          <table:table-cell office:value-type="float" office:value="-1.090047" calcext:value-type="float">
            <text:p>-1.090047</text:p>
          </table:table-cell>
          <table:table-cell office:value-type="float" office:value="-0.97319" calcext:value-type="float">
            <text:p>-0.97319</text:p>
          </table:table-cell>
          <table:table-cell office:value-type="string" calcext:value-type="string">
            <text:p>-0.091306</text:p>
          </table:table-cell>
        </table:table-row>
        <table:table-row table:style-name="ro1">
          <table:table-cell office:value-type="float" office:value="1527146719.88237" calcext:value-type="float">
            <text:p>1527146719.88237</text:p>
          </table:table-cell>
          <table:table-cell office:value-type="string" calcext:value-type="string">
            <text:p>TOC_x</text:p>
          </table:table-cell>
          <table:table-cell office:value-type="float" office:value="-233.592285" calcext:value-type="float">
            <text:p>-233.592285</text:p>
          </table:table-cell>
          <table:table-cell office:value-type="float" office:value="-3.866724" calcext:value-type="float">
            <text:p>-3.866724</text:p>
          </table:table-cell>
          <table:table-cell office:value-type="float" office:value="-0.931714" calcext:value-type="float">
            <text:p>-0.931714</text:p>
          </table:table-cell>
          <table:table-cell office:value-type="float" office:value="-0.126658" calcext:value-type="float">
            <text:p>-0.126658</text:p>
          </table:table-cell>
          <table:table-cell office:value-type="float" office:value="-9.023924" calcext:value-type="float">
            <text:p>-9.023924</text:p>
          </table:table-cell>
          <table:table-cell office:value-type="float" office:value="-1.144126" calcext:value-type="float">
            <text:p>-1.144126</text:p>
          </table:table-cell>
          <table:table-cell office:value-type="float" office:value="-0.94549" calcext:value-type="float">
            <text:p>-0.94549</text:p>
          </table:table-cell>
          <table:table-cell office:value-type="string" calcext:value-type="string">
            <text:p>-0.121120</text:p>
          </table:table-cell>
        </table:table-row>
        <table:table-row table:style-name="ro1" table:visibility="filter">
          <table:table-cell office:value-type="float" office:value="1527146719.88242" calcext:value-type="float">
            <text:p>1527146719.88242</text:p>
          </table:table-cell>
          <table:table-cell office:value-type="string" calcext:value-type="string">
            <text:p>TOC_y</text:p>
          </table:table-cell>
          <table:table-cell office:value-type="float" office:value="-233.592285" calcext:value-type="float">
            <text:p>-233.592285</text:p>
          </table:table-cell>
          <table:table-cell office:value-type="float" office:value="-3.866724" calcext:value-type="float">
            <text:p>-3.866724</text:p>
          </table:table-cell>
          <table:table-cell office:value-type="float" office:value="-0.931714" calcext:value-type="float">
            <text:p>-0.931714</text:p>
          </table:table-cell>
          <table:table-cell office:value-type="float" office:value="-0.126658" calcext:value-type="float">
            <text:p>-0.126658</text:p>
          </table:table-cell>
          <table:table-cell office:value-type="float" office:value="-9.023924" calcext:value-type="float">
            <text:p>-9.023924</text:p>
          </table:table-cell>
          <table:table-cell office:value-type="float" office:value="-1.144126" calcext:value-type="float">
            <text:p>-1.144126</text:p>
          </table:table-cell>
          <table:table-cell office:value-type="float" office:value="-0.94549" calcext:value-type="float">
            <text:p>-0.94549</text:p>
          </table:table-cell>
          <table:table-cell office:value-type="string" calcext:value-type="string">
            <text:p>-0.121120</text:p>
          </table:table-cell>
        </table:table-row>
        <table:table-row table:style-name="ro1">
          <table:table-cell office:value-type="float" office:value="1527146719.90291" calcext:value-type="float">
            <text:p>1527146719.90291</text:p>
          </table:table-cell>
          <table:table-cell office:value-type="string" calcext:value-type="string">
            <text:p>TOC_x</text:p>
          </table:table-cell>
          <table:table-cell office:value-type="float" office:value="-225.645172" calcext:value-type="float">
            <text:p>-225.645172</text:p>
          </table:table-cell>
          <table:table-cell office:value-type="float" office:value="-4.588176" calcext:value-type="float">
            <text:p>-4.588176</text:p>
          </table:table-cell>
          <table:table-cell office:value-type="float" office:value="-0.915755" calcext:value-type="float">
            <text:p>-0.915755</text:p>
          </table:table-cell>
          <table:table-cell office:value-type="float" office:value="-0.137355" calcext:value-type="float">
            <text:p>-0.137355</text:p>
          </table:table-cell>
          <table:table-cell office:value-type="float" office:value="-8.868782" calcext:value-type="float">
            <text:p>-8.868782</text:p>
          </table:table-cell>
          <table:table-cell office:value-type="float" office:value="-1.248114" calcext:value-type="float">
            <text:p>-1.248114</text:p>
          </table:table-cell>
          <table:table-cell office:value-type="float" office:value="-0.931714" calcext:value-type="float">
            <text:p>-0.931714</text:p>
          </table:table-cell>
          <table:table-cell office:value-type="string" calcext:value-type="string">
            <text:p>-0.126658</text:p>
          </table:table-cell>
        </table:table-row>
        <table:table-row table:style-name="ro1" table:visibility="filter">
          <table:table-cell office:value-type="float" office:value="1527146719.90296" calcext:value-type="float">
            <text:p>1527146719.90296</text:p>
          </table:table-cell>
          <table:table-cell office:value-type="string" calcext:value-type="string">
            <text:p>TOC_y</text:p>
          </table:table-cell>
          <table:table-cell office:value-type="float" office:value="-225.645172" calcext:value-type="float">
            <text:p>-225.645172</text:p>
          </table:table-cell>
          <table:table-cell office:value-type="float" office:value="-4.588176" calcext:value-type="float">
            <text:p>-4.588176</text:p>
          </table:table-cell>
          <table:table-cell office:value-type="float" office:value="-0.915755" calcext:value-type="float">
            <text:p>-0.915755</text:p>
          </table:table-cell>
          <table:table-cell office:value-type="float" office:value="-0.137355" calcext:value-type="float">
            <text:p>-0.137355</text:p>
          </table:table-cell>
          <table:table-cell office:value-type="float" office:value="-8.868782" calcext:value-type="float">
            <text:p>-8.868782</text:p>
          </table:table-cell>
          <table:table-cell office:value-type="float" office:value="-1.248114" calcext:value-type="float">
            <text:p>-1.248114</text:p>
          </table:table-cell>
          <table:table-cell office:value-type="float" office:value="-0.931714" calcext:value-type="float">
            <text:p>-0.931714</text:p>
          </table:table-cell>
          <table:table-cell office:value-type="string" calcext:value-type="string">
            <text:p>-0.126658</text:p>
          </table:table-cell>
        </table:table-row>
        <table:table-row table:style-name="ro1">
          <table:table-cell office:value-type="float" office:value="1527146719.92247" calcext:value-type="float">
            <text:p>1527146719.92247</text:p>
          </table:table-cell>
          <table:table-cell office:value-type="string" calcext:value-type="string">
            <text:p>TOC_x</text:p>
          </table:table-cell>
          <table:table-cell office:value-type="float" office:value="-218.335037" calcext:value-type="float">
            <text:p>-218.335037</text:p>
          </table:table-cell>
          <table:table-cell office:value-type="float" office:value="-4.871235" calcext:value-type="float">
            <text:p>-4.871235</text:p>
          </table:table-cell>
          <table:table-cell office:value-type="float" office:value="-0.90156" calcext:value-type="float">
            <text:p>-0.90156</text:p>
          </table:table-cell>
          <table:table-cell office:value-type="float" office:value="-0.141126" calcext:value-type="float">
            <text:p>-0.141126</text:p>
          </table:table-cell>
          <table:table-cell office:value-type="float" office:value="-8.72363" calcext:value-type="float">
            <text:p>-8.72363</text:p>
          </table:table-cell>
          <table:table-cell office:value-type="float" office:value="-1.286677" calcext:value-type="float">
            <text:p>-1.286677</text:p>
          </table:table-cell>
          <table:table-cell office:value-type="float" office:value="-0.915755" calcext:value-type="float">
            <text:p>-0.915755</text:p>
          </table:table-cell>
          <table:table-cell office:value-type="string" calcext:value-type="string">
            <text:p>-0.137355</text:p>
          </table:table-cell>
        </table:table-row>
        <table:table-row table:style-name="ro1" table:visibility="filter">
          <table:table-cell office:value-type="float" office:value="1527146719.92252" calcext:value-type="float">
            <text:p>1527146719.92252</text:p>
          </table:table-cell>
          <table:table-cell office:value-type="string" calcext:value-type="string">
            <text:p>TOC_y</text:p>
          </table:table-cell>
          <table:table-cell office:value-type="float" office:value="-218.335037" calcext:value-type="float">
            <text:p>-218.335037</text:p>
          </table:table-cell>
          <table:table-cell office:value-type="float" office:value="-4.871235" calcext:value-type="float">
            <text:p>-4.871235</text:p>
          </table:table-cell>
          <table:table-cell office:value-type="float" office:value="-0.90156" calcext:value-type="float">
            <text:p>-0.90156</text:p>
          </table:table-cell>
          <table:table-cell office:value-type="float" office:value="-0.141126" calcext:value-type="float">
            <text:p>-0.141126</text:p>
          </table:table-cell>
          <table:table-cell office:value-type="float" office:value="-8.72363" calcext:value-type="float">
            <text:p>-8.72363</text:p>
          </table:table-cell>
          <table:table-cell office:value-type="float" office:value="-1.286677" calcext:value-type="float">
            <text:p>-1.286677</text:p>
          </table:table-cell>
          <table:table-cell office:value-type="float" office:value="-0.915755" calcext:value-type="float">
            <text:p>-0.915755</text:p>
          </table:table-cell>
          <table:table-cell office:value-type="string" calcext:value-type="string">
            <text:p>-0.137355</text:p>
          </table:table-cell>
        </table:table-row>
        <table:table-row table:style-name="ro1">
          <table:table-cell office:value-type="float" office:value="1527146719.94181" calcext:value-type="float">
            <text:p>1527146719.94181</text:p>
          </table:table-cell>
          <table:table-cell office:value-type="string" calcext:value-type="string">
            <text:p>TOC_x</text:p>
          </table:table-cell>
          <table:table-cell office:value-type="float" office:value="-210.733154" calcext:value-type="float">
            <text:p>-210.733154</text:p>
          </table:table-cell>
          <table:table-cell office:value-type="float" office:value="-5.423594" calcext:value-type="float">
            <text:p>-5.423594</text:p>
          </table:table-cell>
          <table:table-cell office:value-type="float" office:value="-0.886725" calcext:value-type="float">
            <text:p>-0.886725</text:p>
          </table:table-cell>
          <table:table-cell office:value-type="float" office:value="-0.148097" calcext:value-type="float">
            <text:p>-0.148097</text:p>
          </table:table-cell>
          <table:table-cell office:value-type="float" office:value="-8.570079" calcext:value-type="float">
            <text:p>-8.570079</text:p>
          </table:table-cell>
          <table:table-cell office:value-type="float" office:value="-1.358832" calcext:value-type="float">
            <text:p>-1.358832</text:p>
          </table:table-cell>
          <table:table-cell office:value-type="float" office:value="-0.90156" calcext:value-type="float">
            <text:p>-0.90156</text:p>
          </table:table-cell>
          <table:table-cell office:value-type="string" calcext:value-type="string">
            <text:p>-0.141126</text:p>
          </table:table-cell>
        </table:table-row>
        <table:table-row table:style-name="ro1" table:visibility="filter">
          <table:table-cell office:value-type="float" office:value="1527146719.94186" calcext:value-type="float">
            <text:p>1527146719.94186</text:p>
          </table:table-cell>
          <table:table-cell office:value-type="string" calcext:value-type="string">
            <text:p>TOC_y</text:p>
          </table:table-cell>
          <table:table-cell office:value-type="float" office:value="-210.733154" calcext:value-type="float">
            <text:p>-210.733154</text:p>
          </table:table-cell>
          <table:table-cell office:value-type="float" office:value="-5.423594" calcext:value-type="float">
            <text:p>-5.423594</text:p>
          </table:table-cell>
          <table:table-cell office:value-type="float" office:value="-0.886725" calcext:value-type="float">
            <text:p>-0.886725</text:p>
          </table:table-cell>
          <table:table-cell office:value-type="float" office:value="-0.148097" calcext:value-type="float">
            <text:p>-0.148097</text:p>
          </table:table-cell>
          <table:table-cell office:value-type="float" office:value="-8.570079" calcext:value-type="float">
            <text:p>-8.570079</text:p>
          </table:table-cell>
          <table:table-cell office:value-type="float" office:value="-1.358832" calcext:value-type="float">
            <text:p>-1.358832</text:p>
          </table:table-cell>
          <table:table-cell office:value-type="float" office:value="-0.90156" calcext:value-type="float">
            <text:p>-0.90156</text:p>
          </table:table-cell>
          <table:table-cell office:value-type="string" calcext:value-type="string">
            <text:p>-0.141126</text:p>
          </table:table-cell>
        </table:table-row>
        <table:table-row table:style-name="ro1">
          <table:table-cell office:value-type="float" office:value="1527146719.96235" calcext:value-type="float">
            <text:p>1527146719.96235</text:p>
          </table:table-cell>
          <table:table-cell office:value-type="string" calcext:value-type="string">
            <text:p>TOC_x</text:p>
          </table:table-cell>
          <table:table-cell office:value-type="float" office:value="-201.5578" calcext:value-type="float">
            <text:p>-201.5578</text:p>
          </table:table-cell>
          <table:table-cell office:value-type="float" office:value="-6.168736" calcext:value-type="float">
            <text:p>-6.168736</text:p>
          </table:table-cell>
          <table:table-cell office:value-type="float" office:value="-0.867329" calcext:value-type="float">
            <text:p>-0.867329</text:p>
          </table:table-cell>
          <table:table-cell office:value-type="float" office:value="-0.157502" calcext:value-type="float">
            <text:p>-0.157502</text:p>
          </table:table-cell>
          <table:table-cell office:value-type="float" office:value="-8.38103" calcext:value-type="float">
            <text:p>-8.38103</text:p>
          </table:table-cell>
          <table:table-cell office:value-type="float" office:value="-1.450494" calcext:value-type="float">
            <text:p>-1.450494</text:p>
          </table:table-cell>
          <table:table-cell office:value-type="float" office:value="-0.886725" calcext:value-type="float">
            <text:p>-0.886725</text:p>
          </table:table-cell>
          <table:table-cell office:value-type="string" calcext:value-type="string">
            <text:p>-0.148097</text:p>
          </table:table-cell>
        </table:table-row>
        <table:table-row table:style-name="ro1" table:visibility="filter">
          <table:table-cell office:value-type="float" office:value="1527146719.96241" calcext:value-type="float">
            <text:p>1527146719.96241</text:p>
          </table:table-cell>
          <table:table-cell office:value-type="string" calcext:value-type="string">
            <text:p>TOC_y</text:p>
          </table:table-cell>
          <table:table-cell office:value-type="float" office:value="-201.5578" calcext:value-type="float">
            <text:p>-201.5578</text:p>
          </table:table-cell>
          <table:table-cell office:value-type="float" office:value="-6.168736" calcext:value-type="float">
            <text:p>-6.168736</text:p>
          </table:table-cell>
          <table:table-cell office:value-type="float" office:value="-0.867329" calcext:value-type="float">
            <text:p>-0.867329</text:p>
          </table:table-cell>
          <table:table-cell office:value-type="float" office:value="-0.157502" calcext:value-type="float">
            <text:p>-0.157502</text:p>
          </table:table-cell>
          <table:table-cell office:value-type="float" office:value="-8.38103" calcext:value-type="float">
            <text:p>-8.38103</text:p>
          </table:table-cell>
          <table:table-cell office:value-type="float" office:value="-1.450494" calcext:value-type="float">
            <text:p>-1.450494</text:p>
          </table:table-cell>
          <table:table-cell office:value-type="float" office:value="-0.886725" calcext:value-type="float">
            <text:p>-0.886725</text:p>
          </table:table-cell>
          <table:table-cell office:value-type="string" calcext:value-type="string">
            <text:p>-0.148097</text:p>
          </table:table-cell>
        </table:table-row>
        <table:table-row table:style-name="ro1">
          <table:table-cell office:value-type="float" office:value="1527146719.98179" calcext:value-type="float">
            <text:p>1527146719.98179</text:p>
          </table:table-cell>
          <table:table-cell office:value-type="string" calcext:value-type="string">
            <text:p>TOC_x</text:p>
          </table:table-cell>
          <table:table-cell office:value-type="float" office:value="-192.692886" calcext:value-type="float">
            <text:p>-192.692886</text:p>
          </table:table-cell>
          <table:table-cell office:value-type="float" office:value="-6.370857" calcext:value-type="float">
            <text:p>-6.370857</text:p>
          </table:table-cell>
          <table:table-cell office:value-type="float" office:value="-0.84914" calcext:value-type="float">
            <text:p>-0.84914</text:p>
          </table:table-cell>
          <table:table-cell office:value-type="float" office:value="-0.159829" calcext:value-type="float">
            <text:p>-0.159829</text:p>
          </table:table-cell>
          <table:table-cell office:value-type="float" office:value="-8.194224" calcext:value-type="float">
            <text:p>-8.194224</text:p>
          </table:table-cell>
          <table:table-cell office:value-type="float" office:value="-1.474401" calcext:value-type="float">
            <text:p>-1.474401</text:p>
          </table:table-cell>
          <table:table-cell office:value-type="float" office:value="-0.867329" calcext:value-type="float">
            <text:p>-0.867329</text:p>
          </table:table-cell>
          <table:table-cell office:value-type="string" calcext:value-type="string">
            <text:p>-0.157502</text:p>
          </table:table-cell>
        </table:table-row>
        <table:table-row table:style-name="ro1" table:visibility="filter">
          <table:table-cell office:value-type="float" office:value="1527146719.98184" calcext:value-type="float">
            <text:p>1527146719.98184</text:p>
          </table:table-cell>
          <table:table-cell office:value-type="string" calcext:value-type="string">
            <text:p>TOC_y</text:p>
          </table:table-cell>
          <table:table-cell office:value-type="float" office:value="-192.692886" calcext:value-type="float">
            <text:p>-192.692886</text:p>
          </table:table-cell>
          <table:table-cell office:value-type="float" office:value="-6.370857" calcext:value-type="float">
            <text:p>-6.370857</text:p>
          </table:table-cell>
          <table:table-cell office:value-type="float" office:value="-0.84914" calcext:value-type="float">
            <text:p>-0.84914</text:p>
          </table:table-cell>
          <table:table-cell office:value-type="float" office:value="-0.159829" calcext:value-type="float">
            <text:p>-0.159829</text:p>
          </table:table-cell>
          <table:table-cell office:value-type="float" office:value="-8.194224" calcext:value-type="float">
            <text:p>-8.194224</text:p>
          </table:table-cell>
          <table:table-cell office:value-type="float" office:value="-1.474401" calcext:value-type="float">
            <text:p>-1.474401</text:p>
          </table:table-cell>
          <table:table-cell office:value-type="float" office:value="-0.867329" calcext:value-type="float">
            <text:p>-0.867329</text:p>
          </table:table-cell>
          <table:table-cell office:value-type="string" calcext:value-type="string">
            <text:p>-0.157502</text:p>
          </table:table-cell>
        </table:table-row>
        <table:table-row table:style-name="ro1">
          <table:table-cell office:value-type="float" office:value="1527146720.00239" calcext:value-type="float">
            <text:p>1527146720.00239</text:p>
          </table:table-cell>
          <table:table-cell office:value-type="string" calcext:value-type="string">
            <text:p>TOC_x</text:p>
          </table:table-cell>
          <table:table-cell office:value-type="float" office:value="-183.016113" calcext:value-type="float">
            <text:p>-183.016113</text:p>
          </table:table-cell>
          <table:table-cell office:value-type="float" office:value="-6.504463" calcext:value-type="float">
            <text:p>-6.504463</text:p>
          </table:table-cell>
          <table:table-cell office:value-type="float" office:value="-0.827648" calcext:value-type="float">
            <text:p>-0.827648</text:p>
          </table:table-cell>
          <table:table-cell office:value-type="float" office:value="-0.161433" calcext:value-type="float">
            <text:p>-0.161433</text:p>
          </table:table-cell>
          <table:table-cell office:value-type="float" office:value="-7.985359" calcext:value-type="float">
            <text:p>-7.985359</text:p>
          </table:table-cell>
          <table:table-cell office:value-type="float" office:value="-1.489987" calcext:value-type="float">
            <text:p>-1.489987</text:p>
          </table:table-cell>
          <table:table-cell office:value-type="float" office:value="-0.84914" calcext:value-type="float">
            <text:p>-0.84914</text:p>
          </table:table-cell>
          <table:table-cell office:value-type="string" calcext:value-type="string">
            <text:p>-0.159829</text:p>
          </table:table-cell>
        </table:table-row>
        <table:table-row table:style-name="ro1" table:visibility="filter">
          <table:table-cell office:value-type="float" office:value="1527146720.00245" calcext:value-type="float">
            <text:p>1527146720.00245</text:p>
          </table:table-cell>
          <table:table-cell office:value-type="string" calcext:value-type="string">
            <text:p>TOC_y</text:p>
          </table:table-cell>
          <table:table-cell office:value-type="float" office:value="-183.016113" calcext:value-type="float">
            <text:p>-183.016113</text:p>
          </table:table-cell>
          <table:table-cell office:value-type="float" office:value="-6.504463" calcext:value-type="float">
            <text:p>-6.504463</text:p>
          </table:table-cell>
          <table:table-cell office:value-type="float" office:value="-0.827648" calcext:value-type="float">
            <text:p>-0.827648</text:p>
          </table:table-cell>
          <table:table-cell office:value-type="float" office:value="-0.161433" calcext:value-type="float">
            <text:p>-0.161433</text:p>
          </table:table-cell>
          <table:table-cell office:value-type="float" office:value="-7.985359" calcext:value-type="float">
            <text:p>-7.985359</text:p>
          </table:table-cell>
          <table:table-cell office:value-type="float" office:value="-1.489987" calcext:value-type="float">
            <text:p>-1.489987</text:p>
          </table:table-cell>
          <table:table-cell office:value-type="float" office:value="-0.84914" calcext:value-type="float">
            <text:p>-0.84914</text:p>
          </table:table-cell>
          <table:table-cell office:value-type="string" calcext:value-type="string">
            <text:p>-0.159829</text:p>
          </table:table-cell>
        </table:table-row>
        <table:table-row table:style-name="ro1">
          <table:table-cell office:value-type="float" office:value="1527146720.02182" calcext:value-type="float">
            <text:p>1527146720.02182</text:p>
          </table:table-cell>
          <table:table-cell office:value-type="string" calcext:value-type="string">
            <text:p>TOC_x</text:p>
          </table:table-cell>
          <table:table-cell office:value-type="float" office:value="-178.503494" calcext:value-type="float">
            <text:p>-178.503494</text:p>
          </table:table-cell>
          <table:table-cell office:value-type="float" office:value="-7.047766" calcext:value-type="float">
            <text:p>-7.047766</text:p>
          </table:table-cell>
          <table:table-cell office:value-type="float" office:value="-0.817991" calcext:value-type="float">
            <text:p>-0.817991</text:p>
          </table:table-cell>
          <table:table-cell office:value-type="float" office:value="-0.167446" calcext:value-type="float">
            <text:p>-0.167446</text:p>
          </table:table-cell>
          <table:table-cell office:value-type="float" office:value="-7.886059" calcext:value-type="float">
            <text:p>-7.886059</text:p>
          </table:table-cell>
          <table:table-cell office:value-type="float" office:value="-1.551809" calcext:value-type="float">
            <text:p>-1.551809</text:p>
          </table:table-cell>
          <table:table-cell office:value-type="float" office:value="-0.827648" calcext:value-type="float">
            <text:p>-0.827648</text:p>
          </table:table-cell>
          <table:table-cell office:value-type="string" calcext:value-type="string">
            <text:p>-0.161433</text:p>
          </table:table-cell>
        </table:table-row>
        <table:table-row table:style-name="ro1" table:visibility="filter">
          <table:table-cell office:value-type="float" office:value="1527146720.02188" calcext:value-type="float">
            <text:p>1527146720.02188</text:p>
          </table:table-cell>
          <table:table-cell office:value-type="string" calcext:value-type="string">
            <text:p>TOC_y</text:p>
          </table:table-cell>
          <table:table-cell office:value-type="float" office:value="-178.503494" calcext:value-type="float">
            <text:p>-178.503494</text:p>
          </table:table-cell>
          <table:table-cell office:value-type="float" office:value="-7.047766" calcext:value-type="float">
            <text:p>-7.047766</text:p>
          </table:table-cell>
          <table:table-cell office:value-type="float" office:value="-0.817991" calcext:value-type="float">
            <text:p>-0.817991</text:p>
          </table:table-cell>
          <table:table-cell office:value-type="float" office:value="-0.167446" calcext:value-type="float">
            <text:p>-0.167446</text:p>
          </table:table-cell>
          <table:table-cell office:value-type="float" office:value="-7.886059" calcext:value-type="float">
            <text:p>-7.886059</text:p>
          </table:table-cell>
          <table:table-cell office:value-type="float" office:value="-1.551809" calcext:value-type="float">
            <text:p>-1.551809</text:p>
          </table:table-cell>
          <table:table-cell office:value-type="float" office:value="-0.827648" calcext:value-type="float">
            <text:p>-0.827648</text:p>
          </table:table-cell>
          <table:table-cell office:value-type="string" calcext:value-type="string">
            <text:p>-0.161433</text:p>
          </table:table-cell>
        </table:table-row>
        <table:table-row table:style-name="ro1">
          <table:table-cell office:value-type="float" office:value="1527146720.04241" calcext:value-type="float">
            <text:p>1527146720.04241</text:p>
          </table:table-cell>
          <table:table-cell office:value-type="string" calcext:value-type="string">
            <text:p>TOC_x</text:p>
          </table:table-cell>
          <table:table-cell office:value-type="float" office:value="-172.927887" calcext:value-type="float">
            <text:p>-172.927887</text:p>
          </table:table-cell>
          <table:table-cell office:value-type="float" office:value="-6.794089" calcext:value-type="float">
            <text:p>-6.794089</text:p>
          </table:table-cell>
          <table:table-cell office:value-type="float" office:value="-0.805211" calcext:value-type="float">
            <text:p>-0.805211</text:p>
          </table:table-cell>
          <table:table-cell office:value-type="float" office:value="-0.164514" calcext:value-type="float">
            <text:p>-0.164514</text:p>
          </table:table-cell>
          <table:table-cell office:value-type="float" office:value="-7.761632" calcext:value-type="float">
            <text:p>-7.761632</text:p>
          </table:table-cell>
          <table:table-cell office:value-type="float" office:value="-1.52327" calcext:value-type="float">
            <text:p>-1.52327</text:p>
          </table:table-cell>
          <table:table-cell office:value-type="float" office:value="-0.817991" calcext:value-type="float">
            <text:p>-0.817991</text:p>
          </table:table-cell>
          <table:table-cell office:value-type="string" calcext:value-type="string">
            <text:p>-0.167446</text:p>
          </table:table-cell>
        </table:table-row>
        <table:table-row table:style-name="ro1" table:visibility="filter">
          <table:table-cell office:value-type="float" office:value="1527146720.04249" calcext:value-type="float">
            <text:p>1527146720.04249</text:p>
          </table:table-cell>
          <table:table-cell office:value-type="string" calcext:value-type="string">
            <text:p>TOC_y</text:p>
          </table:table-cell>
          <table:table-cell office:value-type="float" office:value="-172.927887" calcext:value-type="float">
            <text:p>-172.927887</text:p>
          </table:table-cell>
          <table:table-cell office:value-type="float" office:value="-6.794089" calcext:value-type="float">
            <text:p>-6.794089</text:p>
          </table:table-cell>
          <table:table-cell office:value-type="float" office:value="-0.805211" calcext:value-type="float">
            <text:p>-0.805211</text:p>
          </table:table-cell>
          <table:table-cell office:value-type="float" office:value="-0.164514" calcext:value-type="float">
            <text:p>-0.164514</text:p>
          </table:table-cell>
          <table:table-cell office:value-type="float" office:value="-7.761632" calcext:value-type="float">
            <text:p>-7.761632</text:p>
          </table:table-cell>
          <table:table-cell office:value-type="float" office:value="-1.52327" calcext:value-type="float">
            <text:p>-1.52327</text:p>
          </table:table-cell>
          <table:table-cell office:value-type="float" office:value="-0.817991" calcext:value-type="float">
            <text:p>-0.817991</text:p>
          </table:table-cell>
          <table:table-cell office:value-type="string" calcext:value-type="string">
            <text:p>-0.167446</text:p>
          </table:table-cell>
        </table:table-row>
        <table:table-row table:style-name="ro1">
          <table:table-cell office:value-type="float" office:value="1527146720.06193" calcext:value-type="float">
            <text:p>1527146720.06193</text:p>
          </table:table-cell>
          <table:table-cell office:value-type="string" calcext:value-type="string">
            <text:p>TOC_x</text:p>
          </table:table-cell>
          <table:table-cell office:value-type="float" office:value="-165.435089" calcext:value-type="float">
            <text:p>-165.435089</text:p>
          </table:table-cell>
          <table:table-cell office:value-type="float" office:value="-6.412061" calcext:value-type="float">
            <text:p>-6.412061</text:p>
          </table:table-cell>
          <table:table-cell office:value-type="float" office:value="-0.788553" calcext:value-type="float">
            <text:p>-0.788553</text:p>
          </table:table-cell>
          <table:table-cell office:value-type="float" office:value="-0.160211" calcext:value-type="float">
            <text:p>-0.160211</text:p>
          </table:table-cell>
          <table:table-cell office:value-type="float" office:value="-7.591198" calcext:value-type="float">
            <text:p>-7.591198</text:p>
          </table:table-cell>
          <table:table-cell office:value-type="float" office:value="-1.479239" calcext:value-type="float">
            <text:p>-1.479239</text:p>
          </table:table-cell>
          <table:table-cell office:value-type="float" office:value="-0.805211" calcext:value-type="float">
            <text:p>-0.805211</text:p>
          </table:table-cell>
          <table:table-cell office:value-type="string" calcext:value-type="string">
            <text:p>-0.164514</text:p>
          </table:table-cell>
        </table:table-row>
        <table:table-row table:style-name="ro1" table:visibility="filter">
          <table:table-cell office:value-type="float" office:value="1527146720.06199" calcext:value-type="float">
            <text:p>1527146720.06199</text:p>
          </table:table-cell>
          <table:table-cell office:value-type="string" calcext:value-type="string">
            <text:p>TOC_y</text:p>
          </table:table-cell>
          <table:table-cell office:value-type="float" office:value="-165.435089" calcext:value-type="float">
            <text:p>-165.435089</text:p>
          </table:table-cell>
          <table:table-cell office:value-type="float" office:value="-6.412061" calcext:value-type="float">
            <text:p>-6.412061</text:p>
          </table:table-cell>
          <table:table-cell office:value-type="float" office:value="-0.788553" calcext:value-type="float">
            <text:p>-0.788553</text:p>
          </table:table-cell>
          <table:table-cell office:value-type="float" office:value="-0.160211" calcext:value-type="float">
            <text:p>-0.160211</text:p>
          </table:table-cell>
          <table:table-cell office:value-type="float" office:value="-7.591198" calcext:value-type="float">
            <text:p>-7.591198</text:p>
          </table:table-cell>
          <table:table-cell office:value-type="float" office:value="-1.479239" calcext:value-type="float">
            <text:p>-1.479239</text:p>
          </table:table-cell>
          <table:table-cell office:value-type="float" office:value="-0.805211" calcext:value-type="float">
            <text:p>-0.805211</text:p>
          </table:table-cell>
          <table:table-cell office:value-type="string" calcext:value-type="string">
            <text:p>-0.164514</text:p>
          </table:table-cell>
        </table:table-row>
        <table:table-row table:style-name="ro1">
          <table:table-cell office:value-type="float" office:value="1527146720.08258" calcext:value-type="float">
            <text:p>1527146720.08258</text:p>
          </table:table-cell>
          <table:table-cell office:value-type="string" calcext:value-type="string">
            <text:p>TOC_x</text:p>
          </table:table-cell>
          <table:table-cell office:value-type="float" office:value="-160.868393" calcext:value-type="float">
            <text:p>-160.868393</text:p>
          </table:table-cell>
          <table:table-cell office:value-type="float" office:value="-6.255863" calcext:value-type="float">
            <text:p>-6.255863</text:p>
          </table:table-cell>
          <table:table-cell office:value-type="float" office:value="-0.777626" calcext:value-type="float">
            <text:p>-0.777626</text:p>
          </table:table-cell>
          <table:table-cell office:value-type="float" office:value="-0.158313" calcext:value-type="float">
            <text:p>-0.158313</text:p>
          </table:table-cell>
          <table:table-cell office:value-type="float" office:value="-7.485437" calcext:value-type="float">
            <text:p>-7.485437</text:p>
          </table:table-cell>
          <table:table-cell office:value-type="float" office:value="-1.460871" calcext:value-type="float">
            <text:p>-1.460871</text:p>
          </table:table-cell>
          <table:table-cell office:value-type="float" office:value="-0.788553" calcext:value-type="float">
            <text:p>-0.788553</text:p>
          </table:table-cell>
          <table:table-cell office:value-type="string" calcext:value-type="string">
            <text:p>-0.160211</text:p>
          </table:table-cell>
        </table:table-row>
        <table:table-row table:style-name="ro1" table:visibility="filter">
          <table:table-cell office:value-type="float" office:value="1527146720.08263" calcext:value-type="float">
            <text:p>1527146720.08263</text:p>
          </table:table-cell>
          <table:table-cell office:value-type="string" calcext:value-type="string">
            <text:p>TOC_y</text:p>
          </table:table-cell>
          <table:table-cell office:value-type="float" office:value="-160.868393" calcext:value-type="float">
            <text:p>-160.868393</text:p>
          </table:table-cell>
          <table:table-cell office:value-type="float" office:value="-6.255863" calcext:value-type="float">
            <text:p>-6.255863</text:p>
          </table:table-cell>
          <table:table-cell office:value-type="float" office:value="-0.777626" calcext:value-type="float">
            <text:p>-0.777626</text:p>
          </table:table-cell>
          <table:table-cell office:value-type="float" office:value="-0.158313" calcext:value-type="float">
            <text:p>-0.158313</text:p>
          </table:table-cell>
          <table:table-cell office:value-type="float" office:value="-7.485437" calcext:value-type="float">
            <text:p>-7.485437</text:p>
          </table:table-cell>
          <table:table-cell office:value-type="float" office:value="-1.460871" calcext:value-type="float">
            <text:p>-1.460871</text:p>
          </table:table-cell>
          <table:table-cell office:value-type="float" office:value="-0.788553" calcext:value-type="float">
            <text:p>-0.788553</text:p>
          </table:table-cell>
          <table:table-cell office:value-type="string" calcext:value-type="string">
            <text:p>-0.160211</text:p>
          </table:table-cell>
        </table:table-row>
        <table:table-row table:style-name="ro1">
          <table:table-cell office:value-type="float" office:value="1527146720.10215" calcext:value-type="float">
            <text:p>1527146720.10215</text:p>
          </table:table-cell>
          <table:table-cell office:value-type="string" calcext:value-type="string">
            <text:p>TOC_x</text:p>
          </table:table-cell>
          <table:table-cell office:value-type="float" office:value="-153.234055" calcext:value-type="float">
            <text:p>-153.234055</text:p>
          </table:table-cell>
          <table:table-cell office:value-type="float" office:value="-6.271033" calcext:value-type="float">
            <text:p>-6.271033</text:p>
          </table:table-cell>
          <table:table-cell office:value-type="float" office:value="-0.759981" calcext:value-type="float">
            <text:p>-0.759981</text:p>
          </table:table-cell>
          <table:table-cell office:value-type="float" office:value="-0.158489" calcext:value-type="float">
            <text:p>-0.158489</text:p>
          </table:table-cell>
          <table:table-cell office:value-type="float" office:value="-7.305199" calcext:value-type="float">
            <text:p>-7.305199</text:p>
          </table:table-cell>
          <table:table-cell office:value-type="float" office:value="-1.462666" calcext:value-type="float">
            <text:p>-1.462666</text:p>
          </table:table-cell>
          <table:table-cell office:value-type="float" office:value="-0.777626" calcext:value-type="float">
            <text:p>-0.777626</text:p>
          </table:table-cell>
          <table:table-cell office:value-type="string" calcext:value-type="string">
            <text:p>-0.158313</text:p>
          </table:table-cell>
        </table:table-row>
        <table:table-row table:style-name="ro1" table:visibility="filter">
          <table:table-cell office:value-type="float" office:value="1527146720.1022" calcext:value-type="float">
            <text:p>1527146720.1022</text:p>
          </table:table-cell>
          <table:table-cell office:value-type="string" calcext:value-type="string">
            <text:p>TOC_y</text:p>
          </table:table-cell>
          <table:table-cell office:value-type="float" office:value="-153.234055" calcext:value-type="float">
            <text:p>-153.234055</text:p>
          </table:table-cell>
          <table:table-cell office:value-type="float" office:value="-6.271033" calcext:value-type="float">
            <text:p>-6.271033</text:p>
          </table:table-cell>
          <table:table-cell office:value-type="float" office:value="-0.759981" calcext:value-type="float">
            <text:p>-0.759981</text:p>
          </table:table-cell>
          <table:table-cell office:value-type="float" office:value="-0.158489" calcext:value-type="float">
            <text:p>-0.158489</text:p>
          </table:table-cell>
          <table:table-cell office:value-type="float" office:value="-7.305199" calcext:value-type="float">
            <text:p>-7.305199</text:p>
          </table:table-cell>
          <table:table-cell office:value-type="float" office:value="-1.462666" calcext:value-type="float">
            <text:p>-1.462666</text:p>
          </table:table-cell>
          <table:table-cell office:value-type="float" office:value="-0.777626" calcext:value-type="float">
            <text:p>-0.777626</text:p>
          </table:table-cell>
          <table:table-cell office:value-type="string" calcext:value-type="string">
            <text:p>-0.158313</text:p>
          </table:table-cell>
        </table:table-row>
        <table:table-row table:style-name="ro1">
          <table:table-cell office:value-type="float" office:value="1527146720.1227" calcext:value-type="float">
            <text:p>1527146720.1227</text:p>
          </table:table-cell>
          <table:table-cell office:value-type="string" calcext:value-type="string">
            <text:p>TOC_x</text:p>
          </table:table-cell>
          <table:table-cell office:value-type="float" office:value="-149.248688" calcext:value-type="float">
            <text:p>-149.248688</text:p>
          </table:table-cell>
          <table:table-cell office:value-type="float" office:value="-6.085474" calcext:value-type="float">
            <text:p>-6.085474</text:p>
          </table:table-cell>
          <table:table-cell office:value-type="float" office:value="-0.750129" calcext:value-type="float">
            <text:p>-0.750129</text:p>
          </table:table-cell>
          <table:table-cell office:value-type="float" office:value="-0.156218" calcext:value-type="float">
            <text:p>-0.156218</text:p>
          </table:table-cell>
          <table:table-cell office:value-type="float" office:value="-7.209334" calcext:value-type="float">
            <text:p>-7.209334</text:p>
          </table:table-cell>
          <table:table-cell office:value-type="float" office:value="-1.440569" calcext:value-type="float">
            <text:p>-1.440569</text:p>
          </table:table-cell>
          <table:table-cell office:value-type="float" office:value="-0.759981" calcext:value-type="float">
            <text:p>-0.759981</text:p>
          </table:table-cell>
          <table:table-cell office:value-type="string" calcext:value-type="string">
            <text:p>-0.158489</text:p>
          </table:table-cell>
        </table:table-row>
        <table:table-row table:style-name="ro1" table:visibility="filter">
          <table:table-cell office:value-type="float" office:value="1527146720.12276" calcext:value-type="float">
            <text:p>1527146720.12276</text:p>
          </table:table-cell>
          <table:table-cell office:value-type="string" calcext:value-type="string">
            <text:p>TOC_y</text:p>
          </table:table-cell>
          <table:table-cell office:value-type="float" office:value="-149.248688" calcext:value-type="float">
            <text:p>-149.248688</text:p>
          </table:table-cell>
          <table:table-cell office:value-type="float" office:value="-6.085474" calcext:value-type="float">
            <text:p>-6.085474</text:p>
          </table:table-cell>
          <table:table-cell office:value-type="float" office:value="-0.750129" calcext:value-type="float">
            <text:p>-0.750129</text:p>
          </table:table-cell>
          <table:table-cell office:value-type="float" office:value="-0.156218" calcext:value-type="float">
            <text:p>-0.156218</text:p>
          </table:table-cell>
          <table:table-cell office:value-type="float" office:value="-7.209334" calcext:value-type="float">
            <text:p>-7.209334</text:p>
          </table:table-cell>
          <table:table-cell office:value-type="float" office:value="-1.440569" calcext:value-type="float">
            <text:p>-1.440569</text:p>
          </table:table-cell>
          <table:table-cell office:value-type="float" office:value="-0.759981" calcext:value-type="float">
            <text:p>-0.759981</text:p>
          </table:table-cell>
          <table:table-cell office:value-type="string" calcext:value-type="string">
            <text:p>-0.158489</text:p>
          </table:table-cell>
        </table:table-row>
        <table:table-row table:style-name="ro1">
          <table:table-cell office:value-type="float" office:value="1527146720.14219" calcext:value-type="float">
            <text:p>1527146720.14219</text:p>
          </table:table-cell>
          <table:table-cell office:value-type="string" calcext:value-type="string">
            <text:p>TOC_x</text:p>
          </table:table-cell>
          <table:table-cell office:value-type="float" office:value="-141.066849" calcext:value-type="float">
            <text:p>-141.066849</text:p>
          </table:table-cell>
          <table:table-cell office:value-type="float" office:value="-5.584192" calcext:value-type="float">
            <text:p>-5.584192</text:p>
          </table:table-cell>
          <table:table-cell office:value-type="float" office:value="-0.730616" calcext:value-type="float">
            <text:p>-0.730616</text:p>
          </table:table-cell>
          <table:table-cell office:value-type="float" office:value="-0.150247" calcext:value-type="float">
            <text:p>-0.150247</text:p>
          </table:table-cell>
          <table:table-cell office:value-type="float" office:value="-7.008401" calcext:value-type="float">
            <text:p>-7.008401</text:p>
          </table:table-cell>
          <table:table-cell office:value-type="float" office:value="-1.379087" calcext:value-type="float">
            <text:p>-1.379087</text:p>
          </table:table-cell>
          <table:table-cell office:value-type="float" office:value="-0.750129" calcext:value-type="float">
            <text:p>-0.750129</text:p>
          </table:table-cell>
          <table:table-cell office:value-type="string" calcext:value-type="string">
            <text:p>-0.156218</text:p>
          </table:table-cell>
        </table:table-row>
        <table:table-row table:style-name="ro1" table:visibility="filter">
          <table:table-cell office:value-type="float" office:value="1527146720.14226" calcext:value-type="float">
            <text:p>1527146720.14226</text:p>
          </table:table-cell>
          <table:table-cell office:value-type="string" calcext:value-type="string">
            <text:p>TOC_y</text:p>
          </table:table-cell>
          <table:table-cell office:value-type="float" office:value="-141.066849" calcext:value-type="float">
            <text:p>-141.066849</text:p>
          </table:table-cell>
          <table:table-cell office:value-type="float" office:value="-5.584192" calcext:value-type="float">
            <text:p>-5.584192</text:p>
          </table:table-cell>
          <table:table-cell office:value-type="float" office:value="-0.730616" calcext:value-type="float">
            <text:p>-0.730616</text:p>
          </table:table-cell>
          <table:table-cell office:value-type="float" office:value="-0.150247" calcext:value-type="float">
            <text:p>-0.150247</text:p>
          </table:table-cell>
          <table:table-cell office:value-type="float" office:value="-7.008401" calcext:value-type="float">
            <text:p>-7.008401</text:p>
          </table:table-cell>
          <table:table-cell office:value-type="float" office:value="-1.379087" calcext:value-type="float">
            <text:p>-1.379087</text:p>
          </table:table-cell>
          <table:table-cell office:value-type="float" office:value="-0.750129" calcext:value-type="float">
            <text:p>-0.750129</text:p>
          </table:table-cell>
          <table:table-cell office:value-type="string" calcext:value-type="string">
            <text:p>-0.156218</text:p>
          </table:table-cell>
        </table:table-row>
        <table:table-row table:style-name="ro1">
          <table:table-cell office:value-type="float" office:value="1527146720.16275" calcext:value-type="float">
            <text:p>1527146720.16275</text:p>
          </table:table-cell>
          <table:table-cell office:value-type="string" calcext:value-type="string">
            <text:p>TOC_x</text:p>
          </table:table-cell>
          <table:table-cell office:value-type="float" office:value="-132.885422" calcext:value-type="float">
            <text:p>-132.885422</text:p>
          </table:table-cell>
          <table:table-cell office:value-type="float" office:value="-5.42968" calcext:value-type="float">
            <text:p>-5.42968</text:p>
          </table:table-cell>
          <table:table-cell office:value-type="float" office:value="-0.709348" calcext:value-type="float">
            <text:p>-0.709348</text:p>
          </table:table-cell>
          <table:table-cell office:value-type="float" office:value="-0.148243" calcext:value-type="float">
            <text:p>-0.148243</text:p>
          </table:table-cell>
          <table:table-cell office:value-type="float" office:value="-6.80159" calcext:value-type="float">
            <text:p>-6.80159</text:p>
          </table:table-cell>
          <table:table-cell office:value-type="float" office:value="-1.359597" calcext:value-type="float">
            <text:p>-1.359597</text:p>
          </table:table-cell>
          <table:table-cell office:value-type="float" office:value="-0.730616" calcext:value-type="float">
            <text:p>-0.730616</text:p>
          </table:table-cell>
          <table:table-cell office:value-type="string" calcext:value-type="string">
            <text:p>-0.150247</text:p>
          </table:table-cell>
        </table:table-row>
        <table:table-row table:style-name="ro1" table:visibility="filter">
          <table:table-cell office:value-type="float" office:value="1527146720.16283" calcext:value-type="float">
            <text:p>1527146720.16283</text:p>
          </table:table-cell>
          <table:table-cell office:value-type="string" calcext:value-type="string">
            <text:p>TOC_y</text:p>
          </table:table-cell>
          <table:table-cell office:value-type="float" office:value="-132.885422" calcext:value-type="float">
            <text:p>-132.885422</text:p>
          </table:table-cell>
          <table:table-cell office:value-type="float" office:value="-5.42968" calcext:value-type="float">
            <text:p>-5.42968</text:p>
          </table:table-cell>
          <table:table-cell office:value-type="float" office:value="-0.709348" calcext:value-type="float">
            <text:p>-0.709348</text:p>
          </table:table-cell>
          <table:table-cell office:value-type="float" office:value="-0.148243" calcext:value-type="float">
            <text:p>-0.148243</text:p>
          </table:table-cell>
          <table:table-cell office:value-type="float" office:value="-6.80159" calcext:value-type="float">
            <text:p>-6.80159</text:p>
          </table:table-cell>
          <table:table-cell office:value-type="float" office:value="-1.359597" calcext:value-type="float">
            <text:p>-1.359597</text:p>
          </table:table-cell>
          <table:table-cell office:value-type="float" office:value="-0.730616" calcext:value-type="float">
            <text:p>-0.730616</text:p>
          </table:table-cell>
          <table:table-cell office:value-type="string" calcext:value-type="string">
            <text:p>-0.150247</text:p>
          </table:table-cell>
        </table:table-row>
        <table:table-row table:style-name="ro1">
          <table:table-cell office:value-type="float" office:value="1527146720.18228" calcext:value-type="float">
            <text:p>1527146720.18228</text:p>
          </table:table-cell>
          <table:table-cell office:value-type="string" calcext:value-type="string">
            <text:p>TOC_x</text:p>
          </table:table-cell>
          <table:table-cell office:value-type="float" office:value="-127.3311" calcext:value-type="float">
            <text:p>-127.3311</text:p>
          </table:table-cell>
          <table:table-cell office:value-type="float" office:value="-5.529169" calcext:value-type="float">
            <text:p>-5.529169</text:p>
          </table:table-cell>
          <table:table-cell office:value-type="float" office:value="-0.695258" calcext:value-type="float">
            <text:p>-0.695258</text:p>
          </table:table-cell>
          <table:table-cell office:value-type="float" office:value="-0.149474" calcext:value-type="float">
            <text:p>-0.149474</text:p>
          </table:table-cell>
          <table:table-cell office:value-type="float" office:value="-6.657518" calcext:value-type="float">
            <text:p>-6.657518</text:p>
          </table:table-cell>
          <table:table-cell office:value-type="float" office:value="-1.372186" calcext:value-type="float">
            <text:p>-1.372186</text:p>
          </table:table-cell>
          <table:table-cell office:value-type="float" office:value="-0.709348" calcext:value-type="float">
            <text:p>-0.709348</text:p>
          </table:table-cell>
          <table:table-cell office:value-type="string" calcext:value-type="string">
            <text:p>-0.148243</text:p>
          </table:table-cell>
        </table:table-row>
        <table:table-row table:style-name="ro1" table:visibility="filter">
          <table:table-cell office:value-type="float" office:value="1527146720.18239" calcext:value-type="float">
            <text:p>1527146720.18239</text:p>
          </table:table-cell>
          <table:table-cell office:value-type="string" calcext:value-type="string">
            <text:p>TOC_y</text:p>
          </table:table-cell>
          <table:table-cell office:value-type="float" office:value="-127.3311" calcext:value-type="float">
            <text:p>-127.3311</text:p>
          </table:table-cell>
          <table:table-cell office:value-type="float" office:value="-5.529169" calcext:value-type="float">
            <text:p>-5.529169</text:p>
          </table:table-cell>
          <table:table-cell office:value-type="float" office:value="-0.695258" calcext:value-type="float">
            <text:p>-0.695258</text:p>
          </table:table-cell>
          <table:table-cell office:value-type="float" office:value="-0.149474" calcext:value-type="float">
            <text:p>-0.149474</text:p>
          </table:table-cell>
          <table:table-cell office:value-type="float" office:value="-6.657518" calcext:value-type="float">
            <text:p>-6.657518</text:p>
          </table:table-cell>
          <table:table-cell office:value-type="float" office:value="-1.372186" calcext:value-type="float">
            <text:p>-1.372186</text:p>
          </table:table-cell>
          <table:table-cell office:value-type="float" office:value="-0.709348" calcext:value-type="float">
            <text:p>-0.709348</text:p>
          </table:table-cell>
          <table:table-cell office:value-type="string" calcext:value-type="string">
            <text:p>-0.148243</text:p>
          </table:table-cell>
        </table:table-row>
        <table:table-row table:style-name="ro1">
          <table:table-cell office:value-type="float" office:value="1527146720.20283" calcext:value-type="float">
            <text:p>1527146720.20283</text:p>
          </table:table-cell>
          <table:table-cell office:value-type="string" calcext:value-type="string">
            <text:p>TOC_x</text:p>
          </table:table-cell>
          <table:table-cell office:value-type="float" office:value="-115.046211" calcext:value-type="float">
            <text:p>-115.046211</text:p>
          </table:table-cell>
          <table:table-cell office:value-type="float" office:value="-4.651779" calcext:value-type="float">
            <text:p>-4.651779</text:p>
          </table:table-cell>
          <table:table-cell office:value-type="float" office:value="-0.661329" calcext:value-type="float">
            <text:p>-0.661329</text:p>
          </table:table-cell>
          <table:table-cell office:value-type="float" office:value="-0.137635" calcext:value-type="float">
            <text:p>-0.137635</text:p>
          </table:table-cell>
          <table:table-cell office:value-type="float" office:value="-6.327299" calcext:value-type="float">
            <text:p>-6.327299</text:p>
          </table:table-cell>
          <table:table-cell office:value-type="float" office:value="-1.256961" calcext:value-type="float">
            <text:p>-1.256961</text:p>
          </table:table-cell>
          <table:table-cell office:value-type="float" office:value="-0.695258" calcext:value-type="float">
            <text:p>-0.695258</text:p>
          </table:table-cell>
          <table:table-cell office:value-type="string" calcext:value-type="string">
            <text:p>-0.149474</text:p>
          </table:table-cell>
        </table:table-row>
        <table:table-row table:style-name="ro1" table:visibility="filter">
          <table:table-cell office:value-type="float" office:value="1527146720.20291" calcext:value-type="float">
            <text:p>1527146720.20291</text:p>
          </table:table-cell>
          <table:table-cell office:value-type="string" calcext:value-type="string">
            <text:p>TOC_y</text:p>
          </table:table-cell>
          <table:table-cell office:value-type="float" office:value="-115.046211" calcext:value-type="float">
            <text:p>-115.046211</text:p>
          </table:table-cell>
          <table:table-cell office:value-type="float" office:value="-4.651779" calcext:value-type="float">
            <text:p>-4.651779</text:p>
          </table:table-cell>
          <table:table-cell office:value-type="float" office:value="-0.661329" calcext:value-type="float">
            <text:p>-0.661329</text:p>
          </table:table-cell>
          <table:table-cell office:value-type="float" office:value="-0.137635" calcext:value-type="float">
            <text:p>-0.137635</text:p>
          </table:table-cell>
          <table:table-cell office:value-type="float" office:value="-6.327299" calcext:value-type="float">
            <text:p>-6.327299</text:p>
          </table:table-cell>
          <table:table-cell office:value-type="float" office:value="-1.256961" calcext:value-type="float">
            <text:p>-1.256961</text:p>
          </table:table-cell>
          <table:table-cell office:value-type="float" office:value="-0.695258" calcext:value-type="float">
            <text:p>-0.695258</text:p>
          </table:table-cell>
          <table:table-cell office:value-type="string" calcext:value-type="string">
            <text:p>-0.149474</text:p>
          </table:table-cell>
        </table:table-row>
        <table:table-row table:style-name="ro1">
          <table:table-cell office:value-type="float" office:value="1527146720.22247" calcext:value-type="float">
            <text:p>1527146720.22247</text:p>
          </table:table-cell>
          <table:table-cell office:value-type="string" calcext:value-type="string">
            <text:p>TOC_x</text:p>
          </table:table-cell>
          <table:table-cell office:value-type="float" office:value="-106.44474" calcext:value-type="float">
            <text:p>-106.44474</text:p>
          </table:table-cell>
          <table:table-cell office:value-type="float" office:value="-5.165516" calcext:value-type="float">
            <text:p>-5.165516</text:p>
          </table:table-cell>
          <table:table-cell office:value-type="float" office:value="-0.637547" calcext:value-type="float">
            <text:p>-0.637547</text:p>
          </table:table-cell>
          <table:table-cell office:value-type="float" office:value="-0.144391" calcext:value-type="float">
            <text:p>-0.144391</text:p>
          </table:table-cell>
          <table:table-cell office:value-type="float" office:value="-6.085435" calcext:value-type="float">
            <text:p>-6.085435</text:p>
          </table:table-cell>
          <table:table-cell office:value-type="float" office:value="-1.325667" calcext:value-type="float">
            <text:p>-1.325667</text:p>
          </table:table-cell>
          <table:table-cell office:value-type="float" office:value="-0.661329" calcext:value-type="float">
            <text:p>-0.661329</text:p>
          </table:table-cell>
          <table:table-cell office:value-type="string" calcext:value-type="string">
            <text:p>-0.137635</text:p>
          </table:table-cell>
        </table:table-row>
        <table:table-row table:style-name="ro1" table:visibility="filter">
          <table:table-cell office:value-type="float" office:value="1527146720.22252" calcext:value-type="float">
            <text:p>1527146720.22252</text:p>
          </table:table-cell>
          <table:table-cell office:value-type="string" calcext:value-type="string">
            <text:p>TOC_y</text:p>
          </table:table-cell>
          <table:table-cell office:value-type="float" office:value="-106.44474" calcext:value-type="float">
            <text:p>-106.44474</text:p>
          </table:table-cell>
          <table:table-cell office:value-type="float" office:value="-5.165516" calcext:value-type="float">
            <text:p>-5.165516</text:p>
          </table:table-cell>
          <table:table-cell office:value-type="float" office:value="-0.637547" calcext:value-type="float">
            <text:p>-0.637547</text:p>
          </table:table-cell>
          <table:table-cell office:value-type="float" office:value="-0.144391" calcext:value-type="float">
            <text:p>-0.144391</text:p>
          </table:table-cell>
          <table:table-cell office:value-type="float" office:value="-6.085435" calcext:value-type="float">
            <text:p>-6.085435</text:p>
          </table:table-cell>
          <table:table-cell office:value-type="float" office:value="-1.325667" calcext:value-type="float">
            <text:p>-1.325667</text:p>
          </table:table-cell>
          <table:table-cell office:value-type="float" office:value="-0.661329" calcext:value-type="float">
            <text:p>-0.661329</text:p>
          </table:table-cell>
          <table:table-cell office:value-type="string" calcext:value-type="string">
            <text:p>-0.137635</text:p>
          </table:table-cell>
        </table:table-row>
        <table:table-row table:style-name="ro1">
          <table:table-cell office:value-type="float" office:value="1527146720.24194" calcext:value-type="float">
            <text:p>1527146720.24194</text:p>
          </table:table-cell>
          <table:table-cell office:value-type="string" calcext:value-type="string">
            <text:p>TOC_x</text:p>
          </table:table-cell>
          <table:table-cell office:value-type="float" office:value="-97.261665" calcext:value-type="float">
            <text:p>-97.261665</text:p>
          </table:table-cell>
          <table:table-cell office:value-type="float" office:value="-5.522757" calcext:value-type="float">
            <text:p>-5.522757</text:p>
          </table:table-cell>
          <table:table-cell office:value-type="float" office:value="-0.611353" calcext:value-type="float">
            <text:p>-0.611353</text:p>
          </table:table-cell>
          <table:table-cell office:value-type="float" office:value="-0.148844" calcext:value-type="float">
            <text:p>-0.148844</text:p>
          </table:table-cell>
          <table:table-cell office:value-type="float" office:value="-5.816151" calcext:value-type="float">
            <text:p>-5.816151</text:p>
          </table:table-cell>
          <table:table-cell office:value-type="float" office:value="-1.371448" calcext:value-type="float">
            <text:p>-1.371448</text:p>
          </table:table-cell>
          <table:table-cell office:value-type="float" office:value="-0.637547" calcext:value-type="float">
            <text:p>-0.637547</text:p>
          </table:table-cell>
          <table:table-cell office:value-type="string" calcext:value-type="string">
            <text:p>-0.144391</text:p>
          </table:table-cell>
        </table:table-row>
        <table:table-row table:style-name="ro1" table:visibility="filter">
          <table:table-cell office:value-type="float" office:value="1527146720.242" calcext:value-type="float">
            <text:p>1527146720.242</text:p>
          </table:table-cell>
          <table:table-cell office:value-type="string" calcext:value-type="string">
            <text:p>TOC_y</text:p>
          </table:table-cell>
          <table:table-cell office:value-type="float" office:value="-97.261665" calcext:value-type="float">
            <text:p>-97.261665</text:p>
          </table:table-cell>
          <table:table-cell office:value-type="float" office:value="-5.522757" calcext:value-type="float">
            <text:p>-5.522757</text:p>
          </table:table-cell>
          <table:table-cell office:value-type="float" office:value="-0.611353" calcext:value-type="float">
            <text:p>-0.611353</text:p>
          </table:table-cell>
          <table:table-cell office:value-type="float" office:value="-0.148844" calcext:value-type="float">
            <text:p>-0.148844</text:p>
          </table:table-cell>
          <table:table-cell office:value-type="float" office:value="-5.816151" calcext:value-type="float">
            <text:p>-5.816151</text:p>
          </table:table-cell>
          <table:table-cell office:value-type="float" office:value="-1.371448" calcext:value-type="float">
            <text:p>-1.371448</text:p>
          </table:table-cell>
          <table:table-cell office:value-type="float" office:value="-0.637547" calcext:value-type="float">
            <text:p>-0.637547</text:p>
          </table:table-cell>
          <table:table-cell office:value-type="string" calcext:value-type="string">
            <text:p>-0.144391</text:p>
          </table:table-cell>
        </table:table-row>
        <table:table-row table:style-name="ro1">
          <table:table-cell office:value-type="float" office:value="1527146720.26249" calcext:value-type="float">
            <text:p>1527146720.26249</text:p>
          </table:table-cell>
          <table:table-cell office:value-type="string" calcext:value-type="string">
            <text:p>TOC_x</text:p>
          </table:table-cell>
          <table:table-cell office:value-type="float" office:value="-87.615082" calcext:value-type="float">
            <text:p>-87.615082</text:p>
          </table:table-cell>
          <table:table-cell office:value-type="float" office:value="-5.535394" calcext:value-type="float">
            <text:p>-5.535394</text:p>
          </table:table-cell>
          <table:table-cell office:value-type="float" office:value="-0.580816" calcext:value-type="float">
            <text:p>-0.580816</text:p>
          </table:table-cell>
          <table:table-cell office:value-type="float" office:value="-0.149007" calcext:value-type="float">
            <text:p>-0.149007</text:p>
          </table:table-cell>
          <table:table-cell office:value-type="float" office:value="-5.519238" calcext:value-type="float">
            <text:p>-5.519238</text:p>
          </table:table-cell>
          <table:table-cell office:value-type="float" office:value="-1.373039" calcext:value-type="float">
            <text:p>-1.373039</text:p>
          </table:table-cell>
          <table:table-cell office:value-type="float" office:value="-0.611353" calcext:value-type="float">
            <text:p>-0.611353</text:p>
          </table:table-cell>
          <table:table-cell office:value-type="string" calcext:value-type="string">
            <text:p>-0.148844</text:p>
          </table:table-cell>
        </table:table-row>
        <table:table-row table:style-name="ro1" table:visibility="filter">
          <table:table-cell office:value-type="float" office:value="1527146720.26254" calcext:value-type="float">
            <text:p>1527146720.26254</text:p>
          </table:table-cell>
          <table:table-cell office:value-type="string" calcext:value-type="string">
            <text:p>TOC_y</text:p>
          </table:table-cell>
          <table:table-cell office:value-type="float" office:value="-87.615082" calcext:value-type="float">
            <text:p>-87.615082</text:p>
          </table:table-cell>
          <table:table-cell office:value-type="float" office:value="-5.535394" calcext:value-type="float">
            <text:p>-5.535394</text:p>
          </table:table-cell>
          <table:table-cell office:value-type="float" office:value="-0.580816" calcext:value-type="float">
            <text:p>-0.580816</text:p>
          </table:table-cell>
          <table:table-cell office:value-type="float" office:value="-0.149007" calcext:value-type="float">
            <text:p>-0.149007</text:p>
          </table:table-cell>
          <table:table-cell office:value-type="float" office:value="-5.519238" calcext:value-type="float">
            <text:p>-5.519238</text:p>
          </table:table-cell>
          <table:table-cell office:value-type="float" office:value="-1.373039" calcext:value-type="float">
            <text:p>-1.373039</text:p>
          </table:table-cell>
          <table:table-cell office:value-type="float" office:value="-0.611353" calcext:value-type="float">
            <text:p>-0.611353</text:p>
          </table:table-cell>
          <table:table-cell office:value-type="string" calcext:value-type="string">
            <text:p>-0.148844</text:p>
          </table:table-cell>
        </table:table-row>
        <table:table-row table:style-name="ro1">
          <table:table-cell office:value-type="float" office:value="1527146720.28213" calcext:value-type="float">
            <text:p>1527146720.28213</text:p>
          </table:table-cell>
          <table:table-cell office:value-type="string" calcext:value-type="string">
            <text:p>TOC_x</text:p>
          </table:table-cell>
          <table:table-cell office:value-type="float" office:value="-82.136261" calcext:value-type="float">
            <text:p>-82.136261</text:p>
          </table:table-cell>
          <table:table-cell office:value-type="float" office:value="-4.699581" calcext:value-type="float">
            <text:p>-4.699581</text:p>
          </table:table-cell>
          <table:table-cell office:value-type="float" office:value="-0.563529" calcext:value-type="float">
            <text:p>-0.563529</text:p>
          </table:table-cell>
          <table:table-cell office:value-type="float" office:value="-0.138248" calcext:value-type="float">
            <text:p>-0.138248</text:p>
          </table:table-cell>
          <table:table-cell office:value-type="float" office:value="-5.343263" calcext:value-type="float">
            <text:p>-5.343263</text:p>
          </table:table-cell>
          <table:table-cell office:value-type="float" office:value="-1.263514" calcext:value-type="float">
            <text:p>-1.263514</text:p>
          </table:table-cell>
          <table:table-cell office:value-type="float" office:value="-0.580816" calcext:value-type="float">
            <text:p>-0.580816</text:p>
          </table:table-cell>
          <table:table-cell office:value-type="string" calcext:value-type="string">
            <text:p>-0.149007</text:p>
          </table:table-cell>
        </table:table-row>
        <table:table-row table:style-name="ro1" table:visibility="filter">
          <table:table-cell office:value-type="float" office:value="1527146720.28219" calcext:value-type="float">
            <text:p>1527146720.28219</text:p>
          </table:table-cell>
          <table:table-cell office:value-type="string" calcext:value-type="string">
            <text:p>TOC_y</text:p>
          </table:table-cell>
          <table:table-cell office:value-type="float" office:value="-82.136261" calcext:value-type="float">
            <text:p>-82.136261</text:p>
          </table:table-cell>
          <table:table-cell office:value-type="float" office:value="-4.699581" calcext:value-type="float">
            <text:p>-4.699581</text:p>
          </table:table-cell>
          <table:table-cell office:value-type="float" office:value="-0.563529" calcext:value-type="float">
            <text:p>-0.563529</text:p>
          </table:table-cell>
          <table:table-cell office:value-type="float" office:value="-0.138248" calcext:value-type="float">
            <text:p>-0.138248</text:p>
          </table:table-cell>
          <table:table-cell office:value-type="float" office:value="-5.343263" calcext:value-type="float">
            <text:p>-5.343263</text:p>
          </table:table-cell>
          <table:table-cell office:value-type="float" office:value="-1.263514" calcext:value-type="float">
            <text:p>-1.263514</text:p>
          </table:table-cell>
          <table:table-cell office:value-type="float" office:value="-0.580816" calcext:value-type="float">
            <text:p>-0.580816</text:p>
          </table:table-cell>
          <table:table-cell office:value-type="string" calcext:value-type="string">
            <text:p>-0.149007</text:p>
          </table:table-cell>
        </table:table-row>
        <table:table-row table:style-name="ro1">
          <table:table-cell office:value-type="float" office:value="1527146720.30272" calcext:value-type="float">
            <text:p>1527146720.30272</text:p>
          </table:table-cell>
          <table:table-cell office:value-type="string" calcext:value-type="string">
            <text:p>TOC_x</text:p>
          </table:table-cell>
          <table:table-cell office:value-type="float" office:value="-74.906845" calcext:value-type="float">
            <text:p>-74.906845</text:p>
          </table:table-cell>
          <table:table-cell office:value-type="float" office:value="-4.5241" calcext:value-type="float">
            <text:p>-4.5241</text:p>
          </table:table-cell>
          <table:table-cell office:value-type="float" office:value="-0.538688" calcext:value-type="float">
            <text:p>-0.538688</text:p>
          </table:table-cell>
          <table:table-cell office:value-type="float" office:value="-0.135759" calcext:value-type="float">
            <text:p>-0.135759</text:p>
          </table:table-cell>
          <table:table-cell office:value-type="float" office:value="-5.101848" calcext:value-type="float">
            <text:p>-5.101848</text:p>
          </table:table-cell>
          <table:table-cell office:value-type="float" office:value="-1.239322" calcext:value-type="float">
            <text:p>-1.239322</text:p>
          </table:table-cell>
          <table:table-cell office:value-type="float" office:value="-0.563529" calcext:value-type="float">
            <text:p>-0.563529</text:p>
          </table:table-cell>
          <table:table-cell office:value-type="string" calcext:value-type="string">
            <text:p>-0.138248</text:p>
          </table:table-cell>
        </table:table-row>
        <table:table-row table:style-name="ro1" table:visibility="filter">
          <table:table-cell office:value-type="float" office:value="1527146720.30277" calcext:value-type="float">
            <text:p>1527146720.30277</text:p>
          </table:table-cell>
          <table:table-cell office:value-type="string" calcext:value-type="string">
            <text:p>TOC_y</text:p>
          </table:table-cell>
          <table:table-cell office:value-type="float" office:value="-74.906845" calcext:value-type="float">
            <text:p>-74.906845</text:p>
          </table:table-cell>
          <table:table-cell office:value-type="float" office:value="-4.5241" calcext:value-type="float">
            <text:p>-4.5241</text:p>
          </table:table-cell>
          <table:table-cell office:value-type="float" office:value="-0.538688" calcext:value-type="float">
            <text:p>-0.538688</text:p>
          </table:table-cell>
          <table:table-cell office:value-type="float" office:value="-0.135759" calcext:value-type="float">
            <text:p>-0.135759</text:p>
          </table:table-cell>
          <table:table-cell office:value-type="float" office:value="-5.101848" calcext:value-type="float">
            <text:p>-5.101848</text:p>
          </table:table-cell>
          <table:table-cell office:value-type="float" office:value="-1.239322" calcext:value-type="float">
            <text:p>-1.239322</text:p>
          </table:table-cell>
          <table:table-cell office:value-type="float" office:value="-0.563529" calcext:value-type="float">
            <text:p>-0.563529</text:p>
          </table:table-cell>
          <table:table-cell office:value-type="string" calcext:value-type="string">
            <text:p>-0.138248</text:p>
          </table:table-cell>
        </table:table-row>
        <table:table-row table:style-name="ro1">
          <table:table-cell office:value-type="float" office:value="1527146720.32221" calcext:value-type="float">
            <text:p>1527146720.32221</text:p>
          </table:table-cell>
          <table:table-cell office:value-type="string" calcext:value-type="string">
            <text:p>TOC_x</text:p>
          </table:table-cell>
          <table:table-cell office:value-type="float" office:value="-69.394821" calcext:value-type="float">
            <text:p>-69.394821</text:p>
          </table:table-cell>
          <table:table-cell office:value-type="float" office:value="-4.329313" calcext:value-type="float">
            <text:p>-4.329313</text:p>
          </table:table-cell>
          <table:table-cell office:value-type="float" office:value="-0.519983" calcext:value-type="float">
            <text:p>-0.519983</text:p>
          </table:table-cell>
          <table:table-cell office:value-type="float" office:value="-0.133087" calcext:value-type="float">
            <text:p>-0.133087</text:p>
          </table:table-cell>
          <table:table-cell office:value-type="float" office:value="-4.909806" calcext:value-type="float">
            <text:p>-4.909806</text:p>
          </table:table-cell>
          <table:table-cell office:value-type="float" office:value="-1.211891" calcext:value-type="float">
            <text:p>-1.211891</text:p>
          </table:table-cell>
          <table:table-cell office:value-type="float" office:value="-0.538688" calcext:value-type="float">
            <text:p>-0.538688</text:p>
          </table:table-cell>
          <table:table-cell office:value-type="string" calcext:value-type="string">
            <text:p>-0.135759</text:p>
          </table:table-cell>
        </table:table-row>
        <table:table-row table:style-name="ro1" table:visibility="filter">
          <table:table-cell office:value-type="float" office:value="1527146720.32227" calcext:value-type="float">
            <text:p>1527146720.32227</text:p>
          </table:table-cell>
          <table:table-cell office:value-type="string" calcext:value-type="string">
            <text:p>TOC_y</text:p>
          </table:table-cell>
          <table:table-cell office:value-type="float" office:value="-69.394821" calcext:value-type="float">
            <text:p>-69.394821</text:p>
          </table:table-cell>
          <table:table-cell office:value-type="float" office:value="-4.329313" calcext:value-type="float">
            <text:p>-4.329313</text:p>
          </table:table-cell>
          <table:table-cell office:value-type="float" office:value="-0.519983" calcext:value-type="float">
            <text:p>-0.519983</text:p>
          </table:table-cell>
          <table:table-cell office:value-type="float" office:value="-0.133087" calcext:value-type="float">
            <text:p>-0.133087</text:p>
          </table:table-cell>
          <table:table-cell office:value-type="float" office:value="-4.909806" calcext:value-type="float">
            <text:p>-4.909806</text:p>
          </table:table-cell>
          <table:table-cell office:value-type="float" office:value="-1.211891" calcext:value-type="float">
            <text:p>-1.211891</text:p>
          </table:table-cell>
          <table:table-cell office:value-type="float" office:value="-0.538688" calcext:value-type="float">
            <text:p>-0.538688</text:p>
          </table:table-cell>
          <table:table-cell office:value-type="string" calcext:value-type="string">
            <text:p>-0.135759</text:p>
          </table:table-cell>
        </table:table-row>
        <table:table-row table:style-name="ro1">
          <table:table-cell office:value-type="float" office:value="1527146720.34266" calcext:value-type="float">
            <text:p>1527146720.34266</text:p>
          </table:table-cell>
          <table:table-cell office:value-type="string" calcext:value-type="string">
            <text:p>TOC_x</text:p>
          </table:table-cell>
          <table:table-cell office:value-type="float" office:value="-61.840008" calcext:value-type="float">
            <text:p>-61.840008</text:p>
          </table:table-cell>
          <table:table-cell office:value-type="float" office:value="-3.642233" calcext:value-type="float">
            <text:p>-3.642233</text:p>
          </table:table-cell>
          <table:table-cell office:value-type="float" office:value="-0.491748" calcext:value-type="float">
            <text:p>-0.491748</text:p>
          </table:table-cell>
          <table:table-cell office:value-type="float" office:value="-0.122653" calcext:value-type="float">
            <text:p>-0.122653</text:p>
          </table:table-cell>
          <table:table-cell office:value-type="float" office:value="-4.633777" calcext:value-type="float">
            <text:p>-4.633777</text:p>
          </table:table-cell>
          <table:table-cell office:value-type="float" office:value="-1.109889" calcext:value-type="float">
            <text:p>-1.109889</text:p>
          </table:table-cell>
          <table:table-cell office:value-type="float" office:value="-0.519983" calcext:value-type="float">
            <text:p>-0.519983</text:p>
          </table:table-cell>
          <table:table-cell office:value-type="string" calcext:value-type="string">
            <text:p>-0.133087</text:p>
          </table:table-cell>
        </table:table-row>
        <table:table-row table:style-name="ro1" table:visibility="filter">
          <table:table-cell office:value-type="float" office:value="1527146720.34277" calcext:value-type="float">
            <text:p>1527146720.34277</text:p>
          </table:table-cell>
          <table:table-cell office:value-type="string" calcext:value-type="string">
            <text:p>TOC_y</text:p>
          </table:table-cell>
          <table:table-cell office:value-type="float" office:value="-61.840008" calcext:value-type="float">
            <text:p>-61.840008</text:p>
          </table:table-cell>
          <table:table-cell office:value-type="float" office:value="-3.642233" calcext:value-type="float">
            <text:p>-3.642233</text:p>
          </table:table-cell>
          <table:table-cell office:value-type="float" office:value="-0.491748" calcext:value-type="float">
            <text:p>-0.491748</text:p>
          </table:table-cell>
          <table:table-cell office:value-type="float" office:value="-0.122653" calcext:value-type="float">
            <text:p>-0.122653</text:p>
          </table:table-cell>
          <table:table-cell office:value-type="float" office:value="-4.633777" calcext:value-type="float">
            <text:p>-4.633777</text:p>
          </table:table-cell>
          <table:table-cell office:value-type="float" office:value="-1.109889" calcext:value-type="float">
            <text:p>-1.109889</text:p>
          </table:table-cell>
          <table:table-cell office:value-type="float" office:value="-0.519983" calcext:value-type="float">
            <text:p>-0.519983</text:p>
          </table:table-cell>
          <table:table-cell office:value-type="string" calcext:value-type="string">
            <text:p>-0.133087</text:p>
          </table:table-cell>
        </table:table-row>
        <table:table-row table:style-name="ro1">
          <table:table-cell office:value-type="float" office:value="1527146720.36212" calcext:value-type="float">
            <text:p>1527146720.36212</text:p>
          </table:table-cell>
          <table:table-cell office:value-type="string" calcext:value-type="string">
            <text:p>TOC_x</text:p>
          </table:table-cell>
          <table:table-cell office:value-type="float" office:value="-55.948223" calcext:value-type="float">
            <text:p>-55.948223</text:p>
          </table:table-cell>
          <table:table-cell office:value-type="float" office:value="-4.086126" calcext:value-type="float">
            <text:p>-4.086126</text:p>
          </table:table-cell>
          <table:table-cell office:value-type="float" office:value="-0.469645" calcext:value-type="float">
            <text:p>-0.469645</text:p>
          </table:table-cell>
          <table:table-cell office:value-type="float" office:value="-0.129165" calcext:value-type="float">
            <text:p>-0.129165</text:p>
          </table:table-cell>
          <table:table-cell office:value-type="float" office:value="-4.406529" calcext:value-type="float">
            <text:p>-4.406529</text:p>
          </table:table-cell>
          <table:table-cell office:value-type="float" office:value="-1.176833" calcext:value-type="float">
            <text:p>-1.176833</text:p>
          </table:table-cell>
          <table:table-cell office:value-type="float" office:value="-0.491748" calcext:value-type="float">
            <text:p>-0.491748</text:p>
          </table:table-cell>
          <table:table-cell office:value-type="string" calcext:value-type="string">
            <text:p>-0.122653</text:p>
          </table:table-cell>
        </table:table-row>
        <table:table-row table:style-name="ro1" table:visibility="filter">
          <table:table-cell office:value-type="float" office:value="1527146720.36217" calcext:value-type="float">
            <text:p>1527146720.36217</text:p>
          </table:table-cell>
          <table:table-cell office:value-type="string" calcext:value-type="string">
            <text:p>TOC_y</text:p>
          </table:table-cell>
          <table:table-cell office:value-type="float" office:value="-55.948223" calcext:value-type="float">
            <text:p>-55.948223</text:p>
          </table:table-cell>
          <table:table-cell office:value-type="float" office:value="-4.086126" calcext:value-type="float">
            <text:p>-4.086126</text:p>
          </table:table-cell>
          <table:table-cell office:value-type="float" office:value="-0.469645" calcext:value-type="float">
            <text:p>-0.469645</text:p>
          </table:table-cell>
          <table:table-cell office:value-type="float" office:value="-0.129165" calcext:value-type="float">
            <text:p>-0.129165</text:p>
          </table:table-cell>
          <table:table-cell office:value-type="float" office:value="-4.406529" calcext:value-type="float">
            <text:p>-4.406529</text:p>
          </table:table-cell>
          <table:table-cell office:value-type="float" office:value="-1.176833" calcext:value-type="float">
            <text:p>-1.176833</text:p>
          </table:table-cell>
          <table:table-cell office:value-type="float" office:value="-0.491748" calcext:value-type="float">
            <text:p>-0.491748</text:p>
          </table:table-cell>
          <table:table-cell office:value-type="string" calcext:value-type="string">
            <text:p>-0.122653</text:p>
          </table:table-cell>
        </table:table-row>
        <table:table-row table:style-name="ro1">
          <table:table-cell office:value-type="float" office:value="1527146720.38264" calcext:value-type="float">
            <text:p>1527146720.38264</text:p>
          </table:table-cell>
          <table:table-cell office:value-type="string" calcext:value-type="string">
            <text:p>TOC_x</text:p>
          </table:table-cell>
          <table:table-cell office:value-type="float" office:value="-48.817768" calcext:value-type="float">
            <text:p>-48.817768</text:p>
          </table:table-cell>
          <table:table-cell office:value-type="float" office:value="-2.696417" calcext:value-type="float">
            <text:p>-2.696417</text:p>
          </table:table-cell>
          <table:table-cell office:value-type="float" office:value="-0.439709" calcext:value-type="float">
            <text:p>-0.439709</text:p>
          </table:table-cell>
          <table:table-cell office:value-type="float" office:value="-0.106102" calcext:value-type="float">
            <text:p>-0.106102</text:p>
          </table:table-cell>
          <table:table-cell office:value-type="float" office:value="-4.11489" calcext:value-type="float">
            <text:p>-4.11489</text:p>
          </table:table-cell>
          <table:table-cell office:value-type="float" office:value="-0.952161" calcext:value-type="float">
            <text:p>-0.952161</text:p>
          </table:table-cell>
          <table:table-cell office:value-type="float" office:value="-0.469645" calcext:value-type="float">
            <text:p>-0.469645</text:p>
          </table:table-cell>
          <table:table-cell office:value-type="string" calcext:value-type="string">
            <text:p>-0.129165</text:p>
          </table:table-cell>
        </table:table-row>
        <table:table-row table:style-name="ro1" table:visibility="filter">
          <table:table-cell office:value-type="float" office:value="1527146720.38269" calcext:value-type="float">
            <text:p>1527146720.38269</text:p>
          </table:table-cell>
          <table:table-cell office:value-type="string" calcext:value-type="string">
            <text:p>TOC_y</text:p>
          </table:table-cell>
          <table:table-cell office:value-type="float" office:value="-48.817768" calcext:value-type="float">
            <text:p>-48.817768</text:p>
          </table:table-cell>
          <table:table-cell office:value-type="float" office:value="-2.696417" calcext:value-type="float">
            <text:p>-2.696417</text:p>
          </table:table-cell>
          <table:table-cell office:value-type="float" office:value="-0.439709" calcext:value-type="float">
            <text:p>-0.439709</text:p>
          </table:table-cell>
          <table:table-cell office:value-type="float" office:value="-0.106102" calcext:value-type="float">
            <text:p>-0.106102</text:p>
          </table:table-cell>
          <table:table-cell office:value-type="float" office:value="-4.11489" calcext:value-type="float">
            <text:p>-4.11489</text:p>
          </table:table-cell>
          <table:table-cell office:value-type="float" office:value="-0.952161" calcext:value-type="float">
            <text:p>-0.952161</text:p>
          </table:table-cell>
          <table:table-cell office:value-type="float" office:value="-0.469645" calcext:value-type="float">
            <text:p>-0.469645</text:p>
          </table:table-cell>
          <table:table-cell office:value-type="string" calcext:value-type="string">
            <text:p>-0.129165</text:p>
          </table:table-cell>
        </table:table-row>
        <table:table-row table:style-name="ro1">
          <table:table-cell office:value-type="float" office:value="1527146720.40219" calcext:value-type="float">
            <text:p>1527146720.40219</text:p>
          </table:table-cell>
          <table:table-cell office:value-type="string" calcext:value-type="string">
            <text:p>TOC_x</text:p>
          </table:table-cell>
          <table:table-cell office:value-type="float" office:value="-43.207924" calcext:value-type="float">
            <text:p>-43.207924</text:p>
          </table:table-cell>
          <table:table-cell office:value-type="float" office:value="-2.344773" calcext:value-type="float">
            <text:p>-2.344773</text:p>
          </table:table-cell>
          <table:table-cell office:value-type="float" office:value="-0.415775" calcext:value-type="float">
            <text:p>-0.415775</text:p>
          </table:table-cell>
          <table:table-cell office:value-type="float" office:value="-0.099678" calcext:value-type="float">
            <text:p>-0.099678</text:p>
          </table:table-cell>
          <table:table-cell office:value-type="float" office:value="-3.870045" calcext:value-type="float">
            <text:p>-3.870045</text:p>
          </table:table-cell>
          <table:table-cell office:value-type="float" office:value="-0.886444" calcext:value-type="float">
            <text:p>-0.886444</text:p>
          </table:table-cell>
          <table:table-cell office:value-type="float" office:value="-0.439709" calcext:value-type="float">
            <text:p>-0.439709</text:p>
          </table:table-cell>
          <table:table-cell office:value-type="string" calcext:value-type="string">
            <text:p>-0.106102</text:p>
          </table:table-cell>
        </table:table-row>
        <table:table-row table:style-name="ro1" table:visibility="filter">
          <table:table-cell office:value-type="float" office:value="1527146720.40225" calcext:value-type="float">
            <text:p>1527146720.40225</text:p>
          </table:table-cell>
          <table:table-cell office:value-type="string" calcext:value-type="string">
            <text:p>PID_y</text:p>
          </table:table-cell>
          <table:table-cell office:value-type="float" office:value="-43.207924" calcext:value-type="float">
            <text:p>-43.207924</text:p>
          </table:table-cell>
          <table:table-cell office:value-type="float" office:value="-2.344773" calcext:value-type="float">
            <text:p>-2.344773</text:p>
          </table:table-cell>
          <table:table-cell office:value-type="float" office:value="-0.415775" calcext:value-type="float">
            <text:p>-0.415775</text:p>
          </table:table-cell>
          <table:table-cell office:value-type="float" office:value="-0.099678" calcext:value-type="float">
            <text:p>-0.099678</text:p>
          </table:table-cell>
          <table:table-cell office:value-type="float" office:value="-3.870045" calcext:value-type="float">
            <text:p>-3.870045</text:p>
          </table:table-cell>
          <table:table-cell office:value-type="float" office:value="-0.886444" calcext:value-type="float">
            <text:p>-0.886444</text:p>
          </table:table-cell>
          <table:table-cell office:value-type="float" office:value="-0.439709" calcext:value-type="float">
            <text:p>-0.439709</text:p>
          </table:table-cell>
          <table:table-cell office:value-type="string" calcext:value-type="string">
            <text:p>-0.106102</text:p>
          </table:table-cell>
        </table:table-row>
        <table:table-row table:style-name="ro1">
          <table:table-cell office:value-type="float" office:value="1527146720.42286" calcext:value-type="float">
            <text:p>1527146720.42286</text:p>
          </table:table-cell>
          <table:table-cell office:value-type="string" calcext:value-type="string">
            <text:p>TOC_x</text:p>
          </table:table-cell>
          <table:table-cell office:value-type="float" office:value="-38.473137" calcext:value-type="float">
            <text:p>-38.473137</text:p>
          </table:table-cell>
          <table:table-cell office:value-type="float" office:value="-1.859672" calcext:value-type="float">
            <text:p>-1.859672</text:p>
          </table:table-cell>
          <table:table-cell office:value-type="float" office:value="-0.393112" calcext:value-type="float">
            <text:p>-0.393112</text:p>
          </table:table-cell>
          <table:table-cell office:value-type="float" office:value="-0.089416" calcext:value-type="float">
            <text:p>-0.089416</text:p>
          </table:table-cell>
          <table:table-cell office:value-type="float" office:value="-3.650754" calcext:value-type="float">
            <text:p>-3.650754</text:p>
          </table:table-cell>
          <table:table-cell office:value-type="float" office:value="-0.78714" calcext:value-type="float">
            <text:p>-0.78714</text:p>
          </table:table-cell>
          <table:table-cell office:value-type="float" office:value="-0.415775" calcext:value-type="float">
            <text:p>-0.415775</text:p>
          </table:table-cell>
          <table:table-cell office:value-type="string" calcext:value-type="string">
            <text:p>-0.099678</text:p>
          </table:table-cell>
        </table:table-row>
        <table:table-row table:style-name="ro1" table:visibility="filter">
          <table:table-cell office:value-type="float" office:value="1527146720.42292" calcext:value-type="float">
            <text:p>1527146720.42292</text:p>
          </table:table-cell>
          <table:table-cell office:value-type="string" calcext:value-type="string">
            <text:p>PID_y</text:p>
          </table:table-cell>
          <table:table-cell office:value-type="float" office:value="-38.473137" calcext:value-type="float">
            <text:p>-38.473137</text:p>
          </table:table-cell>
          <table:table-cell office:value-type="float" office:value="-1.859672" calcext:value-type="float">
            <text:p>-1.859672</text:p>
          </table:table-cell>
          <table:table-cell office:value-type="float" office:value="-0.393112" calcext:value-type="float">
            <text:p>-0.393112</text:p>
          </table:table-cell>
          <table:table-cell office:value-type="float" office:value="-0.089416" calcext:value-type="float">
            <text:p>-0.089416</text:p>
          </table:table-cell>
          <table:table-cell office:value-type="float" office:value="-3.650754" calcext:value-type="float">
            <text:p>-3.650754</text:p>
          </table:table-cell>
          <table:table-cell office:value-type="float" office:value="-0.78714" calcext:value-type="float">
            <text:p>-0.78714</text:p>
          </table:table-cell>
          <table:table-cell office:value-type="float" office:value="-0.415775" calcext:value-type="float">
            <text:p>-0.415775</text:p>
          </table:table-cell>
          <table:table-cell office:value-type="string" calcext:value-type="string">
            <text:p>-0.099678</text:p>
          </table:table-cell>
        </table:table-row>
        <table:table-row table:style-name="ro1">
          <table:table-cell office:value-type="float" office:value="1527146720.44237" calcext:value-type="float">
            <text:p>1527146720.44237</text:p>
          </table:table-cell>
          <table:table-cell office:value-type="string" calcext:value-type="string">
            <text:p>TOC_x</text:p>
          </table:table-cell>
          <table:table-cell office:value-type="float" office:value="-35.150139" calcext:value-type="float">
            <text:p>-35.150139</text:p>
          </table:table-cell>
          <table:table-cell office:value-type="float" office:value="-1.882533" calcext:value-type="float">
            <text:p>-1.882533</text:p>
          </table:table-cell>
          <table:table-cell office:value-type="float" office:value="-0.377324" calcext:value-type="float">
            <text:p>-0.377324</text:p>
          </table:table-cell>
          <table:table-cell office:value-type="float" office:value="-0.089899" calcext:value-type="float">
            <text:p>-0.089899</text:p>
          </table:table-cell>
          <table:table-cell office:value-type="float" office:value="-3.488622" calcext:value-type="float">
            <text:p>-3.488622</text:p>
          </table:table-cell>
          <table:table-cell office:value-type="float" office:value="-0.7921" calcext:value-type="float">
            <text:p>-0.7921</text:p>
          </table:table-cell>
          <table:table-cell office:value-type="float" office:value="-0.393112" calcext:value-type="float">
            <text:p>-0.393112</text:p>
          </table:table-cell>
          <table:table-cell office:value-type="string" calcext:value-type="string">
            <text:p>-0.089416</text:p>
          </table:table-cell>
        </table:table-row>
        <table:table-row table:style-name="ro1" table:visibility="filter">
          <table:table-cell office:value-type="float" office:value="1527146720.44243" calcext:value-type="float">
            <text:p>1527146720.44243</text:p>
          </table:table-cell>
          <table:table-cell office:value-type="string" calcext:value-type="string">
            <text:p>PID_y</text:p>
          </table:table-cell>
          <table:table-cell office:value-type="float" office:value="-35.150139" calcext:value-type="float">
            <text:p>-35.150139</text:p>
          </table:table-cell>
          <table:table-cell office:value-type="float" office:value="-1.882533" calcext:value-type="float">
            <text:p>-1.882533</text:p>
          </table:table-cell>
          <table:table-cell office:value-type="float" office:value="-0.377324" calcext:value-type="float">
            <text:p>-0.377324</text:p>
          </table:table-cell>
          <table:table-cell office:value-type="float" office:value="-0.089899" calcext:value-type="float">
            <text:p>-0.089899</text:p>
          </table:table-cell>
          <table:table-cell office:value-type="float" office:value="-3.488622" calcext:value-type="float">
            <text:p>-3.488622</text:p>
          </table:table-cell>
          <table:table-cell office:value-type="float" office:value="-0.7921" calcext:value-type="float">
            <text:p>-0.7921</text:p>
          </table:table-cell>
          <table:table-cell office:value-type="float" office:value="-0.393112" calcext:value-type="float">
            <text:p>-0.393112</text:p>
          </table:table-cell>
          <table:table-cell office:value-type="string" calcext:value-type="string">
            <text:p>-0.089416</text:p>
          </table:table-cell>
        </table:table-row>
        <table:table-row table:style-name="ro1">
          <table:table-cell office:value-type="float" office:value="1527146720.46183" calcext:value-type="float">
            <text:p>1527146720.46183</text:p>
          </table:table-cell>
          <table:table-cell office:value-type="string" calcext:value-type="string">
            <text:p>TOC_x</text:p>
          </table:table-cell>
          <table:table-cell office:value-type="float" office:value="-27.996904" calcext:value-type="float">
            <text:p>-27.996904</text:p>
          </table:table-cell>
          <table:table-cell office:value-type="float" office:value="-0.937439" calcext:value-type="float">
            <text:p>-0.937439</text:p>
          </table:table-cell>
          <table:table-cell office:value-type="float" office:value="-0.340539" calcext:value-type="float">
            <text:p>-0.340539</text:p>
          </table:table-cell>
          <table:table-cell office:value-type="float" office:value="-0.066507" calcext:value-type="float">
            <text:p>-0.066507</text:p>
          </table:table-cell>
          <table:table-cell office:value-type="float" office:value="-3.111226" calcext:value-type="float">
            <text:p>-3.111226</text:p>
          </table:table-cell>
          <table:table-cell office:value-type="float" office:value="-0.552111" calcext:value-type="float">
            <text:p>-0.552111</text:p>
          </table:table-cell>
          <table:table-cell office:value-type="float" office:value="-0.377324" calcext:value-type="float">
            <text:p>-0.377324</text:p>
          </table:table-cell>
          <table:table-cell office:value-type="string" calcext:value-type="string">
            <text:p>-0.089899</text:p>
          </table:table-cell>
        </table:table-row>
        <table:table-row table:style-name="ro1" table:visibility="filter">
          <table:table-cell office:value-type="float" office:value="1527146720.46188" calcext:value-type="float">
            <text:p>1527146720.46188</text:p>
          </table:table-cell>
          <table:table-cell office:value-type="string" calcext:value-type="string">
            <text:p>PID_y</text:p>
          </table:table-cell>
          <table:table-cell office:value-type="float" office:value="-27.996904" calcext:value-type="float">
            <text:p>-27.996904</text:p>
          </table:table-cell>
          <table:table-cell office:value-type="float" office:value="-0.937439" calcext:value-type="float">
            <text:p>-0.937439</text:p>
          </table:table-cell>
          <table:table-cell office:value-type="float" office:value="-0.340539" calcext:value-type="float">
            <text:p>-0.340539</text:p>
          </table:table-cell>
          <table:table-cell office:value-type="float" office:value="-0.066507" calcext:value-type="float">
            <text:p>-0.066507</text:p>
          </table:table-cell>
          <table:table-cell office:value-type="float" office:value="-3.111226" calcext:value-type="float">
            <text:p>-3.111226</text:p>
          </table:table-cell>
          <table:table-cell office:value-type="float" office:value="-0.552111" calcext:value-type="float">
            <text:p>-0.552111</text:p>
          </table:table-cell>
          <table:table-cell office:value-type="float" office:value="-0.377324" calcext:value-type="float">
            <text:p>-0.377324</text:p>
          </table:table-cell>
          <table:table-cell office:value-type="string" calcext:value-type="string">
            <text:p>-0.089899</text:p>
          </table:table-cell>
        </table:table-row>
        <table:table-row table:style-name="ro1">
          <table:table-cell office:value-type="float" office:value="1527146720.48239" calcext:value-type="float">
            <text:p>1527146720.48239</text:p>
          </table:table-cell>
          <table:table-cell office:value-type="string" calcext:value-type="string">
            <text:p>TOC_x</text:p>
          </table:table-cell>
          <table:table-cell office:value-type="float" office:value="-24.803625" calcext:value-type="float">
            <text:p>-24.803625</text:p>
          </table:table-cell>
          <table:table-cell office:value-type="float" office:value="-0.901146" calcext:value-type="float">
            <text:p>-0.901146</text:p>
          </table:table-cell>
          <table:table-cell office:value-type="float" office:value="-0.321658" calcext:value-type="float">
            <text:p>-0.321658</text:p>
          </table:table-cell>
          <table:table-cell office:value-type="float" office:value="-0.065352" calcext:value-type="float">
            <text:p>-0.065352</text:p>
          </table:table-cell>
          <table:table-cell office:value-type="float" office:value="-2.927232" calcext:value-type="float">
            <text:p>-2.927232</text:p>
          </table:table-cell>
          <table:table-cell office:value-type="float" office:value="-0.540858" calcext:value-type="float">
            <text:p>-0.540858</text:p>
          </table:table-cell>
          <table:table-cell office:value-type="float" office:value="-0.340539" calcext:value-type="float">
            <text:p>-0.340539</text:p>
          </table:table-cell>
          <table:table-cell office:value-type="string" calcext:value-type="string">
            <text:p>-0.066507</text:p>
          </table:table-cell>
        </table:table-row>
        <table:table-row table:style-name="ro1" table:visibility="filter">
          <table:table-cell office:value-type="float" office:value="1527146720.48244" calcext:value-type="float">
            <text:p>1527146720.48244</text:p>
          </table:table-cell>
          <table:table-cell office:value-type="string" calcext:value-type="string">
            <text:p>PID_y</text:p>
          </table:table-cell>
          <table:table-cell office:value-type="float" office:value="-24.803625" calcext:value-type="float">
            <text:p>-24.803625</text:p>
          </table:table-cell>
          <table:table-cell office:value-type="float" office:value="-0.901146" calcext:value-type="float">
            <text:p>-0.901146</text:p>
          </table:table-cell>
          <table:table-cell office:value-type="float" office:value="-0.321658" calcext:value-type="float">
            <text:p>-0.321658</text:p>
          </table:table-cell>
          <table:table-cell office:value-type="float" office:value="-0.065352" calcext:value-type="float">
            <text:p>-0.065352</text:p>
          </table:table-cell>
          <table:table-cell office:value-type="float" office:value="-2.927232" calcext:value-type="float">
            <text:p>-2.927232</text:p>
          </table:table-cell>
          <table:table-cell office:value-type="float" office:value="-0.540858" calcext:value-type="float">
            <text:p>-0.540858</text:p>
          </table:table-cell>
          <table:table-cell office:value-type="float" office:value="-0.340539" calcext:value-type="float">
            <text:p>-0.340539</text:p>
          </table:table-cell>
          <table:table-cell office:value-type="string" calcext:value-type="string">
            <text:p>-0.066507</text:p>
          </table:table-cell>
        </table:table-row>
        <table:table-row table:style-name="ro1">
          <table:table-cell office:value-type="float" office:value="1527146720.50181" calcext:value-type="float">
            <text:p>1527146720.50181</text:p>
          </table:table-cell>
          <table:table-cell office:value-type="string" calcext:value-type="string">
            <text:p>TOC_x</text:p>
          </table:table-cell>
          <table:table-cell office:value-type="float" office:value="-19.780594" calcext:value-type="float">
            <text:p>-19.780594</text:p>
          </table:table-cell>
          <table:table-cell office:value-type="float" office:value="-0.7711" calcext:value-type="float">
            <text:p>-0.7711</text:p>
          </table:table-cell>
          <table:table-cell office:value-type="float" office:value="-0.290973" calcext:value-type="float">
            <text:p>-0.290973</text:p>
          </table:table-cell>
          <table:table-cell office:value-type="float" office:value="-0.061227" calcext:value-type="float">
            <text:p>-0.061227</text:p>
          </table:table-cell>
          <table:table-cell office:value-type="float" office:value="-2.611775" calcext:value-type="float">
            <text:p>-2.611775</text:p>
          </table:table-cell>
          <table:table-cell office:value-type="float" office:value="-0.498453" calcext:value-type="float">
            <text:p>-0.498453</text:p>
          </table:table-cell>
          <table:table-cell office:value-type="float" office:value="-0.321658" calcext:value-type="float">
            <text:p>-0.321658</text:p>
          </table:table-cell>
          <table:table-cell office:value-type="string" calcext:value-type="string">
            <text:p>-0.065352</text:p>
          </table:table-cell>
        </table:table-row>
        <table:table-row table:style-name="ro1" table:visibility="filter">
          <table:table-cell office:value-type="float" office:value="1527146720.50186" calcext:value-type="float">
            <text:p>1527146720.50186</text:p>
          </table:table-cell>
          <table:table-cell office:value-type="string" calcext:value-type="string">
            <text:p>PID_y</text:p>
          </table:table-cell>
          <table:table-cell office:value-type="float" office:value="-19.780594" calcext:value-type="float">
            <text:p>-19.780594</text:p>
          </table:table-cell>
          <table:table-cell office:value-type="float" office:value="-0.7711" calcext:value-type="float">
            <text:p>-0.7711</text:p>
          </table:table-cell>
          <table:table-cell office:value-type="float" office:value="-0.290973" calcext:value-type="float">
            <text:p>-0.290973</text:p>
          </table:table-cell>
          <table:table-cell office:value-type="float" office:value="-0.061227" calcext:value-type="float">
            <text:p>-0.061227</text:p>
          </table:table-cell>
          <table:table-cell office:value-type="float" office:value="-2.611775" calcext:value-type="float">
            <text:p>-2.611775</text:p>
          </table:table-cell>
          <table:table-cell office:value-type="float" office:value="-0.498453" calcext:value-type="float">
            <text:p>-0.498453</text:p>
          </table:table-cell>
          <table:table-cell office:value-type="float" office:value="-0.321658" calcext:value-type="float">
            <text:p>-0.321658</text:p>
          </table:table-cell>
          <table:table-cell office:value-type="string" calcext:value-type="string">
            <text:p>-0.065352</text:p>
          </table:table-cell>
        </table:table-row>
        <table:table-row table:style-name="ro1">
          <table:table-cell office:value-type="float" office:value="1527146720.52234" calcext:value-type="float">
            <text:p>1527146720.52234</text:p>
          </table:table-cell>
          <table:table-cell office:value-type="string" calcext:value-type="string">
            <text:p>TOC_x</text:p>
          </table:table-cell>
          <table:table-cell office:value-type="float" office:value="-16.876709" calcext:value-type="float">
            <text:p>-16.876709</text:p>
          </table:table-cell>
          <table:table-cell office:value-type="float" office:value="-0.621336" calcext:value-type="float">
            <text:p>-0.621336</text:p>
          </table:table-cell>
          <table:table-cell office:value-type="float" office:value="-0.270377" calcext:value-type="float">
            <text:p>-0.270377</text:p>
          </table:table-cell>
          <table:table-cell office:value-type="float" office:value="-0.05574" calcext:value-type="float">
            <text:p>-0.05574</text:p>
          </table:table-cell>
          <table:table-cell office:value-type="float" office:value="-2.410854" calcext:value-type="float">
            <text:p>-2.410854</text:p>
          </table:table-cell>
          <table:table-cell office:value-type="float" office:value="-0.444925" calcext:value-type="float">
            <text:p>-0.444925</text:p>
          </table:table-cell>
          <table:table-cell office:value-type="float" office:value="-0.290973" calcext:value-type="float">
            <text:p>-0.290973</text:p>
          </table:table-cell>
          <table:table-cell office:value-type="string" calcext:value-type="string">
            <text:p>-0.061227</text:p>
          </table:table-cell>
        </table:table-row>
        <table:table-row table:style-name="ro1" table:visibility="filter">
          <table:table-cell office:value-type="float" office:value="1527146720.5224" calcext:value-type="float">
            <text:p>1527146720.5224</text:p>
          </table:table-cell>
          <table:table-cell office:value-type="string" calcext:value-type="string">
            <text:p>PID_y</text:p>
          </table:table-cell>
          <table:table-cell office:value-type="float" office:value="-16.876709" calcext:value-type="float">
            <text:p>-16.876709</text:p>
          </table:table-cell>
          <table:table-cell office:value-type="float" office:value="-0.621336" calcext:value-type="float">
            <text:p>-0.621336</text:p>
          </table:table-cell>
          <table:table-cell office:value-type="float" office:value="-0.270377" calcext:value-type="float">
            <text:p>-0.270377</text:p>
          </table:table-cell>
          <table:table-cell office:value-type="float" office:value="-0.05574" calcext:value-type="float">
            <text:p>-0.05574</text:p>
          </table:table-cell>
          <table:table-cell office:value-type="float" office:value="-2.410854" calcext:value-type="float">
            <text:p>-2.410854</text:p>
          </table:table-cell>
          <table:table-cell office:value-type="float" office:value="-0.444925" calcext:value-type="float">
            <text:p>-0.444925</text:p>
          </table:table-cell>
          <table:table-cell office:value-type="float" office:value="-0.290973" calcext:value-type="float">
            <text:p>-0.290973</text:p>
          </table:table-cell>
          <table:table-cell office:value-type="string" calcext:value-type="string">
            <text:p>-0.061227</text:p>
          </table:table-cell>
        </table:table-row>
        <table:table-row table:style-name="ro1">
          <table:table-cell office:value-type="float" office:value="1527146720.54275" calcext:value-type="float">
            <text:p>1527146720.54275</text:p>
          </table:table-cell>
          <table:table-cell office:value-type="string" calcext:value-type="string">
            <text:p>TOC_x</text:p>
          </table:table-cell>
          <table:table-cell office:value-type="float" office:value="-13.830593" calcext:value-type="float">
            <text:p>-13.830593</text:p>
          </table:table-cell>
          <table:table-cell office:value-type="float" office:value="-0.4467" calcext:value-type="float">
            <text:p>-0.4467</text:p>
          </table:table-cell>
          <table:table-cell office:value-type="float" office:value="-0.246826" calcext:value-type="float">
            <text:p>-0.246826</text:p>
          </table:table-cell>
          <table:table-cell office:value-type="float" office:value="-0.048425" calcext:value-type="float">
            <text:p>-0.048425</text:p>
          </table:table-cell>
          <table:table-cell office:value-type="float" office:value="-2.18044" calcext:value-type="float">
            <text:p>-2.18044</text:p>
          </table:table-cell>
          <table:table-cell office:value-type="float" office:value="-0.373358" calcext:value-type="float">
            <text:p>-0.373358</text:p>
          </table:table-cell>
          <table:table-cell office:value-type="float" office:value="-0.270377" calcext:value-type="float">
            <text:p>-0.270377</text:p>
          </table:table-cell>
          <table:table-cell office:value-type="string" calcext:value-type="string">
            <text:p>-0.055740</text:p>
          </table:table-cell>
        </table:table-row>
        <table:table-row table:style-name="ro1" table:visibility="filter">
          <table:table-cell office:value-type="float" office:value="1527146720.5428" calcext:value-type="float">
            <text:p>1527146720.5428</text:p>
          </table:table-cell>
          <table:table-cell office:value-type="string" calcext:value-type="string">
            <text:p>PID_y</text:p>
          </table:table-cell>
          <table:table-cell office:value-type="float" office:value="-13.830593" calcext:value-type="float">
            <text:p>-13.830593</text:p>
          </table:table-cell>
          <table:table-cell office:value-type="float" office:value="-0.4467" calcext:value-type="float">
            <text:p>-0.4467</text:p>
          </table:table-cell>
          <table:table-cell office:value-type="float" office:value="-0.246826" calcext:value-type="float">
            <text:p>-0.246826</text:p>
          </table:table-cell>
          <table:table-cell office:value-type="float" office:value="-0.048425" calcext:value-type="float">
            <text:p>-0.048425</text:p>
          </table:table-cell>
          <table:table-cell office:value-type="float" office:value="-2.18044" calcext:value-type="float">
            <text:p>-2.18044</text:p>
          </table:table-cell>
          <table:table-cell office:value-type="float" office:value="-0.373358" calcext:value-type="float">
            <text:p>-0.373358</text:p>
          </table:table-cell>
          <table:table-cell office:value-type="float" office:value="-0.270377" calcext:value-type="float">
            <text:p>-0.270377</text:p>
          </table:table-cell>
          <table:table-cell office:value-type="string" calcext:value-type="string">
            <text:p>-0.055740</text:p>
          </table:table-cell>
        </table:table-row>
        <table:table-row table:style-name="ro1">
          <table:table-cell office:value-type="float" office:value="1527146720.56225" calcext:value-type="float">
            <text:p>1527146720.56225</text:p>
          </table:table-cell>
          <table:table-cell office:value-type="string" calcext:value-type="string">
            <text:p>TOC_x</text:p>
          </table:table-cell>
          <table:table-cell office:value-type="float" office:value="-9.712193" calcext:value-type="float">
            <text:p>-9.712193</text:p>
          </table:table-cell>
          <table:table-cell office:value-type="float" office:value="-0.174698" calcext:value-type="float">
            <text:p>-0.174698</text:p>
          </table:table-cell>
          <table:table-cell office:value-type="float" office:value="-0.212026" calcext:value-type="float">
            <text:p>-0.212026</text:p>
          </table:table-cell>
          <table:table-cell office:value-type="float" office:value="-0.033685" calcext:value-type="float">
            <text:p>-0.033685</text:p>
          </table:table-cell>
          <table:table-cell office:value-type="float" office:value="-1.823474" calcext:value-type="float">
            <text:p>-1.823474</text:p>
          </table:table-cell>
          <table:table-cell office:value-type="float" office:value="-0.222159" calcext:value-type="float">
            <text:p>-0.222159</text:p>
          </table:table-cell>
          <table:table-cell office:value-type="float" office:value="-0.246826" calcext:value-type="float">
            <text:p>-0.246826</text:p>
          </table:table-cell>
          <table:table-cell office:value-type="string" calcext:value-type="string">
            <text:p>-0.048425</text:p>
          </table:table-cell>
        </table:table-row>
        <table:table-row table:style-name="ro1" table:visibility="filter">
          <table:table-cell office:value-type="float" office:value="1527146720.56233" calcext:value-type="float">
            <text:p>1527146720.56233</text:p>
          </table:table-cell>
          <table:table-cell office:value-type="string" calcext:value-type="string">
            <text:p>PID_y</text:p>
          </table:table-cell>
          <table:table-cell office:value-type="float" office:value="-9.712193" calcext:value-type="float">
            <text:p>-9.712193</text:p>
          </table:table-cell>
          <table:table-cell office:value-type="float" office:value="-0.174698" calcext:value-type="float">
            <text:p>-0.174698</text:p>
          </table:table-cell>
          <table:table-cell office:value-type="float" office:value="-0.212026" calcext:value-type="float">
            <text:p>-0.212026</text:p>
          </table:table-cell>
          <table:table-cell office:value-type="float" office:value="-0.033685" calcext:value-type="float">
            <text:p>-0.033685</text:p>
          </table:table-cell>
          <table:table-cell office:value-type="float" office:value="-1.823474" calcext:value-type="float">
            <text:p>-1.823474</text:p>
          </table:table-cell>
          <table:table-cell office:value-type="float" office:value="-0.222159" calcext:value-type="float">
            <text:p>-0.222159</text:p>
          </table:table-cell>
          <table:table-cell office:value-type="float" office:value="-0.246826" calcext:value-type="float">
            <text:p>-0.246826</text:p>
          </table:table-cell>
          <table:table-cell office:value-type="string" calcext:value-type="string">
            <text:p>-0.048425</text:p>
          </table:table-cell>
        </table:table-row>
        <table:table-row table:style-name="ro1">
          <table:table-cell office:value-type="float" office:value="1527146720.58282" calcext:value-type="float">
            <text:p>1527146720.58282</text:p>
          </table:table-cell>
          <table:table-cell office:value-type="string" calcext:value-type="string">
            <text:p>TOC_x</text:p>
          </table:table-cell>
          <table:table-cell office:value-type="float" office:value="-7.589065" calcext:value-type="float">
            <text:p>-7.589065</text:p>
          </table:table-cell>
          <table:table-cell office:value-type="float" office:value="-0.039185" calcext:value-type="float">
            <text:p>-0.039185</text:p>
          </table:table-cell>
          <table:table-cell office:value-type="float" office:value="-0.189992" calcext:value-type="float">
            <text:p>-0.189992</text:p>
          </table:table-cell>
          <table:table-cell office:value-type="float" office:value="-0.019396" calcext:value-type="float">
            <text:p>-0.019396</text:p>
          </table:table-cell>
          <table:table-cell office:value-type="float" office:value="-1.609247" calcext:value-type="float">
            <text:p>-1.609247</text:p>
          </table:table-cell>
          <table:table-cell office:value-type="float" office:value="-0.083225" calcext:value-type="float">
            <text:p>-0.083225</text:p>
          </table:table-cell>
          <table:table-cell office:value-type="float" office:value="-0.212026" calcext:value-type="float">
            <text:p>-0.212026</text:p>
          </table:table-cell>
          <table:table-cell office:value-type="string" calcext:value-type="string">
            <text:p>-0.033685</text:p>
          </table:table-cell>
        </table:table-row>
        <table:table-row table:style-name="ro1" table:visibility="filter">
          <table:table-cell office:value-type="float" office:value="1527146720.58287" calcext:value-type="float">
            <text:p>1527146720.58287</text:p>
          </table:table-cell>
          <table:table-cell office:value-type="string" calcext:value-type="string">
            <text:p>PID_y</text:p>
          </table:table-cell>
          <table:table-cell office:value-type="float" office:value="-7.589065" calcext:value-type="float">
            <text:p>-7.589065</text:p>
          </table:table-cell>
          <table:table-cell office:value-type="float" office:value="-0.039185" calcext:value-type="float">
            <text:p>-0.039185</text:p>
          </table:table-cell>
          <table:table-cell office:value-type="float" office:value="-0.189992" calcext:value-type="float">
            <text:p>-0.189992</text:p>
          </table:table-cell>
          <table:table-cell office:value-type="float" office:value="-0.019396" calcext:value-type="float">
            <text:p>-0.019396</text:p>
          </table:table-cell>
          <table:table-cell office:value-type="float" office:value="-1.609247" calcext:value-type="float">
            <text:p>-1.609247</text:p>
          </table:table-cell>
          <table:table-cell office:value-type="float" office:value="-0.083225" calcext:value-type="float">
            <text:p>-0.083225</text:p>
          </table:table-cell>
          <table:table-cell office:value-type="float" office:value="-0.212026" calcext:value-type="float">
            <text:p>-0.212026</text:p>
          </table:table-cell>
          <table:table-cell office:value-type="string" calcext:value-type="string">
            <text:p>-0.033685</text:p>
          </table:table-cell>
        </table:table-row>
        <table:table-row table:style-name="ro1">
          <table:table-cell office:value-type="float" office:value="1527146720.60242" calcext:value-type="float">
            <text:p>1527146720.60242</text:p>
          </table:table-cell>
          <table:table-cell office:value-type="string" calcext:value-type="string">
            <text:p>TOC_x</text:p>
          </table:table-cell>
          <table:table-cell office:value-type="float" office:value="-5.34631" calcext:value-type="float">
            <text:p>-5.34631</text:p>
          </table:table-cell>
          <table:table-cell office:value-type="float" office:value="0.009541" calcext:value-type="float">
            <text:p>0.009541</text:p>
          </table:table-cell>
          <table:table-cell office:value-type="float" office:value="-0.164264" calcext:value-type="float">
            <text:p>-0.164264</text:p>
          </table:table-cell>
          <table:table-cell office:value-type="float" office:value="-0.004394" calcext:value-type="float">
            <text:p>-0.004394</text:p>
          </table:table-cell>
          <table:table-cell office:value-type="float" office:value="-1.346743" calcext:value-type="float">
            <text:p>-1.346743</text:p>
          </table:table-cell>
          <table:table-cell office:value-type="float" office:value="0.069837" calcext:value-type="float">
            <text:p>0.069837</text:p>
          </table:table-cell>
          <table:table-cell office:value-type="float" office:value="-0.189992" calcext:value-type="float">
            <text:p>-0.189992</text:p>
          </table:table-cell>
          <table:table-cell office:value-type="string" calcext:value-type="string">
            <text:p>-0.019396</text:p>
          </table:table-cell>
        </table:table-row>
        <table:table-row table:style-name="ro1" table:visibility="filter">
          <table:table-cell office:value-type="float" office:value="1527146720.60247" calcext:value-type="float">
            <text:p>1527146720.60247</text:p>
          </table:table-cell>
          <table:table-cell office:value-type="string" calcext:value-type="string">
            <text:p>PID_y</text:p>
          </table:table-cell>
          <table:table-cell office:value-type="float" office:value="-5.34631" calcext:value-type="float">
            <text:p>-5.34631</text:p>
          </table:table-cell>
          <table:table-cell office:value-type="float" office:value="0.009541" calcext:value-type="float">
            <text:p>0.009541</text:p>
          </table:table-cell>
          <table:table-cell office:value-type="float" office:value="-0.164264" calcext:value-type="float">
            <text:p>-0.164264</text:p>
          </table:table-cell>
          <table:table-cell office:value-type="float" office:value="-0.004394" calcext:value-type="float">
            <text:p>-0.004394</text:p>
          </table:table-cell>
          <table:table-cell office:value-type="float" office:value="-1.346743" calcext:value-type="float">
            <text:p>-1.346743</text:p>
          </table:table-cell>
          <table:table-cell office:value-type="float" office:value="0.069837" calcext:value-type="float">
            <text:p>0.069837</text:p>
          </table:table-cell>
          <table:table-cell office:value-type="float" office:value="-0.189992" calcext:value-type="float">
            <text:p>-0.189992</text:p>
          </table:table-cell>
          <table:table-cell office:value-type="string" calcext:value-type="string">
            <text:p>-0.019396</text:p>
          </table:table-cell>
        </table:table-row>
        <table:table-row table:style-name="ro1">
          <table:table-cell office:value-type="float" office:value="1527146720.62188" calcext:value-type="float">
            <text:p>1527146720.62188</text:p>
          </table:table-cell>
          <table:table-cell office:value-type="string" calcext:value-type="string">
            <text:p>TOC_x</text:p>
          </table:table-cell>
          <table:table-cell office:value-type="float" office:value="-3.266008" calcext:value-type="float">
            <text:p>-3.266008</text:p>
          </table:table-cell>
          <table:table-cell office:value-type="float" office:value="0.30294" calcext:value-type="float">
            <text:p>0.30294</text:p>
          </table:table-cell>
          <table:table-cell office:value-type="float" office:value="-0.135083" calcext:value-type="float">
            <text:p>-0.135083</text:p>
          </table:table-cell>
          <table:table-cell office:value-type="float" office:value="0.019458" calcext:value-type="float">
            <text:p>0.019458</text:p>
          </table:table-cell>
          <table:table-cell office:value-type="float" office:value="-1.046816" calcext:value-type="float">
            <text:p>-1.046816</text:p>
          </table:table-cell>
          <table:table-cell office:value-type="float" office:value="0.31499" calcext:value-type="float">
            <text:p>0.31499</text:p>
          </table:table-cell>
          <table:table-cell office:value-type="float" office:value="-0.164264" calcext:value-type="float">
            <text:p>-0.164264</text:p>
          </table:table-cell>
          <table:table-cell office:value-type="string" calcext:value-type="string">
            <text:p>-0.004394</text:p>
          </table:table-cell>
        </table:table-row>
        <table:table-row table:style-name="ro1" table:visibility="filter">
          <table:table-cell office:value-type="float" office:value="1527146720.62193" calcext:value-type="float">
            <text:p>1527146720.62193</text:p>
          </table:table-cell>
          <table:table-cell office:value-type="string" calcext:value-type="string">
            <text:p>PID_y</text:p>
          </table:table-cell>
          <table:table-cell office:value-type="float" office:value="-3.266008" calcext:value-type="float">
            <text:p>-3.266008</text:p>
          </table:table-cell>
          <table:table-cell office:value-type="float" office:value="0.30294" calcext:value-type="float">
            <text:p>0.30294</text:p>
          </table:table-cell>
          <table:table-cell office:value-type="float" office:value="-0.135083" calcext:value-type="float">
            <text:p>-0.135083</text:p>
          </table:table-cell>
          <table:table-cell office:value-type="float" office:value="0.019458" calcext:value-type="float">
            <text:p>0.019458</text:p>
          </table:table-cell>
          <table:table-cell office:value-type="float" office:value="-1.046816" calcext:value-type="float">
            <text:p>-1.046816</text:p>
          </table:table-cell>
          <table:table-cell office:value-type="float" office:value="0.31499" calcext:value-type="float">
            <text:p>0.31499</text:p>
          </table:table-cell>
          <table:table-cell office:value-type="float" office:value="-0.164264" calcext:value-type="float">
            <text:p>-0.164264</text:p>
          </table:table-cell>
          <table:table-cell office:value-type="string" calcext:value-type="string">
            <text:p>-0.004394</text:p>
          </table:table-cell>
        </table:table-row>
        <table:table-row table:style-name="ro1">
          <table:table-cell office:value-type="float" office:value="1527146720.64243" calcext:value-type="float">
            <text:p>1527146720.64243</text:p>
          </table:table-cell>
          <table:table-cell office:value-type="string" calcext:value-type="string">
            <text:p>TOC_x</text:p>
          </table:table-cell>
          <table:table-cell office:value-type="float" office:value="-1.988248" calcext:value-type="float">
            <text:p>-1.988248</text:p>
          </table:table-cell>
          <table:table-cell office:value-type="float" office:value="0.503136" calcext:value-type="float">
            <text:p>0.503136</text:p>
          </table:table-cell>
          <table:table-cell office:value-type="float" office:value="-0.110815" calcext:value-type="float">
            <text:p>-0.110815</text:p>
          </table:table-cell>
          <table:table-cell office:value-type="float" office:value="0.028951" calcext:value-type="float">
            <text:p>0.028951</text:p>
          </table:table-cell>
          <table:table-cell office:value-type="float" office:value="-0.810618" calcext:value-type="float">
            <text:p>-0.810618</text:p>
          </table:table-cell>
          <table:table-cell office:value-type="float" office:value="0.407388" calcext:value-type="float">
            <text:p>0.407388</text:p>
          </table:table-cell>
          <table:table-cell office:value-type="float" office:value="-0.135083" calcext:value-type="float">
            <text:p>-0.135083</text:p>
          </table:table-cell>
          <table:table-cell office:value-type="string" calcext:value-type="string">
            <text:p>0.019458</text:p>
          </table:table-cell>
        </table:table-row>
        <table:table-row table:style-name="ro1" table:visibility="filter">
          <table:table-cell office:value-type="float" office:value="1527146720.64248" calcext:value-type="float">
            <text:p>1527146720.64248</text:p>
          </table:table-cell>
          <table:table-cell office:value-type="string" calcext:value-type="string">
            <text:p>PID_y</text:p>
          </table:table-cell>
          <table:table-cell office:value-type="float" office:value="-1.988248" calcext:value-type="float">
            <text:p>-1.988248</text:p>
          </table:table-cell>
          <table:table-cell office:value-type="float" office:value="0.503136" calcext:value-type="float">
            <text:p>0.503136</text:p>
          </table:table-cell>
          <table:table-cell office:value-type="float" office:value="-0.110815" calcext:value-type="float">
            <text:p>-0.110815</text:p>
          </table:table-cell>
          <table:table-cell office:value-type="float" office:value="0.028951" calcext:value-type="float">
            <text:p>0.028951</text:p>
          </table:table-cell>
          <table:table-cell office:value-type="float" office:value="-0.810618" calcext:value-type="float">
            <text:p>-0.810618</text:p>
          </table:table-cell>
          <table:table-cell office:value-type="float" office:value="0.407388" calcext:value-type="float">
            <text:p>0.407388</text:p>
          </table:table-cell>
          <table:table-cell office:value-type="float" office:value="-0.135083" calcext:value-type="float">
            <text:p>-0.135083</text:p>
          </table:table-cell>
          <table:table-cell office:value-type="string" calcext:value-type="string">
            <text:p>0.019458</text:p>
          </table:table-cell>
        </table:table-row>
        <table:table-row table:style-name="ro1">
          <table:table-cell office:value-type="float" office:value="1527146720.66182" calcext:value-type="float">
            <text:p>1527146720.66182</text:p>
          </table:table-cell>
          <table:table-cell office:value-type="string" calcext:value-type="string">
            <text:p>PID_x</text:p>
          </table:table-cell>
          <table:table-cell office:value-type="float" office:value="-0.790763" calcext:value-type="float">
            <text:p>-0.790763</text:p>
          </table:table-cell>
          <table:table-cell office:value-type="float" office:value="1.058239" calcext:value-type="float">
            <text:p>1.058239</text:p>
          </table:table-cell>
          <table:table-cell office:value-type="float" office:value="-0.080562" calcext:value-type="float">
            <text:p>-0.080562</text:p>
          </table:table-cell>
          <table:table-cell office:value-type="float" office:value="0.047129" calcext:value-type="float">
            <text:p>0.047129</text:p>
          </table:table-cell>
          <table:table-cell office:value-type="float" office:value="-0.498568" calcext:value-type="float">
            <text:p>-0.498568</text:p>
          </table:table-cell>
          <table:table-cell office:value-type="float" office:value="0.594885" calcext:value-type="float">
            <text:p>0.594885</text:p>
          </table:table-cell>
          <table:table-cell office:value-type="float" office:value="-0.110815" calcext:value-type="float">
            <text:p>-0.110815</text:p>
          </table:table-cell>
          <table:table-cell office:value-type="string" calcext:value-type="string">
            <text:p>0.028951</text:p>
          </table:table-cell>
        </table:table-row>
        <table:table-row table:style-name="ro1" table:visibility="filter">
          <table:table-cell office:value-type="float" office:value="1527146720.66192" calcext:value-type="float">
            <text:p>1527146720.66192</text:p>
          </table:table-cell>
          <table:table-cell office:value-type="string" calcext:value-type="string">
            <text:p>PID_y</text:p>
          </table:table-cell>
          <table:table-cell office:value-type="float" office:value="-0.790763" calcext:value-type="float">
            <text:p>-0.790763</text:p>
          </table:table-cell>
          <table:table-cell office:value-type="float" office:value="1.058239" calcext:value-type="float">
            <text:p>1.058239</text:p>
          </table:table-cell>
          <table:table-cell office:value-type="float" office:value="-0.080562" calcext:value-type="float">
            <text:p>-0.080562</text:p>
          </table:table-cell>
          <table:table-cell office:value-type="float" office:value="0.047129" calcext:value-type="float">
            <text:p>0.047129</text:p>
          </table:table-cell>
          <table:table-cell office:value-type="float" office:value="-0.498568" calcext:value-type="float">
            <text:p>-0.498568</text:p>
          </table:table-cell>
          <table:table-cell office:value-type="float" office:value="0.594885" calcext:value-type="float">
            <text:p>0.594885</text:p>
          </table:table-cell>
          <table:table-cell office:value-type="float" office:value="-0.110815" calcext:value-type="float">
            <text:p>-0.110815</text:p>
          </table:table-cell>
          <table:table-cell office:value-type="string" calcext:value-type="string">
            <text:p>0.028951</text:p>
          </table:table-cell>
        </table:table-row>
        <table:table-row table:style-name="ro1">
          <table:table-cell office:value-type="float" office:value="1527146720.68241" calcext:value-type="float">
            <text:p>1527146720.68241</text:p>
          </table:table-cell>
          <table:table-cell office:value-type="string" calcext:value-type="string">
            <text:p>PID_x</text:p>
          </table:table-cell>
          <table:table-cell office:value-type="float" office:value="-0.19666" calcext:value-type="float">
            <text:p>-0.19666</text:p>
          </table:table-cell>
          <table:table-cell office:value-type="float" office:value="1.387798" calcext:value-type="float">
            <text:p>1.387798</text:p>
          </table:table-cell>
          <table:table-cell office:value-type="float" office:value="-0.052444" calcext:value-type="float">
            <text:p>-0.052444</text:p>
          </table:table-cell>
          <table:table-cell office:value-type="float" office:value="0.056144" calcext:value-type="float">
            <text:p>0.056144</text:p>
          </table:table-cell>
          <table:table-cell office:value-type="float" office:value="-0.224668" calcext:value-type="float">
            <text:p>-0.224668</text:p>
          </table:table-cell>
          <table:table-cell office:value-type="float" office:value="0.6827" calcext:value-type="float">
            <text:p>0.6827</text:p>
          </table:table-cell>
          <table:table-cell office:value-type="float" office:value="-0.080562" calcext:value-type="float">
            <text:p>-0.080562</text:p>
          </table:table-cell>
          <table:table-cell office:value-type="string" calcext:value-type="string">
            <text:p>0.047129</text:p>
          </table:table-cell>
        </table:table-row>
        <table:table-row table:style-name="ro1" table:visibility="filter">
          <table:table-cell office:value-type="float" office:value="1527146720.68246" calcext:value-type="float">
            <text:p>1527146720.68246</text:p>
          </table:table-cell>
          <table:table-cell office:value-type="string" calcext:value-type="string">
            <text:p>PID_y</text:p>
          </table:table-cell>
          <table:table-cell office:value-type="float" office:value="-0.19666" calcext:value-type="float">
            <text:p>-0.19666</text:p>
          </table:table-cell>
          <table:table-cell office:value-type="float" office:value="1.387798" calcext:value-type="float">
            <text:p>1.387798</text:p>
          </table:table-cell>
          <table:table-cell office:value-type="float" office:value="-0.052444" calcext:value-type="float">
            <text:p>-0.052444</text:p>
          </table:table-cell>
          <table:table-cell office:value-type="float" office:value="0.056144" calcext:value-type="float">
            <text:p>0.056144</text:p>
          </table:table-cell>
          <table:table-cell office:value-type="float" office:value="-0.224668" calcext:value-type="float">
            <text:p>-0.224668</text:p>
          </table:table-cell>
          <table:table-cell office:value-type="float" office:value="0.6827" calcext:value-type="float">
            <text:p>0.6827</text:p>
          </table:table-cell>
          <table:table-cell office:value-type="float" office:value="-0.080562" calcext:value-type="float">
            <text:p>-0.080562</text:p>
          </table:table-cell>
          <table:table-cell office:value-type="string" calcext:value-type="string">
            <text:p>0.047129</text:p>
          </table:table-cell>
        </table:table-row>
        <table:table-row table:style-name="ro1">
          <table:table-cell office:value-type="float" office:value="1527146720.70282" calcext:value-type="float">
            <text:p>1527146720.70282</text:p>
          </table:table-cell>
          <table:table-cell office:value-type="string" calcext:value-type="string">
            <text:p>PID_x</text:p>
          </table:table-cell>
          <table:table-cell office:value-type="float" office:value="-0.029513" calcext:value-type="float">
            <text:p>-0.029513</text:p>
          </table:table-cell>
          <table:table-cell office:value-type="float" office:value="2.004195" calcext:value-type="float">
            <text:p>2.004195</text:p>
          </table:table-cell>
          <table:table-cell office:value-type="float" office:value="-0.029512" calcext:value-type="float">
            <text:p>-0.029512</text:p>
          </table:table-cell>
          <table:table-cell office:value-type="float" office:value="0.07047" calcext:value-type="float">
            <text:p>0.07047</text:p>
          </table:table-cell>
          <table:table-cell office:value-type="float" office:value="-0.000596" calcext:value-type="float">
            <text:p>-0.000596</text:p>
          </table:table-cell>
          <table:table-cell office:value-type="float" office:value="0.822681" calcext:value-type="float">
            <text:p>0.822681</text:p>
          </table:table-cell>
          <table:table-cell office:value-type="float" office:value="-0.052444" calcext:value-type="float">
            <text:p>-0.052444</text:p>
          </table:table-cell>
          <table:table-cell office:value-type="string" calcext:value-type="string">
            <text:p>0.056144</text:p>
          </table:table-cell>
        </table:table-row>
        <table:table-row table:style-name="ro1" table:visibility="filter">
          <table:table-cell office:value-type="float" office:value="1527146720.70287" calcext:value-type="float">
            <text:p>1527146720.70287</text:p>
          </table:table-cell>
          <table:table-cell office:value-type="string" calcext:value-type="string">
            <text:p>PID_y</text:p>
          </table:table-cell>
          <table:table-cell office:value-type="float" office:value="-0.029513" calcext:value-type="float">
            <text:p>-0.029513</text:p>
          </table:table-cell>
          <table:table-cell office:value-type="float" office:value="2.004195" calcext:value-type="float">
            <text:p>2.004195</text:p>
          </table:table-cell>
          <table:table-cell office:value-type="float" office:value="-0.029512" calcext:value-type="float">
            <text:p>-0.029512</text:p>
          </table:table-cell>
          <table:table-cell office:value-type="float" office:value="0.07047" calcext:value-type="float">
            <text:p>0.07047</text:p>
          </table:table-cell>
          <table:table-cell office:value-type="float" office:value="-0.000596" calcext:value-type="float">
            <text:p>-0.000596</text:p>
          </table:table-cell>
          <table:table-cell office:value-type="float" office:value="0.822681" calcext:value-type="float">
            <text:p>0.822681</text:p>
          </table:table-cell>
          <table:table-cell office:value-type="float" office:value="-0.052444" calcext:value-type="float">
            <text:p>-0.052444</text:p>
          </table:table-cell>
          <table:table-cell office:value-type="string" calcext:value-type="string">
            <text:p>0.056144</text:p>
          </table:table-cell>
        </table:table-row>
        <table:table-row table:style-name="ro1">
          <table:table-cell office:value-type="float" office:value="1527146720.72226" calcext:value-type="float">
            <text:p>1527146720.72226</text:p>
          </table:table-cell>
          <table:table-cell office:value-type="string" calcext:value-type="string">
            <text:p>PID_x</text:p>
          </table:table-cell>
          <table:table-cell office:value-type="float" office:value="0.380886" calcext:value-type="float">
            <text:p>0.380886</text:p>
          </table:table-cell>
          <table:table-cell office:value-type="float" office:value="3.324476" calcext:value-type="float">
            <text:p>3.324476</text:p>
          </table:table-cell>
          <table:table-cell office:value-type="float" office:value="0.005775" calcext:value-type="float">
            <text:p>0.005775</text:p>
          </table:table-cell>
          <table:table-cell office:value-type="float" office:value="0.093869" calcext:value-type="float">
            <text:p>0.093869</text:p>
          </table:table-cell>
          <table:table-cell office:value-type="float" office:value="0.362338" calcext:value-type="float">
            <text:p>0.362338</text:p>
          </table:table-cell>
          <table:table-cell office:value-type="float" office:value="1.06335" calcext:value-type="float">
            <text:p>1.06335</text:p>
          </table:table-cell>
          <table:table-cell office:value-type="float" office:value="-0.029512" calcext:value-type="float">
            <text:p>-0.029512</text:p>
          </table:table-cell>
          <table:table-cell office:value-type="string" calcext:value-type="string">
            <text:p>0.070470</text:p>
          </table:table-cell>
        </table:table-row>
        <table:table-row table:style-name="ro1" table:visibility="filter">
          <table:table-cell office:value-type="float" office:value="1527146720.72234" calcext:value-type="float">
            <text:p>1527146720.72234</text:p>
          </table:table-cell>
          <table:table-cell office:value-type="string" calcext:value-type="string">
            <text:p>PID_y</text:p>
          </table:table-cell>
          <table:table-cell office:value-type="float" office:value="0.380886" calcext:value-type="float">
            <text:p>0.380886</text:p>
          </table:table-cell>
          <table:table-cell office:value-type="float" office:value="3.324476" calcext:value-type="float">
            <text:p>3.324476</text:p>
          </table:table-cell>
          <table:table-cell office:value-type="float" office:value="0.005775" calcext:value-type="float">
            <text:p>0.005775</text:p>
          </table:table-cell>
          <table:table-cell office:value-type="float" office:value="0.093869" calcext:value-type="float">
            <text:p>0.093869</text:p>
          </table:table-cell>
          <table:table-cell office:value-type="float" office:value="0.362338" calcext:value-type="float">
            <text:p>0.362338</text:p>
          </table:table-cell>
          <table:table-cell office:value-type="float" office:value="1.06335" calcext:value-type="float">
            <text:p>1.06335</text:p>
          </table:table-cell>
          <table:table-cell office:value-type="float" office:value="-0.029512" calcext:value-type="float">
            <text:p>-0.029512</text:p>
          </table:table-cell>
          <table:table-cell office:value-type="string" calcext:value-type="string">
            <text:p>0.070470</text:p>
          </table:table-cell>
        </table:table-row>
        <table:table-row table:style-name="ro1">
          <table:table-cell office:value-type="float" office:value="1527146720.74275" calcext:value-type="float">
            <text:p>1527146720.74275</text:p>
          </table:table-cell>
          <table:table-cell office:value-type="string" calcext:value-type="string">
            <text:p>PID_x</text:p>
          </table:table-cell>
          <table:table-cell office:value-type="float" office:value="0.994557" calcext:value-type="float">
            <text:p>0.994557</text:p>
          </table:table-cell>
          <table:table-cell office:value-type="float" office:value="4.216178" calcext:value-type="float">
            <text:p>4.216178</text:p>
          </table:table-cell>
          <table:table-cell office:value-type="float" office:value="0.028228" calcext:value-type="float">
            <text:p>0.028228</text:p>
          </table:table-cell>
          <table:table-cell office:value-type="float" office:value="0.107777" calcext:value-type="float">
            <text:p>0.107777</text:p>
          </table:table-cell>
          <table:table-cell office:value-type="float" office:value="0.581563" calcext:value-type="float">
            <text:p>0.581563</text:p>
          </table:table-cell>
          <table:table-cell office:value-type="float" office:value="1.199142" calcext:value-type="float">
            <text:p>1.199142</text:p>
          </table:table-cell>
          <table:table-cell office:value-type="float" office:value="0.005775" calcext:value-type="float">
            <text:p>0.005775</text:p>
          </table:table-cell>
          <table:table-cell office:value-type="string" calcext:value-type="string">
            <text:p>0.093869</text:p>
          </table:table-cell>
        </table:table-row>
        <table:table-row table:style-name="ro1" table:visibility="filter">
          <table:table-cell office:value-type="float" office:value="1527146720.74281" calcext:value-type="float">
            <text:p>1527146720.74281</text:p>
          </table:table-cell>
          <table:table-cell office:value-type="string" calcext:value-type="string">
            <text:p>TOC_y</text:p>
          </table:table-cell>
          <table:table-cell office:value-type="float" office:value="0.994557" calcext:value-type="float">
            <text:p>0.994557</text:p>
          </table:table-cell>
          <table:table-cell office:value-type="float" office:value="4.216178" calcext:value-type="float">
            <text:p>4.216178</text:p>
          </table:table-cell>
          <table:table-cell office:value-type="float" office:value="0.028228" calcext:value-type="float">
            <text:p>0.028228</text:p>
          </table:table-cell>
          <table:table-cell office:value-type="float" office:value="0.107777" calcext:value-type="float">
            <text:p>0.107777</text:p>
          </table:table-cell>
          <table:table-cell office:value-type="float" office:value="0.581563" calcext:value-type="float">
            <text:p>0.581563</text:p>
          </table:table-cell>
          <table:table-cell office:value-type="float" office:value="1.199142" calcext:value-type="float">
            <text:p>1.199142</text:p>
          </table:table-cell>
          <table:table-cell office:value-type="float" office:value="0.005775" calcext:value-type="float">
            <text:p>0.005775</text:p>
          </table:table-cell>
          <table:table-cell office:value-type="string" calcext:value-type="string">
            <text:p>0.093869</text:p>
          </table:table-cell>
        </table:table-row>
        <table:table-row table:style-name="ro1">
          <table:table-cell office:value-type="float" office:value="1527146720.7624" calcext:value-type="float">
            <text:p>1527146720.7624</text:p>
          </table:table-cell>
          <table:table-cell office:value-type="string" calcext:value-type="string">
            <text:p>PID_x</text:p>
          </table:table-cell>
          <table:table-cell office:value-type="float" office:value="2.15653" calcext:value-type="float">
            <text:p>2.15653</text:p>
          </table:table-cell>
          <table:table-cell office:value-type="float" office:value="5.88166" calcext:value-type="float">
            <text:p>5.88166</text:p>
          </table:table-cell>
          <table:table-cell office:value-type="float" office:value="0.055307" calcext:value-type="float">
            <text:p>0.055307</text:p>
          </table:table-cell>
          <table:table-cell office:value-type="float" office:value="0.129338" calcext:value-type="float">
            <text:p>0.129338</text:p>
          </table:table-cell>
          <table:table-cell office:value-type="float" office:value="0.857571" calcext:value-type="float">
            <text:p>0.857571</text:p>
          </table:table-cell>
          <table:table-cell office:value-type="float" office:value="1.418913" calcext:value-type="float">
            <text:p>1.418913</text:p>
          </table:table-cell>
          <table:table-cell office:value-type="float" office:value="0.028228" calcext:value-type="float">
            <text:p>0.028228</text:p>
          </table:table-cell>
          <table:table-cell office:value-type="string" calcext:value-type="string">
            <text:p>0.107777</text:p>
          </table:table-cell>
        </table:table-row>
        <table:table-row table:style-name="ro1" table:visibility="filter">
          <table:table-cell office:value-type="float" office:value="1527146720.76245" calcext:value-type="float">
            <text:p>1527146720.76245</text:p>
          </table:table-cell>
          <table:table-cell office:value-type="string" calcext:value-type="string">
            <text:p>TOC_y</text:p>
          </table:table-cell>
          <table:table-cell office:value-type="float" office:value="2.15653" calcext:value-type="float">
            <text:p>2.15653</text:p>
          </table:table-cell>
          <table:table-cell office:value-type="float" office:value="5.88166" calcext:value-type="float">
            <text:p>5.88166</text:p>
          </table:table-cell>
          <table:table-cell office:value-type="float" office:value="0.055307" calcext:value-type="float">
            <text:p>0.055307</text:p>
          </table:table-cell>
          <table:table-cell office:value-type="float" office:value="0.129338" calcext:value-type="float">
            <text:p>0.129338</text:p>
          </table:table-cell>
          <table:table-cell office:value-type="float" office:value="0.857571" calcext:value-type="float">
            <text:p>0.857571</text:p>
          </table:table-cell>
          <table:table-cell office:value-type="float" office:value="1.418913" calcext:value-type="float">
            <text:p>1.418913</text:p>
          </table:table-cell>
          <table:table-cell office:value-type="float" office:value="0.028228" calcext:value-type="float">
            <text:p>0.028228</text:p>
          </table:table-cell>
          <table:table-cell office:value-type="string" calcext:value-type="string">
            <text:p>0.107777</text:p>
          </table:table-cell>
        </table:table-row>
        <table:table-row table:style-name="ro1">
          <table:table-cell office:value-type="float" office:value="1527146720.78181" calcext:value-type="float">
            <text:p>1527146720.78181</text:p>
          </table:table-cell>
          <table:table-cell office:value-type="string" calcext:value-type="string">
            <text:p>PID_x</text:p>
          </table:table-cell>
          <table:table-cell office:value-type="float" office:value="3.018012" calcext:value-type="float">
            <text:p>3.018012</text:p>
          </table:table-cell>
          <table:table-cell office:value-type="float" office:value="7.115573" calcext:value-type="float">
            <text:p>7.115573</text:p>
          </table:table-cell>
          <table:table-cell office:value-type="float" office:value="0.070675" calcext:value-type="float">
            <text:p>0.070675</text:p>
          </table:table-cell>
          <table:table-cell office:value-type="float" office:value="0.143263" calcext:value-type="float">
            <text:p>0.143263</text:p>
          </table:table-cell>
          <table:table-cell office:value-type="float" office:value="1.015661" calcext:value-type="float">
            <text:p>1.015661</text:p>
          </table:table-cell>
          <table:table-cell office:value-type="float" office:value="1.562149" calcext:value-type="float">
            <text:p>1.562149</text:p>
          </table:table-cell>
          <table:table-cell office:value-type="float" office:value="0.055307" calcext:value-type="float">
            <text:p>0.055307</text:p>
          </table:table-cell>
          <table:table-cell office:value-type="string" calcext:value-type="string">
            <text:p>0.129338</text:p>
          </table:table-cell>
        </table:table-row>
        <table:table-row table:style-name="ro1" table:visibility="filter">
          <table:table-cell office:value-type="float" office:value="1527146720.78187" calcext:value-type="float">
            <text:p>1527146720.78187</text:p>
          </table:table-cell>
          <table:table-cell office:value-type="string" calcext:value-type="string">
            <text:p>TOC_y</text:p>
          </table:table-cell>
          <table:table-cell office:value-type="float" office:value="3.018012" calcext:value-type="float">
            <text:p>3.018012</text:p>
          </table:table-cell>
          <table:table-cell office:value-type="float" office:value="7.115573" calcext:value-type="float">
            <text:p>7.115573</text:p>
          </table:table-cell>
          <table:table-cell office:value-type="float" office:value="0.070675" calcext:value-type="float">
            <text:p>0.070675</text:p>
          </table:table-cell>
          <table:table-cell office:value-type="float" office:value="0.143263" calcext:value-type="float">
            <text:p>0.143263</text:p>
          </table:table-cell>
          <table:table-cell office:value-type="float" office:value="1.015661" calcext:value-type="float">
            <text:p>1.015661</text:p>
          </table:table-cell>
          <table:table-cell office:value-type="float" office:value="1.562149" calcext:value-type="float">
            <text:p>1.562149</text:p>
          </table:table-cell>
          <table:table-cell office:value-type="float" office:value="0.055307" calcext:value-type="float">
            <text:p>0.055307</text:p>
          </table:table-cell>
          <table:table-cell office:value-type="string" calcext:value-type="string">
            <text:p>0.129338</text:p>
          </table:table-cell>
        </table:table-row>
        <table:table-row table:style-name="ro1">
          <table:table-cell office:value-type="float" office:value="1527146720.80238" calcext:value-type="float">
            <text:p>1527146720.80238</text:p>
          </table:table-cell>
          <table:table-cell office:value-type="string" calcext:value-type="string">
            <text:p>PID_x</text:p>
          </table:table-cell>
          <table:table-cell office:value-type="float" office:value="3.837246" calcext:value-type="float">
            <text:p>3.837246</text:p>
          </table:table-cell>
          <table:table-cell office:value-type="float" office:value="8.321682" calcext:value-type="float">
            <text:p>8.321682</text:p>
          </table:table-cell>
          <table:table-cell office:value-type="float" office:value="0.084066" calcext:value-type="float">
            <text:p>0.084066</text:p>
          </table:table-cell>
          <table:table-cell office:value-type="float" office:value="0.156438" calcext:value-type="float">
            <text:p>0.156438</text:p>
          </table:table-cell>
          <table:table-cell office:value-type="float" office:value="1.146129" calcext:value-type="float">
            <text:p>1.146129</text:p>
          </table:table-cell>
          <table:table-cell office:value-type="float" office:value="1.690513" calcext:value-type="float">
            <text:p>1.690513</text:p>
          </table:table-cell>
          <table:table-cell office:value-type="float" office:value="0.070675" calcext:value-type="float">
            <text:p>0.070675</text:p>
          </table:table-cell>
          <table:table-cell office:value-type="string" calcext:value-type="string">
            <text:p>0.143263</text:p>
          </table:table-cell>
        </table:table-row>
        <table:table-row table:style-name="ro1" table:visibility="filter">
          <table:table-cell office:value-type="float" office:value="1527146720.80244" calcext:value-type="float">
            <text:p>1527146720.80244</text:p>
          </table:table-cell>
          <table:table-cell office:value-type="string" calcext:value-type="string">
            <text:p>TOC_y</text:p>
          </table:table-cell>
          <table:table-cell office:value-type="float" office:value="3.837246" calcext:value-type="float">
            <text:p>3.837246</text:p>
          </table:table-cell>
          <table:table-cell office:value-type="float" office:value="8.321682" calcext:value-type="float">
            <text:p>8.321682</text:p>
          </table:table-cell>
          <table:table-cell office:value-type="float" office:value="0.084066" calcext:value-type="float">
            <text:p>0.084066</text:p>
          </table:table-cell>
          <table:table-cell office:value-type="float" office:value="0.156438" calcext:value-type="float">
            <text:p>0.156438</text:p>
          </table:table-cell>
          <table:table-cell office:value-type="float" office:value="1.146129" calcext:value-type="float">
            <text:p>1.146129</text:p>
          </table:table-cell>
          <table:table-cell office:value-type="float" office:value="1.690513" calcext:value-type="float">
            <text:p>1.690513</text:p>
          </table:table-cell>
          <table:table-cell office:value-type="float" office:value="0.070675" calcext:value-type="float">
            <text:p>0.070675</text:p>
          </table:table-cell>
          <table:table-cell office:value-type="string" calcext:value-type="string">
            <text:p>0.143263</text:p>
          </table:table-cell>
        </table:table-row>
        <table:table-row table:style-name="ro1">
          <table:table-cell office:value-type="float" office:value="1527146720.82185" calcext:value-type="float">
            <text:p>1527146720.82185</text:p>
          </table:table-cell>
          <table:table-cell office:value-type="string" calcext:value-type="string">
            <text:p>TOC_x</text:p>
          </table:table-cell>
          <table:table-cell office:value-type="float" office:value="5.69993" calcext:value-type="float">
            <text:p>5.69993</text:p>
          </table:table-cell>
          <table:table-cell office:value-type="float" office:value="10.390471" calcext:value-type="float">
            <text:p>10.390471</text:p>
          </table:table-cell>
          <table:table-cell office:value-type="float" office:value="0.108725" calcext:value-type="float">
            <text:p>0.108725</text:p>
          </table:table-cell>
          <table:table-cell office:value-type="float" office:value="0.175975" calcext:value-type="float">
            <text:p>0.175975</text:p>
          </table:table-cell>
          <table:table-cell office:value-type="float" office:value="1.3989" calcext:value-type="float">
            <text:p>1.3989</text:p>
          </table:table-cell>
          <table:table-cell office:value-type="float" office:value="1.890786" calcext:value-type="float">
            <text:p>1.890786</text:p>
          </table:table-cell>
          <table:table-cell office:value-type="float" office:value="0.084066" calcext:value-type="float">
            <text:p>0.084066</text:p>
          </table:table-cell>
          <table:table-cell office:value-type="string" calcext:value-type="string">
            <text:p>0.156438</text:p>
          </table:table-cell>
        </table:table-row>
        <table:table-row table:style-name="ro1" table:visibility="filter">
          <table:table-cell office:value-type="float" office:value="1527146720.82191" calcext:value-type="float">
            <text:p>1527146720.82191</text:p>
          </table:table-cell>
          <table:table-cell office:value-type="string" calcext:value-type="string">
            <text:p>TOC_y</text:p>
          </table:table-cell>
          <table:table-cell office:value-type="float" office:value="5.69993" calcext:value-type="float">
            <text:p>5.69993</text:p>
          </table:table-cell>
          <table:table-cell office:value-type="float" office:value="10.390471" calcext:value-type="float">
            <text:p>10.390471</text:p>
          </table:table-cell>
          <table:table-cell office:value-type="float" office:value="0.108725" calcext:value-type="float">
            <text:p>0.108725</text:p>
          </table:table-cell>
          <table:table-cell office:value-type="float" office:value="0.175975" calcext:value-type="float">
            <text:p>0.175975</text:p>
          </table:table-cell>
          <table:table-cell office:value-type="float" office:value="1.3989" calcext:value-type="float">
            <text:p>1.3989</text:p>
          </table:table-cell>
          <table:table-cell office:value-type="float" office:value="1.890786" calcext:value-type="float">
            <text:p>1.890786</text:p>
          </table:table-cell>
          <table:table-cell office:value-type="float" office:value="0.084066" calcext:value-type="float">
            <text:p>0.084066</text:p>
          </table:table-cell>
          <table:table-cell office:value-type="string" calcext:value-type="string">
            <text:p>0.156438</text:p>
          </table:table-cell>
        </table:table-row>
        <table:table-row table:style-name="ro1">
          <table:table-cell office:value-type="float" office:value="1527146720.84227" calcext:value-type="float">
            <text:p>1527146720.84227</text:p>
          </table:table-cell>
          <table:table-cell office:value-type="string" calcext:value-type="string">
            <text:p>TOC_x</text:p>
          </table:table-cell>
          <table:table-cell office:value-type="float" office:value="7.216441" calcext:value-type="float">
            <text:p>7.216441</text:p>
          </table:table-cell>
          <table:table-cell office:value-type="float" office:value="11.829068" calcext:value-type="float">
            <text:p>11.829068</text:p>
          </table:table-cell>
          <table:table-cell office:value-type="float" office:value="0.126736" calcext:value-type="float">
            <text:p>0.126736</text:p>
          </table:table-cell>
          <table:table-cell office:value-type="float" office:value="0.189011" calcext:value-type="float">
            <text:p>0.189011</text:p>
          </table:table-cell>
          <table:table-cell office:value-type="float" office:value="1.575245" calcext:value-type="float">
            <text:p>1.575245</text:p>
          </table:table-cell>
          <table:table-cell office:value-type="float" office:value="2.01842" calcext:value-type="float">
            <text:p>2.01842</text:p>
          </table:table-cell>
          <table:table-cell office:value-type="float" office:value="0.108725" calcext:value-type="float">
            <text:p>0.108725</text:p>
          </table:table-cell>
          <table:table-cell office:value-type="string" calcext:value-type="string">
            <text:p>0.175975</text:p>
          </table:table-cell>
        </table:table-row>
        <table:table-row table:style-name="ro1" table:visibility="filter">
          <table:table-cell office:value-type="float" office:value="1527146720.84237" calcext:value-type="float">
            <text:p>1527146720.84237</text:p>
          </table:table-cell>
          <table:table-cell office:value-type="string" calcext:value-type="string">
            <text:p>TOC_y</text:p>
          </table:table-cell>
          <table:table-cell office:value-type="float" office:value="7.216441" calcext:value-type="float">
            <text:p>7.216441</text:p>
          </table:table-cell>
          <table:table-cell office:value-type="float" office:value="11.829068" calcext:value-type="float">
            <text:p>11.829068</text:p>
          </table:table-cell>
          <table:table-cell office:value-type="float" office:value="0.126736" calcext:value-type="float">
            <text:p>0.126736</text:p>
          </table:table-cell>
          <table:table-cell office:value-type="float" office:value="0.189011" calcext:value-type="float">
            <text:p>0.189011</text:p>
          </table:table-cell>
          <table:table-cell office:value-type="float" office:value="1.575245" calcext:value-type="float">
            <text:p>1.575245</text:p>
          </table:table-cell>
          <table:table-cell office:value-type="float" office:value="2.01842" calcext:value-type="float">
            <text:p>2.01842</text:p>
          </table:table-cell>
          <table:table-cell office:value-type="float" office:value="0.108725" calcext:value-type="float">
            <text:p>0.108725</text:p>
          </table:table-cell>
          <table:table-cell office:value-type="string" calcext:value-type="string">
            <text:p>0.175975</text:p>
          </table:table-cell>
        </table:table-row>
        <table:table-row table:style-name="ro1">
          <table:table-cell office:value-type="float" office:value="1527146720.86182" calcext:value-type="float">
            <text:p>1527146720.86182</text:p>
          </table:table-cell>
          <table:table-cell office:value-type="string" calcext:value-type="string">
            <text:p>TOC_x</text:p>
          </table:table-cell>
          <table:table-cell office:value-type="float" office:value="10.472809" calcext:value-type="float">
            <text:p>10.472809</text:p>
          </table:table-cell>
          <table:table-cell office:value-type="float" office:value="14.092518" calcext:value-type="float">
            <text:p>14.092518</text:p>
          </table:table-cell>
          <table:table-cell office:value-type="float" office:value="0.158459" calcext:value-type="float">
            <text:p>0.158459</text:p>
          </table:table-cell>
          <table:table-cell office:value-type="float" office:value="0.207189" calcext:value-type="float">
            <text:p>0.207189</text:p>
          </table:table-cell>
          <table:table-cell office:value-type="float" office:value="1.900006" calcext:value-type="float">
            <text:p>1.900006</text:p>
          </table:table-cell>
          <table:table-cell office:value-type="float" office:value="2.20451" calcext:value-type="float">
            <text:p>2.20451</text:p>
          </table:table-cell>
          <table:table-cell office:value-type="float" office:value="0.126736" calcext:value-type="float">
            <text:p>0.126736</text:p>
          </table:table-cell>
          <table:table-cell office:value-type="string" calcext:value-type="string">
            <text:p>0.189011</text:p>
          </table:table-cell>
        </table:table-row>
        <table:table-row table:style-name="ro1" table:visibility="filter">
          <table:table-cell office:value-type="float" office:value="1527146720.86189" calcext:value-type="float">
            <text:p>1527146720.86189</text:p>
          </table:table-cell>
          <table:table-cell office:value-type="string" calcext:value-type="string">
            <text:p>TOC_y</text:p>
          </table:table-cell>
          <table:table-cell office:value-type="float" office:value="10.472809" calcext:value-type="float">
            <text:p>10.472809</text:p>
          </table:table-cell>
          <table:table-cell office:value-type="float" office:value="14.092518" calcext:value-type="float">
            <text:p>14.092518</text:p>
          </table:table-cell>
          <table:table-cell office:value-type="float" office:value="0.158459" calcext:value-type="float">
            <text:p>0.158459</text:p>
          </table:table-cell>
          <table:table-cell office:value-type="float" office:value="0.207189" calcext:value-type="float">
            <text:p>0.207189</text:p>
          </table:table-cell>
          <table:table-cell office:value-type="float" office:value="1.900006" calcext:value-type="float">
            <text:p>1.900006</text:p>
          </table:table-cell>
          <table:table-cell office:value-type="float" office:value="2.20451" calcext:value-type="float">
            <text:p>2.20451</text:p>
          </table:table-cell>
          <table:table-cell office:value-type="float" office:value="0.126736" calcext:value-type="float">
            <text:p>0.126736</text:p>
          </table:table-cell>
          <table:table-cell office:value-type="string" calcext:value-type="string">
            <text:p>0.189011</text:p>
          </table:table-cell>
        </table:table-row>
        <table:table-row table:style-name="ro1">
          <table:table-cell office:value-type="float" office:value="1527146720.8825" calcext:value-type="float">
            <text:p>1527146720.8825</text:p>
          </table:table-cell>
          <table:table-cell office:value-type="string" calcext:value-type="string">
            <text:p>TOC_x</text:p>
          </table:table-cell>
          <table:table-cell office:value-type="float" office:value="13.165949" calcext:value-type="float">
            <text:p>13.165949</text:p>
          </table:table-cell>
          <table:table-cell office:value-type="float" office:value="15.456011" calcext:value-type="float">
            <text:p>15.456011</text:p>
          </table:table-cell>
          <table:table-cell office:value-type="float" office:value="0.18243" calcext:value-type="float">
            <text:p>0.18243</text:p>
          </table:table-cell>
          <table:table-cell office:value-type="float" office:value="0.218039" calcext:value-type="float">
            <text:p>0.218039</text:p>
          </table:table-cell>
          <table:table-cell office:value-type="float" office:value="2.13172" calcext:value-type="float">
            <text:p>2.13172</text:p>
          </table:table-cell>
          <table:table-cell office:value-type="float" office:value="2.309392" calcext:value-type="float">
            <text:p>2.309392</text:p>
          </table:table-cell>
          <table:table-cell office:value-type="float" office:value="0.158459" calcext:value-type="float">
            <text:p>0.158459</text:p>
          </table:table-cell>
          <table:table-cell office:value-type="string" calcext:value-type="string">
            <text:p>0.207189</text:p>
          </table:table-cell>
        </table:table-row>
        <table:table-row table:style-name="ro1" table:visibility="filter">
          <table:table-cell office:value-type="float" office:value="1527146720.88256" calcext:value-type="float">
            <text:p>1527146720.88256</text:p>
          </table:table-cell>
          <table:table-cell office:value-type="string" calcext:value-type="string">
            <text:p>TOC_y</text:p>
          </table:table-cell>
          <table:table-cell office:value-type="float" office:value="13.165949" calcext:value-type="float">
            <text:p>13.165949</text:p>
          </table:table-cell>
          <table:table-cell office:value-type="float" office:value="15.456011" calcext:value-type="float">
            <text:p>15.456011</text:p>
          </table:table-cell>
          <table:table-cell office:value-type="float" office:value="0.18243" calcext:value-type="float">
            <text:p>0.18243</text:p>
          </table:table-cell>
          <table:table-cell office:value-type="float" office:value="0.218039" calcext:value-type="float">
            <text:p>0.218039</text:p>
          </table:table-cell>
          <table:table-cell office:value-type="float" office:value="2.13172" calcext:value-type="float">
            <text:p>2.13172</text:p>
          </table:table-cell>
          <table:table-cell office:value-type="float" office:value="2.309392" calcext:value-type="float">
            <text:p>2.309392</text:p>
          </table:table-cell>
          <table:table-cell office:value-type="float" office:value="0.158459" calcext:value-type="float">
            <text:p>0.158459</text:p>
          </table:table-cell>
          <table:table-cell office:value-type="string" calcext:value-type="string">
            <text:p>0.207189</text:p>
          </table:table-cell>
        </table:table-row>
        <table:table-row table:style-name="ro1">
          <table:table-cell office:value-type="float" office:value="1527146720.90207" calcext:value-type="float">
            <text:p>1527146720.90207</text:p>
          </table:table-cell>
          <table:table-cell office:value-type="string" calcext:value-type="string">
            <text:p>TOC_x</text:p>
          </table:table-cell>
          <table:table-cell office:value-type="float" office:value="18.395334" calcext:value-type="float">
            <text:p>18.395334</text:p>
          </table:table-cell>
          <table:table-cell office:value-type="float" office:value="17.48213" calcext:value-type="float">
            <text:p>17.48213</text:p>
          </table:table-cell>
          <table:table-cell office:value-type="float" office:value="0.220615" calcext:value-type="float">
            <text:p>0.220615</text:p>
          </table:table-cell>
          <table:table-cell office:value-type="float" office:value="0.232486" calcext:value-type="float">
            <text:p>0.232486</text:p>
          </table:table-cell>
          <table:table-cell office:value-type="float" office:value="2.522132" calcext:value-type="float">
            <text:p>2.522132</text:p>
          </table:table-cell>
          <table:table-cell office:value-type="float" office:value="2.457107" calcext:value-type="float">
            <text:p>2.457107</text:p>
          </table:table-cell>
          <table:table-cell office:value-type="float" office:value="0.18243" calcext:value-type="float">
            <text:p>0.18243</text:p>
          </table:table-cell>
          <table:table-cell office:value-type="string" calcext:value-type="string">
            <text:p>0.218039</text:p>
          </table:table-cell>
        </table:table-row>
        <table:table-row table:style-name="ro1" table:visibility="filter">
          <table:table-cell office:value-type="float" office:value="1527146720.90212" calcext:value-type="float">
            <text:p>1527146720.90212</text:p>
          </table:table-cell>
          <table:table-cell office:value-type="string" calcext:value-type="string">
            <text:p>TOC_y</text:p>
          </table:table-cell>
          <table:table-cell office:value-type="float" office:value="18.395334" calcext:value-type="float">
            <text:p>18.395334</text:p>
          </table:table-cell>
          <table:table-cell office:value-type="float" office:value="17.48213" calcext:value-type="float">
            <text:p>17.48213</text:p>
          </table:table-cell>
          <table:table-cell office:value-type="float" office:value="0.220615" calcext:value-type="float">
            <text:p>0.220615</text:p>
          </table:table-cell>
          <table:table-cell office:value-type="float" office:value="0.232486" calcext:value-type="float">
            <text:p>0.232486</text:p>
          </table:table-cell>
          <table:table-cell office:value-type="float" office:value="2.522132" calcext:value-type="float">
            <text:p>2.522132</text:p>
          </table:table-cell>
          <table:table-cell office:value-type="float" office:value="2.457107" calcext:value-type="float">
            <text:p>2.457107</text:p>
          </table:table-cell>
          <table:table-cell office:value-type="float" office:value="0.18243" calcext:value-type="float">
            <text:p>0.18243</text:p>
          </table:table-cell>
          <table:table-cell office:value-type="string" calcext:value-type="string">
            <text:p>0.218039</text:p>
          </table:table-cell>
        </table:table-row>
        <table:table-row table:style-name="ro1">
          <table:table-cell office:value-type="float" office:value="1527146720.92263" calcext:value-type="float">
            <text:p>1527146720.92263</text:p>
          </table:table-cell>
          <table:table-cell office:value-type="string" calcext:value-type="string">
            <text:p>TOC_x</text:p>
          </table:table-cell>
          <table:table-cell office:value-type="float" office:value="22.318081" calcext:value-type="float">
            <text:p>22.318081</text:p>
          </table:table-cell>
          <table:table-cell office:value-type="float" office:value="18.438704" calcext:value-type="float">
            <text:p>18.438704</text:p>
          </table:table-cell>
          <table:table-cell office:value-type="float" office:value="0.247053" calcext:value-type="float">
            <text:p>0.247053</text:p>
          </table:table-cell>
          <table:table-cell office:value-type="float" office:value="0.239345" calcext:value-type="float">
            <text:p>0.239345</text:p>
          </table:table-cell>
          <table:table-cell office:value-type="float" office:value="2.779363" calcext:value-type="float">
            <text:p>2.779363</text:p>
          </table:table-cell>
          <table:table-cell office:value-type="float" office:value="2.523841" calcext:value-type="float">
            <text:p>2.523841</text:p>
          </table:table-cell>
          <table:table-cell office:value-type="float" office:value="0.220615" calcext:value-type="float">
            <text:p>0.220615</text:p>
          </table:table-cell>
          <table:table-cell office:value-type="string" calcext:value-type="string">
            <text:p>0.232486</text:p>
          </table:table-cell>
        </table:table-row>
        <table:table-row table:style-name="ro1" table:visibility="filter">
          <table:table-cell office:value-type="float" office:value="1527146720.92268" calcext:value-type="float">
            <text:p>1527146720.92268</text:p>
          </table:table-cell>
          <table:table-cell office:value-type="string" calcext:value-type="string">
            <text:p>TOC_y</text:p>
          </table:table-cell>
          <table:table-cell office:value-type="float" office:value="22.318081" calcext:value-type="float">
            <text:p>22.318081</text:p>
          </table:table-cell>
          <table:table-cell office:value-type="float" office:value="18.438704" calcext:value-type="float">
            <text:p>18.438704</text:p>
          </table:table-cell>
          <table:table-cell office:value-type="float" office:value="0.247053" calcext:value-type="float">
            <text:p>0.247053</text:p>
          </table:table-cell>
          <table:table-cell office:value-type="float" office:value="0.239345" calcext:value-type="float">
            <text:p>0.239345</text:p>
          </table:table-cell>
          <table:table-cell office:value-type="float" office:value="2.779363" calcext:value-type="float">
            <text:p>2.779363</text:p>
          </table:table-cell>
          <table:table-cell office:value-type="float" office:value="2.523841" calcext:value-type="float">
            <text:p>2.523841</text:p>
          </table:table-cell>
          <table:table-cell office:value-type="float" office:value="0.220615" calcext:value-type="float">
            <text:p>0.220615</text:p>
          </table:table-cell>
          <table:table-cell office:value-type="string" calcext:value-type="string">
            <text:p>0.232486</text:p>
          </table:table-cell>
        </table:table-row>
        <table:table-row table:style-name="ro1">
          <table:table-cell office:value-type="float" office:value="1527146720.94209" calcext:value-type="float">
            <text:p>1527146720.94209</text:p>
          </table:table-cell>
          <table:table-cell office:value-type="string" calcext:value-type="string">
            <text:p>TOC_x</text:p>
          </table:table-cell>
          <table:table-cell office:value-type="float" office:value="26.85428" calcext:value-type="float">
            <text:p>26.85428</text:p>
          </table:table-cell>
          <table:table-cell office:value-type="float" office:value="19.41157" calcext:value-type="float">
            <text:p>19.41157</text:p>
          </table:table-cell>
          <table:table-cell office:value-type="float" office:value="0.273417" calcext:value-type="float">
            <text:p>0.273417</text:p>
          </table:table-cell>
          <table:table-cell office:value-type="float" office:value="0.245785" calcext:value-type="float">
            <text:p>0.245785</text:p>
          </table:table-cell>
          <table:table-cell office:value-type="float" office:value="3.050132" calcext:value-type="float">
            <text:p>3.050132</text:p>
          </table:table-cell>
          <table:table-cell office:value-type="float" office:value="2.589985" calcext:value-type="float">
            <text:p>2.589985</text:p>
          </table:table-cell>
          <table:table-cell office:value-type="float" office:value="0.247053" calcext:value-type="float">
            <text:p>0.247053</text:p>
          </table:table-cell>
          <table:table-cell office:value-type="string" calcext:value-type="string">
            <text:p>0.239345</text:p>
          </table:table-cell>
        </table:table-row>
        <table:table-row table:style-name="ro1" table:visibility="filter">
          <table:table-cell office:value-type="float" office:value="1527146720.94215" calcext:value-type="float">
            <text:p>1527146720.94215</text:p>
          </table:table-cell>
          <table:table-cell office:value-type="string" calcext:value-type="string">
            <text:p>TOC_y</text:p>
          </table:table-cell>
          <table:table-cell office:value-type="float" office:value="26.85428" calcext:value-type="float">
            <text:p>26.85428</text:p>
          </table:table-cell>
          <table:table-cell office:value-type="float" office:value="19.41157" calcext:value-type="float">
            <text:p>19.41157</text:p>
          </table:table-cell>
          <table:table-cell office:value-type="float" office:value="0.273417" calcext:value-type="float">
            <text:p>0.273417</text:p>
          </table:table-cell>
          <table:table-cell office:value-type="float" office:value="0.245785" calcext:value-type="float">
            <text:p>0.245785</text:p>
          </table:table-cell>
          <table:table-cell office:value-type="float" office:value="3.050132" calcext:value-type="float">
            <text:p>3.050132</text:p>
          </table:table-cell>
          <table:table-cell office:value-type="float" office:value="2.589985" calcext:value-type="float">
            <text:p>2.589985</text:p>
          </table:table-cell>
          <table:table-cell office:value-type="float" office:value="0.247053" calcext:value-type="float">
            <text:p>0.247053</text:p>
          </table:table-cell>
          <table:table-cell office:value-type="string" calcext:value-type="string">
            <text:p>0.239345</text:p>
          </table:table-cell>
        </table:table-row>
        <table:table-row table:style-name="ro1">
          <table:table-cell office:value-type="float" office:value="1527146720.96255" calcext:value-type="float">
            <text:p>1527146720.96255</text:p>
          </table:table-cell>
          <table:table-cell office:value-type="string" calcext:value-type="string">
            <text:p>TOC_x</text:p>
          </table:table-cell>
          <table:table-cell office:value-type="float" office:value="34.235157" calcext:value-type="float">
            <text:p>34.235157</text:p>
          </table:table-cell>
          <table:table-cell office:value-type="float" office:value="20.351452" calcext:value-type="float">
            <text:p>20.351452</text:p>
          </table:table-cell>
          <table:table-cell office:value-type="float" office:value="0.313852" calcext:value-type="float">
            <text:p>0.313852</text:p>
          </table:table-cell>
          <table:table-cell office:value-type="float" office:value="0.252157" calcext:value-type="float">
            <text:p>0.252157</text:p>
          </table:table-cell>
          <table:table-cell office:value-type="float" office:value="3.445643" calcext:value-type="float">
            <text:p>3.445643</text:p>
          </table:table-cell>
          <table:table-cell office:value-type="float" office:value="2.652311" calcext:value-type="float">
            <text:p>2.652311</text:p>
          </table:table-cell>
          <table:table-cell office:value-type="float" office:value="0.273417" calcext:value-type="float">
            <text:p>0.273417</text:p>
          </table:table-cell>
          <table:table-cell office:value-type="string" calcext:value-type="string">
            <text:p>0.245785</text:p>
          </table:table-cell>
        </table:table-row>
        <table:table-row table:style-name="ro1" table:visibility="filter">
          <table:table-cell office:value-type="float" office:value="1527146720.9626" calcext:value-type="float">
            <text:p>1527146720.9626</text:p>
          </table:table-cell>
          <table:table-cell office:value-type="string" calcext:value-type="string">
            <text:p>TOC_y</text:p>
          </table:table-cell>
          <table:table-cell office:value-type="float" office:value="34.235157" calcext:value-type="float">
            <text:p>34.235157</text:p>
          </table:table-cell>
          <table:table-cell office:value-type="float" office:value="20.351452" calcext:value-type="float">
            <text:p>20.351452</text:p>
          </table:table-cell>
          <table:table-cell office:value-type="float" office:value="0.313852" calcext:value-type="float">
            <text:p>0.313852</text:p>
          </table:table-cell>
          <table:table-cell office:value-type="float" office:value="0.252157" calcext:value-type="float">
            <text:p>0.252157</text:p>
          </table:table-cell>
          <table:table-cell office:value-type="float" office:value="3.445643" calcext:value-type="float">
            <text:p>3.445643</text:p>
          </table:table-cell>
          <table:table-cell office:value-type="float" office:value="2.652311" calcext:value-type="float">
            <text:p>2.652311</text:p>
          </table:table-cell>
          <table:table-cell office:value-type="float" office:value="0.273417" calcext:value-type="float">
            <text:p>0.273417</text:p>
          </table:table-cell>
          <table:table-cell office:value-type="string" calcext:value-type="string">
            <text:p>0.245785</text:p>
          </table:table-cell>
        </table:table-row>
        <table:table-row table:style-name="ro1">
          <table:table-cell office:value-type="float" office:value="1527146720.98212" calcext:value-type="float">
            <text:p>1527146720.98212</text:p>
          </table:table-cell>
          <table:table-cell office:value-type="string" calcext:value-type="string">
            <text:p>TOC_x</text:p>
          </table:table-cell>
          <table:table-cell office:value-type="float" office:value="39.585083" calcext:value-type="float">
            <text:p>39.585083</text:p>
          </table:table-cell>
          <table:table-cell office:value-type="float" office:value="20.951376" calcext:value-type="float">
            <text:p>20.951376</text:p>
          </table:table-cell>
          <table:table-cell office:value-type="float" office:value="0.339358" calcext:value-type="float">
            <text:p>0.339358</text:p>
          </table:table-cell>
          <table:table-cell office:value-type="float" office:value="0.255979" calcext:value-type="float">
            <text:p>0.255979</text:p>
          </table:table-cell>
          <table:table-cell office:value-type="float" office:value="3.706212" calcext:value-type="float">
            <text:p>3.706212</text:p>
          </table:table-cell>
          <table:table-cell office:value-type="float" office:value="2.691355" calcext:value-type="float">
            <text:p>2.691355</text:p>
          </table:table-cell>
          <table:table-cell office:value-type="float" office:value="0.313852" calcext:value-type="float">
            <text:p>0.313852</text:p>
          </table:table-cell>
          <table:table-cell office:value-type="string" calcext:value-type="string">
            <text:p>0.252157</text:p>
          </table:table-cell>
        </table:table-row>
        <table:table-row table:style-name="ro1" table:visibility="filter">
          <table:table-cell office:value-type="float" office:value="1527146720.98217" calcext:value-type="float">
            <text:p>1527146720.98217</text:p>
          </table:table-cell>
          <table:table-cell office:value-type="string" calcext:value-type="string">
            <text:p>TOC_y</text:p>
          </table:table-cell>
          <table:table-cell office:value-type="float" office:value="39.585083" calcext:value-type="float">
            <text:p>39.585083</text:p>
          </table:table-cell>
          <table:table-cell office:value-type="float" office:value="20.951376" calcext:value-type="float">
            <text:p>20.951376</text:p>
          </table:table-cell>
          <table:table-cell office:value-type="float" office:value="0.339358" calcext:value-type="float">
            <text:p>0.339358</text:p>
          </table:table-cell>
          <table:table-cell office:value-type="float" office:value="0.255979" calcext:value-type="float">
            <text:p>0.255979</text:p>
          </table:table-cell>
          <table:table-cell office:value-type="float" office:value="3.706212" calcext:value-type="float">
            <text:p>3.706212</text:p>
          </table:table-cell>
          <table:table-cell office:value-type="float" office:value="2.691355" calcext:value-type="float">
            <text:p>2.691355</text:p>
          </table:table-cell>
          <table:table-cell office:value-type="float" office:value="0.313852" calcext:value-type="float">
            <text:p>0.313852</text:p>
          </table:table-cell>
          <table:table-cell office:value-type="string" calcext:value-type="string">
            <text:p>0.252157</text:p>
          </table:table-cell>
        </table:table-row>
        <table:table-row table:style-name="ro1">
          <table:table-cell office:value-type="float" office:value="1527146721.00264" calcext:value-type="float">
            <text:p>1527146721.00264</text:p>
          </table:table-cell>
          <table:table-cell office:value-type="string" calcext:value-type="string">
            <text:p>TOC_x</text:p>
          </table:table-cell>
          <table:table-cell office:value-type="float" office:value="47.707806" calcext:value-type="float">
            <text:p>47.707806</text:p>
          </table:table-cell>
          <table:table-cell office:value-type="float" office:value="21.77759" calcext:value-type="float">
            <text:p>21.77759</text:p>
          </table:table-cell>
          <table:table-cell office:value-type="float" office:value="0.376688" calcext:value-type="float">
            <text:p>0.376688</text:p>
          </table:table-cell>
          <table:table-cell office:value-type="float" office:value="0.261401" calcext:value-type="float">
            <text:p>0.261401</text:p>
          </table:table-cell>
          <table:table-cell office:value-type="float" office:value="4.070122" calcext:value-type="float">
            <text:p>4.070122</text:p>
          </table:table-cell>
          <table:table-cell office:value-type="float" office:value="2.744206" calcext:value-type="float">
            <text:p>2.744206</text:p>
          </table:table-cell>
          <table:table-cell office:value-type="float" office:value="0.339358" calcext:value-type="float">
            <text:p>0.339358</text:p>
          </table:table-cell>
          <table:table-cell office:value-type="string" calcext:value-type="string">
            <text:p>0.255979</text:p>
          </table:table-cell>
        </table:table-row>
        <table:table-row table:style-name="ro1" table:visibility="filter">
          <table:table-cell office:value-type="float" office:value="1527146721.00275" calcext:value-type="float">
            <text:p>1527146721.00275</text:p>
          </table:table-cell>
          <table:table-cell office:value-type="string" calcext:value-type="string">
            <text:p>TOC_y</text:p>
          </table:table-cell>
          <table:table-cell office:value-type="float" office:value="47.707806" calcext:value-type="float">
            <text:p>47.707806</text:p>
          </table:table-cell>
          <table:table-cell office:value-type="float" office:value="21.77759" calcext:value-type="float">
            <text:p>21.77759</text:p>
          </table:table-cell>
          <table:table-cell office:value-type="float" office:value="0.376688" calcext:value-type="float">
            <text:p>0.376688</text:p>
          </table:table-cell>
          <table:table-cell office:value-type="float" office:value="0.261401" calcext:value-type="float">
            <text:p>0.261401</text:p>
          </table:table-cell>
          <table:table-cell office:value-type="float" office:value="4.070122" calcext:value-type="float">
            <text:p>4.070122</text:p>
          </table:table-cell>
          <table:table-cell office:value-type="float" office:value="2.744206" calcext:value-type="float">
            <text:p>2.744206</text:p>
          </table:table-cell>
          <table:table-cell office:value-type="float" office:value="0.339358" calcext:value-type="float">
            <text:p>0.339358</text:p>
          </table:table-cell>
          <table:table-cell office:value-type="string" calcext:value-type="string">
            <text:p>0.255979</text:p>
          </table:table-cell>
        </table:table-row>
        <table:table-row table:style-name="ro1">
          <table:table-cell office:value-type="float" office:value="1527146721.0222" calcext:value-type="float">
            <text:p>1527146721.0222</text:p>
          </table:table-cell>
          <table:table-cell office:value-type="string" calcext:value-type="string">
            <text:p>TOC_x</text:p>
          </table:table-cell>
          <table:table-cell office:value-type="float" office:value="53.74683" calcext:value-type="float">
            <text:p>53.74683</text:p>
          </table:table-cell>
          <table:table-cell office:value-type="float" office:value="22.229425" calcext:value-type="float">
            <text:p>22.229425</text:p>
          </table:table-cell>
          <table:table-cell office:value-type="float" office:value="0.401219" calcext:value-type="float">
            <text:p>0.401219</text:p>
          </table:table-cell>
          <table:table-cell office:value-type="float" office:value="0.264186" calcext:value-type="float">
            <text:p>0.264186</text:p>
          </table:table-cell>
          <table:table-cell office:value-type="float" office:value="4.320991" calcext:value-type="float">
            <text:p>4.320991</text:p>
          </table:table-cell>
          <table:table-cell office:value-type="float" office:value="2.772694" calcext:value-type="float">
            <text:p>2.772694</text:p>
          </table:table-cell>
          <table:table-cell office:value-type="float" office:value="0.376688" calcext:value-type="float">
            <text:p>0.376688</text:p>
          </table:table-cell>
          <table:table-cell office:value-type="string" calcext:value-type="string">
            <text:p>0.261401</text:p>
          </table:table-cell>
        </table:table-row>
        <table:table-row table:style-name="ro1" table:visibility="filter">
          <table:table-cell office:value-type="float" office:value="1527146721.02225" calcext:value-type="float">
            <text:p>1527146721.02225</text:p>
          </table:table-cell>
          <table:table-cell office:value-type="string" calcext:value-type="string">
            <text:p>TOC_y</text:p>
          </table:table-cell>
          <table:table-cell office:value-type="float" office:value="53.74683" calcext:value-type="float">
            <text:p>53.74683</text:p>
          </table:table-cell>
          <table:table-cell office:value-type="float" office:value="22.229425" calcext:value-type="float">
            <text:p>22.229425</text:p>
          </table:table-cell>
          <table:table-cell office:value-type="float" office:value="0.401219" calcext:value-type="float">
            <text:p>0.401219</text:p>
          </table:table-cell>
          <table:table-cell office:value-type="float" office:value="0.264186" calcext:value-type="float">
            <text:p>0.264186</text:p>
          </table:table-cell>
          <table:table-cell office:value-type="float" office:value="4.320991" calcext:value-type="float">
            <text:p>4.320991</text:p>
          </table:table-cell>
          <table:table-cell office:value-type="float" office:value="2.772694" calcext:value-type="float">
            <text:p>2.772694</text:p>
          </table:table-cell>
          <table:table-cell office:value-type="float" office:value="0.376688" calcext:value-type="float">
            <text:p>0.376688</text:p>
          </table:table-cell>
          <table:table-cell office:value-type="string" calcext:value-type="string">
            <text:p>0.261401</text:p>
          </table:table-cell>
        </table:table-row>
        <table:table-row table:style-name="ro1">
          <table:table-cell office:value-type="float" office:value="1527146721.04273" calcext:value-type="float">
            <text:p>1527146721.04273</text:p>
          </table:table-cell>
          <table:table-cell office:value-type="string" calcext:value-type="string">
            <text:p>TOC_x</text:p>
          </table:table-cell>
          <table:table-cell office:value-type="float" office:value="59.634396" calcext:value-type="float">
            <text:p>59.634396</text:p>
          </table:table-cell>
          <table:table-cell office:value-type="float" office:value="22.61195" calcext:value-type="float">
            <text:p>22.61195</text:p>
          </table:table-cell>
          <table:table-cell office:value-type="float" office:value="0.424966" calcext:value-type="float">
            <text:p>0.424966</text:p>
          </table:table-cell>
          <table:table-cell office:value-type="float" office:value="0.266639" calcext:value-type="float">
            <text:p>0.266639</text:p>
          </table:table-cell>
          <table:table-cell office:value-type="float" office:value="4.552285" calcext:value-type="float">
            <text:p>4.552285</text:p>
          </table:table-cell>
          <table:table-cell office:value-type="float" office:value="2.79658" calcext:value-type="float">
            <text:p>2.79658</text:p>
          </table:table-cell>
          <table:table-cell office:value-type="float" office:value="0.401219" calcext:value-type="float">
            <text:p>0.401219</text:p>
          </table:table-cell>
          <table:table-cell office:value-type="string" calcext:value-type="string">
            <text:p>0.264186</text:p>
          </table:table-cell>
        </table:table-row>
        <table:table-row table:style-name="ro1" table:visibility="filter">
          <table:table-cell office:value-type="float" office:value="1527146721.04279" calcext:value-type="float">
            <text:p>1527146721.04279</text:p>
          </table:table-cell>
          <table:table-cell office:value-type="string" calcext:value-type="string">
            <text:p>TOC_y</text:p>
          </table:table-cell>
          <table:table-cell office:value-type="float" office:value="59.634396" calcext:value-type="float">
            <text:p>59.634396</text:p>
          </table:table-cell>
          <table:table-cell office:value-type="float" office:value="22.61195" calcext:value-type="float">
            <text:p>22.61195</text:p>
          </table:table-cell>
          <table:table-cell office:value-type="float" office:value="0.424966" calcext:value-type="float">
            <text:p>0.424966</text:p>
          </table:table-cell>
          <table:table-cell office:value-type="float" office:value="0.266639" calcext:value-type="float">
            <text:p>0.266639</text:p>
          </table:table-cell>
          <table:table-cell office:value-type="float" office:value="4.552285" calcext:value-type="float">
            <text:p>4.552285</text:p>
          </table:table-cell>
          <table:table-cell office:value-type="float" office:value="2.79658" calcext:value-type="float">
            <text:p>2.79658</text:p>
          </table:table-cell>
          <table:table-cell office:value-type="float" office:value="0.401219" calcext:value-type="float">
            <text:p>0.401219</text:p>
          </table:table-cell>
          <table:table-cell office:value-type="string" calcext:value-type="string">
            <text:p>0.264186</text:p>
          </table:table-cell>
        </table:table-row>
        <table:table-row table:style-name="ro1">
          <table:table-cell office:value-type="float" office:value="1527146721.06225" calcext:value-type="float">
            <text:p>1527146721.06225</text:p>
          </table:table-cell>
          <table:table-cell office:value-type="string" calcext:value-type="string">
            <text:p>TOC_x</text:p>
          </table:table-cell>
          <table:table-cell office:value-type="float" office:value="69.752716" calcext:value-type="float">
            <text:p>69.752716</text:p>
          </table:table-cell>
          <table:table-cell office:value-type="float" office:value="22.447483" calcext:value-type="float">
            <text:p>22.447483</text:p>
          </table:table-cell>
          <table:table-cell office:value-type="float" office:value="0.461299" calcext:value-type="float">
            <text:p>0.461299</text:p>
          </table:table-cell>
          <table:table-cell office:value-type="float" office:value="0.265639" calcext:value-type="float">
            <text:p>0.265639</text:p>
          </table:table-cell>
          <table:table-cell office:value-type="float" office:value="4.924632" calcext:value-type="float">
            <text:p>4.924632</text:p>
          </table:table-cell>
          <table:table-cell office:value-type="float" office:value="2.786332" calcext:value-type="float">
            <text:p>2.786332</text:p>
          </table:table-cell>
          <table:table-cell office:value-type="float" office:value="0.424966" calcext:value-type="float">
            <text:p>0.424966</text:p>
          </table:table-cell>
          <table:table-cell office:value-type="string" calcext:value-type="string">
            <text:p>0.266639</text:p>
          </table:table-cell>
        </table:table-row>
        <table:table-row table:style-name="ro1" table:visibility="filter">
          <table:table-cell office:value-type="float" office:value="1527146721.06235" calcext:value-type="float">
            <text:p>1527146721.06235</text:p>
          </table:table-cell>
          <table:table-cell office:value-type="string" calcext:value-type="string">
            <text:p>TOC_y</text:p>
          </table:table-cell>
          <table:table-cell office:value-type="float" office:value="69.752716" calcext:value-type="float">
            <text:p>69.752716</text:p>
          </table:table-cell>
          <table:table-cell office:value-type="float" office:value="22.447483" calcext:value-type="float">
            <text:p>22.447483</text:p>
          </table:table-cell>
          <table:table-cell office:value-type="float" office:value="0.461299" calcext:value-type="float">
            <text:p>0.461299</text:p>
          </table:table-cell>
          <table:table-cell office:value-type="float" office:value="0.265639" calcext:value-type="float">
            <text:p>0.265639</text:p>
          </table:table-cell>
          <table:table-cell office:value-type="float" office:value="4.924632" calcext:value-type="float">
            <text:p>4.924632</text:p>
          </table:table-cell>
          <table:table-cell office:value-type="float" office:value="2.786332" calcext:value-type="float">
            <text:p>2.786332</text:p>
          </table:table-cell>
          <table:table-cell office:value-type="float" office:value="0.424966" calcext:value-type="float">
            <text:p>0.424966</text:p>
          </table:table-cell>
          <table:table-cell office:value-type="string" calcext:value-type="string">
            <text:p>0.266639</text:p>
          </table:table-cell>
        </table:table-row>
        <table:table-row table:style-name="ro1">
          <table:table-cell office:value-type="float" office:value="1527146721.08288" calcext:value-type="float">
            <text:p>1527146721.08288</text:p>
          </table:table-cell>
          <table:table-cell office:value-type="string" calcext:value-type="string">
            <text:p>TOC_x</text:p>
          </table:table-cell>
          <table:table-cell office:value-type="float" office:value="77.024612" calcext:value-type="float">
            <text:p>77.024612</text:p>
          </table:table-cell>
          <table:table-cell office:value-type="float" office:value="22.170118" calcext:value-type="float">
            <text:p>22.170118</text:p>
          </table:table-cell>
          <table:table-cell office:value-type="float" office:value="0.487202" calcext:value-type="float">
            <text:p>0.487202</text:p>
          </table:table-cell>
          <table:table-cell office:value-type="float" office:value="0.263848" calcext:value-type="float">
            <text:p>0.263848</text:p>
          </table:table-cell>
          <table:table-cell office:value-type="float" office:value="5.175722" calcext:value-type="float">
            <text:p>5.175722</text:p>
          </table:table-cell>
          <table:table-cell office:value-type="float" office:value="2.76897" calcext:value-type="float">
            <text:p>2.76897</text:p>
          </table:table-cell>
          <table:table-cell office:value-type="float" office:value="0.461299" calcext:value-type="float">
            <text:p>0.461299</text:p>
          </table:table-cell>
          <table:table-cell office:value-type="string" calcext:value-type="string">
            <text:p>0.265639</text:p>
          </table:table-cell>
        </table:table-row>
        <table:table-row table:style-name="ro1" table:visibility="filter">
          <table:table-cell office:value-type="float" office:value="1527146721.08294" calcext:value-type="float">
            <text:p>1527146721.08294</text:p>
          </table:table-cell>
          <table:table-cell office:value-type="string" calcext:value-type="string">
            <text:p>TOC_y</text:p>
          </table:table-cell>
          <table:table-cell office:value-type="float" office:value="77.024612" calcext:value-type="float">
            <text:p>77.024612</text:p>
          </table:table-cell>
          <table:table-cell office:value-type="float" office:value="22.170118" calcext:value-type="float">
            <text:p>22.170118</text:p>
          </table:table-cell>
          <table:table-cell office:value-type="float" office:value="0.487202" calcext:value-type="float">
            <text:p>0.487202</text:p>
          </table:table-cell>
          <table:table-cell office:value-type="float" office:value="0.263848" calcext:value-type="float">
            <text:p>0.263848</text:p>
          </table:table-cell>
          <table:table-cell office:value-type="float" office:value="5.175722" calcext:value-type="float">
            <text:p>5.175722</text:p>
          </table:table-cell>
          <table:table-cell office:value-type="float" office:value="2.76897" calcext:value-type="float">
            <text:p>2.76897</text:p>
          </table:table-cell>
          <table:table-cell office:value-type="float" office:value="0.461299" calcext:value-type="float">
            <text:p>0.461299</text:p>
          </table:table-cell>
          <table:table-cell office:value-type="string" calcext:value-type="string">
            <text:p>0.265639</text:p>
          </table:table-cell>
        </table:table-row>
        <table:table-row table:style-name="ro1">
          <table:table-cell office:value-type="float" office:value="1527146721.10242" calcext:value-type="float">
            <text:p>1527146721.10242</text:p>
          </table:table-cell>
          <table:table-cell office:value-type="string" calcext:value-type="string">
            <text:p>TOC_x</text:p>
          </table:table-cell>
          <table:table-cell office:value-type="float" office:value="88.623306" calcext:value-type="float">
            <text:p>88.623306</text:p>
          </table:table-cell>
          <table:table-cell office:value-type="float" office:value="21.416056" calcext:value-type="float">
            <text:p>21.416056</text:p>
          </table:table-cell>
          <table:table-cell office:value-type="float" office:value="0.524065" calcext:value-type="float">
            <text:p>0.524065</text:p>
          </table:table-cell>
          <table:table-cell office:value-type="float" office:value="0.259178" calcext:value-type="float">
            <text:p>0.259178</text:p>
          </table:table-cell>
          <table:table-cell office:value-type="float" office:value="5.552903" calcext:value-type="float">
            <text:p>5.552903</text:p>
          </table:table-cell>
          <table:table-cell office:value-type="float" office:value="2.721196" calcext:value-type="float">
            <text:p>2.721196</text:p>
          </table:table-cell>
          <table:table-cell office:value-type="float" office:value="0.487202" calcext:value-type="float">
            <text:p>0.487202</text:p>
          </table:table-cell>
          <table:table-cell office:value-type="string" calcext:value-type="string">
            <text:p>0.263848</text:p>
          </table:table-cell>
        </table:table-row>
        <table:table-row table:style-name="ro1" table:visibility="filter">
          <table:table-cell office:value-type="float" office:value="1527146721.10248" calcext:value-type="float">
            <text:p>1527146721.10248</text:p>
          </table:table-cell>
          <table:table-cell office:value-type="string" calcext:value-type="string">
            <text:p>TOC_y</text:p>
          </table:table-cell>
          <table:table-cell office:value-type="float" office:value="88.623306" calcext:value-type="float">
            <text:p>88.623306</text:p>
          </table:table-cell>
          <table:table-cell office:value-type="float" office:value="21.416056" calcext:value-type="float">
            <text:p>21.416056</text:p>
          </table:table-cell>
          <table:table-cell office:value-type="float" office:value="0.524065" calcext:value-type="float">
            <text:p>0.524065</text:p>
          </table:table-cell>
          <table:table-cell office:value-type="float" office:value="0.259178" calcext:value-type="float">
            <text:p>0.259178</text:p>
          </table:table-cell>
          <table:table-cell office:value-type="float" office:value="5.552903" calcext:value-type="float">
            <text:p>5.552903</text:p>
          </table:table-cell>
          <table:table-cell office:value-type="float" office:value="2.721196" calcext:value-type="float">
            <text:p>2.721196</text:p>
          </table:table-cell>
          <table:table-cell office:value-type="float" office:value="0.487202" calcext:value-type="float">
            <text:p>0.487202</text:p>
          </table:table-cell>
          <table:table-cell office:value-type="string" calcext:value-type="string">
            <text:p>0.263848</text:p>
          </table:table-cell>
        </table:table-row>
        <table:table-row table:style-name="ro1">
          <table:table-cell office:value-type="float" office:value="1527146721.12189" calcext:value-type="float">
            <text:p>1527146721.12189</text:p>
          </table:table-cell>
          <table:table-cell office:value-type="string" calcext:value-type="string">
            <text:p>TOC_x</text:p>
          </table:table-cell>
          <table:table-cell office:value-type="float" office:value="96.892014" calcext:value-type="float">
            <text:p>96.892014</text:p>
          </table:table-cell>
          <table:table-cell office:value-type="float" office:value="20.225079" calcext:value-type="float">
            <text:p>20.225079</text:p>
          </table:table-cell>
          <table:table-cell office:value-type="float" office:value="0.548796" calcext:value-type="float">
            <text:p>0.548796</text:p>
          </table:table-cell>
          <table:table-cell office:value-type="float" office:value="0.251662" calcext:value-type="float">
            <text:p>0.251662</text:p>
          </table:table-cell>
          <table:table-cell office:value-type="float" office:value="5.806903" calcext:value-type="float">
            <text:p>5.806903</text:p>
          </table:table-cell>
          <table:table-cell office:value-type="float" office:value="2.643992" calcext:value-type="float">
            <text:p>2.643992</text:p>
          </table:table-cell>
          <table:table-cell office:value-type="float" office:value="0.524065" calcext:value-type="float">
            <text:p>0.524065</text:p>
          </table:table-cell>
          <table:table-cell office:value-type="string" calcext:value-type="string">
            <text:p>0.259178</text:p>
          </table:table-cell>
        </table:table-row>
        <table:table-row table:style-name="ro1" table:visibility="filter">
          <table:table-cell office:value-type="float" office:value="1527146721.12195" calcext:value-type="float">
            <text:p>1527146721.12195</text:p>
          </table:table-cell>
          <table:table-cell office:value-type="string" calcext:value-type="string">
            <text:p>TOC_y</text:p>
          </table:table-cell>
          <table:table-cell office:value-type="float" office:value="96.892014" calcext:value-type="float">
            <text:p>96.892014</text:p>
          </table:table-cell>
          <table:table-cell office:value-type="float" office:value="20.225079" calcext:value-type="float">
            <text:p>20.225079</text:p>
          </table:table-cell>
          <table:table-cell office:value-type="float" office:value="0.548796" calcext:value-type="float">
            <text:p>0.548796</text:p>
          </table:table-cell>
          <table:table-cell office:value-type="float" office:value="0.251662" calcext:value-type="float">
            <text:p>0.251662</text:p>
          </table:table-cell>
          <table:table-cell office:value-type="float" office:value="5.806903" calcext:value-type="float">
            <text:p>5.806903</text:p>
          </table:table-cell>
          <table:table-cell office:value-type="float" office:value="2.643992" calcext:value-type="float">
            <text:p>2.643992</text:p>
          </table:table-cell>
          <table:table-cell office:value-type="float" office:value="0.524065" calcext:value-type="float">
            <text:p>0.524065</text:p>
          </table:table-cell>
          <table:table-cell office:value-type="string" calcext:value-type="string">
            <text:p>0.259178</text:p>
          </table:table-cell>
        </table:table-row>
        <table:table-row table:style-name="ro1">
          <table:table-cell office:value-type="float" office:value="1527146721.1424" calcext:value-type="float">
            <text:p>1527146721.1424</text:p>
          </table:table-cell>
          <table:table-cell office:value-type="string" calcext:value-type="string">
            <text:p>TOC_x</text:p>
          </table:table-cell>
          <table:table-cell office:value-type="float" office:value="108.228477" calcext:value-type="float">
            <text:p>108.228477</text:p>
          </table:table-cell>
          <table:table-cell office:value-type="float" office:value="19.428444" calcext:value-type="float">
            <text:p>19.428444</text:p>
          </table:table-cell>
          <table:table-cell office:value-type="float" office:value="0.582634" calcext:value-type="float">
            <text:p>0.582634</text:p>
          </table:table-cell>
          <table:table-cell office:value-type="float" office:value="0.246257" calcext:value-type="float">
            <text:p>0.246257</text:p>
          </table:table-cell>
          <table:table-cell office:value-type="float" office:value="6.138082" calcext:value-type="float">
            <text:p>6.138082</text:p>
          </table:table-cell>
          <table:table-cell office:value-type="float" office:value="2.591094" calcext:value-type="float">
            <text:p>2.591094</text:p>
          </table:table-cell>
          <table:table-cell office:value-type="float" office:value="0.548796" calcext:value-type="float">
            <text:p>0.548796</text:p>
          </table:table-cell>
          <table:table-cell office:value-type="string" calcext:value-type="string">
            <text:p>0.251662</text:p>
          </table:table-cell>
        </table:table-row>
        <table:table-row table:style-name="ro1" table:visibility="filter">
          <table:table-cell office:value-type="float" office:value="1527146721.14246" calcext:value-type="float">
            <text:p>1527146721.14246</text:p>
          </table:table-cell>
          <table:table-cell office:value-type="string" calcext:value-type="string">
            <text:p>TOC_y</text:p>
          </table:table-cell>
          <table:table-cell office:value-type="float" office:value="108.228477" calcext:value-type="float">
            <text:p>108.228477</text:p>
          </table:table-cell>
          <table:table-cell office:value-type="float" office:value="19.428444" calcext:value-type="float">
            <text:p>19.428444</text:p>
          </table:table-cell>
          <table:table-cell office:value-type="float" office:value="0.582634" calcext:value-type="float">
            <text:p>0.582634</text:p>
          </table:table-cell>
          <table:table-cell office:value-type="float" office:value="0.246257" calcext:value-type="float">
            <text:p>0.246257</text:p>
          </table:table-cell>
          <table:table-cell office:value-type="float" office:value="6.138082" calcext:value-type="float">
            <text:p>6.138082</text:p>
          </table:table-cell>
          <table:table-cell office:value-type="float" office:value="2.591094" calcext:value-type="float">
            <text:p>2.591094</text:p>
          </table:table-cell>
          <table:table-cell office:value-type="float" office:value="0.548796" calcext:value-type="float">
            <text:p>0.548796</text:p>
          </table:table-cell>
          <table:table-cell office:value-type="string" calcext:value-type="string">
            <text:p>0.251662</text:p>
          </table:table-cell>
        </table:table-row>
        <table:table-row table:style-name="ro1">
          <table:table-cell office:value-type="float" office:value="1527146721.16286" calcext:value-type="float">
            <text:p>1527146721.16286</text:p>
          </table:table-cell>
          <table:table-cell office:value-type="string" calcext:value-type="string">
            <text:p>TOC_x</text:p>
          </table:table-cell>
          <table:table-cell office:value-type="float" office:value="116.035126" calcext:value-type="float">
            <text:p>116.035126</text:p>
          </table:table-cell>
          <table:table-cell office:value-type="float" office:value="18.879606" calcext:value-type="float">
            <text:p>18.879606</text:p>
          </table:table-cell>
          <table:table-cell office:value-type="float" office:value="0.604974" calcext:value-type="float">
            <text:p>0.604974</text:p>
          </table:table-cell>
          <table:table-cell office:value-type="float" office:value="0.242458" calcext:value-type="float">
            <text:p>0.242458</text:p>
          </table:table-cell>
          <table:table-cell office:value-type="float" office:value="6.356143" calcext:value-type="float">
            <text:p>6.356143</text:p>
          </table:table-cell>
          <table:table-cell office:value-type="float" office:value="2.554017" calcext:value-type="float">
            <text:p>2.554017</text:p>
          </table:table-cell>
          <table:table-cell office:value-type="float" office:value="0.582634" calcext:value-type="float">
            <text:p>0.582634</text:p>
          </table:table-cell>
          <table:table-cell office:value-type="string" calcext:value-type="string">
            <text:p>0.246257</text:p>
          </table:table-cell>
        </table:table-row>
        <table:table-row table:style-name="ro1" table:visibility="filter">
          <table:table-cell office:value-type="float" office:value="1527146721.16294" calcext:value-type="float">
            <text:p>1527146721.16294</text:p>
          </table:table-cell>
          <table:table-cell office:value-type="string" calcext:value-type="string">
            <text:p>TOC_y</text:p>
          </table:table-cell>
          <table:table-cell office:value-type="float" office:value="116.035126" calcext:value-type="float">
            <text:p>116.035126</text:p>
          </table:table-cell>
          <table:table-cell office:value-type="float" office:value="18.879606" calcext:value-type="float">
            <text:p>18.879606</text:p>
          </table:table-cell>
          <table:table-cell office:value-type="float" office:value="0.604974" calcext:value-type="float">
            <text:p>0.604974</text:p>
          </table:table-cell>
          <table:table-cell office:value-type="float" office:value="0.242458" calcext:value-type="float">
            <text:p>0.242458</text:p>
          </table:table-cell>
          <table:table-cell office:value-type="float" office:value="6.356143" calcext:value-type="float">
            <text:p>6.356143</text:p>
          </table:table-cell>
          <table:table-cell office:value-type="float" office:value="2.554017" calcext:value-type="float">
            <text:p>2.554017</text:p>
          </table:table-cell>
          <table:table-cell office:value-type="float" office:value="0.582634" calcext:value-type="float">
            <text:p>0.582634</text:p>
          </table:table-cell>
          <table:table-cell office:value-type="string" calcext:value-type="string">
            <text:p>0.246257</text:p>
          </table:table-cell>
        </table:table-row>
        <table:table-row table:style-name="ro1">
          <table:table-cell office:value-type="float" office:value="1527146721.18225" calcext:value-type="float">
            <text:p>1527146721.18225</text:p>
          </table:table-cell>
          <table:table-cell office:value-type="string" calcext:value-type="string">
            <text:p>TOC_x</text:p>
          </table:table-cell>
          <table:table-cell office:value-type="float" office:value="124.295059" calcext:value-type="float">
            <text:p>124.295059</text:p>
          </table:table-cell>
          <table:table-cell office:value-type="float" office:value="18.305561" calcext:value-type="float">
            <text:p>18.305561</text:p>
          </table:table-cell>
          <table:table-cell office:value-type="float" office:value="0.626647" calcext:value-type="float">
            <text:p>0.626647</text:p>
          </table:table-cell>
          <table:table-cell office:value-type="float" office:value="0.23863" calcext:value-type="float">
            <text:p>0.23863</text:p>
          </table:table-cell>
          <table:table-cell office:value-type="float" office:value="6.579053" calcext:value-type="float">
            <text:p>6.579053</text:p>
          </table:table-cell>
          <table:table-cell office:value-type="float" office:value="2.514642" calcext:value-type="float">
            <text:p>2.514642</text:p>
          </table:table-cell>
          <table:table-cell office:value-type="float" office:value="0.604974" calcext:value-type="float">
            <text:p>0.604974</text:p>
          </table:table-cell>
          <table:table-cell office:value-type="string" calcext:value-type="string">
            <text:p>0.242458</text:p>
          </table:table-cell>
        </table:table-row>
        <table:table-row table:style-name="ro1" table:visibility="filter">
          <table:table-cell office:value-type="float" office:value="1527146721.18229" calcext:value-type="float">
            <text:p>1527146721.18229</text:p>
          </table:table-cell>
          <table:table-cell office:value-type="string" calcext:value-type="string">
            <text:p>TOC_y</text:p>
          </table:table-cell>
          <table:table-cell office:value-type="float" office:value="124.295059" calcext:value-type="float">
            <text:p>124.295059</text:p>
          </table:table-cell>
          <table:table-cell office:value-type="float" office:value="18.305561" calcext:value-type="float">
            <text:p>18.305561</text:p>
          </table:table-cell>
          <table:table-cell office:value-type="float" office:value="0.626647" calcext:value-type="float">
            <text:p>0.626647</text:p>
          </table:table-cell>
          <table:table-cell office:value-type="float" office:value="0.23863" calcext:value-type="float">
            <text:p>0.23863</text:p>
          </table:table-cell>
          <table:table-cell office:value-type="float" office:value="6.579053" calcext:value-type="float">
            <text:p>6.579053</text:p>
          </table:table-cell>
          <table:table-cell office:value-type="float" office:value="2.514642" calcext:value-type="float">
            <text:p>2.514642</text:p>
          </table:table-cell>
          <table:table-cell office:value-type="float" office:value="0.604974" calcext:value-type="float">
            <text:p>0.604974</text:p>
          </table:table-cell>
          <table:table-cell office:value-type="string" calcext:value-type="string">
            <text:p>0.242458</text:p>
          </table:table-cell>
        </table:table-row>
        <table:table-row table:style-name="ro1">
          <table:table-cell office:value-type="float" office:value="1527146721.20265" calcext:value-type="float">
            <text:p>1527146721.20265</text:p>
          </table:table-cell>
          <table:table-cell office:value-type="string" calcext:value-type="string">
            <text:p>TOC_x</text:p>
          </table:table-cell>
          <table:table-cell office:value-type="float" office:value="136.505829" calcext:value-type="float">
            <text:p>136.505829</text:p>
          </table:table-cell>
          <table:table-cell office:value-type="float" office:value="16.619282" calcext:value-type="float">
            <text:p>16.619282</text:p>
          </table:table-cell>
          <table:table-cell office:value-type="float" office:value="0.658945" calcext:value-type="float">
            <text:p>0.658945</text:p>
          </table:table-cell>
          <table:table-cell office:value-type="float" office:value="0.226446" calcext:value-type="float">
            <text:p>0.226446</text:p>
          </table:table-cell>
          <table:table-cell office:value-type="float" office:value="6.895391" calcext:value-type="float">
            <text:p>6.895391</text:p>
          </table:table-cell>
          <table:table-cell office:value-type="float" office:value="2.395306" calcext:value-type="float">
            <text:p>2.395306</text:p>
          </table:table-cell>
          <table:table-cell office:value-type="float" office:value="0.626647" calcext:value-type="float">
            <text:p>0.626647</text:p>
          </table:table-cell>
          <table:table-cell office:value-type="string" calcext:value-type="string">
            <text:p>0.238630</text:p>
          </table:table-cell>
        </table:table-row>
        <table:table-row table:style-name="ro1" table:visibility="filter">
          <table:table-cell office:value-type="float" office:value="1527146721.20267" calcext:value-type="float">
            <text:p>1527146721.20267</text:p>
          </table:table-cell>
          <table:table-cell office:value-type="string" calcext:value-type="string">
            <text:p>TOC_y</text:p>
          </table:table-cell>
          <table:table-cell office:value-type="float" office:value="136.505829" calcext:value-type="float">
            <text:p>136.505829</text:p>
          </table:table-cell>
          <table:table-cell office:value-type="float" office:value="16.619282" calcext:value-type="float">
            <text:p>16.619282</text:p>
          </table:table-cell>
          <table:table-cell office:value-type="float" office:value="0.658945" calcext:value-type="float">
            <text:p>0.658945</text:p>
          </table:table-cell>
          <table:table-cell office:value-type="float" office:value="0.226446" calcext:value-type="float">
            <text:p>0.226446</text:p>
          </table:table-cell>
          <table:table-cell office:value-type="float" office:value="6.895391" calcext:value-type="float">
            <text:p>6.895391</text:p>
          </table:table-cell>
          <table:table-cell office:value-type="float" office:value="2.395306" calcext:value-type="float">
            <text:p>2.395306</text:p>
          </table:table-cell>
          <table:table-cell office:value-type="float" office:value="0.626647" calcext:value-type="float">
            <text:p>0.626647</text:p>
          </table:table-cell>
          <table:table-cell office:value-type="string" calcext:value-type="string">
            <text:p>0.238630</text:p>
          </table:table-cell>
        </table:table-row>
        <table:table-row table:style-name="ro1">
          <table:table-cell office:value-type="float" office:value="1527146721.22189" calcext:value-type="float">
            <text:p>1527146721.22189</text:p>
          </table:table-cell>
          <table:table-cell office:value-type="string" calcext:value-type="string">
            <text:p>TOC_x</text:p>
          </table:table-cell>
          <table:table-cell office:value-type="float" office:value="144.784348" calcext:value-type="float">
            <text:p>144.784348</text:p>
          </table:table-cell>
          <table:table-cell office:value-type="float" office:value="15.767152" calcext:value-type="float">
            <text:p>15.767152</text:p>
          </table:table-cell>
          <table:table-cell office:value-type="float" office:value="0.678809" calcext:value-type="float">
            <text:p>0.678809</text:p>
          </table:table-cell>
          <table:table-cell office:value-type="float" office:value="0.220421" calcext:value-type="float">
            <text:p>0.220421</text:p>
          </table:table-cell>
          <table:table-cell office:value-type="float" office:value="7.101897" calcext:value-type="float">
            <text:p>7.101897</text:p>
          </table:table-cell>
          <table:table-cell office:value-type="float" office:value="2.332671" calcext:value-type="float">
            <text:p>2.332671</text:p>
          </table:table-cell>
          <table:table-cell office:value-type="float" office:value="0.658945" calcext:value-type="float">
            <text:p>0.658945</text:p>
          </table:table-cell>
          <table:table-cell office:value-type="string" calcext:value-type="string">
            <text:p>0.226446</text:p>
          </table:table-cell>
        </table:table-row>
        <table:table-row table:style-name="ro1" table:visibility="filter">
          <table:table-cell office:value-type="float" office:value="1527146721.22191" calcext:value-type="float">
            <text:p>1527146721.22191</text:p>
          </table:table-cell>
          <table:table-cell office:value-type="string" calcext:value-type="string">
            <text:p>TOC_y</text:p>
          </table:table-cell>
          <table:table-cell office:value-type="float" office:value="144.784348" calcext:value-type="float">
            <text:p>144.784348</text:p>
          </table:table-cell>
          <table:table-cell office:value-type="float" office:value="15.767152" calcext:value-type="float">
            <text:p>15.767152</text:p>
          </table:table-cell>
          <table:table-cell office:value-type="float" office:value="0.678809" calcext:value-type="float">
            <text:p>0.678809</text:p>
          </table:table-cell>
          <table:table-cell office:value-type="float" office:value="0.220421" calcext:value-type="float">
            <text:p>0.220421</text:p>
          </table:table-cell>
          <table:table-cell office:value-type="float" office:value="7.101897" calcext:value-type="float">
            <text:p>7.101897</text:p>
          </table:table-cell>
          <table:table-cell office:value-type="float" office:value="2.332671" calcext:value-type="float">
            <text:p>2.332671</text:p>
          </table:table-cell>
          <table:table-cell office:value-type="float" office:value="0.658945" calcext:value-type="float">
            <text:p>0.658945</text:p>
          </table:table-cell>
          <table:table-cell office:value-type="string" calcext:value-type="string">
            <text:p>0.226446</text:p>
          </table:table-cell>
        </table:table-row>
        <table:table-row table:style-name="ro1">
          <table:table-cell office:value-type="float" office:value="1527146721.24214" calcext:value-type="float">
            <text:p>1527146721.24214</text:p>
          </table:table-cell>
          <table:table-cell office:value-type="string" calcext:value-type="string">
            <text:p>TOC_x</text:p>
          </table:table-cell>
          <table:table-cell office:value-type="float" office:value="152.191559" calcext:value-type="float">
            <text:p>152.191559</text:p>
          </table:table-cell>
          <table:table-cell office:value-type="float" office:value="14.955787" calcext:value-type="float">
            <text:p>14.955787</text:p>
          </table:table-cell>
          <table:table-cell office:value-type="float" office:value="0.697022" calcext:value-type="float">
            <text:p>0.697022</text:p>
          </table:table-cell>
          <table:table-cell office:value-type="float" office:value="0.214221" calcext:value-type="float">
            <text:p>0.214221</text:p>
          </table:table-cell>
          <table:table-cell office:value-type="float" office:value="7.281695" calcext:value-type="float">
            <text:p>7.281695</text:p>
          </table:table-cell>
          <table:table-cell office:value-type="float" office:value="2.271464" calcext:value-type="float">
            <text:p>2.271464</text:p>
          </table:table-cell>
          <table:table-cell office:value-type="float" office:value="0.678809" calcext:value-type="float">
            <text:p>0.678809</text:p>
          </table:table-cell>
          <table:table-cell office:value-type="string" calcext:value-type="string">
            <text:p>0.220421</text:p>
          </table:table-cell>
        </table:table-row>
        <table:table-row table:style-name="ro1" table:visibility="filter">
          <table:table-cell office:value-type="float" office:value="1527146721.24217" calcext:value-type="float">
            <text:p>1527146721.24217</text:p>
          </table:table-cell>
          <table:table-cell office:value-type="string" calcext:value-type="string">
            <text:p>TOC_y</text:p>
          </table:table-cell>
          <table:table-cell office:value-type="float" office:value="152.191559" calcext:value-type="float">
            <text:p>152.191559</text:p>
          </table:table-cell>
          <table:table-cell office:value-type="float" office:value="14.955787" calcext:value-type="float">
            <text:p>14.955787</text:p>
          </table:table-cell>
          <table:table-cell office:value-type="float" office:value="0.697022" calcext:value-type="float">
            <text:p>0.697022</text:p>
          </table:table-cell>
          <table:table-cell office:value-type="float" office:value="0.214221" calcext:value-type="float">
            <text:p>0.214221</text:p>
          </table:table-cell>
          <table:table-cell office:value-type="float" office:value="7.281695" calcext:value-type="float">
            <text:p>7.281695</text:p>
          </table:table-cell>
          <table:table-cell office:value-type="float" office:value="2.271464" calcext:value-type="float">
            <text:p>2.271464</text:p>
          </table:table-cell>
          <table:table-cell office:value-type="float" office:value="0.678809" calcext:value-type="float">
            <text:p>0.678809</text:p>
          </table:table-cell>
          <table:table-cell office:value-type="string" calcext:value-type="string">
            <text:p>0.220421</text:p>
          </table:table-cell>
        </table:table-row>
        <table:table-row table:style-name="ro1">
          <table:table-cell office:value-type="float" office:value="1527146721.26255" calcext:value-type="float">
            <text:p>1527146721.26255</text:p>
          </table:table-cell>
          <table:table-cell office:value-type="string" calcext:value-type="string">
            <text:p>TOC_x</text:p>
          </table:table-cell>
          <table:table-cell office:value-type="float" office:value="164.092148" calcext:value-type="float">
            <text:p>164.092148</text:p>
          </table:table-cell>
          <table:table-cell office:value-type="float" office:value="13.327214" calcext:value-type="float">
            <text:p>13.327214</text:p>
          </table:table-cell>
          <table:table-cell office:value-type="float" office:value="0.725489" calcext:value-type="float">
            <text:p>0.725489</text:p>
          </table:table-cell>
          <table:table-cell office:value-type="float" office:value="0.201197" calcext:value-type="float">
            <text:p>0.201197</text:p>
          </table:table-cell>
          <table:table-cell office:value-type="float" office:value="7.561635" calcext:value-type="float">
            <text:p>7.561635</text:p>
          </table:table-cell>
          <table:table-cell office:value-type="float" office:value="2.143387" calcext:value-type="float">
            <text:p>2.143387</text:p>
          </table:table-cell>
          <table:table-cell office:value-type="float" office:value="0.697022" calcext:value-type="float">
            <text:p>0.697022</text:p>
          </table:table-cell>
          <table:table-cell office:value-type="string" calcext:value-type="string">
            <text:p>0.214221</text:p>
          </table:table-cell>
        </table:table-row>
        <table:table-row table:style-name="ro1" table:visibility="filter">
          <table:table-cell office:value-type="float" office:value="1527146721.26262" calcext:value-type="float">
            <text:p>1527146721.26262</text:p>
          </table:table-cell>
          <table:table-cell office:value-type="string" calcext:value-type="string">
            <text:p>TOC_y</text:p>
          </table:table-cell>
          <table:table-cell office:value-type="float" office:value="164.092148" calcext:value-type="float">
            <text:p>164.092148</text:p>
          </table:table-cell>
          <table:table-cell office:value-type="float" office:value="13.327214" calcext:value-type="float">
            <text:p>13.327214</text:p>
          </table:table-cell>
          <table:table-cell office:value-type="float" office:value="0.725489" calcext:value-type="float">
            <text:p>0.725489</text:p>
          </table:table-cell>
          <table:table-cell office:value-type="float" office:value="0.201197" calcext:value-type="float">
            <text:p>0.201197</text:p>
          </table:table-cell>
          <table:table-cell office:value-type="float" office:value="7.561635" calcext:value-type="float">
            <text:p>7.561635</text:p>
          </table:table-cell>
          <table:table-cell office:value-type="float" office:value="2.143387" calcext:value-type="float">
            <text:p>2.143387</text:p>
          </table:table-cell>
          <table:table-cell office:value-type="float" office:value="0.697022" calcext:value-type="float">
            <text:p>0.697022</text:p>
          </table:table-cell>
          <table:table-cell office:value-type="string" calcext:value-type="string">
            <text:p>0.214221</text:p>
          </table:table-cell>
        </table:table-row>
        <table:table-row table:style-name="ro1">
          <table:table-cell office:value-type="float" office:value="1527146721.28209" calcext:value-type="float">
            <text:p>1527146721.28209</text:p>
          </table:table-cell>
          <table:table-cell office:value-type="string" calcext:value-type="string">
            <text:p>TOC_x</text:p>
          </table:table-cell>
          <table:table-cell office:value-type="float" office:value="172.00473" calcext:value-type="float">
            <text:p>172.00473</text:p>
          </table:table-cell>
          <table:table-cell office:value-type="float" office:value="12.205648" calcext:value-type="float">
            <text:p>12.205648</text:p>
          </table:table-cell>
          <table:table-cell office:value-type="float" office:value="0.743156" calcext:value-type="float">
            <text:p>0.743156</text:p>
          </table:table-cell>
          <table:table-cell office:value-type="float" office:value="0.192112" calcext:value-type="float">
            <text:p>0.192112</text:p>
          </table:table-cell>
          <table:table-cell office:value-type="float" office:value="7.742193" calcext:value-type="float">
            <text:p>7.742193</text:p>
          </table:table-cell>
          <table:table-cell office:value-type="float" office:value="2.050546" calcext:value-type="float">
            <text:p>2.050546</text:p>
          </table:table-cell>
          <table:table-cell office:value-type="float" office:value="0.725489" calcext:value-type="float">
            <text:p>0.725489</text:p>
          </table:table-cell>
          <table:table-cell office:value-type="string" calcext:value-type="string">
            <text:p>0.201197</text:p>
          </table:table-cell>
        </table:table-row>
        <table:table-row table:style-name="ro1" table:visibility="filter">
          <table:table-cell office:value-type="float" office:value="1527146721.28214" calcext:value-type="float">
            <text:p>1527146721.28214</text:p>
          </table:table-cell>
          <table:table-cell office:value-type="string" calcext:value-type="string">
            <text:p>TOC_y</text:p>
          </table:table-cell>
          <table:table-cell office:value-type="float" office:value="172.00473" calcext:value-type="float">
            <text:p>172.00473</text:p>
          </table:table-cell>
          <table:table-cell office:value-type="float" office:value="12.205648" calcext:value-type="float">
            <text:p>12.205648</text:p>
          </table:table-cell>
          <table:table-cell office:value-type="float" office:value="0.743156" calcext:value-type="float">
            <text:p>0.743156</text:p>
          </table:table-cell>
          <table:table-cell office:value-type="float" office:value="0.192112" calcext:value-type="float">
            <text:p>0.192112</text:p>
          </table:table-cell>
          <table:table-cell office:value-type="float" office:value="7.742193" calcext:value-type="float">
            <text:p>7.742193</text:p>
          </table:table-cell>
          <table:table-cell office:value-type="float" office:value="2.050546" calcext:value-type="float">
            <text:p>2.050546</text:p>
          </table:table-cell>
          <table:table-cell office:value-type="float" office:value="0.725489" calcext:value-type="float">
            <text:p>0.725489</text:p>
          </table:table-cell>
          <table:table-cell office:value-type="string" calcext:value-type="string">
            <text:p>0.201197</text:p>
          </table:table-cell>
        </table:table-row>
        <table:table-row table:style-name="ro1">
          <table:table-cell office:value-type="float" office:value="1527146721.30259" calcext:value-type="float">
            <text:p>1527146721.30259</text:p>
          </table:table-cell>
          <table:table-cell office:value-type="string" calcext:value-type="string">
            <text:p>TOC_x</text:p>
          </table:table-cell>
          <table:table-cell office:value-type="float" office:value="179.037033" calcext:value-type="float">
            <text:p>179.037033</text:p>
          </table:table-cell>
          <table:table-cell office:value-type="float" office:value="11.425199" calcext:value-type="float">
            <text:p>11.425199</text:p>
          </table:table-cell>
          <table:table-cell office:value-type="float" office:value="0.759248" calcext:value-type="float">
            <text:p>0.759248</text:p>
          </table:table-cell>
          <table:table-cell office:value-type="float" office:value="0.185233" calcext:value-type="float">
            <text:p>0.185233</text:p>
          </table:table-cell>
          <table:table-cell office:value-type="float" office:value="7.899191" calcext:value-type="float">
            <text:p>7.899191</text:p>
          </table:table-cell>
          <table:table-cell office:value-type="float" office:value="1.983428" calcext:value-type="float">
            <text:p>1.983428</text:p>
          </table:table-cell>
          <table:table-cell office:value-type="float" office:value="0.743156" calcext:value-type="float">
            <text:p>0.743156</text:p>
          </table:table-cell>
          <table:table-cell office:value-type="string" calcext:value-type="string">
            <text:p>0.192112</text:p>
          </table:table-cell>
        </table:table-row>
        <table:table-row table:style-name="ro1" table:visibility="filter">
          <table:table-cell office:value-type="float" office:value="1527146721.30264" calcext:value-type="float">
            <text:p>1527146721.30264</text:p>
          </table:table-cell>
          <table:table-cell office:value-type="string" calcext:value-type="string">
            <text:p>TOC_y</text:p>
          </table:table-cell>
          <table:table-cell office:value-type="float" office:value="179.037033" calcext:value-type="float">
            <text:p>179.037033</text:p>
          </table:table-cell>
          <table:table-cell office:value-type="float" office:value="11.425199" calcext:value-type="float">
            <text:p>11.425199</text:p>
          </table:table-cell>
          <table:table-cell office:value-type="float" office:value="0.759248" calcext:value-type="float">
            <text:p>0.759248</text:p>
          </table:table-cell>
          <table:table-cell office:value-type="float" office:value="0.185233" calcext:value-type="float">
            <text:p>0.185233</text:p>
          </table:table-cell>
          <table:table-cell office:value-type="float" office:value="7.899191" calcext:value-type="float">
            <text:p>7.899191</text:p>
          </table:table-cell>
          <table:table-cell office:value-type="float" office:value="1.983428" calcext:value-type="float">
            <text:p>1.983428</text:p>
          </table:table-cell>
          <table:table-cell office:value-type="float" office:value="0.743156" calcext:value-type="float">
            <text:p>0.743156</text:p>
          </table:table-cell>
          <table:table-cell office:value-type="string" calcext:value-type="string">
            <text:p>0.192112</text:p>
          </table:table-cell>
        </table:table-row>
        <table:table-row table:style-name="ro1">
          <table:table-cell office:value-type="float" office:value="1527146721.32202" calcext:value-type="float">
            <text:p>1527146721.32202</text:p>
          </table:table-cell>
          <table:table-cell office:value-type="string" calcext:value-type="string">
            <text:p>TOC_x</text:p>
          </table:table-cell>
          <table:table-cell office:value-type="float" office:value="191.213638" calcext:value-type="float">
            <text:p>191.213638</text:p>
          </table:table-cell>
          <table:table-cell office:value-type="float" office:value="9.95208" calcext:value-type="float">
            <text:p>9.95208</text:p>
          </table:table-cell>
          <table:table-cell office:value-type="float" office:value="0.784977" calcext:value-type="float">
            <text:p>0.784977</text:p>
          </table:table-cell>
          <table:table-cell office:value-type="float" office:value="0.172278" calcext:value-type="float">
            <text:p>0.172278</text:p>
          </table:table-cell>
          <table:table-cell office:value-type="float" office:value="8.163947" calcext:value-type="float">
            <text:p>8.163947</text:p>
          </table:table-cell>
          <table:table-cell office:value-type="float" office:value="1.850116" calcext:value-type="float">
            <text:p>1.850116</text:p>
          </table:table-cell>
          <table:table-cell office:value-type="float" office:value="0.759248" calcext:value-type="float">
            <text:p>0.759248</text:p>
          </table:table-cell>
          <table:table-cell office:value-type="string" calcext:value-type="string">
            <text:p>0.185233</text:p>
          </table:table-cell>
        </table:table-row>
        <table:table-row table:style-name="ro1" table:visibility="filter">
          <table:table-cell office:value-type="float" office:value="1527146721.32208" calcext:value-type="float">
            <text:p>1527146721.32208</text:p>
          </table:table-cell>
          <table:table-cell office:value-type="string" calcext:value-type="string">
            <text:p>TOC_y</text:p>
          </table:table-cell>
          <table:table-cell office:value-type="float" office:value="191.213638" calcext:value-type="float">
            <text:p>191.213638</text:p>
          </table:table-cell>
          <table:table-cell office:value-type="float" office:value="9.95208" calcext:value-type="float">
            <text:p>9.95208</text:p>
          </table:table-cell>
          <table:table-cell office:value-type="float" office:value="0.784977" calcext:value-type="float">
            <text:p>0.784977</text:p>
          </table:table-cell>
          <table:table-cell office:value-type="float" office:value="0.172278" calcext:value-type="float">
            <text:p>0.172278</text:p>
          </table:table-cell>
          <table:table-cell office:value-type="float" office:value="8.163947" calcext:value-type="float">
            <text:p>8.163947</text:p>
          </table:table-cell>
          <table:table-cell office:value-type="float" office:value="1.850116" calcext:value-type="float">
            <text:p>1.850116</text:p>
          </table:table-cell>
          <table:table-cell office:value-type="float" office:value="0.759248" calcext:value-type="float">
            <text:p>0.759248</text:p>
          </table:table-cell>
          <table:table-cell office:value-type="string" calcext:value-type="string">
            <text:p>0.185233</text:p>
          </table:table-cell>
        </table:table-row>
        <table:table-row table:style-name="ro1">
          <table:table-cell office:value-type="float" office:value="1527146721.34246" calcext:value-type="float">
            <text:p>1527146721.34246</text:p>
          </table:table-cell>
          <table:table-cell office:value-type="string" calcext:value-type="string">
            <text:p>TOC_x</text:p>
          </table:table-cell>
          <table:table-cell office:value-type="float" office:value="197.884323" calcext:value-type="float">
            <text:p>197.884323</text:p>
          </table:table-cell>
          <table:table-cell office:value-type="float" office:value="9.150065" calcext:value-type="float">
            <text:p>9.150065</text:p>
          </table:table-cell>
          <table:table-cell office:value-type="float" office:value="0.79943" calcext:value-type="float">
            <text:p>0.79943</text:p>
          </table:table-cell>
          <table:table-cell office:value-type="float" office:value="0.16444" calcext:value-type="float">
            <text:p>0.16444</text:p>
          </table:table-cell>
          <table:table-cell office:value-type="float" office:value="8.305403" calcext:value-type="float">
            <text:p>8.305403</text:p>
          </table:table-cell>
          <table:table-cell office:value-type="float" office:value="1.773406" calcext:value-type="float">
            <text:p>1.773406</text:p>
          </table:table-cell>
          <table:table-cell office:value-type="float" office:value="0.784977" calcext:value-type="float">
            <text:p>0.784977</text:p>
          </table:table-cell>
          <table:table-cell office:value-type="string" calcext:value-type="string">
            <text:p>0.172278</text:p>
          </table:table-cell>
        </table:table-row>
        <table:table-row table:style-name="ro1" table:visibility="filter">
          <table:table-cell office:value-type="float" office:value="1527146721.34258" calcext:value-type="float">
            <text:p>1527146721.34258</text:p>
          </table:table-cell>
          <table:table-cell office:value-type="string" calcext:value-type="string">
            <text:p>TOC_y</text:p>
          </table:table-cell>
          <table:table-cell office:value-type="float" office:value="197.884323" calcext:value-type="float">
            <text:p>197.884323</text:p>
          </table:table-cell>
          <table:table-cell office:value-type="float" office:value="9.150065" calcext:value-type="float">
            <text:p>9.150065</text:p>
          </table:table-cell>
          <table:table-cell office:value-type="float" office:value="0.79943" calcext:value-type="float">
            <text:p>0.79943</text:p>
          </table:table-cell>
          <table:table-cell office:value-type="float" office:value="0.16444" calcext:value-type="float">
            <text:p>0.16444</text:p>
          </table:table-cell>
          <table:table-cell office:value-type="float" office:value="8.305403" calcext:value-type="float">
            <text:p>8.305403</text:p>
          </table:table-cell>
          <table:table-cell office:value-type="float" office:value="1.773406" calcext:value-type="float">
            <text:p>1.773406</text:p>
          </table:table-cell>
          <table:table-cell office:value-type="float" office:value="0.784977" calcext:value-type="float">
            <text:p>0.784977</text:p>
          </table:table-cell>
          <table:table-cell office:value-type="string" calcext:value-type="string">
            <text:p>0.172278</text:p>
          </table:table-cell>
        </table:table-row>
        <table:table-row table:style-name="ro1">
          <table:table-cell office:value-type="float" office:value="1527146721.36194" calcext:value-type="float">
            <text:p>1527146721.36194</text:p>
          </table:table-cell>
          <table:table-cell office:value-type="string" calcext:value-type="string">
            <text:p>TOC_x</text:p>
          </table:table-cell>
          <table:table-cell office:value-type="float" office:value="209.148193" calcext:value-type="float">
            <text:p>209.148193</text:p>
          </table:table-cell>
          <table:table-cell office:value-type="float" office:value="7.498212" calcext:value-type="float">
            <text:p>7.498212</text:p>
          </table:table-cell>
          <table:table-cell office:value-type="float" office:value="0.822171" calcext:value-type="float">
            <text:p>0.822171</text:p>
          </table:table-cell>
          <table:table-cell office:value-type="float" office:value="0.14794" calcext:value-type="float">
            <text:p>0.14794</text:p>
          </table:table-cell>
          <table:table-cell office:value-type="float" office:value="8.538976" calcext:value-type="float">
            <text:p>8.538976</text:p>
          </table:table-cell>
          <table:table-cell office:value-type="float" office:value="1.603931" calcext:value-type="float">
            <text:p>1.603931</text:p>
          </table:table-cell>
          <table:table-cell office:value-type="float" office:value="0.79943" calcext:value-type="float">
            <text:p>0.79943</text:p>
          </table:table-cell>
          <table:table-cell office:value-type="string" calcext:value-type="string">
            <text:p>0.164440</text:p>
          </table:table-cell>
        </table:table-row>
        <table:table-row table:style-name="ro1" table:visibility="filter">
          <table:table-cell office:value-type="float" office:value="1527146721.362" calcext:value-type="float">
            <text:p>1527146721.362</text:p>
          </table:table-cell>
          <table:table-cell office:value-type="string" calcext:value-type="string">
            <text:p>TOC_y</text:p>
          </table:table-cell>
          <table:table-cell office:value-type="float" office:value="209.148193" calcext:value-type="float">
            <text:p>209.148193</text:p>
          </table:table-cell>
          <table:table-cell office:value-type="float" office:value="7.498212" calcext:value-type="float">
            <text:p>7.498212</text:p>
          </table:table-cell>
          <table:table-cell office:value-type="float" office:value="0.822171" calcext:value-type="float">
            <text:p>0.822171</text:p>
          </table:table-cell>
          <table:table-cell office:value-type="float" office:value="0.14794" calcext:value-type="float">
            <text:p>0.14794</text:p>
          </table:table-cell>
          <table:table-cell office:value-type="float" office:value="8.538976" calcext:value-type="float">
            <text:p>8.538976</text:p>
          </table:table-cell>
          <table:table-cell office:value-type="float" office:value="1.603931" calcext:value-type="float">
            <text:p>1.603931</text:p>
          </table:table-cell>
          <table:table-cell office:value-type="float" office:value="0.79943" calcext:value-type="float">
            <text:p>0.79943</text:p>
          </table:table-cell>
          <table:table-cell office:value-type="string" calcext:value-type="string">
            <text:p>0.164440</text:p>
          </table:table-cell>
        </table:table-row>
        <table:table-row table:style-name="ro1">
          <table:table-cell office:value-type="float" office:value="1527146721.3824" calcext:value-type="float">
            <text:p>1527146721.3824</text:p>
          </table:table-cell>
          <table:table-cell office:value-type="string" calcext:value-type="string">
            <text:p>TOC_x</text:p>
          </table:table-cell>
          <table:table-cell office:value-type="float" office:value="216.293976" calcext:value-type="float">
            <text:p>216.293976</text:p>
          </table:table-cell>
          <table:table-cell office:value-type="float" office:value="6.973813" calcext:value-type="float">
            <text:p>6.973813</text:p>
          </table:table-cell>
          <table:table-cell office:value-type="float" office:value="0.836974" calcext:value-type="float">
            <text:p>0.836974</text:p>
          </table:table-cell>
          <table:table-cell office:value-type="float" office:value="0.142055" calcext:value-type="float">
            <text:p>0.142055</text:p>
          </table:table-cell>
          <table:table-cell office:value-type="float" office:value="8.68389" calcext:value-type="float">
            <text:p>8.68389</text:p>
          </table:table-cell>
          <table:table-cell office:value-type="float" office:value="1.546323" calcext:value-type="float">
            <text:p>1.546323</text:p>
          </table:table-cell>
          <table:table-cell office:value-type="float" office:value="0.822171" calcext:value-type="float">
            <text:p>0.822171</text:p>
          </table:table-cell>
          <table:table-cell office:value-type="string" calcext:value-type="string">
            <text:p>0.147940</text:p>
          </table:table-cell>
        </table:table-row>
        <table:table-row table:style-name="ro1" table:visibility="filter">
          <table:table-cell office:value-type="float" office:value="1527146721.38246" calcext:value-type="float">
            <text:p>1527146721.38246</text:p>
          </table:table-cell>
          <table:table-cell office:value-type="string" calcext:value-type="string">
            <text:p>TOC_y</text:p>
          </table:table-cell>
          <table:table-cell office:value-type="float" office:value="216.293976" calcext:value-type="float">
            <text:p>216.293976</text:p>
          </table:table-cell>
          <table:table-cell office:value-type="float" office:value="6.973813" calcext:value-type="float">
            <text:p>6.973813</text:p>
          </table:table-cell>
          <table:table-cell office:value-type="float" office:value="0.836974" calcext:value-type="float">
            <text:p>0.836974</text:p>
          </table:table-cell>
          <table:table-cell office:value-type="float" office:value="0.142055" calcext:value-type="float">
            <text:p>0.142055</text:p>
          </table:table-cell>
          <table:table-cell office:value-type="float" office:value="8.68389" calcext:value-type="float">
            <text:p>8.68389</text:p>
          </table:table-cell>
          <table:table-cell office:value-type="float" office:value="1.546323" calcext:value-type="float">
            <text:p>1.546323</text:p>
          </table:table-cell>
          <table:table-cell office:value-type="float" office:value="0.822171" calcext:value-type="float">
            <text:p>0.822171</text:p>
          </table:table-cell>
          <table:table-cell office:value-type="string" calcext:value-type="string">
            <text:p>0.147940</text:p>
          </table:table-cell>
        </table:table-row>
        <table:table-row table:style-name="ro1">
          <table:table-cell office:value-type="float" office:value="1527146721.40187" calcext:value-type="float">
            <text:p>1527146721.40187</text:p>
          </table:table-cell>
          <table:table-cell office:value-type="string" calcext:value-type="string">
            <text:p>TOC_x</text:p>
          </table:table-cell>
          <table:table-cell office:value-type="float" office:value="222.968338" calcext:value-type="float">
            <text:p>222.968338</text:p>
          </table:table-cell>
          <table:table-cell office:value-type="float" office:value="5.793551" calcext:value-type="float">
            <text:p>5.793551</text:p>
          </table:table-cell>
          <table:table-cell office:value-type="float" office:value="0.849972" calcext:value-type="float">
            <text:p>0.849972</text:p>
          </table:table-cell>
          <table:table-cell office:value-type="float" office:value="0.12857" calcext:value-type="float">
            <text:p>0.12857</text:p>
          </table:table-cell>
          <table:table-cell office:value-type="float" office:value="8.81711" calcext:value-type="float">
            <text:p>8.81711</text:p>
          </table:table-cell>
          <table:table-cell office:value-type="float" office:value="1.408099" calcext:value-type="float">
            <text:p>1.408099</text:p>
          </table:table-cell>
          <table:table-cell office:value-type="float" office:value="0.836974" calcext:value-type="float">
            <text:p>0.836974</text:p>
          </table:table-cell>
          <table:table-cell office:value-type="string" calcext:value-type="string">
            <text:p>0.142055</text:p>
          </table:table-cell>
        </table:table-row>
        <table:table-row table:style-name="ro1" table:visibility="filter">
          <table:table-cell office:value-type="float" office:value="1527146721.40194" calcext:value-type="float">
            <text:p>1527146721.40194</text:p>
          </table:table-cell>
          <table:table-cell office:value-type="string" calcext:value-type="string">
            <text:p>TOC_y</text:p>
          </table:table-cell>
          <table:table-cell office:value-type="float" office:value="222.968338" calcext:value-type="float">
            <text:p>222.968338</text:p>
          </table:table-cell>
          <table:table-cell office:value-type="float" office:value="5.793551" calcext:value-type="float">
            <text:p>5.793551</text:p>
          </table:table-cell>
          <table:table-cell office:value-type="float" office:value="0.849972" calcext:value-type="float">
            <text:p>0.849972</text:p>
          </table:table-cell>
          <table:table-cell office:value-type="float" office:value="0.12857" calcext:value-type="float">
            <text:p>0.12857</text:p>
          </table:table-cell>
          <table:table-cell office:value-type="float" office:value="8.81711" calcext:value-type="float">
            <text:p>8.81711</text:p>
          </table:table-cell>
          <table:table-cell office:value-type="float" office:value="1.408099" calcext:value-type="float">
            <text:p>1.408099</text:p>
          </table:table-cell>
          <table:table-cell office:value-type="float" office:value="0.836974" calcext:value-type="float">
            <text:p>0.836974</text:p>
          </table:table-cell>
          <table:table-cell office:value-type="string" calcext:value-type="string">
            <text:p>0.142055</text:p>
          </table:table-cell>
        </table:table-row>
        <table:table-row table:style-name="ro1">
          <table:table-cell office:value-type="float" office:value="1527146721.42241" calcext:value-type="float">
            <text:p>1527146721.42241</text:p>
          </table:table-cell>
          <table:table-cell office:value-type="string" calcext:value-type="string">
            <text:p>TOC_x</text:p>
          </table:table-cell>
          <table:table-cell office:value-type="float" office:value="233.196533" calcext:value-type="float">
            <text:p>233.196533</text:p>
          </table:table-cell>
          <table:table-cell office:value-type="float" office:value="4.436948" calcext:value-type="float">
            <text:p>4.436948</text:p>
          </table:table-cell>
          <table:table-cell office:value-type="float" office:value="0.870537" calcext:value-type="float">
            <text:p>0.870537</text:p>
          </table:table-cell>
          <table:table-cell office:value-type="float" office:value="0.110345" calcext:value-type="float">
            <text:p>0.110345</text:p>
          </table:table-cell>
          <table:table-cell office:value-type="float" office:value="9.017433" calcext:value-type="float">
            <text:p>9.017433</text:p>
          </table:table-cell>
          <table:table-cell office:value-type="float" office:value="1.230574" calcext:value-type="float">
            <text:p>1.230574</text:p>
          </table:table-cell>
          <table:table-cell office:value-type="float" office:value="0.849972" calcext:value-type="float">
            <text:p>0.849972</text:p>
          </table:table-cell>
          <table:table-cell office:value-type="string" calcext:value-type="string">
            <text:p>0.128570</text:p>
          </table:table-cell>
        </table:table-row>
        <table:table-row table:style-name="ro1" table:visibility="filter">
          <table:table-cell office:value-type="float" office:value="1527146721.42247" calcext:value-type="float">
            <text:p>1527146721.42247</text:p>
          </table:table-cell>
          <table:table-cell office:value-type="string" calcext:value-type="string">
            <text:p>TOC_y</text:p>
          </table:table-cell>
          <table:table-cell office:value-type="float" office:value="233.196533" calcext:value-type="float">
            <text:p>233.196533</text:p>
          </table:table-cell>
          <table:table-cell office:value-type="float" office:value="4.436948" calcext:value-type="float">
            <text:p>4.436948</text:p>
          </table:table-cell>
          <table:table-cell office:value-type="float" office:value="0.870537" calcext:value-type="float">
            <text:p>0.870537</text:p>
          </table:table-cell>
          <table:table-cell office:value-type="float" office:value="0.110345" calcext:value-type="float">
            <text:p>0.110345</text:p>
          </table:table-cell>
          <table:table-cell office:value-type="float" office:value="9.017433" calcext:value-type="float">
            <text:p>9.017433</text:p>
          </table:table-cell>
          <table:table-cell office:value-type="float" office:value="1.230574" calcext:value-type="float">
            <text:p>1.230574</text:p>
          </table:table-cell>
          <table:table-cell office:value-type="float" office:value="0.849972" calcext:value-type="float">
            <text:p>0.849972</text:p>
          </table:table-cell>
          <table:table-cell office:value-type="string" calcext:value-type="string">
            <text:p>0.128570</text:p>
          </table:table-cell>
        </table:table-row>
        <table:table-row table:style-name="ro1">
          <table:table-cell office:value-type="float" office:value="1527146721.44187" calcext:value-type="float">
            <text:p>1527146721.44187</text:p>
          </table:table-cell>
          <table:table-cell office:value-type="string" calcext:value-type="string">
            <text:p>TOC_x</text:p>
          </table:table-cell>
          <table:table-cell office:value-type="float" office:value="239.242203" calcext:value-type="float">
            <text:p>239.242203</text:p>
          </table:table-cell>
          <table:table-cell office:value-type="float" office:value="4.055547" calcext:value-type="float">
            <text:p>4.055547</text:p>
          </table:table-cell>
          <table:table-cell office:value-type="float" office:value="0.88186" calcext:value-type="float">
            <text:p>0.88186</text:p>
          </table:table-cell>
          <table:table-cell office:value-type="float" office:value="0.105022" calcext:value-type="float">
            <text:p>0.105022</text:p>
          </table:table-cell>
          <table:table-cell office:value-type="float" office:value="9.13379" calcext:value-type="float">
            <text:p>9.13379</text:p>
          </table:table-cell>
          <table:table-cell office:value-type="float" office:value="1.175876" calcext:value-type="float">
            <text:p>1.175876</text:p>
          </table:table-cell>
          <table:table-cell office:value-type="float" office:value="0.870537" calcext:value-type="float">
            <text:p>0.870537</text:p>
          </table:table-cell>
          <table:table-cell office:value-type="string" calcext:value-type="string">
            <text:p>0.110345</text:p>
          </table:table-cell>
        </table:table-row>
        <table:table-row table:style-name="ro1" table:visibility="filter">
          <table:table-cell office:value-type="float" office:value="1527146721.44195" calcext:value-type="float">
            <text:p>1527146721.44195</text:p>
          </table:table-cell>
          <table:table-cell office:value-type="string" calcext:value-type="string">
            <text:p>TOC_y</text:p>
          </table:table-cell>
          <table:table-cell office:value-type="float" office:value="239.242203" calcext:value-type="float">
            <text:p>239.242203</text:p>
          </table:table-cell>
          <table:table-cell office:value-type="float" office:value="4.055547" calcext:value-type="float">
            <text:p>4.055547</text:p>
          </table:table-cell>
          <table:table-cell office:value-type="float" office:value="0.88186" calcext:value-type="float">
            <text:p>0.88186</text:p>
          </table:table-cell>
          <table:table-cell office:value-type="float" office:value="0.105022" calcext:value-type="float">
            <text:p>0.105022</text:p>
          </table:table-cell>
          <table:table-cell office:value-type="float" office:value="9.13379" calcext:value-type="float">
            <text:p>9.13379</text:p>
          </table:table-cell>
          <table:table-cell office:value-type="float" office:value="1.175876" calcext:value-type="float">
            <text:p>1.175876</text:p>
          </table:table-cell>
          <table:table-cell office:value-type="float" office:value="0.870537" calcext:value-type="float">
            <text:p>0.870537</text:p>
          </table:table-cell>
          <table:table-cell office:value-type="string" calcext:value-type="string">
            <text:p>0.110345</text:p>
          </table:table-cell>
        </table:table-row>
        <table:table-row table:style-name="ro1">
          <table:table-cell office:value-type="float" office:value="1527146721.4625" calcext:value-type="float">
            <text:p>1527146721.4625</text:p>
          </table:table-cell>
          <table:table-cell office:value-type="string" calcext:value-type="string">
            <text:p>TOC_x</text:p>
          </table:table-cell>
          <table:table-cell office:value-type="float" office:value="248.836044" calcext:value-type="float">
            <text:p>248.836044</text:p>
          </table:table-cell>
          <table:table-cell office:value-type="float" office:value="2.788168" calcext:value-type="float">
            <text:p>2.788168</text:p>
          </table:table-cell>
          <table:table-cell office:value-type="float" office:value="0.900594" calcext:value-type="float">
            <text:p>0.900594</text:p>
          </table:table-cell>
          <table:table-cell office:value-type="float" office:value="0.084083" calcext:value-type="float">
            <text:p>0.084083</text:p>
          </table:table-cell>
          <table:table-cell office:value-type="float" office:value="9.315439" calcext:value-type="float">
            <text:p>9.315439</text:p>
          </table:table-cell>
          <table:table-cell office:value-type="float" office:value="0.972846" calcext:value-type="float">
            <text:p>0.972846</text:p>
          </table:table-cell>
          <table:table-cell office:value-type="float" office:value="0.88186" calcext:value-type="float">
            <text:p>0.88186</text:p>
          </table:table-cell>
          <table:table-cell office:value-type="string" calcext:value-type="string">
            <text:p>0.105022</text:p>
          </table:table-cell>
        </table:table-row>
        <table:table-row table:style-name="ro1" table:visibility="filter">
          <table:table-cell office:value-type="float" office:value="1527146721.46256" calcext:value-type="float">
            <text:p>1527146721.46256</text:p>
          </table:table-cell>
          <table:table-cell office:value-type="string" calcext:value-type="string">
            <text:p>PID_y</text:p>
          </table:table-cell>
          <table:table-cell office:value-type="float" office:value="248.836044" calcext:value-type="float">
            <text:p>248.836044</text:p>
          </table:table-cell>
          <table:table-cell office:value-type="float" office:value="2.788168" calcext:value-type="float">
            <text:p>2.788168</text:p>
          </table:table-cell>
          <table:table-cell office:value-type="float" office:value="0.900594" calcext:value-type="float">
            <text:p>0.900594</text:p>
          </table:table-cell>
          <table:table-cell office:value-type="float" office:value="0.084083" calcext:value-type="float">
            <text:p>0.084083</text:p>
          </table:table-cell>
          <table:table-cell office:value-type="float" office:value="9.315439" calcext:value-type="float">
            <text:p>9.315439</text:p>
          </table:table-cell>
          <table:table-cell office:value-type="float" office:value="0.972846" calcext:value-type="float">
            <text:p>0.972846</text:p>
          </table:table-cell>
          <table:table-cell office:value-type="float" office:value="0.88186" calcext:value-type="float">
            <text:p>0.88186</text:p>
          </table:table-cell>
          <table:table-cell office:value-type="string" calcext:value-type="string">
            <text:p>0.105022</text:p>
          </table:table-cell>
        </table:table-row>
        <table:table-row table:style-name="ro1">
          <table:table-cell office:value-type="float" office:value="1527146721.48199" calcext:value-type="float">
            <text:p>1527146721.48199</text:p>
          </table:table-cell>
          <table:table-cell office:value-type="string" calcext:value-type="string">
            <text:p>TOC_x</text:p>
          </table:table-cell>
          <table:table-cell office:value-type="float" office:value="254.244156" calcext:value-type="float">
            <text:p>254.244156</text:p>
          </table:table-cell>
          <table:table-cell office:value-type="float" office:value="2.089021" calcext:value-type="float">
            <text:p>2.089021</text:p>
          </table:table-cell>
          <table:table-cell office:value-type="float" office:value="0.91042" calcext:value-type="float">
            <text:p>0.91042</text:p>
          </table:table-cell>
          <table:table-cell office:value-type="float" office:value="0.071179" calcext:value-type="float">
            <text:p>0.071179</text:p>
          </table:table-cell>
          <table:table-cell office:value-type="float" office:value="9.416306" calcext:value-type="float">
            <text:p>9.416306</text:p>
          </table:table-cell>
          <table:table-cell office:value-type="float" office:value="0.840384" calcext:value-type="float">
            <text:p>0.840384</text:p>
          </table:table-cell>
          <table:table-cell office:value-type="float" office:value="0.900594" calcext:value-type="float">
            <text:p>0.900594</text:p>
          </table:table-cell>
          <table:table-cell office:value-type="string" calcext:value-type="string">
            <text:p>0.084083</text:p>
          </table:table-cell>
        </table:table-row>
        <table:table-row table:style-name="ro1" table:visibility="filter">
          <table:table-cell office:value-type="float" office:value="1527146721.48205" calcext:value-type="float">
            <text:p>1527146721.48205</text:p>
          </table:table-cell>
          <table:table-cell office:value-type="string" calcext:value-type="string">
            <text:p>PID_y</text:p>
          </table:table-cell>
          <table:table-cell office:value-type="float" office:value="254.244156" calcext:value-type="float">
            <text:p>254.244156</text:p>
          </table:table-cell>
          <table:table-cell office:value-type="float" office:value="2.089021" calcext:value-type="float">
            <text:p>2.089021</text:p>
          </table:table-cell>
          <table:table-cell office:value-type="float" office:value="0.91042" calcext:value-type="float">
            <text:p>0.91042</text:p>
          </table:table-cell>
          <table:table-cell office:value-type="float" office:value="0.071179" calcext:value-type="float">
            <text:p>0.071179</text:p>
          </table:table-cell>
          <table:table-cell office:value-type="float" office:value="9.416306" calcext:value-type="float">
            <text:p>9.416306</text:p>
          </table:table-cell>
          <table:table-cell office:value-type="float" office:value="0.840384" calcext:value-type="float">
            <text:p>0.840384</text:p>
          </table:table-cell>
          <table:table-cell office:value-type="float" office:value="0.900594" calcext:value-type="float">
            <text:p>0.900594</text:p>
          </table:table-cell>
          <table:table-cell office:value-type="string" calcext:value-type="string">
            <text:p>0.084083</text:p>
          </table:table-cell>
        </table:table-row>
        <table:table-row table:style-name="ro1">
          <table:table-cell office:value-type="float" office:value="1527146721.50265" calcext:value-type="float">
            <text:p>1527146721.50265</text:p>
          </table:table-cell>
          <table:table-cell office:value-type="string" calcext:value-type="string">
            <text:p>TOC_x</text:p>
          </table:table-cell>
          <table:table-cell office:value-type="float" office:value="262.722015" calcext:value-type="float">
            <text:p>262.722015</text:p>
          </table:table-cell>
          <table:table-cell office:value-type="float" office:value="1.484984" calcext:value-type="float">
            <text:p>1.484984</text:p>
          </table:table-cell>
          <table:table-cell office:value-type="float" office:value="0.926535" calcext:value-type="float">
            <text:p>0.926535</text:p>
          </table:table-cell>
          <table:table-cell office:value-type="float" office:value="0.057383" calcext:value-type="float">
            <text:p>0.057383</text:p>
          </table:table-cell>
          <table:table-cell office:value-type="float" office:value="9.572273" calcext:value-type="float">
            <text:p>9.572273</text:p>
          </table:table-cell>
          <table:table-cell office:value-type="float" office:value="0.706867" calcext:value-type="float">
            <text:p>0.706867</text:p>
          </table:table-cell>
          <table:table-cell office:value-type="float" office:value="0.91042" calcext:value-type="float">
            <text:p>0.91042</text:p>
          </table:table-cell>
          <table:table-cell office:value-type="string" calcext:value-type="string">
            <text:p>0.071179</text:p>
          </table:table-cell>
        </table:table-row>
        <table:table-row table:style-name="ro1" table:visibility="filter">
          <table:table-cell office:value-type="float" office:value="1527146721.5027" calcext:value-type="float">
            <text:p>1527146721.5027</text:p>
          </table:table-cell>
          <table:table-cell office:value-type="string" calcext:value-type="string">
            <text:p>PID_y</text:p>
          </table:table-cell>
          <table:table-cell office:value-type="float" office:value="262.722015" calcext:value-type="float">
            <text:p>262.722015</text:p>
          </table:table-cell>
          <table:table-cell office:value-type="float" office:value="1.484984" calcext:value-type="float">
            <text:p>1.484984</text:p>
          </table:table-cell>
          <table:table-cell office:value-type="float" office:value="0.926535" calcext:value-type="float">
            <text:p>0.926535</text:p>
          </table:table-cell>
          <table:table-cell office:value-type="float" office:value="0.057383" calcext:value-type="float">
            <text:p>0.057383</text:p>
          </table:table-cell>
          <table:table-cell office:value-type="float" office:value="9.572273" calcext:value-type="float">
            <text:p>9.572273</text:p>
          </table:table-cell>
          <table:table-cell office:value-type="float" office:value="0.706867" calcext:value-type="float">
            <text:p>0.706867</text:p>
          </table:table-cell>
          <table:table-cell office:value-type="float" office:value="0.91042" calcext:value-type="float">
            <text:p>0.91042</text:p>
          </table:table-cell>
          <table:table-cell office:value-type="string" calcext:value-type="string">
            <text:p>0.071179</text:p>
          </table:table-cell>
        </table:table-row>
        <table:table-row table:style-name="ro1">
          <table:table-cell office:value-type="float" office:value="1527146721.52221" calcext:value-type="float">
            <text:p>1527146721.52221</text:p>
          </table:table-cell>
          <table:table-cell office:value-type="string" calcext:value-type="string">
            <text:p>TOC_x</text:p>
          </table:table-cell>
          <table:table-cell office:value-type="float" office:value="267.674988" calcext:value-type="float">
            <text:p>267.674988</text:p>
          </table:table-cell>
          <table:table-cell office:value-type="float" office:value="1.089126" calcext:value-type="float">
            <text:p>1.089126</text:p>
          </table:table-cell>
          <table:table-cell office:value-type="float" office:value="0.935335" calcext:value-type="float">
            <text:p>0.935335</text:p>
          </table:table-cell>
          <table:table-cell office:value-type="float" office:value="0.047308" calcext:value-type="float">
            <text:p>0.047308</text:p>
          </table:table-cell>
          <table:table-cell office:value-type="float" office:value="9.66224" calcext:value-type="float">
            <text:p>9.66224</text:p>
          </table:table-cell>
          <table:table-cell office:value-type="float" office:value="0.603851" calcext:value-type="float">
            <text:p>0.603851</text:p>
          </table:table-cell>
          <table:table-cell office:value-type="float" office:value="0.926535" calcext:value-type="float">
            <text:p>0.926535</text:p>
          </table:table-cell>
          <table:table-cell office:value-type="string" calcext:value-type="string">
            <text:p>0.057383</text:p>
          </table:table-cell>
        </table:table-row>
        <table:table-row table:style-name="ro1" table:visibility="filter">
          <table:table-cell office:value-type="float" office:value="1527146721.52227" calcext:value-type="float">
            <text:p>1527146721.52227</text:p>
          </table:table-cell>
          <table:table-cell office:value-type="string" calcext:value-type="string">
            <text:p>PID_y</text:p>
          </table:table-cell>
          <table:table-cell office:value-type="float" office:value="267.674988" calcext:value-type="float">
            <text:p>267.674988</text:p>
          </table:table-cell>
          <table:table-cell office:value-type="float" office:value="1.089126" calcext:value-type="float">
            <text:p>1.089126</text:p>
          </table:table-cell>
          <table:table-cell office:value-type="float" office:value="0.935335" calcext:value-type="float">
            <text:p>0.935335</text:p>
          </table:table-cell>
          <table:table-cell office:value-type="float" office:value="0.047308" calcext:value-type="float">
            <text:p>0.047308</text:p>
          </table:table-cell>
          <table:table-cell office:value-type="float" office:value="9.66224" calcext:value-type="float">
            <text:p>9.66224</text:p>
          </table:table-cell>
          <table:table-cell office:value-type="float" office:value="0.603851" calcext:value-type="float">
            <text:p>0.603851</text:p>
          </table:table-cell>
          <table:table-cell office:value-type="float" office:value="0.926535" calcext:value-type="float">
            <text:p>0.926535</text:p>
          </table:table-cell>
          <table:table-cell office:value-type="string" calcext:value-type="string">
            <text:p>0.057383</text:p>
          </table:table-cell>
        </table:table-row>
        <table:table-row table:style-name="ro1">
          <table:table-cell office:value-type="float" office:value="1527146721.54281" calcext:value-type="float">
            <text:p>1527146721.54281</text:p>
          </table:table-cell>
          <table:table-cell office:value-type="string" calcext:value-type="string">
            <text:p>TOC_x</text:p>
          </table:table-cell>
          <table:table-cell office:value-type="float" office:value="272.720123" calcext:value-type="float">
            <text:p>272.720123</text:p>
          </table:table-cell>
          <table:table-cell office:value-type="float" office:value="0.733106" calcext:value-type="float">
            <text:p>0.733106</text:p>
          </table:table-cell>
          <table:table-cell office:value-type="float" office:value="0.944685" calcext:value-type="float">
            <text:p>0.944685</text:p>
          </table:table-cell>
          <table:table-cell office:value-type="float" office:value="0.035988" calcext:value-type="float">
            <text:p>0.035988</text:p>
          </table:table-cell>
          <table:table-cell office:value-type="float" office:value="9.75302" calcext:value-type="float">
            <text:p>9.75302</text:p>
          </table:table-cell>
          <table:table-cell office:value-type="float" office:value="0.493955" calcext:value-type="float">
            <text:p>0.493955</text:p>
          </table:table-cell>
          <table:table-cell office:value-type="float" office:value="0.935335" calcext:value-type="float">
            <text:p>0.935335</text:p>
          </table:table-cell>
          <table:table-cell office:value-type="string" calcext:value-type="string">
            <text:p>0.047308</text:p>
          </table:table-cell>
        </table:table-row>
        <table:table-row table:style-name="ro1" table:visibility="filter">
          <table:table-cell office:value-type="float" office:value="1527146721.54286" calcext:value-type="float">
            <text:p>1527146721.54286</text:p>
          </table:table-cell>
          <table:table-cell office:value-type="string" calcext:value-type="string">
            <text:p>PID_y</text:p>
          </table:table-cell>
          <table:table-cell office:value-type="float" office:value="272.720123" calcext:value-type="float">
            <text:p>272.720123</text:p>
          </table:table-cell>
          <table:table-cell office:value-type="float" office:value="0.733106" calcext:value-type="float">
            <text:p>0.733106</text:p>
          </table:table-cell>
          <table:table-cell office:value-type="float" office:value="0.944685" calcext:value-type="float">
            <text:p>0.944685</text:p>
          </table:table-cell>
          <table:table-cell office:value-type="float" office:value="0.035988" calcext:value-type="float">
            <text:p>0.035988</text:p>
          </table:table-cell>
          <table:table-cell office:value-type="float" office:value="9.75302" calcext:value-type="float">
            <text:p>9.75302</text:p>
          </table:table-cell>
          <table:table-cell office:value-type="float" office:value="0.493955" calcext:value-type="float">
            <text:p>0.493955</text:p>
          </table:table-cell>
          <table:table-cell office:value-type="float" office:value="0.935335" calcext:value-type="float">
            <text:p>0.935335</text:p>
          </table:table-cell>
          <table:table-cell office:value-type="string" calcext:value-type="string">
            <text:p>0.047308</text:p>
          </table:table-cell>
        </table:table-row>
        <table:table-row table:style-name="ro1">
          <table:table-cell office:value-type="float" office:value="1527146721.56237" calcext:value-type="float">
            <text:p>1527146721.56237</text:p>
          </table:table-cell>
          <table:table-cell office:value-type="string" calcext:value-type="string">
            <text:p>TOC_x</text:p>
          </table:table-cell>
          <table:table-cell office:value-type="float" office:value="280.467987" calcext:value-type="float">
            <text:p>280.467987</text:p>
          </table:table-cell>
          <table:table-cell office:value-type="float" office:value="0.441333" calcext:value-type="float">
            <text:p>0.441333</text:p>
          </table:table-cell>
          <table:table-cell office:value-type="float" office:value="0.958145" calcext:value-type="float">
            <text:p>0.958145</text:p>
          </table:table-cell>
          <table:table-cell office:value-type="float" office:value="0.025026" calcext:value-type="float">
            <text:p>0.025026</text:p>
          </table:table-cell>
          <table:table-cell office:value-type="float" office:value="9.890826" calcext:value-type="float">
            <text:p>9.890826</text:p>
          </table:table-cell>
          <table:table-cell office:value-type="float" office:value="0.381716" calcext:value-type="float">
            <text:p>0.381716</text:p>
          </table:table-cell>
          <table:table-cell office:value-type="float" office:value="0.944685" calcext:value-type="float">
            <text:p>0.944685</text:p>
          </table:table-cell>
          <table:table-cell office:value-type="string" calcext:value-type="string">
            <text:p>0.035988</text:p>
          </table:table-cell>
        </table:table-row>
        <table:table-row table:style-name="ro1" table:visibility="filter">
          <table:table-cell office:value-type="float" office:value="1527146721.56242" calcext:value-type="float">
            <text:p>1527146721.56242</text:p>
          </table:table-cell>
          <table:table-cell office:value-type="string" calcext:value-type="string">
            <text:p>PID_y</text:p>
          </table:table-cell>
          <table:table-cell office:value-type="float" office:value="280.467987" calcext:value-type="float">
            <text:p>280.467987</text:p>
          </table:table-cell>
          <table:table-cell office:value-type="float" office:value="0.441333" calcext:value-type="float">
            <text:p>0.441333</text:p>
          </table:table-cell>
          <table:table-cell office:value-type="float" office:value="0.958145" calcext:value-type="float">
            <text:p>0.958145</text:p>
          </table:table-cell>
          <table:table-cell office:value-type="float" office:value="0.025026" calcext:value-type="float">
            <text:p>0.025026</text:p>
          </table:table-cell>
          <table:table-cell office:value-type="float" office:value="9.890826" calcext:value-type="float">
            <text:p>9.890826</text:p>
          </table:table-cell>
          <table:table-cell office:value-type="float" office:value="0.381716" calcext:value-type="float">
            <text:p>0.381716</text:p>
          </table:table-cell>
          <table:table-cell office:value-type="float" office:value="0.944685" calcext:value-type="float">
            <text:p>0.944685</text:p>
          </table:table-cell>
          <table:table-cell office:value-type="string" calcext:value-type="string">
            <text:p>0.035988</text:p>
          </table:table-cell>
        </table:table-row>
        <table:table-row table:style-name="ro1">
          <table:table-cell office:value-type="float" office:value="1527146721.58181" calcext:value-type="float">
            <text:p>1527146721.58181</text:p>
          </table:table-cell>
          <table:table-cell office:value-type="string" calcext:value-type="string">
            <text:p>TOC_x</text:p>
          </table:table-cell>
          <table:table-cell office:value-type="float" office:value="285.368317" calcext:value-type="float">
            <text:p>285.368317</text:p>
          </table:table-cell>
          <table:table-cell office:value-type="float" office:value="0.223298" calcext:value-type="float">
            <text:p>0.223298</text:p>
          </table:table-cell>
          <table:table-cell office:value-type="float" office:value="0.966533" calcext:value-type="float">
            <text:p>0.966533</text:p>
          </table:table-cell>
          <table:table-cell office:value-type="float" office:value="0.014203" calcext:value-type="float">
            <text:p>0.014203</text:p>
          </table:table-cell>
          <table:table-cell office:value-type="float" office:value="9.977005" calcext:value-type="float">
            <text:p>9.977005</text:p>
          </table:table-cell>
          <table:table-cell office:value-type="float" office:value="0.270524" calcext:value-type="float">
            <text:p>0.270524</text:p>
          </table:table-cell>
          <table:table-cell office:value-type="float" office:value="0.958145" calcext:value-type="float">
            <text:p>0.958145</text:p>
          </table:table-cell>
          <table:table-cell office:value-type="string" calcext:value-type="string">
            <text:p>0.025026</text:p>
          </table:table-cell>
        </table:table-row>
        <table:table-row table:style-name="ro1" table:visibility="filter">
          <table:table-cell office:value-type="float" office:value="1527146721.58186" calcext:value-type="float">
            <text:p>1527146721.58186</text:p>
          </table:table-cell>
          <table:table-cell office:value-type="string" calcext:value-type="string">
            <text:p>PID_y</text:p>
          </table:table-cell>
          <table:table-cell office:value-type="float" office:value="285.368317" calcext:value-type="float">
            <text:p>285.368317</text:p>
          </table:table-cell>
          <table:table-cell office:value-type="float" office:value="0.223298" calcext:value-type="float">
            <text:p>0.223298</text:p>
          </table:table-cell>
          <table:table-cell office:value-type="float" office:value="0.966533" calcext:value-type="float">
            <text:p>0.966533</text:p>
          </table:table-cell>
          <table:table-cell office:value-type="float" office:value="0.014203" calcext:value-type="float">
            <text:p>0.014203</text:p>
          </table:table-cell>
          <table:table-cell office:value-type="float" office:value="9.977005" calcext:value-type="float">
            <text:p>9.977005</text:p>
          </table:table-cell>
          <table:table-cell office:value-type="float" office:value="0.270524" calcext:value-type="float">
            <text:p>0.270524</text:p>
          </table:table-cell>
          <table:table-cell office:value-type="float" office:value="0.958145" calcext:value-type="float">
            <text:p>0.958145</text:p>
          </table:table-cell>
          <table:table-cell office:value-type="string" calcext:value-type="string">
            <text:p>0.025026</text:p>
          </table:table-cell>
        </table:table-row>
        <table:table-row table:style-name="ro1">
          <table:table-cell office:value-type="float" office:value="1527146721.60242" calcext:value-type="float">
            <text:p>1527146721.60242</text:p>
          </table:table-cell>
          <table:table-cell office:value-type="string" calcext:value-type="string">
            <text:p>TOC_x</text:p>
          </table:table-cell>
          <table:table-cell office:value-type="float" office:value="289.603394" calcext:value-type="float">
            <text:p>289.603394</text:p>
          </table:table-cell>
          <table:table-cell office:value-type="float" office:value="0.146769" calcext:value-type="float">
            <text:p>0.146769</text:p>
          </table:table-cell>
          <table:table-cell office:value-type="float" office:value="0.974146" calcext:value-type="float">
            <text:p>0.974146</text:p>
          </table:table-cell>
          <table:table-cell office:value-type="float" office:value="0.008958" calcext:value-type="float">
            <text:p>0.008958</text:p>
          </table:table-cell>
          <table:table-cell office:value-type="float" office:value="10.050882" calcext:value-type="float">
            <text:p>10.050882</text:p>
          </table:table-cell>
          <table:table-cell office:value-type="float" office:value="0.219622" calcext:value-type="float">
            <text:p>0.219622</text:p>
          </table:table-cell>
          <table:table-cell office:value-type="float" office:value="0.966533" calcext:value-type="float">
            <text:p>0.966533</text:p>
          </table:table-cell>
          <table:table-cell office:value-type="string" calcext:value-type="string">
            <text:p>0.014203</text:p>
          </table:table-cell>
        </table:table-row>
        <table:table-row table:style-name="ro1" table:visibility="filter">
          <table:table-cell office:value-type="float" office:value="1527146721.60247" calcext:value-type="float">
            <text:p>1527146721.60247</text:p>
          </table:table-cell>
          <table:table-cell office:value-type="string" calcext:value-type="string">
            <text:p>PID_y</text:p>
          </table:table-cell>
          <table:table-cell office:value-type="float" office:value="289.603394" calcext:value-type="float">
            <text:p>289.603394</text:p>
          </table:table-cell>
          <table:table-cell office:value-type="float" office:value="0.146769" calcext:value-type="float">
            <text:p>0.146769</text:p>
          </table:table-cell>
          <table:table-cell office:value-type="float" office:value="0.974146" calcext:value-type="float">
            <text:p>0.974146</text:p>
          </table:table-cell>
          <table:table-cell office:value-type="float" office:value="0.008958" calcext:value-type="float">
            <text:p>0.008958</text:p>
          </table:table-cell>
          <table:table-cell office:value-type="float" office:value="10.050882" calcext:value-type="float">
            <text:p>10.050882</text:p>
          </table:table-cell>
          <table:table-cell office:value-type="float" office:value="0.219622" calcext:value-type="float">
            <text:p>0.219622</text:p>
          </table:table-cell>
          <table:table-cell office:value-type="float" office:value="0.966533" calcext:value-type="float">
            <text:p>0.966533</text:p>
          </table:table-cell>
          <table:table-cell office:value-type="string" calcext:value-type="string">
            <text:p>0.014203</text:p>
          </table:table-cell>
        </table:table-row>
        <table:table-row table:style-name="ro1">
          <table:table-cell office:value-type="float" office:value="1527146721.62183" calcext:value-type="float">
            <text:p>1527146721.62183</text:p>
          </table:table-cell>
          <table:table-cell office:value-type="string" calcext:value-type="string">
            <text:p>TOC_x</text:p>
          </table:table-cell>
          <table:table-cell office:value-type="float" office:value="295.891602" calcext:value-type="float">
            <text:p>295.891602</text:p>
          </table:table-cell>
          <table:table-cell office:value-type="float" office:value="0.021056" calcext:value-type="float">
            <text:p>0.021056</text:p>
          </table:table-cell>
          <table:table-cell office:value-type="float" office:value="0.984689" calcext:value-type="float">
            <text:p>0.984689</text:p>
          </table:table-cell>
          <table:table-cell office:value-type="float" office:value="-0.003374" calcext:value-type="float">
            <text:p>-0.003374</text:p>
          </table:table-cell>
          <table:table-cell office:value-type="float" office:value="10.159597" calcext:value-type="float">
            <text:p>10.159597</text:p>
          </table:table-cell>
          <table:table-cell office:value-type="float" office:value="0.092469" calcext:value-type="float">
            <text:p>0.092469</text:p>
          </table:table-cell>
          <table:table-cell office:value-type="float" office:value="0.974146" calcext:value-type="float">
            <text:p>0.974146</text:p>
          </table:table-cell>
          <table:table-cell office:value-type="string" calcext:value-type="string">
            <text:p>0.008958</text:p>
          </table:table-cell>
        </table:table-row>
        <table:table-row table:style-name="ro1" table:visibility="filter">
          <table:table-cell office:value-type="float" office:value="1527146721.62188" calcext:value-type="float">
            <text:p>1527146721.62188</text:p>
          </table:table-cell>
          <table:table-cell office:value-type="string" calcext:value-type="string">
            <text:p>PID_y</text:p>
          </table:table-cell>
          <table:table-cell office:value-type="float" office:value="295.891602" calcext:value-type="float">
            <text:p>295.891602</text:p>
          </table:table-cell>
          <table:table-cell office:value-type="float" office:value="0.021056" calcext:value-type="float">
            <text:p>0.021056</text:p>
          </table:table-cell>
          <table:table-cell office:value-type="float" office:value="0.984689" calcext:value-type="float">
            <text:p>0.984689</text:p>
          </table:table-cell>
          <table:table-cell office:value-type="float" office:value="-0.003374" calcext:value-type="float">
            <text:p>-0.003374</text:p>
          </table:table-cell>
          <table:table-cell office:value-type="float" office:value="10.159597" calcext:value-type="float">
            <text:p>10.159597</text:p>
          </table:table-cell>
          <table:table-cell office:value-type="float" office:value="0.092469" calcext:value-type="float">
            <text:p>0.092469</text:p>
          </table:table-cell>
          <table:table-cell office:value-type="float" office:value="0.974146" calcext:value-type="float">
            <text:p>0.974146</text:p>
          </table:table-cell>
          <table:table-cell office:value-type="string" calcext:value-type="string">
            <text:p>0.008958</text:p>
          </table:table-cell>
        </table:table-row>
        <table:table-row table:style-name="ro1">
          <table:table-cell office:value-type="float" office:value="1527146721.64238" calcext:value-type="float">
            <text:p>1527146721.64238</text:p>
          </table:table-cell>
          <table:table-cell office:value-type="string" calcext:value-type="string">
            <text:p>TOC_x</text:p>
          </table:table-cell>
          <table:table-cell office:value-type="float" office:value="297.869507" calcext:value-type="float">
            <text:p>297.869507</text:p>
          </table:table-cell>
          <table:table-cell office:value-type="float" office:value="-0.010194" calcext:value-type="float">
            <text:p>-0.010194</text:p>
          </table:table-cell>
          <table:table-cell office:value-type="float" office:value="0.988174" calcext:value-type="float">
            <text:p>0.988174</text:p>
          </table:table-cell>
          <table:table-cell office:value-type="float" office:value="-0.011069" calcext:value-type="float">
            <text:p>-0.011069</text:p>
          </table:table-cell>
          <table:table-cell office:value-type="float" office:value="10.19355" calcext:value-type="float">
            <text:p>10.19355</text:p>
          </table:table-cell>
          <table:table-cell office:value-type="float" office:value="0.017502" calcext:value-type="float">
            <text:p>0.017502</text:p>
          </table:table-cell>
          <table:table-cell office:value-type="float" office:value="0.984689" calcext:value-type="float">
            <text:p>0.984689</text:p>
          </table:table-cell>
          <table:table-cell office:value-type="string" calcext:value-type="string">
            <text:p>-0.003374</text:p>
          </table:table-cell>
        </table:table-row>
        <table:table-row table:style-name="ro1" table:visibility="filter">
          <table:table-cell office:value-type="float" office:value="1527146721.64243" calcext:value-type="float">
            <text:p>1527146721.64243</text:p>
          </table:table-cell>
          <table:table-cell office:value-type="string" calcext:value-type="string">
            <text:p>PID_y</text:p>
          </table:table-cell>
          <table:table-cell office:value-type="float" office:value="297.869507" calcext:value-type="float">
            <text:p>297.869507</text:p>
          </table:table-cell>
          <table:table-cell office:value-type="float" office:value="-0.010194" calcext:value-type="float">
            <text:p>-0.010194</text:p>
          </table:table-cell>
          <table:table-cell office:value-type="float" office:value="0.988174" calcext:value-type="float">
            <text:p>0.988174</text:p>
          </table:table-cell>
          <table:table-cell office:value-type="float" office:value="-0.011069" calcext:value-type="float">
            <text:p>-0.011069</text:p>
          </table:table-cell>
          <table:table-cell office:value-type="float" office:value="10.19355" calcext:value-type="float">
            <text:p>10.19355</text:p>
          </table:table-cell>
          <table:table-cell office:value-type="float" office:value="0.017502" calcext:value-type="float">
            <text:p>0.017502</text:p>
          </table:table-cell>
          <table:table-cell office:value-type="float" office:value="0.984689" calcext:value-type="float">
            <text:p>0.984689</text:p>
          </table:table-cell>
          <table:table-cell office:value-type="string" calcext:value-type="string">
            <text:p>-0.003374</text:p>
          </table:table-cell>
        </table:table-row>
        <table:table-row table:style-name="ro1">
          <table:table-cell office:value-type="float" office:value="1527146721.66284" calcext:value-type="float">
            <text:p>1527146721.66284</text:p>
          </table:table-cell>
          <table:table-cell office:value-type="string" calcext:value-type="string">
            <text:p>TOC_x</text:p>
          </table:table-cell>
          <table:table-cell office:value-type="float" office:value="303.083069" calcext:value-type="float">
            <text:p>303.083069</text:p>
          </table:table-cell>
          <table:table-cell office:value-type="float" office:value="-0.117264" calcext:value-type="float">
            <text:p>-0.117264</text:p>
          </table:table-cell>
          <table:table-cell office:value-type="float" office:value="0.997282" calcext:value-type="float">
            <text:p>0.997282</text:p>
          </table:table-cell>
          <table:table-cell office:value-type="float" office:value="-0.030683" calcext:value-type="float">
            <text:p>-0.030683</text:p>
          </table:table-cell>
          <table:table-cell office:value-type="float" office:value="10.282511" calcext:value-type="float">
            <text:p>10.282511</text:p>
          </table:table-cell>
          <table:table-cell office:value-type="float" office:value="-0.174078" calcext:value-type="float">
            <text:p>-0.174078</text:p>
          </table:table-cell>
          <table:table-cell office:value-type="float" office:value="0.988174" calcext:value-type="float">
            <text:p>0.988174</text:p>
          </table:table-cell>
          <table:table-cell office:value-type="string" calcext:value-type="string">
            <text:p>-0.011069</text:p>
          </table:table-cell>
        </table:table-row>
        <table:table-row table:style-name="ro1" table:visibility="filter">
          <table:table-cell office:value-type="float" office:value="1527146721.66289" calcext:value-type="float">
            <text:p>1527146721.66289</text:p>
          </table:table-cell>
          <table:table-cell office:value-type="string" calcext:value-type="string">
            <text:p>PID_y</text:p>
          </table:table-cell>
          <table:table-cell office:value-type="float" office:value="303.083069" calcext:value-type="float">
            <text:p>303.083069</text:p>
          </table:table-cell>
          <table:table-cell office:value-type="float" office:value="-0.117264" calcext:value-type="float">
            <text:p>-0.117264</text:p>
          </table:table-cell>
          <table:table-cell office:value-type="float" office:value="0.997282" calcext:value-type="float">
            <text:p>0.997282</text:p>
          </table:table-cell>
          <table:table-cell office:value-type="float" office:value="-0.030683" calcext:value-type="float">
            <text:p>-0.030683</text:p>
          </table:table-cell>
          <table:table-cell office:value-type="float" office:value="10.282511" calcext:value-type="float">
            <text:p>10.282511</text:p>
          </table:table-cell>
          <table:table-cell office:value-type="float" office:value="-0.174078" calcext:value-type="float">
            <text:p>-0.174078</text:p>
          </table:table-cell>
          <table:table-cell office:value-type="float" office:value="0.988174" calcext:value-type="float">
            <text:p>0.988174</text:p>
          </table:table-cell>
          <table:table-cell office:value-type="string" calcext:value-type="string">
            <text:p>-0.011069</text:p>
          </table:table-cell>
        </table:table-row>
        <table:table-row table:style-name="ro1">
          <table:table-cell office:value-type="float" office:value="1527146721.68234" calcext:value-type="float">
            <text:p>1527146721.68234</text:p>
          </table:table-cell>
          <table:table-cell office:value-type="string" calcext:value-type="string">
            <text:p>TOC_x</text:p>
          </table:table-cell>
          <table:table-cell office:value-type="float" office:value="305.960724" calcext:value-type="float">
            <text:p>305.960724</text:p>
          </table:table-cell>
          <table:table-cell office:value-type="float" office:value="-0.17695" calcext:value-type="float">
            <text:p>-0.17695</text:p>
          </table:table-cell>
          <table:table-cell office:value-type="float" office:value="1.002031" calcext:value-type="float">
            <text:p>1.002031</text:p>
          </table:table-cell>
          <table:table-cell office:value-type="float" office:value="-0.035405" calcext:value-type="float">
            <text:p>-0.035405</text:p>
          </table:table-cell>
          <table:table-cell office:value-type="float" office:value="10.331289" calcext:value-type="float">
            <text:p>10.331289</text:p>
          </table:table-cell>
          <table:table-cell office:value-type="float" office:value="-0.222577" calcext:value-type="float">
            <text:p>-0.222577</text:p>
          </table:table-cell>
          <table:table-cell office:value-type="float" office:value="0.997282" calcext:value-type="float">
            <text:p>0.997282</text:p>
          </table:table-cell>
          <table:table-cell office:value-type="string" calcext:value-type="string">
            <text:p>-0.030683</text:p>
          </table:table-cell>
        </table:table-row>
        <table:table-row table:style-name="ro1" table:visibility="filter">
          <table:table-cell office:value-type="float" office:value="1527146721.68244" calcext:value-type="float">
            <text:p>1527146721.68244</text:p>
          </table:table-cell>
          <table:table-cell office:value-type="string" calcext:value-type="string">
            <text:p>PID_y</text:p>
          </table:table-cell>
          <table:table-cell office:value-type="float" office:value="305.960724" calcext:value-type="float">
            <text:p>305.960724</text:p>
          </table:table-cell>
          <table:table-cell office:value-type="float" office:value="-0.17695" calcext:value-type="float">
            <text:p>-0.17695</text:p>
          </table:table-cell>
          <table:table-cell office:value-type="float" office:value="1.002031" calcext:value-type="float">
            <text:p>1.002031</text:p>
          </table:table-cell>
          <table:table-cell office:value-type="float" office:value="-0.035405" calcext:value-type="float">
            <text:p>-0.035405</text:p>
          </table:table-cell>
          <table:table-cell office:value-type="float" office:value="10.331289" calcext:value-type="float">
            <text:p>10.331289</text:p>
          </table:table-cell>
          <table:table-cell office:value-type="float" office:value="-0.222577" calcext:value-type="float">
            <text:p>-0.222577</text:p>
          </table:table-cell>
          <table:table-cell office:value-type="float" office:value="0.997282" calcext:value-type="float">
            <text:p>0.997282</text:p>
          </table:table-cell>
          <table:table-cell office:value-type="string" calcext:value-type="string">
            <text:p>-0.030683</text:p>
          </table:table-cell>
        </table:table-row>
        <table:table-row table:style-name="ro1">
          <table:table-cell office:value-type="float" office:value="1527146721.70177" calcext:value-type="float">
            <text:p>1527146721.70177</text:p>
          </table:table-cell>
          <table:table-cell office:value-type="string" calcext:value-type="string">
            <text:p>TOC_x</text:p>
          </table:table-cell>
          <table:table-cell office:value-type="float" office:value="310.242188" calcext:value-type="float">
            <text:p>310.242188</text:p>
          </table:table-cell>
          <table:table-cell office:value-type="float" office:value="-0.392038" calcext:value-type="float">
            <text:p>-0.392038</text:p>
          </table:table-cell>
          <table:table-cell office:value-type="float" office:value="1.009059" calcext:value-type="float">
            <text:p>1.009059</text:p>
          </table:table-cell>
          <table:table-cell office:value-type="float" office:value="-0.047548" calcext:value-type="float">
            <text:p>-0.047548</text:p>
          </table:table-cell>
          <table:table-cell office:value-type="float" office:value="10.403441" calcext:value-type="float">
            <text:p>10.403441</text:p>
          </table:table-cell>
          <table:table-cell office:value-type="float" office:value="-0.347234" calcext:value-type="float">
            <text:p>-0.347234</text:p>
          </table:table-cell>
          <table:table-cell office:value-type="float" office:value="1.002031" calcext:value-type="float">
            <text:p>1.002031</text:p>
          </table:table-cell>
          <table:table-cell office:value-type="string" calcext:value-type="string">
            <text:p>-0.035405</text:p>
          </table:table-cell>
        </table:table-row>
        <table:table-row table:style-name="ro1" table:visibility="filter">
          <table:table-cell office:value-type="float" office:value="1527146721.70183" calcext:value-type="float">
            <text:p>1527146721.70183</text:p>
          </table:table-cell>
          <table:table-cell office:value-type="string" calcext:value-type="string">
            <text:p>PID_y</text:p>
          </table:table-cell>
          <table:table-cell office:value-type="float" office:value="310.242188" calcext:value-type="float">
            <text:p>310.242188</text:p>
          </table:table-cell>
          <table:table-cell office:value-type="float" office:value="-0.392038" calcext:value-type="float">
            <text:p>-0.392038</text:p>
          </table:table-cell>
          <table:table-cell office:value-type="float" office:value="1.009059" calcext:value-type="float">
            <text:p>1.009059</text:p>
          </table:table-cell>
          <table:table-cell office:value-type="float" office:value="-0.047548" calcext:value-type="float">
            <text:p>-0.047548</text:p>
          </table:table-cell>
          <table:table-cell office:value-type="float" office:value="10.403441" calcext:value-type="float">
            <text:p>10.403441</text:p>
          </table:table-cell>
          <table:table-cell office:value-type="float" office:value="-0.347234" calcext:value-type="float">
            <text:p>-0.347234</text:p>
          </table:table-cell>
          <table:table-cell office:value-type="float" office:value="1.002031" calcext:value-type="float">
            <text:p>1.002031</text:p>
          </table:table-cell>
          <table:table-cell office:value-type="string" calcext:value-type="string">
            <text:p>-0.035405</text:p>
          </table:table-cell>
        </table:table-row>
        <table:table-row table:style-name="ro1">
          <table:table-cell office:value-type="float" office:value="1527146721.72236" calcext:value-type="float">
            <text:p>1527146721.72236</text:p>
          </table:table-cell>
          <table:table-cell office:value-type="string" calcext:value-type="string">
            <text:p>TOC_x</text:p>
          </table:table-cell>
          <table:table-cell office:value-type="float" office:value="312.690552" calcext:value-type="float">
            <text:p>312.690552</text:p>
          </table:table-cell>
          <table:table-cell office:value-type="float" office:value="-0.618235" calcext:value-type="float">
            <text:p>-0.618235</text:p>
          </table:table-cell>
          <table:table-cell office:value-type="float" office:value="1.013276" calcext:value-type="float">
            <text:p>1.013276</text:p>
          </table:table-cell>
          <table:table-cell office:value-type="float" office:value="-0.057395" calcext:value-type="float">
            <text:p>-0.057395</text:p>
          </table:table-cell>
          <table:table-cell office:value-type="float" office:value="10.444474" calcext:value-type="float">
            <text:p>10.444474</text:p>
          </table:table-cell>
          <table:table-cell office:value-type="float" office:value="-0.443051" calcext:value-type="float">
            <text:p>-0.443051</text:p>
          </table:table-cell>
          <table:table-cell office:value-type="float" office:value="1.009059" calcext:value-type="float">
            <text:p>1.009059</text:p>
          </table:table-cell>
          <table:table-cell office:value-type="string" calcext:value-type="string">
            <text:p>-0.047548</text:p>
          </table:table-cell>
        </table:table-row>
        <table:table-row table:style-name="ro1" table:visibility="filter">
          <table:table-cell office:value-type="float" office:value="1527146721.72243" calcext:value-type="float">
            <text:p>1527146721.72243</text:p>
          </table:table-cell>
          <table:table-cell office:value-type="string" calcext:value-type="string">
            <text:p>PID_y</text:p>
          </table:table-cell>
          <table:table-cell office:value-type="float" office:value="312.690552" calcext:value-type="float">
            <text:p>312.690552</text:p>
          </table:table-cell>
          <table:table-cell office:value-type="float" office:value="-0.618235" calcext:value-type="float">
            <text:p>-0.618235</text:p>
          </table:table-cell>
          <table:table-cell office:value-type="float" office:value="1.013276" calcext:value-type="float">
            <text:p>1.013276</text:p>
          </table:table-cell>
          <table:table-cell office:value-type="float" office:value="-0.057395" calcext:value-type="float">
            <text:p>-0.057395</text:p>
          </table:table-cell>
          <table:table-cell office:value-type="float" office:value="10.444474" calcext:value-type="float">
            <text:p>10.444474</text:p>
          </table:table-cell>
          <table:table-cell office:value-type="float" office:value="-0.443051" calcext:value-type="float">
            <text:p>-0.443051</text:p>
          </table:table-cell>
          <table:table-cell office:value-type="float" office:value="1.009059" calcext:value-type="float">
            <text:p>1.009059</text:p>
          </table:table-cell>
          <table:table-cell office:value-type="string" calcext:value-type="string">
            <text:p>-0.047548</text:p>
          </table:table-cell>
        </table:table-row>
        <table:table-row table:style-name="ro1">
          <table:table-cell office:value-type="float" office:value="1527146721.74278" calcext:value-type="float">
            <text:p>1527146721.74278</text:p>
          </table:table-cell>
          <table:table-cell office:value-type="string" calcext:value-type="string">
            <text:p>TOC_x</text:p>
          </table:table-cell>
          <table:table-cell office:value-type="float" office:value="315.608582" calcext:value-type="float">
            <text:p>315.608582</text:p>
          </table:table-cell>
          <table:table-cell office:value-type="float" office:value="-0.750148" calcext:value-type="float">
            <text:p>-0.750148</text:p>
          </table:table-cell>
          <table:table-cell office:value-type="float" office:value="1.018257" calcext:value-type="float">
            <text:p>1.018257</text:p>
          </table:table-cell>
          <table:table-cell office:value-type="float" office:value="-0.062265" calcext:value-type="float">
            <text:p>-0.062265</text:p>
          </table:table-cell>
          <table:table-cell office:value-type="float" office:value="10.49317" calcext:value-type="float">
            <text:p>10.49317</text:p>
          </table:table-cell>
          <table:table-cell office:value-type="float" office:value="-0.490672" calcext:value-type="float">
            <text:p>-0.490672</text:p>
          </table:table-cell>
          <table:table-cell office:value-type="float" office:value="1.013276" calcext:value-type="float">
            <text:p>1.013276</text:p>
          </table:table-cell>
          <table:table-cell office:value-type="string" calcext:value-type="string">
            <text:p>-0.057395</text:p>
          </table:table-cell>
        </table:table-row>
        <table:table-row table:style-name="ro1" table:visibility="filter">
          <table:table-cell office:value-type="float" office:value="1527146721.74285" calcext:value-type="float">
            <text:p>1527146721.74285</text:p>
          </table:table-cell>
          <table:table-cell office:value-type="string" calcext:value-type="string">
            <text:p>PID_y</text:p>
          </table:table-cell>
          <table:table-cell office:value-type="float" office:value="315.608582" calcext:value-type="float">
            <text:p>315.608582</text:p>
          </table:table-cell>
          <table:table-cell office:value-type="float" office:value="-0.750148" calcext:value-type="float">
            <text:p>-0.750148</text:p>
          </table:table-cell>
          <table:table-cell office:value-type="float" office:value="1.018257" calcext:value-type="float">
            <text:p>1.018257</text:p>
          </table:table-cell>
          <table:table-cell office:value-type="float" office:value="-0.062265" calcext:value-type="float">
            <text:p>-0.062265</text:p>
          </table:table-cell>
          <table:table-cell office:value-type="float" office:value="10.49317" calcext:value-type="float">
            <text:p>10.49317</text:p>
          </table:table-cell>
          <table:table-cell office:value-type="float" office:value="-0.490672" calcext:value-type="float">
            <text:p>-0.490672</text:p>
          </table:table-cell>
          <table:table-cell office:value-type="float" office:value="1.013276" calcext:value-type="float">
            <text:p>1.013276</text:p>
          </table:table-cell>
          <table:table-cell office:value-type="string" calcext:value-type="string">
            <text:p>-0.057395</text:p>
          </table:table-cell>
        </table:table-row>
        <table:table-row table:style-name="ro1">
          <table:table-cell office:value-type="float" office:value="1527146721.76237" calcext:value-type="float">
            <text:p>1527146721.76237</text:p>
          </table:table-cell>
          <table:table-cell office:value-type="string" calcext:value-type="string">
            <text:p>TOC_x</text:p>
          </table:table-cell>
          <table:table-cell office:value-type="float" office:value="319.478729" calcext:value-type="float">
            <text:p>319.478729</text:p>
          </table:table-cell>
          <table:table-cell office:value-type="float" office:value="-1.332964" calcext:value-type="float">
            <text:p>-1.332964</text:p>
          </table:table-cell>
          <table:table-cell office:value-type="float" office:value="1.024537" calcext:value-type="float">
            <text:p>1.024537</text:p>
          </table:table-cell>
          <table:table-cell office:value-type="float" office:value="-0.07906" calcext:value-type="float">
            <text:p>-0.07906</text:p>
          </table:table-cell>
          <table:table-cell office:value-type="float" office:value="10.557413" calcext:value-type="float">
            <text:p>10.557413</text:p>
          </table:table-cell>
          <table:table-cell office:value-type="float" office:value="-0.66247" calcext:value-type="float">
            <text:p>-0.66247</text:p>
          </table:table-cell>
          <table:table-cell office:value-type="float" office:value="1.018257" calcext:value-type="float">
            <text:p>1.018257</text:p>
          </table:table-cell>
          <table:table-cell office:value-type="string" calcext:value-type="string">
            <text:p>-0.062265</text:p>
          </table:table-cell>
        </table:table-row>
        <table:table-row table:style-name="ro1" table:visibility="filter">
          <table:table-cell office:value-type="float" office:value="1527146721.76243" calcext:value-type="float">
            <text:p>1527146721.76243</text:p>
          </table:table-cell>
          <table:table-cell office:value-type="string" calcext:value-type="string">
            <text:p>PID_y</text:p>
          </table:table-cell>
          <table:table-cell office:value-type="float" office:value="319.478729" calcext:value-type="float">
            <text:p>319.478729</text:p>
          </table:table-cell>
          <table:table-cell office:value-type="float" office:value="-1.332964" calcext:value-type="float">
            <text:p>-1.332964</text:p>
          </table:table-cell>
          <table:table-cell office:value-type="float" office:value="1.024537" calcext:value-type="float">
            <text:p>1.024537</text:p>
          </table:table-cell>
          <table:table-cell office:value-type="float" office:value="-0.07906" calcext:value-type="float">
            <text:p>-0.07906</text:p>
          </table:table-cell>
          <table:table-cell office:value-type="float" office:value="10.557413" calcext:value-type="float">
            <text:p>10.557413</text:p>
          </table:table-cell>
          <table:table-cell office:value-type="float" office:value="-0.66247" calcext:value-type="float">
            <text:p>-0.66247</text:p>
          </table:table-cell>
          <table:table-cell office:value-type="float" office:value="1.018257" calcext:value-type="float">
            <text:p>1.018257</text:p>
          </table:table-cell>
          <table:table-cell office:value-type="string" calcext:value-type="string">
            <text:p>-0.062265</text:p>
          </table:table-cell>
        </table:table-row>
        <table:table-row table:style-name="ro1">
          <table:table-cell office:value-type="float" office:value="1527146721.78184" calcext:value-type="float">
            <text:p>1527146721.78184</text:p>
          </table:table-cell>
          <table:table-cell office:value-type="string" calcext:value-type="string">
            <text:p>TOC_x</text:p>
          </table:table-cell>
          <table:table-cell office:value-type="float" office:value="321.963745" calcext:value-type="float">
            <text:p>321.963745</text:p>
          </table:table-cell>
          <table:table-cell office:value-type="float" office:value="-1.379237" calcext:value-type="float">
            <text:p>-1.379237</text:p>
          </table:table-cell>
          <table:table-cell office:value-type="float" office:value="1.028539" calcext:value-type="float">
            <text:p>1.028539</text:p>
          </table:table-cell>
          <table:table-cell office:value-type="float" office:value="-0.080212" calcext:value-type="float">
            <text:p>-0.080212</text:p>
          </table:table-cell>
          <table:table-cell office:value-type="float" office:value="10.598458" calcext:value-type="float">
            <text:p>10.598458</text:p>
          </table:table-cell>
          <table:table-cell office:value-type="float" office:value="-0.674284" calcext:value-type="float">
            <text:p>-0.674284</text:p>
          </table:table-cell>
          <table:table-cell office:value-type="float" office:value="1.024537" calcext:value-type="float">
            <text:p>1.024537</text:p>
          </table:table-cell>
          <table:table-cell office:value-type="string" calcext:value-type="string">
            <text:p>-0.079060</text:p>
          </table:table-cell>
        </table:table-row>
        <table:table-row table:style-name="ro1" table:visibility="filter">
          <table:table-cell office:value-type="float" office:value="1527146721.78194" calcext:value-type="float">
            <text:p>1527146721.78194</text:p>
          </table:table-cell>
          <table:table-cell office:value-type="string" calcext:value-type="string">
            <text:p>PID_y</text:p>
          </table:table-cell>
          <table:table-cell office:value-type="float" office:value="321.963745" calcext:value-type="float">
            <text:p>321.963745</text:p>
          </table:table-cell>
          <table:table-cell office:value-type="float" office:value="-1.379237" calcext:value-type="float">
            <text:p>-1.379237</text:p>
          </table:table-cell>
          <table:table-cell office:value-type="float" office:value="1.028539" calcext:value-type="float">
            <text:p>1.028539</text:p>
          </table:table-cell>
          <table:table-cell office:value-type="float" office:value="-0.080212" calcext:value-type="float">
            <text:p>-0.080212</text:p>
          </table:table-cell>
          <table:table-cell office:value-type="float" office:value="10.598458" calcext:value-type="float">
            <text:p>10.598458</text:p>
          </table:table-cell>
          <table:table-cell office:value-type="float" office:value="-0.674284" calcext:value-type="float">
            <text:p>-0.674284</text:p>
          </table:table-cell>
          <table:table-cell office:value-type="float" office:value="1.024537" calcext:value-type="float">
            <text:p>1.024537</text:p>
          </table:table-cell>
          <table:table-cell office:value-type="string" calcext:value-type="string">
            <text:p>-0.079060</text:p>
          </table:table-cell>
        </table:table-row>
        <table:table-row table:style-name="ro1">
          <table:table-cell office:value-type="float" office:value="1527146721.80241" calcext:value-type="float">
            <text:p>1527146721.80241</text:p>
          </table:table-cell>
          <table:table-cell office:value-type="string" calcext:value-type="string">
            <text:p>TOC_x</text:p>
          </table:table-cell>
          <table:table-cell office:value-type="float" office:value="323.619232" calcext:value-type="float">
            <text:p>323.619232</text:p>
          </table:table-cell>
          <table:table-cell office:value-type="float" office:value="-1.739084" calcext:value-type="float">
            <text:p>-1.739084</text:p>
          </table:table-cell>
          <table:table-cell office:value-type="float" office:value="1.031343" calcext:value-type="float">
            <text:p>1.031343</text:p>
          </table:table-cell>
          <table:table-cell office:value-type="float" office:value="-0.089025" calcext:value-type="float">
            <text:p>-0.089025</text:p>
          </table:table-cell>
          <table:table-cell office:value-type="float" office:value="10.625712" calcext:value-type="float">
            <text:p>10.625712</text:p>
          </table:table-cell>
          <table:table-cell office:value-type="float" office:value="-0.759948" calcext:value-type="float">
            <text:p>-0.759948</text:p>
          </table:table-cell>
          <table:table-cell office:value-type="float" office:value="1.028539" calcext:value-type="float">
            <text:p>1.028539</text:p>
          </table:table-cell>
          <table:table-cell office:value-type="string" calcext:value-type="string">
            <text:p>-0.080212</text:p>
          </table:table-cell>
        </table:table-row>
        <table:table-row table:style-name="ro1" table:visibility="filter">
          <table:table-cell office:value-type="float" office:value="1527146721.80247" calcext:value-type="float">
            <text:p>1527146721.80247</text:p>
          </table:table-cell>
          <table:table-cell office:value-type="string" calcext:value-type="string">
            <text:p>PID_y</text:p>
          </table:table-cell>
          <table:table-cell office:value-type="float" office:value="323.619232" calcext:value-type="float">
            <text:p>323.619232</text:p>
          </table:table-cell>
          <table:table-cell office:value-type="float" office:value="-1.739084" calcext:value-type="float">
            <text:p>-1.739084</text:p>
          </table:table-cell>
          <table:table-cell office:value-type="float" office:value="1.031343" calcext:value-type="float">
            <text:p>1.031343</text:p>
          </table:table-cell>
          <table:table-cell office:value-type="float" office:value="-0.089025" calcext:value-type="float">
            <text:p>-0.089025</text:p>
          </table:table-cell>
          <table:table-cell office:value-type="float" office:value="10.625712" calcext:value-type="float">
            <text:p>10.625712</text:p>
          </table:table-cell>
          <table:table-cell office:value-type="float" office:value="-0.759948" calcext:value-type="float">
            <text:p>-0.759948</text:p>
          </table:table-cell>
          <table:table-cell office:value-type="float" office:value="1.028539" calcext:value-type="float">
            <text:p>1.028539</text:p>
          </table:table-cell>
          <table:table-cell office:value-type="string" calcext:value-type="string">
            <text:p>-0.080212</text:p>
          </table:table-cell>
        </table:table-row>
        <table:table-row table:style-name="ro1">
          <table:table-cell office:value-type="float" office:value="1527146721.82178" calcext:value-type="float">
            <text:p>1527146721.82178</text:p>
          </table:table-cell>
          <table:table-cell office:value-type="string" calcext:value-type="string">
            <text:p>TOC_x</text:p>
          </table:table-cell>
          <table:table-cell office:value-type="float" office:value="325.452057" calcext:value-type="float">
            <text:p>325.452057</text:p>
          </table:table-cell>
          <table:table-cell office:value-type="float" office:value="-2.041025" calcext:value-type="float">
            <text:p>-2.041025</text:p>
          </table:table-cell>
          <table:table-cell office:value-type="float" office:value="1.034255" calcext:value-type="float">
            <text:p>1.034255</text:p>
          </table:table-cell>
          <table:table-cell office:value-type="float" office:value="-0.09534" calcext:value-type="float">
            <text:p>-0.09534</text:p>
          </table:table-cell>
          <table:table-cell office:value-type="float" office:value="10.655807" calcext:value-type="float">
            <text:p>10.655807</text:p>
          </table:table-cell>
          <table:table-cell office:value-type="float" office:value="-0.825221" calcext:value-type="float">
            <text:p>-0.825221</text:p>
          </table:table-cell>
          <table:table-cell office:value-type="float" office:value="1.031343" calcext:value-type="float">
            <text:p>1.031343</text:p>
          </table:table-cell>
          <table:table-cell office:value-type="string" calcext:value-type="string">
            <text:p>-0.089025</text:p>
          </table:table-cell>
        </table:table-row>
        <table:table-row table:style-name="ro1" table:visibility="filter">
          <table:table-cell office:value-type="float" office:value="1527146721.82186" calcext:value-type="float">
            <text:p>1527146721.82186</text:p>
          </table:table-cell>
          <table:table-cell office:value-type="string" calcext:value-type="string">
            <text:p>PID_y</text:p>
          </table:table-cell>
          <table:table-cell office:value-type="float" office:value="325.452057" calcext:value-type="float">
            <text:p>325.452057</text:p>
          </table:table-cell>
          <table:table-cell office:value-type="float" office:value="-2.041025" calcext:value-type="float">
            <text:p>-2.041025</text:p>
          </table:table-cell>
          <table:table-cell office:value-type="float" office:value="1.034255" calcext:value-type="float">
            <text:p>1.034255</text:p>
          </table:table-cell>
          <table:table-cell office:value-type="float" office:value="-0.09534" calcext:value-type="float">
            <text:p>-0.09534</text:p>
          </table:table-cell>
          <table:table-cell office:value-type="float" office:value="10.655807" calcext:value-type="float">
            <text:p>10.655807</text:p>
          </table:table-cell>
          <table:table-cell office:value-type="float" office:value="-0.825221" calcext:value-type="float">
            <text:p>-0.825221</text:p>
          </table:table-cell>
          <table:table-cell office:value-type="float" office:value="1.031343" calcext:value-type="float">
            <text:p>1.031343</text:p>
          </table:table-cell>
          <table:table-cell office:value-type="string" calcext:value-type="string">
            <text:p>-0.089025</text:p>
          </table:table-cell>
        </table:table-row>
        <table:table-row table:style-name="ro1">
          <table:table-cell office:value-type="float" office:value="1527146721.84257" calcext:value-type="float">
            <text:p>1527146721.84257</text:p>
          </table:table-cell>
          <table:table-cell office:value-type="string" calcext:value-type="string">
            <text:p>TOC_x</text:p>
          </table:table-cell>
          <table:table-cell office:value-type="float" office:value="325.972931" calcext:value-type="float">
            <text:p>325.972931</text:p>
          </table:table-cell>
          <table:table-cell office:value-type="float" office:value="-2.36485" calcext:value-type="float">
            <text:p>-2.36485</text:p>
          </table:table-cell>
          <table:table-cell office:value-type="float" office:value="1.035134" calcext:value-type="float">
            <text:p>1.035134</text:p>
          </table:table-cell>
          <table:table-cell office:value-type="float" office:value="-0.102003" calcext:value-type="float">
            <text:p>-0.102003</text:p>
          </table:table-cell>
          <table:table-cell office:value-type="float" office:value="10.664344" calcext:value-type="float">
            <text:p>10.664344</text:p>
          </table:table-cell>
          <table:table-cell office:value-type="float" office:value="-0.889942" calcext:value-type="float">
            <text:p>-0.889942</text:p>
          </table:table-cell>
          <table:table-cell office:value-type="float" office:value="1.034255" calcext:value-type="float">
            <text:p>1.034255</text:p>
          </table:table-cell>
          <table:table-cell office:value-type="string" calcext:value-type="string">
            <text:p>-0.095340</text:p>
          </table:table-cell>
        </table:table-row>
        <table:table-row table:style-name="ro1" table:visibility="filter">
          <table:table-cell office:value-type="float" office:value="1527146721.84265" calcext:value-type="float">
            <text:p>1527146721.84265</text:p>
          </table:table-cell>
          <table:table-cell office:value-type="string" calcext:value-type="string">
            <text:p>TOC_y</text:p>
          </table:table-cell>
          <table:table-cell office:value-type="float" office:value="325.972931" calcext:value-type="float">
            <text:p>325.972931</text:p>
          </table:table-cell>
          <table:table-cell office:value-type="float" office:value="-2.36485" calcext:value-type="float">
            <text:p>-2.36485</text:p>
          </table:table-cell>
          <table:table-cell office:value-type="float" office:value="1.035134" calcext:value-type="float">
            <text:p>1.035134</text:p>
          </table:table-cell>
          <table:table-cell office:value-type="float" office:value="-0.102003" calcext:value-type="float">
            <text:p>-0.102003</text:p>
          </table:table-cell>
          <table:table-cell office:value-type="float" office:value="10.664344" calcext:value-type="float">
            <text:p>10.664344</text:p>
          </table:table-cell>
          <table:table-cell office:value-type="float" office:value="-0.889942" calcext:value-type="float">
            <text:p>-0.889942</text:p>
          </table:table-cell>
          <table:table-cell office:value-type="float" office:value="1.034255" calcext:value-type="float">
            <text:p>1.034255</text:p>
          </table:table-cell>
          <table:table-cell office:value-type="string" calcext:value-type="string">
            <text:p>-0.095340</text:p>
          </table:table-cell>
        </table:table-row>
        <table:table-row table:style-name="ro1">
          <table:table-cell office:value-type="float" office:value="1527146721.86211" calcext:value-type="float">
            <text:p>1527146721.86211</text:p>
          </table:table-cell>
          <table:table-cell office:value-type="string" calcext:value-type="string">
            <text:p>TOC_x</text:p>
          </table:table-cell>
          <table:table-cell office:value-type="float" office:value="326.846832" calcext:value-type="float">
            <text:p>326.846832</text:p>
          </table:table-cell>
          <table:table-cell office:value-type="float" office:value="-2.960036" calcext:value-type="float">
            <text:p>-2.960036</text:p>
          </table:table-cell>
          <table:table-cell office:value-type="float" office:value="1.036546" calcext:value-type="float">
            <text:p>1.036546</text:p>
          </table:table-cell>
          <table:table-cell office:value-type="float" office:value="-0.1127" calcext:value-type="float">
            <text:p>-0.1127</text:p>
          </table:table-cell>
          <table:table-cell office:value-type="float" office:value="10.678652" calcext:value-type="float">
            <text:p>10.678652</text:p>
          </table:table-cell>
          <table:table-cell office:value-type="float" office:value="-0.998282" calcext:value-type="float">
            <text:p>-0.998282</text:p>
          </table:table-cell>
          <table:table-cell office:value-type="float" office:value="1.035134" calcext:value-type="float">
            <text:p>1.035134</text:p>
          </table:table-cell>
          <table:table-cell office:value-type="string" calcext:value-type="string">
            <text:p>-0.102003</text:p>
          </table:table-cell>
        </table:table-row>
        <table:table-row table:style-name="ro1" table:visibility="filter">
          <table:table-cell office:value-type="float" office:value="1527146721.86216" calcext:value-type="float">
            <text:p>1527146721.86216</text:p>
          </table:table-cell>
          <table:table-cell office:value-type="string" calcext:value-type="string">
            <text:p>TOC_y</text:p>
          </table:table-cell>
          <table:table-cell office:value-type="float" office:value="326.846832" calcext:value-type="float">
            <text:p>326.846832</text:p>
          </table:table-cell>
          <table:table-cell office:value-type="float" office:value="-2.960036" calcext:value-type="float">
            <text:p>-2.960036</text:p>
          </table:table-cell>
          <table:table-cell office:value-type="float" office:value="1.036546" calcext:value-type="float">
            <text:p>1.036546</text:p>
          </table:table-cell>
          <table:table-cell office:value-type="float" office:value="-0.1127" calcext:value-type="float">
            <text:p>-0.1127</text:p>
          </table:table-cell>
          <table:table-cell office:value-type="float" office:value="10.678652" calcext:value-type="float">
            <text:p>10.678652</text:p>
          </table:table-cell>
          <table:table-cell office:value-type="float" office:value="-0.998282" calcext:value-type="float">
            <text:p>-0.998282</text:p>
          </table:table-cell>
          <table:table-cell office:value-type="float" office:value="1.035134" calcext:value-type="float">
            <text:p>1.035134</text:p>
          </table:table-cell>
          <table:table-cell office:value-type="string" calcext:value-type="string">
            <text:p>-0.102003</text:p>
          </table:table-cell>
        </table:table-row>
        <table:table-row table:style-name="ro1">
          <table:table-cell office:value-type="float" office:value="1527146721.88261" calcext:value-type="float">
            <text:p>1527146721.88261</text:p>
          </table:table-cell>
          <table:table-cell office:value-type="string" calcext:value-type="string">
            <text:p>TOC_x</text:p>
          </table:table-cell>
          <table:table-cell office:value-type="float" office:value="327.028229" calcext:value-type="float">
            <text:p>327.028229</text:p>
          </table:table-cell>
          <table:table-cell office:value-type="float" office:value="-3.252227" calcext:value-type="float">
            <text:p>-3.252227</text:p>
          </table:table-cell>
          <table:table-cell office:value-type="float" office:value="1.036851" calcext:value-type="float">
            <text:p>1.036851</text:p>
          </table:table-cell>
          <table:table-cell office:value-type="float" office:value="-0.117738" calcext:value-type="float">
            <text:p>-0.117738</text:p>
          </table:table-cell>
          <table:table-cell office:value-type="float" office:value="10.681619" calcext:value-type="float">
            <text:p>10.681619</text:p>
          </table:table-cell>
          <table:table-cell office:value-type="float" office:value="-1.047412" calcext:value-type="float">
            <text:p>-1.047412</text:p>
          </table:table-cell>
          <table:table-cell office:value-type="float" office:value="1.036546" calcext:value-type="float">
            <text:p>1.036546</text:p>
          </table:table-cell>
          <table:table-cell office:value-type="string" calcext:value-type="string">
            <text:p>-0.112700</text:p>
          </table:table-cell>
        </table:table-row>
        <table:table-row table:style-name="ro1" table:visibility="filter">
          <table:table-cell office:value-type="float" office:value="1527146721.88266" calcext:value-type="float">
            <text:p>1527146721.88266</text:p>
          </table:table-cell>
          <table:table-cell office:value-type="string" calcext:value-type="string">
            <text:p>TOC_y</text:p>
          </table:table-cell>
          <table:table-cell office:value-type="float" office:value="327.028229" calcext:value-type="float">
            <text:p>327.028229</text:p>
          </table:table-cell>
          <table:table-cell office:value-type="float" office:value="-3.252227" calcext:value-type="float">
            <text:p>-3.252227</text:p>
          </table:table-cell>
          <table:table-cell office:value-type="float" office:value="1.036851" calcext:value-type="float">
            <text:p>1.036851</text:p>
          </table:table-cell>
          <table:table-cell office:value-type="float" office:value="-0.117738" calcext:value-type="float">
            <text:p>-0.117738</text:p>
          </table:table-cell>
          <table:table-cell office:value-type="float" office:value="10.681619" calcext:value-type="float">
            <text:p>10.681619</text:p>
          </table:table-cell>
          <table:table-cell office:value-type="float" office:value="-1.047412" calcext:value-type="float">
            <text:p>-1.047412</text:p>
          </table:table-cell>
          <table:table-cell office:value-type="float" office:value="1.036546" calcext:value-type="float">
            <text:p>1.036546</text:p>
          </table:table-cell>
          <table:table-cell office:value-type="string" calcext:value-type="string">
            <text:p>-0.112700</text:p>
          </table:table-cell>
        </table:table-row>
        <table:table-row table:style-name="ro1">
          <table:table-cell office:value-type="float" office:value="1527146721.90207" calcext:value-type="float">
            <text:p>1527146721.90207</text:p>
          </table:table-cell>
          <table:table-cell office:value-type="string" calcext:value-type="string">
            <text:p>TOC_x</text:p>
          </table:table-cell>
          <table:table-cell office:value-type="float" office:value="327.499298" calcext:value-type="float">
            <text:p>327.499298</text:p>
          </table:table-cell>
          <table:table-cell office:value-type="float" office:value="-3.808914" calcext:value-type="float">
            <text:p>-3.808914</text:p>
          </table:table-cell>
          <table:table-cell office:value-type="float" office:value="1.037598" calcext:value-type="float">
            <text:p>1.037598</text:p>
          </table:table-cell>
          <table:table-cell office:value-type="float" office:value="-0.126268" calcext:value-type="float">
            <text:p>-0.126268</text:p>
          </table:table-cell>
          <table:table-cell office:value-type="float" office:value="10.689322" calcext:value-type="float">
            <text:p>10.689322</text:p>
          </table:table-cell>
          <table:table-cell office:value-type="float" office:value="-1.135309" calcext:value-type="float">
            <text:p>-1.135309</text:p>
          </table:table-cell>
          <table:table-cell office:value-type="float" office:value="1.036851" calcext:value-type="float">
            <text:p>1.036851</text:p>
          </table:table-cell>
          <table:table-cell office:value-type="string" calcext:value-type="string">
            <text:p>-0.117738</text:p>
          </table:table-cell>
        </table:table-row>
        <table:table-row table:style-name="ro1" table:visibility="filter">
          <table:table-cell office:value-type="float" office:value="1527146721.90213" calcext:value-type="float">
            <text:p>1527146721.90213</text:p>
          </table:table-cell>
          <table:table-cell office:value-type="string" calcext:value-type="string">
            <text:p>TOC_y</text:p>
          </table:table-cell>
          <table:table-cell office:value-type="float" office:value="327.499298" calcext:value-type="float">
            <text:p>327.499298</text:p>
          </table:table-cell>
          <table:table-cell office:value-type="float" office:value="-3.808914" calcext:value-type="float">
            <text:p>-3.808914</text:p>
          </table:table-cell>
          <table:table-cell office:value-type="float" office:value="1.037598" calcext:value-type="float">
            <text:p>1.037598</text:p>
          </table:table-cell>
          <table:table-cell office:value-type="float" office:value="-0.126268" calcext:value-type="float">
            <text:p>-0.126268</text:p>
          </table:table-cell>
          <table:table-cell office:value-type="float" office:value="10.689322" calcext:value-type="float">
            <text:p>10.689322</text:p>
          </table:table-cell>
          <table:table-cell office:value-type="float" office:value="-1.135309" calcext:value-type="float">
            <text:p>-1.135309</text:p>
          </table:table-cell>
          <table:table-cell office:value-type="float" office:value="1.036851" calcext:value-type="float">
            <text:p>1.036851</text:p>
          </table:table-cell>
          <table:table-cell office:value-type="string" calcext:value-type="string">
            <text:p>-0.117738</text:p>
          </table:table-cell>
        </table:table-row>
        <table:table-row table:style-name="ro1">
          <table:table-cell office:value-type="float" office:value="1527146721.92265" calcext:value-type="float">
            <text:p>1527146721.92265</text:p>
          </table:table-cell>
          <table:table-cell office:value-type="string" calcext:value-type="string">
            <text:p>TOC_x</text:p>
          </table:table-cell>
          <table:table-cell office:value-type="float" office:value="326.954285" calcext:value-type="float">
            <text:p>326.954285</text:p>
          </table:table-cell>
          <table:table-cell office:value-type="float" office:value="-4.22102" calcext:value-type="float">
            <text:p>-4.22102</text:p>
          </table:table-cell>
          <table:table-cell office:value-type="float" office:value="1.036679" calcext:value-type="float">
            <text:p>1.036679</text:p>
          </table:table-cell>
          <table:table-cell office:value-type="float" office:value="-0.132554" calcext:value-type="float">
            <text:p>-0.132554</text:p>
          </table:table-cell>
          <table:table-cell office:value-type="float" office:value="10.68041" calcext:value-type="float">
            <text:p>10.68041</text:p>
          </table:table-cell>
          <table:table-cell office:value-type="float" office:value="-1.196229" calcext:value-type="float">
            <text:p>-1.196229</text:p>
          </table:table-cell>
          <table:table-cell office:value-type="float" office:value="1.037598" calcext:value-type="float">
            <text:p>1.037598</text:p>
          </table:table-cell>
          <table:table-cell office:value-type="string" calcext:value-type="string">
            <text:p>-0.126268</text:p>
          </table:table-cell>
        </table:table-row>
        <table:table-row table:style-name="ro1" table:visibility="filter">
          <table:table-cell office:value-type="float" office:value="1527146721.9227" calcext:value-type="float">
            <text:p>1527146721.9227</text:p>
          </table:table-cell>
          <table:table-cell office:value-type="string" calcext:value-type="string">
            <text:p>TOC_y</text:p>
          </table:table-cell>
          <table:table-cell office:value-type="float" office:value="326.954285" calcext:value-type="float">
            <text:p>326.954285</text:p>
          </table:table-cell>
          <table:table-cell office:value-type="float" office:value="-4.22102" calcext:value-type="float">
            <text:p>-4.22102</text:p>
          </table:table-cell>
          <table:table-cell office:value-type="float" office:value="1.036679" calcext:value-type="float">
            <text:p>1.036679</text:p>
          </table:table-cell>
          <table:table-cell office:value-type="float" office:value="-0.132554" calcext:value-type="float">
            <text:p>-0.132554</text:p>
          </table:table-cell>
          <table:table-cell office:value-type="float" office:value="10.68041" calcext:value-type="float">
            <text:p>10.68041</text:p>
          </table:table-cell>
          <table:table-cell office:value-type="float" office:value="-1.196229" calcext:value-type="float">
            <text:p>-1.196229</text:p>
          </table:table-cell>
          <table:table-cell office:value-type="float" office:value="1.037598" calcext:value-type="float">
            <text:p>1.037598</text:p>
          </table:table-cell>
          <table:table-cell office:value-type="string" calcext:value-type="string">
            <text:p>-0.126268</text:p>
          </table:table-cell>
        </table:table-row>
        <table:table-row table:style-name="ro1">
          <table:table-cell office:value-type="float" office:value="1527146721.94217" calcext:value-type="float">
            <text:p>1527146721.94217</text:p>
          </table:table-cell>
          <table:table-cell office:value-type="string" calcext:value-type="string">
            <text:p>TOC_x</text:p>
          </table:table-cell>
          <table:table-cell office:value-type="float" office:value="326.5047" calcext:value-type="float">
            <text:p>326.5047</text:p>
          </table:table-cell>
          <table:table-cell office:value-type="float" office:value="-4.420817" calcext:value-type="float">
            <text:p>-4.420817</text:p>
          </table:table-cell>
          <table:table-cell office:value-type="float" office:value="1.035961" calcext:value-type="float">
            <text:p>1.035961</text:p>
          </table:table-cell>
          <table:table-cell office:value-type="float" office:value="-0.135332" calcext:value-type="float">
            <text:p>-0.135332</text:p>
          </table:table-cell>
          <table:table-cell office:value-type="float" office:value="10.673053" calcext:value-type="float">
            <text:p>10.673053</text:p>
          </table:table-cell>
          <table:table-cell office:value-type="float" office:value="-1.224712" calcext:value-type="float">
            <text:p>-1.224712</text:p>
          </table:table-cell>
          <table:table-cell office:value-type="float" office:value="1.036679" calcext:value-type="float">
            <text:p>1.036679</text:p>
          </table:table-cell>
          <table:table-cell office:value-type="string" calcext:value-type="string">
            <text:p>-0.132554</text:p>
          </table:table-cell>
        </table:table-row>
        <table:table-row table:style-name="ro1" table:visibility="filter">
          <table:table-cell office:value-type="float" office:value="1527146721.94224" calcext:value-type="float">
            <text:p>1527146721.94224</text:p>
          </table:table-cell>
          <table:table-cell office:value-type="string" calcext:value-type="string">
            <text:p>TOC_y</text:p>
          </table:table-cell>
          <table:table-cell office:value-type="float" office:value="326.5047" calcext:value-type="float">
            <text:p>326.5047</text:p>
          </table:table-cell>
          <table:table-cell office:value-type="float" office:value="-4.420817" calcext:value-type="float">
            <text:p>-4.420817</text:p>
          </table:table-cell>
          <table:table-cell office:value-type="float" office:value="1.035961" calcext:value-type="float">
            <text:p>1.035961</text:p>
          </table:table-cell>
          <table:table-cell office:value-type="float" office:value="-0.135332" calcext:value-type="float">
            <text:p>-0.135332</text:p>
          </table:table-cell>
          <table:table-cell office:value-type="float" office:value="10.673053" calcext:value-type="float">
            <text:p>10.673053</text:p>
          </table:table-cell>
          <table:table-cell office:value-type="float" office:value="-1.224712" calcext:value-type="float">
            <text:p>-1.224712</text:p>
          </table:table-cell>
          <table:table-cell office:value-type="float" office:value="1.036679" calcext:value-type="float">
            <text:p>1.036679</text:p>
          </table:table-cell>
          <table:table-cell office:value-type="string" calcext:value-type="string">
            <text:p>-0.132554</text:p>
          </table:table-cell>
        </table:table-row>
        <table:table-row table:style-name="ro1">
          <table:table-cell office:value-type="float" office:value="1527146721.96276" calcext:value-type="float">
            <text:p>1527146721.96276</text:p>
          </table:table-cell>
          <table:table-cell office:value-type="string" calcext:value-type="string">
            <text:p>TOC_x</text:p>
          </table:table-cell>
          <table:table-cell office:value-type="float" office:value="325.194946" calcext:value-type="float">
            <text:p>325.194946</text:p>
          </table:table-cell>
          <table:table-cell office:value-type="float" office:value="-4.915479" calcext:value-type="float">
            <text:p>-4.915479</text:p>
          </table:table-cell>
          <table:table-cell office:value-type="float" office:value="1.033751" calcext:value-type="float">
            <text:p>1.033751</text:p>
          </table:table-cell>
          <table:table-cell office:value-type="float" office:value="-0.142315" calcext:value-type="float">
            <text:p>-0.142315</text:p>
          </table:table-cell>
          <table:table-cell office:value-type="float" office:value="10.651592" calcext:value-type="float">
            <text:p>10.651592</text:p>
          </table:table-cell>
          <table:table-cell office:value-type="float" office:value="-1.29252" calcext:value-type="float">
            <text:p>-1.29252</text:p>
          </table:table-cell>
          <table:table-cell office:value-type="float" office:value="1.035961" calcext:value-type="float">
            <text:p>1.035961</text:p>
          </table:table-cell>
          <table:table-cell office:value-type="string" calcext:value-type="string">
            <text:p>-0.135332</text:p>
          </table:table-cell>
        </table:table-row>
        <table:table-row table:style-name="ro1" table:visibility="filter">
          <table:table-cell office:value-type="float" office:value="1527146721.96281" calcext:value-type="float">
            <text:p>1527146721.96281</text:p>
          </table:table-cell>
          <table:table-cell office:value-type="string" calcext:value-type="string">
            <text:p>TOC_y</text:p>
          </table:table-cell>
          <table:table-cell office:value-type="float" office:value="325.194946" calcext:value-type="float">
            <text:p>325.194946</text:p>
          </table:table-cell>
          <table:table-cell office:value-type="float" office:value="-4.915479" calcext:value-type="float">
            <text:p>-4.915479</text:p>
          </table:table-cell>
          <table:table-cell office:value-type="float" office:value="1.033751" calcext:value-type="float">
            <text:p>1.033751</text:p>
          </table:table-cell>
          <table:table-cell office:value-type="float" office:value="-0.142315" calcext:value-type="float">
            <text:p>-0.142315</text:p>
          </table:table-cell>
          <table:table-cell office:value-type="float" office:value="10.651592" calcext:value-type="float">
            <text:p>10.651592</text:p>
          </table:table-cell>
          <table:table-cell office:value-type="float" office:value="-1.29252" calcext:value-type="float">
            <text:p>-1.29252</text:p>
          </table:table-cell>
          <table:table-cell office:value-type="float" office:value="1.035961" calcext:value-type="float">
            <text:p>1.035961</text:p>
          </table:table-cell>
          <table:table-cell office:value-type="string" calcext:value-type="string">
            <text:p>-0.135332</text:p>
          </table:table-cell>
        </table:table-row>
        <table:table-row table:style-name="ro1">
          <table:table-cell office:value-type="float" office:value="1527146721.98227" calcext:value-type="float">
            <text:p>1527146721.98227</text:p>
          </table:table-cell>
          <table:table-cell office:value-type="string" calcext:value-type="string">
            <text:p>TOC_x</text:p>
          </table:table-cell>
          <table:table-cell office:value-type="float" office:value="323.885925" calcext:value-type="float">
            <text:p>323.885925</text:p>
          </table:table-cell>
          <table:table-cell office:value-type="float" office:value="-5.345327" calcext:value-type="float">
            <text:p>-5.345327</text:p>
          </table:table-cell>
          <table:table-cell office:value-type="float" office:value="1.031654" calcext:value-type="float">
            <text:p>1.031654</text:p>
          </table:table-cell>
          <table:table-cell office:value-type="float" office:value="-0.1478" calcext:value-type="float">
            <text:p>-0.1478</text:p>
          </table:table-cell>
          <table:table-cell office:value-type="float" office:value="10.630098" calcext:value-type="float">
            <text:p>10.630098</text:p>
          </table:table-cell>
          <table:table-cell office:value-type="float" office:value="-1.348753" calcext:value-type="float">
            <text:p>-1.348753</text:p>
          </table:table-cell>
          <table:table-cell office:value-type="float" office:value="1.033751" calcext:value-type="float">
            <text:p>1.033751</text:p>
          </table:table-cell>
          <table:table-cell office:value-type="string" calcext:value-type="string">
            <text:p>-0.142315</text:p>
          </table:table-cell>
        </table:table-row>
        <table:table-row table:style-name="ro1" table:visibility="filter">
          <table:table-cell office:value-type="float" office:value="1527146721.98242" calcext:value-type="float">
            <text:p>1527146721.98242</text:p>
          </table:table-cell>
          <table:table-cell office:value-type="string" calcext:value-type="string">
            <text:p>TOC_y</text:p>
          </table:table-cell>
          <table:table-cell office:value-type="float" office:value="323.885925" calcext:value-type="float">
            <text:p>323.885925</text:p>
          </table:table-cell>
          <table:table-cell office:value-type="float" office:value="-5.345327" calcext:value-type="float">
            <text:p>-5.345327</text:p>
          </table:table-cell>
          <table:table-cell office:value-type="float" office:value="1.031654" calcext:value-type="float">
            <text:p>1.031654</text:p>
          </table:table-cell>
          <table:table-cell office:value-type="float" office:value="-0.1478" calcext:value-type="float">
            <text:p>-0.1478</text:p>
          </table:table-cell>
          <table:table-cell office:value-type="float" office:value="10.630098" calcext:value-type="float">
            <text:p>10.630098</text:p>
          </table:table-cell>
          <table:table-cell office:value-type="float" office:value="-1.348753" calcext:value-type="float">
            <text:p>-1.348753</text:p>
          </table:table-cell>
          <table:table-cell office:value-type="float" office:value="1.033751" calcext:value-type="float">
            <text:p>1.033751</text:p>
          </table:table-cell>
          <table:table-cell office:value-type="string" calcext:value-type="string">
            <text:p>-0.142315</text:p>
          </table:table-cell>
        </table:table-row>
        <table:table-row table:style-name="ro1">
          <table:table-cell office:value-type="float" office:value="1527146722.00187" calcext:value-type="float">
            <text:p>1527146722.00187</text:p>
          </table:table-cell>
          <table:table-cell office:value-type="string" calcext:value-type="string">
            <text:p>TOC_x</text:p>
          </table:table-cell>
          <table:table-cell office:value-type="float" office:value="322.435577" calcext:value-type="float">
            <text:p>322.435577</text:p>
          </table:table-cell>
          <table:table-cell office:value-type="float" office:value="-5.498075" calcext:value-type="float">
            <text:p>-5.498075</text:p>
          </table:table-cell>
          <table:table-cell office:value-type="float" office:value="1.029315" calcext:value-type="float">
            <text:p>1.029315</text:p>
          </table:table-cell>
          <table:table-cell office:value-type="float" office:value="-0.149705" calcext:value-type="float">
            <text:p>-0.149705</text:p>
          </table:table-cell>
          <table:table-cell office:value-type="float" office:value="10.606234" calcext:value-type="float">
            <text:p>10.606234</text:p>
          </table:table-cell>
          <table:table-cell office:value-type="float" office:value="-1.368185" calcext:value-type="float">
            <text:p>-1.368185</text:p>
          </table:table-cell>
          <table:table-cell office:value-type="float" office:value="1.031654" calcext:value-type="float">
            <text:p>1.031654</text:p>
          </table:table-cell>
          <table:table-cell office:value-type="string" calcext:value-type="string">
            <text:p>-0.147800</text:p>
          </table:table-cell>
        </table:table-row>
        <table:table-row table:style-name="ro1" table:visibility="filter">
          <table:table-cell office:value-type="float" office:value="1527146722.00192" calcext:value-type="float">
            <text:p>1527146722.00192</text:p>
          </table:table-cell>
          <table:table-cell office:value-type="string" calcext:value-type="string">
            <text:p>TOC_y</text:p>
          </table:table-cell>
          <table:table-cell office:value-type="float" office:value="322.435577" calcext:value-type="float">
            <text:p>322.435577</text:p>
          </table:table-cell>
          <table:table-cell office:value-type="float" office:value="-5.498075" calcext:value-type="float">
            <text:p>-5.498075</text:p>
          </table:table-cell>
          <table:table-cell office:value-type="float" office:value="1.029315" calcext:value-type="float">
            <text:p>1.029315</text:p>
          </table:table-cell>
          <table:table-cell office:value-type="float" office:value="-0.149705" calcext:value-type="float">
            <text:p>-0.149705</text:p>
          </table:table-cell>
          <table:table-cell office:value-type="float" office:value="10.606234" calcext:value-type="float">
            <text:p>10.606234</text:p>
          </table:table-cell>
          <table:table-cell office:value-type="float" office:value="-1.368185" calcext:value-type="float">
            <text:p>-1.368185</text:p>
          </table:table-cell>
          <table:table-cell office:value-type="float" office:value="1.031654" calcext:value-type="float">
            <text:p>1.031654</text:p>
          </table:table-cell>
          <table:table-cell office:value-type="string" calcext:value-type="string">
            <text:p>-0.147800</text:p>
          </table:table-cell>
        </table:table-row>
        <table:table-row table:style-name="ro1">
          <table:table-cell office:value-type="float" office:value="1527146722.02244" calcext:value-type="float">
            <text:p>1527146722.02244</text:p>
          </table:table-cell>
          <table:table-cell office:value-type="string" calcext:value-type="string">
            <text:p>TOC_x</text:p>
          </table:table-cell>
          <table:table-cell office:value-type="float" office:value="319.59024" calcext:value-type="float">
            <text:p>319.59024</text:p>
          </table:table-cell>
          <table:table-cell office:value-type="float" office:value="-6.148405" calcext:value-type="float">
            <text:p>-6.148405</text:p>
          </table:table-cell>
          <table:table-cell office:value-type="float" office:value="1.024484" calcext:value-type="float">
            <text:p>1.024484</text:p>
          </table:table-cell>
          <table:table-cell office:value-type="float" office:value="-0.157912" calcext:value-type="float">
            <text:p>-0.157912</text:p>
          </table:table-cell>
          <table:table-cell office:value-type="float" office:value="10.559262" calcext:value-type="float">
            <text:p>10.559262</text:p>
          </table:table-cell>
          <table:table-cell office:value-type="float" office:value="-1.447989" calcext:value-type="float">
            <text:p>-1.447989</text:p>
          </table:table-cell>
          <table:table-cell office:value-type="float" office:value="1.029315" calcext:value-type="float">
            <text:p>1.029315</text:p>
          </table:table-cell>
          <table:table-cell office:value-type="string" calcext:value-type="string">
            <text:p>-0.149705</text:p>
          </table:table-cell>
        </table:table-row>
        <table:table-row table:style-name="ro1" table:visibility="filter">
          <table:table-cell office:value-type="float" office:value="1527146722.02249" calcext:value-type="float">
            <text:p>1527146722.02249</text:p>
          </table:table-cell>
          <table:table-cell office:value-type="string" calcext:value-type="string">
            <text:p>TOC_y</text:p>
          </table:table-cell>
          <table:table-cell office:value-type="float" office:value="319.59024" calcext:value-type="float">
            <text:p>319.59024</text:p>
          </table:table-cell>
          <table:table-cell office:value-type="float" office:value="-6.148405" calcext:value-type="float">
            <text:p>-6.148405</text:p>
          </table:table-cell>
          <table:table-cell office:value-type="float" office:value="1.024484" calcext:value-type="float">
            <text:p>1.024484</text:p>
          </table:table-cell>
          <table:table-cell office:value-type="float" office:value="-0.157912" calcext:value-type="float">
            <text:p>-0.157912</text:p>
          </table:table-cell>
          <table:table-cell office:value-type="float" office:value="10.559262" calcext:value-type="float">
            <text:p>10.559262</text:p>
          </table:table-cell>
          <table:table-cell office:value-type="float" office:value="-1.447989" calcext:value-type="float">
            <text:p>-1.447989</text:p>
          </table:table-cell>
          <table:table-cell office:value-type="float" office:value="1.029315" calcext:value-type="float">
            <text:p>1.029315</text:p>
          </table:table-cell>
          <table:table-cell office:value-type="string" calcext:value-type="string">
            <text:p>-0.149705</text:p>
          </table:table-cell>
        </table:table-row>
        <table:table-row table:style-name="ro1">
          <table:table-cell office:value-type="float" office:value="1527146722.04184" calcext:value-type="float">
            <text:p>1527146722.04184</text:p>
          </table:table-cell>
          <table:table-cell office:value-type="string" calcext:value-type="string">
            <text:p>TOC_x</text:p>
          </table:table-cell>
          <table:table-cell office:value-type="float" office:value="317.404144" calcext:value-type="float">
            <text:p>317.404144</text:p>
          </table:table-cell>
          <table:table-cell office:value-type="float" office:value="-6.440959" calcext:value-type="float">
            <text:p>-6.440959</text:p>
          </table:table-cell>
          <table:table-cell office:value-type="float" office:value="1.020974" calcext:value-type="float">
            <text:p>1.020974</text:p>
          </table:table-cell>
          <table:table-cell office:value-type="float" office:value="-0.161259" calcext:value-type="float">
            <text:p>-0.161259</text:p>
          </table:table-cell>
          <table:table-cell office:value-type="float" office:value="10.523027" calcext:value-type="float">
            <text:p>10.523027</text:p>
          </table:table-cell>
          <table:table-cell office:value-type="float" office:value="-1.48253" calcext:value-type="float">
            <text:p>-1.48253</text:p>
          </table:table-cell>
          <table:table-cell office:value-type="float" office:value="1.024484" calcext:value-type="float">
            <text:p>1.024484</text:p>
          </table:table-cell>
          <table:table-cell office:value-type="string" calcext:value-type="string">
            <text:p>-0.157912</text:p>
          </table:table-cell>
        </table:table-row>
        <table:table-row table:style-name="ro1" table:visibility="filter">
          <table:table-cell office:value-type="float" office:value="1527146722.0419" calcext:value-type="float">
            <text:p>1527146722.0419</text:p>
          </table:table-cell>
          <table:table-cell office:value-type="string" calcext:value-type="string">
            <text:p>TOC_y</text:p>
          </table:table-cell>
          <table:table-cell office:value-type="float" office:value="317.404144" calcext:value-type="float">
            <text:p>317.404144</text:p>
          </table:table-cell>
          <table:table-cell office:value-type="float" office:value="-6.440959" calcext:value-type="float">
            <text:p>-6.440959</text:p>
          </table:table-cell>
          <table:table-cell office:value-type="float" office:value="1.020974" calcext:value-type="float">
            <text:p>1.020974</text:p>
          </table:table-cell>
          <table:table-cell office:value-type="float" office:value="-0.161259" calcext:value-type="float">
            <text:p>-0.161259</text:p>
          </table:table-cell>
          <table:table-cell office:value-type="float" office:value="10.523027" calcext:value-type="float">
            <text:p>10.523027</text:p>
          </table:table-cell>
          <table:table-cell office:value-type="float" office:value="-1.48253" calcext:value-type="float">
            <text:p>-1.48253</text:p>
          </table:table-cell>
          <table:table-cell office:value-type="float" office:value="1.024484" calcext:value-type="float">
            <text:p>1.024484</text:p>
          </table:table-cell>
          <table:table-cell office:value-type="string" calcext:value-type="string">
            <text:p>-0.157912</text:p>
          </table:table-cell>
        </table:table-row>
        <table:table-row table:style-name="ro1">
          <table:table-cell office:value-type="float" office:value="1527146722.06238" calcext:value-type="float">
            <text:p>1527146722.06238</text:p>
          </table:table-cell>
          <table:table-cell office:value-type="string" calcext:value-type="string">
            <text:p>TOC_x</text:p>
          </table:table-cell>
          <table:table-cell office:value-type="float" office:value="313.339111" calcext:value-type="float">
            <text:p>313.339111</text:p>
          </table:table-cell>
          <table:table-cell office:value-type="float" office:value="-6.932076" calcext:value-type="float">
            <text:p>-6.932076</text:p>
          </table:table-cell>
          <table:table-cell office:value-type="float" office:value="1.014029" calcext:value-type="float">
            <text:p>1.014029</text:p>
          </table:table-cell>
          <table:table-cell office:value-type="float" office:value="-0.167026" calcext:value-type="float">
            <text:p>-0.167026</text:p>
          </table:table-cell>
          <table:table-cell office:value-type="float" office:value="10.455323" calcext:value-type="float">
            <text:p>10.455323</text:p>
          </table:table-cell>
          <table:table-cell office:value-type="float" office:value="-1.538755" calcext:value-type="float">
            <text:p>-1.538755</text:p>
          </table:table-cell>
          <table:table-cell office:value-type="float" office:value="1.020974" calcext:value-type="float">
            <text:p>1.020974</text:p>
          </table:table-cell>
          <table:table-cell office:value-type="string" calcext:value-type="string">
            <text:p>-0.161259</text:p>
          </table:table-cell>
        </table:table-row>
        <table:table-row table:style-name="ro1" table:visibility="filter">
          <table:table-cell office:value-type="float" office:value="1527146722.06244" calcext:value-type="float">
            <text:p>1527146722.06244</text:p>
          </table:table-cell>
          <table:table-cell office:value-type="string" calcext:value-type="string">
            <text:p>TOC_y</text:p>
          </table:table-cell>
          <table:table-cell office:value-type="float" office:value="313.339111" calcext:value-type="float">
            <text:p>313.339111</text:p>
          </table:table-cell>
          <table:table-cell office:value-type="float" office:value="-6.932076" calcext:value-type="float">
            <text:p>-6.932076</text:p>
          </table:table-cell>
          <table:table-cell office:value-type="float" office:value="1.014029" calcext:value-type="float">
            <text:p>1.014029</text:p>
          </table:table-cell>
          <table:table-cell office:value-type="float" office:value="-0.167026" calcext:value-type="float">
            <text:p>-0.167026</text:p>
          </table:table-cell>
          <table:table-cell office:value-type="float" office:value="10.455323" calcext:value-type="float">
            <text:p>10.455323</text:p>
          </table:table-cell>
          <table:table-cell office:value-type="float" office:value="-1.538755" calcext:value-type="float">
            <text:p>-1.538755</text:p>
          </table:table-cell>
          <table:table-cell office:value-type="float" office:value="1.020974" calcext:value-type="float">
            <text:p>1.020974</text:p>
          </table:table-cell>
          <table:table-cell office:value-type="string" calcext:value-type="string">
            <text:p>-0.161259</text:p>
          </table:table-cell>
        </table:table-row>
        <table:table-row table:style-name="ro1">
          <table:table-cell office:value-type="float" office:value="1527146722.08179" calcext:value-type="float">
            <text:p>1527146722.08179</text:p>
          </table:table-cell>
          <table:table-cell office:value-type="string" calcext:value-type="string">
            <text:p>TOC_x</text:p>
          </table:table-cell>
          <table:table-cell office:value-type="float" office:value="310.629913" calcext:value-type="float">
            <text:p>310.629913</text:p>
          </table:table-cell>
          <table:table-cell office:value-type="float" office:value="-7.354934" calcext:value-type="float">
            <text:p>-7.354934</text:p>
          </table:table-cell>
          <table:table-cell office:value-type="float" office:value="1.009618" calcext:value-type="float">
            <text:p>1.009618</text:p>
          </table:table-cell>
          <table:table-cell office:value-type="float" office:value="-0.171582" calcext:value-type="float">
            <text:p>-0.171582</text:p>
          </table:table-cell>
          <table:table-cell office:value-type="float" office:value="10.409952" calcext:value-type="float">
            <text:p>10.409952</text:p>
          </table:table-cell>
          <table:table-cell office:value-type="float" office:value="-1.585614" calcext:value-type="float">
            <text:p>-1.585614</text:p>
          </table:table-cell>
          <table:table-cell office:value-type="float" office:value="1.014029" calcext:value-type="float">
            <text:p>1.014029</text:p>
          </table:table-cell>
          <table:table-cell office:value-type="string" calcext:value-type="string">
            <text:p>-0.167026</text:p>
          </table:table-cell>
        </table:table-row>
        <table:table-row table:style-name="ro1" table:visibility="filter">
          <table:table-cell office:value-type="float" office:value="1527146722.08185" calcext:value-type="float">
            <text:p>1527146722.08185</text:p>
          </table:table-cell>
          <table:table-cell office:value-type="string" calcext:value-type="string">
            <text:p>TOC_y</text:p>
          </table:table-cell>
          <table:table-cell office:value-type="float" office:value="310.629913" calcext:value-type="float">
            <text:p>310.629913</text:p>
          </table:table-cell>
          <table:table-cell office:value-type="float" office:value="-7.354934" calcext:value-type="float">
            <text:p>-7.354934</text:p>
          </table:table-cell>
          <table:table-cell office:value-type="float" office:value="1.009618" calcext:value-type="float">
            <text:p>1.009618</text:p>
          </table:table-cell>
          <table:table-cell office:value-type="float" office:value="-0.171582" calcext:value-type="float">
            <text:p>-0.171582</text:p>
          </table:table-cell>
          <table:table-cell office:value-type="float" office:value="10.409952" calcext:value-type="float">
            <text:p>10.409952</text:p>
          </table:table-cell>
          <table:table-cell office:value-type="float" office:value="-1.585614" calcext:value-type="float">
            <text:p>-1.585614</text:p>
          </table:table-cell>
          <table:table-cell office:value-type="float" office:value="1.014029" calcext:value-type="float">
            <text:p>1.014029</text:p>
          </table:table-cell>
          <table:table-cell office:value-type="string" calcext:value-type="string">
            <text:p>-0.167026</text:p>
          </table:table-cell>
        </table:table-row>
        <table:table-row table:style-name="ro1">
          <table:table-cell office:value-type="float" office:value="1527146722.10221" calcext:value-type="float">
            <text:p>1527146722.10221</text:p>
          </table:table-cell>
          <table:table-cell office:value-type="string" calcext:value-type="string">
            <text:p>TOC_x</text:p>
          </table:table-cell>
          <table:table-cell office:value-type="float" office:value="307.143585" calcext:value-type="float">
            <text:p>307.143585</text:p>
          </table:table-cell>
          <table:table-cell office:value-type="float" office:value="-7.985432" calcext:value-type="float">
            <text:p>-7.985432</text:p>
          </table:table-cell>
          <table:table-cell office:value-type="float" office:value="1.003625" calcext:value-type="float">
            <text:p>1.003625</text:p>
          </table:table-cell>
          <table:table-cell office:value-type="float" office:value="-0.178466" calcext:value-type="float">
            <text:p>-0.178466</text:p>
          </table:table-cell>
          <table:table-cell office:value-type="float" office:value="10.351279" calcext:value-type="float">
            <text:p>10.351279</text:p>
          </table:table-cell>
          <table:table-cell office:value-type="float" office:value="-1.653009" calcext:value-type="float">
            <text:p>-1.653009</text:p>
          </table:table-cell>
          <table:table-cell office:value-type="float" office:value="1.009618" calcext:value-type="float">
            <text:p>1.009618</text:p>
          </table:table-cell>
          <table:table-cell office:value-type="string" calcext:value-type="string">
            <text:p>-0.171582</text:p>
          </table:table-cell>
        </table:table-row>
        <table:table-row table:style-name="ro1" table:visibility="filter">
          <table:table-cell office:value-type="float" office:value="1527146722.10226" calcext:value-type="float">
            <text:p>1527146722.10226</text:p>
          </table:table-cell>
          <table:table-cell office:value-type="string" calcext:value-type="string">
            <text:p>TOC_y</text:p>
          </table:table-cell>
          <table:table-cell office:value-type="float" office:value="307.143585" calcext:value-type="float">
            <text:p>307.143585</text:p>
          </table:table-cell>
          <table:table-cell office:value-type="float" office:value="-7.985432" calcext:value-type="float">
            <text:p>-7.985432</text:p>
          </table:table-cell>
          <table:table-cell office:value-type="float" office:value="1.003625" calcext:value-type="float">
            <text:p>1.003625</text:p>
          </table:table-cell>
          <table:table-cell office:value-type="float" office:value="-0.178466" calcext:value-type="float">
            <text:p>-0.178466</text:p>
          </table:table-cell>
          <table:table-cell office:value-type="float" office:value="10.351279" calcext:value-type="float">
            <text:p>10.351279</text:p>
          </table:table-cell>
          <table:table-cell office:value-type="float" office:value="-1.653009" calcext:value-type="float">
            <text:p>-1.653009</text:p>
          </table:table-cell>
          <table:table-cell office:value-type="float" office:value="1.009618" calcext:value-type="float">
            <text:p>1.009618</text:p>
          </table:table-cell>
          <table:table-cell office:value-type="string" calcext:value-type="string">
            <text:p>-0.171582</text:p>
          </table:table-cell>
        </table:table-row>
        <table:table-row table:style-name="ro1">
          <table:table-cell office:value-type="float" office:value="1527146722.12277" calcext:value-type="float">
            <text:p>1527146722.12277</text:p>
          </table:table-cell>
          <table:table-cell office:value-type="string" calcext:value-type="string">
            <text:p>TOC_x</text:p>
          </table:table-cell>
          <table:table-cell office:value-type="float" office:value="301.779175" calcext:value-type="float">
            <text:p>301.779175</text:p>
          </table:table-cell>
          <table:table-cell office:value-type="float" office:value="-8.752087" calcext:value-type="float">
            <text:p>-8.752087</text:p>
          </table:table-cell>
          <table:table-cell office:value-type="float" office:value="0.994278" calcext:value-type="float">
            <text:p>0.994278</text:p>
          </table:table-cell>
          <table:table-cell office:value-type="float" office:value="-0.186529" calcext:value-type="float">
            <text:p>-0.186529</text:p>
          </table:table-cell>
          <table:table-cell office:value-type="float" office:value="10.260346" calcext:value-type="float">
            <text:p>10.260346</text:p>
          </table:table-cell>
          <table:table-cell office:value-type="float" office:value="-1.731457" calcext:value-type="float">
            <text:p>-1.731457</text:p>
          </table:table-cell>
          <table:table-cell office:value-type="float" office:value="1.003625" calcext:value-type="float">
            <text:p>1.003625</text:p>
          </table:table-cell>
          <table:table-cell office:value-type="string" calcext:value-type="string">
            <text:p>-0.178466</text:p>
          </table:table-cell>
        </table:table-row>
        <table:table-row table:style-name="ro1" table:visibility="filter">
          <table:table-cell office:value-type="float" office:value="1527146722.12286" calcext:value-type="float">
            <text:p>1527146722.12286</text:p>
          </table:table-cell>
          <table:table-cell office:value-type="string" calcext:value-type="string">
            <text:p>TOC_y</text:p>
          </table:table-cell>
          <table:table-cell office:value-type="float" office:value="301.779175" calcext:value-type="float">
            <text:p>301.779175</text:p>
          </table:table-cell>
          <table:table-cell office:value-type="float" office:value="-8.752087" calcext:value-type="float">
            <text:p>-8.752087</text:p>
          </table:table-cell>
          <table:table-cell office:value-type="float" office:value="0.994278" calcext:value-type="float">
            <text:p>0.994278</text:p>
          </table:table-cell>
          <table:table-cell office:value-type="float" office:value="-0.186529" calcext:value-type="float">
            <text:p>-0.186529</text:p>
          </table:table-cell>
          <table:table-cell office:value-type="float" office:value="10.260346" calcext:value-type="float">
            <text:p>10.260346</text:p>
          </table:table-cell>
          <table:table-cell office:value-type="float" office:value="-1.731457" calcext:value-type="float">
            <text:p>-1.731457</text:p>
          </table:table-cell>
          <table:table-cell office:value-type="float" office:value="1.003625" calcext:value-type="float">
            <text:p>1.003625</text:p>
          </table:table-cell>
          <table:table-cell office:value-type="string" calcext:value-type="string">
            <text:p>-0.178466</text:p>
          </table:table-cell>
        </table:table-row>
        <table:table-row table:style-name="ro1">
          <table:table-cell office:value-type="float" office:value="1527146722.14237" calcext:value-type="float">
            <text:p>1527146722.14237</text:p>
          </table:table-cell>
          <table:table-cell office:value-type="string" calcext:value-type="string">
            <text:p>TOC_x</text:p>
          </table:table-cell>
          <table:table-cell office:value-type="float" office:value="297.755188" calcext:value-type="float">
            <text:p>297.755188</text:p>
          </table:table-cell>
          <table:table-cell office:value-type="float" office:value="-9.157821" calcext:value-type="float">
            <text:p>-9.157821</text:p>
          </table:table-cell>
          <table:table-cell office:value-type="float" office:value="0.987568" calcext:value-type="float">
            <text:p>0.987568</text:p>
          </table:table-cell>
          <table:table-cell office:value-type="float" office:value="-0.190448" calcext:value-type="float">
            <text:p>-0.190448</text:p>
          </table:table-cell>
          <table:table-cell office:value-type="float" office:value="10.191598" calcext:value-type="float">
            <text:p>10.191598</text:p>
          </table:table-cell>
          <table:table-cell office:value-type="float" office:value="-1.771604" calcext:value-type="float">
            <text:p>-1.771604</text:p>
          </table:table-cell>
          <table:table-cell office:value-type="float" office:value="0.994278" calcext:value-type="float">
            <text:p>0.994278</text:p>
          </table:table-cell>
          <table:table-cell office:value-type="string" calcext:value-type="string">
            <text:p>-0.186529</text:p>
          </table:table-cell>
        </table:table-row>
        <table:table-row table:style-name="ro1" table:visibility="filter">
          <table:table-cell office:value-type="float" office:value="1527146722.14246" calcext:value-type="float">
            <text:p>1527146722.14246</text:p>
          </table:table-cell>
          <table:table-cell office:value-type="string" calcext:value-type="string">
            <text:p>TOC_y</text:p>
          </table:table-cell>
          <table:table-cell office:value-type="float" office:value="297.755188" calcext:value-type="float">
            <text:p>297.755188</text:p>
          </table:table-cell>
          <table:table-cell office:value-type="float" office:value="-9.157821" calcext:value-type="float">
            <text:p>-9.157821</text:p>
          </table:table-cell>
          <table:table-cell office:value-type="float" office:value="0.987568" calcext:value-type="float">
            <text:p>0.987568</text:p>
          </table:table-cell>
          <table:table-cell office:value-type="float" office:value="-0.190448" calcext:value-type="float">
            <text:p>-0.190448</text:p>
          </table:table-cell>
          <table:table-cell office:value-type="float" office:value="10.191598" calcext:value-type="float">
            <text:p>10.191598</text:p>
          </table:table-cell>
          <table:table-cell office:value-type="float" office:value="-1.771604" calcext:value-type="float">
            <text:p>-1.771604</text:p>
          </table:table-cell>
          <table:table-cell office:value-type="float" office:value="0.994278" calcext:value-type="float">
            <text:p>0.994278</text:p>
          </table:table-cell>
          <table:table-cell office:value-type="string" calcext:value-type="string">
            <text:p>-0.186529</text:p>
          </table:table-cell>
        </table:table-row>
        <table:table-row table:style-name="ro1">
          <table:table-cell office:value-type="float" office:value="1527146722.16183" calcext:value-type="float">
            <text:p>1527146722.16183</text:p>
          </table:table-cell>
          <table:table-cell office:value-type="string" calcext:value-type="string">
            <text:p>TOC_x</text:p>
          </table:table-cell>
          <table:table-cell office:value-type="float" office:value="290.842163" calcext:value-type="float">
            <text:p>290.842163</text:p>
          </table:table-cell>
          <table:table-cell office:value-type="float" office:value="-10.099133" calcext:value-type="float">
            <text:p>-10.099133</text:p>
          </table:table-cell>
          <table:table-cell office:value-type="float" office:value="0.975932" calcext:value-type="float">
            <text:p>0.975932</text:p>
          </table:table-cell>
          <table:table-cell office:value-type="float" office:value="-0.199217" calcext:value-type="float">
            <text:p>-0.199217</text:p>
          </table:table-cell>
          <table:table-cell office:value-type="float" office:value="10.072397" calcext:value-type="float">
            <text:p>10.072397</text:p>
          </table:table-cell>
          <table:table-cell office:value-type="float" office:value="-1.861443" calcext:value-type="float">
            <text:p>-1.861443</text:p>
          </table:table-cell>
          <table:table-cell office:value-type="float" office:value="0.987568" calcext:value-type="float">
            <text:p>0.987568</text:p>
          </table:table-cell>
          <table:table-cell office:value-type="string" calcext:value-type="string">
            <text:p>-0.190448</text:p>
          </table:table-cell>
        </table:table-row>
        <table:table-row table:style-name="ro1" table:visibility="filter">
          <table:table-cell office:value-type="float" office:value="1527146722.16189" calcext:value-type="float">
            <text:p>1527146722.16189</text:p>
          </table:table-cell>
          <table:table-cell office:value-type="string" calcext:value-type="string">
            <text:p>TOC_y</text:p>
          </table:table-cell>
          <table:table-cell office:value-type="float" office:value="290.842163" calcext:value-type="float">
            <text:p>290.842163</text:p>
          </table:table-cell>
          <table:table-cell office:value-type="float" office:value="-10.099133" calcext:value-type="float">
            <text:p>-10.099133</text:p>
          </table:table-cell>
          <table:table-cell office:value-type="float" office:value="0.975932" calcext:value-type="float">
            <text:p>0.975932</text:p>
          </table:table-cell>
          <table:table-cell office:value-type="float" office:value="-0.199217" calcext:value-type="float">
            <text:p>-0.199217</text:p>
          </table:table-cell>
          <table:table-cell office:value-type="float" office:value="10.072397" calcext:value-type="float">
            <text:p>10.072397</text:p>
          </table:table-cell>
          <table:table-cell office:value-type="float" office:value="-1.861443" calcext:value-type="float">
            <text:p>-1.861443</text:p>
          </table:table-cell>
          <table:table-cell office:value-type="float" office:value="0.987568" calcext:value-type="float">
            <text:p>0.987568</text:p>
          </table:table-cell>
          <table:table-cell office:value-type="string" calcext:value-type="string">
            <text:p>-0.190448</text:p>
          </table:table-cell>
        </table:table-row>
        <table:table-row table:style-name="ro1">
          <table:table-cell office:value-type="float" office:value="1527146722.18239" calcext:value-type="float">
            <text:p>1527146722.18239</text:p>
          </table:table-cell>
          <table:table-cell office:value-type="string" calcext:value-type="string">
            <text:p>TOC_x</text:p>
          </table:table-cell>
          <table:table-cell office:value-type="float" office:value="286.655365" calcext:value-type="float">
            <text:p>286.655365</text:p>
          </table:table-cell>
          <table:table-cell office:value-type="float" office:value="-10.340655" calcext:value-type="float">
            <text:p>-10.340655</text:p>
          </table:table-cell>
          <table:table-cell office:value-type="float" office:value="0.968425" calcext:value-type="float">
            <text:p>0.968425</text:p>
          </table:table-cell>
          <table:table-cell office:value-type="float" office:value="-0.20152" calcext:value-type="float">
            <text:p>-0.20152</text:p>
          </table:table-cell>
          <table:table-cell office:value-type="float" office:value="9.999521" calcext:value-type="float">
            <text:p>9.999521</text:p>
          </table:table-cell>
          <table:table-cell office:value-type="float" office:value="-1.883799" calcext:value-type="float">
            <text:p>-1.883799</text:p>
          </table:table-cell>
          <table:table-cell office:value-type="float" office:value="0.975932" calcext:value-type="float">
            <text:p>0.975932</text:p>
          </table:table-cell>
          <table:table-cell office:value-type="string" calcext:value-type="string">
            <text:p>-0.199217</text:p>
          </table:table-cell>
        </table:table-row>
        <table:table-row table:style-name="ro1" table:visibility="filter">
          <table:table-cell office:value-type="float" office:value="1527146722.18242" calcext:value-type="float">
            <text:p>1527146722.18242</text:p>
          </table:table-cell>
          <table:table-cell office:value-type="string" calcext:value-type="string">
            <text:p>TOC_y</text:p>
          </table:table-cell>
          <table:table-cell office:value-type="float" office:value="286.655365" calcext:value-type="float">
            <text:p>286.655365</text:p>
          </table:table-cell>
          <table:table-cell office:value-type="float" office:value="-10.340655" calcext:value-type="float">
            <text:p>-10.340655</text:p>
          </table:table-cell>
          <table:table-cell office:value-type="float" office:value="0.968425" calcext:value-type="float">
            <text:p>0.968425</text:p>
          </table:table-cell>
          <table:table-cell office:value-type="float" office:value="-0.20152" calcext:value-type="float">
            <text:p>-0.20152</text:p>
          </table:table-cell>
          <table:table-cell office:value-type="float" office:value="9.999521" calcext:value-type="float">
            <text:p>9.999521</text:p>
          </table:table-cell>
          <table:table-cell office:value-type="float" office:value="-1.883799" calcext:value-type="float">
            <text:p>-1.883799</text:p>
          </table:table-cell>
          <table:table-cell office:value-type="float" office:value="0.975932" calcext:value-type="float">
            <text:p>0.975932</text:p>
          </table:table-cell>
          <table:table-cell office:value-type="string" calcext:value-type="string">
            <text:p>-0.199217</text:p>
          </table:table-cell>
        </table:table-row>
        <table:table-row table:style-name="ro1">
          <table:table-cell office:value-type="float" office:value="1527146722.20273" calcext:value-type="float">
            <text:p>1527146722.20273</text:p>
          </table:table-cell>
          <table:table-cell office:value-type="string" calcext:value-type="string">
            <text:p>TOC_x</text:p>
          </table:table-cell>
          <table:table-cell office:value-type="float" office:value="282.046051" calcext:value-type="float">
            <text:p>282.046051</text:p>
          </table:table-cell>
          <table:table-cell office:value-type="float" office:value="-10.505116" calcext:value-type="float">
            <text:p>-10.505116</text:p>
          </table:table-cell>
          <table:table-cell office:value-type="float" office:value="0.960198" calcext:value-type="float">
            <text:p>0.960198</text:p>
          </table:table-cell>
          <table:table-cell office:value-type="float" office:value="-0.203054" calcext:value-type="float">
            <text:p>-0.203054</text:p>
          </table:table-cell>
          <table:table-cell office:value-type="float" office:value="9.918672" calcext:value-type="float">
            <text:p>9.918672</text:p>
          </table:table-cell>
          <table:table-cell office:value-type="float" office:value="-1.898874" calcext:value-type="float">
            <text:p>-1.898874</text:p>
          </table:table-cell>
          <table:table-cell office:value-type="float" office:value="0.968425" calcext:value-type="float">
            <text:p>0.968425</text:p>
          </table:table-cell>
          <table:table-cell office:value-type="string" calcext:value-type="string">
            <text:p>-0.201520</text:p>
          </table:table-cell>
        </table:table-row>
        <table:table-row table:style-name="ro1" table:visibility="filter">
          <table:table-cell office:value-type="float" office:value="1527146722.20276" calcext:value-type="float">
            <text:p>1527146722.20276</text:p>
          </table:table-cell>
          <table:table-cell office:value-type="string" calcext:value-type="string">
            <text:p>TOC_y</text:p>
          </table:table-cell>
          <table:table-cell office:value-type="float" office:value="282.046051" calcext:value-type="float">
            <text:p>282.046051</text:p>
          </table:table-cell>
          <table:table-cell office:value-type="float" office:value="-10.505116" calcext:value-type="float">
            <text:p>-10.505116</text:p>
          </table:table-cell>
          <table:table-cell office:value-type="float" office:value="0.960198" calcext:value-type="float">
            <text:p>0.960198</text:p>
          </table:table-cell>
          <table:table-cell office:value-type="float" office:value="-0.203054" calcext:value-type="float">
            <text:p>-0.203054</text:p>
          </table:table-cell>
          <table:table-cell office:value-type="float" office:value="9.918672" calcext:value-type="float">
            <text:p>9.918672</text:p>
          </table:table-cell>
          <table:table-cell office:value-type="float" office:value="-1.898874" calcext:value-type="float">
            <text:p>-1.898874</text:p>
          </table:table-cell>
          <table:table-cell office:value-type="float" office:value="0.968425" calcext:value-type="float">
            <text:p>0.968425</text:p>
          </table:table-cell>
          <table:table-cell office:value-type="string" calcext:value-type="string">
            <text:p>-0.201520</text:p>
          </table:table-cell>
        </table:table-row>
        <table:table-row table:style-name="ro1">
          <table:table-cell office:value-type="float" office:value="1527146722.22217" calcext:value-type="float">
            <text:p>1527146722.22217</text:p>
          </table:table-cell>
          <table:table-cell office:value-type="string" calcext:value-type="string">
            <text:p>TOC_x</text:p>
          </table:table-cell>
          <table:table-cell office:value-type="float" office:value="274.308655" calcext:value-type="float">
            <text:p>274.308655</text:p>
          </table:table-cell>
          <table:table-cell office:value-type="float" office:value="-10.971086" calcext:value-type="float">
            <text:p>-10.971086</text:p>
          </table:table-cell>
          <table:table-cell office:value-type="float" office:value="0.946874" calcext:value-type="float">
            <text:p>0.946874</text:p>
          </table:table-cell>
          <table:table-cell office:value-type="float" office:value="-0.207142" calcext:value-type="float">
            <text:p>-0.207142</text:p>
          </table:table-cell>
          <table:table-cell office:value-type="float" office:value="9.781443" calcext:value-type="float">
            <text:p>9.781443</text:p>
          </table:table-cell>
          <table:table-cell office:value-type="float" office:value="-1.940974" calcext:value-type="float">
            <text:p>-1.940974</text:p>
          </table:table-cell>
          <table:table-cell office:value-type="float" office:value="0.960198" calcext:value-type="float">
            <text:p>0.960198</text:p>
          </table:table-cell>
          <table:table-cell office:value-type="string" calcext:value-type="string">
            <text:p>-0.203054</text:p>
          </table:table-cell>
        </table:table-row>
        <table:table-row table:style-name="ro1" table:visibility="filter">
          <table:table-cell office:value-type="float" office:value="1527146722.22222" calcext:value-type="float">
            <text:p>1527146722.22222</text:p>
          </table:table-cell>
          <table:table-cell office:value-type="string" calcext:value-type="string">
            <text:p>TOC_y</text:p>
          </table:table-cell>
          <table:table-cell office:value-type="float" office:value="274.308655" calcext:value-type="float">
            <text:p>274.308655</text:p>
          </table:table-cell>
          <table:table-cell office:value-type="float" office:value="-10.971086" calcext:value-type="float">
            <text:p>-10.971086</text:p>
          </table:table-cell>
          <table:table-cell office:value-type="float" office:value="0.946874" calcext:value-type="float">
            <text:p>0.946874</text:p>
          </table:table-cell>
          <table:table-cell office:value-type="float" office:value="-0.207142" calcext:value-type="float">
            <text:p>-0.207142</text:p>
          </table:table-cell>
          <table:table-cell office:value-type="float" office:value="9.781443" calcext:value-type="float">
            <text:p>9.781443</text:p>
          </table:table-cell>
          <table:table-cell office:value-type="float" office:value="-1.940974" calcext:value-type="float">
            <text:p>-1.940974</text:p>
          </table:table-cell>
          <table:table-cell office:value-type="float" office:value="0.960198" calcext:value-type="float">
            <text:p>0.960198</text:p>
          </table:table-cell>
          <table:table-cell office:value-type="string" calcext:value-type="string">
            <text:p>-0.203054</text:p>
          </table:table-cell>
        </table:table-row>
        <table:table-row table:style-name="ro1">
          <table:table-cell office:value-type="float" office:value="1527146722.24267" calcext:value-type="float">
            <text:p>1527146722.24267</text:p>
          </table:table-cell>
          <table:table-cell office:value-type="string" calcext:value-type="string">
            <text:p>TOC_x</text:p>
          </table:table-cell>
          <table:table-cell office:value-type="float" office:value="269.266968" calcext:value-type="float">
            <text:p>269.266968</text:p>
          </table:table-cell>
          <table:table-cell office:value-type="float" office:value="-11.172008" calcext:value-type="float">
            <text:p>-11.172008</text:p>
          </table:table-cell>
          <table:table-cell office:value-type="float" office:value="0.937607" calcext:value-type="float">
            <text:p>0.937607</text:p>
          </table:table-cell>
          <table:table-cell office:value-type="float" office:value="-0.208973" calcext:value-type="float">
            <text:p>-0.208973</text:p>
          </table:table-cell>
          <table:table-cell office:value-type="float" office:value="9.690989" calcext:value-type="float">
            <text:p>9.690989</text:p>
          </table:table-cell>
          <table:table-cell office:value-type="float" office:value="-1.958842" calcext:value-type="float">
            <text:p>-1.958842</text:p>
          </table:table-cell>
          <table:table-cell office:value-type="float" office:value="0.946874" calcext:value-type="float">
            <text:p>0.946874</text:p>
          </table:table-cell>
          <table:table-cell office:value-type="string" calcext:value-type="string">
            <text:p>-0.207142</text:p>
          </table:table-cell>
        </table:table-row>
        <table:table-row table:style-name="ro1" table:visibility="filter">
          <table:table-cell office:value-type="float" office:value="1527146722.24272" calcext:value-type="float">
            <text:p>1527146722.24272</text:p>
          </table:table-cell>
          <table:table-cell office:value-type="string" calcext:value-type="string">
            <text:p>TOC_y</text:p>
          </table:table-cell>
          <table:table-cell office:value-type="float" office:value="269.266968" calcext:value-type="float">
            <text:p>269.266968</text:p>
          </table:table-cell>
          <table:table-cell office:value-type="float" office:value="-11.172008" calcext:value-type="float">
            <text:p>-11.172008</text:p>
          </table:table-cell>
          <table:table-cell office:value-type="float" office:value="0.937607" calcext:value-type="float">
            <text:p>0.937607</text:p>
          </table:table-cell>
          <table:table-cell office:value-type="float" office:value="-0.208973" calcext:value-type="float">
            <text:p>-0.208973</text:p>
          </table:table-cell>
          <table:table-cell office:value-type="float" office:value="9.690989" calcext:value-type="float">
            <text:p>9.690989</text:p>
          </table:table-cell>
          <table:table-cell office:value-type="float" office:value="-1.958842" calcext:value-type="float">
            <text:p>-1.958842</text:p>
          </table:table-cell>
          <table:table-cell office:value-type="float" office:value="0.946874" calcext:value-type="float">
            <text:p>0.946874</text:p>
          </table:table-cell>
          <table:table-cell office:value-type="string" calcext:value-type="string">
            <text:p>-0.207142</text:p>
          </table:table-cell>
        </table:table-row>
        <table:table-row table:style-name="ro1">
          <table:table-cell office:value-type="float" office:value="1527146722.26221" calcext:value-type="float">
            <text:p>1527146722.26221</text:p>
          </table:table-cell>
          <table:table-cell office:value-type="string" calcext:value-type="string">
            <text:p>TOC_x</text:p>
          </table:table-cell>
          <table:table-cell office:value-type="float" office:value="259.356781" calcext:value-type="float">
            <text:p>259.356781</text:p>
          </table:table-cell>
          <table:table-cell office:value-type="float" office:value="-12.947958" calcext:value-type="float">
            <text:p>-12.947958</text:p>
          </table:table-cell>
          <table:table-cell office:value-type="float" office:value="0.919987" calcext:value-type="float">
            <text:p>0.919987</text:p>
          </table:table-cell>
          <table:table-cell office:value-type="float" office:value="-0.223775" calcext:value-type="float">
            <text:p>-0.223775</text:p>
          </table:table-cell>
          <table:table-cell office:value-type="float" office:value="9.510672" calcext:value-type="float">
            <text:p>9.510672</text:p>
          </table:table-cell>
          <table:table-cell office:value-type="float" office:value="-2.110323" calcext:value-type="float">
            <text:p>-2.110323</text:p>
          </table:table-cell>
          <table:table-cell office:value-type="float" office:value="0.937607" calcext:value-type="float">
            <text:p>0.937607</text:p>
          </table:table-cell>
          <table:table-cell office:value-type="string" calcext:value-type="string">
            <text:p>-0.208973</text:p>
          </table:table-cell>
        </table:table-row>
        <table:table-row table:style-name="ro1" table:visibility="filter">
          <table:table-cell office:value-type="float" office:value="1527146722.26227" calcext:value-type="float">
            <text:p>1527146722.26227</text:p>
          </table:table-cell>
          <table:table-cell office:value-type="string" calcext:value-type="string">
            <text:p>TOC_y</text:p>
          </table:table-cell>
          <table:table-cell office:value-type="float" office:value="259.356781" calcext:value-type="float">
            <text:p>259.356781</text:p>
          </table:table-cell>
          <table:table-cell office:value-type="float" office:value="-12.947958" calcext:value-type="float">
            <text:p>-12.947958</text:p>
          </table:table-cell>
          <table:table-cell office:value-type="float" office:value="0.919987" calcext:value-type="float">
            <text:p>0.919987</text:p>
          </table:table-cell>
          <table:table-cell office:value-type="float" office:value="-0.223775" calcext:value-type="float">
            <text:p>-0.223775</text:p>
          </table:table-cell>
          <table:table-cell office:value-type="float" office:value="9.510672" calcext:value-type="float">
            <text:p>9.510672</text:p>
          </table:table-cell>
          <table:table-cell office:value-type="float" office:value="-2.110323" calcext:value-type="float">
            <text:p>-2.110323</text:p>
          </table:table-cell>
          <table:table-cell office:value-type="float" office:value="0.937607" calcext:value-type="float">
            <text:p>0.937607</text:p>
          </table:table-cell>
          <table:table-cell office:value-type="string" calcext:value-type="string">
            <text:p>-0.208973</text:p>
          </table:table-cell>
        </table:table-row>
        <table:table-row table:style-name="ro1">
          <table:table-cell office:value-type="float" office:value="1527146722.28274" calcext:value-type="float">
            <text:p>1527146722.28274</text:p>
          </table:table-cell>
          <table:table-cell office:value-type="string" calcext:value-type="string">
            <text:p>TOC_x</text:p>
          </table:table-cell>
          <table:table-cell office:value-type="float" office:value="254.251404" calcext:value-type="float">
            <text:p>254.251404</text:p>
          </table:table-cell>
          <table:table-cell office:value-type="float" office:value="-12.563113" calcext:value-type="float">
            <text:p>-12.563113</text:p>
          </table:table-cell>
          <table:table-cell office:value-type="float" office:value="0.910316" calcext:value-type="float">
            <text:p>0.910316</text:p>
          </table:table-cell>
          <table:table-cell office:value-type="float" office:value="-0.220503" calcext:value-type="float">
            <text:p>-0.220503</text:p>
          </table:table-cell>
          <table:table-cell office:value-type="float" office:value="9.416442" calcext:value-type="float">
            <text:p>9.416442</text:p>
          </table:table-cell>
          <table:table-cell office:value-type="float" office:value="-2.07844" calcext:value-type="float">
            <text:p>-2.07844</text:p>
          </table:table-cell>
          <table:table-cell office:value-type="float" office:value="0.919987" calcext:value-type="float">
            <text:p>0.919987</text:p>
          </table:table-cell>
          <table:table-cell office:value-type="string" calcext:value-type="string">
            <text:p>-0.223775</text:p>
          </table:table-cell>
        </table:table-row>
        <table:table-row table:style-name="ro1" table:visibility="filter">
          <table:table-cell office:value-type="float" office:value="1527146722.2828" calcext:value-type="float">
            <text:p>1527146722.2828</text:p>
          </table:table-cell>
          <table:table-cell office:value-type="string" calcext:value-type="string">
            <text:p>TOC_y</text:p>
          </table:table-cell>
          <table:table-cell office:value-type="float" office:value="254.251404" calcext:value-type="float">
            <text:p>254.251404</text:p>
          </table:table-cell>
          <table:table-cell office:value-type="float" office:value="-12.563113" calcext:value-type="float">
            <text:p>-12.563113</text:p>
          </table:table-cell>
          <table:table-cell office:value-type="float" office:value="0.910316" calcext:value-type="float">
            <text:p>0.910316</text:p>
          </table:table-cell>
          <table:table-cell office:value-type="float" office:value="-0.220503" calcext:value-type="float">
            <text:p>-0.220503</text:p>
          </table:table-cell>
          <table:table-cell office:value-type="float" office:value="9.416442" calcext:value-type="float">
            <text:p>9.416442</text:p>
          </table:table-cell>
          <table:table-cell office:value-type="float" office:value="-2.07844" calcext:value-type="float">
            <text:p>-2.07844</text:p>
          </table:table-cell>
          <table:table-cell office:value-type="float" office:value="0.919987" calcext:value-type="float">
            <text:p>0.919987</text:p>
          </table:table-cell>
          <table:table-cell office:value-type="string" calcext:value-type="string">
            <text:p>-0.223775</text:p>
          </table:table-cell>
        </table:table-row>
        <table:table-row table:style-name="ro1">
          <table:table-cell office:value-type="float" office:value="1527146722.3022" calcext:value-type="float">
            <text:p>1527146722.3022</text:p>
          </table:table-cell>
          <table:table-cell office:value-type="string" calcext:value-type="string">
            <text:p>TOC_x</text:p>
          </table:table-cell>
          <table:table-cell office:value-type="float" office:value="247.671738" calcext:value-type="float">
            <text:p>247.671738</text:p>
          </table:table-cell>
          <table:table-cell office:value-type="float" office:value="-13.213592" calcext:value-type="float">
            <text:p>-13.213592</text:p>
          </table:table-cell>
          <table:table-cell office:value-type="float" office:value="0.898361" calcext:value-type="float">
            <text:p>0.898361</text:p>
          </table:table-cell>
          <table:table-cell office:value-type="float" office:value="-0.225722" calcext:value-type="float">
            <text:p>-0.225722</text:p>
          </table:table-cell>
          <table:table-cell office:value-type="float" office:value="9.293583" calcext:value-type="float">
            <text:p>9.293583</text:p>
          </table:table-cell>
          <table:table-cell office:value-type="float" office:value="-2.132077" calcext:value-type="float">
            <text:p>-2.132077</text:p>
          </table:table-cell>
          <table:table-cell office:value-type="float" office:value="0.910316" calcext:value-type="float">
            <text:p>0.910316</text:p>
          </table:table-cell>
          <table:table-cell office:value-type="string" calcext:value-type="string">
            <text:p>-0.220503</text:p>
          </table:table-cell>
        </table:table-row>
        <table:table-row table:style-name="ro1" table:visibility="filter">
          <table:table-cell office:value-type="float" office:value="1527146722.30225" calcext:value-type="float">
            <text:p>1527146722.30225</text:p>
          </table:table-cell>
          <table:table-cell office:value-type="string" calcext:value-type="string">
            <text:p>TOC_y</text:p>
          </table:table-cell>
          <table:table-cell office:value-type="float" office:value="247.671738" calcext:value-type="float">
            <text:p>247.671738</text:p>
          </table:table-cell>
          <table:table-cell office:value-type="float" office:value="-13.213592" calcext:value-type="float">
            <text:p>-13.213592</text:p>
          </table:table-cell>
          <table:table-cell office:value-type="float" office:value="0.898361" calcext:value-type="float">
            <text:p>0.898361</text:p>
          </table:table-cell>
          <table:table-cell office:value-type="float" office:value="-0.225722" calcext:value-type="float">
            <text:p>-0.225722</text:p>
          </table:table-cell>
          <table:table-cell office:value-type="float" office:value="9.293583" calcext:value-type="float">
            <text:p>9.293583</text:p>
          </table:table-cell>
          <table:table-cell office:value-type="float" office:value="-2.132077" calcext:value-type="float">
            <text:p>-2.132077</text:p>
          </table:table-cell>
          <table:table-cell office:value-type="float" office:value="0.910316" calcext:value-type="float">
            <text:p>0.910316</text:p>
          </table:table-cell>
          <table:table-cell office:value-type="string" calcext:value-type="string">
            <text:p>-0.220503</text:p>
          </table:table-cell>
        </table:table-row>
        <table:table-row table:style-name="ro1">
          <table:table-cell office:value-type="float" office:value="1527146722.32271" calcext:value-type="float">
            <text:p>1527146722.32271</text:p>
          </table:table-cell>
          <table:table-cell office:value-type="string" calcext:value-type="string">
            <text:p>TOC_x</text:p>
          </table:table-cell>
          <table:table-cell office:value-type="float" office:value="238.10965" calcext:value-type="float">
            <text:p>238.10965</text:p>
          </table:table-cell>
          <table:table-cell office:value-type="float" office:value="-13.916133" calcext:value-type="float">
            <text:p>-13.916133</text:p>
          </table:table-cell>
          <table:table-cell office:value-type="float" office:value="0.879747" calcext:value-type="float">
            <text:p>0.879747</text:p>
          </table:table-cell>
          <table:table-cell office:value-type="float" office:value="-0.231511" calcext:value-type="float">
            <text:p>-0.231511</text:p>
          </table:table-cell>
          <table:table-cell office:value-type="float" office:value="9.112105" calcext:value-type="float">
            <text:p>9.112105</text:p>
          </table:table-cell>
          <table:table-cell office:value-type="float" office:value="-2.188519" calcext:value-type="float">
            <text:p>-2.188519</text:p>
          </table:table-cell>
          <table:table-cell office:value-type="float" office:value="0.898361" calcext:value-type="float">
            <text:p>0.898361</text:p>
          </table:table-cell>
          <table:table-cell office:value-type="string" calcext:value-type="string">
            <text:p>-0.225722</text:p>
          </table:table-cell>
        </table:table-row>
        <table:table-row table:style-name="ro1" table:visibility="filter">
          <table:table-cell office:value-type="float" office:value="1527146722.32278" calcext:value-type="float">
            <text:p>1527146722.32278</text:p>
          </table:table-cell>
          <table:table-cell office:value-type="string" calcext:value-type="string">
            <text:p>TOC_y</text:p>
          </table:table-cell>
          <table:table-cell office:value-type="float" office:value="238.10965" calcext:value-type="float">
            <text:p>238.10965</text:p>
          </table:table-cell>
          <table:table-cell office:value-type="float" office:value="-13.916133" calcext:value-type="float">
            <text:p>-13.916133</text:p>
          </table:table-cell>
          <table:table-cell office:value-type="float" office:value="0.879747" calcext:value-type="float">
            <text:p>0.879747</text:p>
          </table:table-cell>
          <table:table-cell office:value-type="float" office:value="-0.231511" calcext:value-type="float">
            <text:p>-0.231511</text:p>
          </table:table-cell>
          <table:table-cell office:value-type="float" office:value="9.112105" calcext:value-type="float">
            <text:p>9.112105</text:p>
          </table:table-cell>
          <table:table-cell office:value-type="float" office:value="-2.188519" calcext:value-type="float">
            <text:p>-2.188519</text:p>
          </table:table-cell>
          <table:table-cell office:value-type="float" office:value="0.898361" calcext:value-type="float">
            <text:p>0.898361</text:p>
          </table:table-cell>
          <table:table-cell office:value-type="string" calcext:value-type="string">
            <text:p>-0.225722</text:p>
          </table:table-cell>
        </table:table-row>
        <table:table-row table:style-name="ro1">
          <table:table-cell office:value-type="float" office:value="1527146722.34222" calcext:value-type="float">
            <text:p>1527146722.34222</text:p>
          </table:table-cell>
          <table:table-cell office:value-type="string" calcext:value-type="string">
            <text:p>TOC_x</text:p>
          </table:table-cell>
          <table:table-cell office:value-type="float" office:value="231.374298" calcext:value-type="float">
            <text:p>231.374298</text:p>
          </table:table-cell>
          <table:table-cell office:value-type="float" office:value="-14.339133" calcext:value-type="float">
            <text:p>-14.339133</text:p>
          </table:table-cell>
          <table:table-cell office:value-type="float" office:value="0.867071" calcext:value-type="float">
            <text:p>0.867071</text:p>
          </table:table-cell>
          <table:table-cell office:value-type="float" office:value="-0.234758" calcext:value-type="float">
            <text:p>-0.234758</text:p>
          </table:table-cell>
          <table:table-cell office:value-type="float" office:value="8.982067" calcext:value-type="float">
            <text:p>8.982067</text:p>
          </table:table-cell>
          <table:table-cell office:value-type="float" office:value="-2.221831" calcext:value-type="float">
            <text:p>-2.221831</text:p>
          </table:table-cell>
          <table:table-cell office:value-type="float" office:value="0.879747" calcext:value-type="float">
            <text:p>0.879747</text:p>
          </table:table-cell>
          <table:table-cell office:value-type="string" calcext:value-type="string">
            <text:p>-0.231511</text:p>
          </table:table-cell>
        </table:table-row>
        <table:table-row table:style-name="ro1" table:visibility="filter">
          <table:table-cell office:value-type="float" office:value="1527146722.34239" calcext:value-type="float">
            <text:p>1527146722.34239</text:p>
          </table:table-cell>
          <table:table-cell office:value-type="string" calcext:value-type="string">
            <text:p>TOC_y</text:p>
          </table:table-cell>
          <table:table-cell office:value-type="float" office:value="231.374298" calcext:value-type="float">
            <text:p>231.374298</text:p>
          </table:table-cell>
          <table:table-cell office:value-type="float" office:value="-14.339133" calcext:value-type="float">
            <text:p>-14.339133</text:p>
          </table:table-cell>
          <table:table-cell office:value-type="float" office:value="0.867071" calcext:value-type="float">
            <text:p>0.867071</text:p>
          </table:table-cell>
          <table:table-cell office:value-type="float" office:value="-0.234758" calcext:value-type="float">
            <text:p>-0.234758</text:p>
          </table:table-cell>
          <table:table-cell office:value-type="float" office:value="8.982067" calcext:value-type="float">
            <text:p>8.982067</text:p>
          </table:table-cell>
          <table:table-cell office:value-type="float" office:value="-2.221831" calcext:value-type="float">
            <text:p>-2.221831</text:p>
          </table:table-cell>
          <table:table-cell office:value-type="float" office:value="0.879747" calcext:value-type="float">
            <text:p>0.879747</text:p>
          </table:table-cell>
          <table:table-cell office:value-type="string" calcext:value-type="string">
            <text:p>-0.231511</text:p>
          </table:table-cell>
        </table:table-row>
        <table:table-row table:style-name="ro1">
          <table:table-cell office:value-type="float" office:value="1527146722.36284" calcext:value-type="float">
            <text:p>1527146722.36284</text:p>
          </table:table-cell>
          <table:table-cell office:value-type="string" calcext:value-type="string">
            <text:p>TOC_x</text:p>
          </table:table-cell>
          <table:table-cell office:value-type="float" office:value="221.239151" calcext:value-type="float">
            <text:p>221.239151</text:p>
          </table:table-cell>
          <table:table-cell office:value-type="float" office:value="-15.035503" calcext:value-type="float">
            <text:p>-15.035503</text:p>
          </table:table-cell>
          <table:table-cell office:value-type="float" office:value="0.846522" calcext:value-type="float">
            <text:p>0.846522</text:p>
          </table:table-cell>
          <table:table-cell office:value-type="float" office:value="-0.240302" calcext:value-type="float">
            <text:p>-0.240302</text:p>
          </table:table-cell>
          <table:table-cell office:value-type="float" office:value="8.782791" calcext:value-type="float">
            <text:p>8.782791</text:p>
          </table:table-cell>
          <table:table-cell office:value-type="float" office:value="-2.275592" calcext:value-type="float">
            <text:p>-2.275592</text:p>
          </table:table-cell>
          <table:table-cell office:value-type="float" office:value="0.867071" calcext:value-type="float">
            <text:p>0.867071</text:p>
          </table:table-cell>
          <table:table-cell office:value-type="string" calcext:value-type="string">
            <text:p>-0.234758</text:p>
          </table:table-cell>
        </table:table-row>
        <table:table-row table:style-name="ro1" table:visibility="filter">
          <table:table-cell office:value-type="float" office:value="1527146722.36289" calcext:value-type="float">
            <text:p>1527146722.36289</text:p>
          </table:table-cell>
          <table:table-cell office:value-type="string" calcext:value-type="string">
            <text:p>TOC_y</text:p>
          </table:table-cell>
          <table:table-cell office:value-type="float" office:value="221.239151" calcext:value-type="float">
            <text:p>221.239151</text:p>
          </table:table-cell>
          <table:table-cell office:value-type="float" office:value="-15.035503" calcext:value-type="float">
            <text:p>-15.035503</text:p>
          </table:table-cell>
          <table:table-cell office:value-type="float" office:value="0.846522" calcext:value-type="float">
            <text:p>0.846522</text:p>
          </table:table-cell>
          <table:table-cell office:value-type="float" office:value="-0.240302" calcext:value-type="float">
            <text:p>-0.240302</text:p>
          </table:table-cell>
          <table:table-cell office:value-type="float" office:value="8.782791" calcext:value-type="float">
            <text:p>8.782791</text:p>
          </table:table-cell>
          <table:table-cell office:value-type="float" office:value="-2.275592" calcext:value-type="float">
            <text:p>-2.275592</text:p>
          </table:table-cell>
          <table:table-cell office:value-type="float" office:value="0.867071" calcext:value-type="float">
            <text:p>0.867071</text:p>
          </table:table-cell>
          <table:table-cell office:value-type="string" calcext:value-type="string">
            <text:p>-0.234758</text:p>
          </table:table-cell>
        </table:table-row>
        <table:table-row table:style-name="ro1">
          <table:table-cell office:value-type="float" office:value="1527146722.38229" calcext:value-type="float">
            <text:p>1527146722.38229</text:p>
          </table:table-cell>
          <table:table-cell office:value-type="string" calcext:value-type="string">
            <text:p>TOC_x</text:p>
          </table:table-cell>
          <table:table-cell office:value-type="float" office:value="214.216446" calcext:value-type="float">
            <text:p>214.216446</text:p>
          </table:table-cell>
          <table:table-cell office:value-type="float" office:value="-15.031518" calcext:value-type="float">
            <text:p>-15.031518</text:p>
          </table:table-cell>
          <table:table-cell office:value-type="float" office:value="0.832824" calcext:value-type="float">
            <text:p>0.832824</text:p>
          </table:table-cell>
          <table:table-cell office:value-type="float" office:value="-0.240273" calcext:value-type="float">
            <text:p>-0.240273</text:p>
          </table:table-cell>
          <table:table-cell office:value-type="float" office:value="8.642006" calcext:value-type="float">
            <text:p>8.642006</text:p>
          </table:table-cell>
          <table:table-cell office:value-type="float" office:value="-2.275288" calcext:value-type="float">
            <text:p>-2.275288</text:p>
          </table:table-cell>
          <table:table-cell office:value-type="float" office:value="0.846522" calcext:value-type="float">
            <text:p>0.846522</text:p>
          </table:table-cell>
          <table:table-cell office:value-type="string" calcext:value-type="string">
            <text:p>-0.240302</text:p>
          </table:table-cell>
        </table:table-row>
        <table:table-row table:style-name="ro1" table:visibility="filter">
          <table:table-cell office:value-type="float" office:value="1527146722.38239" calcext:value-type="float">
            <text:p>1527146722.38239</text:p>
          </table:table-cell>
          <table:table-cell office:value-type="string" calcext:value-type="string">
            <text:p>TOC_y</text:p>
          </table:table-cell>
          <table:table-cell office:value-type="float" office:value="214.216446" calcext:value-type="float">
            <text:p>214.216446</text:p>
          </table:table-cell>
          <table:table-cell office:value-type="float" office:value="-15.031518" calcext:value-type="float">
            <text:p>-15.031518</text:p>
          </table:table-cell>
          <table:table-cell office:value-type="float" office:value="0.832824" calcext:value-type="float">
            <text:p>0.832824</text:p>
          </table:table-cell>
          <table:table-cell office:value-type="float" office:value="-0.240273" calcext:value-type="float">
            <text:p>-0.240273</text:p>
          </table:table-cell>
          <table:table-cell office:value-type="float" office:value="8.642006" calcext:value-type="float">
            <text:p>8.642006</text:p>
          </table:table-cell>
          <table:table-cell office:value-type="float" office:value="-2.275288" calcext:value-type="float">
            <text:p>-2.275288</text:p>
          </table:table-cell>
          <table:table-cell office:value-type="float" office:value="0.846522" calcext:value-type="float">
            <text:p>0.846522</text:p>
          </table:table-cell>
          <table:table-cell office:value-type="string" calcext:value-type="string">
            <text:p>-0.240302</text:p>
          </table:table-cell>
        </table:table-row>
        <table:table-row table:style-name="ro1">
          <table:table-cell office:value-type="float" office:value="1527146722.40291" calcext:value-type="float">
            <text:p>1527146722.40291</text:p>
          </table:table-cell>
          <table:table-cell office:value-type="string" calcext:value-type="string">
            <text:p>TOC_x</text:p>
          </table:table-cell>
          <table:table-cell office:value-type="float" office:value="207.583344" calcext:value-type="float">
            <text:p>207.583344</text:p>
          </table:table-cell>
          <table:table-cell office:value-type="float" office:value="-15.113167" calcext:value-type="float">
            <text:p>-15.113167</text:p>
          </table:table-cell>
          <table:table-cell office:value-type="float" office:value="0.818898" calcext:value-type="float">
            <text:p>0.818898</text:p>
          </table:table-cell>
          <table:table-cell office:value-type="float" office:value="-0.240914" calcext:value-type="float">
            <text:p>-0.240914</text:p>
          </table:table-cell>
          <table:table-cell office:value-type="float" office:value="8.506912" calcext:value-type="float">
            <text:p>8.506912</text:p>
          </table:table-cell>
          <table:table-cell office:value-type="float" office:value="-2.28151" calcext:value-type="float">
            <text:p>-2.28151</text:p>
          </table:table-cell>
          <table:table-cell office:value-type="float" office:value="0.832824" calcext:value-type="float">
            <text:p>0.832824</text:p>
          </table:table-cell>
          <table:table-cell office:value-type="string" calcext:value-type="string">
            <text:p>-0.240273</text:p>
          </table:table-cell>
        </table:table-row>
        <table:table-row table:style-name="ro1" table:visibility="filter">
          <table:table-cell office:value-type="float" office:value="1527146722.40296" calcext:value-type="float">
            <text:p>1527146722.40296</text:p>
          </table:table-cell>
          <table:table-cell office:value-type="string" calcext:value-type="string">
            <text:p>TOC_y</text:p>
          </table:table-cell>
          <table:table-cell office:value-type="float" office:value="207.583344" calcext:value-type="float">
            <text:p>207.583344</text:p>
          </table:table-cell>
          <table:table-cell office:value-type="float" office:value="-15.113167" calcext:value-type="float">
            <text:p>-15.113167</text:p>
          </table:table-cell>
          <table:table-cell office:value-type="float" office:value="0.818898" calcext:value-type="float">
            <text:p>0.818898</text:p>
          </table:table-cell>
          <table:table-cell office:value-type="float" office:value="-0.240914" calcext:value-type="float">
            <text:p>-0.240914</text:p>
          </table:table-cell>
          <table:table-cell office:value-type="float" office:value="8.506912" calcext:value-type="float">
            <text:p>8.506912</text:p>
          </table:table-cell>
          <table:table-cell office:value-type="float" office:value="-2.28151" calcext:value-type="float">
            <text:p>-2.28151</text:p>
          </table:table-cell>
          <table:table-cell office:value-type="float" office:value="0.832824" calcext:value-type="float">
            <text:p>0.832824</text:p>
          </table:table-cell>
          <table:table-cell office:value-type="string" calcext:value-type="string">
            <text:p>-0.240273</text:p>
          </table:table-cell>
        </table:table-row>
        <table:table-row table:style-name="ro1">
          <table:table-cell office:value-type="float" office:value="1527146722.4225" calcext:value-type="float">
            <text:p>1527146722.4225</text:p>
          </table:table-cell>
          <table:table-cell office:value-type="string" calcext:value-type="string">
            <text:p>TOC_x</text:p>
          </table:table-cell>
          <table:table-cell office:value-type="float" office:value="197.3284" calcext:value-type="float">
            <text:p>197.3284</text:p>
          </table:table-cell>
          <table:table-cell office:value-type="float" office:value="-14.658488" calcext:value-type="float">
            <text:p>-14.658488</text:p>
          </table:table-cell>
          <table:table-cell office:value-type="float" office:value="0.798009" calcext:value-type="float">
            <text:p>0.798009</text:p>
          </table:table-cell>
          <table:table-cell office:value-type="float" office:value="-0.237497" calcext:value-type="float">
            <text:p>-0.237497</text:p>
          </table:table-cell>
          <table:table-cell office:value-type="float" office:value="8.293711" calcext:value-type="float">
            <text:p>8.293711</text:p>
          </table:table-cell>
          <table:table-cell office:value-type="float" office:value="-2.24663" calcext:value-type="float">
            <text:p>-2.24663</text:p>
          </table:table-cell>
          <table:table-cell office:value-type="float" office:value="0.818898" calcext:value-type="float">
            <text:p>0.818898</text:p>
          </table:table-cell>
          <table:table-cell office:value-type="string" calcext:value-type="string">
            <text:p>-0.240914</text:p>
          </table:table-cell>
        </table:table-row>
        <table:table-row table:style-name="ro1" table:visibility="filter">
          <table:table-cell office:value-type="float" office:value="1527146722.42256" calcext:value-type="float">
            <text:p>1527146722.42256</text:p>
          </table:table-cell>
          <table:table-cell office:value-type="string" calcext:value-type="string">
            <text:p>TOC_y</text:p>
          </table:table-cell>
          <table:table-cell office:value-type="float" office:value="197.3284" calcext:value-type="float">
            <text:p>197.3284</text:p>
          </table:table-cell>
          <table:table-cell office:value-type="float" office:value="-14.658488" calcext:value-type="float">
            <text:p>-14.658488</text:p>
          </table:table-cell>
          <table:table-cell office:value-type="float" office:value="0.798009" calcext:value-type="float">
            <text:p>0.798009</text:p>
          </table:table-cell>
          <table:table-cell office:value-type="float" office:value="-0.237497" calcext:value-type="float">
            <text:p>-0.237497</text:p>
          </table:table-cell>
          <table:table-cell office:value-type="float" office:value="8.293711" calcext:value-type="float">
            <text:p>8.293711</text:p>
          </table:table-cell>
          <table:table-cell office:value-type="float" office:value="-2.24663" calcext:value-type="float">
            <text:p>-2.24663</text:p>
          </table:table-cell>
          <table:table-cell office:value-type="float" office:value="0.818898" calcext:value-type="float">
            <text:p>0.818898</text:p>
          </table:table-cell>
          <table:table-cell office:value-type="string" calcext:value-type="string">
            <text:p>-0.240914</text:p>
          </table:table-cell>
        </table:table-row>
        <table:table-row table:style-name="ro1">
          <table:table-cell office:value-type="float" office:value="1527146722.44194" calcext:value-type="float">
            <text:p>1527146722.44194</text:p>
          </table:table-cell>
          <table:table-cell office:value-type="string" calcext:value-type="string">
            <text:p>TOC_x</text:p>
          </table:table-cell>
          <table:table-cell office:value-type="float" office:value="189.944016" calcext:value-type="float">
            <text:p>189.944016</text:p>
          </table:table-cell>
          <table:table-cell office:value-type="float" office:value="-14.883566" calcext:value-type="float">
            <text:p>-14.883566</text:p>
          </table:table-cell>
          <table:table-cell office:value-type="float" office:value="0.782763" calcext:value-type="float">
            <text:p>0.782763</text:p>
          </table:table-cell>
          <table:table-cell office:value-type="float" office:value="-0.23918" calcext:value-type="float">
            <text:p>-0.23918</text:p>
          </table:table-cell>
          <table:table-cell office:value-type="float" office:value="8.136734" calcext:value-type="float">
            <text:p>8.136734</text:p>
          </table:table-cell>
          <table:table-cell office:value-type="float" office:value="-2.263964" calcext:value-type="float">
            <text:p>-2.263964</text:p>
          </table:table-cell>
          <table:table-cell office:value-type="float" office:value="0.798009" calcext:value-type="float">
            <text:p>0.798009</text:p>
          </table:table-cell>
          <table:table-cell office:value-type="string" calcext:value-type="string">
            <text:p>-0.237497</text:p>
          </table:table-cell>
        </table:table-row>
        <table:table-row table:style-name="ro1" table:visibility="filter">
          <table:table-cell office:value-type="float" office:value="1527146722.44199" calcext:value-type="float">
            <text:p>1527146722.44199</text:p>
          </table:table-cell>
          <table:table-cell office:value-type="string" calcext:value-type="string">
            <text:p>TOC_y</text:p>
          </table:table-cell>
          <table:table-cell office:value-type="float" office:value="189.944016" calcext:value-type="float">
            <text:p>189.944016</text:p>
          </table:table-cell>
          <table:table-cell office:value-type="float" office:value="-14.883566" calcext:value-type="float">
            <text:p>-14.883566</text:p>
          </table:table-cell>
          <table:table-cell office:value-type="float" office:value="0.782763" calcext:value-type="float">
            <text:p>0.782763</text:p>
          </table:table-cell>
          <table:table-cell office:value-type="float" office:value="-0.23918" calcext:value-type="float">
            <text:p>-0.23918</text:p>
          </table:table-cell>
          <table:table-cell office:value-type="float" office:value="8.136734" calcext:value-type="float">
            <text:p>8.136734</text:p>
          </table:table-cell>
          <table:table-cell office:value-type="float" office:value="-2.263964" calcext:value-type="float">
            <text:p>-2.263964</text:p>
          </table:table-cell>
          <table:table-cell office:value-type="float" office:value="0.798009" calcext:value-type="float">
            <text:p>0.798009</text:p>
          </table:table-cell>
          <table:table-cell office:value-type="string" calcext:value-type="string">
            <text:p>-0.237497</text:p>
          </table:table-cell>
        </table:table-row>
        <table:table-row table:style-name="ro1">
          <table:table-cell office:value-type="float" office:value="1527146722.46247" calcext:value-type="float">
            <text:p>1527146722.46247</text:p>
          </table:table-cell>
          <table:table-cell office:value-type="string" calcext:value-type="string">
            <text:p>TOC_x</text:p>
          </table:table-cell>
          <table:table-cell office:value-type="float" office:value="179.386856" calcext:value-type="float">
            <text:p>179.386856</text:p>
          </table:table-cell>
          <table:table-cell office:value-type="float" office:value="-14.985808" calcext:value-type="float">
            <text:p>-14.985808</text:p>
          </table:table-cell>
          <table:table-cell office:value-type="float" office:value="0.759161" calcext:value-type="float">
            <text:p>0.759161</text:p>
          </table:table-cell>
          <table:table-cell office:value-type="float" office:value="-0.239984" calcext:value-type="float">
            <text:p>-0.239984</text:p>
          </table:table-cell>
          <table:table-cell office:value-type="float" office:value="7.90694" calcext:value-type="float">
            <text:p>7.90694</text:p>
          </table:table-cell>
          <table:table-cell office:value-type="float" office:value="-2.271792" calcext:value-type="float">
            <text:p>-2.271792</text:p>
          </table:table-cell>
          <table:table-cell office:value-type="float" office:value="0.782763" calcext:value-type="float">
            <text:p>0.782763</text:p>
          </table:table-cell>
          <table:table-cell office:value-type="string" calcext:value-type="string">
            <text:p>-0.239180</text:p>
          </table:table-cell>
        </table:table-row>
        <table:table-row table:style-name="ro1" table:visibility="filter">
          <table:table-cell office:value-type="float" office:value="1527146722.46255" calcext:value-type="float">
            <text:p>1527146722.46255</text:p>
          </table:table-cell>
          <table:table-cell office:value-type="string" calcext:value-type="string">
            <text:p>TOC_y</text:p>
          </table:table-cell>
          <table:table-cell office:value-type="float" office:value="179.386856" calcext:value-type="float">
            <text:p>179.386856</text:p>
          </table:table-cell>
          <table:table-cell office:value-type="float" office:value="-14.985808" calcext:value-type="float">
            <text:p>-14.985808</text:p>
          </table:table-cell>
          <table:table-cell office:value-type="float" office:value="0.759161" calcext:value-type="float">
            <text:p>0.759161</text:p>
          </table:table-cell>
          <table:table-cell office:value-type="float" office:value="-0.239984" calcext:value-type="float">
            <text:p>-0.239984</text:p>
          </table:table-cell>
          <table:table-cell office:value-type="float" office:value="7.90694" calcext:value-type="float">
            <text:p>7.90694</text:p>
          </table:table-cell>
          <table:table-cell office:value-type="float" office:value="-2.271792" calcext:value-type="float">
            <text:p>-2.271792</text:p>
          </table:table-cell>
          <table:table-cell office:value-type="float" office:value="0.782763" calcext:value-type="float">
            <text:p>0.782763</text:p>
          </table:table-cell>
          <table:table-cell office:value-type="string" calcext:value-type="string">
            <text:p>-0.239180</text:p>
          </table:table-cell>
        </table:table-row>
        <table:table-row table:style-name="ro1">
          <table:table-cell office:value-type="float" office:value="1527146722.48201" calcext:value-type="float">
            <text:p>1527146722.48201</text:p>
          </table:table-cell>
          <table:table-cell office:value-type="string" calcext:value-type="string">
            <text:p>TOC_x</text:p>
          </table:table-cell>
          <table:table-cell office:value-type="float" office:value="172.057465" calcext:value-type="float">
            <text:p>172.057465</text:p>
          </table:table-cell>
          <table:table-cell office:value-type="float" office:value="-14.792831" calcext:value-type="float">
            <text:p>-14.792831</text:p>
          </table:table-cell>
          <table:table-cell office:value-type="float" office:value="0.743182" calcext:value-type="float">
            <text:p>0.743182</text:p>
          </table:table-cell>
          <table:table-cell office:value-type="float" office:value="-0.238538" calcext:value-type="float">
            <text:p>-0.238538</text:p>
          </table:table-cell>
          <table:table-cell office:value-type="float" office:value="7.743384" calcext:value-type="float">
            <text:p>7.743384</text:p>
          </table:table-cell>
          <table:table-cell office:value-type="float" office:value="-2.25699" calcext:value-type="float">
            <text:p>-2.25699</text:p>
          </table:table-cell>
          <table:table-cell office:value-type="float" office:value="0.759161" calcext:value-type="float">
            <text:p>0.759161</text:p>
          </table:table-cell>
          <table:table-cell office:value-type="string" calcext:value-type="string">
            <text:p>-0.239984</text:p>
          </table:table-cell>
        </table:table-row>
        <table:table-row table:style-name="ro1" table:visibility="filter">
          <table:table-cell office:value-type="float" office:value="1527146722.48206" calcext:value-type="float">
            <text:p>1527146722.48206</text:p>
          </table:table-cell>
          <table:table-cell office:value-type="string" calcext:value-type="string">
            <text:p>TOC_y</text:p>
          </table:table-cell>
          <table:table-cell office:value-type="float" office:value="172.057465" calcext:value-type="float">
            <text:p>172.057465</text:p>
          </table:table-cell>
          <table:table-cell office:value-type="float" office:value="-14.792831" calcext:value-type="float">
            <text:p>-14.792831</text:p>
          </table:table-cell>
          <table:table-cell office:value-type="float" office:value="0.743182" calcext:value-type="float">
            <text:p>0.743182</text:p>
          </table:table-cell>
          <table:table-cell office:value-type="float" office:value="-0.238538" calcext:value-type="float">
            <text:p>-0.238538</text:p>
          </table:table-cell>
          <table:table-cell office:value-type="float" office:value="7.743384" calcext:value-type="float">
            <text:p>7.743384</text:p>
          </table:table-cell>
          <table:table-cell office:value-type="float" office:value="-2.25699" calcext:value-type="float">
            <text:p>-2.25699</text:p>
          </table:table-cell>
          <table:table-cell office:value-type="float" office:value="0.759161" calcext:value-type="float">
            <text:p>0.759161</text:p>
          </table:table-cell>
          <table:table-cell office:value-type="string" calcext:value-type="string">
            <text:p>-0.239984</text:p>
          </table:table-cell>
        </table:table-row>
        <table:table-row table:style-name="ro1">
          <table:table-cell office:value-type="float" office:value="1527146722.50245" calcext:value-type="float">
            <text:p>1527146722.50245</text:p>
          </table:table-cell>
          <table:table-cell office:value-type="string" calcext:value-type="string">
            <text:p>TOC_x</text:p>
          </table:table-cell>
          <table:table-cell office:value-type="float" office:value="164.790298" calcext:value-type="float">
            <text:p>164.790298</text:p>
          </table:table-cell>
          <table:table-cell office:value-type="float" office:value="-14.94287" calcext:value-type="float">
            <text:p>-14.94287</text:p>
          </table:table-cell>
          <table:table-cell office:value-type="float" office:value="0.726254" calcext:value-type="float">
            <text:p>0.726254</text:p>
          </table:table-cell>
          <table:table-cell office:value-type="float" office:value="-0.239715" calcext:value-type="float">
            <text:p>-0.239715</text:p>
          </table:table-cell>
          <table:table-cell office:value-type="float" office:value="7.577758" calcext:value-type="float">
            <text:p>7.577758</text:p>
          </table:table-cell>
          <table:table-cell office:value-type="float" office:value="-2.268503" calcext:value-type="float">
            <text:p>-2.268503</text:p>
          </table:table-cell>
          <table:table-cell office:value-type="float" office:value="0.743182" calcext:value-type="float">
            <text:p>0.743182</text:p>
          </table:table-cell>
          <table:table-cell office:value-type="string" calcext:value-type="string">
            <text:p>-0.238538</text:p>
          </table:table-cell>
        </table:table-row>
        <table:table-row table:style-name="ro1" table:visibility="filter">
          <table:table-cell office:value-type="float" office:value="1527146722.5025" calcext:value-type="float">
            <text:p>1527146722.5025</text:p>
          </table:table-cell>
          <table:table-cell office:value-type="string" calcext:value-type="string">
            <text:p>TOC_y</text:p>
          </table:table-cell>
          <table:table-cell office:value-type="float" office:value="164.790298" calcext:value-type="float">
            <text:p>164.790298</text:p>
          </table:table-cell>
          <table:table-cell office:value-type="float" office:value="-14.94287" calcext:value-type="float">
            <text:p>-14.94287</text:p>
          </table:table-cell>
          <table:table-cell office:value-type="float" office:value="0.726254" calcext:value-type="float">
            <text:p>0.726254</text:p>
          </table:table-cell>
          <table:table-cell office:value-type="float" office:value="-0.239715" calcext:value-type="float">
            <text:p>-0.239715</text:p>
          </table:table-cell>
          <table:table-cell office:value-type="float" office:value="7.577758" calcext:value-type="float">
            <text:p>7.577758</text:p>
          </table:table-cell>
          <table:table-cell office:value-type="float" office:value="-2.268503" calcext:value-type="float">
            <text:p>-2.268503</text:p>
          </table:table-cell>
          <table:table-cell office:value-type="float" office:value="0.743182" calcext:value-type="float">
            <text:p>0.743182</text:p>
          </table:table-cell>
          <table:table-cell office:value-type="string" calcext:value-type="string">
            <text:p>-0.238538</text:p>
          </table:table-cell>
        </table:table-row>
        <table:table-row table:style-name="ro1">
          <table:table-cell office:value-type="float" office:value="1527146722.52181" calcext:value-type="float">
            <text:p>1527146722.52181</text:p>
          </table:table-cell>
          <table:table-cell office:value-type="string" calcext:value-type="string">
            <text:p>TOC_x</text:p>
          </table:table-cell>
          <table:table-cell office:value-type="float" office:value="153.229019" calcext:value-type="float">
            <text:p>153.229019</text:p>
          </table:table-cell>
          <table:table-cell office:value-type="float" office:value="-14.45085" calcext:value-type="float">
            <text:p>-14.45085</text:p>
          </table:table-cell>
          <table:table-cell office:value-type="float" office:value="0.699992" calcext:value-type="float">
            <text:p>0.699992</text:p>
          </table:table-cell>
          <table:table-cell office:value-type="float" office:value="-0.236036" calcext:value-type="float">
            <text:p>-0.236036</text:p>
          </table:table-cell>
          <table:table-cell office:value-type="float" office:value="7.306515" calcext:value-type="float">
            <text:p>7.306515</text:p>
          </table:table-cell>
          <table:table-cell office:value-type="float" office:value="-2.230512" calcext:value-type="float">
            <text:p>-2.230512</text:p>
          </table:table-cell>
          <table:table-cell office:value-type="float" office:value="0.726254" calcext:value-type="float">
            <text:p>0.726254</text:p>
          </table:table-cell>
          <table:table-cell office:value-type="string" calcext:value-type="string">
            <text:p>-0.239715</text:p>
          </table:table-cell>
        </table:table-row>
        <table:table-row table:style-name="ro1" table:visibility="filter">
          <table:table-cell office:value-type="float" office:value="1527146722.52187" calcext:value-type="float">
            <text:p>1527146722.52187</text:p>
          </table:table-cell>
          <table:table-cell office:value-type="string" calcext:value-type="string">
            <text:p>TOC_y</text:p>
          </table:table-cell>
          <table:table-cell office:value-type="float" office:value="153.229019" calcext:value-type="float">
            <text:p>153.229019</text:p>
          </table:table-cell>
          <table:table-cell office:value-type="float" office:value="-14.45085" calcext:value-type="float">
            <text:p>-14.45085</text:p>
          </table:table-cell>
          <table:table-cell office:value-type="float" office:value="0.699992" calcext:value-type="float">
            <text:p>0.699992</text:p>
          </table:table-cell>
          <table:table-cell office:value-type="float" office:value="-0.236036" calcext:value-type="float">
            <text:p>-0.236036</text:p>
          </table:table-cell>
          <table:table-cell office:value-type="float" office:value="7.306515" calcext:value-type="float">
            <text:p>7.306515</text:p>
          </table:table-cell>
          <table:table-cell office:value-type="float" office:value="-2.230512" calcext:value-type="float">
            <text:p>-2.230512</text:p>
          </table:table-cell>
          <table:table-cell office:value-type="float" office:value="0.726254" calcext:value-type="float">
            <text:p>0.726254</text:p>
          </table:table-cell>
          <table:table-cell office:value-type="string" calcext:value-type="string">
            <text:p>-0.239715</text:p>
          </table:table-cell>
        </table:table-row>
        <table:table-row table:style-name="ro1">
          <table:table-cell office:value-type="float" office:value="1527146722.54241" calcext:value-type="float">
            <text:p>1527146722.54241</text:p>
          </table:table-cell>
          <table:table-cell office:value-type="string" calcext:value-type="string">
            <text:p>TOC_x</text:p>
          </table:table-cell>
          <table:table-cell office:value-type="float" office:value="146.06694" calcext:value-type="float">
            <text:p>146.06694</text:p>
          </table:table-cell>
          <table:table-cell office:value-type="float" office:value="-14.535387" calcext:value-type="float">
            <text:p>-14.535387</text:p>
          </table:table-cell>
          <table:table-cell office:value-type="float" office:value="0.682161" calcext:value-type="float">
            <text:p>0.682161</text:p>
          </table:table-cell>
          <table:table-cell office:value-type="float" office:value="-0.236713" calcext:value-type="float">
            <text:p>-0.236713</text:p>
          </table:table-cell>
          <table:table-cell office:value-type="float" office:value="7.133349" calcext:value-type="float">
            <text:p>7.133349</text:p>
          </table:table-cell>
          <table:table-cell office:value-type="float" office:value="-2.237082" calcext:value-type="float">
            <text:p>-2.237082</text:p>
          </table:table-cell>
          <table:table-cell office:value-type="float" office:value="0.699992" calcext:value-type="float">
            <text:p>0.699992</text:p>
          </table:table-cell>
          <table:table-cell office:value-type="string" calcext:value-type="string">
            <text:p>-0.236036</text:p>
          </table:table-cell>
        </table:table-row>
        <table:table-row table:style-name="ro1" table:visibility="filter">
          <table:table-cell office:value-type="float" office:value="1527146722.54246" calcext:value-type="float">
            <text:p>1527146722.54246</text:p>
          </table:table-cell>
          <table:table-cell office:value-type="string" calcext:value-type="string">
            <text:p>TOC_y</text:p>
          </table:table-cell>
          <table:table-cell office:value-type="float" office:value="146.06694" calcext:value-type="float">
            <text:p>146.06694</text:p>
          </table:table-cell>
          <table:table-cell office:value-type="float" office:value="-14.535387" calcext:value-type="float">
            <text:p>-14.535387</text:p>
          </table:table-cell>
          <table:table-cell office:value-type="float" office:value="0.682161" calcext:value-type="float">
            <text:p>0.682161</text:p>
          </table:table-cell>
          <table:table-cell office:value-type="float" office:value="-0.236713" calcext:value-type="float">
            <text:p>-0.236713</text:p>
          </table:table-cell>
          <table:table-cell office:value-type="float" office:value="7.133349" calcext:value-type="float">
            <text:p>7.133349</text:p>
          </table:table-cell>
          <table:table-cell office:value-type="float" office:value="-2.237082" calcext:value-type="float">
            <text:p>-2.237082</text:p>
          </table:table-cell>
          <table:table-cell office:value-type="float" office:value="0.699992" calcext:value-type="float">
            <text:p>0.699992</text:p>
          </table:table-cell>
          <table:table-cell office:value-type="string" calcext:value-type="string">
            <text:p>-0.236036</text:p>
          </table:table-cell>
        </table:table-row>
        <table:table-row table:style-name="ro1">
          <table:table-cell office:value-type="float" office:value="1527146722.56185" calcext:value-type="float">
            <text:p>1527146722.56185</text:p>
          </table:table-cell>
          <table:table-cell office:value-type="string" calcext:value-type="string">
            <text:p>TOC_x</text:p>
          </table:table-cell>
          <table:table-cell office:value-type="float" office:value="134.744385" calcext:value-type="float">
            <text:p>134.744385</text:p>
          </table:table-cell>
          <table:table-cell office:value-type="float" office:value="-13.910691" calcext:value-type="float">
            <text:p>-13.910691</text:p>
          </table:table-cell>
          <table:table-cell office:value-type="float" office:value="0.654678" calcext:value-type="float">
            <text:p>0.654678</text:p>
          </table:table-cell>
          <table:table-cell office:value-type="float" office:value="-0.231946" calcext:value-type="float">
            <text:p>-0.231946</text:p>
          </table:table-cell>
          <table:table-cell office:value-type="float" office:value="6.850649" calcext:value-type="float">
            <text:p>6.850649</text:p>
          </table:table-cell>
          <table:table-cell office:value-type="float" office:value="-2.18805" calcext:value-type="float">
            <text:p>-2.18805</text:p>
          </table:table-cell>
          <table:table-cell office:value-type="float" office:value="0.682161" calcext:value-type="float">
            <text:p>0.682161</text:p>
          </table:table-cell>
          <table:table-cell office:value-type="string" calcext:value-type="string">
            <text:p>-0.236713</text:p>
          </table:table-cell>
        </table:table-row>
        <table:table-row table:style-name="ro1" table:visibility="filter">
          <table:table-cell office:value-type="float" office:value="1527146722.5619" calcext:value-type="float">
            <text:p>1527146722.5619</text:p>
          </table:table-cell>
          <table:table-cell office:value-type="string" calcext:value-type="string">
            <text:p>TOC_y</text:p>
          </table:table-cell>
          <table:table-cell office:value-type="float" office:value="134.744385" calcext:value-type="float">
            <text:p>134.744385</text:p>
          </table:table-cell>
          <table:table-cell office:value-type="float" office:value="-13.910691" calcext:value-type="float">
            <text:p>-13.910691</text:p>
          </table:table-cell>
          <table:table-cell office:value-type="float" office:value="0.654678" calcext:value-type="float">
            <text:p>0.654678</text:p>
          </table:table-cell>
          <table:table-cell office:value-type="float" office:value="-0.231946" calcext:value-type="float">
            <text:p>-0.231946</text:p>
          </table:table-cell>
          <table:table-cell office:value-type="float" office:value="6.850649" calcext:value-type="float">
            <text:p>6.850649</text:p>
          </table:table-cell>
          <table:table-cell office:value-type="float" office:value="-2.18805" calcext:value-type="float">
            <text:p>-2.18805</text:p>
          </table:table-cell>
          <table:table-cell office:value-type="float" office:value="0.682161" calcext:value-type="float">
            <text:p>0.682161</text:p>
          </table:table-cell>
          <table:table-cell office:value-type="string" calcext:value-type="string">
            <text:p>-0.236713</text:p>
          </table:table-cell>
        </table:table-row>
        <table:table-row table:style-name="ro1">
          <table:table-cell office:value-type="float" office:value="1527146722.58242" calcext:value-type="float">
            <text:p>1527146722.58242</text:p>
          </table:table-cell>
          <table:table-cell office:value-type="string" calcext:value-type="string">
            <text:p>TOC_x</text:p>
          </table:table-cell>
          <table:table-cell office:value-type="float" office:value="128.13533" calcext:value-type="float">
            <text:p>128.13533</text:p>
          </table:table-cell>
          <table:table-cell office:value-type="float" office:value="-13.266899" calcext:value-type="float">
            <text:p>-13.266899</text:p>
          </table:table-cell>
          <table:table-cell office:value-type="float" office:value="0.637159" calcext:value-type="float">
            <text:p>0.637159</text:p>
          </table:table-cell>
          <table:table-cell office:value-type="float" office:value="-0.226637" calcext:value-type="float">
            <text:p>-0.226637</text:p>
          </table:table-cell>
          <table:table-cell office:value-type="float" office:value="6.680147" calcext:value-type="float">
            <text:p>6.680147</text:p>
          </table:table-cell>
          <table:table-cell office:value-type="float" office:value="-2.136374" calcext:value-type="float">
            <text:p>-2.136374</text:p>
          </table:table-cell>
          <table:table-cell office:value-type="float" office:value="0.654678" calcext:value-type="float">
            <text:p>0.654678</text:p>
          </table:table-cell>
          <table:table-cell office:value-type="string" calcext:value-type="string">
            <text:p>-0.231946</text:p>
          </table:table-cell>
        </table:table-row>
        <table:table-row table:style-name="ro1" table:visibility="filter">
          <table:table-cell office:value-type="float" office:value="1527146722.5825" calcext:value-type="float">
            <text:p>1527146722.5825</text:p>
          </table:table-cell>
          <table:table-cell office:value-type="string" calcext:value-type="string">
            <text:p>TOC_y</text:p>
          </table:table-cell>
          <table:table-cell office:value-type="float" office:value="128.13533" calcext:value-type="float">
            <text:p>128.13533</text:p>
          </table:table-cell>
          <table:table-cell office:value-type="float" office:value="-13.266899" calcext:value-type="float">
            <text:p>-13.266899</text:p>
          </table:table-cell>
          <table:table-cell office:value-type="float" office:value="0.637159" calcext:value-type="float">
            <text:p>0.637159</text:p>
          </table:table-cell>
          <table:table-cell office:value-type="float" office:value="-0.226637" calcext:value-type="float">
            <text:p>-0.226637</text:p>
          </table:table-cell>
          <table:table-cell office:value-type="float" office:value="6.680147" calcext:value-type="float">
            <text:p>6.680147</text:p>
          </table:table-cell>
          <table:table-cell office:value-type="float" office:value="-2.136374" calcext:value-type="float">
            <text:p>-2.136374</text:p>
          </table:table-cell>
          <table:table-cell office:value-type="float" office:value="0.654678" calcext:value-type="float">
            <text:p>0.654678</text:p>
          </table:table-cell>
          <table:table-cell office:value-type="string" calcext:value-type="string">
            <text:p>-0.231946</text:p>
          </table:table-cell>
        </table:table-row>
        <table:table-row table:style-name="ro1">
          <table:table-cell office:value-type="float" office:value="1527146722.60186" calcext:value-type="float">
            <text:p>1527146722.60186</text:p>
          </table:table-cell>
          <table:table-cell office:value-type="string" calcext:value-type="string">
            <text:p>TOC_x</text:p>
          </table:table-cell>
          <table:table-cell office:value-type="float" office:value="117.316032" calcext:value-type="float">
            <text:p>117.316032</text:p>
          </table:table-cell>
          <table:table-cell office:value-type="float" office:value="-12.347827" calcext:value-type="float">
            <text:p>-12.347827</text:p>
          </table:table-cell>
          <table:table-cell office:value-type="float" office:value="0.609049" calcext:value-type="float">
            <text:p>0.609049</text:p>
          </table:table-cell>
          <table:table-cell office:value-type="float" office:value="-0.21924" calcext:value-type="float">
            <text:p>-0.21924</text:p>
          </table:table-cell>
          <table:table-cell office:value-type="float" office:value="6.391201" calcext:value-type="float">
            <text:p>6.391201</text:p>
          </table:table-cell>
          <table:table-cell office:value-type="float" office:value="-2.060341" calcext:value-type="float">
            <text:p>-2.060341</text:p>
          </table:table-cell>
          <table:table-cell office:value-type="float" office:value="0.637159" calcext:value-type="float">
            <text:p>0.637159</text:p>
          </table:table-cell>
          <table:table-cell office:value-type="string" calcext:value-type="string">
            <text:p>-0.226637</text:p>
          </table:table-cell>
        </table:table-row>
        <table:table-row table:style-name="ro1" table:visibility="filter">
          <table:table-cell office:value-type="float" office:value="1527146722.60192" calcext:value-type="float">
            <text:p>1527146722.60192</text:p>
          </table:table-cell>
          <table:table-cell office:value-type="string" calcext:value-type="string">
            <text:p>TOC_y</text:p>
          </table:table-cell>
          <table:table-cell office:value-type="float" office:value="117.316032" calcext:value-type="float">
            <text:p>117.316032</text:p>
          </table:table-cell>
          <table:table-cell office:value-type="float" office:value="-12.347827" calcext:value-type="float">
            <text:p>-12.347827</text:p>
          </table:table-cell>
          <table:table-cell office:value-type="float" office:value="0.609049" calcext:value-type="float">
            <text:p>0.609049</text:p>
          </table:table-cell>
          <table:table-cell office:value-type="float" office:value="-0.21924" calcext:value-type="float">
            <text:p>-0.21924</text:p>
          </table:table-cell>
          <table:table-cell office:value-type="float" office:value="6.391201" calcext:value-type="float">
            <text:p>6.391201</text:p>
          </table:table-cell>
          <table:table-cell office:value-type="float" office:value="-2.060341" calcext:value-type="float">
            <text:p>-2.060341</text:p>
          </table:table-cell>
          <table:table-cell office:value-type="float" office:value="0.637159" calcext:value-type="float">
            <text:p>0.637159</text:p>
          </table:table-cell>
          <table:table-cell office:value-type="string" calcext:value-type="string">
            <text:p>-0.226637</text:p>
          </table:table-cell>
        </table:table-row>
        <table:table-row table:style-name="ro1">
          <table:table-cell office:value-type="float" office:value="1527146722.62234" calcext:value-type="float">
            <text:p>1527146722.62234</text:p>
          </table:table-cell>
          <table:table-cell office:value-type="string" calcext:value-type="string">
            <text:p>TOC_x</text:p>
          </table:table-cell>
          <table:table-cell office:value-type="float" office:value="110.432465" calcext:value-type="float">
            <text:p>110.432465</text:p>
          </table:table-cell>
          <table:table-cell office:value-type="float" office:value="-11.575114" calcext:value-type="float">
            <text:p>-11.575114</text:p>
          </table:table-cell>
          <table:table-cell office:value-type="float" office:value="0.589538" calcext:value-type="float">
            <text:p>0.589538</text:p>
          </table:table-cell>
          <table:table-cell office:value-type="float" office:value="-0.212479" calcext:value-type="float">
            <text:p>-0.212479</text:p>
          </table:table-cell>
          <table:table-cell office:value-type="float" office:value="6.200405" calcext:value-type="float">
            <text:p>6.200405</text:p>
          </table:table-cell>
          <table:table-cell office:value-type="float" office:value="-1.994222" calcext:value-type="float">
            <text:p>-1.994222</text:p>
          </table:table-cell>
          <table:table-cell office:value-type="float" office:value="0.609049" calcext:value-type="float">
            <text:p>0.609049</text:p>
          </table:table-cell>
          <table:table-cell office:value-type="string" calcext:value-type="string">
            <text:p>-0.219240</text:p>
          </table:table-cell>
        </table:table-row>
        <table:table-row table:style-name="ro1" table:visibility="filter">
          <table:table-cell office:value-type="float" office:value="1527146722.6224" calcext:value-type="float">
            <text:p>1527146722.6224</text:p>
          </table:table-cell>
          <table:table-cell office:value-type="string" calcext:value-type="string">
            <text:p>TOC_y</text:p>
          </table:table-cell>
          <table:table-cell office:value-type="float" office:value="110.432465" calcext:value-type="float">
            <text:p>110.432465</text:p>
          </table:table-cell>
          <table:table-cell office:value-type="float" office:value="-11.575114" calcext:value-type="float">
            <text:p>-11.575114</text:p>
          </table:table-cell>
          <table:table-cell office:value-type="float" office:value="0.589538" calcext:value-type="float">
            <text:p>0.589538</text:p>
          </table:table-cell>
          <table:table-cell office:value-type="float" office:value="-0.212479" calcext:value-type="float">
            <text:p>-0.212479</text:p>
          </table:table-cell>
          <table:table-cell office:value-type="float" office:value="6.200405" calcext:value-type="float">
            <text:p>6.200405</text:p>
          </table:table-cell>
          <table:table-cell office:value-type="float" office:value="-1.994222" calcext:value-type="float">
            <text:p>-1.994222</text:p>
          </table:table-cell>
          <table:table-cell office:value-type="float" office:value="0.609049" calcext:value-type="float">
            <text:p>0.609049</text:p>
          </table:table-cell>
          <table:table-cell office:value-type="string" calcext:value-type="string">
            <text:p>-0.219240</text:p>
          </table:table-cell>
        </table:table-row>
        <table:table-row table:style-name="ro1">
          <table:table-cell office:value-type="float" office:value="1527146722.64285" calcext:value-type="float">
            <text:p>1527146722.64285</text:p>
          </table:table-cell>
          <table:table-cell office:value-type="string" calcext:value-type="string">
            <text:p>TOC_x</text:p>
          </table:table-cell>
          <table:table-cell office:value-type="float" office:value="103.771919" calcext:value-type="float">
            <text:p>103.771919</text:p>
          </table:table-cell>
          <table:table-cell office:value-type="float" office:value="-11.10233" calcext:value-type="float">
            <text:p>-11.10233</text:p>
          </table:table-cell>
          <table:table-cell office:value-type="float" office:value="0.569989" calcext:value-type="float">
            <text:p>0.569989</text:p>
          </table:table-cell>
          <table:table-cell office:value-type="float" office:value="-0.208212" calcext:value-type="float">
            <text:p>-0.208212</text:p>
          </table:table-cell>
          <table:table-cell office:value-type="float" office:value="6.010048" calcext:value-type="float">
            <text:p>6.010048</text:p>
          </table:table-cell>
          <table:table-cell office:value-type="float" office:value="-1.952675" calcext:value-type="float">
            <text:p>-1.952675</text:p>
          </table:table-cell>
          <table:table-cell office:value-type="float" office:value="0.589538" calcext:value-type="float">
            <text:p>0.589538</text:p>
          </table:table-cell>
          <table:table-cell office:value-type="string" calcext:value-type="string">
            <text:p>-0.212479</text:p>
          </table:table-cell>
        </table:table-row>
        <table:table-row table:style-name="ro1" table:visibility="filter">
          <table:table-cell office:value-type="float" office:value="1527146722.64292" calcext:value-type="float">
            <text:p>1527146722.64292</text:p>
          </table:table-cell>
          <table:table-cell office:value-type="string" calcext:value-type="string">
            <text:p>TOC_y</text:p>
          </table:table-cell>
          <table:table-cell office:value-type="float" office:value="103.771919" calcext:value-type="float">
            <text:p>103.771919</text:p>
          </table:table-cell>
          <table:table-cell office:value-type="float" office:value="-11.10233" calcext:value-type="float">
            <text:p>-11.10233</text:p>
          </table:table-cell>
          <table:table-cell office:value-type="float" office:value="0.569989" calcext:value-type="float">
            <text:p>0.569989</text:p>
          </table:table-cell>
          <table:table-cell office:value-type="float" office:value="-0.208212" calcext:value-type="float">
            <text:p>-0.208212</text:p>
          </table:table-cell>
          <table:table-cell office:value-type="float" office:value="6.010048" calcext:value-type="float">
            <text:p>6.010048</text:p>
          </table:table-cell>
          <table:table-cell office:value-type="float" office:value="-1.952675" calcext:value-type="float">
            <text:p>-1.952675</text:p>
          </table:table-cell>
          <table:table-cell office:value-type="float" office:value="0.589538" calcext:value-type="float">
            <text:p>0.589538</text:p>
          </table:table-cell>
          <table:table-cell office:value-type="string" calcext:value-type="string">
            <text:p>-0.212479</text:p>
          </table:table-cell>
        </table:table-row>
        <table:table-row table:style-name="ro1">
          <table:table-cell office:value-type="float" office:value="1527146722.66247" calcext:value-type="float">
            <text:p>1527146722.66247</text:p>
          </table:table-cell>
          <table:table-cell office:value-type="string" calcext:value-type="string">
            <text:p>TOC_x</text:p>
          </table:table-cell>
          <table:table-cell office:value-type="float" office:value="93.052475" calcext:value-type="float">
            <text:p>93.052475</text:p>
          </table:table-cell>
          <table:table-cell office:value-type="float" office:value="-10.268402" calcext:value-type="float">
            <text:p>-10.268402</text:p>
          </table:table-cell>
          <table:table-cell office:value-type="float" office:value="0.53862" calcext:value-type="float">
            <text:p>0.53862</text:p>
          </table:table-cell>
          <table:table-cell office:value-type="float" office:value="-0.200801" calcext:value-type="float">
            <text:p>-0.200801</text:p>
          </table:table-cell>
          <table:table-cell office:value-type="float" office:value="5.69033" calcext:value-type="float">
            <text:p>5.69033</text:p>
          </table:table-cell>
          <table:table-cell office:value-type="float" office:value="-1.877142" calcext:value-type="float">
            <text:p>-1.877142</text:p>
          </table:table-cell>
          <table:table-cell office:value-type="float" office:value="0.569989" calcext:value-type="float">
            <text:p>0.569989</text:p>
          </table:table-cell>
          <table:table-cell office:value-type="string" calcext:value-type="string">
            <text:p>-0.208212</text:p>
          </table:table-cell>
        </table:table-row>
        <table:table-row table:style-name="ro1" table:visibility="filter">
          <table:table-cell office:value-type="float" office:value="1527146722.66275" calcext:value-type="float">
            <text:p>1527146722.66275</text:p>
          </table:table-cell>
          <table:table-cell office:value-type="string" calcext:value-type="string">
            <text:p>TOC_y</text:p>
          </table:table-cell>
          <table:table-cell office:value-type="float" office:value="93.052475" calcext:value-type="float">
            <text:p>93.052475</text:p>
          </table:table-cell>
          <table:table-cell office:value-type="float" office:value="-10.268402" calcext:value-type="float">
            <text:p>-10.268402</text:p>
          </table:table-cell>
          <table:table-cell office:value-type="float" office:value="0.53862" calcext:value-type="float">
            <text:p>0.53862</text:p>
          </table:table-cell>
          <table:table-cell office:value-type="float" office:value="-0.200801" calcext:value-type="float">
            <text:p>-0.200801</text:p>
          </table:table-cell>
          <table:table-cell office:value-type="float" office:value="5.69033" calcext:value-type="float">
            <text:p>5.69033</text:p>
          </table:table-cell>
          <table:table-cell office:value-type="float" office:value="-1.877142" calcext:value-type="float">
            <text:p>-1.877142</text:p>
          </table:table-cell>
          <table:table-cell office:value-type="float" office:value="0.569989" calcext:value-type="float">
            <text:p>0.569989</text:p>
          </table:table-cell>
          <table:table-cell office:value-type="string" calcext:value-type="string">
            <text:p>-0.208212</text:p>
          </table:table-cell>
        </table:table-row>
        <table:table-row table:style-name="ro1">
          <table:table-cell office:value-type="float" office:value="1527146722.68239" calcext:value-type="float">
            <text:p>1527146722.68239</text:p>
          </table:table-cell>
          <table:table-cell office:value-type="string" calcext:value-type="string">
            <text:p>TOC_x</text:p>
          </table:table-cell>
          <table:table-cell office:value-type="float" office:value="86.659836" calcext:value-type="float">
            <text:p>86.659836</text:p>
          </table:table-cell>
          <table:table-cell office:value-type="float" office:value="-9.580757" calcext:value-type="float">
            <text:p>-9.580757</text:p>
          </table:table-cell>
          <table:table-cell office:value-type="float" office:value="0.518789" calcext:value-type="float">
            <text:p>0.518789</text:p>
          </table:table-cell>
          <table:table-cell office:value-type="float" office:value="-0.194377" calcext:value-type="float">
            <text:p>-0.194377</text:p>
          </table:table-cell>
          <table:table-cell office:value-type="float" office:value="5.490844" calcext:value-type="float">
            <text:p>5.490844</text:p>
          </table:table-cell>
          <table:table-cell office:value-type="float" office:value="-1.812521" calcext:value-type="float">
            <text:p>-1.812521</text:p>
          </table:table-cell>
          <table:table-cell office:value-type="float" office:value="0.53862" calcext:value-type="float">
            <text:p>0.53862</text:p>
          </table:table-cell>
          <table:table-cell office:value-type="string" calcext:value-type="string">
            <text:p>-0.200801</text:p>
          </table:table-cell>
        </table:table-row>
        <table:table-row table:style-name="ro1" table:visibility="filter">
          <table:table-cell office:value-type="float" office:value="1527146722.68244" calcext:value-type="float">
            <text:p>1527146722.68244</text:p>
          </table:table-cell>
          <table:table-cell office:value-type="string" calcext:value-type="string">
            <text:p>TOC_y</text:p>
          </table:table-cell>
          <table:table-cell office:value-type="float" office:value="86.659836" calcext:value-type="float">
            <text:p>86.659836</text:p>
          </table:table-cell>
          <table:table-cell office:value-type="float" office:value="-9.580757" calcext:value-type="float">
            <text:p>-9.580757</text:p>
          </table:table-cell>
          <table:table-cell office:value-type="float" office:value="0.518789" calcext:value-type="float">
            <text:p>0.518789</text:p>
          </table:table-cell>
          <table:table-cell office:value-type="float" office:value="-0.194377" calcext:value-type="float">
            <text:p>-0.194377</text:p>
          </table:table-cell>
          <table:table-cell office:value-type="float" office:value="5.490844" calcext:value-type="float">
            <text:p>5.490844</text:p>
          </table:table-cell>
          <table:table-cell office:value-type="float" office:value="-1.812521" calcext:value-type="float">
            <text:p>-1.812521</text:p>
          </table:table-cell>
          <table:table-cell office:value-type="float" office:value="0.53862" calcext:value-type="float">
            <text:p>0.53862</text:p>
          </table:table-cell>
          <table:table-cell office:value-type="string" calcext:value-type="string">
            <text:p>-0.200801</text:p>
          </table:table-cell>
        </table:table-row>
        <table:table-row table:style-name="ro1">
          <table:table-cell office:value-type="float" office:value="1527146722.70289" calcext:value-type="float">
            <text:p>1527146722.70289</text:p>
          </table:table-cell>
          <table:table-cell office:value-type="string" calcext:value-type="string">
            <text:p>TOC_x</text:p>
          </table:table-cell>
          <table:table-cell office:value-type="float" office:value="77.488289" calcext:value-type="float">
            <text:p>77.488289</text:p>
          </table:table-cell>
          <table:table-cell office:value-type="float" office:value="-8.02541" calcext:value-type="float">
            <text:p>-8.02541</text:p>
          </table:table-cell>
          <table:table-cell office:value-type="float" office:value="0.488043" calcext:value-type="float">
            <text:p>0.488043</text:p>
          </table:table-cell>
          <table:table-cell office:value-type="float" office:value="-0.178436" calcext:value-type="float">
            <text:p>-0.178436</text:p>
          </table:table-cell>
          <table:table-cell office:value-type="float" office:value="5.191347" calcext:value-type="float">
            <text:p>5.191347</text:p>
          </table:table-cell>
          <table:table-cell office:value-type="float" office:value="-1.657239" calcext:value-type="float">
            <text:p>-1.657239</text:p>
          </table:table-cell>
          <table:table-cell office:value-type="float" office:value="0.518789" calcext:value-type="float">
            <text:p>0.518789</text:p>
          </table:table-cell>
          <table:table-cell office:value-type="string" calcext:value-type="string">
            <text:p>-0.194377</text:p>
          </table:table-cell>
        </table:table-row>
        <table:table-row table:style-name="ro1" table:visibility="filter">
          <table:table-cell office:value-type="float" office:value="1527146722.70294" calcext:value-type="float">
            <text:p>1527146722.70294</text:p>
          </table:table-cell>
          <table:table-cell office:value-type="string" calcext:value-type="string">
            <text:p>TOC_y</text:p>
          </table:table-cell>
          <table:table-cell office:value-type="float" office:value="77.488289" calcext:value-type="float">
            <text:p>77.488289</text:p>
          </table:table-cell>
          <table:table-cell office:value-type="float" office:value="-8.02541" calcext:value-type="float">
            <text:p>-8.02541</text:p>
          </table:table-cell>
          <table:table-cell office:value-type="float" office:value="0.488043" calcext:value-type="float">
            <text:p>0.488043</text:p>
          </table:table-cell>
          <table:table-cell office:value-type="float" office:value="-0.178436" calcext:value-type="float">
            <text:p>-0.178436</text:p>
          </table:table-cell>
          <table:table-cell office:value-type="float" office:value="5.191347" calcext:value-type="float">
            <text:p>5.191347</text:p>
          </table:table-cell>
          <table:table-cell office:value-type="float" office:value="-1.657239" calcext:value-type="float">
            <text:p>-1.657239</text:p>
          </table:table-cell>
          <table:table-cell office:value-type="float" office:value="0.518789" calcext:value-type="float">
            <text:p>0.518789</text:p>
          </table:table-cell>
          <table:table-cell office:value-type="string" calcext:value-type="string">
            <text:p>-0.194377</text:p>
          </table:table-cell>
        </table:table-row>
        <table:table-row table:style-name="ro1">
          <table:table-cell office:value-type="float" office:value="1527146722.72243" calcext:value-type="float">
            <text:p>1527146722.72243</text:p>
          </table:table-cell>
          <table:table-cell office:value-type="string" calcext:value-type="string">
            <text:p>TOC_x</text:p>
          </table:table-cell>
          <table:table-cell office:value-type="float" office:value="71.224091" calcext:value-type="float">
            <text:p>71.224091</text:p>
          </table:table-cell>
          <table:table-cell office:value-type="float" office:value="-7.149919" calcext:value-type="float">
            <text:p>-7.149919</text:p>
          </table:table-cell>
          <table:table-cell office:value-type="float" office:value="0.467037" calcext:value-type="float">
            <text:p>0.467037</text:p>
          </table:table-cell>
          <table:table-cell office:value-type="float" office:value="-0.169233" calcext:value-type="float">
            <text:p>-0.169233</text:p>
          </table:table-cell>
          <table:table-cell office:value-type="float" office:value="4.976441" calcext:value-type="float">
            <text:p>4.976441</text:p>
          </table:table-cell>
          <table:table-cell office:value-type="float" office:value="-1.563087" calcext:value-type="float">
            <text:p>-1.563087</text:p>
          </table:table-cell>
          <table:table-cell office:value-type="float" office:value="0.488043" calcext:value-type="float">
            <text:p>0.488043</text:p>
          </table:table-cell>
          <table:table-cell office:value-type="string" calcext:value-type="string">
            <text:p>-0.178436</text:p>
          </table:table-cell>
        </table:table-row>
        <table:table-row table:style-name="ro1" table:visibility="filter">
          <table:table-cell office:value-type="float" office:value="1527146722.72249" calcext:value-type="float">
            <text:p>1527146722.72249</text:p>
          </table:table-cell>
          <table:table-cell office:value-type="string" calcext:value-type="string">
            <text:p>TOC_y</text:p>
          </table:table-cell>
          <table:table-cell office:value-type="float" office:value="71.224091" calcext:value-type="float">
            <text:p>71.224091</text:p>
          </table:table-cell>
          <table:table-cell office:value-type="float" office:value="-7.149919" calcext:value-type="float">
            <text:p>-7.149919</text:p>
          </table:table-cell>
          <table:table-cell office:value-type="float" office:value="0.467037" calcext:value-type="float">
            <text:p>0.467037</text:p>
          </table:table-cell>
          <table:table-cell office:value-type="float" office:value="-0.169233" calcext:value-type="float">
            <text:p>-0.169233</text:p>
          </table:table-cell>
          <table:table-cell office:value-type="float" office:value="4.976441" calcext:value-type="float">
            <text:p>4.976441</text:p>
          </table:table-cell>
          <table:table-cell office:value-type="float" office:value="-1.563087" calcext:value-type="float">
            <text:p>-1.563087</text:p>
          </table:table-cell>
          <table:table-cell office:value-type="float" office:value="0.488043" calcext:value-type="float">
            <text:p>0.488043</text:p>
          </table:table-cell>
          <table:table-cell office:value-type="string" calcext:value-type="string">
            <text:p>-0.178436</text:p>
          </table:table-cell>
        </table:table-row>
        <table:table-row table:style-name="ro1">
          <table:table-cell office:value-type="float" office:value="1527146722.74178" calcext:value-type="float">
            <text:p>1527146722.74178</text:p>
          </table:table-cell>
          <table:table-cell office:value-type="string" calcext:value-type="string">
            <text:p>TOC_x</text:p>
          </table:table-cell>
          <table:table-cell office:value-type="float" office:value="64.779434" calcext:value-type="float">
            <text:p>64.779434</text:p>
          </table:table-cell>
          <table:table-cell office:value-type="float" office:value="-6.059592" calcext:value-type="float">
            <text:p>-6.059592</text:p>
          </table:table-cell>
          <table:table-cell office:value-type="float" office:value="0.444664" calcext:value-type="float">
            <text:p>0.444664</text:p>
          </table:table-cell>
          <table:table-cell office:value-type="float" office:value="-0.157064" calcext:value-type="float">
            <text:p>-0.157064</text:p>
          </table:table-cell>
          <table:table-cell office:value-type="float" office:value="4.745226" calcext:value-type="float">
            <text:p>4.745226</text:p>
          </table:table-cell>
          <table:table-cell office:value-type="float" office:value="-1.437319" calcext:value-type="float">
            <text:p>-1.437319</text:p>
          </table:table-cell>
          <table:table-cell office:value-type="float" office:value="0.467037" calcext:value-type="float">
            <text:p>0.467037</text:p>
          </table:table-cell>
          <table:table-cell office:value-type="string" calcext:value-type="string">
            <text:p>-0.169233</text:p>
          </table:table-cell>
        </table:table-row>
        <table:table-row table:style-name="ro1" table:visibility="filter">
          <table:table-cell office:value-type="float" office:value="1527146722.74184" calcext:value-type="float">
            <text:p>1527146722.74184</text:p>
          </table:table-cell>
          <table:table-cell office:value-type="string" calcext:value-type="string">
            <text:p>TOC_y</text:p>
          </table:table-cell>
          <table:table-cell office:value-type="float" office:value="64.779434" calcext:value-type="float">
            <text:p>64.779434</text:p>
          </table:table-cell>
          <table:table-cell office:value-type="float" office:value="-6.059592" calcext:value-type="float">
            <text:p>-6.059592</text:p>
          </table:table-cell>
          <table:table-cell office:value-type="float" office:value="0.444664" calcext:value-type="float">
            <text:p>0.444664</text:p>
          </table:table-cell>
          <table:table-cell office:value-type="float" office:value="-0.157064" calcext:value-type="float">
            <text:p>-0.157064</text:p>
          </table:table-cell>
          <table:table-cell office:value-type="float" office:value="4.745226" calcext:value-type="float">
            <text:p>4.745226</text:p>
          </table:table-cell>
          <table:table-cell office:value-type="float" office:value="-1.437319" calcext:value-type="float">
            <text:p>-1.437319</text:p>
          </table:table-cell>
          <table:table-cell office:value-type="float" office:value="0.467037" calcext:value-type="float">
            <text:p>0.467037</text:p>
          </table:table-cell>
          <table:table-cell office:value-type="string" calcext:value-type="string">
            <text:p>-0.169233</text:p>
          </table:table-cell>
        </table:table-row>
        <table:table-row table:style-name="ro1">
          <table:table-cell office:value-type="float" office:value="1527146722.76234" calcext:value-type="float">
            <text:p>1527146722.76234</text:p>
          </table:table-cell>
          <table:table-cell office:value-type="string" calcext:value-type="string">
            <text:p>TOC_x</text:p>
          </table:table-cell>
          <table:table-cell office:value-type="float" office:value="56.268551" calcext:value-type="float">
            <text:p>56.268551</text:p>
          </table:table-cell>
          <table:table-cell office:value-type="float" office:value="-4.908377" calcext:value-type="float">
            <text:p>-4.908377</text:p>
          </table:table-cell>
          <table:table-cell office:value-type="float" office:value="0.411452" calcext:value-type="float">
            <text:p>0.411452</text:p>
          </table:table-cell>
          <table:table-cell office:value-type="float" office:value="-0.14211" calcext:value-type="float">
            <text:p>-0.14211</text:p>
          </table:table-cell>
          <table:table-cell office:value-type="float" office:value="4.421536" calcext:value-type="float">
            <text:p>4.421536</text:p>
          </table:table-cell>
          <table:table-cell office:value-type="float" office:value="-1.291586" calcext:value-type="float">
            <text:p>-1.291586</text:p>
          </table:table-cell>
          <table:table-cell office:value-type="float" office:value="0.444664" calcext:value-type="float">
            <text:p>0.444664</text:p>
          </table:table-cell>
          <table:table-cell office:value-type="string" calcext:value-type="string">
            <text:p>-0.157064</text:p>
          </table:table-cell>
        </table:table-row>
        <table:table-row table:style-name="ro1" table:visibility="filter">
          <table:table-cell office:value-type="float" office:value="1527146722.7624" calcext:value-type="float">
            <text:p>1527146722.7624</text:p>
          </table:table-cell>
          <table:table-cell office:value-type="string" calcext:value-type="string">
            <text:p>TOC_y</text:p>
          </table:table-cell>
          <table:table-cell office:value-type="float" office:value="56.268551" calcext:value-type="float">
            <text:p>56.268551</text:p>
          </table:table-cell>
          <table:table-cell office:value-type="float" office:value="-4.908377" calcext:value-type="float">
            <text:p>-4.908377</text:p>
          </table:table-cell>
          <table:table-cell office:value-type="float" office:value="0.411452" calcext:value-type="float">
            <text:p>0.411452</text:p>
          </table:table-cell>
          <table:table-cell office:value-type="float" office:value="-0.14211" calcext:value-type="float">
            <text:p>-0.14211</text:p>
          </table:table-cell>
          <table:table-cell office:value-type="float" office:value="4.421536" calcext:value-type="float">
            <text:p>4.421536</text:p>
          </table:table-cell>
          <table:table-cell office:value-type="float" office:value="-1.291586" calcext:value-type="float">
            <text:p>-1.291586</text:p>
          </table:table-cell>
          <table:table-cell office:value-type="float" office:value="0.444664" calcext:value-type="float">
            <text:p>0.444664</text:p>
          </table:table-cell>
          <table:table-cell office:value-type="string" calcext:value-type="string">
            <text:p>-0.157064</text:p>
          </table:table-cell>
        </table:table-row>
        <table:table-row table:style-name="ro1">
          <table:table-cell office:value-type="float" office:value="1527146722.78289" calcext:value-type="float">
            <text:p>1527146722.78289</text:p>
          </table:table-cell>
          <table:table-cell office:value-type="string" calcext:value-type="string">
            <text:p>TOC_x</text:p>
          </table:table-cell>
          <table:table-cell office:value-type="float" office:value="50.808838" calcext:value-type="float">
            <text:p>50.808838</text:p>
          </table:table-cell>
          <table:table-cell office:value-type="float" office:value="-4.086772" calcext:value-type="float">
            <text:p>-4.086772</text:p>
          </table:table-cell>
          <table:table-cell office:value-type="float" office:value="0.388744" calcext:value-type="float">
            <text:p>0.388744</text:p>
          </table:table-cell>
          <table:table-cell office:value-type="float" office:value="-0.130296" calcext:value-type="float">
            <text:p>-0.130296</text:p>
          </table:table-cell>
          <table:table-cell office:value-type="float" office:value="4.200837" calcext:value-type="float">
            <text:p>4.200837</text:p>
          </table:table-cell>
          <table:table-cell office:value-type="float" office:value="-1.176761" calcext:value-type="float">
            <text:p>-1.176761</text:p>
          </table:table-cell>
          <table:table-cell office:value-type="float" office:value="0.411452" calcext:value-type="float">
            <text:p>0.411452</text:p>
          </table:table-cell>
          <table:table-cell office:value-type="string" calcext:value-type="string">
            <text:p>-0.142110</text:p>
          </table:table-cell>
        </table:table-row>
        <table:table-row table:style-name="ro1" table:visibility="filter">
          <table:table-cell office:value-type="float" office:value="1527146722.78294" calcext:value-type="float">
            <text:p>1527146722.78294</text:p>
          </table:table-cell>
          <table:table-cell office:value-type="string" calcext:value-type="string">
            <text:p>TOC_y</text:p>
          </table:table-cell>
          <table:table-cell office:value-type="float" office:value="50.808838" calcext:value-type="float">
            <text:p>50.808838</text:p>
          </table:table-cell>
          <table:table-cell office:value-type="float" office:value="-4.086772" calcext:value-type="float">
            <text:p>-4.086772</text:p>
          </table:table-cell>
          <table:table-cell office:value-type="float" office:value="0.388744" calcext:value-type="float">
            <text:p>0.388744</text:p>
          </table:table-cell>
          <table:table-cell office:value-type="float" office:value="-0.130296" calcext:value-type="float">
            <text:p>-0.130296</text:p>
          </table:table-cell>
          <table:table-cell office:value-type="float" office:value="4.200837" calcext:value-type="float">
            <text:p>4.200837</text:p>
          </table:table-cell>
          <table:table-cell office:value-type="float" office:value="-1.176761" calcext:value-type="float">
            <text:p>-1.176761</text:p>
          </table:table-cell>
          <table:table-cell office:value-type="float" office:value="0.411452" calcext:value-type="float">
            <text:p>0.411452</text:p>
          </table:table-cell>
          <table:table-cell office:value-type="string" calcext:value-type="string">
            <text:p>-0.142110</text:p>
          </table:table-cell>
        </table:table-row>
        <table:table-row table:style-name="ro1">
          <table:table-cell office:value-type="float" office:value="1527146722.8025" calcext:value-type="float">
            <text:p>1527146722.8025</text:p>
          </table:table-cell>
          <table:table-cell office:value-type="string" calcext:value-type="string">
            <text:p>TOC_x</text:p>
          </table:table-cell>
          <table:table-cell office:value-type="float" office:value="42.800907" calcext:value-type="float">
            <text:p>42.800907</text:p>
          </table:table-cell>
          <table:table-cell office:value-type="float" office:value="-3.027532" calcext:value-type="float">
            <text:p>-3.027532</text:p>
          </table:table-cell>
          <table:table-cell office:value-type="float" office:value="0.354777" calcext:value-type="float">
            <text:p>0.354777</text:p>
          </table:table-cell>
          <table:table-cell office:value-type="float" office:value="-0.113931" calcext:value-type="float">
            <text:p>-0.113931</text:p>
          </table:table-cell>
          <table:table-cell office:value-type="float" office:value="3.854367" calcext:value-type="float">
            <text:p>3.854367</text:p>
          </table:table-cell>
          <table:table-cell office:value-type="float" office:value="-1.009832" calcext:value-type="float">
            <text:p>-1.009832</text:p>
          </table:table-cell>
          <table:table-cell office:value-type="float" office:value="0.388744" calcext:value-type="float">
            <text:p>0.388744</text:p>
          </table:table-cell>
          <table:table-cell office:value-type="string" calcext:value-type="string">
            <text:p>-0.130296</text:p>
          </table:table-cell>
        </table:table-row>
        <table:table-row table:style-name="ro1" table:visibility="filter">
          <table:table-cell office:value-type="float" office:value="1527146722.80255" calcext:value-type="float">
            <text:p>1527146722.80255</text:p>
          </table:table-cell>
          <table:table-cell office:value-type="string" calcext:value-type="string">
            <text:p>TOC_y</text:p>
          </table:table-cell>
          <table:table-cell office:value-type="float" office:value="42.800907" calcext:value-type="float">
            <text:p>42.800907</text:p>
          </table:table-cell>
          <table:table-cell office:value-type="float" office:value="-3.027532" calcext:value-type="float">
            <text:p>-3.027532</text:p>
          </table:table-cell>
          <table:table-cell office:value-type="float" office:value="0.354777" calcext:value-type="float">
            <text:p>0.354777</text:p>
          </table:table-cell>
          <table:table-cell office:value-type="float" office:value="-0.113931" calcext:value-type="float">
            <text:p>-0.113931</text:p>
          </table:table-cell>
          <table:table-cell office:value-type="float" office:value="3.854367" calcext:value-type="float">
            <text:p>3.854367</text:p>
          </table:table-cell>
          <table:table-cell office:value-type="float" office:value="-1.009832" calcext:value-type="float">
            <text:p>-1.009832</text:p>
          </table:table-cell>
          <table:table-cell office:value-type="float" office:value="0.388744" calcext:value-type="float">
            <text:p>0.388744</text:p>
          </table:table-cell>
          <table:table-cell office:value-type="string" calcext:value-type="string">
            <text:p>-0.130296</text:p>
          </table:table-cell>
        </table:table-row>
        <table:table-row table:style-name="ro1">
          <table:table-cell office:value-type="float" office:value="1527146722.82204" calcext:value-type="float">
            <text:p>1527146722.82204</text:p>
          </table:table-cell>
          <table:table-cell office:value-type="string" calcext:value-type="string">
            <text:p>TOC_x</text:p>
          </table:table-cell>
          <table:table-cell office:value-type="float" office:value="37.540508" calcext:value-type="float">
            <text:p>37.540508</text:p>
          </table:table-cell>
          <table:table-cell office:value-type="float" office:value="-2.273275" calcext:value-type="float">
            <text:p>-2.273275</text:p>
          </table:table-cell>
          <table:table-cell office:value-type="float" office:value="0.33081" calcext:value-type="float">
            <text:p>0.33081</text:p>
          </table:table-cell>
          <table:table-cell office:value-type="float" office:value="-0.100484" calcext:value-type="float">
            <text:p>-0.100484</text:p>
          </table:table-cell>
          <table:table-cell office:value-type="float" office:value="3.608794" calcext:value-type="float">
            <text:p>3.608794</text:p>
          </table:table-cell>
          <table:table-cell office:value-type="float" office:value="-0.872053" calcext:value-type="float">
            <text:p>-0.872053</text:p>
          </table:table-cell>
          <table:table-cell office:value-type="float" office:value="0.354777" calcext:value-type="float">
            <text:p>0.354777</text:p>
          </table:table-cell>
          <table:table-cell office:value-type="string" calcext:value-type="string">
            <text:p>-0.113931</text:p>
          </table:table-cell>
        </table:table-row>
        <table:table-row table:style-name="ro1" table:visibility="filter">
          <table:table-cell office:value-type="float" office:value="1527146722.82211" calcext:value-type="float">
            <text:p>1527146722.82211</text:p>
          </table:table-cell>
          <table:table-cell office:value-type="string" calcext:value-type="string">
            <text:p>TOC_y</text:p>
          </table:table-cell>
          <table:table-cell office:value-type="float" office:value="37.540508" calcext:value-type="float">
            <text:p>37.540508</text:p>
          </table:table-cell>
          <table:table-cell office:value-type="float" office:value="-2.273275" calcext:value-type="float">
            <text:p>-2.273275</text:p>
          </table:table-cell>
          <table:table-cell office:value-type="float" office:value="0.33081" calcext:value-type="float">
            <text:p>0.33081</text:p>
          </table:table-cell>
          <table:table-cell office:value-type="float" office:value="-0.100484" calcext:value-type="float">
            <text:p>-0.100484</text:p>
          </table:table-cell>
          <table:table-cell office:value-type="float" office:value="3.608794" calcext:value-type="float">
            <text:p>3.608794</text:p>
          </table:table-cell>
          <table:table-cell office:value-type="float" office:value="-0.872053" calcext:value-type="float">
            <text:p>-0.872053</text:p>
          </table:table-cell>
          <table:table-cell office:value-type="float" office:value="0.354777" calcext:value-type="float">
            <text:p>0.354777</text:p>
          </table:table-cell>
          <table:table-cell office:value-type="string" calcext:value-type="string">
            <text:p>-0.113931</text:p>
          </table:table-cell>
        </table:table-row>
        <table:table-row table:style-name="ro1">
          <table:table-cell office:value-type="float" office:value="1527146722.84265" calcext:value-type="float">
            <text:p>1527146722.84265</text:p>
          </table:table-cell>
          <table:table-cell office:value-type="string" calcext:value-type="string">
            <text:p>TOC_x</text:p>
          </table:table-cell>
          <table:table-cell office:value-type="float" office:value="32.902012" calcext:value-type="float">
            <text:p>32.902012</text:p>
          </table:table-cell>
          <table:table-cell office:value-type="float" office:value="-1.721703" calcext:value-type="float">
            <text:p>-1.721703</text:p>
          </table:table-cell>
          <table:table-cell office:value-type="float" office:value="0.306956" calcext:value-type="float">
            <text:p>0.306956</text:p>
          </table:table-cell>
          <table:table-cell office:value-type="float" office:value="-0.088515" calcext:value-type="float">
            <text:p>-0.088515</text:p>
          </table:table-cell>
          <table:table-cell office:value-type="float" office:value="3.377613" calcext:value-type="float">
            <text:p>3.377613</text:p>
          </table:table-cell>
          <table:table-cell office:value-type="float" office:value="-0.756053" calcext:value-type="float">
            <text:p>-0.756053</text:p>
          </table:table-cell>
          <table:table-cell office:value-type="float" office:value="0.33081" calcext:value-type="float">
            <text:p>0.33081</text:p>
          </table:table-cell>
          <table:table-cell office:value-type="string" calcext:value-type="string">
            <text:p>-0.100484</text:p>
          </table:table-cell>
        </table:table-row>
        <table:table-row table:style-name="ro1" table:visibility="filter">
          <table:table-cell office:value-type="float" office:value="1527146722.84271" calcext:value-type="float">
            <text:p>1527146722.84271</text:p>
          </table:table-cell>
          <table:table-cell office:value-type="string" calcext:value-type="string">
            <text:p>PID_y</text:p>
          </table:table-cell>
          <table:table-cell office:value-type="float" office:value="32.902012" calcext:value-type="float">
            <text:p>32.902012</text:p>
          </table:table-cell>
          <table:table-cell office:value-type="float" office:value="-1.721703" calcext:value-type="float">
            <text:p>-1.721703</text:p>
          </table:table-cell>
          <table:table-cell office:value-type="float" office:value="0.306956" calcext:value-type="float">
            <text:p>0.306956</text:p>
          </table:table-cell>
          <table:table-cell office:value-type="float" office:value="-0.088515" calcext:value-type="float">
            <text:p>-0.088515</text:p>
          </table:table-cell>
          <table:table-cell office:value-type="float" office:value="3.377613" calcext:value-type="float">
            <text:p>3.377613</text:p>
          </table:table-cell>
          <table:table-cell office:value-type="float" office:value="-0.756053" calcext:value-type="float">
            <text:p>-0.756053</text:p>
          </table:table-cell>
          <table:table-cell office:value-type="float" office:value="0.33081" calcext:value-type="float">
            <text:p>0.33081</text:p>
          </table:table-cell>
          <table:table-cell office:value-type="string" calcext:value-type="string">
            <text:p>-0.100484</text:p>
          </table:table-cell>
        </table:table-row>
        <table:table-row table:style-name="ro1">
          <table:table-cell office:value-type="float" office:value="1527146722.86218" calcext:value-type="float">
            <text:p>1527146722.86218</text:p>
          </table:table-cell>
          <table:table-cell office:value-type="string" calcext:value-type="string">
            <text:p>TOC_x</text:p>
          </table:table-cell>
          <table:table-cell office:value-type="float" office:value="25.80418" calcext:value-type="float">
            <text:p>25.80418</text:p>
          </table:table-cell>
          <table:table-cell office:value-type="float" office:value="-0.991958" calcext:value-type="float">
            <text:p>-0.991958</text:p>
          </table:table-cell>
          <table:table-cell office:value-type="float" office:value="0.26905" calcext:value-type="float">
            <text:p>0.26905</text:p>
          </table:table-cell>
          <table:table-cell office:value-type="float" office:value="-0.070148" calcext:value-type="float">
            <text:p>-0.070148</text:p>
          </table:table-cell>
          <table:table-cell office:value-type="float" office:value="2.989531" calcext:value-type="float">
            <text:p>2.989531</text:p>
          </table:table-cell>
          <table:table-cell office:value-type="float" office:value="-0.568009" calcext:value-type="float">
            <text:p>-0.568009</text:p>
          </table:table-cell>
          <table:table-cell office:value-type="float" office:value="0.306956" calcext:value-type="float">
            <text:p>0.306956</text:p>
          </table:table-cell>
          <table:table-cell office:value-type="string" calcext:value-type="string">
            <text:p>-0.088515</text:p>
          </table:table-cell>
        </table:table-row>
        <table:table-row table:style-name="ro1" table:visibility="filter">
          <table:table-cell office:value-type="float" office:value="1527146722.86224" calcext:value-type="float">
            <text:p>1527146722.86224</text:p>
          </table:table-cell>
          <table:table-cell office:value-type="string" calcext:value-type="string">
            <text:p>PID_y</text:p>
          </table:table-cell>
          <table:table-cell office:value-type="float" office:value="25.80418" calcext:value-type="float">
            <text:p>25.80418</text:p>
          </table:table-cell>
          <table:table-cell office:value-type="float" office:value="-0.991958" calcext:value-type="float">
            <text:p>-0.991958</text:p>
          </table:table-cell>
          <table:table-cell office:value-type="float" office:value="0.26905" calcext:value-type="float">
            <text:p>0.26905</text:p>
          </table:table-cell>
          <table:table-cell office:value-type="float" office:value="-0.070148" calcext:value-type="float">
            <text:p>-0.070148</text:p>
          </table:table-cell>
          <table:table-cell office:value-type="float" office:value="2.989531" calcext:value-type="float">
            <text:p>2.989531</text:p>
          </table:table-cell>
          <table:table-cell office:value-type="float" office:value="-0.568009" calcext:value-type="float">
            <text:p>-0.568009</text:p>
          </table:table-cell>
          <table:table-cell office:value-type="float" office:value="0.306956" calcext:value-type="float">
            <text:p>0.306956</text:p>
          </table:table-cell>
          <table:table-cell office:value-type="string" calcext:value-type="string">
            <text:p>-0.088515</text:p>
          </table:table-cell>
        </table:table-row>
        <table:table-row table:style-name="ro1">
          <table:table-cell office:value-type="float" office:value="1527146722.88277" calcext:value-type="float">
            <text:p>1527146722.88277</text:p>
          </table:table-cell>
          <table:table-cell office:value-type="string" calcext:value-type="string">
            <text:p>TOC_x</text:p>
          </table:table-cell>
          <table:table-cell office:value-type="float" office:value="21.720261" calcext:value-type="float">
            <text:p>21.720261</text:p>
          </table:table-cell>
          <table:table-cell office:value-type="float" office:value="-0.568105" calcext:value-type="float">
            <text:p>-0.568105</text:p>
          </table:table-cell>
          <table:table-cell office:value-type="float" office:value="0.243541" calcext:value-type="float">
            <text:p>0.243541</text:p>
          </table:table-cell>
          <table:table-cell office:value-type="float" office:value="-0.05529" calcext:value-type="float">
            <text:p>-0.05529</text:p>
          </table:table-cell>
          <table:table-cell office:value-type="float" office:value="2.741688" calcext:value-type="float">
            <text:p>2.741688</text:p>
          </table:table-cell>
          <table:table-cell office:value-type="float" office:value="-0.423657" calcext:value-type="float">
            <text:p>-0.423657</text:p>
          </table:table-cell>
          <table:table-cell office:value-type="float" office:value="0.26905" calcext:value-type="float">
            <text:p>0.26905</text:p>
          </table:table-cell>
          <table:table-cell office:value-type="string" calcext:value-type="string">
            <text:p>-0.070148</text:p>
          </table:table-cell>
        </table:table-row>
        <table:table-row table:style-name="ro1" table:visibility="filter">
          <table:table-cell office:value-type="float" office:value="1527146722.88283" calcext:value-type="float">
            <text:p>1527146722.88283</text:p>
          </table:table-cell>
          <table:table-cell office:value-type="string" calcext:value-type="string">
            <text:p>PID_y</text:p>
          </table:table-cell>
          <table:table-cell office:value-type="float" office:value="21.720261" calcext:value-type="float">
            <text:p>21.720261</text:p>
          </table:table-cell>
          <table:table-cell office:value-type="float" office:value="-0.568105" calcext:value-type="float">
            <text:p>-0.568105</text:p>
          </table:table-cell>
          <table:table-cell office:value-type="float" office:value="0.243541" calcext:value-type="float">
            <text:p>0.243541</text:p>
          </table:table-cell>
          <table:table-cell office:value-type="float" office:value="-0.05529" calcext:value-type="float">
            <text:p>-0.05529</text:p>
          </table:table-cell>
          <table:table-cell office:value-type="float" office:value="2.741688" calcext:value-type="float">
            <text:p>2.741688</text:p>
          </table:table-cell>
          <table:table-cell office:value-type="float" office:value="-0.423657" calcext:value-type="float">
            <text:p>-0.423657</text:p>
          </table:table-cell>
          <table:table-cell office:value-type="float" office:value="0.26905" calcext:value-type="float">
            <text:p>0.26905</text:p>
          </table:table-cell>
          <table:table-cell office:value-type="string" calcext:value-type="string">
            <text:p>-0.070148</text:p>
          </table:table-cell>
        </table:table-row>
        <table:table-row table:style-name="ro1">
          <table:table-cell office:value-type="float" office:value="1527146722.90225" calcext:value-type="float">
            <text:p>1527146722.90225</text:p>
          </table:table-cell>
          <table:table-cell office:value-type="string" calcext:value-type="string">
            <text:p>TOC_x</text:p>
          </table:table-cell>
          <table:table-cell office:value-type="float" office:value="15.881469" calcext:value-type="float">
            <text:p>15.881469</text:p>
          </table:table-cell>
          <table:table-cell office:value-type="float" office:value="-0.116714" calcext:value-type="float">
            <text:p>-0.116714</text:p>
          </table:table-cell>
          <table:table-cell office:value-type="float" office:value="0.204657" calcext:value-type="float">
            <text:p>0.204657</text:p>
          </table:table-cell>
          <table:table-cell office:value-type="float" office:value="-0.030909" calcext:value-type="float">
            <text:p>-0.030909</text:p>
          </table:table-cell>
          <table:table-cell office:value-type="float" office:value="2.34241" calcext:value-type="float">
            <text:p>2.34241</text:p>
          </table:table-cell>
          <table:table-cell office:value-type="float" office:value="-0.173297" calcext:value-type="float">
            <text:p>-0.173297</text:p>
          </table:table-cell>
          <table:table-cell office:value-type="float" office:value="0.243541" calcext:value-type="float">
            <text:p>0.243541</text:p>
          </table:table-cell>
          <table:table-cell office:value-type="string" calcext:value-type="string">
            <text:p>-0.055290</text:p>
          </table:table-cell>
        </table:table-row>
        <table:table-row table:style-name="ro1" table:visibility="filter">
          <table:table-cell office:value-type="float" office:value="1527146722.90233" calcext:value-type="float">
            <text:p>1527146722.90233</text:p>
          </table:table-cell>
          <table:table-cell office:value-type="string" calcext:value-type="string">
            <text:p>PID_y</text:p>
          </table:table-cell>
          <table:table-cell office:value-type="float" office:value="15.881469" calcext:value-type="float">
            <text:p>15.881469</text:p>
          </table:table-cell>
          <table:table-cell office:value-type="float" office:value="-0.116714" calcext:value-type="float">
            <text:p>-0.116714</text:p>
          </table:table-cell>
          <table:table-cell office:value-type="float" office:value="0.204657" calcext:value-type="float">
            <text:p>0.204657</text:p>
          </table:table-cell>
          <table:table-cell office:value-type="float" office:value="-0.030909" calcext:value-type="float">
            <text:p>-0.030909</text:p>
          </table:table-cell>
          <table:table-cell office:value-type="float" office:value="2.34241" calcext:value-type="float">
            <text:p>2.34241</text:p>
          </table:table-cell>
          <table:table-cell office:value-type="float" office:value="-0.173297" calcext:value-type="float">
            <text:p>-0.173297</text:p>
          </table:table-cell>
          <table:table-cell office:value-type="float" office:value="0.243541" calcext:value-type="float">
            <text:p>0.243541</text:p>
          </table:table-cell>
          <table:table-cell office:value-type="string" calcext:value-type="string">
            <text:p>-0.055290</text:p>
          </table:table-cell>
        </table:table-row>
        <table:table-row table:style-name="ro1">
          <table:table-cell office:value-type="float" office:value="1527146722.92292" calcext:value-type="float">
            <text:p>1527146722.92292</text:p>
          </table:table-cell>
          <table:table-cell office:value-type="string" calcext:value-type="string">
            <text:p>TOC_x</text:p>
          </table:table-cell>
          <table:table-cell office:value-type="float" office:value="12.665679" calcext:value-type="float">
            <text:p>12.665679</text:p>
          </table:table-cell>
          <table:table-cell office:value-type="float" office:value="-0.014077" calcext:value-type="float">
            <text:p>-0.014077</text:p>
          </table:table-cell>
          <table:table-cell office:value-type="float" office:value="0.178634" calcext:value-type="float">
            <text:p>0.178634</text:p>
          </table:table-cell>
          <table:table-cell office:value-type="float" office:value="-0.013874" calcext:value-type="float">
            <text:p>-0.013874</text:p>
          </table:table-cell>
          <table:table-cell office:value-type="float" office:value="2.090566" calcext:value-type="float">
            <text:p>2.090566</text:p>
          </table:table-cell>
          <table:table-cell office:value-type="float" office:value="-0.008438" calcext:value-type="float">
            <text:p>-0.008438</text:p>
          </table:table-cell>
          <table:table-cell office:value-type="float" office:value="0.204657" calcext:value-type="float">
            <text:p>0.204657</text:p>
          </table:table-cell>
          <table:table-cell office:value-type="string" calcext:value-type="string">
            <text:p>-0.030909</text:p>
          </table:table-cell>
        </table:table-row>
        <table:table-row table:style-name="ro1" table:visibility="filter">
          <table:table-cell office:value-type="float" office:value="1527146722.92298" calcext:value-type="float">
            <text:p>1527146722.92298</text:p>
          </table:table-cell>
          <table:table-cell office:value-type="string" calcext:value-type="string">
            <text:p>PID_y</text:p>
          </table:table-cell>
          <table:table-cell office:value-type="float" office:value="12.665679" calcext:value-type="float">
            <text:p>12.665679</text:p>
          </table:table-cell>
          <table:table-cell office:value-type="float" office:value="-0.014077" calcext:value-type="float">
            <text:p>-0.014077</text:p>
          </table:table-cell>
          <table:table-cell office:value-type="float" office:value="0.178634" calcext:value-type="float">
            <text:p>0.178634</text:p>
          </table:table-cell>
          <table:table-cell office:value-type="float" office:value="-0.013874" calcext:value-type="float">
            <text:p>-0.013874</text:p>
          </table:table-cell>
          <table:table-cell office:value-type="float" office:value="2.090566" calcext:value-type="float">
            <text:p>2.090566</text:p>
          </table:table-cell>
          <table:table-cell office:value-type="float" office:value="-0.008438" calcext:value-type="float">
            <text:p>-0.008438</text:p>
          </table:table-cell>
          <table:table-cell office:value-type="float" office:value="0.204657" calcext:value-type="float">
            <text:p>0.204657</text:p>
          </table:table-cell>
          <table:table-cell office:value-type="string" calcext:value-type="string">
            <text:p>-0.030909</text:p>
          </table:table-cell>
        </table:table-row>
        <table:table-row table:style-name="ro1">
          <table:table-cell office:value-type="float" office:value="1527146722.94242" calcext:value-type="float">
            <text:p>1527146722.94242</text:p>
          </table:table-cell>
          <table:table-cell office:value-type="string" calcext:value-type="string">
            <text:p>TOC_x</text:p>
          </table:table-cell>
          <table:table-cell office:value-type="float" office:value="9.726547" calcext:value-type="float">
            <text:p>9.726547</text:p>
          </table:table-cell>
          <table:table-cell office:value-type="float" office:value="0.12958" calcext:value-type="float">
            <text:p>0.12958</text:p>
          </table:table-cell>
          <table:table-cell office:value-type="float" office:value="0.153263" calcext:value-type="float">
            <text:p>0.153263</text:p>
          </table:table-cell>
          <table:table-cell office:value-type="float" office:value="0.007143" calcext:value-type="float">
            <text:p>0.007143</text:p>
          </table:table-cell>
          <table:table-cell office:value-type="float" office:value="1.830478" calcext:value-type="float">
            <text:p>1.830478</text:p>
          </table:table-cell>
          <table:table-cell office:value-type="float" office:value="0.20701" calcext:value-type="float">
            <text:p>0.20701</text:p>
          </table:table-cell>
          <table:table-cell office:value-type="float" office:value="0.178634" calcext:value-type="float">
            <text:p>0.178634</text:p>
          </table:table-cell>
          <table:table-cell office:value-type="string" calcext:value-type="string">
            <text:p>-0.013874</text:p>
          </table:table-cell>
        </table:table-row>
        <table:table-row table:style-name="ro1" table:visibility="filter">
          <table:table-cell office:value-type="float" office:value="1527146722.94247" calcext:value-type="float">
            <text:p>1527146722.94247</text:p>
          </table:table-cell>
          <table:table-cell office:value-type="string" calcext:value-type="string">
            <text:p>PID_y</text:p>
          </table:table-cell>
          <table:table-cell office:value-type="float" office:value="9.726547" calcext:value-type="float">
            <text:p>9.726547</text:p>
          </table:table-cell>
          <table:table-cell office:value-type="float" office:value="0.12958" calcext:value-type="float">
            <text:p>0.12958</text:p>
          </table:table-cell>
          <table:table-cell office:value-type="float" office:value="0.153263" calcext:value-type="float">
            <text:p>0.153263</text:p>
          </table:table-cell>
          <table:table-cell office:value-type="float" office:value="0.007143" calcext:value-type="float">
            <text:p>0.007143</text:p>
          </table:table-cell>
          <table:table-cell office:value-type="float" office:value="1.830478" calcext:value-type="float">
            <text:p>1.830478</text:p>
          </table:table-cell>
          <table:table-cell office:value-type="float" office:value="0.20701" calcext:value-type="float">
            <text:p>0.20701</text:p>
          </table:table-cell>
          <table:table-cell office:value-type="float" office:value="0.178634" calcext:value-type="float">
            <text:p>0.178634</text:p>
          </table:table-cell>
          <table:table-cell office:value-type="string" calcext:value-type="string">
            <text:p>-0.013874</text:p>
          </table:table-cell>
        </table:table-row>
        <table:table-row table:style-name="ro1">
          <table:table-cell office:value-type="float" office:value="1527146722.96188" calcext:value-type="float">
            <text:p>1527146722.96188</text:p>
          </table:table-cell>
          <table:table-cell office:value-type="string" calcext:value-type="string">
            <text:p>TOC_x</text:p>
          </table:table-cell>
          <table:table-cell office:value-type="float" office:value="5.775728" calcext:value-type="float">
            <text:p>5.775728</text:p>
          </table:table-cell>
          <table:table-cell office:value-type="float" office:value="0.887564" calcext:value-type="float">
            <text:p>0.887564</text:p>
          </table:table-cell>
          <table:table-cell office:value-type="float" office:value="0.112163" calcext:value-type="float">
            <text:p>0.112163</text:p>
          </table:table-cell>
          <table:table-cell office:value-type="float" office:value="0.039984" calcext:value-type="float">
            <text:p>0.039984</text:p>
          </table:table-cell>
          <table:table-cell office:value-type="float" office:value="1.407923" calcext:value-type="float">
            <text:p>1.407923</text:p>
          </table:table-cell>
          <table:table-cell office:value-type="float" office:value="0.544659" calcext:value-type="float">
            <text:p>0.544659</text:p>
          </table:table-cell>
          <table:table-cell office:value-type="float" office:value="0.153263" calcext:value-type="float">
            <text:p>0.153263</text:p>
          </table:table-cell>
          <table:table-cell office:value-type="string" calcext:value-type="string">
            <text:p>0.007143</text:p>
          </table:table-cell>
        </table:table-row>
        <table:table-row table:style-name="ro1" table:visibility="filter">
          <table:table-cell office:value-type="float" office:value="1527146722.96193" calcext:value-type="float">
            <text:p>1527146722.96193</text:p>
          </table:table-cell>
          <table:table-cell office:value-type="string" calcext:value-type="string">
            <text:p>PID_y</text:p>
          </table:table-cell>
          <table:table-cell office:value-type="float" office:value="5.775728" calcext:value-type="float">
            <text:p>5.775728</text:p>
          </table:table-cell>
          <table:table-cell office:value-type="float" office:value="0.887564" calcext:value-type="float">
            <text:p>0.887564</text:p>
          </table:table-cell>
          <table:table-cell office:value-type="float" office:value="0.112163" calcext:value-type="float">
            <text:p>0.112163</text:p>
          </table:table-cell>
          <table:table-cell office:value-type="float" office:value="0.039984" calcext:value-type="float">
            <text:p>0.039984</text:p>
          </table:table-cell>
          <table:table-cell office:value-type="float" office:value="1.407923" calcext:value-type="float">
            <text:p>1.407923</text:p>
          </table:table-cell>
          <table:table-cell office:value-type="float" office:value="0.544659" calcext:value-type="float">
            <text:p>0.544659</text:p>
          </table:table-cell>
          <table:table-cell office:value-type="float" office:value="0.153263" calcext:value-type="float">
            <text:p>0.153263</text:p>
          </table:table-cell>
          <table:table-cell office:value-type="string" calcext:value-type="string">
            <text:p>0.007143</text:p>
          </table:table-cell>
        </table:table-row>
        <table:table-row table:style-name="ro1">
          <table:table-cell office:value-type="float" office:value="1527146722.98241" calcext:value-type="float">
            <text:p>1527146722.98241</text:p>
          </table:table-cell>
          <table:table-cell office:value-type="string" calcext:value-type="string">
            <text:p>PID_x</text:p>
          </table:table-cell>
          <table:table-cell office:value-type="float" office:value="3.809051" calcext:value-type="float">
            <text:p>3.809051</text:p>
          </table:table-cell>
          <table:table-cell office:value-type="float" office:value="1.705502" calcext:value-type="float">
            <text:p>1.705502</text:p>
          </table:table-cell>
          <table:table-cell office:value-type="float" office:value="0.08483" calcext:value-type="float">
            <text:p>0.08483</text:p>
          </table:table-cell>
          <table:table-cell office:value-type="float" office:value="0.061934" calcext:value-type="float">
            <text:p>0.061934</text:p>
          </table:table-cell>
          <table:table-cell office:value-type="float" office:value="1.141699" calcext:value-type="float">
            <text:p>1.141699</text:p>
          </table:table-cell>
          <table:table-cell office:value-type="float" office:value="0.758452" calcext:value-type="float">
            <text:p>0.758452</text:p>
          </table:table-cell>
          <table:table-cell office:value-type="float" office:value="0.112163" calcext:value-type="float">
            <text:p>0.112163</text:p>
          </table:table-cell>
          <table:table-cell office:value-type="string" calcext:value-type="string">
            <text:p>0.039984</text:p>
          </table:table-cell>
        </table:table-row>
        <table:table-row table:style-name="ro1" table:visibility="filter">
          <table:table-cell office:value-type="float" office:value="1527146722.98248" calcext:value-type="float">
            <text:p>1527146722.98248</text:p>
          </table:table-cell>
          <table:table-cell office:value-type="string" calcext:value-type="string">
            <text:p>PID_y</text:p>
          </table:table-cell>
          <table:table-cell office:value-type="float" office:value="3.809051" calcext:value-type="float">
            <text:p>3.809051</text:p>
          </table:table-cell>
          <table:table-cell office:value-type="float" office:value="1.705502" calcext:value-type="float">
            <text:p>1.705502</text:p>
          </table:table-cell>
          <table:table-cell office:value-type="float" office:value="0.08483" calcext:value-type="float">
            <text:p>0.08483</text:p>
          </table:table-cell>
          <table:table-cell office:value-type="float" office:value="0.061934" calcext:value-type="float">
            <text:p>0.061934</text:p>
          </table:table-cell>
          <table:table-cell office:value-type="float" office:value="1.141699" calcext:value-type="float">
            <text:p>1.141699</text:p>
          </table:table-cell>
          <table:table-cell office:value-type="float" office:value="0.758452" calcext:value-type="float">
            <text:p>0.758452</text:p>
          </table:table-cell>
          <table:table-cell office:value-type="float" office:value="0.112163" calcext:value-type="float">
            <text:p>0.112163</text:p>
          </table:table-cell>
          <table:table-cell office:value-type="string" calcext:value-type="string">
            <text:p>0.039984</text:p>
          </table:table-cell>
        </table:table-row>
        <table:table-row table:style-name="ro1">
          <table:table-cell office:value-type="float" office:value="1527146723.00185" calcext:value-type="float">
            <text:p>1527146723.00185</text:p>
          </table:table-cell>
          <table:table-cell office:value-type="string" calcext:value-type="string">
            <text:p>PID_x</text:p>
          </table:table-cell>
          <table:table-cell office:value-type="float" office:value="1.400937" calcext:value-type="float">
            <text:p>1.400937</text:p>
          </table:table-cell>
          <table:table-cell office:value-type="float" office:value="3.347616" calcext:value-type="float">
            <text:p>3.347616</text:p>
          </table:table-cell>
          <table:table-cell office:value-type="float" office:value="0.040917" calcext:value-type="float">
            <text:p>0.040917</text:p>
          </table:table-cell>
          <table:table-cell office:value-type="float" office:value="0.091971" calcext:value-type="float">
            <text:p>0.091971</text:p>
          </table:table-cell>
          <table:table-cell office:value-type="float" office:value="0.689933" calcext:value-type="float">
            <text:p>0.689933</text:p>
          </table:table-cell>
          <table:table-cell office:value-type="float" office:value="1.067462" calcext:value-type="float">
            <text:p>1.067462</text:p>
          </table:table-cell>
          <table:table-cell office:value-type="float" office:value="0.08483" calcext:value-type="float">
            <text:p>0.08483</text:p>
          </table:table-cell>
          <table:table-cell office:value-type="string" calcext:value-type="string">
            <text:p>0.061934</text:p>
          </table:table-cell>
        </table:table-row>
        <table:table-row table:style-name="ro1" table:visibility="filter">
          <table:table-cell office:value-type="float" office:value="1527146723.00196" calcext:value-type="float">
            <text:p>1527146723.00196</text:p>
          </table:table-cell>
          <table:table-cell office:value-type="string" calcext:value-type="string">
            <text:p>PID_y</text:p>
          </table:table-cell>
          <table:table-cell office:value-type="float" office:value="1.400937" calcext:value-type="float">
            <text:p>1.400937</text:p>
          </table:table-cell>
          <table:table-cell office:value-type="float" office:value="3.347616" calcext:value-type="float">
            <text:p>3.347616</text:p>
          </table:table-cell>
          <table:table-cell office:value-type="float" office:value="0.040917" calcext:value-type="float">
            <text:p>0.040917</text:p>
          </table:table-cell>
          <table:table-cell office:value-type="float" office:value="0.091971" calcext:value-type="float">
            <text:p>0.091971</text:p>
          </table:table-cell>
          <table:table-cell office:value-type="float" office:value="0.689933" calcext:value-type="float">
            <text:p>0.689933</text:p>
          </table:table-cell>
          <table:table-cell office:value-type="float" office:value="1.067462" calcext:value-type="float">
            <text:p>1.067462</text:p>
          </table:table-cell>
          <table:table-cell office:value-type="float" office:value="0.08483" calcext:value-type="float">
            <text:p>0.08483</text:p>
          </table:table-cell>
          <table:table-cell office:value-type="string" calcext:value-type="string">
            <text:p>0.061934</text:p>
          </table:table-cell>
        </table:table-row>
        <table:table-row table:style-name="ro1">
          <table:table-cell office:value-type="float" office:value="1527146723.02236" calcext:value-type="float">
            <text:p>1527146723.02236</text:p>
          </table:table-cell>
          <table:table-cell office:value-type="string" calcext:value-type="string">
            <text:p>PID_x</text:p>
          </table:table-cell>
          <table:table-cell office:value-type="float" office:value="0.454935" calcext:value-type="float">
            <text:p>0.454935</text:p>
          </table:table-cell>
          <table:table-cell office:value-type="float" office:value="4.507531" calcext:value-type="float">
            <text:p>4.507531</text:p>
          </table:table-cell>
          <table:table-cell office:value-type="float" office:value="0.010645" calcext:value-type="float">
            <text:p>0.010645</text:p>
          </table:table-cell>
          <table:table-cell office:value-type="float" office:value="0.109708" calcext:value-type="float">
            <text:p>0.109708</text:p>
          </table:table-cell>
          <table:table-cell office:value-type="float" office:value="0.394337" calcext:value-type="float">
            <text:p>0.394337</text:p>
          </table:table-cell>
          <table:table-cell office:value-type="float" office:value="1.24066" calcext:value-type="float">
            <text:p>1.24066</text:p>
          </table:table-cell>
          <table:table-cell office:value-type="float" office:value="0.040917" calcext:value-type="float">
            <text:p>0.040917</text:p>
          </table:table-cell>
          <table:table-cell office:value-type="string" calcext:value-type="string">
            <text:p>0.091971</text:p>
          </table:table-cell>
        </table:table-row>
        <table:table-row table:style-name="ro1" table:visibility="filter">
          <table:table-cell office:value-type="float" office:value="1527146723.02242" calcext:value-type="float">
            <text:p>1527146723.02242</text:p>
          </table:table-cell>
          <table:table-cell office:value-type="string" calcext:value-type="string">
            <text:p>TOC_y</text:p>
          </table:table-cell>
          <table:table-cell office:value-type="float" office:value="0.454935" calcext:value-type="float">
            <text:p>0.454935</text:p>
          </table:table-cell>
          <table:table-cell office:value-type="float" office:value="4.507531" calcext:value-type="float">
            <text:p>4.507531</text:p>
          </table:table-cell>
          <table:table-cell office:value-type="float" office:value="0.010645" calcext:value-type="float">
            <text:p>0.010645</text:p>
          </table:table-cell>
          <table:table-cell office:value-type="float" office:value="0.109708" calcext:value-type="float">
            <text:p>0.109708</text:p>
          </table:table-cell>
          <table:table-cell office:value-type="float" office:value="0.394337" calcext:value-type="float">
            <text:p>0.394337</text:p>
          </table:table-cell>
          <table:table-cell office:value-type="float" office:value="1.24066" calcext:value-type="float">
            <text:p>1.24066</text:p>
          </table:table-cell>
          <table:table-cell office:value-type="float" office:value="0.040917" calcext:value-type="float">
            <text:p>0.040917</text:p>
          </table:table-cell>
          <table:table-cell office:value-type="string" calcext:value-type="string">
            <text:p>0.091971</text:p>
          </table:table-cell>
        </table:table-row>
        <table:table-row table:style-name="ro1">
          <table:table-cell office:value-type="float" office:value="1527146723.04178" calcext:value-type="float">
            <text:p>1527146723.04178</text:p>
          </table:table-cell>
          <table:table-cell office:value-type="string" calcext:value-type="string">
            <text:p>PID_x</text:p>
          </table:table-cell>
          <table:table-cell office:value-type="float" office:value="0.002148" calcext:value-type="float">
            <text:p>0.002148</text:p>
          </table:table-cell>
          <table:table-cell office:value-type="float" office:value="5.65454" calcext:value-type="float">
            <text:p>5.65454</text:p>
          </table:table-cell>
          <table:table-cell office:value-type="float" office:value="-0.01927" calcext:value-type="float">
            <text:p>-0.01927</text:p>
          </table:table-cell>
          <table:table-cell office:value-type="float" office:value="0.124346" calcext:value-type="float">
            <text:p>0.124346</text:p>
          </table:table-cell>
          <table:table-cell office:value-type="float" office:value="0.086581" calcext:value-type="float">
            <text:p>0.086581</text:p>
          </table:table-cell>
          <table:table-cell office:value-type="float" office:value="1.391247" calcext:value-type="float">
            <text:p>1.391247</text:p>
          </table:table-cell>
          <table:table-cell office:value-type="float" office:value="0.010645" calcext:value-type="float">
            <text:p>0.010645</text:p>
          </table:table-cell>
          <table:table-cell office:value-type="string" calcext:value-type="string">
            <text:p>0.109708</text:p>
          </table:table-cell>
        </table:table-row>
        <table:table-row table:style-name="ro1" table:visibility="filter">
          <table:table-cell office:value-type="float" office:value="1527146723.04183" calcext:value-type="float">
            <text:p>1527146723.04183</text:p>
          </table:table-cell>
          <table:table-cell office:value-type="string" calcext:value-type="string">
            <text:p>TOC_y</text:p>
          </table:table-cell>
          <table:table-cell office:value-type="float" office:value="0.002148" calcext:value-type="float">
            <text:p>0.002148</text:p>
          </table:table-cell>
          <table:table-cell office:value-type="float" office:value="5.65454" calcext:value-type="float">
            <text:p>5.65454</text:p>
          </table:table-cell>
          <table:table-cell office:value-type="float" office:value="-0.01927" calcext:value-type="float">
            <text:p>-0.01927</text:p>
          </table:table-cell>
          <table:table-cell office:value-type="float" office:value="0.124346" calcext:value-type="float">
            <text:p>0.124346</text:p>
          </table:table-cell>
          <table:table-cell office:value-type="float" office:value="0.086581" calcext:value-type="float">
            <text:p>0.086581</text:p>
          </table:table-cell>
          <table:table-cell office:value-type="float" office:value="1.391247" calcext:value-type="float">
            <text:p>1.391247</text:p>
          </table:table-cell>
          <table:table-cell office:value-type="float" office:value="0.010645" calcext:value-type="float">
            <text:p>0.010645</text:p>
          </table:table-cell>
          <table:table-cell office:value-type="string" calcext:value-type="string">
            <text:p>0.109708</text:p>
          </table:table-cell>
        </table:table-row>
        <table:table-row table:style-name="ro1">
          <table:table-cell office:value-type="float" office:value="1527146723.06241" calcext:value-type="float">
            <text:p>1527146723.06241</text:p>
          </table:table-cell>
          <table:table-cell office:value-type="string" calcext:value-type="string">
            <text:p>PID_x</text:p>
          </table:table-cell>
          <table:table-cell office:value-type="float" office:value="-0.504416" calcext:value-type="float">
            <text:p>-0.504416</text:p>
          </table:table-cell>
          <table:table-cell office:value-type="float" office:value="7.273076" calcext:value-type="float">
            <text:p>7.273076</text:p>
          </table:table-cell>
          <table:table-cell office:value-type="float" office:value="-0.068398" calcext:value-type="float">
            <text:p>-0.068398</text:p>
          </table:table-cell>
          <table:table-cell office:value-type="float" office:value="0.14374" calcext:value-type="float">
            <text:p>0.14374</text:p>
          </table:table-cell>
          <table:table-cell office:value-type="float" office:value="-0.390648" calcext:value-type="float">
            <text:p>-0.390648</text:p>
          </table:table-cell>
          <table:table-cell office:value-type="float" office:value="1.579642" calcext:value-type="float">
            <text:p>1.579642</text:p>
          </table:table-cell>
          <table:table-cell office:value-type="float" office:value="-0.01927" calcext:value-type="float">
            <text:p>-0.01927</text:p>
          </table:table-cell>
          <table:table-cell office:value-type="string" calcext:value-type="string">
            <text:p>0.124346</text:p>
          </table:table-cell>
        </table:table-row>
        <table:table-row table:style-name="ro1" table:visibility="filter">
          <table:table-cell office:value-type="float" office:value="1527146723.06246" calcext:value-type="float">
            <text:p>1527146723.06246</text:p>
          </table:table-cell>
          <table:table-cell office:value-type="string" calcext:value-type="string">
            <text:p>TOC_y</text:p>
          </table:table-cell>
          <table:table-cell office:value-type="float" office:value="-0.504416" calcext:value-type="float">
            <text:p>-0.504416</text:p>
          </table:table-cell>
          <table:table-cell office:value-type="float" office:value="7.273076" calcext:value-type="float">
            <text:p>7.273076</text:p>
          </table:table-cell>
          <table:table-cell office:value-type="float" office:value="-0.068398" calcext:value-type="float">
            <text:p>-0.068398</text:p>
          </table:table-cell>
          <table:table-cell office:value-type="float" office:value="0.14374" calcext:value-type="float">
            <text:p>0.14374</text:p>
          </table:table-cell>
          <table:table-cell office:value-type="float" office:value="-0.390648" calcext:value-type="float">
            <text:p>-0.390648</text:p>
          </table:table-cell>
          <table:table-cell office:value-type="float" office:value="1.579642" calcext:value-type="float">
            <text:p>1.579642</text:p>
          </table:table-cell>
          <table:table-cell office:value-type="float" office:value="-0.01927" calcext:value-type="float">
            <text:p>-0.01927</text:p>
          </table:table-cell>
          <table:table-cell office:value-type="string" calcext:value-type="string">
            <text:p>0.124346</text:p>
          </table:table-cell>
        </table:table-row>
        <table:table-row table:style-name="ro1">
          <table:table-cell office:value-type="float" office:value="1527146723.08292" calcext:value-type="float">
            <text:p>1527146723.08292</text:p>
          </table:table-cell>
          <table:table-cell office:value-type="string" calcext:value-type="string">
            <text:p>TOC_x</text:p>
          </table:table-cell>
          <table:table-cell office:value-type="float" office:value="-1.576829" calcext:value-type="float">
            <text:p>-1.576829</text:p>
          </table:table-cell>
          <table:table-cell office:value-type="float" office:value="8.30356" calcext:value-type="float">
            <text:p>8.30356</text:p>
          </table:table-cell>
          <table:table-cell office:value-type="float" office:value="-0.102063" calcext:value-type="float">
            <text:p>-0.102063</text:p>
          </table:table-cell>
          <table:table-cell office:value-type="float" office:value="0.154949" calcext:value-type="float">
            <text:p>0.154949</text:p>
          </table:table-cell>
          <table:table-cell office:value-type="float" office:value="-0.718449" calcext:value-type="float">
            <text:p>-0.718449</text:p>
          </table:table-cell>
          <table:table-cell office:value-type="float" office:value="1.688791" calcext:value-type="float">
            <text:p>1.688791</text:p>
          </table:table-cell>
          <table:table-cell office:value-type="float" office:value="-0.068398" calcext:value-type="float">
            <text:p>-0.068398</text:p>
          </table:table-cell>
          <table:table-cell office:value-type="string" calcext:value-type="string">
            <text:p>0.143740</text:p>
          </table:table-cell>
        </table:table-row>
        <table:table-row table:style-name="ro1" table:visibility="filter">
          <table:table-cell office:value-type="float" office:value="1527146723.08299" calcext:value-type="float">
            <text:p>1527146723.08299</text:p>
          </table:table-cell>
          <table:table-cell office:value-type="string" calcext:value-type="string">
            <text:p>TOC_y</text:p>
          </table:table-cell>
          <table:table-cell office:value-type="float" office:value="-1.576829" calcext:value-type="float">
            <text:p>-1.576829</text:p>
          </table:table-cell>
          <table:table-cell office:value-type="float" office:value="8.30356" calcext:value-type="float">
            <text:p>8.30356</text:p>
          </table:table-cell>
          <table:table-cell office:value-type="float" office:value="-0.102063" calcext:value-type="float">
            <text:p>-0.102063</text:p>
          </table:table-cell>
          <table:table-cell office:value-type="float" office:value="0.154949" calcext:value-type="float">
            <text:p>0.154949</text:p>
          </table:table-cell>
          <table:table-cell office:value-type="float" office:value="-0.718449" calcext:value-type="float">
            <text:p>-0.718449</text:p>
          </table:table-cell>
          <table:table-cell office:value-type="float" office:value="1.688791" calcext:value-type="float">
            <text:p>1.688791</text:p>
          </table:table-cell>
          <table:table-cell office:value-type="float" office:value="-0.068398" calcext:value-type="float">
            <text:p>-0.068398</text:p>
          </table:table-cell>
          <table:table-cell office:value-type="string" calcext:value-type="string">
            <text:p>0.143740</text:p>
          </table:table-cell>
        </table:table-row>
        <table:table-row table:style-name="ro1">
          <table:table-cell office:value-type="float" office:value="1527146723.10253" calcext:value-type="float">
            <text:p>1527146723.10253</text:p>
          </table:table-cell>
          <table:table-cell office:value-type="string" calcext:value-type="string">
            <text:p>TOC_x</text:p>
          </table:table-cell>
          <table:table-cell office:value-type="float" office:value="-4.405334" calcext:value-type="float">
            <text:p>-4.405334</text:p>
          </table:table-cell>
          <table:table-cell office:value-type="float" office:value="10.00809" calcext:value-type="float">
            <text:p>10.00809</text:p>
          </table:table-cell>
          <table:table-cell office:value-type="float" office:value="-0.15132" calcext:value-type="float">
            <text:p>-0.15132</text:p>
          </table:table-cell>
          <table:table-cell office:value-type="float" office:value="0.171315" calcext:value-type="float">
            <text:p>0.171315</text:p>
          </table:table-cell>
          <table:table-cell office:value-type="float" office:value="-1.220207" calcext:value-type="float">
            <text:p>-1.220207</text:p>
          </table:table-cell>
          <table:table-cell office:value-type="float" office:value="1.855498" calcext:value-type="float">
            <text:p>1.855498</text:p>
          </table:table-cell>
          <table:table-cell office:value-type="float" office:value="-0.102063" calcext:value-type="float">
            <text:p>-0.102063</text:p>
          </table:table-cell>
          <table:table-cell office:value-type="string" calcext:value-type="string">
            <text:p>0.154949</text:p>
          </table:table-cell>
        </table:table-row>
        <table:table-row table:style-name="ro1" table:visibility="filter">
          <table:table-cell office:value-type="float" office:value="1527146723.10259" calcext:value-type="float">
            <text:p>1527146723.10259</text:p>
          </table:table-cell>
          <table:table-cell office:value-type="string" calcext:value-type="string">
            <text:p>TOC_y</text:p>
          </table:table-cell>
          <table:table-cell office:value-type="float" office:value="-4.405334" calcext:value-type="float">
            <text:p>-4.405334</text:p>
          </table:table-cell>
          <table:table-cell office:value-type="float" office:value="10.00809" calcext:value-type="float">
            <text:p>10.00809</text:p>
          </table:table-cell>
          <table:table-cell office:value-type="float" office:value="-0.15132" calcext:value-type="float">
            <text:p>-0.15132</text:p>
          </table:table-cell>
          <table:table-cell office:value-type="float" office:value="0.171315" calcext:value-type="float">
            <text:p>0.171315</text:p>
          </table:table-cell>
          <table:table-cell office:value-type="float" office:value="-1.220207" calcext:value-type="float">
            <text:p>-1.220207</text:p>
          </table:table-cell>
          <table:table-cell office:value-type="float" office:value="1.855498" calcext:value-type="float">
            <text:p>1.855498</text:p>
          </table:table-cell>
          <table:table-cell office:value-type="float" office:value="-0.102063" calcext:value-type="float">
            <text:p>-0.102063</text:p>
          </table:table-cell>
          <table:table-cell office:value-type="string" calcext:value-type="string">
            <text:p>0.154949</text:p>
          </table:table-cell>
        </table:table-row>
        <table:table-row table:style-name="ro1">
          <table:table-cell office:value-type="float" office:value="1527146723.12218" calcext:value-type="float">
            <text:p>1527146723.12218</text:p>
          </table:table-cell>
          <table:table-cell office:value-type="string" calcext:value-type="string">
            <text:p>TOC_x</text:p>
          </table:table-cell>
          <table:table-cell office:value-type="float" office:value="-7.225027" calcext:value-type="float">
            <text:p>-7.225027</text:p>
          </table:table-cell>
          <table:table-cell office:value-type="float" office:value="11.210984" calcext:value-type="float">
            <text:p>11.210984</text:p>
          </table:table-cell>
          <table:table-cell office:value-type="float" office:value="-0.18564" calcext:value-type="float">
            <text:p>-0.18564</text:p>
          </table:table-cell>
          <table:table-cell office:value-type="float" office:value="0.182042" calcext:value-type="float">
            <text:p>0.182042</text:p>
          </table:table-cell>
          <table:table-cell office:value-type="float" office:value="-1.569645" calcext:value-type="float">
            <text:p>-1.569645</text:p>
          </table:table-cell>
          <table:table-cell office:value-type="float" office:value="1.964721" calcext:value-type="float">
            <text:p>1.964721</text:p>
          </table:table-cell>
          <table:table-cell office:value-type="float" office:value="-0.15132" calcext:value-type="float">
            <text:p>-0.15132</text:p>
          </table:table-cell>
          <table:table-cell office:value-type="string" calcext:value-type="string">
            <text:p>0.171315</text:p>
          </table:table-cell>
        </table:table-row>
        <table:table-row table:style-name="ro1" table:visibility="filter">
          <table:table-cell office:value-type="float" office:value="1527146723.12225" calcext:value-type="float">
            <text:p>1527146723.12225</text:p>
          </table:table-cell>
          <table:table-cell office:value-type="string" calcext:value-type="string">
            <text:p>TOC_y</text:p>
          </table:table-cell>
          <table:table-cell office:value-type="float" office:value="-7.225027" calcext:value-type="float">
            <text:p>-7.225027</text:p>
          </table:table-cell>
          <table:table-cell office:value-type="float" office:value="11.210984" calcext:value-type="float">
            <text:p>11.210984</text:p>
          </table:table-cell>
          <table:table-cell office:value-type="float" office:value="-0.18564" calcext:value-type="float">
            <text:p>-0.18564</text:p>
          </table:table-cell>
          <table:table-cell office:value-type="float" office:value="0.182042" calcext:value-type="float">
            <text:p>0.182042</text:p>
          </table:table-cell>
          <table:table-cell office:value-type="float" office:value="-1.569645" calcext:value-type="float">
            <text:p>-1.569645</text:p>
          </table:table-cell>
          <table:table-cell office:value-type="float" office:value="1.964721" calcext:value-type="float">
            <text:p>1.964721</text:p>
          </table:table-cell>
          <table:table-cell office:value-type="float" office:value="-0.15132" calcext:value-type="float">
            <text:p>-0.15132</text:p>
          </table:table-cell>
          <table:table-cell office:value-type="string" calcext:value-type="string">
            <text:p>0.171315</text:p>
          </table:table-cell>
        </table:table-row>
        <table:table-row table:style-name="ro1">
          <table:table-cell office:value-type="float" office:value="1527146723.14281" calcext:value-type="float">
            <text:p>1527146723.14281</text:p>
          </table:table-cell>
          <table:table-cell office:value-type="string" calcext:value-type="string">
            <text:p>TOC_x</text:p>
          </table:table-cell>
          <table:table-cell office:value-type="float" office:value="-10.392073" calcext:value-type="float">
            <text:p>-10.392073</text:p>
          </table:table-cell>
          <table:table-cell office:value-type="float" office:value="12.424581" calcext:value-type="float">
            <text:p>12.424581</text:p>
          </table:table-cell>
          <table:table-cell office:value-type="float" office:value="-0.218337" calcext:value-type="float">
            <text:p>-0.218337</text:p>
          </table:table-cell>
          <table:table-cell office:value-type="float" office:value="0.192795" calcext:value-type="float">
            <text:p>0.192795</text:p>
          </table:table-cell>
          <table:table-cell office:value-type="float" office:value="-1.88701" calcext:value-type="float">
            <text:p>-1.88701</text:p>
          </table:table-cell>
          <table:table-cell office:value-type="float" office:value="2.069088" calcext:value-type="float">
            <text:p>2.069088</text:p>
          </table:table-cell>
          <table:table-cell office:value-type="float" office:value="-0.18564" calcext:value-type="float">
            <text:p>-0.18564</text:p>
          </table:table-cell>
          <table:table-cell office:value-type="string" calcext:value-type="string">
            <text:p>0.182042</text:p>
          </table:table-cell>
        </table:table-row>
        <table:table-row table:style-name="ro1" table:visibility="filter">
          <table:table-cell office:value-type="float" office:value="1527146723.14288" calcext:value-type="float">
            <text:p>1527146723.14288</text:p>
          </table:table-cell>
          <table:table-cell office:value-type="string" calcext:value-type="string">
            <text:p>TOC_y</text:p>
          </table:table-cell>
          <table:table-cell office:value-type="float" office:value="-10.392073" calcext:value-type="float">
            <text:p>-10.392073</text:p>
          </table:table-cell>
          <table:table-cell office:value-type="float" office:value="12.424581" calcext:value-type="float">
            <text:p>12.424581</text:p>
          </table:table-cell>
          <table:table-cell office:value-type="float" office:value="-0.218337" calcext:value-type="float">
            <text:p>-0.218337</text:p>
          </table:table-cell>
          <table:table-cell office:value-type="float" office:value="0.192795" calcext:value-type="float">
            <text:p>0.192795</text:p>
          </table:table-cell>
          <table:table-cell office:value-type="float" office:value="-1.88701" calcext:value-type="float">
            <text:p>-1.88701</text:p>
          </table:table-cell>
          <table:table-cell office:value-type="float" office:value="2.069088" calcext:value-type="float">
            <text:p>2.069088</text:p>
          </table:table-cell>
          <table:table-cell office:value-type="float" office:value="-0.18564" calcext:value-type="float">
            <text:p>-0.18564</text:p>
          </table:table-cell>
          <table:table-cell office:value-type="string" calcext:value-type="string">
            <text:p>0.182042</text:p>
          </table:table-cell>
        </table:table-row>
        <table:table-row table:style-name="ro1">
          <table:table-cell office:value-type="float" office:value="1527146723.16238" calcext:value-type="float">
            <text:p>1527146723.16238</text:p>
          </table:table-cell>
          <table:table-cell office:value-type="string" calcext:value-type="string">
            <text:p>TOC_x</text:p>
          </table:table-cell>
          <table:table-cell office:value-type="float" office:value="-16.352257" calcext:value-type="float">
            <text:p>-16.352257</text:p>
          </table:table-cell>
          <table:table-cell office:value-type="float" office:value="14.197258" calcext:value-type="float">
            <text:p>14.197258</text:p>
          </table:table-cell>
          <table:table-cell office:value-type="float" office:value="-0.265722" calcext:value-type="float">
            <text:p>-0.265722</text:p>
          </table:table-cell>
          <table:table-cell office:value-type="float" office:value="0.206816" calcext:value-type="float">
            <text:p>0.206816</text:p>
          </table:table-cell>
          <table:table-cell office:value-type="float" office:value="-2.372823" calcext:value-type="float">
            <text:p>-2.372823</text:p>
          </table:table-cell>
          <table:table-cell office:value-type="float" office:value="2.212839" calcext:value-type="float">
            <text:p>2.212839</text:p>
          </table:table-cell>
          <table:table-cell office:value-type="float" office:value="-0.218337" calcext:value-type="float">
            <text:p>-0.218337</text:p>
          </table:table-cell>
          <table:table-cell office:value-type="string" calcext:value-type="string">
            <text:p>0.192795</text:p>
          </table:table-cell>
        </table:table-row>
        <table:table-row table:style-name="ro1" table:visibility="filter">
          <table:table-cell office:value-type="float" office:value="1527146723.16244" calcext:value-type="float">
            <text:p>1527146723.16244</text:p>
          </table:table-cell>
          <table:table-cell office:value-type="string" calcext:value-type="string">
            <text:p>TOC_y</text:p>
          </table:table-cell>
          <table:table-cell office:value-type="float" office:value="-16.352257" calcext:value-type="float">
            <text:p>-16.352257</text:p>
          </table:table-cell>
          <table:table-cell office:value-type="float" office:value="14.197258" calcext:value-type="float">
            <text:p>14.197258</text:p>
          </table:table-cell>
          <table:table-cell office:value-type="float" office:value="-0.265722" calcext:value-type="float">
            <text:p>-0.265722</text:p>
          </table:table-cell>
          <table:table-cell office:value-type="float" office:value="0.206816" calcext:value-type="float">
            <text:p>0.206816</text:p>
          </table:table-cell>
          <table:table-cell office:value-type="float" office:value="-2.372823" calcext:value-type="float">
            <text:p>-2.372823</text:p>
          </table:table-cell>
          <table:table-cell office:value-type="float" office:value="2.212839" calcext:value-type="float">
            <text:p>2.212839</text:p>
          </table:table-cell>
          <table:table-cell office:value-type="float" office:value="-0.218337" calcext:value-type="float">
            <text:p>-0.218337</text:p>
          </table:table-cell>
          <table:table-cell office:value-type="string" calcext:value-type="string">
            <text:p>0.192795</text:p>
          </table:table-cell>
        </table:table-row>
        <table:table-row table:style-name="ro1">
          <table:table-cell office:value-type="float" office:value="1527146723.18296" calcext:value-type="float">
            <text:p>1527146723.18296</text:p>
          </table:table-cell>
          <table:table-cell office:value-type="string" calcext:value-type="string">
            <text:p>TOC_x</text:p>
          </table:table-cell>
          <table:table-cell office:value-type="float" office:value="-20.617006" calcext:value-type="float">
            <text:p>-20.617006</text:p>
          </table:table-cell>
          <table:table-cell office:value-type="float" office:value="15.251152" calcext:value-type="float">
            <text:p>15.251152</text:p>
          </table:table-cell>
          <table:table-cell office:value-type="float" office:value="-0.296075" calcext:value-type="float">
            <text:p>-0.296075</text:p>
          </table:table-cell>
          <table:table-cell office:value-type="float" office:value="0.215196" calcext:value-type="float">
            <text:p>0.215196</text:p>
          </table:table-cell>
          <table:table-cell office:value-type="float" office:value="-2.666894" calcext:value-type="float">
            <text:p>-2.666894</text:p>
          </table:table-cell>
          <table:table-cell office:value-type="float" office:value="2.294032" calcext:value-type="float">
            <text:p>2.294032</text:p>
          </table:table-cell>
          <table:table-cell office:value-type="float" office:value="-0.265722" calcext:value-type="float">
            <text:p>-0.265722</text:p>
          </table:table-cell>
          <table:table-cell office:value-type="string" calcext:value-type="string">
            <text:p>0.206816</text:p>
          </table:table-cell>
        </table:table-row>
        <table:table-row table:style-name="ro1" table:visibility="filter">
          <table:table-cell office:value-type="float" office:value="1527146723.18302" calcext:value-type="float">
            <text:p>1527146723.18302</text:p>
          </table:table-cell>
          <table:table-cell office:value-type="string" calcext:value-type="string">
            <text:p>TOC_y</text:p>
          </table:table-cell>
          <table:table-cell office:value-type="float" office:value="-20.617006" calcext:value-type="float">
            <text:p>-20.617006</text:p>
          </table:table-cell>
          <table:table-cell office:value-type="float" office:value="15.251152" calcext:value-type="float">
            <text:p>15.251152</text:p>
          </table:table-cell>
          <table:table-cell office:value-type="float" office:value="-0.296075" calcext:value-type="float">
            <text:p>-0.296075</text:p>
          </table:table-cell>
          <table:table-cell office:value-type="float" office:value="0.215196" calcext:value-type="float">
            <text:p>0.215196</text:p>
          </table:table-cell>
          <table:table-cell office:value-type="float" office:value="-2.666894" calcext:value-type="float">
            <text:p>-2.666894</text:p>
          </table:table-cell>
          <table:table-cell office:value-type="float" office:value="2.294032" calcext:value-type="float">
            <text:p>2.294032</text:p>
          </table:table-cell>
          <table:table-cell office:value-type="float" office:value="-0.265722" calcext:value-type="float">
            <text:p>-0.265722</text:p>
          </table:table-cell>
          <table:table-cell office:value-type="string" calcext:value-type="string">
            <text:p>0.206816</text:p>
          </table:table-cell>
        </table:table-row>
        <table:table-row table:style-name="ro1">
          <table:table-cell office:value-type="float" office:value="1527146723.20252" calcext:value-type="float">
            <text:p>1527146723.20252</text:p>
          </table:table-cell>
          <table:table-cell office:value-type="string" calcext:value-type="string">
            <text:p>TOC_x</text:p>
          </table:table-cell>
          <table:table-cell office:value-type="float" office:value="-25.180311" calcext:value-type="float">
            <text:p>-25.180311</text:p>
          </table:table-cell>
          <table:table-cell office:value-type="float" office:value="16.388556" calcext:value-type="float">
            <text:p>16.388556</text:p>
          </table:table-cell>
          <table:table-cell office:value-type="float" office:value="-0.32372" calcext:value-type="float">
            <text:p>-0.32372</text:p>
          </table:table-cell>
          <table:table-cell office:value-type="float" office:value="0.223468" calcext:value-type="float">
            <text:p>0.223468</text:p>
          </table:table-cell>
          <table:table-cell office:value-type="float" office:value="-2.949543" calcext:value-type="float">
            <text:p>-2.949543</text:p>
          </table:table-cell>
          <table:table-cell office:value-type="float" office:value="2.378609" calcext:value-type="float">
            <text:p>2.378609</text:p>
          </table:table-cell>
          <table:table-cell office:value-type="float" office:value="-0.296075" calcext:value-type="float">
            <text:p>-0.296075</text:p>
          </table:table-cell>
          <table:table-cell office:value-type="string" calcext:value-type="string">
            <text:p>0.215196</text:p>
          </table:table-cell>
        </table:table-row>
        <table:table-row table:style-name="ro1" table:visibility="filter">
          <table:table-cell office:value-type="float" office:value="1527146723.20258" calcext:value-type="float">
            <text:p>1527146723.20258</text:p>
          </table:table-cell>
          <table:table-cell office:value-type="string" calcext:value-type="string">
            <text:p>TOC_y</text:p>
          </table:table-cell>
          <table:table-cell office:value-type="float" office:value="-25.180311" calcext:value-type="float">
            <text:p>-25.180311</text:p>
          </table:table-cell>
          <table:table-cell office:value-type="float" office:value="16.388556" calcext:value-type="float">
            <text:p>16.388556</text:p>
          </table:table-cell>
          <table:table-cell office:value-type="float" office:value="-0.32372" calcext:value-type="float">
            <text:p>-0.32372</text:p>
          </table:table-cell>
          <table:table-cell office:value-type="float" office:value="0.223468" calcext:value-type="float">
            <text:p>0.223468</text:p>
          </table:table-cell>
          <table:table-cell office:value-type="float" office:value="-2.949543" calcext:value-type="float">
            <text:p>-2.949543</text:p>
          </table:table-cell>
          <table:table-cell office:value-type="float" office:value="2.378609" calcext:value-type="float">
            <text:p>2.378609</text:p>
          </table:table-cell>
          <table:table-cell office:value-type="float" office:value="-0.296075" calcext:value-type="float">
            <text:p>-0.296075</text:p>
          </table:table-cell>
          <table:table-cell office:value-type="string" calcext:value-type="string">
            <text:p>0.215196</text:p>
          </table:table-cell>
        </table:table-row>
        <table:table-row table:style-name="ro1">
          <table:table-cell office:value-type="float" office:value="1527146723.22208" calcext:value-type="float">
            <text:p>1527146723.22208</text:p>
          </table:table-cell>
          <table:table-cell office:value-type="string" calcext:value-type="string">
            <text:p>TOC_x</text:p>
          </table:table-cell>
          <table:table-cell office:value-type="float" office:value="-32.783703" calcext:value-type="float">
            <text:p>-32.783703</text:p>
          </table:table-cell>
          <table:table-cell office:value-type="float" office:value="17.812788" calcext:value-type="float">
            <text:p>17.812788</text:p>
          </table:table-cell>
          <table:table-cell office:value-type="float" office:value="-0.364734" calcext:value-type="float">
            <text:p>-0.364734</text:p>
          </table:table-cell>
          <table:table-cell office:value-type="float" office:value="0.233442" calcext:value-type="float">
            <text:p>0.233442</text:p>
          </table:table-cell>
          <table:table-cell office:value-type="float" office:value="-3.368477" calcext:value-type="float">
            <text:p>-3.368477</text:p>
          </table:table-cell>
          <table:table-cell office:value-type="float" office:value="2.480478" calcext:value-type="float">
            <text:p>2.480478</text:p>
          </table:table-cell>
          <table:table-cell office:value-type="float" office:value="-0.32372" calcext:value-type="float">
            <text:p>-0.32372</text:p>
          </table:table-cell>
          <table:table-cell office:value-type="string" calcext:value-type="string">
            <text:p>0.223468</text:p>
          </table:table-cell>
        </table:table-row>
        <table:table-row table:style-name="ro1" table:visibility="filter">
          <table:table-cell office:value-type="float" office:value="1527146723.22213" calcext:value-type="float">
            <text:p>1527146723.22213</text:p>
          </table:table-cell>
          <table:table-cell office:value-type="string" calcext:value-type="string">
            <text:p>TOC_y</text:p>
          </table:table-cell>
          <table:table-cell office:value-type="float" office:value="-32.783703" calcext:value-type="float">
            <text:p>-32.783703</text:p>
          </table:table-cell>
          <table:table-cell office:value-type="float" office:value="17.812788" calcext:value-type="float">
            <text:p>17.812788</text:p>
          </table:table-cell>
          <table:table-cell office:value-type="float" office:value="-0.364734" calcext:value-type="float">
            <text:p>-0.364734</text:p>
          </table:table-cell>
          <table:table-cell office:value-type="float" office:value="0.233442" calcext:value-type="float">
            <text:p>0.233442</text:p>
          </table:table-cell>
          <table:table-cell office:value-type="float" office:value="-3.368477" calcext:value-type="float">
            <text:p>-3.368477</text:p>
          </table:table-cell>
          <table:table-cell office:value-type="float" office:value="2.480478" calcext:value-type="float">
            <text:p>2.480478</text:p>
          </table:table-cell>
          <table:table-cell office:value-type="float" office:value="-0.32372" calcext:value-type="float">
            <text:p>-0.32372</text:p>
          </table:table-cell>
          <table:table-cell office:value-type="string" calcext:value-type="string">
            <text:p>0.223468</text:p>
          </table:table-cell>
        </table:table-row>
        <table:table-row table:style-name="ro1">
          <table:table-cell office:value-type="float" office:value="1527146723.24261" calcext:value-type="float">
            <text:p>1527146723.24261</text:p>
          </table:table-cell>
          <table:table-cell office:value-type="string" calcext:value-type="string">
            <text:p>TOC_x</text:p>
          </table:table-cell>
          <table:table-cell office:value-type="float" office:value="-37.720528" calcext:value-type="float">
            <text:p>-37.720528</text:p>
          </table:table-cell>
          <table:table-cell office:value-type="float" office:value="18.712456" calcext:value-type="float">
            <text:p>18.712456</text:p>
          </table:table-cell>
          <table:table-cell office:value-type="float" office:value="-0.39001" calcext:value-type="float">
            <text:p>-0.39001</text:p>
          </table:table-cell>
          <table:table-cell office:value-type="float" office:value="0.239832" calcext:value-type="float">
            <text:p>0.239832</text:p>
          </table:table-cell>
          <table:table-cell office:value-type="float" office:value="-3.614648" calcext:value-type="float">
            <text:p>-3.614648</text:p>
          </table:table-cell>
          <table:table-cell office:value-type="float" office:value="2.542719" calcext:value-type="float">
            <text:p>2.542719</text:p>
          </table:table-cell>
          <table:table-cell office:value-type="float" office:value="-0.364734" calcext:value-type="float">
            <text:p>-0.364734</text:p>
          </table:table-cell>
          <table:table-cell office:value-type="string" calcext:value-type="string">
            <text:p>0.233442</text:p>
          </table:table-cell>
        </table:table-row>
        <table:table-row table:style-name="ro1" table:visibility="filter">
          <table:table-cell office:value-type="float" office:value="1527146723.24267" calcext:value-type="float">
            <text:p>1527146723.24267</text:p>
          </table:table-cell>
          <table:table-cell office:value-type="string" calcext:value-type="string">
            <text:p>TOC_y</text:p>
          </table:table-cell>
          <table:table-cell office:value-type="float" office:value="-37.720528" calcext:value-type="float">
            <text:p>-37.720528</text:p>
          </table:table-cell>
          <table:table-cell office:value-type="float" office:value="18.712456" calcext:value-type="float">
            <text:p>18.712456</text:p>
          </table:table-cell>
          <table:table-cell office:value-type="float" office:value="-0.39001" calcext:value-type="float">
            <text:p>-0.39001</text:p>
          </table:table-cell>
          <table:table-cell office:value-type="float" office:value="0.239832" calcext:value-type="float">
            <text:p>0.239832</text:p>
          </table:table-cell>
          <table:table-cell office:value-type="float" office:value="-3.614648" calcext:value-type="float">
            <text:p>-3.614648</text:p>
          </table:table-cell>
          <table:table-cell office:value-type="float" office:value="2.542719" calcext:value-type="float">
            <text:p>2.542719</text:p>
          </table:table-cell>
          <table:table-cell office:value-type="float" office:value="-0.364734" calcext:value-type="float">
            <text:p>-0.364734</text:p>
          </table:table-cell>
          <table:table-cell office:value-type="string" calcext:value-type="string">
            <text:p>0.233442</text:p>
          </table:table-cell>
        </table:table-row>
        <table:table-row table:style-name="ro1">
          <table:table-cell office:value-type="float" office:value="1527146723.26201" calcext:value-type="float">
            <text:p>1527146723.26201</text:p>
          </table:table-cell>
          <table:table-cell office:value-type="string" calcext:value-type="string">
            <text:p>TOC_x</text:p>
          </table:table-cell>
          <table:table-cell office:value-type="float" office:value="-46.245007" calcext:value-type="float">
            <text:p>-46.245007</text:p>
          </table:table-cell>
          <table:table-cell office:value-type="float" office:value="19.652143" calcext:value-type="float">
            <text:p>19.652143</text:p>
          </table:table-cell>
          <table:table-cell office:value-type="float" office:value="-0.427818" calcext:value-type="float">
            <text:p>-0.427818</text:p>
          </table:table-cell>
          <table:table-cell office:value-type="float" office:value="0.245986" calcext:value-type="float">
            <text:p>0.245986</text:p>
          </table:table-cell>
          <table:table-cell office:value-type="float" office:value="-4.004499" calcext:value-type="float">
            <text:p>-4.004499</text:p>
          </table:table-cell>
          <table:table-cell office:value-type="float" office:value="2.606176" calcext:value-type="float">
            <text:p>2.606176</text:p>
          </table:table-cell>
          <table:table-cell office:value-type="float" office:value="-0.39001" calcext:value-type="float">
            <text:p>-0.39001</text:p>
          </table:table-cell>
          <table:table-cell office:value-type="string" calcext:value-type="string">
            <text:p>0.239832</text:p>
          </table:table-cell>
        </table:table-row>
        <table:table-row table:style-name="ro1" table:visibility="filter">
          <table:table-cell office:value-type="float" office:value="1527146723.26207" calcext:value-type="float">
            <text:p>1527146723.26207</text:p>
          </table:table-cell>
          <table:table-cell office:value-type="string" calcext:value-type="string">
            <text:p>TOC_y</text:p>
          </table:table-cell>
          <table:table-cell office:value-type="float" office:value="-46.245007" calcext:value-type="float">
            <text:p>-46.245007</text:p>
          </table:table-cell>
          <table:table-cell office:value-type="float" office:value="19.652143" calcext:value-type="float">
            <text:p>19.652143</text:p>
          </table:table-cell>
          <table:table-cell office:value-type="float" office:value="-0.427818" calcext:value-type="float">
            <text:p>-0.427818</text:p>
          </table:table-cell>
          <table:table-cell office:value-type="float" office:value="0.245986" calcext:value-type="float">
            <text:p>0.245986</text:p>
          </table:table-cell>
          <table:table-cell office:value-type="float" office:value="-4.004499" calcext:value-type="float">
            <text:p>-4.004499</text:p>
          </table:table-cell>
          <table:table-cell office:value-type="float" office:value="2.606176" calcext:value-type="float">
            <text:p>2.606176</text:p>
          </table:table-cell>
          <table:table-cell office:value-type="float" office:value="-0.39001" calcext:value-type="float">
            <text:p>-0.39001</text:p>
          </table:table-cell>
          <table:table-cell office:value-type="string" calcext:value-type="string">
            <text:p>0.239832</text:p>
          </table:table-cell>
        </table:table-row>
        <table:table-row table:style-name="ro1">
          <table:table-cell office:value-type="float" office:value="1527146723.28253" calcext:value-type="float">
            <text:p>1527146723.28253</text:p>
          </table:table-cell>
          <table:table-cell office:value-type="string" calcext:value-type="string">
            <text:p>TOC_x</text:p>
          </table:table-cell>
          <table:table-cell office:value-type="float" office:value="-51.561775" calcext:value-type="float">
            <text:p>-51.561775</text:p>
          </table:table-cell>
          <table:table-cell office:value-type="float" office:value="20.399162" calcext:value-type="float">
            <text:p>20.399162</text:p>
          </table:table-cell>
          <table:table-cell office:value-type="float" office:value="-0.450902" calcext:value-type="float">
            <text:p>-0.450902</text:p>
          </table:table-cell>
          <table:table-cell office:value-type="float" office:value="0.251049" calcext:value-type="float">
            <text:p>0.251049</text:p>
          </table:table-cell>
          <table:table-cell office:value-type="float" office:value="-4.229516" calcext:value-type="float">
            <text:p>-4.229516</text:p>
          </table:table-cell>
          <table:table-cell office:value-type="float" office:value="2.65553" calcext:value-type="float">
            <text:p>2.65553</text:p>
          </table:table-cell>
          <table:table-cell office:value-type="float" office:value="-0.427818" calcext:value-type="float">
            <text:p>-0.427818</text:p>
          </table:table-cell>
          <table:table-cell office:value-type="string" calcext:value-type="string">
            <text:p>0.245986</text:p>
          </table:table-cell>
        </table:table-row>
        <table:table-row table:style-name="ro1" table:visibility="filter">
          <table:table-cell office:value-type="float" office:value="1527146723.28258" calcext:value-type="float">
            <text:p>1527146723.28258</text:p>
          </table:table-cell>
          <table:table-cell office:value-type="string" calcext:value-type="string">
            <text:p>TOC_y</text:p>
          </table:table-cell>
          <table:table-cell office:value-type="float" office:value="-51.561775" calcext:value-type="float">
            <text:p>-51.561775</text:p>
          </table:table-cell>
          <table:table-cell office:value-type="float" office:value="20.399162" calcext:value-type="float">
            <text:p>20.399162</text:p>
          </table:table-cell>
          <table:table-cell office:value-type="float" office:value="-0.450902" calcext:value-type="float">
            <text:p>-0.450902</text:p>
          </table:table-cell>
          <table:table-cell office:value-type="float" office:value="0.251049" calcext:value-type="float">
            <text:p>0.251049</text:p>
          </table:table-cell>
          <table:table-cell office:value-type="float" office:value="-4.229516" calcext:value-type="float">
            <text:p>-4.229516</text:p>
          </table:table-cell>
          <table:table-cell office:value-type="float" office:value="2.65553" calcext:value-type="float">
            <text:p>2.65553</text:p>
          </table:table-cell>
          <table:table-cell office:value-type="float" office:value="-0.427818" calcext:value-type="float">
            <text:p>-0.427818</text:p>
          </table:table-cell>
          <table:table-cell office:value-type="string" calcext:value-type="string">
            <text:p>0.245986</text:p>
          </table:table-cell>
        </table:table-row>
        <table:table-row table:style-name="ro1">
          <table:table-cell office:value-type="float" office:value="1527146723.30203" calcext:value-type="float">
            <text:p>1527146723.30203</text:p>
          </table:table-cell>
          <table:table-cell office:value-type="string" calcext:value-type="string">
            <text:p>TOC_x</text:p>
          </table:table-cell>
          <table:table-cell office:value-type="float" office:value="-60.381794" calcext:value-type="float">
            <text:p>-60.381794</text:p>
          </table:table-cell>
          <table:table-cell office:value-type="float" office:value="21.26071" calcext:value-type="float">
            <text:p>21.26071</text:p>
          </table:table-cell>
          <table:table-cell office:value-type="float" office:value="-0.484949" calcext:value-type="float">
            <text:p>-0.484949</text:p>
          </table:table-cell>
          <table:table-cell office:value-type="float" office:value="0.256494" calcext:value-type="float">
            <text:p>0.256494</text:p>
          </table:table-cell>
          <table:table-cell office:value-type="float" office:value="-4.578635" calcext:value-type="float">
            <text:p>-4.578635</text:p>
          </table:table-cell>
          <table:table-cell office:value-type="float" office:value="2.71136" calcext:value-type="float">
            <text:p>2.71136</text:p>
          </table:table-cell>
          <table:table-cell office:value-type="float" office:value="-0.450902" calcext:value-type="float">
            <text:p>-0.450902</text:p>
          </table:table-cell>
          <table:table-cell office:value-type="string" calcext:value-type="string">
            <text:p>0.251049</text:p>
          </table:table-cell>
        </table:table-row>
        <table:table-row table:style-name="ro1" table:visibility="filter">
          <table:table-cell office:value-type="float" office:value="1527146723.30208" calcext:value-type="float">
            <text:p>1527146723.30208</text:p>
          </table:table-cell>
          <table:table-cell office:value-type="string" calcext:value-type="string">
            <text:p>TOC_y</text:p>
          </table:table-cell>
          <table:table-cell office:value-type="float" office:value="-60.381794" calcext:value-type="float">
            <text:p>-60.381794</text:p>
          </table:table-cell>
          <table:table-cell office:value-type="float" office:value="21.26071" calcext:value-type="float">
            <text:p>21.26071</text:p>
          </table:table-cell>
          <table:table-cell office:value-type="float" office:value="-0.484949" calcext:value-type="float">
            <text:p>-0.484949</text:p>
          </table:table-cell>
          <table:table-cell office:value-type="float" office:value="0.256494" calcext:value-type="float">
            <text:p>0.256494</text:p>
          </table:table-cell>
          <table:table-cell office:value-type="float" office:value="-4.578635" calcext:value-type="float">
            <text:p>-4.578635</text:p>
          </table:table-cell>
          <table:table-cell office:value-type="float" office:value="2.71136" calcext:value-type="float">
            <text:p>2.71136</text:p>
          </table:table-cell>
          <table:table-cell office:value-type="float" office:value="-0.450902" calcext:value-type="float">
            <text:p>-0.450902</text:p>
          </table:table-cell>
          <table:table-cell office:value-type="string" calcext:value-type="string">
            <text:p>0.251049</text:p>
          </table:table-cell>
        </table:table-row>
        <table:table-row table:style-name="ro1">
          <table:table-cell office:value-type="float" office:value="1527146723.32252" calcext:value-type="float">
            <text:p>1527146723.32252</text:p>
          </table:table-cell>
          <table:table-cell office:value-type="string" calcext:value-type="string">
            <text:p>TOC_x</text:p>
          </table:table-cell>
          <table:table-cell office:value-type="float" office:value="-66.055351" calcext:value-type="float">
            <text:p>-66.055351</text:p>
          </table:table-cell>
          <table:table-cell office:value-type="float" office:value="21.755039" calcext:value-type="float">
            <text:p>21.755039</text:p>
          </table:table-cell>
          <table:table-cell office:value-type="float" office:value="-0.506573" calcext:value-type="float">
            <text:p>-0.506573</text:p>
          </table:table-cell>
          <table:table-cell office:value-type="float" office:value="0.259721" calcext:value-type="float">
            <text:p>0.259721</text:p>
          </table:table-cell>
          <table:table-cell office:value-type="float" office:value="-4.789788" calcext:value-type="float">
            <text:p>-4.789788</text:p>
          </table:table-cell>
          <table:table-cell office:value-type="float" office:value="2.742875" calcext:value-type="float">
            <text:p>2.742875</text:p>
          </table:table-cell>
          <table:table-cell office:value-type="float" office:value="-0.484949" calcext:value-type="float">
            <text:p>-0.484949</text:p>
          </table:table-cell>
          <table:table-cell office:value-type="string" calcext:value-type="string">
            <text:p>0.256494</text:p>
          </table:table-cell>
        </table:table-row>
        <table:table-row table:style-name="ro1" table:visibility="filter">
          <table:table-cell office:value-type="float" office:value="1527146723.32258" calcext:value-type="float">
            <text:p>1527146723.32258</text:p>
          </table:table-cell>
          <table:table-cell office:value-type="string" calcext:value-type="string">
            <text:p>TOC_y</text:p>
          </table:table-cell>
          <table:table-cell office:value-type="float" office:value="-66.055351" calcext:value-type="float">
            <text:p>-66.055351</text:p>
          </table:table-cell>
          <table:table-cell office:value-type="float" office:value="21.755039" calcext:value-type="float">
            <text:p>21.755039</text:p>
          </table:table-cell>
          <table:table-cell office:value-type="float" office:value="-0.506573" calcext:value-type="float">
            <text:p>-0.506573</text:p>
          </table:table-cell>
          <table:table-cell office:value-type="float" office:value="0.259721" calcext:value-type="float">
            <text:p>0.259721</text:p>
          </table:table-cell>
          <table:table-cell office:value-type="float" office:value="-4.789788" calcext:value-type="float">
            <text:p>-4.789788</text:p>
          </table:table-cell>
          <table:table-cell office:value-type="float" office:value="2.742875" calcext:value-type="float">
            <text:p>2.742875</text:p>
          </table:table-cell>
          <table:table-cell office:value-type="float" office:value="-0.484949" calcext:value-type="float">
            <text:p>-0.484949</text:p>
          </table:table-cell>
          <table:table-cell office:value-type="string" calcext:value-type="string">
            <text:p>0.256494</text:p>
          </table:table-cell>
        </table:table-row>
        <table:table-row table:style-name="ro1">
          <table:table-cell office:value-type="float" office:value="1527146723.34224" calcext:value-type="float">
            <text:p>1527146723.34224</text:p>
          </table:table-cell>
          <table:table-cell office:value-type="string" calcext:value-type="string">
            <text:p>TOC_x</text:p>
          </table:table-cell>
          <table:table-cell office:value-type="float" office:value="-71.623451" calcext:value-type="float">
            <text:p>-71.623451</text:p>
          </table:table-cell>
          <table:table-cell office:value-type="float" office:value="22.555496" calcext:value-type="float">
            <text:p>22.555496</text:p>
          </table:table-cell>
          <table:table-cell office:value-type="float" office:value="-0.526159" calcext:value-type="float">
            <text:p>-0.526159</text:p>
          </table:table-cell>
          <table:table-cell office:value-type="float" office:value="0.264681" calcext:value-type="float">
            <text:p>0.264681</text:p>
          </table:table-cell>
          <table:table-cell office:value-type="float" office:value="-4.988392" calcext:value-type="float">
            <text:p>-4.988392</text:p>
          </table:table-cell>
          <table:table-cell office:value-type="float" office:value="2.793168" calcext:value-type="float">
            <text:p>2.793168</text:p>
          </table:table-cell>
          <table:table-cell office:value-type="float" office:value="-0.506573" calcext:value-type="float">
            <text:p>-0.506573</text:p>
          </table:table-cell>
          <table:table-cell office:value-type="string" calcext:value-type="string">
            <text:p>0.259721</text:p>
          </table:table-cell>
        </table:table-row>
        <table:table-row table:style-name="ro1" table:visibility="filter">
          <table:table-cell office:value-type="float" office:value="1527146723.34234" calcext:value-type="float">
            <text:p>1527146723.34234</text:p>
          </table:table-cell>
          <table:table-cell office:value-type="string" calcext:value-type="string">
            <text:p>TOC_y</text:p>
          </table:table-cell>
          <table:table-cell office:value-type="float" office:value="-71.623451" calcext:value-type="float">
            <text:p>-71.623451</text:p>
          </table:table-cell>
          <table:table-cell office:value-type="float" office:value="22.555496" calcext:value-type="float">
            <text:p>22.555496</text:p>
          </table:table-cell>
          <table:table-cell office:value-type="float" office:value="-0.526159" calcext:value-type="float">
            <text:p>-0.526159</text:p>
          </table:table-cell>
          <table:table-cell office:value-type="float" office:value="0.264681" calcext:value-type="float">
            <text:p>0.264681</text:p>
          </table:table-cell>
          <table:table-cell office:value-type="float" office:value="-4.988392" calcext:value-type="float">
            <text:p>-4.988392</text:p>
          </table:table-cell>
          <table:table-cell office:value-type="float" office:value="2.793168" calcext:value-type="float">
            <text:p>2.793168</text:p>
          </table:table-cell>
          <table:table-cell office:value-type="float" office:value="-0.506573" calcext:value-type="float">
            <text:p>-0.506573</text:p>
          </table:table-cell>
          <table:table-cell office:value-type="string" calcext:value-type="string">
            <text:p>0.259721</text:p>
          </table:table-cell>
        </table:table-row>
        <table:table-row table:style-name="ro1">
          <table:table-cell office:value-type="float" office:value="1527146723.36286" calcext:value-type="float">
            <text:p>1527146723.36286</text:p>
          </table:table-cell>
          <table:table-cell office:value-type="string" calcext:value-type="string">
            <text:p>TOC_x</text:p>
          </table:table-cell>
          <table:table-cell office:value-type="float" office:value="-80.686203" calcext:value-type="float">
            <text:p>-80.686203</text:p>
          </table:table-cell>
          <table:table-cell office:value-type="float" office:value="22.733553" calcext:value-type="float">
            <text:p>22.733553</text:p>
          </table:table-cell>
          <table:table-cell office:value-type="float" office:value="-0.557851" calcext:value-type="float">
            <text:p>-0.557851</text:p>
          </table:table-cell>
          <table:table-cell office:value-type="float" office:value="0.265822" calcext:value-type="float">
            <text:p>0.265822</text:p>
          </table:table-cell>
          <table:table-cell office:value-type="float" office:value="-5.295746" calcext:value-type="float">
            <text:p>-5.295746</text:p>
          </table:table-cell>
          <table:table-cell office:value-type="float" office:value="2.80423" calcext:value-type="float">
            <text:p>2.80423</text:p>
          </table:table-cell>
          <table:table-cell office:value-type="float" office:value="-0.526159" calcext:value-type="float">
            <text:p>-0.526159</text:p>
          </table:table-cell>
          <table:table-cell office:value-type="string" calcext:value-type="string">
            <text:p>0.264681</text:p>
          </table:table-cell>
        </table:table-row>
        <table:table-row table:style-name="ro1" table:visibility="filter">
          <table:table-cell office:value-type="float" office:value="1527146723.36291" calcext:value-type="float">
            <text:p>1527146723.36291</text:p>
          </table:table-cell>
          <table:table-cell office:value-type="string" calcext:value-type="string">
            <text:p>TOC_y</text:p>
          </table:table-cell>
          <table:table-cell office:value-type="float" office:value="-80.686203" calcext:value-type="float">
            <text:p>-80.686203</text:p>
          </table:table-cell>
          <table:table-cell office:value-type="float" office:value="22.733553" calcext:value-type="float">
            <text:p>22.733553</text:p>
          </table:table-cell>
          <table:table-cell office:value-type="float" office:value="-0.557851" calcext:value-type="float">
            <text:p>-0.557851</text:p>
          </table:table-cell>
          <table:table-cell office:value-type="float" office:value="0.265822" calcext:value-type="float">
            <text:p>0.265822</text:p>
          </table:table-cell>
          <table:table-cell office:value-type="float" office:value="-5.295746" calcext:value-type="float">
            <text:p>-5.295746</text:p>
          </table:table-cell>
          <table:table-cell office:value-type="float" office:value="2.80423" calcext:value-type="float">
            <text:p>2.80423</text:p>
          </table:table-cell>
          <table:table-cell office:value-type="float" office:value="-0.526159" calcext:value-type="float">
            <text:p>-0.526159</text:p>
          </table:table-cell>
          <table:table-cell office:value-type="string" calcext:value-type="string">
            <text:p>0.264681</text:p>
          </table:table-cell>
        </table:table-row>
        <table:table-row table:style-name="ro1">
          <table:table-cell office:value-type="float" office:value="1527146723.38243" calcext:value-type="float">
            <text:p>1527146723.38243</text:p>
          </table:table-cell>
          <table:table-cell office:value-type="string" calcext:value-type="string">
            <text:p>TOC_x</text:p>
          </table:table-cell>
          <table:table-cell office:value-type="float" office:value="-87.35215" calcext:value-type="float">
            <text:p>-87.35215</text:p>
          </table:table-cell>
          <table:table-cell office:value-type="float" office:value="22.569784" calcext:value-type="float">
            <text:p>22.569784</text:p>
          </table:table-cell>
          <table:table-cell office:value-type="float" office:value="-0.578913" calcext:value-type="float">
            <text:p>-0.578913</text:p>
          </table:table-cell>
          <table:table-cell office:value-type="float" office:value="0.264826" calcext:value-type="float">
            <text:p>0.264826</text:p>
          </table:table-cell>
          <table:table-cell office:value-type="float" office:value="-5.510956" calcext:value-type="float">
            <text:p>-5.510956</text:p>
          </table:table-cell>
          <table:table-cell office:value-type="float" office:value="2.794054" calcext:value-type="float">
            <text:p>2.794054</text:p>
          </table:table-cell>
          <table:table-cell office:value-type="float" office:value="-0.557851" calcext:value-type="float">
            <text:p>-0.557851</text:p>
          </table:table-cell>
          <table:table-cell office:value-type="string" calcext:value-type="string">
            <text:p>0.265822</text:p>
          </table:table-cell>
        </table:table-row>
        <table:table-row table:style-name="ro1" table:visibility="filter">
          <table:table-cell office:value-type="float" office:value="1527146723.38249" calcext:value-type="float">
            <text:p>1527146723.38249</text:p>
          </table:table-cell>
          <table:table-cell office:value-type="string" calcext:value-type="string">
            <text:p>TOC_y</text:p>
          </table:table-cell>
          <table:table-cell office:value-type="float" office:value="-87.35215" calcext:value-type="float">
            <text:p>-87.35215</text:p>
          </table:table-cell>
          <table:table-cell office:value-type="float" office:value="22.569784" calcext:value-type="float">
            <text:p>22.569784</text:p>
          </table:table-cell>
          <table:table-cell office:value-type="float" office:value="-0.578913" calcext:value-type="float">
            <text:p>-0.578913</text:p>
          </table:table-cell>
          <table:table-cell office:value-type="float" office:value="0.264826" calcext:value-type="float">
            <text:p>0.264826</text:p>
          </table:table-cell>
          <table:table-cell office:value-type="float" office:value="-5.510956" calcext:value-type="float">
            <text:p>-5.510956</text:p>
          </table:table-cell>
          <table:table-cell office:value-type="float" office:value="2.794054" calcext:value-type="float">
            <text:p>2.794054</text:p>
          </table:table-cell>
          <table:table-cell office:value-type="float" office:value="-0.557851" calcext:value-type="float">
            <text:p>-0.557851</text:p>
          </table:table-cell>
          <table:table-cell office:value-type="string" calcext:value-type="string">
            <text:p>0.265822</text:p>
          </table:table-cell>
        </table:table-row>
        <table:table-row table:style-name="ro1">
          <table:table-cell office:value-type="float" office:value="1527146723.40184" calcext:value-type="float">
            <text:p>1527146723.40184</text:p>
          </table:table-cell>
          <table:table-cell office:value-type="string" calcext:value-type="string">
            <text:p>TOC_x</text:p>
          </table:table-cell>
          <table:table-cell office:value-type="float" office:value="-96.632988" calcext:value-type="float">
            <text:p>-96.632988</text:p>
          </table:table-cell>
          <table:table-cell office:value-type="float" office:value="22.997282" calcext:value-type="float">
            <text:p>22.997282</text:p>
          </table:table-cell>
          <table:table-cell office:value-type="float" office:value="-0.606655" calcext:value-type="float">
            <text:p>-0.606655</text:p>
          </table:table-cell>
          <table:table-cell office:value-type="float" office:value="0.267392" calcext:value-type="float">
            <text:p>0.267392</text:p>
          </table:table-cell>
          <table:table-cell office:value-type="float" office:value="-5.797346" calcext:value-type="float">
            <text:p>-5.797346</text:p>
          </table:table-cell>
          <table:table-cell office:value-type="float" office:value="2.820543" calcext:value-type="float">
            <text:p>2.820543</text:p>
          </table:table-cell>
          <table:table-cell office:value-type="float" office:value="-0.578913" calcext:value-type="float">
            <text:p>-0.578913</text:p>
          </table:table-cell>
          <table:table-cell office:value-type="string" calcext:value-type="string">
            <text:p>0.264826</text:p>
          </table:table-cell>
        </table:table-row>
        <table:table-row table:style-name="ro1" table:visibility="filter">
          <table:table-cell office:value-type="float" office:value="1527146723.40192" calcext:value-type="float">
            <text:p>1527146723.40192</text:p>
          </table:table-cell>
          <table:table-cell office:value-type="string" calcext:value-type="string">
            <text:p>TOC_y</text:p>
          </table:table-cell>
          <table:table-cell office:value-type="float" office:value="-96.632988" calcext:value-type="float">
            <text:p>-96.632988</text:p>
          </table:table-cell>
          <table:table-cell office:value-type="float" office:value="22.997282" calcext:value-type="float">
            <text:p>22.997282</text:p>
          </table:table-cell>
          <table:table-cell office:value-type="float" office:value="-0.606655" calcext:value-type="float">
            <text:p>-0.606655</text:p>
          </table:table-cell>
          <table:table-cell office:value-type="float" office:value="0.267392" calcext:value-type="float">
            <text:p>0.267392</text:p>
          </table:table-cell>
          <table:table-cell office:value-type="float" office:value="-5.797346" calcext:value-type="float">
            <text:p>-5.797346</text:p>
          </table:table-cell>
          <table:table-cell office:value-type="float" office:value="2.820543" calcext:value-type="float">
            <text:p>2.820543</text:p>
          </table:table-cell>
          <table:table-cell office:value-type="float" office:value="-0.578913" calcext:value-type="float">
            <text:p>-0.578913</text:p>
          </table:table-cell>
          <table:table-cell office:value-type="string" calcext:value-type="string">
            <text:p>0.264826</text:p>
          </table:table-cell>
        </table:table-row>
        <table:table-row table:style-name="ro1">
          <table:table-cell office:value-type="float" office:value="1527146723.42242" calcext:value-type="float">
            <text:p>1527146723.42242</text:p>
          </table:table-cell>
          <table:table-cell office:value-type="string" calcext:value-type="string">
            <text:p>TOC_x</text:p>
          </table:table-cell>
          <table:table-cell office:value-type="float" office:value="-102.767677" calcext:value-type="float">
            <text:p>-102.767677</text:p>
          </table:table-cell>
          <table:table-cell office:value-type="float" office:value="22.96105" calcext:value-type="float">
            <text:p>22.96105</text:p>
          </table:table-cell>
          <table:table-cell office:value-type="float" office:value="-0.625391" calcext:value-type="float">
            <text:p>-0.625391</text:p>
          </table:table-cell>
          <table:table-cell office:value-type="float" office:value="0.267162" calcext:value-type="float">
            <text:p>0.267162</text:p>
          </table:table-cell>
          <table:table-cell office:value-type="float" office:value="-5.979114" calcext:value-type="float">
            <text:p>-5.979114</text:p>
          </table:table-cell>
          <table:table-cell office:value-type="float" office:value="2.818308" calcext:value-type="float">
            <text:p>2.818308</text:p>
          </table:table-cell>
          <table:table-cell office:value-type="float" office:value="-0.606655" calcext:value-type="float">
            <text:p>-0.606655</text:p>
          </table:table-cell>
          <table:table-cell office:value-type="string" calcext:value-type="string">
            <text:p>0.267392</text:p>
          </table:table-cell>
        </table:table-row>
        <table:table-row table:style-name="ro1" table:visibility="filter">
          <table:table-cell office:value-type="float" office:value="1527146723.42248" calcext:value-type="float">
            <text:p>1527146723.42248</text:p>
          </table:table-cell>
          <table:table-cell office:value-type="string" calcext:value-type="string">
            <text:p>TOC_y</text:p>
          </table:table-cell>
          <table:table-cell office:value-type="float" office:value="-102.767677" calcext:value-type="float">
            <text:p>-102.767677</text:p>
          </table:table-cell>
          <table:table-cell office:value-type="float" office:value="22.96105" calcext:value-type="float">
            <text:p>22.96105</text:p>
          </table:table-cell>
          <table:table-cell office:value-type="float" office:value="-0.625391" calcext:value-type="float">
            <text:p>-0.625391</text:p>
          </table:table-cell>
          <table:table-cell office:value-type="float" office:value="0.267162" calcext:value-type="float">
            <text:p>0.267162</text:p>
          </table:table-cell>
          <table:table-cell office:value-type="float" office:value="-5.979114" calcext:value-type="float">
            <text:p>-5.979114</text:p>
          </table:table-cell>
          <table:table-cell office:value-type="float" office:value="2.818308" calcext:value-type="float">
            <text:p>2.818308</text:p>
          </table:table-cell>
          <table:table-cell office:value-type="float" office:value="-0.606655" calcext:value-type="float">
            <text:p>-0.606655</text:p>
          </table:table-cell>
          <table:table-cell office:value-type="string" calcext:value-type="string">
            <text:p>0.267392</text:p>
          </table:table-cell>
        </table:table-row>
        <table:table-row table:style-name="ro1">
          <table:table-cell office:value-type="float" office:value="1527146723.44179" calcext:value-type="float">
            <text:p>1527146723.44179</text:p>
          </table:table-cell>
          <table:table-cell office:value-type="string" calcext:value-type="string">
            <text:p>TOC_x</text:p>
          </table:table-cell>
          <table:table-cell office:value-type="float" office:value="-109.768402" calcext:value-type="float">
            <text:p>-109.768402</text:p>
          </table:table-cell>
          <table:table-cell office:value-type="float" office:value="22.502216" calcext:value-type="float">
            <text:p>22.502216</text:p>
          </table:table-cell>
          <table:table-cell office:value-type="float" office:value="-0.644854" calcext:value-type="float">
            <text:p>-0.644854</text:p>
          </table:table-cell>
          <table:table-cell office:value-type="float" office:value="0.264405" calcext:value-type="float">
            <text:p>0.264405</text:p>
          </table:table-cell>
          <table:table-cell office:value-type="float" office:value="-6.180068" calcext:value-type="float">
            <text:p>-6.180068</text:p>
          </table:table-cell>
          <table:table-cell office:value-type="float" office:value="2.789845" calcext:value-type="float">
            <text:p>2.789845</text:p>
          </table:table-cell>
          <table:table-cell office:value-type="float" office:value="-0.625391" calcext:value-type="float">
            <text:p>-0.625391</text:p>
          </table:table-cell>
          <table:table-cell office:value-type="string" calcext:value-type="string">
            <text:p>0.267162</text:p>
          </table:table-cell>
        </table:table-row>
        <table:table-row table:style-name="ro1" table:visibility="filter">
          <table:table-cell office:value-type="float" office:value="1527146723.44186" calcext:value-type="float">
            <text:p>1527146723.44186</text:p>
          </table:table-cell>
          <table:table-cell office:value-type="string" calcext:value-type="string">
            <text:p>TOC_y</text:p>
          </table:table-cell>
          <table:table-cell office:value-type="float" office:value="-109.768402" calcext:value-type="float">
            <text:p>-109.768402</text:p>
          </table:table-cell>
          <table:table-cell office:value-type="float" office:value="22.502216" calcext:value-type="float">
            <text:p>22.502216</text:p>
          </table:table-cell>
          <table:table-cell office:value-type="float" office:value="-0.644854" calcext:value-type="float">
            <text:p>-0.644854</text:p>
          </table:table-cell>
          <table:table-cell office:value-type="float" office:value="0.264405" calcext:value-type="float">
            <text:p>0.264405</text:p>
          </table:table-cell>
          <table:table-cell office:value-type="float" office:value="-6.180068" calcext:value-type="float">
            <text:p>-6.180068</text:p>
          </table:table-cell>
          <table:table-cell office:value-type="float" office:value="2.789845" calcext:value-type="float">
            <text:p>2.789845</text:p>
          </table:table-cell>
          <table:table-cell office:value-type="float" office:value="-0.625391" calcext:value-type="float">
            <text:p>-0.625391</text:p>
          </table:table-cell>
          <table:table-cell office:value-type="string" calcext:value-type="string">
            <text:p>0.267162</text:p>
          </table:table-cell>
        </table:table-row>
        <table:table-row table:style-name="ro1">
          <table:table-cell office:value-type="float" office:value="1527146723.46238" calcext:value-type="float">
            <text:p>1527146723.46238</text:p>
          </table:table-cell>
          <table:table-cell office:value-type="string" calcext:value-type="string">
            <text:p>TOC_x</text:p>
          </table:table-cell>
          <table:table-cell office:value-type="float" office:value="-118.881012" calcext:value-type="float">
            <text:p>-118.881012</text:p>
          </table:table-cell>
          <table:table-cell office:value-type="float" office:value="22.42325" calcext:value-type="float">
            <text:p>22.42325</text:p>
          </table:table-cell>
          <table:table-cell office:value-type="float" office:value="-0.670758" calcext:value-type="float">
            <text:p>-0.670758</text:p>
          </table:table-cell>
          <table:table-cell office:value-type="float" office:value="0.263899" calcext:value-type="float">
            <text:p>0.263899</text:p>
          </table:table-cell>
          <table:table-cell office:value-type="float" office:value="-6.43223" calcext:value-type="float">
            <text:p>-6.43223</text:p>
          </table:table-cell>
          <table:table-cell office:value-type="float" office:value="2.784919" calcext:value-type="float">
            <text:p>2.784919</text:p>
          </table:table-cell>
          <table:table-cell office:value-type="float" office:value="-0.644854" calcext:value-type="float">
            <text:p>-0.644854</text:p>
          </table:table-cell>
          <table:table-cell office:value-type="string" calcext:value-type="string">
            <text:p>0.264405</text:p>
          </table:table-cell>
        </table:table-row>
        <table:table-row table:style-name="ro1" table:visibility="filter">
          <table:table-cell office:value-type="float" office:value="1527146723.46244" calcext:value-type="float">
            <text:p>1527146723.46244</text:p>
          </table:table-cell>
          <table:table-cell office:value-type="string" calcext:value-type="string">
            <text:p>TOC_y</text:p>
          </table:table-cell>
          <table:table-cell office:value-type="float" office:value="-118.881012" calcext:value-type="float">
            <text:p>-118.881012</text:p>
          </table:table-cell>
          <table:table-cell office:value-type="float" office:value="22.42325" calcext:value-type="float">
            <text:p>22.42325</text:p>
          </table:table-cell>
          <table:table-cell office:value-type="float" office:value="-0.670758" calcext:value-type="float">
            <text:p>-0.670758</text:p>
          </table:table-cell>
          <table:table-cell office:value-type="float" office:value="0.263899" calcext:value-type="float">
            <text:p>0.263899</text:p>
          </table:table-cell>
          <table:table-cell office:value-type="float" office:value="-6.43223" calcext:value-type="float">
            <text:p>-6.43223</text:p>
          </table:table-cell>
          <table:table-cell office:value-type="float" office:value="2.784919" calcext:value-type="float">
            <text:p>2.784919</text:p>
          </table:table-cell>
          <table:table-cell office:value-type="float" office:value="-0.644854" calcext:value-type="float">
            <text:p>-0.644854</text:p>
          </table:table-cell>
          <table:table-cell office:value-type="string" calcext:value-type="string">
            <text:p>0.264405</text:p>
          </table:table-cell>
        </table:table-row>
        <table:table-row table:style-name="ro1">
          <table:table-cell office:value-type="float" office:value="1527146723.4829" calcext:value-type="float">
            <text:p>1527146723.4829</text:p>
          </table:table-cell>
          <table:table-cell office:value-type="string" calcext:value-type="string">
            <text:p>TOC_x</text:p>
          </table:table-cell>
          <table:table-cell office:value-type="float" office:value="-125.744812" calcext:value-type="float">
            <text:p>-125.744812</text:p>
          </table:table-cell>
          <table:table-cell office:value-type="float" office:value="21.715279" calcext:value-type="float">
            <text:p>21.715279</text:p>
          </table:table-cell>
          <table:table-cell office:value-type="float" office:value="-0.689631" calcext:value-type="float">
            <text:p>-0.689631</text:p>
          </table:table-cell>
          <table:table-cell office:value-type="float" office:value="0.259319" calcext:value-type="float">
            <text:p>0.259319</text:p>
          </table:table-cell>
          <table:table-cell office:value-type="float" office:value="-6.615838" calcext:value-type="float">
            <text:p>-6.615838</text:p>
          </table:table-cell>
          <table:table-cell office:value-type="float" office:value="2.740362" calcext:value-type="float">
            <text:p>2.740362</text:p>
          </table:table-cell>
          <table:table-cell office:value-type="float" office:value="-0.670758" calcext:value-type="float">
            <text:p>-0.670758</text:p>
          </table:table-cell>
          <table:table-cell office:value-type="string" calcext:value-type="string">
            <text:p>0.263899</text:p>
          </table:table-cell>
        </table:table-row>
        <table:table-row table:style-name="ro1" table:visibility="filter">
          <table:table-cell office:value-type="float" office:value="1527146723.48296" calcext:value-type="float">
            <text:p>1527146723.48296</text:p>
          </table:table-cell>
          <table:table-cell office:value-type="string" calcext:value-type="string">
            <text:p>TOC_y</text:p>
          </table:table-cell>
          <table:table-cell office:value-type="float" office:value="-125.744812" calcext:value-type="float">
            <text:p>-125.744812</text:p>
          </table:table-cell>
          <table:table-cell office:value-type="float" office:value="21.715279" calcext:value-type="float">
            <text:p>21.715279</text:p>
          </table:table-cell>
          <table:table-cell office:value-type="float" office:value="-0.689631" calcext:value-type="float">
            <text:p>-0.689631</text:p>
          </table:table-cell>
          <table:table-cell office:value-type="float" office:value="0.259319" calcext:value-type="float">
            <text:p>0.259319</text:p>
          </table:table-cell>
          <table:table-cell office:value-type="float" office:value="-6.615838" calcext:value-type="float">
            <text:p>-6.615838</text:p>
          </table:table-cell>
          <table:table-cell office:value-type="float" office:value="2.740362" calcext:value-type="float">
            <text:p>2.740362</text:p>
          </table:table-cell>
          <table:table-cell office:value-type="float" office:value="-0.670758" calcext:value-type="float">
            <text:p>-0.670758</text:p>
          </table:table-cell>
          <table:table-cell office:value-type="string" calcext:value-type="string">
            <text:p>0.263899</text:p>
          </table:table-cell>
        </table:table-row>
        <table:table-row table:style-name="ro1">
          <table:table-cell office:value-type="float" office:value="1527146723.50242" calcext:value-type="float">
            <text:p>1527146723.50242</text:p>
          </table:table-cell>
          <table:table-cell office:value-type="string" calcext:value-type="string">
            <text:p>TOC_x</text:p>
          </table:table-cell>
          <table:table-cell office:value-type="float" office:value="-135.170731" calcext:value-type="float">
            <text:p>-135.170731</text:p>
          </table:table-cell>
          <table:table-cell office:value-type="float" office:value="21.845053" calcext:value-type="float">
            <text:p>21.845053</text:p>
          </table:table-cell>
          <table:table-cell office:value-type="float" office:value="-0.713476" calcext:value-type="float">
            <text:p>-0.713476</text:p>
          </table:table-cell>
          <table:table-cell office:value-type="float" office:value="0.260122" calcext:value-type="float">
            <text:p>0.260122</text:p>
          </table:table-cell>
          <table:table-cell office:value-type="float" office:value="-6.860032" calcext:value-type="float">
            <text:p>-6.860032</text:p>
          </table:table-cell>
          <table:table-cell office:value-type="float" office:value="2.748586" calcext:value-type="float">
            <text:p>2.748586</text:p>
          </table:table-cell>
          <table:table-cell office:value-type="float" office:value="-0.689631" calcext:value-type="float">
            <text:p>-0.689631</text:p>
          </table:table-cell>
          <table:table-cell office:value-type="string" calcext:value-type="string">
            <text:p>0.259319</text:p>
          </table:table-cell>
        </table:table-row>
        <table:table-row table:style-name="ro1" table:visibility="filter">
          <table:table-cell office:value-type="float" office:value="1527146723.50248" calcext:value-type="float">
            <text:p>1527146723.50248</text:p>
          </table:table-cell>
          <table:table-cell office:value-type="string" calcext:value-type="string">
            <text:p>TOC_y</text:p>
          </table:table-cell>
          <table:table-cell office:value-type="float" office:value="-135.170731" calcext:value-type="float">
            <text:p>-135.170731</text:p>
          </table:table-cell>
          <table:table-cell office:value-type="float" office:value="21.845053" calcext:value-type="float">
            <text:p>21.845053</text:p>
          </table:table-cell>
          <table:table-cell office:value-type="float" office:value="-0.713476" calcext:value-type="float">
            <text:p>-0.713476</text:p>
          </table:table-cell>
          <table:table-cell office:value-type="float" office:value="0.260122" calcext:value-type="float">
            <text:p>0.260122</text:p>
          </table:table-cell>
          <table:table-cell office:value-type="float" office:value="-6.860032" calcext:value-type="float">
            <text:p>-6.860032</text:p>
          </table:table-cell>
          <table:table-cell office:value-type="float" office:value="2.748586" calcext:value-type="float">
            <text:p>2.748586</text:p>
          </table:table-cell>
          <table:table-cell office:value-type="float" office:value="-0.689631" calcext:value-type="float">
            <text:p>-0.689631</text:p>
          </table:table-cell>
          <table:table-cell office:value-type="string" calcext:value-type="string">
            <text:p>0.259319</text:p>
          </table:table-cell>
        </table:table-row>
        <table:table-row table:style-name="ro1">
          <table:table-cell office:value-type="float" office:value="1527146723.52179" calcext:value-type="float">
            <text:p>1527146723.52179</text:p>
          </table:table-cell>
          <table:table-cell office:value-type="string" calcext:value-type="string">
            <text:p>TOC_x</text:p>
          </table:table-cell>
          <table:table-cell office:value-type="float" office:value="-139.984222" calcext:value-type="float">
            <text:p>-139.984222</text:p>
          </table:table-cell>
          <table:table-cell office:value-type="float" office:value="23.05085" calcext:value-type="float">
            <text:p>23.05085</text:p>
          </table:table-cell>
          <table:table-cell office:value-type="float" office:value="-0.725233" calcext:value-type="float">
            <text:p>-0.725233</text:p>
          </table:table-cell>
          <table:table-cell office:value-type="float" office:value="0.267411" calcext:value-type="float">
            <text:p>0.267411</text:p>
          </table:table-cell>
          <table:table-cell office:value-type="float" office:value="-6.98145" calcext:value-type="float">
            <text:p>-6.98145</text:p>
          </table:table-cell>
          <table:table-cell office:value-type="float" office:value="2.823863" calcext:value-type="float">
            <text:p>2.823863</text:p>
          </table:table-cell>
          <table:table-cell office:value-type="float" office:value="-0.713476" calcext:value-type="float">
            <text:p>-0.713476</text:p>
          </table:table-cell>
          <table:table-cell office:value-type="string" calcext:value-type="string">
            <text:p>0.260122</text:p>
          </table:table-cell>
        </table:table-row>
        <table:table-row table:style-name="ro1" table:visibility="filter">
          <table:table-cell office:value-type="float" office:value="1527146723.52186" calcext:value-type="float">
            <text:p>1527146723.52186</text:p>
          </table:table-cell>
          <table:table-cell office:value-type="string" calcext:value-type="string">
            <text:p>TOC_y</text:p>
          </table:table-cell>
          <table:table-cell office:value-type="float" office:value="-139.984222" calcext:value-type="float">
            <text:p>-139.984222</text:p>
          </table:table-cell>
          <table:table-cell office:value-type="float" office:value="23.05085" calcext:value-type="float">
            <text:p>23.05085</text:p>
          </table:table-cell>
          <table:table-cell office:value-type="float" office:value="-0.725233" calcext:value-type="float">
            <text:p>-0.725233</text:p>
          </table:table-cell>
          <table:table-cell office:value-type="float" office:value="0.267411" calcext:value-type="float">
            <text:p>0.267411</text:p>
          </table:table-cell>
          <table:table-cell office:value-type="float" office:value="-6.98145" calcext:value-type="float">
            <text:p>-6.98145</text:p>
          </table:table-cell>
          <table:table-cell office:value-type="float" office:value="2.823863" calcext:value-type="float">
            <text:p>2.823863</text:p>
          </table:table-cell>
          <table:table-cell office:value-type="float" office:value="-0.713476" calcext:value-type="float">
            <text:p>-0.713476</text:p>
          </table:table-cell>
          <table:table-cell office:value-type="string" calcext:value-type="string">
            <text:p>0.260122</text:p>
          </table:table-cell>
        </table:table-row>
        <table:table-row table:style-name="ro1">
          <table:table-cell office:value-type="float" office:value="1527146723.54242" calcext:value-type="float">
            <text:p>1527146723.54242</text:p>
          </table:table-cell>
          <table:table-cell office:value-type="string" calcext:value-type="string">
            <text:p>TOC_x</text:p>
          </table:table-cell>
          <table:table-cell office:value-type="float" office:value="-144.276596" calcext:value-type="float">
            <text:p>-144.276596</text:p>
          </table:table-cell>
          <table:table-cell office:value-type="float" office:value="24.560865" calcext:value-type="float">
            <text:p>24.560865</text:p>
          </table:table-cell>
          <table:table-cell office:value-type="float" office:value="-0.736218" calcext:value-type="float">
            <text:p>-0.736218</text:p>
          </table:table-cell>
          <table:table-cell office:value-type="float" office:value="0.276849" calcext:value-type="float">
            <text:p>0.276849</text:p>
          </table:table-cell>
          <table:table-cell office:value-type="float" office:value="-7.087957" calcext:value-type="float">
            <text:p>-7.087957</text:p>
          </table:table-cell>
          <table:table-cell office:value-type="float" office:value="2.915374" calcext:value-type="float">
            <text:p>2.915374</text:p>
          </table:table-cell>
          <table:table-cell office:value-type="float" office:value="-0.725233" calcext:value-type="float">
            <text:p>-0.725233</text:p>
          </table:table-cell>
          <table:table-cell office:value-type="string" calcext:value-type="string">
            <text:p>0.267411</text:p>
          </table:table-cell>
        </table:table-row>
        <table:table-row table:style-name="ro1" table:visibility="filter">
          <table:table-cell office:value-type="float" office:value="1527146723.54248" calcext:value-type="float">
            <text:p>1527146723.54248</text:p>
          </table:table-cell>
          <table:table-cell office:value-type="string" calcext:value-type="string">
            <text:p>TOC_y</text:p>
          </table:table-cell>
          <table:table-cell office:value-type="float" office:value="-144.276596" calcext:value-type="float">
            <text:p>-144.276596</text:p>
          </table:table-cell>
          <table:table-cell office:value-type="float" office:value="24.560865" calcext:value-type="float">
            <text:p>24.560865</text:p>
          </table:table-cell>
          <table:table-cell office:value-type="float" office:value="-0.736218" calcext:value-type="float">
            <text:p>-0.736218</text:p>
          </table:table-cell>
          <table:table-cell office:value-type="float" office:value="0.276849" calcext:value-type="float">
            <text:p>0.276849</text:p>
          </table:table-cell>
          <table:table-cell office:value-type="float" office:value="-7.087957" calcext:value-type="float">
            <text:p>-7.087957</text:p>
          </table:table-cell>
          <table:table-cell office:value-type="float" office:value="2.915374" calcext:value-type="float">
            <text:p>2.915374</text:p>
          </table:table-cell>
          <table:table-cell office:value-type="float" office:value="-0.725233" calcext:value-type="float">
            <text:p>-0.725233</text:p>
          </table:table-cell>
          <table:table-cell office:value-type="string" calcext:value-type="string">
            <text:p>0.267411</text:p>
          </table:table-cell>
        </table:table-row>
        <table:table-row table:style-name="ro1">
          <table:table-cell office:value-type="float" office:value="1527146723.56183" calcext:value-type="float">
            <text:p>1527146723.56183</text:p>
          </table:table-cell>
          <table:table-cell office:value-type="string" calcext:value-type="string">
            <text:p>TOC_x</text:p>
          </table:table-cell>
          <table:table-cell office:value-type="float" office:value="-152.639191" calcext:value-type="float">
            <text:p>-152.639191</text:p>
          </table:table-cell>
          <table:table-cell office:value-type="float" office:value="24.519415" calcext:value-type="float">
            <text:p>24.519415</text:p>
          </table:table-cell>
          <table:table-cell office:value-type="float" office:value="-0.755926" calcext:value-type="float">
            <text:p>-0.755926</text:p>
          </table:table-cell>
          <table:table-cell office:value-type="float" office:value="0.276609" calcext:value-type="float">
            <text:p>0.276609</text:p>
          </table:table-cell>
          <table:table-cell office:value-type="float" office:value="-7.291032" calcext:value-type="float">
            <text:p>-7.291032</text:p>
          </table:table-cell>
          <table:table-cell office:value-type="float" office:value="2.912899" calcext:value-type="float">
            <text:p>2.912899</text:p>
          </table:table-cell>
          <table:table-cell office:value-type="float" office:value="-0.736218" calcext:value-type="float">
            <text:p>-0.736218</text:p>
          </table:table-cell>
          <table:table-cell office:value-type="string" calcext:value-type="string">
            <text:p>0.276849</text:p>
          </table:table-cell>
        </table:table-row>
        <table:table-row table:style-name="ro1" table:visibility="filter">
          <table:table-cell office:value-type="float" office:value="1527146723.5619" calcext:value-type="float">
            <text:p>1527146723.5619</text:p>
          </table:table-cell>
          <table:table-cell office:value-type="string" calcext:value-type="string">
            <text:p>TOC_y</text:p>
          </table:table-cell>
          <table:table-cell office:value-type="float" office:value="-152.639191" calcext:value-type="float">
            <text:p>-152.639191</text:p>
          </table:table-cell>
          <table:table-cell office:value-type="float" office:value="24.519415" calcext:value-type="float">
            <text:p>24.519415</text:p>
          </table:table-cell>
          <table:table-cell office:value-type="float" office:value="-0.755926" calcext:value-type="float">
            <text:p>-0.755926</text:p>
          </table:table-cell>
          <table:table-cell office:value-type="float" office:value="0.276609" calcext:value-type="float">
            <text:p>0.276609</text:p>
          </table:table-cell>
          <table:table-cell office:value-type="float" office:value="-7.291032" calcext:value-type="float">
            <text:p>-7.291032</text:p>
          </table:table-cell>
          <table:table-cell office:value-type="float" office:value="2.912899" calcext:value-type="float">
            <text:p>2.912899</text:p>
          </table:table-cell>
          <table:table-cell office:value-type="float" office:value="-0.736218" calcext:value-type="float">
            <text:p>-0.736218</text:p>
          </table:table-cell>
          <table:table-cell office:value-type="string" calcext:value-type="string">
            <text:p>0.276849</text:p>
          </table:table-cell>
        </table:table-row>
        <table:table-row table:style-name="ro1">
          <table:table-cell office:value-type="float" office:value="1527146723.58243" calcext:value-type="float">
            <text:p>1527146723.58243</text:p>
          </table:table-cell>
          <table:table-cell office:value-type="string" calcext:value-type="string">
            <text:p>TOC_x</text:p>
          </table:table-cell>
          <table:table-cell office:value-type="float" office:value="-158.709137" calcext:value-type="float">
            <text:p>-158.709137</text:p>
          </table:table-cell>
          <table:table-cell office:value-type="float" office:value="24.096296" calcext:value-type="float">
            <text:p>24.096296</text:p>
          </table:table-cell>
          <table:table-cell office:value-type="float" office:value="-0.770752" calcext:value-type="float">
            <text:p>-0.770752</text:p>
          </table:table-cell>
          <table:table-cell office:value-type="float" office:value="0.273995" calcext:value-type="float">
            <text:p>0.273995</text:p>
          </table:table-cell>
          <table:table-cell office:value-type="float" office:value="-7.434947" calcext:value-type="float">
            <text:p>-7.434947</text:p>
          </table:table-cell>
          <table:table-cell office:value-type="float" office:value="2.887526" calcext:value-type="float">
            <text:p>2.887526</text:p>
          </table:table-cell>
          <table:table-cell office:value-type="float" office:value="-0.755926" calcext:value-type="float">
            <text:p>-0.755926</text:p>
          </table:table-cell>
          <table:table-cell office:value-type="string" calcext:value-type="string">
            <text:p>0.276609</text:p>
          </table:table-cell>
        </table:table-row>
        <table:table-row table:style-name="ro1" table:visibility="filter">
          <table:table-cell office:value-type="float" office:value="1527146723.5825" calcext:value-type="float">
            <text:p>1527146723.5825</text:p>
          </table:table-cell>
          <table:table-cell office:value-type="string" calcext:value-type="string">
            <text:p>TOC_y</text:p>
          </table:table-cell>
          <table:table-cell office:value-type="float" office:value="-158.709137" calcext:value-type="float">
            <text:p>-158.709137</text:p>
          </table:table-cell>
          <table:table-cell office:value-type="float" office:value="24.096296" calcext:value-type="float">
            <text:p>24.096296</text:p>
          </table:table-cell>
          <table:table-cell office:value-type="float" office:value="-0.770752" calcext:value-type="float">
            <text:p>-0.770752</text:p>
          </table:table-cell>
          <table:table-cell office:value-type="float" office:value="0.273995" calcext:value-type="float">
            <text:p>0.273995</text:p>
          </table:table-cell>
          <table:table-cell office:value-type="float" office:value="-7.434947" calcext:value-type="float">
            <text:p>-7.434947</text:p>
          </table:table-cell>
          <table:table-cell office:value-type="float" office:value="2.887526" calcext:value-type="float">
            <text:p>2.887526</text:p>
          </table:table-cell>
          <table:table-cell office:value-type="float" office:value="-0.755926" calcext:value-type="float">
            <text:p>-0.755926</text:p>
          </table:table-cell>
          <table:table-cell office:value-type="string" calcext:value-type="string">
            <text:p>0.276609</text:p>
          </table:table-cell>
        </table:table-row>
        <table:table-row table:style-name="ro1">
          <table:table-cell office:value-type="float" office:value="1527146723.60189" calcext:value-type="float">
            <text:p>1527146723.60189</text:p>
          </table:table-cell>
          <table:table-cell office:value-type="string" calcext:value-type="string">
            <text:p>TOC_x</text:p>
          </table:table-cell>
          <table:table-cell office:value-type="float" office:value="-164.312775" calcext:value-type="float">
            <text:p>-164.312775</text:p>
          </table:table-cell>
          <table:table-cell office:value-type="float" office:value="24.015112" calcext:value-type="float">
            <text:p>24.015112</text:p>
          </table:table-cell>
          <table:table-cell office:value-type="float" office:value="-0.783446" calcext:value-type="float">
            <text:p>-0.783446</text:p>
          </table:table-cell>
          <table:table-cell office:value-type="float" office:value="0.273519" calcext:value-type="float">
            <text:p>0.273519</text:p>
          </table:table-cell>
          <table:table-cell office:value-type="float" office:value="-7.565399" calcext:value-type="float">
            <text:p>-7.565399</text:p>
          </table:table-cell>
          <table:table-cell office:value-type="float" office:value="2.88263" calcext:value-type="float">
            <text:p>2.88263</text:p>
          </table:table-cell>
          <table:table-cell office:value-type="float" office:value="-0.770752" calcext:value-type="float">
            <text:p>-0.770752</text:p>
          </table:table-cell>
          <table:table-cell office:value-type="string" calcext:value-type="string">
            <text:p>0.273995</text:p>
          </table:table-cell>
        </table:table-row>
        <table:table-row table:style-name="ro1" table:visibility="filter">
          <table:table-cell office:value-type="float" office:value="1527146723.60196" calcext:value-type="float">
            <text:p>1527146723.60196</text:p>
          </table:table-cell>
          <table:table-cell office:value-type="string" calcext:value-type="string">
            <text:p>TOC_y</text:p>
          </table:table-cell>
          <table:table-cell office:value-type="float" office:value="-164.312775" calcext:value-type="float">
            <text:p>-164.312775</text:p>
          </table:table-cell>
          <table:table-cell office:value-type="float" office:value="24.015112" calcext:value-type="float">
            <text:p>24.015112</text:p>
          </table:table-cell>
          <table:table-cell office:value-type="float" office:value="-0.783446" calcext:value-type="float">
            <text:p>-0.783446</text:p>
          </table:table-cell>
          <table:table-cell office:value-type="float" office:value="0.273519" calcext:value-type="float">
            <text:p>0.273519</text:p>
          </table:table-cell>
          <table:table-cell office:value-type="float" office:value="-7.565399" calcext:value-type="float">
            <text:p>-7.565399</text:p>
          </table:table-cell>
          <table:table-cell office:value-type="float" office:value="2.88263" calcext:value-type="float">
            <text:p>2.88263</text:p>
          </table:table-cell>
          <table:table-cell office:value-type="float" office:value="-0.770752" calcext:value-type="float">
            <text:p>-0.770752</text:p>
          </table:table-cell>
          <table:table-cell office:value-type="string" calcext:value-type="string">
            <text:p>0.273995</text:p>
          </table:table-cell>
        </table:table-row>
        <table:table-row table:style-name="ro1">
          <table:table-cell office:value-type="float" office:value="1527146723.62239" calcext:value-type="float">
            <text:p>1527146723.62239</text:p>
          </table:table-cell>
          <table:table-cell office:value-type="string" calcext:value-type="string">
            <text:p>TOC_x</text:p>
          </table:table-cell>
          <table:table-cell office:value-type="float" office:value="-172.724976" calcext:value-type="float">
            <text:p>-172.724976</text:p>
          </table:table-cell>
          <table:table-cell office:value-type="float" office:value="23.679644" calcext:value-type="float">
            <text:p>23.679644</text:p>
          </table:table-cell>
          <table:table-cell office:value-type="float" office:value="-0.803063" calcext:value-type="float">
            <text:p>-0.803063</text:p>
          </table:table-cell>
          <table:table-cell office:value-type="float" office:value="0.27144" calcext:value-type="float">
            <text:p>0.27144</text:p>
          </table:table-cell>
          <table:table-cell office:value-type="float" office:value="-7.757104" calcext:value-type="float">
            <text:p>-7.757104</text:p>
          </table:table-cell>
          <table:table-cell office:value-type="float" office:value="2.862319" calcext:value-type="float">
            <text:p>2.862319</text:p>
          </table:table-cell>
          <table:table-cell office:value-type="float" office:value="-0.783446" calcext:value-type="float">
            <text:p>-0.783446</text:p>
          </table:table-cell>
          <table:table-cell office:value-type="string" calcext:value-type="string">
            <text:p>0.273519</text:p>
          </table:table-cell>
        </table:table-row>
        <table:table-row table:style-name="ro1" table:visibility="filter">
          <table:table-cell office:value-type="float" office:value="1527146723.62245" calcext:value-type="float">
            <text:p>1527146723.62245</text:p>
          </table:table-cell>
          <table:table-cell office:value-type="string" calcext:value-type="string">
            <text:p>TOC_y</text:p>
          </table:table-cell>
          <table:table-cell office:value-type="float" office:value="-172.724976" calcext:value-type="float">
            <text:p>-172.724976</text:p>
          </table:table-cell>
          <table:table-cell office:value-type="float" office:value="23.679644" calcext:value-type="float">
            <text:p>23.679644</text:p>
          </table:table-cell>
          <table:table-cell office:value-type="float" office:value="-0.803063" calcext:value-type="float">
            <text:p>-0.803063</text:p>
          </table:table-cell>
          <table:table-cell office:value-type="float" office:value="0.27144" calcext:value-type="float">
            <text:p>0.27144</text:p>
          </table:table-cell>
          <table:table-cell office:value-type="float" office:value="-7.757104" calcext:value-type="float">
            <text:p>-7.757104</text:p>
          </table:table-cell>
          <table:table-cell office:value-type="float" office:value="2.862319" calcext:value-type="float">
            <text:p>2.862319</text:p>
          </table:table-cell>
          <table:table-cell office:value-type="float" office:value="-0.783446" calcext:value-type="float">
            <text:p>-0.783446</text:p>
          </table:table-cell>
          <table:table-cell office:value-type="string" calcext:value-type="string">
            <text:p>0.273519</text:p>
          </table:table-cell>
        </table:table-row>
        <table:table-row table:style-name="ro1">
          <table:table-cell office:value-type="float" office:value="1527146723.64186" calcext:value-type="float">
            <text:p>1527146723.64186</text:p>
          </table:table-cell>
          <table:table-cell office:value-type="string" calcext:value-type="string">
            <text:p>TOC_x</text:p>
          </table:table-cell>
          <table:table-cell office:value-type="float" office:value="-177.924179" calcext:value-type="float">
            <text:p>-177.924179</text:p>
          </table:table-cell>
          <table:table-cell office:value-type="float" office:value="24.626442" calcext:value-type="float">
            <text:p>24.626442</text:p>
          </table:table-cell>
          <table:table-cell office:value-type="float" office:value="-0.814392" calcext:value-type="float">
            <text:p>-0.814392</text:p>
          </table:table-cell>
          <table:table-cell office:value-type="float" office:value="0.276997" calcext:value-type="float">
            <text:p>0.276997</text:p>
          </table:table-cell>
          <table:table-cell office:value-type="float" office:value="-7.873273" calcext:value-type="float">
            <text:p>-7.873273</text:p>
          </table:table-cell>
          <table:table-cell office:value-type="float" office:value="2.919299" calcext:value-type="float">
            <text:p>2.919299</text:p>
          </table:table-cell>
          <table:table-cell office:value-type="float" office:value="-0.803063" calcext:value-type="float">
            <text:p>-0.803063</text:p>
          </table:table-cell>
          <table:table-cell office:value-type="string" calcext:value-type="string">
            <text:p>0.271440</text:p>
          </table:table-cell>
        </table:table-row>
        <table:table-row table:style-name="ro1" table:visibility="filter">
          <table:table-cell office:value-type="float" office:value="1527146723.64193" calcext:value-type="float">
            <text:p>1527146723.64193</text:p>
          </table:table-cell>
          <table:table-cell office:value-type="string" calcext:value-type="string">
            <text:p>TOC_y</text:p>
          </table:table-cell>
          <table:table-cell office:value-type="float" office:value="-177.924179" calcext:value-type="float">
            <text:p>-177.924179</text:p>
          </table:table-cell>
          <table:table-cell office:value-type="float" office:value="24.626442" calcext:value-type="float">
            <text:p>24.626442</text:p>
          </table:table-cell>
          <table:table-cell office:value-type="float" office:value="-0.814392" calcext:value-type="float">
            <text:p>-0.814392</text:p>
          </table:table-cell>
          <table:table-cell office:value-type="float" office:value="0.276997" calcext:value-type="float">
            <text:p>0.276997</text:p>
          </table:table-cell>
          <table:table-cell office:value-type="float" office:value="-7.873273" calcext:value-type="float">
            <text:p>-7.873273</text:p>
          </table:table-cell>
          <table:table-cell office:value-type="float" office:value="2.919299" calcext:value-type="float">
            <text:p>2.919299</text:p>
          </table:table-cell>
          <table:table-cell office:value-type="float" office:value="-0.803063" calcext:value-type="float">
            <text:p>-0.803063</text:p>
          </table:table-cell>
          <table:table-cell office:value-type="string" calcext:value-type="string">
            <text:p>0.271440</text:p>
          </table:table-cell>
        </table:table-row>
        <table:table-row table:style-name="ro1">
          <table:table-cell office:value-type="float" office:value="1527146723.66243" calcext:value-type="float">
            <text:p>1527146723.66243</text:p>
          </table:table-cell>
          <table:table-cell office:value-type="string" calcext:value-type="string">
            <text:p>TOC_x</text:p>
          </table:table-cell>
          <table:table-cell office:value-type="float" office:value="-181.71283" calcext:value-type="float">
            <text:p>-181.71283</text:p>
          </table:table-cell>
          <table:table-cell office:value-type="float" office:value="26.107571" calcext:value-type="float">
            <text:p>26.107571</text:p>
          </table:table-cell>
          <table:table-cell office:value-type="float" office:value="-0.822985" calcext:value-type="float">
            <text:p>-0.822985</text:p>
          </table:table-cell>
          <table:table-cell office:value-type="float" office:value="0.285938" calcext:value-type="float">
            <text:p>0.285938</text:p>
          </table:table-cell>
          <table:table-cell office:value-type="float" office:value="-7.956849" calcext:value-type="float">
            <text:p>-7.956849</text:p>
          </table:table-cell>
          <table:table-cell office:value-type="float" office:value="3.006255" calcext:value-type="float">
            <text:p>3.006255</text:p>
          </table:table-cell>
          <table:table-cell office:value-type="float" office:value="-0.814392" calcext:value-type="float">
            <text:p>-0.814392</text:p>
          </table:table-cell>
          <table:table-cell office:value-type="string" calcext:value-type="string">
            <text:p>0.276997</text:p>
          </table:table-cell>
        </table:table-row>
        <table:table-row table:style-name="ro1" table:visibility="filter">
          <table:table-cell office:value-type="float" office:value="1527146723.66255" calcext:value-type="float">
            <text:p>1527146723.66255</text:p>
          </table:table-cell>
          <table:table-cell office:value-type="string" calcext:value-type="string">
            <text:p>TOC_y</text:p>
          </table:table-cell>
          <table:table-cell office:value-type="float" office:value="-181.71283" calcext:value-type="float">
            <text:p>-181.71283</text:p>
          </table:table-cell>
          <table:table-cell office:value-type="float" office:value="26.107571" calcext:value-type="float">
            <text:p>26.107571</text:p>
          </table:table-cell>
          <table:table-cell office:value-type="float" office:value="-0.822985" calcext:value-type="float">
            <text:p>-0.822985</text:p>
          </table:table-cell>
          <table:table-cell office:value-type="float" office:value="0.285938" calcext:value-type="float">
            <text:p>0.285938</text:p>
          </table:table-cell>
          <table:table-cell office:value-type="float" office:value="-7.956849" calcext:value-type="float">
            <text:p>-7.956849</text:p>
          </table:table-cell>
          <table:table-cell office:value-type="float" office:value="3.006255" calcext:value-type="float">
            <text:p>3.006255</text:p>
          </table:table-cell>
          <table:table-cell office:value-type="float" office:value="-0.814392" calcext:value-type="float">
            <text:p>-0.814392</text:p>
          </table:table-cell>
          <table:table-cell office:value-type="string" calcext:value-type="string">
            <text:p>0.276997</text:p>
          </table:table-cell>
        </table:table-row>
        <table:table-row table:style-name="ro1">
          <table:table-cell office:value-type="float" office:value="1527146723.68189" calcext:value-type="float">
            <text:p>1527146723.68189</text:p>
          </table:table-cell>
          <table:table-cell office:value-type="string" calcext:value-type="string">
            <text:p>TOC_x</text:p>
          </table:table-cell>
          <table:table-cell office:value-type="float" office:value="-196.101364" calcext:value-type="float">
            <text:p>-196.101364</text:p>
          </table:table-cell>
          <table:table-cell office:value-type="float" office:value="21.822212" calcext:value-type="float">
            <text:p>21.822212</text:p>
          </table:table-cell>
          <table:table-cell office:value-type="float" office:value="-0.853109" calcext:value-type="float">
            <text:p>-0.853109</text:p>
          </table:table-cell>
          <table:table-cell office:value-type="float" office:value="0.260735" calcext:value-type="float">
            <text:p>0.260735</text:p>
          </table:table-cell>
          <table:table-cell office:value-type="float" office:value="-8.266613" calcext:value-type="float">
            <text:p>-8.266613</text:p>
          </table:table-cell>
          <table:table-cell office:value-type="float" office:value="2.747092" calcext:value-type="float">
            <text:p>2.747092</text:p>
          </table:table-cell>
          <table:table-cell office:value-type="float" office:value="-0.822985" calcext:value-type="float">
            <text:p>-0.822985</text:p>
          </table:table-cell>
          <table:table-cell office:value-type="string" calcext:value-type="string">
            <text:p>0.285938</text:p>
          </table:table-cell>
        </table:table-row>
        <table:table-row table:style-name="ro1" table:visibility="filter">
          <table:table-cell office:value-type="float" office:value="1527146723.68196" calcext:value-type="float">
            <text:p>1527146723.68196</text:p>
          </table:table-cell>
          <table:table-cell office:value-type="string" calcext:value-type="string">
            <text:p>TOC_y</text:p>
          </table:table-cell>
          <table:table-cell office:value-type="float" office:value="-196.101364" calcext:value-type="float">
            <text:p>-196.101364</text:p>
          </table:table-cell>
          <table:table-cell office:value-type="float" office:value="21.822212" calcext:value-type="float">
            <text:p>21.822212</text:p>
          </table:table-cell>
          <table:table-cell office:value-type="float" office:value="-0.853109" calcext:value-type="float">
            <text:p>-0.853109</text:p>
          </table:table-cell>
          <table:table-cell office:value-type="float" office:value="0.260735" calcext:value-type="float">
            <text:p>0.260735</text:p>
          </table:table-cell>
          <table:table-cell office:value-type="float" office:value="-8.266613" calcext:value-type="float">
            <text:p>-8.266613</text:p>
          </table:table-cell>
          <table:table-cell office:value-type="float" office:value="2.747092" calcext:value-type="float">
            <text:p>2.747092</text:p>
          </table:table-cell>
          <table:table-cell office:value-type="float" office:value="-0.822985" calcext:value-type="float">
            <text:p>-0.822985</text:p>
          </table:table-cell>
          <table:table-cell office:value-type="string" calcext:value-type="string">
            <text:p>0.285938</text:p>
          </table:table-cell>
        </table:table-row>
        <table:table-row table:style-name="ro1">
          <table:table-cell office:value-type="float" office:value="1527146723.70247" calcext:value-type="float">
            <text:p>1527146723.70247</text:p>
          </table:table-cell>
          <table:table-cell office:value-type="string" calcext:value-type="string">
            <text:p>TOC_x</text:p>
          </table:table-cell>
          <table:table-cell office:value-type="float" office:value="-199.287781" calcext:value-type="float">
            <text:p>-199.287781</text:p>
          </table:table-cell>
          <table:table-cell office:value-type="float" office:value="24.634071" calcext:value-type="float">
            <text:p>24.634071</text:p>
          </table:table-cell>
          <table:table-cell office:value-type="float" office:value="-0.860013" calcext:value-type="float">
            <text:p>-0.860013</text:p>
          </table:table-cell>
          <table:table-cell office:value-type="float" office:value="0.278508" calcext:value-type="float">
            <text:p>0.278508</text:p>
          </table:table-cell>
          <table:table-cell office:value-type="float" office:value="-8.33365" calcext:value-type="float">
            <text:p>-8.33365</text:p>
          </table:table-cell>
          <table:table-cell office:value-type="float" office:value="2.919666" calcext:value-type="float">
            <text:p>2.919666</text:p>
          </table:table-cell>
          <table:table-cell office:value-type="float" office:value="-0.853109" calcext:value-type="float">
            <text:p>-0.853109</text:p>
          </table:table-cell>
          <table:table-cell office:value-type="string" calcext:value-type="string">
            <text:p>0.260735</text:p>
          </table:table-cell>
        </table:table-row>
        <table:table-row table:style-name="ro1" table:visibility="filter">
          <table:table-cell office:value-type="float" office:value="1527146723.70253" calcext:value-type="float">
            <text:p>1527146723.70253</text:p>
          </table:table-cell>
          <table:table-cell office:value-type="string" calcext:value-type="string">
            <text:p>TOC_y</text:p>
          </table:table-cell>
          <table:table-cell office:value-type="float" office:value="-199.287781" calcext:value-type="float">
            <text:p>-199.287781</text:p>
          </table:table-cell>
          <table:table-cell office:value-type="float" office:value="24.634071" calcext:value-type="float">
            <text:p>24.634071</text:p>
          </table:table-cell>
          <table:table-cell office:value-type="float" office:value="-0.860013" calcext:value-type="float">
            <text:p>-0.860013</text:p>
          </table:table-cell>
          <table:table-cell office:value-type="float" office:value="0.278508" calcext:value-type="float">
            <text:p>0.278508</text:p>
          </table:table-cell>
          <table:table-cell office:value-type="float" office:value="-8.33365" calcext:value-type="float">
            <text:p>-8.33365</text:p>
          </table:table-cell>
          <table:table-cell office:value-type="float" office:value="2.919666" calcext:value-type="float">
            <text:p>2.919666</text:p>
          </table:table-cell>
          <table:table-cell office:value-type="float" office:value="-0.853109" calcext:value-type="float">
            <text:p>-0.853109</text:p>
          </table:table-cell>
          <table:table-cell office:value-type="string" calcext:value-type="string">
            <text:p>0.260735</text:p>
          </table:table-cell>
        </table:table-row>
        <table:table-row table:style-name="ro1">
          <table:table-cell office:value-type="float" office:value="1527146723.72187" calcext:value-type="float">
            <text:p>1527146723.72187</text:p>
          </table:table-cell>
          <table:table-cell office:value-type="string" calcext:value-type="string">
            <text:p>TOC_x</text:p>
          </table:table-cell>
          <table:table-cell office:value-type="float" office:value="-204.999756" calcext:value-type="float">
            <text:p>-204.999756</text:p>
          </table:table-cell>
          <table:table-cell office:value-type="float" office:value="24.594496" calcext:value-type="float">
            <text:p>24.594496</text:p>
          </table:table-cell>
          <table:table-cell office:value-type="float" office:value="-0.871543" calcext:value-type="float">
            <text:p>-0.871543</text:p>
          </table:table-cell>
          <table:table-cell office:value-type="float" office:value="0.27828" calcext:value-type="float">
            <text:p>0.27828</text:p>
          </table:table-cell>
          <table:table-cell office:value-type="float" office:value="-8.452507" calcext:value-type="float">
            <text:p>-8.452507</text:p>
          </table:table-cell>
          <table:table-cell office:value-type="float" office:value="2.917306" calcext:value-type="float">
            <text:p>2.917306</text:p>
          </table:table-cell>
          <table:table-cell office:value-type="float" office:value="-0.860013" calcext:value-type="float">
            <text:p>-0.860013</text:p>
          </table:table-cell>
          <table:table-cell office:value-type="string" calcext:value-type="string">
            <text:p>0.278508</text:p>
          </table:table-cell>
        </table:table-row>
        <table:table-row table:style-name="ro1" table:visibility="filter">
          <table:table-cell office:value-type="float" office:value="1527146723.72193" calcext:value-type="float">
            <text:p>1527146723.72193</text:p>
          </table:table-cell>
          <table:table-cell office:value-type="string" calcext:value-type="string">
            <text:p>TOC_y</text:p>
          </table:table-cell>
          <table:table-cell office:value-type="float" office:value="-204.999756" calcext:value-type="float">
            <text:p>-204.999756</text:p>
          </table:table-cell>
          <table:table-cell office:value-type="float" office:value="24.594496" calcext:value-type="float">
            <text:p>24.594496</text:p>
          </table:table-cell>
          <table:table-cell office:value-type="float" office:value="-0.871543" calcext:value-type="float">
            <text:p>-0.871543</text:p>
          </table:table-cell>
          <table:table-cell office:value-type="float" office:value="0.27828" calcext:value-type="float">
            <text:p>0.27828</text:p>
          </table:table-cell>
          <table:table-cell office:value-type="float" office:value="-8.452507" calcext:value-type="float">
            <text:p>-8.452507</text:p>
          </table:table-cell>
          <table:table-cell office:value-type="float" office:value="2.917306" calcext:value-type="float">
            <text:p>2.917306</text:p>
          </table:table-cell>
          <table:table-cell office:value-type="float" office:value="-0.860013" calcext:value-type="float">
            <text:p>-0.860013</text:p>
          </table:table-cell>
          <table:table-cell office:value-type="string" calcext:value-type="string">
            <text:p>0.278508</text:p>
          </table:table-cell>
        </table:table-row>
        <table:table-row table:style-name="ro1">
          <table:table-cell office:value-type="float" office:value="1527146723.7424" calcext:value-type="float">
            <text:p>1527146723.7424</text:p>
          </table:table-cell>
          <table:table-cell office:value-type="string" calcext:value-type="string">
            <text:p>TOC_x</text:p>
          </table:table-cell>
          <table:table-cell office:value-type="float" office:value="-207.90686" calcext:value-type="float">
            <text:p>-207.90686</text:p>
          </table:table-cell>
          <table:table-cell office:value-type="float" office:value="24.917698" calcext:value-type="float">
            <text:p>24.917698</text:p>
          </table:table-cell>
          <table:table-cell office:value-type="float" office:value="-0.87767" calcext:value-type="float">
            <text:p>-0.87767</text:p>
          </table:table-cell>
          <table:table-cell office:value-type="float" office:value="0.280246" calcext:value-type="float">
            <text:p>0.280246</text:p>
          </table:table-cell>
          <table:table-cell office:value-type="float" office:value="-8.512357" calcext:value-type="float">
            <text:p>-8.512357</text:p>
          </table:table-cell>
          <table:table-cell office:value-type="float" office:value="2.936513" calcext:value-type="float">
            <text:p>2.936513</text:p>
          </table:table-cell>
          <table:table-cell office:value-type="float" office:value="-0.871543" calcext:value-type="float">
            <text:p>-0.871543</text:p>
          </table:table-cell>
          <table:table-cell office:value-type="string" calcext:value-type="string">
            <text:p>0.278280</text:p>
          </table:table-cell>
        </table:table-row>
        <table:table-row table:style-name="ro1" table:visibility="filter">
          <table:table-cell office:value-type="float" office:value="1527146723.74248" calcext:value-type="float">
            <text:p>1527146723.74248</text:p>
          </table:table-cell>
          <table:table-cell office:value-type="string" calcext:value-type="string">
            <text:p>TOC_y</text:p>
          </table:table-cell>
          <table:table-cell office:value-type="float" office:value="-207.90686" calcext:value-type="float">
            <text:p>-207.90686</text:p>
          </table:table-cell>
          <table:table-cell office:value-type="float" office:value="24.917698" calcext:value-type="float">
            <text:p>24.917698</text:p>
          </table:table-cell>
          <table:table-cell office:value-type="float" office:value="-0.87767" calcext:value-type="float">
            <text:p>-0.87767</text:p>
          </table:table-cell>
          <table:table-cell office:value-type="float" office:value="0.280246" calcext:value-type="float">
            <text:p>0.280246</text:p>
          </table:table-cell>
          <table:table-cell office:value-type="float" office:value="-8.512357" calcext:value-type="float">
            <text:p>-8.512357</text:p>
          </table:table-cell>
          <table:table-cell office:value-type="float" office:value="2.936513" calcext:value-type="float">
            <text:p>2.936513</text:p>
          </table:table-cell>
          <table:table-cell office:value-type="float" office:value="-0.871543" calcext:value-type="float">
            <text:p>-0.871543</text:p>
          </table:table-cell>
          <table:table-cell office:value-type="string" calcext:value-type="string">
            <text:p>0.278280</text:p>
          </table:table-cell>
        </table:table-row>
        <table:table-row table:style-name="ro1">
          <table:table-cell office:value-type="float" office:value="1527146723.76191" calcext:value-type="float">
            <text:p>1527146723.76191</text:p>
          </table:table-cell>
          <table:table-cell office:value-type="string" calcext:value-type="string">
            <text:p>TOC_x</text:p>
          </table:table-cell>
          <table:table-cell office:value-type="float" office:value="-218.151825" calcext:value-type="float">
            <text:p>-218.151825</text:p>
          </table:table-cell>
          <table:table-cell office:value-type="float" office:value="22.778128" calcext:value-type="float">
            <text:p>22.778128</text:p>
          </table:table-cell>
          <table:table-cell office:value-type="float" office:value="-0.897959" calcext:value-type="float">
            <text:p>-0.897959</text:p>
          </table:table-cell>
          <table:table-cell office:value-type="float" office:value="0.267583" calcext:value-type="float">
            <text:p>0.267583</text:p>
          </table:table-cell>
          <table:table-cell office:value-type="float" office:value="-8.720026" calcext:value-type="float">
            <text:p>-8.720026</text:p>
          </table:table-cell>
          <table:table-cell office:value-type="float" office:value="2.806901" calcext:value-type="float">
            <text:p>2.806901</text:p>
          </table:table-cell>
          <table:table-cell office:value-type="float" office:value="-0.87767" calcext:value-type="float">
            <text:p>-0.87767</text:p>
          </table:table-cell>
          <table:table-cell office:value-type="string" calcext:value-type="string">
            <text:p>0.280246</text:p>
          </table:table-cell>
        </table:table-row>
        <table:table-row table:style-name="ro1" table:visibility="filter">
          <table:table-cell office:value-type="float" office:value="1527146723.7621" calcext:value-type="float">
            <text:p>1527146723.7621</text:p>
          </table:table-cell>
          <table:table-cell office:value-type="string" calcext:value-type="string">
            <text:p>TOC_y</text:p>
          </table:table-cell>
          <table:table-cell office:value-type="float" office:value="-218.151825" calcext:value-type="float">
            <text:p>-218.151825</text:p>
          </table:table-cell>
          <table:table-cell office:value-type="float" office:value="22.778128" calcext:value-type="float">
            <text:p>22.778128</text:p>
          </table:table-cell>
          <table:table-cell office:value-type="float" office:value="-0.897959" calcext:value-type="float">
            <text:p>-0.897959</text:p>
          </table:table-cell>
          <table:table-cell office:value-type="float" office:value="0.267583" calcext:value-type="float">
            <text:p>0.267583</text:p>
          </table:table-cell>
          <table:table-cell office:value-type="float" office:value="-8.720026" calcext:value-type="float">
            <text:p>-8.720026</text:p>
          </table:table-cell>
          <table:table-cell office:value-type="float" office:value="2.806901" calcext:value-type="float">
            <text:p>2.806901</text:p>
          </table:table-cell>
          <table:table-cell office:value-type="float" office:value="-0.87767" calcext:value-type="float">
            <text:p>-0.87767</text:p>
          </table:table-cell>
          <table:table-cell office:value-type="string" calcext:value-type="string">
            <text:p>0.280246</text:p>
          </table:table-cell>
        </table:table-row>
        <table:table-row table:style-name="ro1">
          <table:table-cell office:value-type="float" office:value="1527146723.78256" calcext:value-type="float">
            <text:p>1527146723.78256</text:p>
          </table:table-cell>
          <table:table-cell office:value-type="string" calcext:value-type="string">
            <text:p>TOC_x</text:p>
          </table:table-cell>
          <table:table-cell office:value-type="float" office:value="-217.339783" calcext:value-type="float">
            <text:p>-217.339783</text:p>
          </table:table-cell>
          <table:table-cell office:value-type="float" office:value="21.966545" calcext:value-type="float">
            <text:p>21.966545</text:p>
          </table:table-cell>
          <table:table-cell office:value-type="float" office:value="-0.896277" calcext:value-type="float">
            <text:p>-0.896277</text:p>
          </table:table-cell>
          <table:table-cell office:value-type="float" office:value="0.26234" calcext:value-type="float">
            <text:p>0.26234</text:p>
          </table:table-cell>
          <table:table-cell office:value-type="float" office:value="-8.703748" calcext:value-type="float">
            <text:p>-8.703748</text:p>
          </table:table-cell>
          <table:table-cell office:value-type="float" office:value="2.75617" calcext:value-type="float">
            <text:p>2.75617</text:p>
          </table:table-cell>
          <table:table-cell office:value-type="float" office:value="-0.897959" calcext:value-type="float">
            <text:p>-0.897959</text:p>
          </table:table-cell>
          <table:table-cell office:value-type="string" calcext:value-type="string">
            <text:p>0.267583</text:p>
          </table:table-cell>
        </table:table-row>
        <table:table-row table:style-name="ro1" table:visibility="filter">
          <table:table-cell office:value-type="float" office:value="1527146723.78263" calcext:value-type="float">
            <text:p>1527146723.78263</text:p>
          </table:table-cell>
          <table:table-cell office:value-type="string" calcext:value-type="string">
            <text:p>TOC_y</text:p>
          </table:table-cell>
          <table:table-cell office:value-type="float" office:value="-217.339783" calcext:value-type="float">
            <text:p>-217.339783</text:p>
          </table:table-cell>
          <table:table-cell office:value-type="float" office:value="21.966545" calcext:value-type="float">
            <text:p>21.966545</text:p>
          </table:table-cell>
          <table:table-cell office:value-type="float" office:value="-0.896277" calcext:value-type="float">
            <text:p>-0.896277</text:p>
          </table:table-cell>
          <table:table-cell office:value-type="float" office:value="0.26234" calcext:value-type="float">
            <text:p>0.26234</text:p>
          </table:table-cell>
          <table:table-cell office:value-type="float" office:value="-8.703748" calcext:value-type="float">
            <text:p>-8.703748</text:p>
          </table:table-cell>
          <table:table-cell office:value-type="float" office:value="2.75617" calcext:value-type="float">
            <text:p>2.75617</text:p>
          </table:table-cell>
          <table:table-cell office:value-type="float" office:value="-0.897959" calcext:value-type="float">
            <text:p>-0.897959</text:p>
          </table:table-cell>
          <table:table-cell office:value-type="string" calcext:value-type="string">
            <text:p>0.267583</text:p>
          </table:table-cell>
        </table:table-row>
        <table:table-row table:style-name="ro1">
          <table:table-cell office:value-type="float" office:value="1527146723.80211" calcext:value-type="float">
            <text:p>1527146723.80211</text:p>
          </table:table-cell>
          <table:table-cell office:value-type="string" calcext:value-type="string">
            <text:p>TOC_x</text:p>
          </table:table-cell>
          <table:table-cell office:value-type="float" office:value="-230.683441" calcext:value-type="float">
            <text:p>-230.683441</text:p>
          </table:table-cell>
          <table:table-cell office:value-type="float" office:value="21.165674" calcext:value-type="float">
            <text:p>21.165674</text:p>
          </table:table-cell>
          <table:table-cell office:value-type="float" office:value="-0.922067" calcext:value-type="float">
            <text:p>-0.922067</text:p>
          </table:table-cell>
          <table:table-cell office:value-type="float" office:value="0.257353" calcext:value-type="float">
            <text:p>0.257353</text:p>
          </table:table-cell>
          <table:table-cell office:value-type="float" office:value="-8.967524" calcext:value-type="float">
            <text:p>-8.967524</text:p>
          </table:table-cell>
          <table:table-cell office:value-type="float" office:value="2.705164" calcext:value-type="float">
            <text:p>2.705164</text:p>
          </table:table-cell>
          <table:table-cell office:value-type="float" office:value="-0.896277" calcext:value-type="float">
            <text:p>-0.896277</text:p>
          </table:table-cell>
          <table:table-cell office:value-type="string" calcext:value-type="string">
            <text:p>0.262340</text:p>
          </table:table-cell>
        </table:table-row>
        <table:table-row table:style-name="ro1" table:visibility="filter">
          <table:table-cell office:value-type="float" office:value="1527146723.80217" calcext:value-type="float">
            <text:p>1527146723.80217</text:p>
          </table:table-cell>
          <table:table-cell office:value-type="string" calcext:value-type="string">
            <text:p>TOC_y</text:p>
          </table:table-cell>
          <table:table-cell office:value-type="float" office:value="-230.683441" calcext:value-type="float">
            <text:p>-230.683441</text:p>
          </table:table-cell>
          <table:table-cell office:value-type="float" office:value="21.165674" calcext:value-type="float">
            <text:p>21.165674</text:p>
          </table:table-cell>
          <table:table-cell office:value-type="float" office:value="-0.922067" calcext:value-type="float">
            <text:p>-0.922067</text:p>
          </table:table-cell>
          <table:table-cell office:value-type="float" office:value="0.257353" calcext:value-type="float">
            <text:p>0.257353</text:p>
          </table:table-cell>
          <table:table-cell office:value-type="float" office:value="-8.967524" calcext:value-type="float">
            <text:p>-8.967524</text:p>
          </table:table-cell>
          <table:table-cell office:value-type="float" office:value="2.705164" calcext:value-type="float">
            <text:p>2.705164</text:p>
          </table:table-cell>
          <table:table-cell office:value-type="float" office:value="-0.896277" calcext:value-type="float">
            <text:p>-0.896277</text:p>
          </table:table-cell>
          <table:table-cell office:value-type="string" calcext:value-type="string">
            <text:p>0.262340</text:p>
          </table:table-cell>
        </table:table-row>
        <table:table-row table:style-name="ro1">
          <table:table-cell office:value-type="float" office:value="1527146723.82251" calcext:value-type="float">
            <text:p>1527146723.82251</text:p>
          </table:table-cell>
          <table:table-cell office:value-type="string" calcext:value-type="string">
            <text:p>TOC_x</text:p>
          </table:table-cell>
          <table:table-cell office:value-type="float" office:value="-234.498978" calcext:value-type="float">
            <text:p>-234.498978</text:p>
          </table:table-cell>
          <table:table-cell office:value-type="float" office:value="21.331194" calcext:value-type="float">
            <text:p>21.331194</text:p>
          </table:table-cell>
          <table:table-cell office:value-type="float" office:value="-0.929613" calcext:value-type="float">
            <text:p>-0.929613</text:p>
          </table:table-cell>
          <table:table-cell office:value-type="float" office:value="0.258436" calcext:value-type="float">
            <text:p>0.258436</text:p>
          </table:table-cell>
          <table:table-cell office:value-type="float" office:value="-9.041531" calcext:value-type="float">
            <text:p>-9.041531</text:p>
          </table:table-cell>
          <table:table-cell office:value-type="float" office:value="2.715781" calcext:value-type="float">
            <text:p>2.715781</text:p>
          </table:table-cell>
          <table:table-cell office:value-type="float" office:value="-0.922067" calcext:value-type="float">
            <text:p>-0.922067</text:p>
          </table:table-cell>
          <table:table-cell office:value-type="string" calcext:value-type="string">
            <text:p>0.257353</text:p>
          </table:table-cell>
        </table:table-row>
        <table:table-row table:style-name="ro1" table:visibility="filter">
          <table:table-cell office:value-type="float" office:value="1527146723.82256" calcext:value-type="float">
            <text:p>1527146723.82256</text:p>
          </table:table-cell>
          <table:table-cell office:value-type="string" calcext:value-type="string">
            <text:p>TOC_y</text:p>
          </table:table-cell>
          <table:table-cell office:value-type="float" office:value="-234.498978" calcext:value-type="float">
            <text:p>-234.498978</text:p>
          </table:table-cell>
          <table:table-cell office:value-type="float" office:value="21.331194" calcext:value-type="float">
            <text:p>21.331194</text:p>
          </table:table-cell>
          <table:table-cell office:value-type="float" office:value="-0.929613" calcext:value-type="float">
            <text:p>-0.929613</text:p>
          </table:table-cell>
          <table:table-cell office:value-type="float" office:value="0.258436" calcext:value-type="float">
            <text:p>0.258436</text:p>
          </table:table-cell>
          <table:table-cell office:value-type="float" office:value="-9.041531" calcext:value-type="float">
            <text:p>-9.041531</text:p>
          </table:table-cell>
          <table:table-cell office:value-type="float" office:value="2.715781" calcext:value-type="float">
            <text:p>2.715781</text:p>
          </table:table-cell>
          <table:table-cell office:value-type="float" office:value="-0.922067" calcext:value-type="float">
            <text:p>-0.922067</text:p>
          </table:table-cell>
          <table:table-cell office:value-type="string" calcext:value-type="string">
            <text:p>0.257353</text:p>
          </table:table-cell>
        </table:table-row>
        <table:table-row table:style-name="ro1">
          <table:table-cell office:value-type="float" office:value="1527146723.84196" calcext:value-type="float">
            <text:p>1527146723.84196</text:p>
          </table:table-cell>
          <table:table-cell office:value-type="string" calcext:value-type="string">
            <text:p>TOC_x</text:p>
          </table:table-cell>
          <table:table-cell office:value-type="float" office:value="-241.563934" calcext:value-type="float">
            <text:p>-241.563934</text:p>
          </table:table-cell>
          <table:table-cell office:value-type="float" office:value="18.530214" calcext:value-type="float">
            <text:p>18.530214</text:p>
          </table:table-cell>
          <table:table-cell office:value-type="float" office:value="-0.942788" calcext:value-type="float">
            <text:p>-0.942788</text:p>
          </table:table-cell>
          <table:table-cell office:value-type="float" office:value="0.240379" calcext:value-type="float">
            <text:p>0.240379</text:p>
          </table:table-cell>
          <table:table-cell office:value-type="float" office:value="-9.177004" calcext:value-type="float">
            <text:p>-9.177004</text:p>
          </table:table-cell>
          <table:table-cell office:value-type="float" office:value="2.530107" calcext:value-type="float">
            <text:p>2.530107</text:p>
          </table:table-cell>
          <table:table-cell office:value-type="float" office:value="-0.929613" calcext:value-type="float">
            <text:p>-0.929613</text:p>
          </table:table-cell>
          <table:table-cell office:value-type="string" calcext:value-type="string">
            <text:p>0.258436</text:p>
          </table:table-cell>
        </table:table-row>
        <table:table-row table:style-name="ro1" table:visibility="filter">
          <table:table-cell office:value-type="float" office:value="1527146723.84202" calcext:value-type="float">
            <text:p>1527146723.84202</text:p>
          </table:table-cell>
          <table:table-cell office:value-type="string" calcext:value-type="string">
            <text:p>TOC_y</text:p>
          </table:table-cell>
          <table:table-cell office:value-type="float" office:value="-241.563934" calcext:value-type="float">
            <text:p>-241.563934</text:p>
          </table:table-cell>
          <table:table-cell office:value-type="float" office:value="18.530214" calcext:value-type="float">
            <text:p>18.530214</text:p>
          </table:table-cell>
          <table:table-cell office:value-type="float" office:value="-0.942788" calcext:value-type="float">
            <text:p>-0.942788</text:p>
          </table:table-cell>
          <table:table-cell office:value-type="float" office:value="0.240379" calcext:value-type="float">
            <text:p>0.240379</text:p>
          </table:table-cell>
          <table:table-cell office:value-type="float" office:value="-9.177004" calcext:value-type="float">
            <text:p>-9.177004</text:p>
          </table:table-cell>
          <table:table-cell office:value-type="float" office:value="2.530107" calcext:value-type="float">
            <text:p>2.530107</text:p>
          </table:table-cell>
          <table:table-cell office:value-type="float" office:value="-0.929613" calcext:value-type="float">
            <text:p>-0.929613</text:p>
          </table:table-cell>
          <table:table-cell office:value-type="string" calcext:value-type="string">
            <text:p>0.258436</text:p>
          </table:table-cell>
        </table:table-row>
        <table:table-row table:style-name="ro1">
          <table:table-cell office:value-type="float" office:value="1527146723.8625" calcext:value-type="float">
            <text:p>1527146723.8625</text:p>
          </table:table-cell>
          <table:table-cell office:value-type="string" calcext:value-type="string">
            <text:p>TOC_x</text:p>
          </table:table-cell>
          <table:table-cell office:value-type="float" office:value="-248.076477" calcext:value-type="float">
            <text:p>-248.076477</text:p>
          </table:table-cell>
          <table:table-cell office:value-type="float" office:value="16.991402" calcext:value-type="float">
            <text:p>16.991402</text:p>
          </table:table-cell>
          <table:table-cell office:value-type="float" office:value="-0.955434" calcext:value-type="float">
            <text:p>-0.955434</text:p>
          </table:table-cell>
          <table:table-cell office:value-type="float" office:value="0.229289" calcext:value-type="float">
            <text:p>0.229289</text:p>
          </table:table-cell>
          <table:table-cell office:value-type="float" office:value="-9.300127" calcext:value-type="float">
            <text:p>-9.300127</text:p>
          </table:table-cell>
          <table:table-cell office:value-type="float" office:value="2.422135" calcext:value-type="float">
            <text:p>2.422135</text:p>
          </table:table-cell>
          <table:table-cell office:value-type="float" office:value="-0.942788" calcext:value-type="float">
            <text:p>-0.942788</text:p>
          </table:table-cell>
          <table:table-cell office:value-type="string" calcext:value-type="string">
            <text:p>0.240379</text:p>
          </table:table-cell>
        </table:table-row>
        <table:table-row table:style-name="ro1" table:visibility="filter">
          <table:table-cell office:value-type="float" office:value="1527146723.86255" calcext:value-type="float">
            <text:p>1527146723.86255</text:p>
          </table:table-cell>
          <table:table-cell office:value-type="string" calcext:value-type="string">
            <text:p>TOC_y</text:p>
          </table:table-cell>
          <table:table-cell office:value-type="float" office:value="-248.076477" calcext:value-type="float">
            <text:p>-248.076477</text:p>
          </table:table-cell>
          <table:table-cell office:value-type="float" office:value="16.991402" calcext:value-type="float">
            <text:p>16.991402</text:p>
          </table:table-cell>
          <table:table-cell office:value-type="float" office:value="-0.955434" calcext:value-type="float">
            <text:p>-0.955434</text:p>
          </table:table-cell>
          <table:table-cell office:value-type="float" office:value="0.229289" calcext:value-type="float">
            <text:p>0.229289</text:p>
          </table:table-cell>
          <table:table-cell office:value-type="float" office:value="-9.300127" calcext:value-type="float">
            <text:p>-9.300127</text:p>
          </table:table-cell>
          <table:table-cell office:value-type="float" office:value="2.422135" calcext:value-type="float">
            <text:p>2.422135</text:p>
          </table:table-cell>
          <table:table-cell office:value-type="float" office:value="-0.942788" calcext:value-type="float">
            <text:p>-0.942788</text:p>
          </table:table-cell>
          <table:table-cell office:value-type="string" calcext:value-type="string">
            <text:p>0.240379</text:p>
          </table:table-cell>
        </table:table-row>
        <table:table-row table:style-name="ro1">
          <table:table-cell office:value-type="float" office:value="1527146723.88201" calcext:value-type="float">
            <text:p>1527146723.88201</text:p>
          </table:table-cell>
          <table:table-cell office:value-type="string" calcext:value-type="string">
            <text:p>TOC_x</text:p>
          </table:table-cell>
          <table:table-cell office:value-type="float" office:value="-240.250183" calcext:value-type="float">
            <text:p>-240.250183</text:p>
          </table:table-cell>
          <table:table-cell office:value-type="float" office:value="22.822142" calcext:value-type="float">
            <text:p>22.822142</text:p>
          </table:table-cell>
          <table:table-cell office:value-type="float" office:value="-0.940984" calcext:value-type="float">
            <text:p>-0.940984</text:p>
          </table:table-cell>
          <table:table-cell office:value-type="float" office:value="0.267082" calcext:value-type="float">
            <text:p>0.267082</text:p>
          </table:table-cell>
          <table:table-cell office:value-type="float" office:value="-9.151952" calcext:value-type="float">
            <text:p>-9.151952</text:p>
          </table:table-cell>
          <table:table-cell office:value-type="float" office:value="2.809675" calcext:value-type="float">
            <text:p>2.809675</text:p>
          </table:table-cell>
          <table:table-cell office:value-type="float" office:value="-0.955434" calcext:value-type="float">
            <text:p>-0.955434</text:p>
          </table:table-cell>
          <table:table-cell office:value-type="string" calcext:value-type="string">
            <text:p>0.229289</text:p>
          </table:table-cell>
        </table:table-row>
        <table:table-row table:style-name="ro1" table:visibility="filter">
          <table:table-cell office:value-type="float" office:value="1527146723.88207" calcext:value-type="float">
            <text:p>1527146723.88207</text:p>
          </table:table-cell>
          <table:table-cell office:value-type="string" calcext:value-type="string">
            <text:p>TOC_y</text:p>
          </table:table-cell>
          <table:table-cell office:value-type="float" office:value="-240.250183" calcext:value-type="float">
            <text:p>-240.250183</text:p>
          </table:table-cell>
          <table:table-cell office:value-type="float" office:value="22.822142" calcext:value-type="float">
            <text:p>22.822142</text:p>
          </table:table-cell>
          <table:table-cell office:value-type="float" office:value="-0.940984" calcext:value-type="float">
            <text:p>-0.940984</text:p>
          </table:table-cell>
          <table:table-cell office:value-type="float" office:value="0.267082" calcext:value-type="float">
            <text:p>0.267082</text:p>
          </table:table-cell>
          <table:table-cell office:value-type="float" office:value="-9.151952" calcext:value-type="float">
            <text:p>-9.151952</text:p>
          </table:table-cell>
          <table:table-cell office:value-type="float" office:value="2.809675" calcext:value-type="float">
            <text:p>2.809675</text:p>
          </table:table-cell>
          <table:table-cell office:value-type="float" office:value="-0.955434" calcext:value-type="float">
            <text:p>-0.955434</text:p>
          </table:table-cell>
          <table:table-cell office:value-type="string" calcext:value-type="string">
            <text:p>0.229289</text:p>
          </table:table-cell>
        </table:table-row>
        <table:table-row table:style-name="ro1">
          <table:table-cell office:value-type="float" office:value="1527146723.90254" calcext:value-type="float">
            <text:p>1527146723.90254</text:p>
          </table:table-cell>
          <table:table-cell office:value-type="string" calcext:value-type="string">
            <text:p>TOC_x</text:p>
          </table:table-cell>
          <table:table-cell office:value-type="float" office:value="-251.763824" calcext:value-type="float">
            <text:p>-251.763824</text:p>
          </table:table-cell>
          <table:table-cell office:value-type="float" office:value="17.851641" calcext:value-type="float">
            <text:p>17.851641</text:p>
          </table:table-cell>
          <table:table-cell office:value-type="float" office:value="-0.963279" calcext:value-type="float">
            <text:p>-0.963279</text:p>
          </table:table-cell>
          <table:table-cell office:value-type="float" office:value="0.233564" calcext:value-type="float">
            <text:p>0.233564</text:p>
          </table:table-cell>
          <table:table-cell office:value-type="float" office:value="-9.369108" calcext:value-type="float">
            <text:p>-9.369108</text:p>
          </table:table-cell>
          <table:table-cell office:value-type="float" office:value="2.483209" calcext:value-type="float">
            <text:p>2.483209</text:p>
          </table:table-cell>
          <table:table-cell office:value-type="float" office:value="-0.940984" calcext:value-type="float">
            <text:p>-0.940984</text:p>
          </table:table-cell>
          <table:table-cell office:value-type="string" calcext:value-type="string">
            <text:p>0.267082</text:p>
          </table:table-cell>
        </table:table-row>
        <table:table-row table:style-name="ro1" table:visibility="filter">
          <table:table-cell office:value-type="float" office:value="1527146723.90259" calcext:value-type="float">
            <text:p>1527146723.90259</text:p>
          </table:table-cell>
          <table:table-cell office:value-type="string" calcext:value-type="string">
            <text:p>TOC_y</text:p>
          </table:table-cell>
          <table:table-cell office:value-type="float" office:value="-251.763824" calcext:value-type="float">
            <text:p>-251.763824</text:p>
          </table:table-cell>
          <table:table-cell office:value-type="float" office:value="17.851641" calcext:value-type="float">
            <text:p>17.851641</text:p>
          </table:table-cell>
          <table:table-cell office:value-type="float" office:value="-0.963279" calcext:value-type="float">
            <text:p>-0.963279</text:p>
          </table:table-cell>
          <table:table-cell office:value-type="float" office:value="0.233564" calcext:value-type="float">
            <text:p>0.233564</text:p>
          </table:table-cell>
          <table:table-cell office:value-type="float" office:value="-9.369108" calcext:value-type="float">
            <text:p>-9.369108</text:p>
          </table:table-cell>
          <table:table-cell office:value-type="float" office:value="2.483209" calcext:value-type="float">
            <text:p>2.483209</text:p>
          </table:table-cell>
          <table:table-cell office:value-type="float" office:value="-0.940984" calcext:value-type="float">
            <text:p>-0.940984</text:p>
          </table:table-cell>
          <table:table-cell office:value-type="string" calcext:value-type="string">
            <text:p>0.267082</text:p>
          </table:table-cell>
        </table:table-row>
        <table:table-row table:style-name="ro1">
          <table:table-cell office:value-type="float" office:value="1527146723.92209" calcext:value-type="float">
            <text:p>1527146723.92209</text:p>
          </table:table-cell>
          <table:table-cell office:value-type="string" calcext:value-type="string">
            <text:p>TOC_x</text:p>
          </table:table-cell>
          <table:table-cell office:value-type="float" office:value="-257.976196" calcext:value-type="float">
            <text:p>-257.976196</text:p>
          </table:table-cell>
          <table:table-cell office:value-type="float" office:value="18.728855" calcext:value-type="float">
            <text:p>18.728855</text:p>
          </table:table-cell>
          <table:table-cell office:value-type="float" office:value="-0.974528" calcext:value-type="float">
            <text:p>-0.974528</text:p>
          </table:table-cell>
          <table:table-cell office:value-type="float" office:value="0.239492" calcext:value-type="float">
            <text:p>0.239492</text:p>
          </table:table-cell>
          <table:table-cell office:value-type="float" office:value="-9.484228" calcext:value-type="float">
            <text:p>-9.484228</text:p>
          </table:table-cell>
          <table:table-cell office:value-type="float" office:value="2.54387" calcext:value-type="float">
            <text:p>2.54387</text:p>
          </table:table-cell>
          <table:table-cell office:value-type="float" office:value="-0.963279" calcext:value-type="float">
            <text:p>-0.963279</text:p>
          </table:table-cell>
          <table:table-cell office:value-type="string" calcext:value-type="string">
            <text:p>0.233564</text:p>
          </table:table-cell>
        </table:table-row>
        <table:table-row table:style-name="ro1" table:visibility="filter">
          <table:table-cell office:value-type="float" office:value="1527146723.92215" calcext:value-type="float">
            <text:p>1527146723.92215</text:p>
          </table:table-cell>
          <table:table-cell office:value-type="string" calcext:value-type="string">
            <text:p>TOC_y</text:p>
          </table:table-cell>
          <table:table-cell office:value-type="float" office:value="-257.976196" calcext:value-type="float">
            <text:p>-257.976196</text:p>
          </table:table-cell>
          <table:table-cell office:value-type="float" office:value="18.728855" calcext:value-type="float">
            <text:p>18.728855</text:p>
          </table:table-cell>
          <table:table-cell office:value-type="float" office:value="-0.974528" calcext:value-type="float">
            <text:p>-0.974528</text:p>
          </table:table-cell>
          <table:table-cell office:value-type="float" office:value="0.239492" calcext:value-type="float">
            <text:p>0.239492</text:p>
          </table:table-cell>
          <table:table-cell office:value-type="float" office:value="-9.484228" calcext:value-type="float">
            <text:p>-9.484228</text:p>
          </table:table-cell>
          <table:table-cell office:value-type="float" office:value="2.54387" calcext:value-type="float">
            <text:p>2.54387</text:p>
          </table:table-cell>
          <table:table-cell office:value-type="float" office:value="-0.963279" calcext:value-type="float">
            <text:p>-0.963279</text:p>
          </table:table-cell>
          <table:table-cell office:value-type="string" calcext:value-type="string">
            <text:p>0.233564</text:p>
          </table:table-cell>
        </table:table-row>
        <table:table-row table:style-name="ro1">
          <table:table-cell office:value-type="float" office:value="1527146723.94263" calcext:value-type="float">
            <text:p>1527146723.94263</text:p>
          </table:table-cell>
          <table:table-cell office:value-type="string" calcext:value-type="string">
            <text:p>TOC_x</text:p>
          </table:table-cell>
          <table:table-cell office:value-type="float" office:value="-263.181091" calcext:value-type="float">
            <text:p>-263.181091</text:p>
          </table:table-cell>
          <table:table-cell office:value-type="float" office:value="14.749928" calcext:value-type="float">
            <text:p>14.749928</text:p>
          </table:table-cell>
          <table:table-cell office:value-type="float" office:value="-0.984329" calcext:value-type="float">
            <text:p>-0.984329</text:p>
          </table:table-cell>
          <table:table-cell office:value-type="float" office:value="0.209897" calcext:value-type="float">
            <text:p>0.209897</text:p>
          </table:table-cell>
          <table:table-cell office:value-type="float" office:value="-9.579607" calcext:value-type="float">
            <text:p>-9.579607</text:p>
          </table:table-cell>
          <table:table-cell office:value-type="float" office:value="2.255884" calcext:value-type="float">
            <text:p>2.255884</text:p>
          </table:table-cell>
          <table:table-cell office:value-type="float" office:value="-0.974528" calcext:value-type="float">
            <text:p>-0.974528</text:p>
          </table:table-cell>
          <table:table-cell office:value-type="string" calcext:value-type="string">
            <text:p>0.239492</text:p>
          </table:table-cell>
        </table:table-row>
        <table:table-row table:style-name="ro1" table:visibility="filter">
          <table:table-cell office:value-type="float" office:value="1527146723.94269" calcext:value-type="float">
            <text:p>1527146723.94269</text:p>
          </table:table-cell>
          <table:table-cell office:value-type="string" calcext:value-type="string">
            <text:p>TOC_y</text:p>
          </table:table-cell>
          <table:table-cell office:value-type="float" office:value="-263.181091" calcext:value-type="float">
            <text:p>-263.181091</text:p>
          </table:table-cell>
          <table:table-cell office:value-type="float" office:value="14.749928" calcext:value-type="float">
            <text:p>14.749928</text:p>
          </table:table-cell>
          <table:table-cell office:value-type="float" office:value="-0.984329" calcext:value-type="float">
            <text:p>-0.984329</text:p>
          </table:table-cell>
          <table:table-cell office:value-type="float" office:value="0.209897" calcext:value-type="float">
            <text:p>0.209897</text:p>
          </table:table-cell>
          <table:table-cell office:value-type="float" office:value="-9.579607" calcext:value-type="float">
            <text:p>-9.579607</text:p>
          </table:table-cell>
          <table:table-cell office:value-type="float" office:value="2.255884" calcext:value-type="float">
            <text:p>2.255884</text:p>
          </table:table-cell>
          <table:table-cell office:value-type="float" office:value="-0.974528" calcext:value-type="float">
            <text:p>-0.974528</text:p>
          </table:table-cell>
          <table:table-cell office:value-type="string" calcext:value-type="string">
            <text:p>0.239492</text:p>
          </table:table-cell>
        </table:table-row>
        <table:table-row table:style-name="ro1">
          <table:table-cell office:value-type="float" office:value="1527146723.96217" calcext:value-type="float">
            <text:p>1527146723.96217</text:p>
          </table:table-cell>
          <table:table-cell office:value-type="string" calcext:value-type="string">
            <text:p>TOC_x</text:p>
          </table:table-cell>
          <table:table-cell office:value-type="float" office:value="-267.723724" calcext:value-type="float">
            <text:p>-267.723724</text:p>
          </table:table-cell>
          <table:table-cell office:value-type="float" office:value="15.394131" calcext:value-type="float">
            <text:p>15.394131</text:p>
          </table:table-cell>
          <table:table-cell office:value-type="float" office:value="-0.992386" calcext:value-type="float">
            <text:p>-0.992386</text:p>
          </table:table-cell>
          <table:table-cell office:value-type="float" office:value="0.21469" calcext:value-type="float">
            <text:p>0.21469</text:p>
          </table:table-cell>
          <table:table-cell office:value-type="float" office:value="-9.662089" calcext:value-type="float">
            <text:p>-9.662089</text:p>
          </table:table-cell>
          <table:table-cell office:value-type="float" office:value="2.304952" calcext:value-type="float">
            <text:p>2.304952</text:p>
          </table:table-cell>
          <table:table-cell office:value-type="float" office:value="-0.984329" calcext:value-type="float">
            <text:p>-0.984329</text:p>
          </table:table-cell>
          <table:table-cell office:value-type="string" calcext:value-type="string">
            <text:p>0.209897</text:p>
          </table:table-cell>
        </table:table-row>
        <table:table-row table:style-name="ro1" table:visibility="filter">
          <table:table-cell office:value-type="float" office:value="1527146723.96223" calcext:value-type="float">
            <text:p>1527146723.96223</text:p>
          </table:table-cell>
          <table:table-cell office:value-type="string" calcext:value-type="string">
            <text:p>TOC_y</text:p>
          </table:table-cell>
          <table:table-cell office:value-type="float" office:value="-267.723724" calcext:value-type="float">
            <text:p>-267.723724</text:p>
          </table:table-cell>
          <table:table-cell office:value-type="float" office:value="15.394131" calcext:value-type="float">
            <text:p>15.394131</text:p>
          </table:table-cell>
          <table:table-cell office:value-type="float" office:value="-0.992386" calcext:value-type="float">
            <text:p>-0.992386</text:p>
          </table:table-cell>
          <table:table-cell office:value-type="float" office:value="0.21469" calcext:value-type="float">
            <text:p>0.21469</text:p>
          </table:table-cell>
          <table:table-cell office:value-type="float" office:value="-9.662089" calcext:value-type="float">
            <text:p>-9.662089</text:p>
          </table:table-cell>
          <table:table-cell office:value-type="float" office:value="2.304952" calcext:value-type="float">
            <text:p>2.304952</text:p>
          </table:table-cell>
          <table:table-cell office:value-type="float" office:value="-0.984329" calcext:value-type="float">
            <text:p>-0.984329</text:p>
          </table:table-cell>
          <table:table-cell office:value-type="string" calcext:value-type="string">
            <text:p>0.209897</text:p>
          </table:table-cell>
        </table:table-row>
        <table:table-row table:style-name="ro1">
          <table:table-cell office:value-type="float" office:value="1527146723.98275" calcext:value-type="float">
            <text:p>1527146723.98275</text:p>
          </table:table-cell>
          <table:table-cell office:value-type="string" calcext:value-type="string">
            <text:p>TOC_x</text:p>
          </table:table-cell>
          <table:table-cell office:value-type="float" office:value="-269.510956" calcext:value-type="float">
            <text:p>-269.510956</text:p>
          </table:table-cell>
          <table:table-cell office:value-type="float" office:value="15.014534" calcext:value-type="float">
            <text:p>15.014534</text:p>
          </table:table-cell>
          <table:table-cell office:value-type="float" office:value="-0.995704" calcext:value-type="float">
            <text:p>-0.995704</text:p>
          </table:table-cell>
          <table:table-cell office:value-type="float" office:value="0.21173" calcext:value-type="float">
            <text:p>0.21173</text:p>
          </table:table-cell>
          <table:table-cell office:value-type="float" office:value="-9.694345" calcext:value-type="float">
            <text:p>-9.694345</text:p>
          </table:table-cell>
          <table:table-cell office:value-type="float" office:value="2.276177" calcext:value-type="float">
            <text:p>2.276177</text:p>
          </table:table-cell>
          <table:table-cell office:value-type="float" office:value="-0.992386" calcext:value-type="float">
            <text:p>-0.992386</text:p>
          </table:table-cell>
          <table:table-cell office:value-type="string" calcext:value-type="string">
            <text:p>0.214690</text:p>
          </table:table-cell>
        </table:table-row>
        <table:table-row table:style-name="ro1" table:visibility="filter">
          <table:table-cell office:value-type="float" office:value="1527146723.98281" calcext:value-type="float">
            <text:p>1527146723.98281</text:p>
          </table:table-cell>
          <table:table-cell office:value-type="string" calcext:value-type="string">
            <text:p>TOC_y</text:p>
          </table:table-cell>
          <table:table-cell office:value-type="float" office:value="-269.510956" calcext:value-type="float">
            <text:p>-269.510956</text:p>
          </table:table-cell>
          <table:table-cell office:value-type="float" office:value="15.014534" calcext:value-type="float">
            <text:p>15.014534</text:p>
          </table:table-cell>
          <table:table-cell office:value-type="float" office:value="-0.995704" calcext:value-type="float">
            <text:p>-0.995704</text:p>
          </table:table-cell>
          <table:table-cell office:value-type="float" office:value="0.21173" calcext:value-type="float">
            <text:p>0.21173</text:p>
          </table:table-cell>
          <table:table-cell office:value-type="float" office:value="-9.694345" calcext:value-type="float">
            <text:p>-9.694345</text:p>
          </table:table-cell>
          <table:table-cell office:value-type="float" office:value="2.276177" calcext:value-type="float">
            <text:p>2.276177</text:p>
          </table:table-cell>
          <table:table-cell office:value-type="float" office:value="-0.992386" calcext:value-type="float">
            <text:p>-0.992386</text:p>
          </table:table-cell>
          <table:table-cell office:value-type="string" calcext:value-type="string">
            <text:p>0.214690</text:p>
          </table:table-cell>
        </table:table-row>
        <table:table-row table:style-name="ro1">
          <table:table-cell office:value-type="float" office:value="1527146724.00242" calcext:value-type="float">
            <text:p>1527146724.00242</text:p>
          </table:table-cell>
          <table:table-cell office:value-type="string" calcext:value-type="string">
            <text:p>TOC_x</text:p>
          </table:table-cell>
          <table:table-cell office:value-type="float" office:value="-272.902588" calcext:value-type="float">
            <text:p>-272.902588</text:p>
          </table:table-cell>
          <table:table-cell office:value-type="float" office:value="10.505283" calcext:value-type="float">
            <text:p>10.505283</text:p>
          </table:table-cell>
          <table:table-cell office:value-type="float" office:value="-1.001699" calcext:value-type="float">
            <text:p>-1.001699</text:p>
          </table:table-cell>
          <table:table-cell office:value-type="float" office:value="0.174859" calcext:value-type="float">
            <text:p>0.174859</text:p>
          </table:table-cell>
          <table:table-cell office:value-type="float" office:value="-9.755271" calcext:value-type="float">
            <text:p>-9.755271</text:p>
          </table:table-cell>
          <table:table-cell office:value-type="float" office:value="1.901486" calcext:value-type="float">
            <text:p>1.901486</text:p>
          </table:table-cell>
          <table:table-cell office:value-type="float" office:value="-0.995704" calcext:value-type="float">
            <text:p>-0.995704</text:p>
          </table:table-cell>
          <table:table-cell office:value-type="string" calcext:value-type="string">
            <text:p>0.211730</text:p>
          </table:table-cell>
        </table:table-row>
        <table:table-row table:style-name="ro1" table:visibility="filter">
          <table:table-cell office:value-type="float" office:value="1527146724.00248" calcext:value-type="float">
            <text:p>1527146724.00248</text:p>
          </table:table-cell>
          <table:table-cell office:value-type="string" calcext:value-type="string">
            <text:p>TOC_y</text:p>
          </table:table-cell>
          <table:table-cell office:value-type="float" office:value="-272.902588" calcext:value-type="float">
            <text:p>-272.902588</text:p>
          </table:table-cell>
          <table:table-cell office:value-type="float" office:value="10.505283" calcext:value-type="float">
            <text:p>10.505283</text:p>
          </table:table-cell>
          <table:table-cell office:value-type="float" office:value="-1.001699" calcext:value-type="float">
            <text:p>-1.001699</text:p>
          </table:table-cell>
          <table:table-cell office:value-type="float" office:value="0.174859" calcext:value-type="float">
            <text:p>0.174859</text:p>
          </table:table-cell>
          <table:table-cell office:value-type="float" office:value="-9.755271" calcext:value-type="float">
            <text:p>-9.755271</text:p>
          </table:table-cell>
          <table:table-cell office:value-type="float" office:value="1.901486" calcext:value-type="float">
            <text:p>1.901486</text:p>
          </table:table-cell>
          <table:table-cell office:value-type="float" office:value="-0.995704" calcext:value-type="float">
            <text:p>-0.995704</text:p>
          </table:table-cell>
          <table:table-cell office:value-type="string" calcext:value-type="string">
            <text:p>0.211730</text:p>
          </table:table-cell>
        </table:table-row>
        <table:table-row table:style-name="ro1">
          <table:table-cell office:value-type="float" office:value="1527146724.02178" calcext:value-type="float">
            <text:p>1527146724.02178</text:p>
          </table:table-cell>
          <table:table-cell office:value-type="string" calcext:value-type="string">
            <text:p>TOC_x</text:p>
          </table:table-cell>
          <table:table-cell office:value-type="float" office:value="-278.956451" calcext:value-type="float">
            <text:p>-278.956451</text:p>
          </table:table-cell>
          <table:table-cell office:value-type="float" office:value="8.575005" calcext:value-type="float">
            <text:p>8.575005</text:p>
          </table:table-cell>
          <table:table-cell office:value-type="float" office:value="-1.01213" calcext:value-type="float">
            <text:p>-1.01213</text:p>
          </table:table-cell>
          <table:table-cell office:value-type="float" office:value="0.156961" calcext:value-type="float">
            <text:p>0.156961</text:p>
          </table:table-cell>
          <table:table-cell office:value-type="float" office:value="-9.863089" calcext:value-type="float">
            <text:p>-9.863089</text:p>
          </table:table-cell>
          <table:table-cell office:value-type="float" office:value="1.716483" calcext:value-type="float">
            <text:p>1.716483</text:p>
          </table:table-cell>
          <table:table-cell office:value-type="float" office:value="-1.001699" calcext:value-type="float">
            <text:p>-1.001699</text:p>
          </table:table-cell>
          <table:table-cell office:value-type="string" calcext:value-type="string">
            <text:p>0.174859</text:p>
          </table:table-cell>
        </table:table-row>
        <table:table-row table:style-name="ro1" table:visibility="filter">
          <table:table-cell office:value-type="float" office:value="1527146724.02186" calcext:value-type="float">
            <text:p>1527146724.02186</text:p>
          </table:table-cell>
          <table:table-cell office:value-type="string" calcext:value-type="string">
            <text:p>TOC_y</text:p>
          </table:table-cell>
          <table:table-cell office:value-type="float" office:value="-278.956451" calcext:value-type="float">
            <text:p>-278.956451</text:p>
          </table:table-cell>
          <table:table-cell office:value-type="float" office:value="8.575005" calcext:value-type="float">
            <text:p>8.575005</text:p>
          </table:table-cell>
          <table:table-cell office:value-type="float" office:value="-1.01213" calcext:value-type="float">
            <text:p>-1.01213</text:p>
          </table:table-cell>
          <table:table-cell office:value-type="float" office:value="0.156961" calcext:value-type="float">
            <text:p>0.156961</text:p>
          </table:table-cell>
          <table:table-cell office:value-type="float" office:value="-9.863089" calcext:value-type="float">
            <text:p>-9.863089</text:p>
          </table:table-cell>
          <table:table-cell office:value-type="float" office:value="1.716483" calcext:value-type="float">
            <text:p>1.716483</text:p>
          </table:table-cell>
          <table:table-cell office:value-type="float" office:value="-1.001699" calcext:value-type="float">
            <text:p>-1.001699</text:p>
          </table:table-cell>
          <table:table-cell office:value-type="string" calcext:value-type="string">
            <text:p>0.174859</text:p>
          </table:table-cell>
        </table:table-row>
        <table:table-row table:style-name="ro1">
          <table:table-cell office:value-type="float" office:value="1527146724.04243" calcext:value-type="float">
            <text:p>1527146724.04243</text:p>
          </table:table-cell>
          <table:table-cell office:value-type="string" calcext:value-type="string">
            <text:p>TOC_x</text:p>
          </table:table-cell>
          <table:table-cell office:value-type="float" office:value="-272.605988" calcext:value-type="float">
            <text:p>-272.605988</text:p>
          </table:table-cell>
          <table:table-cell office:value-type="float" office:value="11.482442" calcext:value-type="float">
            <text:p>11.482442</text:p>
          </table:table-cell>
          <table:table-cell office:value-type="float" office:value="-1.000442" calcext:value-type="float">
            <text:p>-1.000442</text:p>
          </table:table-cell>
          <table:table-cell office:value-type="float" office:value="0.185066" calcext:value-type="float">
            <text:p>0.185066</text:p>
          </table:table-cell>
          <table:table-cell office:value-type="float" office:value="-9.749971" calcext:value-type="float">
            <text:p>-9.749971</text:p>
          </table:table-cell>
          <table:table-cell office:value-type="float" office:value="1.988487" calcext:value-type="float">
            <text:p>1.988487</text:p>
          </table:table-cell>
          <table:table-cell office:value-type="float" office:value="-1.01213" calcext:value-type="float">
            <text:p>-1.01213</text:p>
          </table:table-cell>
          <table:table-cell office:value-type="string" calcext:value-type="string">
            <text:p>0.156961</text:p>
          </table:table-cell>
        </table:table-row>
        <table:table-row table:style-name="ro1" table:visibility="filter">
          <table:table-cell office:value-type="float" office:value="1527146724.0425" calcext:value-type="float">
            <text:p>1527146724.0425</text:p>
          </table:table-cell>
          <table:table-cell office:value-type="string" calcext:value-type="string">
            <text:p>TOC_y</text:p>
          </table:table-cell>
          <table:table-cell office:value-type="float" office:value="-272.605988" calcext:value-type="float">
            <text:p>-272.605988</text:p>
          </table:table-cell>
          <table:table-cell office:value-type="float" office:value="11.482442" calcext:value-type="float">
            <text:p>11.482442</text:p>
          </table:table-cell>
          <table:table-cell office:value-type="float" office:value="-1.000442" calcext:value-type="float">
            <text:p>-1.000442</text:p>
          </table:table-cell>
          <table:table-cell office:value-type="float" office:value="0.185066" calcext:value-type="float">
            <text:p>0.185066</text:p>
          </table:table-cell>
          <table:table-cell office:value-type="float" office:value="-9.749971" calcext:value-type="float">
            <text:p>-9.749971</text:p>
          </table:table-cell>
          <table:table-cell office:value-type="float" office:value="1.988487" calcext:value-type="float">
            <text:p>1.988487</text:p>
          </table:table-cell>
          <table:table-cell office:value-type="float" office:value="-1.01213" calcext:value-type="float">
            <text:p>-1.01213</text:p>
          </table:table-cell>
          <table:table-cell office:value-type="string" calcext:value-type="string">
            <text:p>0.156961</text:p>
          </table:table-cell>
        </table:table-row>
        <table:table-row table:style-name="ro1">
          <table:table-cell office:value-type="float" office:value="1527146724.06182" calcext:value-type="float">
            <text:p>1527146724.06182</text:p>
          </table:table-cell>
          <table:table-cell office:value-type="string" calcext:value-type="string">
            <text:p>TOC_x</text:p>
          </table:table-cell>
          <table:table-cell office:value-type="float" office:value="-278.309845" calcext:value-type="float">
            <text:p>-278.309845</text:p>
          </table:table-cell>
          <table:table-cell office:value-type="float" office:value="9.099836" calcext:value-type="float">
            <text:p>9.099836</text:p>
          </table:table-cell>
          <table:table-cell office:value-type="float" office:value="-1.010293" calcext:value-type="float">
            <text:p>-1.010293</text:p>
          </table:table-cell>
          <table:table-cell office:value-type="float" office:value="0.163753" calcext:value-type="float">
            <text:p>0.163753</text:p>
          </table:table-cell>
          <table:table-cell office:value-type="float" office:value="-9.851642" calcext:value-type="float">
            <text:p>-9.851642</text:p>
          </table:table-cell>
          <table:table-cell office:value-type="float" office:value="1.76851" calcext:value-type="float">
            <text:p>1.76851</text:p>
          </table:table-cell>
          <table:table-cell office:value-type="float" office:value="-1.000442" calcext:value-type="float">
            <text:p>-1.000442</text:p>
          </table:table-cell>
          <table:table-cell office:value-type="string" calcext:value-type="string">
            <text:p>0.185066</text:p>
          </table:table-cell>
        </table:table-row>
        <table:table-row table:style-name="ro1" table:visibility="filter">
          <table:table-cell office:value-type="float" office:value="1527146724.06188" calcext:value-type="float">
            <text:p>1527146724.06188</text:p>
          </table:table-cell>
          <table:table-cell office:value-type="string" calcext:value-type="string">
            <text:p>TOC_y</text:p>
          </table:table-cell>
          <table:table-cell office:value-type="float" office:value="-278.309845" calcext:value-type="float">
            <text:p>-278.309845</text:p>
          </table:table-cell>
          <table:table-cell office:value-type="float" office:value="9.099836" calcext:value-type="float">
            <text:p>9.099836</text:p>
          </table:table-cell>
          <table:table-cell office:value-type="float" office:value="-1.010293" calcext:value-type="float">
            <text:p>-1.010293</text:p>
          </table:table-cell>
          <table:table-cell office:value-type="float" office:value="0.163753" calcext:value-type="float">
            <text:p>0.163753</text:p>
          </table:table-cell>
          <table:table-cell office:value-type="float" office:value="-9.851642" calcext:value-type="float">
            <text:p>-9.851642</text:p>
          </table:table-cell>
          <table:table-cell office:value-type="float" office:value="1.76851" calcext:value-type="float">
            <text:p>1.76851</text:p>
          </table:table-cell>
          <table:table-cell office:value-type="float" office:value="-1.000442" calcext:value-type="float">
            <text:p>-1.000442</text:p>
          </table:table-cell>
          <table:table-cell office:value-type="string" calcext:value-type="string">
            <text:p>0.185066</text:p>
          </table:table-cell>
        </table:table-row>
        <table:table-row table:style-name="ro1">
          <table:table-cell office:value-type="float" office:value="1527146724.08255" calcext:value-type="float">
            <text:p>1527146724.08255</text:p>
          </table:table-cell>
          <table:table-cell office:value-type="string" calcext:value-type="string">
            <text:p>TOC_x</text:p>
          </table:table-cell>
          <table:table-cell office:value-type="float" office:value="-283.000214" calcext:value-type="float">
            <text:p>-283.000214</text:p>
          </table:table-cell>
          <table:table-cell office:value-type="float" office:value="9.195194" calcext:value-type="float">
            <text:p>9.195194</text:p>
          </table:table-cell>
          <table:table-cell office:value-type="float" office:value="-1.018879" calcext:value-type="float">
            <text:p>-1.018879</text:p>
          </table:table-cell>
          <table:table-cell office:value-type="float" office:value="0.164719" calcext:value-type="float">
            <text:p>0.164719</text:p>
          </table:table-cell>
          <table:table-cell office:value-type="float" office:value="-9.934459" calcext:value-type="float">
            <text:p>-9.934459</text:p>
          </table:table-cell>
          <table:table-cell office:value-type="float" office:value="1.777826" calcext:value-type="float">
            <text:p>1.777826</text:p>
          </table:table-cell>
          <table:table-cell office:value-type="float" office:value="-1.010293" calcext:value-type="float">
            <text:p>-1.010293</text:p>
          </table:table-cell>
          <table:table-cell office:value-type="string" calcext:value-type="string">
            <text:p>0.163753</text:p>
          </table:table-cell>
        </table:table-row>
        <table:table-row table:style-name="ro1" table:visibility="filter">
          <table:table-cell office:value-type="float" office:value="1527146724.08262" calcext:value-type="float">
            <text:p>1527146724.08262</text:p>
          </table:table-cell>
          <table:table-cell office:value-type="string" calcext:value-type="string">
            <text:p>TOC_y</text:p>
          </table:table-cell>
          <table:table-cell office:value-type="float" office:value="-283.000214" calcext:value-type="float">
            <text:p>-283.000214</text:p>
          </table:table-cell>
          <table:table-cell office:value-type="float" office:value="9.195194" calcext:value-type="float">
            <text:p>9.195194</text:p>
          </table:table-cell>
          <table:table-cell office:value-type="float" office:value="-1.018879" calcext:value-type="float">
            <text:p>-1.018879</text:p>
          </table:table-cell>
          <table:table-cell office:value-type="float" office:value="0.164719" calcext:value-type="float">
            <text:p>0.164719</text:p>
          </table:table-cell>
          <table:table-cell office:value-type="float" office:value="-9.934459" calcext:value-type="float">
            <text:p>-9.934459</text:p>
          </table:table-cell>
          <table:table-cell office:value-type="float" office:value="1.777826" calcext:value-type="float">
            <text:p>1.777826</text:p>
          </table:table-cell>
          <table:table-cell office:value-type="float" office:value="-1.010293" calcext:value-type="float">
            <text:p>-1.010293</text:p>
          </table:table-cell>
          <table:table-cell office:value-type="string" calcext:value-type="string">
            <text:p>0.163753</text:p>
          </table:table-cell>
        </table:table-row>
        <table:table-row table:style-name="ro1">
          <table:table-cell office:value-type="float" office:value="1527146724.1021" calcext:value-type="float">
            <text:p>1527146724.1021</text:p>
          </table:table-cell>
          <table:table-cell office:value-type="string" calcext:value-type="string">
            <text:p>TOC_x</text:p>
          </table:table-cell>
          <table:table-cell office:value-type="float" office:value="-285.08316" calcext:value-type="float">
            <text:p>-285.08316</text:p>
          </table:table-cell>
          <table:table-cell office:value-type="float" office:value="8.532857" calcext:value-type="float">
            <text:p>8.532857</text:p>
          </table:table-cell>
          <table:table-cell office:value-type="float" office:value="-1.022448" calcext:value-type="float">
            <text:p>-1.022448</text:p>
          </table:table-cell>
          <table:table-cell office:value-type="float" office:value="0.158296" calcext:value-type="float">
            <text:p>0.158296</text:p>
          </table:table-cell>
          <table:table-cell office:value-type="float" office:value="-9.971021" calcext:value-type="float">
            <text:p>-9.971021</text:p>
          </table:table-cell>
          <table:table-cell office:value-type="float" office:value="1.712044" calcext:value-type="float">
            <text:p>1.712044</text:p>
          </table:table-cell>
          <table:table-cell office:value-type="float" office:value="-1.018879" calcext:value-type="float">
            <text:p>-1.018879</text:p>
          </table:table-cell>
          <table:table-cell office:value-type="string" calcext:value-type="string">
            <text:p>0.164719</text:p>
          </table:table-cell>
        </table:table-row>
        <table:table-row table:style-name="ro1" table:visibility="filter">
          <table:table-cell office:value-type="float" office:value="1527146724.10218" calcext:value-type="float">
            <text:p>1527146724.10218</text:p>
          </table:table-cell>
          <table:table-cell office:value-type="string" calcext:value-type="string">
            <text:p>TOC_y</text:p>
          </table:table-cell>
          <table:table-cell office:value-type="float" office:value="-285.08316" calcext:value-type="float">
            <text:p>-285.08316</text:p>
          </table:table-cell>
          <table:table-cell office:value-type="float" office:value="8.532857" calcext:value-type="float">
            <text:p>8.532857</text:p>
          </table:table-cell>
          <table:table-cell office:value-type="float" office:value="-1.022448" calcext:value-type="float">
            <text:p>-1.022448</text:p>
          </table:table-cell>
          <table:table-cell office:value-type="float" office:value="0.158296" calcext:value-type="float">
            <text:p>0.158296</text:p>
          </table:table-cell>
          <table:table-cell office:value-type="float" office:value="-9.971021" calcext:value-type="float">
            <text:p>-9.971021</text:p>
          </table:table-cell>
          <table:table-cell office:value-type="float" office:value="1.712044" calcext:value-type="float">
            <text:p>1.712044</text:p>
          </table:table-cell>
          <table:table-cell office:value-type="float" office:value="-1.018879" calcext:value-type="float">
            <text:p>-1.018879</text:p>
          </table:table-cell>
          <table:table-cell office:value-type="string" calcext:value-type="string">
            <text:p>0.164719</text:p>
          </table:table-cell>
        </table:table-row>
        <table:table-row table:style-name="ro1">
          <table:table-cell office:value-type="float" office:value="1527146724.12267" calcext:value-type="float">
            <text:p>1527146724.12267</text:p>
          </table:table-cell>
          <table:table-cell office:value-type="string" calcext:value-type="string">
            <text:p>TOC_x</text:p>
          </table:table-cell>
          <table:table-cell office:value-type="float" office:value="-286.220978" calcext:value-type="float">
            <text:p>-286.220978</text:p>
          </table:table-cell>
          <table:table-cell office:value-type="float" office:value="5.259627" calcext:value-type="float">
            <text:p>5.259627</text:p>
          </table:table-cell>
          <table:table-cell office:value-type="float" office:value="-1.024499" calcext:value-type="float">
            <text:p>-1.024499</text:p>
          </table:table-cell>
          <table:table-cell office:value-type="float" office:value="0.120105" calcext:value-type="float">
            <text:p>0.120105</text:p>
          </table:table-cell>
          <table:table-cell office:value-type="float" office:value="-9.990934" calcext:value-type="float">
            <text:p>-9.990934</text:p>
          </table:table-cell>
          <table:table-cell office:value-type="float" office:value="1.341206" calcext:value-type="float">
            <text:p>1.341206</text:p>
          </table:table-cell>
          <table:table-cell office:value-type="float" office:value="-1.022448" calcext:value-type="float">
            <text:p>-1.022448</text:p>
          </table:table-cell>
          <table:table-cell office:value-type="string" calcext:value-type="string">
            <text:p>0.158296</text:p>
          </table:table-cell>
        </table:table-row>
        <table:table-row table:style-name="ro1" table:visibility="filter">
          <table:table-cell office:value-type="float" office:value="1527146724.12272" calcext:value-type="float">
            <text:p>1527146724.12272</text:p>
          </table:table-cell>
          <table:table-cell office:value-type="string" calcext:value-type="string">
            <text:p>TOC_y</text:p>
          </table:table-cell>
          <table:table-cell office:value-type="float" office:value="-286.220978" calcext:value-type="float">
            <text:p>-286.220978</text:p>
          </table:table-cell>
          <table:table-cell office:value-type="float" office:value="5.259627" calcext:value-type="float">
            <text:p>5.259627</text:p>
          </table:table-cell>
          <table:table-cell office:value-type="float" office:value="-1.024499" calcext:value-type="float">
            <text:p>-1.024499</text:p>
          </table:table-cell>
          <table:table-cell office:value-type="float" office:value="0.120105" calcext:value-type="float">
            <text:p>0.120105</text:p>
          </table:table-cell>
          <table:table-cell office:value-type="float" office:value="-9.990934" calcext:value-type="float">
            <text:p>-9.990934</text:p>
          </table:table-cell>
          <table:table-cell office:value-type="float" office:value="1.341206" calcext:value-type="float">
            <text:p>1.341206</text:p>
          </table:table-cell>
          <table:table-cell office:value-type="float" office:value="-1.022448" calcext:value-type="float">
            <text:p>-1.022448</text:p>
          </table:table-cell>
          <table:table-cell office:value-type="string" calcext:value-type="string">
            <text:p>0.158296</text:p>
          </table:table-cell>
        </table:table-row>
        <table:table-row table:style-name="ro1">
          <table:table-cell office:value-type="float" office:value="1527146724.14215" calcext:value-type="float">
            <text:p>1527146724.14215</text:p>
          </table:table-cell>
          <table:table-cell office:value-type="string" calcext:value-type="string">
            <text:p>TOC_x</text:p>
          </table:table-cell>
          <table:table-cell office:value-type="float" office:value="-289.718018" calcext:value-type="float">
            <text:p>-289.718018</text:p>
          </table:table-cell>
          <table:table-cell office:value-type="float" office:value="4.803904" calcext:value-type="float">
            <text:p>4.803904</text:p>
          </table:table-cell>
          <table:table-cell office:value-type="float" office:value="-1.030434" calcext:value-type="float">
            <text:p>-1.030434</text:p>
          </table:table-cell>
          <table:table-cell office:value-type="float" office:value="0.114261" calcext:value-type="float">
            <text:p>0.114261</text:p>
          </table:table-cell>
          <table:table-cell office:value-type="float" office:value="-10.051898" calcext:value-type="float">
            <text:p>-10.051898</text:p>
          </table:table-cell>
          <table:table-cell office:value-type="float" office:value="1.281162" calcext:value-type="float">
            <text:p>1.281162</text:p>
          </table:table-cell>
          <table:table-cell office:value-type="float" office:value="-1.024499" calcext:value-type="float">
            <text:p>-1.024499</text:p>
          </table:table-cell>
          <table:table-cell office:value-type="string" calcext:value-type="string">
            <text:p>0.120105</text:p>
          </table:table-cell>
        </table:table-row>
        <table:table-row table:style-name="ro1" table:visibility="filter">
          <table:table-cell office:value-type="float" office:value="1527146724.14221" calcext:value-type="float">
            <text:p>1527146724.14221</text:p>
          </table:table-cell>
          <table:table-cell office:value-type="string" calcext:value-type="string">
            <text:p>TOC_y</text:p>
          </table:table-cell>
          <table:table-cell office:value-type="float" office:value="-289.718018" calcext:value-type="float">
            <text:p>-289.718018</text:p>
          </table:table-cell>
          <table:table-cell office:value-type="float" office:value="4.803904" calcext:value-type="float">
            <text:p>4.803904</text:p>
          </table:table-cell>
          <table:table-cell office:value-type="float" office:value="-1.030434" calcext:value-type="float">
            <text:p>-1.030434</text:p>
          </table:table-cell>
          <table:table-cell office:value-type="float" office:value="0.114261" calcext:value-type="float">
            <text:p>0.114261</text:p>
          </table:table-cell>
          <table:table-cell office:value-type="float" office:value="-10.051898" calcext:value-type="float">
            <text:p>-10.051898</text:p>
          </table:table-cell>
          <table:table-cell office:value-type="float" office:value="1.281162" calcext:value-type="float">
            <text:p>1.281162</text:p>
          </table:table-cell>
          <table:table-cell office:value-type="float" office:value="-1.024499" calcext:value-type="float">
            <text:p>-1.024499</text:p>
          </table:table-cell>
          <table:table-cell office:value-type="string" calcext:value-type="string">
            <text:p>0.120105</text:p>
          </table:table-cell>
        </table:table-row>
        <table:table-row table:style-name="ro1">
          <table:table-cell office:value-type="float" office:value="1527146724.16262" calcext:value-type="float">
            <text:p>1527146724.16262</text:p>
          </table:table-cell>
          <table:table-cell office:value-type="string" calcext:value-type="string">
            <text:p>TOC_x</text:p>
          </table:table-cell>
          <table:table-cell office:value-type="float" office:value="-286.182892" calcext:value-type="float">
            <text:p>-286.182892</text:p>
          </table:table-cell>
          <table:table-cell office:value-type="float" office:value="4.608666" calcext:value-type="float">
            <text:p>4.608666</text:p>
          </table:table-cell>
          <table:table-cell office:value-type="float" office:value="-1.024131" calcext:value-type="float">
            <text:p>-1.024131</text:p>
          </table:table-cell>
          <table:table-cell office:value-type="float" office:value="0.111543" calcext:value-type="float">
            <text:p>0.111543</text:p>
          </table:table-cell>
          <table:table-cell office:value-type="float" office:value="-9.990273" calcext:value-type="float">
            <text:p>-9.990273</text:p>
          </table:table-cell>
          <table:table-cell office:value-type="float" office:value="1.254589" calcext:value-type="float">
            <text:p>1.254589</text:p>
          </table:table-cell>
          <table:table-cell office:value-type="float" office:value="-1.030434" calcext:value-type="float">
            <text:p>-1.030434</text:p>
          </table:table-cell>
          <table:table-cell office:value-type="string" calcext:value-type="string">
            <text:p>0.114261</text:p>
          </table:table-cell>
        </table:table-row>
        <table:table-row table:style-name="ro1" table:visibility="filter">
          <table:table-cell office:value-type="float" office:value="1527146724.16269" calcext:value-type="float">
            <text:p>1527146724.16269</text:p>
          </table:table-cell>
          <table:table-cell office:value-type="string" calcext:value-type="string">
            <text:p>TOC_y</text:p>
          </table:table-cell>
          <table:table-cell office:value-type="float" office:value="-286.182892" calcext:value-type="float">
            <text:p>-286.182892</text:p>
          </table:table-cell>
          <table:table-cell office:value-type="float" office:value="4.608666" calcext:value-type="float">
            <text:p>4.608666</text:p>
          </table:table-cell>
          <table:table-cell office:value-type="float" office:value="-1.024131" calcext:value-type="float">
            <text:p>-1.024131</text:p>
          </table:table-cell>
          <table:table-cell office:value-type="float" office:value="0.111543" calcext:value-type="float">
            <text:p>0.111543</text:p>
          </table:table-cell>
          <table:table-cell office:value-type="float" office:value="-9.990273" calcext:value-type="float">
            <text:p>-9.990273</text:p>
          </table:table-cell>
          <table:table-cell office:value-type="float" office:value="1.254589" calcext:value-type="float">
            <text:p>1.254589</text:p>
          </table:table-cell>
          <table:table-cell office:value-type="float" office:value="-1.030434" calcext:value-type="float">
            <text:p>-1.030434</text:p>
          </table:table-cell>
          <table:table-cell office:value-type="string" calcext:value-type="string">
            <text:p>0.114261</text:p>
          </table:table-cell>
        </table:table-row>
        <table:table-row table:style-name="ro1">
          <table:table-cell office:value-type="float" office:value="1527146724.18219" calcext:value-type="float">
            <text:p>1527146724.18219</text:p>
          </table:table-cell>
          <table:table-cell office:value-type="string" calcext:value-type="string">
            <text:p>TOC_x</text:p>
          </table:table-cell>
          <table:table-cell office:value-type="float" office:value="-291.888245" calcext:value-type="float">
            <text:p>-291.888245</text:p>
          </table:table-cell>
          <table:table-cell office:value-type="float" office:value="2.913341" calcext:value-type="float">
            <text:p>2.913341</text:p>
          </table:table-cell>
          <table:table-cell office:value-type="float" office:value="-1.033833" calcext:value-type="float">
            <text:p>-1.033833</text:p>
          </table:table-cell>
          <table:table-cell office:value-type="float" office:value="0.08615" calcext:value-type="float">
            <text:p>0.08615</text:p>
          </table:table-cell>
          <table:table-cell office:value-type="float" office:value="-10.089551" calcext:value-type="float">
            <text:p>-10.089551</text:p>
          </table:table-cell>
          <table:table-cell office:value-type="float" office:value="0.994745" calcext:value-type="float">
            <text:p>0.994745</text:p>
          </table:table-cell>
          <table:table-cell office:value-type="float" office:value="-1.024131" calcext:value-type="float">
            <text:p>-1.024131</text:p>
          </table:table-cell>
          <table:table-cell office:value-type="string" calcext:value-type="string">
            <text:p>0.111543</text:p>
          </table:table-cell>
        </table:table-row>
        <table:table-row table:style-name="ro1" table:visibility="filter">
          <table:table-cell office:value-type="float" office:value="1527146724.18226" calcext:value-type="float">
            <text:p>1527146724.18226</text:p>
          </table:table-cell>
          <table:table-cell office:value-type="string" calcext:value-type="string">
            <text:p>PID_y</text:p>
          </table:table-cell>
          <table:table-cell office:value-type="float" office:value="-291.888245" calcext:value-type="float">
            <text:p>-291.888245</text:p>
          </table:table-cell>
          <table:table-cell office:value-type="float" office:value="2.913341" calcext:value-type="float">
            <text:p>2.913341</text:p>
          </table:table-cell>
          <table:table-cell office:value-type="float" office:value="-1.033833" calcext:value-type="float">
            <text:p>-1.033833</text:p>
          </table:table-cell>
          <table:table-cell office:value-type="float" office:value="0.08615" calcext:value-type="float">
            <text:p>0.08615</text:p>
          </table:table-cell>
          <table:table-cell office:value-type="float" office:value="-10.089551" calcext:value-type="float">
            <text:p>-10.089551</text:p>
          </table:table-cell>
          <table:table-cell office:value-type="float" office:value="0.994745" calcext:value-type="float">
            <text:p>0.994745</text:p>
          </table:table-cell>
          <table:table-cell office:value-type="float" office:value="-1.024131" calcext:value-type="float">
            <text:p>-1.024131</text:p>
          </table:table-cell>
          <table:table-cell office:value-type="string" calcext:value-type="string">
            <text:p>0.111543</text:p>
          </table:table-cell>
        </table:table-row>
        <table:table-row table:style-name="ro1">
          <table:table-cell office:value-type="float" office:value="1527146724.20279" calcext:value-type="float">
            <text:p>1527146724.20279</text:p>
          </table:table-cell>
          <table:table-cell office:value-type="string" calcext:value-type="string">
            <text:p>TOC_x</text:p>
          </table:table-cell>
          <table:table-cell office:value-type="float" office:value="-292.084961" calcext:value-type="float">
            <text:p>-292.084961</text:p>
          </table:table-cell>
          <table:table-cell office:value-type="float" office:value="2.41609" calcext:value-type="float">
            <text:p>2.41609</text:p>
          </table:table-cell>
          <table:table-cell office:value-type="float" office:value="-1.034185" calcext:value-type="float">
            <text:p>-1.034185</text:p>
          </table:table-cell>
          <table:table-cell office:value-type="float" office:value="0.076868" calcext:value-type="float">
            <text:p>0.076868</text:p>
          </table:table-cell>
          <table:table-cell office:value-type="float" office:value="-10.092957" calcext:value-type="float">
            <text:p>-10.092957</text:p>
          </table:table-cell>
          <table:table-cell office:value-type="float" office:value="0.904836" calcext:value-type="float">
            <text:p>0.904836</text:p>
          </table:table-cell>
          <table:table-cell office:value-type="float" office:value="-1.033833" calcext:value-type="float">
            <text:p>-1.033833</text:p>
          </table:table-cell>
          <table:table-cell office:value-type="string" calcext:value-type="string">
            <text:p>0.086150</text:p>
          </table:table-cell>
        </table:table-row>
        <table:table-row table:style-name="ro1" table:visibility="filter">
          <table:table-cell office:value-type="float" office:value="1527146724.20286" calcext:value-type="float">
            <text:p>1527146724.20286</text:p>
          </table:table-cell>
          <table:table-cell office:value-type="string" calcext:value-type="string">
            <text:p>PID_y</text:p>
          </table:table-cell>
          <table:table-cell office:value-type="float" office:value="-292.084961" calcext:value-type="float">
            <text:p>-292.084961</text:p>
          </table:table-cell>
          <table:table-cell office:value-type="float" office:value="2.41609" calcext:value-type="float">
            <text:p>2.41609</text:p>
          </table:table-cell>
          <table:table-cell office:value-type="float" office:value="-1.034185" calcext:value-type="float">
            <text:p>-1.034185</text:p>
          </table:table-cell>
          <table:table-cell office:value-type="float" office:value="0.076868" calcext:value-type="float">
            <text:p>0.076868</text:p>
          </table:table-cell>
          <table:table-cell office:value-type="float" office:value="-10.092957" calcext:value-type="float">
            <text:p>-10.092957</text:p>
          </table:table-cell>
          <table:table-cell office:value-type="float" office:value="0.904836" calcext:value-type="float">
            <text:p>0.904836</text:p>
          </table:table-cell>
          <table:table-cell office:value-type="float" office:value="-1.033833" calcext:value-type="float">
            <text:p>-1.033833</text:p>
          </table:table-cell>
          <table:table-cell office:value-type="string" calcext:value-type="string">
            <text:p>0.086150</text:p>
          </table:table-cell>
        </table:table-row>
        <table:table-row table:style-name="ro1">
          <table:table-cell office:value-type="float" office:value="1527146724.22235" calcext:value-type="float">
            <text:p>1527146724.22235</text:p>
          </table:table-cell>
          <table:table-cell office:value-type="string" calcext:value-type="string">
            <text:p>TOC_x</text:p>
          </table:table-cell>
          <table:table-cell office:value-type="float" office:value="-292.676971" calcext:value-type="float">
            <text:p>-292.676971</text:p>
          </table:table-cell>
          <table:table-cell office:value-type="float" office:value="1.486918" calcext:value-type="float">
            <text:p>1.486918</text:p>
          </table:table-cell>
          <table:table-cell office:value-type="float" office:value="-1.035185" calcext:value-type="float">
            <text:p>-1.035185</text:p>
          </table:table-cell>
          <table:table-cell office:value-type="float" office:value="0.057574" calcext:value-type="float">
            <text:p>0.057574</text:p>
          </table:table-cell>
          <table:table-cell office:value-type="float" office:value="-10.103199" calcext:value-type="float">
            <text:p>-10.103199</text:p>
          </table:table-cell>
          <table:table-cell office:value-type="float" office:value="0.707298" calcext:value-type="float">
            <text:p>0.707298</text:p>
          </table:table-cell>
          <table:table-cell office:value-type="float" office:value="-1.034185" calcext:value-type="float">
            <text:p>-1.034185</text:p>
          </table:table-cell>
          <table:table-cell office:value-type="string" calcext:value-type="string">
            <text:p>0.076868</text:p>
          </table:table-cell>
        </table:table-row>
        <table:table-row table:style-name="ro1" table:visibility="filter">
          <table:table-cell office:value-type="float" office:value="1527146724.22242" calcext:value-type="float">
            <text:p>1527146724.22242</text:p>
          </table:table-cell>
          <table:table-cell office:value-type="string" calcext:value-type="string">
            <text:p>PID_y</text:p>
          </table:table-cell>
          <table:table-cell office:value-type="float" office:value="-292.676971" calcext:value-type="float">
            <text:p>-292.676971</text:p>
          </table:table-cell>
          <table:table-cell office:value-type="float" office:value="1.486918" calcext:value-type="float">
            <text:p>1.486918</text:p>
          </table:table-cell>
          <table:table-cell office:value-type="float" office:value="-1.035185" calcext:value-type="float">
            <text:p>-1.035185</text:p>
          </table:table-cell>
          <table:table-cell office:value-type="float" office:value="0.057574" calcext:value-type="float">
            <text:p>0.057574</text:p>
          </table:table-cell>
          <table:table-cell office:value-type="float" office:value="-10.103199" calcext:value-type="float">
            <text:p>-10.103199</text:p>
          </table:table-cell>
          <table:table-cell office:value-type="float" office:value="0.707298" calcext:value-type="float">
            <text:p>0.707298</text:p>
          </table:table-cell>
          <table:table-cell office:value-type="float" office:value="-1.034185" calcext:value-type="float">
            <text:p>-1.034185</text:p>
          </table:table-cell>
          <table:table-cell office:value-type="string" calcext:value-type="string">
            <text:p>0.076868</text:p>
          </table:table-cell>
        </table:table-row>
        <table:table-row table:style-name="ro1">
          <table:table-cell office:value-type="float" office:value="1527146724.24185" calcext:value-type="float">
            <text:p>1527146724.24185</text:p>
          </table:table-cell>
          <table:table-cell office:value-type="string" calcext:value-type="string">
            <text:p>TOC_x</text:p>
          </table:table-cell>
          <table:table-cell office:value-type="float" office:value="-291.16745" calcext:value-type="float">
            <text:p>-291.16745</text:p>
          </table:table-cell>
          <table:table-cell office:value-type="float" office:value="1.605389" calcext:value-type="float">
            <text:p>1.605389</text:p>
          </table:table-cell>
          <table:table-cell office:value-type="float" office:value="-1.032632" calcext:value-type="float">
            <text:p>-1.032632</text:p>
          </table:table-cell>
          <table:table-cell office:value-type="float" office:value="0.060316" calcext:value-type="float">
            <text:p>0.060316</text:p>
          </table:table-cell>
          <table:table-cell office:value-type="float" office:value="-10.077063" calcext:value-type="float">
            <text:p>-10.077063</text:p>
          </table:table-cell>
          <table:table-cell office:value-type="float" office:value="0.735374" calcext:value-type="float">
            <text:p>0.735374</text:p>
          </table:table-cell>
          <table:table-cell office:value-type="float" office:value="-1.035185" calcext:value-type="float">
            <text:p>-1.035185</text:p>
          </table:table-cell>
          <table:table-cell office:value-type="string" calcext:value-type="string">
            <text:p>0.057574</text:p>
          </table:table-cell>
        </table:table-row>
        <table:table-row table:style-name="ro1" table:visibility="filter">
          <table:table-cell office:value-type="float" office:value="1527146724.24191" calcext:value-type="float">
            <text:p>1527146724.24191</text:p>
          </table:table-cell>
          <table:table-cell office:value-type="string" calcext:value-type="string">
            <text:p>PID_y</text:p>
          </table:table-cell>
          <table:table-cell office:value-type="float" office:value="-291.16745" calcext:value-type="float">
            <text:p>-291.16745</text:p>
          </table:table-cell>
          <table:table-cell office:value-type="float" office:value="1.605389" calcext:value-type="float">
            <text:p>1.605389</text:p>
          </table:table-cell>
          <table:table-cell office:value-type="float" office:value="-1.032632" calcext:value-type="float">
            <text:p>-1.032632</text:p>
          </table:table-cell>
          <table:table-cell office:value-type="float" office:value="0.060316" calcext:value-type="float">
            <text:p>0.060316</text:p>
          </table:table-cell>
          <table:table-cell office:value-type="float" office:value="-10.077063" calcext:value-type="float">
            <text:p>-10.077063</text:p>
          </table:table-cell>
          <table:table-cell office:value-type="float" office:value="0.735374" calcext:value-type="float">
            <text:p>0.735374</text:p>
          </table:table-cell>
          <table:table-cell office:value-type="float" office:value="-1.035185" calcext:value-type="float">
            <text:p>-1.035185</text:p>
          </table:table-cell>
          <table:table-cell office:value-type="string" calcext:value-type="string">
            <text:p>0.057574</text:p>
          </table:table-cell>
        </table:table-row>
        <table:table-row table:style-name="ro1">
          <table:table-cell office:value-type="float" office:value="1527146724.26242" calcext:value-type="float">
            <text:p>1527146724.26242</text:p>
          </table:table-cell>
          <table:table-cell office:value-type="string" calcext:value-type="string">
            <text:p>TOC_x</text:p>
          </table:table-cell>
          <table:table-cell office:value-type="float" office:value="-290.958496" calcext:value-type="float">
            <text:p>-290.958496</text:p>
          </table:table-cell>
          <table:table-cell office:value-type="float" office:value="0.83942" calcext:value-type="float">
            <text:p>0.83942</text:p>
          </table:table-cell>
          <table:table-cell office:value-type="float" office:value="-1.03226" calcext:value-type="float">
            <text:p>-1.03226</text:p>
          </table:table-cell>
          <table:table-cell office:value-type="float" office:value="0.039118" calcext:value-type="float">
            <text:p>0.039118</text:p>
          </table:table-cell>
          <table:table-cell office:value-type="float" office:value="-10.07344" calcext:value-type="float">
            <text:p>-10.07344</text:p>
          </table:table-cell>
          <table:table-cell office:value-type="float" office:value="0.52925" calcext:value-type="float">
            <text:p>0.52925</text:p>
          </table:table-cell>
          <table:table-cell office:value-type="float" office:value="-1.032632" calcext:value-type="float">
            <text:p>-1.032632</text:p>
          </table:table-cell>
          <table:table-cell office:value-type="string" calcext:value-type="string">
            <text:p>0.060316</text:p>
          </table:table-cell>
        </table:table-row>
        <table:table-row table:style-name="ro1" table:visibility="filter">
          <table:table-cell office:value-type="float" office:value="1527146724.26248" calcext:value-type="float">
            <text:p>1527146724.26248</text:p>
          </table:table-cell>
          <table:table-cell office:value-type="string" calcext:value-type="string">
            <text:p>PID_y</text:p>
          </table:table-cell>
          <table:table-cell office:value-type="float" office:value="-290.958496" calcext:value-type="float">
            <text:p>-290.958496</text:p>
          </table:table-cell>
          <table:table-cell office:value-type="float" office:value="0.83942" calcext:value-type="float">
            <text:p>0.83942</text:p>
          </table:table-cell>
          <table:table-cell office:value-type="float" office:value="-1.03226" calcext:value-type="float">
            <text:p>-1.03226</text:p>
          </table:table-cell>
          <table:table-cell office:value-type="float" office:value="0.039118" calcext:value-type="float">
            <text:p>0.039118</text:p>
          </table:table-cell>
          <table:table-cell office:value-type="float" office:value="-10.07344" calcext:value-type="float">
            <text:p>-10.07344</text:p>
          </table:table-cell>
          <table:table-cell office:value-type="float" office:value="0.52925" calcext:value-type="float">
            <text:p>0.52925</text:p>
          </table:table-cell>
          <table:table-cell office:value-type="float" office:value="-1.032632" calcext:value-type="float">
            <text:p>-1.032632</text:p>
          </table:table-cell>
          <table:table-cell office:value-type="string" calcext:value-type="string">
            <text:p>0.060316</text:p>
          </table:table-cell>
        </table:table-row>
        <table:table-row table:style-name="ro1">
          <table:table-cell office:value-type="float" office:value="1527146724.28183" calcext:value-type="float">
            <text:p>1527146724.28183</text:p>
          </table:table-cell>
          <table:table-cell office:value-type="string" calcext:value-type="string">
            <text:p>TOC_x</text:p>
          </table:table-cell>
          <table:table-cell office:value-type="float" office:value="-292.525757" calcext:value-type="float">
            <text:p>-292.525757</text:p>
          </table:table-cell>
          <table:table-cell office:value-type="float" office:value="0.016057" calcext:value-type="float">
            <text:p>0.016057</text:p>
          </table:table-cell>
          <table:table-cell office:value-type="float" office:value="-1.034894" calcext:value-type="float">
            <text:p>-1.034894</text:p>
          </table:table-cell>
          <table:table-cell office:value-type="float" office:value="-0.004089" calcext:value-type="float">
            <text:p>-0.004089</text:p>
          </table:table-cell>
          <table:table-cell office:value-type="float" office:value="-10.100584" calcext:value-type="float">
            <text:p>-10.100584</text:p>
          </table:table-cell>
          <table:table-cell office:value-type="float" office:value="0.083971" calcext:value-type="float">
            <text:p>0.083971</text:p>
          </table:table-cell>
          <table:table-cell office:value-type="float" office:value="-1.03226" calcext:value-type="float">
            <text:p>-1.03226</text:p>
          </table:table-cell>
          <table:table-cell office:value-type="string" calcext:value-type="string">
            <text:p>0.039118</text:p>
          </table:table-cell>
        </table:table-row>
        <table:table-row table:style-name="ro1" table:visibility="filter">
          <table:table-cell office:value-type="float" office:value="1527146724.28188" calcext:value-type="float">
            <text:p>1527146724.28188</text:p>
          </table:table-cell>
          <table:table-cell office:value-type="string" calcext:value-type="string">
            <text:p>PID_y</text:p>
          </table:table-cell>
          <table:table-cell office:value-type="float" office:value="-292.525757" calcext:value-type="float">
            <text:p>-292.525757</text:p>
          </table:table-cell>
          <table:table-cell office:value-type="float" office:value="0.016057" calcext:value-type="float">
            <text:p>0.016057</text:p>
          </table:table-cell>
          <table:table-cell office:value-type="float" office:value="-1.034894" calcext:value-type="float">
            <text:p>-1.034894</text:p>
          </table:table-cell>
          <table:table-cell office:value-type="float" office:value="-0.004089" calcext:value-type="float">
            <text:p>-0.004089</text:p>
          </table:table-cell>
          <table:table-cell office:value-type="float" office:value="-10.100584" calcext:value-type="float">
            <text:p>-10.100584</text:p>
          </table:table-cell>
          <table:table-cell office:value-type="float" office:value="0.083971" calcext:value-type="float">
            <text:p>0.083971</text:p>
          </table:table-cell>
          <table:table-cell office:value-type="float" office:value="-1.03226" calcext:value-type="float">
            <text:p>-1.03226</text:p>
          </table:table-cell>
          <table:table-cell office:value-type="string" calcext:value-type="string">
            <text:p>0.039118</text:p>
          </table:table-cell>
        </table:table-row>
        <table:table-row table:style-name="ro1">
          <table:table-cell office:value-type="float" office:value="1527146724.30235" calcext:value-type="float">
            <text:p>1527146724.30235</text:p>
          </table:table-cell>
          <table:table-cell office:value-type="string" calcext:value-type="string">
            <text:p>TOC_x</text:p>
          </table:table-cell>
          <table:table-cell office:value-type="float" office:value="-289.442078" calcext:value-type="float">
            <text:p>-289.442078</text:p>
          </table:table-cell>
          <table:table-cell office:value-type="float" office:value="-0.025863" calcext:value-type="float">
            <text:p>-0.025863</text:p>
          </table:table-cell>
          <table:table-cell office:value-type="float" office:value="-1.029413" calcext:value-type="float">
            <text:p>-1.029413</text:p>
          </table:table-cell>
          <table:table-cell office:value-type="float" office:value="-0.018054" calcext:value-type="float">
            <text:p>-0.018054</text:p>
          </table:table-cell>
          <table:table-cell office:value-type="float" office:value="-10.047111" calcext:value-type="float">
            <text:p>-10.047111</text:p>
          </table:table-cell>
          <table:table-cell office:value-type="float" office:value="-0.05228" calcext:value-type="float">
            <text:p>-0.05228</text:p>
          </table:table-cell>
          <table:table-cell office:value-type="float" office:value="-1.034894" calcext:value-type="float">
            <text:p>-1.034894</text:p>
          </table:table-cell>
          <table:table-cell office:value-type="string" calcext:value-type="string">
            <text:p>-0.004089</text:p>
          </table:table-cell>
        </table:table-row>
        <table:table-row table:style-name="ro1" table:visibility="filter">
          <table:table-cell office:value-type="float" office:value="1527146724.30241" calcext:value-type="float">
            <text:p>1527146724.30241</text:p>
          </table:table-cell>
          <table:table-cell office:value-type="string" calcext:value-type="string">
            <text:p>PID_y</text:p>
          </table:table-cell>
          <table:table-cell office:value-type="float" office:value="-289.442078" calcext:value-type="float">
            <text:p>-289.442078</text:p>
          </table:table-cell>
          <table:table-cell office:value-type="float" office:value="-0.025863" calcext:value-type="float">
            <text:p>-0.025863</text:p>
          </table:table-cell>
          <table:table-cell office:value-type="float" office:value="-1.029413" calcext:value-type="float">
            <text:p>-1.029413</text:p>
          </table:table-cell>
          <table:table-cell office:value-type="float" office:value="-0.018054" calcext:value-type="float">
            <text:p>-0.018054</text:p>
          </table:table-cell>
          <table:table-cell office:value-type="float" office:value="-10.047111" calcext:value-type="float">
            <text:p>-10.047111</text:p>
          </table:table-cell>
          <table:table-cell office:value-type="float" office:value="-0.05228" calcext:value-type="float">
            <text:p>-0.05228</text:p>
          </table:table-cell>
          <table:table-cell office:value-type="float" office:value="-1.034894" calcext:value-type="float">
            <text:p>-1.034894</text:p>
          </table:table-cell>
          <table:table-cell office:value-type="string" calcext:value-type="string">
            <text:p>-0.004089</text:p>
          </table:table-cell>
        </table:table-row>
        <table:table-row table:style-name="ro1">
          <table:table-cell office:value-type="float" office:value="1527146724.32175" calcext:value-type="float">
            <text:p>1527146724.32175</text:p>
          </table:table-cell>
          <table:table-cell office:value-type="string" calcext:value-type="string">
            <text:p>TOC_x</text:p>
          </table:table-cell>
          <table:table-cell office:value-type="float" office:value="-288.496277" calcext:value-type="float">
            <text:p>-288.496277</text:p>
          </table:table-cell>
          <table:table-cell office:value-type="float" office:value="-0.244148" calcext:value-type="float">
            <text:p>-0.244148</text:p>
          </table:table-cell>
          <table:table-cell office:value-type="float" office:value="-1.027815" calcext:value-type="float">
            <text:p>-1.027815</text:p>
          </table:table-cell>
          <table:table-cell office:value-type="float" office:value="-0.038991" calcext:value-type="float">
            <text:p>-0.038991</text:p>
          </table:table-cell>
          <table:table-cell office:value-type="float" office:value="-10.030651" calcext:value-type="float">
            <text:p>-10.030651</text:p>
          </table:table-cell>
          <table:table-cell office:value-type="float" office:value="-0.267964" calcext:value-type="float">
            <text:p>-0.267964</text:p>
          </table:table-cell>
          <table:table-cell office:value-type="float" office:value="-1.029413" calcext:value-type="float">
            <text:p>-1.029413</text:p>
          </table:table-cell>
          <table:table-cell office:value-type="string" calcext:value-type="string">
            <text:p>-0.018054</text:p>
          </table:table-cell>
        </table:table-row>
        <table:table-row table:style-name="ro1" table:visibility="filter">
          <table:table-cell office:value-type="float" office:value="1527146724.32185" calcext:value-type="float">
            <text:p>1527146724.32185</text:p>
          </table:table-cell>
          <table:table-cell office:value-type="string" calcext:value-type="string">
            <text:p>PID_y</text:p>
          </table:table-cell>
          <table:table-cell office:value-type="float" office:value="-288.496277" calcext:value-type="float">
            <text:p>-288.496277</text:p>
          </table:table-cell>
          <table:table-cell office:value-type="float" office:value="-0.244148" calcext:value-type="float">
            <text:p>-0.244148</text:p>
          </table:table-cell>
          <table:table-cell office:value-type="float" office:value="-1.027815" calcext:value-type="float">
            <text:p>-1.027815</text:p>
          </table:table-cell>
          <table:table-cell office:value-type="float" office:value="-0.038991" calcext:value-type="float">
            <text:p>-0.038991</text:p>
          </table:table-cell>
          <table:table-cell office:value-type="float" office:value="-10.030651" calcext:value-type="float">
            <text:p>-10.030651</text:p>
          </table:table-cell>
          <table:table-cell office:value-type="float" office:value="-0.267964" calcext:value-type="float">
            <text:p>-0.267964</text:p>
          </table:table-cell>
          <table:table-cell office:value-type="float" office:value="-1.029413" calcext:value-type="float">
            <text:p>-1.029413</text:p>
          </table:table-cell>
          <table:table-cell office:value-type="string" calcext:value-type="string">
            <text:p>-0.018054</text:p>
          </table:table-cell>
        </table:table-row>
        <table:table-row table:style-name="ro1">
          <table:table-cell office:value-type="float" office:value="1527146724.34229" calcext:value-type="float">
            <text:p>1527146724.34229</text:p>
          </table:table-cell>
          <table:table-cell office:value-type="string" calcext:value-type="string">
            <text:p>TOC_x</text:p>
          </table:table-cell>
          <table:table-cell office:value-type="float" office:value="-287.279999" calcext:value-type="float">
            <text:p>-287.279999</text:p>
          </table:table-cell>
          <table:table-cell office:value-type="float" office:value="-0.307361" calcext:value-type="float">
            <text:p>-0.307361</text:p>
          </table:table-cell>
          <table:table-cell office:value-type="float" office:value="-1.025636" calcext:value-type="float">
            <text:p>-1.025636</text:p>
          </table:table-cell>
          <table:table-cell office:value-type="float" office:value="-0.042729" calcext:value-type="float">
            <text:p>-0.042729</text:p>
          </table:table-cell>
          <table:table-cell office:value-type="float" office:value="-10.009447" calcext:value-type="float">
            <text:p>-10.009447</text:p>
          </table:table-cell>
          <table:table-cell office:value-type="float" office:value="-0.304337" calcext:value-type="float">
            <text:p>-0.304337</text:p>
          </table:table-cell>
          <table:table-cell office:value-type="float" office:value="-1.027815" calcext:value-type="float">
            <text:p>-1.027815</text:p>
          </table:table-cell>
          <table:table-cell office:value-type="string" calcext:value-type="string">
            <text:p>-0.038991</text:p>
          </table:table-cell>
        </table:table-row>
        <table:table-row table:style-name="ro1" table:visibility="filter">
          <table:table-cell office:value-type="float" office:value="1527146724.34238" calcext:value-type="float">
            <text:p>1527146724.34238</text:p>
          </table:table-cell>
          <table:table-cell office:value-type="string" calcext:value-type="string">
            <text:p>PID_y</text:p>
          </table:table-cell>
          <table:table-cell office:value-type="float" office:value="-287.279999" calcext:value-type="float">
            <text:p>-287.279999</text:p>
          </table:table-cell>
          <table:table-cell office:value-type="float" office:value="-0.307361" calcext:value-type="float">
            <text:p>-0.307361</text:p>
          </table:table-cell>
          <table:table-cell office:value-type="float" office:value="-1.025636" calcext:value-type="float">
            <text:p>-1.025636</text:p>
          </table:table-cell>
          <table:table-cell office:value-type="float" office:value="-0.042729" calcext:value-type="float">
            <text:p>-0.042729</text:p>
          </table:table-cell>
          <table:table-cell office:value-type="float" office:value="-10.009447" calcext:value-type="float">
            <text:p>-10.009447</text:p>
          </table:table-cell>
          <table:table-cell office:value-type="float" office:value="-0.304337" calcext:value-type="float">
            <text:p>-0.304337</text:p>
          </table:table-cell>
          <table:table-cell office:value-type="float" office:value="-1.027815" calcext:value-type="float">
            <text:p>-1.027815</text:p>
          </table:table-cell>
          <table:table-cell office:value-type="string" calcext:value-type="string">
            <text:p>-0.038991</text:p>
          </table:table-cell>
        </table:table-row>
        <table:table-row table:style-name="ro1">
          <table:table-cell office:value-type="float" office:value="1527146724.3628" calcext:value-type="float">
            <text:p>1527146724.3628</text:p>
          </table:table-cell>
          <table:table-cell office:value-type="string" calcext:value-type="string">
            <text:p>TOC_x</text:p>
          </table:table-cell>
          <table:table-cell office:value-type="float" office:value="-285.81073" calcext:value-type="float">
            <text:p>-285.81073</text:p>
          </table:table-cell>
          <table:table-cell office:value-type="float" office:value="-0.617937" calcext:value-type="float">
            <text:p>-0.617937</text:p>
          </table:table-cell>
          <table:table-cell office:value-type="float" office:value="-1.023005" calcext:value-type="float">
            <text:p>-1.023005</text:p>
          </table:table-cell>
          <table:table-cell office:value-type="float" office:value="-0.056952" calcext:value-type="float">
            <text:p>-0.056952</text:p>
          </table:table-cell>
          <table:table-cell office:value-type="float" office:value="-9.983772" calcext:value-type="float">
            <text:p>-9.983772</text:p>
          </table:table-cell>
          <table:table-cell office:value-type="float" office:value="-0.443108" calcext:value-type="float">
            <text:p>-0.443108</text:p>
          </table:table-cell>
          <table:table-cell office:value-type="float" office:value="-1.025636" calcext:value-type="float">
            <text:p>-1.025636</text:p>
          </table:table-cell>
          <table:table-cell office:value-type="string" calcext:value-type="string">
            <text:p>-0.042729</text:p>
          </table:table-cell>
        </table:table-row>
        <table:table-row table:style-name="ro1" table:visibility="filter">
          <table:table-cell office:value-type="float" office:value="1527146724.36285" calcext:value-type="float">
            <text:p>1527146724.36285</text:p>
          </table:table-cell>
          <table:table-cell office:value-type="string" calcext:value-type="string">
            <text:p>PID_y</text:p>
          </table:table-cell>
          <table:table-cell office:value-type="float" office:value="-285.81073" calcext:value-type="float">
            <text:p>-285.81073</text:p>
          </table:table-cell>
          <table:table-cell office:value-type="float" office:value="-0.617937" calcext:value-type="float">
            <text:p>-0.617937</text:p>
          </table:table-cell>
          <table:table-cell office:value-type="float" office:value="-1.023005" calcext:value-type="float">
            <text:p>-1.023005</text:p>
          </table:table-cell>
          <table:table-cell office:value-type="float" office:value="-0.056952" calcext:value-type="float">
            <text:p>-0.056952</text:p>
          </table:table-cell>
          <table:table-cell office:value-type="float" office:value="-9.983772" calcext:value-type="float">
            <text:p>-9.983772</text:p>
          </table:table-cell>
          <table:table-cell office:value-type="float" office:value="-0.443108" calcext:value-type="float">
            <text:p>-0.443108</text:p>
          </table:table-cell>
          <table:table-cell office:value-type="float" office:value="-1.025636" calcext:value-type="float">
            <text:p>-1.025636</text:p>
          </table:table-cell>
          <table:table-cell office:value-type="string" calcext:value-type="string">
            <text:p>-0.042729</text:p>
          </table:table-cell>
        </table:table-row>
        <table:table-row table:style-name="ro1">
          <table:table-cell office:value-type="float" office:value="1527146724.38238" calcext:value-type="float">
            <text:p>1527146724.38238</text:p>
          </table:table-cell>
          <table:table-cell office:value-type="string" calcext:value-type="string">
            <text:p>TOC_x</text:p>
          </table:table-cell>
          <table:table-cell office:value-type="float" office:value="-283.815918" calcext:value-type="float">
            <text:p>-283.815918</text:p>
          </table:table-cell>
          <table:table-cell office:value-type="float" office:value="-1.324815" calcext:value-type="float">
            <text:p>-1.324815</text:p>
          </table:table-cell>
          <table:table-cell office:value-type="float" office:value="-1.019587" calcext:value-type="float">
            <text:p>-1.019587</text:p>
          </table:table-cell>
          <table:table-cell office:value-type="float" office:value="-0.078204" calcext:value-type="float">
            <text:p>-0.078204</text:p>
          </table:table-cell>
          <table:table-cell office:value-type="float" office:value="-9.948805" calcext:value-type="float">
            <text:p>-9.948805</text:p>
          </table:table-cell>
          <table:table-cell office:value-type="float" office:value="-0.660541" calcext:value-type="float">
            <text:p>-0.660541</text:p>
          </table:table-cell>
          <table:table-cell office:value-type="float" office:value="-1.023005" calcext:value-type="float">
            <text:p>-1.023005</text:p>
          </table:table-cell>
          <table:table-cell office:value-type="string" calcext:value-type="string">
            <text:p>-0.056952</text:p>
          </table:table-cell>
        </table:table-row>
        <table:table-row table:style-name="ro1" table:visibility="filter">
          <table:table-cell office:value-type="float" office:value="1527146724.38244" calcext:value-type="float">
            <text:p>1527146724.38244</text:p>
          </table:table-cell>
          <table:table-cell office:value-type="string" calcext:value-type="string">
            <text:p>PID_y</text:p>
          </table:table-cell>
          <table:table-cell office:value-type="float" office:value="-283.815918" calcext:value-type="float">
            <text:p>-283.815918</text:p>
          </table:table-cell>
          <table:table-cell office:value-type="float" office:value="-1.324815" calcext:value-type="float">
            <text:p>-1.324815</text:p>
          </table:table-cell>
          <table:table-cell office:value-type="float" office:value="-1.019587" calcext:value-type="float">
            <text:p>-1.019587</text:p>
          </table:table-cell>
          <table:table-cell office:value-type="float" office:value="-0.078204" calcext:value-type="float">
            <text:p>-0.078204</text:p>
          </table:table-cell>
          <table:table-cell office:value-type="float" office:value="-9.948805" calcext:value-type="float">
            <text:p>-9.948805</text:p>
          </table:table-cell>
          <table:table-cell office:value-type="float" office:value="-0.660541" calcext:value-type="float">
            <text:p>-0.660541</text:p>
          </table:table-cell>
          <table:table-cell office:value-type="float" office:value="-1.023005" calcext:value-type="float">
            <text:p>-1.023005</text:p>
          </table:table-cell>
          <table:table-cell office:value-type="string" calcext:value-type="string">
            <text:p>-0.056952</text:p>
          </table:table-cell>
        </table:table-row>
        <table:table-row table:style-name="ro1">
          <table:table-cell office:value-type="float" office:value="1527146724.40285" calcext:value-type="float">
            <text:p>1527146724.40285</text:p>
          </table:table-cell>
          <table:table-cell office:value-type="string" calcext:value-type="string">
            <text:p>TOC_x</text:p>
          </table:table-cell>
          <table:table-cell office:value-type="float" office:value="-280.487946" calcext:value-type="float">
            <text:p>-280.487946</text:p>
          </table:table-cell>
          <table:table-cell office:value-type="float" office:value="-2.761354" calcext:value-type="float">
            <text:p>-2.761354</text:p>
          </table:table-cell>
          <table:table-cell office:value-type="float" office:value="-1.013576" calcext:value-type="float">
            <text:p>-1.013576</text:p>
          </table:table-cell>
          <table:table-cell office:value-type="float" office:value="-0.109273" calcext:value-type="float">
            <text:p>-0.109273</text:p>
          </table:table-cell>
          <table:table-cell office:value-type="float" office:value="-9.890199" calcext:value-type="float">
            <text:p>-9.890199</text:p>
          </table:table-cell>
          <table:table-cell office:value-type="float" office:value="-0.963446" calcext:value-type="float">
            <text:p>-0.963446</text:p>
          </table:table-cell>
          <table:table-cell office:value-type="float" office:value="-1.019587" calcext:value-type="float">
            <text:p>-1.019587</text:p>
          </table:table-cell>
          <table:table-cell office:value-type="string" calcext:value-type="string">
            <text:p>-0.078204</text:p>
          </table:table-cell>
        </table:table-row>
        <table:table-row table:style-name="ro1" table:visibility="filter">
          <table:table-cell office:value-type="float" office:value="1527146724.4029" calcext:value-type="float">
            <text:p>1527146724.4029</text:p>
          </table:table-cell>
          <table:table-cell office:value-type="string" calcext:value-type="string">
            <text:p>TOC_y</text:p>
          </table:table-cell>
          <table:table-cell office:value-type="float" office:value="-280.487946" calcext:value-type="float">
            <text:p>-280.487946</text:p>
          </table:table-cell>
          <table:table-cell office:value-type="float" office:value="-2.761354" calcext:value-type="float">
            <text:p>-2.761354</text:p>
          </table:table-cell>
          <table:table-cell office:value-type="float" office:value="-1.013576" calcext:value-type="float">
            <text:p>-1.013576</text:p>
          </table:table-cell>
          <table:table-cell office:value-type="float" office:value="-0.109273" calcext:value-type="float">
            <text:p>-0.109273</text:p>
          </table:table-cell>
          <table:table-cell office:value-type="float" office:value="-9.890199" calcext:value-type="float">
            <text:p>-9.890199</text:p>
          </table:table-cell>
          <table:table-cell office:value-type="float" office:value="-0.963446" calcext:value-type="float">
            <text:p>-0.963446</text:p>
          </table:table-cell>
          <table:table-cell office:value-type="float" office:value="-1.019587" calcext:value-type="float">
            <text:p>-1.019587</text:p>
          </table:table-cell>
          <table:table-cell office:value-type="string" calcext:value-type="string">
            <text:p>-0.078204</text:p>
          </table:table-cell>
        </table:table-row>
        <table:table-row table:style-name="ro1">
          <table:table-cell office:value-type="float" office:value="1527146724.4224" calcext:value-type="float">
            <text:p>1527146724.4224</text:p>
          </table:table-cell>
          <table:table-cell office:value-type="string" calcext:value-type="string">
            <text:p>TOC_x</text:p>
          </table:table-cell>
          <table:table-cell office:value-type="float" office:value="-278.253479" calcext:value-type="float">
            <text:p>-278.253479</text:p>
          </table:table-cell>
          <table:table-cell office:value-type="float" office:value="-3.532884" calcext:value-type="float">
            <text:p>-3.532884</text:p>
          </table:table-cell>
          <table:table-cell office:value-type="float" office:value="-1.009717" calcext:value-type="float">
            <text:p>-1.009717</text:p>
          </table:table-cell>
          <table:table-cell office:value-type="float" office:value="-0.121878" calcext:value-type="float">
            <text:p>-0.121878</text:p>
          </table:table-cell>
          <table:table-cell office:value-type="float" office:value="-9.850651" calcext:value-type="float">
            <text:p>-9.850651</text:p>
          </table:table-cell>
          <table:table-cell office:value-type="float" office:value="-1.092636" calcext:value-type="float">
            <text:p>-1.092636</text:p>
          </table:table-cell>
          <table:table-cell office:value-type="float" office:value="-1.013576" calcext:value-type="float">
            <text:p>-1.013576</text:p>
          </table:table-cell>
          <table:table-cell office:value-type="string" calcext:value-type="string">
            <text:p>-0.109273</text:p>
          </table:table-cell>
        </table:table-row>
        <table:table-row table:style-name="ro1" table:visibility="filter">
          <table:table-cell office:value-type="float" office:value="1527146724.42245" calcext:value-type="float">
            <text:p>1527146724.42245</text:p>
          </table:table-cell>
          <table:table-cell office:value-type="string" calcext:value-type="string">
            <text:p>TOC_y</text:p>
          </table:table-cell>
          <table:table-cell office:value-type="float" office:value="-278.253479" calcext:value-type="float">
            <text:p>-278.253479</text:p>
          </table:table-cell>
          <table:table-cell office:value-type="float" office:value="-3.532884" calcext:value-type="float">
            <text:p>-3.532884</text:p>
          </table:table-cell>
          <table:table-cell office:value-type="float" office:value="-1.009717" calcext:value-type="float">
            <text:p>-1.009717</text:p>
          </table:table-cell>
          <table:table-cell office:value-type="float" office:value="-0.121878" calcext:value-type="float">
            <text:p>-0.121878</text:p>
          </table:table-cell>
          <table:table-cell office:value-type="float" office:value="-9.850651" calcext:value-type="float">
            <text:p>-9.850651</text:p>
          </table:table-cell>
          <table:table-cell office:value-type="float" office:value="-1.092636" calcext:value-type="float">
            <text:p>-1.092636</text:p>
          </table:table-cell>
          <table:table-cell office:value-type="float" office:value="-1.013576" calcext:value-type="float">
            <text:p>-1.013576</text:p>
          </table:table-cell>
          <table:table-cell office:value-type="string" calcext:value-type="string">
            <text:p>-0.109273</text:p>
          </table:table-cell>
        </table:table-row>
        <table:table-row table:style-name="ro1">
          <table:table-cell office:value-type="float" office:value="1527146724.44183" calcext:value-type="float">
            <text:p>1527146724.44183</text:p>
          </table:table-cell>
          <table:table-cell office:value-type="string" calcext:value-type="string">
            <text:p>TOC_x</text:p>
          </table:table-cell>
          <table:table-cell office:value-type="float" office:value="-276.002655" calcext:value-type="float">
            <text:p>-276.002655</text:p>
          </table:table-cell>
          <table:table-cell office:value-type="float" office:value="-4.417241" calcext:value-type="float">
            <text:p>-4.417241</text:p>
          </table:table-cell>
          <table:table-cell office:value-type="float" office:value="-1.005825" calcext:value-type="float">
            <text:p>-1.005825</text:p>
          </table:table-cell>
          <table:table-cell office:value-type="float" office:value="-0.134689" calcext:value-type="float">
            <text:p>-0.134689</text:p>
          </table:table-cell>
          <table:table-cell office:value-type="float" office:value="-9.810652" calcext:value-type="float">
            <text:p>-9.810652</text:p>
          </table:table-cell>
          <table:table-cell office:value-type="float" office:value="-1.224293" calcext:value-type="float">
            <text:p>-1.224293</text:p>
          </table:table-cell>
          <table:table-cell office:value-type="float" office:value="-1.009717" calcext:value-type="float">
            <text:p>-1.009717</text:p>
          </table:table-cell>
          <table:table-cell office:value-type="string" calcext:value-type="string">
            <text:p>-0.121878</text:p>
          </table:table-cell>
        </table:table-row>
        <table:table-row table:style-name="ro1" table:visibility="filter">
          <table:table-cell office:value-type="float" office:value="1527146724.44189" calcext:value-type="float">
            <text:p>1527146724.44189</text:p>
          </table:table-cell>
          <table:table-cell office:value-type="string" calcext:value-type="string">
            <text:p>TOC_y</text:p>
          </table:table-cell>
          <table:table-cell office:value-type="float" office:value="-276.002655" calcext:value-type="float">
            <text:p>-276.002655</text:p>
          </table:table-cell>
          <table:table-cell office:value-type="float" office:value="-4.417241" calcext:value-type="float">
            <text:p>-4.417241</text:p>
          </table:table-cell>
          <table:table-cell office:value-type="float" office:value="-1.005825" calcext:value-type="float">
            <text:p>-1.005825</text:p>
          </table:table-cell>
          <table:table-cell office:value-type="float" office:value="-0.134689" calcext:value-type="float">
            <text:p>-0.134689</text:p>
          </table:table-cell>
          <table:table-cell office:value-type="float" office:value="-9.810652" calcext:value-type="float">
            <text:p>-9.810652</text:p>
          </table:table-cell>
          <table:table-cell office:value-type="float" office:value="-1.224293" calcext:value-type="float">
            <text:p>-1.224293</text:p>
          </table:table-cell>
          <table:table-cell office:value-type="float" office:value="-1.009717" calcext:value-type="float">
            <text:p>-1.009717</text:p>
          </table:table-cell>
          <table:table-cell office:value-type="string" calcext:value-type="string">
            <text:p>-0.121878</text:p>
          </table:table-cell>
        </table:table-row>
        <table:table-row table:style-name="ro1">
          <table:table-cell office:value-type="float" office:value="1527146724.46238" calcext:value-type="float">
            <text:p>1527146724.46238</text:p>
          </table:table-cell>
          <table:table-cell office:value-type="string" calcext:value-type="string">
            <text:p>TOC_x</text:p>
          </table:table-cell>
          <table:table-cell office:value-type="float" office:value="-270.544617" calcext:value-type="float">
            <text:p>-270.544617</text:p>
          </table:table-cell>
          <table:table-cell office:value-type="float" office:value="-6.773424" calcext:value-type="float">
            <text:p>-6.773424</text:p>
          </table:table-cell>
          <table:table-cell office:value-type="float" office:value="-0.995806" calcext:value-type="float">
            <text:p>-0.995806</text:p>
          </table:table-cell>
          <table:table-cell office:value-type="float" office:value="-0.165108" calcext:value-type="float">
            <text:p>-0.165108</text:p>
          </table:table-cell>
          <table:table-cell office:value-type="float" office:value="-9.712985" calcext:value-type="float">
            <text:p>-9.712985</text:p>
          </table:table-cell>
          <table:table-cell office:value-type="float" office:value="-1.520826" calcext:value-type="float">
            <text:p>-1.520826</text:p>
          </table:table-cell>
          <table:table-cell office:value-type="float" office:value="-1.005825" calcext:value-type="float">
            <text:p>-1.005825</text:p>
          </table:table-cell>
          <table:table-cell office:value-type="string" calcext:value-type="string">
            <text:p>-0.134689</text:p>
          </table:table-cell>
        </table:table-row>
        <table:table-row table:style-name="ro1" table:visibility="filter">
          <table:table-cell office:value-type="float" office:value="1527146724.46243" calcext:value-type="float">
            <text:p>1527146724.46243</text:p>
          </table:table-cell>
          <table:table-cell office:value-type="string" calcext:value-type="string">
            <text:p>TOC_y</text:p>
          </table:table-cell>
          <table:table-cell office:value-type="float" office:value="-270.544617" calcext:value-type="float">
            <text:p>-270.544617</text:p>
          </table:table-cell>
          <table:table-cell office:value-type="float" office:value="-6.773424" calcext:value-type="float">
            <text:p>-6.773424</text:p>
          </table:table-cell>
          <table:table-cell office:value-type="float" office:value="-0.995806" calcext:value-type="float">
            <text:p>-0.995806</text:p>
          </table:table-cell>
          <table:table-cell office:value-type="float" office:value="-0.165108" calcext:value-type="float">
            <text:p>-0.165108</text:p>
          </table:table-cell>
          <table:table-cell office:value-type="float" office:value="-9.712985" calcext:value-type="float">
            <text:p>-9.712985</text:p>
          </table:table-cell>
          <table:table-cell office:value-type="float" office:value="-1.520826" calcext:value-type="float">
            <text:p>-1.520826</text:p>
          </table:table-cell>
          <table:table-cell office:value-type="float" office:value="-1.005825" calcext:value-type="float">
            <text:p>-1.005825</text:p>
          </table:table-cell>
          <table:table-cell office:value-type="string" calcext:value-type="string">
            <text:p>-0.134689</text:p>
          </table:table-cell>
        </table:table-row>
        <table:table-row table:style-name="ro1">
          <table:table-cell office:value-type="float" office:value="1527146724.48179" calcext:value-type="float">
            <text:p>1527146724.48179</text:p>
          </table:table-cell>
          <table:table-cell office:value-type="string" calcext:value-type="string">
            <text:p>TOC_x</text:p>
          </table:table-cell>
          <table:table-cell office:value-type="float" office:value="-267.475128" calcext:value-type="float">
            <text:p>-267.475128</text:p>
          </table:table-cell>
          <table:table-cell office:value-type="float" office:value="-8.120453" calcext:value-type="float">
            <text:p>-8.120453</text:p>
          </table:table-cell>
          <table:table-cell office:value-type="float" office:value="-0.990424" calcext:value-type="float">
            <text:p>-0.990424</text:p>
          </table:table-cell>
          <table:table-cell office:value-type="float" office:value="-0.179333" calcext:value-type="float">
            <text:p>-0.179333</text:p>
          </table:table-cell>
          <table:table-cell office:value-type="float" office:value="-9.657621" calcext:value-type="float">
            <text:p>-9.657621</text:p>
          </table:table-cell>
          <table:table-cell office:value-type="float" office:value="-1.667151" calcext:value-type="float">
            <text:p>-1.667151</text:p>
          </table:table-cell>
          <table:table-cell office:value-type="float" office:value="-0.995806" calcext:value-type="float">
            <text:p>-0.995806</text:p>
          </table:table-cell>
          <table:table-cell office:value-type="string" calcext:value-type="string">
            <text:p>-0.165108</text:p>
          </table:table-cell>
        </table:table-row>
        <table:table-row table:style-name="ro1" table:visibility="filter">
          <table:table-cell office:value-type="float" office:value="1527146724.48184" calcext:value-type="float">
            <text:p>1527146724.48184</text:p>
          </table:table-cell>
          <table:table-cell office:value-type="string" calcext:value-type="string">
            <text:p>TOC_y</text:p>
          </table:table-cell>
          <table:table-cell office:value-type="float" office:value="-267.475128" calcext:value-type="float">
            <text:p>-267.475128</text:p>
          </table:table-cell>
          <table:table-cell office:value-type="float" office:value="-8.120453" calcext:value-type="float">
            <text:p>-8.120453</text:p>
          </table:table-cell>
          <table:table-cell office:value-type="float" office:value="-0.990424" calcext:value-type="float">
            <text:p>-0.990424</text:p>
          </table:table-cell>
          <table:table-cell office:value-type="float" office:value="-0.179333" calcext:value-type="float">
            <text:p>-0.179333</text:p>
          </table:table-cell>
          <table:table-cell office:value-type="float" office:value="-9.657621" calcext:value-type="float">
            <text:p>-9.657621</text:p>
          </table:table-cell>
          <table:table-cell office:value-type="float" office:value="-1.667151" calcext:value-type="float">
            <text:p>-1.667151</text:p>
          </table:table-cell>
          <table:table-cell office:value-type="float" office:value="-0.995806" calcext:value-type="float">
            <text:p>-0.995806</text:p>
          </table:table-cell>
          <table:table-cell office:value-type="string" calcext:value-type="string">
            <text:p>-0.165108</text:p>
          </table:table-cell>
        </table:table-row>
        <table:table-row table:style-name="ro1">
          <table:table-cell office:value-type="float" office:value="1527146724.50234" calcext:value-type="float">
            <text:p>1527146724.50234</text:p>
          </table:table-cell>
          <table:table-cell office:value-type="string" calcext:value-type="string">
            <text:p>TOC_x</text:p>
          </table:table-cell>
          <table:table-cell office:value-type="float" office:value="-261.347107" calcext:value-type="float">
            <text:p>-261.347107</text:p>
          </table:table-cell>
          <table:table-cell office:value-type="float" office:value="-11.378733" calcext:value-type="float">
            <text:p>-11.378733</text:p>
          </table:table-cell>
          <table:table-cell office:value-type="float" office:value="-0.978986" calcext:value-type="float">
            <text:p>-0.978986</text:p>
          </table:table-cell>
          <table:table-cell office:value-type="float" office:value="-0.211127" calcext:value-type="float">
            <text:p>-0.211127</text:p>
          </table:table-cell>
          <table:table-cell office:value-type="float" office:value="-9.546143" calcext:value-type="float">
            <text:p>-9.546143</text:p>
          </table:table-cell>
          <table:table-cell office:value-type="float" office:value="-1.977034" calcext:value-type="float">
            <text:p>-1.977034</text:p>
          </table:table-cell>
          <table:table-cell office:value-type="float" office:value="-0.990424" calcext:value-type="float">
            <text:p>-0.990424</text:p>
          </table:table-cell>
          <table:table-cell office:value-type="string" calcext:value-type="string">
            <text:p>-0.179333</text:p>
          </table:table-cell>
        </table:table-row>
        <table:table-row table:style-name="ro1" table:visibility="filter">
          <table:table-cell office:value-type="float" office:value="1527146724.5024" calcext:value-type="float">
            <text:p>1527146724.5024</text:p>
          </table:table-cell>
          <table:table-cell office:value-type="string" calcext:value-type="string">
            <text:p>TOC_y</text:p>
          </table:table-cell>
          <table:table-cell office:value-type="float" office:value="-261.347107" calcext:value-type="float">
            <text:p>-261.347107</text:p>
          </table:table-cell>
          <table:table-cell office:value-type="float" office:value="-11.378733" calcext:value-type="float">
            <text:p>-11.378733</text:p>
          </table:table-cell>
          <table:table-cell office:value-type="float" office:value="-0.978986" calcext:value-type="float">
            <text:p>-0.978986</text:p>
          </table:table-cell>
          <table:table-cell office:value-type="float" office:value="-0.211127" calcext:value-type="float">
            <text:p>-0.211127</text:p>
          </table:table-cell>
          <table:table-cell office:value-type="float" office:value="-9.546143" calcext:value-type="float">
            <text:p>-9.546143</text:p>
          </table:table-cell>
          <table:table-cell office:value-type="float" office:value="-1.977034" calcext:value-type="float">
            <text:p>-1.977034</text:p>
          </table:table-cell>
          <table:table-cell office:value-type="float" office:value="-0.990424" calcext:value-type="float">
            <text:p>-0.990424</text:p>
          </table:table-cell>
          <table:table-cell office:value-type="string" calcext:value-type="string">
            <text:p>-0.179333</text:p>
          </table:table-cell>
        </table:table-row>
        <table:table-row table:style-name="ro1">
          <table:table-cell office:value-type="float" office:value="1527146724.52284" calcext:value-type="float">
            <text:p>1527146724.52284</text:p>
          </table:table-cell>
          <table:table-cell office:value-type="string" calcext:value-type="string">
            <text:p>TOC_x</text:p>
          </table:table-cell>
          <table:table-cell office:value-type="float" office:value="-258.65097" calcext:value-type="float">
            <text:p>-258.65097</text:p>
          </table:table-cell>
          <table:table-cell office:value-type="float" office:value="-11.685497" calcext:value-type="float">
            <text:p>-11.685497</text:p>
          </table:table-cell>
          <table:table-cell office:value-type="float" office:value="-0.973907" calcext:value-type="float">
            <text:p>-0.973907</text:p>
          </table:table-cell>
          <table:table-cell office:value-type="float" office:value="-0.213872" calcext:value-type="float">
            <text:p>-0.213872</text:p>
          </table:table-cell>
          <table:table-cell office:value-type="float" office:value="-9.496682" calcext:value-type="float">
            <text:p>-9.496682</text:p>
          </table:table-cell>
          <table:table-cell office:value-type="float" office:value="-2.003764" calcext:value-type="float">
            <text:p>-2.003764</text:p>
          </table:table-cell>
          <table:table-cell office:value-type="float" office:value="-0.978986" calcext:value-type="float">
            <text:p>-0.978986</text:p>
          </table:table-cell>
          <table:table-cell office:value-type="string" calcext:value-type="string">
            <text:p>-0.211127</text:p>
          </table:table-cell>
        </table:table-row>
        <table:table-row table:style-name="ro1" table:visibility="filter">
          <table:table-cell office:value-type="float" office:value="1527146724.5229" calcext:value-type="float">
            <text:p>1527146724.5229</text:p>
          </table:table-cell>
          <table:table-cell office:value-type="string" calcext:value-type="string">
            <text:p>TOC_y</text:p>
          </table:table-cell>
          <table:table-cell office:value-type="float" office:value="-258.65097" calcext:value-type="float">
            <text:p>-258.65097</text:p>
          </table:table-cell>
          <table:table-cell office:value-type="float" office:value="-11.685497" calcext:value-type="float">
            <text:p>-11.685497</text:p>
          </table:table-cell>
          <table:table-cell office:value-type="float" office:value="-0.973907" calcext:value-type="float">
            <text:p>-0.973907</text:p>
          </table:table-cell>
          <table:table-cell office:value-type="float" office:value="-0.213872" calcext:value-type="float">
            <text:p>-0.213872</text:p>
          </table:table-cell>
          <table:table-cell office:value-type="float" office:value="-9.496682" calcext:value-type="float">
            <text:p>-9.496682</text:p>
          </table:table-cell>
          <table:table-cell office:value-type="float" office:value="-2.003764" calcext:value-type="float">
            <text:p>-2.003764</text:p>
          </table:table-cell>
          <table:table-cell office:value-type="float" office:value="-0.978986" calcext:value-type="float">
            <text:p>-0.978986</text:p>
          </table:table-cell>
          <table:table-cell office:value-type="string" calcext:value-type="string">
            <text:p>-0.211127</text:p>
          </table:table-cell>
        </table:table-row>
        <table:table-row table:style-name="ro1">
          <table:table-cell office:value-type="float" office:value="1527146724.54238" calcext:value-type="float">
            <text:p>1527146724.54238</text:p>
          </table:table-cell>
          <table:table-cell office:value-type="string" calcext:value-type="string">
            <text:p>TOC_x</text:p>
          </table:table-cell>
          <table:table-cell office:value-type="float" office:value="-252.081131" calcext:value-type="float">
            <text:p>-252.081131</text:p>
          </table:table-cell>
          <table:table-cell office:value-type="float" office:value="-15.21677" calcext:value-type="float">
            <text:p>-15.21677</text:p>
          </table:table-cell>
          <table:table-cell office:value-type="float" office:value="-0.962048" calcext:value-type="float">
            <text:p>-0.962048</text:p>
          </table:table-cell>
          <table:table-cell office:value-type="float" office:value="-0.241723" calcext:value-type="float">
            <text:p>-0.241723</text:p>
          </table:table-cell>
          <table:table-cell office:value-type="float" office:value="-9.375056" calcext:value-type="float">
            <text:p>-9.375056</text:p>
          </table:table-cell>
          <table:table-cell office:value-type="float" office:value="-2.289381" calcext:value-type="float">
            <text:p>-2.289381</text:p>
          </table:table-cell>
          <table:table-cell office:value-type="float" office:value="-0.973907" calcext:value-type="float">
            <text:p>-0.973907</text:p>
          </table:table-cell>
          <table:table-cell office:value-type="string" calcext:value-type="string">
            <text:p>-0.213872</text:p>
          </table:table-cell>
        </table:table-row>
        <table:table-row table:style-name="ro1" table:visibility="filter">
          <table:table-cell office:value-type="float" office:value="1527146724.54244" calcext:value-type="float">
            <text:p>1527146724.54244</text:p>
          </table:table-cell>
          <table:table-cell office:value-type="string" calcext:value-type="string">
            <text:p>TOC_y</text:p>
          </table:table-cell>
          <table:table-cell office:value-type="float" office:value="-252.081131" calcext:value-type="float">
            <text:p>-252.081131</text:p>
          </table:table-cell>
          <table:table-cell office:value-type="float" office:value="-15.21677" calcext:value-type="float">
            <text:p>-15.21677</text:p>
          </table:table-cell>
          <table:table-cell office:value-type="float" office:value="-0.962048" calcext:value-type="float">
            <text:p>-0.962048</text:p>
          </table:table-cell>
          <table:table-cell office:value-type="float" office:value="-0.241723" calcext:value-type="float">
            <text:p>-0.241723</text:p>
          </table:table-cell>
          <table:table-cell office:value-type="float" office:value="-9.375056" calcext:value-type="float">
            <text:p>-9.375056</text:p>
          </table:table-cell>
          <table:table-cell office:value-type="float" office:value="-2.289381" calcext:value-type="float">
            <text:p>-2.289381</text:p>
          </table:table-cell>
          <table:table-cell office:value-type="float" office:value="-0.973907" calcext:value-type="float">
            <text:p>-0.973907</text:p>
          </table:table-cell>
          <table:table-cell office:value-type="string" calcext:value-type="string">
            <text:p>-0.213872</text:p>
          </table:table-cell>
        </table:table-row>
        <table:table-row table:style-name="ro1">
          <table:table-cell office:value-type="float" office:value="1527146724.56283" calcext:value-type="float">
            <text:p>1527146724.56283</text:p>
          </table:table-cell>
          <table:table-cell office:value-type="string" calcext:value-type="string">
            <text:p>TOC_x</text:p>
          </table:table-cell>
          <table:table-cell office:value-type="float" office:value="-247.158279" calcext:value-type="float">
            <text:p>-247.158279</text:p>
          </table:table-cell>
          <table:table-cell office:value-type="float" office:value="-16.903553" calcext:value-type="float">
            <text:p>-16.903553</text:p>
          </table:table-cell>
          <table:table-cell office:value-type="float" office:value="-0.95261" calcext:value-type="float">
            <text:p>-0.95261</text:p>
          </table:table-cell>
          <table:table-cell office:value-type="float" office:value="-0.254478" calcext:value-type="float">
            <text:p>-0.254478</text:p>
          </table:table-cell>
          <table:table-cell office:value-type="float" office:value="-9.282887" calcext:value-type="float">
            <text:p>-9.282887</text:p>
          </table:table-cell>
          <table:table-cell office:value-type="float" office:value="-2.413954" calcext:value-type="float">
            <text:p>-2.413954</text:p>
          </table:table-cell>
          <table:table-cell office:value-type="float" office:value="-0.962048" calcext:value-type="float">
            <text:p>-0.962048</text:p>
          </table:table-cell>
          <table:table-cell office:value-type="string" calcext:value-type="string">
            <text:p>-0.241723</text:p>
          </table:table-cell>
        </table:table-row>
        <table:table-row table:style-name="ro1" table:visibility="filter">
          <table:table-cell office:value-type="float" office:value="1527146724.56288" calcext:value-type="float">
            <text:p>1527146724.56288</text:p>
          </table:table-cell>
          <table:table-cell office:value-type="string" calcext:value-type="string">
            <text:p>TOC_y</text:p>
          </table:table-cell>
          <table:table-cell office:value-type="float" office:value="-247.158279" calcext:value-type="float">
            <text:p>-247.158279</text:p>
          </table:table-cell>
          <table:table-cell office:value-type="float" office:value="-16.903553" calcext:value-type="float">
            <text:p>-16.903553</text:p>
          </table:table-cell>
          <table:table-cell office:value-type="float" office:value="-0.95261" calcext:value-type="float">
            <text:p>-0.95261</text:p>
          </table:table-cell>
          <table:table-cell office:value-type="float" office:value="-0.254478" calcext:value-type="float">
            <text:p>-0.254478</text:p>
          </table:table-cell>
          <table:table-cell office:value-type="float" office:value="-9.282887" calcext:value-type="float">
            <text:p>-9.282887</text:p>
          </table:table-cell>
          <table:table-cell office:value-type="float" office:value="-2.413954" calcext:value-type="float">
            <text:p>-2.413954</text:p>
          </table:table-cell>
          <table:table-cell office:value-type="float" office:value="-0.962048" calcext:value-type="float">
            <text:p>-0.962048</text:p>
          </table:table-cell>
          <table:table-cell office:value-type="string" calcext:value-type="string">
            <text:p>-0.241723</text:p>
          </table:table-cell>
        </table:table-row>
        <table:table-row table:style-name="ro1">
          <table:table-cell office:value-type="float" office:value="1527146724.58224" calcext:value-type="float">
            <text:p>1527146724.58224</text:p>
          </table:table-cell>
          <table:table-cell office:value-type="string" calcext:value-type="string">
            <text:p>TOC_x</text:p>
          </table:table-cell>
          <table:table-cell office:value-type="float" office:value="-240.846329" calcext:value-type="float">
            <text:p>-240.846329</text:p>
          </table:table-cell>
          <table:table-cell office:value-type="float" office:value="-20.537767" calcext:value-type="float">
            <text:p>-20.537767</text:p>
          </table:table-cell>
          <table:table-cell office:value-type="float" office:value="-0.94101" calcext:value-type="float">
            <text:p>-0.94101</text:p>
          </table:table-cell>
          <table:table-cell office:value-type="float" office:value="-0.278629" calcext:value-type="float">
            <text:p>-0.278629</text:p>
          </table:table-cell>
          <table:table-cell office:value-type="float" office:value="-9.163343" calcext:value-type="float">
            <text:p>-9.163343</text:p>
          </table:table-cell>
          <table:table-cell office:value-type="float" office:value="-2.662837" calcext:value-type="float">
            <text:p>-2.662837</text:p>
          </table:table-cell>
          <table:table-cell office:value-type="float" office:value="-0.95261" calcext:value-type="float">
            <text:p>-0.95261</text:p>
          </table:table-cell>
          <table:table-cell office:value-type="string" calcext:value-type="string">
            <text:p>-0.254478</text:p>
          </table:table-cell>
        </table:table-row>
        <table:table-row table:style-name="ro1" table:visibility="filter">
          <table:table-cell office:value-type="float" office:value="1527146724.58233" calcext:value-type="float">
            <text:p>1527146724.58233</text:p>
          </table:table-cell>
          <table:table-cell office:value-type="string" calcext:value-type="string">
            <text:p>TOC_y</text:p>
          </table:table-cell>
          <table:table-cell office:value-type="float" office:value="-240.846329" calcext:value-type="float">
            <text:p>-240.846329</text:p>
          </table:table-cell>
          <table:table-cell office:value-type="float" office:value="-20.537767" calcext:value-type="float">
            <text:p>-20.537767</text:p>
          </table:table-cell>
          <table:table-cell office:value-type="float" office:value="-0.94101" calcext:value-type="float">
            <text:p>-0.94101</text:p>
          </table:table-cell>
          <table:table-cell office:value-type="float" office:value="-0.278629" calcext:value-type="float">
            <text:p>-0.278629</text:p>
          </table:table-cell>
          <table:table-cell office:value-type="float" office:value="-9.163343" calcext:value-type="float">
            <text:p>-9.163343</text:p>
          </table:table-cell>
          <table:table-cell office:value-type="float" office:value="-2.662837" calcext:value-type="float">
            <text:p>-2.662837</text:p>
          </table:table-cell>
          <table:table-cell office:value-type="float" office:value="-0.95261" calcext:value-type="float">
            <text:p>-0.95261</text:p>
          </table:table-cell>
          <table:table-cell office:value-type="string" calcext:value-type="string">
            <text:p>-0.254478</text:p>
          </table:table-cell>
        </table:table-row>
        <table:table-row table:style-name="ro1">
          <table:table-cell office:value-type="float" office:value="1527146724.60275" calcext:value-type="float">
            <text:p>1527146724.60275</text:p>
          </table:table-cell>
          <table:table-cell office:value-type="string" calcext:value-type="string">
            <text:p>TOC_x</text:p>
          </table:table-cell>
          <table:table-cell office:value-type="float" office:value="-231.587112" calcext:value-type="float">
            <text:p>-231.587112</text:p>
          </table:table-cell>
          <table:table-cell office:value-type="float" office:value="-24.738546" calcext:value-type="float">
            <text:p>-24.738546</text:p>
          </table:table-cell>
          <table:table-cell office:value-type="float" office:value="-0.922731" calcext:value-type="float">
            <text:p>-0.922731</text:p>
          </table:table-cell>
          <table:table-cell office:value-type="float" office:value="-0.305448" calcext:value-type="float">
            <text:p>-0.305448</text:p>
          </table:table-cell>
          <table:table-cell office:value-type="float" office:value="-8.985128" calcext:value-type="float">
            <text:p>-8.985128</text:p>
          </table:table-cell>
          <table:table-cell office:value-type="float" office:value="-2.924309" calcext:value-type="float">
            <text:p>-2.924309</text:p>
          </table:table-cell>
          <table:table-cell office:value-type="float" office:value="-0.94101" calcext:value-type="float">
            <text:p>-0.94101</text:p>
          </table:table-cell>
          <table:table-cell office:value-type="string" calcext:value-type="string">
            <text:p>-0.278629</text:p>
          </table:table-cell>
        </table:table-row>
        <table:table-row table:style-name="ro1" table:visibility="filter">
          <table:table-cell office:value-type="float" office:value="1527146724.60281" calcext:value-type="float">
            <text:p>1527146724.60281</text:p>
          </table:table-cell>
          <table:table-cell office:value-type="string" calcext:value-type="string">
            <text:p>TOC_y</text:p>
          </table:table-cell>
          <table:table-cell office:value-type="float" office:value="-231.587112" calcext:value-type="float">
            <text:p>-231.587112</text:p>
          </table:table-cell>
          <table:table-cell office:value-type="float" office:value="-24.738546" calcext:value-type="float">
            <text:p>-24.738546</text:p>
          </table:table-cell>
          <table:table-cell office:value-type="float" office:value="-0.922731" calcext:value-type="float">
            <text:p>-0.922731</text:p>
          </table:table-cell>
          <table:table-cell office:value-type="float" office:value="-0.305448" calcext:value-type="float">
            <text:p>-0.305448</text:p>
          </table:table-cell>
          <table:table-cell office:value-type="float" office:value="-8.985128" calcext:value-type="float">
            <text:p>-8.985128</text:p>
          </table:table-cell>
          <table:table-cell office:value-type="float" office:value="-2.924309" calcext:value-type="float">
            <text:p>-2.924309</text:p>
          </table:table-cell>
          <table:table-cell office:value-type="float" office:value="-0.94101" calcext:value-type="float">
            <text:p>-0.94101</text:p>
          </table:table-cell>
          <table:table-cell office:value-type="string" calcext:value-type="string">
            <text:p>-0.278629</text:p>
          </table:table-cell>
        </table:table-row>
        <table:table-row table:style-name="ro1">
          <table:table-cell office:value-type="float" office:value="1527146724.62218" calcext:value-type="float">
            <text:p>1527146724.62218</text:p>
          </table:table-cell>
          <table:table-cell office:value-type="string" calcext:value-type="string">
            <text:p>TOC_x</text:p>
          </table:table-cell>
          <table:table-cell office:value-type="float" office:value="-229.065338" calcext:value-type="float">
            <text:p>-229.065338</text:p>
          </table:table-cell>
          <table:table-cell office:value-type="float" office:value="-24.458263" calcext:value-type="float">
            <text:p>-24.458263</text:p>
          </table:table-cell>
          <table:table-cell office:value-type="float" office:value="-0.917954" calcext:value-type="float">
            <text:p>-0.917954</text:p>
          </table:table-cell>
          <table:table-cell office:value-type="float" office:value="-0.303823" calcext:value-type="float">
            <text:p>-0.303823</text:p>
          </table:table-cell>
          <table:table-cell office:value-type="float" office:value="-8.935971" calcext:value-type="float">
            <text:p>-8.935971</text:p>
          </table:table-cell>
          <table:table-cell office:value-type="float" office:value="-2.907586" calcext:value-type="float">
            <text:p>-2.907586</text:p>
          </table:table-cell>
          <table:table-cell office:value-type="float" office:value="-0.922731" calcext:value-type="float">
            <text:p>-0.922731</text:p>
          </table:table-cell>
          <table:table-cell office:value-type="string" calcext:value-type="string">
            <text:p>-0.305448</text:p>
          </table:table-cell>
        </table:table-row>
        <table:table-row table:style-name="ro1" table:visibility="filter">
          <table:table-cell office:value-type="float" office:value="1527146724.62226" calcext:value-type="float">
            <text:p>1527146724.62226</text:p>
          </table:table-cell>
          <table:table-cell office:value-type="string" calcext:value-type="string">
            <text:p>TOC_y</text:p>
          </table:table-cell>
          <table:table-cell office:value-type="float" office:value="-229.065338" calcext:value-type="float">
            <text:p>-229.065338</text:p>
          </table:table-cell>
          <table:table-cell office:value-type="float" office:value="-24.458263" calcext:value-type="float">
            <text:p>-24.458263</text:p>
          </table:table-cell>
          <table:table-cell office:value-type="float" office:value="-0.917954" calcext:value-type="float">
            <text:p>-0.917954</text:p>
          </table:table-cell>
          <table:table-cell office:value-type="float" office:value="-0.303823" calcext:value-type="float">
            <text:p>-0.303823</text:p>
          </table:table-cell>
          <table:table-cell office:value-type="float" office:value="-8.935971" calcext:value-type="float">
            <text:p>-8.935971</text:p>
          </table:table-cell>
          <table:table-cell office:value-type="float" office:value="-2.907586" calcext:value-type="float">
            <text:p>-2.907586</text:p>
          </table:table-cell>
          <table:table-cell office:value-type="float" office:value="-0.922731" calcext:value-type="float">
            <text:p>-0.922731</text:p>
          </table:table-cell>
          <table:table-cell office:value-type="string" calcext:value-type="string">
            <text:p>-0.305448</text:p>
          </table:table-cell>
        </table:table-row>
        <table:table-row table:style-name="ro1">
          <table:table-cell office:value-type="float" office:value="1527146724.64277" calcext:value-type="float">
            <text:p>1527146724.64277</text:p>
          </table:table-cell>
          <table:table-cell office:value-type="string" calcext:value-type="string">
            <text:p>TOC_x</text:p>
          </table:table-cell>
          <table:table-cell office:value-type="float" office:value="-223.939224" calcext:value-type="float">
            <text:p>-223.939224</text:p>
          </table:table-cell>
          <table:table-cell office:value-type="float" office:value="-26.174835" calcext:value-type="float">
            <text:p>-26.174835</text:p>
          </table:table-cell>
          <table:table-cell office:value-type="float" office:value="-0.907596" calcext:value-type="float">
            <text:p>-0.907596</text:p>
          </table:table-cell>
          <table:table-cell office:value-type="float" office:value="-0.314201" calcext:value-type="float">
            <text:p>-0.314201</text:p>
          </table:table-cell>
          <table:table-cell office:value-type="float" office:value="-8.835217" calcext:value-type="float">
            <text:p>-8.835217</text:p>
          </table:table-cell>
          <table:table-cell office:value-type="float" office:value="-3.008525" calcext:value-type="float">
            <text:p>-3.008525</text:p>
          </table:table-cell>
          <table:table-cell office:value-type="float" office:value="-0.917954" calcext:value-type="float">
            <text:p>-0.917954</text:p>
          </table:table-cell>
          <table:table-cell office:value-type="string" calcext:value-type="string">
            <text:p>-0.303823</text:p>
          </table:table-cell>
        </table:table-row>
        <table:table-row table:style-name="ro1" table:visibility="filter">
          <table:table-cell office:value-type="float" office:value="1527146724.64289" calcext:value-type="float">
            <text:p>1527146724.64289</text:p>
          </table:table-cell>
          <table:table-cell office:value-type="string" calcext:value-type="string">
            <text:p>TOC_y</text:p>
          </table:table-cell>
          <table:table-cell office:value-type="float" office:value="-223.939224" calcext:value-type="float">
            <text:p>-223.939224</text:p>
          </table:table-cell>
          <table:table-cell office:value-type="float" office:value="-26.174835" calcext:value-type="float">
            <text:p>-26.174835</text:p>
          </table:table-cell>
          <table:table-cell office:value-type="float" office:value="-0.907596" calcext:value-type="float">
            <text:p>-0.907596</text:p>
          </table:table-cell>
          <table:table-cell office:value-type="float" office:value="-0.314201" calcext:value-type="float">
            <text:p>-0.314201</text:p>
          </table:table-cell>
          <table:table-cell office:value-type="float" office:value="-8.835217" calcext:value-type="float">
            <text:p>-8.835217</text:p>
          </table:table-cell>
          <table:table-cell office:value-type="float" office:value="-3.008525" calcext:value-type="float">
            <text:p>-3.008525</text:p>
          </table:table-cell>
          <table:table-cell office:value-type="float" office:value="-0.917954" calcext:value-type="float">
            <text:p>-0.917954</text:p>
          </table:table-cell>
          <table:table-cell office:value-type="string" calcext:value-type="string">
            <text:p>-0.303823</text:p>
          </table:table-cell>
        </table:table-row>
        <table:table-row table:style-name="ro1">
          <table:table-cell office:value-type="float" office:value="1527146724.66239" calcext:value-type="float">
            <text:p>1527146724.66239</text:p>
          </table:table-cell>
          <table:table-cell office:value-type="string" calcext:value-type="string">
            <text:p>TOC_x</text:p>
          </table:table-cell>
          <table:table-cell office:value-type="float" office:value="-215.013748" calcext:value-type="float">
            <text:p>-215.013748</text:p>
          </table:table-cell>
          <table:table-cell office:value-type="float" office:value="-30.507996" calcext:value-type="float">
            <text:p>-30.507996</text:p>
          </table:table-cell>
          <table:table-cell office:value-type="float" office:value="-0.89014" calcext:value-type="float">
            <text:p>-0.89014</text:p>
          </table:table-cell>
          <table:table-cell office:value-type="float" office:value="-0.337805" calcext:value-type="float">
            <text:p>-0.337805</text:p>
          </table:table-cell>
          <table:table-cell office:value-type="float" office:value="-8.656978" calcext:value-type="float">
            <text:p>-8.656978</text:p>
          </table:table-cell>
          <table:table-cell office:value-type="float" office:value="-3.249549" calcext:value-type="float">
            <text:p>-3.249549</text:p>
          </table:table-cell>
          <table:table-cell office:value-type="float" office:value="-0.907596" calcext:value-type="float">
            <text:p>-0.907596</text:p>
          </table:table-cell>
          <table:table-cell office:value-type="string" calcext:value-type="string">
            <text:p>-0.314201</text:p>
          </table:table-cell>
        </table:table-row>
        <table:table-row table:style-name="ro1" table:visibility="filter">
          <table:table-cell office:value-type="float" office:value="1527146724.66245" calcext:value-type="float">
            <text:p>1527146724.66245</text:p>
          </table:table-cell>
          <table:table-cell office:value-type="string" calcext:value-type="string">
            <text:p>TOC_y</text:p>
          </table:table-cell>
          <table:table-cell office:value-type="float" office:value="-215.013748" calcext:value-type="float">
            <text:p>-215.013748</text:p>
          </table:table-cell>
          <table:table-cell office:value-type="float" office:value="-30.507996" calcext:value-type="float">
            <text:p>-30.507996</text:p>
          </table:table-cell>
          <table:table-cell office:value-type="float" office:value="-0.89014" calcext:value-type="float">
            <text:p>-0.89014</text:p>
          </table:table-cell>
          <table:table-cell office:value-type="float" office:value="-0.337805" calcext:value-type="float">
            <text:p>-0.337805</text:p>
          </table:table-cell>
          <table:table-cell office:value-type="float" office:value="-8.656978" calcext:value-type="float">
            <text:p>-8.656978</text:p>
          </table:table-cell>
          <table:table-cell office:value-type="float" office:value="-3.249549" calcext:value-type="float">
            <text:p>-3.249549</text:p>
          </table:table-cell>
          <table:table-cell office:value-type="float" office:value="-0.907596" calcext:value-type="float">
            <text:p>-0.907596</text:p>
          </table:table-cell>
          <table:table-cell office:value-type="string" calcext:value-type="string">
            <text:p>-0.314201</text:p>
          </table:table-cell>
        </table:table-row>
        <table:table-row table:style-name="ro1">
          <table:table-cell office:value-type="float" office:value="1527146724.68191" calcext:value-type="float">
            <text:p>1527146724.68191</text:p>
          </table:table-cell>
          <table:table-cell office:value-type="string" calcext:value-type="string">
            <text:p>TOC_x</text:p>
          </table:table-cell>
          <table:table-cell office:value-type="float" office:value="-210.27803" calcext:value-type="float">
            <text:p>-210.27803</text:p>
          </table:table-cell>
          <table:table-cell office:value-type="float" office:value="-32.099232" calcext:value-type="float">
            <text:p>-32.099232</text:p>
          </table:table-cell>
          <table:table-cell office:value-type="float" office:value="-0.880741" calcext:value-type="float">
            <text:p>-0.880741</text:p>
          </table:table-cell>
          <table:table-cell office:value-type="float" office:value="-0.346038" calcext:value-type="float">
            <text:p>-0.346038</text:p>
          </table:table-cell>
          <table:table-cell office:value-type="float" office:value="-8.560903" calcext:value-type="float">
            <text:p>-8.560903</text:p>
          </table:table-cell>
          <table:table-cell office:value-type="float" office:value="-3.333709" calcext:value-type="float">
            <text:p>-3.333709</text:p>
          </table:table-cell>
          <table:table-cell office:value-type="float" office:value="-0.89014" calcext:value-type="float">
            <text:p>-0.89014</text:p>
          </table:table-cell>
          <table:table-cell office:value-type="string" calcext:value-type="string">
            <text:p>-0.337805</text:p>
          </table:table-cell>
        </table:table-row>
        <table:table-row table:style-name="ro1" table:visibility="filter">
          <table:table-cell office:value-type="float" office:value="1527146724.68196" calcext:value-type="float">
            <text:p>1527146724.68196</text:p>
          </table:table-cell>
          <table:table-cell office:value-type="string" calcext:value-type="string">
            <text:p>TOC_y</text:p>
          </table:table-cell>
          <table:table-cell office:value-type="float" office:value="-210.27803" calcext:value-type="float">
            <text:p>-210.27803</text:p>
          </table:table-cell>
          <table:table-cell office:value-type="float" office:value="-32.099232" calcext:value-type="float">
            <text:p>-32.099232</text:p>
          </table:table-cell>
          <table:table-cell office:value-type="float" office:value="-0.880741" calcext:value-type="float">
            <text:p>-0.880741</text:p>
          </table:table-cell>
          <table:table-cell office:value-type="float" office:value="-0.346038" calcext:value-type="float">
            <text:p>-0.346038</text:p>
          </table:table-cell>
          <table:table-cell office:value-type="float" office:value="-8.560903" calcext:value-type="float">
            <text:p>-8.560903</text:p>
          </table:table-cell>
          <table:table-cell office:value-type="float" office:value="-3.333709" calcext:value-type="float">
            <text:p>-3.333709</text:p>
          </table:table-cell>
          <table:table-cell office:value-type="float" office:value="-0.89014" calcext:value-type="float">
            <text:p>-0.89014</text:p>
          </table:table-cell>
          <table:table-cell office:value-type="string" calcext:value-type="string">
            <text:p>-0.337805</text:p>
          </table:table-cell>
        </table:table-row>
        <table:table-row table:style-name="ro1">
          <table:table-cell office:value-type="float" office:value="1527146724.70245" calcext:value-type="float">
            <text:p>1527146724.70245</text:p>
          </table:table-cell>
          <table:table-cell office:value-type="string" calcext:value-type="string">
            <text:p>TOC_x</text:p>
          </table:table-cell>
          <table:table-cell office:value-type="float" office:value="-201.344498" calcext:value-type="float">
            <text:p>-201.344498</text:p>
          </table:table-cell>
          <table:table-cell office:value-type="float" office:value="-34.594002" calcext:value-type="float">
            <text:p>-34.594002</text:p>
          </table:table-cell>
          <table:table-cell office:value-type="float" office:value="-0.861928" calcext:value-type="float">
            <text:p>-0.861928</text:p>
          </table:table-cell>
          <table:table-cell office:value-type="float" office:value="-0.359092" calcext:value-type="float">
            <text:p>-0.359092</text:p>
          </table:table-cell>
          <table:table-cell office:value-type="float" office:value="-8.376688" calcext:value-type="float">
            <text:p>-8.376688</text:p>
          </table:table-cell>
          <table:table-cell office:value-type="float" office:value="-3.461534" calcext:value-type="float">
            <text:p>-3.461534</text:p>
          </table:table-cell>
          <table:table-cell office:value-type="float" office:value="-0.880741" calcext:value-type="float">
            <text:p>-0.880741</text:p>
          </table:table-cell>
          <table:table-cell office:value-type="string" calcext:value-type="string">
            <text:p>-0.346038</text:p>
          </table:table-cell>
        </table:table-row>
        <table:table-row table:style-name="ro1" table:visibility="filter">
          <table:table-cell office:value-type="float" office:value="1527146724.70251" calcext:value-type="float">
            <text:p>1527146724.70251</text:p>
          </table:table-cell>
          <table:table-cell office:value-type="string" calcext:value-type="string">
            <text:p>TOC_y</text:p>
          </table:table-cell>
          <table:table-cell office:value-type="float" office:value="-201.344498" calcext:value-type="float">
            <text:p>-201.344498</text:p>
          </table:table-cell>
          <table:table-cell office:value-type="float" office:value="-34.594002" calcext:value-type="float">
            <text:p>-34.594002</text:p>
          </table:table-cell>
          <table:table-cell office:value-type="float" office:value="-0.861928" calcext:value-type="float">
            <text:p>-0.861928</text:p>
          </table:table-cell>
          <table:table-cell office:value-type="float" office:value="-0.359092" calcext:value-type="float">
            <text:p>-0.359092</text:p>
          </table:table-cell>
          <table:table-cell office:value-type="float" office:value="-8.376688" calcext:value-type="float">
            <text:p>-8.376688</text:p>
          </table:table-cell>
          <table:table-cell office:value-type="float" office:value="-3.461534" calcext:value-type="float">
            <text:p>-3.461534</text:p>
          </table:table-cell>
          <table:table-cell office:value-type="float" office:value="-0.880741" calcext:value-type="float">
            <text:p>-0.880741</text:p>
          </table:table-cell>
          <table:table-cell office:value-type="string" calcext:value-type="string">
            <text:p>-0.346038</text:p>
          </table:table-cell>
        </table:table-row>
        <table:table-row table:style-name="ro1">
          <table:table-cell office:value-type="float" office:value="1527146724.72182" calcext:value-type="float">
            <text:p>1527146724.72182</text:p>
          </table:table-cell>
          <table:table-cell office:value-type="string" calcext:value-type="string">
            <text:p>TOC_x</text:p>
          </table:table-cell>
          <table:table-cell office:value-type="float" office:value="-194.637589" calcext:value-type="float">
            <text:p>-194.637589</text:p>
          </table:table-cell>
          <table:table-cell office:value-type="float" office:value="-37.312984" calcext:value-type="float">
            <text:p>-37.312984</text:p>
          </table:table-cell>
          <table:table-cell office:value-type="float" office:value="-0.848179" calcext:value-type="float">
            <text:p>-0.848179</text:p>
          </table:table-cell>
          <table:table-cell office:value-type="float" office:value="-0.372176" calcext:value-type="float">
            <text:p>-0.372176</text:p>
          </table:table-cell>
          <table:table-cell office:value-type="float" office:value="-8.235672" calcext:value-type="float">
            <text:p>-8.235672</text:p>
          </table:table-cell>
          <table:table-cell office:value-type="float" office:value="-3.595731" calcext:value-type="float">
            <text:p>-3.595731</text:p>
          </table:table-cell>
          <table:table-cell office:value-type="float" office:value="-0.861928" calcext:value-type="float">
            <text:p>-0.861928</text:p>
          </table:table-cell>
          <table:table-cell office:value-type="string" calcext:value-type="string">
            <text:p>-0.359092</text:p>
          </table:table-cell>
        </table:table-row>
        <table:table-row table:style-name="ro1" table:visibility="filter">
          <table:table-cell office:value-type="float" office:value="1527146724.72187" calcext:value-type="float">
            <text:p>1527146724.72187</text:p>
          </table:table-cell>
          <table:table-cell office:value-type="string" calcext:value-type="string">
            <text:p>TOC_y</text:p>
          </table:table-cell>
          <table:table-cell office:value-type="float" office:value="-194.637589" calcext:value-type="float">
            <text:p>-194.637589</text:p>
          </table:table-cell>
          <table:table-cell office:value-type="float" office:value="-37.312984" calcext:value-type="float">
            <text:p>-37.312984</text:p>
          </table:table-cell>
          <table:table-cell office:value-type="float" office:value="-0.848179" calcext:value-type="float">
            <text:p>-0.848179</text:p>
          </table:table-cell>
          <table:table-cell office:value-type="float" office:value="-0.372176" calcext:value-type="float">
            <text:p>-0.372176</text:p>
          </table:table-cell>
          <table:table-cell office:value-type="float" office:value="-8.235672" calcext:value-type="float">
            <text:p>-8.235672</text:p>
          </table:table-cell>
          <table:table-cell office:value-type="float" office:value="-3.595731" calcext:value-type="float">
            <text:p>-3.595731</text:p>
          </table:table-cell>
          <table:table-cell office:value-type="float" office:value="-0.861928" calcext:value-type="float">
            <text:p>-0.861928</text:p>
          </table:table-cell>
          <table:table-cell office:value-type="string" calcext:value-type="string">
            <text:p>-0.359092</text:p>
          </table:table-cell>
        </table:table-row>
        <table:table-row table:style-name="ro1">
          <table:table-cell office:value-type="float" office:value="1527146724.7424" calcext:value-type="float">
            <text:p>1527146724.7424</text:p>
          </table:table-cell>
          <table:table-cell office:value-type="string" calcext:value-type="string">
            <text:p>TOC_x</text:p>
          </table:table-cell>
          <table:table-cell office:value-type="float" office:value="-188.546646" calcext:value-type="float">
            <text:p>-188.546646</text:p>
          </table:table-cell>
          <table:table-cell office:value-type="float" office:value="-39.084076" calcext:value-type="float">
            <text:p>-39.084076</text:p>
          </table:table-cell>
          <table:table-cell office:value-type="float" office:value="-0.834832" calcext:value-type="float">
            <text:p>-0.834832</text:p>
          </table:table-cell>
          <table:table-cell office:value-type="float" office:value="-0.380869" calcext:value-type="float">
            <text:p>-0.380869</text:p>
          </table:table-cell>
          <table:table-cell office:value-type="float" office:value="-8.1055" calcext:value-type="float">
            <text:p>-8.1055</text:p>
          </table:table-cell>
          <table:table-cell office:value-type="float" office:value="-3.680506" calcext:value-type="float">
            <text:p>-3.680506</text:p>
          </table:table-cell>
          <table:table-cell office:value-type="float" office:value="-0.848179" calcext:value-type="float">
            <text:p>-0.848179</text:p>
          </table:table-cell>
          <table:table-cell office:value-type="string" calcext:value-type="string">
            <text:p>-0.372176</text:p>
          </table:table-cell>
        </table:table-row>
        <table:table-row table:style-name="ro1" table:visibility="filter">
          <table:table-cell office:value-type="float" office:value="1527146724.74246" calcext:value-type="float">
            <text:p>1527146724.74246</text:p>
          </table:table-cell>
          <table:table-cell office:value-type="string" calcext:value-type="string">
            <text:p>TOC_y</text:p>
          </table:table-cell>
          <table:table-cell office:value-type="float" office:value="-188.546646" calcext:value-type="float">
            <text:p>-188.546646</text:p>
          </table:table-cell>
          <table:table-cell office:value-type="float" office:value="-39.084076" calcext:value-type="float">
            <text:p>-39.084076</text:p>
          </table:table-cell>
          <table:table-cell office:value-type="float" office:value="-0.834832" calcext:value-type="float">
            <text:p>-0.834832</text:p>
          </table:table-cell>
          <table:table-cell office:value-type="float" office:value="-0.380869" calcext:value-type="float">
            <text:p>-0.380869</text:p>
          </table:table-cell>
          <table:table-cell office:value-type="float" office:value="-8.1055" calcext:value-type="float">
            <text:p>-8.1055</text:p>
          </table:table-cell>
          <table:table-cell office:value-type="float" office:value="-3.680506" calcext:value-type="float">
            <text:p>-3.680506</text:p>
          </table:table-cell>
          <table:table-cell office:value-type="float" office:value="-0.848179" calcext:value-type="float">
            <text:p>-0.848179</text:p>
          </table:table-cell>
          <table:table-cell office:value-type="string" calcext:value-type="string">
            <text:p>-0.372176</text:p>
          </table:table-cell>
        </table:table-row>
        <table:table-row table:style-name="ro1">
          <table:table-cell office:value-type="float" office:value="1527146724.76183" calcext:value-type="float">
            <text:p>1527146724.76183</text:p>
          </table:table-cell>
          <table:table-cell office:value-type="string" calcext:value-type="string">
            <text:p>TOC_x</text:p>
          </table:table-cell>
          <table:table-cell office:value-type="float" office:value="-175.912399" calcext:value-type="float">
            <text:p>-175.912399</text:p>
          </table:table-cell>
          <table:table-cell office:value-type="float" office:value="-45.553699" calcext:value-type="float">
            <text:p>-45.553699</text:p>
          </table:table-cell>
          <table:table-cell office:value-type="float" office:value="-0.807814" calcext:value-type="float">
            <text:p>-0.807814</text:p>
          </table:table-cell>
          <table:table-cell office:value-type="float" office:value="-0.409599" calcext:value-type="float">
            <text:p>-0.409599</text:p>
          </table:table-cell>
          <table:table-cell office:value-type="float" office:value="-7.828576" calcext:value-type="float">
            <text:p>-7.828576</text:p>
          </table:table-cell>
          <table:table-cell office:value-type="float" office:value="-3.974976" calcext:value-type="float">
            <text:p>-3.974976</text:p>
          </table:table-cell>
          <table:table-cell office:value-type="float" office:value="-0.834832" calcext:value-type="float">
            <text:p>-0.834832</text:p>
          </table:table-cell>
          <table:table-cell office:value-type="string" calcext:value-type="string">
            <text:p>-0.380869</text:p>
          </table:table-cell>
        </table:table-row>
        <table:table-row table:style-name="ro1" table:visibility="filter">
          <table:table-cell office:value-type="float" office:value="1527146724.76187" calcext:value-type="float">
            <text:p>1527146724.76187</text:p>
          </table:table-cell>
          <table:table-cell office:value-type="string" calcext:value-type="string">
            <text:p>TOC_y</text:p>
          </table:table-cell>
          <table:table-cell office:value-type="float" office:value="-175.912399" calcext:value-type="float">
            <text:p>-175.912399</text:p>
          </table:table-cell>
          <table:table-cell office:value-type="float" office:value="-45.553699" calcext:value-type="float">
            <text:p>-45.553699</text:p>
          </table:table-cell>
          <table:table-cell office:value-type="float" office:value="-0.807814" calcext:value-type="float">
            <text:p>-0.807814</text:p>
          </table:table-cell>
          <table:table-cell office:value-type="float" office:value="-0.409599" calcext:value-type="float">
            <text:p>-0.409599</text:p>
          </table:table-cell>
          <table:table-cell office:value-type="float" office:value="-7.828576" calcext:value-type="float">
            <text:p>-7.828576</text:p>
          </table:table-cell>
          <table:table-cell office:value-type="float" office:value="-3.974976" calcext:value-type="float">
            <text:p>-3.974976</text:p>
          </table:table-cell>
          <table:table-cell office:value-type="float" office:value="-0.834832" calcext:value-type="float">
            <text:p>-0.834832</text:p>
          </table:table-cell>
          <table:table-cell office:value-type="string" calcext:value-type="string">
            <text:p>-0.380869</text:p>
          </table:table-cell>
        </table:table-row>
        <table:table-row table:style-name="ro1">
          <table:table-cell office:value-type="float" office:value="1527146724.78217" calcext:value-type="float">
            <text:p>1527146724.78217</text:p>
          </table:table-cell>
          <table:table-cell office:value-type="string" calcext:value-type="string">
            <text:p>TOC_x</text:p>
          </table:table-cell>
          <table:table-cell office:value-type="float" office:value="-171.260056" calcext:value-type="float">
            <text:p>-171.260056</text:p>
          </table:table-cell>
          <table:table-cell office:value-type="float" office:value="-44.516521" calcext:value-type="float">
            <text:p>-44.516521</text:p>
          </table:table-cell>
          <table:table-cell office:value-type="float" office:value="-0.797191" calcext:value-type="float">
            <text:p>-0.797191</text:p>
          </table:table-cell>
          <table:table-cell office:value-type="float" office:value="-0.404949" calcext:value-type="float">
            <text:p>-0.404949</text:p>
          </table:table-cell>
          <table:table-cell office:value-type="float" office:value="-7.724118" calcext:value-type="float">
            <text:p>-7.724118</text:p>
          </table:table-cell>
          <table:table-cell office:value-type="float" office:value="-3.929256" calcext:value-type="float">
            <text:p>-3.929256</text:p>
          </table:table-cell>
          <table:table-cell office:value-type="float" office:value="-0.807814" calcext:value-type="float">
            <text:p>-0.807814</text:p>
          </table:table-cell>
          <table:table-cell office:value-type="string" calcext:value-type="string">
            <text:p>-0.409599</text:p>
          </table:table-cell>
        </table:table-row>
        <table:table-row table:style-name="ro1" table:visibility="filter">
          <table:table-cell office:value-type="float" office:value="1527146724.78222" calcext:value-type="float">
            <text:p>1527146724.78222</text:p>
          </table:table-cell>
          <table:table-cell office:value-type="string" calcext:value-type="string">
            <text:p>TOC_y</text:p>
          </table:table-cell>
          <table:table-cell office:value-type="float" office:value="-171.260056" calcext:value-type="float">
            <text:p>-171.260056</text:p>
          </table:table-cell>
          <table:table-cell office:value-type="float" office:value="-44.516521" calcext:value-type="float">
            <text:p>-44.516521</text:p>
          </table:table-cell>
          <table:table-cell office:value-type="float" office:value="-0.797191" calcext:value-type="float">
            <text:p>-0.797191</text:p>
          </table:table-cell>
          <table:table-cell office:value-type="float" office:value="-0.404949" calcext:value-type="float">
            <text:p>-0.404949</text:p>
          </table:table-cell>
          <table:table-cell office:value-type="float" office:value="-7.724118" calcext:value-type="float">
            <text:p>-7.724118</text:p>
          </table:table-cell>
          <table:table-cell office:value-type="float" office:value="-3.929256" calcext:value-type="float">
            <text:p>-3.929256</text:p>
          </table:table-cell>
          <table:table-cell office:value-type="float" office:value="-0.807814" calcext:value-type="float">
            <text:p>-0.807814</text:p>
          </table:table-cell>
          <table:table-cell office:value-type="string" calcext:value-type="string">
            <text:p>-0.409599</text:p>
          </table:table-cell>
        </table:table-row>
        <table:table-row table:style-name="ro1">
          <table:table-cell office:value-type="float" office:value="1527146724.80248" calcext:value-type="float">
            <text:p>1527146724.80248</text:p>
          </table:table-cell>
          <table:table-cell office:value-type="string" calcext:value-type="string">
            <text:p>TOC_x</text:p>
          </table:table-cell>
          <table:table-cell office:value-type="float" office:value="-160.650879" calcext:value-type="float">
            <text:p>-160.650879</text:p>
          </table:table-cell>
          <table:table-cell office:value-type="float" office:value="-49.749084" calcext:value-type="float">
            <text:p>-49.749084</text:p>
          </table:table-cell>
          <table:table-cell office:value-type="float" office:value="-0.772431" calcext:value-type="float">
            <text:p>-0.772431</text:p>
          </table:table-cell>
          <table:table-cell office:value-type="float" office:value="-0.427869" calcext:value-type="float">
            <text:p>-0.427869</text:p>
          </table:table-cell>
          <table:table-cell office:value-type="float" office:value="-7.480472" calcext:value-type="float">
            <text:p>-7.480472</text:p>
          </table:table-cell>
          <table:table-cell office:value-type="float" office:value="-4.154808" calcext:value-type="float">
            <text:p>-4.154808</text:p>
          </table:table-cell>
          <table:table-cell office:value-type="float" office:value="-0.797191" calcext:value-type="float">
            <text:p>-0.797191</text:p>
          </table:table-cell>
          <table:table-cell office:value-type="string" calcext:value-type="string">
            <text:p>-0.404949</text:p>
          </table:table-cell>
        </table:table-row>
        <table:table-row table:style-name="ro1" table:visibility="filter">
          <table:table-cell office:value-type="float" office:value="1527146724.8025" calcext:value-type="float">
            <text:p>1527146724.8025</text:p>
          </table:table-cell>
          <table:table-cell office:value-type="string" calcext:value-type="string">
            <text:p>TOC_y</text:p>
          </table:table-cell>
          <table:table-cell office:value-type="float" office:value="-160.650879" calcext:value-type="float">
            <text:p>-160.650879</text:p>
          </table:table-cell>
          <table:table-cell office:value-type="float" office:value="-49.749084" calcext:value-type="float">
            <text:p>-49.749084</text:p>
          </table:table-cell>
          <table:table-cell office:value-type="float" office:value="-0.772431" calcext:value-type="float">
            <text:p>-0.772431</text:p>
          </table:table-cell>
          <table:table-cell office:value-type="float" office:value="-0.427869" calcext:value-type="float">
            <text:p>-0.427869</text:p>
          </table:table-cell>
          <table:table-cell office:value-type="float" office:value="-7.480472" calcext:value-type="float">
            <text:p>-7.480472</text:p>
          </table:table-cell>
          <table:table-cell office:value-type="float" office:value="-4.154808" calcext:value-type="float">
            <text:p>-4.154808</text:p>
          </table:table-cell>
          <table:table-cell office:value-type="float" office:value="-0.797191" calcext:value-type="float">
            <text:p>-0.797191</text:p>
          </table:table-cell>
          <table:table-cell office:value-type="string" calcext:value-type="string">
            <text:p>-0.404949</text:p>
          </table:table-cell>
        </table:table-row>
        <table:table-row table:style-name="ro1">
          <table:table-cell office:value-type="float" office:value="1527146724.82282" calcext:value-type="float">
            <text:p>1527146724.82282</text:p>
          </table:table-cell>
          <table:table-cell office:value-type="string" calcext:value-type="string">
            <text:p>TOC_x</text:p>
          </table:table-cell>
          <table:table-cell office:value-type="float" office:value="-152.486481" calcext:value-type="float">
            <text:p>-152.486481</text:p>
          </table:table-cell>
          <table:table-cell office:value-type="float" office:value="-48.069538" calcext:value-type="float">
            <text:p>-48.069538</text:p>
          </table:table-cell>
          <table:table-cell office:value-type="float" office:value="-0.752826" calcext:value-type="float">
            <text:p>-0.752826</text:p>
          </table:table-cell>
          <table:table-cell office:value-type="float" office:value="-0.420654" calcext:value-type="float">
            <text:p>-0.420654</text:p>
          </table:table-cell>
          <table:table-cell office:value-type="float" office:value="-7.28744" calcext:value-type="float">
            <text:p>-7.28744</text:p>
          </table:table-cell>
          <table:table-cell office:value-type="float" office:value="-4.083762" calcext:value-type="float">
            <text:p>-4.083762</text:p>
          </table:table-cell>
          <table:table-cell office:value-type="float" office:value="-0.772431" calcext:value-type="float">
            <text:p>-0.772431</text:p>
          </table:table-cell>
          <table:table-cell office:value-type="string" calcext:value-type="string">
            <text:p>-0.427869</text:p>
          </table:table-cell>
        </table:table-row>
        <table:table-row table:style-name="ro1" table:visibility="filter">
          <table:table-cell office:value-type="float" office:value="1527146724.82284" calcext:value-type="float">
            <text:p>1527146724.82284</text:p>
          </table:table-cell>
          <table:table-cell office:value-type="string" calcext:value-type="string">
            <text:p>TOC_y</text:p>
          </table:table-cell>
          <table:table-cell office:value-type="float" office:value="-152.486481" calcext:value-type="float">
            <text:p>-152.486481</text:p>
          </table:table-cell>
          <table:table-cell office:value-type="float" office:value="-48.069538" calcext:value-type="float">
            <text:p>-48.069538</text:p>
          </table:table-cell>
          <table:table-cell office:value-type="float" office:value="-0.752826" calcext:value-type="float">
            <text:p>-0.752826</text:p>
          </table:table-cell>
          <table:table-cell office:value-type="float" office:value="-0.420654" calcext:value-type="float">
            <text:p>-0.420654</text:p>
          </table:table-cell>
          <table:table-cell office:value-type="float" office:value="-7.28744" calcext:value-type="float">
            <text:p>-7.28744</text:p>
          </table:table-cell>
          <table:table-cell office:value-type="float" office:value="-4.083762" calcext:value-type="float">
            <text:p>-4.083762</text:p>
          </table:table-cell>
          <table:table-cell office:value-type="float" office:value="-0.772431" calcext:value-type="float">
            <text:p>-0.772431</text:p>
          </table:table-cell>
          <table:table-cell office:value-type="string" calcext:value-type="string">
            <text:p>-0.427869</text:p>
          </table:table-cell>
        </table:table-row>
        <table:table-row table:style-name="ro1">
          <table:table-cell office:value-type="float" office:value="1527146724.84222" calcext:value-type="float">
            <text:p>1527146724.84222</text:p>
          </table:table-cell>
          <table:table-cell office:value-type="string" calcext:value-type="string">
            <text:p>TOC_x</text:p>
          </table:table-cell>
          <table:table-cell office:value-type="float" office:value="-146.466339" calcext:value-type="float">
            <text:p>-146.466339</text:p>
          </table:table-cell>
          <table:table-cell office:value-type="float" office:value="-50.775925" calcext:value-type="float">
            <text:p>-50.775925</text:p>
          </table:table-cell>
          <table:table-cell office:value-type="float" office:value="-0.738709" calcext:value-type="float">
            <text:p>-0.738709</text:p>
          </table:table-cell>
          <table:table-cell office:value-type="float" office:value="-0.431692" calcext:value-type="float">
            <text:p>-0.431692</text:p>
          </table:table-cell>
          <table:table-cell office:value-type="float" office:value="-7.141756" calcext:value-type="float">
            <text:p>-7.141756</text:p>
          </table:table-cell>
          <table:table-cell office:value-type="float" office:value="-4.197676" calcext:value-type="float">
            <text:p>-4.197676</text:p>
          </table:table-cell>
          <table:table-cell office:value-type="float" office:value="-0.752826" calcext:value-type="float">
            <text:p>-0.752826</text:p>
          </table:table-cell>
          <table:table-cell office:value-type="string" calcext:value-type="string">
            <text:p>-0.420654</text:p>
          </table:table-cell>
        </table:table-row>
        <table:table-row table:style-name="ro1" table:visibility="filter">
          <table:table-cell office:value-type="float" office:value="1527146724.84227" calcext:value-type="float">
            <text:p>1527146724.84227</text:p>
          </table:table-cell>
          <table:table-cell office:value-type="string" calcext:value-type="string">
            <text:p>TOC_y</text:p>
          </table:table-cell>
          <table:table-cell office:value-type="float" office:value="-146.466339" calcext:value-type="float">
            <text:p>-146.466339</text:p>
          </table:table-cell>
          <table:table-cell office:value-type="float" office:value="-50.775925" calcext:value-type="float">
            <text:p>-50.775925</text:p>
          </table:table-cell>
          <table:table-cell office:value-type="float" office:value="-0.738709" calcext:value-type="float">
            <text:p>-0.738709</text:p>
          </table:table-cell>
          <table:table-cell office:value-type="float" office:value="-0.431692" calcext:value-type="float">
            <text:p>-0.431692</text:p>
          </table:table-cell>
          <table:table-cell office:value-type="float" office:value="-7.141756" calcext:value-type="float">
            <text:p>-7.141756</text:p>
          </table:table-cell>
          <table:table-cell office:value-type="float" office:value="-4.197676" calcext:value-type="float">
            <text:p>-4.197676</text:p>
          </table:table-cell>
          <table:table-cell office:value-type="float" office:value="-0.752826" calcext:value-type="float">
            <text:p>-0.752826</text:p>
          </table:table-cell>
          <table:table-cell office:value-type="string" calcext:value-type="string">
            <text:p>-0.420654</text:p>
          </table:table-cell>
        </table:table-row>
        <table:table-row table:style-name="ro1">
          <table:table-cell office:value-type="float" office:value="1527146724.86261" calcext:value-type="float">
            <text:p>1527146724.86261</text:p>
          </table:table-cell>
          <table:table-cell office:value-type="string" calcext:value-type="string">
            <text:p>TOC_x</text:p>
          </table:table-cell>
          <table:table-cell office:value-type="float" office:value="-135.988739" calcext:value-type="float">
            <text:p>-135.988739</text:p>
          </table:table-cell>
          <table:table-cell office:value-type="float" office:value="-52.568344" calcext:value-type="float">
            <text:p>-52.568344</text:p>
          </table:table-cell>
          <table:table-cell office:value-type="float" office:value="-0.712067" calcext:value-type="float">
            <text:p>-0.712067</text:p>
          </table:table-cell>
          <table:table-cell office:value-type="float" office:value="-0.439226" calcext:value-type="float">
            <text:p>-0.439226</text:p>
          </table:table-cell>
          <table:table-cell office:value-type="float" office:value="-6.880904" calcext:value-type="float">
            <text:p>-6.880904</text:p>
          </table:table-cell>
          <table:table-cell office:value-type="float" office:value="-4.271439" calcext:value-type="float">
            <text:p>-4.271439</text:p>
          </table:table-cell>
          <table:table-cell office:value-type="float" office:value="-0.738709" calcext:value-type="float">
            <text:p>-0.738709</text:p>
          </table:table-cell>
          <table:table-cell office:value-type="string" calcext:value-type="string">
            <text:p>-0.431692</text:p>
          </table:table-cell>
        </table:table-row>
        <table:table-row table:style-name="ro1" table:visibility="filter">
          <table:table-cell office:value-type="float" office:value="1527146724.86265" calcext:value-type="float">
            <text:p>1527146724.86265</text:p>
          </table:table-cell>
          <table:table-cell office:value-type="string" calcext:value-type="string">
            <text:p>TOC_y</text:p>
          </table:table-cell>
          <table:table-cell office:value-type="float" office:value="-135.988739" calcext:value-type="float">
            <text:p>-135.988739</text:p>
          </table:table-cell>
          <table:table-cell office:value-type="float" office:value="-52.568344" calcext:value-type="float">
            <text:p>-52.568344</text:p>
          </table:table-cell>
          <table:table-cell office:value-type="float" office:value="-0.712067" calcext:value-type="float">
            <text:p>-0.712067</text:p>
          </table:table-cell>
          <table:table-cell office:value-type="float" office:value="-0.439226" calcext:value-type="float">
            <text:p>-0.439226</text:p>
          </table:table-cell>
          <table:table-cell office:value-type="float" office:value="-6.880904" calcext:value-type="float">
            <text:p>-6.880904</text:p>
          </table:table-cell>
          <table:table-cell office:value-type="float" office:value="-4.271439" calcext:value-type="float">
            <text:p>-4.271439</text:p>
          </table:table-cell>
          <table:table-cell office:value-type="float" office:value="-0.738709" calcext:value-type="float">
            <text:p>-0.738709</text:p>
          </table:table-cell>
          <table:table-cell office:value-type="string" calcext:value-type="string">
            <text:p>-0.431692</text:p>
          </table:table-cell>
        </table:table-row>
        <table:table-row table:style-name="ro1">
          <table:table-cell office:value-type="float" office:value="1527146724.8819" calcext:value-type="float">
            <text:p>1527146724.8819</text:p>
          </table:table-cell>
          <table:table-cell office:value-type="string" calcext:value-type="string">
            <text:p>TOC_x</text:p>
          </table:table-cell>
          <table:table-cell office:value-type="float" office:value="-128.025681" calcext:value-type="float">
            <text:p>-128.025681</text:p>
          </table:table-cell>
          <table:table-cell office:value-type="float" office:value="-54.003647" calcext:value-type="float">
            <text:p>-54.003647</text:p>
          </table:table-cell>
          <table:table-cell office:value-type="float" office:value="-0.692289" calcext:value-type="float">
            <text:p>-0.692289</text:p>
          </table:table-cell>
          <table:table-cell office:value-type="float" office:value="-0.444837" calcext:value-type="float">
            <text:p>-0.444837</text:p>
          </table:table-cell>
          <table:table-cell office:value-type="float" office:value="-6.675828" calcext:value-type="float">
            <text:p>-6.675828</text:p>
          </table:table-cell>
          <table:table-cell office:value-type="float" office:value="-4.329617" calcext:value-type="float">
            <text:p>-4.329617</text:p>
          </table:table-cell>
          <table:table-cell office:value-type="float" office:value="-0.712067" calcext:value-type="float">
            <text:p>-0.712067</text:p>
          </table:table-cell>
          <table:table-cell office:value-type="string" calcext:value-type="string">
            <text:p>-0.439226</text:p>
          </table:table-cell>
        </table:table-row>
        <table:table-row table:style-name="ro1" table:visibility="filter">
          <table:table-cell office:value-type="float" office:value="1527146724.88192" calcext:value-type="float">
            <text:p>1527146724.88192</text:p>
          </table:table-cell>
          <table:table-cell office:value-type="string" calcext:value-type="string">
            <text:p>TOC_y</text:p>
          </table:table-cell>
          <table:table-cell office:value-type="float" office:value="-128.025681" calcext:value-type="float">
            <text:p>-128.025681</text:p>
          </table:table-cell>
          <table:table-cell office:value-type="float" office:value="-54.003647" calcext:value-type="float">
            <text:p>-54.003647</text:p>
          </table:table-cell>
          <table:table-cell office:value-type="float" office:value="-0.692289" calcext:value-type="float">
            <text:p>-0.692289</text:p>
          </table:table-cell>
          <table:table-cell office:value-type="float" office:value="-0.444837" calcext:value-type="float">
            <text:p>-0.444837</text:p>
          </table:table-cell>
          <table:table-cell office:value-type="float" office:value="-6.675828" calcext:value-type="float">
            <text:p>-6.675828</text:p>
          </table:table-cell>
          <table:table-cell office:value-type="float" office:value="-4.329617" calcext:value-type="float">
            <text:p>-4.329617</text:p>
          </table:table-cell>
          <table:table-cell office:value-type="float" office:value="-0.712067" calcext:value-type="float">
            <text:p>-0.712067</text:p>
          </table:table-cell>
          <table:table-cell office:value-type="string" calcext:value-type="string">
            <text:p>-0.439226</text:p>
          </table:table-cell>
        </table:table-row>
        <table:table-row table:style-name="ro1">
          <table:table-cell office:value-type="float" office:value="1527146724.9024" calcext:value-type="float">
            <text:p>1527146724.9024</text:p>
          </table:table-cell>
          <table:table-cell office:value-type="string" calcext:value-type="string">
            <text:p>TOC_x</text:p>
          </table:table-cell>
          <table:table-cell office:value-type="float" office:value="-118.419388" calcext:value-type="float">
            <text:p>-118.419388</text:p>
          </table:table-cell>
          <table:table-cell office:value-type="float" office:value="-56.725044" calcext:value-type="float">
            <text:p>-56.725044</text:p>
          </table:table-cell>
          <table:table-cell office:value-type="float" office:value="-0.666042" calcext:value-type="float">
            <text:p>-0.666042</text:p>
          </table:table-cell>
          <table:table-cell office:value-type="float" office:value="-0.455928" calcext:value-type="float">
            <text:p>-0.455928</text:p>
          </table:table-cell>
          <table:table-cell office:value-type="float" office:value="-6.419787" calcext:value-type="float">
            <text:p>-6.419787</text:p>
          </table:table-cell>
          <table:table-cell office:value-type="float" office:value="-4.437814" calcext:value-type="float">
            <text:p>-4.437814</text:p>
          </table:table-cell>
          <table:table-cell office:value-type="float" office:value="-0.692289" calcext:value-type="float">
            <text:p>-0.692289</text:p>
          </table:table-cell>
          <table:table-cell office:value-type="string" calcext:value-type="string">
            <text:p>-0.444837</text:p>
          </table:table-cell>
        </table:table-row>
        <table:table-row table:style-name="ro1" table:visibility="filter">
          <table:table-cell office:value-type="float" office:value="1527146724.90242" calcext:value-type="float">
            <text:p>1527146724.90242</text:p>
          </table:table-cell>
          <table:table-cell office:value-type="string" calcext:value-type="string">
            <text:p>TOC_y</text:p>
          </table:table-cell>
          <table:table-cell office:value-type="float" office:value="-118.419388" calcext:value-type="float">
            <text:p>-118.419388</text:p>
          </table:table-cell>
          <table:table-cell office:value-type="float" office:value="-56.725044" calcext:value-type="float">
            <text:p>-56.725044</text:p>
          </table:table-cell>
          <table:table-cell office:value-type="float" office:value="-0.666042" calcext:value-type="float">
            <text:p>-0.666042</text:p>
          </table:table-cell>
          <table:table-cell office:value-type="float" office:value="-0.455928" calcext:value-type="float">
            <text:p>-0.455928</text:p>
          </table:table-cell>
          <table:table-cell office:value-type="float" office:value="-6.419787" calcext:value-type="float">
            <text:p>-6.419787</text:p>
          </table:table-cell>
          <table:table-cell office:value-type="float" office:value="-4.437814" calcext:value-type="float">
            <text:p>-4.437814</text:p>
          </table:table-cell>
          <table:table-cell office:value-type="float" office:value="-0.692289" calcext:value-type="float">
            <text:p>-0.692289</text:p>
          </table:table-cell>
          <table:table-cell office:value-type="string" calcext:value-type="string">
            <text:p>-0.444837</text:p>
          </table:table-cell>
        </table:table-row>
        <table:table-row table:style-name="ro1">
          <table:table-cell office:value-type="float" office:value="1527146724.92274" calcext:value-type="float">
            <text:p>1527146724.92274</text:p>
          </table:table-cell>
          <table:table-cell office:value-type="string" calcext:value-type="string">
            <text:p>TOC_x</text:p>
          </table:table-cell>
          <table:table-cell office:value-type="float" office:value="-111.432587" calcext:value-type="float">
            <text:p>-111.432587</text:p>
          </table:table-cell>
          <table:table-cell office:value-type="float" office:value="-57.869732" calcext:value-type="float">
            <text:p>-57.869732</text:p>
          </table:table-cell>
          <table:table-cell office:value-type="float" office:value="-0.646425" calcext:value-type="float">
            <text:p>-0.646425</text:p>
          </table:table-cell>
          <table:table-cell office:value-type="float" office:value="-0.460479" calcext:value-type="float">
            <text:p>-0.460479</text:p>
          </table:table-cell>
          <table:table-cell office:value-type="float" office:value="-6.22697" calcext:value-type="float">
            <text:p>-6.22697</text:p>
          </table:table-cell>
          <table:table-cell office:value-type="float" office:value="-4.482548" calcext:value-type="float">
            <text:p>-4.482548</text:p>
          </table:table-cell>
          <table:table-cell office:value-type="float" office:value="-0.666042" calcext:value-type="float">
            <text:p>-0.666042</text:p>
          </table:table-cell>
          <table:table-cell office:value-type="string" calcext:value-type="string">
            <text:p>-0.455928</text:p>
          </table:table-cell>
        </table:table-row>
        <table:table-row table:style-name="ro1" table:visibility="filter">
          <table:table-cell office:value-type="float" office:value="1527146724.92279" calcext:value-type="float">
            <text:p>1527146724.92279</text:p>
          </table:table-cell>
          <table:table-cell office:value-type="string" calcext:value-type="string">
            <text:p>TOC_y</text:p>
          </table:table-cell>
          <table:table-cell office:value-type="float" office:value="-111.432587" calcext:value-type="float">
            <text:p>-111.432587</text:p>
          </table:table-cell>
          <table:table-cell office:value-type="float" office:value="-57.869732" calcext:value-type="float">
            <text:p>-57.869732</text:p>
          </table:table-cell>
          <table:table-cell office:value-type="float" office:value="-0.646425" calcext:value-type="float">
            <text:p>-0.646425</text:p>
          </table:table-cell>
          <table:table-cell office:value-type="float" office:value="-0.460479" calcext:value-type="float">
            <text:p>-0.460479</text:p>
          </table:table-cell>
          <table:table-cell office:value-type="float" office:value="-6.22697" calcext:value-type="float">
            <text:p>-6.22697</text:p>
          </table:table-cell>
          <table:table-cell office:value-type="float" office:value="-4.482548" calcext:value-type="float">
            <text:p>-4.482548</text:p>
          </table:table-cell>
          <table:table-cell office:value-type="float" office:value="-0.666042" calcext:value-type="float">
            <text:p>-0.666042</text:p>
          </table:table-cell>
          <table:table-cell office:value-type="string" calcext:value-type="string">
            <text:p>-0.455928</text:p>
          </table:table-cell>
        </table:table-row>
        <table:table-row table:style-name="ro1">
          <table:table-cell office:value-type="float" office:value="1527146724.94203" calcext:value-type="float">
            <text:p>1527146724.94203</text:p>
          </table:table-cell>
          <table:table-cell office:value-type="string" calcext:value-type="string">
            <text:p>TOC_x</text:p>
          </table:table-cell>
          <table:table-cell office:value-type="float" office:value="-104.694275" calcext:value-type="float">
            <text:p>-104.694275</text:p>
          </table:table-cell>
          <table:table-cell office:value-type="float" office:value="-58.697018" calcext:value-type="float">
            <text:p>-58.697018</text:p>
          </table:table-cell>
          <table:table-cell office:value-type="float" office:value="-0.627918" calcext:value-type="float">
            <text:p>-0.627918</text:p>
          </table:table-cell>
          <table:table-cell office:value-type="float" office:value="-0.463573" calcext:value-type="float">
            <text:p>-0.463573</text:p>
          </table:table-cell>
          <table:table-cell office:value-type="float" office:value="-6.035166" calcext:value-type="float">
            <text:p>-6.035166</text:p>
          </table:table-cell>
          <table:table-cell office:value-type="float" office:value="-4.51461" calcext:value-type="float">
            <text:p>-4.51461</text:p>
          </table:table-cell>
          <table:table-cell office:value-type="float" office:value="-0.646425" calcext:value-type="float">
            <text:p>-0.646425</text:p>
          </table:table-cell>
          <table:table-cell office:value-type="string" calcext:value-type="string">
            <text:p>-0.460479</text:p>
          </table:table-cell>
        </table:table-row>
        <table:table-row table:style-name="ro1" table:visibility="filter">
          <table:table-cell office:value-type="float" office:value="1527146724.94205" calcext:value-type="float">
            <text:p>1527146724.94205</text:p>
          </table:table-cell>
          <table:table-cell office:value-type="string" calcext:value-type="string">
            <text:p>TOC_y</text:p>
          </table:table-cell>
          <table:table-cell office:value-type="float" office:value="-104.694275" calcext:value-type="float">
            <text:p>-104.694275</text:p>
          </table:table-cell>
          <table:table-cell office:value-type="float" office:value="-58.697018" calcext:value-type="float">
            <text:p>-58.697018</text:p>
          </table:table-cell>
          <table:table-cell office:value-type="float" office:value="-0.627918" calcext:value-type="float">
            <text:p>-0.627918</text:p>
          </table:table-cell>
          <table:table-cell office:value-type="float" office:value="-0.463573" calcext:value-type="float">
            <text:p>-0.463573</text:p>
          </table:table-cell>
          <table:table-cell office:value-type="float" office:value="-6.035166" calcext:value-type="float">
            <text:p>-6.035166</text:p>
          </table:table-cell>
          <table:table-cell office:value-type="float" office:value="-4.51461" calcext:value-type="float">
            <text:p>-4.51461</text:p>
          </table:table-cell>
          <table:table-cell office:value-type="float" office:value="-0.646425" calcext:value-type="float">
            <text:p>-0.646425</text:p>
          </table:table-cell>
          <table:table-cell office:value-type="string" calcext:value-type="string">
            <text:p>-0.460479</text:p>
          </table:table-cell>
        </table:table-row>
        <table:table-row table:style-name="ro1">
          <table:table-cell office:value-type="float" office:value="1527146724.96239" calcext:value-type="float">
            <text:p>1527146724.96239</text:p>
          </table:table-cell>
          <table:table-cell office:value-type="string" calcext:value-type="string">
            <text:p>TOC_x</text:p>
          </table:table-cell>
          <table:table-cell office:value-type="float" office:value="-94.862839" calcext:value-type="float">
            <text:p>-94.862839</text:p>
          </table:table-cell>
          <table:table-cell office:value-type="float" office:value="-60.947918" calcext:value-type="float">
            <text:p>-60.947918</text:p>
          </table:table-cell>
          <table:table-cell office:value-type="float" office:value="-0.598269" calcext:value-type="float">
            <text:p>-0.598269</text:p>
          </table:table-cell>
          <table:table-cell office:value-type="float" office:value="-0.472337" calcext:value-type="float">
            <text:p>-0.472337</text:p>
          </table:table-cell>
          <table:table-cell office:value-type="float" office:value="-5.743918" calcext:value-type="float">
            <text:p>-5.743918</text:p>
          </table:table-cell>
          <table:table-cell office:value-type="float" office:value="-4.600701" calcext:value-type="float">
            <text:p>-4.600701</text:p>
          </table:table-cell>
          <table:table-cell office:value-type="float" office:value="-0.627918" calcext:value-type="float">
            <text:p>-0.627918</text:p>
          </table:table-cell>
          <table:table-cell office:value-type="string" calcext:value-type="string">
            <text:p>-0.463573</text:p>
          </table:table-cell>
        </table:table-row>
        <table:table-row table:style-name="ro1" table:visibility="filter">
          <table:table-cell office:value-type="float" office:value="1527146724.96241" calcext:value-type="float">
            <text:p>1527146724.96241</text:p>
          </table:table-cell>
          <table:table-cell office:value-type="string" calcext:value-type="string">
            <text:p>TOC_y</text:p>
          </table:table-cell>
          <table:table-cell office:value-type="float" office:value="-94.862839" calcext:value-type="float">
            <text:p>-94.862839</text:p>
          </table:table-cell>
          <table:table-cell office:value-type="float" office:value="-60.947918" calcext:value-type="float">
            <text:p>-60.947918</text:p>
          </table:table-cell>
          <table:table-cell office:value-type="float" office:value="-0.598269" calcext:value-type="float">
            <text:p>-0.598269</text:p>
          </table:table-cell>
          <table:table-cell office:value-type="float" office:value="-0.472337" calcext:value-type="float">
            <text:p>-0.472337</text:p>
          </table:table-cell>
          <table:table-cell office:value-type="float" office:value="-5.743918" calcext:value-type="float">
            <text:p>-5.743918</text:p>
          </table:table-cell>
          <table:table-cell office:value-type="float" office:value="-4.600701" calcext:value-type="float">
            <text:p>-4.600701</text:p>
          </table:table-cell>
          <table:table-cell office:value-type="float" office:value="-0.627918" calcext:value-type="float">
            <text:p>-0.627918</text:p>
          </table:table-cell>
          <table:table-cell office:value-type="string" calcext:value-type="string">
            <text:p>-0.463573</text:p>
          </table:table-cell>
        </table:table-row>
        <table:table-row table:style-name="ro1">
          <table:table-cell office:value-type="float" office:value="1527146724.98265" calcext:value-type="float">
            <text:p>1527146724.98265</text:p>
          </table:table-cell>
          <table:table-cell office:value-type="string" calcext:value-type="string">
            <text:p>TOC_x</text:p>
          </table:table-cell>
          <table:table-cell office:value-type="float" office:value="-88.379852" calcext:value-type="float">
            <text:p>-88.379852</text:p>
          </table:table-cell>
          <table:table-cell office:value-type="float" office:value="-61.537056" calcext:value-type="float">
            <text:p>-61.537056</text:p>
          </table:table-cell>
          <table:table-cell office:value-type="float" office:value="-0.577966" calcext:value-type="float">
            <text:p>-0.577966</text:p>
          </table:table-cell>
          <table:table-cell office:value-type="float" office:value="-0.474593" calcext:value-type="float">
            <text:p>-0.474593</text:p>
          </table:table-cell>
          <table:table-cell office:value-type="float" office:value="-5.543524" calcext:value-type="float">
            <text:p>-5.543524</text:p>
          </table:table-cell>
          <table:table-cell office:value-type="float" office:value="-4.622971" calcext:value-type="float">
            <text:p>-4.622971</text:p>
          </table:table-cell>
          <table:table-cell office:value-type="float" office:value="-0.598269" calcext:value-type="float">
            <text:p>-0.598269</text:p>
          </table:table-cell>
          <table:table-cell office:value-type="string" calcext:value-type="string">
            <text:p>-0.472337</text:p>
          </table:table-cell>
        </table:table-row>
        <table:table-row table:style-name="ro1" table:visibility="filter">
          <table:table-cell office:value-type="float" office:value="1527146724.98268" calcext:value-type="float">
            <text:p>1527146724.98268</text:p>
          </table:table-cell>
          <table:table-cell office:value-type="string" calcext:value-type="string">
            <text:p>TOC_y</text:p>
          </table:table-cell>
          <table:table-cell office:value-type="float" office:value="-88.379852" calcext:value-type="float">
            <text:p>-88.379852</text:p>
          </table:table-cell>
          <table:table-cell office:value-type="float" office:value="-61.537056" calcext:value-type="float">
            <text:p>-61.537056</text:p>
          </table:table-cell>
          <table:table-cell office:value-type="float" office:value="-0.577966" calcext:value-type="float">
            <text:p>-0.577966</text:p>
          </table:table-cell>
          <table:table-cell office:value-type="float" office:value="-0.474593" calcext:value-type="float">
            <text:p>-0.474593</text:p>
          </table:table-cell>
          <table:table-cell office:value-type="float" office:value="-5.543524" calcext:value-type="float">
            <text:p>-5.543524</text:p>
          </table:table-cell>
          <table:table-cell office:value-type="float" office:value="-4.622971" calcext:value-type="float">
            <text:p>-4.622971</text:p>
          </table:table-cell>
          <table:table-cell office:value-type="float" office:value="-0.598269" calcext:value-type="float">
            <text:p>-0.598269</text:p>
          </table:table-cell>
          <table:table-cell office:value-type="string" calcext:value-type="string">
            <text:p>-0.472337</text:p>
          </table:table-cell>
        </table:table-row>
        <table:table-row table:style-name="ro1">
          <table:table-cell office:value-type="float" office:value="1527146725.00191" calcext:value-type="float">
            <text:p>1527146725.00191</text:p>
          </table:table-cell>
          <table:table-cell office:value-type="string" calcext:value-type="string">
            <text:p>TOC_x</text:p>
          </table:table-cell>
          <table:table-cell office:value-type="float" office:value="-81.761307" calcext:value-type="float">
            <text:p>-81.761307</text:p>
          </table:table-cell>
          <table:table-cell office:value-type="float" office:value="-61.525677" calcext:value-type="float">
            <text:p>-61.525677</text:p>
          </table:table-cell>
          <table:table-cell office:value-type="float" office:value="-0.557523" calcext:value-type="float">
            <text:p>-0.557523</text:p>
          </table:table-cell>
          <table:table-cell office:value-type="float" office:value="-0.474552" calcext:value-type="float">
            <text:p>-0.474552</text:p>
          </table:table-cell>
          <table:table-cell office:value-type="float" office:value="-5.331165" calcext:value-type="float">
            <text:p>-5.331165</text:p>
          </table:table-cell>
          <table:table-cell office:value-type="float" office:value="-4.622542" calcext:value-type="float">
            <text:p>-4.622542</text:p>
          </table:table-cell>
          <table:table-cell office:value-type="float" office:value="-0.577966" calcext:value-type="float">
            <text:p>-0.577966</text:p>
          </table:table-cell>
          <table:table-cell office:value-type="string" calcext:value-type="string">
            <text:p>-0.474593</text:p>
          </table:table-cell>
        </table:table-row>
        <table:table-row table:style-name="ro1" table:visibility="filter">
          <table:table-cell office:value-type="float" office:value="1527146725.00194" calcext:value-type="float">
            <text:p>1527146725.00194</text:p>
          </table:table-cell>
          <table:table-cell office:value-type="string" calcext:value-type="string">
            <text:p>TOC_y</text:p>
          </table:table-cell>
          <table:table-cell office:value-type="float" office:value="-81.761307" calcext:value-type="float">
            <text:p>-81.761307</text:p>
          </table:table-cell>
          <table:table-cell office:value-type="float" office:value="-61.525677" calcext:value-type="float">
            <text:p>-61.525677</text:p>
          </table:table-cell>
          <table:table-cell office:value-type="float" office:value="-0.557523" calcext:value-type="float">
            <text:p>-0.557523</text:p>
          </table:table-cell>
          <table:table-cell office:value-type="float" office:value="-0.474552" calcext:value-type="float">
            <text:p>-0.474552</text:p>
          </table:table-cell>
          <table:table-cell office:value-type="float" office:value="-5.331165" calcext:value-type="float">
            <text:p>-5.331165</text:p>
          </table:table-cell>
          <table:table-cell office:value-type="float" office:value="-4.622542" calcext:value-type="float">
            <text:p>-4.622542</text:p>
          </table:table-cell>
          <table:table-cell office:value-type="float" office:value="-0.577966" calcext:value-type="float">
            <text:p>-0.577966</text:p>
          </table:table-cell>
          <table:table-cell office:value-type="string" calcext:value-type="string">
            <text:p>-0.474593</text:p>
          </table:table-cell>
        </table:table-row>
        <table:table-row table:style-name="ro1">
          <table:table-cell office:value-type="float" office:value="1527146725.0222" calcext:value-type="float">
            <text:p>1527146725.0222</text:p>
          </table:table-cell>
          <table:table-cell office:value-type="string" calcext:value-type="string">
            <text:p>TOC_x</text:p>
          </table:table-cell>
          <table:table-cell office:value-type="float" office:value="-71.121933" calcext:value-type="float">
            <text:p>-71.121933</text:p>
          </table:table-cell>
          <table:table-cell office:value-type="float" office:value="-64.484604" calcext:value-type="float">
            <text:p>-64.484604</text:p>
          </table:table-cell>
          <table:table-cell office:value-type="float" office:value="-0.521001" calcext:value-type="float">
            <text:p>-0.521001</text:p>
          </table:table-cell>
          <table:table-cell office:value-type="float" office:value="-0.485733" calcext:value-type="float">
            <text:p>-0.485733</text:p>
          </table:table-cell>
          <table:table-cell office:value-type="float" office:value="-4.970948" calcext:value-type="float">
            <text:p>-4.970948</text:p>
          </table:table-cell>
          <table:table-cell office:value-type="float" office:value="-4.732822" calcext:value-type="float">
            <text:p>-4.732822</text:p>
          </table:table-cell>
          <table:table-cell office:value-type="float" office:value="-0.557523" calcext:value-type="float">
            <text:p>-0.557523</text:p>
          </table:table-cell>
          <table:table-cell office:value-type="string" calcext:value-type="string">
            <text:p>-0.474552</text:p>
          </table:table-cell>
        </table:table-row>
        <table:table-row table:style-name="ro1" table:visibility="filter">
          <table:table-cell office:value-type="float" office:value="1527146725.02237" calcext:value-type="float">
            <text:p>1527146725.02237</text:p>
          </table:table-cell>
          <table:table-cell office:value-type="string" calcext:value-type="string">
            <text:p>TOC_y</text:p>
          </table:table-cell>
          <table:table-cell office:value-type="float" office:value="-71.121933" calcext:value-type="float">
            <text:p>-71.121933</text:p>
          </table:table-cell>
          <table:table-cell office:value-type="float" office:value="-64.484604" calcext:value-type="float">
            <text:p>-64.484604</text:p>
          </table:table-cell>
          <table:table-cell office:value-type="float" office:value="-0.521001" calcext:value-type="float">
            <text:p>-0.521001</text:p>
          </table:table-cell>
          <table:table-cell office:value-type="float" office:value="-0.485733" calcext:value-type="float">
            <text:p>-0.485733</text:p>
          </table:table-cell>
          <table:table-cell office:value-type="float" office:value="-4.970948" calcext:value-type="float">
            <text:p>-4.970948</text:p>
          </table:table-cell>
          <table:table-cell office:value-type="float" office:value="-4.732822" calcext:value-type="float">
            <text:p>-4.732822</text:p>
          </table:table-cell>
          <table:table-cell office:value-type="float" office:value="-0.557523" calcext:value-type="float">
            <text:p>-0.557523</text:p>
          </table:table-cell>
          <table:table-cell office:value-type="string" calcext:value-type="string">
            <text:p>-0.474552</text:p>
          </table:table-cell>
        </table:table-row>
        <table:table-row table:style-name="ro1">
          <table:table-cell office:value-type="float" office:value="1527146725.0426" calcext:value-type="float">
            <text:p>1527146725.0426</text:p>
          </table:table-cell>
          <table:table-cell office:value-type="string" calcext:value-type="string">
            <text:p>TOC_x</text:p>
          </table:table-cell>
          <table:table-cell office:value-type="float" office:value="-67.418068" calcext:value-type="float">
            <text:p>-67.418068</text:p>
          </table:table-cell>
          <table:table-cell office:value-type="float" office:value="-59.322453" calcext:value-type="float">
            <text:p>-59.322453</text:p>
          </table:table-cell>
          <table:table-cell office:value-type="float" office:value="-0.507557" calcext:value-type="float">
            <text:p>-0.507557</text:p>
          </table:table-cell>
          <table:table-cell office:value-type="float" office:value="-0.465911" calcext:value-type="float">
            <text:p>-0.465911</text:p>
          </table:table-cell>
          <table:table-cell office:value-type="float" office:value="-4.839285" calcext:value-type="float">
            <text:p>-4.839285</text:p>
          </table:table-cell>
          <table:table-cell office:value-type="float" office:value="-4.538699" calcext:value-type="float">
            <text:p>-4.538699</text:p>
          </table:table-cell>
          <table:table-cell office:value-type="float" office:value="-0.521001" calcext:value-type="float">
            <text:p>-0.521001</text:p>
          </table:table-cell>
          <table:table-cell office:value-type="string" calcext:value-type="string">
            <text:p>-0.485733</text:p>
          </table:table-cell>
        </table:table-row>
        <table:table-row table:style-name="ro1" table:visibility="filter">
          <table:table-cell office:value-type="float" office:value="1527146725.04262" calcext:value-type="float">
            <text:p>1527146725.04262</text:p>
          </table:table-cell>
          <table:table-cell office:value-type="string" calcext:value-type="string">
            <text:p>TOC_y</text:p>
          </table:table-cell>
          <table:table-cell office:value-type="float" office:value="-67.418068" calcext:value-type="float">
            <text:p>-67.418068</text:p>
          </table:table-cell>
          <table:table-cell office:value-type="float" office:value="-59.322453" calcext:value-type="float">
            <text:p>-59.322453</text:p>
          </table:table-cell>
          <table:table-cell office:value-type="float" office:value="-0.507557" calcext:value-type="float">
            <text:p>-0.507557</text:p>
          </table:table-cell>
          <table:table-cell office:value-type="float" office:value="-0.465911" calcext:value-type="float">
            <text:p>-0.465911</text:p>
          </table:table-cell>
          <table:table-cell office:value-type="float" office:value="-4.839285" calcext:value-type="float">
            <text:p>-4.839285</text:p>
          </table:table-cell>
          <table:table-cell office:value-type="float" office:value="-4.538699" calcext:value-type="float">
            <text:p>-4.538699</text:p>
          </table:table-cell>
          <table:table-cell office:value-type="float" office:value="-0.521001" calcext:value-type="float">
            <text:p>-0.521001</text:p>
          </table:table-cell>
          <table:table-cell office:value-type="string" calcext:value-type="string">
            <text:p>-0.485733</text:p>
          </table:table-cell>
        </table:table-row>
        <table:table-row table:style-name="ro1">
          <table:table-cell office:value-type="float" office:value="1527146725.06187" calcext:value-type="float">
            <text:p>1527146725.06187</text:p>
          </table:table-cell>
          <table:table-cell office:value-type="string" calcext:value-type="string">
            <text:p>TOC_x</text:p>
          </table:table-cell>
          <table:table-cell office:value-type="float" office:value="-56.994484" calcext:value-type="float">
            <text:p>-56.994484</text:p>
          </table:table-cell>
          <table:table-cell office:value-type="float" office:value="-61.37505" calcext:value-type="float">
            <text:p>-61.37505</text:p>
          </table:table-cell>
          <table:table-cell office:value-type="float" office:value="-0.469851" calcext:value-type="float">
            <text:p>-0.469851</text:p>
          </table:table-cell>
          <table:table-cell office:value-type="float" office:value="-0.473442" calcext:value-type="float">
            <text:p>-0.473442</text:p>
          </table:table-cell>
          <table:table-cell office:value-type="float" office:value="-4.447878" calcext:value-type="float">
            <text:p>-4.447878</text:p>
          </table:table-cell>
          <table:table-cell office:value-type="float" office:value="-4.616878" calcext:value-type="float">
            <text:p>-4.616878</text:p>
          </table:table-cell>
          <table:table-cell office:value-type="float" office:value="-0.507557" calcext:value-type="float">
            <text:p>-0.507557</text:p>
          </table:table-cell>
          <table:table-cell office:value-type="string" calcext:value-type="string">
            <text:p>-0.465911</text:p>
          </table:table-cell>
        </table:table-row>
        <table:table-row table:style-name="ro1" table:visibility="filter">
          <table:table-cell office:value-type="float" office:value="1527146725.0619" calcext:value-type="float">
            <text:p>1527146725.0619</text:p>
          </table:table-cell>
          <table:table-cell office:value-type="string" calcext:value-type="string">
            <text:p>TOC_y</text:p>
          </table:table-cell>
          <table:table-cell office:value-type="float" office:value="-56.994484" calcext:value-type="float">
            <text:p>-56.994484</text:p>
          </table:table-cell>
          <table:table-cell office:value-type="float" office:value="-61.37505" calcext:value-type="float">
            <text:p>-61.37505</text:p>
          </table:table-cell>
          <table:table-cell office:value-type="float" office:value="-0.469851" calcext:value-type="float">
            <text:p>-0.469851</text:p>
          </table:table-cell>
          <table:table-cell office:value-type="float" office:value="-0.473442" calcext:value-type="float">
            <text:p>-0.473442</text:p>
          </table:table-cell>
          <table:table-cell office:value-type="float" office:value="-4.447878" calcext:value-type="float">
            <text:p>-4.447878</text:p>
          </table:table-cell>
          <table:table-cell office:value-type="float" office:value="-4.616878" calcext:value-type="float">
            <text:p>-4.616878</text:p>
          </table:table-cell>
          <table:table-cell office:value-type="float" office:value="-0.507557" calcext:value-type="float">
            <text:p>-0.507557</text:p>
          </table:table-cell>
          <table:table-cell office:value-type="string" calcext:value-type="string">
            <text:p>-0.465911</text:p>
          </table:table-cell>
        </table:table-row>
        <table:table-row table:style-name="ro1">
          <table:table-cell office:value-type="float" office:value="1527146725.0822" calcext:value-type="float">
            <text:p>1527146725.0822</text:p>
          </table:table-cell>
          <table:table-cell office:value-type="string" calcext:value-type="string">
            <text:p>TOC_x</text:p>
          </table:table-cell>
          <table:table-cell office:value-type="float" office:value="-51.108837" calcext:value-type="float">
            <text:p>-51.108837</text:p>
          </table:table-cell>
          <table:table-cell office:value-type="float" office:value="-60.577309" calcext:value-type="float">
            <text:p>-60.577309</text:p>
          </table:table-cell>
          <table:table-cell office:value-type="float" office:value="-0.445787" calcext:value-type="float">
            <text:p>-0.445787</text:p>
          </table:table-cell>
          <table:table-cell office:value-type="float" office:value="-0.470373" calcext:value-type="float">
            <text:p>-0.470373</text:p>
          </table:table-cell>
          <table:table-cell office:value-type="float" office:value="-4.210946" calcext:value-type="float">
            <text:p>-4.210946</text:p>
          </table:table-cell>
          <table:table-cell office:value-type="float" office:value="-4.586658" calcext:value-type="float">
            <text:p>-4.586658</text:p>
          </table:table-cell>
          <table:table-cell office:value-type="float" office:value="-0.469851" calcext:value-type="float">
            <text:p>-0.469851</text:p>
          </table:table-cell>
          <table:table-cell office:value-type="string" calcext:value-type="string">
            <text:p>-0.473442</text:p>
          </table:table-cell>
        </table:table-row>
        <table:table-row table:style-name="ro1" table:visibility="filter">
          <table:table-cell office:value-type="float" office:value="1527146725.08222" calcext:value-type="float">
            <text:p>1527146725.08222</text:p>
          </table:table-cell>
          <table:table-cell office:value-type="string" calcext:value-type="string">
            <text:p>TOC_y</text:p>
          </table:table-cell>
          <table:table-cell office:value-type="float" office:value="-51.108837" calcext:value-type="float">
            <text:p>-51.108837</text:p>
          </table:table-cell>
          <table:table-cell office:value-type="float" office:value="-60.577309" calcext:value-type="float">
            <text:p>-60.577309</text:p>
          </table:table-cell>
          <table:table-cell office:value-type="float" office:value="-0.445787" calcext:value-type="float">
            <text:p>-0.445787</text:p>
          </table:table-cell>
          <table:table-cell office:value-type="float" office:value="-0.470373" calcext:value-type="float">
            <text:p>-0.470373</text:p>
          </table:table-cell>
          <table:table-cell office:value-type="float" office:value="-4.210946" calcext:value-type="float">
            <text:p>-4.210946</text:p>
          </table:table-cell>
          <table:table-cell office:value-type="float" office:value="-4.586658" calcext:value-type="float">
            <text:p>-4.586658</text:p>
          </table:table-cell>
          <table:table-cell office:value-type="float" office:value="-0.469851" calcext:value-type="float">
            <text:p>-0.469851</text:p>
          </table:table-cell>
          <table:table-cell office:value-type="string" calcext:value-type="string">
            <text:p>-0.473442</text:p>
          </table:table-cell>
        </table:table-row>
        <table:table-row table:style-name="ro1">
          <table:table-cell office:value-type="float" office:value="1527146725.10247" calcext:value-type="float">
            <text:p>1527146725.10247</text:p>
          </table:table-cell>
          <table:table-cell office:value-type="string" calcext:value-type="string">
            <text:p>TOC_x</text:p>
          </table:table-cell>
          <table:table-cell office:value-type="float" office:value="-44.859734" calcext:value-type="float">
            <text:p>-44.859734</text:p>
          </table:table-cell>
          <table:table-cell office:value-type="float" office:value="-58.93013" calcext:value-type="float">
            <text:p>-58.93013</text:p>
          </table:table-cell>
          <table:table-cell office:value-type="float" office:value="-0.418703" calcext:value-type="float">
            <text:p>-0.418703</text:p>
          </table:table-cell>
          <table:table-cell office:value-type="float" office:value="-0.46398" calcext:value-type="float">
            <text:p>-0.46398</text:p>
          </table:table-cell>
          <table:table-cell office:value-type="float" office:value="-3.943902" calcext:value-type="float">
            <text:p>-3.943902</text:p>
          </table:table-cell>
          <table:table-cell office:value-type="float" office:value="-4.523622" calcext:value-type="float">
            <text:p>-4.523622</text:p>
          </table:table-cell>
          <table:table-cell office:value-type="float" office:value="-0.445787" calcext:value-type="float">
            <text:p>-0.445787</text:p>
          </table:table-cell>
          <table:table-cell office:value-type="string" calcext:value-type="string">
            <text:p>-0.470373</text:p>
          </table:table-cell>
        </table:table-row>
        <table:table-row table:style-name="ro1" table:visibility="filter">
          <table:table-cell office:value-type="float" office:value="1527146725.10249" calcext:value-type="float">
            <text:p>1527146725.10249</text:p>
          </table:table-cell>
          <table:table-cell office:value-type="string" calcext:value-type="string">
            <text:p>TOC_y</text:p>
          </table:table-cell>
          <table:table-cell office:value-type="float" office:value="-44.859734" calcext:value-type="float">
            <text:p>-44.859734</text:p>
          </table:table-cell>
          <table:table-cell office:value-type="float" office:value="-58.93013" calcext:value-type="float">
            <text:p>-58.93013</text:p>
          </table:table-cell>
          <table:table-cell office:value-type="float" office:value="-0.418703" calcext:value-type="float">
            <text:p>-0.418703</text:p>
          </table:table-cell>
          <table:table-cell office:value-type="float" office:value="-0.46398" calcext:value-type="float">
            <text:p>-0.46398</text:p>
          </table:table-cell>
          <table:table-cell office:value-type="float" office:value="-3.943902" calcext:value-type="float">
            <text:p>-3.943902</text:p>
          </table:table-cell>
          <table:table-cell office:value-type="float" office:value="-4.523622" calcext:value-type="float">
            <text:p>-4.523622</text:p>
          </table:table-cell>
          <table:table-cell office:value-type="float" office:value="-0.445787" calcext:value-type="float">
            <text:p>-0.445787</text:p>
          </table:table-cell>
          <table:table-cell office:value-type="string" calcext:value-type="string">
            <text:p>-0.470373</text:p>
          </table:table-cell>
        </table:table-row>
        <table:table-row table:style-name="ro1">
          <table:table-cell office:value-type="float" office:value="1527146725.12271" calcext:value-type="float">
            <text:p>1527146725.12271</text:p>
          </table:table-cell>
          <table:table-cell office:value-type="string" calcext:value-type="string">
            <text:p>TOC_x</text:p>
          </table:table-cell>
          <table:table-cell office:value-type="float" office:value="-38.825375" calcext:value-type="float">
            <text:p>-38.825375</text:p>
          </table:table-cell>
          <table:table-cell office:value-type="float" office:value="-58.223553" calcext:value-type="float">
            <text:p>-58.223553</text:p>
          </table:table-cell>
          <table:table-cell office:value-type="float" office:value="-0.390748" calcext:value-type="float">
            <text:p>-0.390748</text:p>
          </table:table-cell>
          <table:table-cell office:value-type="float" office:value="-0.461215" calcext:value-type="float">
            <text:p>-0.461215</text:p>
          </table:table-cell>
          <table:table-cell office:value-type="float" office:value="-3.667713" calcext:value-type="float">
            <text:p>-3.667713</text:p>
          </table:table-cell>
          <table:table-cell office:value-type="float" office:value="-4.496312" calcext:value-type="float">
            <text:p>-4.496312</text:p>
          </table:table-cell>
          <table:table-cell office:value-type="float" office:value="-0.418703" calcext:value-type="float">
            <text:p>-0.418703</text:p>
          </table:table-cell>
          <table:table-cell office:value-type="string" calcext:value-type="string">
            <text:p>-0.463980</text:p>
          </table:table-cell>
        </table:table-row>
        <table:table-row table:style-name="ro1" table:visibility="filter">
          <table:table-cell office:value-type="float" office:value="1527146725.12273" calcext:value-type="float">
            <text:p>1527146725.12273</text:p>
          </table:table-cell>
          <table:table-cell office:value-type="string" calcext:value-type="string">
            <text:p>TOC_y</text:p>
          </table:table-cell>
          <table:table-cell office:value-type="float" office:value="-38.825375" calcext:value-type="float">
            <text:p>-38.825375</text:p>
          </table:table-cell>
          <table:table-cell office:value-type="float" office:value="-58.223553" calcext:value-type="float">
            <text:p>-58.223553</text:p>
          </table:table-cell>
          <table:table-cell office:value-type="float" office:value="-0.390748" calcext:value-type="float">
            <text:p>-0.390748</text:p>
          </table:table-cell>
          <table:table-cell office:value-type="float" office:value="-0.461215" calcext:value-type="float">
            <text:p>-0.461215</text:p>
          </table:table-cell>
          <table:table-cell office:value-type="float" office:value="-3.667713" calcext:value-type="float">
            <text:p>-3.667713</text:p>
          </table:table-cell>
          <table:table-cell office:value-type="float" office:value="-4.496312" calcext:value-type="float">
            <text:p>-4.496312</text:p>
          </table:table-cell>
          <table:table-cell office:value-type="float" office:value="-0.418703" calcext:value-type="float">
            <text:p>-0.418703</text:p>
          </table:table-cell>
          <table:table-cell office:value-type="string" calcext:value-type="string">
            <text:p>-0.463980</text:p>
          </table:table-cell>
        </table:table-row>
        <table:table-row table:style-name="ro1">
          <table:table-cell office:value-type="float" office:value="1527146725.14198" calcext:value-type="float">
            <text:p>1527146725.14198</text:p>
          </table:table-cell>
          <table:table-cell office:value-type="string" calcext:value-type="string">
            <text:p>TOC_x</text:p>
          </table:table-cell>
          <table:table-cell office:value-type="float" office:value="-35.003056" calcext:value-type="float">
            <text:p>-35.003056</text:p>
          </table:table-cell>
          <table:table-cell office:value-type="float" office:value="-55.299545" calcext:value-type="float">
            <text:p>-55.299545</text:p>
          </table:table-cell>
          <table:table-cell office:value-type="float" office:value="-0.372816" calcext:value-type="float">
            <text:p>-0.372816</text:p>
          </table:table-cell>
          <table:table-cell office:value-type="float" office:value="-0.450158" calcext:value-type="float">
            <text:p>-0.450158</text:p>
          </table:table-cell>
          <table:table-cell office:value-type="float" office:value="-3.481463" calcext:value-type="float">
            <text:p>-3.481463</text:p>
          </table:table-cell>
          <table:table-cell office:value-type="float" office:value="-4.381471" calcext:value-type="float">
            <text:p>-4.381471</text:p>
          </table:table-cell>
          <table:table-cell office:value-type="float" office:value="-0.390748" calcext:value-type="float">
            <text:p>-0.390748</text:p>
          </table:table-cell>
          <table:table-cell office:value-type="string" calcext:value-type="string">
            <text:p>-0.461215</text:p>
          </table:table-cell>
        </table:table-row>
        <table:table-row table:style-name="ro1" table:visibility="filter">
          <table:table-cell office:value-type="float" office:value="1527146725.14201" calcext:value-type="float">
            <text:p>1527146725.14201</text:p>
          </table:table-cell>
          <table:table-cell office:value-type="string" calcext:value-type="string">
            <text:p>TOC_y</text:p>
          </table:table-cell>
          <table:table-cell office:value-type="float" office:value="-35.003056" calcext:value-type="float">
            <text:p>-35.003056</text:p>
          </table:table-cell>
          <table:table-cell office:value-type="float" office:value="-55.299545" calcext:value-type="float">
            <text:p>-55.299545</text:p>
          </table:table-cell>
          <table:table-cell office:value-type="float" office:value="-0.372816" calcext:value-type="float">
            <text:p>-0.372816</text:p>
          </table:table-cell>
          <table:table-cell office:value-type="float" office:value="-0.450158" calcext:value-type="float">
            <text:p>-0.450158</text:p>
          </table:table-cell>
          <table:table-cell office:value-type="float" office:value="-3.481463" calcext:value-type="float">
            <text:p>-3.481463</text:p>
          </table:table-cell>
          <table:table-cell office:value-type="float" office:value="-4.381471" calcext:value-type="float">
            <text:p>-4.381471</text:p>
          </table:table-cell>
          <table:table-cell office:value-type="float" office:value="-0.390748" calcext:value-type="float">
            <text:p>-0.390748</text:p>
          </table:table-cell>
          <table:table-cell office:value-type="string" calcext:value-type="string">
            <text:p>-0.461215</text:p>
          </table:table-cell>
        </table:table-row>
        <table:table-row table:style-name="ro1">
          <table:table-cell office:value-type="float" office:value="1527146725.16228" calcext:value-type="float">
            <text:p>1527146725.16228</text:p>
          </table:table-cell>
          <table:table-cell office:value-type="string" calcext:value-type="string">
            <text:p>TOC_x</text:p>
          </table:table-cell>
          <table:table-cell office:value-type="float" office:value="-28.668535" calcext:value-type="float">
            <text:p>-28.668535</text:p>
          </table:table-cell>
          <table:table-cell office:value-type="float" office:value="-52.651802" calcext:value-type="float">
            <text:p>-52.651802</text:p>
          </table:table-cell>
          <table:table-cell office:value-type="float" office:value="-0.339027" calcext:value-type="float">
            <text:p>-0.339027</text:p>
          </table:table-cell>
          <table:table-cell office:value-type="float" office:value="-0.439327" calcext:value-type="float">
            <text:p>-0.439327</text:p>
          </table:table-cell>
          <table:table-cell office:value-type="float" office:value="-3.148861" calcext:value-type="float">
            <text:p>-3.148861</text:p>
          </table:table-cell>
          <table:table-cell office:value-type="float" office:value="-4.274853" calcext:value-type="float">
            <text:p>-4.274853</text:p>
          </table:table-cell>
          <table:table-cell office:value-type="float" office:value="-0.372816" calcext:value-type="float">
            <text:p>-0.372816</text:p>
          </table:table-cell>
          <table:table-cell office:value-type="string" calcext:value-type="string">
            <text:p>-0.450158</text:p>
          </table:table-cell>
        </table:table-row>
        <table:table-row table:style-name="ro1" table:visibility="filter">
          <table:table-cell office:value-type="float" office:value="1527146725.16233" calcext:value-type="float">
            <text:p>1527146725.16233</text:p>
          </table:table-cell>
          <table:table-cell office:value-type="string" calcext:value-type="string">
            <text:p>TOC_y</text:p>
          </table:table-cell>
          <table:table-cell office:value-type="float" office:value="-28.668535" calcext:value-type="float">
            <text:p>-28.668535</text:p>
          </table:table-cell>
          <table:table-cell office:value-type="float" office:value="-52.651802" calcext:value-type="float">
            <text:p>-52.651802</text:p>
          </table:table-cell>
          <table:table-cell office:value-type="float" office:value="-0.339027" calcext:value-type="float">
            <text:p>-0.339027</text:p>
          </table:table-cell>
          <table:table-cell office:value-type="float" office:value="-0.439327" calcext:value-type="float">
            <text:p>-0.439327</text:p>
          </table:table-cell>
          <table:table-cell office:value-type="float" office:value="-3.148861" calcext:value-type="float">
            <text:p>-3.148861</text:p>
          </table:table-cell>
          <table:table-cell office:value-type="float" office:value="-4.274853" calcext:value-type="float">
            <text:p>-4.274853</text:p>
          </table:table-cell>
          <table:table-cell office:value-type="float" office:value="-0.372816" calcext:value-type="float">
            <text:p>-0.372816</text:p>
          </table:table-cell>
          <table:table-cell office:value-type="string" calcext:value-type="string">
            <text:p>-0.450158</text:p>
          </table:table-cell>
        </table:table-row>
        <table:table-row table:style-name="ro1">
          <table:table-cell office:value-type="float" office:value="1527146725.18264" calcext:value-type="float">
            <text:p>1527146725.18264</text:p>
          </table:table-cell>
          <table:table-cell office:value-type="string" calcext:value-type="string">
            <text:p>TOC_x</text:p>
          </table:table-cell>
          <table:table-cell office:value-type="float" office:value="-25.102251" calcext:value-type="float">
            <text:p>-25.102251</text:p>
          </table:table-cell>
          <table:table-cell office:value-type="float" office:value="-50.34391" calcext:value-type="float">
            <text:p>-50.34391</text:p>
          </table:table-cell>
          <table:table-cell office:value-type="float" office:value="-0.318312" calcext:value-type="float">
            <text:p>-0.318312</text:p>
          </table:table-cell>
          <table:table-cell office:value-type="float" office:value="-0.429649" calcext:value-type="float">
            <text:p>-0.429649</text:p>
          </table:table-cell>
          <table:table-cell office:value-type="float" office:value="-2.94523" calcext:value-type="float">
            <text:p>-2.94523</text:p>
          </table:table-cell>
          <table:table-cell office:value-type="float" office:value="-4.179712" calcext:value-type="float">
            <text:p>-4.179712</text:p>
          </table:table-cell>
          <table:table-cell office:value-type="float" office:value="-0.339027" calcext:value-type="float">
            <text:p>-0.339027</text:p>
          </table:table-cell>
          <table:table-cell office:value-type="string" calcext:value-type="string">
            <text:p>-0.439327</text:p>
          </table:table-cell>
        </table:table-row>
        <table:table-row table:style-name="ro1" table:visibility="filter">
          <table:table-cell office:value-type="float" office:value="1527146725.18267" calcext:value-type="float">
            <text:p>1527146725.18267</text:p>
          </table:table-cell>
          <table:table-cell office:value-type="string" calcext:value-type="string">
            <text:p>TOC_y</text:p>
          </table:table-cell>
          <table:table-cell office:value-type="float" office:value="-25.102251" calcext:value-type="float">
            <text:p>-25.102251</text:p>
          </table:table-cell>
          <table:table-cell office:value-type="float" office:value="-50.34391" calcext:value-type="float">
            <text:p>-50.34391</text:p>
          </table:table-cell>
          <table:table-cell office:value-type="float" office:value="-0.318312" calcext:value-type="float">
            <text:p>-0.318312</text:p>
          </table:table-cell>
          <table:table-cell office:value-type="float" office:value="-0.429649" calcext:value-type="float">
            <text:p>-0.429649</text:p>
          </table:table-cell>
          <table:table-cell office:value-type="float" office:value="-2.94523" calcext:value-type="float">
            <text:p>-2.94523</text:p>
          </table:table-cell>
          <table:table-cell office:value-type="float" office:value="-4.179712" calcext:value-type="float">
            <text:p>-4.179712</text:p>
          </table:table-cell>
          <table:table-cell office:value-type="float" office:value="-0.339027" calcext:value-type="float">
            <text:p>-0.339027</text:p>
          </table:table-cell>
          <table:table-cell office:value-type="string" calcext:value-type="string">
            <text:p>-0.439327</text:p>
          </table:table-cell>
        </table:table-row>
        <table:table-row table:style-name="ro1">
          <table:table-cell office:value-type="float" office:value="1527146725.20204" calcext:value-type="float">
            <text:p>1527146725.20204</text:p>
          </table:table-cell>
          <table:table-cell office:value-type="string" calcext:value-type="string">
            <text:p>TOC_x</text:p>
          </table:table-cell>
          <table:table-cell office:value-type="float" office:value="-19.11697" calcext:value-type="float">
            <text:p>-19.11697</text:p>
          </table:table-cell>
          <table:table-cell office:value-type="float" office:value="-47.242393" calcext:value-type="float">
            <text:p>-47.242393</text:p>
          </table:table-cell>
          <table:table-cell office:value-type="float" office:value="-0.28165" calcext:value-type="float">
            <text:p>-0.28165</text:p>
          </table:table-cell>
          <table:table-cell office:value-type="float" office:value="-0.416894" calcext:value-type="float">
            <text:p>-0.416894</text:p>
          </table:table-cell>
          <table:table-cell office:value-type="float" office:value="-2.567559" calcext:value-type="float">
            <text:p>-2.567559</text:p>
          </table:table-cell>
          <table:table-cell office:value-type="float" office:value="-4.048324" calcext:value-type="float">
            <text:p>-4.048324</text:p>
          </table:table-cell>
          <table:table-cell office:value-type="float" office:value="-0.318312" calcext:value-type="float">
            <text:p>-0.318312</text:p>
          </table:table-cell>
          <table:table-cell office:value-type="string" calcext:value-type="string">
            <text:p>-0.429649</text:p>
          </table:table-cell>
        </table:table-row>
        <table:table-row table:style-name="ro1" table:visibility="filter">
          <table:table-cell office:value-type="float" office:value="1527146725.20206" calcext:value-type="float">
            <text:p>1527146725.20206</text:p>
          </table:table-cell>
          <table:table-cell office:value-type="string" calcext:value-type="string">
            <text:p>TOC_y</text:p>
          </table:table-cell>
          <table:table-cell office:value-type="float" office:value="-19.11697" calcext:value-type="float">
            <text:p>-19.11697</text:p>
          </table:table-cell>
          <table:table-cell office:value-type="float" office:value="-47.242393" calcext:value-type="float">
            <text:p>-47.242393</text:p>
          </table:table-cell>
          <table:table-cell office:value-type="float" office:value="-0.28165" calcext:value-type="float">
            <text:p>-0.28165</text:p>
          </table:table-cell>
          <table:table-cell office:value-type="float" office:value="-0.416894" calcext:value-type="float">
            <text:p>-0.416894</text:p>
          </table:table-cell>
          <table:table-cell office:value-type="float" office:value="-2.567559" calcext:value-type="float">
            <text:p>-2.567559</text:p>
          </table:table-cell>
          <table:table-cell office:value-type="float" office:value="-4.048324" calcext:value-type="float">
            <text:p>-4.048324</text:p>
          </table:table-cell>
          <table:table-cell office:value-type="float" office:value="-0.318312" calcext:value-type="float">
            <text:p>-0.318312</text:p>
          </table:table-cell>
          <table:table-cell office:value-type="string" calcext:value-type="string">
            <text:p>-0.429649</text:p>
          </table:table-cell>
        </table:table-row>
        <table:table-row table:style-name="ro1">
          <table:table-cell office:value-type="float" office:value="1527146725.22244" calcext:value-type="float">
            <text:p>1527146725.22244</text:p>
          </table:table-cell>
          <table:table-cell office:value-type="string" calcext:value-type="string">
            <text:p>TOC_x</text:p>
          </table:table-cell>
          <table:table-cell office:value-type="float" office:value="-15.744181" calcext:value-type="float">
            <text:p>-15.744181</text:p>
          </table:table-cell>
          <table:table-cell office:value-type="float" office:value="-45.624493" calcext:value-type="float">
            <text:p>-45.624493</text:p>
          </table:table-cell>
          <table:table-cell office:value-type="float" office:value="-0.257225" calcext:value-type="float">
            <text:p>-0.257225</text:p>
          </table:table-cell>
          <table:table-cell office:value-type="float" office:value="-0.409728" calcext:value-type="float">
            <text:p>-0.409728</text:p>
          </table:table-cell>
          <table:table-cell office:value-type="float" office:value="-2.328183" calcext:value-type="float">
            <text:p>-2.328183</text:p>
          </table:table-cell>
          <table:table-cell office:value-type="float" office:value="-3.978086" calcext:value-type="float">
            <text:p>-3.978086</text:p>
          </table:table-cell>
          <table:table-cell office:value-type="float" office:value="-0.28165" calcext:value-type="float">
            <text:p>-0.28165</text:p>
          </table:table-cell>
          <table:table-cell office:value-type="string" calcext:value-type="string">
            <text:p>-0.416894</text:p>
          </table:table-cell>
        </table:table-row>
        <table:table-row table:style-name="ro1" table:visibility="filter">
          <table:table-cell office:value-type="float" office:value="1527146725.22246" calcext:value-type="float">
            <text:p>1527146725.22246</text:p>
          </table:table-cell>
          <table:table-cell office:value-type="string" calcext:value-type="string">
            <text:p>TOC_y</text:p>
          </table:table-cell>
          <table:table-cell office:value-type="float" office:value="-15.744181" calcext:value-type="float">
            <text:p>-15.744181</text:p>
          </table:table-cell>
          <table:table-cell office:value-type="float" office:value="-45.624493" calcext:value-type="float">
            <text:p>-45.624493</text:p>
          </table:table-cell>
          <table:table-cell office:value-type="float" office:value="-0.257225" calcext:value-type="float">
            <text:p>-0.257225</text:p>
          </table:table-cell>
          <table:table-cell office:value-type="float" office:value="-0.409728" calcext:value-type="float">
            <text:p>-0.409728</text:p>
          </table:table-cell>
          <table:table-cell office:value-type="float" office:value="-2.328183" calcext:value-type="float">
            <text:p>-2.328183</text:p>
          </table:table-cell>
          <table:table-cell office:value-type="float" office:value="-3.978086" calcext:value-type="float">
            <text:p>-3.978086</text:p>
          </table:table-cell>
          <table:table-cell office:value-type="float" office:value="-0.28165" calcext:value-type="float">
            <text:p>-0.28165</text:p>
          </table:table-cell>
          <table:table-cell office:value-type="string" calcext:value-type="string">
            <text:p>-0.416894</text:p>
          </table:table-cell>
        </table:table-row>
        <table:table-row table:style-name="ro1">
          <table:table-cell office:value-type="float" office:value="1527146725.24278" calcext:value-type="float">
            <text:p>1527146725.24278</text:p>
          </table:table-cell>
          <table:table-cell office:value-type="string" calcext:value-type="string">
            <text:p>TOC_x</text:p>
          </table:table-cell>
          <table:table-cell office:value-type="float" office:value="-12.838172" calcext:value-type="float">
            <text:p>-12.838172</text:p>
          </table:table-cell>
          <table:table-cell office:value-type="float" office:value="-43.103664" calcext:value-type="float">
            <text:p>-43.103664</text:p>
          </table:table-cell>
          <table:table-cell office:value-type="float" office:value="-0.234073" calcext:value-type="float">
            <text:p>-0.234073</text:p>
          </table:table-cell>
          <table:table-cell office:value-type="float" office:value="-0.39835" calcext:value-type="float">
            <text:p>-0.39835</text:p>
          </table:table-cell>
          <table:table-cell office:value-type="float" office:value="-2.100342" calcext:value-type="float">
            <text:p>-2.100342</text:p>
          </table:table-cell>
          <table:table-cell office:value-type="float" office:value="-3.866117" calcext:value-type="float">
            <text:p>-3.866117</text:p>
          </table:table-cell>
          <table:table-cell office:value-type="float" office:value="-0.257225" calcext:value-type="float">
            <text:p>-0.257225</text:p>
          </table:table-cell>
          <table:table-cell office:value-type="string" calcext:value-type="string">
            <text:p>-0.409728</text:p>
          </table:table-cell>
        </table:table-row>
        <table:table-row table:style-name="ro1" table:visibility="filter">
          <table:table-cell office:value-type="float" office:value="1527146725.24284" calcext:value-type="float">
            <text:p>1527146725.24284</text:p>
          </table:table-cell>
          <table:table-cell office:value-type="string" calcext:value-type="string">
            <text:p>TOC_y</text:p>
          </table:table-cell>
          <table:table-cell office:value-type="float" office:value="-12.838172" calcext:value-type="float">
            <text:p>-12.838172</text:p>
          </table:table-cell>
          <table:table-cell office:value-type="float" office:value="-43.103664" calcext:value-type="float">
            <text:p>-43.103664</text:p>
          </table:table-cell>
          <table:table-cell office:value-type="float" office:value="-0.234073" calcext:value-type="float">
            <text:p>-0.234073</text:p>
          </table:table-cell>
          <table:table-cell office:value-type="float" office:value="-0.39835" calcext:value-type="float">
            <text:p>-0.39835</text:p>
          </table:table-cell>
          <table:table-cell office:value-type="float" office:value="-2.100342" calcext:value-type="float">
            <text:p>-2.100342</text:p>
          </table:table-cell>
          <table:table-cell office:value-type="float" office:value="-3.866117" calcext:value-type="float">
            <text:p>-3.866117</text:p>
          </table:table-cell>
          <table:table-cell office:value-type="float" office:value="-0.257225" calcext:value-type="float">
            <text:p>-0.257225</text:p>
          </table:table-cell>
          <table:table-cell office:value-type="string" calcext:value-type="string">
            <text:p>-0.409728</text:p>
          </table:table-cell>
        </table:table-row>
        <table:table-row table:style-name="ro1">
          <table:table-cell office:value-type="float" office:value="1527146725.26237" calcext:value-type="float">
            <text:p>1527146725.26237</text:p>
          </table:table-cell>
          <table:table-cell office:value-type="string" calcext:value-type="string">
            <text:p>TOC_x</text:p>
          </table:table-cell>
          <table:table-cell office:value-type="float" office:value="-9.017669" calcext:value-type="float">
            <text:p>-9.017669</text:p>
          </table:table-cell>
          <table:table-cell office:value-type="float" office:value="-38.978954" calcext:value-type="float">
            <text:p>-38.978954</text:p>
          </table:table-cell>
          <table:table-cell office:value-type="float" office:value="-0.200528" calcext:value-type="float">
            <text:p>-0.200528</text:p>
          </table:table-cell>
          <table:table-cell office:value-type="float" office:value="-0.379748" calcext:value-type="float">
            <text:p>-0.379748</text:p>
          </table:table-cell>
          <table:table-cell office:value-type="float" office:value="-1.756701" calcext:value-type="float">
            <text:p>-1.756701</text:p>
          </table:table-cell>
          <table:table-cell office:value-type="float" office:value="-3.675557" calcext:value-type="float">
            <text:p>-3.675557</text:p>
          </table:table-cell>
          <table:table-cell office:value-type="float" office:value="-0.234073" calcext:value-type="float">
            <text:p>-0.234073</text:p>
          </table:table-cell>
          <table:table-cell office:value-type="string" calcext:value-type="string">
            <text:p>-0.398350</text:p>
          </table:table-cell>
        </table:table-row>
        <table:table-row table:style-name="ro1" table:visibility="filter">
          <table:table-cell office:value-type="float" office:value="1527146725.26242" calcext:value-type="float">
            <text:p>1527146725.26242</text:p>
          </table:table-cell>
          <table:table-cell office:value-type="string" calcext:value-type="string">
            <text:p>TOC_y</text:p>
          </table:table-cell>
          <table:table-cell office:value-type="float" office:value="-9.017669" calcext:value-type="float">
            <text:p>-9.017669</text:p>
          </table:table-cell>
          <table:table-cell office:value-type="float" office:value="-38.978954" calcext:value-type="float">
            <text:p>-38.978954</text:p>
          </table:table-cell>
          <table:table-cell office:value-type="float" office:value="-0.200528" calcext:value-type="float">
            <text:p>-0.200528</text:p>
          </table:table-cell>
          <table:table-cell office:value-type="float" office:value="-0.379748" calcext:value-type="float">
            <text:p>-0.379748</text:p>
          </table:table-cell>
          <table:table-cell office:value-type="float" office:value="-1.756701" calcext:value-type="float">
            <text:p>-1.756701</text:p>
          </table:table-cell>
          <table:table-cell office:value-type="float" office:value="-3.675557" calcext:value-type="float">
            <text:p>-3.675557</text:p>
          </table:table-cell>
          <table:table-cell office:value-type="float" office:value="-0.234073" calcext:value-type="float">
            <text:p>-0.234073</text:p>
          </table:table-cell>
          <table:table-cell office:value-type="string" calcext:value-type="string">
            <text:p>-0.398350</text:p>
          </table:table-cell>
        </table:table-row>
        <table:table-row table:style-name="ro1">
          <table:table-cell office:value-type="float" office:value="1527146725.28186" calcext:value-type="float">
            <text:p>1527146725.28186</text:p>
          </table:table-cell>
          <table:table-cell office:value-type="string" calcext:value-type="string">
            <text:p>TOC_x</text:p>
          </table:table-cell>
          <table:table-cell office:value-type="float" office:value="-6.555635" calcext:value-type="float">
            <text:p>-6.555635</text:p>
          </table:table-cell>
          <table:table-cell office:value-type="float" office:value="-36.774536" calcext:value-type="float">
            <text:p>-36.774536</text:p>
          </table:table-cell>
          <table:table-cell office:value-type="float" office:value="-0.174919" calcext:value-type="float">
            <text:p>-0.174919</text:p>
          </table:table-cell>
          <table:table-cell office:value-type="float" office:value="-0.3694" calcext:value-type="float">
            <text:p>-0.3694</text:p>
          </table:table-cell>
          <table:table-cell office:value-type="float" office:value="-1.494406" calcext:value-type="float">
            <text:p>-1.494406</text:p>
          </table:table-cell>
          <table:table-cell office:value-type="float" office:value="-3.569566" calcext:value-type="float">
            <text:p>-3.569566</text:p>
          </table:table-cell>
          <table:table-cell office:value-type="float" office:value="-0.200528" calcext:value-type="float">
            <text:p>-0.200528</text:p>
          </table:table-cell>
          <table:table-cell office:value-type="string" calcext:value-type="string">
            <text:p>-0.379748</text:p>
          </table:table-cell>
        </table:table-row>
        <table:table-row table:style-name="ro1" table:visibility="filter">
          <table:table-cell office:value-type="float" office:value="1527146725.28191" calcext:value-type="float">
            <text:p>1527146725.28191</text:p>
          </table:table-cell>
          <table:table-cell office:value-type="string" calcext:value-type="string">
            <text:p>TOC_y</text:p>
          </table:table-cell>
          <table:table-cell office:value-type="float" office:value="-6.555635" calcext:value-type="float">
            <text:p>-6.555635</text:p>
          </table:table-cell>
          <table:table-cell office:value-type="float" office:value="-36.774536" calcext:value-type="float">
            <text:p>-36.774536</text:p>
          </table:table-cell>
          <table:table-cell office:value-type="float" office:value="-0.174919" calcext:value-type="float">
            <text:p>-0.174919</text:p>
          </table:table-cell>
          <table:table-cell office:value-type="float" office:value="-0.3694" calcext:value-type="float">
            <text:p>-0.3694</text:p>
          </table:table-cell>
          <table:table-cell office:value-type="float" office:value="-1.494406" calcext:value-type="float">
            <text:p>-1.494406</text:p>
          </table:table-cell>
          <table:table-cell office:value-type="float" office:value="-3.569566" calcext:value-type="float">
            <text:p>-3.569566</text:p>
          </table:table-cell>
          <table:table-cell office:value-type="float" office:value="-0.200528" calcext:value-type="float">
            <text:p>-0.200528</text:p>
          </table:table-cell>
          <table:table-cell office:value-type="string" calcext:value-type="string">
            <text:p>-0.379748</text:p>
          </table:table-cell>
        </table:table-row>
        <table:table-row table:style-name="ro1">
          <table:table-cell office:value-type="float" office:value="1527146725.30237" calcext:value-type="float">
            <text:p>1527146725.30237</text:p>
          </table:table-cell>
          <table:table-cell office:value-type="string" calcext:value-type="string">
            <text:p>TOC_x</text:p>
          </table:table-cell>
          <table:table-cell office:value-type="float" office:value="-4.07018" calcext:value-type="float">
            <text:p>-4.07018</text:p>
          </table:table-cell>
          <table:table-cell office:value-type="float" office:value="-32.476772" calcext:value-type="float">
            <text:p>-32.476772</text:p>
          </table:table-cell>
          <table:table-cell office:value-type="float" office:value="-0.141952" calcext:value-type="float">
            <text:p>-0.141952</text:p>
          </table:table-cell>
          <table:table-cell office:value-type="float" office:value="-0.347259" calcext:value-type="float">
            <text:p>-0.347259</text:p>
          </table:table-cell>
          <table:table-cell office:value-type="float" office:value="-1.172553" calcext:value-type="float">
            <text:p>-1.172553</text:p>
          </table:table-cell>
          <table:table-cell office:value-type="float" office:value="-3.353406" calcext:value-type="float">
            <text:p>-3.353406</text:p>
          </table:table-cell>
          <table:table-cell office:value-type="float" office:value="-0.174919" calcext:value-type="float">
            <text:p>-0.174919</text:p>
          </table:table-cell>
          <table:table-cell office:value-type="string" calcext:value-type="string">
            <text:p>-0.369400</text:p>
          </table:table-cell>
        </table:table-row>
        <table:table-row table:style-name="ro1" table:visibility="filter">
          <table:table-cell office:value-type="float" office:value="1527146725.30243" calcext:value-type="float">
            <text:p>1527146725.30243</text:p>
          </table:table-cell>
          <table:table-cell office:value-type="string" calcext:value-type="string">
            <text:p>TOC_y</text:p>
          </table:table-cell>
          <table:table-cell office:value-type="float" office:value="-4.07018" calcext:value-type="float">
            <text:p>-4.07018</text:p>
          </table:table-cell>
          <table:table-cell office:value-type="float" office:value="-32.476772" calcext:value-type="float">
            <text:p>-32.476772</text:p>
          </table:table-cell>
          <table:table-cell office:value-type="float" office:value="-0.141952" calcext:value-type="float">
            <text:p>-0.141952</text:p>
          </table:table-cell>
          <table:table-cell office:value-type="float" office:value="-0.347259" calcext:value-type="float">
            <text:p>-0.347259</text:p>
          </table:table-cell>
          <table:table-cell office:value-type="float" office:value="-1.172553" calcext:value-type="float">
            <text:p>-1.172553</text:p>
          </table:table-cell>
          <table:table-cell office:value-type="float" office:value="-3.353406" calcext:value-type="float">
            <text:p>-3.353406</text:p>
          </table:table-cell>
          <table:table-cell office:value-type="float" office:value="-0.174919" calcext:value-type="float">
            <text:p>-0.174919</text:p>
          </table:table-cell>
          <table:table-cell office:value-type="string" calcext:value-type="string">
            <text:p>-0.369400</text:p>
          </table:table-cell>
        </table:table-row>
        <table:table-row table:style-name="ro1">
          <table:table-cell office:value-type="float" office:value="1527146725.32176" calcext:value-type="float">
            <text:p>1527146725.32176</text:p>
          </table:table-cell>
          <table:table-cell office:value-type="string" calcext:value-type="string">
            <text:p>TOC_x</text:p>
          </table:table-cell>
          <table:table-cell office:value-type="float" office:value="-2.60631" calcext:value-type="float">
            <text:p>-2.60631</text:p>
          </table:table-cell>
          <table:table-cell office:value-type="float" office:value="-29.677492" calcext:value-type="float">
            <text:p>-29.677492</text:p>
          </table:table-cell>
          <table:table-cell office:value-type="float" office:value="-0.118696" calcext:value-type="float">
            <text:p>-0.118696</text:p>
          </table:table-cell>
          <table:table-cell office:value-type="float" office:value="-0.332825" calcext:value-type="float">
            <text:p>-0.332825</text:p>
          </table:table-cell>
          <table:table-cell office:value-type="float" office:value="-0.933094" calcext:value-type="float">
            <text:p>-0.933094</text:p>
          </table:table-cell>
          <table:table-cell office:value-type="float" office:value="-3.204783" calcext:value-type="float">
            <text:p>-3.204783</text:p>
          </table:table-cell>
          <table:table-cell office:value-type="float" office:value="-0.141952" calcext:value-type="float">
            <text:p>-0.141952</text:p>
          </table:table-cell>
          <table:table-cell office:value-type="string" calcext:value-type="string">
            <text:p>-0.347259</text:p>
          </table:table-cell>
        </table:table-row>
        <table:table-row table:style-name="ro1" table:visibility="filter">
          <table:table-cell office:value-type="float" office:value="1527146725.32183" calcext:value-type="float">
            <text:p>1527146725.32183</text:p>
          </table:table-cell>
          <table:table-cell office:value-type="string" calcext:value-type="string">
            <text:p>TOC_y</text:p>
          </table:table-cell>
          <table:table-cell office:value-type="float" office:value="-2.60631" calcext:value-type="float">
            <text:p>-2.60631</text:p>
          </table:table-cell>
          <table:table-cell office:value-type="float" office:value="-29.677492" calcext:value-type="float">
            <text:p>-29.677492</text:p>
          </table:table-cell>
          <table:table-cell office:value-type="float" office:value="-0.118696" calcext:value-type="float">
            <text:p>-0.118696</text:p>
          </table:table-cell>
          <table:table-cell office:value-type="float" office:value="-0.332825" calcext:value-type="float">
            <text:p>-0.332825</text:p>
          </table:table-cell>
          <table:table-cell office:value-type="float" office:value="-0.933094" calcext:value-type="float">
            <text:p>-0.933094</text:p>
          </table:table-cell>
          <table:table-cell office:value-type="float" office:value="-3.204783" calcext:value-type="float">
            <text:p>-3.204783</text:p>
          </table:table-cell>
          <table:table-cell office:value-type="float" office:value="-0.141952" calcext:value-type="float">
            <text:p>-0.141952</text:p>
          </table:table-cell>
          <table:table-cell office:value-type="string" calcext:value-type="string">
            <text:p>-0.347259</text:p>
          </table:table-cell>
        </table:table-row>
        <table:table-row table:style-name="ro1">
          <table:table-cell office:value-type="float" office:value="1527146725.34228" calcext:value-type="float">
            <text:p>1527146725.34228</text:p>
          </table:table-cell>
          <table:table-cell office:value-type="string" calcext:value-type="string">
            <text:p>PID_x</text:p>
          </table:table-cell>
          <table:table-cell office:value-type="float" office:value="-1.517661" calcext:value-type="float">
            <text:p>-1.517661</text:p>
          </table:table-cell>
          <table:table-cell office:value-type="float" office:value="-27.096113" calcext:value-type="float">
            <text:p>-27.096113</text:p>
          </table:table-cell>
          <table:table-cell office:value-type="float" office:value="-0.095354" calcext:value-type="float">
            <text:p>-0.095354</text:p>
          </table:table-cell>
          <table:table-cell office:value-type="float" office:value="-0.318118" calcext:value-type="float">
            <text:p>-0.318118</text:p>
          </table:table-cell>
          <table:table-cell office:value-type="float" office:value="-0.705555" calcext:value-type="float">
            <text:p>-0.705555</text:p>
          </table:table-cell>
          <table:table-cell office:value-type="float" office:value="-3.061421" calcext:value-type="float">
            <text:p>-3.061421</text:p>
          </table:table-cell>
          <table:table-cell office:value-type="float" office:value="-0.118696" calcext:value-type="float">
            <text:p>-0.118696</text:p>
          </table:table-cell>
          <table:table-cell office:value-type="string" calcext:value-type="string">
            <text:p>-0.332825</text:p>
          </table:table-cell>
        </table:table-row>
        <table:table-row table:style-name="ro1" table:visibility="filter">
          <table:table-cell office:value-type="float" office:value="1527146725.34238" calcext:value-type="float">
            <text:p>1527146725.34238</text:p>
          </table:table-cell>
          <table:table-cell office:value-type="string" calcext:value-type="string">
            <text:p>TOC_y</text:p>
          </table:table-cell>
          <table:table-cell office:value-type="float" office:value="-1.517661" calcext:value-type="float">
            <text:p>-1.517661</text:p>
          </table:table-cell>
          <table:table-cell office:value-type="float" office:value="-27.096113" calcext:value-type="float">
            <text:p>-27.096113</text:p>
          </table:table-cell>
          <table:table-cell office:value-type="float" office:value="-0.095354" calcext:value-type="float">
            <text:p>-0.095354</text:p>
          </table:table-cell>
          <table:table-cell office:value-type="float" office:value="-0.318118" calcext:value-type="float">
            <text:p>-0.318118</text:p>
          </table:table-cell>
          <table:table-cell office:value-type="float" office:value="-0.705555" calcext:value-type="float">
            <text:p>-0.705555</text:p>
          </table:table-cell>
          <table:table-cell office:value-type="float" office:value="-3.061421" calcext:value-type="float">
            <text:p>-3.061421</text:p>
          </table:table-cell>
          <table:table-cell office:value-type="float" office:value="-0.118696" calcext:value-type="float">
            <text:p>-0.118696</text:p>
          </table:table-cell>
          <table:table-cell office:value-type="string" calcext:value-type="string">
            <text:p>-0.332825</text:p>
          </table:table-cell>
        </table:table-row>
        <table:table-row table:style-name="ro1">
          <table:table-cell office:value-type="float" office:value="1527146725.36186" calcext:value-type="float">
            <text:p>1527146725.36186</text:p>
          </table:table-cell>
          <table:table-cell office:value-type="string" calcext:value-type="string">
            <text:p>PID_x</text:p>
          </table:table-cell>
          <table:table-cell office:value-type="float" office:value="-0.400875" calcext:value-type="float">
            <text:p>-0.400875</text:p>
          </table:table-cell>
          <table:table-cell office:value-type="float" office:value="-23.143206" calcext:value-type="float">
            <text:p>-23.143206</text:p>
          </table:table-cell>
          <table:table-cell office:value-type="float" office:value="-0.060098" calcext:value-type="float">
            <text:p>-0.060098</text:p>
          </table:table-cell>
          <table:table-cell office:value-type="float" office:value="-0.295257" calcext:value-type="float">
            <text:p>-0.295257</text:p>
          </table:table-cell>
          <table:table-cell office:value-type="float" office:value="-0.345357" calcext:value-type="float">
            <text:p>-0.345357</text:p>
          </table:table-cell>
          <table:table-cell office:value-type="float" office:value="-2.827858" calcext:value-type="float">
            <text:p>-2.827858</text:p>
          </table:table-cell>
          <table:table-cell office:value-type="float" office:value="-0.095354" calcext:value-type="float">
            <text:p>-0.095354</text:p>
          </table:table-cell>
          <table:table-cell office:value-type="string" calcext:value-type="string">
            <text:p>-0.318118</text:p>
          </table:table-cell>
        </table:table-row>
        <table:table-row table:style-name="ro1" table:visibility="filter">
          <table:table-cell office:value-type="float" office:value="1527146725.36191" calcext:value-type="float">
            <text:p>1527146725.36191</text:p>
          </table:table-cell>
          <table:table-cell office:value-type="string" calcext:value-type="string">
            <text:p>TOC_y</text:p>
          </table:table-cell>
          <table:table-cell office:value-type="float" office:value="-0.400875" calcext:value-type="float">
            <text:p>-0.400875</text:p>
          </table:table-cell>
          <table:table-cell office:value-type="float" office:value="-23.143206" calcext:value-type="float">
            <text:p>-23.143206</text:p>
          </table:table-cell>
          <table:table-cell office:value-type="float" office:value="-0.060098" calcext:value-type="float">
            <text:p>-0.060098</text:p>
          </table:table-cell>
          <table:table-cell office:value-type="float" office:value="-0.295257" calcext:value-type="float">
            <text:p>-0.295257</text:p>
          </table:table-cell>
          <table:table-cell office:value-type="float" office:value="-0.345357" calcext:value-type="float">
            <text:p>-0.345357</text:p>
          </table:table-cell>
          <table:table-cell office:value-type="float" office:value="-2.827858" calcext:value-type="float">
            <text:p>-2.827858</text:p>
          </table:table-cell>
          <table:table-cell office:value-type="float" office:value="-0.095354" calcext:value-type="float">
            <text:p>-0.095354</text:p>
          </table:table-cell>
          <table:table-cell office:value-type="string" calcext:value-type="string">
            <text:p>-0.318118</text:p>
          </table:table-cell>
        </table:table-row>
        <table:table-row table:style-name="ro1">
          <table:table-cell office:value-type="float" office:value="1527146725.38239" calcext:value-type="float">
            <text:p>1527146725.38239</text:p>
          </table:table-cell>
          <table:table-cell office:value-type="string" calcext:value-type="string">
            <text:p>PID_x</text:p>
          </table:table-cell>
          <table:table-cell office:value-type="float" office:value="-0.075337" calcext:value-type="float">
            <text:p>-0.075337</text:p>
          </table:table-cell>
          <table:table-cell office:value-type="float" office:value="-20.630421" calcext:value-type="float">
            <text:p>-20.630421</text:p>
          </table:table-cell>
          <table:table-cell office:value-type="float" office:value="-0.036631" calcext:value-type="float">
            <text:p>-0.036631</text:p>
          </table:table-cell>
          <table:table-cell office:value-type="float" office:value="-0.278965" calcext:value-type="float">
            <text:p>-0.278965</text:p>
          </table:table-cell>
          <table:table-cell office:value-type="float" office:value="-0.116392" calcext:value-type="float">
            <text:p>-0.116392</text:p>
          </table:table-cell>
          <table:table-cell office:value-type="float" office:value="-2.668897" calcext:value-type="float">
            <text:p>-2.668897</text:p>
          </table:table-cell>
          <table:table-cell office:value-type="float" office:value="-0.060098" calcext:value-type="float">
            <text:p>-0.060098</text:p>
          </table:table-cell>
          <table:table-cell office:value-type="string" calcext:value-type="string">
            <text:p>-0.295257</text:p>
          </table:table-cell>
        </table:table-row>
        <table:table-row table:style-name="ro1" table:visibility="filter">
          <table:table-cell office:value-type="float" office:value="1527146725.38245" calcext:value-type="float">
            <text:p>1527146725.38245</text:p>
          </table:table-cell>
          <table:table-cell office:value-type="string" calcext:value-type="string">
            <text:p>TOC_y</text:p>
          </table:table-cell>
          <table:table-cell office:value-type="float" office:value="-0.075337" calcext:value-type="float">
            <text:p>-0.075337</text:p>
          </table:table-cell>
          <table:table-cell office:value-type="float" office:value="-20.630421" calcext:value-type="float">
            <text:p>-20.630421</text:p>
          </table:table-cell>
          <table:table-cell office:value-type="float" office:value="-0.036631" calcext:value-type="float">
            <text:p>-0.036631</text:p>
          </table:table-cell>
          <table:table-cell office:value-type="float" office:value="-0.278965" calcext:value-type="float">
            <text:p>-0.278965</text:p>
          </table:table-cell>
          <table:table-cell office:value-type="float" office:value="-0.116392" calcext:value-type="float">
            <text:p>-0.116392</text:p>
          </table:table-cell>
          <table:table-cell office:value-type="float" office:value="-2.668897" calcext:value-type="float">
            <text:p>-2.668897</text:p>
          </table:table-cell>
          <table:table-cell office:value-type="float" office:value="-0.060098" calcext:value-type="float">
            <text:p>-0.060098</text:p>
          </table:table-cell>
          <table:table-cell office:value-type="string" calcext:value-type="string">
            <text:p>-0.295257</text:p>
          </table:table-cell>
        </table:table-row>
        <table:table-row table:style-name="ro1">
          <table:table-cell office:value-type="float" office:value="1527146725.40286" calcext:value-type="float">
            <text:p>1527146725.40286</text:p>
          </table:table-cell>
          <table:table-cell office:value-type="string" calcext:value-type="string">
            <text:p>PID_x</text:p>
          </table:table-cell>
          <table:table-cell office:value-type="float" office:value="0.147641" calcext:value-type="float">
            <text:p>0.147641</text:p>
          </table:table-cell>
          <table:table-cell office:value-type="float" office:value="-17.073952" calcext:value-type="float">
            <text:p>-17.073952</text:p>
          </table:table-cell>
          <table:table-cell office:value-type="float" office:value="-0.001308" calcext:value-type="float">
            <text:p>-0.001308</text:p>
          </table:table-cell>
          <table:table-cell office:value-type="float" office:value="-0.254106" calcext:value-type="float">
            <text:p>-0.254106</text:p>
          </table:table-cell>
          <table:table-cell office:value-type="float" office:value="0.228325" calcext:value-type="float">
            <text:p>0.228325</text:p>
          </table:table-cell>
          <table:table-cell office:value-type="float" office:value="-2.426303" calcext:value-type="float">
            <text:p>-2.426303</text:p>
          </table:table-cell>
          <table:table-cell office:value-type="float" office:value="-0.036631" calcext:value-type="float">
            <text:p>-0.036631</text:p>
          </table:table-cell>
          <table:table-cell office:value-type="string" calcext:value-type="string">
            <text:p>-0.278965</text:p>
          </table:table-cell>
        </table:table-row>
        <table:table-row table:style-name="ro1" table:visibility="filter">
          <table:table-cell office:value-type="float" office:value="1527146725.40291" calcext:value-type="float">
            <text:p>1527146725.40291</text:p>
          </table:table-cell>
          <table:table-cell office:value-type="string" calcext:value-type="string">
            <text:p>TOC_y</text:p>
          </table:table-cell>
          <table:table-cell office:value-type="float" office:value="0.147641" calcext:value-type="float">
            <text:p>0.147641</text:p>
          </table:table-cell>
          <table:table-cell office:value-type="float" office:value="-17.073952" calcext:value-type="float">
            <text:p>-17.073952</text:p>
          </table:table-cell>
          <table:table-cell office:value-type="float" office:value="-0.001308" calcext:value-type="float">
            <text:p>-0.001308</text:p>
          </table:table-cell>
          <table:table-cell office:value-type="float" office:value="-0.254106" calcext:value-type="float">
            <text:p>-0.254106</text:p>
          </table:table-cell>
          <table:table-cell office:value-type="float" office:value="0.228325" calcext:value-type="float">
            <text:p>0.228325</text:p>
          </table:table-cell>
          <table:table-cell office:value-type="float" office:value="-2.426303" calcext:value-type="float">
            <text:p>-2.426303</text:p>
          </table:table-cell>
          <table:table-cell office:value-type="float" office:value="-0.036631" calcext:value-type="float">
            <text:p>-0.036631</text:p>
          </table:table-cell>
          <table:table-cell office:value-type="string" calcext:value-type="string">
            <text:p>-0.278965</text:p>
          </table:table-cell>
        </table:table-row>
        <table:table-row table:style-name="ro1">
          <table:table-cell office:value-type="float" office:value="1527146725.42243" calcext:value-type="float">
            <text:p>1527146725.42243</text:p>
          </table:table-cell>
          <table:table-cell office:value-type="string" calcext:value-type="string">
            <text:p>PID_x</text:p>
          </table:table-cell>
          <table:table-cell office:value-type="float" office:value="0.642553" calcext:value-type="float">
            <text:p>0.642553</text:p>
          </table:table-cell>
          <table:table-cell office:value-type="float" office:value="-14.77425" calcext:value-type="float">
            <text:p>-14.77425</text:p>
          </table:table-cell>
          <table:table-cell office:value-type="float" office:value="0.02196" calcext:value-type="float">
            <text:p>0.02196</text:p>
          </table:table-cell>
          <table:table-cell office:value-type="float" office:value="-0.237402" calcext:value-type="float">
            <text:p>-0.237402</text:p>
          </table:table-cell>
          <table:table-cell office:value-type="float" office:value="0.466055" calcext:value-type="float">
            <text:p>0.466055</text:p>
          </table:table-cell>
          <table:table-cell office:value-type="float" office:value="-2.255637" calcext:value-type="float">
            <text:p>-2.255637</text:p>
          </table:table-cell>
          <table:table-cell office:value-type="float" office:value="-0.001308" calcext:value-type="float">
            <text:p>-0.001308</text:p>
          </table:table-cell>
          <table:table-cell office:value-type="string" calcext:value-type="string">
            <text:p>-0.254106</text:p>
          </table:table-cell>
        </table:table-row>
        <table:table-row table:style-name="ro1" table:visibility="filter">
          <table:table-cell office:value-type="float" office:value="1527146725.42249" calcext:value-type="float">
            <text:p>1527146725.42249</text:p>
          </table:table-cell>
          <table:table-cell office:value-type="string" calcext:value-type="string">
            <text:p>TOC_y</text:p>
          </table:table-cell>
          <table:table-cell office:value-type="float" office:value="0.642553" calcext:value-type="float">
            <text:p>0.642553</text:p>
          </table:table-cell>
          <table:table-cell office:value-type="float" office:value="-14.77425" calcext:value-type="float">
            <text:p>-14.77425</text:p>
          </table:table-cell>
          <table:table-cell office:value-type="float" office:value="0.02196" calcext:value-type="float">
            <text:p>0.02196</text:p>
          </table:table-cell>
          <table:table-cell office:value-type="float" office:value="-0.237402" calcext:value-type="float">
            <text:p>-0.237402</text:p>
          </table:table-cell>
          <table:table-cell office:value-type="float" office:value="0.466055" calcext:value-type="float">
            <text:p>0.466055</text:p>
          </table:table-cell>
          <table:table-cell office:value-type="float" office:value="-2.255637" calcext:value-type="float">
            <text:p>-2.255637</text:p>
          </table:table-cell>
          <table:table-cell office:value-type="float" office:value="-0.001308" calcext:value-type="float">
            <text:p>-0.001308</text:p>
          </table:table-cell>
          <table:table-cell office:value-type="string" calcext:value-type="string">
            <text:p>-0.254106</text:p>
          </table:table-cell>
        </table:table-row>
        <table:table-row table:style-name="ro1">
          <table:table-cell office:value-type="float" office:value="1527146725.4419" calcext:value-type="float">
            <text:p>1527146725.4419</text:p>
          </table:table-cell>
          <table:table-cell office:value-type="string" calcext:value-type="string">
            <text:p>PID_x</text:p>
          </table:table-cell>
          <table:table-cell office:value-type="float" office:value="1.429176" calcext:value-type="float">
            <text:p>1.429176</text:p>
          </table:table-cell>
          <table:table-cell office:value-type="float" office:value="-12.544756" calcext:value-type="float">
            <text:p>-12.544756</text:p>
          </table:table-cell>
          <table:table-cell office:value-type="float" office:value="0.044369" calcext:value-type="float">
            <text:p>0.044369</text:p>
          </table:table-cell>
          <table:table-cell office:value-type="float" office:value="-0.220001" calcext:value-type="float">
            <text:p>-0.220001</text:p>
          </table:table-cell>
          <table:table-cell office:value-type="float" office:value="0.696191" calcext:value-type="float">
            <text:p>0.696191</text:p>
          </table:table-cell>
          <table:table-cell office:value-type="float" office:value="-2.076936" calcext:value-type="float">
            <text:p>-2.076936</text:p>
          </table:table-cell>
          <table:table-cell office:value-type="float" office:value="0.02196" calcext:value-type="float">
            <text:p>0.02196</text:p>
          </table:table-cell>
          <table:table-cell office:value-type="string" calcext:value-type="string">
            <text:p>-0.237402</text:p>
          </table:table-cell>
        </table:table-row>
        <table:table-row table:style-name="ro1" table:visibility="filter">
          <table:table-cell office:value-type="float" office:value="1527146725.44195" calcext:value-type="float">
            <text:p>1527146725.44195</text:p>
          </table:table-cell>
          <table:table-cell office:value-type="string" calcext:value-type="string">
            <text:p>TOC_y</text:p>
          </table:table-cell>
          <table:table-cell office:value-type="float" office:value="1.429176" calcext:value-type="float">
            <text:p>1.429176</text:p>
          </table:table-cell>
          <table:table-cell office:value-type="float" office:value="-12.544756" calcext:value-type="float">
            <text:p>-12.544756</text:p>
          </table:table-cell>
          <table:table-cell office:value-type="float" office:value="0.044369" calcext:value-type="float">
            <text:p>0.044369</text:p>
          </table:table-cell>
          <table:table-cell office:value-type="float" office:value="-0.220001" calcext:value-type="float">
            <text:p>-0.220001</text:p>
          </table:table-cell>
          <table:table-cell office:value-type="float" office:value="0.696191" calcext:value-type="float">
            <text:p>0.696191</text:p>
          </table:table-cell>
          <table:table-cell office:value-type="float" office:value="-2.076936" calcext:value-type="float">
            <text:p>-2.076936</text:p>
          </table:table-cell>
          <table:table-cell office:value-type="float" office:value="0.02196" calcext:value-type="float">
            <text:p>0.02196</text:p>
          </table:table-cell>
          <table:table-cell office:value-type="string" calcext:value-type="string">
            <text:p>-0.237402</text:p>
          </table:table-cell>
        </table:table-row>
        <table:table-row table:style-name="ro1">
          <table:table-cell office:value-type="float" office:value="1527146725.46243" calcext:value-type="float">
            <text:p>1527146725.46243</text:p>
          </table:table-cell>
          <table:table-cell office:value-type="string" calcext:value-type="string">
            <text:p>PID_x</text:p>
          </table:table-cell>
          <table:table-cell office:value-type="float" office:value="3.174547" calcext:value-type="float">
            <text:p>3.174547</text:p>
          </table:table-cell>
          <table:table-cell office:value-type="float" office:value="-9.64741" calcext:value-type="float">
            <text:p>-9.64741</text:p>
          </table:table-cell>
          <table:table-cell office:value-type="float" office:value="0.079634" calcext:value-type="float">
            <text:p>0.079634</text:p>
          </table:table-cell>
          <table:table-cell office:value-type="float" office:value="-0.193606" calcext:value-type="float">
            <text:p>-0.193606</text:p>
          </table:table-cell>
          <table:table-cell office:value-type="float" office:value="1.040778" calcext:value-type="float">
            <text:p>1.040778</text:p>
          </table:table-cell>
          <table:table-cell office:value-type="float" office:value="-1.819019" calcext:value-type="float">
            <text:p>-1.819019</text:p>
          </table:table-cell>
          <table:table-cell office:value-type="float" office:value="0.044369" calcext:value-type="float">
            <text:p>0.044369</text:p>
          </table:table-cell>
          <table:table-cell office:value-type="string" calcext:value-type="string">
            <text:p>-0.220001</text:p>
          </table:table-cell>
        </table:table-row>
        <table:table-row table:style-name="ro1" table:visibility="filter">
          <table:table-cell office:value-type="float" office:value="1527146725.46249" calcext:value-type="float">
            <text:p>1527146725.46249</text:p>
          </table:table-cell>
          <table:table-cell office:value-type="string" calcext:value-type="string">
            <text:p>TOC_y</text:p>
          </table:table-cell>
          <table:table-cell office:value-type="float" office:value="3.174547" calcext:value-type="float">
            <text:p>3.174547</text:p>
          </table:table-cell>
          <table:table-cell office:value-type="float" office:value="-9.64741" calcext:value-type="float">
            <text:p>-9.64741</text:p>
          </table:table-cell>
          <table:table-cell office:value-type="float" office:value="0.079634" calcext:value-type="float">
            <text:p>0.079634</text:p>
          </table:table-cell>
          <table:table-cell office:value-type="float" office:value="-0.193606" calcext:value-type="float">
            <text:p>-0.193606</text:p>
          </table:table-cell>
          <table:table-cell office:value-type="float" office:value="1.040778" calcext:value-type="float">
            <text:p>1.040778</text:p>
          </table:table-cell>
          <table:table-cell office:value-type="float" office:value="-1.819019" calcext:value-type="float">
            <text:p>-1.819019</text:p>
          </table:table-cell>
          <table:table-cell office:value-type="float" office:value="0.044369" calcext:value-type="float">
            <text:p>0.044369</text:p>
          </table:table-cell>
          <table:table-cell office:value-type="string" calcext:value-type="string">
            <text:p>-0.220001</text:p>
          </table:table-cell>
        </table:table-row>
        <table:table-row table:style-name="ro1">
          <table:table-cell office:value-type="float" office:value="1527146725.4818" calcext:value-type="float">
            <text:p>1527146725.4818</text:p>
          </table:table-cell>
          <table:table-cell office:value-type="string" calcext:value-type="string">
            <text:p>TOC_x</text:p>
          </table:table-cell>
          <table:table-cell office:value-type="float" office:value="4.834067" calcext:value-type="float">
            <text:p>4.834067</text:p>
          </table:table-cell>
          <table:table-cell office:value-type="float" office:value="-7.792396" calcext:value-type="float">
            <text:p>-7.792396</text:p>
          </table:table-cell>
          <table:table-cell office:value-type="float" office:value="0.103527" calcext:value-type="float">
            <text:p>0.103527</text:p>
          </table:table-cell>
          <table:table-cell office:value-type="float" office:value="-0.175513" calcext:value-type="float">
            <text:p>-0.175513</text:p>
          </table:table-cell>
          <table:table-cell office:value-type="float" office:value="1.286736" calcext:value-type="float">
            <text:p>1.286736</text:p>
          </table:table-cell>
          <table:table-cell office:value-type="float" office:value="-1.632761" calcext:value-type="float">
            <text:p>-1.632761</text:p>
          </table:table-cell>
          <table:table-cell office:value-type="float" office:value="0.079634" calcext:value-type="float">
            <text:p>0.079634</text:p>
          </table:table-cell>
          <table:table-cell office:value-type="string" calcext:value-type="string">
            <text:p>-0.193606</text:p>
          </table:table-cell>
        </table:table-row>
        <table:table-row table:style-name="ro1" table:visibility="filter">
          <table:table-cell office:value-type="float" office:value="1527146725.48184" calcext:value-type="float">
            <text:p>1527146725.48184</text:p>
          </table:table-cell>
          <table:table-cell office:value-type="string" calcext:value-type="string">
            <text:p>TOC_y</text:p>
          </table:table-cell>
          <table:table-cell office:value-type="float" office:value="4.834067" calcext:value-type="float">
            <text:p>4.834067</text:p>
          </table:table-cell>
          <table:table-cell office:value-type="float" office:value="-7.792396" calcext:value-type="float">
            <text:p>-7.792396</text:p>
          </table:table-cell>
          <table:table-cell office:value-type="float" office:value="0.103527" calcext:value-type="float">
            <text:p>0.103527</text:p>
          </table:table-cell>
          <table:table-cell office:value-type="float" office:value="-0.175513" calcext:value-type="float">
            <text:p>-0.175513</text:p>
          </table:table-cell>
          <table:table-cell office:value-type="float" office:value="1.286736" calcext:value-type="float">
            <text:p>1.286736</text:p>
          </table:table-cell>
          <table:table-cell office:value-type="float" office:value="-1.632761" calcext:value-type="float">
            <text:p>-1.632761</text:p>
          </table:table-cell>
          <table:table-cell office:value-type="float" office:value="0.079634" calcext:value-type="float">
            <text:p>0.079634</text:p>
          </table:table-cell>
          <table:table-cell office:value-type="string" calcext:value-type="string">
            <text:p>-0.193606</text:p>
          </table:table-cell>
        </table:table-row>
        <table:table-row table:style-name="ro1">
          <table:table-cell office:value-type="float" office:value="1527146725.50218" calcext:value-type="float">
            <text:p>1527146725.50218</text:p>
          </table:table-cell>
          <table:table-cell office:value-type="string" calcext:value-type="string">
            <text:p>TOC_x</text:p>
          </table:table-cell>
          <table:table-cell office:value-type="float" office:value="7.882991" calcext:value-type="float">
            <text:p>7.882991</text:p>
          </table:table-cell>
          <table:table-cell office:value-type="float" office:value="-5.443088" calcext:value-type="float">
            <text:p>-5.443088</text:p>
          </table:table-cell>
          <table:table-cell office:value-type="float" office:value="0.140208" calcext:value-type="float">
            <text:p>0.140208</text:p>
          </table:table-cell>
          <table:table-cell office:value-type="float" office:value="-0.147819" calcext:value-type="float">
            <text:p>-0.147819</text:p>
          </table:table-cell>
          <table:table-cell office:value-type="float" office:value="1.6462" calcext:value-type="float">
            <text:p>1.6462</text:p>
          </table:table-cell>
          <table:table-cell office:value-type="float" office:value="-1.361376" calcext:value-type="float">
            <text:p>-1.361376</text:p>
          </table:table-cell>
          <table:table-cell office:value-type="float" office:value="0.103527" calcext:value-type="float">
            <text:p>0.103527</text:p>
          </table:table-cell>
          <table:table-cell office:value-type="string" calcext:value-type="string">
            <text:p>-0.175513</text:p>
          </table:table-cell>
        </table:table-row>
        <table:table-row table:style-name="ro1" table:visibility="filter">
          <table:table-cell office:value-type="float" office:value="1527146725.5022" calcext:value-type="float">
            <text:p>1527146725.5022</text:p>
          </table:table-cell>
          <table:table-cell office:value-type="string" calcext:value-type="string">
            <text:p>TOC_y</text:p>
          </table:table-cell>
          <table:table-cell office:value-type="float" office:value="7.882991" calcext:value-type="float">
            <text:p>7.882991</text:p>
          </table:table-cell>
          <table:table-cell office:value-type="float" office:value="-5.443088" calcext:value-type="float">
            <text:p>-5.443088</text:p>
          </table:table-cell>
          <table:table-cell office:value-type="float" office:value="0.140208" calcext:value-type="float">
            <text:p>0.140208</text:p>
          </table:table-cell>
          <table:table-cell office:value-type="float" office:value="-0.147819" calcext:value-type="float">
            <text:p>-0.147819</text:p>
          </table:table-cell>
          <table:table-cell office:value-type="float" office:value="1.6462" calcext:value-type="float">
            <text:p>1.6462</text:p>
          </table:table-cell>
          <table:table-cell office:value-type="float" office:value="-1.361376" calcext:value-type="float">
            <text:p>-1.361376</text:p>
          </table:table-cell>
          <table:table-cell office:value-type="float" office:value="0.103527" calcext:value-type="float">
            <text:p>0.103527</text:p>
          </table:table-cell>
          <table:table-cell office:value-type="string" calcext:value-type="string">
            <text:p>-0.175513</text:p>
          </table:table-cell>
        </table:table-row>
        <table:table-row table:style-name="ro1">
          <table:table-cell office:value-type="float" office:value="1527146725.52245" calcext:value-type="float">
            <text:p>1527146725.52245</text:p>
          </table:table-cell>
          <table:table-cell office:value-type="string" calcext:value-type="string">
            <text:p>TOC_x</text:p>
          </table:table-cell>
          <table:table-cell office:value-type="float" office:value="10.324412" calcext:value-type="float">
            <text:p>10.324412</text:p>
          </table:table-cell>
          <table:table-cell office:value-type="float" office:value="-4.083403" calcext:value-type="float">
            <text:p>-4.083403</text:p>
          </table:table-cell>
          <table:table-cell office:value-type="float" office:value="0.164493" calcext:value-type="float">
            <text:p>0.164493</text:p>
          </table:table-cell>
          <table:table-cell office:value-type="float" office:value="-0.12907" calcext:value-type="float">
            <text:p>-0.12907</text:p>
          </table:table-cell>
          <table:table-cell office:value-type="float" office:value="1.885728" calcext:value-type="float">
            <text:p>1.885728</text:p>
          </table:table-cell>
          <table:table-cell office:value-type="float" office:value="-1.176442" calcext:value-type="float">
            <text:p>-1.176442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-0.147819</text:p>
          </table:table-cell>
        </table:table-row>
        <table:table-row table:style-name="ro1" table:visibility="filter">
          <table:table-cell office:value-type="float" office:value="1527146725.52247" calcext:value-type="float">
            <text:p>1527146725.52247</text:p>
          </table:table-cell>
          <table:table-cell office:value-type="string" calcext:value-type="string">
            <text:p>TOC_y</text:p>
          </table:table-cell>
          <table:table-cell office:value-type="float" office:value="10.324412" calcext:value-type="float">
            <text:p>10.324412</text:p>
          </table:table-cell>
          <table:table-cell office:value-type="float" office:value="-4.083403" calcext:value-type="float">
            <text:p>-4.083403</text:p>
          </table:table-cell>
          <table:table-cell office:value-type="float" office:value="0.164493" calcext:value-type="float">
            <text:p>0.164493</text:p>
          </table:table-cell>
          <table:table-cell office:value-type="float" office:value="-0.12907" calcext:value-type="float">
            <text:p>-0.12907</text:p>
          </table:table-cell>
          <table:table-cell office:value-type="float" office:value="1.885728" calcext:value-type="float">
            <text:p>1.885728</text:p>
          </table:table-cell>
          <table:table-cell office:value-type="float" office:value="-1.176442" calcext:value-type="float">
            <text:p>-1.176442</text:p>
          </table:table-cell>
          <table:table-cell office:value-type="float" office:value="0.140208" calcext:value-type="float">
            <text:p>0.140208</text:p>
          </table:table-cell>
          <table:table-cell office:value-type="string" calcext:value-type="string">
            <text:p>-0.147819</text:p>
          </table:table-cell>
        </table:table-row>
        <table:table-row table:style-name="ro1">
          <table:table-cell office:value-type="float" office:value="1527146725.54276" calcext:value-type="float">
            <text:p>1527146725.54276</text:p>
          </table:table-cell>
          <table:table-cell office:value-type="string" calcext:value-type="string">
            <text:p>TOC_x</text:p>
          </table:table-cell>
          <table:table-cell office:value-type="float" office:value="13.071081" calcext:value-type="float">
            <text:p>13.071081</text:p>
          </table:table-cell>
          <table:table-cell office:value-type="float" office:value="-2.963583" calcext:value-type="float">
            <text:p>-2.963583</text:p>
          </table:table-cell>
          <table:table-cell office:value-type="float" office:value="0.18861" calcext:value-type="float">
            <text:p>0.18861</text:p>
          </table:table-cell>
          <table:table-cell office:value-type="float" office:value="-0.111084" calcext:value-type="float">
            <text:p>-0.111084</text:p>
          </table:table-cell>
          <table:table-cell office:value-type="float" office:value="2.123409" calcext:value-type="float">
            <text:p>2.123409</text:p>
          </table:table-cell>
          <table:table-cell office:value-type="float" office:value="-0.999187" calcext:value-type="float">
            <text:p>-0.999187</text:p>
          </table:table-cell>
          <table:table-cell office:value-type="float" office:value="0.164493" calcext:value-type="float">
            <text:p>0.164493</text:p>
          </table:table-cell>
          <table:table-cell office:value-type="string" calcext:value-type="string">
            <text:p>-0.129070</text:p>
          </table:table-cell>
        </table:table-row>
        <table:table-row table:style-name="ro1" table:visibility="filter">
          <table:table-cell office:value-type="float" office:value="1527146725.54278" calcext:value-type="float">
            <text:p>1527146725.54278</text:p>
          </table:table-cell>
          <table:table-cell office:value-type="string" calcext:value-type="string">
            <text:p>TOC_y</text:p>
          </table:table-cell>
          <table:table-cell office:value-type="float" office:value="13.071081" calcext:value-type="float">
            <text:p>13.071081</text:p>
          </table:table-cell>
          <table:table-cell office:value-type="float" office:value="-2.963583" calcext:value-type="float">
            <text:p>-2.963583</text:p>
          </table:table-cell>
          <table:table-cell office:value-type="float" office:value="0.18861" calcext:value-type="float">
            <text:p>0.18861</text:p>
          </table:table-cell>
          <table:table-cell office:value-type="float" office:value="-0.111084" calcext:value-type="float">
            <text:p>-0.111084</text:p>
          </table:table-cell>
          <table:table-cell office:value-type="float" office:value="2.123409" calcext:value-type="float">
            <text:p>2.123409</text:p>
          </table:table-cell>
          <table:table-cell office:value-type="float" office:value="-0.999187" calcext:value-type="float">
            <text:p>-0.999187</text:p>
          </table:table-cell>
          <table:table-cell office:value-type="float" office:value="0.164493" calcext:value-type="float">
            <text:p>0.164493</text:p>
          </table:table-cell>
          <table:table-cell office:value-type="string" calcext:value-type="string">
            <text:p>-0.129070</text:p>
          </table:table-cell>
        </table:table-row>
        <table:table-row table:style-name="ro1">
          <table:table-cell office:value-type="float" office:value="1527146725.56202" calcext:value-type="float">
            <text:p>1527146725.56202</text:p>
          </table:table-cell>
          <table:table-cell office:value-type="string" calcext:value-type="string">
            <text:p>TOC_x</text:p>
          </table:table-cell>
          <table:table-cell office:value-type="float" office:value="18.178114" calcext:value-type="float">
            <text:p>18.178114</text:p>
          </table:table-cell>
          <table:table-cell office:value-type="float" office:value="-1.553181" calcext:value-type="float">
            <text:p>-1.553181</text:p>
          </table:table-cell>
          <table:table-cell office:value-type="float" office:value="0.225545" calcext:value-type="float">
            <text:p>0.225545</text:p>
          </table:table-cell>
          <table:table-cell office:value-type="float" office:value="-0.0839" calcext:value-type="float">
            <text:p>-0.0839</text:p>
          </table:table-cell>
          <table:table-cell office:value-type="float" office:value="2.506671" calcext:value-type="float">
            <text:p>2.506671</text:p>
          </table:table-cell>
          <table:table-cell office:value-type="float" office:value="-0.717111" calcext:value-type="float">
            <text:p>-0.717111</text:p>
          </table:table-cell>
          <table:table-cell office:value-type="float" office:value="0.18861" calcext:value-type="float">
            <text:p>0.18861</text:p>
          </table:table-cell>
          <table:table-cell office:value-type="string" calcext:value-type="string">
            <text:p>-0.111084</text:p>
          </table:table-cell>
        </table:table-row>
        <table:table-row table:style-name="ro1" table:visibility="filter">
          <table:table-cell office:value-type="float" office:value="1527146725.56204" calcext:value-type="float">
            <text:p>1527146725.56204</text:p>
          </table:table-cell>
          <table:table-cell office:value-type="string" calcext:value-type="string">
            <text:p>PID_y</text:p>
          </table:table-cell>
          <table:table-cell office:value-type="float" office:value="18.178114" calcext:value-type="float">
            <text:p>18.178114</text:p>
          </table:table-cell>
          <table:table-cell office:value-type="float" office:value="-1.553181" calcext:value-type="float">
            <text:p>-1.553181</text:p>
          </table:table-cell>
          <table:table-cell office:value-type="float" office:value="0.225545" calcext:value-type="float">
            <text:p>0.225545</text:p>
          </table:table-cell>
          <table:table-cell office:value-type="float" office:value="-0.0839" calcext:value-type="float">
            <text:p>-0.0839</text:p>
          </table:table-cell>
          <table:table-cell office:value-type="float" office:value="2.506671" calcext:value-type="float">
            <text:p>2.506671</text:p>
          </table:table-cell>
          <table:table-cell office:value-type="float" office:value="-0.717111" calcext:value-type="float">
            <text:p>-0.717111</text:p>
          </table:table-cell>
          <table:table-cell office:value-type="float" office:value="0.18861" calcext:value-type="float">
            <text:p>0.18861</text:p>
          </table:table-cell>
          <table:table-cell office:value-type="string" calcext:value-type="string">
            <text:p>-0.111084</text:p>
          </table:table-cell>
        </table:table-row>
        <table:table-row table:style-name="ro1">
          <table:table-cell office:value-type="float" office:value="1527146725.58229" calcext:value-type="float">
            <text:p>1527146725.58229</text:p>
          </table:table-cell>
          <table:table-cell office:value-type="string" calcext:value-type="string">
            <text:p>TOC_x</text:p>
          </table:table-cell>
          <table:table-cell office:value-type="float" office:value="21.839422" calcext:value-type="float">
            <text:p>21.839422</text:p>
          </table:table-cell>
          <table:table-cell office:value-type="float" office:value="-0.911636" calcext:value-type="float">
            <text:p>-0.911636</text:p>
          </table:table-cell>
          <table:table-cell office:value-type="float" office:value="0.25009" calcext:value-type="float">
            <text:p>0.25009</text:p>
          </table:table-cell>
          <table:table-cell office:value-type="float" office:value="-0.066349" calcext:value-type="float">
            <text:p>-0.066349</text:p>
          </table:table-cell>
          <table:table-cell office:value-type="float" office:value="2.748866" calcext:value-type="float">
            <text:p>2.748866</text:p>
          </table:table-cell>
          <table:table-cell office:value-type="float" office:value="-0.543922" calcext:value-type="float">
            <text:p>-0.543922</text:p>
          </table:table-cell>
          <table:table-cell office:value-type="float" office:value="0.225545" calcext:value-type="float">
            <text:p>0.225545</text:p>
          </table:table-cell>
          <table:table-cell office:value-type="string" calcext:value-type="string">
            <text:p>-0.083900</text:p>
          </table:table-cell>
        </table:table-row>
        <table:table-row table:style-name="ro1" table:visibility="filter">
          <table:table-cell office:value-type="float" office:value="1527146725.58233" calcext:value-type="float">
            <text:p>1527146725.58233</text:p>
          </table:table-cell>
          <table:table-cell office:value-type="string" calcext:value-type="string">
            <text:p>PID_y</text:p>
          </table:table-cell>
          <table:table-cell office:value-type="float" office:value="21.839422" calcext:value-type="float">
            <text:p>21.839422</text:p>
          </table:table-cell>
          <table:table-cell office:value-type="float" office:value="-0.911636" calcext:value-type="float">
            <text:p>-0.911636</text:p>
          </table:table-cell>
          <table:table-cell office:value-type="float" office:value="0.25009" calcext:value-type="float">
            <text:p>0.25009</text:p>
          </table:table-cell>
          <table:table-cell office:value-type="float" office:value="-0.066349" calcext:value-type="float">
            <text:p>-0.066349</text:p>
          </table:table-cell>
          <table:table-cell office:value-type="float" office:value="2.748866" calcext:value-type="float">
            <text:p>2.748866</text:p>
          </table:table-cell>
          <table:table-cell office:value-type="float" office:value="-0.543922" calcext:value-type="float">
            <text:p>-0.543922</text:p>
          </table:table-cell>
          <table:table-cell office:value-type="float" office:value="0.225545" calcext:value-type="float">
            <text:p>0.225545</text:p>
          </table:table-cell>
          <table:table-cell office:value-type="string" calcext:value-type="string">
            <text:p>-0.083900</text:p>
          </table:table-cell>
        </table:table-row>
        <table:table-row table:style-name="ro1">
          <table:table-cell office:value-type="float" office:value="1527146725.60261" calcext:value-type="float">
            <text:p>1527146725.60261</text:p>
          </table:table-cell>
          <table:table-cell office:value-type="string" calcext:value-type="string">
            <text:p>TOC_x</text:p>
          </table:table-cell>
          <table:table-cell office:value-type="float" office:value="25.780718" calcext:value-type="float">
            <text:p>25.780718</text:p>
          </table:table-cell>
          <table:table-cell office:value-type="float" office:value="-0.43087" calcext:value-type="float">
            <text:p>-0.43087</text:p>
          </table:table-cell>
          <table:table-cell office:value-type="float" office:value="0.27437" calcext:value-type="float">
            <text:p>0.27437</text:p>
          </table:table-cell>
          <table:table-cell office:value-type="float" office:value="-0.048266" calcext:value-type="float">
            <text:p>-0.048266</text:p>
          </table:table-cell>
          <table:table-cell office:value-type="float" office:value="2.987846" calcext:value-type="float">
            <text:p>2.987846</text:p>
          </table:table-cell>
          <table:table-cell office:value-type="float" office:value="-0.365939" calcext:value-type="float">
            <text:p>-0.365939</text:p>
          </table:table-cell>
          <table:table-cell office:value-type="float" office:value="0.25009" calcext:value-type="float">
            <text:p>0.25009</text:p>
          </table:table-cell>
          <table:table-cell office:value-type="string" calcext:value-type="string">
            <text:p>-0.066349</text:p>
          </table:table-cell>
        </table:table-row>
        <table:table-row table:style-name="ro1" table:visibility="filter">
          <table:table-cell office:value-type="float" office:value="1527146725.60266" calcext:value-type="float">
            <text:p>1527146725.60266</text:p>
          </table:table-cell>
          <table:table-cell office:value-type="string" calcext:value-type="string">
            <text:p>PID_y</text:p>
          </table:table-cell>
          <table:table-cell office:value-type="float" office:value="25.780718" calcext:value-type="float">
            <text:p>25.780718</text:p>
          </table:table-cell>
          <table:table-cell office:value-type="float" office:value="-0.43087" calcext:value-type="float">
            <text:p>-0.43087</text:p>
          </table:table-cell>
          <table:table-cell office:value-type="float" office:value="0.27437" calcext:value-type="float">
            <text:p>0.27437</text:p>
          </table:table-cell>
          <table:table-cell office:value-type="float" office:value="-0.048266" calcext:value-type="float">
            <text:p>-0.048266</text:p>
          </table:table-cell>
          <table:table-cell office:value-type="float" office:value="2.987846" calcext:value-type="float">
            <text:p>2.987846</text:p>
          </table:table-cell>
          <table:table-cell office:value-type="float" office:value="-0.365939" calcext:value-type="float">
            <text:p>-0.365939</text:p>
          </table:table-cell>
          <table:table-cell office:value-type="float" office:value="0.25009" calcext:value-type="float">
            <text:p>0.25009</text:p>
          </table:table-cell>
          <table:table-cell office:value-type="string" calcext:value-type="string">
            <text:p>-0.066349</text:p>
          </table:table-cell>
        </table:table-row>
        <table:table-row table:style-name="ro1">
          <table:table-cell office:value-type="float" office:value="1527146725.62193" calcext:value-type="float">
            <text:p>1527146725.62193</text:p>
          </table:table-cell>
          <table:table-cell office:value-type="string" calcext:value-type="string">
            <text:p>TOC_x</text:p>
          </table:table-cell>
          <table:table-cell office:value-type="float" office:value="32.573135" calcext:value-type="float">
            <text:p>32.573135</text:p>
          </table:table-cell>
          <table:table-cell office:value-type="float" office:value="-0.058084" calcext:value-type="float">
            <text:p>-0.058084</text:p>
          </table:table-cell>
          <table:table-cell office:value-type="float" office:value="0.31034" calcext:value-type="float">
            <text:p>0.31034</text:p>
          </table:table-cell>
          <table:table-cell office:value-type="float" office:value="-0.023547" calcext:value-type="float">
            <text:p>-0.023547</text:p>
          </table:table-cell>
          <table:table-cell office:value-type="float" office:value="3.360354" calcext:value-type="float">
            <text:p>3.360354</text:p>
          </table:table-cell>
          <table:table-cell office:value-type="float" office:value="-0.109945" calcext:value-type="float">
            <text:p>-0.109945</text:p>
          </table:table-cell>
          <table:table-cell office:value-type="float" office:value="0.27437" calcext:value-type="float">
            <text:p>0.27437</text:p>
          </table:table-cell>
          <table:table-cell office:value-type="string" calcext:value-type="string">
            <text:p>-0.048266</text:p>
          </table:table-cell>
        </table:table-row>
        <table:table-row table:style-name="ro1" table:visibility="filter">
          <table:table-cell office:value-type="float" office:value="1527146725.62195" calcext:value-type="float">
            <text:p>1527146725.62195</text:p>
          </table:table-cell>
          <table:table-cell office:value-type="string" calcext:value-type="string">
            <text:p>PID_y</text:p>
          </table:table-cell>
          <table:table-cell office:value-type="float" office:value="32.573135" calcext:value-type="float">
            <text:p>32.573135</text:p>
          </table:table-cell>
          <table:table-cell office:value-type="float" office:value="-0.058084" calcext:value-type="float">
            <text:p>-0.058084</text:p>
          </table:table-cell>
          <table:table-cell office:value-type="float" office:value="0.31034" calcext:value-type="float">
            <text:p>0.31034</text:p>
          </table:table-cell>
          <table:table-cell office:value-type="float" office:value="-0.023547" calcext:value-type="float">
            <text:p>-0.023547</text:p>
          </table:table-cell>
          <table:table-cell office:value-type="float" office:value="3.360354" calcext:value-type="float">
            <text:p>3.360354</text:p>
          </table:table-cell>
          <table:table-cell office:value-type="float" office:value="-0.109945" calcext:value-type="float">
            <text:p>-0.109945</text:p>
          </table:table-cell>
          <table:table-cell office:value-type="float" office:value="0.27437" calcext:value-type="float">
            <text:p>0.27437</text:p>
          </table:table-cell>
          <table:table-cell office:value-type="string" calcext:value-type="string">
            <text:p>-0.048266</text:p>
          </table:table-cell>
        </table:table-row>
        <table:table-row table:style-name="ro1">
          <table:table-cell office:value-type="float" office:value="1527146725.64221" calcext:value-type="float">
            <text:p>1527146725.64221</text:p>
          </table:table-cell>
          <table:table-cell office:value-type="string" calcext:value-type="string">
            <text:p>TOC_x</text:p>
          </table:table-cell>
          <table:table-cell office:value-type="float" office:value="37.253155" calcext:value-type="float">
            <text:p>37.253155</text:p>
          </table:table-cell>
          <table:table-cell office:value-type="float" office:value="-0.002043" calcext:value-type="float">
            <text:p>-0.002043</text:p>
          </table:table-cell>
          <table:table-cell office:value-type="float" office:value="0.334113" calcext:value-type="float">
            <text:p>0.334113</text:p>
          </table:table-cell>
          <table:table-cell office:value-type="float" office:value="-0.007827" calcext:value-type="float">
            <text:p>-0.007827</text:p>
          </table:table-cell>
          <table:table-cell office:value-type="float" office:value="3.594672" calcext:value-type="float">
            <text:p>3.594672</text:p>
          </table:table-cell>
          <table:table-cell office:value-type="float" office:value="0.044994" calcext:value-type="float">
            <text:p>0.044994</text:p>
          </table:table-cell>
          <table:table-cell office:value-type="float" office:value="0.31034" calcext:value-type="float">
            <text:p>0.31034</text:p>
          </table:table-cell>
          <table:table-cell office:value-type="string" calcext:value-type="string">
            <text:p>-0.023547</text:p>
          </table:table-cell>
        </table:table-row>
        <table:table-row table:style-name="ro1" table:visibility="filter">
          <table:table-cell office:value-type="float" office:value="1527146725.64224" calcext:value-type="float">
            <text:p>1527146725.64224</text:p>
          </table:table-cell>
          <table:table-cell office:value-type="string" calcext:value-type="string">
            <text:p>PID_y</text:p>
          </table:table-cell>
          <table:table-cell office:value-type="float" office:value="37.253155" calcext:value-type="float">
            <text:p>37.253155</text:p>
          </table:table-cell>
          <table:table-cell office:value-type="float" office:value="-0.002043" calcext:value-type="float">
            <text:p>-0.002043</text:p>
          </table:table-cell>
          <table:table-cell office:value-type="float" office:value="0.334113" calcext:value-type="float">
            <text:p>0.334113</text:p>
          </table:table-cell>
          <table:table-cell office:value-type="float" office:value="-0.007827" calcext:value-type="float">
            <text:p>-0.007827</text:p>
          </table:table-cell>
          <table:table-cell office:value-type="float" office:value="3.594672" calcext:value-type="float">
            <text:p>3.594672</text:p>
          </table:table-cell>
          <table:table-cell office:value-type="float" office:value="0.044994" calcext:value-type="float">
            <text:p>0.044994</text:p>
          </table:table-cell>
          <table:table-cell office:value-type="float" office:value="0.31034" calcext:value-type="float">
            <text:p>0.31034</text:p>
          </table:table-cell>
          <table:table-cell office:value-type="string" calcext:value-type="string">
            <text:p>-0.023547</text:p>
          </table:table-cell>
        </table:table-row>
        <table:table-row table:style-name="ro1">
          <table:table-cell office:value-type="float" office:value="1527146725.6625" calcext:value-type="float">
            <text:p>1527146725.6625</text:p>
          </table:table-cell>
          <table:table-cell office:value-type="string" calcext:value-type="string">
            <text:p>TOC_x</text:p>
          </table:table-cell>
          <table:table-cell office:value-type="float" office:value="44.875595" calcext:value-type="float">
            <text:p>44.875595</text:p>
          </table:table-cell>
          <table:table-cell office:value-type="float" office:value="0.193798" calcext:value-type="float">
            <text:p>0.193798</text:p>
          </table:table-cell>
          <table:table-cell office:value-type="float" office:value="0.369832" calcext:value-type="float">
            <text:p>0.369832</text:p>
          </table:table-cell>
          <table:table-cell office:value-type="float" office:value="0.013119" calcext:value-type="float">
            <text:p>0.013119</text:p>
          </table:table-cell>
          <table:table-cell office:value-type="float" office:value="3.946773" calcext:value-type="float">
            <text:p>3.946773</text:p>
          </table:table-cell>
          <table:table-cell office:value-type="float" office:value="0.251471" calcext:value-type="float">
            <text:p>0.251471</text:p>
          </table:table-cell>
          <table:table-cell office:value-type="float" office:value="0.334113" calcext:value-type="float">
            <text:p>0.334113</text:p>
          </table:table-cell>
          <table:table-cell office:value-type="string" calcext:value-type="string">
            <text:p>-0.007827</text:p>
          </table:table-cell>
        </table:table-row>
        <table:table-row table:style-name="ro1" table:visibility="filter">
          <table:table-cell office:value-type="float" office:value="1527146725.66252" calcext:value-type="float">
            <text:p>1527146725.66252</text:p>
          </table:table-cell>
          <table:table-cell office:value-type="string" calcext:value-type="string">
            <text:p>PID_y</text:p>
          </table:table-cell>
          <table:table-cell office:value-type="float" office:value="44.875595" calcext:value-type="float">
            <text:p>44.875595</text:p>
          </table:table-cell>
          <table:table-cell office:value-type="float" office:value="0.193798" calcext:value-type="float">
            <text:p>0.193798</text:p>
          </table:table-cell>
          <table:table-cell office:value-type="float" office:value="0.369832" calcext:value-type="float">
            <text:p>0.369832</text:p>
          </table:table-cell>
          <table:table-cell office:value-type="float" office:value="0.013119" calcext:value-type="float">
            <text:p>0.013119</text:p>
          </table:table-cell>
          <table:table-cell office:value-type="float" office:value="3.946773" calcext:value-type="float">
            <text:p>3.946773</text:p>
          </table:table-cell>
          <table:table-cell office:value-type="float" office:value="0.251471" calcext:value-type="float">
            <text:p>0.251471</text:p>
          </table:table-cell>
          <table:table-cell office:value-type="float" office:value="0.334113" calcext:value-type="float">
            <text:p>0.334113</text:p>
          </table:table-cell>
          <table:table-cell office:value-type="string" calcext:value-type="string">
            <text:p>-0.007827</text:p>
          </table:table-cell>
        </table:table-row>
        <table:table-row table:style-name="ro1">
          <table:table-cell office:value-type="float" office:value="1527146725.68175" calcext:value-type="float">
            <text:p>1527146725.68175</text:p>
          </table:table-cell>
          <table:table-cell office:value-type="string" calcext:value-type="string">
            <text:p>TOC_x</text:p>
          </table:table-cell>
          <table:table-cell office:value-type="float" office:value="50.562817" calcext:value-type="float">
            <text:p>50.562817</text:p>
          </table:table-cell>
          <table:table-cell office:value-type="float" office:value="0.448146" calcext:value-type="float">
            <text:p>0.448146</text:p>
          </table:table-cell>
          <table:table-cell office:value-type="float" office:value="0.393271" calcext:value-type="float">
            <text:p>0.393271</text:p>
          </table:table-cell>
          <table:table-cell office:value-type="float" office:value="0.025911" calcext:value-type="float">
            <text:p>0.025911</text:p>
          </table:table-cell>
          <table:table-cell office:value-type="float" office:value="4.190387" calcext:value-type="float">
            <text:p>4.190387</text:p>
          </table:table-cell>
          <table:table-cell office:value-type="float" office:value="0.384425" calcext:value-type="float">
            <text:p>0.384425</text:p>
          </table:table-cell>
          <table:table-cell office:value-type="float" office:value="0.369832" calcext:value-type="float">
            <text:p>0.369832</text:p>
          </table:table-cell>
          <table:table-cell office:value-type="string" calcext:value-type="string">
            <text:p>0.013119</text:p>
          </table:table-cell>
        </table:table-row>
        <table:table-row table:style-name="ro1" table:visibility="filter">
          <table:table-cell office:value-type="float" office:value="1527146725.68177" calcext:value-type="float">
            <text:p>1527146725.68177</text:p>
          </table:table-cell>
          <table:table-cell office:value-type="string" calcext:value-type="string">
            <text:p>PID_y</text:p>
          </table:table-cell>
          <table:table-cell office:value-type="float" office:value="50.562817" calcext:value-type="float">
            <text:p>50.562817</text:p>
          </table:table-cell>
          <table:table-cell office:value-type="float" office:value="0.448146" calcext:value-type="float">
            <text:p>0.448146</text:p>
          </table:table-cell>
          <table:table-cell office:value-type="float" office:value="0.393271" calcext:value-type="float">
            <text:p>0.393271</text:p>
          </table:table-cell>
          <table:table-cell office:value-type="float" office:value="0.025911" calcext:value-type="float">
            <text:p>0.025911</text:p>
          </table:table-cell>
          <table:table-cell office:value-type="float" office:value="4.190387" calcext:value-type="float">
            <text:p>4.190387</text:p>
          </table:table-cell>
          <table:table-cell office:value-type="float" office:value="0.384425" calcext:value-type="float">
            <text:p>0.384425</text:p>
          </table:table-cell>
          <table:table-cell office:value-type="float" office:value="0.369832" calcext:value-type="float">
            <text:p>0.369832</text:p>
          </table:table-cell>
          <table:table-cell office:value-type="string" calcext:value-type="string">
            <text:p>0.013119</text:p>
          </table:table-cell>
        </table:table-row>
        <table:table-row table:style-name="ro1">
          <table:table-cell office:value-type="float" office:value="1527146725.70207" calcext:value-type="float">
            <text:p>1527146725.70207</text:p>
          </table:table-cell>
          <table:table-cell office:value-type="string" calcext:value-type="string">
            <text:p>TOC_x</text:p>
          </table:table-cell>
          <table:table-cell office:value-type="float" office:value="59.505722" calcext:value-type="float">
            <text:p>59.505722</text:p>
          </table:table-cell>
          <table:table-cell office:value-type="float" office:value="0.938117" calcext:value-type="float">
            <text:p>0.938117</text:p>
          </table:table-cell>
          <table:table-cell office:value-type="float" office:value="0.429535" calcext:value-type="float">
            <text:p>0.429535</text:p>
          </table:table-cell>
          <table:table-cell office:value-type="float" office:value="0.043706" calcext:value-type="float">
            <text:p>0.043706</text:p>
          </table:table-cell>
          <table:table-cell office:value-type="float" office:value="4.54716" calcext:value-type="float">
            <text:p>4.54716</text:p>
          </table:table-cell>
          <table:table-cell office:value-type="float" office:value="0.559503" calcext:value-type="float">
            <text:p>0.559503</text:p>
          </table:table-cell>
          <table:table-cell office:value-type="float" office:value="0.393271" calcext:value-type="float">
            <text:p>0.393271</text:p>
          </table:table-cell>
          <table:table-cell office:value-type="string" calcext:value-type="string">
            <text:p>0.025911</text:p>
          </table:table-cell>
        </table:table-row>
        <table:table-row table:style-name="ro1" table:visibility="filter">
          <table:table-cell office:value-type="float" office:value="1527146725.70209" calcext:value-type="float">
            <text:p>1527146725.70209</text:p>
          </table:table-cell>
          <table:table-cell office:value-type="string" calcext:value-type="string">
            <text:p>PID_y</text:p>
          </table:table-cell>
          <table:table-cell office:value-type="float" office:value="59.505722" calcext:value-type="float">
            <text:p>59.505722</text:p>
          </table:table-cell>
          <table:table-cell office:value-type="float" office:value="0.938117" calcext:value-type="float">
            <text:p>0.938117</text:p>
          </table:table-cell>
          <table:table-cell office:value-type="float" office:value="0.429535" calcext:value-type="float">
            <text:p>0.429535</text:p>
          </table:table-cell>
          <table:table-cell office:value-type="float" office:value="0.043706" calcext:value-type="float">
            <text:p>0.043706</text:p>
          </table:table-cell>
          <table:table-cell office:value-type="float" office:value="4.54716" calcext:value-type="float">
            <text:p>4.54716</text:p>
          </table:table-cell>
          <table:table-cell office:value-type="float" office:value="0.559503" calcext:value-type="float">
            <text:p>0.559503</text:p>
          </table:table-cell>
          <table:table-cell office:value-type="float" office:value="0.393271" calcext:value-type="float">
            <text:p>0.393271</text:p>
          </table:table-cell>
          <table:table-cell office:value-type="string" calcext:value-type="string">
            <text:p>0.025911</text:p>
          </table:table-cell>
        </table:table-row>
        <table:table-row table:style-name="ro1">
          <table:table-cell office:value-type="float" office:value="1527146725.72237" calcext:value-type="float">
            <text:p>1527146725.72237</text:p>
          </table:table-cell>
          <table:table-cell office:value-type="string" calcext:value-type="string">
            <text:p>TOC_x</text:p>
          </table:table-cell>
          <table:table-cell office:value-type="float" office:value="65.918419" calcext:value-type="float">
            <text:p>65.918419</text:p>
          </table:table-cell>
          <table:table-cell office:value-type="float" office:value="1.372047" calcext:value-type="float">
            <text:p>1.372047</text:p>
          </table:table-cell>
          <table:table-cell office:value-type="float" office:value="0.453807" calcext:value-type="float">
            <text:p>0.453807</text:p>
          </table:table-cell>
          <table:table-cell office:value-type="float" office:value="0.055788" calcext:value-type="float">
            <text:p>0.055788</text:p>
          </table:table-cell>
          <table:table-cell office:value-type="float" office:value="4.786712" calcext:value-type="float">
            <text:p>4.786712</text:p>
          </table:table-cell>
          <table:table-cell office:value-type="float" office:value="0.678742" calcext:value-type="float">
            <text:p>0.678742</text:p>
          </table:table-cell>
          <table:table-cell office:value-type="float" office:value="0.429535" calcext:value-type="float">
            <text:p>0.429535</text:p>
          </table:table-cell>
          <table:table-cell office:value-type="string" calcext:value-type="string">
            <text:p>0.043706</text:p>
          </table:table-cell>
        </table:table-row>
        <table:table-row table:style-name="ro1" table:visibility="filter">
          <table:table-cell office:value-type="float" office:value="1527146725.72239" calcext:value-type="float">
            <text:p>1527146725.72239</text:p>
          </table:table-cell>
          <table:table-cell office:value-type="string" calcext:value-type="string">
            <text:p>PID_y</text:p>
          </table:table-cell>
          <table:table-cell office:value-type="float" office:value="65.918419" calcext:value-type="float">
            <text:p>65.918419</text:p>
          </table:table-cell>
          <table:table-cell office:value-type="float" office:value="1.372047" calcext:value-type="float">
            <text:p>1.372047</text:p>
          </table:table-cell>
          <table:table-cell office:value-type="float" office:value="0.453807" calcext:value-type="float">
            <text:p>0.453807</text:p>
          </table:table-cell>
          <table:table-cell office:value-type="float" office:value="0.055788" calcext:value-type="float">
            <text:p>0.055788</text:p>
          </table:table-cell>
          <table:table-cell office:value-type="float" office:value="4.786712" calcext:value-type="float">
            <text:p>4.786712</text:p>
          </table:table-cell>
          <table:table-cell office:value-type="float" office:value="0.678742" calcext:value-type="float">
            <text:p>0.678742</text:p>
          </table:table-cell>
          <table:table-cell office:value-type="float" office:value="0.429535" calcext:value-type="float">
            <text:p>0.429535</text:p>
          </table:table-cell>
          <table:table-cell office:value-type="string" calcext:value-type="string">
            <text:p>0.043706</text:p>
          </table:table-cell>
        </table:table-row>
        <table:table-row table:style-name="ro1">
          <table:table-cell office:value-type="float" office:value="1527146725.74269" calcext:value-type="float">
            <text:p>1527146725.74269</text:p>
          </table:table-cell>
          <table:table-cell office:value-type="string" calcext:value-type="string">
            <text:p>TOC_x</text:p>
          </table:table-cell>
          <table:table-cell office:value-type="float" office:value="72.589264" calcext:value-type="float">
            <text:p>72.589264</text:p>
          </table:table-cell>
          <table:table-cell office:value-type="float" office:value="1.880899" calcext:value-type="float">
            <text:p>1.880899</text:p>
          </table:table-cell>
          <table:table-cell office:value-type="float" office:value="0.477958" calcext:value-type="float">
            <text:p>0.477958</text:p>
          </table:table-cell>
          <table:table-cell office:value-type="float" office:value="0.067793" calcext:value-type="float">
            <text:p>0.067793</text:p>
          </table:table-cell>
          <table:table-cell office:value-type="float" office:value="5.023839" calcext:value-type="float">
            <text:p>5.023839</text:p>
          </table:table-cell>
          <table:table-cell office:value-type="float" office:value="0.79661" calcext:value-type="float">
            <text:p>0.79661</text:p>
          </table:table-cell>
          <table:table-cell office:value-type="float" office:value="0.453807" calcext:value-type="float">
            <text:p>0.453807</text:p>
          </table:table-cell>
          <table:table-cell office:value-type="string" calcext:value-type="string">
            <text:p>0.055788</text:p>
          </table:table-cell>
        </table:table-row>
        <table:table-row table:style-name="ro1" table:visibility="filter">
          <table:table-cell office:value-type="float" office:value="1527146725.7427" calcext:value-type="float">
            <text:p>1527146725.7427</text:p>
          </table:table-cell>
          <table:table-cell office:value-type="string" calcext:value-type="string">
            <text:p>PID_y</text:p>
          </table:table-cell>
          <table:table-cell office:value-type="float" office:value="72.589264" calcext:value-type="float">
            <text:p>72.589264</text:p>
          </table:table-cell>
          <table:table-cell office:value-type="float" office:value="1.880899" calcext:value-type="float">
            <text:p>1.880899</text:p>
          </table:table-cell>
          <table:table-cell office:value-type="float" office:value="0.477958" calcext:value-type="float">
            <text:p>0.477958</text:p>
          </table:table-cell>
          <table:table-cell office:value-type="float" office:value="0.067793" calcext:value-type="float">
            <text:p>0.067793</text:p>
          </table:table-cell>
          <table:table-cell office:value-type="float" office:value="5.023839" calcext:value-type="float">
            <text:p>5.023839</text:p>
          </table:table-cell>
          <table:table-cell office:value-type="float" office:value="0.79661" calcext:value-type="float">
            <text:p>0.79661</text:p>
          </table:table-cell>
          <table:table-cell office:value-type="float" office:value="0.453807" calcext:value-type="float">
            <text:p>0.453807</text:p>
          </table:table-cell>
          <table:table-cell office:value-type="string" calcext:value-type="string">
            <text:p>0.055788</text:p>
          </table:table-cell>
        </table:table-row>
        <table:table-row table:style-name="ro1">
          <table:table-cell office:value-type="float" office:value="1527146725.76188" calcext:value-type="float">
            <text:p>1527146725.76188</text:p>
          </table:table-cell>
          <table:table-cell office:value-type="string" calcext:value-type="string">
            <text:p>TOC_x</text:p>
          </table:table-cell>
          <table:table-cell office:value-type="float" office:value="83.675003" calcext:value-type="float">
            <text:p>83.675003</text:p>
          </table:table-cell>
          <table:table-cell office:value-type="float" office:value="2.737815" calcext:value-type="float">
            <text:p>2.737815</text:p>
          </table:table-cell>
          <table:table-cell office:value-type="float" office:value="0.513582" calcext:value-type="float">
            <text:p>0.513582</text:p>
          </table:table-cell>
          <table:table-cell office:value-type="float" office:value="0.083837" calcext:value-type="float">
            <text:p>0.083837</text:p>
          </table:table-cell>
          <table:table-cell office:value-type="float" office:value="5.395044" calcext:value-type="float">
            <text:p>5.395044</text:p>
          </table:table-cell>
          <table:table-cell office:value-type="float" office:value="0.963791" calcext:value-type="float">
            <text:p>0.963791</text:p>
          </table:table-cell>
          <table:table-cell office:value-type="float" office:value="0.477958" calcext:value-type="float">
            <text:p>0.477958</text:p>
          </table:table-cell>
          <table:table-cell office:value-type="string" calcext:value-type="string">
            <text:p>0.067793</text:p>
          </table:table-cell>
        </table:table-row>
        <table:table-row table:style-name="ro1" table:visibility="filter">
          <table:table-cell office:value-type="float" office:value="1527146725.76189" calcext:value-type="float">
            <text:p>1527146725.76189</text:p>
          </table:table-cell>
          <table:table-cell office:value-type="string" calcext:value-type="string">
            <text:p>PID_y</text:p>
          </table:table-cell>
          <table:table-cell office:value-type="float" office:value="83.675003" calcext:value-type="float">
            <text:p>83.675003</text:p>
          </table:table-cell>
          <table:table-cell office:value-type="float" office:value="2.737815" calcext:value-type="float">
            <text:p>2.737815</text:p>
          </table:table-cell>
          <table:table-cell office:value-type="float" office:value="0.513582" calcext:value-type="float">
            <text:p>0.513582</text:p>
          </table:table-cell>
          <table:table-cell office:value-type="float" office:value="0.083837" calcext:value-type="float">
            <text:p>0.083837</text:p>
          </table:table-cell>
          <table:table-cell office:value-type="float" office:value="5.395044" calcext:value-type="float">
            <text:p>5.395044</text:p>
          </table:table-cell>
          <table:table-cell office:value-type="float" office:value="0.963791" calcext:value-type="float">
            <text:p>0.963791</text:p>
          </table:table-cell>
          <table:table-cell office:value-type="float" office:value="0.477958" calcext:value-type="float">
            <text:p>0.477958</text:p>
          </table:table-cell>
          <table:table-cell office:value-type="string" calcext:value-type="string">
            <text:p>0.067793</text:p>
          </table:table-cell>
        </table:table-row>
        <table:table-row table:style-name="ro1">
          <table:table-cell office:value-type="float" office:value="1527146725.78228" calcext:value-type="float">
            <text:p>1527146725.78228</text:p>
          </table:table-cell>
          <table:table-cell office:value-type="string" calcext:value-type="string">
            <text:p>TOC_x</text:p>
          </table:table-cell>
          <table:table-cell office:value-type="float" office:value="90.854424" calcext:value-type="float">
            <text:p>90.854424</text:p>
          </table:table-cell>
          <table:table-cell office:value-type="float" office:value="3.260344" calcext:value-type="float">
            <text:p>3.260344</text:p>
          </table:table-cell>
          <table:table-cell office:value-type="float" office:value="0.536759" calcext:value-type="float">
            <text:p>0.536759</text:p>
          </table:table-cell>
          <table:table-cell office:value-type="float" office:value="0.092922" calcext:value-type="float">
            <text:p>0.092922</text:p>
          </table:table-cell>
          <table:table-cell office:value-type="float" office:value="5.622382" calcext:value-type="float">
            <text:p>5.622382</text:p>
          </table:table-cell>
          <table:table-cell office:value-type="float" office:value="1.0529" calcext:value-type="float">
            <text:p>1.0529</text:p>
          </table:table-cell>
          <table:table-cell office:value-type="float" office:value="0.513582" calcext:value-type="float">
            <text:p>0.513582</text:p>
          </table:table-cell>
          <table:table-cell office:value-type="string" calcext:value-type="string">
            <text:p>0.083837</text:p>
          </table:table-cell>
        </table:table-row>
        <table:table-row table:style-name="ro1" table:visibility="filter">
          <table:table-cell office:value-type="float" office:value="1527146725.78231" calcext:value-type="float">
            <text:p>1527146725.78231</text:p>
          </table:table-cell>
          <table:table-cell office:value-type="string" calcext:value-type="string">
            <text:p>PID_y</text:p>
          </table:table-cell>
          <table:table-cell office:value-type="float" office:value="90.854424" calcext:value-type="float">
            <text:p>90.854424</text:p>
          </table:table-cell>
          <table:table-cell office:value-type="float" office:value="3.260344" calcext:value-type="float">
            <text:p>3.260344</text:p>
          </table:table-cell>
          <table:table-cell office:value-type="float" office:value="0.536759" calcext:value-type="float">
            <text:p>0.536759</text:p>
          </table:table-cell>
          <table:table-cell office:value-type="float" office:value="0.092922" calcext:value-type="float">
            <text:p>0.092922</text:p>
          </table:table-cell>
          <table:table-cell office:value-type="float" office:value="5.622382" calcext:value-type="float">
            <text:p>5.622382</text:p>
          </table:table-cell>
          <table:table-cell office:value-type="float" office:value="1.0529" calcext:value-type="float">
            <text:p>1.0529</text:p>
          </table:table-cell>
          <table:table-cell office:value-type="float" office:value="0.513582" calcext:value-type="float">
            <text:p>0.513582</text:p>
          </table:table-cell>
          <table:table-cell office:value-type="string" calcext:value-type="string">
            <text:p>0.083837</text:p>
          </table:table-cell>
        </table:table-row>
        <table:table-row table:style-name="ro1">
          <table:table-cell office:value-type="float" office:value="1527146725.80257" calcext:value-type="float">
            <text:p>1527146725.80257</text:p>
          </table:table-cell>
          <table:table-cell office:value-type="string" calcext:value-type="string">
            <text:p>TOC_x</text:p>
          </table:table-cell>
          <table:table-cell office:value-type="float" office:value="101.737968" calcext:value-type="float">
            <text:p>101.737968</text:p>
          </table:table-cell>
          <table:table-cell office:value-type="float" office:value="4.353248" calcext:value-type="float">
            <text:p>4.353248</text:p>
          </table:table-cell>
          <table:table-cell office:value-type="float" office:value="0.57001" calcext:value-type="float">
            <text:p>0.57001</text:p>
          </table:table-cell>
          <table:table-cell office:value-type="float" office:value="0.109722" calcext:value-type="float">
            <text:p>0.109722</text:p>
          </table:table-cell>
          <table:table-cell office:value-type="float" office:value="5.950528" calcext:value-type="float">
            <text:p>5.950528</text:p>
          </table:table-cell>
          <table:table-cell office:value-type="float" office:value="1.218702" calcext:value-type="float">
            <text:p>1.218702</text:p>
          </table:table-cell>
          <table:table-cell office:value-type="float" office:value="0.536759" calcext:value-type="float">
            <text:p>0.536759</text:p>
          </table:table-cell>
          <table:table-cell office:value-type="string" calcext:value-type="string">
            <text:p>0.092922</text:p>
          </table:table-cell>
        </table:table-row>
        <table:table-row table:style-name="ro1" table:visibility="filter">
          <table:table-cell office:value-type="float" office:value="1527146725.8026" calcext:value-type="float">
            <text:p>1527146725.8026</text:p>
          </table:table-cell>
          <table:table-cell office:value-type="string" calcext:value-type="string">
            <text:p>TOC_y</text:p>
          </table:table-cell>
          <table:table-cell office:value-type="float" office:value="101.737968" calcext:value-type="float">
            <text:p>101.737968</text:p>
          </table:table-cell>
          <table:table-cell office:value-type="float" office:value="4.353248" calcext:value-type="float">
            <text:p>4.353248</text:p>
          </table:table-cell>
          <table:table-cell office:value-type="float" office:value="0.57001" calcext:value-type="float">
            <text:p>0.57001</text:p>
          </table:table-cell>
          <table:table-cell office:value-type="float" office:value="0.109722" calcext:value-type="float">
            <text:p>0.109722</text:p>
          </table:table-cell>
          <table:table-cell office:value-type="float" office:value="5.950528" calcext:value-type="float">
            <text:p>5.950528</text:p>
          </table:table-cell>
          <table:table-cell office:value-type="float" office:value="1.218702" calcext:value-type="float">
            <text:p>1.218702</text:p>
          </table:table-cell>
          <table:table-cell office:value-type="float" office:value="0.536759" calcext:value-type="float">
            <text:p>0.536759</text:p>
          </table:table-cell>
          <table:table-cell office:value-type="string" calcext:value-type="string">
            <text:p>0.092922</text:p>
          </table:table-cell>
        </table:table-row>
        <table:table-row table:style-name="ro1">
          <table:table-cell office:value-type="float" office:value="1527146725.82197" calcext:value-type="float">
            <text:p>1527146725.82197</text:p>
          </table:table-cell>
          <table:table-cell office:value-type="string" calcext:value-type="string">
            <text:p>TOC_x</text:p>
          </table:table-cell>
          <table:table-cell office:value-type="float" office:value="109.93734" calcext:value-type="float">
            <text:p>109.93734</text:p>
          </table:table-cell>
          <table:table-cell office:value-type="float" office:value="4.857927" calcext:value-type="float">
            <text:p>4.857927</text:p>
          </table:table-cell>
          <table:table-cell office:value-type="float" office:value="0.592848" calcext:value-type="float">
            <text:p>0.592848</text:p>
          </table:table-cell>
          <table:table-cell office:value-type="float" office:value="0.116456" calcext:value-type="float">
            <text:p>0.116456</text:p>
          </table:table-cell>
          <table:table-cell office:value-type="float" office:value="6.186321" calcext:value-type="float">
            <text:p>6.186321</text:p>
          </table:table-cell>
          <table:table-cell office:value-type="float" office:value="1.288222" calcext:value-type="float">
            <text:p>1.288222</text:p>
          </table:table-cell>
          <table:table-cell office:value-type="float" office:value="0.57001" calcext:value-type="float">
            <text:p>0.57001</text:p>
          </table:table-cell>
          <table:table-cell office:value-type="string" calcext:value-type="string">
            <text:p>0.109722</text:p>
          </table:table-cell>
        </table:table-row>
        <table:table-row table:style-name="ro1" table:visibility="filter">
          <table:table-cell office:value-type="float" office:value="1527146725.82202" calcext:value-type="float">
            <text:p>1527146725.82202</text:p>
          </table:table-cell>
          <table:table-cell office:value-type="string" calcext:value-type="string">
            <text:p>TOC_y</text:p>
          </table:table-cell>
          <table:table-cell office:value-type="float" office:value="109.93734" calcext:value-type="float">
            <text:p>109.93734</text:p>
          </table:table-cell>
          <table:table-cell office:value-type="float" office:value="4.857927" calcext:value-type="float">
            <text:p>4.857927</text:p>
          </table:table-cell>
          <table:table-cell office:value-type="float" office:value="0.592848" calcext:value-type="float">
            <text:p>0.592848</text:p>
          </table:table-cell>
          <table:table-cell office:value-type="float" office:value="0.116456" calcext:value-type="float">
            <text:p>0.116456</text:p>
          </table:table-cell>
          <table:table-cell office:value-type="float" office:value="6.186321" calcext:value-type="float">
            <text:p>6.186321</text:p>
          </table:table-cell>
          <table:table-cell office:value-type="float" office:value="1.288222" calcext:value-type="float">
            <text:p>1.288222</text:p>
          </table:table-cell>
          <table:table-cell office:value-type="float" office:value="0.57001" calcext:value-type="float">
            <text:p>0.57001</text:p>
          </table:table-cell>
          <table:table-cell office:value-type="string" calcext:value-type="string">
            <text:p>0.109722</text:p>
          </table:table-cell>
        </table:table-row>
        <table:table-row table:style-name="ro1">
          <table:table-cell office:value-type="float" office:value="1527146725.84251" calcext:value-type="float">
            <text:p>1527146725.84251</text:p>
          </table:table-cell>
          <table:table-cell office:value-type="string" calcext:value-type="string">
            <text:p>TOC_x</text:p>
          </table:table-cell>
          <table:table-cell office:value-type="float" office:value="117.610771" calcext:value-type="float">
            <text:p>117.610771</text:p>
          </table:table-cell>
          <table:table-cell office:value-type="float" office:value="5.578302" calcext:value-type="float">
            <text:p>5.578302</text:p>
          </table:table-cell>
          <table:table-cell office:value-type="float" office:value="0.614681" calcext:value-type="float">
            <text:p>0.614681</text:p>
          </table:table-cell>
          <table:table-cell office:value-type="float" office:value="0.126017" calcext:value-type="float">
            <text:p>0.126017</text:p>
          </table:table-cell>
          <table:table-cell office:value-type="float" office:value="6.399112" calcext:value-type="float">
            <text:p>6.399112</text:p>
          </table:table-cell>
          <table:table-cell office:value-type="float" office:value="1.381412" calcext:value-type="float">
            <text:p>1.381412</text:p>
          </table:table-cell>
          <table:table-cell office:value-type="float" office:value="0.592848" calcext:value-type="float">
            <text:p>0.592848</text:p>
          </table:table-cell>
          <table:table-cell office:value-type="string" calcext:value-type="string">
            <text:p>0.116456</text:p>
          </table:table-cell>
        </table:table-row>
        <table:table-row table:style-name="ro1" table:visibility="filter">
          <table:table-cell office:value-type="float" office:value="1527146725.84259" calcext:value-type="float">
            <text:p>1527146725.84259</text:p>
          </table:table-cell>
          <table:table-cell office:value-type="string" calcext:value-type="string">
            <text:p>TOC_y</text:p>
          </table:table-cell>
          <table:table-cell office:value-type="float" office:value="117.610771" calcext:value-type="float">
            <text:p>117.610771</text:p>
          </table:table-cell>
          <table:table-cell office:value-type="float" office:value="5.578302" calcext:value-type="float">
            <text:p>5.578302</text:p>
          </table:table-cell>
          <table:table-cell office:value-type="float" office:value="0.614681" calcext:value-type="float">
            <text:p>0.614681</text:p>
          </table:table-cell>
          <table:table-cell office:value-type="float" office:value="0.126017" calcext:value-type="float">
            <text:p>0.126017</text:p>
          </table:table-cell>
          <table:table-cell office:value-type="float" office:value="6.399112" calcext:value-type="float">
            <text:p>6.399112</text:p>
          </table:table-cell>
          <table:table-cell office:value-type="float" office:value="1.381412" calcext:value-type="float">
            <text:p>1.381412</text:p>
          </table:table-cell>
          <table:table-cell office:value-type="float" office:value="0.592848" calcext:value-type="float">
            <text:p>0.592848</text:p>
          </table:table-cell>
          <table:table-cell office:value-type="string" calcext:value-type="string">
            <text:p>0.116456</text:p>
          </table:table-cell>
        </table:table-row>
        <table:table-row table:style-name="ro1">
          <table:table-cell office:value-type="float" office:value="1527146725.86199" calcext:value-type="float">
            <text:p>1527146725.86199</text:p>
          </table:table-cell>
          <table:table-cell office:value-type="string" calcext:value-type="string">
            <text:p>TOC_x</text:p>
          </table:table-cell>
          <table:table-cell office:value-type="float" office:value="130.306564" calcext:value-type="float">
            <text:p>130.306564</text:p>
          </table:table-cell>
          <table:table-cell office:value-type="float" office:value="6.540881" calcext:value-type="float">
            <text:p>6.540881</text:p>
          </table:table-cell>
          <table:table-cell office:value-type="float" office:value="0.647569" calcext:value-type="float">
            <text:p>0.647569</text:p>
          </table:table-cell>
          <table:table-cell office:value-type="float" office:value="0.137292" calcext:value-type="float">
            <text:p>0.137292</text:p>
          </table:table-cell>
          <table:table-cell office:value-type="float" office:value="6.736516" calcext:value-type="float">
            <text:p>6.736516</text:p>
          </table:table-cell>
          <table:table-cell office:value-type="float" office:value="1.497083" calcext:value-type="float">
            <text:p>1.497083</text:p>
          </table:table-cell>
          <table:table-cell office:value-type="float" office:value="0.614681" calcext:value-type="float">
            <text:p>0.614681</text:p>
          </table:table-cell>
          <table:table-cell office:value-type="string" calcext:value-type="string">
            <text:p>0.126017</text:p>
          </table:table-cell>
        </table:table-row>
        <table:table-row table:style-name="ro1" table:visibility="filter">
          <table:table-cell office:value-type="float" office:value="1527146725.86204" calcext:value-type="float">
            <text:p>1527146725.86204</text:p>
          </table:table-cell>
          <table:table-cell office:value-type="string" calcext:value-type="string">
            <text:p>TOC_y</text:p>
          </table:table-cell>
          <table:table-cell office:value-type="float" office:value="130.306564" calcext:value-type="float">
            <text:p>130.306564</text:p>
          </table:table-cell>
          <table:table-cell office:value-type="float" office:value="6.540881" calcext:value-type="float">
            <text:p>6.540881</text:p>
          </table:table-cell>
          <table:table-cell office:value-type="float" office:value="0.647569" calcext:value-type="float">
            <text:p>0.647569</text:p>
          </table:table-cell>
          <table:table-cell office:value-type="float" office:value="0.137292" calcext:value-type="float">
            <text:p>0.137292</text:p>
          </table:table-cell>
          <table:table-cell office:value-type="float" office:value="6.736516" calcext:value-type="float">
            <text:p>6.736516</text:p>
          </table:table-cell>
          <table:table-cell office:value-type="float" office:value="1.497083" calcext:value-type="float">
            <text:p>1.497083</text:p>
          </table:table-cell>
          <table:table-cell office:value-type="float" office:value="0.614681" calcext:value-type="float">
            <text:p>0.614681</text:p>
          </table:table-cell>
          <table:table-cell office:value-type="string" calcext:value-type="string">
            <text:p>0.126017</text:p>
          </table:table-cell>
        </table:table-row>
        <table:table-row table:style-name="ro1">
          <table:table-cell office:value-type="float" office:value="1527146725.88253" calcext:value-type="float">
            <text:p>1527146725.88253</text:p>
          </table:table-cell>
          <table:table-cell office:value-type="string" calcext:value-type="string">
            <text:p>TOC_x</text:p>
          </table:table-cell>
          <table:table-cell office:value-type="float" office:value="138.272049" calcext:value-type="float">
            <text:p>138.272049</text:p>
          </table:table-cell>
          <table:table-cell office:value-type="float" office:value="7.1997" calcext:value-type="float">
            <text:p>7.1997</text:p>
          </table:table-cell>
          <table:table-cell office:value-type="float" office:value="0.66847" calcext:value-type="float">
            <text:p>0.66847</text:p>
          </table:table-cell>
          <table:table-cell office:value-type="float" office:value="0.144928" calcext:value-type="float">
            <text:p>0.144928</text:p>
          </table:table-cell>
          <table:table-cell office:value-type="float" office:value="6.939831" calcext:value-type="float">
            <text:p>6.939831</text:p>
          </table:table-cell>
          <table:table-cell office:value-type="float" office:value="1.571359" calcext:value-type="float">
            <text:p>1.571359</text:p>
          </table:table-cell>
          <table:table-cell office:value-type="float" office:value="0.647569" calcext:value-type="float">
            <text:p>0.647569</text:p>
          </table:table-cell>
          <table:table-cell office:value-type="string" calcext:value-type="string">
            <text:p>0.137292</text:p>
          </table:table-cell>
        </table:table-row>
        <table:table-row table:style-name="ro1" table:visibility="filter">
          <table:table-cell office:value-type="float" office:value="1527146725.88258" calcext:value-type="float">
            <text:p>1527146725.88258</text:p>
          </table:table-cell>
          <table:table-cell office:value-type="string" calcext:value-type="string">
            <text:p>TOC_y</text:p>
          </table:table-cell>
          <table:table-cell office:value-type="float" office:value="138.272049" calcext:value-type="float">
            <text:p>138.272049</text:p>
          </table:table-cell>
          <table:table-cell office:value-type="float" office:value="7.1997" calcext:value-type="float">
            <text:p>7.1997</text:p>
          </table:table-cell>
          <table:table-cell office:value-type="float" office:value="0.66847" calcext:value-type="float">
            <text:p>0.66847</text:p>
          </table:table-cell>
          <table:table-cell office:value-type="float" office:value="0.144928" calcext:value-type="float">
            <text:p>0.144928</text:p>
          </table:table-cell>
          <table:table-cell office:value-type="float" office:value="6.939831" calcext:value-type="float">
            <text:p>6.939831</text:p>
          </table:table-cell>
          <table:table-cell office:value-type="float" office:value="1.571359" calcext:value-type="float">
            <text:p>1.571359</text:p>
          </table:table-cell>
          <table:table-cell office:value-type="float" office:value="0.647569" calcext:value-type="float">
            <text:p>0.647569</text:p>
          </table:table-cell>
          <table:table-cell office:value-type="string" calcext:value-type="string">
            <text:p>0.137292</text:p>
          </table:table-cell>
        </table:table-row>
        <table:table-row table:style-name="ro1">
          <table:table-cell office:value-type="float" office:value="1527146725.90199" calcext:value-type="float">
            <text:p>1527146725.90199</text:p>
          </table:table-cell>
          <table:table-cell office:value-type="string" calcext:value-type="string">
            <text:p>TOC_x</text:p>
          </table:table-cell>
          <table:table-cell office:value-type="float" office:value="146.87468" calcext:value-type="float">
            <text:p>146.87468</text:p>
          </table:table-cell>
          <table:table-cell office:value-type="float" office:value="7.901406" calcext:value-type="float">
            <text:p>7.901406</text:p>
          </table:table-cell>
          <table:table-cell office:value-type="float" office:value="0.689203" calcext:value-type="float">
            <text:p>0.689203</text:p>
          </table:table-cell>
          <table:table-cell office:value-type="float" office:value="0.152273" calcext:value-type="float">
            <text:p>0.152273</text:p>
          </table:table-cell>
          <table:table-cell office:value-type="float" office:value="7.152966" calcext:value-type="float">
            <text:p>7.152966</text:p>
          </table:table-cell>
          <table:table-cell office:value-type="float" office:value="1.646875" calcext:value-type="float">
            <text:p>1.646875</text:p>
          </table:table-cell>
          <table:table-cell office:value-type="float" office:value="0.66847" calcext:value-type="float">
            <text:p>0.66847</text:p>
          </table:table-cell>
          <table:table-cell office:value-type="string" calcext:value-type="string">
            <text:p>0.144928</text:p>
          </table:table-cell>
        </table:table-row>
        <table:table-row table:style-name="ro1" table:visibility="filter">
          <table:table-cell office:value-type="float" office:value="1527146725.90204" calcext:value-type="float">
            <text:p>1527146725.90204</text:p>
          </table:table-cell>
          <table:table-cell office:value-type="string" calcext:value-type="string">
            <text:p>TOC_y</text:p>
          </table:table-cell>
          <table:table-cell office:value-type="float" office:value="146.87468" calcext:value-type="float">
            <text:p>146.87468</text:p>
          </table:table-cell>
          <table:table-cell office:value-type="float" office:value="7.901406" calcext:value-type="float">
            <text:p>7.901406</text:p>
          </table:table-cell>
          <table:table-cell office:value-type="float" office:value="0.689203" calcext:value-type="float">
            <text:p>0.689203</text:p>
          </table:table-cell>
          <table:table-cell office:value-type="float" office:value="0.152273" calcext:value-type="float">
            <text:p>0.152273</text:p>
          </table:table-cell>
          <table:table-cell office:value-type="float" office:value="7.152966" calcext:value-type="float">
            <text:p>7.152966</text:p>
          </table:table-cell>
          <table:table-cell office:value-type="float" office:value="1.646875" calcext:value-type="float">
            <text:p>1.646875</text:p>
          </table:table-cell>
          <table:table-cell office:value-type="float" office:value="0.66847" calcext:value-type="float">
            <text:p>0.66847</text:p>
          </table:table-cell>
          <table:table-cell office:value-type="string" calcext:value-type="string">
            <text:p>0.144928</text:p>
          </table:table-cell>
        </table:table-row>
        <table:table-row table:style-name="ro1">
          <table:table-cell office:value-type="float" office:value="1527146725.92242" calcext:value-type="float">
            <text:p>1527146725.92242</text:p>
          </table:table-cell>
          <table:table-cell office:value-type="string" calcext:value-type="string">
            <text:p>TOC_x</text:p>
          </table:table-cell>
          <table:table-cell office:value-type="float" office:value="159.169861" calcext:value-type="float">
            <text:p>159.169861</text:p>
          </table:table-cell>
          <table:table-cell office:value-type="float" office:value="9.030599" calcext:value-type="float">
            <text:p>9.030599</text:p>
          </table:table-cell>
          <table:table-cell office:value-type="float" office:value="0.719237" calcext:value-type="float">
            <text:p>0.719237</text:p>
          </table:table-cell>
          <table:table-cell office:value-type="float" office:value="0.163995" calcext:value-type="float">
            <text:p>0.163995</text:p>
          </table:table-cell>
          <table:table-cell office:value-type="float" office:value="7.446994" calcext:value-type="float">
            <text:p>7.446994</text:p>
          </table:table-cell>
          <table:table-cell office:value-type="float" office:value="1.761622" calcext:value-type="float">
            <text:p>1.761622</text:p>
          </table:table-cell>
          <table:table-cell office:value-type="float" office:value="0.689203" calcext:value-type="float">
            <text:p>0.689203</text:p>
          </table:table-cell>
          <table:table-cell office:value-type="string" calcext:value-type="string">
            <text:p>0.152273</text:p>
          </table:table-cell>
        </table:table-row>
        <table:table-row table:style-name="ro1" table:visibility="filter">
          <table:table-cell office:value-type="float" office:value="1527146725.92248" calcext:value-type="float">
            <text:p>1527146725.92248</text:p>
          </table:table-cell>
          <table:table-cell office:value-type="string" calcext:value-type="string">
            <text:p>TOC_y</text:p>
          </table:table-cell>
          <table:table-cell office:value-type="float" office:value="159.169861" calcext:value-type="float">
            <text:p>159.169861</text:p>
          </table:table-cell>
          <table:table-cell office:value-type="float" office:value="9.030599" calcext:value-type="float">
            <text:p>9.030599</text:p>
          </table:table-cell>
          <table:table-cell office:value-type="float" office:value="0.719237" calcext:value-type="float">
            <text:p>0.719237</text:p>
          </table:table-cell>
          <table:table-cell office:value-type="float" office:value="0.163995" calcext:value-type="float">
            <text:p>0.163995</text:p>
          </table:table-cell>
          <table:table-cell office:value-type="float" office:value="7.446994" calcext:value-type="float">
            <text:p>7.446994</text:p>
          </table:table-cell>
          <table:table-cell office:value-type="float" office:value="1.761622" calcext:value-type="float">
            <text:p>1.761622</text:p>
          </table:table-cell>
          <table:table-cell office:value-type="float" office:value="0.689203" calcext:value-type="float">
            <text:p>0.689203</text:p>
          </table:table-cell>
          <table:table-cell office:value-type="string" calcext:value-type="string">
            <text:p>0.152273</text:p>
          </table:table-cell>
        </table:table-row>
        <table:table-row table:style-name="ro1">
          <table:table-cell office:value-type="float" office:value="1527146725.94186" calcext:value-type="float">
            <text:p>1527146725.94186</text:p>
          </table:table-cell>
          <table:table-cell office:value-type="string" calcext:value-type="string">
            <text:p>TOC_x</text:p>
          </table:table-cell>
          <table:table-cell office:value-type="float" office:value="168.250366" calcext:value-type="float">
            <text:p>168.250366</text:p>
          </table:table-cell>
          <table:table-cell office:value-type="float" office:value="9.659511" calcext:value-type="float">
            <text:p>9.659511</text:p>
          </table:table-cell>
          <table:table-cell office:value-type="float" office:value="0.739643" calcext:value-type="float">
            <text:p>0.739643</text:p>
          </table:table-cell>
          <table:table-cell office:value-type="float" office:value="0.169908" calcext:value-type="float">
            <text:p>0.169908</text:p>
          </table:table-cell>
          <table:table-cell office:value-type="float" office:value="7.656941" calcext:value-type="float">
            <text:p>7.656941</text:p>
          </table:table-cell>
          <table:table-cell office:value-type="float" office:value="1.82246" calcext:value-type="float">
            <text:p>1.82246</text:p>
          </table:table-cell>
          <table:table-cell office:value-type="float" office:value="0.719237" calcext:value-type="float">
            <text:p>0.719237</text:p>
          </table:table-cell>
          <table:table-cell office:value-type="string" calcext:value-type="string">
            <text:p>0.163995</text:p>
          </table:table-cell>
        </table:table-row>
        <table:table-row table:style-name="ro1" table:visibility="filter">
          <table:table-cell office:value-type="float" office:value="1527146725.94196" calcext:value-type="float">
            <text:p>1527146725.94196</text:p>
          </table:table-cell>
          <table:table-cell office:value-type="string" calcext:value-type="string">
            <text:p>TOC_y</text:p>
          </table:table-cell>
          <table:table-cell office:value-type="float" office:value="168.250366" calcext:value-type="float">
            <text:p>168.250366</text:p>
          </table:table-cell>
          <table:table-cell office:value-type="float" office:value="9.659511" calcext:value-type="float">
            <text:p>9.659511</text:p>
          </table:table-cell>
          <table:table-cell office:value-type="float" office:value="0.739643" calcext:value-type="float">
            <text:p>0.739643</text:p>
          </table:table-cell>
          <table:table-cell office:value-type="float" office:value="0.169908" calcext:value-type="float">
            <text:p>0.169908</text:p>
          </table:table-cell>
          <table:table-cell office:value-type="float" office:value="7.656941" calcext:value-type="float">
            <text:p>7.656941</text:p>
          </table:table-cell>
          <table:table-cell office:value-type="float" office:value="1.82246" calcext:value-type="float">
            <text:p>1.82246</text:p>
          </table:table-cell>
          <table:table-cell office:value-type="float" office:value="0.719237" calcext:value-type="float">
            <text:p>0.719237</text:p>
          </table:table-cell>
          <table:table-cell office:value-type="string" calcext:value-type="string">
            <text:p>0.163995</text:p>
          </table:table-cell>
        </table:table-row>
        <table:table-row table:style-name="ro1">
          <table:table-cell office:value-type="float" office:value="1527146725.96242" calcext:value-type="float">
            <text:p>1527146725.96242</text:p>
          </table:table-cell>
          <table:table-cell office:value-type="string" calcext:value-type="string">
            <text:p>TOC_x</text:p>
          </table:table-cell>
          <table:table-cell office:value-type="float" office:value="180.671783" calcext:value-type="float">
            <text:p>180.671783</text:p>
          </table:table-cell>
          <table:table-cell office:value-type="float" office:value="10.542373" calcext:value-type="float">
            <text:p>10.542373</text:p>
          </table:table-cell>
          <table:table-cell office:value-type="float" office:value="0.768228" calcext:value-type="float">
            <text:p>0.768228</text:p>
          </table:table-cell>
          <table:table-cell office:value-type="float" office:value="0.178346" calcext:value-type="float">
            <text:p>0.178346</text:p>
          </table:table-cell>
          <table:table-cell office:value-type="float" office:value="7.935127" calcext:value-type="float">
            <text:p>7.935127</text:p>
          </table:table-cell>
          <table:table-cell office:value-type="float" office:value="1.904576" calcext:value-type="float">
            <text:p>1.904576</text:p>
          </table:table-cell>
          <table:table-cell office:value-type="float" office:value="0.739643" calcext:value-type="float">
            <text:p>0.739643</text:p>
          </table:table-cell>
          <table:table-cell office:value-type="string" calcext:value-type="string">
            <text:p>0.169908</text:p>
          </table:table-cell>
        </table:table-row>
        <table:table-row table:style-name="ro1" table:visibility="filter">
          <table:table-cell office:value-type="float" office:value="1527146725.96247" calcext:value-type="float">
            <text:p>1527146725.96247</text:p>
          </table:table-cell>
          <table:table-cell office:value-type="string" calcext:value-type="string">
            <text:p>TOC_y</text:p>
          </table:table-cell>
          <table:table-cell office:value-type="float" office:value="180.671783" calcext:value-type="float">
            <text:p>180.671783</text:p>
          </table:table-cell>
          <table:table-cell office:value-type="float" office:value="10.542373" calcext:value-type="float">
            <text:p>10.542373</text:p>
          </table:table-cell>
          <table:table-cell office:value-type="float" office:value="0.768228" calcext:value-type="float">
            <text:p>0.768228</text:p>
          </table:table-cell>
          <table:table-cell office:value-type="float" office:value="0.178346" calcext:value-type="float">
            <text:p>0.178346</text:p>
          </table:table-cell>
          <table:table-cell office:value-type="float" office:value="7.935127" calcext:value-type="float">
            <text:p>7.935127</text:p>
          </table:table-cell>
          <table:table-cell office:value-type="float" office:value="1.904576" calcext:value-type="float">
            <text:p>1.904576</text:p>
          </table:table-cell>
          <table:table-cell office:value-type="float" office:value="0.739643" calcext:value-type="float">
            <text:p>0.739643</text:p>
          </table:table-cell>
          <table:table-cell office:value-type="string" calcext:value-type="string">
            <text:p>0.169908</text:p>
          </table:table-cell>
        </table:table-row>
        <table:table-row table:style-name="ro1">
          <table:table-cell office:value-type="float" office:value="1527146725.98175" calcext:value-type="float">
            <text:p>1527146725.98175</text:p>
          </table:table-cell>
          <table:table-cell office:value-type="string" calcext:value-type="string">
            <text:p>TOC_x</text:p>
          </table:table-cell>
          <table:table-cell office:value-type="float" office:value="189.359253" calcext:value-type="float">
            <text:p>189.359253</text:p>
          </table:table-cell>
          <table:table-cell office:value-type="float" office:value="11.47608" calcext:value-type="float">
            <text:p>11.47608</text:p>
          </table:table-cell>
          <table:table-cell office:value-type="float" office:value="0.786484" calcext:value-type="float">
            <text:p>0.786484</text:p>
          </table:table-cell>
          <table:table-cell office:value-type="float" office:value="0.186388" calcext:value-type="float">
            <text:p>0.186388</text:p>
          </table:table-cell>
          <table:table-cell office:value-type="float" office:value="8.124067" calcext:value-type="float">
            <text:p>8.124067</text:p>
          </table:table-cell>
          <table:table-cell office:value-type="float" office:value="1.987811" calcext:value-type="float">
            <text:p>1.987811</text:p>
          </table:table-cell>
          <table:table-cell office:value-type="float" office:value="0.768228" calcext:value-type="float">
            <text:p>0.768228</text:p>
          </table:table-cell>
          <table:table-cell office:value-type="string" calcext:value-type="string">
            <text:p>0.178346</text:p>
          </table:table-cell>
        </table:table-row>
        <table:table-row table:style-name="ro1" table:visibility="filter">
          <table:table-cell office:value-type="float" office:value="1527146725.9818" calcext:value-type="float">
            <text:p>1527146725.9818</text:p>
          </table:table-cell>
          <table:table-cell office:value-type="string" calcext:value-type="string">
            <text:p>TOC_y</text:p>
          </table:table-cell>
          <table:table-cell office:value-type="float" office:value="189.359253" calcext:value-type="float">
            <text:p>189.359253</text:p>
          </table:table-cell>
          <table:table-cell office:value-type="float" office:value="11.47608" calcext:value-type="float">
            <text:p>11.47608</text:p>
          </table:table-cell>
          <table:table-cell office:value-type="float" office:value="0.786484" calcext:value-type="float">
            <text:p>0.786484</text:p>
          </table:table-cell>
          <table:table-cell office:value-type="float" office:value="0.186388" calcext:value-type="float">
            <text:p>0.186388</text:p>
          </table:table-cell>
          <table:table-cell office:value-type="float" office:value="8.124067" calcext:value-type="float">
            <text:p>8.124067</text:p>
          </table:table-cell>
          <table:table-cell office:value-type="float" office:value="1.987811" calcext:value-type="float">
            <text:p>1.987811</text:p>
          </table:table-cell>
          <table:table-cell office:value-type="float" office:value="0.768228" calcext:value-type="float">
            <text:p>0.768228</text:p>
          </table:table-cell>
          <table:table-cell office:value-type="string" calcext:value-type="string">
            <text:p>0.178346</text:p>
          </table:table-cell>
        </table:table-row>
        <table:table-row table:style-name="ro1">
          <table:table-cell office:value-type="float" office:value="1527146726.00226" calcext:value-type="float">
            <text:p>1527146726.00226</text:p>
          </table:table-cell>
          <table:table-cell office:value-type="string" calcext:value-type="string">
            <text:p>TOC_x</text:p>
          </table:table-cell>
          <table:table-cell office:value-type="float" office:value="197.226944" calcext:value-type="float">
            <text:p>197.226944</text:p>
          </table:table-cell>
          <table:table-cell office:value-type="float" office:value="12.219915" calcext:value-type="float">
            <text:p>12.219915</text:p>
          </table:table-cell>
          <table:table-cell office:value-type="float" office:value="0.803662" calcext:value-type="float">
            <text:p>0.803662</text:p>
          </table:table-cell>
          <table:table-cell office:value-type="float" office:value="0.192944" calcext:value-type="float">
            <text:p>0.192944</text:p>
          </table:table-cell>
          <table:table-cell office:value-type="float" office:value="8.291451" calcext:value-type="float">
            <text:p>8.291451</text:p>
          </table:table-cell>
          <table:table-cell office:value-type="float" office:value="2.051692" calcext:value-type="float">
            <text:p>2.051692</text:p>
          </table:table-cell>
          <table:table-cell office:value-type="float" office:value="0.786484" calcext:value-type="float">
            <text:p>0.786484</text:p>
          </table:table-cell>
          <table:table-cell office:value-type="string" calcext:value-type="string">
            <text:p>0.186388</text:p>
          </table:table-cell>
        </table:table-row>
        <table:table-row table:style-name="ro1" table:visibility="filter">
          <table:table-cell office:value-type="float" office:value="1527146726.00235" calcext:value-type="float">
            <text:p>1527146726.00235</text:p>
          </table:table-cell>
          <table:table-cell office:value-type="string" calcext:value-type="string">
            <text:p>TOC_y</text:p>
          </table:table-cell>
          <table:table-cell office:value-type="float" office:value="197.226944" calcext:value-type="float">
            <text:p>197.226944</text:p>
          </table:table-cell>
          <table:table-cell office:value-type="float" office:value="12.219915" calcext:value-type="float">
            <text:p>12.219915</text:p>
          </table:table-cell>
          <table:table-cell office:value-type="float" office:value="0.803662" calcext:value-type="float">
            <text:p>0.803662</text:p>
          </table:table-cell>
          <table:table-cell office:value-type="float" office:value="0.192944" calcext:value-type="float">
            <text:p>0.192944</text:p>
          </table:table-cell>
          <table:table-cell office:value-type="float" office:value="8.291451" calcext:value-type="float">
            <text:p>8.291451</text:p>
          </table:table-cell>
          <table:table-cell office:value-type="float" office:value="2.051692" calcext:value-type="float">
            <text:p>2.051692</text:p>
          </table:table-cell>
          <table:table-cell office:value-type="float" office:value="0.786484" calcext:value-type="float">
            <text:p>0.786484</text:p>
          </table:table-cell>
          <table:table-cell office:value-type="string" calcext:value-type="string">
            <text:p>0.186388</text:p>
          </table:table-cell>
        </table:table-row>
        <table:table-row table:style-name="ro1">
          <table:table-cell office:value-type="float" office:value="1527146726.02279" calcext:value-type="float">
            <text:p>1527146726.02279</text:p>
          </table:table-cell>
          <table:table-cell office:value-type="string" calcext:value-type="string">
            <text:p>TOC_x</text:p>
          </table:table-cell>
          <table:table-cell office:value-type="float" office:value="208.606827" calcext:value-type="float">
            <text:p>208.606827</text:p>
          </table:table-cell>
          <table:table-cell office:value-type="float" office:value="13.635795" calcext:value-type="float">
            <text:p>13.635795</text:p>
          </table:table-cell>
          <table:table-cell office:value-type="float" office:value="0.827913" calcext:value-type="float">
            <text:p>0.827913</text:p>
          </table:table-cell>
          <table:table-cell office:value-type="float" office:value="0.204894" calcext:value-type="float">
            <text:p>0.204894</text:p>
          </table:table-cell>
          <table:table-cell office:value-type="float" office:value="8.527756" calcext:value-type="float">
            <text:p>8.527756</text:p>
          </table:table-cell>
          <table:table-cell office:value-type="float" office:value="2.168136" calcext:value-type="float">
            <text:p>2.168136</text:p>
          </table:table-cell>
          <table:table-cell office:value-type="float" office:value="0.803662" calcext:value-type="float">
            <text:p>0.803662</text:p>
          </table:table-cell>
          <table:table-cell office:value-type="string" calcext:value-type="string">
            <text:p>0.192944</text:p>
          </table:table-cell>
        </table:table-row>
        <table:table-row table:style-name="ro1" table:visibility="filter">
          <table:table-cell office:value-type="float" office:value="1527146726.02284" calcext:value-type="float">
            <text:p>1527146726.02284</text:p>
          </table:table-cell>
          <table:table-cell office:value-type="string" calcext:value-type="string">
            <text:p>TOC_y</text:p>
          </table:table-cell>
          <table:table-cell office:value-type="float" office:value="208.606827" calcext:value-type="float">
            <text:p>208.606827</text:p>
          </table:table-cell>
          <table:table-cell office:value-type="float" office:value="13.635795" calcext:value-type="float">
            <text:p>13.635795</text:p>
          </table:table-cell>
          <table:table-cell office:value-type="float" office:value="0.827913" calcext:value-type="float">
            <text:p>0.827913</text:p>
          </table:table-cell>
          <table:table-cell office:value-type="float" office:value="0.204894" calcext:value-type="float">
            <text:p>0.204894</text:p>
          </table:table-cell>
          <table:table-cell office:value-type="float" office:value="8.527756" calcext:value-type="float">
            <text:p>8.527756</text:p>
          </table:table-cell>
          <table:table-cell office:value-type="float" office:value="2.168136" calcext:value-type="float">
            <text:p>2.168136</text:p>
          </table:table-cell>
          <table:table-cell office:value-type="float" office:value="0.803662" calcext:value-type="float">
            <text:p>0.803662</text:p>
          </table:table-cell>
          <table:table-cell office:value-type="string" calcext:value-type="string">
            <text:p>0.192944</text:p>
          </table:table-cell>
        </table:table-row>
        <table:table-row table:style-name="ro1">
          <table:table-cell office:value-type="float" office:value="1527146726.0423" calcext:value-type="float">
            <text:p>1527146726.0423</text:p>
          </table:table-cell>
          <table:table-cell office:value-type="string" calcext:value-type="string">
            <text:p>TOC_x</text:p>
          </table:table-cell>
          <table:table-cell office:value-type="float" office:value="217.036957" calcext:value-type="float">
            <text:p>217.036957</text:p>
          </table:table-cell>
          <table:table-cell office:value-type="float" office:value="14.28151" calcext:value-type="float">
            <text:p>14.28151</text:p>
          </table:table-cell>
          <table:table-cell office:value-type="float" office:value="0.844589" calcext:value-type="float">
            <text:p>0.844589</text:p>
          </table:table-cell>
          <table:table-cell office:value-type="float" office:value="0.20988" calcext:value-type="float">
            <text:p>0.20988</text:p>
          </table:table-cell>
          <table:table-cell office:value-type="float" office:value="8.698697" calcext:value-type="float">
            <text:p>8.698697</text:p>
          </table:table-cell>
          <table:table-cell office:value-type="float" office:value="2.21925" calcext:value-type="float">
            <text:p>2.21925</text:p>
          </table:table-cell>
          <table:table-cell office:value-type="float" office:value="0.827913" calcext:value-type="float">
            <text:p>0.827913</text:p>
          </table:table-cell>
          <table:table-cell office:value-type="string" calcext:value-type="string">
            <text:p>0.204894</text:p>
          </table:table-cell>
        </table:table-row>
        <table:table-row table:style-name="ro1" table:visibility="filter">
          <table:table-cell office:value-type="float" office:value="1527146726.04238" calcext:value-type="float">
            <text:p>1527146726.04238</text:p>
          </table:table-cell>
          <table:table-cell office:value-type="string" calcext:value-type="string">
            <text:p>TOC_y</text:p>
          </table:table-cell>
          <table:table-cell office:value-type="float" office:value="217.036957" calcext:value-type="float">
            <text:p>217.036957</text:p>
          </table:table-cell>
          <table:table-cell office:value-type="float" office:value="14.28151" calcext:value-type="float">
            <text:p>14.28151</text:p>
          </table:table-cell>
          <table:table-cell office:value-type="float" office:value="0.844589" calcext:value-type="float">
            <text:p>0.844589</text:p>
          </table:table-cell>
          <table:table-cell office:value-type="float" office:value="0.20988" calcext:value-type="float">
            <text:p>0.20988</text:p>
          </table:table-cell>
          <table:table-cell office:value-type="float" office:value="8.698697" calcext:value-type="float">
            <text:p>8.698697</text:p>
          </table:table-cell>
          <table:table-cell office:value-type="float" office:value="2.21925" calcext:value-type="float">
            <text:p>2.21925</text:p>
          </table:table-cell>
          <table:table-cell office:value-type="float" office:value="0.827913" calcext:value-type="float">
            <text:p>0.827913</text:p>
          </table:table-cell>
          <table:table-cell office:value-type="string" calcext:value-type="string">
            <text:p>0.204894</text:p>
          </table:table-cell>
        </table:table-row>
        <table:table-row table:style-name="ro1">
          <table:table-cell office:value-type="float" office:value="1527146726.06286" calcext:value-type="float">
            <text:p>1527146726.06286</text:p>
          </table:table-cell>
          <table:table-cell office:value-type="string" calcext:value-type="string">
            <text:p>TOC_x</text:p>
          </table:table-cell>
          <table:table-cell office:value-type="float" office:value="227.876785" calcext:value-type="float">
            <text:p>227.876785</text:p>
          </table:table-cell>
          <table:table-cell office:value-type="float" office:value="16.092865" calcext:value-type="float">
            <text:p>16.092865</text:p>
          </table:table-cell>
          <table:table-cell office:value-type="float" office:value="0.866679" calcext:value-type="float">
            <text:p>0.866679</text:p>
          </table:table-cell>
          <table:table-cell office:value-type="float" office:value="0.224006" calcext:value-type="float">
            <text:p>0.224006</text:p>
          </table:table-cell>
          <table:table-cell office:value-type="float" office:value="8.913671" calcext:value-type="float">
            <text:p>8.913671</text:p>
          </table:table-cell>
          <table:table-cell office:value-type="float" office:value="2.356714" calcext:value-type="float">
            <text:p>2.356714</text:p>
          </table:table-cell>
          <table:table-cell office:value-type="float" office:value="0.844589" calcext:value-type="float">
            <text:p>0.844589</text:p>
          </table:table-cell>
          <table:table-cell office:value-type="string" calcext:value-type="string">
            <text:p>0.209880</text:p>
          </table:table-cell>
        </table:table-row>
        <table:table-row table:style-name="ro1" table:visibility="filter">
          <table:table-cell office:value-type="float" office:value="1527146726.06292" calcext:value-type="float">
            <text:p>1527146726.06292</text:p>
          </table:table-cell>
          <table:table-cell office:value-type="string" calcext:value-type="string">
            <text:p>TOC_y</text:p>
          </table:table-cell>
          <table:table-cell office:value-type="float" office:value="227.876785" calcext:value-type="float">
            <text:p>227.876785</text:p>
          </table:table-cell>
          <table:table-cell office:value-type="float" office:value="16.092865" calcext:value-type="float">
            <text:p>16.092865</text:p>
          </table:table-cell>
          <table:table-cell office:value-type="float" office:value="0.866679" calcext:value-type="float">
            <text:p>0.866679</text:p>
          </table:table-cell>
          <table:table-cell office:value-type="float" office:value="0.224006" calcext:value-type="float">
            <text:p>0.224006</text:p>
          </table:table-cell>
          <table:table-cell office:value-type="float" office:value="8.913671" calcext:value-type="float">
            <text:p>8.913671</text:p>
          </table:table-cell>
          <table:table-cell office:value-type="float" office:value="2.356714" calcext:value-type="float">
            <text:p>2.356714</text:p>
          </table:table-cell>
          <table:table-cell office:value-type="float" office:value="0.844589" calcext:value-type="float">
            <text:p>0.844589</text:p>
          </table:table-cell>
          <table:table-cell office:value-type="string" calcext:value-type="string">
            <text:p>0.209880</text:p>
          </table:table-cell>
        </table:table-row>
        <table:table-row table:style-name="ro1">
          <table:table-cell office:value-type="float" office:value="1527146726.08241" calcext:value-type="float">
            <text:p>1527146726.08241</text:p>
          </table:table-cell>
          <table:table-cell office:value-type="string" calcext:value-type="string">
            <text:p>TOC_x</text:p>
          </table:table-cell>
          <table:table-cell office:value-type="float" office:value="235.75882" calcext:value-type="float">
            <text:p>235.75882</text:p>
          </table:table-cell>
          <table:table-cell office:value-type="float" office:value="16.798037" calcext:value-type="float">
            <text:p>16.798037</text:p>
          </table:table-cell>
          <table:table-cell office:value-type="float" office:value="0.881614" calcext:value-type="float">
            <text:p>0.881614</text:p>
          </table:table-cell>
          <table:table-cell office:value-type="float" office:value="0.229021" calcext:value-type="float">
            <text:p>0.229021</text:p>
          </table:table-cell>
          <table:table-cell office:value-type="float" office:value="9.066809" calcext:value-type="float">
            <text:p>9.066809</text:p>
          </table:table-cell>
          <table:table-cell office:value-type="float" office:value="2.408144" calcext:value-type="float">
            <text:p>2.408144</text:p>
          </table:table-cell>
          <table:table-cell office:value-type="float" office:value="0.866679" calcext:value-type="float">
            <text:p>0.866679</text:p>
          </table:table-cell>
          <table:table-cell office:value-type="string" calcext:value-type="string">
            <text:p>0.224006</text:p>
          </table:table-cell>
        </table:table-row>
        <table:table-row table:style-name="ro1" table:visibility="filter">
          <table:table-cell office:value-type="float" office:value="1527146726.08247" calcext:value-type="float">
            <text:p>1527146726.08247</text:p>
          </table:table-cell>
          <table:table-cell office:value-type="string" calcext:value-type="string">
            <text:p>TOC_y</text:p>
          </table:table-cell>
          <table:table-cell office:value-type="float" office:value="235.75882" calcext:value-type="float">
            <text:p>235.75882</text:p>
          </table:table-cell>
          <table:table-cell office:value-type="float" office:value="16.798037" calcext:value-type="float">
            <text:p>16.798037</text:p>
          </table:table-cell>
          <table:table-cell office:value-type="float" office:value="0.881614" calcext:value-type="float">
            <text:p>0.881614</text:p>
          </table:table-cell>
          <table:table-cell office:value-type="float" office:value="0.229021" calcext:value-type="float">
            <text:p>0.229021</text:p>
          </table:table-cell>
          <table:table-cell office:value-type="float" office:value="9.066809" calcext:value-type="float">
            <text:p>9.066809</text:p>
          </table:table-cell>
          <table:table-cell office:value-type="float" office:value="2.408144" calcext:value-type="float">
            <text:p>2.408144</text:p>
          </table:table-cell>
          <table:table-cell office:value-type="float" office:value="0.866679" calcext:value-type="float">
            <text:p>0.866679</text:p>
          </table:table-cell>
          <table:table-cell office:value-type="string" calcext:value-type="string">
            <text:p>0.224006</text:p>
          </table:table-cell>
        </table:table-row>
        <table:table-row table:style-name="ro1">
          <table:table-cell office:value-type="float" office:value="1527146726.10185" calcext:value-type="float">
            <text:p>1527146726.10185</text:p>
          </table:table-cell>
          <table:table-cell office:value-type="string" calcext:value-type="string">
            <text:p>TOC_x</text:p>
          </table:table-cell>
          <table:table-cell office:value-type="float" office:value="247.501831" calcext:value-type="float">
            <text:p>247.501831</text:p>
          </table:table-cell>
          <table:table-cell office:value-type="float" office:value="17.891653" calcext:value-type="float">
            <text:p>17.891653</text:p>
          </table:table-cell>
          <table:table-cell office:value-type="float" office:value="0.903394" calcext:value-type="float">
            <text:p>0.903394</text:p>
          </table:table-cell>
          <table:table-cell office:value-type="float" office:value="0.236591" calcext:value-type="float">
            <text:p>0.236591</text:p>
          </table:table-cell>
          <table:table-cell office:value-type="float" office:value="9.290288" calcext:value-type="float">
            <text:p>9.290288</text:p>
          </table:table-cell>
          <table:table-cell office:value-type="float" office:value="2.485814" calcext:value-type="float">
            <text:p>2.485814</text:p>
          </table:table-cell>
          <table:table-cell office:value-type="float" office:value="0.881614" calcext:value-type="float">
            <text:p>0.881614</text:p>
          </table:table-cell>
          <table:table-cell office:value-type="string" calcext:value-type="string">
            <text:p>0.229021</text:p>
          </table:table-cell>
        </table:table-row>
        <table:table-row table:style-name="ro1" table:visibility="filter">
          <table:table-cell office:value-type="float" office:value="1527146726.1019" calcext:value-type="float">
            <text:p>1527146726.1019</text:p>
          </table:table-cell>
          <table:table-cell office:value-type="string" calcext:value-type="string">
            <text:p>TOC_y</text:p>
          </table:table-cell>
          <table:table-cell office:value-type="float" office:value="247.501831" calcext:value-type="float">
            <text:p>247.501831</text:p>
          </table:table-cell>
          <table:table-cell office:value-type="float" office:value="17.891653" calcext:value-type="float">
            <text:p>17.891653</text:p>
          </table:table-cell>
          <table:table-cell office:value-type="float" office:value="0.903394" calcext:value-type="float">
            <text:p>0.903394</text:p>
          </table:table-cell>
          <table:table-cell office:value-type="float" office:value="0.236591" calcext:value-type="float">
            <text:p>0.236591</text:p>
          </table:table-cell>
          <table:table-cell office:value-type="float" office:value="9.290288" calcext:value-type="float">
            <text:p>9.290288</text:p>
          </table:table-cell>
          <table:table-cell office:value-type="float" office:value="2.485814" calcext:value-type="float">
            <text:p>2.485814</text:p>
          </table:table-cell>
          <table:table-cell office:value-type="float" office:value="0.881614" calcext:value-type="float">
            <text:p>0.881614</text:p>
          </table:table-cell>
          <table:table-cell office:value-type="string" calcext:value-type="string">
            <text:p>0.229021</text:p>
          </table:table-cell>
        </table:table-row>
        <table:table-row table:style-name="ro1">
          <table:table-cell office:value-type="float" office:value="1527146726.12234" calcext:value-type="float">
            <text:p>1527146726.12234</text:p>
          </table:table-cell>
          <table:table-cell office:value-type="string" calcext:value-type="string">
            <text:p>TOC_x</text:p>
          </table:table-cell>
          <table:table-cell office:value-type="float" office:value="254.151581" calcext:value-type="float">
            <text:p>254.151581</text:p>
          </table:table-cell>
          <table:table-cell office:value-type="float" office:value="19.059593" calcext:value-type="float">
            <text:p>19.059593</text:p>
          </table:table-cell>
          <table:table-cell office:value-type="float" office:value="0.916097" calcext:value-type="float">
            <text:p>0.916097</text:p>
          </table:table-cell>
          <table:table-cell office:value-type="float" office:value="0.244809" calcext:value-type="float">
            <text:p>0.244809</text:p>
          </table:table-cell>
          <table:table-cell office:value-type="float" office:value="9.414479" calcext:value-type="float">
            <text:p>9.414479</text:p>
          </table:table-cell>
          <table:table-cell office:value-type="float" office:value="2.566159" calcext:value-type="float">
            <text:p>2.566159</text:p>
          </table:table-cell>
          <table:table-cell office:value-type="float" office:value="0.903394" calcext:value-type="float">
            <text:p>0.903394</text:p>
          </table:table-cell>
          <table:table-cell office:value-type="string" calcext:value-type="string">
            <text:p>0.236591</text:p>
          </table:table-cell>
        </table:table-row>
        <table:table-row table:style-name="ro1" table:visibility="filter">
          <table:table-cell office:value-type="float" office:value="1527146726.1224" calcext:value-type="float">
            <text:p>1527146726.1224</text:p>
          </table:table-cell>
          <table:table-cell office:value-type="string" calcext:value-type="string">
            <text:p>TOC_y</text:p>
          </table:table-cell>
          <table:table-cell office:value-type="float" office:value="254.151581" calcext:value-type="float">
            <text:p>254.151581</text:p>
          </table:table-cell>
          <table:table-cell office:value-type="float" office:value="19.059593" calcext:value-type="float">
            <text:p>19.059593</text:p>
          </table:table-cell>
          <table:table-cell office:value-type="float" office:value="0.916097" calcext:value-type="float">
            <text:p>0.916097</text:p>
          </table:table-cell>
          <table:table-cell office:value-type="float" office:value="0.244809" calcext:value-type="float">
            <text:p>0.244809</text:p>
          </table:table-cell>
          <table:table-cell office:value-type="float" office:value="9.414479" calcext:value-type="float">
            <text:p>9.414479</text:p>
          </table:table-cell>
          <table:table-cell office:value-type="float" office:value="2.566159" calcext:value-type="float">
            <text:p>2.566159</text:p>
          </table:table-cell>
          <table:table-cell office:value-type="float" office:value="0.903394" calcext:value-type="float">
            <text:p>0.903394</text:p>
          </table:table-cell>
          <table:table-cell office:value-type="string" calcext:value-type="string">
            <text:p>0.236591</text:p>
          </table:table-cell>
        </table:table-row>
        <table:table-row table:style-name="ro1">
          <table:table-cell office:value-type="float" office:value="1527146726.14284" calcext:value-type="float">
            <text:p>1527146726.14284</text:p>
          </table:table-cell>
          <table:table-cell office:value-type="string" calcext:value-type="string">
            <text:p>TOC_x</text:p>
          </table:table-cell>
          <table:table-cell office:value-type="float" office:value="260.941864" calcext:value-type="float">
            <text:p>260.941864</text:p>
          </table:table-cell>
          <table:table-cell office:value-type="float" office:value="19.967201" calcext:value-type="float">
            <text:p>19.967201</text:p>
          </table:table-cell>
          <table:table-cell office:value-type="float" office:value="0.928941" calcext:value-type="float">
            <text:p>0.928941</text:p>
          </table:table-cell>
          <table:table-cell office:value-type="float" office:value="0.251044" calcext:value-type="float">
            <text:p>0.251044</text:p>
          </table:table-cell>
          <table:table-cell office:value-type="float" office:value="9.539629" calcext:value-type="float">
            <text:p>9.539629</text:p>
          </table:table-cell>
          <table:table-cell office:value-type="float" office:value="2.62691" calcext:value-type="float">
            <text:p>2.62691</text:p>
          </table:table-cell>
          <table:table-cell office:value-type="float" office:value="0.916097" calcext:value-type="float">
            <text:p>0.916097</text:p>
          </table:table-cell>
          <table:table-cell office:value-type="string" calcext:value-type="string">
            <text:p>0.244809</text:p>
          </table:table-cell>
        </table:table-row>
        <table:table-row table:style-name="ro1" table:visibility="filter">
          <table:table-cell office:value-type="float" office:value="1527146726.14289" calcext:value-type="float">
            <text:p>1527146726.14289</text:p>
          </table:table-cell>
          <table:table-cell office:value-type="string" calcext:value-type="string">
            <text:p>TOC_y</text:p>
          </table:table-cell>
          <table:table-cell office:value-type="float" office:value="260.941864" calcext:value-type="float">
            <text:p>260.941864</text:p>
          </table:table-cell>
          <table:table-cell office:value-type="float" office:value="19.967201" calcext:value-type="float">
            <text:p>19.967201</text:p>
          </table:table-cell>
          <table:table-cell office:value-type="float" office:value="0.928941" calcext:value-type="float">
            <text:p>0.928941</text:p>
          </table:table-cell>
          <table:table-cell office:value-type="float" office:value="0.251044" calcext:value-type="float">
            <text:p>0.251044</text:p>
          </table:table-cell>
          <table:table-cell office:value-type="float" office:value="9.539629" calcext:value-type="float">
            <text:p>9.539629</text:p>
          </table:table-cell>
          <table:table-cell office:value-type="float" office:value="2.62691" calcext:value-type="float">
            <text:p>2.62691</text:p>
          </table:table-cell>
          <table:table-cell office:value-type="float" office:value="0.916097" calcext:value-type="float">
            <text:p>0.916097</text:p>
          </table:table-cell>
          <table:table-cell office:value-type="string" calcext:value-type="string">
            <text:p>0.244809</text:p>
          </table:table-cell>
        </table:table-row>
        <table:table-row table:style-name="ro1">
          <table:table-cell office:value-type="float" office:value="1527146726.16226" calcext:value-type="float">
            <text:p>1527146726.16226</text:p>
          </table:table-cell>
          <table:table-cell office:value-type="string" calcext:value-type="string">
            <text:p>TOC_x</text:p>
          </table:table-cell>
          <table:table-cell office:value-type="float" office:value="271.621277" calcext:value-type="float">
            <text:p>271.621277</text:p>
          </table:table-cell>
          <table:table-cell office:value-type="float" office:value="20.838144" calcext:value-type="float">
            <text:p>20.838144</text:p>
          </table:table-cell>
          <table:table-cell office:value-type="float" office:value="0.947732" calcext:value-type="float">
            <text:p>0.947732</text:p>
          </table:table-cell>
          <table:table-cell office:value-type="float" office:value="0.25658" calcext:value-type="float">
            <text:p>0.25658</text:p>
          </table:table-cell>
          <table:table-cell office:value-type="float" office:value="9.733229" calcext:value-type="float">
            <text:p>9.733229</text:p>
          </table:table-cell>
          <table:table-cell office:value-type="float" office:value="2.683943" calcext:value-type="float">
            <text:p>2.683943</text:p>
          </table:table-cell>
          <table:table-cell office:value-type="float" office:value="0.928941" calcext:value-type="float">
            <text:p>0.928941</text:p>
          </table:table-cell>
          <table:table-cell office:value-type="string" calcext:value-type="string">
            <text:p>0.251044</text:p>
          </table:table-cell>
        </table:table-row>
        <table:table-row table:style-name="ro1" table:visibility="filter">
          <table:table-cell office:value-type="float" office:value="1527146726.16237" calcext:value-type="float">
            <text:p>1527146726.16237</text:p>
          </table:table-cell>
          <table:table-cell office:value-type="string" calcext:value-type="string">
            <text:p>TOC_y</text:p>
          </table:table-cell>
          <table:table-cell office:value-type="float" office:value="271.621277" calcext:value-type="float">
            <text:p>271.621277</text:p>
          </table:table-cell>
          <table:table-cell office:value-type="float" office:value="20.838144" calcext:value-type="float">
            <text:p>20.838144</text:p>
          </table:table-cell>
          <table:table-cell office:value-type="float" office:value="0.947732" calcext:value-type="float">
            <text:p>0.947732</text:p>
          </table:table-cell>
          <table:table-cell office:value-type="float" office:value="0.25658" calcext:value-type="float">
            <text:p>0.25658</text:p>
          </table:table-cell>
          <table:table-cell office:value-type="float" office:value="9.733229" calcext:value-type="float">
            <text:p>9.733229</text:p>
          </table:table-cell>
          <table:table-cell office:value-type="float" office:value="2.683943" calcext:value-type="float">
            <text:p>2.683943</text:p>
          </table:table-cell>
          <table:table-cell office:value-type="float" office:value="0.928941" calcext:value-type="float">
            <text:p>0.928941</text:p>
          </table:table-cell>
          <table:table-cell office:value-type="string" calcext:value-type="string">
            <text:p>0.251044</text:p>
          </table:table-cell>
        </table:table-row>
        <table:table-row table:style-name="ro1">
          <table:table-cell office:value-type="float" office:value="1527146726.18265" calcext:value-type="float">
            <text:p>1527146726.18265</text:p>
          </table:table-cell>
          <table:table-cell office:value-type="string" calcext:value-type="string">
            <text:p>TOC_x</text:p>
          </table:table-cell>
          <table:table-cell office:value-type="float" office:value="277.939117" calcext:value-type="float">
            <text:p>277.939117</text:p>
          </table:table-cell>
          <table:table-cell office:value-type="float" office:value="21.716021" calcext:value-type="float">
            <text:p>21.716021</text:p>
          </table:table-cell>
          <table:table-cell office:value-type="float" office:value="0.959244" calcext:value-type="float">
            <text:p>0.959244</text:p>
          </table:table-cell>
          <table:table-cell office:value-type="float" office:value="0.262326" calcext:value-type="float">
            <text:p>0.262326</text:p>
          </table:table-cell>
          <table:table-cell office:value-type="float" office:value="9.845962" calcext:value-type="float">
            <text:p>9.845962</text:p>
          </table:table-cell>
          <table:table-cell office:value-type="float" office:value="2.740218" calcext:value-type="float">
            <text:p>2.740218</text:p>
          </table:table-cell>
          <table:table-cell office:value-type="float" office:value="0.947732" calcext:value-type="float">
            <text:p>0.947732</text:p>
          </table:table-cell>
          <table:table-cell office:value-type="string" calcext:value-type="string">
            <text:p>0.256580</text:p>
          </table:table-cell>
        </table:table-row>
        <table:table-row table:style-name="ro1" table:visibility="filter">
          <table:table-cell office:value-type="float" office:value="1527146726.18268" calcext:value-type="float">
            <text:p>1527146726.18268</text:p>
          </table:table-cell>
          <table:table-cell office:value-type="string" calcext:value-type="string">
            <text:p>TOC_y</text:p>
          </table:table-cell>
          <table:table-cell office:value-type="float" office:value="277.939117" calcext:value-type="float">
            <text:p>277.939117</text:p>
          </table:table-cell>
          <table:table-cell office:value-type="float" office:value="21.716021" calcext:value-type="float">
            <text:p>21.716021</text:p>
          </table:table-cell>
          <table:table-cell office:value-type="float" office:value="0.959244" calcext:value-type="float">
            <text:p>0.959244</text:p>
          </table:table-cell>
          <table:table-cell office:value-type="float" office:value="0.262326" calcext:value-type="float">
            <text:p>0.262326</text:p>
          </table:table-cell>
          <table:table-cell office:value-type="float" office:value="9.845962" calcext:value-type="float">
            <text:p>9.845962</text:p>
          </table:table-cell>
          <table:table-cell office:value-type="float" office:value="2.740218" calcext:value-type="float">
            <text:p>2.740218</text:p>
          </table:table-cell>
          <table:table-cell office:value-type="float" office:value="0.947732" calcext:value-type="float">
            <text:p>0.947732</text:p>
          </table:table-cell>
          <table:table-cell office:value-type="string" calcext:value-type="string">
            <text:p>0.256580</text:p>
          </table:table-cell>
        </table:table-row>
        <table:table-row table:style-name="ro1">
          <table:table-cell office:value-type="float" office:value="1527146726.20202" calcext:value-type="float">
            <text:p>1527146726.20202</text:p>
          </table:table-cell>
          <table:table-cell office:value-type="string" calcext:value-type="string">
            <text:p>TOC_x</text:p>
          </table:table-cell>
          <table:table-cell office:value-type="float" office:value="286.761505" calcext:value-type="float">
            <text:p>286.761505</text:p>
          </table:table-cell>
          <table:table-cell office:value-type="float" office:value="23.874933" calcext:value-type="float">
            <text:p>23.874933</text:p>
          </table:table-cell>
          <table:table-cell office:value-type="float" office:value="0.974304" calcext:value-type="float">
            <text:p>0.974304</text:p>
          </table:table-cell>
          <table:table-cell office:value-type="float" office:value="0.275299" calcext:value-type="float">
            <text:p>0.275299</text:p>
          </table:table-cell>
          <table:table-cell office:value-type="float" office:value="10.001276" calcext:value-type="float">
            <text:p>10.001276</text:p>
          </table:table-cell>
          <table:table-cell office:value-type="float" office:value="2.873999" calcext:value-type="float">
            <text:p>2.873999</text:p>
          </table:table-cell>
          <table:table-cell office:value-type="float" office:value="0.959244" calcext:value-type="float">
            <text:p>0.959244</text:p>
          </table:table-cell>
          <table:table-cell office:value-type="string" calcext:value-type="string">
            <text:p>0.262326</text:p>
          </table:table-cell>
        </table:table-row>
        <table:table-row table:style-name="ro1" table:visibility="filter">
          <table:table-cell office:value-type="float" office:value="1527146726.20204" calcext:value-type="float">
            <text:p>1527146726.20204</text:p>
          </table:table-cell>
          <table:table-cell office:value-type="string" calcext:value-type="string">
            <text:p>TOC_y</text:p>
          </table:table-cell>
          <table:table-cell office:value-type="float" office:value="286.761505" calcext:value-type="float">
            <text:p>286.761505</text:p>
          </table:table-cell>
          <table:table-cell office:value-type="float" office:value="23.874933" calcext:value-type="float">
            <text:p>23.874933</text:p>
          </table:table-cell>
          <table:table-cell office:value-type="float" office:value="0.974304" calcext:value-type="float">
            <text:p>0.974304</text:p>
          </table:table-cell>
          <table:table-cell office:value-type="float" office:value="0.275299" calcext:value-type="float">
            <text:p>0.275299</text:p>
          </table:table-cell>
          <table:table-cell office:value-type="float" office:value="10.001276" calcext:value-type="float">
            <text:p>10.001276</text:p>
          </table:table-cell>
          <table:table-cell office:value-type="float" office:value="2.873999" calcext:value-type="float">
            <text:p>2.873999</text:p>
          </table:table-cell>
          <table:table-cell office:value-type="float" office:value="0.959244" calcext:value-type="float">
            <text:p>0.959244</text:p>
          </table:table-cell>
          <table:table-cell office:value-type="string" calcext:value-type="string">
            <text:p>0.262326</text:p>
          </table:table-cell>
        </table:table-row>
        <table:table-row table:style-name="ro1">
          <table:table-cell office:value-type="float" office:value="1527146726.22236" calcext:value-type="float">
            <text:p>1527146726.22236</text:p>
          </table:table-cell>
          <table:table-cell office:value-type="string" calcext:value-type="string">
            <text:p>TOC_x</text:p>
          </table:table-cell>
          <table:table-cell office:value-type="float" office:value="291.965424" calcext:value-type="float">
            <text:p>291.965424</text:p>
          </table:table-cell>
          <table:table-cell office:value-type="float" office:value="25.109951" calcext:value-type="float">
            <text:p>25.109951</text:p>
          </table:table-cell>
          <table:table-cell office:value-type="float" office:value="0.983505" calcext:value-type="float">
            <text:p>0.983505</text:p>
          </table:table-cell>
          <table:table-cell office:value-type="float" office:value="0.282803" calcext:value-type="float">
            <text:p>0.282803</text:p>
          </table:table-cell>
          <table:table-cell office:value-type="float" office:value="10.091763" calcext:value-type="float">
            <text:p>10.091763</text:p>
          </table:table-cell>
          <table:table-cell office:value-type="float" office:value="2.947796" calcext:value-type="float">
            <text:p>2.947796</text:p>
          </table:table-cell>
          <table:table-cell office:value-type="float" office:value="0.974304" calcext:value-type="float">
            <text:p>0.974304</text:p>
          </table:table-cell>
          <table:table-cell office:value-type="string" calcext:value-type="string">
            <text:p>0.275299</text:p>
          </table:table-cell>
        </table:table-row>
        <table:table-row table:style-name="ro1" table:visibility="filter">
          <table:table-cell office:value-type="float" office:value="1527146726.22238" calcext:value-type="float">
            <text:p>1527146726.22238</text:p>
          </table:table-cell>
          <table:table-cell office:value-type="string" calcext:value-type="string">
            <text:p>TOC_y</text:p>
          </table:table-cell>
          <table:table-cell office:value-type="float" office:value="291.965424" calcext:value-type="float">
            <text:p>291.965424</text:p>
          </table:table-cell>
          <table:table-cell office:value-type="float" office:value="25.109951" calcext:value-type="float">
            <text:p>25.109951</text:p>
          </table:table-cell>
          <table:table-cell office:value-type="float" office:value="0.983505" calcext:value-type="float">
            <text:p>0.983505</text:p>
          </table:table-cell>
          <table:table-cell office:value-type="float" office:value="0.282803" calcext:value-type="float">
            <text:p>0.282803</text:p>
          </table:table-cell>
          <table:table-cell office:value-type="float" office:value="10.091763" calcext:value-type="float">
            <text:p>10.091763</text:p>
          </table:table-cell>
          <table:table-cell office:value-type="float" office:value="2.947796" calcext:value-type="float">
            <text:p>2.947796</text:p>
          </table:table-cell>
          <table:table-cell office:value-type="float" office:value="0.974304" calcext:value-type="float">
            <text:p>0.974304</text:p>
          </table:table-cell>
          <table:table-cell office:value-type="string" calcext:value-type="string">
            <text:p>0.275299</text:p>
          </table:table-cell>
        </table:table-row>
        <table:table-row table:style-name="ro1">
          <table:table-cell office:value-type="float" office:value="1527146726.2427" calcext:value-type="float">
            <text:p>1527146726.2427</text:p>
          </table:table-cell>
          <table:table-cell office:value-type="string" calcext:value-type="string">
            <text:p>TOC_x</text:p>
          </table:table-cell>
          <table:table-cell office:value-type="float" office:value="297.915283" calcext:value-type="float">
            <text:p>297.915283</text:p>
          </table:table-cell>
          <table:table-cell office:value-type="float" office:value="25.528294" calcext:value-type="float">
            <text:p>25.528294</text:p>
          </table:table-cell>
          <table:table-cell office:value-type="float" office:value="0.993911" calcext:value-type="float">
            <text:p>0.993911</text:p>
          </table:table-cell>
          <table:table-cell office:value-type="float" office:value="0.285299" calcext:value-type="float">
            <text:p>0.285299</text:p>
          </table:table-cell>
          <table:table-cell office:value-type="float" office:value="10.194238" calcext:value-type="float">
            <text:p>10.194238</text:p>
          </table:table-cell>
          <table:table-cell office:value-type="float" office:value="2.972381" calcext:value-type="float">
            <text:p>2.972381</text:p>
          </table:table-cell>
          <table:table-cell office:value-type="float" office:value="0.983505" calcext:value-type="float">
            <text:p>0.983505</text:p>
          </table:table-cell>
          <table:table-cell office:value-type="string" calcext:value-type="string">
            <text:p>0.282803</text:p>
          </table:table-cell>
        </table:table-row>
        <table:table-row table:style-name="ro1" table:visibility="filter">
          <table:table-cell office:value-type="float" office:value="1527146726.24275" calcext:value-type="float">
            <text:p>1527146726.24275</text:p>
          </table:table-cell>
          <table:table-cell office:value-type="string" calcext:value-type="string">
            <text:p>TOC_y</text:p>
          </table:table-cell>
          <table:table-cell office:value-type="float" office:value="297.915283" calcext:value-type="float">
            <text:p>297.915283</text:p>
          </table:table-cell>
          <table:table-cell office:value-type="float" office:value="25.528294" calcext:value-type="float">
            <text:p>25.528294</text:p>
          </table:table-cell>
          <table:table-cell office:value-type="float" office:value="0.993911" calcext:value-type="float">
            <text:p>0.993911</text:p>
          </table:table-cell>
          <table:table-cell office:value-type="float" office:value="0.285299" calcext:value-type="float">
            <text:p>0.285299</text:p>
          </table:table-cell>
          <table:table-cell office:value-type="float" office:value="10.194238" calcext:value-type="float">
            <text:p>10.194238</text:p>
          </table:table-cell>
          <table:table-cell office:value-type="float" office:value="2.972381" calcext:value-type="float">
            <text:p>2.972381</text:p>
          </table:table-cell>
          <table:table-cell office:value-type="float" office:value="0.983505" calcext:value-type="float">
            <text:p>0.983505</text:p>
          </table:table-cell>
          <table:table-cell office:value-type="string" calcext:value-type="string">
            <text:p>0.282803</text:p>
          </table:table-cell>
        </table:table-row>
        <table:table-row table:style-name="ro1">
          <table:table-cell office:value-type="float" office:value="1527146726.26238" calcext:value-type="float">
            <text:p>1527146726.26238</text:p>
          </table:table-cell>
          <table:table-cell office:value-type="string" calcext:value-type="string">
            <text:p>TOC_x</text:p>
          </table:table-cell>
          <table:table-cell office:value-type="float" office:value="305.251892" calcext:value-type="float">
            <text:p>305.251892</text:p>
          </table:table-cell>
          <table:table-cell office:value-type="float" office:value="27.352978" calcext:value-type="float">
            <text:p>27.352978</text:p>
          </table:table-cell>
          <table:table-cell office:value-type="float" office:value="1.006178" calcext:value-type="float">
            <text:p>1.006178</text:p>
          </table:table-cell>
          <table:table-cell office:value-type="float" office:value="0.295603" calcext:value-type="float">
            <text:p>0.295603</text:p>
          </table:table-cell>
          <table:table-cell office:value-type="float" office:value="10.319205" calcext:value-type="float">
            <text:p>10.319205</text:p>
          </table:table-cell>
          <table:table-cell office:value-type="float" office:value="3.07735" calcext:value-type="float">
            <text:p>3.07735</text:p>
          </table:table-cell>
          <table:table-cell office:value-type="float" office:value="0.993911" calcext:value-type="float">
            <text:p>0.993911</text:p>
          </table:table-cell>
          <table:table-cell office:value-type="string" calcext:value-type="string">
            <text:p>0.285299</text:p>
          </table:table-cell>
        </table:table-row>
        <table:table-row table:style-name="ro1" table:visibility="filter">
          <table:table-cell office:value-type="float" office:value="1527146726.26244" calcext:value-type="float">
            <text:p>1527146726.26244</text:p>
          </table:table-cell>
          <table:table-cell office:value-type="string" calcext:value-type="string">
            <text:p>TOC_y</text:p>
          </table:table-cell>
          <table:table-cell office:value-type="float" office:value="305.251892" calcext:value-type="float">
            <text:p>305.251892</text:p>
          </table:table-cell>
          <table:table-cell office:value-type="float" office:value="27.352978" calcext:value-type="float">
            <text:p>27.352978</text:p>
          </table:table-cell>
          <table:table-cell office:value-type="float" office:value="1.006178" calcext:value-type="float">
            <text:p>1.006178</text:p>
          </table:table-cell>
          <table:table-cell office:value-type="float" office:value="0.295603" calcext:value-type="float">
            <text:p>0.295603</text:p>
          </table:table-cell>
          <table:table-cell office:value-type="float" office:value="10.319205" calcext:value-type="float">
            <text:p>10.319205</text:p>
          </table:table-cell>
          <table:table-cell office:value-type="float" office:value="3.07735" calcext:value-type="float">
            <text:p>3.07735</text:p>
          </table:table-cell>
          <table:table-cell office:value-type="float" office:value="0.993911" calcext:value-type="float">
            <text:p>0.993911</text:p>
          </table:table-cell>
          <table:table-cell office:value-type="string" calcext:value-type="string">
            <text:p>0.285299</text:p>
          </table:table-cell>
        </table:table-row>
        <table:table-row table:style-name="ro1">
          <table:table-cell office:value-type="float" office:value="1527146726.28279" calcext:value-type="float">
            <text:p>1527146726.28279</text:p>
          </table:table-cell>
          <table:table-cell office:value-type="string" calcext:value-type="string">
            <text:p>TOC_x</text:p>
          </table:table-cell>
          <table:table-cell office:value-type="float" office:value="310.510803" calcext:value-type="float">
            <text:p>310.510803</text:p>
          </table:table-cell>
          <table:table-cell office:value-type="float" office:value="27.677858" calcext:value-type="float">
            <text:p>27.677858</text:p>
          </table:table-cell>
          <table:table-cell office:value-type="float" office:value="1.015242" calcext:value-type="float">
            <text:p>1.015242</text:p>
          </table:table-cell>
          <table:table-cell office:value-type="float" office:value="0.297475" calcext:value-type="float">
            <text:p>0.297475</text:p>
          </table:table-cell>
          <table:table-cell office:value-type="float" office:value="10.407855" calcext:value-type="float">
            <text:p>10.407855</text:p>
          </table:table-cell>
          <table:table-cell office:value-type="float" office:value="3.095664" calcext:value-type="float">
            <text:p>3.095664</text:p>
          </table:table-cell>
          <table:table-cell office:value-type="float" office:value="1.006178" calcext:value-type="float">
            <text:p>1.006178</text:p>
          </table:table-cell>
          <table:table-cell office:value-type="string" calcext:value-type="string">
            <text:p>0.295603</text:p>
          </table:table-cell>
        </table:table-row>
        <table:table-row table:style-name="ro1" table:visibility="filter">
          <table:table-cell office:value-type="float" office:value="1527146726.28289" calcext:value-type="float">
            <text:p>1527146726.28289</text:p>
          </table:table-cell>
          <table:table-cell office:value-type="string" calcext:value-type="string">
            <text:p>TOC_y</text:p>
          </table:table-cell>
          <table:table-cell office:value-type="float" office:value="310.510803" calcext:value-type="float">
            <text:p>310.510803</text:p>
          </table:table-cell>
          <table:table-cell office:value-type="float" office:value="27.677858" calcext:value-type="float">
            <text:p>27.677858</text:p>
          </table:table-cell>
          <table:table-cell office:value-type="float" office:value="1.015242" calcext:value-type="float">
            <text:p>1.015242</text:p>
          </table:table-cell>
          <table:table-cell office:value-type="float" office:value="0.297475" calcext:value-type="float">
            <text:p>0.297475</text:p>
          </table:table-cell>
          <table:table-cell office:value-type="float" office:value="10.407855" calcext:value-type="float">
            <text:p>10.407855</text:p>
          </table:table-cell>
          <table:table-cell office:value-type="float" office:value="3.095664" calcext:value-type="float">
            <text:p>3.095664</text:p>
          </table:table-cell>
          <table:table-cell office:value-type="float" office:value="1.006178" calcext:value-type="float">
            <text:p>1.006178</text:p>
          </table:table-cell>
          <table:table-cell office:value-type="string" calcext:value-type="string">
            <text:p>0.295603</text:p>
          </table:table-cell>
        </table:table-row>
        <table:table-row table:style-name="ro1">
          <table:table-cell office:value-type="float" office:value="1527146726.30234" calcext:value-type="float">
            <text:p>1527146726.30234</text:p>
          </table:table-cell>
          <table:table-cell office:value-type="string" calcext:value-type="string">
            <text:p>TOC_x</text:p>
          </table:table-cell>
          <table:table-cell office:value-type="float" office:value="313.678925" calcext:value-type="float">
            <text:p>313.678925</text:p>
          </table:table-cell>
          <table:table-cell office:value-type="float" office:value="29.956779" calcext:value-type="float">
            <text:p>29.956779</text:p>
          </table:table-cell>
          <table:table-cell office:value-type="float" office:value="1.020418" calcext:value-type="float">
            <text:p>1.020418</text:p>
          </table:table-cell>
          <table:table-cell office:value-type="float" office:value="0.309729" calcext:value-type="float">
            <text:p>0.309729</text:p>
          </table:table-cell>
          <table:table-cell office:value-type="float" office:value="10.460902" calcext:value-type="float">
            <text:p>10.460902</text:p>
          </table:table-cell>
          <table:table-cell office:value-type="float" office:value="3.221252" calcext:value-type="float">
            <text:p>3.221252</text:p>
          </table:table-cell>
          <table:table-cell office:value-type="float" office:value="1.015242" calcext:value-type="float">
            <text:p>1.015242</text:p>
          </table:table-cell>
          <table:table-cell office:value-type="string" calcext:value-type="string">
            <text:p>0.297475</text:p>
          </table:table-cell>
        </table:table-row>
        <table:table-row table:style-name="ro1" table:visibility="filter">
          <table:table-cell office:value-type="float" office:value="1527146726.3024" calcext:value-type="float">
            <text:p>1527146726.3024</text:p>
          </table:table-cell>
          <table:table-cell office:value-type="string" calcext:value-type="string">
            <text:p>TOC_y</text:p>
          </table:table-cell>
          <table:table-cell office:value-type="float" office:value="313.678925" calcext:value-type="float">
            <text:p>313.678925</text:p>
          </table:table-cell>
          <table:table-cell office:value-type="float" office:value="29.956779" calcext:value-type="float">
            <text:p>29.956779</text:p>
          </table:table-cell>
          <table:table-cell office:value-type="float" office:value="1.020418" calcext:value-type="float">
            <text:p>1.020418</text:p>
          </table:table-cell>
          <table:table-cell office:value-type="float" office:value="0.309729" calcext:value-type="float">
            <text:p>0.309729</text:p>
          </table:table-cell>
          <table:table-cell office:value-type="float" office:value="10.460902" calcext:value-type="float">
            <text:p>10.460902</text:p>
          </table:table-cell>
          <table:table-cell office:value-type="float" office:value="3.221252" calcext:value-type="float">
            <text:p>3.221252</text:p>
          </table:table-cell>
          <table:table-cell office:value-type="float" office:value="1.015242" calcext:value-type="float">
            <text:p>1.015242</text:p>
          </table:table-cell>
          <table:table-cell office:value-type="string" calcext:value-type="string">
            <text:p>0.297475</text:p>
          </table:table-cell>
        </table:table-row>
        <table:table-row table:style-name="ro1">
          <table:table-cell office:value-type="float" office:value="1527146726.32288" calcext:value-type="float">
            <text:p>1527146726.32288</text:p>
          </table:table-cell>
          <table:table-cell office:value-type="string" calcext:value-type="string">
            <text:p>TOC_x</text:p>
          </table:table-cell>
          <table:table-cell office:value-type="float" office:value="319.418579" calcext:value-type="float">
            <text:p>319.418579</text:p>
          </table:table-cell>
          <table:table-cell office:value-type="float" office:value="31.481104" calcext:value-type="float">
            <text:p>31.481104</text:p>
          </table:table-cell>
          <table:table-cell office:value-type="float" office:value="1.03024" calcext:value-type="float">
            <text:p>1.03024</text:p>
          </table:table-cell>
          <table:table-cell office:value-type="float" office:value="0.318101" calcext:value-type="float">
            <text:p>0.318101</text:p>
          </table:table-cell>
          <table:table-cell office:value-type="float" office:value="10.556321" calcext:value-type="float">
            <text:p>10.556321</text:p>
          </table:table-cell>
          <table:table-cell office:value-type="float" office:value="3.302583" calcext:value-type="float">
            <text:p>3.302583</text:p>
          </table:table-cell>
          <table:table-cell office:value-type="float" office:value="1.020418" calcext:value-type="float">
            <text:p>1.020418</text:p>
          </table:table-cell>
          <table:table-cell office:value-type="string" calcext:value-type="string">
            <text:p>0.309729</text:p>
          </table:table-cell>
        </table:table-row>
        <table:table-row table:style-name="ro1" table:visibility="filter">
          <table:table-cell office:value-type="float" office:value="1527146726.32294" calcext:value-type="float">
            <text:p>1527146726.32294</text:p>
          </table:table-cell>
          <table:table-cell office:value-type="string" calcext:value-type="string">
            <text:p>TOC_y</text:p>
          </table:table-cell>
          <table:table-cell office:value-type="float" office:value="319.418579" calcext:value-type="float">
            <text:p>319.418579</text:p>
          </table:table-cell>
          <table:table-cell office:value-type="float" office:value="31.481104" calcext:value-type="float">
            <text:p>31.481104</text:p>
          </table:table-cell>
          <table:table-cell office:value-type="float" office:value="1.03024" calcext:value-type="float">
            <text:p>1.03024</text:p>
          </table:table-cell>
          <table:table-cell office:value-type="float" office:value="0.318101" calcext:value-type="float">
            <text:p>0.318101</text:p>
          </table:table-cell>
          <table:table-cell office:value-type="float" office:value="10.556321" calcext:value-type="float">
            <text:p>10.556321</text:p>
          </table:table-cell>
          <table:table-cell office:value-type="float" office:value="3.302583" calcext:value-type="float">
            <text:p>3.302583</text:p>
          </table:table-cell>
          <table:table-cell office:value-type="float" office:value="1.020418" calcext:value-type="float">
            <text:p>1.020418</text:p>
          </table:table-cell>
          <table:table-cell office:value-type="string" calcext:value-type="string">
            <text:p>0.309729</text:p>
          </table:table-cell>
        </table:table-row>
        <table:table-row table:style-name="ro1">
          <table:table-cell office:value-type="float" office:value="1527146726.34241" calcext:value-type="float">
            <text:p>1527146726.34241</text:p>
          </table:table-cell>
          <table:table-cell office:value-type="string" calcext:value-type="string">
            <text:p>TOC_x</text:p>
          </table:table-cell>
          <table:table-cell office:value-type="float" office:value="323.644104" calcext:value-type="float">
            <text:p>323.644104</text:p>
          </table:table-cell>
          <table:table-cell office:value-type="float" office:value="32.043694" calcext:value-type="float">
            <text:p>32.043694</text:p>
          </table:table-cell>
          <table:table-cell office:value-type="float" office:value="1.037046" calcext:value-type="float">
            <text:p>1.037046</text:p>
          </table:table-cell>
          <table:table-cell office:value-type="float" office:value="0.320984" calcext:value-type="float">
            <text:p>0.320984</text:p>
          </table:table-cell>
          <table:table-cell office:value-type="float" office:value="10.626028" calcext:value-type="float">
            <text:p>10.626028</text:p>
          </table:table-cell>
          <table:table-cell office:value-type="float" office:value="3.332109" calcext:value-type="float">
            <text:p>3.332109</text:p>
          </table:table-cell>
          <table:table-cell office:value-type="float" office:value="1.03024" calcext:value-type="float">
            <text:p>1.03024</text:p>
          </table:table-cell>
          <table:table-cell office:value-type="string" calcext:value-type="string">
            <text:p>0.318101</text:p>
          </table:table-cell>
        </table:table-row>
        <table:table-row table:style-name="ro1" table:visibility="filter">
          <table:table-cell office:value-type="float" office:value="1527146726.34249" calcext:value-type="float">
            <text:p>1527146726.34249</text:p>
          </table:table-cell>
          <table:table-cell office:value-type="string" calcext:value-type="string">
            <text:p>TOC_y</text:p>
          </table:table-cell>
          <table:table-cell office:value-type="float" office:value="323.644104" calcext:value-type="float">
            <text:p>323.644104</text:p>
          </table:table-cell>
          <table:table-cell office:value-type="float" office:value="32.043694" calcext:value-type="float">
            <text:p>32.043694</text:p>
          </table:table-cell>
          <table:table-cell office:value-type="float" office:value="1.037046" calcext:value-type="float">
            <text:p>1.037046</text:p>
          </table:table-cell>
          <table:table-cell office:value-type="float" office:value="0.320984" calcext:value-type="float">
            <text:p>0.320984</text:p>
          </table:table-cell>
          <table:table-cell office:value-type="float" office:value="10.626028" calcext:value-type="float">
            <text:p>10.626028</text:p>
          </table:table-cell>
          <table:table-cell office:value-type="float" office:value="3.332109" calcext:value-type="float">
            <text:p>3.332109</text:p>
          </table:table-cell>
          <table:table-cell office:value-type="float" office:value="1.03024" calcext:value-type="float">
            <text:p>1.03024</text:p>
          </table:table-cell>
          <table:table-cell office:value-type="string" calcext:value-type="string">
            <text:p>0.318101</text:p>
          </table:table-cell>
        </table:table-row>
        <table:table-row table:style-name="ro1">
          <table:table-cell office:value-type="float" office:value="1527146726.36186" calcext:value-type="float">
            <text:p>1527146726.36186</text:p>
          </table:table-cell>
          <table:table-cell office:value-type="string" calcext:value-type="string">
            <text:p>TOC_x</text:p>
          </table:table-cell>
          <table:table-cell office:value-type="float" office:value="330.900452" calcext:value-type="float">
            <text:p>330.900452</text:p>
          </table:table-cell>
          <table:table-cell office:value-type="float" office:value="31.473673" calcext:value-type="float">
            <text:p>31.473673</text:p>
          </table:table-cell>
          <table:table-cell office:value-type="float" office:value="1.048581" calcext:value-type="float">
            <text:p>1.048581</text:p>
          </table:table-cell>
          <table:table-cell office:value-type="float" office:value="0.318075" calcext:value-type="float">
            <text:p>0.318075</text:p>
          </table:table-cell>
          <table:table-cell office:value-type="float" office:value="10.74468" calcext:value-type="float">
            <text:p>10.74468</text:p>
          </table:table-cell>
          <table:table-cell office:value-type="float" office:value="3.30219" calcext:value-type="float">
            <text:p>3.30219</text:p>
          </table:table-cell>
          <table:table-cell office:value-type="float" office:value="1.037046" calcext:value-type="float">
            <text:p>1.037046</text:p>
          </table:table-cell>
          <table:table-cell office:value-type="string" calcext:value-type="string">
            <text:p>0.320984</text:p>
          </table:table-cell>
        </table:table-row>
        <table:table-row table:style-name="ro1" table:visibility="filter">
          <table:table-cell office:value-type="float" office:value="1527146726.36192" calcext:value-type="float">
            <text:p>1527146726.36192</text:p>
          </table:table-cell>
          <table:table-cell office:value-type="string" calcext:value-type="string">
            <text:p>TOC_y</text:p>
          </table:table-cell>
          <table:table-cell office:value-type="float" office:value="330.900452" calcext:value-type="float">
            <text:p>330.900452</text:p>
          </table:table-cell>
          <table:table-cell office:value-type="float" office:value="31.473673" calcext:value-type="float">
            <text:p>31.473673</text:p>
          </table:table-cell>
          <table:table-cell office:value-type="float" office:value="1.048581" calcext:value-type="float">
            <text:p>1.048581</text:p>
          </table:table-cell>
          <table:table-cell office:value-type="float" office:value="0.318075" calcext:value-type="float">
            <text:p>0.318075</text:p>
          </table:table-cell>
          <table:table-cell office:value-type="float" office:value="10.74468" calcext:value-type="float">
            <text:p>10.74468</text:p>
          </table:table-cell>
          <table:table-cell office:value-type="float" office:value="3.30219" calcext:value-type="float">
            <text:p>3.30219</text:p>
          </table:table-cell>
          <table:table-cell office:value-type="float" office:value="1.037046" calcext:value-type="float">
            <text:p>1.037046</text:p>
          </table:table-cell>
          <table:table-cell office:value-type="string" calcext:value-type="string">
            <text:p>0.320984</text:p>
          </table:table-cell>
        </table:table-row>
        <table:table-row table:style-name="ro1">
          <table:table-cell office:value-type="float" office:value="1527146726.3824" calcext:value-type="float">
            <text:p>1527146726.3824</text:p>
          </table:table-cell>
          <table:table-cell office:value-type="string" calcext:value-type="string">
            <text:p>TOC_x</text:p>
          </table:table-cell>
          <table:table-cell office:value-type="float" office:value="332.162781" calcext:value-type="float">
            <text:p>332.162781</text:p>
          </table:table-cell>
          <table:table-cell office:value-type="float" office:value="33.789181" calcext:value-type="float">
            <text:p>33.789181</text:p>
          </table:table-cell>
          <table:table-cell office:value-type="float" office:value="1.050681" calcext:value-type="float">
            <text:p>1.050681</text:p>
          </table:table-cell>
          <table:table-cell office:value-type="float" office:value="0.330352" calcext:value-type="float">
            <text:p>0.330352</text:p>
          </table:table-cell>
          <table:table-cell office:value-type="float" office:value="10.765186" calcext:value-type="float">
            <text:p>10.765186</text:p>
          </table:table-cell>
          <table:table-cell office:value-type="float" office:value="3.422074" calcext:value-type="float">
            <text:p>3.422074</text:p>
          </table:table-cell>
          <table:table-cell office:value-type="float" office:value="1.048581" calcext:value-type="float">
            <text:p>1.048581</text:p>
          </table:table-cell>
          <table:table-cell office:value-type="string" calcext:value-type="string">
            <text:p>0.318075</text:p>
          </table:table-cell>
        </table:table-row>
        <table:table-row table:style-name="ro1" table:visibility="filter">
          <table:table-cell office:value-type="float" office:value="1527146726.38247" calcext:value-type="float">
            <text:p>1527146726.38247</text:p>
          </table:table-cell>
          <table:table-cell office:value-type="string" calcext:value-type="string">
            <text:p>TOC_y</text:p>
          </table:table-cell>
          <table:table-cell office:value-type="float" office:value="332.162781" calcext:value-type="float">
            <text:p>332.162781</text:p>
          </table:table-cell>
          <table:table-cell office:value-type="float" office:value="33.789181" calcext:value-type="float">
            <text:p>33.789181</text:p>
          </table:table-cell>
          <table:table-cell office:value-type="float" office:value="1.050681" calcext:value-type="float">
            <text:p>1.050681</text:p>
          </table:table-cell>
          <table:table-cell office:value-type="float" office:value="0.330352" calcext:value-type="float">
            <text:p>0.330352</text:p>
          </table:table-cell>
          <table:table-cell office:value-type="float" office:value="10.765186" calcext:value-type="float">
            <text:p>10.765186</text:p>
          </table:table-cell>
          <table:table-cell office:value-type="float" office:value="3.422074" calcext:value-type="float">
            <text:p>3.422074</text:p>
          </table:table-cell>
          <table:table-cell office:value-type="float" office:value="1.048581" calcext:value-type="float">
            <text:p>1.048581</text:p>
          </table:table-cell>
          <table:table-cell office:value-type="string" calcext:value-type="string">
            <text:p>0.318075</text:p>
          </table:table-cell>
        </table:table-row>
        <table:table-row table:style-name="ro1">
          <table:table-cell office:value-type="float" office:value="1527146726.40294" calcext:value-type="float">
            <text:p>1527146726.40294</text:p>
          </table:table-cell>
          <table:table-cell office:value-type="string" calcext:value-type="string">
            <text:p>TOC_x</text:p>
          </table:table-cell>
          <table:table-cell office:value-type="float" office:value="335.197083" calcext:value-type="float">
            <text:p>335.197083</text:p>
          </table:table-cell>
          <table:table-cell office:value-type="float" office:value="34.087467" calcext:value-type="float">
            <text:p>34.087467</text:p>
          </table:table-cell>
          <table:table-cell office:value-type="float" office:value="1.055742" calcext:value-type="float">
            <text:p>1.055742</text:p>
          </table:table-cell>
          <table:table-cell office:value-type="float" office:value="0.331912" calcext:value-type="float">
            <text:p>0.331912</text:p>
          </table:table-cell>
          <table:table-cell office:value-type="float" office:value="10.814318" calcext:value-type="float">
            <text:p>10.814318</text:p>
          </table:table-cell>
          <table:table-cell office:value-type="float" office:value="3.437215" calcext:value-type="float">
            <text:p>3.437215</text:p>
          </table:table-cell>
          <table:table-cell office:value-type="float" office:value="1.050681" calcext:value-type="float">
            <text:p>1.050681</text:p>
          </table:table-cell>
          <table:table-cell office:value-type="string" calcext:value-type="string">
            <text:p>0.330352</text:p>
          </table:table-cell>
        </table:table-row>
        <table:table-row table:style-name="ro1" table:visibility="filter">
          <table:table-cell office:value-type="float" office:value="1527146726.403" calcext:value-type="float">
            <text:p>1527146726.403</text:p>
          </table:table-cell>
          <table:table-cell office:value-type="string" calcext:value-type="string">
            <text:p>TOC_y</text:p>
          </table:table-cell>
          <table:table-cell office:value-type="float" office:value="335.197083" calcext:value-type="float">
            <text:p>335.197083</text:p>
          </table:table-cell>
          <table:table-cell office:value-type="float" office:value="34.087467" calcext:value-type="float">
            <text:p>34.087467</text:p>
          </table:table-cell>
          <table:table-cell office:value-type="float" office:value="1.055742" calcext:value-type="float">
            <text:p>1.055742</text:p>
          </table:table-cell>
          <table:table-cell office:value-type="float" office:value="0.331912" calcext:value-type="float">
            <text:p>0.331912</text:p>
          </table:table-cell>
          <table:table-cell office:value-type="float" office:value="10.814318" calcext:value-type="float">
            <text:p>10.814318</text:p>
          </table:table-cell>
          <table:table-cell office:value-type="float" office:value="3.437215" calcext:value-type="float">
            <text:p>3.437215</text:p>
          </table:table-cell>
          <table:table-cell office:value-type="float" office:value="1.050681" calcext:value-type="float">
            <text:p>1.050681</text:p>
          </table:table-cell>
          <table:table-cell office:value-type="string" calcext:value-type="string">
            <text:p>0.330352</text:p>
          </table:table-cell>
        </table:table-row>
        <table:table-row table:style-name="ro1">
          <table:table-cell office:value-type="float" office:value="1527146726.42254" calcext:value-type="float">
            <text:p>1527146726.42254</text:p>
          </table:table-cell>
          <table:table-cell office:value-type="string" calcext:value-type="string">
            <text:p>TOC_x</text:p>
          </table:table-cell>
          <table:table-cell office:value-type="float" office:value="338.319519" calcext:value-type="float">
            <text:p>338.319519</text:p>
          </table:table-cell>
          <table:table-cell office:value-type="float" office:value="35.818333" calcext:value-type="float">
            <text:p>35.818333</text:p>
          </table:table-cell>
          <table:table-cell office:value-type="float" office:value="1.060671" calcext:value-type="float">
            <text:p>1.060671</text:p>
          </table:table-cell>
          <table:table-cell office:value-type="float" office:value="0.340393" calcext:value-type="float">
            <text:p>0.340393</text:p>
          </table:table-cell>
          <table:table-cell office:value-type="float" office:value="10.864649" calcext:value-type="float">
            <text:p>10.864649</text:p>
          </table:table-cell>
          <table:table-cell office:value-type="float" office:value="3.523816" calcext:value-type="float">
            <text:p>3.523816</text:p>
          </table:table-cell>
          <table:table-cell office:value-type="float" office:value="1.055742" calcext:value-type="float">
            <text:p>1.055742</text:p>
          </table:table-cell>
          <table:table-cell office:value-type="string" calcext:value-type="string">
            <text:p>0.331912</text:p>
          </table:table-cell>
        </table:table-row>
        <table:table-row table:style-name="ro1" table:visibility="filter">
          <table:table-cell office:value-type="float" office:value="1527146726.42259" calcext:value-type="float">
            <text:p>1527146726.42259</text:p>
          </table:table-cell>
          <table:table-cell office:value-type="string" calcext:value-type="string">
            <text:p>TOC_y</text:p>
          </table:table-cell>
          <table:table-cell office:value-type="float" office:value="338.319519" calcext:value-type="float">
            <text:p>338.319519</text:p>
          </table:table-cell>
          <table:table-cell office:value-type="float" office:value="35.818333" calcext:value-type="float">
            <text:p>35.818333</text:p>
          </table:table-cell>
          <table:table-cell office:value-type="float" office:value="1.060671" calcext:value-type="float">
            <text:p>1.060671</text:p>
          </table:table-cell>
          <table:table-cell office:value-type="float" office:value="0.340393" calcext:value-type="float">
            <text:p>0.340393</text:p>
          </table:table-cell>
          <table:table-cell office:value-type="float" office:value="10.864649" calcext:value-type="float">
            <text:p>10.864649</text:p>
          </table:table-cell>
          <table:table-cell office:value-type="float" office:value="3.523816" calcext:value-type="float">
            <text:p>3.523816</text:p>
          </table:table-cell>
          <table:table-cell office:value-type="float" office:value="1.055742" calcext:value-type="float">
            <text:p>1.055742</text:p>
          </table:table-cell>
          <table:table-cell office:value-type="string" calcext:value-type="string">
            <text:p>0.331912</text:p>
          </table:table-cell>
        </table:table-row>
        <table:table-row table:style-name="ro1">
          <table:table-cell office:value-type="float" office:value="1527146726.44205" calcext:value-type="float">
            <text:p>1527146726.44205</text:p>
          </table:table-cell>
          <table:table-cell office:value-type="string" calcext:value-type="string">
            <text:p>TOC_x</text:p>
          </table:table-cell>
          <table:table-cell office:value-type="float" office:value="341.354431" calcext:value-type="float">
            <text:p>341.354431</text:p>
          </table:table-cell>
          <table:table-cell office:value-type="float" office:value="35.592613" calcext:value-type="float">
            <text:p>35.592613</text:p>
          </table:table-cell>
          <table:table-cell office:value-type="float" office:value="1.065424" calcext:value-type="float">
            <text:p>1.065424</text:p>
          </table:table-cell>
          <table:table-cell office:value-type="float" office:value="0.339303" calcext:value-type="float">
            <text:p>0.339303</text:p>
          </table:table-cell>
          <table:table-cell office:value-type="float" office:value="10.913347" calcext:value-type="float">
            <text:p>10.913347</text:p>
          </table:table-cell>
          <table:table-cell office:value-type="float" office:value="3.512643" calcext:value-type="float">
            <text:p>3.512643</text:p>
          </table:table-cell>
          <table:table-cell office:value-type="float" office:value="1.060671" calcext:value-type="float">
            <text:p>1.060671</text:p>
          </table:table-cell>
          <table:table-cell office:value-type="string" calcext:value-type="string">
            <text:p>0.340393</text:p>
          </table:table-cell>
        </table:table-row>
        <table:table-row table:style-name="ro1" table:visibility="filter">
          <table:table-cell office:value-type="float" office:value="1527146726.44211" calcext:value-type="float">
            <text:p>1527146726.44211</text:p>
          </table:table-cell>
          <table:table-cell office:value-type="string" calcext:value-type="string">
            <text:p>TOC_y</text:p>
          </table:table-cell>
          <table:table-cell office:value-type="float" office:value="341.354431" calcext:value-type="float">
            <text:p>341.354431</text:p>
          </table:table-cell>
          <table:table-cell office:value-type="float" office:value="35.592613" calcext:value-type="float">
            <text:p>35.592613</text:p>
          </table:table-cell>
          <table:table-cell office:value-type="float" office:value="1.065424" calcext:value-type="float">
            <text:p>1.065424</text:p>
          </table:table-cell>
          <table:table-cell office:value-type="float" office:value="0.339303" calcext:value-type="float">
            <text:p>0.339303</text:p>
          </table:table-cell>
          <table:table-cell office:value-type="float" office:value="10.913347" calcext:value-type="float">
            <text:p>10.913347</text:p>
          </table:table-cell>
          <table:table-cell office:value-type="float" office:value="3.512643" calcext:value-type="float">
            <text:p>3.512643</text:p>
          </table:table-cell>
          <table:table-cell office:value-type="float" office:value="1.060671" calcext:value-type="float">
            <text:p>1.060671</text:p>
          </table:table-cell>
          <table:table-cell office:value-type="string" calcext:value-type="string">
            <text:p>0.340393</text:p>
          </table:table-cell>
        </table:table-row>
        <table:table-row table:style-name="ro1">
          <table:table-cell office:value-type="float" office:value="1527146726.46263" calcext:value-type="float">
            <text:p>1527146726.46263</text:p>
          </table:table-cell>
          <table:table-cell office:value-type="string" calcext:value-type="string">
            <text:p>TOC_x</text:p>
          </table:table-cell>
          <table:table-cell office:value-type="float" office:value="344.002808" calcext:value-type="float">
            <text:p>344.002808</text:p>
          </table:table-cell>
          <table:table-cell office:value-type="float" office:value="36.323521" calcext:value-type="float">
            <text:p>36.323521</text:p>
          </table:table-cell>
          <table:table-cell office:value-type="float" office:value="1.069775" calcext:value-type="float">
            <text:p>1.069775</text:p>
          </table:table-cell>
          <table:table-cell office:value-type="float" office:value="0.343009" calcext:value-type="float">
            <text:p>0.343009</text:p>
          </table:table-cell>
          <table:table-cell office:value-type="float" office:value="10.955664" calcext:value-type="float">
            <text:p>10.955664</text:p>
          </table:table-cell>
          <table:table-cell office:value-type="float" office:value="3.548687" calcext:value-type="float">
            <text:p>3.548687</text:p>
          </table:table-cell>
          <table:table-cell office:value-type="float" office:value="1.065424" calcext:value-type="float">
            <text:p>1.065424</text:p>
          </table:table-cell>
          <table:table-cell office:value-type="string" calcext:value-type="string">
            <text:p>0.339303</text:p>
          </table:table-cell>
        </table:table-row>
        <table:table-row table:style-name="ro1" table:visibility="filter">
          <table:table-cell office:value-type="float" office:value="1527146726.4627" calcext:value-type="float">
            <text:p>1527146726.4627</text:p>
          </table:table-cell>
          <table:table-cell office:value-type="string" calcext:value-type="string">
            <text:p>TOC_y</text:p>
          </table:table-cell>
          <table:table-cell office:value-type="float" office:value="344.002808" calcext:value-type="float">
            <text:p>344.002808</text:p>
          </table:table-cell>
          <table:table-cell office:value-type="float" office:value="36.323521" calcext:value-type="float">
            <text:p>36.323521</text:p>
          </table:table-cell>
          <table:table-cell office:value-type="float" office:value="1.069775" calcext:value-type="float">
            <text:p>1.069775</text:p>
          </table:table-cell>
          <table:table-cell office:value-type="float" office:value="0.343009" calcext:value-type="float">
            <text:p>0.343009</text:p>
          </table:table-cell>
          <table:table-cell office:value-type="float" office:value="10.955664" calcext:value-type="float">
            <text:p>10.955664</text:p>
          </table:table-cell>
          <table:table-cell office:value-type="float" office:value="3.548687" calcext:value-type="float">
            <text:p>3.548687</text:p>
          </table:table-cell>
          <table:table-cell office:value-type="float" office:value="1.065424" calcext:value-type="float">
            <text:p>1.065424</text:p>
          </table:table-cell>
          <table:table-cell office:value-type="string" calcext:value-type="string">
            <text:p>0.339303</text:p>
          </table:table-cell>
        </table:table-row>
        <table:table-row table:style-name="ro1">
          <table:table-cell office:value-type="float" office:value="1527146726.48212" calcext:value-type="float">
            <text:p>1527146726.48212</text:p>
          </table:table-cell>
          <table:table-cell office:value-type="string" calcext:value-type="string">
            <text:p>TOC_x</text:p>
          </table:table-cell>
          <table:table-cell office:value-type="float" office:value="345.823029" calcext:value-type="float">
            <text:p>345.823029</text:p>
          </table:table-cell>
          <table:table-cell office:value-type="float" office:value="36.304161" calcext:value-type="float">
            <text:p>36.304161</text:p>
          </table:table-cell>
          <table:table-cell office:value-type="float" office:value="1.072603" calcext:value-type="float">
            <text:p>1.072603</text:p>
          </table:table-cell>
          <table:table-cell office:value-type="float" office:value="0.342916" calcext:value-type="float">
            <text:p>0.342916</text:p>
          </table:table-cell>
          <table:table-cell office:value-type="float" office:value="10.984655" calcext:value-type="float">
            <text:p>10.984655</text:p>
          </table:table-cell>
          <table:table-cell office:value-type="float" office:value="3.547737" calcext:value-type="float">
            <text:p>3.547737</text:p>
          </table:table-cell>
          <table:table-cell office:value-type="float" office:value="1.069775" calcext:value-type="float">
            <text:p>1.069775</text:p>
          </table:table-cell>
          <table:table-cell office:value-type="string" calcext:value-type="string">
            <text:p>0.343009</text:p>
          </table:table-cell>
        </table:table-row>
        <table:table-row table:style-name="ro1" table:visibility="filter">
          <table:table-cell office:value-type="float" office:value="1527146726.48218" calcext:value-type="float">
            <text:p>1527146726.48218</text:p>
          </table:table-cell>
          <table:table-cell office:value-type="string" calcext:value-type="string">
            <text:p>TOC_y</text:p>
          </table:table-cell>
          <table:table-cell office:value-type="float" office:value="345.823029" calcext:value-type="float">
            <text:p>345.823029</text:p>
          </table:table-cell>
          <table:table-cell office:value-type="float" office:value="36.304161" calcext:value-type="float">
            <text:p>36.304161</text:p>
          </table:table-cell>
          <table:table-cell office:value-type="float" office:value="1.072603" calcext:value-type="float">
            <text:p>1.072603</text:p>
          </table:table-cell>
          <table:table-cell office:value-type="float" office:value="0.342916" calcext:value-type="float">
            <text:p>0.342916</text:p>
          </table:table-cell>
          <table:table-cell office:value-type="float" office:value="10.984655" calcext:value-type="float">
            <text:p>10.984655</text:p>
          </table:table-cell>
          <table:table-cell office:value-type="float" office:value="3.547737" calcext:value-type="float">
            <text:p>3.547737</text:p>
          </table:table-cell>
          <table:table-cell office:value-type="float" office:value="1.069775" calcext:value-type="float">
            <text:p>1.069775</text:p>
          </table:table-cell>
          <table:table-cell office:value-type="string" calcext:value-type="string">
            <text:p>0.343009</text:p>
          </table:table-cell>
        </table:table-row>
        <table:table-row table:style-name="ro1">
          <table:table-cell office:value-type="float" office:value="1527146726.50264" calcext:value-type="float">
            <text:p>1527146726.50264</text:p>
          </table:table-cell>
          <table:table-cell office:value-type="string" calcext:value-type="string">
            <text:p>TOC_x</text:p>
          </table:table-cell>
          <table:table-cell office:value-type="float" office:value="348.147614" calcext:value-type="float">
            <text:p>348.147614</text:p>
          </table:table-cell>
          <table:table-cell office:value-type="float" office:value="35.87138" calcext:value-type="float">
            <text:p>35.87138</text:p>
          </table:table-cell>
          <table:table-cell office:value-type="float" office:value="1.076386" calcext:value-type="float">
            <text:p>1.076386</text:p>
          </table:table-cell>
          <table:table-cell office:value-type="float" office:value="0.340732" calcext:value-type="float">
            <text:p>0.340732</text:p>
          </table:table-cell>
          <table:table-cell office:value-type="float" office:value="11.021566" calcext:value-type="float">
            <text:p>11.021566</text:p>
          </table:table-cell>
          <table:table-cell office:value-type="float" office:value="3.526433" calcext:value-type="float">
            <text:p>3.526433</text:p>
          </table:table-cell>
          <table:table-cell office:value-type="float" office:value="1.072603" calcext:value-type="float">
            <text:p>1.072603</text:p>
          </table:table-cell>
          <table:table-cell office:value-type="string" calcext:value-type="string">
            <text:p>0.342916</text:p>
          </table:table-cell>
        </table:table-row>
        <table:table-row table:style-name="ro1" table:visibility="filter">
          <table:table-cell office:value-type="float" office:value="1527146726.50272" calcext:value-type="float">
            <text:p>1527146726.50272</text:p>
          </table:table-cell>
          <table:table-cell office:value-type="string" calcext:value-type="string">
            <text:p>TOC_y</text:p>
          </table:table-cell>
          <table:table-cell office:value-type="float" office:value="348.147614" calcext:value-type="float">
            <text:p>348.147614</text:p>
          </table:table-cell>
          <table:table-cell office:value-type="float" office:value="35.87138" calcext:value-type="float">
            <text:p>35.87138</text:p>
          </table:table-cell>
          <table:table-cell office:value-type="float" office:value="1.076386" calcext:value-type="float">
            <text:p>1.076386</text:p>
          </table:table-cell>
          <table:table-cell office:value-type="float" office:value="0.340732" calcext:value-type="float">
            <text:p>0.340732</text:p>
          </table:table-cell>
          <table:table-cell office:value-type="float" office:value="11.021566" calcext:value-type="float">
            <text:p>11.021566</text:p>
          </table:table-cell>
          <table:table-cell office:value-type="float" office:value="3.526433" calcext:value-type="float">
            <text:p>3.526433</text:p>
          </table:table-cell>
          <table:table-cell office:value-type="float" office:value="1.072603" calcext:value-type="float">
            <text:p>1.072603</text:p>
          </table:table-cell>
          <table:table-cell office:value-type="string" calcext:value-type="string">
            <text:p>0.342916</text:p>
          </table:table-cell>
        </table:table-row>
        <table:table-row table:style-name="ro1">
          <table:table-cell office:value-type="float" office:value="1527146726.52214" calcext:value-type="float">
            <text:p>1527146726.52214</text:p>
          </table:table-cell>
          <table:table-cell office:value-type="string" calcext:value-type="string">
            <text:p>TOC_x</text:p>
          </table:table-cell>
          <table:table-cell office:value-type="float" office:value="350.606537" calcext:value-type="float">
            <text:p>350.606537</text:p>
          </table:table-cell>
          <table:table-cell office:value-type="float" office:value="34.488018" calcext:value-type="float">
            <text:p>34.488018</text:p>
          </table:table-cell>
          <table:table-cell office:value-type="float" office:value="1.080183" calcext:value-type="float">
            <text:p>1.080183</text:p>
          </table:table-cell>
          <table:table-cell office:value-type="float" office:value="0.334002" calcext:value-type="float">
            <text:p>0.334002</text:p>
          </table:table-cell>
          <table:table-cell office:value-type="float" office:value="11.06048" calcext:value-type="float">
            <text:p>11.06048</text:p>
          </table:table-cell>
          <table:table-cell office:value-type="float" office:value="3.457442" calcext:value-type="float">
            <text:p>3.457442</text:p>
          </table:table-cell>
          <table:table-cell office:value-type="float" office:value="1.076386" calcext:value-type="float">
            <text:p>1.076386</text:p>
          </table:table-cell>
          <table:table-cell office:value-type="string" calcext:value-type="string">
            <text:p>0.340732</text:p>
          </table:table-cell>
        </table:table-row>
        <table:table-row table:style-name="ro1" table:visibility="filter">
          <table:table-cell office:value-type="float" office:value="1527146726.52219" calcext:value-type="float">
            <text:p>1527146726.52219</text:p>
          </table:table-cell>
          <table:table-cell office:value-type="string" calcext:value-type="string">
            <text:p>TOC_y</text:p>
          </table:table-cell>
          <table:table-cell office:value-type="float" office:value="350.606537" calcext:value-type="float">
            <text:p>350.606537</text:p>
          </table:table-cell>
          <table:table-cell office:value-type="float" office:value="34.488018" calcext:value-type="float">
            <text:p>34.488018</text:p>
          </table:table-cell>
          <table:table-cell office:value-type="float" office:value="1.080183" calcext:value-type="float">
            <text:p>1.080183</text:p>
          </table:table-cell>
          <table:table-cell office:value-type="float" office:value="0.334002" calcext:value-type="float">
            <text:p>0.334002</text:p>
          </table:table-cell>
          <table:table-cell office:value-type="float" office:value="11.06048" calcext:value-type="float">
            <text:p>11.06048</text:p>
          </table:table-cell>
          <table:table-cell office:value-type="float" office:value="3.457442" calcext:value-type="float">
            <text:p>3.457442</text:p>
          </table:table-cell>
          <table:table-cell office:value-type="float" office:value="1.076386" calcext:value-type="float">
            <text:p>1.076386</text:p>
          </table:table-cell>
          <table:table-cell office:value-type="string" calcext:value-type="string">
            <text:p>0.340732</text:p>
          </table:table-cell>
        </table:table-row>
        <table:table-row table:style-name="ro1">
          <table:table-cell office:value-type="float" office:value="1527146726.54269" calcext:value-type="float">
            <text:p>1527146726.54269</text:p>
          </table:table-cell>
          <table:table-cell office:value-type="string" calcext:value-type="string">
            <text:p>TOC_x</text:p>
          </table:table-cell>
          <table:table-cell office:value-type="float" office:value="350.675781" calcext:value-type="float">
            <text:p>350.675781</text:p>
          </table:table-cell>
          <table:table-cell office:value-type="float" office:value="35.08675" calcext:value-type="float">
            <text:p>35.08675</text:p>
          </table:table-cell>
          <table:table-cell office:value-type="float" office:value="1.080295" calcext:value-type="float">
            <text:p>1.080295</text:p>
          </table:table-cell>
          <table:table-cell office:value-type="float" office:value="0.337088" calcext:value-type="float">
            <text:p>0.337088</text:p>
          </table:table-cell>
          <table:table-cell office:value-type="float" office:value="11.061574" calcext:value-type="float">
            <text:p>11.061574</text:p>
          </table:table-cell>
          <table:table-cell office:value-type="float" office:value="3.487461" calcext:value-type="float">
            <text:p>3.487461</text:p>
          </table:table-cell>
          <table:table-cell office:value-type="float" office:value="1.080183" calcext:value-type="float">
            <text:p>1.080183</text:p>
          </table:table-cell>
          <table:table-cell office:value-type="string" calcext:value-type="string">
            <text:p>0.334002</text:p>
          </table:table-cell>
        </table:table-row>
        <table:table-row table:style-name="ro1" table:visibility="filter">
          <table:table-cell office:value-type="float" office:value="1527146726.54275" calcext:value-type="float">
            <text:p>1527146726.54275</text:p>
          </table:table-cell>
          <table:table-cell office:value-type="string" calcext:value-type="string">
            <text:p>TOC_y</text:p>
          </table:table-cell>
          <table:table-cell office:value-type="float" office:value="350.675781" calcext:value-type="float">
            <text:p>350.675781</text:p>
          </table:table-cell>
          <table:table-cell office:value-type="float" office:value="35.08675" calcext:value-type="float">
            <text:p>35.08675</text:p>
          </table:table-cell>
          <table:table-cell office:value-type="float" office:value="1.080295" calcext:value-type="float">
            <text:p>1.080295</text:p>
          </table:table-cell>
          <table:table-cell office:value-type="float" office:value="0.337088" calcext:value-type="float">
            <text:p>0.337088</text:p>
          </table:table-cell>
          <table:table-cell office:value-type="float" office:value="11.061574" calcext:value-type="float">
            <text:p>11.061574</text:p>
          </table:table-cell>
          <table:table-cell office:value-type="float" office:value="3.487461" calcext:value-type="float">
            <text:p>3.487461</text:p>
          </table:table-cell>
          <table:table-cell office:value-type="float" office:value="1.080183" calcext:value-type="float">
            <text:p>1.080183</text:p>
          </table:table-cell>
          <table:table-cell office:value-type="string" calcext:value-type="string">
            <text:p>0.334002</text:p>
          </table:table-cell>
        </table:table-row>
        <table:table-row table:style-name="ro1">
          <table:table-cell office:value-type="float" office:value="1527146726.56225" calcext:value-type="float">
            <text:p>1527146726.56225</text:p>
          </table:table-cell>
          <table:table-cell office:value-type="string" calcext:value-type="string">
            <text:p>TOC_x</text:p>
          </table:table-cell>
          <table:table-cell office:value-type="float" office:value="354.135742" calcext:value-type="float">
            <text:p>354.135742</text:p>
          </table:table-cell>
          <table:table-cell office:value-type="float" office:value="32.269581" calcext:value-type="float">
            <text:p>32.269581</text:p>
          </table:table-cell>
          <table:table-cell office:value-type="float" office:value="1.085628" calcext:value-type="float">
            <text:p>1.085628</text:p>
          </table:table-cell>
          <table:table-cell office:value-type="float" office:value="0.32304" calcext:value-type="float">
            <text:p>0.32304</text:p>
          </table:table-cell>
          <table:table-cell office:value-type="float" office:value="11.116094" calcext:value-type="float">
            <text:p>11.116094</text:p>
          </table:table-cell>
          <table:table-cell office:value-type="float" office:value="3.343843" calcext:value-type="float">
            <text:p>3.343843</text:p>
          </table:table-cell>
          <table:table-cell office:value-type="float" office:value="1.080295" calcext:value-type="float">
            <text:p>1.080295</text:p>
          </table:table-cell>
          <table:table-cell office:value-type="string" calcext:value-type="string">
            <text:p>0.337088</text:p>
          </table:table-cell>
        </table:table-row>
        <table:table-row table:style-name="ro1" table:visibility="filter">
          <table:table-cell office:value-type="float" office:value="1527146726.56233" calcext:value-type="float">
            <text:p>1527146726.56233</text:p>
          </table:table-cell>
          <table:table-cell office:value-type="string" calcext:value-type="string">
            <text:p>TOC_y</text:p>
          </table:table-cell>
          <table:table-cell office:value-type="float" office:value="354.135742" calcext:value-type="float">
            <text:p>354.135742</text:p>
          </table:table-cell>
          <table:table-cell office:value-type="float" office:value="32.269581" calcext:value-type="float">
            <text:p>32.269581</text:p>
          </table:table-cell>
          <table:table-cell office:value-type="float" office:value="1.085628" calcext:value-type="float">
            <text:p>1.085628</text:p>
          </table:table-cell>
          <table:table-cell office:value-type="float" office:value="0.32304" calcext:value-type="float">
            <text:p>0.32304</text:p>
          </table:table-cell>
          <table:table-cell office:value-type="float" office:value="11.116094" calcext:value-type="float">
            <text:p>11.116094</text:p>
          </table:table-cell>
          <table:table-cell office:value-type="float" office:value="3.343843" calcext:value-type="float">
            <text:p>3.343843</text:p>
          </table:table-cell>
          <table:table-cell office:value-type="float" office:value="1.080295" calcext:value-type="float">
            <text:p>1.080295</text:p>
          </table:table-cell>
          <table:table-cell office:value-type="string" calcext:value-type="string">
            <text:p>0.337088</text:p>
          </table:table-cell>
        </table:table-row>
        <table:table-row table:style-name="ro1">
          <table:table-cell office:value-type="float" office:value="1527146726.58276" calcext:value-type="float">
            <text:p>1527146726.58276</text:p>
          </table:table-cell>
          <table:table-cell office:value-type="string" calcext:value-type="string">
            <text:p>TOC_x</text:p>
          </table:table-cell>
          <table:table-cell office:value-type="float" office:value="352.707733" calcext:value-type="float">
            <text:p>352.707733</text:p>
          </table:table-cell>
          <table:table-cell office:value-type="float" office:value="33.361103" calcext:value-type="float">
            <text:p>33.361103</text:p>
          </table:table-cell>
          <table:table-cell office:value-type="float" office:value="1.083323" calcext:value-type="float">
            <text:p>1.083323</text:p>
          </table:table-cell>
          <table:table-cell office:value-type="float" office:value="0.32882" calcext:value-type="float">
            <text:p>0.32882</text:p>
          </table:table-cell>
          <table:table-cell office:value-type="float" office:value="11.093626" calcext:value-type="float">
            <text:p>11.093626</text:p>
          </table:table-cell>
          <table:table-cell office:value-type="float" office:value="3.400191" calcext:value-type="float">
            <text:p>3.400191</text:p>
          </table:table-cell>
          <table:table-cell office:value-type="float" office:value="1.085628" calcext:value-type="float">
            <text:p>1.085628</text:p>
          </table:table-cell>
          <table:table-cell office:value-type="string" calcext:value-type="string">
            <text:p>0.323040</text:p>
          </table:table-cell>
        </table:table-row>
        <table:table-row table:style-name="ro1" table:visibility="filter">
          <table:table-cell office:value-type="float" office:value="1527146726.58282" calcext:value-type="float">
            <text:p>1527146726.58282</text:p>
          </table:table-cell>
          <table:table-cell office:value-type="string" calcext:value-type="string">
            <text:p>TOC_y</text:p>
          </table:table-cell>
          <table:table-cell office:value-type="float" office:value="352.707733" calcext:value-type="float">
            <text:p>352.707733</text:p>
          </table:table-cell>
          <table:table-cell office:value-type="float" office:value="33.361103" calcext:value-type="float">
            <text:p>33.361103</text:p>
          </table:table-cell>
          <table:table-cell office:value-type="float" office:value="1.083323" calcext:value-type="float">
            <text:p>1.083323</text:p>
          </table:table-cell>
          <table:table-cell office:value-type="float" office:value="0.32882" calcext:value-type="float">
            <text:p>0.32882</text:p>
          </table:table-cell>
          <table:table-cell office:value-type="float" office:value="11.093626" calcext:value-type="float">
            <text:p>11.093626</text:p>
          </table:table-cell>
          <table:table-cell office:value-type="float" office:value="3.400191" calcext:value-type="float">
            <text:p>3.400191</text:p>
          </table:table-cell>
          <table:table-cell office:value-type="float" office:value="1.085628" calcext:value-type="float">
            <text:p>1.085628</text:p>
          </table:table-cell>
          <table:table-cell office:value-type="string" calcext:value-type="string">
            <text:p>0.323040</text:p>
          </table:table-cell>
        </table:table-row>
        <table:table-row table:style-name="ro1">
          <table:table-cell office:value-type="float" office:value="1527146726.6023" calcext:value-type="float">
            <text:p>1527146726.6023</text:p>
          </table:table-cell>
          <table:table-cell office:value-type="string" calcext:value-type="string">
            <text:p>TOC_x</text:p>
          </table:table-cell>
          <table:table-cell office:value-type="float" office:value="353.805481" calcext:value-type="float">
            <text:p>353.805481</text:p>
          </table:table-cell>
          <table:table-cell office:value-type="float" office:value="31.65164" calcext:value-type="float">
            <text:p>31.65164</text:p>
          </table:table-cell>
          <table:table-cell office:value-type="float" office:value="1.08501" calcext:value-type="float">
            <text:p>1.08501</text:p>
          </table:table-cell>
          <table:table-cell office:value-type="float" office:value="0.320159" calcext:value-type="float">
            <text:p>0.320159</text:p>
          </table:table-cell>
          <table:table-cell office:value-type="float" office:value="11.110903" calcext:value-type="float">
            <text:p>11.110903</text:p>
          </table:table-cell>
          <table:table-cell office:value-type="float" office:value="3.311498" calcext:value-type="float">
            <text:p>3.311498</text:p>
          </table:table-cell>
          <table:table-cell office:value-type="float" office:value="1.083323" calcext:value-type="float">
            <text:p>1.083323</text:p>
          </table:table-cell>
          <table:table-cell office:value-type="string" calcext:value-type="string">
            <text:p>0.328820</text:p>
          </table:table-cell>
        </table:table-row>
        <table:table-row table:style-name="ro1" table:visibility="filter">
          <table:table-cell office:value-type="float" office:value="1527146726.60239" calcext:value-type="float">
            <text:p>1527146726.60239</text:p>
          </table:table-cell>
          <table:table-cell office:value-type="string" calcext:value-type="string">
            <text:p>TOC_y</text:p>
          </table:table-cell>
          <table:table-cell office:value-type="float" office:value="353.805481" calcext:value-type="float">
            <text:p>353.805481</text:p>
          </table:table-cell>
          <table:table-cell office:value-type="float" office:value="31.65164" calcext:value-type="float">
            <text:p>31.65164</text:p>
          </table:table-cell>
          <table:table-cell office:value-type="float" office:value="1.08501" calcext:value-type="float">
            <text:p>1.08501</text:p>
          </table:table-cell>
          <table:table-cell office:value-type="float" office:value="0.320159" calcext:value-type="float">
            <text:p>0.320159</text:p>
          </table:table-cell>
          <table:table-cell office:value-type="float" office:value="11.110903" calcext:value-type="float">
            <text:p>11.110903</text:p>
          </table:table-cell>
          <table:table-cell office:value-type="float" office:value="3.311498" calcext:value-type="float">
            <text:p>3.311498</text:p>
          </table:table-cell>
          <table:table-cell office:value-type="float" office:value="1.083323" calcext:value-type="float">
            <text:p>1.083323</text:p>
          </table:table-cell>
          <table:table-cell office:value-type="string" calcext:value-type="string">
            <text:p>0.328820</text:p>
          </table:table-cell>
        </table:table-row>
        <table:table-row table:style-name="ro1">
          <table:table-cell office:value-type="float" office:value="1527146726.62178" calcext:value-type="float">
            <text:p>1527146726.62178</text:p>
          </table:table-cell>
          <table:table-cell office:value-type="string" calcext:value-type="string">
            <text:p>TOC_x</text:p>
          </table:table-cell>
          <table:table-cell office:value-type="float" office:value="351.483765" calcext:value-type="float">
            <text:p>351.483765</text:p>
          </table:table-cell>
          <table:table-cell office:value-type="float" office:value="32.479939" calcext:value-type="float">
            <text:p>32.479939</text:p>
          </table:table-cell>
          <table:table-cell office:value-type="float" office:value="1.081447" calcext:value-type="float">
            <text:p>1.081447</text:p>
          </table:table-cell>
          <table:table-cell office:value-type="float" office:value="0.324375" calcext:value-type="float">
            <text:p>0.324375</text:p>
          </table:table-cell>
          <table:table-cell office:value-type="float" office:value="11.074331" calcext:value-type="float">
            <text:p>11.074331</text:p>
          </table:table-cell>
          <table:table-cell office:value-type="float" office:value="3.354765" calcext:value-type="float">
            <text:p>3.354765</text:p>
          </table:table-cell>
          <table:table-cell office:value-type="float" office:value="1.08501" calcext:value-type="float">
            <text:p>1.08501</text:p>
          </table:table-cell>
          <table:table-cell office:value-type="string" calcext:value-type="string">
            <text:p>0.320159</text:p>
          </table:table-cell>
        </table:table-row>
        <table:table-row table:style-name="ro1" table:visibility="filter">
          <table:table-cell office:value-type="float" office:value="1527146726.62188" calcext:value-type="float">
            <text:p>1527146726.62188</text:p>
          </table:table-cell>
          <table:table-cell office:value-type="string" calcext:value-type="string">
            <text:p>TOC_y</text:p>
          </table:table-cell>
          <table:table-cell office:value-type="float" office:value="351.483765" calcext:value-type="float">
            <text:p>351.483765</text:p>
          </table:table-cell>
          <table:table-cell office:value-type="float" office:value="32.479939" calcext:value-type="float">
            <text:p>32.479939</text:p>
          </table:table-cell>
          <table:table-cell office:value-type="float" office:value="1.081447" calcext:value-type="float">
            <text:p>1.081447</text:p>
          </table:table-cell>
          <table:table-cell office:value-type="float" office:value="0.324375" calcext:value-type="float">
            <text:p>0.324375</text:p>
          </table:table-cell>
          <table:table-cell office:value-type="float" office:value="11.074331" calcext:value-type="float">
            <text:p>11.074331</text:p>
          </table:table-cell>
          <table:table-cell office:value-type="float" office:value="3.354765" calcext:value-type="float">
            <text:p>3.354765</text:p>
          </table:table-cell>
          <table:table-cell office:value-type="float" office:value="1.08501" calcext:value-type="float">
            <text:p>1.08501</text:p>
          </table:table-cell>
          <table:table-cell office:value-type="string" calcext:value-type="string">
            <text:p>0.320159</text:p>
          </table:table-cell>
        </table:table-row>
        <table:table-row table:style-name="ro1">
          <table:table-cell office:value-type="float" office:value="1527146726.64235" calcext:value-type="float">
            <text:p>1527146726.64235</text:p>
          </table:table-cell>
          <table:table-cell office:value-type="string" calcext:value-type="string">
            <text:p>TOC_x</text:p>
          </table:table-cell>
          <table:table-cell office:value-type="float" office:value="352.593445" calcext:value-type="float">
            <text:p>352.593445</text:p>
          </table:table-cell>
          <table:table-cell office:value-type="float" office:value="30.824507" calcext:value-type="float">
            <text:p>30.824507</text:p>
          </table:table-cell>
          <table:table-cell office:value-type="float" office:value="1.083242" calcext:value-type="float">
            <text:p>1.083242</text:p>
          </table:table-cell>
          <table:table-cell office:value-type="float" office:value="0.315445" calcext:value-type="float">
            <text:p>0.315445</text:p>
          </table:table-cell>
          <table:table-cell office:value-type="float" office:value="11.091825" calcext:value-type="float">
            <text:p>11.091825</text:p>
          </table:table-cell>
          <table:table-cell office:value-type="float" office:value="3.267747" calcext:value-type="float">
            <text:p>3.267747</text:p>
          </table:table-cell>
          <table:table-cell office:value-type="float" office:value="1.081447" calcext:value-type="float">
            <text:p>1.081447</text:p>
          </table:table-cell>
          <table:table-cell office:value-type="string" calcext:value-type="string">
            <text:p>0.324375</text:p>
          </table:table-cell>
        </table:table-row>
        <table:table-row table:style-name="ro1" table:visibility="filter">
          <table:table-cell office:value-type="float" office:value="1527146726.64241" calcext:value-type="float">
            <text:p>1527146726.64241</text:p>
          </table:table-cell>
          <table:table-cell office:value-type="string" calcext:value-type="string">
            <text:p>TOC_y</text:p>
          </table:table-cell>
          <table:table-cell office:value-type="float" office:value="352.593445" calcext:value-type="float">
            <text:p>352.593445</text:p>
          </table:table-cell>
          <table:table-cell office:value-type="float" office:value="30.824507" calcext:value-type="float">
            <text:p>30.824507</text:p>
          </table:table-cell>
          <table:table-cell office:value-type="float" office:value="1.083242" calcext:value-type="float">
            <text:p>1.083242</text:p>
          </table:table-cell>
          <table:table-cell office:value-type="float" office:value="0.315445" calcext:value-type="float">
            <text:p>0.315445</text:p>
          </table:table-cell>
          <table:table-cell office:value-type="float" office:value="11.091825" calcext:value-type="float">
            <text:p>11.091825</text:p>
          </table:table-cell>
          <table:table-cell office:value-type="float" office:value="3.267747" calcext:value-type="float">
            <text:p>3.267747</text:p>
          </table:table-cell>
          <table:table-cell office:value-type="float" office:value="1.081447" calcext:value-type="float">
            <text:p>1.081447</text:p>
          </table:table-cell>
          <table:table-cell office:value-type="string" calcext:value-type="string">
            <text:p>0.324375</text:p>
          </table:table-cell>
        </table:table-row>
        <table:table-row table:style-name="ro1">
          <table:table-cell office:value-type="float" office:value="1527146726.66285" calcext:value-type="float">
            <text:p>1527146726.66285</text:p>
          </table:table-cell>
          <table:table-cell office:value-type="string" calcext:value-type="string">
            <text:p>TOC_x</text:p>
          </table:table-cell>
          <table:table-cell office:value-type="float" office:value="353.023376" calcext:value-type="float">
            <text:p>353.023376</text:p>
          </table:table-cell>
          <table:table-cell office:value-type="float" office:value="27.953331" calcext:value-type="float">
            <text:p>27.953331</text:p>
          </table:table-cell>
          <table:table-cell office:value-type="float" office:value="1.083938" calcext:value-type="float">
            <text:p>1.083938</text:p>
          </table:table-cell>
          <table:table-cell office:value-type="float" office:value="0.299348" calcext:value-type="float">
            <text:p>0.299348</text:p>
          </table:table-cell>
          <table:table-cell office:value-type="float" office:value="11.098595" calcext:value-type="float">
            <text:p>11.098595</text:p>
          </table:table-cell>
          <table:table-cell office:value-type="float" office:value="3.111092" calcext:value-type="float">
            <text:p>3.111092</text:p>
          </table:table-cell>
          <table:table-cell office:value-type="float" office:value="1.083242" calcext:value-type="float">
            <text:p>1.083242</text:p>
          </table:table-cell>
          <table:table-cell office:value-type="string" calcext:value-type="string">
            <text:p>0.315445</text:p>
          </table:table-cell>
        </table:table-row>
        <table:table-row table:style-name="ro1" table:visibility="filter">
          <table:table-cell office:value-type="float" office:value="1527146726.66291" calcext:value-type="float">
            <text:p>1527146726.66291</text:p>
          </table:table-cell>
          <table:table-cell office:value-type="string" calcext:value-type="string">
            <text:p>TOC_y</text:p>
          </table:table-cell>
          <table:table-cell office:value-type="float" office:value="353.023376" calcext:value-type="float">
            <text:p>353.023376</text:p>
          </table:table-cell>
          <table:table-cell office:value-type="float" office:value="27.953331" calcext:value-type="float">
            <text:p>27.953331</text:p>
          </table:table-cell>
          <table:table-cell office:value-type="float" office:value="1.083938" calcext:value-type="float">
            <text:p>1.083938</text:p>
          </table:table-cell>
          <table:table-cell office:value-type="float" office:value="0.299348" calcext:value-type="float">
            <text:p>0.299348</text:p>
          </table:table-cell>
          <table:table-cell office:value-type="float" office:value="11.098595" calcext:value-type="float">
            <text:p>11.098595</text:p>
          </table:table-cell>
          <table:table-cell office:value-type="float" office:value="3.111092" calcext:value-type="float">
            <text:p>3.111092</text:p>
          </table:table-cell>
          <table:table-cell office:value-type="float" office:value="1.083242" calcext:value-type="float">
            <text:p>1.083242</text:p>
          </table:table-cell>
          <table:table-cell office:value-type="string" calcext:value-type="string">
            <text:p>0.315445</text:p>
          </table:table-cell>
        </table:table-row>
        <table:table-row table:style-name="ro1">
          <table:table-cell office:value-type="float" office:value="1527146726.68234" calcext:value-type="float">
            <text:p>1527146726.68234</text:p>
          </table:table-cell>
          <table:table-cell office:value-type="string" calcext:value-type="string">
            <text:p>TOC_x</text:p>
          </table:table-cell>
          <table:table-cell office:value-type="float" office:value="352.410187" calcext:value-type="float">
            <text:p>352.410187</text:p>
          </table:table-cell>
          <table:table-cell office:value-type="float" office:value="26.572025" calcext:value-type="float">
            <text:p>26.572025</text:p>
          </table:table-cell>
          <table:table-cell office:value-type="float" office:value="1.082999" calcext:value-type="float">
            <text:p>1.082999</text:p>
          </table:table-cell>
          <table:table-cell office:value-type="float" office:value="0.291744" calcext:value-type="float">
            <text:p>0.291744</text:p>
          </table:table-cell>
          <table:table-cell office:value-type="float" office:value="11.088937" calcext:value-type="float">
            <text:p>11.088937</text:p>
          </table:table-cell>
          <table:table-cell office:value-type="float" office:value="3.032837" calcext:value-type="float">
            <text:p>3.032837</text:p>
          </table:table-cell>
          <table:table-cell office:value-type="float" office:value="1.083938" calcext:value-type="float">
            <text:p>1.083938</text:p>
          </table:table-cell>
          <table:table-cell office:value-type="string" calcext:value-type="string">
            <text:p>0.299348</text:p>
          </table:table-cell>
        </table:table-row>
        <table:table-row table:style-name="ro1" table:visibility="filter">
          <table:table-cell office:value-type="float" office:value="1527146726.6824" calcext:value-type="float">
            <text:p>1527146726.6824</text:p>
          </table:table-cell>
          <table:table-cell office:value-type="string" calcext:value-type="string">
            <text:p>TOC_y</text:p>
          </table:table-cell>
          <table:table-cell office:value-type="float" office:value="352.410187" calcext:value-type="float">
            <text:p>352.410187</text:p>
          </table:table-cell>
          <table:table-cell office:value-type="float" office:value="26.572025" calcext:value-type="float">
            <text:p>26.572025</text:p>
          </table:table-cell>
          <table:table-cell office:value-type="float" office:value="1.082999" calcext:value-type="float">
            <text:p>1.082999</text:p>
          </table:table-cell>
          <table:table-cell office:value-type="float" office:value="0.291744" calcext:value-type="float">
            <text:p>0.291744</text:p>
          </table:table-cell>
          <table:table-cell office:value-type="float" office:value="11.088937" calcext:value-type="float">
            <text:p>11.088937</text:p>
          </table:table-cell>
          <table:table-cell office:value-type="float" office:value="3.032837" calcext:value-type="float">
            <text:p>3.032837</text:p>
          </table:table-cell>
          <table:table-cell office:value-type="float" office:value="1.083938" calcext:value-type="float">
            <text:p>1.083938</text:p>
          </table:table-cell>
          <table:table-cell office:value-type="string" calcext:value-type="string">
            <text:p>0.299348</text:p>
          </table:table-cell>
        </table:table-row>
        <table:table-row table:style-name="ro1">
          <table:table-cell office:value-type="float" office:value="1527146726.70286" calcext:value-type="float">
            <text:p>1527146726.70286</text:p>
          </table:table-cell>
          <table:table-cell office:value-type="string" calcext:value-type="string">
            <text:p>TOC_x</text:p>
          </table:table-cell>
          <table:table-cell office:value-type="float" office:value="350.796509" calcext:value-type="float">
            <text:p>350.796509</text:p>
          </table:table-cell>
          <table:table-cell office:value-type="float" office:value="24.905634" calcext:value-type="float">
            <text:p>24.905634</text:p>
          </table:table-cell>
          <table:table-cell office:value-type="float" office:value="1.080384" calcext:value-type="float">
            <text:p>1.080384</text:p>
          </table:table-cell>
          <table:table-cell office:value-type="float" office:value="0.281767" calcext:value-type="float">
            <text:p>0.281767</text:p>
          </table:table-cell>
          <table:table-cell office:value-type="float" office:value="11.063482" calcext:value-type="float">
            <text:p>11.063482</text:p>
          </table:table-cell>
          <table:table-cell office:value-type="float" office:value="2.935703" calcext:value-type="float">
            <text:p>2.935703</text:p>
          </table:table-cell>
          <table:table-cell office:value-type="float" office:value="1.082999" calcext:value-type="float">
            <text:p>1.082999</text:p>
          </table:table-cell>
          <table:table-cell office:value-type="string" calcext:value-type="string">
            <text:p>0.291744</text:p>
          </table:table-cell>
        </table:table-row>
        <table:table-row table:style-name="ro1" table:visibility="filter">
          <table:table-cell office:value-type="float" office:value="1527146726.70291" calcext:value-type="float">
            <text:p>1527146726.70291</text:p>
          </table:table-cell>
          <table:table-cell office:value-type="string" calcext:value-type="string">
            <text:p>TOC_y</text:p>
          </table:table-cell>
          <table:table-cell office:value-type="float" office:value="350.796509" calcext:value-type="float">
            <text:p>350.796509</text:p>
          </table:table-cell>
          <table:table-cell office:value-type="float" office:value="24.905634" calcext:value-type="float">
            <text:p>24.905634</text:p>
          </table:table-cell>
          <table:table-cell office:value-type="float" office:value="1.080384" calcext:value-type="float">
            <text:p>1.080384</text:p>
          </table:table-cell>
          <table:table-cell office:value-type="float" office:value="0.281767" calcext:value-type="float">
            <text:p>0.281767</text:p>
          </table:table-cell>
          <table:table-cell office:value-type="float" office:value="11.063482" calcext:value-type="float">
            <text:p>11.063482</text:p>
          </table:table-cell>
          <table:table-cell office:value-type="float" office:value="2.935703" calcext:value-type="float">
            <text:p>2.935703</text:p>
          </table:table-cell>
          <table:table-cell office:value-type="float" office:value="1.082999" calcext:value-type="float">
            <text:p>1.082999</text:p>
          </table:table-cell>
          <table:table-cell office:value-type="string" calcext:value-type="string">
            <text:p>0.291744</text:p>
          </table:table-cell>
        </table:table-row>
        <table:table-row table:style-name="ro1">
          <table:table-cell office:value-type="float" office:value="1527146726.72229" calcext:value-type="float">
            <text:p>1527146726.72229</text:p>
          </table:table-cell>
          <table:table-cell office:value-type="string" calcext:value-type="string">
            <text:p>TOC_x</text:p>
          </table:table-cell>
          <table:table-cell office:value-type="float" office:value="350.172821" calcext:value-type="float">
            <text:p>350.172821</text:p>
          </table:table-cell>
          <table:table-cell office:value-type="float" office:value="22.688093" calcext:value-type="float">
            <text:p>22.688093</text:p>
          </table:table-cell>
          <table:table-cell office:value-type="float" office:value="1.079426" calcext:value-type="float">
            <text:p>1.079426</text:p>
          </table:table-cell>
          <table:table-cell office:value-type="float" office:value="0.268684" calcext:value-type="float">
            <text:p>0.268684</text:p>
          </table:table-cell>
          <table:table-cell office:value-type="float" office:value="11.053628" calcext:value-type="float">
            <text:p>11.053628</text:p>
          </table:table-cell>
          <table:table-cell office:value-type="float" office:value="2.801213" calcext:value-type="float">
            <text:p>2.801213</text:p>
          </table:table-cell>
          <table:table-cell office:value-type="float" office:value="1.080384" calcext:value-type="float">
            <text:p>1.080384</text:p>
          </table:table-cell>
          <table:table-cell office:value-type="string" calcext:value-type="string">
            <text:p>0.281767</text:p>
          </table:table-cell>
        </table:table-row>
        <table:table-row table:style-name="ro1" table:visibility="filter">
          <table:table-cell office:value-type="float" office:value="1527146726.7224" calcext:value-type="float">
            <text:p>1527146726.7224</text:p>
          </table:table-cell>
          <table:table-cell office:value-type="string" calcext:value-type="string">
            <text:p>TOC_y</text:p>
          </table:table-cell>
          <table:table-cell office:value-type="float" office:value="350.172821" calcext:value-type="float">
            <text:p>350.172821</text:p>
          </table:table-cell>
          <table:table-cell office:value-type="float" office:value="22.688093" calcext:value-type="float">
            <text:p>22.688093</text:p>
          </table:table-cell>
          <table:table-cell office:value-type="float" office:value="1.079426" calcext:value-type="float">
            <text:p>1.079426</text:p>
          </table:table-cell>
          <table:table-cell office:value-type="float" office:value="0.268684" calcext:value-type="float">
            <text:p>0.268684</text:p>
          </table:table-cell>
          <table:table-cell office:value-type="float" office:value="11.053628" calcext:value-type="float">
            <text:p>11.053628</text:p>
          </table:table-cell>
          <table:table-cell office:value-type="float" office:value="2.801213" calcext:value-type="float">
            <text:p>2.801213</text:p>
          </table:table-cell>
          <table:table-cell office:value-type="float" office:value="1.080384" calcext:value-type="float">
            <text:p>1.080384</text:p>
          </table:table-cell>
          <table:table-cell office:value-type="string" calcext:value-type="string">
            <text:p>0.281767</text:p>
          </table:table-cell>
        </table:table-row>
        <table:table-row table:style-name="ro1">
          <table:table-cell office:value-type="float" office:value="1527146726.74292" calcext:value-type="float">
            <text:p>1527146726.74292</text:p>
          </table:table-cell>
          <table:table-cell office:value-type="string" calcext:value-type="string">
            <text:p>TOC_x</text:p>
          </table:table-cell>
          <table:table-cell office:value-type="float" office:value="348.303162" calcext:value-type="float">
            <text:p>348.303162</text:p>
          </table:table-cell>
          <table:table-cell office:value-type="float" office:value="21.964506" calcext:value-type="float">
            <text:p>21.964506</text:p>
          </table:table-cell>
          <table:table-cell office:value-type="float" office:value="1.076373" calcext:value-type="float">
            <text:p>1.076373</text:p>
          </table:table-cell>
          <table:table-cell office:value-type="float" office:value="0.264013" calcext:value-type="float">
            <text:p>0.264013</text:p>
          </table:table-cell>
          <table:table-cell office:value-type="float" office:value="11.024036" calcext:value-type="float">
            <text:p>11.024036</text:p>
          </table:table-cell>
          <table:table-cell office:value-type="float" office:value="2.755934" calcext:value-type="float">
            <text:p>2.755934</text:p>
          </table:table-cell>
          <table:table-cell office:value-type="float" office:value="1.079426" calcext:value-type="float">
            <text:p>1.079426</text:p>
          </table:table-cell>
          <table:table-cell office:value-type="string" calcext:value-type="string">
            <text:p>0.268684</text:p>
          </table:table-cell>
        </table:table-row>
        <table:table-row table:style-name="ro1" table:visibility="filter">
          <table:table-cell office:value-type="float" office:value="1527146726.74297" calcext:value-type="float">
            <text:p>1527146726.74297</text:p>
          </table:table-cell>
          <table:table-cell office:value-type="string" calcext:value-type="string">
            <text:p>TOC_y</text:p>
          </table:table-cell>
          <table:table-cell office:value-type="float" office:value="348.303162" calcext:value-type="float">
            <text:p>348.303162</text:p>
          </table:table-cell>
          <table:table-cell office:value-type="float" office:value="21.964506" calcext:value-type="float">
            <text:p>21.964506</text:p>
          </table:table-cell>
          <table:table-cell office:value-type="float" office:value="1.076373" calcext:value-type="float">
            <text:p>1.076373</text:p>
          </table:table-cell>
          <table:table-cell office:value-type="float" office:value="0.264013" calcext:value-type="float">
            <text:p>0.264013</text:p>
          </table:table-cell>
          <table:table-cell office:value-type="float" office:value="11.024036" calcext:value-type="float">
            <text:p>11.024036</text:p>
          </table:table-cell>
          <table:table-cell office:value-type="float" office:value="2.755934" calcext:value-type="float">
            <text:p>2.755934</text:p>
          </table:table-cell>
          <table:table-cell office:value-type="float" office:value="1.079426" calcext:value-type="float">
            <text:p>1.079426</text:p>
          </table:table-cell>
          <table:table-cell office:value-type="string" calcext:value-type="string">
            <text:p>0.268684</text:p>
          </table:table-cell>
        </table:table-row>
        <table:table-row table:style-name="ro1">
          <table:table-cell office:value-type="float" office:value="1527146726.76254" calcext:value-type="float">
            <text:p>1527146726.76254</text:p>
          </table:table-cell>
          <table:table-cell office:value-type="string" calcext:value-type="string">
            <text:p>TOC_x</text:p>
          </table:table-cell>
          <table:table-cell office:value-type="float" office:value="345.386261" calcext:value-type="float">
            <text:p>345.386261</text:p>
          </table:table-cell>
          <table:table-cell office:value-type="float" office:value="19.375071" calcext:value-type="float">
            <text:p>19.375071</text:p>
          </table:table-cell>
          <table:table-cell office:value-type="float" office:value="1.071833" calcext:value-type="float">
            <text:p>1.071833</text:p>
          </table:table-cell>
          <table:table-cell office:value-type="float" office:value="0.247497" calcext:value-type="float">
            <text:p>0.247497</text:p>
          </table:table-cell>
          <table:table-cell office:value-type="float" office:value="10.977707" calcext:value-type="float">
            <text:p>10.977707</text:p>
          </table:table-cell>
          <table:table-cell office:value-type="float" office:value="2.587402" calcext:value-type="float">
            <text:p>2.587402</text:p>
          </table:table-cell>
          <table:table-cell office:value-type="float" office:value="1.076373" calcext:value-type="float">
            <text:p>1.076373</text:p>
          </table:table-cell>
          <table:table-cell office:value-type="string" calcext:value-type="string">
            <text:p>0.264013</text:p>
          </table:table-cell>
        </table:table-row>
        <table:table-row table:style-name="ro1" table:visibility="filter">
          <table:table-cell office:value-type="float" office:value="1527146726.76259" calcext:value-type="float">
            <text:p>1527146726.76259</text:p>
          </table:table-cell>
          <table:table-cell office:value-type="string" calcext:value-type="string">
            <text:p>TOC_y</text:p>
          </table:table-cell>
          <table:table-cell office:value-type="float" office:value="345.386261" calcext:value-type="float">
            <text:p>345.386261</text:p>
          </table:table-cell>
          <table:table-cell office:value-type="float" office:value="19.375071" calcext:value-type="float">
            <text:p>19.375071</text:p>
          </table:table-cell>
          <table:table-cell office:value-type="float" office:value="1.071833" calcext:value-type="float">
            <text:p>1.071833</text:p>
          </table:table-cell>
          <table:table-cell office:value-type="float" office:value="0.247497" calcext:value-type="float">
            <text:p>0.247497</text:p>
          </table:table-cell>
          <table:table-cell office:value-type="float" office:value="10.977707" calcext:value-type="float">
            <text:p>10.977707</text:p>
          </table:table-cell>
          <table:table-cell office:value-type="float" office:value="2.587402" calcext:value-type="float">
            <text:p>2.587402</text:p>
          </table:table-cell>
          <table:table-cell office:value-type="float" office:value="1.076373" calcext:value-type="float">
            <text:p>1.076373</text:p>
          </table:table-cell>
          <table:table-cell office:value-type="string" calcext:value-type="string">
            <text:p>0.264013</text:p>
          </table:table-cell>
        </table:table-row>
        <table:table-row table:style-name="ro1">
          <table:table-cell office:value-type="float" office:value="1527146726.78207" calcext:value-type="float">
            <text:p>1527146726.78207</text:p>
          </table:table-cell>
          <table:table-cell office:value-type="string" calcext:value-type="string">
            <text:p>TOC_x</text:p>
          </table:table-cell>
          <table:table-cell office:value-type="float" office:value="344.259491" calcext:value-type="float">
            <text:p>344.259491</text:p>
          </table:table-cell>
          <table:table-cell office:value-type="float" office:value="17.230696" calcext:value-type="float">
            <text:p>17.230696</text:p>
          </table:table-cell>
          <table:table-cell office:value-type="float" office:value="1.07008" calcext:value-type="float">
            <text:p>1.07008</text:p>
          </table:table-cell>
          <table:table-cell office:value-type="float" office:value="0.233012" calcext:value-type="float">
            <text:p>0.233012</text:p>
          </table:table-cell>
          <table:table-cell office:value-type="float" office:value="10.959758" calcext:value-type="float">
            <text:p>10.959758</text:p>
          </table:table-cell>
          <table:table-cell office:value-type="float" office:value="2.439096" calcext:value-type="float">
            <text:p>2.439096</text:p>
          </table:table-cell>
          <table:table-cell office:value-type="float" office:value="1.071833" calcext:value-type="float">
            <text:p>1.071833</text:p>
          </table:table-cell>
          <table:table-cell office:value-type="string" calcext:value-type="string">
            <text:p>0.247497</text:p>
          </table:table-cell>
        </table:table-row>
        <table:table-row table:style-name="ro1" table:visibility="filter">
          <table:table-cell office:value-type="float" office:value="1527146726.78213" calcext:value-type="float">
            <text:p>1527146726.78213</text:p>
          </table:table-cell>
          <table:table-cell office:value-type="string" calcext:value-type="string">
            <text:p>TOC_y</text:p>
          </table:table-cell>
          <table:table-cell office:value-type="float" office:value="344.259491" calcext:value-type="float">
            <text:p>344.259491</text:p>
          </table:table-cell>
          <table:table-cell office:value-type="float" office:value="17.230696" calcext:value-type="float">
            <text:p>17.230696</text:p>
          </table:table-cell>
          <table:table-cell office:value-type="float" office:value="1.07008" calcext:value-type="float">
            <text:p>1.07008</text:p>
          </table:table-cell>
          <table:table-cell office:value-type="float" office:value="0.233012" calcext:value-type="float">
            <text:p>0.233012</text:p>
          </table:table-cell>
          <table:table-cell office:value-type="float" office:value="10.959758" calcext:value-type="float">
            <text:p>10.959758</text:p>
          </table:table-cell>
          <table:table-cell office:value-type="float" office:value="2.439096" calcext:value-type="float">
            <text:p>2.439096</text:p>
          </table:table-cell>
          <table:table-cell office:value-type="float" office:value="1.071833" calcext:value-type="float">
            <text:p>1.071833</text:p>
          </table:table-cell>
          <table:table-cell office:value-type="string" calcext:value-type="string">
            <text:p>0.247497</text:p>
          </table:table-cell>
        </table:table-row>
        <table:table-row table:style-name="ro1">
          <table:table-cell office:value-type="float" office:value="1527146726.80265" calcext:value-type="float">
            <text:p>1527146726.80265</text:p>
          </table:table-cell>
          <table:table-cell office:value-type="string" calcext:value-type="string">
            <text:p>TOC_x</text:p>
          </table:table-cell>
          <table:table-cell office:value-type="float" office:value="340.630035" calcext:value-type="float">
            <text:p>340.630035</text:p>
          </table:table-cell>
          <table:table-cell office:value-type="float" office:value="15.17794" calcext:value-type="float">
            <text:p>15.17794</text:p>
          </table:table-cell>
          <table:table-cell office:value-type="float" office:value="1.064142" calcext:value-type="float">
            <text:p>1.064142</text:p>
          </table:table-cell>
          <table:table-cell office:value-type="float" office:value="0.217574" calcext:value-type="float">
            <text:p>0.217574</text:p>
          </table:table-cell>
          <table:table-cell office:value-type="float" office:value="10.901746" calcext:value-type="float">
            <text:p>10.901746</text:p>
          </table:table-cell>
          <table:table-cell office:value-type="float" office:value="2.288259" calcext:value-type="float">
            <text:p>2.288259</text:p>
          </table:table-cell>
          <table:table-cell office:value-type="float" office:value="1.07008" calcext:value-type="float">
            <text:p>1.07008</text:p>
          </table:table-cell>
          <table:table-cell office:value-type="string" calcext:value-type="string">
            <text:p>0.233012</text:p>
          </table:table-cell>
        </table:table-row>
        <table:table-row table:style-name="ro1" table:visibility="filter">
          <table:table-cell office:value-type="float" office:value="1527146726.80271" calcext:value-type="float">
            <text:p>1527146726.80271</text:p>
          </table:table-cell>
          <table:table-cell office:value-type="string" calcext:value-type="string">
            <text:p>TOC_y</text:p>
          </table:table-cell>
          <table:table-cell office:value-type="float" office:value="340.630035" calcext:value-type="float">
            <text:p>340.630035</text:p>
          </table:table-cell>
          <table:table-cell office:value-type="float" office:value="15.17794" calcext:value-type="float">
            <text:p>15.17794</text:p>
          </table:table-cell>
          <table:table-cell office:value-type="float" office:value="1.064142" calcext:value-type="float">
            <text:p>1.064142</text:p>
          </table:table-cell>
          <table:table-cell office:value-type="float" office:value="0.217574" calcext:value-type="float">
            <text:p>0.217574</text:p>
          </table:table-cell>
          <table:table-cell office:value-type="float" office:value="10.901746" calcext:value-type="float">
            <text:p>10.901746</text:p>
          </table:table-cell>
          <table:table-cell office:value-type="float" office:value="2.288259" calcext:value-type="float">
            <text:p>2.288259</text:p>
          </table:table-cell>
          <table:table-cell office:value-type="float" office:value="1.07008" calcext:value-type="float">
            <text:p>1.07008</text:p>
          </table:table-cell>
          <table:table-cell office:value-type="string" calcext:value-type="string">
            <text:p>0.233012</text:p>
          </table:table-cell>
        </table:table-row>
        <table:table-row table:style-name="ro1">
          <table:table-cell office:value-type="float" office:value="1527146726.82214" calcext:value-type="float">
            <text:p>1527146726.82214</text:p>
          </table:table-cell>
          <table:table-cell office:value-type="string" calcext:value-type="string">
            <text:p>TOC_x</text:p>
          </table:table-cell>
          <table:table-cell office:value-type="float" office:value="337.33429" calcext:value-type="float">
            <text:p>337.33429</text:p>
          </table:table-cell>
          <table:table-cell office:value-type="float" office:value="13.768702" calcext:value-type="float">
            <text:p>13.768702</text:p>
          </table:table-cell>
          <table:table-cell office:value-type="float" office:value="1.058948" calcext:value-type="float">
            <text:p>1.058948</text:p>
          </table:table-cell>
          <table:table-cell office:value-type="float" office:value="0.206825" calcext:value-type="float">
            <text:p>0.206825</text:p>
          </table:table-cell>
          <table:table-cell office:value-type="float" office:value="10.848796" calcext:value-type="float">
            <text:p>10.848796</text:p>
          </table:table-cell>
          <table:table-cell office:value-type="float" office:value="2.178682" calcext:value-type="float">
            <text:p>2.178682</text:p>
          </table:table-cell>
          <table:table-cell office:value-type="float" office:value="1.064142" calcext:value-type="float">
            <text:p>1.064142</text:p>
          </table:table-cell>
          <table:table-cell office:value-type="string" calcext:value-type="string">
            <text:p>0.217574</text:p>
          </table:table-cell>
        </table:table-row>
        <table:table-row table:style-name="ro1" table:visibility="filter">
          <table:table-cell office:value-type="float" office:value="1527146726.8222" calcext:value-type="float">
            <text:p>1527146726.8222</text:p>
          </table:table-cell>
          <table:table-cell office:value-type="string" calcext:value-type="string">
            <text:p>TOC_y</text:p>
          </table:table-cell>
          <table:table-cell office:value-type="float" office:value="337.33429" calcext:value-type="float">
            <text:p>337.33429</text:p>
          </table:table-cell>
          <table:table-cell office:value-type="float" office:value="13.768702" calcext:value-type="float">
            <text:p>13.768702</text:p>
          </table:table-cell>
          <table:table-cell office:value-type="float" office:value="1.058948" calcext:value-type="float">
            <text:p>1.058948</text:p>
          </table:table-cell>
          <table:table-cell office:value-type="float" office:value="0.206825" calcext:value-type="float">
            <text:p>0.206825</text:p>
          </table:table-cell>
          <table:table-cell office:value-type="float" office:value="10.848796" calcext:value-type="float">
            <text:p>10.848796</text:p>
          </table:table-cell>
          <table:table-cell office:value-type="float" office:value="2.178682" calcext:value-type="float">
            <text:p>2.178682</text:p>
          </table:table-cell>
          <table:table-cell office:value-type="float" office:value="1.064142" calcext:value-type="float">
            <text:p>1.064142</text:p>
          </table:table-cell>
          <table:table-cell office:value-type="string" calcext:value-type="string">
            <text:p>0.217574</text:p>
          </table:table-cell>
        </table:table-row>
        <table:table-row table:style-name="ro1">
          <table:table-cell office:value-type="float" office:value="1527146726.84261" calcext:value-type="float">
            <text:p>1527146726.84261</text:p>
          </table:table-cell>
          <table:table-cell office:value-type="string" calcext:value-type="string">
            <text:p>TOC_x</text:p>
          </table:table-cell>
          <table:table-cell office:value-type="float" office:value="334.337769" calcext:value-type="float">
            <text:p>334.337769</text:p>
          </table:table-cell>
          <table:table-cell office:value-type="float" office:value="12.264688" calcext:value-type="float">
            <text:p>12.264688</text:p>
          </table:table-cell>
          <table:table-cell office:value-type="float" office:value="1.053999" calcext:value-type="float">
            <text:p>1.053999</text:p>
          </table:table-cell>
          <table:table-cell office:value-type="float" office:value="0.194209" calcext:value-type="float">
            <text:p>0.194209</text:p>
          </table:table-cell>
          <table:table-cell office:value-type="float" office:value="10.800431" calcext:value-type="float">
            <text:p>10.800431</text:p>
          </table:table-cell>
          <table:table-cell office:value-type="float" office:value="2.0554" calcext:value-type="float">
            <text:p>2.0554</text:p>
          </table:table-cell>
          <table:table-cell office:value-type="float" office:value="1.058948" calcext:value-type="float">
            <text:p>1.058948</text:p>
          </table:table-cell>
          <table:table-cell office:value-type="string" calcext:value-type="string">
            <text:p>0.206825</text:p>
          </table:table-cell>
        </table:table-row>
        <table:table-row table:style-name="ro1" table:visibility="filter">
          <table:table-cell office:value-type="float" office:value="1527146726.84267" calcext:value-type="float">
            <text:p>1527146726.84267</text:p>
          </table:table-cell>
          <table:table-cell office:value-type="string" calcext:value-type="string">
            <text:p>TOC_y</text:p>
          </table:table-cell>
          <table:table-cell office:value-type="float" office:value="334.337769" calcext:value-type="float">
            <text:p>334.337769</text:p>
          </table:table-cell>
          <table:table-cell office:value-type="float" office:value="12.264688" calcext:value-type="float">
            <text:p>12.264688</text:p>
          </table:table-cell>
          <table:table-cell office:value-type="float" office:value="1.053999" calcext:value-type="float">
            <text:p>1.053999</text:p>
          </table:table-cell>
          <table:table-cell office:value-type="float" office:value="0.194209" calcext:value-type="float">
            <text:p>0.194209</text:p>
          </table:table-cell>
          <table:table-cell office:value-type="float" office:value="10.800431" calcext:value-type="float">
            <text:p>10.800431</text:p>
          </table:table-cell>
          <table:table-cell office:value-type="float" office:value="2.0554" calcext:value-type="float">
            <text:p>2.0554</text:p>
          </table:table-cell>
          <table:table-cell office:value-type="float" office:value="1.058948" calcext:value-type="float">
            <text:p>1.058948</text:p>
          </table:table-cell>
          <table:table-cell office:value-type="string" calcext:value-type="string">
            <text:p>0.206825</text:p>
          </table:table-cell>
        </table:table-row>
        <table:table-row table:style-name="ro1">
          <table:table-cell office:value-type="float" office:value="1527146726.86209" calcext:value-type="float">
            <text:p>1527146726.86209</text:p>
          </table:table-cell>
          <table:table-cell office:value-type="string" calcext:value-type="string">
            <text:p>TOC_x</text:p>
          </table:table-cell>
          <table:table-cell office:value-type="float" office:value="329.588074" calcext:value-type="float">
            <text:p>329.588074</text:p>
          </table:table-cell>
          <table:table-cell office:value-type="float" office:value="10.275734" calcext:value-type="float">
            <text:p>10.275734</text:p>
          </table:table-cell>
          <table:table-cell office:value-type="float" office:value="1.046486" calcext:value-type="float">
            <text:p>1.046486</text:p>
          </table:table-cell>
          <table:table-cell office:value-type="float" office:value="0.177123" calcext:value-type="float">
            <text:p>0.177123</text:p>
          </table:table-cell>
          <table:table-cell office:value-type="float" office:value="10.723318" calcext:value-type="float">
            <text:p>10.723318</text:p>
          </table:table-cell>
          <table:table-cell office:value-type="float" office:value="1.88003" calcext:value-type="float">
            <text:p>1.88003</text:p>
          </table:table-cell>
          <table:table-cell office:value-type="float" office:value="1.053999" calcext:value-type="float">
            <text:p>1.053999</text:p>
          </table:table-cell>
          <table:table-cell office:value-type="string" calcext:value-type="string">
            <text:p>0.194209</text:p>
          </table:table-cell>
        </table:table-row>
        <table:table-row table:style-name="ro1" table:visibility="filter">
          <table:table-cell office:value-type="float" office:value="1527146726.86215" calcext:value-type="float">
            <text:p>1527146726.86215</text:p>
          </table:table-cell>
          <table:table-cell office:value-type="string" calcext:value-type="string">
            <text:p>TOC_y</text:p>
          </table:table-cell>
          <table:table-cell office:value-type="float" office:value="329.588074" calcext:value-type="float">
            <text:p>329.588074</text:p>
          </table:table-cell>
          <table:table-cell office:value-type="float" office:value="10.275734" calcext:value-type="float">
            <text:p>10.275734</text:p>
          </table:table-cell>
          <table:table-cell office:value-type="float" office:value="1.046486" calcext:value-type="float">
            <text:p>1.046486</text:p>
          </table:table-cell>
          <table:table-cell office:value-type="float" office:value="0.177123" calcext:value-type="float">
            <text:p>0.177123</text:p>
          </table:table-cell>
          <table:table-cell office:value-type="float" office:value="10.723318" calcext:value-type="float">
            <text:p>10.723318</text:p>
          </table:table-cell>
          <table:table-cell office:value-type="float" office:value="1.88003" calcext:value-type="float">
            <text:p>1.88003</text:p>
          </table:table-cell>
          <table:table-cell office:value-type="float" office:value="1.053999" calcext:value-type="float">
            <text:p>1.053999</text:p>
          </table:table-cell>
          <table:table-cell office:value-type="string" calcext:value-type="string">
            <text:p>0.194209</text:p>
          </table:table-cell>
        </table:table-row>
        <table:table-row table:style-name="ro1">
          <table:table-cell office:value-type="float" office:value="1527146726.88266" calcext:value-type="float">
            <text:p>1527146726.88266</text:p>
          </table:table-cell>
          <table:table-cell office:value-type="string" calcext:value-type="string">
            <text:p>TOC_x</text:p>
          </table:table-cell>
          <table:table-cell office:value-type="float" office:value="326.504517" calcext:value-type="float">
            <text:p>326.504517</text:p>
          </table:table-cell>
          <table:table-cell office:value-type="float" office:value="8.894213" calcext:value-type="float">
            <text:p>8.894213</text:p>
          </table:table-cell>
          <table:table-cell office:value-type="float" office:value="1.04131" calcext:value-type="float">
            <text:p>1.04131</text:p>
          </table:table-cell>
          <table:table-cell office:value-type="float" office:value="0.163559" calcext:value-type="float">
            <text:p>0.163559</text:p>
          </table:table-cell>
          <table:table-cell office:value-type="float" office:value="10.672962" calcext:value-type="float">
            <text:p>10.672962</text:p>
          </table:table-cell>
          <table:table-cell office:value-type="float" office:value="1.748064" calcext:value-type="float">
            <text:p>1.748064</text:p>
          </table:table-cell>
          <table:table-cell office:value-type="float" office:value="1.046486" calcext:value-type="float">
            <text:p>1.046486</text:p>
          </table:table-cell>
          <table:table-cell office:value-type="string" calcext:value-type="string">
            <text:p>0.177123</text:p>
          </table:table-cell>
        </table:table-row>
        <table:table-row table:style-name="ro1" table:visibility="filter">
          <table:table-cell office:value-type="float" office:value="1527146726.88271" calcext:value-type="float">
            <text:p>1527146726.88271</text:p>
          </table:table-cell>
          <table:table-cell office:value-type="string" calcext:value-type="string">
            <text:p>TOC_y</text:p>
          </table:table-cell>
          <table:table-cell office:value-type="float" office:value="326.504517" calcext:value-type="float">
            <text:p>326.504517</text:p>
          </table:table-cell>
          <table:table-cell office:value-type="float" office:value="8.894213" calcext:value-type="float">
            <text:p>8.894213</text:p>
          </table:table-cell>
          <table:table-cell office:value-type="float" office:value="1.04131" calcext:value-type="float">
            <text:p>1.04131</text:p>
          </table:table-cell>
          <table:table-cell office:value-type="float" office:value="0.163559" calcext:value-type="float">
            <text:p>0.163559</text:p>
          </table:table-cell>
          <table:table-cell office:value-type="float" office:value="10.672962" calcext:value-type="float">
            <text:p>10.672962</text:p>
          </table:table-cell>
          <table:table-cell office:value-type="float" office:value="1.748064" calcext:value-type="float">
            <text:p>1.748064</text:p>
          </table:table-cell>
          <table:table-cell office:value-type="float" office:value="1.046486" calcext:value-type="float">
            <text:p>1.046486</text:p>
          </table:table-cell>
          <table:table-cell office:value-type="string" calcext:value-type="string">
            <text:p>0.177123</text:p>
          </table:table-cell>
        </table:table-row>
        <table:table-row table:style-name="ro1">
          <table:table-cell office:value-type="float" office:value="1527146726.90211" calcext:value-type="float">
            <text:p>1527146726.90211</text:p>
          </table:table-cell>
          <table:table-cell office:value-type="string" calcext:value-type="string">
            <text:p>TOC_x</text:p>
          </table:table-cell>
          <table:table-cell office:value-type="float" office:value="323.610413" calcext:value-type="float">
            <text:p>323.610413</text:p>
          </table:table-cell>
          <table:table-cell office:value-type="float" office:value="6.572381" calcext:value-type="float">
            <text:p>6.572381</text:p>
          </table:table-cell>
          <table:table-cell office:value-type="float" office:value="1.036693" calcext:value-type="float">
            <text:p>1.036693</text:p>
          </table:table-cell>
          <table:table-cell office:value-type="float" office:value="0.139488" calcext:value-type="float">
            <text:p>0.139488</text:p>
          </table:table-cell>
          <table:table-cell office:value-type="float" office:value="10.625479" calcext:value-type="float">
            <text:p>10.625479</text:p>
          </table:table-cell>
          <table:table-cell office:value-type="float" office:value="1.500504" calcext:value-type="float">
            <text:p>1.500504</text:p>
          </table:table-cell>
          <table:table-cell office:value-type="float" office:value="1.04131" calcext:value-type="float">
            <text:p>1.04131</text:p>
          </table:table-cell>
          <table:table-cell office:value-type="string" calcext:value-type="string">
            <text:p>0.163559</text:p>
          </table:table-cell>
        </table:table-row>
        <table:table-row table:style-name="ro1" table:visibility="filter">
          <table:table-cell office:value-type="float" office:value="1527146726.90216" calcext:value-type="float">
            <text:p>1527146726.90216</text:p>
          </table:table-cell>
          <table:table-cell office:value-type="string" calcext:value-type="string">
            <text:p>TOC_y</text:p>
          </table:table-cell>
          <table:table-cell office:value-type="float" office:value="323.610413" calcext:value-type="float">
            <text:p>323.610413</text:p>
          </table:table-cell>
          <table:table-cell office:value-type="float" office:value="6.572381" calcext:value-type="float">
            <text:p>6.572381</text:p>
          </table:table-cell>
          <table:table-cell office:value-type="float" office:value="1.036693" calcext:value-type="float">
            <text:p>1.036693</text:p>
          </table:table-cell>
          <table:table-cell office:value-type="float" office:value="0.139488" calcext:value-type="float">
            <text:p>0.139488</text:p>
          </table:table-cell>
          <table:table-cell office:value-type="float" office:value="10.625479" calcext:value-type="float">
            <text:p>10.625479</text:p>
          </table:table-cell>
          <table:table-cell office:value-type="float" office:value="1.500504" calcext:value-type="float">
            <text:p>1.500504</text:p>
          </table:table-cell>
          <table:table-cell office:value-type="float" office:value="1.04131" calcext:value-type="float">
            <text:p>1.04131</text:p>
          </table:table-cell>
          <table:table-cell office:value-type="string" calcext:value-type="string">
            <text:p>0.163559</text:p>
          </table:table-cell>
        </table:table-row>
        <table:table-row table:style-name="ro1">
          <table:table-cell office:value-type="float" office:value="1527146726.92261" calcext:value-type="float">
            <text:p>1527146726.92261</text:p>
          </table:table-cell>
          <table:table-cell office:value-type="string" calcext:value-type="string">
            <text:p>TOC_x</text:p>
          </table:table-cell>
          <table:table-cell office:value-type="float" office:value="318.883118" calcext:value-type="float">
            <text:p>318.883118</text:p>
          </table:table-cell>
          <table:table-cell office:value-type="float" office:value="4.988037" calcext:value-type="float">
            <text:p>4.988037</text:p>
          </table:table-cell>
          <table:table-cell office:value-type="float" office:value="1.028693" calcext:value-type="float">
            <text:p>1.028693</text:p>
          </table:table-cell>
          <table:table-cell office:value-type="float" office:value="0.119477" calcext:value-type="float">
            <text:p>0.119477</text:p>
          </table:table-cell>
          <table:table-cell office:value-type="float" office:value="10.547466" calcext:value-type="float">
            <text:p>10.547466</text:p>
          </table:table-cell>
          <table:table-cell office:value-type="float" office:value="1.305372" calcext:value-type="float">
            <text:p>1.305372</text:p>
          </table:table-cell>
          <table:table-cell office:value-type="float" office:value="1.036693" calcext:value-type="float">
            <text:p>1.036693</text:p>
          </table:table-cell>
          <table:table-cell office:value-type="string" calcext:value-type="string">
            <text:p>0.139488</text:p>
          </table:table-cell>
        </table:table-row>
        <table:table-row table:style-name="ro1" table:visibility="filter">
          <table:table-cell office:value-type="float" office:value="1527146726.92266" calcext:value-type="float">
            <text:p>1527146726.92266</text:p>
          </table:table-cell>
          <table:table-cell office:value-type="string" calcext:value-type="string">
            <text:p>TOC_y</text:p>
          </table:table-cell>
          <table:table-cell office:value-type="float" office:value="318.883118" calcext:value-type="float">
            <text:p>318.883118</text:p>
          </table:table-cell>
          <table:table-cell office:value-type="float" office:value="4.988037" calcext:value-type="float">
            <text:p>4.988037</text:p>
          </table:table-cell>
          <table:table-cell office:value-type="float" office:value="1.028693" calcext:value-type="float">
            <text:p>1.028693</text:p>
          </table:table-cell>
          <table:table-cell office:value-type="float" office:value="0.119477" calcext:value-type="float">
            <text:p>0.119477</text:p>
          </table:table-cell>
          <table:table-cell office:value-type="float" office:value="10.547466" calcext:value-type="float">
            <text:p>10.547466</text:p>
          </table:table-cell>
          <table:table-cell office:value-type="float" office:value="1.305372" calcext:value-type="float">
            <text:p>1.305372</text:p>
          </table:table-cell>
          <table:table-cell office:value-type="float" office:value="1.036693" calcext:value-type="float">
            <text:p>1.036693</text:p>
          </table:table-cell>
          <table:table-cell office:value-type="string" calcext:value-type="string">
            <text:p>0.139488</text:p>
          </table:table-cell>
        </table:table-row>
        <table:table-row table:style-name="ro1">
          <table:table-cell office:value-type="float" office:value="1527146726.94212" calcext:value-type="float">
            <text:p>1527146726.94212</text:p>
          </table:table-cell>
          <table:table-cell office:value-type="string" calcext:value-type="string">
            <text:p>TOC_x</text:p>
          </table:table-cell>
          <table:table-cell office:value-type="float" office:value="314.439209" calcext:value-type="float">
            <text:p>314.439209</text:p>
          </table:table-cell>
          <table:table-cell office:value-type="float" office:value="3.799682" calcext:value-type="float">
            <text:p>3.799682</text:p>
          </table:table-cell>
          <table:table-cell office:value-type="float" office:value="1.02149" calcext:value-type="float">
            <text:p>1.02149</text:p>
          </table:table-cell>
          <table:table-cell office:value-type="float" office:value="0.103105" calcext:value-type="float">
            <text:p>0.103105</text:p>
          </table:table-cell>
          <table:table-cell office:value-type="float" office:value="10.473596" calcext:value-type="float">
            <text:p>10.473596</text:p>
          </table:table-cell>
          <table:table-cell office:value-type="float" office:value="1.137454" calcext:value-type="float">
            <text:p>1.137454</text:p>
          </table:table-cell>
          <table:table-cell office:value-type="float" office:value="1.028693" calcext:value-type="float">
            <text:p>1.028693</text:p>
          </table:table-cell>
          <table:table-cell office:value-type="string" calcext:value-type="string">
            <text:p>0.119477</text:p>
          </table:table-cell>
        </table:table-row>
        <table:table-row table:style-name="ro1" table:visibility="filter">
          <table:table-cell office:value-type="float" office:value="1527146726.94221" calcext:value-type="float">
            <text:p>1527146726.94221</text:p>
          </table:table-cell>
          <table:table-cell office:value-type="string" calcext:value-type="string">
            <text:p>TOC_y</text:p>
          </table:table-cell>
          <table:table-cell office:value-type="float" office:value="314.439209" calcext:value-type="float">
            <text:p>314.439209</text:p>
          </table:table-cell>
          <table:table-cell office:value-type="float" office:value="3.799682" calcext:value-type="float">
            <text:p>3.799682</text:p>
          </table:table-cell>
          <table:table-cell office:value-type="float" office:value="1.02149" calcext:value-type="float">
            <text:p>1.02149</text:p>
          </table:table-cell>
          <table:table-cell office:value-type="float" office:value="0.103105" calcext:value-type="float">
            <text:p>0.103105</text:p>
          </table:table-cell>
          <table:table-cell office:value-type="float" office:value="10.473596" calcext:value-type="float">
            <text:p>10.473596</text:p>
          </table:table-cell>
          <table:table-cell office:value-type="float" office:value="1.137454" calcext:value-type="float">
            <text:p>1.137454</text:p>
          </table:table-cell>
          <table:table-cell office:value-type="float" office:value="1.028693" calcext:value-type="float">
            <text:p>1.028693</text:p>
          </table:table-cell>
          <table:table-cell office:value-type="string" calcext:value-type="string">
            <text:p>0.119477</text:p>
          </table:table-cell>
        </table:table-row>
        <table:table-row table:style-name="ro1">
          <table:table-cell office:value-type="float" office:value="1527146726.96275" calcext:value-type="float">
            <text:p>1527146726.96275</text:p>
          </table:table-cell>
          <table:table-cell office:value-type="string" calcext:value-type="string">
            <text:p>TOC_x</text:p>
          </table:table-cell>
          <table:table-cell office:value-type="float" office:value="308.528198" calcext:value-type="float">
            <text:p>308.528198</text:p>
          </table:table-cell>
          <table:table-cell office:value-type="float" office:value="2.294196" calcext:value-type="float">
            <text:p>2.294196</text:p>
          </table:table-cell>
          <table:table-cell office:value-type="float" office:value="1.011268" calcext:value-type="float">
            <text:p>1.011268</text:p>
          </table:table-cell>
          <table:table-cell office:value-type="float" office:value="0.076642" calcext:value-type="float">
            <text:p>0.076642</text:p>
          </table:table-cell>
          <table:table-cell office:value-type="float" office:value="10.374533" calcext:value-type="float">
            <text:p>10.374533</text:p>
          </table:table-cell>
          <table:table-cell office:value-type="float" office:value="0.88099" calcext:value-type="float">
            <text:p>0.88099</text:p>
          </table:table-cell>
          <table:table-cell office:value-type="float" office:value="1.02149" calcext:value-type="float">
            <text:p>1.02149</text:p>
          </table:table-cell>
          <table:table-cell office:value-type="string" calcext:value-type="string">
            <text:p>0.103105</text:p>
          </table:table-cell>
        </table:table-row>
        <table:table-row table:style-name="ro1" table:visibility="filter">
          <table:table-cell office:value-type="float" office:value="1527146726.96282" calcext:value-type="float">
            <text:p>1527146726.96282</text:p>
          </table:table-cell>
          <table:table-cell office:value-type="string" calcext:value-type="string">
            <text:p>PID_y</text:p>
          </table:table-cell>
          <table:table-cell office:value-type="float" office:value="308.528198" calcext:value-type="float">
            <text:p>308.528198</text:p>
          </table:table-cell>
          <table:table-cell office:value-type="float" office:value="2.294196" calcext:value-type="float">
            <text:p>2.294196</text:p>
          </table:table-cell>
          <table:table-cell office:value-type="float" office:value="1.011268" calcext:value-type="float">
            <text:p>1.011268</text:p>
          </table:table-cell>
          <table:table-cell office:value-type="float" office:value="0.076642" calcext:value-type="float">
            <text:p>0.076642</text:p>
          </table:table-cell>
          <table:table-cell office:value-type="float" office:value="10.374533" calcext:value-type="float">
            <text:p>10.374533</text:p>
          </table:table-cell>
          <table:table-cell office:value-type="float" office:value="0.88099" calcext:value-type="float">
            <text:p>0.88099</text:p>
          </table:table-cell>
          <table:table-cell office:value-type="float" office:value="1.02149" calcext:value-type="float">
            <text:p>1.02149</text:p>
          </table:table-cell>
          <table:table-cell office:value-type="string" calcext:value-type="string">
            <text:p>0.103105</text:p>
          </table:table-cell>
        </table:table-row>
        <table:table-row table:style-name="ro1">
          <table:table-cell office:value-type="float" office:value="1527146726.9824" calcext:value-type="float">
            <text:p>1527146726.9824</text:p>
          </table:table-cell>
          <table:table-cell office:value-type="string" calcext:value-type="string">
            <text:p>TOC_x</text:p>
          </table:table-cell>
          <table:table-cell office:value-type="float" office:value="304.331818" calcext:value-type="float">
            <text:p>304.331818</text:p>
          </table:table-cell>
          <table:table-cell office:value-type="float" office:value="1.252673" calcext:value-type="float">
            <text:p>1.252673</text:p>
          </table:table-cell>
          <table:table-cell office:value-type="float" office:value="1.004311" calcext:value-type="float">
            <text:p>1.004311</text:p>
          </table:table-cell>
          <table:table-cell office:value-type="float" office:value="0.05376" calcext:value-type="float">
            <text:p>0.05376</text:p>
          </table:table-cell>
          <table:table-cell office:value-type="float" office:value="10.303622" calcext:value-type="float">
            <text:p>10.303622</text:p>
          </table:table-cell>
          <table:table-cell office:value-type="float" office:value="0.64778" calcext:value-type="float">
            <text:p>0.64778</text:p>
          </table:table-cell>
          <table:table-cell office:value-type="float" office:value="1.011268" calcext:value-type="float">
            <text:p>1.011268</text:p>
          </table:table-cell>
          <table:table-cell office:value-type="string" calcext:value-type="string">
            <text:p>0.076642</text:p>
          </table:table-cell>
        </table:table-row>
        <table:table-row table:style-name="ro1" table:visibility="filter">
          <table:table-cell office:value-type="float" office:value="1527146726.98246" calcext:value-type="float">
            <text:p>1527146726.98246</text:p>
          </table:table-cell>
          <table:table-cell office:value-type="string" calcext:value-type="string">
            <text:p>PID_y</text:p>
          </table:table-cell>
          <table:table-cell office:value-type="float" office:value="304.331818" calcext:value-type="float">
            <text:p>304.331818</text:p>
          </table:table-cell>
          <table:table-cell office:value-type="float" office:value="1.252673" calcext:value-type="float">
            <text:p>1.252673</text:p>
          </table:table-cell>
          <table:table-cell office:value-type="float" office:value="1.004311" calcext:value-type="float">
            <text:p>1.004311</text:p>
          </table:table-cell>
          <table:table-cell office:value-type="float" office:value="0.05376" calcext:value-type="float">
            <text:p>0.05376</text:p>
          </table:table-cell>
          <table:table-cell office:value-type="float" office:value="10.303622" calcext:value-type="float">
            <text:p>10.303622</text:p>
          </table:table-cell>
          <table:table-cell office:value-type="float" office:value="0.64778" calcext:value-type="float">
            <text:p>0.64778</text:p>
          </table:table-cell>
          <table:table-cell office:value-type="float" office:value="1.011268" calcext:value-type="float">
            <text:p>1.011268</text:p>
          </table:table-cell>
          <table:table-cell office:value-type="string" calcext:value-type="string">
            <text:p>0.076642</text:p>
          </table:table-cell>
        </table:table-row>
        <table:table-row table:style-name="ro1">
          <table:table-cell office:value-type="float" office:value="1527146727.00185" calcext:value-type="float">
            <text:p>1527146727.00185</text:p>
          </table:table-cell>
          <table:table-cell office:value-type="string" calcext:value-type="string">
            <text:p>TOC_x</text:p>
          </table:table-cell>
          <table:table-cell office:value-type="float" office:value="296.22998" calcext:value-type="float">
            <text:p>296.22998</text:p>
          </table:table-cell>
          <table:table-cell office:value-type="float" office:value="0.350894" calcext:value-type="float">
            <text:p>0.350894</text:p>
          </table:table-cell>
          <table:table-cell office:value-type="float" office:value="0.99084" calcext:value-type="float">
            <text:p>0.99084</text:p>
          </table:table-cell>
          <table:table-cell office:value-type="float" office:value="0.023631" calcext:value-type="float">
            <text:p>0.023631</text:p>
          </table:table-cell>
          <table:table-cell office:value-type="float" office:value="10.165318" calcext:value-type="float">
            <text:p>10.165318</text:p>
          </table:table-cell>
          <table:table-cell office:value-type="float" office:value="0.33844" calcext:value-type="float">
            <text:p>0.33844</text:p>
          </table:table-cell>
          <table:table-cell office:value-type="float" office:value="1.004311" calcext:value-type="float">
            <text:p>1.004311</text:p>
          </table:table-cell>
          <table:table-cell office:value-type="string" calcext:value-type="string">
            <text:p>0.053760</text:p>
          </table:table-cell>
        </table:table-row>
        <table:table-row table:style-name="ro1" table:visibility="filter">
          <table:table-cell office:value-type="float" office:value="1527146727.0019" calcext:value-type="float">
            <text:p>1527146727.0019</text:p>
          </table:table-cell>
          <table:table-cell office:value-type="string" calcext:value-type="string">
            <text:p>PID_y</text:p>
          </table:table-cell>
          <table:table-cell office:value-type="float" office:value="296.22998" calcext:value-type="float">
            <text:p>296.22998</text:p>
          </table:table-cell>
          <table:table-cell office:value-type="float" office:value="0.350894" calcext:value-type="float">
            <text:p>0.350894</text:p>
          </table:table-cell>
          <table:table-cell office:value-type="float" office:value="0.99084" calcext:value-type="float">
            <text:p>0.99084</text:p>
          </table:table-cell>
          <table:table-cell office:value-type="float" office:value="0.023631" calcext:value-type="float">
            <text:p>0.023631</text:p>
          </table:table-cell>
          <table:table-cell office:value-type="float" office:value="10.165318" calcext:value-type="float">
            <text:p>10.165318</text:p>
          </table:table-cell>
          <table:table-cell office:value-type="float" office:value="0.33844" calcext:value-type="float">
            <text:p>0.33844</text:p>
          </table:table-cell>
          <table:table-cell office:value-type="float" office:value="1.004311" calcext:value-type="float">
            <text:p>1.004311</text:p>
          </table:table-cell>
          <table:table-cell office:value-type="string" calcext:value-type="string">
            <text:p>0.053760</text:p>
          </table:table-cell>
        </table:table-row>
        <table:table-row table:style-name="ro1">
          <table:table-cell office:value-type="float" office:value="1527146727.02237" calcext:value-type="float">
            <text:p>1527146727.02237</text:p>
          </table:table-cell>
          <table:table-cell office:value-type="string" calcext:value-type="string">
            <text:p>TOC_x</text:p>
          </table:table-cell>
          <table:table-cell office:value-type="float" office:value="291.370636" calcext:value-type="float">
            <text:p>291.370636</text:p>
          </table:table-cell>
          <table:table-cell office:value-type="float" office:value="0.048691" calcext:value-type="float">
            <text:p>0.048691</text:p>
          </table:table-cell>
          <table:table-cell office:value-type="float" office:value="0.98225" calcext:value-type="float">
            <text:p>0.98225</text:p>
          </table:table-cell>
          <table:table-cell office:value-type="float" office:value="0.002049" calcext:value-type="float">
            <text:p>0.002049</text:p>
          </table:table-cell>
          <table:table-cell office:value-type="float" office:value="10.081465" calcext:value-type="float">
            <text:p>10.081465</text:p>
          </table:table-cell>
          <table:table-cell office:value-type="float" office:value="0.127768" calcext:value-type="float">
            <text:p>0.127768</text:p>
          </table:table-cell>
          <table:table-cell office:value-type="float" office:value="0.99084" calcext:value-type="float">
            <text:p>0.99084</text:p>
          </table:table-cell>
          <table:table-cell office:value-type="string" calcext:value-type="string">
            <text:p>0.023631</text:p>
          </table:table-cell>
        </table:table-row>
        <table:table-row table:style-name="ro1" table:visibility="filter">
          <table:table-cell office:value-type="float" office:value="1527146727.02242" calcext:value-type="float">
            <text:p>1527146727.02242</text:p>
          </table:table-cell>
          <table:table-cell office:value-type="string" calcext:value-type="string">
            <text:p>PID_y</text:p>
          </table:table-cell>
          <table:table-cell office:value-type="float" office:value="291.370636" calcext:value-type="float">
            <text:p>291.370636</text:p>
          </table:table-cell>
          <table:table-cell office:value-type="float" office:value="0.048691" calcext:value-type="float">
            <text:p>0.048691</text:p>
          </table:table-cell>
          <table:table-cell office:value-type="float" office:value="0.98225" calcext:value-type="float">
            <text:p>0.98225</text:p>
          </table:table-cell>
          <table:table-cell office:value-type="float" office:value="0.002049" calcext:value-type="float">
            <text:p>0.002049</text:p>
          </table:table-cell>
          <table:table-cell office:value-type="float" office:value="10.081465" calcext:value-type="float">
            <text:p>10.081465</text:p>
          </table:table-cell>
          <table:table-cell office:value-type="float" office:value="0.127768" calcext:value-type="float">
            <text:p>0.127768</text:p>
          </table:table-cell>
          <table:table-cell office:value-type="float" office:value="0.99084" calcext:value-type="float">
            <text:p>0.99084</text:p>
          </table:table-cell>
          <table:table-cell office:value-type="string" calcext:value-type="string">
            <text:p>0.023631</text:p>
          </table:table-cell>
        </table:table-row>
        <table:table-row table:style-name="ro1">
          <table:table-cell office:value-type="float" office:value="1527146727.04176" calcext:value-type="float">
            <text:p>1527146727.04176</text:p>
          </table:table-cell>
          <table:table-cell office:value-type="string" calcext:value-type="string">
            <text:p>TOC_x</text:p>
          </table:table-cell>
          <table:table-cell office:value-type="float" office:value="286.038239" calcext:value-type="float">
            <text:p>286.038239</text:p>
          </table:table-cell>
          <table:table-cell office:value-type="float" office:value="-0.060426" calcext:value-type="float">
            <text:p>-0.060426</text:p>
          </table:table-cell>
          <table:table-cell office:value-type="float" office:value="0.973233" calcext:value-type="float">
            <text:p>0.973233</text:p>
          </table:table-cell>
          <table:table-cell office:value-type="float" office:value="-0.021674" calcext:value-type="float">
            <text:p>-0.021674</text:p>
          </table:table-cell>
          <table:table-cell office:value-type="float" office:value="9.988631" calcext:value-type="float">
            <text:p>9.988631</text:p>
          </table:table-cell>
          <table:table-cell office:value-type="float" office:value="-0.116462" calcext:value-type="float">
            <text:p>-0.116462</text:p>
          </table:table-cell>
          <table:table-cell office:value-type="float" office:value="0.98225" calcext:value-type="float">
            <text:p>0.98225</text:p>
          </table:table-cell>
          <table:table-cell office:value-type="string" calcext:value-type="string">
            <text:p>0.002049</text:p>
          </table:table-cell>
        </table:table-row>
        <table:table-row table:style-name="ro1" table:visibility="filter">
          <table:table-cell office:value-type="float" office:value="1527146727.04182" calcext:value-type="float">
            <text:p>1527146727.04182</text:p>
          </table:table-cell>
          <table:table-cell office:value-type="string" calcext:value-type="string">
            <text:p>PID_y</text:p>
          </table:table-cell>
          <table:table-cell office:value-type="float" office:value="286.038239" calcext:value-type="float">
            <text:p>286.038239</text:p>
          </table:table-cell>
          <table:table-cell office:value-type="float" office:value="-0.060426" calcext:value-type="float">
            <text:p>-0.060426</text:p>
          </table:table-cell>
          <table:table-cell office:value-type="float" office:value="0.973233" calcext:value-type="float">
            <text:p>0.973233</text:p>
          </table:table-cell>
          <table:table-cell office:value-type="float" office:value="-0.021674" calcext:value-type="float">
            <text:p>-0.021674</text:p>
          </table:table-cell>
          <table:table-cell office:value-type="float" office:value="9.988631" calcext:value-type="float">
            <text:p>9.988631</text:p>
          </table:table-cell>
          <table:table-cell office:value-type="float" office:value="-0.116462" calcext:value-type="float">
            <text:p>-0.116462</text:p>
          </table:table-cell>
          <table:table-cell office:value-type="float" office:value="0.98225" calcext:value-type="float">
            <text:p>0.98225</text:p>
          </table:table-cell>
          <table:table-cell office:value-type="string" calcext:value-type="string">
            <text:p>0.002049</text:p>
          </table:table-cell>
        </table:table-row>
        <table:table-row table:style-name="ro1">
          <table:table-cell office:value-type="float" office:value="1527146727.06225" calcext:value-type="float">
            <text:p>1527146727.06225</text:p>
          </table:table-cell>
          <table:table-cell office:value-type="string" calcext:value-type="string">
            <text:p>TOC_x</text:p>
          </table:table-cell>
          <table:table-cell office:value-type="float" office:value="278.30368" calcext:value-type="float">
            <text:p>278.30368</text:p>
          </table:table-cell>
          <table:table-cell office:value-type="float" office:value="-0.741304" calcext:value-type="float">
            <text:p>-0.741304</text:p>
          </table:table-cell>
          <table:table-cell office:value-type="float" office:value="0.959288" calcext:value-type="float">
            <text:p>0.959288</text:p>
          </table:table-cell>
          <table:table-cell office:value-type="float" office:value="-0.059757" calcext:value-type="float">
            <text:p>-0.059757</text:p>
          </table:table-cell>
          <table:table-cell office:value-type="float" office:value="9.852438" calcext:value-type="float">
            <text:p>9.852438</text:p>
          </table:table-cell>
          <table:table-cell office:value-type="float" office:value="-0.488407" calcext:value-type="float">
            <text:p>-0.488407</text:p>
          </table:table-cell>
          <table:table-cell office:value-type="float" office:value="0.973233" calcext:value-type="float">
            <text:p>0.973233</text:p>
          </table:table-cell>
          <table:table-cell office:value-type="string" calcext:value-type="string">
            <text:p>-0.021674</text:p>
          </table:table-cell>
        </table:table-row>
        <table:table-row table:style-name="ro1" table:visibility="filter">
          <table:table-cell office:value-type="float" office:value="1527146727.06236" calcext:value-type="float">
            <text:p>1527146727.06236</text:p>
          </table:table-cell>
          <table:table-cell office:value-type="string" calcext:value-type="string">
            <text:p>PID_y</text:p>
          </table:table-cell>
          <table:table-cell office:value-type="float" office:value="278.30368" calcext:value-type="float">
            <text:p>278.30368</text:p>
          </table:table-cell>
          <table:table-cell office:value-type="float" office:value="-0.741304" calcext:value-type="float">
            <text:p>-0.741304</text:p>
          </table:table-cell>
          <table:table-cell office:value-type="float" office:value="0.959288" calcext:value-type="float">
            <text:p>0.959288</text:p>
          </table:table-cell>
          <table:table-cell office:value-type="float" office:value="-0.059757" calcext:value-type="float">
            <text:p>-0.059757</text:p>
          </table:table-cell>
          <table:table-cell office:value-type="float" office:value="9.852438" calcext:value-type="float">
            <text:p>9.852438</text:p>
          </table:table-cell>
          <table:table-cell office:value-type="float" office:value="-0.488407" calcext:value-type="float">
            <text:p>-0.488407</text:p>
          </table:table-cell>
          <table:table-cell office:value-type="float" office:value="0.973233" calcext:value-type="float">
            <text:p>0.973233</text:p>
          </table:table-cell>
          <table:table-cell office:value-type="string" calcext:value-type="string">
            <text:p>-0.021674</text:p>
          </table:table-cell>
        </table:table-row>
        <table:table-row table:style-name="ro1">
          <table:table-cell office:value-type="float" office:value="1527146727.08279" calcext:value-type="float">
            <text:p>1527146727.08279</text:p>
          </table:table-cell>
          <table:table-cell office:value-type="string" calcext:value-type="string">
            <text:p>TOC_x</text:p>
          </table:table-cell>
          <table:table-cell office:value-type="float" office:value="272.673096" calcext:value-type="float">
            <text:p>272.673096</text:p>
          </table:table-cell>
          <table:table-cell office:value-type="float" office:value="-1.875105" calcext:value-type="float">
            <text:p>-1.875105</text:p>
          </table:table-cell>
          <table:table-cell office:value-type="float" office:value="0.948985" calcext:value-type="float">
            <text:p>0.948985</text:p>
          </table:table-cell>
          <table:table-cell office:value-type="float" office:value="-0.090752" calcext:value-type="float">
            <text:p>-0.090752</text:p>
          </table:table-cell>
          <table:table-cell office:value-type="float" office:value="9.752099" calcext:value-type="float">
            <text:p>9.752099</text:p>
          </table:table-cell>
          <table:table-cell office:value-type="float" office:value="-0.790268" calcext:value-type="float">
            <text:p>-0.790268</text:p>
          </table:table-cell>
          <table:table-cell office:value-type="float" office:value="0.959288" calcext:value-type="float">
            <text:p>0.959288</text:p>
          </table:table-cell>
          <table:table-cell office:value-type="string" calcext:value-type="string">
            <text:p>-0.059757</text:p>
          </table:table-cell>
        </table:table-row>
        <table:table-row table:style-name="ro1" table:visibility="filter">
          <table:table-cell office:value-type="float" office:value="1527146727.08285" calcext:value-type="float">
            <text:p>1527146727.08285</text:p>
          </table:table-cell>
          <table:table-cell office:value-type="string" calcext:value-type="string">
            <text:p>PID_y</text:p>
          </table:table-cell>
          <table:table-cell office:value-type="float" office:value="272.673096" calcext:value-type="float">
            <text:p>272.673096</text:p>
          </table:table-cell>
          <table:table-cell office:value-type="float" office:value="-1.875105" calcext:value-type="float">
            <text:p>-1.875105</text:p>
          </table:table-cell>
          <table:table-cell office:value-type="float" office:value="0.948985" calcext:value-type="float">
            <text:p>0.948985</text:p>
          </table:table-cell>
          <table:table-cell office:value-type="float" office:value="-0.090752" calcext:value-type="float">
            <text:p>-0.090752</text:p>
          </table:table-cell>
          <table:table-cell office:value-type="float" office:value="9.752099" calcext:value-type="float">
            <text:p>9.752099</text:p>
          </table:table-cell>
          <table:table-cell office:value-type="float" office:value="-0.790268" calcext:value-type="float">
            <text:p>-0.790268</text:p>
          </table:table-cell>
          <table:table-cell office:value-type="float" office:value="0.959288" calcext:value-type="float">
            <text:p>0.959288</text:p>
          </table:table-cell>
          <table:table-cell office:value-type="string" calcext:value-type="string">
            <text:p>-0.059757</text:p>
          </table:table-cell>
        </table:table-row>
        <table:table-row table:style-name="ro1">
          <table:table-cell office:value-type="float" office:value="1527146727.10227" calcext:value-type="float">
            <text:p>1527146727.10227</text:p>
          </table:table-cell>
          <table:table-cell office:value-type="string" calcext:value-type="string">
            <text:p>TOC_x</text:p>
          </table:table-cell>
          <table:table-cell office:value-type="float" office:value="266.335083" calcext:value-type="float">
            <text:p>266.335083</text:p>
          </table:table-cell>
          <table:table-cell office:value-type="float" office:value="-3.690805" calcext:value-type="float">
            <text:p>-3.690805</text:p>
          </table:table-cell>
          <table:table-cell office:value-type="float" office:value="0.937866" calcext:value-type="float">
            <text:p>0.937866</text:p>
          </table:table-cell>
          <table:table-cell office:value-type="float" office:value="-0.122617" calcext:value-type="float">
            <text:p>-0.122617</text:p>
          </table:table-cell>
          <table:table-cell office:value-type="float" office:value="9.637896" calcext:value-type="float">
            <text:p>9.637896</text:p>
          </table:table-cell>
          <table:table-cell office:value-type="float" office:value="-1.117527" calcext:value-type="float">
            <text:p>-1.117527</text:p>
          </table:table-cell>
          <table:table-cell office:value-type="float" office:value="0.948985" calcext:value-type="float">
            <text:p>0.948985</text:p>
          </table:table-cell>
          <table:table-cell office:value-type="string" calcext:value-type="string">
            <text:p>-0.090752</text:p>
          </table:table-cell>
        </table:table-row>
        <table:table-row table:style-name="ro1" table:visibility="filter">
          <table:table-cell office:value-type="float" office:value="1527146727.10239" calcext:value-type="float">
            <text:p>1527146727.10239</text:p>
          </table:table-cell>
          <table:table-cell office:value-type="string" calcext:value-type="string">
            <text:p>TOC_y</text:p>
          </table:table-cell>
          <table:table-cell office:value-type="float" office:value="266.335083" calcext:value-type="float">
            <text:p>266.335083</text:p>
          </table:table-cell>
          <table:table-cell office:value-type="float" office:value="-3.690805" calcext:value-type="float">
            <text:p>-3.690805</text:p>
          </table:table-cell>
          <table:table-cell office:value-type="float" office:value="0.937866" calcext:value-type="float">
            <text:p>0.937866</text:p>
          </table:table-cell>
          <table:table-cell office:value-type="float" office:value="-0.122617" calcext:value-type="float">
            <text:p>-0.122617</text:p>
          </table:table-cell>
          <table:table-cell office:value-type="float" office:value="9.637896" calcext:value-type="float">
            <text:p>9.637896</text:p>
          </table:table-cell>
          <table:table-cell office:value-type="float" office:value="-1.117527" calcext:value-type="float">
            <text:p>-1.117527</text:p>
          </table:table-cell>
          <table:table-cell office:value-type="float" office:value="0.948985" calcext:value-type="float">
            <text:p>0.948985</text:p>
          </table:table-cell>
          <table:table-cell office:value-type="string" calcext:value-type="string">
            <text:p>-0.090752</text:p>
          </table:table-cell>
        </table:table-row>
        <table:table-row table:style-name="ro1">
          <table:table-cell office:value-type="float" office:value="1527146727.12283" calcext:value-type="float">
            <text:p>1527146727.12283</text:p>
          </table:table-cell>
          <table:table-cell office:value-type="string" calcext:value-type="string">
            <text:p>TOC_x</text:p>
          </table:table-cell>
          <table:table-cell office:value-type="float" office:value="258.386108" calcext:value-type="float">
            <text:p>258.386108</text:p>
          </table:table-cell>
          <table:table-cell office:value-type="float" office:value="-6.600231" calcext:value-type="float">
            <text:p>-6.600231</text:p>
          </table:table-cell>
          <table:table-cell office:value-type="float" office:value="0.922932" calcext:value-type="float">
            <text:p>0.922932</text:p>
          </table:table-cell>
          <table:table-cell office:value-type="float" office:value="-0.162081" calcext:value-type="float">
            <text:p>-0.162081</text:p>
          </table:table-cell>
          <table:table-cell office:value-type="float" office:value="9.49274" calcext:value-type="float">
            <text:p>9.49274</text:p>
          </table:table-cell>
          <table:table-cell office:value-type="float" office:value="-1.501117" calcext:value-type="float">
            <text:p>-1.501117</text:p>
          </table:table-cell>
          <table:table-cell office:value-type="float" office:value="0.937866" calcext:value-type="float">
            <text:p>0.937866</text:p>
          </table:table-cell>
          <table:table-cell office:value-type="string" calcext:value-type="string">
            <text:p>-0.122617</text:p>
          </table:table-cell>
        </table:table-row>
        <table:table-row table:style-name="ro1" table:visibility="filter">
          <table:table-cell office:value-type="float" office:value="1527146727.12288" calcext:value-type="float">
            <text:p>1527146727.12288</text:p>
          </table:table-cell>
          <table:table-cell office:value-type="string" calcext:value-type="string">
            <text:p>TOC_y</text:p>
          </table:table-cell>
          <table:table-cell office:value-type="float" office:value="258.386108" calcext:value-type="float">
            <text:p>258.386108</text:p>
          </table:table-cell>
          <table:table-cell office:value-type="float" office:value="-6.600231" calcext:value-type="float">
            <text:p>-6.600231</text:p>
          </table:table-cell>
          <table:table-cell office:value-type="float" office:value="0.922932" calcext:value-type="float">
            <text:p>0.922932</text:p>
          </table:table-cell>
          <table:table-cell office:value-type="float" office:value="-0.162081" calcext:value-type="float">
            <text:p>-0.162081</text:p>
          </table:table-cell>
          <table:table-cell office:value-type="float" office:value="9.49274" calcext:value-type="float">
            <text:p>9.49274</text:p>
          </table:table-cell>
          <table:table-cell office:value-type="float" office:value="-1.501117" calcext:value-type="float">
            <text:p>-1.501117</text:p>
          </table:table-cell>
          <table:table-cell office:value-type="float" office:value="0.937866" calcext:value-type="float">
            <text:p>0.937866</text:p>
          </table:table-cell>
          <table:table-cell office:value-type="string" calcext:value-type="string">
            <text:p>-0.122617</text:p>
          </table:table-cell>
        </table:table-row>
        <table:table-row table:style-name="ro1">
          <table:table-cell office:value-type="float" office:value="1527146727.14227" calcext:value-type="float">
            <text:p>1527146727.14227</text:p>
          </table:table-cell>
          <table:table-cell office:value-type="string" calcext:value-type="string">
            <text:p>TOC_x</text:p>
          </table:table-cell>
          <table:table-cell office:value-type="float" office:value="251.507828" calcext:value-type="float">
            <text:p>251.507828</text:p>
          </table:table-cell>
          <table:table-cell office:value-type="float" office:value="-9.026504" calcext:value-type="float">
            <text:p>-9.026504</text:p>
          </table:table-cell>
          <table:table-cell office:value-type="float" office:value="0.910555" calcext:value-type="float">
            <text:p>0.910555</text:p>
          </table:table-cell>
          <table:table-cell office:value-type="float" office:value="-0.187121" calcext:value-type="float">
            <text:p>-0.187121</text:p>
          </table:table-cell>
          <table:table-cell office:value-type="float" office:value="9.365311" calcext:value-type="float">
            <text:p>9.365311</text:p>
          </table:table-cell>
          <table:table-cell office:value-type="float" office:value="-1.758916" calcext:value-type="float">
            <text:p>-1.758916</text:p>
          </table:table-cell>
          <table:table-cell office:value-type="float" office:value="0.922932" calcext:value-type="float">
            <text:p>0.922932</text:p>
          </table:table-cell>
          <table:table-cell office:value-type="string" calcext:value-type="string">
            <text:p>-0.162081</text:p>
          </table:table-cell>
        </table:table-row>
        <table:table-row table:style-name="ro1" table:visibility="filter">
          <table:table-cell office:value-type="float" office:value="1527146727.14237" calcext:value-type="float">
            <text:p>1527146727.14237</text:p>
          </table:table-cell>
          <table:table-cell office:value-type="string" calcext:value-type="string">
            <text:p>TOC_y</text:p>
          </table:table-cell>
          <table:table-cell office:value-type="float" office:value="251.507828" calcext:value-type="float">
            <text:p>251.507828</text:p>
          </table:table-cell>
          <table:table-cell office:value-type="float" office:value="-9.026504" calcext:value-type="float">
            <text:p>-9.026504</text:p>
          </table:table-cell>
          <table:table-cell office:value-type="float" office:value="0.910555" calcext:value-type="float">
            <text:p>0.910555</text:p>
          </table:table-cell>
          <table:table-cell office:value-type="float" office:value="-0.187121" calcext:value-type="float">
            <text:p>-0.187121</text:p>
          </table:table-cell>
          <table:table-cell office:value-type="float" office:value="9.365311" calcext:value-type="float">
            <text:p>9.365311</text:p>
          </table:table-cell>
          <table:table-cell office:value-type="float" office:value="-1.758916" calcext:value-type="float">
            <text:p>-1.758916</text:p>
          </table:table-cell>
          <table:table-cell office:value-type="float" office:value="0.922932" calcext:value-type="float">
            <text:p>0.922932</text:p>
          </table:table-cell>
          <table:table-cell office:value-type="string" calcext:value-type="string">
            <text:p>-0.162081</text:p>
          </table:table-cell>
        </table:table-row>
        <table:table-row table:style-name="ro1">
          <table:table-cell office:value-type="float" office:value="1527146727.16284" calcext:value-type="float">
            <text:p>1527146727.16284</text:p>
          </table:table-cell>
          <table:table-cell office:value-type="string" calcext:value-type="string">
            <text:p>TOC_x</text:p>
          </table:table-cell>
          <table:table-cell office:value-type="float" office:value="241.57309" calcext:value-type="float">
            <text:p>241.57309</text:p>
          </table:table-cell>
          <table:table-cell office:value-type="float" office:value="-13.400691" calcext:value-type="float">
            <text:p>-13.400691</text:p>
          </table:table-cell>
          <table:table-cell office:value-type="float" office:value="0.891333" calcext:value-type="float">
            <text:p>0.891333</text:p>
          </table:table-cell>
          <table:table-cell office:value-type="float" office:value="-0.227009" calcext:value-type="float">
            <text:p>-0.227009</text:p>
          </table:table-cell>
          <table:table-cell office:value-type="float" office:value="9.17816" calcext:value-type="float">
            <text:p>9.17816</text:p>
          </table:table-cell>
          <table:table-cell office:value-type="float" office:value="-2.147275" calcext:value-type="float">
            <text:p>-2.147275</text:p>
          </table:table-cell>
          <table:table-cell office:value-type="float" office:value="0.910555" calcext:value-type="float">
            <text:p>0.910555</text:p>
          </table:table-cell>
          <table:table-cell office:value-type="string" calcext:value-type="string">
            <text:p>-0.187121</text:p>
          </table:table-cell>
        </table:table-row>
        <table:table-row table:style-name="ro1" table:visibility="filter">
          <table:table-cell office:value-type="float" office:value="1527146727.1629" calcext:value-type="float">
            <text:p>1527146727.1629</text:p>
          </table:table-cell>
          <table:table-cell office:value-type="string" calcext:value-type="string">
            <text:p>TOC_y</text:p>
          </table:table-cell>
          <table:table-cell office:value-type="float" office:value="241.57309" calcext:value-type="float">
            <text:p>241.57309</text:p>
          </table:table-cell>
          <table:table-cell office:value-type="float" office:value="-13.400691" calcext:value-type="float">
            <text:p>-13.400691</text:p>
          </table:table-cell>
          <table:table-cell office:value-type="float" office:value="0.891333" calcext:value-type="float">
            <text:p>0.891333</text:p>
          </table:table-cell>
          <table:table-cell office:value-type="float" office:value="-0.227009" calcext:value-type="float">
            <text:p>-0.227009</text:p>
          </table:table-cell>
          <table:table-cell office:value-type="float" office:value="9.17816" calcext:value-type="float">
            <text:p>9.17816</text:p>
          </table:table-cell>
          <table:table-cell office:value-type="float" office:value="-2.147275" calcext:value-type="float">
            <text:p>-2.147275</text:p>
          </table:table-cell>
          <table:table-cell office:value-type="float" office:value="0.910555" calcext:value-type="float">
            <text:p>0.910555</text:p>
          </table:table-cell>
          <table:table-cell office:value-type="string" calcext:value-type="string">
            <text:p>-0.187121</text:p>
          </table:table-cell>
        </table:table-row>
        <table:table-row table:style-name="ro1">
          <table:table-cell office:value-type="float" office:value="1527146727.18226" calcext:value-type="float">
            <text:p>1527146727.18226</text:p>
          </table:table-cell>
          <table:table-cell office:value-type="string" calcext:value-type="string">
            <text:p>TOC_x</text:p>
          </table:table-cell>
          <table:table-cell office:value-type="float" office:value="233.929932" calcext:value-type="float">
            <text:p>233.929932</text:p>
          </table:table-cell>
          <table:table-cell office:value-type="float" office:value="-15.99893" calcext:value-type="float">
            <text:p>-15.99893</text:p>
          </table:table-cell>
          <table:table-cell office:value-type="float" office:value="0.877053" calcext:value-type="float">
            <text:p>0.877053</text:p>
          </table:table-cell>
          <table:table-cell office:value-type="float" office:value="-0.246561" calcext:value-type="float">
            <text:p>-0.246561</text:p>
          </table:table-cell>
          <table:table-cell office:value-type="float" office:value="9.031528" calcext:value-type="float">
            <text:p>9.031528</text:p>
          </table:table-cell>
          <table:table-cell office:value-type="float" office:value="-2.348048" calcext:value-type="float">
            <text:p>-2.348048</text:p>
          </table:table-cell>
          <table:table-cell office:value-type="float" office:value="0.891333" calcext:value-type="float">
            <text:p>0.891333</text:p>
          </table:table-cell>
          <table:table-cell office:value-type="string" calcext:value-type="string">
            <text:p>-0.227009</text:p>
          </table:table-cell>
        </table:table-row>
        <table:table-row table:style-name="ro1" table:visibility="filter">
          <table:table-cell office:value-type="float" office:value="1527146727.18229" calcext:value-type="float">
            <text:p>1527146727.18229</text:p>
          </table:table-cell>
          <table:table-cell office:value-type="string" calcext:value-type="string">
            <text:p>TOC_y</text:p>
          </table:table-cell>
          <table:table-cell office:value-type="float" office:value="233.929932" calcext:value-type="float">
            <text:p>233.929932</text:p>
          </table:table-cell>
          <table:table-cell office:value-type="float" office:value="-15.99893" calcext:value-type="float">
            <text:p>-15.99893</text:p>
          </table:table-cell>
          <table:table-cell office:value-type="float" office:value="0.877053" calcext:value-type="float">
            <text:p>0.877053</text:p>
          </table:table-cell>
          <table:table-cell office:value-type="float" office:value="-0.246561" calcext:value-type="float">
            <text:p>-0.246561</text:p>
          </table:table-cell>
          <table:table-cell office:value-type="float" office:value="9.031528" calcext:value-type="float">
            <text:p>9.031528</text:p>
          </table:table-cell>
          <table:table-cell office:value-type="float" office:value="-2.348048" calcext:value-type="float">
            <text:p>-2.348048</text:p>
          </table:table-cell>
          <table:table-cell office:value-type="float" office:value="0.891333" calcext:value-type="float">
            <text:p>0.891333</text:p>
          </table:table-cell>
          <table:table-cell office:value-type="string" calcext:value-type="string">
            <text:p>-0.227009</text:p>
          </table:table-cell>
        </table:table-row>
        <table:table-row table:style-name="ro1">
          <table:table-cell office:value-type="float" office:value="1527146727.20275" calcext:value-type="float">
            <text:p>1527146727.20275</text:p>
          </table:table-cell>
          <table:table-cell office:value-type="string" calcext:value-type="string">
            <text:p>TOC_x</text:p>
          </table:table-cell>
          <table:table-cell office:value-type="float" office:value="222.464722" calcext:value-type="float">
            <text:p>222.464722</text:p>
          </table:table-cell>
          <table:table-cell office:value-type="float" office:value="-21.307856" calcext:value-type="float">
            <text:p>-21.307856</text:p>
          </table:table-cell>
          <table:table-cell office:value-type="float" office:value="0.854043" calcext:value-type="float">
            <text:p>0.854043</text:p>
          </table:table-cell>
          <table:table-cell office:value-type="float" office:value="-0.283928" calcext:value-type="float">
            <text:p>-0.283928</text:p>
          </table:table-cell>
          <table:table-cell office:value-type="float" office:value="8.807028" calcext:value-type="float">
            <text:p>8.807028</text:p>
          </table:table-cell>
          <table:table-cell office:value-type="float" office:value="-2.712632" calcext:value-type="float">
            <text:p>-2.712632</text:p>
          </table:table-cell>
          <table:table-cell office:value-type="float" office:value="0.877053" calcext:value-type="float">
            <text:p>0.877053</text:p>
          </table:table-cell>
          <table:table-cell office:value-type="string" calcext:value-type="string">
            <text:p>-0.246561</text:p>
          </table:table-cell>
        </table:table-row>
        <table:table-row table:style-name="ro1" table:visibility="filter">
          <table:table-cell office:value-type="float" office:value="1527146727.20278" calcext:value-type="float">
            <text:p>1527146727.20278</text:p>
          </table:table-cell>
          <table:table-cell office:value-type="string" calcext:value-type="string">
            <text:p>TOC_y</text:p>
          </table:table-cell>
          <table:table-cell office:value-type="float" office:value="222.464722" calcext:value-type="float">
            <text:p>222.464722</text:p>
          </table:table-cell>
          <table:table-cell office:value-type="float" office:value="-21.307856" calcext:value-type="float">
            <text:p>-21.307856</text:p>
          </table:table-cell>
          <table:table-cell office:value-type="float" office:value="0.854043" calcext:value-type="float">
            <text:p>0.854043</text:p>
          </table:table-cell>
          <table:table-cell office:value-type="float" office:value="-0.283928" calcext:value-type="float">
            <text:p>-0.283928</text:p>
          </table:table-cell>
          <table:table-cell office:value-type="float" office:value="8.807028" calcext:value-type="float">
            <text:p>8.807028</text:p>
          </table:table-cell>
          <table:table-cell office:value-type="float" office:value="-2.712632" calcext:value-type="float">
            <text:p>-2.712632</text:p>
          </table:table-cell>
          <table:table-cell office:value-type="float" office:value="0.877053" calcext:value-type="float">
            <text:p>0.877053</text:p>
          </table:table-cell>
          <table:table-cell office:value-type="string" calcext:value-type="string">
            <text:p>-0.246561</text:p>
          </table:table-cell>
        </table:table-row>
        <table:table-row table:style-name="ro1">
          <table:table-cell office:value-type="float" office:value="1527146727.22215" calcext:value-type="float">
            <text:p>1527146727.22215</text:p>
          </table:table-cell>
          <table:table-cell office:value-type="string" calcext:value-type="string">
            <text:p>TOC_x</text:p>
          </table:table-cell>
          <table:table-cell office:value-type="float" office:value="214.310699" calcext:value-type="float">
            <text:p>214.310699</text:p>
          </table:table-cell>
          <table:table-cell office:value-type="float" office:value="-24.595507" calcext:value-type="float">
            <text:p>-24.595507</text:p>
          </table:table-cell>
          <table:table-cell office:value-type="float" office:value="0.838201" calcext:value-type="float">
            <text:p>0.838201</text:p>
          </table:table-cell>
          <table:table-cell office:value-type="float" office:value="-0.303652" calcext:value-type="float">
            <text:p>-0.303652</text:p>
          </table:table-cell>
          <table:table-cell office:value-type="float" office:value="8.643806" calcext:value-type="float">
            <text:p>8.643806</text:p>
          </table:table-cell>
          <table:table-cell office:value-type="float" office:value="-2.915844" calcext:value-type="float">
            <text:p>-2.915844</text:p>
          </table:table-cell>
          <table:table-cell office:value-type="float" office:value="0.854043" calcext:value-type="float">
            <text:p>0.854043</text:p>
          </table:table-cell>
          <table:table-cell office:value-type="string" calcext:value-type="string">
            <text:p>-0.283928</text:p>
          </table:table-cell>
        </table:table-row>
        <table:table-row table:style-name="ro1" table:visibility="filter">
          <table:table-cell office:value-type="float" office:value="1527146727.22217" calcext:value-type="float">
            <text:p>1527146727.22217</text:p>
          </table:table-cell>
          <table:table-cell office:value-type="string" calcext:value-type="string">
            <text:p>TOC_y</text:p>
          </table:table-cell>
          <table:table-cell office:value-type="float" office:value="214.310699" calcext:value-type="float">
            <text:p>214.310699</text:p>
          </table:table-cell>
          <table:table-cell office:value-type="float" office:value="-24.595507" calcext:value-type="float">
            <text:p>-24.595507</text:p>
          </table:table-cell>
          <table:table-cell office:value-type="float" office:value="0.838201" calcext:value-type="float">
            <text:p>0.838201</text:p>
          </table:table-cell>
          <table:table-cell office:value-type="float" office:value="-0.303652" calcext:value-type="float">
            <text:p>-0.303652</text:p>
          </table:table-cell>
          <table:table-cell office:value-type="float" office:value="8.643806" calcext:value-type="float">
            <text:p>8.643806</text:p>
          </table:table-cell>
          <table:table-cell office:value-type="float" office:value="-2.915844" calcext:value-type="float">
            <text:p>-2.915844</text:p>
          </table:table-cell>
          <table:table-cell office:value-type="float" office:value="0.854043" calcext:value-type="float">
            <text:p>0.854043</text:p>
          </table:table-cell>
          <table:table-cell office:value-type="string" calcext:value-type="string">
            <text:p>-0.283928</text:p>
          </table:table-cell>
        </table:table-row>
        <table:table-row table:style-name="ro1">
          <table:table-cell office:value-type="float" office:value="1527146727.24258" calcext:value-type="float">
            <text:p>1527146727.24258</text:p>
          </table:table-cell>
          <table:table-cell office:value-type="string" calcext:value-type="string">
            <text:p>TOC_x</text:p>
          </table:table-cell>
          <table:table-cell office:value-type="float" office:value="206.076416" calcext:value-type="float">
            <text:p>206.076416</text:p>
          </table:table-cell>
          <table:table-cell office:value-type="float" office:value="-28.707697" calcext:value-type="float">
            <text:p>-28.707697</text:p>
          </table:table-cell>
          <table:table-cell office:value-type="float" office:value="0.821068" calcext:value-type="float">
            <text:p>0.821068</text:p>
          </table:table-cell>
          <table:table-cell office:value-type="float" office:value="-0.327703" calcext:value-type="float">
            <text:p>-0.327703</text:p>
          </table:table-cell>
          <table:table-cell office:value-type="float" office:value="8.475811" calcext:value-type="float">
            <text:p>8.475811</text:p>
          </table:table-cell>
          <table:table-cell office:value-type="float" office:value="-3.151666" calcext:value-type="float">
            <text:p>-3.151666</text:p>
          </table:table-cell>
          <table:table-cell office:value-type="float" office:value="0.838201" calcext:value-type="float">
            <text:p>0.838201</text:p>
          </table:table-cell>
          <table:table-cell office:value-type="string" calcext:value-type="string">
            <text:p>-0.303652</text:p>
          </table:table-cell>
        </table:table-row>
        <table:table-row table:style-name="ro1" table:visibility="filter">
          <table:table-cell office:value-type="float" office:value="1527146727.24264" calcext:value-type="float">
            <text:p>1527146727.24264</text:p>
          </table:table-cell>
          <table:table-cell office:value-type="string" calcext:value-type="string">
            <text:p>TOC_y</text:p>
          </table:table-cell>
          <table:table-cell office:value-type="float" office:value="206.076416" calcext:value-type="float">
            <text:p>206.076416</text:p>
          </table:table-cell>
          <table:table-cell office:value-type="float" office:value="-28.707697" calcext:value-type="float">
            <text:p>-28.707697</text:p>
          </table:table-cell>
          <table:table-cell office:value-type="float" office:value="0.821068" calcext:value-type="float">
            <text:p>0.821068</text:p>
          </table:table-cell>
          <table:table-cell office:value-type="float" office:value="-0.327703" calcext:value-type="float">
            <text:p>-0.327703</text:p>
          </table:table-cell>
          <table:table-cell office:value-type="float" office:value="8.475811" calcext:value-type="float">
            <text:p>8.475811</text:p>
          </table:table-cell>
          <table:table-cell office:value-type="float" office:value="-3.151666" calcext:value-type="float">
            <text:p>-3.151666</text:p>
          </table:table-cell>
          <table:table-cell office:value-type="float" office:value="0.838201" calcext:value-type="float">
            <text:p>0.838201</text:p>
          </table:table-cell>
          <table:table-cell office:value-type="string" calcext:value-type="string">
            <text:p>-0.303652</text:p>
          </table:table-cell>
        </table:table-row>
        <table:table-row table:style-name="ro1">
          <table:table-cell office:value-type="float" office:value="1527146727.26211" calcext:value-type="float">
            <text:p>1527146727.26211</text:p>
          </table:table-cell>
          <table:table-cell office:value-type="string" calcext:value-type="string">
            <text:p>TOC_x</text:p>
          </table:table-cell>
          <table:table-cell office:value-type="float" office:value="193.46727" calcext:value-type="float">
            <text:p>193.46727</text:p>
          </table:table-cell>
          <table:table-cell office:value-type="float" office:value="-34.741596" calcext:value-type="float">
            <text:p>-34.741596</text:p>
          </table:table-cell>
          <table:table-cell office:value-type="float" office:value="0.7953" calcext:value-type="float">
            <text:p>0.7953</text:p>
          </table:table-cell>
          <table:table-cell office:value-type="float" office:value="-0.358687" calcext:value-type="float">
            <text:p>-0.358687</text:p>
          </table:table-cell>
          <table:table-cell office:value-type="float" office:value="8.211893" calcext:value-type="float">
            <text:p>8.211893</text:p>
          </table:table-cell>
          <table:table-cell office:value-type="float" office:value="-3.469008" calcext:value-type="float">
            <text:p>-3.469008</text:p>
          </table:table-cell>
          <table:table-cell office:value-type="float" office:value="0.821068" calcext:value-type="float">
            <text:p>0.821068</text:p>
          </table:table-cell>
          <table:table-cell office:value-type="string" calcext:value-type="string">
            <text:p>-0.327703</text:p>
          </table:table-cell>
        </table:table-row>
        <table:table-row table:style-name="ro1" table:visibility="filter">
          <table:table-cell office:value-type="float" office:value="1527146727.26216" calcext:value-type="float">
            <text:p>1527146727.26216</text:p>
          </table:table-cell>
          <table:table-cell office:value-type="string" calcext:value-type="string">
            <text:p>TOC_y</text:p>
          </table:table-cell>
          <table:table-cell office:value-type="float" office:value="193.46727" calcext:value-type="float">
            <text:p>193.46727</text:p>
          </table:table-cell>
          <table:table-cell office:value-type="float" office:value="-34.741596" calcext:value-type="float">
            <text:p>-34.741596</text:p>
          </table:table-cell>
          <table:table-cell office:value-type="float" office:value="0.7953" calcext:value-type="float">
            <text:p>0.7953</text:p>
          </table:table-cell>
          <table:table-cell office:value-type="float" office:value="-0.358687" calcext:value-type="float">
            <text:p>-0.358687</text:p>
          </table:table-cell>
          <table:table-cell office:value-type="float" office:value="8.211893" calcext:value-type="float">
            <text:p>8.211893</text:p>
          </table:table-cell>
          <table:table-cell office:value-type="float" office:value="-3.469008" calcext:value-type="float">
            <text:p>-3.469008</text:p>
          </table:table-cell>
          <table:table-cell office:value-type="float" office:value="0.821068" calcext:value-type="float">
            <text:p>0.821068</text:p>
          </table:table-cell>
          <table:table-cell office:value-type="string" calcext:value-type="string">
            <text:p>-0.327703</text:p>
          </table:table-cell>
        </table:table-row>
        <table:table-row table:style-name="ro1">
          <table:table-cell office:value-type="float" office:value="1527146727.28255" calcext:value-type="float">
            <text:p>1527146727.28255</text:p>
          </table:table-cell>
          <table:table-cell office:value-type="string" calcext:value-type="string">
            <text:p>TOC_x</text:p>
          </table:table-cell>
          <table:table-cell office:value-type="float" office:value="185.372131" calcext:value-type="float">
            <text:p>185.372131</text:p>
          </table:table-cell>
          <table:table-cell office:value-type="float" office:value="-39.073997" calcext:value-type="float">
            <text:p>-39.073997</text:p>
          </table:table-cell>
          <table:table-cell office:value-type="float" office:value="0.777529" calcext:value-type="float">
            <text:p>0.777529</text:p>
          </table:table-cell>
          <table:table-cell office:value-type="float" office:value="-0.380245" calcext:value-type="float">
            <text:p>-0.380245</text:p>
          </table:table-cell>
          <table:table-cell office:value-type="float" office:value="8.037917" calcext:value-type="float">
            <text:p>8.037917</text:p>
          </table:table-cell>
          <table:table-cell office:value-type="float" office:value="-3.680056" calcext:value-type="float">
            <text:p>-3.680056</text:p>
          </table:table-cell>
          <table:table-cell office:value-type="float" office:value="0.7953" calcext:value-type="float">
            <text:p>0.7953</text:p>
          </table:table-cell>
          <table:table-cell office:value-type="string" calcext:value-type="string">
            <text:p>-0.358687</text:p>
          </table:table-cell>
        </table:table-row>
        <table:table-row table:style-name="ro1" table:visibility="filter">
          <table:table-cell office:value-type="float" office:value="1527146727.28263" calcext:value-type="float">
            <text:p>1527146727.28263</text:p>
          </table:table-cell>
          <table:table-cell office:value-type="string" calcext:value-type="string">
            <text:p>TOC_y</text:p>
          </table:table-cell>
          <table:table-cell office:value-type="float" office:value="185.372131" calcext:value-type="float">
            <text:p>185.372131</text:p>
          </table:table-cell>
          <table:table-cell office:value-type="float" office:value="-39.073997" calcext:value-type="float">
            <text:p>-39.073997</text:p>
          </table:table-cell>
          <table:table-cell office:value-type="float" office:value="0.777529" calcext:value-type="float">
            <text:p>0.777529</text:p>
          </table:table-cell>
          <table:table-cell office:value-type="float" office:value="-0.380245" calcext:value-type="float">
            <text:p>-0.380245</text:p>
          </table:table-cell>
          <table:table-cell office:value-type="float" office:value="8.037917" calcext:value-type="float">
            <text:p>8.037917</text:p>
          </table:table-cell>
          <table:table-cell office:value-type="float" office:value="-3.680056" calcext:value-type="float">
            <text:p>-3.680056</text:p>
          </table:table-cell>
          <table:table-cell office:value-type="float" office:value="0.7953" calcext:value-type="float">
            <text:p>0.7953</text:p>
          </table:table-cell>
          <table:table-cell office:value-type="string" calcext:value-type="string">
            <text:p>-0.358687</text:p>
          </table:table-cell>
        </table:table-row>
        <table:table-row table:style-name="ro1">
          <table:table-cell office:value-type="float" office:value="1527146727.30216" calcext:value-type="float">
            <text:p>1527146727.30216</text:p>
          </table:table-cell>
          <table:table-cell office:value-type="string" calcext:value-type="string">
            <text:p>TOC_x</text:p>
          </table:table-cell>
          <table:table-cell office:value-type="float" office:value="173.109665" calcext:value-type="float">
            <text:p>173.109665</text:p>
          </table:table-cell>
          <table:table-cell office:value-type="float" office:value="-45.717442" calcext:value-type="float">
            <text:p>-45.717442</text:p>
          </table:table-cell>
          <table:table-cell office:value-type="float" office:value="0.750943" calcext:value-type="float">
            <text:p>0.750943</text:p>
          </table:table-cell>
          <table:table-cell office:value-type="float" office:value="-0.409887" calcext:value-type="float">
            <text:p>-0.409887</text:p>
          </table:table-cell>
          <table:table-cell office:value-type="float" office:value="7.766953" calcext:value-type="float">
            <text:p>7.766953</text:p>
          </table:table-cell>
          <table:table-cell office:value-type="float" office:value="-3.982166" calcext:value-type="float">
            <text:p>-3.982166</text:p>
          </table:table-cell>
          <table:table-cell office:value-type="float" office:value="0.777529" calcext:value-type="float">
            <text:p>0.777529</text:p>
          </table:table-cell>
          <table:table-cell office:value-type="string" calcext:value-type="string">
            <text:p>-0.380245</text:p>
          </table:table-cell>
        </table:table-row>
        <table:table-row table:style-name="ro1" table:visibility="filter">
          <table:table-cell office:value-type="float" office:value="1527146727.30222" calcext:value-type="float">
            <text:p>1527146727.30222</text:p>
          </table:table-cell>
          <table:table-cell office:value-type="string" calcext:value-type="string">
            <text:p>TOC_y</text:p>
          </table:table-cell>
          <table:table-cell office:value-type="float" office:value="173.109665" calcext:value-type="float">
            <text:p>173.109665</text:p>
          </table:table-cell>
          <table:table-cell office:value-type="float" office:value="-45.717442" calcext:value-type="float">
            <text:p>-45.717442</text:p>
          </table:table-cell>
          <table:table-cell office:value-type="float" office:value="0.750943" calcext:value-type="float">
            <text:p>0.750943</text:p>
          </table:table-cell>
          <table:table-cell office:value-type="float" office:value="-0.409887" calcext:value-type="float">
            <text:p>-0.409887</text:p>
          </table:table-cell>
          <table:table-cell office:value-type="float" office:value="7.766953" calcext:value-type="float">
            <text:p>7.766953</text:p>
          </table:table-cell>
          <table:table-cell office:value-type="float" office:value="-3.982166" calcext:value-type="float">
            <text:p>-3.982166</text:p>
          </table:table-cell>
          <table:table-cell office:value-type="float" office:value="0.777529" calcext:value-type="float">
            <text:p>0.777529</text:p>
          </table:table-cell>
          <table:table-cell office:value-type="string" calcext:value-type="string">
            <text:p>-0.380245</text:p>
          </table:table-cell>
        </table:table-row>
        <table:table-row table:style-name="ro1">
          <table:table-cell office:value-type="float" office:value="1527146727.32268" calcext:value-type="float">
            <text:p>1527146727.32268</text:p>
          </table:table-cell>
          <table:table-cell office:value-type="string" calcext:value-type="string">
            <text:p>TOC_x</text:p>
          </table:table-cell>
          <table:table-cell office:value-type="float" office:value="164.067261" calcext:value-type="float">
            <text:p>164.067261</text:p>
          </table:table-cell>
          <table:table-cell office:value-type="float" office:value="-50.350643" calcext:value-type="float">
            <text:p>-50.350643</text:p>
          </table:table-cell>
          <table:table-cell office:value-type="float" office:value="0.729801" calcext:value-type="float">
            <text:p>0.729801</text:p>
          </table:table-cell>
          <table:table-cell office:value-type="float" office:value="-0.430188" calcext:value-type="float">
            <text:p>-0.430188</text:p>
          </table:table-cell>
          <table:table-cell office:value-type="float" office:value="7.56096" calcext:value-type="float">
            <text:p>7.56096</text:p>
          </table:table-cell>
          <table:table-cell office:value-type="float" office:value="-4.179971" calcext:value-type="float">
            <text:p>-4.179971</text:p>
          </table:table-cell>
          <table:table-cell office:value-type="float" office:value="0.750943" calcext:value-type="float">
            <text:p>0.750943</text:p>
          </table:table-cell>
          <table:table-cell office:value-type="string" calcext:value-type="string">
            <text:p>-0.409887</text:p>
          </table:table-cell>
        </table:table-row>
        <table:table-row table:style-name="ro1" table:visibility="filter">
          <table:table-cell office:value-type="float" office:value="1527146727.32274" calcext:value-type="float">
            <text:p>1527146727.32274</text:p>
          </table:table-cell>
          <table:table-cell office:value-type="string" calcext:value-type="string">
            <text:p>TOC_y</text:p>
          </table:table-cell>
          <table:table-cell office:value-type="float" office:value="164.067261" calcext:value-type="float">
            <text:p>164.067261</text:p>
          </table:table-cell>
          <table:table-cell office:value-type="float" office:value="-50.350643" calcext:value-type="float">
            <text:p>-50.350643</text:p>
          </table:table-cell>
          <table:table-cell office:value-type="float" office:value="0.729801" calcext:value-type="float">
            <text:p>0.729801</text:p>
          </table:table-cell>
          <table:table-cell office:value-type="float" office:value="-0.430188" calcext:value-type="float">
            <text:p>-0.430188</text:p>
          </table:table-cell>
          <table:table-cell office:value-type="float" office:value="7.56096" calcext:value-type="float">
            <text:p>7.56096</text:p>
          </table:table-cell>
          <table:table-cell office:value-type="float" office:value="-4.179971" calcext:value-type="float">
            <text:p>-4.179971</text:p>
          </table:table-cell>
          <table:table-cell office:value-type="float" office:value="0.750943" calcext:value-type="float">
            <text:p>0.750943</text:p>
          </table:table-cell>
          <table:table-cell office:value-type="string" calcext:value-type="string">
            <text:p>-0.409887</text:p>
          </table:table-cell>
        </table:table-row>
        <table:table-row table:style-name="ro1">
          <table:table-cell office:value-type="float" office:value="1527146727.34221" calcext:value-type="float">
            <text:p>1527146727.34221</text:p>
          </table:table-cell>
          <table:table-cell office:value-type="string" calcext:value-type="string">
            <text:p>TOC_x</text:p>
          </table:table-cell>
          <table:table-cell office:value-type="float" office:value="155.289703" calcext:value-type="float">
            <text:p>155.289703</text:p>
          </table:table-cell>
          <table:table-cell office:value-type="float" office:value="-56.004406" calcext:value-type="float">
            <text:p>-56.004406</text:p>
          </table:table-cell>
          <table:table-cell office:value-type="float" office:value="0.709764" calcext:value-type="float">
            <text:p>0.709764</text:p>
          </table:table-cell>
          <table:table-cell office:value-type="float" office:value="-0.452563" calcext:value-type="float">
            <text:p>-0.452563</text:p>
          </table:table-cell>
          <table:table-cell office:value-type="float" office:value="7.355473" calcext:value-type="float">
            <text:p>7.355473</text:p>
          </table:table-cell>
          <table:table-cell office:value-type="float" office:value="-4.409438" calcext:value-type="float">
            <text:p>-4.409438</text:p>
          </table:table-cell>
          <table:table-cell office:value-type="float" office:value="0.729801" calcext:value-type="float">
            <text:p>0.729801</text:p>
          </table:table-cell>
          <table:table-cell office:value-type="string" calcext:value-type="string">
            <text:p>-0.430188</text:p>
          </table:table-cell>
        </table:table-row>
        <table:table-row table:style-name="ro1" table:visibility="filter">
          <table:table-cell office:value-type="float" office:value="1527146727.34226" calcext:value-type="float">
            <text:p>1527146727.34226</text:p>
          </table:table-cell>
          <table:table-cell office:value-type="string" calcext:value-type="string">
            <text:p>TOC_y</text:p>
          </table:table-cell>
          <table:table-cell office:value-type="float" office:value="155.289703" calcext:value-type="float">
            <text:p>155.289703</text:p>
          </table:table-cell>
          <table:table-cell office:value-type="float" office:value="-56.004406" calcext:value-type="float">
            <text:p>-56.004406</text:p>
          </table:table-cell>
          <table:table-cell office:value-type="float" office:value="0.709764" calcext:value-type="float">
            <text:p>0.709764</text:p>
          </table:table-cell>
          <table:table-cell office:value-type="float" office:value="-0.452563" calcext:value-type="float">
            <text:p>-0.452563</text:p>
          </table:table-cell>
          <table:table-cell office:value-type="float" office:value="7.355473" calcext:value-type="float">
            <text:p>7.355473</text:p>
          </table:table-cell>
          <table:table-cell office:value-type="float" office:value="-4.409438" calcext:value-type="float">
            <text:p>-4.409438</text:p>
          </table:table-cell>
          <table:table-cell office:value-type="float" office:value="0.729801" calcext:value-type="float">
            <text:p>0.729801</text:p>
          </table:table-cell>
          <table:table-cell office:value-type="string" calcext:value-type="string">
            <text:p>-0.430188</text:p>
          </table:table-cell>
        </table:table-row>
        <table:table-row table:style-name="ro1">
          <table:table-cell office:value-type="float" office:value="1527146727.36281" calcext:value-type="float">
            <text:p>1527146727.36281</text:p>
          </table:table-cell>
          <table:table-cell office:value-type="string" calcext:value-type="string">
            <text:p>TOC_x</text:p>
          </table:table-cell>
          <table:table-cell office:value-type="float" office:value="143.722672" calcext:value-type="float">
            <text:p>143.722672</text:p>
          </table:table-cell>
          <table:table-cell office:value-type="float" office:value="-61.511917" calcext:value-type="float">
            <text:p>-61.511917</text:p>
          </table:table-cell>
          <table:table-cell office:value-type="float" office:value="0.680911" calcext:value-type="float">
            <text:p>0.680911</text:p>
          </table:table-cell>
          <table:table-cell office:value-type="float" office:value="-0.474482" calcext:value-type="float">
            <text:p>-0.474482</text:p>
          </table:table-cell>
          <table:table-cell office:value-type="float" office:value="7.075635" calcext:value-type="float">
            <text:p>7.075635</text:p>
          </table:table-cell>
          <table:table-cell office:value-type="float" office:value="-4.622024" calcext:value-type="float">
            <text:p>-4.622024</text:p>
          </table:table-cell>
          <table:table-cell office:value-type="float" office:value="0.709764" calcext:value-type="float">
            <text:p>0.709764</text:p>
          </table:table-cell>
          <table:table-cell office:value-type="string" calcext:value-type="string">
            <text:p>-0.452563</text:p>
          </table:table-cell>
        </table:table-row>
        <table:table-row table:style-name="ro1" table:visibility="filter">
          <table:table-cell office:value-type="float" office:value="1527146727.36287" calcext:value-type="float">
            <text:p>1527146727.36287</text:p>
          </table:table-cell>
          <table:table-cell office:value-type="string" calcext:value-type="string">
            <text:p>TOC_y</text:p>
          </table:table-cell>
          <table:table-cell office:value-type="float" office:value="143.722672" calcext:value-type="float">
            <text:p>143.722672</text:p>
          </table:table-cell>
          <table:table-cell office:value-type="float" office:value="-61.511917" calcext:value-type="float">
            <text:p>-61.511917</text:p>
          </table:table-cell>
          <table:table-cell office:value-type="float" office:value="0.680911" calcext:value-type="float">
            <text:p>0.680911</text:p>
          </table:table-cell>
          <table:table-cell office:value-type="float" office:value="-0.474482" calcext:value-type="float">
            <text:p>-0.474482</text:p>
          </table:table-cell>
          <table:table-cell office:value-type="float" office:value="7.075635" calcext:value-type="float">
            <text:p>7.075635</text:p>
          </table:table-cell>
          <table:table-cell office:value-type="float" office:value="-4.622024" calcext:value-type="float">
            <text:p>-4.622024</text:p>
          </table:table-cell>
          <table:table-cell office:value-type="float" office:value="0.709764" calcext:value-type="float">
            <text:p>0.709764</text:p>
          </table:table-cell>
          <table:table-cell office:value-type="string" calcext:value-type="string">
            <text:p>-0.452563</text:p>
          </table:table-cell>
        </table:table-row>
        <table:table-row table:style-name="ro1">
          <table:table-cell office:value-type="float" office:value="1527146727.38235" calcext:value-type="float">
            <text:p>1527146727.38235</text:p>
          </table:table-cell>
          <table:table-cell office:value-type="string" calcext:value-type="string">
            <text:p>TOC_x</text:p>
          </table:table-cell>
          <table:table-cell office:value-type="float" office:value="135.201492" calcext:value-type="float">
            <text:p>135.201492</text:p>
          </table:table-cell>
          <table:table-cell office:value-type="float" office:value="-66.245201" calcext:value-type="float">
            <text:p>-66.245201</text:p>
          </table:table-cell>
          <table:table-cell office:value-type="float" office:value="0.66011" calcext:value-type="float">
            <text:p>0.66011</text:p>
          </table:table-cell>
          <table:table-cell office:value-type="float" office:value="-0.491559" calcext:value-type="float">
            <text:p>-0.491559</text:p>
          </table:table-cell>
          <table:table-cell office:value-type="float" office:value="6.862178" calcext:value-type="float">
            <text:p>6.862178</text:p>
          </table:table-cell>
          <table:table-cell office:value-type="float" office:value="-4.797267" calcext:value-type="float">
            <text:p>-4.797267</text:p>
          </table:table-cell>
          <table:table-cell office:value-type="float" office:value="0.680911" calcext:value-type="float">
            <text:p>0.680911</text:p>
          </table:table-cell>
          <table:table-cell office:value-type="string" calcext:value-type="string">
            <text:p>-0.474482</text:p>
          </table:table-cell>
        </table:table-row>
        <table:table-row table:style-name="ro1" table:visibility="filter">
          <table:table-cell office:value-type="float" office:value="1527146727.38242" calcext:value-type="float">
            <text:p>1527146727.38242</text:p>
          </table:table-cell>
          <table:table-cell office:value-type="string" calcext:value-type="string">
            <text:p>TOC_y</text:p>
          </table:table-cell>
          <table:table-cell office:value-type="float" office:value="135.201492" calcext:value-type="float">
            <text:p>135.201492</text:p>
          </table:table-cell>
          <table:table-cell office:value-type="float" office:value="-66.245201" calcext:value-type="float">
            <text:p>-66.245201</text:p>
          </table:table-cell>
          <table:table-cell office:value-type="float" office:value="0.66011" calcext:value-type="float">
            <text:p>0.66011</text:p>
          </table:table-cell>
          <table:table-cell office:value-type="float" office:value="-0.491559" calcext:value-type="float">
            <text:p>-0.491559</text:p>
          </table:table-cell>
          <table:table-cell office:value-type="float" office:value="6.862178" calcext:value-type="float">
            <text:p>6.862178</text:p>
          </table:table-cell>
          <table:table-cell office:value-type="float" office:value="-4.797267" calcext:value-type="float">
            <text:p>-4.797267</text:p>
          </table:table-cell>
          <table:table-cell office:value-type="float" office:value="0.680911" calcext:value-type="float">
            <text:p>0.680911</text:p>
          </table:table-cell>
          <table:table-cell office:value-type="string" calcext:value-type="string">
            <text:p>-0.474482</text:p>
          </table:table-cell>
        </table:table-row>
        <table:table-row table:style-name="ro1">
          <table:table-cell office:value-type="float" office:value="1527146727.40184" calcext:value-type="float">
            <text:p>1527146727.40184</text:p>
          </table:table-cell>
          <table:table-cell office:value-type="string" calcext:value-type="string">
            <text:p>TOC_x</text:p>
          </table:table-cell>
          <table:table-cell office:value-type="float" office:value="122.088509" calcext:value-type="float">
            <text:p>122.088509</text:p>
          </table:table-cell>
          <table:table-cell office:value-type="float" office:value="-73.972923" calcext:value-type="float">
            <text:p>-73.972923</text:p>
          </table:table-cell>
          <table:table-cell office:value-type="float" office:value="0.626692" calcext:value-type="float">
            <text:p>0.626692</text:p>
          </table:table-cell>
          <table:table-cell office:value-type="float" office:value="-0.518244" calcext:value-type="float">
            <text:p>-0.518244</text:p>
          </table:table-cell>
          <table:table-cell office:value-type="float" office:value="6.520095" calcext:value-type="float">
            <text:p>6.520095</text:p>
          </table:table-cell>
          <table:table-cell office:value-type="float" office:value="-5.070418" calcext:value-type="float">
            <text:p>-5.070418</text:p>
          </table:table-cell>
          <table:table-cell office:value-type="float" office:value="0.66011" calcext:value-type="float">
            <text:p>0.66011</text:p>
          </table:table-cell>
          <table:table-cell office:value-type="string" calcext:value-type="string">
            <text:p>-0.491559</text:p>
          </table:table-cell>
        </table:table-row>
        <table:table-row table:style-name="ro1" table:visibility="filter">
          <table:table-cell office:value-type="float" office:value="1527146727.4019" calcext:value-type="float">
            <text:p>1527146727.4019</text:p>
          </table:table-cell>
          <table:table-cell office:value-type="string" calcext:value-type="string">
            <text:p>TOC_y</text:p>
          </table:table-cell>
          <table:table-cell office:value-type="float" office:value="122.088509" calcext:value-type="float">
            <text:p>122.088509</text:p>
          </table:table-cell>
          <table:table-cell office:value-type="float" office:value="-73.972923" calcext:value-type="float">
            <text:p>-73.972923</text:p>
          </table:table-cell>
          <table:table-cell office:value-type="float" office:value="0.626692" calcext:value-type="float">
            <text:p>0.626692</text:p>
          </table:table-cell>
          <table:table-cell office:value-type="float" office:value="-0.518244" calcext:value-type="float">
            <text:p>-0.518244</text:p>
          </table:table-cell>
          <table:table-cell office:value-type="float" office:value="6.520095" calcext:value-type="float">
            <text:p>6.520095</text:p>
          </table:table-cell>
          <table:table-cell office:value-type="float" office:value="-5.070418" calcext:value-type="float">
            <text:p>-5.070418</text:p>
          </table:table-cell>
          <table:table-cell office:value-type="float" office:value="0.66011" calcext:value-type="float">
            <text:p>0.66011</text:p>
          </table:table-cell>
          <table:table-cell office:value-type="string" calcext:value-type="string">
            <text:p>-0.491559</text:p>
          </table:table-cell>
        </table:table-row>
        <table:table-row table:style-name="ro1">
          <table:table-cell office:value-type="float" office:value="1527146727.42251" calcext:value-type="float">
            <text:p>1527146727.42251</text:p>
          </table:table-cell>
          <table:table-cell office:value-type="string" calcext:value-type="string">
            <text:p>TOC_x</text:p>
          </table:table-cell>
          <table:table-cell office:value-type="float" office:value="113.446358" calcext:value-type="float">
            <text:p>113.446358</text:p>
          </table:table-cell>
          <table:table-cell office:value-type="float" office:value="-79.355789" calcext:value-type="float">
            <text:p>-79.355789</text:p>
          </table:table-cell>
          <table:table-cell office:value-type="float" office:value="0.602347" calcext:value-type="float">
            <text:p>0.602347</text:p>
          </table:table-cell>
          <table:table-cell office:value-type="float" office:value="-0.53704" calcext:value-type="float">
            <text:p>-0.53704</text:p>
          </table:table-cell>
          <table:table-cell office:value-type="float" office:value="6.284537" calcext:value-type="float">
            <text:p>6.284537</text:p>
          </table:table-cell>
          <table:table-cell office:value-type="float" office:value="-5.252291" calcext:value-type="float">
            <text:p>-5.252291</text:p>
          </table:table-cell>
          <table:table-cell office:value-type="float" office:value="0.626692" calcext:value-type="float">
            <text:p>0.626692</text:p>
          </table:table-cell>
          <table:table-cell office:value-type="string" calcext:value-type="string">
            <text:p>-0.518244</text:p>
          </table:table-cell>
        </table:table-row>
        <table:table-row table:style-name="ro1" table:visibility="filter">
          <table:table-cell office:value-type="float" office:value="1527146727.42257" calcext:value-type="float">
            <text:p>1527146727.42257</text:p>
          </table:table-cell>
          <table:table-cell office:value-type="string" calcext:value-type="string">
            <text:p>TOC_y</text:p>
          </table:table-cell>
          <table:table-cell office:value-type="float" office:value="113.446358" calcext:value-type="float">
            <text:p>113.446358</text:p>
          </table:table-cell>
          <table:table-cell office:value-type="float" office:value="-79.355789" calcext:value-type="float">
            <text:p>-79.355789</text:p>
          </table:table-cell>
          <table:table-cell office:value-type="float" office:value="0.602347" calcext:value-type="float">
            <text:p>0.602347</text:p>
          </table:table-cell>
          <table:table-cell office:value-type="float" office:value="-0.53704" calcext:value-type="float">
            <text:p>-0.53704</text:p>
          </table:table-cell>
          <table:table-cell office:value-type="float" office:value="6.284537" calcext:value-type="float">
            <text:p>6.284537</text:p>
          </table:table-cell>
          <table:table-cell office:value-type="float" office:value="-5.252291" calcext:value-type="float">
            <text:p>-5.252291</text:p>
          </table:table-cell>
          <table:table-cell office:value-type="float" office:value="0.626692" calcext:value-type="float">
            <text:p>0.626692</text:p>
          </table:table-cell>
          <table:table-cell office:value-type="string" calcext:value-type="string">
            <text:p>-0.518244</text:p>
          </table:table-cell>
        </table:table-row>
        <table:table-row table:style-name="ro1">
          <table:table-cell office:value-type="float" office:value="1527146727.44208" calcext:value-type="float">
            <text:p>1527146727.44208</text:p>
          </table:table-cell>
          <table:table-cell office:value-type="string" calcext:value-type="string">
            <text:p>TOC_x</text:p>
          </table:table-cell>
          <table:table-cell office:value-type="float" office:value="105.576836" calcext:value-type="float">
            <text:p>105.576836</text:p>
          </table:table-cell>
          <table:table-cell office:value-type="float" office:value="-83.559227" calcext:value-type="float">
            <text:p>-83.559227</text:p>
          </table:table-cell>
          <table:table-cell office:value-type="float" office:value="0.580574" calcext:value-type="float">
            <text:p>0.580574</text:p>
          </table:table-cell>
          <table:table-cell office:value-type="float" office:value="-0.550526" calcext:value-type="float">
            <text:p>-0.550526</text:p>
          </table:table-cell>
          <table:table-cell office:value-type="float" office:value="6.06207" calcext:value-type="float">
            <text:p>6.06207</text:p>
          </table:table-cell>
          <table:table-cell office:value-type="float" office:value="-5.390088" calcext:value-type="float">
            <text:p>-5.390088</text:p>
          </table:table-cell>
          <table:table-cell office:value-type="float" office:value="0.602347" calcext:value-type="float">
            <text:p>0.602347</text:p>
          </table:table-cell>
          <table:table-cell office:value-type="string" calcext:value-type="string">
            <text:p>-0.537040</text:p>
          </table:table-cell>
        </table:table-row>
        <table:table-row table:style-name="ro1" table:visibility="filter">
          <table:table-cell office:value-type="float" office:value="1527146727.44214" calcext:value-type="float">
            <text:p>1527146727.44214</text:p>
          </table:table-cell>
          <table:table-cell office:value-type="string" calcext:value-type="string">
            <text:p>TOC_y</text:p>
          </table:table-cell>
          <table:table-cell office:value-type="float" office:value="105.576836" calcext:value-type="float">
            <text:p>105.576836</text:p>
          </table:table-cell>
          <table:table-cell office:value-type="float" office:value="-83.559227" calcext:value-type="float">
            <text:p>-83.559227</text:p>
          </table:table-cell>
          <table:table-cell office:value-type="float" office:value="0.580574" calcext:value-type="float">
            <text:p>0.580574</text:p>
          </table:table-cell>
          <table:table-cell office:value-type="float" office:value="-0.550526" calcext:value-type="float">
            <text:p>-0.550526</text:p>
          </table:table-cell>
          <table:table-cell office:value-type="float" office:value="6.06207" calcext:value-type="float">
            <text:p>6.06207</text:p>
          </table:table-cell>
          <table:table-cell office:value-type="float" office:value="-5.390088" calcext:value-type="float">
            <text:p>-5.390088</text:p>
          </table:table-cell>
          <table:table-cell office:value-type="float" office:value="0.602347" calcext:value-type="float">
            <text:p>0.602347</text:p>
          </table:table-cell>
          <table:table-cell office:value-type="string" calcext:value-type="string">
            <text:p>-0.537040</text:p>
          </table:table-cell>
        </table:table-row>
        <table:table-row table:style-name="ro1">
          <table:table-cell office:value-type="float" office:value="1527146727.46262" calcext:value-type="float">
            <text:p>1527146727.46262</text:p>
          </table:table-cell>
          <table:table-cell office:value-type="string" calcext:value-type="string">
            <text:p>TOC_x</text:p>
          </table:table-cell>
          <table:table-cell office:value-type="float" office:value="93.985298" calcext:value-type="float">
            <text:p>93.985298</text:p>
          </table:table-cell>
          <table:table-cell office:value-type="float" office:value="-90.174843" calcext:value-type="float">
            <text:p>-90.174843</text:p>
          </table:table-cell>
          <table:table-cell office:value-type="float" office:value="0.545348" calcext:value-type="float">
            <text:p>0.545348</text:p>
          </table:table-cell>
          <table:table-cell office:value-type="float" office:value="-0.572073" calcext:value-type="float">
            <text:p>-0.572073</text:p>
          </table:table-cell>
          <table:table-cell office:value-type="float" office:value="5.71874" calcext:value-type="float">
            <text:p>5.71874</text:p>
          </table:table-cell>
          <table:table-cell office:value-type="float" office:value="-5.600087" calcext:value-type="float">
            <text:p>-5.600087</text:p>
          </table:table-cell>
          <table:table-cell office:value-type="float" office:value="0.580574" calcext:value-type="float">
            <text:p>0.580574</text:p>
          </table:table-cell>
          <table:table-cell office:value-type="string" calcext:value-type="string">
            <text:p>-0.550526</text:p>
          </table:table-cell>
        </table:table-row>
        <table:table-row table:style-name="ro1" table:visibility="filter">
          <table:table-cell office:value-type="float" office:value="1527146727.46268" calcext:value-type="float">
            <text:p>1527146727.46268</text:p>
          </table:table-cell>
          <table:table-cell office:value-type="string" calcext:value-type="string">
            <text:p>TOC_y</text:p>
          </table:table-cell>
          <table:table-cell office:value-type="float" office:value="93.985298" calcext:value-type="float">
            <text:p>93.985298</text:p>
          </table:table-cell>
          <table:table-cell office:value-type="float" office:value="-90.174843" calcext:value-type="float">
            <text:p>-90.174843</text:p>
          </table:table-cell>
          <table:table-cell office:value-type="float" office:value="0.545348" calcext:value-type="float">
            <text:p>0.545348</text:p>
          </table:table-cell>
          <table:table-cell office:value-type="float" office:value="-0.572073" calcext:value-type="float">
            <text:p>-0.572073</text:p>
          </table:table-cell>
          <table:table-cell office:value-type="float" office:value="5.71874" calcext:value-type="float">
            <text:p>5.71874</text:p>
          </table:table-cell>
          <table:table-cell office:value-type="float" office:value="-5.600087" calcext:value-type="float">
            <text:p>-5.600087</text:p>
          </table:table-cell>
          <table:table-cell office:value-type="float" office:value="0.580574" calcext:value-type="float">
            <text:p>0.580574</text:p>
          </table:table-cell>
          <table:table-cell office:value-type="string" calcext:value-type="string">
            <text:p>-0.550526</text:p>
          </table:table-cell>
        </table:table-row>
        <table:table-row table:style-name="ro1">
          <table:table-cell office:value-type="float" office:value="1527146727.48208" calcext:value-type="float">
            <text:p>1527146727.48208</text:p>
          </table:table-cell>
          <table:table-cell office:value-type="string" calcext:value-type="string">
            <text:p>TOC_x</text:p>
          </table:table-cell>
          <table:table-cell office:value-type="float" office:value="85.203079" calcext:value-type="float">
            <text:p>85.203079</text:p>
          </table:table-cell>
          <table:table-cell office:value-type="float" office:value="-95.528564" calcext:value-type="float">
            <text:p>-95.528564</text:p>
          </table:table-cell>
          <table:table-cell office:value-type="float" office:value="0.518601" calcext:value-type="float">
            <text:p>0.518601</text:p>
          </table:table-cell>
          <table:table-cell office:value-type="float" office:value="-0.588089" calcext:value-type="float">
            <text:p>-0.588089</text:p>
          </table:table-cell>
          <table:table-cell office:value-type="float" office:value="5.444223" calcext:value-type="float">
            <text:p>5.444223</text:p>
          </table:table-cell>
          <table:table-cell office:value-type="float" office:value="-5.764474" calcext:value-type="float">
            <text:p>-5.764474</text:p>
          </table:table-cell>
          <table:table-cell office:value-type="float" office:value="0.545348" calcext:value-type="float">
            <text:p>0.545348</text:p>
          </table:table-cell>
          <table:table-cell office:value-type="string" calcext:value-type="string">
            <text:p>-0.572073</text:p>
          </table:table-cell>
        </table:table-row>
        <table:table-row table:style-name="ro1" table:visibility="filter">
          <table:table-cell office:value-type="float" office:value="1527146727.48215" calcext:value-type="float">
            <text:p>1527146727.48215</text:p>
          </table:table-cell>
          <table:table-cell office:value-type="string" calcext:value-type="string">
            <text:p>TOC_y</text:p>
          </table:table-cell>
          <table:table-cell office:value-type="float" office:value="85.203079" calcext:value-type="float">
            <text:p>85.203079</text:p>
          </table:table-cell>
          <table:table-cell office:value-type="float" office:value="-95.528564" calcext:value-type="float">
            <text:p>-95.528564</text:p>
          </table:table-cell>
          <table:table-cell office:value-type="float" office:value="0.518601" calcext:value-type="float">
            <text:p>0.518601</text:p>
          </table:table-cell>
          <table:table-cell office:value-type="float" office:value="-0.588089" calcext:value-type="float">
            <text:p>-0.588089</text:p>
          </table:table-cell>
          <table:table-cell office:value-type="float" office:value="5.444223" calcext:value-type="float">
            <text:p>5.444223</text:p>
          </table:table-cell>
          <table:table-cell office:value-type="float" office:value="-5.764474" calcext:value-type="float">
            <text:p>-5.764474</text:p>
          </table:table-cell>
          <table:table-cell office:value-type="float" office:value="0.545348" calcext:value-type="float">
            <text:p>0.545348</text:p>
          </table:table-cell>
          <table:table-cell office:value-type="string" calcext:value-type="string">
            <text:p>-0.572073</text:p>
          </table:table-cell>
        </table:table-row>
        <table:table-row table:style-name="ro1">
          <table:table-cell office:value-type="float" office:value="1527146727.50257" calcext:value-type="float">
            <text:p>1527146727.50257</text:p>
          </table:table-cell>
          <table:table-cell office:value-type="string" calcext:value-type="string">
            <text:p>TOC_x</text:p>
          </table:table-cell>
          <table:table-cell office:value-type="float" office:value="74.86853" calcext:value-type="float">
            <text:p>74.86853</text:p>
          </table:table-cell>
          <table:table-cell office:value-type="float" office:value="-100.765923" calcext:value-type="float">
            <text:p>-100.765923</text:p>
          </table:table-cell>
          <table:table-cell office:value-type="float" office:value="0.483606" calcext:value-type="float">
            <text:p>0.483606</text:p>
          </table:table-cell>
          <table:table-cell office:value-type="float" office:value="-0.604101" calcext:value-type="float">
            <text:p>-0.604101</text:p>
          </table:table-cell>
          <table:table-cell office:value-type="float" office:value="5.102423" calcext:value-type="float">
            <text:p>5.102423</text:p>
          </table:table-cell>
          <table:table-cell office:value-type="float" office:value="-5.920865" calcext:value-type="float">
            <text:p>-5.920865</text:p>
          </table:table-cell>
          <table:table-cell office:value-type="float" office:value="0.518601" calcext:value-type="float">
            <text:p>0.518601</text:p>
          </table:table-cell>
          <table:table-cell office:value-type="string" calcext:value-type="string">
            <text:p>-0.588089</text:p>
          </table:table-cell>
        </table:table-row>
        <table:table-row table:style-name="ro1" table:visibility="filter">
          <table:table-cell office:value-type="float" office:value="1527146727.50262" calcext:value-type="float">
            <text:p>1527146727.50262</text:p>
          </table:table-cell>
          <table:table-cell office:value-type="string" calcext:value-type="string">
            <text:p>TOC_y</text:p>
          </table:table-cell>
          <table:table-cell office:value-type="float" office:value="74.86853" calcext:value-type="float">
            <text:p>74.86853</text:p>
          </table:table-cell>
          <table:table-cell office:value-type="float" office:value="-100.765923" calcext:value-type="float">
            <text:p>-100.765923</text:p>
          </table:table-cell>
          <table:table-cell office:value-type="float" office:value="0.483606" calcext:value-type="float">
            <text:p>0.483606</text:p>
          </table:table-cell>
          <table:table-cell office:value-type="float" office:value="-0.604101" calcext:value-type="float">
            <text:p>-0.604101</text:p>
          </table:table-cell>
          <table:table-cell office:value-type="float" office:value="5.102423" calcext:value-type="float">
            <text:p>5.102423</text:p>
          </table:table-cell>
          <table:table-cell office:value-type="float" office:value="-5.920865" calcext:value-type="float">
            <text:p>-5.920865</text:p>
          </table:table-cell>
          <table:table-cell office:value-type="float" office:value="0.518601" calcext:value-type="float">
            <text:p>0.518601</text:p>
          </table:table-cell>
          <table:table-cell office:value-type="string" calcext:value-type="string">
            <text:p>-0.588089</text:p>
          </table:table-cell>
        </table:table-row>
        <table:table-row table:style-name="ro1">
          <table:table-cell office:value-type="float" office:value="1527146727.52204" calcext:value-type="float">
            <text:p>1527146727.52204</text:p>
          </table:table-cell>
          <table:table-cell office:value-type="string" calcext:value-type="string">
            <text:p>TOC_x</text:p>
          </table:table-cell>
          <table:table-cell office:value-type="float" office:value="66.126945" calcext:value-type="float">
            <text:p>66.126945</text:p>
          </table:table-cell>
          <table:table-cell office:value-type="float" office:value="-106.365257" calcext:value-type="float">
            <text:p>-106.365257</text:p>
          </table:table-cell>
          <table:table-cell office:value-type="float" office:value="0.4536" calcext:value-type="float">
            <text:p>0.4536</text:p>
          </table:table-cell>
          <table:table-cell office:value-type="float" office:value="-0.619956" calcext:value-type="float">
            <text:p>-0.619956</text:p>
          </table:table-cell>
          <table:table-cell office:value-type="float" office:value="4.794337" calcext:value-type="float">
            <text:p>4.794337</text:p>
          </table:table-cell>
          <table:table-cell office:value-type="float" office:value="-6.083655" calcext:value-type="float">
            <text:p>-6.083655</text:p>
          </table:table-cell>
          <table:table-cell office:value-type="float" office:value="0.483606" calcext:value-type="float">
            <text:p>0.483606</text:p>
          </table:table-cell>
          <table:table-cell office:value-type="string" calcext:value-type="string">
            <text:p>-0.604101</text:p>
          </table:table-cell>
        </table:table-row>
        <table:table-row table:style-name="ro1" table:visibility="filter">
          <table:table-cell office:value-type="float" office:value="1527146727.5221" calcext:value-type="float">
            <text:p>1527146727.5221</text:p>
          </table:table-cell>
          <table:table-cell office:value-type="string" calcext:value-type="string">
            <text:p>TOC_y</text:p>
          </table:table-cell>
          <table:table-cell office:value-type="float" office:value="66.126945" calcext:value-type="float">
            <text:p>66.126945</text:p>
          </table:table-cell>
          <table:table-cell office:value-type="float" office:value="-106.365257" calcext:value-type="float">
            <text:p>-106.365257</text:p>
          </table:table-cell>
          <table:table-cell office:value-type="float" office:value="0.4536" calcext:value-type="float">
            <text:p>0.4536</text:p>
          </table:table-cell>
          <table:table-cell office:value-type="float" office:value="-0.619956" calcext:value-type="float">
            <text:p>-0.619956</text:p>
          </table:table-cell>
          <table:table-cell office:value-type="float" office:value="4.794337" calcext:value-type="float">
            <text:p>4.794337</text:p>
          </table:table-cell>
          <table:table-cell office:value-type="float" office:value="-6.083655" calcext:value-type="float">
            <text:p>-6.083655</text:p>
          </table:table-cell>
          <table:table-cell office:value-type="float" office:value="0.483606" calcext:value-type="float">
            <text:p>0.483606</text:p>
          </table:table-cell>
          <table:table-cell office:value-type="string" calcext:value-type="string">
            <text:p>-0.604101</text:p>
          </table:table-cell>
        </table:table-row>
        <table:table-row table:style-name="ro1">
          <table:table-cell office:value-type="float" office:value="1527146727.54264" calcext:value-type="float">
            <text:p>1527146727.54264</text:p>
          </table:table-cell>
          <table:table-cell office:value-type="string" calcext:value-type="string">
            <text:p>TOC_x</text:p>
          </table:table-cell>
          <table:table-cell office:value-type="float" office:value="59.799034" calcext:value-type="float">
            <text:p>59.799034</text:p>
          </table:table-cell>
          <table:table-cell office:value-type="float" office:value="-109.651176" calcext:value-type="float">
            <text:p>-109.651176</text:p>
          </table:table-cell>
          <table:table-cell office:value-type="float" office:value="0.429299" calcext:value-type="float">
            <text:p>0.429299</text:p>
          </table:table-cell>
          <table:table-cell office:value-type="float" office:value="-0.629591" calcext:value-type="float">
            <text:p>-0.629591</text:p>
          </table:table-cell>
          <table:table-cell office:value-type="float" office:value="4.558444" calcext:value-type="float">
            <text:p>4.558444</text:p>
          </table:table-cell>
          <table:table-cell office:value-type="float" office:value="-6.17718" calcext:value-type="float">
            <text:p>-6.17718</text:p>
          </table:table-cell>
          <table:table-cell office:value-type="float" office:value="0.4536" calcext:value-type="float">
            <text:p>0.4536</text:p>
          </table:table-cell>
          <table:table-cell office:value-type="string" calcext:value-type="string">
            <text:p>-0.619956</text:p>
          </table:table-cell>
        </table:table-row>
        <table:table-row table:style-name="ro1" table:visibility="filter">
          <table:table-cell office:value-type="float" office:value="1527146727.5427" calcext:value-type="float">
            <text:p>1527146727.5427</text:p>
          </table:table-cell>
          <table:table-cell office:value-type="string" calcext:value-type="string">
            <text:p>TOC_y</text:p>
          </table:table-cell>
          <table:table-cell office:value-type="float" office:value="59.799034" calcext:value-type="float">
            <text:p>59.799034</text:p>
          </table:table-cell>
          <table:table-cell office:value-type="float" office:value="-109.651176" calcext:value-type="float">
            <text:p>-109.651176</text:p>
          </table:table-cell>
          <table:table-cell office:value-type="float" office:value="0.429299" calcext:value-type="float">
            <text:p>0.429299</text:p>
          </table:table-cell>
          <table:table-cell office:value-type="float" office:value="-0.629591" calcext:value-type="float">
            <text:p>-0.629591</text:p>
          </table:table-cell>
          <table:table-cell office:value-type="float" office:value="4.558444" calcext:value-type="float">
            <text:p>4.558444</text:p>
          </table:table-cell>
          <table:table-cell office:value-type="float" office:value="-6.17718" calcext:value-type="float">
            <text:p>-6.17718</text:p>
          </table:table-cell>
          <table:table-cell office:value-type="float" office:value="0.4536" calcext:value-type="float">
            <text:p>0.4536</text:p>
          </table:table-cell>
          <table:table-cell office:value-type="string" calcext:value-type="string">
            <text:p>-0.619956</text:p>
          </table:table-cell>
        </table:table-row>
        <table:table-row table:style-name="ro1">
          <table:table-cell office:value-type="float" office:value="1527146727.56223" calcext:value-type="float">
            <text:p>1527146727.56223</text:p>
          </table:table-cell>
          <table:table-cell office:value-type="string" calcext:value-type="string">
            <text:p>TOC_x</text:p>
          </table:table-cell>
          <table:table-cell office:value-type="float" office:value="49.401901" calcext:value-type="float">
            <text:p>49.401901</text:p>
          </table:table-cell>
          <table:table-cell office:value-type="float" office:value="-115.674934" calcext:value-type="float">
            <text:p>-115.674934</text:p>
          </table:table-cell>
          <table:table-cell office:value-type="float" office:value="0.388517" calcext:value-type="float">
            <text:p>0.388517</text:p>
          </table:table-cell>
          <table:table-cell office:value-type="float" office:value="-0.646027" calcext:value-type="float">
            <text:p>-0.646027</text:p>
          </table:table-cell>
          <table:table-cell office:value-type="float" office:value="4.141821" calcext:value-type="float">
            <text:p>4.141821</text:p>
          </table:table-cell>
          <table:table-cell office:value-type="float" office:value="-6.345086" calcext:value-type="float">
            <text:p>-6.345086</text:p>
          </table:table-cell>
          <table:table-cell office:value-type="float" office:value="0.429299" calcext:value-type="float">
            <text:p>0.429299</text:p>
          </table:table-cell>
          <table:table-cell office:value-type="string" calcext:value-type="string">
            <text:p>-0.629591</text:p>
          </table:table-cell>
        </table:table-row>
        <table:table-row table:style-name="ro1" table:visibility="filter">
          <table:table-cell office:value-type="float" office:value="1527146727.56228" calcext:value-type="float">
            <text:p>1527146727.56228</text:p>
          </table:table-cell>
          <table:table-cell office:value-type="string" calcext:value-type="string">
            <text:p>TOC_y</text:p>
          </table:table-cell>
          <table:table-cell office:value-type="float" office:value="49.401901" calcext:value-type="float">
            <text:p>49.401901</text:p>
          </table:table-cell>
          <table:table-cell office:value-type="float" office:value="-115.674934" calcext:value-type="float">
            <text:p>-115.674934</text:p>
          </table:table-cell>
          <table:table-cell office:value-type="float" office:value="0.388517" calcext:value-type="float">
            <text:p>0.388517</text:p>
          </table:table-cell>
          <table:table-cell office:value-type="float" office:value="-0.646027" calcext:value-type="float">
            <text:p>-0.646027</text:p>
          </table:table-cell>
          <table:table-cell office:value-type="float" office:value="4.141821" calcext:value-type="float">
            <text:p>4.141821</text:p>
          </table:table-cell>
          <table:table-cell office:value-type="float" office:value="-6.345086" calcext:value-type="float">
            <text:p>-6.345086</text:p>
          </table:table-cell>
          <table:table-cell office:value-type="float" office:value="0.429299" calcext:value-type="float">
            <text:p>0.429299</text:p>
          </table:table-cell>
          <table:table-cell office:value-type="string" calcext:value-type="string">
            <text:p>-0.629591</text:p>
          </table:table-cell>
        </table:table-row>
        <table:table-row table:style-name="ro1">
          <table:table-cell office:value-type="float" office:value="1527146727.58274" calcext:value-type="float">
            <text:p>1527146727.58274</text:p>
          </table:table-cell>
          <table:table-cell office:value-type="string" calcext:value-type="string">
            <text:p>TOC_x</text:p>
          </table:table-cell>
          <table:table-cell office:value-type="float" office:value="44.260036" calcext:value-type="float">
            <text:p>44.260036</text:p>
          </table:table-cell>
          <table:table-cell office:value-type="float" office:value="-118.089012" calcext:value-type="float">
            <text:p>-118.089012</text:p>
          </table:table-cell>
          <table:table-cell office:value-type="float" office:value="0.36572" calcext:value-type="float">
            <text:p>0.36572</text:p>
          </table:table-cell>
          <table:table-cell office:value-type="float" office:value="-0.652801" calcext:value-type="float">
            <text:p>-0.652801</text:p>
          </table:table-cell>
          <table:table-cell office:value-type="float" office:value="3.919568" calcext:value-type="float">
            <text:p>3.919568</text:p>
          </table:table-cell>
          <table:table-cell office:value-type="float" office:value="-6.411137" calcext:value-type="float">
            <text:p>-6.411137</text:p>
          </table:table-cell>
          <table:table-cell office:value-type="float" office:value="0.388517" calcext:value-type="float">
            <text:p>0.388517</text:p>
          </table:table-cell>
          <table:table-cell office:value-type="string" calcext:value-type="string">
            <text:p>-0.646027</text:p>
          </table:table-cell>
        </table:table-row>
        <table:table-row table:style-name="ro1" table:visibility="filter">
          <table:table-cell office:value-type="float" office:value="1527146727.58293" calcext:value-type="float">
            <text:p>1527146727.58293</text:p>
          </table:table-cell>
          <table:table-cell office:value-type="string" calcext:value-type="string">
            <text:p>TOC_y</text:p>
          </table:table-cell>
          <table:table-cell office:value-type="float" office:value="44.260036" calcext:value-type="float">
            <text:p>44.260036</text:p>
          </table:table-cell>
          <table:table-cell office:value-type="float" office:value="-118.089012" calcext:value-type="float">
            <text:p>-118.089012</text:p>
          </table:table-cell>
          <table:table-cell office:value-type="float" office:value="0.36572" calcext:value-type="float">
            <text:p>0.36572</text:p>
          </table:table-cell>
          <table:table-cell office:value-type="float" office:value="-0.652801" calcext:value-type="float">
            <text:p>-0.652801</text:p>
          </table:table-cell>
          <table:table-cell office:value-type="float" office:value="3.919568" calcext:value-type="float">
            <text:p>3.919568</text:p>
          </table:table-cell>
          <table:table-cell office:value-type="float" office:value="-6.411137" calcext:value-type="float">
            <text:p>-6.411137</text:p>
          </table:table-cell>
          <table:table-cell office:value-type="float" office:value="0.388517" calcext:value-type="float">
            <text:p>0.388517</text:p>
          </table:table-cell>
          <table:table-cell office:value-type="string" calcext:value-type="string">
            <text:p>-0.646027</text:p>
          </table:table-cell>
        </table:table-row>
        <table:table-row table:style-name="ro1">
          <table:table-cell office:value-type="float" office:value="1527146727.60241" calcext:value-type="float">
            <text:p>1527146727.60241</text:p>
          </table:table-cell>
          <table:table-cell office:value-type="string" calcext:value-type="string">
            <text:p>TOC_x</text:p>
          </table:table-cell>
          <table:table-cell office:value-type="float" office:value="35.461205" calcext:value-type="float">
            <text:p>35.461205</text:p>
          </table:table-cell>
          <table:table-cell office:value-type="float" office:value="-123.159325" calcext:value-type="float">
            <text:p>-123.159325</text:p>
          </table:table-cell>
          <table:table-cell office:value-type="float" office:value="0.325116" calcext:value-type="float">
            <text:p>0.325116</text:p>
          </table:table-cell>
          <table:table-cell office:value-type="float" office:value="-0.666237" calcext:value-type="float">
            <text:p>-0.666237</text:p>
          </table:table-cell>
          <table:table-cell office:value-type="float" office:value="3.506798" calcext:value-type="float">
            <text:p>3.506798</text:p>
          </table:table-cell>
          <table:table-cell office:value-type="float" office:value="-6.547716" calcext:value-type="float">
            <text:p>-6.547716</text:p>
          </table:table-cell>
          <table:table-cell office:value-type="float" office:value="0.36572" calcext:value-type="float">
            <text:p>0.36572</text:p>
          </table:table-cell>
          <table:table-cell office:value-type="string" calcext:value-type="string">
            <text:p>-0.652801</text:p>
          </table:table-cell>
        </table:table-row>
        <table:table-row table:style-name="ro1">
          <table:table-cell office:value-type="float" office:value="1527146727.62181" calcext:value-type="float">
            <text:p>1527146727.62181</text:p>
          </table:table-cell>
          <table:table-cell office:value-type="string" calcext:value-type="string">
            <text:p>TOC_x</text:p>
          </table:table-cell>
          <table:table-cell office:value-type="float" office:value="30.631891" calcext:value-type="float">
            <text:p>30.631891</text:p>
          </table:table-cell>
          <table:table-cell office:value-type="float" office:value="-125.369133" calcext:value-type="float">
            <text:p>-125.369133</text:p>
          </table:table-cell>
          <table:table-cell office:value-type="float" office:value="0.301004" calcext:value-type="float">
            <text:p>0.301004</text:p>
          </table:table-cell>
          <table:table-cell office:value-type="float" office:value="-0.671925" calcext:value-type="float">
            <text:p>-0.671925</text:p>
          </table:table-cell>
          <table:table-cell office:value-type="float" office:value="3.258191" calcext:value-type="float">
            <text:p>3.258191</text:p>
          </table:table-cell>
          <table:table-cell office:value-type="float" office:value="-6.606362" calcext:value-type="float">
            <text:p>-6.606362</text:p>
          </table:table-cell>
          <table:table-cell office:value-type="float" office:value="0.325116" calcext:value-type="float">
            <text:p>0.325116</text:p>
          </table:table-cell>
          <table:table-cell office:value-type="string" calcext:value-type="string">
            <text:p>-0.666237</text:p>
          </table:table-cell>
        </table:table-row>
        <table:table-row table:style-name="ro1" table:visibility="filter">
          <table:table-cell office:value-type="float" office:value="1527146727.62187" calcext:value-type="float">
            <text:p>1527146727.62187</text:p>
          </table:table-cell>
          <table:table-cell office:value-type="string" calcext:value-type="string">
            <text:p>TOC_y</text:p>
          </table:table-cell>
          <table:table-cell office:value-type="float" office:value="30.631891" calcext:value-type="float">
            <text:p>30.631891</text:p>
          </table:table-cell>
          <table:table-cell office:value-type="float" office:value="-125.369133" calcext:value-type="float">
            <text:p>-125.369133</text:p>
          </table:table-cell>
          <table:table-cell office:value-type="float" office:value="0.301004" calcext:value-type="float">
            <text:p>0.301004</text:p>
          </table:table-cell>
          <table:table-cell office:value-type="float" office:value="-0.671925" calcext:value-type="float">
            <text:p>-0.671925</text:p>
          </table:table-cell>
          <table:table-cell office:value-type="float" office:value="3.258191" calcext:value-type="float">
            <text:p>3.258191</text:p>
          </table:table-cell>
          <table:table-cell office:value-type="float" office:value="-6.606362" calcext:value-type="float">
            <text:p>-6.606362</text:p>
          </table:table-cell>
          <table:table-cell office:value-type="float" office:value="0.325116" calcext:value-type="float">
            <text:p>0.325116</text:p>
          </table:table-cell>
          <table:table-cell office:value-type="string" calcext:value-type="string">
            <text:p>-0.666237</text:p>
          </table:table-cell>
        </table:table-row>
        <table:table-row table:style-name="ro1">
          <table:table-cell office:value-type="float" office:value="1527146727.64227" calcext:value-type="float">
            <text:p>1527146727.64227</text:p>
          </table:table-cell>
          <table:table-cell office:value-type="string" calcext:value-type="string">
            <text:p>TOC_x</text:p>
          </table:table-cell>
          <table:table-cell office:value-type="float" office:value="25.823174" calcext:value-type="float">
            <text:p>25.823174</text:p>
          </table:table-cell>
          <table:table-cell office:value-type="float" office:value="-128.102585" calcext:value-type="float">
            <text:p>-128.102585</text:p>
          </table:table-cell>
          <table:table-cell office:value-type="float" office:value="0.27361" calcext:value-type="float">
            <text:p>0.27361</text:p>
          </table:table-cell>
          <table:table-cell office:value-type="float" office:value="-0.679271" calcext:value-type="float">
            <text:p>-0.679271</text:p>
          </table:table-cell>
          <table:table-cell office:value-type="float" office:value="2.990376" calcext:value-type="float">
            <text:p>2.990376</text:p>
          </table:table-cell>
          <table:table-cell office:value-type="float" office:value="-6.678185" calcext:value-type="float">
            <text:p>-6.678185</text:p>
          </table:table-cell>
          <table:table-cell office:value-type="float" office:value="0.301004" calcext:value-type="float">
            <text:p>0.301004</text:p>
          </table:table-cell>
          <table:table-cell office:value-type="string" calcext:value-type="string">
            <text:p>-0.671925</text:p>
          </table:table-cell>
        </table:table-row>
        <table:table-row table:style-name="ro1" table:visibility="filter">
          <table:table-cell office:value-type="float" office:value="1527146727.64238" calcext:value-type="float">
            <text:p>1527146727.64238</text:p>
          </table:table-cell>
          <table:table-cell office:value-type="string" calcext:value-type="string">
            <text:p>TOC_y</text:p>
          </table:table-cell>
          <table:table-cell office:value-type="float" office:value="25.823174" calcext:value-type="float">
            <text:p>25.823174</text:p>
          </table:table-cell>
          <table:table-cell office:value-type="float" office:value="-128.102585" calcext:value-type="float">
            <text:p>-128.102585</text:p>
          </table:table-cell>
          <table:table-cell office:value-type="float" office:value="0.27361" calcext:value-type="float">
            <text:p>0.27361</text:p>
          </table:table-cell>
          <table:table-cell office:value-type="float" office:value="-0.679271" calcext:value-type="float">
            <text:p>-0.679271</text:p>
          </table:table-cell>
          <table:table-cell office:value-type="float" office:value="2.990376" calcext:value-type="float">
            <text:p>2.990376</text:p>
          </table:table-cell>
          <table:table-cell office:value-type="float" office:value="-6.678185" calcext:value-type="float">
            <text:p>-6.678185</text:p>
          </table:table-cell>
          <table:table-cell office:value-type="float" office:value="0.301004" calcext:value-type="float">
            <text:p>0.301004</text:p>
          </table:table-cell>
          <table:table-cell office:value-type="string" calcext:value-type="string">
            <text:p>-0.671925</text:p>
          </table:table-cell>
        </table:table-row>
        <table:table-row table:style-name="ro1">
          <table:table-cell office:value-type="float" office:value="1527146727.66177" calcext:value-type="float">
            <text:p>1527146727.66177</text:p>
          </table:table-cell>
          <table:table-cell office:value-type="string" calcext:value-type="string">
            <text:p>TOC_x</text:p>
          </table:table-cell>
          <table:table-cell office:value-type="float" office:value="19.405573" calcext:value-type="float">
            <text:p>19.405573</text:p>
          </table:table-cell>
          <table:table-cell office:value-type="float" office:value="-131.036423" calcext:value-type="float">
            <text:p>-131.036423</text:p>
          </table:table-cell>
          <table:table-cell office:value-type="float" office:value="0.234596" calcext:value-type="float">
            <text:p>0.234596</text:p>
          </table:table-cell>
          <table:table-cell office:value-type="float" office:value="-0.686708" calcext:value-type="float">
            <text:p>-0.686708</text:p>
          </table:table-cell>
          <table:table-cell office:value-type="float" office:value="2.590336" calcext:value-type="float">
            <text:p>2.590336</text:p>
          </table:table-cell>
          <table:table-cell office:value-type="float" office:value="-6.754436" calcext:value-type="float">
            <text:p>-6.754436</text:p>
          </table:table-cell>
          <table:table-cell office:value-type="float" office:value="0.27361" calcext:value-type="float">
            <text:p>0.27361</text:p>
          </table:table-cell>
          <table:table-cell office:value-type="string" calcext:value-type="string">
            <text:p>-0.679271</text:p>
          </table:table-cell>
        </table:table-row>
        <table:table-row table:style-name="ro1" table:visibility="filter">
          <table:table-cell office:value-type="float" office:value="1527146727.66183" calcext:value-type="float">
            <text:p>1527146727.66183</text:p>
          </table:table-cell>
          <table:table-cell office:value-type="string" calcext:value-type="string">
            <text:p>TOC_y</text:p>
          </table:table-cell>
          <table:table-cell office:value-type="float" office:value="19.405573" calcext:value-type="float">
            <text:p>19.405573</text:p>
          </table:table-cell>
          <table:table-cell office:value-type="float" office:value="-131.036423" calcext:value-type="float">
            <text:p>-131.036423</text:p>
          </table:table-cell>
          <table:table-cell office:value-type="float" office:value="0.234596" calcext:value-type="float">
            <text:p>0.234596</text:p>
          </table:table-cell>
          <table:table-cell office:value-type="float" office:value="-0.686708" calcext:value-type="float">
            <text:p>-0.686708</text:p>
          </table:table-cell>
          <table:table-cell office:value-type="float" office:value="2.590336" calcext:value-type="float">
            <text:p>2.590336</text:p>
          </table:table-cell>
          <table:table-cell office:value-type="float" office:value="-6.754436" calcext:value-type="float">
            <text:p>-6.754436</text:p>
          </table:table-cell>
          <table:table-cell office:value-type="float" office:value="0.27361" calcext:value-type="float">
            <text:p>0.27361</text:p>
          </table:table-cell>
          <table:table-cell office:value-type="string" calcext:value-type="string">
            <text:p>-0.679271</text:p>
          </table:table-cell>
        </table:table-row>
        <table:table-row table:style-name="ro1">
          <table:table-cell office:value-type="float" office:value="1527146727.68233" calcext:value-type="float">
            <text:p>1527146727.68233</text:p>
          </table:table-cell>
          <table:table-cell office:value-type="string" calcext:value-type="string">
            <text:p>TOC_x</text:p>
          </table:table-cell>
          <table:table-cell office:value-type="float" office:value="15.662315" calcext:value-type="float">
            <text:p>15.662315</text:p>
          </table:table-cell>
          <table:table-cell office:value-type="float" office:value="-133.89447" calcext:value-type="float">
            <text:p>-133.89447</text:p>
          </table:table-cell>
          <table:table-cell office:value-type="float" office:value="0.207443" calcext:value-type="float">
            <text:p>0.207443</text:p>
          </table:table-cell>
          <table:table-cell office:value-type="float" office:value="-0.694247" calcext:value-type="float">
            <text:p>-0.694247</text:p>
          </table:table-cell>
          <table:table-cell office:value-type="float" office:value="2.32577" calcext:value-type="float">
            <text:p>2.32577</text:p>
          </table:table-cell>
          <table:table-cell office:value-type="float" office:value="-6.82789" calcext:value-type="float">
            <text:p>-6.82789</text:p>
          </table:table-cell>
          <table:table-cell office:value-type="float" office:value="0.234596" calcext:value-type="float">
            <text:p>0.234596</text:p>
          </table:table-cell>
          <table:table-cell office:value-type="string" calcext:value-type="string">
            <text:p>-0.686708</text:p>
          </table:table-cell>
        </table:table-row>
        <table:table-row table:style-name="ro1" table:visibility="filter">
          <table:table-cell office:value-type="float" office:value="1527146727.68239" calcext:value-type="float">
            <text:p>1527146727.68239</text:p>
          </table:table-cell>
          <table:table-cell office:value-type="string" calcext:value-type="string">
            <text:p>TOC_y</text:p>
          </table:table-cell>
          <table:table-cell office:value-type="float" office:value="15.662315" calcext:value-type="float">
            <text:p>15.662315</text:p>
          </table:table-cell>
          <table:table-cell office:value-type="float" office:value="-133.89447" calcext:value-type="float">
            <text:p>-133.89447</text:p>
          </table:table-cell>
          <table:table-cell office:value-type="float" office:value="0.207443" calcext:value-type="float">
            <text:p>0.207443</text:p>
          </table:table-cell>
          <table:table-cell office:value-type="float" office:value="-0.694247" calcext:value-type="float">
            <text:p>-0.694247</text:p>
          </table:table-cell>
          <table:table-cell office:value-type="float" office:value="2.32577" calcext:value-type="float">
            <text:p>2.32577</text:p>
          </table:table-cell>
          <table:table-cell office:value-type="float" office:value="-6.82789" calcext:value-type="float">
            <text:p>-6.82789</text:p>
          </table:table-cell>
          <table:table-cell office:value-type="float" office:value="0.234596" calcext:value-type="float">
            <text:p>0.234596</text:p>
          </table:table-cell>
          <table:table-cell office:value-type="string" calcext:value-type="string">
            <text:p>-0.686708</text:p>
          </table:table-cell>
        </table:table-row>
        <table:table-row table:style-name="ro1">
          <table:table-cell office:value-type="float" office:value="1527146727.70283" calcext:value-type="float">
            <text:p>1527146727.70283</text:p>
          </table:table-cell>
          <table:table-cell office:value-type="string" calcext:value-type="string">
            <text:p>TOC_x</text:p>
          </table:table-cell>
          <table:table-cell office:value-type="float" office:value="12.088921" calcext:value-type="float">
            <text:p>12.088921</text:p>
          </table:table-cell>
          <table:table-cell office:value-type="float" office:value="-135.372162" calcext:value-type="float">
            <text:p>-135.372162</text:p>
          </table:table-cell>
          <table:table-cell office:value-type="float" office:value="0.17828" calcext:value-type="float">
            <text:p>0.17828</text:p>
          </table:table-cell>
          <table:table-cell office:value-type="float" office:value="-0.698114" calcext:value-type="float">
            <text:p>-0.698114</text:p>
          </table:table-cell>
          <table:table-cell office:value-type="float" office:value="2.041745" calcext:value-type="float">
            <text:p>2.041745</text:p>
          </table:table-cell>
          <table:table-cell office:value-type="float" office:value="-6.86556" calcext:value-type="float">
            <text:p>-6.86556</text:p>
          </table:table-cell>
          <table:table-cell office:value-type="float" office:value="0.207443" calcext:value-type="float">
            <text:p>0.207443</text:p>
          </table:table-cell>
          <table:table-cell office:value-type="string" calcext:value-type="string">
            <text:p>-0.694247</text:p>
          </table:table-cell>
        </table:table-row>
        <table:table-row table:style-name="ro1" table:visibility="filter">
          <table:table-cell office:value-type="float" office:value="1527146727.70289" calcext:value-type="float">
            <text:p>1527146727.70289</text:p>
          </table:table-cell>
          <table:table-cell office:value-type="string" calcext:value-type="string">
            <text:p>TOC_y</text:p>
          </table:table-cell>
          <table:table-cell office:value-type="float" office:value="12.088921" calcext:value-type="float">
            <text:p>12.088921</text:p>
          </table:table-cell>
          <table:table-cell office:value-type="float" office:value="-135.372162" calcext:value-type="float">
            <text:p>-135.372162</text:p>
          </table:table-cell>
          <table:table-cell office:value-type="float" office:value="0.17828" calcext:value-type="float">
            <text:p>0.17828</text:p>
          </table:table-cell>
          <table:table-cell office:value-type="float" office:value="-0.698114" calcext:value-type="float">
            <text:p>-0.698114</text:p>
          </table:table-cell>
          <table:table-cell office:value-type="float" office:value="2.041745" calcext:value-type="float">
            <text:p>2.041745</text:p>
          </table:table-cell>
          <table:table-cell office:value-type="float" office:value="-6.86556" calcext:value-type="float">
            <text:p>-6.86556</text:p>
          </table:table-cell>
          <table:table-cell office:value-type="float" office:value="0.207443" calcext:value-type="float">
            <text:p>0.207443</text:p>
          </table:table-cell>
          <table:table-cell office:value-type="string" calcext:value-type="string">
            <text:p>-0.694247</text:p>
          </table:table-cell>
        </table:table-row>
        <table:table-row table:style-name="ro1">
          <table:table-cell office:value-type="float" office:value="1527146727.7224" calcext:value-type="float">
            <text:p>1527146727.7224</text:p>
          </table:table-cell>
          <table:table-cell office:value-type="string" calcext:value-type="string">
            <text:p>TOC_x</text:p>
          </table:table-cell>
          <table:table-cell office:value-type="float" office:value="7.442026" calcext:value-type="float">
            <text:p>7.442026</text:p>
          </table:table-cell>
          <table:table-cell office:value-type="float" office:value="-138.53241" calcext:value-type="float">
            <text:p>-138.53241</text:p>
          </table:table-cell>
          <table:table-cell office:value-type="float" office:value="0.135068" calcext:value-type="float">
            <text:p>0.135068</text:p>
          </table:table-cell>
          <table:table-cell office:value-type="float" office:value="-0.705915" calcext:value-type="float">
            <text:p>-0.705915</text:p>
          </table:table-cell>
          <table:table-cell office:value-type="float" office:value="1.599198" calcext:value-type="float">
            <text:p>1.599198</text:p>
          </table:table-cell>
          <table:table-cell office:value-type="float" office:value="-6.94545" calcext:value-type="float">
            <text:p>-6.94545</text:p>
          </table:table-cell>
          <table:table-cell office:value-type="float" office:value="0.17828" calcext:value-type="float">
            <text:p>0.17828</text:p>
          </table:table-cell>
          <table:table-cell office:value-type="string" calcext:value-type="string">
            <text:p>-0.698114</text:p>
          </table:table-cell>
        </table:table-row>
        <table:table-row table:style-name="ro1" table:visibility="filter">
          <table:table-cell office:value-type="float" office:value="1527146727.72246" calcext:value-type="float">
            <text:p>1527146727.72246</text:p>
          </table:table-cell>
          <table:table-cell office:value-type="string" calcext:value-type="string">
            <text:p>TOC_y</text:p>
          </table:table-cell>
          <table:table-cell office:value-type="float" office:value="7.442026" calcext:value-type="float">
            <text:p>7.442026</text:p>
          </table:table-cell>
          <table:table-cell office:value-type="float" office:value="-138.53241" calcext:value-type="float">
            <text:p>-138.53241</text:p>
          </table:table-cell>
          <table:table-cell office:value-type="float" office:value="0.135068" calcext:value-type="float">
            <text:p>0.135068</text:p>
          </table:table-cell>
          <table:table-cell office:value-type="float" office:value="-0.705915" calcext:value-type="float">
            <text:p>-0.705915</text:p>
          </table:table-cell>
          <table:table-cell office:value-type="float" office:value="1.599198" calcext:value-type="float">
            <text:p>1.599198</text:p>
          </table:table-cell>
          <table:table-cell office:value-type="float" office:value="-6.94545" calcext:value-type="float">
            <text:p>-6.94545</text:p>
          </table:table-cell>
          <table:table-cell office:value-type="float" office:value="0.17828" calcext:value-type="float">
            <text:p>0.17828</text:p>
          </table:table-cell>
          <table:table-cell office:value-type="string" calcext:value-type="string">
            <text:p>-0.698114</text:p>
          </table:table-cell>
        </table:table-row>
        <table:table-row table:style-name="ro1">
          <table:table-cell office:value-type="float" office:value="1527146727.74181" calcext:value-type="float">
            <text:p>1527146727.74181</text:p>
          </table:table-cell>
          <table:table-cell office:value-type="string" calcext:value-type="string">
            <text:p>TOC_x</text:p>
          </table:table-cell>
          <table:table-cell office:value-type="float" office:value="4.968025" calcext:value-type="float">
            <text:p>4.968025</text:p>
          </table:table-cell>
          <table:table-cell office:value-type="float" office:value="-140.047806" calcext:value-type="float">
            <text:p>-140.047806</text:p>
          </table:table-cell>
          <table:table-cell office:value-type="float" office:value="0.106408" calcext:value-type="float">
            <text:p>0.106408</text:p>
          </table:table-cell>
          <table:table-cell office:value-type="float" office:value="-0.709608" calcext:value-type="float">
            <text:p>-0.709608</text:p>
          </table:table-cell>
          <table:table-cell office:value-type="float" office:value="1.304441" calcext:value-type="float">
            <text:p>1.304441</text:p>
          </table:table-cell>
          <table:table-cell office:value-type="float" office:value="-6.983435" calcext:value-type="float">
            <text:p>-6.983435</text:p>
          </table:table-cell>
          <table:table-cell office:value-type="float" office:value="0.135068" calcext:value-type="float">
            <text:p>0.135068</text:p>
          </table:table-cell>
          <table:table-cell office:value-type="string" calcext:value-type="string">
            <text:p>-0.705915</text:p>
          </table:table-cell>
        </table:table-row>
        <table:table-row table:style-name="ro1" table:visibility="filter">
          <table:table-cell office:value-type="float" office:value="1527146727.74186" calcext:value-type="float">
            <text:p>1527146727.74186</text:p>
          </table:table-cell>
          <table:table-cell office:value-type="string" calcext:value-type="string">
            <text:p>TOC_y</text:p>
          </table:table-cell>
          <table:table-cell office:value-type="float" office:value="4.968025" calcext:value-type="float">
            <text:p>4.968025</text:p>
          </table:table-cell>
          <table:table-cell office:value-type="float" office:value="-140.047806" calcext:value-type="float">
            <text:p>-140.047806</text:p>
          </table:table-cell>
          <table:table-cell office:value-type="float" office:value="0.106408" calcext:value-type="float">
            <text:p>0.106408</text:p>
          </table:table-cell>
          <table:table-cell office:value-type="float" office:value="-0.709608" calcext:value-type="float">
            <text:p>-0.709608</text:p>
          </table:table-cell>
          <table:table-cell office:value-type="float" office:value="1.304441" calcext:value-type="float">
            <text:p>1.304441</text:p>
          </table:table-cell>
          <table:table-cell office:value-type="float" office:value="-6.983435" calcext:value-type="float">
            <text:p>-6.983435</text:p>
          </table:table-cell>
          <table:table-cell office:value-type="float" office:value="0.135068" calcext:value-type="float">
            <text:p>0.135068</text:p>
          </table:table-cell>
          <table:table-cell office:value-type="string" calcext:value-type="string">
            <text:p>-0.705915</text:p>
          </table:table-cell>
        </table:table-row>
        <table:table-row table:style-name="ro1">
          <table:table-cell office:value-type="float" office:value="1527146727.76224" calcext:value-type="float">
            <text:p>1527146727.76224</text:p>
          </table:table-cell>
          <table:table-cell office:value-type="string" calcext:value-type="string">
            <text:p>PID_x</text:p>
          </table:table-cell>
          <table:table-cell office:value-type="float" office:value="2.387264" calcext:value-type="float">
            <text:p>2.387264</text:p>
          </table:table-cell>
          <table:table-cell office:value-type="float" office:value="-141.700714" calcext:value-type="float">
            <text:p>-141.700714</text:p>
          </table:table-cell>
          <table:table-cell office:value-type="float" office:value="0.065282" calcext:value-type="float">
            <text:p>0.065282</text:p>
          </table:table-cell>
          <table:table-cell office:value-type="float" office:value="-0.713813" calcext:value-type="float">
            <text:p>-0.713813</text:p>
          </table:table-cell>
          <table:table-cell office:value-type="float" office:value="0.901495" calcext:value-type="float">
            <text:p>0.901495</text:p>
          </table:table-cell>
          <table:table-cell office:value-type="float" office:value="-7.024629" calcext:value-type="float">
            <text:p>-7.024629</text:p>
          </table:table-cell>
          <table:table-cell office:value-type="float" office:value="0.106408" calcext:value-type="float">
            <text:p>0.106408</text:p>
          </table:table-cell>
          <table:table-cell office:value-type="string" calcext:value-type="string">
            <text:p>-0.709608</text:p>
          </table:table-cell>
        </table:table-row>
        <table:table-row table:style-name="ro1" table:visibility="filter">
          <table:table-cell office:value-type="float" office:value="1527146727.76236" calcext:value-type="float">
            <text:p>1527146727.76236</text:p>
          </table:table-cell>
          <table:table-cell office:value-type="string" calcext:value-type="string">
            <text:p>TOC_y</text:p>
          </table:table-cell>
          <table:table-cell office:value-type="float" office:value="2.387264" calcext:value-type="float">
            <text:p>2.387264</text:p>
          </table:table-cell>
          <table:table-cell office:value-type="float" office:value="-141.700714" calcext:value-type="float">
            <text:p>-141.700714</text:p>
          </table:table-cell>
          <table:table-cell office:value-type="float" office:value="0.065282" calcext:value-type="float">
            <text:p>0.065282</text:p>
          </table:table-cell>
          <table:table-cell office:value-type="float" office:value="-0.713813" calcext:value-type="float">
            <text:p>-0.713813</text:p>
          </table:table-cell>
          <table:table-cell office:value-type="float" office:value="0.901495" calcext:value-type="float">
            <text:p>0.901495</text:p>
          </table:table-cell>
          <table:table-cell office:value-type="float" office:value="-7.024629" calcext:value-type="float">
            <text:p>-7.024629</text:p>
          </table:table-cell>
          <table:table-cell office:value-type="float" office:value="0.106408" calcext:value-type="float">
            <text:p>0.106408</text:p>
          </table:table-cell>
          <table:table-cell office:value-type="string" calcext:value-type="string">
            <text:p>-0.709608</text:p>
          </table:table-cell>
        </table:table-row>
        <table:table-row table:style-name="ro1">
          <table:table-cell office:value-type="float" office:value="1527146727.78282" calcext:value-type="float">
            <text:p>1527146727.78282</text:p>
          </table:table-cell>
          <table:table-cell office:value-type="string" calcext:value-type="string">
            <text:p>PID_x</text:p>
          </table:table-cell>
          <table:table-cell office:value-type="float" office:value="1.100734" calcext:value-type="float">
            <text:p>1.100734</text:p>
          </table:table-cell>
          <table:table-cell office:value-type="float" office:value="-143.038818" calcext:value-type="float">
            <text:p>-143.038818</text:p>
          </table:table-cell>
          <table:table-cell office:value-type="float" office:value="0.03534" calcext:value-type="float">
            <text:p>0.03534</text:p>
          </table:table-cell>
          <table:table-cell office:value-type="float" office:value="-0.717228" calcext:value-type="float">
            <text:p>-0.717228</text:p>
          </table:table-cell>
          <table:table-cell office:value-type="float" office:value="0.610645" calcext:value-type="float">
            <text:p>0.610645</text:p>
          </table:table-cell>
          <table:table-cell office:value-type="float" office:value="-7.057801" calcext:value-type="float">
            <text:p>-7.057801</text:p>
          </table:table-cell>
          <table:table-cell office:value-type="float" office:value="0.065282" calcext:value-type="float">
            <text:p>0.065282</text:p>
          </table:table-cell>
          <table:table-cell office:value-type="string" calcext:value-type="string">
            <text:p>-0.713813</text:p>
          </table:table-cell>
        </table:table-row>
        <table:table-row table:style-name="ro1" table:visibility="filter">
          <table:table-cell office:value-type="float" office:value="1527146727.78288" calcext:value-type="float">
            <text:p>1527146727.78288</text:p>
          </table:table-cell>
          <table:table-cell office:value-type="string" calcext:value-type="string">
            <text:p>TOC_y</text:p>
          </table:table-cell>
          <table:table-cell office:value-type="float" office:value="1.100734" calcext:value-type="float">
            <text:p>1.100734</text:p>
          </table:table-cell>
          <table:table-cell office:value-type="float" office:value="-143.038818" calcext:value-type="float">
            <text:p>-143.038818</text:p>
          </table:table-cell>
          <table:table-cell office:value-type="float" office:value="0.03534" calcext:value-type="float">
            <text:p>0.03534</text:p>
          </table:table-cell>
          <table:table-cell office:value-type="float" office:value="-0.717228" calcext:value-type="float">
            <text:p>-0.717228</text:p>
          </table:table-cell>
          <table:table-cell office:value-type="float" office:value="0.610645" calcext:value-type="float">
            <text:p>0.610645</text:p>
          </table:table-cell>
          <table:table-cell office:value-type="float" office:value="-7.057801" calcext:value-type="float">
            <text:p>-7.057801</text:p>
          </table:table-cell>
          <table:table-cell office:value-type="float" office:value="0.065282" calcext:value-type="float">
            <text:p>0.065282</text:p>
          </table:table-cell>
          <table:table-cell office:value-type="string" calcext:value-type="string">
            <text:p>-0.713813</text:p>
          </table:table-cell>
        </table:table-row>
        <table:table-row table:style-name="ro1">
          <table:table-cell office:value-type="float" office:value="1527146727.80243" calcext:value-type="float">
            <text:p>1527146727.80243</text:p>
          </table:table-cell>
          <table:table-cell office:value-type="string" calcext:value-type="string">
            <text:p>PID_x</text:p>
          </table:table-cell>
          <table:table-cell office:value-type="float" office:value="0.053114" calcext:value-type="float">
            <text:p>0.053114</text:p>
          </table:table-cell>
          <table:table-cell office:value-type="float" office:value="-144.455048" calcext:value-type="float">
            <text:p>-144.455048</text:p>
          </table:table-cell>
          <table:table-cell office:value-type="float" office:value="-0.009987" calcext:value-type="float">
            <text:p>-0.009987</text:p>
          </table:table-cell>
          <table:table-cell office:value-type="float" office:value="-0.720656" calcext:value-type="float">
            <text:p>-0.720656</text:p>
          </table:table-cell>
          <table:table-cell office:value-type="float" office:value="0.148611" calcext:value-type="float">
            <text:p>0.148611</text:p>
          </table:table-cell>
          <table:table-cell office:value-type="float" office:value="-7.092745" calcext:value-type="float">
            <text:p>-7.092745</text:p>
          </table:table-cell>
          <table:table-cell office:value-type="float" office:value="0.03534" calcext:value-type="float">
            <text:p>0.03534</text:p>
          </table:table-cell>
          <table:table-cell office:value-type="string" calcext:value-type="string">
            <text:p>-0.717228</text:p>
          </table:table-cell>
        </table:table-row>
        <table:table-row table:style-name="ro1" table:visibility="filter">
          <table:table-cell office:value-type="float" office:value="1527146727.80248" calcext:value-type="float">
            <text:p>1527146727.80248</text:p>
          </table:table-cell>
          <table:table-cell office:value-type="string" calcext:value-type="string">
            <text:p>TOC_y</text:p>
          </table:table-cell>
          <table:table-cell office:value-type="float" office:value="0.053114" calcext:value-type="float">
            <text:p>0.053114</text:p>
          </table:table-cell>
          <table:table-cell office:value-type="float" office:value="-144.455048" calcext:value-type="float">
            <text:p>-144.455048</text:p>
          </table:table-cell>
          <table:table-cell office:value-type="float" office:value="-0.009987" calcext:value-type="float">
            <text:p>-0.009987</text:p>
          </table:table-cell>
          <table:table-cell office:value-type="float" office:value="-0.720656" calcext:value-type="float">
            <text:p>-0.720656</text:p>
          </table:table-cell>
          <table:table-cell office:value-type="float" office:value="0.148611" calcext:value-type="float">
            <text:p>0.148611</text:p>
          </table:table-cell>
          <table:table-cell office:value-type="float" office:value="-7.092745" calcext:value-type="float">
            <text:p>-7.092745</text:p>
          </table:table-cell>
          <table:table-cell office:value-type="float" office:value="0.03534" calcext:value-type="float">
            <text:p>0.03534</text:p>
          </table:table-cell>
          <table:table-cell office:value-type="string" calcext:value-type="string">
            <text:p>-0.717228</text:p>
          </table:table-cell>
        </table:table-row>
        <table:table-row table:style-name="ro1">
          <table:table-cell office:value-type="float" office:value="1527146727.8218" calcext:value-type="float">
            <text:p>1527146727.8218</text:p>
          </table:table-cell>
          <table:table-cell office:value-type="string" calcext:value-type="string">
            <text:p>PID_x</text:p>
          </table:table-cell>
          <table:table-cell office:value-type="float" office:value="-0.146769" calcext:value-type="float">
            <text:p>-0.146769</text:p>
          </table:table-cell>
          <table:table-cell office:value-type="float" office:value="-145.625702" calcext:value-type="float">
            <text:p>-145.625702</text:p>
          </table:table-cell>
          <table:table-cell office:value-type="float" office:value="-0.042827" calcext:value-type="float">
            <text:p>-0.042827</text:p>
          </table:table-cell>
          <table:table-cell office:value-type="float" office:value="-0.723439" calcext:value-type="float">
            <text:p>-0.723439</text:p>
          </table:table-cell>
          <table:table-cell office:value-type="float" office:value="-0.190735" calcext:value-type="float">
            <text:p>-0.190735</text:p>
          </table:table-cell>
          <table:table-cell office:value-type="float" office:value="-7.121502" calcext:value-type="float">
            <text:p>-7.121502</text:p>
          </table:table-cell>
          <table:table-cell office:value-type="float" office:value="-0.009987" calcext:value-type="float">
            <text:p>-0.009987</text:p>
          </table:table-cell>
          <table:table-cell office:value-type="string" calcext:value-type="string">
            <text:p>-0.720656</text:p>
          </table:table-cell>
        </table:table-row>
        <table:table-row table:style-name="ro1" table:visibility="filter">
          <table:table-cell office:value-type="float" office:value="1527146727.82185" calcext:value-type="float">
            <text:p>1527146727.82185</text:p>
          </table:table-cell>
          <table:table-cell office:value-type="string" calcext:value-type="string">
            <text:p>TOC_y</text:p>
          </table:table-cell>
          <table:table-cell office:value-type="float" office:value="-0.146769" calcext:value-type="float">
            <text:p>-0.146769</text:p>
          </table:table-cell>
          <table:table-cell office:value-type="float" office:value="-145.625702" calcext:value-type="float">
            <text:p>-145.625702</text:p>
          </table:table-cell>
          <table:table-cell office:value-type="float" office:value="-0.042827" calcext:value-type="float">
            <text:p>-0.042827</text:p>
          </table:table-cell>
          <table:table-cell office:value-type="float" office:value="-0.723439" calcext:value-type="float">
            <text:p>-0.723439</text:p>
          </table:table-cell>
          <table:table-cell office:value-type="float" office:value="-0.190735" calcext:value-type="float">
            <text:p>-0.190735</text:p>
          </table:table-cell>
          <table:table-cell office:value-type="float" office:value="-7.121502" calcext:value-type="float">
            <text:p>-7.121502</text:p>
          </table:table-cell>
          <table:table-cell office:value-type="float" office:value="-0.009987" calcext:value-type="float">
            <text:p>-0.009987</text:p>
          </table:table-cell>
          <table:table-cell office:value-type="string" calcext:value-type="string">
            <text:p>-0.720656</text:p>
          </table:table-cell>
        </table:table-row>
        <table:table-row table:style-name="ro1" table:number-rows-repeated="10470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A1:Sheet1.J1534" table:display-filter-buttons="true">
          <table:filter>
            <table:filter-and>
              <table:filter-condition table:field-number="1" table:value="TOC_x" table:operator="=">
                <table:filter-set-item table:value="TOC_x"/>
                <table:filter-set-item table:value="PID_x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7:28:08.638742266</meta:creation-date>
    <dc:date>2018-05-28T09:39:14.810504887</dc:date>
    <meta:editing-duration>P2DT20H48M</meta:editing-duration>
    <meta:editing-cycles>1</meta:editing-cycles>
    <meta:document-statistic meta:table-count="1" meta:cell-count="15338" meta:object-count="0"/>
    <meta:generator>LibreOffice/4.2.8.2$Linux_X86_64 LibreOffice_project/420m0$Build-2</meta:generator>
  </office:meta>
</office:document-meta>
</file>